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4">
      <style:table-cell-properties fo:background-color="#99ffff"/>
    </style:style>
    <style:style style:name="ce2" style:family="table-cell" style:parent-style-name="Default" style:data-style-name="N44"/>
    <style:style style:name="ce3" style:family="table-cell" style:parent-style-name="Default" style:data-style-name="N44">
      <style:table-cell-properties fo:background-color="transparent"/>
    </style:style>
    <style:style style:name="ce4" style:family="table-cell" style:parent-style-name="Default" style:data-style-name="N44">
      <style:table-cell-properties fo:background-color="#ffff99"/>
    </style:style>
    <style:style style:name="ce5" style:family="table-cell" style:parent-style-name="Default">
      <style:table-cell-properties fo:background-color="#ffff99"/>
    </style:style>
    <style:style style:name="ce6" style:family="table-cell" style:parent-style-name="Default">
      <style:table-cell-properties fo:background-color="#99ffff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ccff66"/>
    </style:style>
    <style:style style:name="ce9" style:family="table-cell" style:parent-style-name="Default" style:data-style-name="N44">
      <style:table-cell-properties fo:background-color="#eeeeee"/>
    </style:style>
    <style:style style:name="ce10" style:family="table-cell" style:parent-style-name="Default">
      <style:table-cell-properties fo:background-color="#eeeeee"/>
    </style:style>
  </office:automatic-styles>
  <office:body>
    <office:spreadsheet>
      <table:calculation-settings table:automatic-find-labels="false"/>
      <table:table table:name="basic-id-cost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column table:style-name="co1" table:default-cell-style-name="ce5"/>
        <table:table-column table:style-name="co1" table:number-columns-repeated="995" table:default-cell-style-name="Default"/>
        <table:table-row table:style-name="ro1">
          <table:table-cell table:style-name="ce1"/>
          <table:table-cell office:value-type="string" calcext:value-type="string">
            <text:p>SMT-X1</text:p>
          </table:table-cell>
          <table:table-cell table:style-name="ce6" table:number-columns-repeated="2"/>
          <table:table-cell office:value-type="string" calcext:value-type="string">
            <text:p>SMT-F1</text:p>
          </table:table-cell>
          <table:table-cell table:style-name="ce6" table:number-columns-repeated="2"/>
          <table:table-cell office:value-type="string" calcext:value-type="string">
            <text:p>SMT-X1-VI</text:p>
          </table:table-cell>
          <table:table-cell table:style-name="ce6" table:number-columns-repeated="2"/>
          <table:table-cell office:value-type="string" calcext:value-type="string">
            <text:p>SMT-F1-VI</text:p>
          </table:table-cell>
          <table:table-cell table:style-name="ce6" table:number-columns-repeated="2"/>
          <table:table-cell office:value-type="string" calcext:value-type="string">
            <text:p>SMT-X2</text:p>
          </table:table-cell>
          <table:table-cell table:style-name="ce6" table:number-columns-repeated="2"/>
          <table:table-cell office:value-type="string" calcext:value-type="string">
            <text:p>SMT-F2</text:p>
          </table:table-cell>
          <table:table-cell table:style-name="ce6" table:number-columns-repeated="2"/>
          <table:table-cell office:value-type="string" calcext:value-type="string">
            <text:p>SMT-X2-VI</text:p>
          </table:table-cell>
          <table:table-cell table:style-name="ce6" table:number-columns-repeated="2"/>
          <table:table-cell office:value-type="string" calcext:value-type="string">
            <text:p>SMT-F2-VI</text:p>
          </table:table-cell>
          <table:table-cell table:style-name="ce6" table:number-columns-repeated="2"/>
          <table:table-cell office:value-type="string" calcext:value-type="string">
            <text:p>SMT-X1-int</text:p>
          </table:table-cell>
          <table:table-cell table:style-name="ce6" table:number-columns-repeated="2"/>
          <table:table-cell office:value-type="string" calcext:value-type="string">
            <text:p>SMT-F1-int</text:p>
          </table:table-cell>
          <table:table-cell table:style-name="ce6" table:number-columns-repeated="995"/>
        </table:table-row>
        <table:table-row table:style-name="ro1">
          <table:table-cell table:style-name="ce2" office:value-type="time" office:time-value="PT20451H00M00S" calcext:value-type="time">
            <text:p>20451:00:00</text:p>
          </table:table-cell>
          <table:table-cell office:value-type="float" office:value="3733.5" calcext:value-type="float">
            <text:p>3733.5</text:p>
          </table:table-cell>
          <table:table-cell table:number-columns-repeated="2"/>
          <table:table-cell office:value-type="float" office:value="3733.5" calcext:value-type="float">
            <text:p>3733.5</text:p>
          </table:table-cell>
          <table:table-cell table:formula="of:=[.B2]-[.E2]" office:value-type="float" office:value="0" calcext:value-type="float">
            <text:p>0</text:p>
          </table:table-cell>
          <table:table-cell/>
          <table:table-cell office:value-type="float" office:value="4108.5" calcext:value-type="float">
            <text:p>4108.5</text:p>
          </table:table-cell>
          <table:table-cell table:formula="of:=[.E2]-[.H2]" office:value-type="float" office:value="-375" calcext:value-type="float">
            <text:p>-375</text:p>
          </table:table-cell>
          <table:table-cell/>
          <table:table-cell office:value-type="float" office:value="4108.5" calcext:value-type="float">
            <text:p>4108.5</text:p>
          </table:table-cell>
          <table:table-cell table:formula="of:=[.H2]-[.K2]" office:value-type="float" office:value="0" calcext:value-type="float">
            <text:p>0</text:p>
          </table:table-cell>
          <table:table-cell/>
          <table:table-cell office:value-type="float" office:value="4108.5" calcext:value-type="float">
            <text:p>4108.5</text:p>
          </table:table-cell>
          <table:table-cell table:formula="of:=[.K2]-[.N2]" office:value-type="float" office:value="0" calcext:value-type="float">
            <text:p>0</text:p>
          </table:table-cell>
          <table:table-cell/>
          <table:table-cell office:value-type="float" office:value="4108.5" calcext:value-type="float">
            <text:p>4108.5</text:p>
          </table:table-cell>
          <table:table-cell table:formula="of:=[.N2]-[.Q2]" office:value-type="float" office:value="0" calcext:value-type="float">
            <text:p>0</text:p>
          </table:table-cell>
          <table:table-cell/>
          <table:table-cell office:value-type="float" office:value="4850" calcext:value-type="float">
            <text:p>4850</text:p>
          </table:table-cell>
          <table:table-cell table:formula="of:=[.Q2]-[.T2]" office:value-type="float" office:value="-741.5" calcext:value-type="float">
            <text:p>-741.5</text:p>
          </table:table-cell>
          <table:table-cell/>
          <table:table-cell office:value-type="float" office:value="4850" calcext:value-type="float">
            <text:p>4850</text:p>
          </table:table-cell>
          <table:table-cell table:formula="of:=[.T2]-[.W2]" office:value-type="float" office:value="0" calcext:value-type="float">
            <text:p>0</text:p>
          </table:table-cell>
          <table:table-cell/>
          <table:table-cell office:value-type="float" office:value="4850" calcext:value-type="float">
            <text:p>4850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table:formula="of:=[.Z2]-[.AC2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20080H00M00S" calcext:value-type="time">
            <text:p>20080:00:00</text:p>
          </table:table-cell>
          <table:table-cell office:value-type="float" office:value="4885.0556" calcext:value-type="float">
            <text:p>4885.0556</text:p>
          </table:table-cell>
          <table:table-cell table:number-columns-repeated="2"/>
          <table:table-cell office:value-type="float" office:value="4885.0556" calcext:value-type="float">
            <text:p>4885.0556</text:p>
          </table:table-cell>
          <table:table-cell table:formula="of:=[.B3]-[.E3]" office:value-type="float" office:value="0" calcext:value-type="float">
            <text:p>0</text:p>
          </table:table-cell>
          <table:table-cell/>
          <table:table-cell office:value-type="float" office:value="6156" calcext:value-type="float">
            <text:p>6156</text:p>
          </table:table-cell>
          <table:table-cell table:formula="of:=[.E3]-[.H3]" office:value-type="float" office:value="-1270.9444" calcext:value-type="float">
            <text:p>-1270.9444</text:p>
          </table:table-cell>
          <table:table-cell/>
          <table:table-cell office:value-type="float" office:value="6156" calcext:value-type="float">
            <text:p>6156</text:p>
          </table:table-cell>
          <table:table-cell table:formula="of:=[.H3]-[.K3]" office:value-type="float" office:value="0" calcext:value-type="float">
            <text:p>0</text:p>
          </table:table-cell>
          <table:table-cell/>
          <table:table-cell office:value-type="float" office:value="6156" calcext:value-type="float">
            <text:p>6156</text:p>
          </table:table-cell>
          <table:table-cell table:formula="of:=[.K3]-[.N3]" office:value-type="float" office:value="0" calcext:value-type="float">
            <text:p>0</text:p>
          </table:table-cell>
          <table:table-cell/>
          <table:table-cell office:value-type="float" office:value="6156" calcext:value-type="float">
            <text:p>6156</text:p>
          </table:table-cell>
          <table:table-cell table:formula="of:=[.N3]-[.Q3]" office:value-type="float" office:value="0" calcext:value-type="float">
            <text:p>0</text:p>
          </table:table-cell>
          <table:table-cell/>
          <table:table-cell office:value-type="float" office:value="6156" calcext:value-type="float">
            <text:p>6156</text:p>
          </table:table-cell>
          <table:table-cell table:formula="of:=[.Q3]-[.T3]" office:value-type="float" office:value="0" calcext:value-type="float">
            <text:p>0</text:p>
          </table:table-cell>
          <table:table-cell/>
          <table:table-cell office:value-type="float" office:value="6156" calcext:value-type="float">
            <text:p>6156</text:p>
          </table:table-cell>
          <table:table-cell table:formula="of:=[.T3]-[.W3]" office:value-type="float" office:value="0" calcext:value-type="float">
            <text:p>0</text:p>
          </table:table-cell>
          <table:table-cell/>
          <table:table-cell office:value-type="float" office:value="6156" calcext:value-type="float">
            <text:p>6156</text:p>
          </table:table-cell>
          <table:table-cell table:number-columns-repeated="2"/>
          <table:table-cell office:value-type="float" office:value="6156" calcext:value-type="float">
            <text:p>6156</text:p>
          </table:table-cell>
          <table:table-cell table:formula="of:=[.Z3]-[.AC3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6333H00M00S" calcext:value-type="time">
            <text:p>6333:00:00</text:p>
          </table:table-cell>
          <table:table-cell office:value-type="float" office:value="3901.45" calcext:value-type="float">
            <text:p>3901.45</text:p>
          </table:table-cell>
          <table:table-cell table:number-columns-repeated="2"/>
          <table:table-cell office:value-type="float" office:value="3901.45" calcext:value-type="float">
            <text:p>3901.45</text:p>
          </table:table-cell>
          <table:table-cell table:formula="of:=[.B4]-[.E4]" office:value-type="float" office:value="0" calcext:value-type="float">
            <text:p>0</text:p>
          </table:table-cell>
          <table:table-cell/>
          <table:table-cell office:value-type="float" office:value="4455.8" calcext:value-type="float">
            <text:p>4455.8</text:p>
          </table:table-cell>
          <table:table-cell table:formula="of:=[.E4]-[.H4]" office:value-type="float" office:value="-554.35" calcext:value-type="float">
            <text:p>-554.35</text:p>
          </table:table-cell>
          <table:table-cell/>
          <table:table-cell office:value-type="float" office:value="4455.8" calcext:value-type="float">
            <text:p>4455.8</text:p>
          </table:table-cell>
          <table:table-cell table:formula="of:=[.H4]-[.K4]" office:value-type="float" office:value="0" calcext:value-type="float">
            <text:p>0</text:p>
          </table:table-cell>
          <table:table-cell/>
          <table:table-cell office:value-type="float" office:value="4455.8" calcext:value-type="float">
            <text:p>4455.8</text:p>
          </table:table-cell>
          <table:table-cell table:formula="of:=[.K4]-[.N4]" office:value-type="float" office:value="0" calcext:value-type="float">
            <text:p>0</text:p>
          </table:table-cell>
          <table:table-cell/>
          <table:table-cell office:value-type="float" office:value="4455.8" calcext:value-type="float">
            <text:p>4455.8</text:p>
          </table:table-cell>
          <table:table-cell table:formula="of:=[.N4]-[.Q4]" office:value-type="float" office:value="0" calcext:value-type="float">
            <text:p>0</text:p>
          </table:table-cell>
          <table:table-cell/>
          <table:table-cell office:value-type="float" office:value="6398" calcext:value-type="float">
            <text:p>6398</text:p>
          </table:table-cell>
          <table:table-cell table:formula="of:=[.Q4]-[.T4]" office:value-type="float" office:value="-1942.2" calcext:value-type="float">
            <text:p>-1942.2</text:p>
          </table:table-cell>
          <table:table-cell/>
          <table:table-cell office:value-type="float" office:value="6398" calcext:value-type="float">
            <text:p>6398</text:p>
          </table:table-cell>
          <table:table-cell table:formula="of:=[.T4]-[.W4]" office:value-type="float" office:value="0" calcext:value-type="float">
            <text:p>0</text:p>
          </table:table-cell>
          <table:table-cell/>
          <table:table-cell office:value-type="float" office:value="6398" calcext:value-type="float">
            <text:p>6398</text:p>
          </table:table-cell>
          <table:table-cell table:number-columns-repeated="2"/>
          <table:table-cell office:value-type="float" office:value="6398" calcext:value-type="float">
            <text:p>6398</text:p>
          </table:table-cell>
          <table:table-cell table:formula="of:=[.Z4]-[.AC4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32124H00M00S" calcext:value-type="time">
            <text:p>32124:00:00</text:p>
          </table:table-cell>
          <table:table-cell office:value-type="float" office:value="2839.4818" calcext:value-type="float">
            <text:p>2839.4818</text:p>
          </table:table-cell>
          <table:table-cell table:number-columns-repeated="2"/>
          <table:table-cell office:value-type="float" office:value="2839.4818" calcext:value-type="float">
            <text:p>2839.4818</text:p>
          </table:table-cell>
          <table:table-cell table:formula="of:=[.B5]-[.E5]" office:value-type="float" office:value="0" calcext:value-type="float">
            <text:p>0</text:p>
          </table:table-cell>
          <table:table-cell/>
          <table:table-cell office:value-type="float" office:value="3843.4286" calcext:value-type="float">
            <text:p>3843.4286</text:p>
          </table:table-cell>
          <table:table-cell table:formula="of:=[.E5]-[.H5]" office:value-type="float" office:value="-1003.9468" calcext:value-type="float">
            <text:p>-1003.9468</text:p>
          </table:table-cell>
          <table:table-cell/>
          <table:table-cell office:value-type="float" office:value="3843.4286" calcext:value-type="float">
            <text:p>3843.4286</text:p>
          </table:table-cell>
          <table:table-cell table:formula="of:=[.H5]-[.K5]" office:value-type="float" office:value="0" calcext:value-type="float">
            <text:p>0</text:p>
          </table:table-cell>
          <table:table-cell/>
          <table:table-cell office:value-type="float" office:value="3843.4286" calcext:value-type="float">
            <text:p>3843.4286</text:p>
          </table:table-cell>
          <table:table-cell table:formula="of:=[.K5]-[.N5]" office:value-type="float" office:value="0" calcext:value-type="float">
            <text:p>0</text:p>
          </table:table-cell>
          <table:table-cell/>
          <table:table-cell office:value-type="float" office:value="3843.4286" calcext:value-type="float">
            <text:p>3843.4286</text:p>
          </table:table-cell>
          <table:table-cell table:formula="of:=[.N5]-[.Q5]" office:value-type="float" office:value="0" calcext:value-type="float">
            <text:p>0</text:p>
          </table:table-cell>
          <table:table-cell/>
          <table:table-cell office:value-type="float" office:value="4156" calcext:value-type="float">
            <text:p>4156</text:p>
          </table:table-cell>
          <table:table-cell table:formula="of:=[.Q5]-[.T5]" office:value-type="float" office:value="-312.5714" calcext:value-type="float">
            <text:p>-312.5714</text:p>
          </table:table-cell>
          <table:table-cell/>
          <table:table-cell office:value-type="float" office:value="4156" calcext:value-type="float">
            <text:p>4156</text:p>
          </table:table-cell>
          <table:table-cell table:formula="of:=[.T5]-[.W5]" office:value-type="float" office:value="0" calcext:value-type="float">
            <text:p>0</text:p>
          </table:table-cell>
          <table:table-cell/>
          <table:table-cell office:value-type="float" office:value="4156" calcext:value-type="float">
            <text:p>4156</text:p>
          </table:table-cell>
          <table:table-cell table:number-columns-repeated="2"/>
          <table:table-cell office:value-type="float" office:value="4156" calcext:value-type="float">
            <text:p>4156</text:p>
          </table:table-cell>
          <table:table-cell table:formula="of:=[.Z5]-[.AC5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23844H00M00S" calcext:value-type="time">
            <text:p>23844:00:00</text:p>
          </table:table-cell>
          <table:table-cell office:value-type="float" office:value="4703.7036" calcext:value-type="float">
            <text:p>4703.7036</text:p>
          </table:table-cell>
          <table:table-cell table:number-columns-repeated="2"/>
          <table:table-cell office:value-type="float" office:value="4703.7036" calcext:value-type="float">
            <text:p>4703.7036</text:p>
          </table:table-cell>
          <table:table-cell table:formula="of:=[.B6]-[.E6]" office:value-type="float" office:value="0" calcext:value-type="float">
            <text:p>0</text:p>
          </table:table-cell>
          <table:table-cell/>
          <table:table-cell office:value-type="float" office:value="5278.2353" calcext:value-type="float">
            <text:p>5278.2353</text:p>
          </table:table-cell>
          <table:table-cell table:formula="of:=[.E6]-[.H6]" office:value-type="float" office:value="-574.5317" calcext:value-type="float">
            <text:p>-574.5317</text:p>
          </table:table-cell>
          <table:table-cell/>
          <table:table-cell office:value-type="float" office:value="5278.2353" calcext:value-type="float">
            <text:p>5278.2353</text:p>
          </table:table-cell>
          <table:table-cell table:formula="of:=[.H6]-[.K6]" office:value-type="float" office:value="0" calcext:value-type="float">
            <text:p>0</text:p>
          </table:table-cell>
          <table:table-cell/>
          <table:table-cell office:value-type="float" office:value="5278.2353" calcext:value-type="float">
            <text:p>5278.2353</text:p>
          </table:table-cell>
          <table:table-cell table:formula="of:=[.K6]-[.N6]" office:value-type="float" office:value="0" calcext:value-type="float">
            <text:p>0</text:p>
          </table:table-cell>
          <table:table-cell/>
          <table:table-cell office:value-type="float" office:value="5278.2353" calcext:value-type="float">
            <text:p>5278.2353</text:p>
          </table:table-cell>
          <table:table-cell table:formula="of:=[.N6]-[.Q6]" office:value-type="float" office:value="0" calcext:value-type="float">
            <text:p>0</text:p>
          </table:table-cell>
          <table:table-cell/>
          <table:table-cell office:value-type="float" office:value="10056" calcext:value-type="float">
            <text:p>10056</text:p>
          </table:table-cell>
          <table:table-cell table:formula="of:=[.Q6]-[.T6]" office:value-type="float" office:value="-4777.7647" calcext:value-type="float">
            <text:p>-4777.7647</text:p>
          </table:table-cell>
          <table:table-cell/>
          <table:table-cell office:value-type="float" office:value="10056" calcext:value-type="float">
            <text:p>10056</text:p>
          </table:table-cell>
          <table:table-cell table:formula="of:=[.T6]-[.W6]" office:value-type="float" office:value="0" calcext:value-type="float">
            <text:p>0</text:p>
          </table:table-cell>
          <table:table-cell/>
          <table:table-cell office:value-type="float" office:value="10056" calcext:value-type="float">
            <text:p>10056</text:p>
          </table:table-cell>
          <table:table-cell table:number-columns-repeated="2"/>
          <table:table-cell office:value-type="float" office:value="10056" calcext:value-type="float">
            <text:p>10056</text:p>
          </table:table-cell>
          <table:table-cell table:formula="of:=[.Z6]-[.AC6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21224H00M00S" calcext:value-type="time">
            <text:p>21224:00:00</text:p>
          </table:table-cell>
          <table:table-cell office:value-type="float" office:value="4138.6825" calcext:value-type="float">
            <text:p>4138.6825</text:p>
          </table:table-cell>
          <table:table-cell table:number-columns-repeated="2"/>
          <table:table-cell office:value-type="float" office:value="4138.6825" calcext:value-type="float">
            <text:p>4138.6825</text:p>
          </table:table-cell>
          <table:table-cell table:formula="of:=[.B7]-[.E7]" office:value-type="float" office:value="0" calcext:value-type="float">
            <text:p>0</text:p>
          </table:table-cell>
          <table:table-cell/>
          <table:table-cell office:value-type="float" office:value="4796" calcext:value-type="float">
            <text:p>4796</text:p>
          </table:table-cell>
          <table:table-cell table:formula="of:=[.E7]-[.H7]" office:value-type="float" office:value="-657.3175" calcext:value-type="float">
            <text:p>-657.3175</text:p>
          </table:table-cell>
          <table:table-cell/>
          <table:table-cell office:value-type="float" office:value="4796" calcext:value-type="float">
            <text:p>4796</text:p>
          </table:table-cell>
          <table:table-cell table:formula="of:=[.H7]-[.K7]" office:value-type="float" office:value="0" calcext:value-type="float">
            <text:p>0</text:p>
          </table:table-cell>
          <table:table-cell/>
          <table:table-cell office:value-type="float" office:value="4796" calcext:value-type="float">
            <text:p>4796</text:p>
          </table:table-cell>
          <table:table-cell table:formula="of:=[.K7]-[.N7]" office:value-type="float" office:value="0" calcext:value-type="float">
            <text:p>0</text:p>
          </table:table-cell>
          <table:table-cell/>
          <table:table-cell office:value-type="float" office:value="4796" calcext:value-type="float">
            <text:p>4796</text:p>
          </table:table-cell>
          <table:table-cell table:formula="of:=[.N7]-[.Q7]" office:value-type="float" office:value="0" calcext:value-type="float">
            <text:p>0</text:p>
          </table:table-cell>
          <table:table-cell/>
          <table:table-cell office:value-type="float" office:value="4796" calcext:value-type="float">
            <text:p>4796</text:p>
          </table:table-cell>
          <table:table-cell table:formula="of:=[.Q7]-[.T7]" office:value-type="float" office:value="0" calcext:value-type="float">
            <text:p>0</text:p>
          </table:table-cell>
          <table:table-cell/>
          <table:table-cell office:value-type="float" office:value="4796" calcext:value-type="float">
            <text:p>4796</text:p>
          </table:table-cell>
          <table:table-cell table:formula="of:=[.T7]-[.W7]" office:value-type="float" office:value="0" calcext:value-type="float">
            <text:p>0</text:p>
          </table:table-cell>
          <table:table-cell/>
          <table:table-cell office:value-type="float" office:value="4796" calcext:value-type="float">
            <text:p>4796</text:p>
          </table:table-cell>
          <table:table-cell table:number-columns-repeated="2"/>
          <table:table-cell office:value-type="float" office:value="4796" calcext:value-type="float">
            <text:p>4796</text:p>
          </table:table-cell>
          <table:table-cell table:formula="of:=[.Z7]-[.AC7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22433H00M00S" calcext:value-type="time">
            <text:p>22433:00:00</text:p>
          </table:table-cell>
          <table:table-cell office:value-type="float" office:value="4483.9615" calcext:value-type="float">
            <text:p>4483.9615</text:p>
          </table:table-cell>
          <table:table-cell table:number-columns-repeated="2"/>
          <table:table-cell office:value-type="float" office:value="4483.9615" calcext:value-type="float">
            <text:p>4483.9615</text:p>
          </table:table-cell>
          <table:table-cell table:formula="of:=[.B8]-[.E8]" office:value-type="float" office:value="0" calcext:value-type="float">
            <text:p>0</text:p>
          </table:table-cell>
          <table:table-cell/>
          <table:table-cell office:value-type="float" office:value="4984.0741" calcext:value-type="float">
            <text:p>4984.0741</text:p>
          </table:table-cell>
          <table:table-cell table:formula="of:=[.E8]-[.H8]" office:value-type="float" office:value="-500.1126" calcext:value-type="float">
            <text:p>-500.1126</text:p>
          </table:table-cell>
          <table:table-cell/>
          <table:table-cell office:value-type="float" office:value="4984.0741" calcext:value-type="float">
            <text:p>4984.0741</text:p>
          </table:table-cell>
          <table:table-cell table:formula="of:=[.H8]-[.K8]" office:value-type="float" office:value="0" calcext:value-type="float">
            <text:p>0</text:p>
          </table:table-cell>
          <table:table-cell/>
          <table:table-cell office:value-type="float" office:value="4984.0741" calcext:value-type="float">
            <text:p>4984.0741</text:p>
          </table:table-cell>
          <table:table-cell table:formula="of:=[.K8]-[.N8]" office:value-type="float" office:value="0" calcext:value-type="float">
            <text:p>0</text:p>
          </table:table-cell>
          <table:table-cell/>
          <table:table-cell office:value-type="float" office:value="4984.0741" calcext:value-type="float">
            <text:p>4984.0741</text:p>
          </table:table-cell>
          <table:table-cell table:formula="of:=[.N8]-[.Q8]" office:value-type="float" office:value="0" calcext:value-type="float">
            <text:p>0</text:p>
          </table:table-cell>
          <table:table-cell/>
          <table:table-cell office:value-type="float" office:value="6902" calcext:value-type="float">
            <text:p>6902</text:p>
          </table:table-cell>
          <table:table-cell table:formula="of:=[.Q8]-[.T8]" office:value-type="float" office:value="-1917.9259" calcext:value-type="float">
            <text:p>-1917.9259</text:p>
          </table:table-cell>
          <table:table-cell/>
          <table:table-cell office:value-type="float" office:value="6902" calcext:value-type="float">
            <text:p>6902</text:p>
          </table:table-cell>
          <table:table-cell table:formula="of:=[.T8]-[.W8]" office:value-type="float" office:value="0" calcext:value-type="float">
            <text:p>0</text:p>
          </table:table-cell>
          <table:table-cell/>
          <table:table-cell office:value-type="float" office:value="6902" calcext:value-type="float">
            <text:p>6902</text:p>
          </table:table-cell>
          <table:table-cell table:number-columns-repeated="2"/>
          <table:table-cell office:value-type="float" office:value="6902" calcext:value-type="float">
            <text:p>6902</text:p>
          </table:table-cell>
          <table:table-cell table:formula="of:=[.Z8]-[.AC8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16283H00M00S" calcext:value-type="time">
            <text:p>16283:00:00</text:p>
          </table:table-cell>
          <table:table-cell office:value-type="float" office:value="1069.75" calcext:value-type="float">
            <text:p>1069.75</text:p>
          </table:table-cell>
          <table:table-cell table:number-columns-repeated="2"/>
          <table:table-cell office:value-type="float" office:value="1069.75" calcext:value-type="float">
            <text:p>1069.75</text:p>
          </table:table-cell>
          <table:table-cell table:formula="of:=[.B9]-[.E9]" office:value-type="float" office:value="0" calcext:value-type="float">
            <text:p>0</text:p>
          </table:table-cell>
          <table:table-cell/>
          <table:table-cell office:value-type="float" office:value="1171.75" calcext:value-type="float">
            <text:p>1171.75</text:p>
          </table:table-cell>
          <table:table-cell table:formula="of:=[.E9]-[.H9]" office:value-type="float" office:value="-102" calcext:value-type="float">
            <text:p>-102</text:p>
          </table:table-cell>
          <table:table-cell/>
          <table:table-cell office:value-type="float" office:value="1171.75" calcext:value-type="float">
            <text:p>1171.75</text:p>
          </table:table-cell>
          <table:table-cell table:formula="of:=[.H9]-[.K9]" office:value-type="float" office:value="0" calcext:value-type="float">
            <text:p>0</text:p>
          </table:table-cell>
          <table:table-cell/>
          <table:table-cell office:value-type="float" office:value="1171.75" calcext:value-type="float">
            <text:p>1171.75</text:p>
          </table:table-cell>
          <table:table-cell table:formula="of:=[.K9]-[.N9]" office:value-type="float" office:value="0" calcext:value-type="float">
            <text:p>0</text:p>
          </table:table-cell>
          <table:table-cell/>
          <table:table-cell office:value-type="float" office:value="1171.75" calcext:value-type="float">
            <text:p>1171.75</text:p>
          </table:table-cell>
          <table:table-cell table:formula="of:=[.N9]-[.Q9]" office:value-type="float" office:value="0" calcext:value-type="float">
            <text:p>0</text:p>
          </table:table-cell>
          <table:table-cell/>
          <table:table-cell office:value-type="float" office:value="1346" calcext:value-type="float">
            <text:p>1346</text:p>
          </table:table-cell>
          <table:table-cell table:formula="of:=[.Q9]-[.T9]" office:value-type="float" office:value="-174.25" calcext:value-type="float">
            <text:p>-174.25</text:p>
          </table:table-cell>
          <table:table-cell/>
          <table:table-cell office:value-type="float" office:value="1346" calcext:value-type="float">
            <text:p>1346</text:p>
          </table:table-cell>
          <table:table-cell table:formula="of:=[.T9]-[.W9]" office:value-type="float" office:value="0" calcext:value-type="float">
            <text:p>0</text:p>
          </table:table-cell>
          <table:table-cell/>
          <table:table-cell office:value-type="float" office:value="1346" calcext:value-type="float">
            <text:p>1346</text:p>
          </table:table-cell>
          <table:table-cell table:number-columns-repeated="2"/>
          <table:table-cell office:value-type="float" office:value="1346" calcext:value-type="float">
            <text:p>1346</text:p>
          </table:table-cell>
          <table:table-cell table:formula="of:=[.Z9]-[.AC9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8346H00M00S" calcext:value-type="time">
            <text:p>8346:00:00</text:p>
          </table:table-cell>
          <table:table-cell office:value-type="float" office:value="3919.4935" calcext:value-type="float">
            <text:p>3919.4935</text:p>
          </table:table-cell>
          <table:table-cell table:number-columns-repeated="2"/>
          <table:table-cell office:value-type="float" office:value="3919.4935" calcext:value-type="float">
            <text:p>3919.4935</text:p>
          </table:table-cell>
          <table:table-cell table:formula="of:=[.B10]-[.E10]" office:value-type="float" office:value="0" calcext:value-type="float">
            <text:p>0</text:p>
          </table:table-cell>
          <table:table-cell/>
          <table:table-cell office:value-type="float" office:value="4913.4103" calcext:value-type="float">
            <text:p>4913.4103</text:p>
          </table:table-cell>
          <table:table-cell table:formula="of:=[.E10]-[.H10]" office:value-type="float" office:value="-993.9168" calcext:value-type="float">
            <text:p>-993.9168</text:p>
          </table:table-cell>
          <table:table-cell/>
          <table:table-cell office:value-type="float" office:value="4913.4103" calcext:value-type="float">
            <text:p>4913.4103</text:p>
          </table:table-cell>
          <table:table-cell table:formula="of:=[.H10]-[.K10]" office:value-type="float" office:value="0" calcext:value-type="float">
            <text:p>0</text:p>
          </table:table-cell>
          <table:table-cell/>
          <table:table-cell office:value-type="float" office:value="4913.4103" calcext:value-type="float">
            <text:p>4913.4103</text:p>
          </table:table-cell>
          <table:table-cell table:formula="of:=[.K10]-[.N10]" office:value-type="float" office:value="0" calcext:value-type="float">
            <text:p>0</text:p>
          </table:table-cell>
          <table:table-cell/>
          <table:table-cell office:value-type="float" office:value="4913.4103" calcext:value-type="float">
            <text:p>4913.4103</text:p>
          </table:table-cell>
          <table:table-cell table:formula="of:=[.N10]-[.Q10]" office:value-type="float" office:value="0" calcext:value-type="float">
            <text:p>0</text:p>
          </table:table-cell>
          <table:table-cell/>
          <table:table-cell office:value-type="float" office:value="5360" calcext:value-type="float">
            <text:p>5360</text:p>
          </table:table-cell>
          <table:table-cell table:formula="of:=[.Q10]-[.T10]" office:value-type="float" office:value="-446.5897" calcext:value-type="float">
            <text:p>-446.5897</text:p>
          </table:table-cell>
          <table:table-cell/>
          <table:table-cell office:value-type="float" office:value="5360" calcext:value-type="float">
            <text:p>5360</text:p>
          </table:table-cell>
          <table:table-cell table:formula="of:=[.T10]-[.W10]" office:value-type="float" office:value="0" calcext:value-type="float">
            <text:p>0</text:p>
          </table:table-cell>
          <table:table-cell/>
          <table:table-cell office:value-type="float" office:value="5360" calcext:value-type="float">
            <text:p>5360</text:p>
          </table:table-cell>
          <table:table-cell table:number-columns-repeated="2"/>
          <table:table-cell office:value-type="float" office:value="5360" calcext:value-type="float">
            <text:p>5360</text:p>
          </table:table-cell>
          <table:table-cell table:formula="of:=[.Z10]-[.AC10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30880H00M00S" calcext:value-type="time">
            <text:p>30880:00:00</text:p>
          </table:table-cell>
          <table:table-cell office:value-type="float" office:value="2005.9444" calcext:value-type="float">
            <text:p>2005.9444</text:p>
          </table:table-cell>
          <table:table-cell table:number-columns-repeated="2"/>
          <table:table-cell office:value-type="float" office:value="2005.9444" calcext:value-type="float">
            <text:p>2005.9444</text:p>
          </table:table-cell>
          <table:table-cell table:formula="of:=[.B11]-[.E11]" office:value-type="float" office:value="0" calcext:value-type="float">
            <text:p>0</text:p>
          </table:table-cell>
          <table:table-cell/>
          <table:table-cell office:value-type="float" office:value="2309.8333" calcext:value-type="float">
            <text:p>2309.8333</text:p>
          </table:table-cell>
          <table:table-cell table:formula="of:=[.E11]-[.H11]" office:value-type="float" office:value="-303.8889" calcext:value-type="float">
            <text:p>-303.8889</text:p>
          </table:table-cell>
          <table:table-cell/>
          <table:table-cell office:value-type="float" office:value="2309.8333" calcext:value-type="float">
            <text:p>2309.8333</text:p>
          </table:table-cell>
          <table:table-cell table:formula="of:=[.H11]-[.K11]" office:value-type="float" office:value="0" calcext:value-type="float">
            <text:p>0</text:p>
          </table:table-cell>
          <table:table-cell/>
          <table:table-cell office:value-type="float" office:value="2309.8333" calcext:value-type="float">
            <text:p>2309.8333</text:p>
          </table:table-cell>
          <table:table-cell table:formula="of:=[.K11]-[.N11]" office:value-type="float" office:value="0" calcext:value-type="float">
            <text:p>0</text:p>
          </table:table-cell>
          <table:table-cell/>
          <table:table-cell office:value-type="float" office:value="2309.8333" calcext:value-type="float">
            <text:p>2309.8333</text:p>
          </table:table-cell>
          <table:table-cell table:formula="of:=[.N11]-[.Q11]" office:value-type="float" office:value="0" calcext:value-type="float">
            <text:p>0</text:p>
          </table:table-cell>
          <table:table-cell/>
          <table:table-cell office:value-type="float" office:value="2398" calcext:value-type="float">
            <text:p>2398</text:p>
          </table:table-cell>
          <table:table-cell table:formula="of:=[.Q11]-[.T11]" office:value-type="float" office:value="-88.1667000000002" calcext:value-type="float">
            <text:p>-88.1667</text:p>
          </table:table-cell>
          <table:table-cell/>
          <table:table-cell office:value-type="float" office:value="2398" calcext:value-type="float">
            <text:p>2398</text:p>
          </table:table-cell>
          <table:table-cell table:formula="of:=[.T11]-[.W11]" office:value-type="float" office:value="0" calcext:value-type="float">
            <text:p>0</text:p>
          </table:table-cell>
          <table:table-cell/>
          <table:table-cell office:value-type="float" office:value="2398" calcext:value-type="float">
            <text:p>2398</text:p>
          </table:table-cell>
          <table:table-cell table:number-columns-repeated="2"/>
          <table:table-cell office:value-type="float" office:value="2398" calcext:value-type="float">
            <text:p>2398</text:p>
          </table:table-cell>
          <table:table-cell table:formula="of:=[.Z11]-[.AC11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3581H00M00S" calcext:value-type="time">
            <text:p>3581:00:00</text:p>
          </table:table-cell>
          <table:table-cell office:value-type="float" office:value="1220" calcext:value-type="float">
            <text:p>1220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table:formula="of:=[.B12]-[.E12]" office:value-type="float" office:value="0" calcext:value-type="float">
            <text:p>0</text:p>
          </table:table-cell>
          <table:table-cell/>
          <table:table-cell office:value-type="float" office:value="1220" calcext:value-type="float">
            <text:p>1220</text:p>
          </table:table-cell>
          <table:table-cell table:formula="of:=[.E12]-[.H12]" office:value-type="float" office:value="0" calcext:value-type="float">
            <text:p>0</text:p>
          </table:table-cell>
          <table:table-cell/>
          <table:table-cell office:value-type="float" office:value="1220" calcext:value-type="float">
            <text:p>1220</text:p>
          </table:table-cell>
          <table:table-cell table:formula="of:=[.H12]-[.K12]" office:value-type="float" office:value="0" calcext:value-type="float">
            <text:p>0</text:p>
          </table:table-cell>
          <table:table-cell/>
          <table:table-cell office:value-type="float" office:value="1220" calcext:value-type="float">
            <text:p>1220</text:p>
          </table:table-cell>
          <table:table-cell table:formula="of:=[.K12]-[.N12]" office:value-type="float" office:value="0" calcext:value-type="float">
            <text:p>0</text:p>
          </table:table-cell>
          <table:table-cell/>
          <table:table-cell office:value-type="float" office:value="1220" calcext:value-type="float">
            <text:p>1220</text:p>
          </table:table-cell>
          <table:table-cell table:formula="of:=[.N12]-[.Q12]" office:value-type="float" office:value="0" calcext:value-type="float">
            <text:p>0</text:p>
          </table:table-cell>
          <table:table-cell/>
          <table:table-cell office:value-type="float" office:value="1220" calcext:value-type="float">
            <text:p>1220</text:p>
          </table:table-cell>
          <table:table-cell table:formula="of:=[.Q12]-[.T12]" office:value-type="float" office:value="0" calcext:value-type="float">
            <text:p>0</text:p>
          </table:table-cell>
          <table:table-cell/>
          <table:table-cell office:value-type="float" office:value="1220" calcext:value-type="float">
            <text:p>1220</text:p>
          </table:table-cell>
          <table:table-cell table:formula="of:=[.T12]-[.W12]" office:value-type="float" office:value="0" calcext:value-type="float">
            <text:p>0</text:p>
          </table:table-cell>
          <table:table-cell/>
          <table:table-cell office:value-type="float" office:value="1220" calcext:value-type="float">
            <text:p>1220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table:formula="of:=[.Z12]-[.AC12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34008H00M00S" calcext:value-type="time">
            <text:p>34008:00:00</text:p>
          </table:table-cell>
          <table:table-cell office:value-type="float" office:value="1325.3333" calcext:value-type="float">
            <text:p>1325.3333</text:p>
          </table:table-cell>
          <table:table-cell table:number-columns-repeated="2"/>
          <table:table-cell office:value-type="float" office:value="1325.3333" calcext:value-type="float">
            <text:p>1325.3333</text:p>
          </table:table-cell>
          <table:table-cell table:formula="of:=[.B13]-[.E13]" office:value-type="float" office:value="0" calcext:value-type="float">
            <text:p>0</text:p>
          </table:table-cell>
          <table:table-cell/>
          <table:table-cell office:value-type="float" office:value="1506" calcext:value-type="float">
            <text:p>1506</text:p>
          </table:table-cell>
          <table:table-cell table:formula="of:=[.E13]-[.H13]" office:value-type="float" office:value="-180.6667" calcext:value-type="float">
            <text:p>-180.6667</text:p>
          </table:table-cell>
          <table:table-cell/>
          <table:table-cell office:value-type="float" office:value="1506" calcext:value-type="float">
            <text:p>1506</text:p>
          </table:table-cell>
          <table:table-cell table:formula="of:=[.H13]-[.K13]" office:value-type="float" office:value="0" calcext:value-type="float">
            <text:p>0</text:p>
          </table:table-cell>
          <table:table-cell/>
          <table:table-cell office:value-type="float" office:value="1506" calcext:value-type="float">
            <text:p>1506</text:p>
          </table:table-cell>
          <table:table-cell table:formula="of:=[.K13]-[.N13]" office:value-type="float" office:value="0" calcext:value-type="float">
            <text:p>0</text:p>
          </table:table-cell>
          <table:table-cell/>
          <table:table-cell office:value-type="float" office:value="1506" calcext:value-type="float">
            <text:p>1506</text:p>
          </table:table-cell>
          <table:table-cell table:formula="of:=[.N13]-[.Q13]" office:value-type="float" office:value="0" calcext:value-type="float">
            <text:p>0</text:p>
          </table:table-cell>
          <table:table-cell/>
          <table:table-cell office:value-type="float" office:value="1506" calcext:value-type="float">
            <text:p>1506</text:p>
          </table:table-cell>
          <table:table-cell table:formula="of:=[.Q13]-[.T13]" office:value-type="float" office:value="0" calcext:value-type="float">
            <text:p>0</text:p>
          </table:table-cell>
          <table:table-cell/>
          <table:table-cell office:value-type="float" office:value="1506" calcext:value-type="float">
            <text:p>1506</text:p>
          </table:table-cell>
          <table:table-cell table:formula="of:=[.T13]-[.W13]" office:value-type="float" office:value="0" calcext:value-type="float">
            <text:p>0</text:p>
          </table:table-cell>
          <table:table-cell/>
          <table:table-cell office:value-type="float" office:value="1506" calcext:value-type="float">
            <text:p>1506</text:p>
          </table:table-cell>
          <table:table-cell table:number-columns-repeated="2"/>
          <table:table-cell office:value-type="float" office:value="1506" calcext:value-type="float">
            <text:p>1506</text:p>
          </table:table-cell>
          <table:table-cell table:formula="of:=[.Z13]-[.AC13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42114H00M00S" calcext:value-type="time">
            <text:p>42114:00:00</text:p>
          </table:table-cell>
          <table:table-cell office:value-type="float" office:value="2091.5" calcext:value-type="float">
            <text:p>2091.5</text:p>
          </table:table-cell>
          <table:table-cell table:number-columns-repeated="2"/>
          <table:table-cell office:value-type="float" office:value="2091.5" calcext:value-type="float">
            <text:p>2091.5</text:p>
          </table:table-cell>
          <table:table-cell table:formula="of:=[.B14]-[.E14]" office:value-type="float" office:value="0" calcext:value-type="float">
            <text:p>0</text:p>
          </table:table-cell>
          <table:table-cell/>
          <table:table-cell office:value-type="float" office:value="2484" calcext:value-type="float">
            <text:p>2484</text:p>
          </table:table-cell>
          <table:table-cell table:formula="of:=[.E14]-[.H14]" office:value-type="float" office:value="-392.5" calcext:value-type="float">
            <text:p>-392.5</text:p>
          </table:table-cell>
          <table:table-cell/>
          <table:table-cell office:value-type="float" office:value="2484" calcext:value-type="float">
            <text:p>2484</text:p>
          </table:table-cell>
          <table:table-cell table:formula="of:=[.H14]-[.K14]" office:value-type="float" office:value="0" calcext:value-type="float">
            <text:p>0</text:p>
          </table:table-cell>
          <table:table-cell/>
          <table:table-cell office:value-type="float" office:value="2484" calcext:value-type="float">
            <text:p>2484</text:p>
          </table:table-cell>
          <table:table-cell table:formula="of:=[.K14]-[.N14]" office:value-type="float" office:value="0" calcext:value-type="float">
            <text:p>0</text:p>
          </table:table-cell>
          <table:table-cell/>
          <table:table-cell office:value-type="float" office:value="2484" calcext:value-type="float">
            <text:p>2484</text:p>
          </table:table-cell>
          <table:table-cell table:formula="of:=[.N14]-[.Q14]" office:value-type="float" office:value="0" calcext:value-type="float">
            <text:p>0</text:p>
          </table:table-cell>
          <table:table-cell/>
          <table:table-cell office:value-type="float" office:value="2484" calcext:value-type="float">
            <text:p>2484</text:p>
          </table:table-cell>
          <table:table-cell table:formula="of:=[.Q14]-[.T14]" office:value-type="float" office:value="0" calcext:value-type="float">
            <text:p>0</text:p>
          </table:table-cell>
          <table:table-cell/>
          <table:table-cell office:value-type="float" office:value="2484" calcext:value-type="float">
            <text:p>2484</text:p>
          </table:table-cell>
          <table:table-cell table:formula="of:=[.T14]-[.W14]" office:value-type="float" office:value="0" calcext:value-type="float">
            <text:p>0</text:p>
          </table:table-cell>
          <table:table-cell/>
          <table:table-cell office:value-type="float" office:value="2484" calcext:value-type="float">
            <text:p>2484</text:p>
          </table:table-cell>
          <table:table-cell table:number-columns-repeated="2"/>
          <table:table-cell office:value-type="float" office:value="2484" calcext:value-type="float">
            <text:p>2484</text:p>
          </table:table-cell>
          <table:table-cell table:formula="of:=[.Z14]-[.AC14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7067H00M00S" calcext:value-type="time">
            <text:p>7067:00:00</text:p>
          </table:table-cell>
          <table:table-cell office:value-type="float" office:value="1076" calcext:value-type="float">
            <text:p>1076</text:p>
          </table:table-cell>
          <table:table-cell table:number-columns-repeated="2"/>
          <table:table-cell office:value-type="float" office:value="1076" calcext:value-type="float">
            <text:p>1076</text:p>
          </table:table-cell>
          <table:table-cell table:formula="of:=[.B15]-[.E15]" office:value-type="float" office:value="0" calcext:value-type="float">
            <text:p>0</text:p>
          </table:table-cell>
          <table:table-cell/>
          <table:table-cell office:value-type="float" office:value="1076" calcext:value-type="float">
            <text:p>1076</text:p>
          </table:table-cell>
          <table:table-cell table:formula="of:=[.E15]-[.H15]" office:value-type="float" office:value="0" calcext:value-type="float">
            <text:p>0</text:p>
          </table:table-cell>
          <table:table-cell/>
          <table:table-cell office:value-type="float" office:value="1076" calcext:value-type="float">
            <text:p>1076</text:p>
          </table:table-cell>
          <table:table-cell table:formula="of:=[.H15]-[.K15]" office:value-type="float" office:value="0" calcext:value-type="float">
            <text:p>0</text:p>
          </table:table-cell>
          <table:table-cell/>
          <table:table-cell office:value-type="float" office:value="1076" calcext:value-type="float">
            <text:p>1076</text:p>
          </table:table-cell>
          <table:table-cell table:formula="of:=[.K15]-[.N15]" office:value-type="float" office:value="0" calcext:value-type="float">
            <text:p>0</text:p>
          </table:table-cell>
          <table:table-cell/>
          <table:table-cell office:value-type="float" office:value="1076" calcext:value-type="float">
            <text:p>1076</text:p>
          </table:table-cell>
          <table:table-cell table:formula="of:=[.N15]-[.Q15]" office:value-type="float" office:value="0" calcext:value-type="float">
            <text:p>0</text:p>
          </table:table-cell>
          <table:table-cell/>
          <table:table-cell office:value-type="float" office:value="1076" calcext:value-type="float">
            <text:p>1076</text:p>
          </table:table-cell>
          <table:table-cell table:formula="of:=[.Q15]-[.T15]" office:value-type="float" office:value="0" calcext:value-type="float">
            <text:p>0</text:p>
          </table:table-cell>
          <table:table-cell/>
          <table:table-cell office:value-type="float" office:value="1076" calcext:value-type="float">
            <text:p>1076</text:p>
          </table:table-cell>
          <table:table-cell table:formula="of:=[.T15]-[.W15]" office:value-type="float" office:value="0" calcext:value-type="float">
            <text:p>0</text:p>
          </table:table-cell>
          <table:table-cell/>
          <table:table-cell office:value-type="float" office:value="1076" calcext:value-type="float">
            <text:p>1076</text:p>
          </table:table-cell>
          <table:table-cell table:number-columns-repeated="2"/>
          <table:table-cell office:value-type="float" office:value="1076" calcext:value-type="float">
            <text:p>1076</text:p>
          </table:table-cell>
          <table:table-cell table:formula="of:=[.Z15]-[.AC15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24070H00M00S" calcext:value-type="time">
            <text:p>24070:00:00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3623" calcext:value-type="float">
            <text:p>3623</text:p>
          </table:table-cell>
          <table:table-cell table:formula="of:=[.B16]-[.E16]" office:value-type="float" office:value="0" calcext:value-type="float">
            <text:p>0</text:p>
          </table:table-cell>
          <table:table-cell/>
          <table:table-cell office:value-type="float" office:value="4437.75" calcext:value-type="float">
            <text:p>4437.75</text:p>
          </table:table-cell>
          <table:table-cell table:formula="of:=[.E16]-[.H16]" office:value-type="float" office:value="-814.75" calcext:value-type="float">
            <text:p>-814.75</text:p>
          </table:table-cell>
          <table:table-cell/>
          <table:table-cell office:value-type="float" office:value="4437.75" calcext:value-type="float">
            <text:p>4437.75</text:p>
          </table:table-cell>
          <table:table-cell table:formula="of:=[.H16]-[.K16]" office:value-type="float" office:value="0" calcext:value-type="float">
            <text:p>0</text:p>
          </table:table-cell>
          <table:table-cell/>
          <table:table-cell office:value-type="float" office:value="4437.75" calcext:value-type="float">
            <text:p>4437.75</text:p>
          </table:table-cell>
          <table:table-cell table:formula="of:=[.K16]-[.N16]" office:value-type="float" office:value="0" calcext:value-type="float">
            <text:p>0</text:p>
          </table:table-cell>
          <table:table-cell/>
          <table:table-cell office:value-type="float" office:value="4437.75" calcext:value-type="float">
            <text:p>4437.75</text:p>
          </table:table-cell>
          <table:table-cell table:formula="of:=[.N16]-[.Q16]" office:value-type="float" office:value="0" calcext:value-type="float">
            <text:p>0</text:p>
          </table:table-cell>
          <table:table-cell/>
          <table:table-cell office:value-type="float" office:value="4500" calcext:value-type="float">
            <text:p>4500</text:p>
          </table:table-cell>
          <table:table-cell table:formula="of:=[.Q16]-[.T16]" office:value-type="float" office:value="-62.25" calcext:value-type="float">
            <text:p>-62.25</text:p>
          </table:table-cell>
          <table:table-cell/>
          <table:table-cell office:value-type="float" office:value="4500" calcext:value-type="float">
            <text:p>4500</text:p>
          </table:table-cell>
          <table:table-cell table:formula="of:=[.T16]-[.W16]" office:value-type="float" office:value="0" calcext:value-type="float">
            <text:p>0</text:p>
          </table:table-cell>
          <table:table-cell/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4500" calcext:value-type="float">
            <text:p>4500</text:p>
          </table:table-cell>
          <table:table-cell table:formula="of:=[.Z16]-[.AC16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4592H00M00S" calcext:value-type="time">
            <text:p>4592:00:00</text:p>
          </table:table-cell>
          <table:table-cell office:value-type="float" office:value="1321" calcext:value-type="float">
            <text:p>1321</text:p>
          </table:table-cell>
          <table:table-cell table:number-columns-repeated="2"/>
          <table:table-cell office:value-type="float" office:value="1321" calcext:value-type="float">
            <text:p>1321</text:p>
          </table:table-cell>
          <table:table-cell table:formula="of:=[.B17]-[.E17]" office:value-type="float" office:value="0" calcext:value-type="float">
            <text:p>0</text:p>
          </table:table-cell>
          <table:table-cell/>
          <table:table-cell office:value-type="float" office:value="1620" calcext:value-type="float">
            <text:p>1620</text:p>
          </table:table-cell>
          <table:table-cell table:formula="of:=[.E17]-[.H17]" office:value-type="float" office:value="-299" calcext:value-type="float">
            <text:p>-299</text:p>
          </table:table-cell>
          <table:table-cell/>
          <table:table-cell office:value-type="float" office:value="1620" calcext:value-type="float">
            <text:p>1620</text:p>
          </table:table-cell>
          <table:table-cell table:formula="of:=[.H17]-[.K17]" office:value-type="float" office:value="0" calcext:value-type="float">
            <text:p>0</text:p>
          </table:table-cell>
          <table:table-cell/>
          <table:table-cell office:value-type="float" office:value="1620" calcext:value-type="float">
            <text:p>1620</text:p>
          </table:table-cell>
          <table:table-cell table:formula="of:=[.K17]-[.N17]" office:value-type="float" office:value="0" calcext:value-type="float">
            <text:p>0</text:p>
          </table:table-cell>
          <table:table-cell/>
          <table:table-cell office:value-type="float" office:value="1620" calcext:value-type="float">
            <text:p>1620</text:p>
          </table:table-cell>
          <table:table-cell table:formula="of:=[.N17]-[.Q17]" office:value-type="float" office:value="0" calcext:value-type="float">
            <text:p>0</text:p>
          </table:table-cell>
          <table:table-cell/>
          <table:table-cell office:value-type="float" office:value="1620" calcext:value-type="float">
            <text:p>1620</text:p>
          </table:table-cell>
          <table:table-cell table:formula="of:=[.Q17]-[.T17]" office:value-type="float" office:value="0" calcext:value-type="float">
            <text:p>0</text:p>
          </table:table-cell>
          <table:table-cell/>
          <table:table-cell office:value-type="float" office:value="1620" calcext:value-type="float">
            <text:p>1620</text:p>
          </table:table-cell>
          <table:table-cell table:formula="of:=[.T17]-[.W17]" office:value-type="float" office:value="0" calcext:value-type="float">
            <text:p>0</text:p>
          </table:table-cell>
          <table:table-cell/>
          <table:table-cell office:value-type="float" office:value="1620" calcext:value-type="float">
            <text:p>1620</text:p>
          </table:table-cell>
          <table:table-cell table:number-columns-repeated="2"/>
          <table:table-cell office:value-type="float" office:value="1620" calcext:value-type="float">
            <text:p>1620</text:p>
          </table:table-cell>
          <table:table-cell table:formula="of:=[.Z17]-[.AC17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32384H00M00S" calcext:value-type="time">
            <text:p>32384:00:00</text:p>
          </table:table-cell>
          <table:table-cell office:value-type="float" office:value="2954.25" calcext:value-type="float">
            <text:p>2954.25</text:p>
          </table:table-cell>
          <table:table-cell table:number-columns-repeated="2"/>
          <table:table-cell office:value-type="float" office:value="2954.25" calcext:value-type="float">
            <text:p>2954.25</text:p>
          </table:table-cell>
          <table:table-cell table:formula="of:=[.B18]-[.E18]" office:value-type="float" office:value="0" calcext:value-type="float">
            <text:p>0</text:p>
          </table:table-cell>
          <table:table-cell/>
          <table:table-cell office:value-type="float" office:value="3584" calcext:value-type="float">
            <text:p>3584</text:p>
          </table:table-cell>
          <table:table-cell table:formula="of:=[.E18]-[.H18]" office:value-type="float" office:value="-629.75" calcext:value-type="float">
            <text:p>-629.75</text:p>
          </table:table-cell>
          <table:table-cell/>
          <table:table-cell office:value-type="float" office:value="3584" calcext:value-type="float">
            <text:p>3584</text:p>
          </table:table-cell>
          <table:table-cell table:formula="of:=[.H18]-[.K18]" office:value-type="float" office:value="0" calcext:value-type="float">
            <text:p>0</text:p>
          </table:table-cell>
          <table:table-cell/>
          <table:table-cell office:value-type="float" office:value="3584" calcext:value-type="float">
            <text:p>3584</text:p>
          </table:table-cell>
          <table:table-cell table:formula="of:=[.K18]-[.N18]" office:value-type="float" office:value="0" calcext:value-type="float">
            <text:p>0</text:p>
          </table:table-cell>
          <table:table-cell/>
          <table:table-cell office:value-type="float" office:value="3584" calcext:value-type="float">
            <text:p>3584</text:p>
          </table:table-cell>
          <table:table-cell table:formula="of:=[.N18]-[.Q18]" office:value-type="float" office:value="0" calcext:value-type="float">
            <text:p>0</text:p>
          </table:table-cell>
          <table:table-cell/>
          <table:table-cell office:value-type="float" office:value="3584" calcext:value-type="float">
            <text:p>3584</text:p>
          </table:table-cell>
          <table:table-cell table:formula="of:=[.Q18]-[.T18]" office:value-type="float" office:value="0" calcext:value-type="float">
            <text:p>0</text:p>
          </table:table-cell>
          <table:table-cell/>
          <table:table-cell office:value-type="float" office:value="3584" calcext:value-type="float">
            <text:p>3584</text:p>
          </table:table-cell>
          <table:table-cell table:formula="of:=[.T18]-[.W18]" office:value-type="float" office:value="0" calcext:value-type="float">
            <text:p>0</text:p>
          </table:table-cell>
          <table:table-cell/>
          <table:table-cell office:value-type="float" office:value="3584" calcext:value-type="float">
            <text:p>3584</text:p>
          </table:table-cell>
          <table:table-cell table:number-columns-repeated="2"/>
          <table:table-cell office:value-type="float" office:value="3584" calcext:value-type="float">
            <text:p>3584</text:p>
          </table:table-cell>
          <table:table-cell table:formula="of:=[.Z18]-[.AC18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8446H00M00S" calcext:value-type="time">
            <text:p>8446:00:00</text:p>
          </table:table-cell>
          <table:table-cell office:value-type="float" office:value="1254" calcext:value-type="float">
            <text:p>1254</text:p>
          </table:table-cell>
          <table:table-cell table:number-columns-repeated="2"/>
          <table:table-cell office:value-type="float" office:value="1254" calcext:value-type="float">
            <text:p>1254</text:p>
          </table:table-cell>
          <table:table-cell table:formula="of:=[.B19]-[.E19]" office:value-type="float" office:value="0" calcext:value-type="float">
            <text:p>0</text:p>
          </table:table-cell>
          <table:table-cell/>
          <table:table-cell office:value-type="float" office:value="1254" calcext:value-type="float">
            <text:p>1254</text:p>
          </table:table-cell>
          <table:table-cell table:formula="of:=[.E19]-[.H19]" office:value-type="float" office:value="0" calcext:value-type="float">
            <text:p>0</text:p>
          </table:table-cell>
          <table:table-cell/>
          <table:table-cell office:value-type="float" office:value="1254" calcext:value-type="float">
            <text:p>1254</text:p>
          </table:table-cell>
          <table:table-cell table:formula="of:=[.H19]-[.K19]" office:value-type="float" office:value="0" calcext:value-type="float">
            <text:p>0</text:p>
          </table:table-cell>
          <table:table-cell/>
          <table:table-cell office:value-type="float" office:value="1254" calcext:value-type="float">
            <text:p>1254</text:p>
          </table:table-cell>
          <table:table-cell table:formula="of:=[.K19]-[.N19]" office:value-type="float" office:value="0" calcext:value-type="float">
            <text:p>0</text:p>
          </table:table-cell>
          <table:table-cell/>
          <table:table-cell office:value-type="float" office:value="1254" calcext:value-type="float">
            <text:p>1254</text:p>
          </table:table-cell>
          <table:table-cell table:formula="of:=[.N19]-[.Q19]" office:value-type="float" office:value="0" calcext:value-type="float">
            <text:p>0</text:p>
          </table:table-cell>
          <table:table-cell/>
          <table:table-cell office:value-type="float" office:value="1254" calcext:value-type="float">
            <text:p>1254</text:p>
          </table:table-cell>
          <table:table-cell table:formula="of:=[.Q19]-[.T19]" office:value-type="float" office:value="0" calcext:value-type="float">
            <text:p>0</text:p>
          </table:table-cell>
          <table:table-cell/>
          <table:table-cell office:value-type="float" office:value="1254" calcext:value-type="float">
            <text:p>1254</text:p>
          </table:table-cell>
          <table:table-cell table:formula="of:=[.T19]-[.W19]" office:value-type="float" office:value="0" calcext:value-type="float">
            <text:p>0</text:p>
          </table:table-cell>
          <table:table-cell/>
          <table:table-cell office:value-type="float" office:value="1254" calcext:value-type="float">
            <text:p>1254</text:p>
          </table:table-cell>
          <table:table-cell table:number-columns-repeated="2"/>
          <table:table-cell office:value-type="float" office:value="1254" calcext:value-type="float">
            <text:p>1254</text:p>
          </table:table-cell>
          <table:table-cell table:formula="of:=[.Z19]-[.AC19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11651H00M00S" calcext:value-type="time">
            <text:p>11651:00:00</text:p>
          </table:table-cell>
          <table:table-cell office:value-type="float" office:value="5208.5" calcext:value-type="float">
            <text:p>5208.5</text:p>
          </table:table-cell>
          <table:table-cell table:number-columns-repeated="2"/>
          <table:table-cell office:value-type="float" office:value="5208.5" calcext:value-type="float">
            <text:p>5208.5</text:p>
          </table:table-cell>
          <table:table-cell table:formula="of:=[.B20]-[.E20]" office:value-type="float" office:value="0" calcext:value-type="float">
            <text:p>0</text:p>
          </table:table-cell>
          <table:table-cell/>
          <table:table-cell office:value-type="float" office:value="6009.5" calcext:value-type="float">
            <text:p>6009.5</text:p>
          </table:table-cell>
          <table:table-cell table:formula="of:=[.E20]-[.H20]" office:value-type="float" office:value="-801" calcext:value-type="float">
            <text:p>-801</text:p>
          </table:table-cell>
          <table:table-cell/>
          <table:table-cell office:value-type="float" office:value="6009.5" calcext:value-type="float">
            <text:p>6009.5</text:p>
          </table:table-cell>
          <table:table-cell table:formula="of:=[.H20]-[.K20]" office:value-type="float" office:value="0" calcext:value-type="float">
            <text:p>0</text:p>
          </table:table-cell>
          <table:table-cell/>
          <table:table-cell office:value-type="float" office:value="6009.5" calcext:value-type="float">
            <text:p>6009.5</text:p>
          </table:table-cell>
          <table:table-cell table:formula="of:=[.K20]-[.N20]" office:value-type="float" office:value="0" calcext:value-type="float">
            <text:p>0</text:p>
          </table:table-cell>
          <table:table-cell/>
          <table:table-cell office:value-type="float" office:value="6009.5" calcext:value-type="float">
            <text:p>6009.5</text:p>
          </table:table-cell>
          <table:table-cell table:formula="of:=[.N20]-[.Q20]" office:value-type="float" office:value="0" calcext:value-type="float">
            <text:p>0</text:p>
          </table:table-cell>
          <table:table-cell/>
          <table:table-cell office:value-type="float" office:value="6040" calcext:value-type="float">
            <text:p>6040</text:p>
          </table:table-cell>
          <table:table-cell table:formula="of:=[.Q20]-[.T20]" office:value-type="float" office:value="-30.5" calcext:value-type="float">
            <text:p>-30.5</text:p>
          </table:table-cell>
          <table:table-cell/>
          <table:table-cell office:value-type="float" office:value="6040" calcext:value-type="float">
            <text:p>6040</text:p>
          </table:table-cell>
          <table:table-cell table:formula="of:=[.T20]-[.W20]" office:value-type="float" office:value="0" calcext:value-type="float">
            <text:p>0</text:p>
          </table:table-cell>
          <table:table-cell/>
          <table:table-cell office:value-type="float" office:value="6040" calcext:value-type="float">
            <text:p>6040</text:p>
          </table:table-cell>
          <table:table-cell table:number-columns-repeated="2"/>
          <table:table-cell office:value-type="float" office:value="6040" calcext:value-type="float">
            <text:p>6040</text:p>
          </table:table-cell>
          <table:table-cell table:formula="of:=[.Z20]-[.AC20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13056H00M00S" calcext:value-type="time">
            <text:p>13056:00:00</text:p>
          </table:table-cell>
          <table:table-cell office:value-type="float" office:value="2821.7222" calcext:value-type="float">
            <text:p>2821.7222</text:p>
          </table:table-cell>
          <table:table-cell table:number-columns-repeated="2"/>
          <table:table-cell office:value-type="float" office:value="2821.7222" calcext:value-type="float">
            <text:p>2821.7222</text:p>
          </table:table-cell>
          <table:table-cell table:formula="of:=[.B21]-[.E21]" office:value-type="float" office:value="0" calcext:value-type="float">
            <text:p>0</text:p>
          </table:table-cell>
          <table:table-cell/>
          <table:table-cell office:value-type="float" office:value="3203.375" calcext:value-type="float">
            <text:p>3203.375</text:p>
          </table:table-cell>
          <table:table-cell table:formula="of:=[.E21]-[.H21]" office:value-type="float" office:value="-381.6528" calcext:value-type="float">
            <text:p>-381.6528</text:p>
          </table:table-cell>
          <table:table-cell/>
          <table:table-cell office:value-type="float" office:value="3203.375" calcext:value-type="float">
            <text:p>3203.375</text:p>
          </table:table-cell>
          <table:table-cell table:formula="of:=[.H21]-[.K21]" office:value-type="float" office:value="0" calcext:value-type="float">
            <text:p>0</text:p>
          </table:table-cell>
          <table:table-cell/>
          <table:table-cell office:value-type="float" office:value="3203.375" calcext:value-type="float">
            <text:p>3203.375</text:p>
          </table:table-cell>
          <table:table-cell table:formula="of:=[.K21]-[.N21]" office:value-type="float" office:value="0" calcext:value-type="float">
            <text:p>0</text:p>
          </table:table-cell>
          <table:table-cell/>
          <table:table-cell office:value-type="float" office:value="3203.375" calcext:value-type="float">
            <text:p>3203.375</text:p>
          </table:table-cell>
          <table:table-cell table:formula="of:=[.N21]-[.Q21]" office:value-type="float" office:value="0" calcext:value-type="float">
            <text:p>0</text:p>
          </table:table-cell>
          <table:table-cell/>
          <table:table-cell office:value-type="float" office:value="3506" calcext:value-type="float">
            <text:p>3506</text:p>
          </table:table-cell>
          <table:table-cell table:formula="of:=[.Q21]-[.T21]" office:value-type="float" office:value="-302.625" calcext:value-type="float">
            <text:p>-302.625</text:p>
          </table:table-cell>
          <table:table-cell/>
          <table:table-cell office:value-type="float" office:value="3506" calcext:value-type="float">
            <text:p>3506</text:p>
          </table:table-cell>
          <table:table-cell table:formula="of:=[.T21]-[.W21]" office:value-type="float" office:value="0" calcext:value-type="float">
            <text:p>0</text:p>
          </table:table-cell>
          <table:table-cell/>
          <table:table-cell office:value-type="float" office:value="3506" calcext:value-type="float">
            <text:p>3506</text:p>
          </table:table-cell>
          <table:table-cell table:number-columns-repeated="2"/>
          <table:table-cell office:value-type="float" office:value="3506" calcext:value-type="float">
            <text:p>3506</text:p>
          </table:table-cell>
          <table:table-cell table:formula="of:=[.Z21]-[.AC21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36540H00M00S" calcext:value-type="time">
            <text:p>36540:00:00</text:p>
          </table:table-cell>
          <table:table-cell office:value-type="float" office:value="2940" calcext:value-type="float">
            <text:p>2940</text:p>
          </table:table-cell>
          <table:table-cell table:number-columns-repeated="2"/>
          <table:table-cell office:value-type="float" office:value="2940" calcext:value-type="float">
            <text:p>2940</text:p>
          </table:table-cell>
          <table:table-cell table:formula="of:=[.B22]-[.E22]" office:value-type="float" office:value="0" calcext:value-type="float">
            <text:p>0</text:p>
          </table:table-cell>
          <table:table-cell/>
          <table:table-cell office:value-type="float" office:value="2940" calcext:value-type="float">
            <text:p>2940</text:p>
          </table:table-cell>
          <table:table-cell table:formula="of:=[.E22]-[.H22]" office:value-type="float" office:value="0" calcext:value-type="float">
            <text:p>0</text:p>
          </table:table-cell>
          <table:table-cell/>
          <table:table-cell office:value-type="float" office:value="2940" calcext:value-type="float">
            <text:p>2940</text:p>
          </table:table-cell>
          <table:table-cell table:formula="of:=[.H22]-[.K22]" office:value-type="float" office:value="0" calcext:value-type="float">
            <text:p>0</text:p>
          </table:table-cell>
          <table:table-cell/>
          <table:table-cell office:value-type="float" office:value="2940" calcext:value-type="float">
            <text:p>2940</text:p>
          </table:table-cell>
          <table:table-cell table:formula="of:=[.K22]-[.N22]" office:value-type="float" office:value="0" calcext:value-type="float">
            <text:p>0</text:p>
          </table:table-cell>
          <table:table-cell/>
          <table:table-cell office:value-type="float" office:value="2940" calcext:value-type="float">
            <text:p>2940</text:p>
          </table:table-cell>
          <table:table-cell table:formula="of:=[.N22]-[.Q22]" office:value-type="float" office:value="0" calcext:value-type="float">
            <text:p>0</text:p>
          </table:table-cell>
          <table:table-cell/>
          <table:table-cell office:value-type="float" office:value="2940" calcext:value-type="float">
            <text:p>2940</text:p>
          </table:table-cell>
          <table:table-cell table:formula="of:=[.Q22]-[.T22]" office:value-type="float" office:value="0" calcext:value-type="float">
            <text:p>0</text:p>
          </table:table-cell>
          <table:table-cell/>
          <table:table-cell office:value-type="float" office:value="2940" calcext:value-type="float">
            <text:p>2940</text:p>
          </table:table-cell>
          <table:table-cell table:formula="of:=[.T22]-[.W22]" office:value-type="float" office:value="0" calcext:value-type="float">
            <text:p>0</text:p>
          </table:table-cell>
          <table:table-cell/>
          <table:table-cell office:value-type="float" office:value="2940" calcext:value-type="float">
            <text:p>2940</text:p>
          </table:table-cell>
          <table:table-cell table:number-columns-repeated="2"/>
          <table:table-cell office:value-type="float" office:value="2940" calcext:value-type="float">
            <text:p>2940</text:p>
          </table:table-cell>
          <table:table-cell table:formula="of:=[.Z22]-[.AC22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29303H00M00S" calcext:value-type="time">
            <text:p>29303:00:00</text:p>
          </table:table-cell>
          <table:table-cell office:value-type="float" office:value="1944.6" calcext:value-type="float">
            <text:p>1944.6</text:p>
          </table:table-cell>
          <table:table-cell table:number-columns-repeated="2"/>
          <table:table-cell office:value-type="float" office:value="1944.6" calcext:value-type="float">
            <text:p>1944.6</text:p>
          </table:table-cell>
          <table:table-cell table:formula="of:=[.B23]-[.E23]" office:value-type="float" office:value="0" calcext:value-type="float">
            <text:p>0</text:p>
          </table:table-cell>
          <table:table-cell/>
          <table:table-cell office:value-type="float" office:value="2523" calcext:value-type="float">
            <text:p>2523</text:p>
          </table:table-cell>
          <table:table-cell table:formula="of:=[.E23]-[.H23]" office:value-type="float" office:value="-578.4" calcext:value-type="float">
            <text:p>-578.4</text:p>
          </table:table-cell>
          <table:table-cell/>
          <table:table-cell office:value-type="float" office:value="2523" calcext:value-type="float">
            <text:p>2523</text:p>
          </table:table-cell>
          <table:table-cell table:formula="of:=[.H23]-[.K23]" office:value-type="float" office:value="0" calcext:value-type="float">
            <text:p>0</text:p>
          </table:table-cell>
          <table:table-cell/>
          <table:table-cell office:value-type="float" office:value="2523" calcext:value-type="float">
            <text:p>2523</text:p>
          </table:table-cell>
          <table:table-cell table:formula="of:=[.K23]-[.N23]" office:value-type="float" office:value="0" calcext:value-type="float">
            <text:p>0</text:p>
          </table:table-cell>
          <table:table-cell/>
          <table:table-cell office:value-type="float" office:value="2523" calcext:value-type="float">
            <text:p>2523</text:p>
          </table:table-cell>
          <table:table-cell table:formula="of:=[.N23]-[.Q23]" office:value-type="float" office:value="0" calcext:value-type="float">
            <text:p>0</text:p>
          </table:table-cell>
          <table:table-cell/>
          <table:table-cell office:value-type="float" office:value="2790" calcext:value-type="float">
            <text:p>2790</text:p>
          </table:table-cell>
          <table:table-cell table:formula="of:=[.Q23]-[.T23]" office:value-type="float" office:value="-267" calcext:value-type="float">
            <text:p>-267</text:p>
          </table:table-cell>
          <table:table-cell/>
          <table:table-cell office:value-type="float" office:value="2790" calcext:value-type="float">
            <text:p>2790</text:p>
          </table:table-cell>
          <table:table-cell table:formula="of:=[.T23]-[.W23]" office:value-type="float" office:value="0" calcext:value-type="float">
            <text:p>0</text:p>
          </table:table-cell>
          <table:table-cell/>
          <table:table-cell office:value-type="float" office:value="2790" calcext:value-type="float">
            <text:p>2790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table:formula="of:=[.Z23]-[.AC23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23893H00M00S" calcext:value-type="time">
            <text:p>23893:00:00</text:p>
          </table:table-cell>
          <table:table-cell office:value-type="float" office:value="934.8333" calcext:value-type="float">
            <text:p>934.8333</text:p>
          </table:table-cell>
          <table:table-cell table:number-columns-repeated="2"/>
          <table:table-cell office:value-type="float" office:value="934.8333" calcext:value-type="float">
            <text:p>934.8333</text:p>
          </table:table-cell>
          <table:table-cell table:formula="of:=[.B24]-[.E24]" office:value-type="float" office:value="0" calcext:value-type="float">
            <text:p>0</text:p>
          </table:table-cell>
          <table:table-cell/>
          <table:table-cell office:value-type="float" office:value="1181" calcext:value-type="float">
            <text:p>1181</text:p>
          </table:table-cell>
          <table:table-cell table:formula="of:=[.E24]-[.H24]" office:value-type="float" office:value="-246.1667" calcext:value-type="float">
            <text:p>-246.1667</text:p>
          </table:table-cell>
          <table:table-cell/>
          <table:table-cell office:value-type="float" office:value="1181" calcext:value-type="float">
            <text:p>1181</text:p>
          </table:table-cell>
          <table:table-cell table:formula="of:=[.H24]-[.K24]" office:value-type="float" office:value="0" calcext:value-type="float">
            <text:p>0</text:p>
          </table:table-cell>
          <table:table-cell/>
          <table:table-cell office:value-type="float" office:value="1181" calcext:value-type="float">
            <text:p>1181</text:p>
          </table:table-cell>
          <table:table-cell table:formula="of:=[.K24]-[.N24]" office:value-type="float" office:value="0" calcext:value-type="float">
            <text:p>0</text:p>
          </table:table-cell>
          <table:table-cell/>
          <table:table-cell office:value-type="float" office:value="1181" calcext:value-type="float">
            <text:p>1181</text:p>
          </table:table-cell>
          <table:table-cell table:formula="of:=[.N24]-[.Q24]" office:value-type="float" office:value="0" calcext:value-type="float">
            <text:p>0</text:p>
          </table:table-cell>
          <table:table-cell/>
          <table:table-cell office:value-type="float" office:value="1214" calcext:value-type="float">
            <text:p>1214</text:p>
          </table:table-cell>
          <table:table-cell table:formula="of:=[.Q24]-[.T24]" office:value-type="float" office:value="-33" calcext:value-type="float">
            <text:p>-33</text:p>
          </table:table-cell>
          <table:table-cell/>
          <table:table-cell office:value-type="float" office:value="1214" calcext:value-type="float">
            <text:p>1214</text:p>
          </table:table-cell>
          <table:table-cell table:formula="of:=[.T24]-[.W24]" office:value-type="float" office:value="0" calcext:value-type="float">
            <text:p>0</text:p>
          </table:table-cell>
          <table:table-cell/>
          <table:table-cell office:value-type="float" office:value="1214" calcext:value-type="float">
            <text:p>1214</text:p>
          </table:table-cell>
          <table:table-cell table:number-columns-repeated="2"/>
          <table:table-cell office:value-type="float" office:value="1214" calcext:value-type="float">
            <text:p>1214</text:p>
          </table:table-cell>
          <table:table-cell table:formula="of:=[.Z24]-[.AC24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42846H00M00S" calcext:value-type="time">
            <text:p>42846:00:00</text:p>
          </table:table-cell>
          <table:table-cell office:value-type="float" office:value="4865.6722" calcext:value-type="float">
            <text:p>4865.6722</text:p>
          </table:table-cell>
          <table:table-cell table:number-columns-repeated="2"/>
          <table:table-cell office:value-type="float" office:value="4865.6722" calcext:value-type="float">
            <text:p>4865.6722</text:p>
          </table:table-cell>
          <table:table-cell table:formula="of:=[.B25]-[.E25]" office:value-type="float" office:value="0" calcext:value-type="float">
            <text:p>0</text:p>
          </table:table-cell>
          <table:table-cell/>
          <table:table-cell office:value-type="float" office:value="5744.7381" calcext:value-type="float">
            <text:p>5744.7381</text:p>
          </table:table-cell>
          <table:table-cell table:formula="of:=[.E25]-[.H25]" office:value-type="float" office:value="-879.0659" calcext:value-type="float">
            <text:p>-879.0659</text:p>
          </table:table-cell>
          <table:table-cell/>
          <table:table-cell office:value-type="float" office:value="5744.7381" calcext:value-type="float">
            <text:p>5744.7381</text:p>
          </table:table-cell>
          <table:table-cell table:formula="of:=[.H25]-[.K25]" office:value-type="float" office:value="0" calcext:value-type="float">
            <text:p>0</text:p>
          </table:table-cell>
          <table:table-cell/>
          <table:table-cell office:value-type="float" office:value="5744.7381" calcext:value-type="float">
            <text:p>5744.7381</text:p>
          </table:table-cell>
          <table:table-cell table:formula="of:=[.K25]-[.N25]" office:value-type="float" office:value="0" calcext:value-type="float">
            <text:p>0</text:p>
          </table:table-cell>
          <table:table-cell/>
          <table:table-cell office:value-type="float" office:value="5744.7381" calcext:value-type="float">
            <text:p>5744.7381</text:p>
          </table:table-cell>
          <table:table-cell table:formula="of:=[.N25]-[.Q25]" office:value-type="float" office:value="0" calcext:value-type="float">
            <text:p>0</text:p>
          </table:table-cell>
          <table:table-cell/>
          <table:table-cell office:value-type="float" office:value="6008" calcext:value-type="float">
            <text:p>6008</text:p>
          </table:table-cell>
          <table:table-cell table:formula="of:=[.Q25]-[.T25]" office:value-type="float" office:value="-263.2619" calcext:value-type="float">
            <text:p>-263.2619</text:p>
          </table:table-cell>
          <table:table-cell/>
          <table:table-cell office:value-type="float" office:value="6008" calcext:value-type="float">
            <text:p>6008</text:p>
          </table:table-cell>
          <table:table-cell table:formula="of:=[.T25]-[.W25]" office:value-type="float" office:value="0" calcext:value-type="float">
            <text:p>0</text:p>
          </table:table-cell>
          <table:table-cell/>
          <table:table-cell office:value-type="float" office:value="6008" calcext:value-type="float">
            <text:p>6008</text:p>
          </table:table-cell>
          <table:table-cell table:number-columns-repeated="2"/>
          <table:table-cell office:value-type="float" office:value="6008" calcext:value-type="float">
            <text:p>6008</text:p>
          </table:table-cell>
          <table:table-cell table:formula="of:=[.Z25]-[.AC25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63524H00M00S" calcext:value-type="time">
            <text:p>63524:00:00</text:p>
          </table:table-cell>
          <table:table-cell office:value-type="float" office:value="797" calcext:value-type="float">
            <text:p>797</text:p>
          </table:table-cell>
          <table:table-cell table:number-columns-repeated="2"/>
          <table:table-cell office:value-type="float" office:value="797" calcext:value-type="float">
            <text:p>797</text:p>
          </table:table-cell>
          <table:table-cell table:formula="of:=[.B26]-[.E26]" office:value-type="float" office:value="0" calcext:value-type="float">
            <text:p>0</text:p>
          </table:table-cell>
          <table:table-cell/>
          <table:table-cell office:value-type="float" office:value="846" calcext:value-type="float">
            <text:p>846</text:p>
          </table:table-cell>
          <table:table-cell table:formula="of:=[.E26]-[.H26]" office:value-type="float" office:value="-49" calcext:value-type="float">
            <text:p>-49</text:p>
          </table:table-cell>
          <table:table-cell/>
          <table:table-cell office:value-type="float" office:value="846" calcext:value-type="float">
            <text:p>846</text:p>
          </table:table-cell>
          <table:table-cell table:formula="of:=[.H26]-[.K26]" office:value-type="float" office:value="0" calcext:value-type="float">
            <text:p>0</text:p>
          </table:table-cell>
          <table:table-cell/>
          <table:table-cell office:value-type="float" office:value="846" calcext:value-type="float">
            <text:p>846</text:p>
          </table:table-cell>
          <table:table-cell table:formula="of:=[.K26]-[.N26]" office:value-type="float" office:value="0" calcext:value-type="float">
            <text:p>0</text:p>
          </table:table-cell>
          <table:table-cell/>
          <table:table-cell office:value-type="float" office:value="846" calcext:value-type="float">
            <text:p>846</text:p>
          </table:table-cell>
          <table:table-cell table:formula="of:=[.N26]-[.Q26]" office:value-type="float" office:value="0" calcext:value-type="float">
            <text:p>0</text:p>
          </table:table-cell>
          <table:table-cell/>
          <table:table-cell office:value-type="float" office:value="846" calcext:value-type="float">
            <text:p>846</text:p>
          </table:table-cell>
          <table:table-cell table:formula="of:=[.Q26]-[.T26]" office:value-type="float" office:value="0" calcext:value-type="float">
            <text:p>0</text:p>
          </table:table-cell>
          <table:table-cell/>
          <table:table-cell office:value-type="float" office:value="846" calcext:value-type="float">
            <text:p>846</text:p>
          </table:table-cell>
          <table:table-cell table:formula="of:=[.T26]-[.W26]" office:value-type="float" office:value="0" calcext:value-type="float">
            <text:p>0</text:p>
          </table:table-cell>
          <table:table-cell/>
          <table:table-cell office:value-type="float" office:value="846" calcext:value-type="float">
            <text:p>846</text:p>
          </table:table-cell>
          <table:table-cell table:number-columns-repeated="2"/>
          <table:table-cell office:value-type="float" office:value="846" calcext:value-type="float">
            <text:p>846</text:p>
          </table:table-cell>
          <table:table-cell table:formula="of:=[.Z26]-[.AC26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61668H00M00S" calcext:value-type="time">
            <text:p>61668:00:00</text:p>
          </table:table-cell>
          <table:table-cell office:value-type="float" office:value="2143" calcext:value-type="float">
            <text:p>2143</text:p>
          </table:table-cell>
          <table:table-cell table:number-columns-repeated="2"/>
          <table:table-cell office:value-type="float" office:value="2143" calcext:value-type="float">
            <text:p>2143</text:p>
          </table:table-cell>
          <table:table-cell table:formula="of:=[.B27]-[.E27]" office:value-type="float" office:value="0" calcext:value-type="float">
            <text:p>0</text:p>
          </table:table-cell>
          <table:table-cell/>
          <table:table-cell office:value-type="float" office:value="2340" calcext:value-type="float">
            <text:p>2340</text:p>
          </table:table-cell>
          <table:table-cell table:formula="of:=[.E27]-[.H27]" office:value-type="float" office:value="-197" calcext:value-type="float">
            <text:p>-197</text:p>
          </table:table-cell>
          <table:table-cell/>
          <table:table-cell office:value-type="float" office:value="2340" calcext:value-type="float">
            <text:p>2340</text:p>
          </table:table-cell>
          <table:table-cell table:formula="of:=[.H27]-[.K27]" office:value-type="float" office:value="0" calcext:value-type="float">
            <text:p>0</text:p>
          </table:table-cell>
          <table:table-cell/>
          <table:table-cell office:value-type="float" office:value="2340" calcext:value-type="float">
            <text:p>2340</text:p>
          </table:table-cell>
          <table:table-cell table:formula="of:=[.K27]-[.N27]" office:value-type="float" office:value="0" calcext:value-type="float">
            <text:p>0</text:p>
          </table:table-cell>
          <table:table-cell/>
          <table:table-cell office:value-type="float" office:value="2340" calcext:value-type="float">
            <text:p>2340</text:p>
          </table:table-cell>
          <table:table-cell table:formula="of:=[.N27]-[.Q27]" office:value-type="float" office:value="0" calcext:value-type="float">
            <text:p>0</text:p>
          </table:table-cell>
          <table:table-cell/>
          <table:table-cell office:value-type="float" office:value="2340" calcext:value-type="float">
            <text:p>2340</text:p>
          </table:table-cell>
          <table:table-cell table:formula="of:=[.Q27]-[.T27]" office:value-type="float" office:value="0" calcext:value-type="float">
            <text:p>0</text:p>
          </table:table-cell>
          <table:table-cell/>
          <table:table-cell office:value-type="float" office:value="2340" calcext:value-type="float">
            <text:p>2340</text:p>
          </table:table-cell>
          <table:table-cell table:formula="of:=[.T27]-[.W27]" office:value-type="float" office:value="0" calcext:value-type="float">
            <text:p>0</text:p>
          </table:table-cell>
          <table:table-cell/>
          <table:table-cell office:value-type="float" office:value="2340" calcext:value-type="float">
            <text:p>2340</text:p>
          </table:table-cell>
          <table:table-cell table:number-columns-repeated="2"/>
          <table:table-cell office:value-type="float" office:value="2340" calcext:value-type="float">
            <text:p>2340</text:p>
          </table:table-cell>
          <table:table-cell table:formula="of:=[.Z27]-[.AC27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46174H00M00S" calcext:value-type="time">
            <text:p>46174:00:00</text:p>
          </table:table-cell>
          <table:table-cell office:value-type="float" office:value="1638.0667" calcext:value-type="float">
            <text:p>1638.0667</text:p>
          </table:table-cell>
          <table:table-cell table:number-columns-repeated="2"/>
          <table:table-cell office:value-type="float" office:value="1638.0667" calcext:value-type="float">
            <text:p>1638.0667</text:p>
          </table:table-cell>
          <table:table-cell table:formula="of:=[.B28]-[.E28]" office:value-type="float" office:value="0" calcext:value-type="float">
            <text:p>0</text:p>
          </table:table-cell>
          <table:table-cell/>
          <table:table-cell office:value-type="float" office:value="2190" calcext:value-type="float">
            <text:p>2190</text:p>
          </table:table-cell>
          <table:table-cell table:formula="of:=[.E28]-[.H28]" office:value-type="float" office:value="-551.9333" calcext:value-type="float">
            <text:p>-551.9333</text:p>
          </table:table-cell>
          <table:table-cell/>
          <table:table-cell office:value-type="float" office:value="2190" calcext:value-type="float">
            <text:p>2190</text:p>
          </table:table-cell>
          <table:table-cell table:formula="of:=[.H28]-[.K28]" office:value-type="float" office:value="0" calcext:value-type="float">
            <text:p>0</text:p>
          </table:table-cell>
          <table:table-cell/>
          <table:table-cell office:value-type="float" office:value="2190" calcext:value-type="float">
            <text:p>2190</text:p>
          </table:table-cell>
          <table:table-cell table:formula="of:=[.K28]-[.N28]" office:value-type="float" office:value="0" calcext:value-type="float">
            <text:p>0</text:p>
          </table:table-cell>
          <table:table-cell/>
          <table:table-cell office:value-type="float" office:value="2190" calcext:value-type="float">
            <text:p>2190</text:p>
          </table:table-cell>
          <table:table-cell table:formula="of:=[.N28]-[.Q28]" office:value-type="float" office:value="0" calcext:value-type="float">
            <text:p>0</text:p>
          </table:table-cell>
          <table:table-cell/>
          <table:table-cell office:value-type="float" office:value="2190" calcext:value-type="float">
            <text:p>2190</text:p>
          </table:table-cell>
          <table:table-cell table:formula="of:=[.Q28]-[.T28]" office:value-type="float" office:value="0" calcext:value-type="float">
            <text:p>0</text:p>
          </table:table-cell>
          <table:table-cell/>
          <table:table-cell office:value-type="float" office:value="2190" calcext:value-type="float">
            <text:p>2190</text:p>
          </table:table-cell>
          <table:table-cell table:formula="of:=[.T28]-[.W28]" office:value-type="float" office:value="0" calcext:value-type="float">
            <text:p>0</text:p>
          </table:table-cell>
          <table:table-cell/>
          <table:table-cell office:value-type="float" office:value="2190" calcext:value-type="float">
            <text:p>2190</text:p>
          </table:table-cell>
          <table:table-cell table:number-columns-repeated="2"/>
          <table:table-cell office:value-type="float" office:value="2190" calcext:value-type="float">
            <text:p>2190</text:p>
          </table:table-cell>
          <table:table-cell table:formula="of:=[.Z28]-[.AC28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22017H00M00S" calcext:value-type="time">
            <text:p>22017:00:00</text:p>
          </table:table-cell>
          <table:table-cell office:value-type="float" office:value="2122.5833" calcext:value-type="float">
            <text:p>2122.5833</text:p>
          </table:table-cell>
          <table:table-cell table:number-columns-repeated="2"/>
          <table:table-cell office:value-type="float" office:value="2122.5833" calcext:value-type="float">
            <text:p>2122.5833</text:p>
          </table:table-cell>
          <table:table-cell table:formula="of:=[.B29]-[.E29]" office:value-type="float" office:value="0" calcext:value-type="float">
            <text:p>0</text:p>
          </table:table-cell>
          <table:table-cell/>
          <table:table-cell office:value-type="float" office:value="2486.9167" calcext:value-type="float">
            <text:p>2486.9167</text:p>
          </table:table-cell>
          <table:table-cell table:formula="of:=[.E29]-[.H29]" office:value-type="float" office:value="-364.3334" calcext:value-type="float">
            <text:p>-364.3334</text:p>
          </table:table-cell>
          <table:table-cell/>
          <table:table-cell office:value-type="float" office:value="2486.9167" calcext:value-type="float">
            <text:p>2486.9167</text:p>
          </table:table-cell>
          <table:table-cell table:formula="of:=[.H29]-[.K29]" office:value-type="float" office:value="0" calcext:value-type="float">
            <text:p>0</text:p>
          </table:table-cell>
          <table:table-cell/>
          <table:table-cell office:value-type="float" office:value="2486.9167" calcext:value-type="float">
            <text:p>2486.9167</text:p>
          </table:table-cell>
          <table:table-cell table:formula="of:=[.K29]-[.N29]" office:value-type="float" office:value="0" calcext:value-type="float">
            <text:p>0</text:p>
          </table:table-cell>
          <table:table-cell/>
          <table:table-cell office:value-type="float" office:value="2486.9167" calcext:value-type="float">
            <text:p>2486.9167</text:p>
          </table:table-cell>
          <table:table-cell table:formula="of:=[.N29]-[.Q29]" office:value-type="float" office:value="0" calcext:value-type="float">
            <text:p>0</text:p>
          </table:table-cell>
          <table:table-cell/>
          <table:table-cell office:value-type="float" office:value="3150" calcext:value-type="float">
            <text:p>3150</text:p>
          </table:table-cell>
          <table:table-cell table:formula="of:=[.Q29]-[.T29]" office:value-type="float" office:value="-663.0833" calcext:value-type="float">
            <text:p>-663.0833</text:p>
          </table:table-cell>
          <table:table-cell/>
          <table:table-cell office:value-type="float" office:value="3150" calcext:value-type="float">
            <text:p>3150</text:p>
          </table:table-cell>
          <table:table-cell table:formula="of:=[.T29]-[.W29]" office:value-type="float" office:value="0" calcext:value-type="float">
            <text:p>0</text:p>
          </table:table-cell>
          <table:table-cell/>
          <table:table-cell office:value-type="float" office:value="3150" calcext:value-type="float">
            <text:p>3150</text:p>
          </table:table-cell>
          <table:table-cell table:number-columns-repeated="2"/>
          <table:table-cell office:value-type="float" office:value="3150" calcext:value-type="float">
            <text:p>3150</text:p>
          </table:table-cell>
          <table:table-cell table:formula="of:=[.Z29]-[.AC29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10338H00M00S" calcext:value-type="time">
            <text:p>10338:00:00</text:p>
          </table:table-cell>
          <table:table-cell office:value-type="float" office:value="4480.1343" calcext:value-type="float">
            <text:p>4480.1343</text:p>
          </table:table-cell>
          <table:table-cell table:number-columns-repeated="2"/>
          <table:table-cell office:value-type="float" office:value="4480.1343" calcext:value-type="float">
            <text:p>4480.1343</text:p>
          </table:table-cell>
          <table:table-cell table:formula="of:=[.B30]-[.E30]" office:value-type="float" office:value="0" calcext:value-type="float">
            <text:p>0</text:p>
          </table:table-cell>
          <table:table-cell/>
          <table:table-cell office:value-type="float" office:value="5567.6" calcext:value-type="float">
            <text:p>5567.6</text:p>
          </table:table-cell>
          <table:table-cell table:formula="of:=[.E30]-[.H30]" office:value-type="float" office:value="-1087.4657" calcext:value-type="float">
            <text:p>-1087.4657</text:p>
          </table:table-cell>
          <table:table-cell/>
          <table:table-cell office:value-type="float" office:value="5567.6" calcext:value-type="float">
            <text:p>5567.6</text:p>
          </table:table-cell>
          <table:table-cell table:formula="of:=[.H30]-[.K30]" office:value-type="float" office:value="0" calcext:value-type="float">
            <text:p>0</text:p>
          </table:table-cell>
          <table:table-cell/>
          <table:table-cell office:value-type="float" office:value="5567.6" calcext:value-type="float">
            <text:p>5567.6</text:p>
          </table:table-cell>
          <table:table-cell table:formula="of:=[.K30]-[.N30]" office:value-type="float" office:value="0" calcext:value-type="float">
            <text:p>0</text:p>
          </table:table-cell>
          <table:table-cell/>
          <table:table-cell office:value-type="float" office:value="5567.6" calcext:value-type="float">
            <text:p>5567.6</text:p>
          </table:table-cell>
          <table:table-cell table:formula="of:=[.N30]-[.Q30]" office:value-type="float" office:value="0" calcext:value-type="float">
            <text:p>0</text:p>
          </table:table-cell>
          <table:table-cell/>
          <table:table-cell office:value-type="float" office:value="6324" calcext:value-type="float">
            <text:p>6324</text:p>
          </table:table-cell>
          <table:table-cell table:formula="of:=[.Q30]-[.T30]" office:value-type="float" office:value="-756.4" calcext:value-type="float">
            <text:p>-756.4</text:p>
          </table:table-cell>
          <table:table-cell/>
          <table:table-cell office:value-type="float" office:value="6324" calcext:value-type="float">
            <text:p>6324</text:p>
          </table:table-cell>
          <table:table-cell table:formula="of:=[.T30]-[.W30]" office:value-type="float" office:value="0" calcext:value-type="float">
            <text:p>0</text:p>
          </table:table-cell>
          <table:table-cell/>
          <table:table-cell office:value-type="float" office:value="6324" calcext:value-type="float">
            <text:p>6324</text:p>
          </table:table-cell>
          <table:table-cell table:number-columns-repeated="2"/>
          <table:table-cell office:value-type="float" office:value="6324" calcext:value-type="float">
            <text:p>6324</text:p>
          </table:table-cell>
          <table:table-cell table:formula="of:=[.Z30]-[.AC30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64143H00M00S" calcext:value-type="time">
            <text:p>64143:00:00</text:p>
          </table:table-cell>
          <table:table-cell office:value-type="float" office:value="3644.3529" calcext:value-type="float">
            <text:p>3644.3529</text:p>
          </table:table-cell>
          <table:table-cell table:number-columns-repeated="2"/>
          <table:table-cell office:value-type="float" office:value="3644.3529" calcext:value-type="float">
            <text:p>3644.3529</text:p>
          </table:table-cell>
          <table:table-cell table:formula="of:=[.B31]-[.E31]" office:value-type="float" office:value="0" calcext:value-type="float">
            <text:p>0</text:p>
          </table:table-cell>
          <table:table-cell/>
          <table:table-cell office:value-type="float" office:value="4130.5" calcext:value-type="float">
            <text:p>4130.5</text:p>
          </table:table-cell>
          <table:table-cell table:formula="of:=[.E31]-[.H31]" office:value-type="float" office:value="-486.1471" calcext:value-type="float">
            <text:p>-486.1471</text:p>
          </table:table-cell>
          <table:table-cell/>
          <table:table-cell office:value-type="float" office:value="4130.5" calcext:value-type="float">
            <text:p>4130.5</text:p>
          </table:table-cell>
          <table:table-cell table:formula="of:=[.H31]-[.K31]" office:value-type="float" office:value="0" calcext:value-type="float">
            <text:p>0</text:p>
          </table:table-cell>
          <table:table-cell/>
          <table:table-cell office:value-type="float" office:value="4130.5" calcext:value-type="float">
            <text:p>4130.5</text:p>
          </table:table-cell>
          <table:table-cell table:formula="of:=[.K31]-[.N31]" office:value-type="float" office:value="0" calcext:value-type="float">
            <text:p>0</text:p>
          </table:table-cell>
          <table:table-cell/>
          <table:table-cell office:value-type="float" office:value="4130.5" calcext:value-type="float">
            <text:p>4130.5</text:p>
          </table:table-cell>
          <table:table-cell table:formula="of:=[.N31]-[.Q31]" office:value-type="float" office:value="0" calcext:value-type="float">
            <text:p>0</text:p>
          </table:table-cell>
          <table:table-cell/>
          <table:table-cell office:value-type="float" office:value="4622" calcext:value-type="float">
            <text:p>4622</text:p>
          </table:table-cell>
          <table:table-cell table:formula="of:=[.Q31]-[.T31]" office:value-type="float" office:value="-491.5" calcext:value-type="float">
            <text:p>-491.5</text:p>
          </table:table-cell>
          <table:table-cell/>
          <table:table-cell office:value-type="float" office:value="4622" calcext:value-type="float">
            <text:p>4622</text:p>
          </table:table-cell>
          <table:table-cell table:formula="of:=[.T31]-[.W31]" office:value-type="float" office:value="0" calcext:value-type="float">
            <text:p>0</text:p>
          </table:table-cell>
          <table:table-cell/>
          <table:table-cell office:value-type="float" office:value="4622" calcext:value-type="float">
            <text:p>4622</text:p>
          </table:table-cell>
          <table:table-cell table:number-columns-repeated="2"/>
          <table:table-cell office:value-type="float" office:value="4622" calcext:value-type="float">
            <text:p>4622</text:p>
          </table:table-cell>
          <table:table-cell table:formula="of:=[.Z31]-[.AC31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5899H00M00S" calcext:value-type="time">
            <text:p>5899:00:00</text:p>
          </table:table-cell>
          <table:table-cell office:value-type="float" office:value="5727.3889" calcext:value-type="float">
            <text:p>5727.3889</text:p>
          </table:table-cell>
          <table:table-cell table:number-columns-repeated="2"/>
          <table:table-cell office:value-type="float" office:value="5727.3889" calcext:value-type="float">
            <text:p>5727.3889</text:p>
          </table:table-cell>
          <table:table-cell table:formula="of:=[.B32]-[.E32]" office:value-type="float" office:value="0" calcext:value-type="float">
            <text:p>0</text:p>
          </table:table-cell>
          <table:table-cell/>
          <table:table-cell office:value-type="float" office:value="6301.4444" calcext:value-type="float">
            <text:p>6301.4444</text:p>
          </table:table-cell>
          <table:table-cell table:formula="of:=[.E32]-[.H32]" office:value-type="float" office:value="-574.0555" calcext:value-type="float">
            <text:p>-574.0555</text:p>
          </table:table-cell>
          <table:table-cell/>
          <table:table-cell office:value-type="float" office:value="6301.4444" calcext:value-type="float">
            <text:p>6301.4444</text:p>
          </table:table-cell>
          <table:table-cell table:formula="of:=[.H32]-[.K32]" office:value-type="float" office:value="0" calcext:value-type="float">
            <text:p>0</text:p>
          </table:table-cell>
          <table:table-cell/>
          <table:table-cell office:value-type="float" office:value="6301.4444" calcext:value-type="float">
            <text:p>6301.4444</text:p>
          </table:table-cell>
          <table:table-cell table:formula="of:=[.K32]-[.N32]" office:value-type="float" office:value="0" calcext:value-type="float">
            <text:p>0</text:p>
          </table:table-cell>
          <table:table-cell/>
          <table:table-cell office:value-type="float" office:value="6301.4444" calcext:value-type="float">
            <text:p>6301.4444</text:p>
          </table:table-cell>
          <table:table-cell table:formula="of:=[.N32]-[.Q32]" office:value-type="float" office:value="0" calcext:value-type="float">
            <text:p>0</text:p>
          </table:table-cell>
          <table:table-cell/>
          <table:table-cell office:value-type="float" office:value="10028" calcext:value-type="float">
            <text:p>10028</text:p>
          </table:table-cell>
          <table:table-cell table:formula="of:=[.Q32]-[.T32]" office:value-type="float" office:value="-3726.5556" calcext:value-type="float">
            <text:p>-3726.5556</text:p>
          </table:table-cell>
          <table:table-cell/>
          <table:table-cell office:value-type="float" office:value="10028" calcext:value-type="float">
            <text:p>10028</text:p>
          </table:table-cell>
          <table:table-cell table:formula="of:=[.T32]-[.W32]" office:value-type="float" office:value="0" calcext:value-type="float">
            <text:p>0</text:p>
          </table:table-cell>
          <table:table-cell/>
          <table:table-cell office:value-type="float" office:value="10028" calcext:value-type="float">
            <text:p>10028</text:p>
          </table:table-cell>
          <table:table-cell table:number-columns-repeated="2"/>
          <table:table-cell office:value-type="float" office:value="10028" calcext:value-type="float">
            <text:p>10028</text:p>
          </table:table-cell>
          <table:table-cell table:formula="of:=[.Z32]-[.AC32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2798H00M00S" calcext:value-type="time">
            <text:p>2798:00:00</text:p>
          </table:table-cell>
          <table:table-cell office:value-type="float" office:value="1230" calcext:value-type="float">
            <text:p>1230</text:p>
          </table:table-cell>
          <table:table-cell table:number-columns-repeated="2"/>
          <table:table-cell office:value-type="float" office:value="1230" calcext:value-type="float">
            <text:p>1230</text:p>
          </table:table-cell>
          <table:table-cell table:formula="of:=[.B33]-[.E33]" office:value-type="float" office:value="0" calcext:value-type="float">
            <text:p>0</text:p>
          </table:table-cell>
          <table:table-cell/>
          <table:table-cell office:value-type="float" office:value="1230" calcext:value-type="float">
            <text:p>1230</text:p>
          </table:table-cell>
          <table:table-cell table:formula="of:=[.E33]-[.H33]" office:value-type="float" office:value="0" calcext:value-type="float">
            <text:p>0</text:p>
          </table:table-cell>
          <table:table-cell/>
          <table:table-cell office:value-type="float" office:value="1230" calcext:value-type="float">
            <text:p>1230</text:p>
          </table:table-cell>
          <table:table-cell table:formula="of:=[.H33]-[.K33]" office:value-type="float" office:value="0" calcext:value-type="float">
            <text:p>0</text:p>
          </table:table-cell>
          <table:table-cell/>
          <table:table-cell office:value-type="float" office:value="1230" calcext:value-type="float">
            <text:p>1230</text:p>
          </table:table-cell>
          <table:table-cell table:formula="of:=[.K33]-[.N33]" office:value-type="float" office:value="0" calcext:value-type="float">
            <text:p>0</text:p>
          </table:table-cell>
          <table:table-cell/>
          <table:table-cell office:value-type="float" office:value="1230" calcext:value-type="float">
            <text:p>1230</text:p>
          </table:table-cell>
          <table:table-cell table:formula="of:=[.N33]-[.Q33]" office:value-type="float" office:value="0" calcext:value-type="float">
            <text:p>0</text:p>
          </table:table-cell>
          <table:table-cell/>
          <table:table-cell office:value-type="float" office:value="1230" calcext:value-type="float">
            <text:p>1230</text:p>
          </table:table-cell>
          <table:table-cell table:formula="of:=[.Q33]-[.T33]" office:value-type="float" office:value="0" calcext:value-type="float">
            <text:p>0</text:p>
          </table:table-cell>
          <table:table-cell/>
          <table:table-cell office:value-type="float" office:value="1230" calcext:value-type="float">
            <text:p>1230</text:p>
          </table:table-cell>
          <table:table-cell table:formula="of:=[.T33]-[.W33]" office:value-type="float" office:value="0" calcext:value-type="float">
            <text:p>0</text:p>
          </table:table-cell>
          <table:table-cell/>
          <table:table-cell office:value-type="float" office:value="1230" calcext:value-type="float">
            <text:p>1230</text:p>
          </table:table-cell>
          <table:table-cell table:number-columns-repeated="2"/>
          <table:table-cell office:value-type="float" office:value="1230" calcext:value-type="float">
            <text:p>1230</text:p>
          </table:table-cell>
          <table:table-cell table:formula="of:=[.Z33]-[.AC33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3895H00M00S" calcext:value-type="time">
            <text:p>3895:00:00</text:p>
          </table:table-cell>
          <table:table-cell office:value-type="float" office:value="2133.5" calcext:value-type="float">
            <text:p>2133.5</text:p>
          </table:table-cell>
          <table:table-cell table:number-columns-repeated="2"/>
          <table:table-cell office:value-type="float" office:value="2133.5" calcext:value-type="float">
            <text:p>2133.5</text:p>
          </table:table-cell>
          <table:table-cell table:formula="of:=[.B34]-[.E34]" office:value-type="float" office:value="0" calcext:value-type="float">
            <text:p>0</text:p>
          </table:table-cell>
          <table:table-cell/>
          <table:table-cell office:value-type="float" office:value="2562" calcext:value-type="float">
            <text:p>2562</text:p>
          </table:table-cell>
          <table:table-cell table:formula="of:=[.E34]-[.H34]" office:value-type="float" office:value="-428.5" calcext:value-type="float">
            <text:p>-428.5</text:p>
          </table:table-cell>
          <table:table-cell/>
          <table:table-cell office:value-type="float" office:value="2562" calcext:value-type="float">
            <text:p>2562</text:p>
          </table:table-cell>
          <table:table-cell table:formula="of:=[.H34]-[.K34]" office:value-type="float" office:value="0" calcext:value-type="float">
            <text:p>0</text:p>
          </table:table-cell>
          <table:table-cell/>
          <table:table-cell office:value-type="float" office:value="2562" calcext:value-type="float">
            <text:p>2562</text:p>
          </table:table-cell>
          <table:table-cell table:formula="of:=[.K34]-[.N34]" office:value-type="float" office:value="0" calcext:value-type="float">
            <text:p>0</text:p>
          </table:table-cell>
          <table:table-cell/>
          <table:table-cell office:value-type="float" office:value="2562" calcext:value-type="float">
            <text:p>2562</text:p>
          </table:table-cell>
          <table:table-cell table:formula="of:=[.N34]-[.Q34]" office:value-type="float" office:value="0" calcext:value-type="float">
            <text:p>0</text:p>
          </table:table-cell>
          <table:table-cell/>
          <table:table-cell office:value-type="float" office:value="2562" calcext:value-type="float">
            <text:p>2562</text:p>
          </table:table-cell>
          <table:table-cell table:formula="of:=[.Q34]-[.T34]" office:value-type="float" office:value="0" calcext:value-type="float">
            <text:p>0</text:p>
          </table:table-cell>
          <table:table-cell/>
          <table:table-cell office:value-type="float" office:value="2562" calcext:value-type="float">
            <text:p>2562</text:p>
          </table:table-cell>
          <table:table-cell table:formula="of:=[.T34]-[.W34]" office:value-type="float" office:value="0" calcext:value-type="float">
            <text:p>0</text:p>
          </table:table-cell>
          <table:table-cell/>
          <table:table-cell office:value-type="float" office:value="2562" calcext:value-type="float">
            <text:p>2562</text:p>
          </table:table-cell>
          <table:table-cell table:number-columns-repeated="2"/>
          <table:table-cell office:value-type="float" office:value="2562" calcext:value-type="float">
            <text:p>2562</text:p>
          </table:table-cell>
          <table:table-cell table:formula="of:=[.Z34]-[.AC34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7783H00M00S" calcext:value-type="time">
            <text:p>7783:00:00</text:p>
          </table:table-cell>
          <table:table-cell office:value-type="float" office:value="2767.9091" calcext:value-type="float">
            <text:p>2767.9091</text:p>
          </table:table-cell>
          <table:table-cell table:number-columns-repeated="2"/>
          <table:table-cell office:value-type="float" office:value="2767.9091" calcext:value-type="float">
            <text:p>2767.9091</text:p>
          </table:table-cell>
          <table:table-cell table:formula="of:=[.B35]-[.E35]" office:value-type="float" office:value="0" calcext:value-type="float">
            <text:p>0</text:p>
          </table:table-cell>
          <table:table-cell/>
          <table:table-cell office:value-type="float" office:value="3117" calcext:value-type="float">
            <text:p>3117</text:p>
          </table:table-cell>
          <table:table-cell table:formula="of:=[.E35]-[.H35]" office:value-type="float" office:value="-349.0909" calcext:value-type="float">
            <text:p>-349.0909</text:p>
          </table:table-cell>
          <table:table-cell/>
          <table:table-cell office:value-type="float" office:value="3117" calcext:value-type="float">
            <text:p>3117</text:p>
          </table:table-cell>
          <table:table-cell table:formula="of:=[.H35]-[.K35]" office:value-type="float" office:value="0" calcext:value-type="float">
            <text:p>0</text:p>
          </table:table-cell>
          <table:table-cell/>
          <table:table-cell office:value-type="float" office:value="3117" calcext:value-type="float">
            <text:p>3117</text:p>
          </table:table-cell>
          <table:table-cell table:formula="of:=[.K35]-[.N35]" office:value-type="float" office:value="0" calcext:value-type="float">
            <text:p>0</text:p>
          </table:table-cell>
          <table:table-cell/>
          <table:table-cell office:value-type="float" office:value="3117" calcext:value-type="float">
            <text:p>3117</text:p>
          </table:table-cell>
          <table:table-cell table:formula="of:=[.N35]-[.Q35]" office:value-type="float" office:value="0" calcext:value-type="float">
            <text:p>0</text:p>
          </table:table-cell>
          <table:table-cell/>
          <table:table-cell office:value-type="float" office:value="3682" calcext:value-type="float">
            <text:p>3682</text:p>
          </table:table-cell>
          <table:table-cell table:formula="of:=[.Q35]-[.T35]" office:value-type="float" office:value="-565" calcext:value-type="float">
            <text:p>-565</text:p>
          </table:table-cell>
          <table:table-cell/>
          <table:table-cell office:value-type="float" office:value="3682" calcext:value-type="float">
            <text:p>3682</text:p>
          </table:table-cell>
          <table:table-cell table:formula="of:=[.T35]-[.W35]" office:value-type="float" office:value="0" calcext:value-type="float">
            <text:p>0</text:p>
          </table:table-cell>
          <table:table-cell/>
          <table:table-cell office:value-type="float" office:value="3682" calcext:value-type="float">
            <text:p>3682</text:p>
          </table:table-cell>
          <table:table-cell table:number-columns-repeated="2"/>
          <table:table-cell office:value-type="float" office:value="3682" calcext:value-type="float">
            <text:p>3682</text:p>
          </table:table-cell>
          <table:table-cell table:formula="of:=[.Z35]-[.AC35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29317H00M00S" calcext:value-type="time">
            <text:p>29317:00:00</text:p>
          </table:table-cell>
          <table:table-cell office:value-type="float" office:value="1481" calcext:value-type="float">
            <text:p>1481</text:p>
          </table:table-cell>
          <table:table-cell table:number-columns-repeated="2"/>
          <table:table-cell office:value-type="float" office:value="1481" calcext:value-type="float">
            <text:p>1481</text:p>
          </table:table-cell>
          <table:table-cell table:formula="of:=[.B36]-[.E36]" office:value-type="float" office:value="0" calcext:value-type="float">
            <text:p>0</text:p>
          </table:table-cell>
          <table:table-cell/>
          <table:table-cell office:value-type="float" office:value="1950" calcext:value-type="float">
            <text:p>1950</text:p>
          </table:table-cell>
          <table:table-cell table:formula="of:=[.E36]-[.H36]" office:value-type="float" office:value="-469" calcext:value-type="float">
            <text:p>-469</text:p>
          </table:table-cell>
          <table:table-cell/>
          <table:table-cell office:value-type="float" office:value="1950" calcext:value-type="float">
            <text:p>1950</text:p>
          </table:table-cell>
          <table:table-cell table:formula="of:=[.H36]-[.K36]" office:value-type="float" office:value="0" calcext:value-type="float">
            <text:p>0</text:p>
          </table:table-cell>
          <table:table-cell/>
          <table:table-cell office:value-type="float" office:value="1950" calcext:value-type="float">
            <text:p>1950</text:p>
          </table:table-cell>
          <table:table-cell table:formula="of:=[.K36]-[.N36]" office:value-type="float" office:value="0" calcext:value-type="float">
            <text:p>0</text:p>
          </table:table-cell>
          <table:table-cell/>
          <table:table-cell office:value-type="float" office:value="1950" calcext:value-type="float">
            <text:p>1950</text:p>
          </table:table-cell>
          <table:table-cell table:formula="of:=[.N36]-[.Q36]" office:value-type="float" office:value="0" calcext:value-type="float">
            <text:p>0</text:p>
          </table:table-cell>
          <table:table-cell/>
          <table:table-cell office:value-type="float" office:value="1950" calcext:value-type="float">
            <text:p>1950</text:p>
          </table:table-cell>
          <table:table-cell table:formula="of:=[.Q36]-[.T36]" office:value-type="float" office:value="0" calcext:value-type="float">
            <text:p>0</text:p>
          </table:table-cell>
          <table:table-cell/>
          <table:table-cell office:value-type="float" office:value="1950" calcext:value-type="float">
            <text:p>1950</text:p>
          </table:table-cell>
          <table:table-cell table:formula="of:=[.T36]-[.W36]" office:value-type="float" office:value="0" calcext:value-type="float">
            <text:p>0</text:p>
          </table:table-cell>
          <table:table-cell/>
          <table:table-cell office:value-type="float" office:value="1950" calcext:value-type="float">
            <text:p>1950</text:p>
          </table:table-cell>
          <table:table-cell table:number-columns-repeated="2"/>
          <table:table-cell office:value-type="float" office:value="1950" calcext:value-type="float">
            <text:p>1950</text:p>
          </table:table-cell>
          <table:table-cell table:formula="of:=[.Z36]-[.AC36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13167H00M00S" calcext:value-type="time">
            <text:p>13167:00:00</text:p>
          </table:table-cell>
          <table:table-cell office:value-type="float" office:value="3611.5212" calcext:value-type="float">
            <text:p>3611.5212</text:p>
          </table:table-cell>
          <table:table-cell table:number-columns-repeated="2"/>
          <table:table-cell office:value-type="float" office:value="3611.5212" calcext:value-type="float">
            <text:p>3611.5212</text:p>
          </table:table-cell>
          <table:table-cell table:formula="of:=[.B37]-[.E37]" office:value-type="float" office:value="0" calcext:value-type="float">
            <text:p>0</text:p>
          </table:table-cell>
          <table:table-cell/>
          <table:table-cell office:value-type="float" office:value="3978" calcext:value-type="float">
            <text:p>3978</text:p>
          </table:table-cell>
          <table:table-cell table:formula="of:=[.E37]-[.H37]" office:value-type="float" office:value="-366.4788" calcext:value-type="float">
            <text:p>-366.4788</text:p>
          </table:table-cell>
          <table:table-cell/>
          <table:table-cell office:value-type="float" office:value="3978" calcext:value-type="float">
            <text:p>3978</text:p>
          </table:table-cell>
          <table:table-cell table:formula="of:=[.H37]-[.K37]" office:value-type="float" office:value="0" calcext:value-type="float">
            <text:p>0</text:p>
          </table:table-cell>
          <table:table-cell/>
          <table:table-cell office:value-type="float" office:value="3978" calcext:value-type="float">
            <text:p>3978</text:p>
          </table:table-cell>
          <table:table-cell table:formula="of:=[.K37]-[.N37]" office:value-type="float" office:value="0" calcext:value-type="float">
            <text:p>0</text:p>
          </table:table-cell>
          <table:table-cell/>
          <table:table-cell office:value-type="float" office:value="3978" calcext:value-type="float">
            <text:p>3978</text:p>
          </table:table-cell>
          <table:table-cell table:formula="of:=[.N37]-[.Q37]" office:value-type="float" office:value="0" calcext:value-type="float">
            <text:p>0</text:p>
          </table:table-cell>
          <table:table-cell/>
          <table:table-cell office:value-type="float" office:value="3978" calcext:value-type="float">
            <text:p>3978</text:p>
          </table:table-cell>
          <table:table-cell table:formula="of:=[.Q37]-[.T37]" office:value-type="float" office:value="0" calcext:value-type="float">
            <text:p>0</text:p>
          </table:table-cell>
          <table:table-cell/>
          <table:table-cell office:value-type="float" office:value="3978" calcext:value-type="float">
            <text:p>3978</text:p>
          </table:table-cell>
          <table:table-cell table:formula="of:=[.T37]-[.W37]" office:value-type="float" office:value="0" calcext:value-type="float">
            <text:p>0</text:p>
          </table:table-cell>
          <table:table-cell/>
          <table:table-cell office:value-type="float" office:value="3978" calcext:value-type="float">
            <text:p>3978</text:p>
          </table:table-cell>
          <table:table-cell table:number-columns-repeated="2"/>
          <table:table-cell office:value-type="float" office:value="3978" calcext:value-type="float">
            <text:p>3978</text:p>
          </table:table-cell>
          <table:table-cell table:formula="of:=[.Z37]-[.AC37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58523H00M00S" calcext:value-type="time">
            <text:p>58523:00:00</text:p>
          </table:table-cell>
          <table:table-cell office:value-type="float" office:value="4383.3529" calcext:value-type="float">
            <text:p>4383.3529</text:p>
          </table:table-cell>
          <table:table-cell table:number-columns-repeated="2"/>
          <table:table-cell office:value-type="float" office:value="4383.3529" calcext:value-type="float">
            <text:p>4383.3529</text:p>
          </table:table-cell>
          <table:table-cell table:formula="of:=[.B38]-[.E38]" office:value-type="float" office:value="0" calcext:value-type="float">
            <text:p>0</text:p>
          </table:table-cell>
          <table:table-cell/>
          <table:table-cell office:value-type="float" office:value="5018" calcext:value-type="float">
            <text:p>5018</text:p>
          </table:table-cell>
          <table:table-cell table:formula="of:=[.E38]-[.H38]" office:value-type="float" office:value="-634.6471" calcext:value-type="float">
            <text:p>-634.6471</text:p>
          </table:table-cell>
          <table:table-cell/>
          <table:table-cell office:value-type="float" office:value="5018" calcext:value-type="float">
            <text:p>5018</text:p>
          </table:table-cell>
          <table:table-cell table:formula="of:=[.H38]-[.K38]" office:value-type="float" office:value="0" calcext:value-type="float">
            <text:p>0</text:p>
          </table:table-cell>
          <table:table-cell/>
          <table:table-cell office:value-type="float" office:value="5018" calcext:value-type="float">
            <text:p>5018</text:p>
          </table:table-cell>
          <table:table-cell table:formula="of:=[.K38]-[.N38]" office:value-type="float" office:value="0" calcext:value-type="float">
            <text:p>0</text:p>
          </table:table-cell>
          <table:table-cell/>
          <table:table-cell office:value-type="float" office:value="5018" calcext:value-type="float">
            <text:p>5018</text:p>
          </table:table-cell>
          <table:table-cell table:formula="of:=[.N38]-[.Q38]" office:value-type="float" office:value="0" calcext:value-type="float">
            <text:p>0</text:p>
          </table:table-cell>
          <table:table-cell/>
          <table:table-cell office:value-type="float" office:value="5018" calcext:value-type="float">
            <text:p>5018</text:p>
          </table:table-cell>
          <table:table-cell table:formula="of:=[.Q38]-[.T38]" office:value-type="float" office:value="0" calcext:value-type="float">
            <text:p>0</text:p>
          </table:table-cell>
          <table:table-cell/>
          <table:table-cell office:value-type="float" office:value="5018" calcext:value-type="float">
            <text:p>5018</text:p>
          </table:table-cell>
          <table:table-cell table:formula="of:=[.T38]-[.W38]" office:value-type="float" office:value="0" calcext:value-type="float">
            <text:p>0</text:p>
          </table:table-cell>
          <table:table-cell/>
          <table:table-cell office:value-type="float" office:value="5018" calcext:value-type="float">
            <text:p>5018</text:p>
          </table:table-cell>
          <table:table-cell table:number-columns-repeated="2"/>
          <table:table-cell office:value-type="float" office:value="5018" calcext:value-type="float">
            <text:p>5018</text:p>
          </table:table-cell>
          <table:table-cell table:formula="of:=[.Z38]-[.AC38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31687H00M00S" calcext:value-type="time">
            <text:p>31687:00:00</text:p>
          </table:table-cell>
          <table:table-cell office:value-type="float" office:value="3641.2778" calcext:value-type="float">
            <text:p>3641.2778</text:p>
          </table:table-cell>
          <table:table-cell table:number-columns-repeated="2"/>
          <table:table-cell office:value-type="float" office:value="3641.2778" calcext:value-type="float">
            <text:p>3641.2778</text:p>
          </table:table-cell>
          <table:table-cell table:formula="of:=[.B39]-[.E39]" office:value-type="float" office:value="0" calcext:value-type="float">
            <text:p>0</text:p>
          </table:table-cell>
          <table:table-cell/>
          <table:table-cell office:value-type="float" office:value="4216" calcext:value-type="float">
            <text:p>4216</text:p>
          </table:table-cell>
          <table:table-cell table:formula="of:=[.E39]-[.H39]" office:value-type="float" office:value="-574.7222" calcext:value-type="float">
            <text:p>-574.7222</text:p>
          </table:table-cell>
          <table:table-cell/>
          <table:table-cell office:value-type="float" office:value="4216" calcext:value-type="float">
            <text:p>4216</text:p>
          </table:table-cell>
          <table:table-cell table:formula="of:=[.H39]-[.K39]" office:value-type="float" office:value="0" calcext:value-type="float">
            <text:p>0</text:p>
          </table:table-cell>
          <table:table-cell/>
          <table:table-cell office:value-type="float" office:value="4216" calcext:value-type="float">
            <text:p>4216</text:p>
          </table:table-cell>
          <table:table-cell table:formula="of:=[.K39]-[.N39]" office:value-type="float" office:value="0" calcext:value-type="float">
            <text:p>0</text:p>
          </table:table-cell>
          <table:table-cell/>
          <table:table-cell office:value-type="float" office:value="4216" calcext:value-type="float">
            <text:p>4216</text:p>
          </table:table-cell>
          <table:table-cell table:formula="of:=[.N39]-[.Q39]" office:value-type="float" office:value="0" calcext:value-type="float">
            <text:p>0</text:p>
          </table:table-cell>
          <table:table-cell/>
          <table:table-cell office:value-type="float" office:value="4546" calcext:value-type="float">
            <text:p>4546</text:p>
          </table:table-cell>
          <table:table-cell table:formula="of:=[.Q39]-[.T39]" office:value-type="float" office:value="-330" calcext:value-type="float">
            <text:p>-330</text:p>
          </table:table-cell>
          <table:table-cell/>
          <table:table-cell office:value-type="float" office:value="4546" calcext:value-type="float">
            <text:p>4546</text:p>
          </table:table-cell>
          <table:table-cell table:formula="of:=[.T39]-[.W39]" office:value-type="float" office:value="0" calcext:value-type="float">
            <text:p>0</text:p>
          </table:table-cell>
          <table:table-cell/>
          <table:table-cell office:value-type="float" office:value="4546" calcext:value-type="float">
            <text:p>4546</text:p>
          </table:table-cell>
          <table:table-cell table:number-columns-repeated="2"/>
          <table:table-cell office:value-type="float" office:value="4546" calcext:value-type="float">
            <text:p>4546</text:p>
          </table:table-cell>
          <table:table-cell table:formula="of:=[.Z39]-[.AC39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1343H00M00S" calcext:value-type="time">
            <text:p>1343:00:00</text:p>
          </table:table-cell>
          <table:table-cell office:value-type="float" office:value="370" calcext:value-type="float">
            <text:p>370</text:p>
          </table:table-cell>
          <table:table-cell table:number-columns-repeated="2"/>
          <table:table-cell office:value-type="float" office:value="370" calcext:value-type="float">
            <text:p>370</text:p>
          </table:table-cell>
          <table:table-cell table:formula="of:=[.B40]-[.E40]" office:value-type="float" office:value="0" calcext:value-type="float">
            <text:p>0</text:p>
          </table:table-cell>
          <table:table-cell/>
          <table:table-cell office:value-type="float" office:value="370" calcext:value-type="float">
            <text:p>370</text:p>
          </table:table-cell>
          <table:table-cell table:formula="of:=[.E40]-[.H40]" office:value-type="float" office:value="0" calcext:value-type="float">
            <text:p>0</text:p>
          </table:table-cell>
          <table:table-cell/>
          <table:table-cell office:value-type="float" office:value="370" calcext:value-type="float">
            <text:p>370</text:p>
          </table:table-cell>
          <table:table-cell table:formula="of:=[.H40]-[.K40]" office:value-type="float" office:value="0" calcext:value-type="float">
            <text:p>0</text:p>
          </table:table-cell>
          <table:table-cell/>
          <table:table-cell office:value-type="float" office:value="370" calcext:value-type="float">
            <text:p>370</text:p>
          </table:table-cell>
          <table:table-cell table:formula="of:=[.K40]-[.N40]" office:value-type="float" office:value="0" calcext:value-type="float">
            <text:p>0</text:p>
          </table:table-cell>
          <table:table-cell/>
          <table:table-cell office:value-type="float" office:value="370" calcext:value-type="float">
            <text:p>370</text:p>
          </table:table-cell>
          <table:table-cell table:formula="of:=[.N40]-[.Q40]" office:value-type="float" office:value="0" calcext:value-type="float">
            <text:p>0</text:p>
          </table:table-cell>
          <table:table-cell/>
          <table:table-cell office:value-type="float" office:value="370" calcext:value-type="float">
            <text:p>370</text:p>
          </table:table-cell>
          <table:table-cell table:formula="of:=[.Q40]-[.T40]" office:value-type="float" office:value="0" calcext:value-type="float">
            <text:p>0</text:p>
          </table:table-cell>
          <table:table-cell/>
          <table:table-cell office:value-type="float" office:value="370" calcext:value-type="float">
            <text:p>370</text:p>
          </table:table-cell>
          <table:table-cell table:formula="of:=[.T40]-[.W40]" office:value-type="float" office:value="0" calcext:value-type="float">
            <text:p>0</text:p>
          </table:table-cell>
          <table:table-cell/>
          <table:table-cell office:value-type="float" office:value="370" calcext:value-type="float">
            <text:p>370</text:p>
          </table:table-cell>
          <table:table-cell table:number-columns-repeated="2"/>
          <table:table-cell office:value-type="float" office:value="370" calcext:value-type="float">
            <text:p>370</text:p>
          </table:table-cell>
          <table:table-cell table:formula="of:=[.Z40]-[.AC40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65213H00M00S" calcext:value-type="time">
            <text:p>65213:00:00</text:p>
          </table:table-cell>
          <table:table-cell office:value-type="float" office:value="5453.5556" calcext:value-type="float">
            <text:p>5453.5556</text:p>
          </table:table-cell>
          <table:table-cell table:number-columns-repeated="2"/>
          <table:table-cell office:value-type="float" office:value="5453.5556" calcext:value-type="float">
            <text:p>5453.5556</text:p>
          </table:table-cell>
          <table:table-cell table:formula="of:=[.B41]-[.E41]" office:value-type="float" office:value="0" calcext:value-type="float">
            <text:p>0</text:p>
          </table:table-cell>
          <table:table-cell/>
          <table:table-cell office:value-type="float" office:value="7229.8" calcext:value-type="float">
            <text:p>7229.8</text:p>
          </table:table-cell>
          <table:table-cell table:formula="of:=[.E41]-[.H41]" office:value-type="float" office:value="-1776.2444" calcext:value-type="float">
            <text:p>-1776.2444</text:p>
          </table:table-cell>
          <table:table-cell/>
          <table:table-cell office:value-type="float" office:value="7229.8" calcext:value-type="float">
            <text:p>7229.8</text:p>
          </table:table-cell>
          <table:table-cell table:formula="of:=[.H41]-[.K41]" office:value-type="float" office:value="0" calcext:value-type="float">
            <text:p>0</text:p>
          </table:table-cell>
          <table:table-cell/>
          <table:table-cell office:value-type="float" office:value="7229.8" calcext:value-type="float">
            <text:p>7229.8</text:p>
          </table:table-cell>
          <table:table-cell table:formula="of:=[.K41]-[.N41]" office:value-type="float" office:value="0" calcext:value-type="float">
            <text:p>0</text:p>
          </table:table-cell>
          <table:table-cell/>
          <table:table-cell office:value-type="float" office:value="7229.8" calcext:value-type="float">
            <text:p>7229.8</text:p>
          </table:table-cell>
          <table:table-cell table:formula="of:=[.N41]-[.Q41]" office:value-type="float" office:value="0" calcext:value-type="float">
            <text:p>0</text:p>
          </table:table-cell>
          <table:table-cell/>
          <table:table-cell office:value-type="float" office:value="7446" calcext:value-type="float">
            <text:p>7446</text:p>
          </table:table-cell>
          <table:table-cell table:formula="of:=[.Q41]-[.T41]" office:value-type="float" office:value="-216.2" calcext:value-type="float">
            <text:p>-216.2</text:p>
          </table:table-cell>
          <table:table-cell/>
          <table:table-cell office:value-type="float" office:value="7446" calcext:value-type="float">
            <text:p>7446</text:p>
          </table:table-cell>
          <table:table-cell table:formula="of:=[.T41]-[.W41]" office:value-type="float" office:value="0" calcext:value-type="float">
            <text:p>0</text:p>
          </table:table-cell>
          <table:table-cell/>
          <table:table-cell office:value-type="float" office:value="7446" calcext:value-type="float">
            <text:p>7446</text:p>
          </table:table-cell>
          <table:table-cell table:number-columns-repeated="2"/>
          <table:table-cell office:value-type="float" office:value="7446" calcext:value-type="float">
            <text:p>7446</text:p>
          </table:table-cell>
          <table:table-cell table:formula="of:=[.Z41]-[.AC41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27999H00M00S" calcext:value-type="time">
            <text:p>27999:00:00</text:p>
          </table:table-cell>
          <table:table-cell office:value-type="float" office:value="347" calcext:value-type="float">
            <text:p>347</text:p>
          </table:table-cell>
          <table:table-cell table:number-columns-repeated="2"/>
          <table:table-cell office:value-type="float" office:value="347" calcext:value-type="float">
            <text:p>347</text:p>
          </table:table-cell>
          <table:table-cell table:formula="of:=[.B42]-[.E42]" office:value-type="float" office:value="0" calcext:value-type="float">
            <text:p>0</text:p>
          </table:table-cell>
          <table:table-cell/>
          <table:table-cell office:value-type="float" office:value="400" calcext:value-type="float">
            <text:p>400</text:p>
          </table:table-cell>
          <table:table-cell table:formula="of:=[.E42]-[.H42]" office:value-type="float" office:value="-53" calcext:value-type="float">
            <text:p>-53</text:p>
          </table:table-cell>
          <table:table-cell/>
          <table:table-cell office:value-type="float" office:value="400" calcext:value-type="float">
            <text:p>400</text:p>
          </table:table-cell>
          <table:table-cell table:formula="of:=[.H42]-[.K42]" office:value-type="float" office:value="0" calcext:value-type="float">
            <text:p>0</text:p>
          </table:table-cell>
          <table:table-cell/>
          <table:table-cell office:value-type="float" office:value="400" calcext:value-type="float">
            <text:p>400</text:p>
          </table:table-cell>
          <table:table-cell table:formula="of:=[.K42]-[.N42]" office:value-type="float" office:value="0" calcext:value-type="float">
            <text:p>0</text:p>
          </table:table-cell>
          <table:table-cell/>
          <table:table-cell office:value-type="float" office:value="400" calcext:value-type="float">
            <text:p>400</text:p>
          </table:table-cell>
          <table:table-cell table:formula="of:=[.N42]-[.Q42]" office:value-type="float" office:value="0" calcext:value-type="float">
            <text:p>0</text:p>
          </table:table-cell>
          <table:table-cell/>
          <table:table-cell office:value-type="float" office:value="400" calcext:value-type="float">
            <text:p>400</text:p>
          </table:table-cell>
          <table:table-cell table:formula="of:=[.Q42]-[.T42]" office:value-type="float" office:value="0" calcext:value-type="float">
            <text:p>0</text:p>
          </table:table-cell>
          <table:table-cell/>
          <table:table-cell office:value-type="float" office:value="400" calcext:value-type="float">
            <text:p>400</text:p>
          </table:table-cell>
          <table:table-cell table:formula="of:=[.T42]-[.W42]" office:value-type="float" office:value="0" calcext:value-type="float">
            <text:p>0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formula="of:=[.Z42]-[.AC42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16337H00M00S" calcext:value-type="time">
            <text:p>16337:00:00</text:p>
          </table:table-cell>
          <table:table-cell office:value-type="float" office:value="5348.7778" calcext:value-type="float">
            <text:p>5348.7778</text:p>
          </table:table-cell>
          <table:table-cell table:number-columns-repeated="2"/>
          <table:table-cell office:value-type="float" office:value="5348.7778" calcext:value-type="float">
            <text:p>5348.7778</text:p>
          </table:table-cell>
          <table:table-cell table:formula="of:=[.B43]-[.E43]" office:value-type="float" office:value="0" calcext:value-type="float">
            <text:p>0</text:p>
          </table:table-cell>
          <table:table-cell/>
          <table:table-cell office:value-type="float" office:value="6278.3333" calcext:value-type="float">
            <text:p>6278.3333</text:p>
          </table:table-cell>
          <table:table-cell table:formula="of:=[.E43]-[.H43]" office:value-type="float" office:value="-929.5555" calcext:value-type="float">
            <text:p>-929.5555</text:p>
          </table:table-cell>
          <table:table-cell/>
          <table:table-cell office:value-type="float" office:value="6278.3333" calcext:value-type="float">
            <text:p>6278.3333</text:p>
          </table:table-cell>
          <table:table-cell table:formula="of:=[.H43]-[.K43]" office:value-type="float" office:value="0" calcext:value-type="float">
            <text:p>0</text:p>
          </table:table-cell>
          <table:table-cell/>
          <table:table-cell office:value-type="float" office:value="6278.3333" calcext:value-type="float">
            <text:p>6278.3333</text:p>
          </table:table-cell>
          <table:table-cell table:formula="of:=[.K43]-[.N43]" office:value-type="float" office:value="0" calcext:value-type="float">
            <text:p>0</text:p>
          </table:table-cell>
          <table:table-cell/>
          <table:table-cell office:value-type="float" office:value="6278.3333" calcext:value-type="float">
            <text:p>6278.3333</text:p>
          </table:table-cell>
          <table:table-cell table:formula="of:=[.N43]-[.Q43]" office:value-type="float" office:value="0" calcext:value-type="float">
            <text:p>0</text:p>
          </table:table-cell>
          <table:table-cell/>
          <table:table-cell office:value-type="float" office:value="6306" calcext:value-type="float">
            <text:p>6306</text:p>
          </table:table-cell>
          <table:table-cell table:formula="of:=[.Q43]-[.T43]" office:value-type="float" office:value="-27.6666999999998" calcext:value-type="float">
            <text:p>-27.6667</text:p>
          </table:table-cell>
          <table:table-cell/>
          <table:table-cell office:value-type="float" office:value="6306" calcext:value-type="float">
            <text:p>6306</text:p>
          </table:table-cell>
          <table:table-cell table:formula="of:=[.T43]-[.W43]" office:value-type="float" office:value="0" calcext:value-type="float">
            <text:p>0</text:p>
          </table:table-cell>
          <table:table-cell/>
          <table:table-cell office:value-type="float" office:value="6306" calcext:value-type="float">
            <text:p>6306</text:p>
          </table:table-cell>
          <table:table-cell table:number-columns-repeated="2"/>
          <table:table-cell office:value-type="float" office:value="6306" calcext:value-type="float">
            <text:p>6306</text:p>
          </table:table-cell>
          <table:table-cell table:formula="of:=[.Z43]-[.AC43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63658H00M00S" calcext:value-type="time">
            <text:p>63658:00:00</text:p>
          </table:table-cell>
          <table:table-cell office:value-type="float" office:value="1853.25" calcext:value-type="float">
            <text:p>1853.25</text:p>
          </table:table-cell>
          <table:table-cell table:number-columns-repeated="2"/>
          <table:table-cell office:value-type="float" office:value="1853.25" calcext:value-type="float">
            <text:p>1853.25</text:p>
          </table:table-cell>
          <table:table-cell table:formula="of:=[.B44]-[.E44]" office:value-type="float" office:value="0" calcext:value-type="float">
            <text:p>0</text:p>
          </table:table-cell>
          <table:table-cell/>
          <table:table-cell office:value-type="float" office:value="2226" calcext:value-type="float">
            <text:p>2226</text:p>
          </table:table-cell>
          <table:table-cell table:formula="of:=[.E44]-[.H44]" office:value-type="float" office:value="-372.75" calcext:value-type="float">
            <text:p>-372.75</text:p>
          </table:table-cell>
          <table:table-cell/>
          <table:table-cell office:value-type="float" office:value="2226" calcext:value-type="float">
            <text:p>2226</text:p>
          </table:table-cell>
          <table:table-cell table:formula="of:=[.H44]-[.K44]" office:value-type="float" office:value="0" calcext:value-type="float">
            <text:p>0</text:p>
          </table:table-cell>
          <table:table-cell/>
          <table:table-cell office:value-type="float" office:value="2226" calcext:value-type="float">
            <text:p>2226</text:p>
          </table:table-cell>
          <table:table-cell table:formula="of:=[.K44]-[.N44]" office:value-type="float" office:value="0" calcext:value-type="float">
            <text:p>0</text:p>
          </table:table-cell>
          <table:table-cell/>
          <table:table-cell office:value-type="float" office:value="2226" calcext:value-type="float">
            <text:p>2226</text:p>
          </table:table-cell>
          <table:table-cell table:formula="of:=[.N44]-[.Q44]" office:value-type="float" office:value="0" calcext:value-type="float">
            <text:p>0</text:p>
          </table:table-cell>
          <table:table-cell/>
          <table:table-cell office:value-type="float" office:value="2304" calcext:value-type="float">
            <text:p>2304</text:p>
          </table:table-cell>
          <table:table-cell table:formula="of:=[.Q44]-[.T44]" office:value-type="float" office:value="-78" calcext:value-type="float">
            <text:p>-78</text:p>
          </table:table-cell>
          <table:table-cell/>
          <table:table-cell office:value-type="float" office:value="2304" calcext:value-type="float">
            <text:p>2304</text:p>
          </table:table-cell>
          <table:table-cell table:formula="of:=[.T44]-[.W44]" office:value-type="float" office:value="0" calcext:value-type="float">
            <text:p>0</text:p>
          </table:table-cell>
          <table:table-cell/>
          <table:table-cell office:value-type="float" office:value="2304" calcext:value-type="float">
            <text:p>2304</text:p>
          </table:table-cell>
          <table:table-cell table:number-columns-repeated="2"/>
          <table:table-cell office:value-type="float" office:value="2304" calcext:value-type="float">
            <text:p>2304</text:p>
          </table:table-cell>
          <table:table-cell table:formula="of:=[.Z44]-[.AC44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25217H00M00S" calcext:value-type="time">
            <text:p>25217:00:00</text:p>
          </table:table-cell>
          <table:table-cell office:value-type="float" office:value="3879.2292" calcext:value-type="float">
            <text:p>3879.2292</text:p>
          </table:table-cell>
          <table:table-cell table:number-columns-repeated="2"/>
          <table:table-cell office:value-type="float" office:value="3879.2292" calcext:value-type="float">
            <text:p>3879.2292</text:p>
          </table:table-cell>
          <table:table-cell table:formula="of:=[.B45]-[.E45]" office:value-type="float" office:value="0" calcext:value-type="float">
            <text:p>0</text:p>
          </table:table-cell>
          <table:table-cell/>
          <table:table-cell office:value-type="float" office:value="4522.0625" calcext:value-type="float">
            <text:p>4522.0625</text:p>
          </table:table-cell>
          <table:table-cell table:formula="of:=[.E45]-[.H45]" office:value-type="float" office:value="-642.8333" calcext:value-type="float">
            <text:p>-642.8333</text:p>
          </table:table-cell>
          <table:table-cell/>
          <table:table-cell office:value-type="float" office:value="4522.0625" calcext:value-type="float">
            <text:p>4522.0625</text:p>
          </table:table-cell>
          <table:table-cell table:formula="of:=[.H45]-[.K45]" office:value-type="float" office:value="0" calcext:value-type="float">
            <text:p>0</text:p>
          </table:table-cell>
          <table:table-cell/>
          <table:table-cell office:value-type="float" office:value="4522.0625" calcext:value-type="float">
            <text:p>4522.0625</text:p>
          </table:table-cell>
          <table:table-cell table:formula="of:=[.K45]-[.N45]" office:value-type="float" office:value="0" calcext:value-type="float">
            <text:p>0</text:p>
          </table:table-cell>
          <table:table-cell/>
          <table:table-cell office:value-type="float" office:value="4522.0625" calcext:value-type="float">
            <text:p>4522.0625</text:p>
          </table:table-cell>
          <table:table-cell table:formula="of:=[.N45]-[.Q45]" office:value-type="float" office:value="0" calcext:value-type="float">
            <text:p>0</text:p>
          </table:table-cell>
          <table:table-cell/>
          <table:table-cell office:value-type="float" office:value="5526" calcext:value-type="float">
            <text:p>5526</text:p>
          </table:table-cell>
          <table:table-cell table:formula="of:=[.Q45]-[.T45]" office:value-type="float" office:value="-1003.9375" calcext:value-type="float">
            <text:p>-1003.9375</text:p>
          </table:table-cell>
          <table:table-cell/>
          <table:table-cell office:value-type="float" office:value="5526" calcext:value-type="float">
            <text:p>5526</text:p>
          </table:table-cell>
          <table:table-cell table:formula="of:=[.T45]-[.W45]" office:value-type="float" office:value="0" calcext:value-type="float">
            <text:p>0</text:p>
          </table:table-cell>
          <table:table-cell/>
          <table:table-cell office:value-type="float" office:value="5526" calcext:value-type="float">
            <text:p>5526</text:p>
          </table:table-cell>
          <table:table-cell table:number-columns-repeated="2"/>
          <table:table-cell office:value-type="float" office:value="5526" calcext:value-type="float">
            <text:p>5526</text:p>
          </table:table-cell>
          <table:table-cell table:formula="of:=[.Z45]-[.AC45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557H00M00S" calcext:value-type="time">
            <text:p>557:00:00</text:p>
          </table:table-cell>
          <table:table-cell office:value-type="float" office:value="2922.6667" calcext:value-type="float">
            <text:p>2922.6667</text:p>
          </table:table-cell>
          <table:table-cell table:number-columns-repeated="2"/>
          <table:table-cell office:value-type="float" office:value="2922.6667" calcext:value-type="float">
            <text:p>2922.6667</text:p>
          </table:table-cell>
          <table:table-cell table:formula="of:=[.B46]-[.E46]" office:value-type="float" office:value="0" calcext:value-type="float">
            <text:p>0</text:p>
          </table:table-cell>
          <table:table-cell/>
          <table:table-cell office:value-type="float" office:value="3346" calcext:value-type="float">
            <text:p>3346</text:p>
          </table:table-cell>
          <table:table-cell table:formula="of:=[.E46]-[.H46]" office:value-type="float" office:value="-423.3333" calcext:value-type="float">
            <text:p>-423.3333</text:p>
          </table:table-cell>
          <table:table-cell/>
          <table:table-cell office:value-type="float" office:value="3346" calcext:value-type="float">
            <text:p>3346</text:p>
          </table:table-cell>
          <table:table-cell table:formula="of:=[.H46]-[.K46]" office:value-type="float" office:value="0" calcext:value-type="float">
            <text:p>0</text:p>
          </table:table-cell>
          <table:table-cell/>
          <table:table-cell office:value-type="float" office:value="3346" calcext:value-type="float">
            <text:p>3346</text:p>
          </table:table-cell>
          <table:table-cell table:formula="of:=[.K46]-[.N46]" office:value-type="float" office:value="0" calcext:value-type="float">
            <text:p>0</text:p>
          </table:table-cell>
          <table:table-cell/>
          <table:table-cell office:value-type="float" office:value="3346" calcext:value-type="float">
            <text:p>3346</text:p>
          </table:table-cell>
          <table:table-cell table:formula="of:=[.N46]-[.Q46]" office:value-type="float" office:value="0" calcext:value-type="float">
            <text:p>0</text:p>
          </table:table-cell>
          <table:table-cell/>
          <table:table-cell office:value-type="float" office:value="3836" calcext:value-type="float">
            <text:p>3836</text:p>
          </table:table-cell>
          <table:table-cell table:formula="of:=[.Q46]-[.T46]" office:value-type="float" office:value="-490" calcext:value-type="float">
            <text:p>-490</text:p>
          </table:table-cell>
          <table:table-cell/>
          <table:table-cell office:value-type="float" office:value="3836" calcext:value-type="float">
            <text:p>3836</text:p>
          </table:table-cell>
          <table:table-cell table:formula="of:=[.T46]-[.W46]" office:value-type="float" office:value="0" calcext:value-type="float">
            <text:p>0</text:p>
          </table:table-cell>
          <table:table-cell/>
          <table:table-cell office:value-type="float" office:value="3836" calcext:value-type="float">
            <text:p>3836</text:p>
          </table:table-cell>
          <table:table-cell table:number-columns-repeated="2"/>
          <table:table-cell office:value-type="float" office:value="3836" calcext:value-type="float">
            <text:p>3836</text:p>
          </table:table-cell>
          <table:table-cell table:formula="of:=[.Z46]-[.AC46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18719H00M00S" calcext:value-type="time">
            <text:p>18719:00:00</text:p>
          </table:table-cell>
          <table:table-cell office:value-type="float" office:value="957.3333" calcext:value-type="float">
            <text:p>957.3333</text:p>
          </table:table-cell>
          <table:table-cell table:number-columns-repeated="2"/>
          <table:table-cell office:value-type="float" office:value="957.3333" calcext:value-type="float">
            <text:p>957.3333</text:p>
          </table:table-cell>
          <table:table-cell table:formula="of:=[.B47]-[.E47]" office:value-type="float" office:value="0" calcext:value-type="float">
            <text:p>0</text:p>
          </table:table-cell>
          <table:table-cell/>
          <table:table-cell office:value-type="float" office:value="1019" calcext:value-type="float">
            <text:p>1019</text:p>
          </table:table-cell>
          <table:table-cell table:formula="of:=[.E47]-[.H47]" office:value-type="float" office:value="-61.6667" calcext:value-type="float">
            <text:p>-61.6667</text:p>
          </table:table-cell>
          <table:table-cell/>
          <table:table-cell office:value-type="float" office:value="1019" calcext:value-type="float">
            <text:p>1019</text:p>
          </table:table-cell>
          <table:table-cell table:formula="of:=[.H47]-[.K47]" office:value-type="float" office:value="0" calcext:value-type="float">
            <text:p>0</text:p>
          </table:table-cell>
          <table:table-cell/>
          <table:table-cell office:value-type="float" office:value="1019" calcext:value-type="float">
            <text:p>1019</text:p>
          </table:table-cell>
          <table:table-cell table:formula="of:=[.K47]-[.N47]" office:value-type="float" office:value="0" calcext:value-type="float">
            <text:p>0</text:p>
          </table:table-cell>
          <table:table-cell/>
          <table:table-cell office:value-type="float" office:value="1019" calcext:value-type="float">
            <text:p>1019</text:p>
          </table:table-cell>
          <table:table-cell table:formula="of:=[.N47]-[.Q47]" office:value-type="float" office:value="0" calcext:value-type="float">
            <text:p>0</text:p>
          </table:table-cell>
          <table:table-cell/>
          <table:table-cell office:value-type="float" office:value="1156" calcext:value-type="float">
            <text:p>1156</text:p>
          </table:table-cell>
          <table:table-cell table:formula="of:=[.Q47]-[.T47]" office:value-type="float" office:value="-137" calcext:value-type="float">
            <text:p>-137</text:p>
          </table:table-cell>
          <table:table-cell/>
          <table:table-cell office:value-type="float" office:value="1156" calcext:value-type="float">
            <text:p>1156</text:p>
          </table:table-cell>
          <table:table-cell table:formula="of:=[.T47]-[.W47]" office:value-type="float" office:value="0" calcext:value-type="float">
            <text:p>0</text:p>
          </table:table-cell>
          <table:table-cell/>
          <table:table-cell office:value-type="float" office:value="1156" calcext:value-type="float">
            <text:p>1156</text:p>
          </table:table-cell>
          <table:table-cell table:number-columns-repeated="2"/>
          <table:table-cell office:value-type="float" office:value="1156" calcext:value-type="float">
            <text:p>1156</text:p>
          </table:table-cell>
          <table:table-cell table:formula="of:=[.Z47]-[.AC47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29463H00M00S" calcext:value-type="time">
            <text:p>29463:00:00</text:p>
          </table:table-cell>
          <table:table-cell office:value-type="float" office:value="3234.6667" calcext:value-type="float">
            <text:p>3234.6667</text:p>
          </table:table-cell>
          <table:table-cell table:number-columns-repeated="2"/>
          <table:table-cell office:value-type="float" office:value="3234.6667" calcext:value-type="float">
            <text:p>3234.6667</text:p>
          </table:table-cell>
          <table:table-cell table:formula="of:=[.B48]-[.E48]" office:value-type="float" office:value="0" calcext:value-type="float">
            <text:p>0</text:p>
          </table:table-cell>
          <table:table-cell/>
          <table:table-cell office:value-type="float" office:value="3666" calcext:value-type="float">
            <text:p>3666</text:p>
          </table:table-cell>
          <table:table-cell table:formula="of:=[.E48]-[.H48]" office:value-type="float" office:value="-431.3333" calcext:value-type="float">
            <text:p>-431.3333</text:p>
          </table:table-cell>
          <table:table-cell/>
          <table:table-cell office:value-type="float" office:value="3666" calcext:value-type="float">
            <text:p>3666</text:p>
          </table:table-cell>
          <table:table-cell table:formula="of:=[.H48]-[.K48]" office:value-type="float" office:value="0" calcext:value-type="float">
            <text:p>0</text:p>
          </table:table-cell>
          <table:table-cell/>
          <table:table-cell office:value-type="float" office:value="3666" calcext:value-type="float">
            <text:p>3666</text:p>
          </table:table-cell>
          <table:table-cell table:formula="of:=[.K48]-[.N48]" office:value-type="float" office:value="0" calcext:value-type="float">
            <text:p>0</text:p>
          </table:table-cell>
          <table:table-cell/>
          <table:table-cell office:value-type="float" office:value="3666" calcext:value-type="float">
            <text:p>3666</text:p>
          </table:table-cell>
          <table:table-cell table:formula="of:=[.N48]-[.Q48]" office:value-type="float" office:value="0" calcext:value-type="float">
            <text:p>0</text:p>
          </table:table-cell>
          <table:table-cell/>
          <table:table-cell office:value-type="float" office:value="3666" calcext:value-type="float">
            <text:p>3666</text:p>
          </table:table-cell>
          <table:table-cell table:formula="of:=[.Q48]-[.T48]" office:value-type="float" office:value="0" calcext:value-type="float">
            <text:p>0</text:p>
          </table:table-cell>
          <table:table-cell/>
          <table:table-cell office:value-type="float" office:value="3666" calcext:value-type="float">
            <text:p>3666</text:p>
          </table:table-cell>
          <table:table-cell table:formula="of:=[.T48]-[.W48]" office:value-type="float" office:value="0" calcext:value-type="float">
            <text:p>0</text:p>
          </table:table-cell>
          <table:table-cell/>
          <table:table-cell office:value-type="float" office:value="3666" calcext:value-type="float">
            <text:p>3666</text:p>
          </table:table-cell>
          <table:table-cell table:number-columns-repeated="2"/>
          <table:table-cell office:value-type="float" office:value="3666" calcext:value-type="float">
            <text:p>3666</text:p>
          </table:table-cell>
          <table:table-cell table:formula="of:=[.Z48]-[.AC48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25939H00M00S" calcext:value-type="time">
            <text:p>25939:00:00</text:p>
          </table:table-cell>
          <table:table-cell office:value-type="float" office:value="2777.25" calcext:value-type="float">
            <text:p>2777.25</text:p>
          </table:table-cell>
          <table:table-cell table:number-columns-repeated="2"/>
          <table:table-cell office:value-type="float" office:value="2777.25" calcext:value-type="float">
            <text:p>2777.25</text:p>
          </table:table-cell>
          <table:table-cell table:formula="of:=[.B49]-[.E49]" office:value-type="float" office:value="0" calcext:value-type="float">
            <text:p>0</text:p>
          </table:table-cell>
          <table:table-cell/>
          <table:table-cell office:value-type="float" office:value="3443.5556" calcext:value-type="float">
            <text:p>3443.5556</text:p>
          </table:table-cell>
          <table:table-cell table:formula="of:=[.E49]-[.H49]" office:value-type="float" office:value="-666.3056" calcext:value-type="float">
            <text:p>-666.3056</text:p>
          </table:table-cell>
          <table:table-cell/>
          <table:table-cell office:value-type="float" office:value="3443.5556" calcext:value-type="float">
            <text:p>3443.5556</text:p>
          </table:table-cell>
          <table:table-cell table:formula="of:=[.H49]-[.K49]" office:value-type="float" office:value="0" calcext:value-type="float">
            <text:p>0</text:p>
          </table:table-cell>
          <table:table-cell/>
          <table:table-cell office:value-type="float" office:value="3443.5556" calcext:value-type="float">
            <text:p>3443.5556</text:p>
          </table:table-cell>
          <table:table-cell table:formula="of:=[.K49]-[.N49]" office:value-type="float" office:value="0" calcext:value-type="float">
            <text:p>0</text:p>
          </table:table-cell>
          <table:table-cell/>
          <table:table-cell office:value-type="float" office:value="3443.5556" calcext:value-type="float">
            <text:p>3443.5556</text:p>
          </table:table-cell>
          <table:table-cell table:formula="of:=[.N49]-[.Q49]" office:value-type="float" office:value="0" calcext:value-type="float">
            <text:p>0</text:p>
          </table:table-cell>
          <table:table-cell/>
          <table:table-cell office:value-type="float" office:value="4184" calcext:value-type="float">
            <text:p>4184</text:p>
          </table:table-cell>
          <table:table-cell table:formula="of:=[.Q49]-[.T49]" office:value-type="float" office:value="-740.4444" calcext:value-type="float">
            <text:p>-740.4444</text:p>
          </table:table-cell>
          <table:table-cell/>
          <table:table-cell office:value-type="float" office:value="4184" calcext:value-type="float">
            <text:p>4184</text:p>
          </table:table-cell>
          <table:table-cell table:formula="of:=[.T49]-[.W49]" office:value-type="float" office:value="0" calcext:value-type="float">
            <text:p>0</text:p>
          </table:table-cell>
          <table:table-cell/>
          <table:table-cell office:value-type="float" office:value="4184" calcext:value-type="float">
            <text:p>4184</text:p>
          </table:table-cell>
          <table:table-cell table:number-columns-repeated="2"/>
          <table:table-cell office:value-type="float" office:value="4184" calcext:value-type="float">
            <text:p>4184</text:p>
          </table:table-cell>
          <table:table-cell table:formula="of:=[.Z49]-[.AC49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15151H00M00S" calcext:value-type="time">
            <text:p>15151:00:00</text:p>
          </table:table-cell>
          <table:table-cell office:value-type="float" office:value="1696" calcext:value-type="float">
            <text:p>1696</text:p>
          </table:table-cell>
          <table:table-cell table:number-columns-repeated="2"/>
          <table:table-cell office:value-type="float" office:value="1696" calcext:value-type="float">
            <text:p>1696</text:p>
          </table:table-cell>
          <table:table-cell table:formula="of:=[.B50]-[.E50]" office:value-type="float" office:value="0" calcext:value-type="float">
            <text:p>0</text:p>
          </table:table-cell>
          <table:table-cell/>
          <table:table-cell office:value-type="float" office:value="1696" calcext:value-type="float">
            <text:p>1696</text:p>
          </table:table-cell>
          <table:table-cell table:formula="of:=[.E50]-[.H50]" office:value-type="float" office:value="0" calcext:value-type="float">
            <text:p>0</text:p>
          </table:table-cell>
          <table:table-cell/>
          <table:table-cell office:value-type="float" office:value="1696" calcext:value-type="float">
            <text:p>1696</text:p>
          </table:table-cell>
          <table:table-cell table:formula="of:=[.H50]-[.K50]" office:value-type="float" office:value="0" calcext:value-type="float">
            <text:p>0</text:p>
          </table:table-cell>
          <table:table-cell/>
          <table:table-cell office:value-type="float" office:value="1696" calcext:value-type="float">
            <text:p>1696</text:p>
          </table:table-cell>
          <table:table-cell table:formula="of:=[.K50]-[.N50]" office:value-type="float" office:value="0" calcext:value-type="float">
            <text:p>0</text:p>
          </table:table-cell>
          <table:table-cell/>
          <table:table-cell office:value-type="float" office:value="1696" calcext:value-type="float">
            <text:p>1696</text:p>
          </table:table-cell>
          <table:table-cell table:formula="of:=[.N50]-[.Q50]" office:value-type="float" office:value="0" calcext:value-type="float">
            <text:p>0</text:p>
          </table:table-cell>
          <table:table-cell/>
          <table:table-cell office:value-type="float" office:value="1696" calcext:value-type="float">
            <text:p>1696</text:p>
          </table:table-cell>
          <table:table-cell table:formula="of:=[.Q50]-[.T50]" office:value-type="float" office:value="0" calcext:value-type="float">
            <text:p>0</text:p>
          </table:table-cell>
          <table:table-cell/>
          <table:table-cell office:value-type="float" office:value="1696" calcext:value-type="float">
            <text:p>1696</text:p>
          </table:table-cell>
          <table:table-cell table:formula="of:=[.T50]-[.W50]" office:value-type="float" office:value="0" calcext:value-type="float">
            <text:p>0</text:p>
          </table:table-cell>
          <table:table-cell/>
          <table:table-cell office:value-type="float" office:value="1696" calcext:value-type="float">
            <text:p>1696</text:p>
          </table:table-cell>
          <table:table-cell table:number-columns-repeated="2"/>
          <table:table-cell office:value-type="float" office:value="1696" calcext:value-type="float">
            <text:p>1696</text:p>
          </table:table-cell>
          <table:table-cell table:formula="of:=[.Z50]-[.AC50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5522H00M00S" calcext:value-type="time">
            <text:p>5522:00:00</text:p>
          </table:table-cell>
          <table:table-cell office:value-type="float" office:value="2206" calcext:value-type="float">
            <text:p>2206</text:p>
          </table:table-cell>
          <table:table-cell table:number-columns-repeated="2"/>
          <table:table-cell office:value-type="float" office:value="2206" calcext:value-type="float">
            <text:p>2206</text:p>
          </table:table-cell>
          <table:table-cell table:formula="of:=[.B51]-[.E51]" office:value-type="float" office:value="0" calcext:value-type="float">
            <text:p>0</text:p>
          </table:table-cell>
          <table:table-cell/>
          <table:table-cell office:value-type="float" office:value="2206" calcext:value-type="float">
            <text:p>2206</text:p>
          </table:table-cell>
          <table:table-cell table:formula="of:=[.E51]-[.H51]" office:value-type="float" office:value="0" calcext:value-type="float">
            <text:p>0</text:p>
          </table:table-cell>
          <table:table-cell/>
          <table:table-cell office:value-type="float" office:value="2206" calcext:value-type="float">
            <text:p>2206</text:p>
          </table:table-cell>
          <table:table-cell table:formula="of:=[.H51]-[.K51]" office:value-type="float" office:value="0" calcext:value-type="float">
            <text:p>0</text:p>
          </table:table-cell>
          <table:table-cell/>
          <table:table-cell office:value-type="float" office:value="2206" calcext:value-type="float">
            <text:p>2206</text:p>
          </table:table-cell>
          <table:table-cell table:formula="of:=[.K51]-[.N51]" office:value-type="float" office:value="0" calcext:value-type="float">
            <text:p>0</text:p>
          </table:table-cell>
          <table:table-cell/>
          <table:table-cell office:value-type="float" office:value="2206" calcext:value-type="float">
            <text:p>2206</text:p>
          </table:table-cell>
          <table:table-cell table:formula="of:=[.N51]-[.Q51]" office:value-type="float" office:value="0" calcext:value-type="float">
            <text:p>0</text:p>
          </table:table-cell>
          <table:table-cell/>
          <table:table-cell office:value-type="float" office:value="2206" calcext:value-type="float">
            <text:p>2206</text:p>
          </table:table-cell>
          <table:table-cell table:formula="of:=[.Q51]-[.T51]" office:value-type="float" office:value="0" calcext:value-type="float">
            <text:p>0</text:p>
          </table:table-cell>
          <table:table-cell/>
          <table:table-cell office:value-type="float" office:value="2206" calcext:value-type="float">
            <text:p>2206</text:p>
          </table:table-cell>
          <table:table-cell table:formula="of:=[.T51]-[.W51]" office:value-type="float" office:value="0" calcext:value-type="float">
            <text:p>0</text:p>
          </table:table-cell>
          <table:table-cell/>
          <table:table-cell office:value-type="float" office:value="2206" calcext:value-type="float">
            <text:p>2206</text:p>
          </table:table-cell>
          <table:table-cell table:number-columns-repeated="2"/>
          <table:table-cell office:value-type="float" office:value="2206" calcext:value-type="float">
            <text:p>2206</text:p>
          </table:table-cell>
          <table:table-cell table:formula="of:=[.Z51]-[.AC51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3" office:value-type="time" office:time-value="PT39212H00M00S" calcext:value-type="time">
            <text:p>39212:00:00</text:p>
          </table:table-cell>
          <table:table-cell office:value-type="float" office:value="6032.25" calcext:value-type="float">
            <text:p>6032.25</text:p>
          </table:table-cell>
          <table:table-cell table:style-name="ce7" table:number-columns-repeated="2"/>
          <table:table-cell office:value-type="float" office:value="6032.25" calcext:value-type="float">
            <text:p>6032.25</text:p>
          </table:table-cell>
          <table:table-cell table:style-name="ce7" table:formula="of:=[.B52]-[.E52]" office:value-type="float" office:value="0" calcext:value-type="float">
            <text:p>0</text:p>
          </table:table-cell>
          <table:table-cell table:style-name="ce7"/>
          <table:table-cell office:value-type="float" office:value="7072.0385" calcext:value-type="float">
            <text:p>7072.0385</text:p>
          </table:table-cell>
          <table:table-cell table:style-name="ce7" table:formula="of:=[.E52]-[.H52]" office:value-type="float" office:value="-1039.7885" calcext:value-type="float">
            <text:p>-1039.7885</text:p>
          </table:table-cell>
          <table:table-cell table:style-name="ce7"/>
          <table:table-cell office:value-type="float" office:value="7072.0385" calcext:value-type="float">
            <text:p>7072.0385</text:p>
          </table:table-cell>
          <table:table-cell table:style-name="ce7" table:formula="of:=[.H52]-[.K52]" office:value-type="float" office:value="0" calcext:value-type="float">
            <text:p>0</text:p>
          </table:table-cell>
          <table:table-cell table:style-name="ce7"/>
          <table:table-cell office:value-type="float" office:value="7072.0385" calcext:value-type="float">
            <text:p>7072.0385</text:p>
          </table:table-cell>
          <table:table-cell table:style-name="ce7" table:formula="of:=[.K52]-[.N52]" office:value-type="float" office:value="0" calcext:value-type="float">
            <text:p>0</text:p>
          </table:table-cell>
          <table:table-cell table:style-name="ce7"/>
          <table:table-cell office:value-type="float" office:value="7072.0385" calcext:value-type="float">
            <text:p>7072.0385</text:p>
          </table:table-cell>
          <table:table-cell table:formula="of:=[.N52]-[.Q52]" office:value-type="float" office:value="0" calcext:value-type="float">
            <text:p>0</text:p>
          </table:table-cell>
          <table:table-cell table:style-name="ce7"/>
          <table:table-cell office:value-type="float" office:value="8299" calcext:value-type="float">
            <text:p>8299</text:p>
          </table:table-cell>
          <table:table-cell table:style-name="ce7" table:formula="of:=[.Q52]-[.T52]" office:value-type="float" office:value="-1226.9615" calcext:value-type="float">
            <text:p>-1226.9615</text:p>
          </table:table-cell>
          <table:table-cell table:style-name="ce7"/>
          <table:table-cell office:value-type="float" office:value="8299" calcext:value-type="float">
            <text:p>8299</text:p>
          </table:table-cell>
          <table:table-cell table:style-name="ce7" table:formula="of:=[.T52]-[.W52]" office:value-type="float" office:value="0" calcext:value-type="float">
            <text:p>0</text:p>
          </table:table-cell>
          <table:table-cell table:style-name="ce7"/>
          <table:table-cell office:value-type="float" office:value="8299" calcext:value-type="float">
            <text:p>8299</text:p>
          </table:table-cell>
          <table:table-cell table:style-name="ce7" table:number-columns-repeated="2"/>
          <table:table-cell office:value-type="float" office:value="8299" calcext:value-type="float">
            <text:p>8299</text:p>
          </table:table-cell>
          <table:table-cell table:style-name="ce7" table:formula="of:=[.Z52]-[.AC52]" office:value-type="float" office:value="0" calcext:value-type="float">
            <text:p>0</text:p>
          </table:table-cell>
          <table:table-cell table:style-name="ce7" table:number-columns-repeated="994"/>
        </table:table-row>
        <table:table-row table:style-name="ro1">
          <table:table-cell table:style-name="ce2" office:value-type="time" office:time-value="PT27511H00M00S" calcext:value-type="time">
            <text:p>27511:00:00</text:p>
          </table:table-cell>
          <table:table-cell office:value-type="float" office:value="3730.5" calcext:value-type="float">
            <text:p>3730.5</text:p>
          </table:table-cell>
          <table:table-cell table:number-columns-repeated="2"/>
          <table:table-cell office:value-type="float" office:value="3883" calcext:value-type="float">
            <text:p>3883</text:p>
          </table:table-cell>
          <table:table-cell table:formula="of:=[.B53]-[.E53]" office:value-type="float" office:value="-152.5" calcext:value-type="float">
            <text:p>-152.5</text:p>
          </table:table-cell>
          <table:table-cell/>
          <table:table-cell office:value-type="float" office:value="4386" calcext:value-type="float">
            <text:p>4386</text:p>
          </table:table-cell>
          <table:table-cell table:formula="of:=[.E53]-[.H53]" office:value-type="float" office:value="-503" calcext:value-type="float">
            <text:p>-503</text:p>
          </table:table-cell>
          <table:table-cell/>
          <table:table-cell office:value-type="float" office:value="4386" calcext:value-type="float">
            <text:p>4386</text:p>
          </table:table-cell>
          <table:table-cell table:formula="of:=[.H53]-[.K53]" office:value-type="float" office:value="0" calcext:value-type="float">
            <text:p>0</text:p>
          </table:table-cell>
          <table:table-cell/>
          <table:table-cell office:value-type="float" office:value="4386" calcext:value-type="float">
            <text:p>4386</text:p>
          </table:table-cell>
          <table:table-cell table:formula="of:=[.K53]-[.N53]" office:value-type="float" office:value="0" calcext:value-type="float">
            <text:p>0</text:p>
          </table:table-cell>
          <table:table-cell/>
          <table:table-cell office:value-type="float" office:value="4386" calcext:value-type="float">
            <text:p>4386</text:p>
          </table:table-cell>
          <table:table-cell table:formula="of:=[.N53]-[.Q53]" office:value-type="float" office:value="0" calcext:value-type="float">
            <text:p>0</text:p>
          </table:table-cell>
          <table:table-cell/>
          <table:table-cell office:value-type="float" office:value="4386" calcext:value-type="float">
            <text:p>4386</text:p>
          </table:table-cell>
          <table:table-cell table:formula="of:=[.Q53]-[.T53]" office:value-type="float" office:value="0" calcext:value-type="float">
            <text:p>0</text:p>
          </table:table-cell>
          <table:table-cell/>
          <table:table-cell office:value-type="float" office:value="4386" calcext:value-type="float">
            <text:p>4386</text:p>
          </table:table-cell>
          <table:table-cell table:formula="of:=[.T53]-[.W53]" office:value-type="float" office:value="0" calcext:value-type="float">
            <text:p>0</text:p>
          </table:table-cell>
          <table:table-cell/>
          <table:table-cell office:value-type="float" office:value="4386" calcext:value-type="float">
            <text:p>4386</text:p>
          </table:table-cell>
          <table:table-cell table:number-columns-repeated="2"/>
          <table:table-cell office:value-type="float" office:value="4386" calcext:value-type="float">
            <text:p>4386</text:p>
          </table:table-cell>
          <table:table-cell table:formula="of:=[.Z53]-[.AC53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2988H00M00S" calcext:value-type="time">
            <text:p>2988:00:00</text:p>
          </table:table-cell>
          <table:table-cell office:value-type="float" office:value="3490" calcext:value-type="float">
            <text:p>3490</text:p>
          </table:table-cell>
          <table:table-cell table:number-columns-repeated="2"/>
          <table:table-cell office:value-type="float" office:value="3496.8333" calcext:value-type="float">
            <text:p>3496.8333</text:p>
          </table:table-cell>
          <table:table-cell table:formula="of:=[.B54]-[.E54]" office:value-type="float" office:value="-6.83329999999978" calcext:value-type="float">
            <text:p>-6.8333</text:p>
          </table:table-cell>
          <table:table-cell/>
          <table:table-cell office:value-type="float" office:value="3718" calcext:value-type="float">
            <text:p>3718</text:p>
          </table:table-cell>
          <table:table-cell table:formula="of:=[.E54]-[.H54]" office:value-type="float" office:value="-221.1667" calcext:value-type="float">
            <text:p>-221.1667</text:p>
          </table:table-cell>
          <table:table-cell/>
          <table:table-cell office:value-type="float" office:value="3718" calcext:value-type="float">
            <text:p>3718</text:p>
          </table:table-cell>
          <table:table-cell table:formula="of:=[.H54]-[.K54]" office:value-type="float" office:value="0" calcext:value-type="float">
            <text:p>0</text:p>
          </table:table-cell>
          <table:table-cell/>
          <table:table-cell office:value-type="float" office:value="3718" calcext:value-type="float">
            <text:p>3718</text:p>
          </table:table-cell>
          <table:table-cell table:formula="of:=[.K54]-[.N54]" office:value-type="float" office:value="0" calcext:value-type="float">
            <text:p>0</text:p>
          </table:table-cell>
          <table:table-cell/>
          <table:table-cell office:value-type="float" office:value="3718" calcext:value-type="float">
            <text:p>3718</text:p>
          </table:table-cell>
          <table:table-cell table:formula="of:=[.N54]-[.Q54]" office:value-type="float" office:value="0" calcext:value-type="float">
            <text:p>0</text:p>
          </table:table-cell>
          <table:table-cell/>
          <table:table-cell office:value-type="float" office:value="5626" calcext:value-type="float">
            <text:p>5626</text:p>
          </table:table-cell>
          <table:table-cell table:formula="of:=[.Q54]-[.T54]" office:value-type="float" office:value="-1908" calcext:value-type="float">
            <text:p>-1908</text:p>
          </table:table-cell>
          <table:table-cell/>
          <table:table-cell office:value-type="float" office:value="5626" calcext:value-type="float">
            <text:p>5626</text:p>
          </table:table-cell>
          <table:table-cell table:formula="of:=[.T54]-[.W54]" office:value-type="float" office:value="0" calcext:value-type="float">
            <text:p>0</text:p>
          </table:table-cell>
          <table:table-cell/>
          <table:table-cell office:value-type="float" office:value="5626" calcext:value-type="float">
            <text:p>5626</text:p>
          </table:table-cell>
          <table:table-cell table:number-columns-repeated="2"/>
          <table:table-cell office:value-type="float" office:value="5626" calcext:value-type="float">
            <text:p>5626</text:p>
          </table:table-cell>
          <table:table-cell table:formula="of:=[.Z54]-[.AC54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46269H00M00S" calcext:value-type="time">
            <text:p>46269:00:00</text:p>
          </table:table-cell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2048" calcext:value-type="float">
            <text:p>2048</text:p>
          </table:table-cell>
          <table:table-cell table:formula="of:=[.B55]-[.E55]" office:value-type="float" office:value="0" calcext:value-type="float">
            <text:p>0</text:p>
          </table:table-cell>
          <table:table-cell/>
          <table:table-cell office:value-type="float" office:value="2048" calcext:value-type="float">
            <text:p>2048</text:p>
          </table:table-cell>
          <table:table-cell table:formula="of:=[.E55]-[.H55]" office:value-type="float" office:value="0" calcext:value-type="float">
            <text:p>0</text:p>
          </table:table-cell>
          <table:table-cell/>
          <table:table-cell office:value-type="float" office:value="2048" calcext:value-type="float">
            <text:p>2048</text:p>
          </table:table-cell>
          <table:table-cell table:formula="of:=[.H55]-[.K55]" office:value-type="float" office:value="0" calcext:value-type="float">
            <text:p>0</text:p>
          </table:table-cell>
          <table:table-cell/>
          <table:table-cell office:value-type="float" office:value="2048" calcext:value-type="float">
            <text:p>2048</text:p>
          </table:table-cell>
          <table:table-cell table:formula="of:=[.K55]-[.N55]" office:value-type="float" office:value="0" calcext:value-type="float">
            <text:p>0</text:p>
          </table:table-cell>
          <table:table-cell/>
          <table:table-cell office:value-type="float" office:value="2048" calcext:value-type="float">
            <text:p>2048</text:p>
          </table:table-cell>
          <table:table-cell table:formula="of:=[.N55]-[.Q55]" office:value-type="float" office:value="0" calcext:value-type="float">
            <text:p>0</text:p>
          </table:table-cell>
          <table:table-cell/>
          <table:table-cell office:value-type="float" office:value="2048" calcext:value-type="float">
            <text:p>2048</text:p>
          </table:table-cell>
          <table:table-cell table:formula="of:=[.Q55]-[.T55]" office:value-type="float" office:value="0" calcext:value-type="float">
            <text:p>0</text:p>
          </table:table-cell>
          <table:table-cell/>
          <table:table-cell office:value-type="float" office:value="2048" calcext:value-type="float">
            <text:p>2048</text:p>
          </table:table-cell>
          <table:table-cell table:formula="of:=[.T55]-[.W55]" office:value-type="float" office:value="0" calcext:value-type="float">
            <text:p>0</text:p>
          </table:table-cell>
          <table:table-cell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2048" calcext:value-type="float">
            <text:p>2048</text:p>
          </table:table-cell>
          <table:table-cell table:formula="of:=[.Z55]-[.AC55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34042H00M00S" calcext:value-type="time">
            <text:p>34042:00:00</text:p>
          </table:table-cell>
          <table:table-cell office:value-type="float" office:value="3516.1538" calcext:value-type="float">
            <text:p>3516.1538</text:p>
          </table:table-cell>
          <table:table-cell table:number-columns-repeated="2"/>
          <table:table-cell office:value-type="float" office:value="3529" calcext:value-type="float">
            <text:p>3529</text:p>
          </table:table-cell>
          <table:table-cell table:formula="of:=[.B56]-[.E56]" office:value-type="float" office:value="-12.8462" calcext:value-type="float">
            <text:p>-12.8462</text:p>
          </table:table-cell>
          <table:table-cell/>
          <table:table-cell office:value-type="float" office:value="3832.3333" calcext:value-type="float">
            <text:p>3832.3333</text:p>
          </table:table-cell>
          <table:table-cell table:formula="of:=[.E56]-[.H56]" office:value-type="float" office:value="-303.3333" calcext:value-type="float">
            <text:p>-303.3333</text:p>
          </table:table-cell>
          <table:table-cell/>
          <table:table-cell office:value-type="float" office:value="3832.3333" calcext:value-type="float">
            <text:p>3832.3333</text:p>
          </table:table-cell>
          <table:table-cell table:formula="of:=[.H56]-[.K56]" office:value-type="float" office:value="0" calcext:value-type="float">
            <text:p>0</text:p>
          </table:table-cell>
          <table:table-cell/>
          <table:table-cell office:value-type="float" office:value="3832.3333" calcext:value-type="float">
            <text:p>3832.3333</text:p>
          </table:table-cell>
          <table:table-cell table:formula="of:=[.K56]-[.N56]" office:value-type="float" office:value="0" calcext:value-type="float">
            <text:p>0</text:p>
          </table:table-cell>
          <table:table-cell/>
          <table:table-cell office:value-type="float" office:value="3832.3333" calcext:value-type="float">
            <text:p>3832.3333</text:p>
          </table:table-cell>
          <table:table-cell table:formula="of:=[.N56]-[.Q56]" office:value-type="float" office:value="0" calcext:value-type="float">
            <text:p>0</text:p>
          </table:table-cell>
          <table:table-cell/>
          <table:table-cell office:value-type="float" office:value="3983" calcext:value-type="float">
            <text:p>3983</text:p>
          </table:table-cell>
          <table:table-cell table:formula="of:=[.Q56]-[.T56]" office:value-type="float" office:value="-150.6667" calcext:value-type="float">
            <text:p>-150.6667</text:p>
          </table:table-cell>
          <table:table-cell/>
          <table:table-cell office:value-type="float" office:value="3983" calcext:value-type="float">
            <text:p>3983</text:p>
          </table:table-cell>
          <table:table-cell table:formula="of:=[.T56]-[.W56]" office:value-type="float" office:value="0" calcext:value-type="float">
            <text:p>0</text:p>
          </table:table-cell>
          <table:table-cell/>
          <table:table-cell office:value-type="float" office:value="3983" calcext:value-type="float">
            <text:p>3983</text:p>
          </table:table-cell>
          <table:table-cell table:number-columns-repeated="2"/>
          <table:table-cell office:value-type="float" office:value="3983" calcext:value-type="float">
            <text:p>3983</text:p>
          </table:table-cell>
          <table:table-cell table:formula="of:=[.Z56]-[.AC56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23540H00M00S" calcext:value-type="time">
            <text:p>23540:00:00</text:p>
          </table:table-cell>
          <table:table-cell office:value-type="float" office:value="4900.5" calcext:value-type="float">
            <text:p>4900.5</text:p>
          </table:table-cell>
          <table:table-cell table:number-columns-repeated="2"/>
          <table:table-cell office:value-type="float" office:value="4900.5" calcext:value-type="float">
            <text:p>4900.5</text:p>
          </table:table-cell>
          <table:table-cell table:formula="of:=[.B57]-[.E57]" office:value-type="float" office:value="0" calcext:value-type="float">
            <text:p>0</text:p>
          </table:table-cell>
          <table:table-cell/>
          <table:table-cell office:value-type="float" office:value="5142" calcext:value-type="float">
            <text:p>5142</text:p>
          </table:table-cell>
          <table:table-cell table:formula="of:=[.E57]-[.H57]" office:value-type="float" office:value="-241.5" calcext:value-type="float">
            <text:p>-241.5</text:p>
          </table:table-cell>
          <table:table-cell/>
          <table:table-cell office:value-type="float" office:value="5142" calcext:value-type="float">
            <text:p>5142</text:p>
          </table:table-cell>
          <table:table-cell table:formula="of:=[.H57]-[.K57]" office:value-type="float" office:value="0" calcext:value-type="float">
            <text:p>0</text:p>
          </table:table-cell>
          <table:table-cell/>
          <table:table-cell office:value-type="float" office:value="5142" calcext:value-type="float">
            <text:p>5142</text:p>
          </table:table-cell>
          <table:table-cell table:formula="of:=[.K57]-[.N57]" office:value-type="float" office:value="0" calcext:value-type="float">
            <text:p>0</text:p>
          </table:table-cell>
          <table:table-cell/>
          <table:table-cell office:value-type="float" office:value="5142" calcext:value-type="float">
            <text:p>5142</text:p>
          </table:table-cell>
          <table:table-cell table:formula="of:=[.N57]-[.Q57]" office:value-type="float" office:value="0" calcext:value-type="float">
            <text:p>0</text:p>
          </table:table-cell>
          <table:table-cell/>
          <table:table-cell office:value-type="float" office:value="5142" calcext:value-type="float">
            <text:p>5142</text:p>
          </table:table-cell>
          <table:table-cell table:formula="of:=[.Q57]-[.T57]" office:value-type="float" office:value="0" calcext:value-type="float">
            <text:p>0</text:p>
          </table:table-cell>
          <table:table-cell/>
          <table:table-cell office:value-type="float" office:value="5142" calcext:value-type="float">
            <text:p>5142</text:p>
          </table:table-cell>
          <table:table-cell table:formula="of:=[.T57]-[.W57]" office:value-type="float" office:value="0" calcext:value-type="float">
            <text:p>0</text:p>
          </table:table-cell>
          <table:table-cell/>
          <table:table-cell office:value-type="float" office:value="5142" calcext:value-type="float">
            <text:p>5142</text:p>
          </table:table-cell>
          <table:table-cell table:number-columns-repeated="2"/>
          <table:table-cell office:value-type="float" office:value="5142" calcext:value-type="float">
            <text:p>5142</text:p>
          </table:table-cell>
          <table:table-cell table:formula="of:=[.Z57]-[.AC57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31759H00M00S" calcext:value-type="time">
            <text:p>31759:00:00</text:p>
          </table:table-cell>
          <table:table-cell office:value-type="float" office:value="3966.5072" calcext:value-type="float">
            <text:p>3966.5072</text:p>
          </table:table-cell>
          <table:table-cell table:number-columns-repeated="2"/>
          <table:table-cell office:value-type="float" office:value="4085.296" calcext:value-type="float">
            <text:p>4085.296</text:p>
          </table:table-cell>
          <table:table-cell table:formula="of:=[.B58]-[.E58]" office:value-type="float" office:value="-118.7888" calcext:value-type="float">
            <text:p>-118.7888</text:p>
          </table:table-cell>
          <table:table-cell/>
          <table:table-cell office:value-type="float" office:value="4370" calcext:value-type="float">
            <text:p>4370</text:p>
          </table:table-cell>
          <table:table-cell table:formula="of:=[.E58]-[.H58]" office:value-type="float" office:value="-284.704" calcext:value-type="float">
            <text:p>-284.704</text:p>
          </table:table-cell>
          <table:table-cell/>
          <table:table-cell office:value-type="float" office:value="4370" calcext:value-type="float">
            <text:p>4370</text:p>
          </table:table-cell>
          <table:table-cell table:formula="of:=[.H58]-[.K58]" office:value-type="float" office:value="0" calcext:value-type="float">
            <text:p>0</text:p>
          </table:table-cell>
          <table:table-cell/>
          <table:table-cell office:value-type="float" office:value="4370" calcext:value-type="float">
            <text:p>4370</text:p>
          </table:table-cell>
          <table:table-cell table:formula="of:=[.K58]-[.N58]" office:value-type="float" office:value="0" calcext:value-type="float">
            <text:p>0</text:p>
          </table:table-cell>
          <table:table-cell/>
          <table:table-cell office:value-type="float" office:value="4370" calcext:value-type="float">
            <text:p>4370</text:p>
          </table:table-cell>
          <table:table-cell table:formula="of:=[.N58]-[.Q58]" office:value-type="float" office:value="0" calcext:value-type="float">
            <text:p>0</text:p>
          </table:table-cell>
          <table:table-cell/>
          <table:table-cell office:value-type="float" office:value="4370" calcext:value-type="float">
            <text:p>4370</text:p>
          </table:table-cell>
          <table:table-cell table:formula="of:=[.Q58]-[.T58]" office:value-type="float" office:value="0" calcext:value-type="float">
            <text:p>0</text:p>
          </table:table-cell>
          <table:table-cell/>
          <table:table-cell office:value-type="float" office:value="4370" calcext:value-type="float">
            <text:p>4370</text:p>
          </table:table-cell>
          <table:table-cell table:formula="of:=[.T58]-[.W58]" office:value-type="float" office:value="0" calcext:value-type="float">
            <text:p>0</text:p>
          </table:table-cell>
          <table:table-cell/>
          <table:table-cell office:value-type="float" office:value="4370" calcext:value-type="float">
            <text:p>4370</text:p>
          </table:table-cell>
          <table:table-cell table:number-columns-repeated="2"/>
          <table:table-cell office:value-type="float" office:value="4370" calcext:value-type="float">
            <text:p>4370</text:p>
          </table:table-cell>
          <table:table-cell table:formula="of:=[.Z58]-[.AC58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7601H00M00S" calcext:value-type="time">
            <text:p>7601:00:00</text:p>
          </table:table-cell>
          <table:table-cell office:value-type="float" office:value="3169" calcext:value-type="float">
            <text:p>3169</text:p>
          </table:table-cell>
          <table:table-cell table:number-columns-repeated="2"/>
          <table:table-cell office:value-type="float" office:value="3169" calcext:value-type="float">
            <text:p>3169</text:p>
          </table:table-cell>
          <table:table-cell table:formula="of:=[.B59]-[.E59]" office:value-type="float" office:value="0" calcext:value-type="float">
            <text:p>0</text:p>
          </table:table-cell>
          <table:table-cell/>
          <table:table-cell office:value-type="float" office:value="3169" calcext:value-type="float">
            <text:p>3169</text:p>
          </table:table-cell>
          <table:table-cell table:formula="of:=[.E59]-[.H59]" office:value-type="float" office:value="0" calcext:value-type="float">
            <text:p>0</text:p>
          </table:table-cell>
          <table:table-cell/>
          <table:table-cell office:value-type="float" office:value="3169" calcext:value-type="float">
            <text:p>3169</text:p>
          </table:table-cell>
          <table:table-cell table:formula="of:=[.H59]-[.K59]" office:value-type="float" office:value="0" calcext:value-type="float">
            <text:p>0</text:p>
          </table:table-cell>
          <table:table-cell/>
          <table:table-cell office:value-type="float" office:value="3169" calcext:value-type="float">
            <text:p>3169</text:p>
          </table:table-cell>
          <table:table-cell table:formula="of:=[.K59]-[.N59]" office:value-type="float" office:value="0" calcext:value-type="float">
            <text:p>0</text:p>
          </table:table-cell>
          <table:table-cell/>
          <table:table-cell office:value-type="float" office:value="3169" calcext:value-type="float">
            <text:p>3169</text:p>
          </table:table-cell>
          <table:table-cell table:formula="of:=[.N59]-[.Q59]" office:value-type="float" office:value="0" calcext:value-type="float">
            <text:p>0</text:p>
          </table:table-cell>
          <table:table-cell/>
          <table:table-cell office:value-type="float" office:value="3169" calcext:value-type="float">
            <text:p>3169</text:p>
          </table:table-cell>
          <table:table-cell table:formula="of:=[.Q59]-[.T59]" office:value-type="float" office:value="0" calcext:value-type="float">
            <text:p>0</text:p>
          </table:table-cell>
          <table:table-cell/>
          <table:table-cell office:value-type="float" office:value="3169" calcext:value-type="float">
            <text:p>3169</text:p>
          </table:table-cell>
          <table:table-cell table:formula="of:=[.T59]-[.W59]" office:value-type="float" office:value="0" calcext:value-type="float">
            <text:p>0</text:p>
          </table:table-cell>
          <table:table-cell/>
          <table:table-cell office:value-type="float" office:value="3169" calcext:value-type="float">
            <text:p>3169</text:p>
          </table:table-cell>
          <table:table-cell table:number-columns-repeated="2"/>
          <table:table-cell office:value-type="float" office:value="3169" calcext:value-type="float">
            <text:p>3169</text:p>
          </table:table-cell>
          <table:table-cell table:formula="of:=[.Z59]-[.AC59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10057H00M00S" calcext:value-type="time">
            <text:p>10057:00:00</text:p>
          </table:table-cell>
          <table:table-cell office:value-type="float" office:value="4294.5" calcext:value-type="float">
            <text:p>4294.5</text:p>
          </table:table-cell>
          <table:table-cell table:number-columns-repeated="2"/>
          <table:table-cell office:value-type="float" office:value="4294.5" calcext:value-type="float">
            <text:p>4294.5</text:p>
          </table:table-cell>
          <table:table-cell table:formula="of:=[.B60]-[.E60]" office:value-type="float" office:value="0" calcext:value-type="float">
            <text:p>0</text:p>
          </table:table-cell>
          <table:table-cell/>
          <table:table-cell office:value-type="float" office:value="4535" calcext:value-type="float">
            <text:p>4535</text:p>
          </table:table-cell>
          <table:table-cell table:formula="of:=[.E60]-[.H60]" office:value-type="float" office:value="-240.5" calcext:value-type="float">
            <text:p>-240.5</text:p>
          </table:table-cell>
          <table:table-cell/>
          <table:table-cell office:value-type="float" office:value="4535" calcext:value-type="float">
            <text:p>4535</text:p>
          </table:table-cell>
          <table:table-cell table:formula="of:=[.H60]-[.K60]" office:value-type="float" office:value="0" calcext:value-type="float">
            <text:p>0</text:p>
          </table:table-cell>
          <table:table-cell/>
          <table:table-cell office:value-type="float" office:value="4535" calcext:value-type="float">
            <text:p>4535</text:p>
          </table:table-cell>
          <table:table-cell table:formula="of:=[.K60]-[.N60]" office:value-type="float" office:value="0" calcext:value-type="float">
            <text:p>0</text:p>
          </table:table-cell>
          <table:table-cell/>
          <table:table-cell office:value-type="float" office:value="4535" calcext:value-type="float">
            <text:p>4535</text:p>
          </table:table-cell>
          <table:table-cell table:formula="of:=[.N60]-[.Q60]" office:value-type="float" office:value="0" calcext:value-type="float">
            <text:p>0</text:p>
          </table:table-cell>
          <table:table-cell/>
          <table:table-cell office:value-type="float" office:value="6056" calcext:value-type="float">
            <text:p>6056</text:p>
          </table:table-cell>
          <table:table-cell table:formula="of:=[.Q60]-[.T60]" office:value-type="float" office:value="-1521" calcext:value-type="float">
            <text:p>-1521</text:p>
          </table:table-cell>
          <table:table-cell/>
          <table:table-cell office:value-type="float" office:value="6056" calcext:value-type="float">
            <text:p>6056</text:p>
          </table:table-cell>
          <table:table-cell table:formula="of:=[.T60]-[.W60]" office:value-type="float" office:value="0" calcext:value-type="float">
            <text:p>0</text:p>
          </table:table-cell>
          <table:table-cell/>
          <table:table-cell office:value-type="float" office:value="6056" calcext:value-type="float">
            <text:p>6056</text:p>
          </table:table-cell>
          <table:table-cell table:number-columns-repeated="2"/>
          <table:table-cell office:value-type="float" office:value="6056" calcext:value-type="float">
            <text:p>6056</text:p>
          </table:table-cell>
          <table:table-cell table:formula="of:=[.Z60]-[.AC60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44735H00M00S" calcext:value-type="time">
            <text:p>44735:00:00</text:p>
          </table:table-cell>
          <table:table-cell office:value-type="float" office:value="4893.408" calcext:value-type="float">
            <text:p>4893.408</text:p>
          </table:table-cell>
          <table:table-cell table:number-columns-repeated="2"/>
          <table:table-cell office:value-type="float" office:value="5264.8333" calcext:value-type="float">
            <text:p>5264.8333</text:p>
          </table:table-cell>
          <table:table-cell table:formula="of:=[.B61]-[.E61]" office:value-type="float" office:value="-371.4253" calcext:value-type="float">
            <text:p>-371.4253</text:p>
          </table:table-cell>
          <table:table-cell/>
          <table:table-cell office:value-type="float" office:value="6074.2579" calcext:value-type="float">
            <text:p>6074.2579</text:p>
          </table:table-cell>
          <table:table-cell table:formula="of:=[.E61]-[.H61]" office:value-type="float" office:value="-809.424599999999" calcext:value-type="float">
            <text:p>-809.4246</text:p>
          </table:table-cell>
          <table:table-cell/>
          <table:table-cell office:value-type="float" office:value="6254.7" calcext:value-type="float">
            <text:p>6254.7</text:p>
          </table:table-cell>
          <table:table-cell table:formula="of:=[.H61]-[.K61]" office:value-type="float" office:value="-180.4421" calcext:value-type="float">
            <text:p>-180.4421</text:p>
          </table:table-cell>
          <table:table-cell/>
          <table:table-cell office:value-type="float" office:value="6254.7" calcext:value-type="float">
            <text:p>6254.7</text:p>
          </table:table-cell>
          <table:table-cell table:formula="of:=[.K61]-[.N61]" office:value-type="float" office:value="0" calcext:value-type="float">
            <text:p>0</text:p>
          </table:table-cell>
          <table:table-cell/>
          <table:table-cell office:value-type="float" office:value="6254.7" calcext:value-type="float">
            <text:p>6254.7</text:p>
          </table:table-cell>
          <table:table-cell table:formula="of:=[.N61]-[.Q61]" office:value-type="float" office:value="0" calcext:value-type="float">
            <text:p>0</text:p>
          </table:table-cell>
          <table:table-cell/>
          <table:table-cell office:value-type="float" office:value="7169" calcext:value-type="float">
            <text:p>7169</text:p>
          </table:table-cell>
          <table:table-cell table:formula="of:=[.Q61]-[.T61]" office:value-type="float" office:value="-914.3" calcext:value-type="float">
            <text:p>-914.3</text:p>
          </table:table-cell>
          <table:table-cell/>
          <table:table-cell office:value-type="float" office:value="7169" calcext:value-type="float">
            <text:p>7169</text:p>
          </table:table-cell>
          <table:table-cell table:formula="of:=[.T61]-[.W61]" office:value-type="float" office:value="0" calcext:value-type="float">
            <text:p>0</text:p>
          </table:table-cell>
          <table:table-cell/>
          <table:table-cell office:value-type="float" office:value="7169" calcext:value-type="float">
            <text:p>7169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table:formula="of:=[.Z61]-[.AC61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59767H00M00S" calcext:value-type="time">
            <text:p>59767:00:00</text:p>
          </table:table-cell>
          <table:table-cell office:value-type="float" office:value="3039.875" calcext:value-type="float">
            <text:p>3039.875</text:p>
          </table:table-cell>
          <table:table-cell table:number-columns-repeated="2"/>
          <table:table-cell office:value-type="float" office:value="3039.875" calcext:value-type="float">
            <text:p>3039.875</text:p>
          </table:table-cell>
          <table:table-cell table:formula="of:=[.B62]-[.E62]" office:value-type="float" office:value="0" calcext:value-type="float">
            <text:p>0</text:p>
          </table:table-cell>
          <table:table-cell/>
          <table:table-cell office:value-type="float" office:value="3135.625" calcext:value-type="float">
            <text:p>3135.625</text:p>
          </table:table-cell>
          <table:table-cell table:formula="of:=[.E62]-[.H62]" office:value-type="float" office:value="-95.75" calcext:value-type="float">
            <text:p>-95.75</text:p>
          </table:table-cell>
          <table:table-cell/>
          <table:table-cell office:value-type="float" office:value="3135.625" calcext:value-type="float">
            <text:p>3135.625</text:p>
          </table:table-cell>
          <table:table-cell table:formula="of:=[.H62]-[.K62]" office:value-type="float" office:value="0" calcext:value-type="float">
            <text:p>0</text:p>
          </table:table-cell>
          <table:table-cell/>
          <table:table-cell office:value-type="float" office:value="3135.625" calcext:value-type="float">
            <text:p>3135.625</text:p>
          </table:table-cell>
          <table:table-cell table:formula="of:=[.K62]-[.N62]" office:value-type="float" office:value="0" calcext:value-type="float">
            <text:p>0</text:p>
          </table:table-cell>
          <table:table-cell/>
          <table:table-cell office:value-type="float" office:value="3135.625" calcext:value-type="float">
            <text:p>3135.625</text:p>
          </table:table-cell>
          <table:table-cell table:formula="of:=[.N62]-[.Q62]" office:value-type="float" office:value="0" calcext:value-type="float">
            <text:p>0</text:p>
          </table:table-cell>
          <table:table-cell/>
          <table:table-cell office:value-type="float" office:value="4786" calcext:value-type="float">
            <text:p>4786</text:p>
          </table:table-cell>
          <table:table-cell table:formula="of:=[.Q62]-[.T62]" office:value-type="float" office:value="-1650.375" calcext:value-type="float">
            <text:p>-1650.375</text:p>
          </table:table-cell>
          <table:table-cell/>
          <table:table-cell office:value-type="float" office:value="4786" calcext:value-type="float">
            <text:p>4786</text:p>
          </table:table-cell>
          <table:table-cell table:formula="of:=[.T62]-[.W62]" office:value-type="float" office:value="0" calcext:value-type="float">
            <text:p>0</text:p>
          </table:table-cell>
          <table:table-cell/>
          <table:table-cell office:value-type="float" office:value="4786" calcext:value-type="float">
            <text:p>4786</text:p>
          </table:table-cell>
          <table:table-cell table:number-columns-repeated="2"/>
          <table:table-cell office:value-type="float" office:value="4786" calcext:value-type="float">
            <text:p>4786</text:p>
          </table:table-cell>
          <table:table-cell table:formula="of:=[.Z62]-[.AC62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29901H00M00S" calcext:value-type="time">
            <text:p>29901:00:00</text:p>
          </table:table-cell>
          <table:table-cell office:value-type="float" office:value="1887" calcext:value-type="float">
            <text:p>1887</text:p>
          </table:table-cell>
          <table:table-cell table:number-columns-repeated="2"/>
          <table:table-cell office:value-type="float" office:value="1887" calcext:value-type="float">
            <text:p>1887</text:p>
          </table:table-cell>
          <table:table-cell table:formula="of:=[.B63]-[.E63]" office:value-type="float" office:value="0" calcext:value-type="float">
            <text:p>0</text:p>
          </table:table-cell>
          <table:table-cell/>
          <table:table-cell office:value-type="float" office:value="1917" calcext:value-type="float">
            <text:p>1917</text:p>
          </table:table-cell>
          <table:table-cell table:formula="of:=[.E63]-[.H63]" office:value-type="float" office:value="-30" calcext:value-type="float">
            <text:p>-30</text:p>
          </table:table-cell>
          <table:table-cell/>
          <table:table-cell office:value-type="float" office:value="1917" calcext:value-type="float">
            <text:p>1917</text:p>
          </table:table-cell>
          <table:table-cell table:formula="of:=[.H63]-[.K63]" office:value-type="float" office:value="0" calcext:value-type="float">
            <text:p>0</text:p>
          </table:table-cell>
          <table:table-cell/>
          <table:table-cell office:value-type="float" office:value="1917" calcext:value-type="float">
            <text:p>1917</text:p>
          </table:table-cell>
          <table:table-cell table:formula="of:=[.K63]-[.N63]" office:value-type="float" office:value="0" calcext:value-type="float">
            <text:p>0</text:p>
          </table:table-cell>
          <table:table-cell/>
          <table:table-cell office:value-type="float" office:value="1917" calcext:value-type="float">
            <text:p>1917</text:p>
          </table:table-cell>
          <table:table-cell table:formula="of:=[.N63]-[.Q63]" office:value-type="float" office:value="0" calcext:value-type="float">
            <text:p>0</text:p>
          </table:table-cell>
          <table:table-cell/>
          <table:table-cell office:value-type="float" office:value="2853" calcext:value-type="float">
            <text:p>2853</text:p>
          </table:table-cell>
          <table:table-cell table:formula="of:=[.Q63]-[.T63]" office:value-type="float" office:value="-936" calcext:value-type="float">
            <text:p>-936</text:p>
          </table:table-cell>
          <table:table-cell/>
          <table:table-cell office:value-type="float" office:value="2853" calcext:value-type="float">
            <text:p>2853</text:p>
          </table:table-cell>
          <table:table-cell table:formula="of:=[.T63]-[.W63]" office:value-type="float" office:value="0" calcext:value-type="float">
            <text:p>0</text:p>
          </table:table-cell>
          <table:table-cell/>
          <table:table-cell office:value-type="float" office:value="2853" calcext:value-type="float">
            <text:p>2853</text:p>
          </table:table-cell>
          <table:table-cell table:number-columns-repeated="2"/>
          <table:table-cell office:value-type="float" office:value="2853" calcext:value-type="float">
            <text:p>2853</text:p>
          </table:table-cell>
          <table:table-cell table:formula="of:=[.Z63]-[.AC63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30219H00M00S" calcext:value-type="time">
            <text:p>30219:00:00</text:p>
          </table:table-cell>
          <table:table-cell office:value-type="float" office:value="8501.4" calcext:value-type="float">
            <text:p>8501.4</text:p>
          </table:table-cell>
          <table:table-cell table:number-columns-repeated="2"/>
          <table:table-cell office:value-type="float" office:value="8851.1471" calcext:value-type="float">
            <text:p>8851.1471</text:p>
          </table:table-cell>
          <table:table-cell table:formula="of:=[.B64]-[.E64]" office:value-type="float" office:value="-349.7471" calcext:value-type="float">
            <text:p>-349.7471</text:p>
          </table:table-cell>
          <table:table-cell/>
          <table:table-cell office:value-type="float" office:value="9852.75" calcext:value-type="float">
            <text:p>9852.75</text:p>
          </table:table-cell>
          <table:table-cell table:formula="of:=[.E64]-[.H64]" office:value-type="float" office:value="-1001.6029" calcext:value-type="float">
            <text:p>-1001.6029</text:p>
          </table:table-cell>
          <table:table-cell/>
          <table:table-cell office:value-type="float" office:value="9852.75" calcext:value-type="float">
            <text:p>9852.75</text:p>
          </table:table-cell>
          <table:table-cell table:formula="of:=[.H64]-[.K64]" office:value-type="float" office:value="0" calcext:value-type="float">
            <text:p>0</text:p>
          </table:table-cell>
          <table:table-cell/>
          <table:table-cell office:value-type="float" office:value="9852.75" calcext:value-type="float">
            <text:p>9852.75</text:p>
          </table:table-cell>
          <table:table-cell table:formula="of:=[.K64]-[.N64]" office:value-type="float" office:value="0" calcext:value-type="float">
            <text:p>0</text:p>
          </table:table-cell>
          <table:table-cell/>
          <table:table-cell office:value-type="float" office:value="9852.75" calcext:value-type="float">
            <text:p>9852.75</text:p>
          </table:table-cell>
          <table:table-cell table:formula="of:=[.N64]-[.Q64]" office:value-type="float" office:value="0" calcext:value-type="float">
            <text:p>0</text:p>
          </table:table-cell>
          <table:table-cell/>
          <table:table-cell office:value-type="float" office:value="10272" calcext:value-type="float">
            <text:p>10272</text:p>
          </table:table-cell>
          <table:table-cell table:formula="of:=[.Q64]-[.T64]" office:value-type="float" office:value="-419.25" calcext:value-type="float">
            <text:p>-419.25</text:p>
          </table:table-cell>
          <table:table-cell/>
          <table:table-cell office:value-type="float" office:value="10272" calcext:value-type="float">
            <text:p>10272</text:p>
          </table:table-cell>
          <table:table-cell table:formula="of:=[.T64]-[.W64]" office:value-type="float" office:value="0" calcext:value-type="float">
            <text:p>0</text:p>
          </table:table-cell>
          <table:table-cell/>
          <table:table-cell office:value-type="float" office:value="10272" calcext:value-type="float">
            <text:p>10272</text:p>
          </table:table-cell>
          <table:table-cell table:number-columns-repeated="2"/>
          <table:table-cell office:value-type="float" office:value="10272" calcext:value-type="float">
            <text:p>10272</text:p>
          </table:table-cell>
          <table:table-cell table:formula="of:=[.Z64]-[.AC64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42669H00M00S" calcext:value-type="time">
            <text:p>42669:00:00</text:p>
          </table:table-cell>
          <table:table-cell office:value-type="float" office:value="8068.1708" calcext:value-type="float">
            <text:p>8068.1708</text:p>
          </table:table-cell>
          <table:table-cell table:number-columns-repeated="2"/>
          <table:table-cell office:value-type="float" office:value="8068.1708" calcext:value-type="float">
            <text:p>8068.1708</text:p>
          </table:table-cell>
          <table:table-cell table:formula="of:=[.B65]-[.E65]" office:value-type="float" office:value="0" calcext:value-type="float">
            <text:p>0</text:p>
          </table:table-cell>
          <table:table-cell/>
          <table:table-cell office:value-type="float" office:value="9079.1841" calcext:value-type="float">
            <text:p>9079.1841</text:p>
          </table:table-cell>
          <table:table-cell table:formula="of:=[.E65]-[.H65]" office:value-type="float" office:value="-1011.0133" calcext:value-type="float">
            <text:p>-1011.0133</text:p>
          </table:table-cell>
          <table:table-cell/>
          <table:table-cell office:value-type="float" office:value="9079.1841" calcext:value-type="float">
            <text:p>9079.1841</text:p>
          </table:table-cell>
          <table:table-cell table:formula="of:=[.H65]-[.K65]" office:value-type="float" office:value="0" calcext:value-type="float">
            <text:p>0</text:p>
          </table:table-cell>
          <table:table-cell/>
          <table:table-cell office:value-type="float" office:value="9079.1841" calcext:value-type="float">
            <text:p>9079.1841</text:p>
          </table:table-cell>
          <table:table-cell table:formula="of:=[.K65]-[.N65]" office:value-type="float" office:value="0" calcext:value-type="float">
            <text:p>0</text:p>
          </table:table-cell>
          <table:table-cell/>
          <table:table-cell office:value-type="float" office:value="9079.1841" calcext:value-type="float">
            <text:p>9079.1841</text:p>
          </table:table-cell>
          <table:table-cell table:formula="of:=[.N65]-[.Q65]" office:value-type="float" office:value="0" calcext:value-type="float">
            <text:p>0</text:p>
          </table:table-cell>
          <table:table-cell/>
          <table:table-cell office:value-type="float" office:value="10880" calcext:value-type="float">
            <text:p>10880</text:p>
          </table:table-cell>
          <table:table-cell table:formula="of:=[.Q65]-[.T65]" office:value-type="float" office:value="-1800.8159" calcext:value-type="float">
            <text:p>-1800.8159</text:p>
          </table:table-cell>
          <table:table-cell/>
          <table:table-cell office:value-type="float" office:value="10880" calcext:value-type="float">
            <text:p>10880</text:p>
          </table:table-cell>
          <table:table-cell table:formula="of:=[.T65]-[.W65]" office:value-type="float" office:value="0" calcext:value-type="float">
            <text:p>0</text:p>
          </table:table-cell>
          <table:table-cell/>
          <table:table-cell office:value-type="float" office:value="10880" calcext:value-type="float">
            <text:p>10880</text:p>
          </table:table-cell>
          <table:table-cell table:number-columns-repeated="2"/>
          <table:table-cell office:value-type="float" office:value="10880" calcext:value-type="float">
            <text:p>10880</text:p>
          </table:table-cell>
          <table:table-cell table:formula="of:=[.Z65]-[.AC65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24107H00M00S" calcext:value-type="time">
            <text:p>24107:00:00</text:p>
          </table:table-cell>
          <table:table-cell office:value-type="float" office:value="3998" calcext:value-type="float">
            <text:p>3998</text:p>
          </table:table-cell>
          <table:table-cell table:number-columns-repeated="2"/>
          <table:table-cell office:value-type="float" office:value="4029" calcext:value-type="float">
            <text:p>4029</text:p>
          </table:table-cell>
          <table:table-cell table:formula="of:=[.B66]-[.E66]" office:value-type="float" office:value="-31" calcext:value-type="float">
            <text:p>-31</text:p>
          </table:table-cell>
          <table:table-cell/>
          <table:table-cell office:value-type="float" office:value="4623.8333" calcext:value-type="float">
            <text:p>4623.8333</text:p>
          </table:table-cell>
          <table:table-cell table:formula="of:=[.E66]-[.H66]" office:value-type="float" office:value="-594.8333" calcext:value-type="float">
            <text:p>-594.8333</text:p>
          </table:table-cell>
          <table:table-cell/>
          <table:table-cell office:value-type="float" office:value="4718.25" calcext:value-type="float">
            <text:p>4718.25</text:p>
          </table:table-cell>
          <table:table-cell table:formula="of:=[.H66]-[.K66]" office:value-type="float" office:value="-94.4166999999998" calcext:value-type="float">
            <text:p>-94.4167</text:p>
          </table:table-cell>
          <table:table-cell/>
          <table:table-cell office:value-type="float" office:value="4718.25" calcext:value-type="float">
            <text:p>4718.25</text:p>
          </table:table-cell>
          <table:table-cell table:formula="of:=[.K66]-[.N66]" office:value-type="float" office:value="0" calcext:value-type="float">
            <text:p>0</text:p>
          </table:table-cell>
          <table:table-cell/>
          <table:table-cell office:value-type="float" office:value="4718.25" calcext:value-type="float">
            <text:p>4718.25</text:p>
          </table:table-cell>
          <table:table-cell table:formula="of:=[.N66]-[.Q66]" office:value-type="float" office:value="0" calcext:value-type="float">
            <text:p>0</text:p>
          </table:table-cell>
          <table:table-cell/>
          <table:table-cell office:value-type="float" office:value="4991" calcext:value-type="float">
            <text:p>4991</text:p>
          </table:table-cell>
          <table:table-cell table:formula="of:=[.Q66]-[.T66]" office:value-type="float" office:value="-272.75" calcext:value-type="float">
            <text:p>-272.75</text:p>
          </table:table-cell>
          <table:table-cell/>
          <table:table-cell office:value-type="float" office:value="4991" calcext:value-type="float">
            <text:p>4991</text:p>
          </table:table-cell>
          <table:table-cell table:formula="of:=[.T66]-[.W66]" office:value-type="float" office:value="0" calcext:value-type="float">
            <text:p>0</text:p>
          </table:table-cell>
          <table:table-cell/>
          <table:table-cell office:value-type="float" office:value="4991" calcext:value-type="float">
            <text:p>4991</text:p>
          </table:table-cell>
          <table:table-cell table:number-columns-repeated="2"/>
          <table:table-cell office:value-type="float" office:value="4991" calcext:value-type="float">
            <text:p>4991</text:p>
          </table:table-cell>
          <table:table-cell table:formula="of:=[.Z66]-[.AC66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29936H00M00S" calcext:value-type="time">
            <text:p>29936:00:00</text:p>
          </table:table-cell>
          <table:table-cell office:value-type="float" office:value="8041.5359" calcext:value-type="float">
            <text:p>8041.5359</text:p>
          </table:table-cell>
          <table:table-cell table:number-columns-repeated="2"/>
          <table:table-cell office:value-type="float" office:value="8379.6118" calcext:value-type="float">
            <text:p>8379.6118</text:p>
          </table:table-cell>
          <table:table-cell table:formula="of:=[.B67]-[.E67]" office:value-type="float" office:value="-338.075900000001" calcext:value-type="float">
            <text:p>-338.0759</text:p>
          </table:table-cell>
          <table:table-cell/>
          <table:table-cell office:value-type="float" office:value="8705.3214" calcext:value-type="float">
            <text:p>8705.3214</text:p>
          </table:table-cell>
          <table:table-cell table:formula="of:=[.E67]-[.H67]" office:value-type="float" office:value="-325.7096" calcext:value-type="float">
            <text:p>-325.7096</text:p>
          </table:table-cell>
          <table:table-cell/>
          <table:table-cell office:value-type="float" office:value="8936.2386" calcext:value-type="float">
            <text:p>8936.2386</text:p>
          </table:table-cell>
          <table:table-cell table:formula="of:=[.H67]-[.K67]" office:value-type="float" office:value="-230.9172" calcext:value-type="float">
            <text:p>-230.9172</text:p>
          </table:table-cell>
          <table:table-cell/>
          <table:table-cell office:value-type="float" office:value="8936.2386" calcext:value-type="float">
            <text:p>8936.2386</text:p>
          </table:table-cell>
          <table:table-cell table:formula="of:=[.K67]-[.N67]" office:value-type="float" office:value="0" calcext:value-type="float">
            <text:p>0</text:p>
          </table:table-cell>
          <table:table-cell/>
          <table:table-cell office:value-type="float" office:value="8936.2386" calcext:value-type="float">
            <text:p>8936.2386</text:p>
          </table:table-cell>
          <table:table-cell table:formula="of:=[.N67]-[.Q67]" office:value-type="float" office:value="0" calcext:value-type="float">
            <text:p>0</text:p>
          </table:table-cell>
          <table:table-cell/>
          <table:table-cell office:value-type="float" office:value="13517" calcext:value-type="float">
            <text:p>13517</text:p>
          </table:table-cell>
          <table:table-cell table:formula="of:=[.Q67]-[.T67]" office:value-type="float" office:value="-4580.7614" calcext:value-type="float">
            <text:p>-4580.7614</text:p>
          </table:table-cell>
          <table:table-cell/>
          <table:table-cell office:value-type="float" office:value="13517" calcext:value-type="float">
            <text:p>13517</text:p>
          </table:table-cell>
          <table:table-cell table:formula="of:=[.T67]-[.W67]" office:value-type="float" office:value="0" calcext:value-type="float">
            <text:p>0</text:p>
          </table:table-cell>
          <table:table-cell/>
          <table:table-cell office:value-type="float" office:value="13517" calcext:value-type="float">
            <text:p>13517</text:p>
          </table:table-cell>
          <table:table-cell table:number-columns-repeated="2"/>
          <table:table-cell office:value-type="float" office:value="13517" calcext:value-type="float">
            <text:p>13517</text:p>
          </table:table-cell>
          <table:table-cell table:formula="of:=[.Z67]-[.AC67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34316H00M00S" calcext:value-type="time">
            <text:p>34316:00:00</text:p>
          </table:table-cell>
          <table:table-cell office:value-type="float" office:value="10799.4676" calcext:value-type="float">
            <text:p>10799.4676</text:p>
          </table:table-cell>
          <table:table-cell table:number-columns-repeated="2"/>
          <table:table-cell office:value-type="float" office:value="11212.733" calcext:value-type="float">
            <text:p>11212.733</text:p>
          </table:table-cell>
          <table:table-cell table:formula="of:=[.B68]-[.E68]" office:value-type="float" office:value="-413.2654" calcext:value-type="float">
            <text:p>-413.2654</text:p>
          </table:table-cell>
          <table:table-cell/>
          <table:table-cell office:value-type="float" office:value="12192.0214" calcext:value-type="float">
            <text:p>12192.0214</text:p>
          </table:table-cell>
          <table:table-cell table:formula="of:=[.E68]-[.H68]" office:value-type="float" office:value="-979.288399999999" calcext:value-type="float">
            <text:p>-979.2884</text:p>
          </table:table-cell>
          <table:table-cell/>
          <table:table-cell office:value-type="float" office:value="12781.6979" calcext:value-type="float">
            <text:p>12781.6979</text:p>
          </table:table-cell>
          <table:table-cell table:formula="of:=[.H68]-[.K68]" office:value-type="float" office:value="-589.6765" calcext:value-type="float">
            <text:p>-589.6765</text:p>
          </table:table-cell>
          <table:table-cell/>
          <table:table-cell office:value-type="float" office:value="12781.6979" calcext:value-type="float">
            <text:p>12781.6979</text:p>
          </table:table-cell>
          <table:table-cell table:formula="of:=[.K68]-[.N68]" office:value-type="float" office:value="0" calcext:value-type="float">
            <text:p>0</text:p>
          </table:table-cell>
          <table:table-cell/>
          <table:table-cell office:value-type="float" office:value="12781.6979" calcext:value-type="float">
            <text:p>12781.6979</text:p>
          </table:table-cell>
          <table:table-cell table:formula="of:=[.N68]-[.Q68]" office:value-type="float" office:value="0" calcext:value-type="float">
            <text:p>0</text:p>
          </table:table-cell>
          <table:table-cell/>
          <table:table-cell office:value-type="float" office:value="13613" calcext:value-type="float">
            <text:p>13613</text:p>
          </table:table-cell>
          <table:table-cell table:formula="of:=[.Q68]-[.T68]" office:value-type="float" office:value="-831.302100000001" calcext:value-type="float">
            <text:p>-831.3021</text:p>
          </table:table-cell>
          <table:table-cell/>
          <table:table-cell office:value-type="float" office:value="13613" calcext:value-type="float">
            <text:p>13613</text:p>
          </table:table-cell>
          <table:table-cell table:formula="of:=[.T68]-[.W68]" office:value-type="float" office:value="0" calcext:value-type="float">
            <text:p>0</text:p>
          </table:table-cell>
          <table:table-cell/>
          <table:table-cell office:value-type="float" office:value="13613" calcext:value-type="float">
            <text:p>13613</text:p>
          </table:table-cell>
          <table:table-cell table:number-columns-repeated="2"/>
          <table:table-cell office:value-type="float" office:value="13613" calcext:value-type="float">
            <text:p>13613</text:p>
          </table:table-cell>
          <table:table-cell table:formula="of:=[.Z68]-[.AC68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54617H00M00S" calcext:value-type="time">
            <text:p>54617:00:00</text:p>
          </table:table-cell>
          <table:table-cell office:value-type="float" office:value="5408.6933" calcext:value-type="float">
            <text:p>5408.6933</text:p>
          </table:table-cell>
          <table:table-cell table:number-columns-repeated="2"/>
          <table:table-cell office:value-type="float" office:value="5428.7579" calcext:value-type="float">
            <text:p>5428.7579</text:p>
          </table:table-cell>
          <table:table-cell table:formula="of:=[.B69]-[.E69]" office:value-type="float" office:value="-20.0645999999997" calcext:value-type="float">
            <text:p>-20.0646</text:p>
          </table:table-cell>
          <table:table-cell/>
          <table:table-cell office:value-type="float" office:value="6278.75" calcext:value-type="float">
            <text:p>6278.75</text:p>
          </table:table-cell>
          <table:table-cell table:formula="of:=[.E69]-[.H69]" office:value-type="float" office:value="-849.9921" calcext:value-type="float">
            <text:p>-849.9921</text:p>
          </table:table-cell>
          <table:table-cell/>
          <table:table-cell office:value-type="float" office:value="6287.25" calcext:value-type="float">
            <text:p>6287.25</text:p>
          </table:table-cell>
          <table:table-cell table:formula="of:=[.H69]-[.K69]" office:value-type="float" office:value="-8.5" calcext:value-type="float">
            <text:p>-8.5</text:p>
          </table:table-cell>
          <table:table-cell/>
          <table:table-cell office:value-type="float" office:value="6287.25" calcext:value-type="float">
            <text:p>6287.25</text:p>
          </table:table-cell>
          <table:table-cell table:formula="of:=[.K69]-[.N69]" office:value-type="float" office:value="0" calcext:value-type="float">
            <text:p>0</text:p>
          </table:table-cell>
          <table:table-cell/>
          <table:table-cell office:value-type="float" office:value="6287.25" calcext:value-type="float">
            <text:p>6287.25</text:p>
          </table:table-cell>
          <table:table-cell table:formula="of:=[.N69]-[.Q69]" office:value-type="float" office:value="0" calcext:value-type="float">
            <text:p>0</text:p>
          </table:table-cell>
          <table:table-cell/>
          <table:table-cell office:value-type="float" office:value="7768" calcext:value-type="float">
            <text:p>7768</text:p>
          </table:table-cell>
          <table:table-cell table:formula="of:=[.Q69]-[.T69]" office:value-type="float" office:value="-1480.75" calcext:value-type="float">
            <text:p>-1480.75</text:p>
          </table:table-cell>
          <table:table-cell/>
          <table:table-cell office:value-type="float" office:value="7768" calcext:value-type="float">
            <text:p>7768</text:p>
          </table:table-cell>
          <table:table-cell table:formula="of:=[.T69]-[.W69]" office:value-type="float" office:value="0" calcext:value-type="float">
            <text:p>0</text:p>
          </table:table-cell>
          <table:table-cell/>
          <table:table-cell office:value-type="float" office:value="7768" calcext:value-type="float">
            <text:p>7768</text:p>
          </table:table-cell>
          <table:table-cell table:number-columns-repeated="2"/>
          <table:table-cell office:value-type="float" office:value="7768" calcext:value-type="float">
            <text:p>7768</text:p>
          </table:table-cell>
          <table:table-cell table:formula="of:=[.Z69]-[.AC69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27224H00M00S" calcext:value-type="time">
            <text:p>27224:00:00</text:p>
          </table:table-cell>
          <table:table-cell office:value-type="float" office:value="4364.9707" calcext:value-type="float">
            <text:p>4364.9707</text:p>
          </table:table-cell>
          <table:table-cell table:number-columns-repeated="2"/>
          <table:table-cell office:value-type="float" office:value="4675.7206" calcext:value-type="float">
            <text:p>4675.7206</text:p>
          </table:table-cell>
          <table:table-cell table:formula="of:=[.B70]-[.E70]" office:value-type="float" office:value="-310.7499" calcext:value-type="float">
            <text:p>-310.7499</text:p>
          </table:table-cell>
          <table:table-cell/>
          <table:table-cell office:value-type="float" office:value="5250.4116" calcext:value-type="float">
            <text:p>5250.4116</text:p>
          </table:table-cell>
          <table:table-cell table:formula="of:=[.E70]-[.H70]" office:value-type="float" office:value="-574.691000000001" calcext:value-type="float">
            <text:p>-574.691</text:p>
          </table:table-cell>
          <table:table-cell/>
          <table:table-cell office:value-type="float" office:value="5339.9" calcext:value-type="float">
            <text:p>5339.9</text:p>
          </table:table-cell>
          <table:table-cell table:formula="of:=[.H70]-[.K70]" office:value-type="float" office:value="-89.4883999999993" calcext:value-type="float">
            <text:p>-89.4884</text:p>
          </table:table-cell>
          <table:table-cell/>
          <table:table-cell office:value-type="float" office:value="5339.9" calcext:value-type="float">
            <text:p>5339.9</text:p>
          </table:table-cell>
          <table:table-cell table:formula="of:=[.K70]-[.N70]" office:value-type="float" office:value="0" calcext:value-type="float">
            <text:p>0</text:p>
          </table:table-cell>
          <table:table-cell/>
          <table:table-cell office:value-type="float" office:value="5339.9" calcext:value-type="float">
            <text:p>5339.9</text:p>
          </table:table-cell>
          <table:table-cell table:formula="of:=[.N70]-[.Q70]" office:value-type="float" office:value="0" calcext:value-type="float">
            <text:p>0</text:p>
          </table:table-cell>
          <table:table-cell/>
          <table:table-cell office:value-type="float" office:value="6055" calcext:value-type="float">
            <text:p>6055</text:p>
          </table:table-cell>
          <table:table-cell table:formula="of:=[.Q70]-[.T70]" office:value-type="float" office:value="-715.1" calcext:value-type="float">
            <text:p>-715.1</text:p>
          </table:table-cell>
          <table:table-cell/>
          <table:table-cell office:value-type="float" office:value="6055" calcext:value-type="float">
            <text:p>6055</text:p>
          </table:table-cell>
          <table:table-cell table:formula="of:=[.T70]-[.W70]" office:value-type="float" office:value="0" calcext:value-type="float">
            <text:p>0</text:p>
          </table:table-cell>
          <table:table-cell/>
          <table:table-cell office:value-type="float" office:value="6055" calcext:value-type="float">
            <text:p>6055</text:p>
          </table:table-cell>
          <table:table-cell table:number-columns-repeated="2"/>
          <table:table-cell office:value-type="float" office:value="6055" calcext:value-type="float">
            <text:p>6055</text:p>
          </table:table-cell>
          <table:table-cell table:formula="of:=[.Z70]-[.AC70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21149H00M00S" calcext:value-type="time">
            <text:p>21149:00:00</text:p>
          </table:table-cell>
          <table:table-cell office:value-type="float" office:value="4791.5417" calcext:value-type="float">
            <text:p>4791.5417</text:p>
          </table:table-cell>
          <table:table-cell table:number-columns-repeated="2"/>
          <table:table-cell office:value-type="float" office:value="4791.5417" calcext:value-type="float">
            <text:p>4791.5417</text:p>
          </table:table-cell>
          <table:table-cell table:formula="of:=[.B71]-[.E71]" office:value-type="float" office:value="0" calcext:value-type="float">
            <text:p>0</text:p>
          </table:table-cell>
          <table:table-cell/>
          <table:table-cell office:value-type="float" office:value="5501" calcext:value-type="float">
            <text:p>5501</text:p>
          </table:table-cell>
          <table:table-cell table:formula="of:=[.E71]-[.H71]" office:value-type="float" office:value="-709.4583" calcext:value-type="float">
            <text:p>-709.4583</text:p>
          </table:table-cell>
          <table:table-cell/>
          <table:table-cell office:value-type="float" office:value="5501" calcext:value-type="float">
            <text:p>5501</text:p>
          </table:table-cell>
          <table:table-cell table:formula="of:=[.H71]-[.K71]" office:value-type="float" office:value="0" calcext:value-type="float">
            <text:p>0</text:p>
          </table:table-cell>
          <table:table-cell/>
          <table:table-cell office:value-type="float" office:value="5501" calcext:value-type="float">
            <text:p>5501</text:p>
          </table:table-cell>
          <table:table-cell table:formula="of:=[.K71]-[.N71]" office:value-type="float" office:value="0" calcext:value-type="float">
            <text:p>0</text:p>
          </table:table-cell>
          <table:table-cell/>
          <table:table-cell office:value-type="float" office:value="5501" calcext:value-type="float">
            <text:p>5501</text:p>
          </table:table-cell>
          <table:table-cell table:formula="of:=[.N71]-[.Q71]" office:value-type="float" office:value="0" calcext:value-type="float">
            <text:p>0</text:p>
          </table:table-cell>
          <table:table-cell/>
          <table:table-cell office:value-type="float" office:value="5836" calcext:value-type="float">
            <text:p>5836</text:p>
          </table:table-cell>
          <table:table-cell table:formula="of:=[.Q71]-[.T71]" office:value-type="float" office:value="-335" calcext:value-type="float">
            <text:p>-335</text:p>
          </table:table-cell>
          <table:table-cell/>
          <table:table-cell office:value-type="float" office:value="5836" calcext:value-type="float">
            <text:p>5836</text:p>
          </table:table-cell>
          <table:table-cell table:formula="of:=[.T71]-[.W71]" office:value-type="float" office:value="0" calcext:value-type="float">
            <text:p>0</text:p>
          </table:table-cell>
          <table:table-cell/>
          <table:table-cell office:value-type="float" office:value="5836" calcext:value-type="float">
            <text:p>5836</text:p>
          </table:table-cell>
          <table:table-cell table:number-columns-repeated="2"/>
          <table:table-cell office:value-type="float" office:value="5836" calcext:value-type="float">
            <text:p>5836</text:p>
          </table:table-cell>
          <table:table-cell table:formula="of:=[.Z71]-[.AC71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27172H00M00S" calcext:value-type="time">
            <text:p>27172:00:00</text:p>
          </table:table-cell>
          <table:table-cell office:value-type="float" office:value="2836" calcext:value-type="float">
            <text:p>2836</text:p>
          </table:table-cell>
          <table:table-cell table:number-columns-repeated="2"/>
          <table:table-cell office:value-type="float" office:value="2836" calcext:value-type="float">
            <text:p>2836</text:p>
          </table:table-cell>
          <table:table-cell table:formula="of:=[.B72]-[.E72]" office:value-type="float" office:value="0" calcext:value-type="float">
            <text:p>0</text:p>
          </table:table-cell>
          <table:table-cell/>
          <table:table-cell office:value-type="float" office:value="2917.25" calcext:value-type="float">
            <text:p>2917.25</text:p>
          </table:table-cell>
          <table:table-cell table:formula="of:=[.E72]-[.H72]" office:value-type="float" office:value="-81.25" calcext:value-type="float">
            <text:p>-81.25</text:p>
          </table:table-cell>
          <table:table-cell/>
          <table:table-cell office:value-type="float" office:value="2917.25" calcext:value-type="float">
            <text:p>2917.25</text:p>
          </table:table-cell>
          <table:table-cell table:formula="of:=[.H72]-[.K72]" office:value-type="float" office:value="0" calcext:value-type="float">
            <text:p>0</text:p>
          </table:table-cell>
          <table:table-cell/>
          <table:table-cell office:value-type="float" office:value="2917.25" calcext:value-type="float">
            <text:p>2917.25</text:p>
          </table:table-cell>
          <table:table-cell table:formula="of:=[.K72]-[.N72]" office:value-type="float" office:value="0" calcext:value-type="float">
            <text:p>0</text:p>
          </table:table-cell>
          <table:table-cell/>
          <table:table-cell office:value-type="float" office:value="2917.25" calcext:value-type="float">
            <text:p>2917.25</text:p>
          </table:table-cell>
          <table:table-cell table:formula="of:=[.N72]-[.Q72]" office:value-type="float" office:value="0" calcext:value-type="float">
            <text:p>0</text:p>
          </table:table-cell>
          <table:table-cell/>
          <table:table-cell office:value-type="float" office:value="2947" calcext:value-type="float">
            <text:p>2947</text:p>
          </table:table-cell>
          <table:table-cell table:formula="of:=[.Q72]-[.T72]" office:value-type="float" office:value="-29.75" calcext:value-type="float">
            <text:p>-29.75</text:p>
          </table:table-cell>
          <table:table-cell/>
          <table:table-cell office:value-type="float" office:value="2947" calcext:value-type="float">
            <text:p>2947</text:p>
          </table:table-cell>
          <table:table-cell table:formula="of:=[.T72]-[.W72]" office:value-type="float" office:value="0" calcext:value-type="float">
            <text:p>0</text:p>
          </table:table-cell>
          <table:table-cell/>
          <table:table-cell office:value-type="float" office:value="2947" calcext:value-type="float">
            <text:p>2947</text:p>
          </table:table-cell>
          <table:table-cell table:number-columns-repeated="2"/>
          <table:table-cell office:value-type="float" office:value="2947" calcext:value-type="float">
            <text:p>2947</text:p>
          </table:table-cell>
          <table:table-cell table:formula="of:=[.Z72]-[.AC72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40579H00M00S" calcext:value-type="time">
            <text:p>40579:00:00</text:p>
          </table:table-cell>
          <table:table-cell office:value-type="float" office:value="885" calcext:value-type="float">
            <text:p>885</text:p>
          </table:table-cell>
          <table:table-cell table:number-columns-repeated="2"/>
          <table:table-cell office:value-type="float" office:value="885" calcext:value-type="float">
            <text:p>885</text:p>
          </table:table-cell>
          <table:table-cell table:formula="of:=[.B73]-[.E73]" office:value-type="float" office:value="0" calcext:value-type="float">
            <text:p>0</text:p>
          </table:table-cell>
          <table:table-cell/>
          <table:table-cell office:value-type="float" office:value="885" calcext:value-type="float">
            <text:p>885</text:p>
          </table:table-cell>
          <table:table-cell table:formula="of:=[.E73]-[.H73]" office:value-type="float" office:value="0" calcext:value-type="float">
            <text:p>0</text:p>
          </table:table-cell>
          <table:table-cell/>
          <table:table-cell office:value-type="float" office:value="885" calcext:value-type="float">
            <text:p>885</text:p>
          </table:table-cell>
          <table:table-cell table:formula="of:=[.H73]-[.K73]" office:value-type="float" office:value="0" calcext:value-type="float">
            <text:p>0</text:p>
          </table:table-cell>
          <table:table-cell/>
          <table:table-cell office:value-type="float" office:value="885" calcext:value-type="float">
            <text:p>885</text:p>
          </table:table-cell>
          <table:table-cell table:formula="of:=[.K73]-[.N73]" office:value-type="float" office:value="0" calcext:value-type="float">
            <text:p>0</text:p>
          </table:table-cell>
          <table:table-cell/>
          <table:table-cell office:value-type="float" office:value="885" calcext:value-type="float">
            <text:p>885</text:p>
          </table:table-cell>
          <table:table-cell table:formula="of:=[.N73]-[.Q73]" office:value-type="float" office:value="0" calcext:value-type="float">
            <text:p>0</text:p>
          </table:table-cell>
          <table:table-cell/>
          <table:table-cell office:value-type="float" office:value="885" calcext:value-type="float">
            <text:p>885</text:p>
          </table:table-cell>
          <table:table-cell table:formula="of:=[.Q73]-[.T73]" office:value-type="float" office:value="0" calcext:value-type="float">
            <text:p>0</text:p>
          </table:table-cell>
          <table:table-cell/>
          <table:table-cell office:value-type="float" office:value="885" calcext:value-type="float">
            <text:p>885</text:p>
          </table:table-cell>
          <table:table-cell table:formula="of:=[.T73]-[.W73]" office:value-type="float" office:value="0" calcext:value-type="float">
            <text:p>0</text:p>
          </table:table-cell>
          <table:table-cell/>
          <table:table-cell office:value-type="float" office:value="885" calcext:value-type="float">
            <text:p>885</text:p>
          </table:table-cell>
          <table:table-cell table:number-columns-repeated="2"/>
          <table:table-cell office:value-type="float" office:value="885" calcext:value-type="float">
            <text:p>885</text:p>
          </table:table-cell>
          <table:table-cell table:formula="of:=[.Z73]-[.AC73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64942H00M00S" calcext:value-type="time">
            <text:p>64942:00:00</text:p>
          </table:table-cell>
          <table:table-cell office:value-type="float" office:value="8856.7917" calcext:value-type="float">
            <text:p>8856.7917</text:p>
          </table:table-cell>
          <table:table-cell table:number-columns-repeated="2"/>
          <table:table-cell office:value-type="float" office:value="9010.5161" calcext:value-type="float">
            <text:p>9010.5161</text:p>
          </table:table-cell>
          <table:table-cell table:formula="of:=[.B74]-[.E74]" office:value-type="float" office:value="-153.724400000001" calcext:value-type="float">
            <text:p>-153.7244</text:p>
          </table:table-cell>
          <table:table-cell/>
          <table:table-cell office:value-type="float" office:value="9850.1786" calcext:value-type="float">
            <text:p>9850.1786</text:p>
          </table:table-cell>
          <table:table-cell table:formula="of:=[.E74]-[.H74]" office:value-type="float" office:value="-839.662499999999" calcext:value-type="float">
            <text:p>-839.6625</text:p>
          </table:table-cell>
          <table:table-cell/>
          <table:table-cell office:value-type="float" office:value="10019.4298" calcext:value-type="float">
            <text:p>10019.4298</text:p>
          </table:table-cell>
          <table:table-cell table:formula="of:=[.H74]-[.K74]" office:value-type="float" office:value="-169.251200000001" calcext:value-type="float">
            <text:p>-169.2512</text:p>
          </table:table-cell>
          <table:table-cell/>
          <table:table-cell office:value-type="float" office:value="10019.4298" calcext:value-type="float">
            <text:p>10019.4298</text:p>
          </table:table-cell>
          <table:table-cell table:formula="of:=[.K74]-[.N74]" office:value-type="float" office:value="0" calcext:value-type="float">
            <text:p>0</text:p>
          </table:table-cell>
          <table:table-cell/>
          <table:table-cell office:value-type="float" office:value="10019.4298" calcext:value-type="float">
            <text:p>10019.4298</text:p>
          </table:table-cell>
          <table:table-cell table:formula="of:=[.N74]-[.Q74]" office:value-type="float" office:value="0" calcext:value-type="float">
            <text:p>0</text:p>
          </table:table-cell>
          <table:table-cell/>
          <table:table-cell office:value-type="float" office:value="10616" calcext:value-type="float">
            <text:p>10616</text:p>
          </table:table-cell>
          <table:table-cell table:formula="of:=[.Q74]-[.T74]" office:value-type="float" office:value="-596.5702" calcext:value-type="float">
            <text:p>-596.5702</text:p>
          </table:table-cell>
          <table:table-cell/>
          <table:table-cell office:value-type="float" office:value="10616" calcext:value-type="float">
            <text:p>10616</text:p>
          </table:table-cell>
          <table:table-cell table:formula="of:=[.T74]-[.W74]" office:value-type="float" office:value="0" calcext:value-type="float">
            <text:p>0</text:p>
          </table:table-cell>
          <table:table-cell/>
          <table:table-cell office:value-type="float" office:value="10616" calcext:value-type="float">
            <text:p>10616</text:p>
          </table:table-cell>
          <table:table-cell table:number-columns-repeated="2"/>
          <table:table-cell office:value-type="float" office:value="10616" calcext:value-type="float">
            <text:p>10616</text:p>
          </table:table-cell>
          <table:table-cell table:formula="of:=[.Z74]-[.AC74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29097H00M00S" calcext:value-type="time">
            <text:p>29097:00:00</text:p>
          </table:table-cell>
          <table:table-cell office:value-type="float" office:value="6077.7781" calcext:value-type="float">
            <text:p>6077.7781</text:p>
          </table:table-cell>
          <table:table-cell table:number-columns-repeated="2"/>
          <table:table-cell office:value-type="float" office:value="6953.4236" calcext:value-type="float">
            <text:p>6953.4236</text:p>
          </table:table-cell>
          <table:table-cell table:formula="of:=[.B75]-[.E75]" office:value-type="float" office:value="-875.6455" calcext:value-type="float">
            <text:p>-875.6455</text:p>
          </table:table-cell>
          <table:table-cell/>
          <table:table-cell office:value-type="float" office:value="7207.9046" calcext:value-type="float">
            <text:p>7207.9046</text:p>
          </table:table-cell>
          <table:table-cell table:formula="of:=[.E75]-[.H75]" office:value-type="float" office:value="-254.481" calcext:value-type="float">
            <text:p>-254.481</text:p>
          </table:table-cell>
          <table:table-cell/>
          <table:table-cell office:value-type="float" office:value="8183.1154" calcext:value-type="float">
            <text:p>8183.1154</text:p>
          </table:table-cell>
          <table:table-cell table:formula="of:=[.H75]-[.K75]" office:value-type="float" office:value="-975.2108" calcext:value-type="float">
            <text:p>-975.2108</text:p>
          </table:table-cell>
          <table:table-cell/>
          <table:table-cell office:value-type="float" office:value="8183.1154" calcext:value-type="float">
            <text:p>8183.1154</text:p>
          </table:table-cell>
          <table:table-cell table:formula="of:=[.K75]-[.N75]" office:value-type="float" office:value="0" calcext:value-type="float">
            <text:p>0</text:p>
          </table:table-cell>
          <table:table-cell/>
          <table:table-cell office:value-type="float" office:value="8183.1154" calcext:value-type="float">
            <text:p>8183.1154</text:p>
          </table:table-cell>
          <table:table-cell table:formula="of:=[.N75]-[.Q75]" office:value-type="float" office:value="0" calcext:value-type="float">
            <text:p>0</text:p>
          </table:table-cell>
          <table:table-cell/>
          <table:table-cell office:value-type="float" office:value="9343" calcext:value-type="float">
            <text:p>9343</text:p>
          </table:table-cell>
          <table:table-cell table:formula="of:=[.Q75]-[.T75]" office:value-type="float" office:value="-1159.8846" calcext:value-type="float">
            <text:p>-1159.8846</text:p>
          </table:table-cell>
          <table:table-cell/>
          <table:table-cell office:value-type="float" office:value="9343" calcext:value-type="float">
            <text:p>9343</text:p>
          </table:table-cell>
          <table:table-cell table:formula="of:=[.T75]-[.W75]" office:value-type="float" office:value="0" calcext:value-type="float">
            <text:p>0</text:p>
          </table:table-cell>
          <table:table-cell/>
          <table:table-cell office:value-type="float" office:value="9343" calcext:value-type="float">
            <text:p>9343</text:p>
          </table:table-cell>
          <table:table-cell table:number-columns-repeated="2"/>
          <table:table-cell office:value-type="float" office:value="9343" calcext:value-type="float">
            <text:p>9343</text:p>
          </table:table-cell>
          <table:table-cell table:formula="of:=[.Z75]-[.AC75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6352H00M00S" calcext:value-type="time">
            <text:p>6352:00:00</text:p>
          </table:table-cell>
          <table:table-cell office:value-type="float" office:value="2503.8077" calcext:value-type="float">
            <text:p>2503.8077</text:p>
          </table:table-cell>
          <table:table-cell table:number-columns-repeated="2"/>
          <table:table-cell office:value-type="float" office:value="2568.3333" calcext:value-type="float">
            <text:p>2568.3333</text:p>
          </table:table-cell>
          <table:table-cell table:formula="of:=[.B76]-[.E76]" office:value-type="float" office:value="-64.5255999999999" calcext:value-type="float">
            <text:p>-64.5256</text:p>
          </table:table-cell>
          <table:table-cell/>
          <table:table-cell office:value-type="float" office:value="2940.2556" calcext:value-type="float">
            <text:p>2940.2556</text:p>
          </table:table-cell>
          <table:table-cell table:formula="of:=[.E76]-[.H76]" office:value-type="float" office:value="-371.9223" calcext:value-type="float">
            <text:p>-371.9223</text:p>
          </table:table-cell>
          <table:table-cell/>
          <table:table-cell office:value-type="float" office:value="2948" calcext:value-type="float">
            <text:p>2948</text:p>
          </table:table-cell>
          <table:table-cell table:formula="of:=[.H76]-[.K76]" office:value-type="float" office:value="-7.74440000000004" calcext:value-type="float">
            <text:p>-7.7444</text:p>
          </table:table-cell>
          <table:table-cell/>
          <table:table-cell office:value-type="float" office:value="2948" calcext:value-type="float">
            <text:p>2948</text:p>
          </table:table-cell>
          <table:table-cell table:formula="of:=[.K76]-[.N76]" office:value-type="float" office:value="0" calcext:value-type="float">
            <text:p>0</text:p>
          </table:table-cell>
          <table:table-cell/>
          <table:table-cell office:value-type="float" office:value="2948" calcext:value-type="float">
            <text:p>2948</text:p>
          </table:table-cell>
          <table:table-cell table:formula="of:=[.N76]-[.Q76]" office:value-type="float" office:value="0" calcext:value-type="float">
            <text:p>0</text:p>
          </table:table-cell>
          <table:table-cell/>
          <table:table-cell office:value-type="float" office:value="3121" calcext:value-type="float">
            <text:p>3121</text:p>
          </table:table-cell>
          <table:table-cell table:formula="of:=[.Q76]-[.T76]" office:value-type="float" office:value="-173" calcext:value-type="float">
            <text:p>-173</text:p>
          </table:table-cell>
          <table:table-cell/>
          <table:table-cell office:value-type="float" office:value="3121" calcext:value-type="float">
            <text:p>3121</text:p>
          </table:table-cell>
          <table:table-cell table:formula="of:=[.T76]-[.W76]" office:value-type="float" office:value="0" calcext:value-type="float">
            <text:p>0</text:p>
          </table:table-cell>
          <table:table-cell/>
          <table:table-cell office:value-type="float" office:value="3121" calcext:value-type="float">
            <text:p>3121</text:p>
          </table:table-cell>
          <table:table-cell table:number-columns-repeated="2"/>
          <table:table-cell office:value-type="float" office:value="3121" calcext:value-type="float">
            <text:p>3121</text:p>
          </table:table-cell>
          <table:table-cell table:formula="of:=[.Z76]-[.AC76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11399H00M00S" calcext:value-type="time">
            <text:p>11399:00:00</text:p>
          </table:table-cell>
          <table:table-cell office:value-type="float" office:value="5928.5006" calcext:value-type="float">
            <text:p>5928.5006</text:p>
          </table:table-cell>
          <table:table-cell table:number-columns-repeated="2"/>
          <table:table-cell office:value-type="float" office:value="6014.4269" calcext:value-type="float">
            <text:p>6014.4269</text:p>
          </table:table-cell>
          <table:table-cell table:formula="of:=[.B77]-[.E77]" office:value-type="float" office:value="-85.9263000000001" calcext:value-type="float">
            <text:p>-85.9263</text:p>
          </table:table-cell>
          <table:table-cell/>
          <table:table-cell office:value-type="float" office:value="6748.9643" calcext:value-type="float">
            <text:p>6748.9643</text:p>
          </table:table-cell>
          <table:table-cell table:formula="of:=[.E77]-[.H77]" office:value-type="float" office:value="-734.537399999999" calcext:value-type="float">
            <text:p>-734.5374</text:p>
          </table:table-cell>
          <table:table-cell/>
          <table:table-cell office:value-type="float" office:value="6748.9643" calcext:value-type="float">
            <text:p>6748.9643</text:p>
          </table:table-cell>
          <table:table-cell table:formula="of:=[.H77]-[.K77]" office:value-type="float" office:value="0" calcext:value-type="float">
            <text:p>0</text:p>
          </table:table-cell>
          <table:table-cell/>
          <table:table-cell office:value-type="float" office:value="6748.9643" calcext:value-type="float">
            <text:p>6748.9643</text:p>
          </table:table-cell>
          <table:table-cell table:formula="of:=[.K77]-[.N77]" office:value-type="float" office:value="0" calcext:value-type="float">
            <text:p>0</text:p>
          </table:table-cell>
          <table:table-cell/>
          <table:table-cell office:value-type="float" office:value="6748.9643" calcext:value-type="float">
            <text:p>6748.9643</text:p>
          </table:table-cell>
          <table:table-cell table:formula="of:=[.N77]-[.Q77]" office:value-type="float" office:value="0" calcext:value-type="float">
            <text:p>0</text:p>
          </table:table-cell>
          <table:table-cell/>
          <table:table-cell office:value-type="float" office:value="9941" calcext:value-type="float">
            <text:p>9941</text:p>
          </table:table-cell>
          <table:table-cell table:formula="of:=[.Q77]-[.T77]" office:value-type="float" office:value="-3192.0357" calcext:value-type="float">
            <text:p>-3192.0357</text:p>
          </table:table-cell>
          <table:table-cell/>
          <table:table-cell office:value-type="float" office:value="9941" calcext:value-type="float">
            <text:p>9941</text:p>
          </table:table-cell>
          <table:table-cell table:formula="of:=[.T77]-[.W77]" office:value-type="float" office:value="0" calcext:value-type="float">
            <text:p>0</text:p>
          </table:table-cell>
          <table:table-cell/>
          <table:table-cell office:value-type="float" office:value="9941" calcext:value-type="float">
            <text:p>9941</text:p>
          </table:table-cell>
          <table:table-cell table:number-columns-repeated="2"/>
          <table:table-cell office:value-type="float" office:value="9941" calcext:value-type="float">
            <text:p>9941</text:p>
          </table:table-cell>
          <table:table-cell table:formula="of:=[.Z77]-[.AC77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17774H00M00S" calcext:value-type="time">
            <text:p>17774:00:00</text:p>
          </table:table-cell>
          <table:table-cell office:value-type="float" office:value="5860.6731" calcext:value-type="float">
            <text:p>5860.6731</text:p>
          </table:table-cell>
          <table:table-cell table:number-columns-repeated="2"/>
          <table:table-cell office:value-type="float" office:value="5893.8889" calcext:value-type="float">
            <text:p>5893.8889</text:p>
          </table:table-cell>
          <table:table-cell table:formula="of:=[.B78]-[.E78]" office:value-type="float" office:value="-33.2157999999999" calcext:value-type="float">
            <text:p>-33.2158</text:p>
          </table:table-cell>
          <table:table-cell/>
          <table:table-cell office:value-type="float" office:value="6932.3333" calcext:value-type="float">
            <text:p>6932.3333</text:p>
          </table:table-cell>
          <table:table-cell table:formula="of:=[.E78]-[.H78]" office:value-type="float" office:value="-1038.4444" calcext:value-type="float">
            <text:p>-1038.4444</text:p>
          </table:table-cell>
          <table:table-cell/>
          <table:table-cell office:value-type="float" office:value="6932.3333" calcext:value-type="float">
            <text:p>6932.3333</text:p>
          </table:table-cell>
          <table:table-cell table:formula="of:=[.H78]-[.K78]" office:value-type="float" office:value="0" calcext:value-type="float">
            <text:p>0</text:p>
          </table:table-cell>
          <table:table-cell/>
          <table:table-cell office:value-type="float" office:value="6932.3333" calcext:value-type="float">
            <text:p>6932.3333</text:p>
          </table:table-cell>
          <table:table-cell table:formula="of:=[.K78]-[.N78]" office:value-type="float" office:value="0" calcext:value-type="float">
            <text:p>0</text:p>
          </table:table-cell>
          <table:table-cell/>
          <table:table-cell office:value-type="float" office:value="6932.3333" calcext:value-type="float">
            <text:p>6932.3333</text:p>
          </table:table-cell>
          <table:table-cell table:formula="of:=[.N78]-[.Q78]" office:value-type="float" office:value="0" calcext:value-type="float">
            <text:p>0</text:p>
          </table:table-cell>
          <table:table-cell/>
          <table:table-cell office:value-type="float" office:value="7766" calcext:value-type="float">
            <text:p>7766</text:p>
          </table:table-cell>
          <table:table-cell table:formula="of:=[.Q78]-[.T78]" office:value-type="float" office:value="-833.6667" calcext:value-type="float">
            <text:p>-833.6667</text:p>
          </table:table-cell>
          <table:table-cell/>
          <table:table-cell office:value-type="float" office:value="7766" calcext:value-type="float">
            <text:p>7766</text:p>
          </table:table-cell>
          <table:table-cell table:formula="of:=[.T78]-[.W78]" office:value-type="float" office:value="0" calcext:value-type="float">
            <text:p>0</text:p>
          </table:table-cell>
          <table:table-cell/>
          <table:table-cell office:value-type="float" office:value="7766" calcext:value-type="float">
            <text:p>7766</text:p>
          </table:table-cell>
          <table:table-cell table:number-columns-repeated="2"/>
          <table:table-cell office:value-type="float" office:value="7766" calcext:value-type="float">
            <text:p>7766</text:p>
          </table:table-cell>
          <table:table-cell table:formula="of:=[.Z78]-[.AC78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34095H00M00S" calcext:value-type="time">
            <text:p>34095:00:00</text:p>
          </table:table-cell>
          <table:table-cell office:value-type="float" office:value="7549.1686" calcext:value-type="float">
            <text:p>7549.1686</text:p>
          </table:table-cell>
          <table:table-cell table:number-columns-repeated="2"/>
          <table:table-cell office:value-type="float" office:value="7643.5498" calcext:value-type="float">
            <text:p>7643.5498</text:p>
          </table:table-cell>
          <table:table-cell table:formula="of:=[.B79]-[.E79]" office:value-type="float" office:value="-94.3811999999998" calcext:value-type="float">
            <text:p>-94.3812</text:p>
          </table:table-cell>
          <table:table-cell/>
          <table:table-cell office:value-type="float" office:value="8702.7171" calcext:value-type="float">
            <text:p>8702.7171</text:p>
          </table:table-cell>
          <table:table-cell table:formula="of:=[.E79]-[.H79]" office:value-type="float" office:value="-1059.1673" calcext:value-type="float">
            <text:p>-1059.1673</text:p>
          </table:table-cell>
          <table:table-cell/>
          <table:table-cell office:value-type="float" office:value="8788.5952" calcext:value-type="float">
            <text:p>8788.5952</text:p>
          </table:table-cell>
          <table:table-cell table:formula="of:=[.H79]-[.K79]" office:value-type="float" office:value="-85.8780999999999" calcext:value-type="float">
            <text:p>-85.8781</text:p>
          </table:table-cell>
          <table:table-cell/>
          <table:table-cell office:value-type="float" office:value="8788.5952" calcext:value-type="float">
            <text:p>8788.5952</text:p>
          </table:table-cell>
          <table:table-cell table:formula="of:=[.K79]-[.N79]" office:value-type="float" office:value="0" calcext:value-type="float">
            <text:p>0</text:p>
          </table:table-cell>
          <table:table-cell/>
          <table:table-cell office:value-type="float" office:value="8788.5952" calcext:value-type="float">
            <text:p>8788.5952</text:p>
          </table:table-cell>
          <table:table-cell table:formula="of:=[.N79]-[.Q79]" office:value-type="float" office:value="0" calcext:value-type="float">
            <text:p>0</text:p>
          </table:table-cell>
          <table:table-cell/>
          <table:table-cell office:value-type="float" office:value="9911" calcext:value-type="float">
            <text:p>9911</text:p>
          </table:table-cell>
          <table:table-cell table:formula="of:=[.Q79]-[.T79]" office:value-type="float" office:value="-1122.4048" calcext:value-type="float">
            <text:p>-1122.4048</text:p>
          </table:table-cell>
          <table:table-cell/>
          <table:table-cell office:value-type="float" office:value="9911" calcext:value-type="float">
            <text:p>9911</text:p>
          </table:table-cell>
          <table:table-cell table:formula="of:=[.T79]-[.W79]" office:value-type="float" office:value="0" calcext:value-type="float">
            <text:p>0</text:p>
          </table:table-cell>
          <table:table-cell/>
          <table:table-cell office:value-type="float" office:value="9911" calcext:value-type="float">
            <text:p>9911</text:p>
          </table:table-cell>
          <table:table-cell table:number-columns-repeated="2"/>
          <table:table-cell office:value-type="float" office:value="9911" calcext:value-type="float">
            <text:p>9911</text:p>
          </table:table-cell>
          <table:table-cell table:formula="of:=[.Z79]-[.AC79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26116H00M00S" calcext:value-type="time">
            <text:p>26116:00:00</text:p>
          </table:table-cell>
          <table:table-cell office:value-type="float" office:value="5303.7384" calcext:value-type="float">
            <text:p>5303.7384</text:p>
          </table:table-cell>
          <table:table-cell table:number-columns-repeated="2"/>
          <table:table-cell office:value-type="float" office:value="5348.2" calcext:value-type="float">
            <text:p>5348.2</text:p>
          </table:table-cell>
          <table:table-cell table:formula="of:=[.B80]-[.E80]" office:value-type="float" office:value="-44.4615999999996" calcext:value-type="float">
            <text:p>-44.4616</text:p>
          </table:table-cell>
          <table:table-cell/>
          <table:table-cell office:value-type="float" office:value="5644.1429" calcext:value-type="float">
            <text:p>5644.1429</text:p>
          </table:table-cell>
          <table:table-cell table:formula="of:=[.E80]-[.H80]" office:value-type="float" office:value="-295.9429" calcext:value-type="float">
            <text:p>-295.9429</text:p>
          </table:table-cell>
          <table:table-cell/>
          <table:table-cell office:value-type="float" office:value="5644.1429" calcext:value-type="float">
            <text:p>5644.1429</text:p>
          </table:table-cell>
          <table:table-cell table:formula="of:=[.H80]-[.K80]" office:value-type="float" office:value="0" calcext:value-type="float">
            <text:p>0</text:p>
          </table:table-cell>
          <table:table-cell/>
          <table:table-cell office:value-type="float" office:value="5644.1429" calcext:value-type="float">
            <text:p>5644.1429</text:p>
          </table:table-cell>
          <table:table-cell table:formula="of:=[.K80]-[.N80]" office:value-type="float" office:value="0" calcext:value-type="float">
            <text:p>0</text:p>
          </table:table-cell>
          <table:table-cell/>
          <table:table-cell office:value-type="float" office:value="5644.1429" calcext:value-type="float">
            <text:p>5644.1429</text:p>
          </table:table-cell>
          <table:table-cell table:formula="of:=[.N80]-[.Q80]" office:value-type="float" office:value="0" calcext:value-type="float">
            <text:p>0</text:p>
          </table:table-cell>
          <table:table-cell/>
          <table:table-cell office:value-type="float" office:value="6970" calcext:value-type="float">
            <text:p>6970</text:p>
          </table:table-cell>
          <table:table-cell table:formula="of:=[.Q80]-[.T80]" office:value-type="float" office:value="-1325.8571" calcext:value-type="float">
            <text:p>-1325.8571</text:p>
          </table:table-cell>
          <table:table-cell/>
          <table:table-cell office:value-type="float" office:value="6970" calcext:value-type="float">
            <text:p>6970</text:p>
          </table:table-cell>
          <table:table-cell table:formula="of:=[.T80]-[.W80]" office:value-type="float" office:value="0" calcext:value-type="float">
            <text:p>0</text:p>
          </table:table-cell>
          <table:table-cell/>
          <table:table-cell office:value-type="float" office:value="6970" calcext:value-type="float">
            <text:p>6970</text:p>
          </table:table-cell>
          <table:table-cell table:number-columns-repeated="2"/>
          <table:table-cell office:value-type="float" office:value="6970" calcext:value-type="float">
            <text:p>6970</text:p>
          </table:table-cell>
          <table:table-cell table:formula="of:=[.Z80]-[.AC80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47537H00M00S" calcext:value-type="time">
            <text:p>47537:00:00</text:p>
          </table:table-cell>
          <table:table-cell office:value-type="float" office:value="7666.5589" calcext:value-type="float">
            <text:p>7666.5589</text:p>
          </table:table-cell>
          <table:table-cell table:number-columns-repeated="2"/>
          <table:table-cell office:value-type="float" office:value="8131.7465" calcext:value-type="float">
            <text:p>8131.7465</text:p>
          </table:table-cell>
          <table:table-cell table:formula="of:=[.B81]-[.E81]" office:value-type="float" office:value="-465.1876" calcext:value-type="float">
            <text:p>-465.1876</text:p>
          </table:table-cell>
          <table:table-cell/>
          <table:table-cell office:value-type="float" office:value="9511.3864" calcext:value-type="float">
            <text:p>9511.3864</text:p>
          </table:table-cell>
          <table:table-cell table:formula="of:=[.E81]-[.H81]" office:value-type="float" office:value="-1379.6399" calcext:value-type="float">
            <text:p>-1379.6399</text:p>
          </table:table-cell>
          <table:table-cell/>
          <table:table-cell office:value-type="float" office:value="9729.2" calcext:value-type="float">
            <text:p>9729.2</text:p>
          </table:table-cell>
          <table:table-cell table:formula="of:=[.H81]-[.K81]" office:value-type="float" office:value="-217.813600000001" calcext:value-type="float">
            <text:p>-217.8136</text:p>
          </table:table-cell>
          <table:table-cell/>
          <table:table-cell office:value-type="float" office:value="9729.2" calcext:value-type="float">
            <text:p>9729.2</text:p>
          </table:table-cell>
          <table:table-cell table:formula="of:=[.K81]-[.N81]" office:value-type="float" office:value="0" calcext:value-type="float">
            <text:p>0</text:p>
          </table:table-cell>
          <table:table-cell/>
          <table:table-cell office:value-type="float" office:value="9729.2" calcext:value-type="float">
            <text:p>9729.2</text:p>
          </table:table-cell>
          <table:table-cell table:formula="of:=[.N81]-[.Q81]" office:value-type="float" office:value="0" calcext:value-type="float">
            <text:p>0</text:p>
          </table:table-cell>
          <table:table-cell/>
          <table:table-cell office:value-type="float" office:value="10094" calcext:value-type="float">
            <text:p>10094</text:p>
          </table:table-cell>
          <table:table-cell table:formula="of:=[.Q81]-[.T81]" office:value-type="float" office:value="-364.799999999999" calcext:value-type="float">
            <text:p>-364.8</text:p>
          </table:table-cell>
          <table:table-cell/>
          <table:table-cell office:value-type="float" office:value="10094" calcext:value-type="float">
            <text:p>10094</text:p>
          </table:table-cell>
          <table:table-cell table:formula="of:=[.T81]-[.W81]" office:value-type="float" office:value="0" calcext:value-type="float">
            <text:p>0</text:p>
          </table:table-cell>
          <table:table-cell/>
          <table:table-cell office:value-type="float" office:value="10094" calcext:value-type="float">
            <text:p>10094</text:p>
          </table:table-cell>
          <table:table-cell table:number-columns-repeated="2"/>
          <table:table-cell office:value-type="float" office:value="10094" calcext:value-type="float">
            <text:p>10094</text:p>
          </table:table-cell>
          <table:table-cell table:formula="of:=[.Z81]-[.AC81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26373H00M00S" calcext:value-type="time">
            <text:p>26373:00:00</text:p>
          </table:table-cell>
          <table:table-cell office:value-type="float" office:value="5952.1719" calcext:value-type="float">
            <text:p>5952.1719</text:p>
          </table:table-cell>
          <table:table-cell table:number-columns-repeated="2"/>
          <table:table-cell office:value-type="float" office:value="6147.2101" calcext:value-type="float">
            <text:p>6147.2101</text:p>
          </table:table-cell>
          <table:table-cell table:formula="of:=[.B82]-[.E82]" office:value-type="float" office:value="-195.0382" calcext:value-type="float">
            <text:p>-195.0382</text:p>
          </table:table-cell>
          <table:table-cell/>
          <table:table-cell office:value-type="float" office:value="6655.7357" calcext:value-type="float">
            <text:p>6655.7357</text:p>
          </table:table-cell>
          <table:table-cell table:formula="of:=[.E82]-[.H82]" office:value-type="float" office:value="-508.5256" calcext:value-type="float">
            <text:p>-508.5256</text:p>
          </table:table-cell>
          <table:table-cell/>
          <table:table-cell office:value-type="float" office:value="6839.4682" calcext:value-type="float">
            <text:p>6839.4682</text:p>
          </table:table-cell>
          <table:table-cell table:formula="of:=[.H82]-[.K82]" office:value-type="float" office:value="-183.7325" calcext:value-type="float">
            <text:p>-183.7325</text:p>
          </table:table-cell>
          <table:table-cell/>
          <table:table-cell office:value-type="float" office:value="6839.4682" calcext:value-type="float">
            <text:p>6839.4682</text:p>
          </table:table-cell>
          <table:table-cell table:formula="of:=[.K82]-[.N82]" office:value-type="float" office:value="0" calcext:value-type="float">
            <text:p>0</text:p>
          </table:table-cell>
          <table:table-cell/>
          <table:table-cell office:value-type="float" office:value="6839.4682" calcext:value-type="float">
            <text:p>6839.4682</text:p>
          </table:table-cell>
          <table:table-cell table:formula="of:=[.N82]-[.Q82]" office:value-type="float" office:value="0" calcext:value-type="float">
            <text:p>0</text:p>
          </table:table-cell>
          <table:table-cell/>
          <table:table-cell office:value-type="float" office:value="9551" calcext:value-type="float">
            <text:p>9551</text:p>
          </table:table-cell>
          <table:table-cell table:formula="of:=[.Q82]-[.T82]" office:value-type="float" office:value="-2711.5318" calcext:value-type="float">
            <text:p>-2711.5318</text:p>
          </table:table-cell>
          <table:table-cell/>
          <table:table-cell office:value-type="float" office:value="9551" calcext:value-type="float">
            <text:p>9551</text:p>
          </table:table-cell>
          <table:table-cell table:formula="of:=[.T82]-[.W82]" office:value-type="float" office:value="0" calcext:value-type="float">
            <text:p>0</text:p>
          </table:table-cell>
          <table:table-cell/>
          <table:table-cell office:value-type="float" office:value="9551" calcext:value-type="float">
            <text:p>9551</text:p>
          </table:table-cell>
          <table:table-cell table:number-columns-repeated="2"/>
          <table:table-cell office:value-type="float" office:value="9551" calcext:value-type="float">
            <text:p>9551</text:p>
          </table:table-cell>
          <table:table-cell table:formula="of:=[.Z82]-[.AC82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6565H00M00S" calcext:value-type="time">
            <text:p>6565:00:00</text:p>
          </table:table-cell>
          <table:table-cell office:value-type="float" office:value="5597.3065" calcext:value-type="float">
            <text:p>5597.3065</text:p>
          </table:table-cell>
          <table:table-cell table:number-columns-repeated="2"/>
          <table:table-cell office:value-type="float" office:value="6197.1928" calcext:value-type="float">
            <text:p>6197.1928</text:p>
          </table:table-cell>
          <table:table-cell table:formula="of:=[.B83]-[.E83]" office:value-type="float" office:value="-599.8863" calcext:value-type="float">
            <text:p>-599.8863</text:p>
          </table:table-cell>
          <table:table-cell/>
          <table:table-cell office:value-type="float" office:value="6924" calcext:value-type="float">
            <text:p>6924</text:p>
          </table:table-cell>
          <table:table-cell table:formula="of:=[.E83]-[.H83]" office:value-type="float" office:value="-726.8072" calcext:value-type="float">
            <text:p>-726.8072</text:p>
          </table:table-cell>
          <table:table-cell/>
          <table:table-cell office:value-type="float" office:value="6924" calcext:value-type="float">
            <text:p>6924</text:p>
          </table:table-cell>
          <table:table-cell table:formula="of:=[.H83]-[.K83]" office:value-type="float" office:value="0" calcext:value-type="float">
            <text:p>0</text:p>
          </table:table-cell>
          <table:table-cell/>
          <table:table-cell office:value-type="float" office:value="6924" calcext:value-type="float">
            <text:p>6924</text:p>
          </table:table-cell>
          <table:table-cell table:formula="of:=[.K83]-[.N83]" office:value-type="float" office:value="0" calcext:value-type="float">
            <text:p>0</text:p>
          </table:table-cell>
          <table:table-cell/>
          <table:table-cell office:value-type="float" office:value="6924" calcext:value-type="float">
            <text:p>6924</text:p>
          </table:table-cell>
          <table:table-cell table:formula="of:=[.N83]-[.Q83]" office:value-type="float" office:value="0" calcext:value-type="float">
            <text:p>0</text:p>
          </table:table-cell>
          <table:table-cell/>
          <table:table-cell office:value-type="float" office:value="6924" calcext:value-type="float">
            <text:p>6924</text:p>
          </table:table-cell>
          <table:table-cell table:formula="of:=[.Q83]-[.T83]" office:value-type="float" office:value="0" calcext:value-type="float">
            <text:p>0</text:p>
          </table:table-cell>
          <table:table-cell/>
          <table:table-cell office:value-type="float" office:value="6924" calcext:value-type="float">
            <text:p>6924</text:p>
          </table:table-cell>
          <table:table-cell table:formula="of:=[.T83]-[.W83]" office:value-type="float" office:value="0" calcext:value-type="float">
            <text:p>0</text:p>
          </table:table-cell>
          <table:table-cell/>
          <table:table-cell office:value-type="float" office:value="6924" calcext:value-type="float">
            <text:p>6924</text:p>
          </table:table-cell>
          <table:table-cell table:number-columns-repeated="2"/>
          <table:table-cell office:value-type="float" office:value="6924" calcext:value-type="float">
            <text:p>6924</text:p>
          </table:table-cell>
          <table:table-cell table:formula="of:=[.Z83]-[.AC83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43415H00M00S" calcext:value-type="time">
            <text:p>43415:00:00</text:p>
          </table:table-cell>
          <table:table-cell office:value-type="float" office:value="6090.875" calcext:value-type="float">
            <text:p>6090.875</text:p>
          </table:table-cell>
          <table:table-cell table:number-columns-repeated="2"/>
          <table:table-cell office:value-type="float" office:value="6090.875" calcext:value-type="float">
            <text:p>6090.875</text:p>
          </table:table-cell>
          <table:table-cell table:formula="of:=[.B84]-[.E84]" office:value-type="float" office:value="0" calcext:value-type="float">
            <text:p>0</text:p>
          </table:table-cell>
          <table:table-cell/>
          <table:table-cell office:value-type="float" office:value="6317.875" calcext:value-type="float">
            <text:p>6317.875</text:p>
          </table:table-cell>
          <table:table-cell table:formula="of:=[.E84]-[.H84]" office:value-type="float" office:value="-227" calcext:value-type="float">
            <text:p>-227</text:p>
          </table:table-cell>
          <table:table-cell/>
          <table:table-cell office:value-type="float" office:value="6317.875" calcext:value-type="float">
            <text:p>6317.875</text:p>
          </table:table-cell>
          <table:table-cell table:formula="of:=[.H84]-[.K84]" office:value-type="float" office:value="0" calcext:value-type="float">
            <text:p>0</text:p>
          </table:table-cell>
          <table:table-cell/>
          <table:table-cell office:value-type="float" office:value="6317.875" calcext:value-type="float">
            <text:p>6317.875</text:p>
          </table:table-cell>
          <table:table-cell table:formula="of:=[.K84]-[.N84]" office:value-type="float" office:value="0" calcext:value-type="float">
            <text:p>0</text:p>
          </table:table-cell>
          <table:table-cell/>
          <table:table-cell office:value-type="float" office:value="6317.875" calcext:value-type="float">
            <text:p>6317.875</text:p>
          </table:table-cell>
          <table:table-cell table:formula="of:=[.N84]-[.Q84]" office:value-type="float" office:value="0" calcext:value-type="float">
            <text:p>0</text:p>
          </table:table-cell>
          <table:table-cell/>
          <table:table-cell office:value-type="float" office:value="9572" calcext:value-type="float">
            <text:p>9572</text:p>
          </table:table-cell>
          <table:table-cell table:formula="of:=[.Q84]-[.T84]" office:value-type="float" office:value="-3254.125" calcext:value-type="float">
            <text:p>-3254.125</text:p>
          </table:table-cell>
          <table:table-cell/>
          <table:table-cell office:value-type="float" office:value="9572" calcext:value-type="float">
            <text:p>9572</text:p>
          </table:table-cell>
          <table:table-cell table:formula="of:=[.T84]-[.W84]" office:value-type="float" office:value="0" calcext:value-type="float">
            <text:p>0</text:p>
          </table:table-cell>
          <table:table-cell/>
          <table:table-cell office:value-type="float" office:value="9572" calcext:value-type="float">
            <text:p>9572</text:p>
          </table:table-cell>
          <table:table-cell table:number-columns-repeated="2"/>
          <table:table-cell office:value-type="float" office:value="9572" calcext:value-type="float">
            <text:p>9572</text:p>
          </table:table-cell>
          <table:table-cell table:formula="of:=[.Z84]-[.AC84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38255H00M00S" calcext:value-type="time">
            <text:p>38255:00:00</text:p>
          </table:table-cell>
          <table:table-cell office:value-type="float" office:value="3875.6528" calcext:value-type="float">
            <text:p>3875.6528</text:p>
          </table:table-cell>
          <table:table-cell table:number-columns-repeated="2"/>
          <table:table-cell office:value-type="float" office:value="4101.3333" calcext:value-type="float">
            <text:p>4101.3333</text:p>
          </table:table-cell>
          <table:table-cell table:formula="of:=[.B85]-[.E85]" office:value-type="float" office:value="-225.6805" calcext:value-type="float">
            <text:p>-225.6805</text:p>
          </table:table-cell>
          <table:table-cell/>
          <table:table-cell office:value-type="float" office:value="4603.8457" calcext:value-type="float">
            <text:p>4603.8457</text:p>
          </table:table-cell>
          <table:table-cell table:formula="of:=[.E85]-[.H85]" office:value-type="float" office:value="-502.5124" calcext:value-type="float">
            <text:p>-502.5124</text:p>
          </table:table-cell>
          <table:table-cell/>
          <table:table-cell office:value-type="float" office:value="4778" calcext:value-type="float">
            <text:p>4778</text:p>
          </table:table-cell>
          <table:table-cell table:formula="of:=[.H85]-[.K85]" office:value-type="float" office:value="-174.1543" calcext:value-type="float">
            <text:p>-174.1543</text:p>
          </table:table-cell>
          <table:table-cell/>
          <table:table-cell office:value-type="float" office:value="4778" calcext:value-type="float">
            <text:p>4778</text:p>
          </table:table-cell>
          <table:table-cell table:formula="of:=[.K85]-[.N85]" office:value-type="float" office:value="0" calcext:value-type="float">
            <text:p>0</text:p>
          </table:table-cell>
          <table:table-cell/>
          <table:table-cell office:value-type="float" office:value="4778" calcext:value-type="float">
            <text:p>4778</text:p>
          </table:table-cell>
          <table:table-cell table:formula="of:=[.N85]-[.Q85]" office:value-type="float" office:value="0" calcext:value-type="float">
            <text:p>0</text:p>
          </table:table-cell>
          <table:table-cell/>
          <table:table-cell office:value-type="float" office:value="4930" calcext:value-type="float">
            <text:p>4930</text:p>
          </table:table-cell>
          <table:table-cell table:formula="of:=[.Q85]-[.T85]" office:value-type="float" office:value="-152" calcext:value-type="float">
            <text:p>-152</text:p>
          </table:table-cell>
          <table:table-cell/>
          <table:table-cell office:value-type="float" office:value="4930" calcext:value-type="float">
            <text:p>4930</text:p>
          </table:table-cell>
          <table:table-cell table:formula="of:=[.T85]-[.W85]" office:value-type="float" office:value="0" calcext:value-type="float">
            <text:p>0</text:p>
          </table:table-cell>
          <table:table-cell/>
          <table:table-cell office:value-type="float" office:value="4930" calcext:value-type="float">
            <text:p>4930</text:p>
          </table:table-cell>
          <table:table-cell table:number-columns-repeated="2"/>
          <table:table-cell office:value-type="float" office:value="4930" calcext:value-type="float">
            <text:p>4930</text:p>
          </table:table-cell>
          <table:table-cell table:formula="of:=[.Z85]-[.AC85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12284H00M00S" calcext:value-type="time">
            <text:p>12284:00:00</text:p>
          </table:table-cell>
          <table:table-cell office:value-type="float" office:value="5705.6591" calcext:value-type="float">
            <text:p>5705.6591</text:p>
          </table:table-cell>
          <table:table-cell table:number-columns-repeated="2"/>
          <table:table-cell office:value-type="float" office:value="6128.2359" calcext:value-type="float">
            <text:p>6128.2359</text:p>
          </table:table-cell>
          <table:table-cell table:formula="of:=[.B86]-[.E86]" office:value-type="float" office:value="-422.5768" calcext:value-type="float">
            <text:p>-422.5768</text:p>
          </table:table-cell>
          <table:table-cell/>
          <table:table-cell office:value-type="float" office:value="6454.8571" calcext:value-type="float">
            <text:p>6454.8571</text:p>
          </table:table-cell>
          <table:table-cell table:formula="of:=[.E86]-[.H86]" office:value-type="float" office:value="-326.6212" calcext:value-type="float">
            <text:p>-326.6212</text:p>
          </table:table-cell>
          <table:table-cell/>
          <table:table-cell office:value-type="float" office:value="6743.3793" calcext:value-type="float">
            <text:p>6743.3793</text:p>
          </table:table-cell>
          <table:table-cell table:formula="of:=[.H86]-[.K86]" office:value-type="float" office:value="-288.522199999999" calcext:value-type="float">
            <text:p>-288.5222</text:p>
          </table:table-cell>
          <table:table-cell/>
          <table:table-cell office:value-type="float" office:value="6743.3793" calcext:value-type="float">
            <text:p>6743.3793</text:p>
          </table:table-cell>
          <table:table-cell table:formula="of:=[.K86]-[.N86]" office:value-type="float" office:value="0" calcext:value-type="float">
            <text:p>0</text:p>
          </table:table-cell>
          <table:table-cell/>
          <table:table-cell office:value-type="float" office:value="6743.3793" calcext:value-type="float">
            <text:p>6743.3793</text:p>
          </table:table-cell>
          <table:table-cell table:formula="of:=[.N86]-[.Q86]" office:value-type="float" office:value="0" calcext:value-type="float">
            <text:p>0</text:p>
          </table:table-cell>
          <table:table-cell/>
          <table:table-cell office:value-type="float" office:value="6941" calcext:value-type="float">
            <text:p>6941</text:p>
          </table:table-cell>
          <table:table-cell table:formula="of:=[.Q86]-[.T86]" office:value-type="float" office:value="-197.6207" calcext:value-type="float">
            <text:p>-197.6207</text:p>
          </table:table-cell>
          <table:table-cell/>
          <table:table-cell office:value-type="float" office:value="6941" calcext:value-type="float">
            <text:p>6941</text:p>
          </table:table-cell>
          <table:table-cell table:formula="of:=[.T86]-[.W86]" office:value-type="float" office:value="0" calcext:value-type="float">
            <text:p>0</text:p>
          </table:table-cell>
          <table:table-cell/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6941" calcext:value-type="float">
            <text:p>6941</text:p>
          </table:table-cell>
          <table:table-cell table:formula="of:=[.Z86]-[.AC86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34408H00M00S" calcext:value-type="time">
            <text:p>34408:00:00</text:p>
          </table:table-cell>
          <table:table-cell office:value-type="float" office:value="4566.9" calcext:value-type="float">
            <text:p>4566.9</text:p>
          </table:table-cell>
          <table:table-cell table:number-columns-repeated="2"/>
          <table:table-cell office:value-type="float" office:value="4566.9" calcext:value-type="float">
            <text:p>4566.9</text:p>
          </table:table-cell>
          <table:table-cell table:formula="of:=[.B87]-[.E87]" office:value-type="float" office:value="0" calcext:value-type="float">
            <text:p>0</text:p>
          </table:table-cell>
          <table:table-cell/>
          <table:table-cell office:value-type="float" office:value="4934.4" calcext:value-type="float">
            <text:p>4934.4</text:p>
          </table:table-cell>
          <table:table-cell table:formula="of:=[.E87]-[.H87]" office:value-type="float" office:value="-367.5" calcext:value-type="float">
            <text:p>-367.5</text:p>
          </table:table-cell>
          <table:table-cell/>
          <table:table-cell office:value-type="float" office:value="4934.4" calcext:value-type="float">
            <text:p>4934.4</text:p>
          </table:table-cell>
          <table:table-cell table:formula="of:=[.H87]-[.K87]" office:value-type="float" office:value="0" calcext:value-type="float">
            <text:p>0</text:p>
          </table:table-cell>
          <table:table-cell/>
          <table:table-cell office:value-type="float" office:value="4934.4" calcext:value-type="float">
            <text:p>4934.4</text:p>
          </table:table-cell>
          <table:table-cell table:formula="of:=[.K87]-[.N87]" office:value-type="float" office:value="0" calcext:value-type="float">
            <text:p>0</text:p>
          </table:table-cell>
          <table:table-cell/>
          <table:table-cell office:value-type="float" office:value="4934.4" calcext:value-type="float">
            <text:p>4934.4</text:p>
          </table:table-cell>
          <table:table-cell table:formula="of:=[.N87]-[.Q87]" office:value-type="float" office:value="0" calcext:value-type="float">
            <text:p>0</text:p>
          </table:table-cell>
          <table:table-cell/>
          <table:table-cell office:value-type="float" office:value="6094" calcext:value-type="float">
            <text:p>6094</text:p>
          </table:table-cell>
          <table:table-cell table:formula="of:=[.Q87]-[.T87]" office:value-type="float" office:value="-1159.6" calcext:value-type="float">
            <text:p>-1159.6</text:p>
          </table:table-cell>
          <table:table-cell/>
          <table:table-cell office:value-type="float" office:value="6094" calcext:value-type="float">
            <text:p>6094</text:p>
          </table:table-cell>
          <table:table-cell table:formula="of:=[.T87]-[.W87]" office:value-type="float" office:value="0" calcext:value-type="float">
            <text:p>0</text:p>
          </table:table-cell>
          <table:table-cell/>
          <table:table-cell office:value-type="float" office:value="6094" calcext:value-type="float">
            <text:p>6094</text:p>
          </table:table-cell>
          <table:table-cell table:number-columns-repeated="2"/>
          <table:table-cell office:value-type="float" office:value="6094" calcext:value-type="float">
            <text:p>6094</text:p>
          </table:table-cell>
          <table:table-cell table:formula="of:=[.Z87]-[.AC87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18373H00M00S" calcext:value-type="time">
            <text:p>18373:00:00</text:p>
          </table:table-cell>
          <table:table-cell office:value-type="float" office:value="8993.366" calcext:value-type="float">
            <text:p>8993.366</text:p>
          </table:table-cell>
          <table:table-cell table:number-columns-repeated="2"/>
          <table:table-cell office:value-type="float" office:value="9110.5833" calcext:value-type="float">
            <text:p>9110.5833</text:p>
          </table:table-cell>
          <table:table-cell table:formula="of:=[.B88]-[.E88]" office:value-type="float" office:value="-117.2173" calcext:value-type="float">
            <text:p>-117.2173</text:p>
          </table:table-cell>
          <table:table-cell/>
          <table:table-cell office:value-type="float" office:value="10357" calcext:value-type="float">
            <text:p>10357</text:p>
          </table:table-cell>
          <table:table-cell table:formula="of:=[.E88]-[.H88]" office:value-type="float" office:value="-1246.4167" calcext:value-type="float">
            <text:p>-1246.4167</text:p>
          </table:table-cell>
          <table:table-cell/>
          <table:table-cell office:value-type="float" office:value="10357" calcext:value-type="float">
            <text:p>10357</text:p>
          </table:table-cell>
          <table:table-cell table:formula="of:=[.H88]-[.K88]" office:value-type="float" office:value="0" calcext:value-type="float">
            <text:p>0</text:p>
          </table:table-cell>
          <table:table-cell/>
          <table:table-cell office:value-type="float" office:value="10357" calcext:value-type="float">
            <text:p>10357</text:p>
          </table:table-cell>
          <table:table-cell table:formula="of:=[.K88]-[.N88]" office:value-type="float" office:value="0" calcext:value-type="float">
            <text:p>0</text:p>
          </table:table-cell>
          <table:table-cell/>
          <table:table-cell office:value-type="float" office:value="10357" calcext:value-type="float">
            <text:p>10357</text:p>
          </table:table-cell>
          <table:table-cell table:formula="of:=[.N88]-[.Q88]" office:value-type="float" office:value="0" calcext:value-type="float">
            <text:p>0</text:p>
          </table:table-cell>
          <table:table-cell/>
          <table:table-cell office:value-type="float" office:value="11700" calcext:value-type="float">
            <text:p>11700</text:p>
          </table:table-cell>
          <table:table-cell table:formula="of:=[.Q88]-[.T88]" office:value-type="float" office:value="-1343" calcext:value-type="float">
            <text:p>-1343</text:p>
          </table:table-cell>
          <table:table-cell/>
          <table:table-cell office:value-type="float" office:value="11700" calcext:value-type="float">
            <text:p>11700</text:p>
          </table:table-cell>
          <table:table-cell table:formula="of:=[.T88]-[.W88]" office:value-type="float" office:value="0" calcext:value-type="float">
            <text:p>0</text:p>
          </table:table-cell>
          <table:table-cell/>
          <table:table-cell office:value-type="float" office:value="11700" calcext:value-type="float">
            <text:p>11700</text:p>
          </table:table-cell>
          <table:table-cell table:number-columns-repeated="2"/>
          <table:table-cell office:value-type="float" office:value="11700" calcext:value-type="float">
            <text:p>11700</text:p>
          </table:table-cell>
          <table:table-cell table:formula="of:=[.Z88]-[.AC88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21123H00M00S" calcext:value-type="time">
            <text:p>21123:00:00</text:p>
          </table:table-cell>
          <table:table-cell office:value-type="float" office:value="8113.1667" calcext:value-type="float">
            <text:p>8113.1667</text:p>
          </table:table-cell>
          <table:table-cell table:number-columns-repeated="2"/>
          <table:table-cell office:value-type="float" office:value="8138.6667" calcext:value-type="float">
            <text:p>8138.6667</text:p>
          </table:table-cell>
          <table:table-cell table:formula="of:=[.B89]-[.E89]" office:value-type="float" office:value="-25.5" calcext:value-type="float">
            <text:p>-25.5</text:p>
          </table:table-cell>
          <table:table-cell/>
          <table:table-cell office:value-type="float" office:value="9190" calcext:value-type="float">
            <text:p>9190</text:p>
          </table:table-cell>
          <table:table-cell table:formula="of:=[.E89]-[.H89]" office:value-type="float" office:value="-1051.3333" calcext:value-type="float">
            <text:p>-1051.3333</text:p>
          </table:table-cell>
          <table:table-cell/>
          <table:table-cell office:value-type="float" office:value="9190" calcext:value-type="float">
            <text:p>9190</text:p>
          </table:table-cell>
          <table:table-cell table:formula="of:=[.H89]-[.K89]" office:value-type="float" office:value="0" calcext:value-type="float">
            <text:p>0</text:p>
          </table:table-cell>
          <table:table-cell/>
          <table:table-cell office:value-type="float" office:value="9190" calcext:value-type="float">
            <text:p>9190</text:p>
          </table:table-cell>
          <table:table-cell table:formula="of:=[.K89]-[.N89]" office:value-type="float" office:value="0" calcext:value-type="float">
            <text:p>0</text:p>
          </table:table-cell>
          <table:table-cell/>
          <table:table-cell office:value-type="float" office:value="9190" calcext:value-type="float">
            <text:p>9190</text:p>
          </table:table-cell>
          <table:table-cell table:formula="of:=[.N89]-[.Q89]" office:value-type="float" office:value="0" calcext:value-type="float">
            <text:p>0</text:p>
          </table:table-cell>
          <table:table-cell/>
          <table:table-cell office:value-type="float" office:value="9190" calcext:value-type="float">
            <text:p>9190</text:p>
          </table:table-cell>
          <table:table-cell table:formula="of:=[.Q89]-[.T89]" office:value-type="float" office:value="0" calcext:value-type="float">
            <text:p>0</text:p>
          </table:table-cell>
          <table:table-cell/>
          <table:table-cell office:value-type="float" office:value="9190" calcext:value-type="float">
            <text:p>9190</text:p>
          </table:table-cell>
          <table:table-cell table:formula="of:=[.T89]-[.W89]" office:value-type="float" office:value="0" calcext:value-type="float">
            <text:p>0</text:p>
          </table:table-cell>
          <table:table-cell/>
          <table:table-cell office:value-type="float" office:value="9190" calcext:value-type="float">
            <text:p>9190</text:p>
          </table:table-cell>
          <table:table-cell table:number-columns-repeated="2"/>
          <table:table-cell office:value-type="float" office:value="9190" calcext:value-type="float">
            <text:p>9190</text:p>
          </table:table-cell>
          <table:table-cell table:formula="of:=[.Z89]-[.AC89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27087H00M00S" calcext:value-type="time">
            <text:p>27087:00:00</text:p>
          </table:table-cell>
          <table:table-cell office:value-type="float" office:value="8728.5285" calcext:value-type="float">
            <text:p>8728.5285</text:p>
          </table:table-cell>
          <table:table-cell table:number-columns-repeated="2"/>
          <table:table-cell office:value-type="float" office:value="8904.5431" calcext:value-type="float">
            <text:p>8904.5431</text:p>
          </table:table-cell>
          <table:table-cell table:formula="of:=[.B90]-[.E90]" office:value-type="float" office:value="-176.0146" calcext:value-type="float">
            <text:p>-176.0146</text:p>
          </table:table-cell>
          <table:table-cell/>
          <table:table-cell office:value-type="float" office:value="9764.8844" calcext:value-type="float">
            <text:p>9764.8844</text:p>
          </table:table-cell>
          <table:table-cell table:formula="of:=[.E90]-[.H90]" office:value-type="float" office:value="-860.3413" calcext:value-type="float">
            <text:p>-860.3413</text:p>
          </table:table-cell>
          <table:table-cell/>
          <table:table-cell office:value-type="float" office:value="10102.8" calcext:value-type="float">
            <text:p>10102.8</text:p>
          </table:table-cell>
          <table:table-cell table:formula="of:=[.H90]-[.K90]" office:value-type="float" office:value="-337.915599999998" calcext:value-type="float">
            <text:p>-337.9156</text:p>
          </table:table-cell>
          <table:table-cell/>
          <table:table-cell office:value-type="float" office:value="10102.8" calcext:value-type="float">
            <text:p>10102.8</text:p>
          </table:table-cell>
          <table:table-cell table:formula="of:=[.K90]-[.N90]" office:value-type="float" office:value="0" calcext:value-type="float">
            <text:p>0</text:p>
          </table:table-cell>
          <table:table-cell/>
          <table:table-cell office:value-type="float" office:value="10102.8" calcext:value-type="float">
            <text:p>10102.8</text:p>
          </table:table-cell>
          <table:table-cell table:formula="of:=[.N90]-[.Q90]" office:value-type="float" office:value="0" calcext:value-type="float">
            <text:p>0</text:p>
          </table:table-cell>
          <table:table-cell/>
          <table:table-cell office:value-type="float" office:value="11369" calcext:value-type="float">
            <text:p>11369</text:p>
          </table:table-cell>
          <table:table-cell table:formula="of:=[.Q90]-[.T90]" office:value-type="float" office:value="-1266.2" calcext:value-type="float">
            <text:p>-1266.2</text:p>
          </table:table-cell>
          <table:table-cell/>
          <table:table-cell office:value-type="float" office:value="11369" calcext:value-type="float">
            <text:p>11369</text:p>
          </table:table-cell>
          <table:table-cell table:formula="of:=[.T90]-[.W90]" office:value-type="float" office:value="0" calcext:value-type="float">
            <text:p>0</text:p>
          </table:table-cell>
          <table:table-cell/>
          <table:table-cell office:value-type="float" office:value="11369" calcext:value-type="float">
            <text:p>11369</text:p>
          </table:table-cell>
          <table:table-cell table:number-columns-repeated="2"/>
          <table:table-cell office:value-type="float" office:value="11369" calcext:value-type="float">
            <text:p>11369</text:p>
          </table:table-cell>
          <table:table-cell table:formula="of:=[.Z90]-[.AC90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25168H00M00S" calcext:value-type="time">
            <text:p>25168:00:00</text:p>
          </table:table-cell>
          <table:table-cell office:value-type="float" office:value="5749.8889" calcext:value-type="float">
            <text:p>5749.8889</text:p>
          </table:table-cell>
          <table:table-cell table:number-columns-repeated="2"/>
          <table:table-cell office:value-type="float" office:value="6009.5" calcext:value-type="float">
            <text:p>6009.5</text:p>
          </table:table-cell>
          <table:table-cell table:formula="of:=[.B91]-[.E91]" office:value-type="float" office:value="-259.6111" calcext:value-type="float">
            <text:p>-259.6111</text:p>
          </table:table-cell>
          <table:table-cell/>
          <table:table-cell office:value-type="float" office:value="6327.3889" calcext:value-type="float">
            <text:p>6327.3889</text:p>
          </table:table-cell>
          <table:table-cell table:formula="of:=[.E91]-[.H91]" office:value-type="float" office:value="-317.8889" calcext:value-type="float">
            <text:p>-317.8889</text:p>
          </table:table-cell>
          <table:table-cell/>
          <table:table-cell office:value-type="float" office:value="6498.75" calcext:value-type="float">
            <text:p>6498.75</text:p>
          </table:table-cell>
          <table:table-cell table:formula="of:=[.H91]-[.K91]" office:value-type="float" office:value="-171.3611" calcext:value-type="float">
            <text:p>-171.3611</text:p>
          </table:table-cell>
          <table:table-cell/>
          <table:table-cell office:value-type="float" office:value="6498.75" calcext:value-type="float">
            <text:p>6498.75</text:p>
          </table:table-cell>
          <table:table-cell table:formula="of:=[.K91]-[.N91]" office:value-type="float" office:value="0" calcext:value-type="float">
            <text:p>0</text:p>
          </table:table-cell>
          <table:table-cell/>
          <table:table-cell office:value-type="float" office:value="6498.75" calcext:value-type="float">
            <text:p>6498.75</text:p>
          </table:table-cell>
          <table:table-cell table:formula="of:=[.N91]-[.Q91]" office:value-type="float" office:value="0" calcext:value-type="float">
            <text:p>0</text:p>
          </table:table-cell>
          <table:table-cell/>
          <table:table-cell office:value-type="float" office:value="7738" calcext:value-type="float">
            <text:p>7738</text:p>
          </table:table-cell>
          <table:table-cell table:formula="of:=[.Q91]-[.T91]" office:value-type="float" office:value="-1239.25" calcext:value-type="float">
            <text:p>-1239.25</text:p>
          </table:table-cell>
          <table:table-cell/>
          <table:table-cell office:value-type="float" office:value="7738" calcext:value-type="float">
            <text:p>7738</text:p>
          </table:table-cell>
          <table:table-cell table:formula="of:=[.T91]-[.W91]" office:value-type="float" office:value="0" calcext:value-type="float">
            <text:p>0</text:p>
          </table:table-cell>
          <table:table-cell/>
          <table:table-cell office:value-type="float" office:value="7738" calcext:value-type="float">
            <text:p>7738</text:p>
          </table:table-cell>
          <table:table-cell table:number-columns-repeated="2"/>
          <table:table-cell office:value-type="float" office:value="7738" calcext:value-type="float">
            <text:p>7738</text:p>
          </table:table-cell>
          <table:table-cell table:formula="of:=[.Z91]-[.AC91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970H00M00S" calcext:value-type="time">
            <text:p>970:00:00</text:p>
          </table:table-cell>
          <table:table-cell office:value-type="float" office:value="6528.9205" calcext:value-type="float">
            <text:p>6528.9205</text:p>
          </table:table-cell>
          <table:table-cell table:number-columns-repeated="2"/>
          <table:table-cell office:value-type="float" office:value="6992.5375" calcext:value-type="float">
            <text:p>6992.5375</text:p>
          </table:table-cell>
          <table:table-cell table:formula="of:=[.B92]-[.E92]" office:value-type="float" office:value="-463.617" calcext:value-type="float">
            <text:p>-463.617</text:p>
          </table:table-cell>
          <table:table-cell/>
          <table:table-cell office:value-type="float" office:value="7598.9322" calcext:value-type="float">
            <text:p>7598.9322</text:p>
          </table:table-cell>
          <table:table-cell table:formula="of:=[.E92]-[.H92]" office:value-type="float" office:value="-606.3947" calcext:value-type="float">
            <text:p>-606.3947</text:p>
          </table:table-cell>
          <table:table-cell/>
          <table:table-cell office:value-type="float" office:value="8247.1091" calcext:value-type="float">
            <text:p>8247.1091</text:p>
          </table:table-cell>
          <table:table-cell table:formula="of:=[.H92]-[.K92]" office:value-type="float" office:value="-648.176899999999" calcext:value-type="float">
            <text:p>-648.1769</text:p>
          </table:table-cell>
          <table:table-cell/>
          <table:table-cell office:value-type="float" office:value="8247.1091" calcext:value-type="float">
            <text:p>8247.1091</text:p>
          </table:table-cell>
          <table:table-cell table:formula="of:=[.K92]-[.N92]" office:value-type="float" office:value="0" calcext:value-type="float">
            <text:p>0</text:p>
          </table:table-cell>
          <table:table-cell/>
          <table:table-cell office:value-type="float" office:value="8247.1091" calcext:value-type="float">
            <text:p>8247.1091</text:p>
          </table:table-cell>
          <table:table-cell table:formula="of:=[.N92]-[.Q92]" office:value-type="float" office:value="0" calcext:value-type="float">
            <text:p>0</text:p>
          </table:table-cell>
          <table:table-cell/>
          <table:table-cell office:value-type="float" office:value="10056" calcext:value-type="float">
            <text:p>10056</text:p>
          </table:table-cell>
          <table:table-cell table:formula="of:=[.Q92]-[.T92]" office:value-type="float" office:value="-1808.8909" calcext:value-type="float">
            <text:p>-1808.8909</text:p>
          </table:table-cell>
          <table:table-cell/>
          <table:table-cell office:value-type="float" office:value="10056" calcext:value-type="float">
            <text:p>10056</text:p>
          </table:table-cell>
          <table:table-cell table:formula="of:=[.T92]-[.W92]" office:value-type="float" office:value="0" calcext:value-type="float">
            <text:p>0</text:p>
          </table:table-cell>
          <table:table-cell/>
          <table:table-cell office:value-type="float" office:value="10056" calcext:value-type="float">
            <text:p>10056</text:p>
          </table:table-cell>
          <table:table-cell table:number-columns-repeated="2"/>
          <table:table-cell office:value-type="float" office:value="10056" calcext:value-type="float">
            <text:p>10056</text:p>
          </table:table-cell>
          <table:table-cell table:formula="of:=[.Z92]-[.AC92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27589H00M00S" calcext:value-type="time">
            <text:p>27589:00:00</text:p>
          </table:table-cell>
          <table:table-cell office:value-type="float" office:value="6266" calcext:value-type="float">
            <text:p>6266</text:p>
          </table:table-cell>
          <table:table-cell table:number-columns-repeated="2"/>
          <table:table-cell office:value-type="float" office:value="6266" calcext:value-type="float">
            <text:p>6266</text:p>
          </table:table-cell>
          <table:table-cell table:formula="of:=[.B93]-[.E93]" office:value-type="float" office:value="0" calcext:value-type="float">
            <text:p>0</text:p>
          </table:table-cell>
          <table:table-cell/>
          <table:table-cell office:value-type="float" office:value="6266" calcext:value-type="float">
            <text:p>6266</text:p>
          </table:table-cell>
          <table:table-cell table:formula="of:=[.E93]-[.H93]" office:value-type="float" office:value="0" calcext:value-type="float">
            <text:p>0</text:p>
          </table:table-cell>
          <table:table-cell/>
          <table:table-cell office:value-type="float" office:value="6266" calcext:value-type="float">
            <text:p>6266</text:p>
          </table:table-cell>
          <table:table-cell table:formula="of:=[.H93]-[.K93]" office:value-type="float" office:value="0" calcext:value-type="float">
            <text:p>0</text:p>
          </table:table-cell>
          <table:table-cell/>
          <table:table-cell office:value-type="float" office:value="6266" calcext:value-type="float">
            <text:p>6266</text:p>
          </table:table-cell>
          <table:table-cell table:formula="of:=[.K93]-[.N93]" office:value-type="float" office:value="0" calcext:value-type="float">
            <text:p>0</text:p>
          </table:table-cell>
          <table:table-cell/>
          <table:table-cell office:value-type="float" office:value="6266" calcext:value-type="float">
            <text:p>6266</text:p>
          </table:table-cell>
          <table:table-cell table:formula="of:=[.N93]-[.Q93]" office:value-type="float" office:value="0" calcext:value-type="float">
            <text:p>0</text:p>
          </table:table-cell>
          <table:table-cell/>
          <table:table-cell office:value-type="float" office:value="6266" calcext:value-type="float">
            <text:p>6266</text:p>
          </table:table-cell>
          <table:table-cell table:formula="of:=[.Q93]-[.T93]" office:value-type="float" office:value="0" calcext:value-type="float">
            <text:p>0</text:p>
          </table:table-cell>
          <table:table-cell/>
          <table:table-cell office:value-type="float" office:value="6266" calcext:value-type="float">
            <text:p>6266</text:p>
          </table:table-cell>
          <table:table-cell table:formula="of:=[.T93]-[.W93]" office:value-type="float" office:value="0" calcext:value-type="float">
            <text:p>0</text:p>
          </table:table-cell>
          <table:table-cell/>
          <table:table-cell office:value-type="float" office:value="6266" calcext:value-type="float">
            <text:p>6266</text:p>
          </table:table-cell>
          <table:table-cell table:number-columns-repeated="2"/>
          <table:table-cell office:value-type="float" office:value="6266" calcext:value-type="float">
            <text:p>6266</text:p>
          </table:table-cell>
          <table:table-cell table:formula="of:=[.Z93]-[.AC93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4349H00M00S" calcext:value-type="time">
            <text:p>4349:00:00</text:p>
          </table:table-cell>
          <table:table-cell office:value-type="float" office:value="4205.8636" calcext:value-type="float">
            <text:p>4205.8636</text:p>
          </table:table-cell>
          <table:table-cell table:number-columns-repeated="2"/>
          <table:table-cell office:value-type="float" office:value="4205.8636" calcext:value-type="float">
            <text:p>4205.8636</text:p>
          </table:table-cell>
          <table:table-cell table:formula="of:=[.B94]-[.E94]" office:value-type="float" office:value="0" calcext:value-type="float">
            <text:p>0</text:p>
          </table:table-cell>
          <table:table-cell/>
          <table:table-cell office:value-type="float" office:value="4665" calcext:value-type="float">
            <text:p>4665</text:p>
          </table:table-cell>
          <table:table-cell table:formula="of:=[.E94]-[.H94]" office:value-type="float" office:value="-459.1364" calcext:value-type="float">
            <text:p>-459.1364</text:p>
          </table:table-cell>
          <table:table-cell/>
          <table:table-cell office:value-type="float" office:value="4665" calcext:value-type="float">
            <text:p>4665</text:p>
          </table:table-cell>
          <table:table-cell table:formula="of:=[.H94]-[.K94]" office:value-type="float" office:value="0" calcext:value-type="float">
            <text:p>0</text:p>
          </table:table-cell>
          <table:table-cell/>
          <table:table-cell office:value-type="float" office:value="4665" calcext:value-type="float">
            <text:p>4665</text:p>
          </table:table-cell>
          <table:table-cell table:formula="of:=[.K94]-[.N94]" office:value-type="float" office:value="0" calcext:value-type="float">
            <text:p>0</text:p>
          </table:table-cell>
          <table:table-cell/>
          <table:table-cell office:value-type="float" office:value="4665" calcext:value-type="float">
            <text:p>4665</text:p>
          </table:table-cell>
          <table:table-cell table:formula="of:=[.N94]-[.Q94]" office:value-type="float" office:value="0" calcext:value-type="float">
            <text:p>0</text:p>
          </table:table-cell>
          <table:table-cell/>
          <table:table-cell office:value-type="float" office:value="4817" calcext:value-type="float">
            <text:p>4817</text:p>
          </table:table-cell>
          <table:table-cell table:formula="of:=[.Q94]-[.T94]" office:value-type="float" office:value="-152" calcext:value-type="float">
            <text:p>-152</text:p>
          </table:table-cell>
          <table:table-cell/>
          <table:table-cell office:value-type="float" office:value="4817" calcext:value-type="float">
            <text:p>4817</text:p>
          </table:table-cell>
          <table:table-cell table:formula="of:=[.T94]-[.W94]" office:value-type="float" office:value="0" calcext:value-type="float">
            <text:p>0</text:p>
          </table:table-cell>
          <table:table-cell/>
          <table:table-cell office:value-type="float" office:value="4817" calcext:value-type="float">
            <text:p>4817</text:p>
          </table:table-cell>
          <table:table-cell table:number-columns-repeated="2"/>
          <table:table-cell office:value-type="float" office:value="4817" calcext:value-type="float">
            <text:p>4817</text:p>
          </table:table-cell>
          <table:table-cell table:formula="of:=[.Z94]-[.AC94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17109H00M00S" calcext:value-type="time">
            <text:p>17109:00:00</text:p>
          </table:table-cell>
          <table:table-cell office:value-type="float" office:value="5990.625" calcext:value-type="float">
            <text:p>5990.625</text:p>
          </table:table-cell>
          <table:table-cell table:number-columns-repeated="2"/>
          <table:table-cell office:value-type="float" office:value="6087.8333" calcext:value-type="float">
            <text:p>6087.8333</text:p>
          </table:table-cell>
          <table:table-cell table:formula="of:=[.B95]-[.E95]" office:value-type="float" office:value="-97.2083000000002" calcext:value-type="float">
            <text:p>-97.2083</text:p>
          </table:table-cell>
          <table:table-cell/>
          <table:table-cell office:value-type="float" office:value="6945.3333" calcext:value-type="float">
            <text:p>6945.3333</text:p>
          </table:table-cell>
          <table:table-cell table:formula="of:=[.E95]-[.H95]" office:value-type="float" office:value="-857.5" calcext:value-type="float">
            <text:p>-857.5</text:p>
          </table:table-cell>
          <table:table-cell/>
          <table:table-cell office:value-type="float" office:value="6945.3333" calcext:value-type="float">
            <text:p>6945.3333</text:p>
          </table:table-cell>
          <table:table-cell table:formula="of:=[.H95]-[.K95]" office:value-type="float" office:value="0" calcext:value-type="float">
            <text:p>0</text:p>
          </table:table-cell>
          <table:table-cell/>
          <table:table-cell office:value-type="float" office:value="6945.3333" calcext:value-type="float">
            <text:p>6945.3333</text:p>
          </table:table-cell>
          <table:table-cell table:formula="of:=[.K95]-[.N95]" office:value-type="float" office:value="0" calcext:value-type="float">
            <text:p>0</text:p>
          </table:table-cell>
          <table:table-cell/>
          <table:table-cell office:value-type="float" office:value="6945.3333" calcext:value-type="float">
            <text:p>6945.3333</text:p>
          </table:table-cell>
          <table:table-cell table:formula="of:=[.N95]-[.Q95]" office:value-type="float" office:value="0" calcext:value-type="float">
            <text:p>0</text:p>
          </table:table-cell>
          <table:table-cell/>
          <table:table-cell office:value-type="float" office:value="8446" calcext:value-type="float">
            <text:p>8446</text:p>
          </table:table-cell>
          <table:table-cell table:formula="of:=[.Q95]-[.T95]" office:value-type="float" office:value="-1500.6667" calcext:value-type="float">
            <text:p>-1500.6667</text:p>
          </table:table-cell>
          <table:table-cell/>
          <table:table-cell office:value-type="float" office:value="8446" calcext:value-type="float">
            <text:p>8446</text:p>
          </table:table-cell>
          <table:table-cell table:formula="of:=[.T95]-[.W95]" office:value-type="float" office:value="0" calcext:value-type="float">
            <text:p>0</text:p>
          </table:table-cell>
          <table:table-cell/>
          <table:table-cell office:value-type="float" office:value="8446" calcext:value-type="float">
            <text:p>8446</text:p>
          </table:table-cell>
          <table:table-cell table:number-columns-repeated="2"/>
          <table:table-cell office:value-type="float" office:value="8446" calcext:value-type="float">
            <text:p>8446</text:p>
          </table:table-cell>
          <table:table-cell table:formula="of:=[.Z95]-[.AC95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6896H00M00S" calcext:value-type="time">
            <text:p>6896:00:00</text:p>
          </table:table-cell>
          <table:table-cell office:value-type="float" office:value="12481.2528" calcext:value-type="float">
            <text:p>12481.2528</text:p>
          </table:table-cell>
          <table:table-cell table:number-columns-repeated="2"/>
          <table:table-cell office:value-type="float" office:value="12643.1888" calcext:value-type="float">
            <text:p>12643.1888</text:p>
          </table:table-cell>
          <table:table-cell table:formula="of:=[.B96]-[.E96]" office:value-type="float" office:value="-161.936" calcext:value-type="float">
            <text:p>-161.936</text:p>
          </table:table-cell>
          <table:table-cell/>
          <table:table-cell office:value-type="float" office:value="13689.1053" calcext:value-type="float">
            <text:p>13689.1053</text:p>
          </table:table-cell>
          <table:table-cell table:formula="of:=[.E96]-[.H96]" office:value-type="float" office:value="-1045.9165" calcext:value-type="float">
            <text:p>-1045.9165</text:p>
          </table:table-cell>
          <table:table-cell/>
          <table:table-cell office:value-type="float" office:value="13876.375" calcext:value-type="float">
            <text:p>13876.375</text:p>
          </table:table-cell>
          <table:table-cell table:formula="of:=[.H96]-[.K96]" office:value-type="float" office:value="-187.269700000001" calcext:value-type="float">
            <text:p>-187.2697</text:p>
          </table:table-cell>
          <table:table-cell/>
          <table:table-cell office:value-type="float" office:value="13876.375" calcext:value-type="float">
            <text:p>13876.375</text:p>
          </table:table-cell>
          <table:table-cell table:formula="of:=[.K96]-[.N96]" office:value-type="float" office:value="0" calcext:value-type="float">
            <text:p>0</text:p>
          </table:table-cell>
          <table:table-cell/>
          <table:table-cell office:value-type="float" office:value="13876.375" calcext:value-type="float">
            <text:p>13876.375</text:p>
          </table:table-cell>
          <table:table-cell table:formula="of:=[.N96]-[.Q96]" office:value-type="float" office:value="0" calcext:value-type="float">
            <text:p>0</text:p>
          </table:table-cell>
          <table:table-cell/>
          <table:table-cell office:value-type="float" office:value="15250" calcext:value-type="float">
            <text:p>15250</text:p>
          </table:table-cell>
          <table:table-cell table:formula="of:=[.Q96]-[.T96]" office:value-type="float" office:value="-1373.625" calcext:value-type="float">
            <text:p>-1373.625</text:p>
          </table:table-cell>
          <table:table-cell/>
          <table:table-cell office:value-type="float" office:value="15250" calcext:value-type="float">
            <text:p>15250</text:p>
          </table:table-cell>
          <table:table-cell table:formula="of:=[.T96]-[.W96]" office:value-type="float" office:value="0" calcext:value-type="float">
            <text:p>0</text:p>
          </table:table-cell>
          <table:table-cell/>
          <table:table-cell office:value-type="float" office:value="15250" calcext:value-type="float">
            <text:p>15250</text:p>
          </table:table-cell>
          <table:table-cell table:number-columns-repeated="2"/>
          <table:table-cell office:value-type="float" office:value="15250" calcext:value-type="float">
            <text:p>15250</text:p>
          </table:table-cell>
          <table:table-cell table:formula="of:=[.Z96]-[.AC96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51312H00M00S" calcext:value-type="time">
            <text:p>51312:00:00</text:p>
          </table:table-cell>
          <table:table-cell office:value-type="float" office:value="3377" calcext:value-type="float">
            <text:p>3377</text:p>
          </table:table-cell>
          <table:table-cell table:number-columns-repeated="2"/>
          <table:table-cell office:value-type="float" office:value="3377" calcext:value-type="float">
            <text:p>3377</text:p>
          </table:table-cell>
          <table:table-cell table:formula="of:=[.B97]-[.E97]" office:value-type="float" office:value="0" calcext:value-type="float">
            <text:p>0</text:p>
          </table:table-cell>
          <table:table-cell/>
          <table:table-cell office:value-type="float" office:value="3829.5" calcext:value-type="float">
            <text:p>3829.5</text:p>
          </table:table-cell>
          <table:table-cell table:formula="of:=[.E97]-[.H97]" office:value-type="float" office:value="-452.5" calcext:value-type="float">
            <text:p>-452.5</text:p>
          </table:table-cell>
          <table:table-cell/>
          <table:table-cell office:value-type="float" office:value="3829.5" calcext:value-type="float">
            <text:p>3829.5</text:p>
          </table:table-cell>
          <table:table-cell table:formula="of:=[.H97]-[.K97]" office:value-type="float" office:value="0" calcext:value-type="float">
            <text:p>0</text:p>
          </table:table-cell>
          <table:table-cell/>
          <table:table-cell office:value-type="float" office:value="3829.5" calcext:value-type="float">
            <text:p>3829.5</text:p>
          </table:table-cell>
          <table:table-cell table:formula="of:=[.K97]-[.N97]" office:value-type="float" office:value="0" calcext:value-type="float">
            <text:p>0</text:p>
          </table:table-cell>
          <table:table-cell/>
          <table:table-cell office:value-type="float" office:value="3829.5" calcext:value-type="float">
            <text:p>3829.5</text:p>
          </table:table-cell>
          <table:table-cell table:formula="of:=[.N97]-[.Q97]" office:value-type="float" office:value="0" calcext:value-type="float">
            <text:p>0</text:p>
          </table:table-cell>
          <table:table-cell/>
          <table:table-cell office:value-type="float" office:value="4124" calcext:value-type="float">
            <text:p>4124</text:p>
          </table:table-cell>
          <table:table-cell table:formula="of:=[.Q97]-[.T97]" office:value-type="float" office:value="-294.5" calcext:value-type="float">
            <text:p>-294.5</text:p>
          </table:table-cell>
          <table:table-cell/>
          <table:table-cell office:value-type="float" office:value="4124" calcext:value-type="float">
            <text:p>4124</text:p>
          </table:table-cell>
          <table:table-cell table:formula="of:=[.T97]-[.W97]" office:value-type="float" office:value="0" calcext:value-type="float">
            <text:p>0</text:p>
          </table:table-cell>
          <table:table-cell/>
          <table:table-cell office:value-type="float" office:value="4124" calcext:value-type="float">
            <text:p>4124</text:p>
          </table:table-cell>
          <table:table-cell table:number-columns-repeated="2"/>
          <table:table-cell office:value-type="float" office:value="4124" calcext:value-type="float">
            <text:p>4124</text:p>
          </table:table-cell>
          <table:table-cell table:formula="of:=[.Z97]-[.AC97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37530H00M00S" calcext:value-type="time">
            <text:p>37530:00:00</text:p>
          </table:table-cell>
          <table:table-cell office:value-type="float" office:value="10573.3519" calcext:value-type="float">
            <text:p>10573.3519</text:p>
          </table:table-cell>
          <table:table-cell table:number-columns-repeated="2"/>
          <table:table-cell office:value-type="float" office:value="11435.0448" calcext:value-type="float">
            <text:p>11435.0448</text:p>
          </table:table-cell>
          <table:table-cell table:formula="of:=[.B98]-[.E98]" office:value-type="float" office:value="-861.6929" calcext:value-type="float">
            <text:p>-861.6929</text:p>
          </table:table-cell>
          <table:table-cell/>
          <table:table-cell office:value-type="float" office:value="12850.2332" calcext:value-type="float">
            <text:p>12850.2332</text:p>
          </table:table-cell>
          <table:table-cell table:formula="of:=[.E98]-[.H98]" office:value-type="float" office:value="-1415.1884" calcext:value-type="float">
            <text:p>-1415.1884</text:p>
          </table:table-cell>
          <table:table-cell/>
          <table:table-cell office:value-type="float" office:value="13625.8333" calcext:value-type="float">
            <text:p>13625.8333</text:p>
          </table:table-cell>
          <table:table-cell table:formula="of:=[.H98]-[.K98]" office:value-type="float" office:value="-775.6001" calcext:value-type="float">
            <text:p>-775.6001</text:p>
          </table:table-cell>
          <table:table-cell/>
          <table:table-cell office:value-type="float" office:value="13625.8333" calcext:value-type="float">
            <text:p>13625.8333</text:p>
          </table:table-cell>
          <table:table-cell table:formula="of:=[.K98]-[.N98]" office:value-type="float" office:value="0" calcext:value-type="float">
            <text:p>0</text:p>
          </table:table-cell>
          <table:table-cell/>
          <table:table-cell office:value-type="float" office:value="13625.8333" calcext:value-type="float">
            <text:p>13625.8333</text:p>
          </table:table-cell>
          <table:table-cell table:formula="of:=[.N98]-[.Q98]" office:value-type="float" office:value="0" calcext:value-type="float">
            <text:p>0</text:p>
          </table:table-cell>
          <table:table-cell/>
          <table:table-cell office:value-type="float" office:value="15232" calcext:value-type="float">
            <text:p>15232</text:p>
          </table:table-cell>
          <table:table-cell table:formula="of:=[.Q98]-[.T98]" office:value-type="float" office:value="-1606.1667" calcext:value-type="float">
            <text:p>-1606.1667</text:p>
          </table:table-cell>
          <table:table-cell/>
          <table:table-cell office:value-type="float" office:value="15232" calcext:value-type="float">
            <text:p>15232</text:p>
          </table:table-cell>
          <table:table-cell table:formula="of:=[.T98]-[.W98]" office:value-type="float" office:value="0" calcext:value-type="float">
            <text:p>0</text:p>
          </table:table-cell>
          <table:table-cell/>
          <table:table-cell office:value-type="float" office:value="15309" calcext:value-type="float">
            <text:p>15309</text:p>
          </table:table-cell>
          <table:table-cell table:number-columns-repeated="2"/>
          <table:table-cell office:value-type="float" office:value="15309" calcext:value-type="float">
            <text:p>15309</text:p>
          </table:table-cell>
          <table:table-cell table:formula="of:=[.Z98]-[.AC98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28424H00M00S" calcext:value-type="time">
            <text:p>28424:00:00</text:p>
          </table:table-cell>
          <table:table-cell office:value-type="float" office:value="6009.1875" calcext:value-type="float">
            <text:p>6009.1875</text:p>
          </table:table-cell>
          <table:table-cell table:number-columns-repeated="2"/>
          <table:table-cell office:value-type="float" office:value="6320.625" calcext:value-type="float">
            <text:p>6320.625</text:p>
          </table:table-cell>
          <table:table-cell table:formula="of:=[.B99]-[.E99]" office:value-type="float" office:value="-311.4375" calcext:value-type="float">
            <text:p>-311.4375</text:p>
          </table:table-cell>
          <table:table-cell/>
          <table:table-cell office:value-type="float" office:value="7502.2917" calcext:value-type="float">
            <text:p>7502.2917</text:p>
          </table:table-cell>
          <table:table-cell table:formula="of:=[.E99]-[.H99]" office:value-type="float" office:value="-1181.6667" calcext:value-type="float">
            <text:p>-1181.6667</text:p>
          </table:table-cell>
          <table:table-cell/>
          <table:table-cell office:value-type="float" office:value="7699" calcext:value-type="float">
            <text:p>7699</text:p>
          </table:table-cell>
          <table:table-cell table:formula="of:=[.H99]-[.K99]" office:value-type="float" office:value="-196.7083" calcext:value-type="float">
            <text:p>-196.7083</text:p>
          </table:table-cell>
          <table:table-cell/>
          <table:table-cell office:value-type="float" office:value="7699" calcext:value-type="float">
            <text:p>7699</text:p>
          </table:table-cell>
          <table:table-cell table:formula="of:=[.K99]-[.N99]" office:value-type="float" office:value="0" calcext:value-type="float">
            <text:p>0</text:p>
          </table:table-cell>
          <table:table-cell/>
          <table:table-cell office:value-type="float" office:value="7699" calcext:value-type="float">
            <text:p>7699</text:p>
          </table:table-cell>
          <table:table-cell table:formula="of:=[.N99]-[.Q99]" office:value-type="float" office:value="0" calcext:value-type="float">
            <text:p>0</text:p>
          </table:table-cell>
          <table:table-cell/>
          <table:table-cell office:value-type="float" office:value="8053" calcext:value-type="float">
            <text:p>8053</text:p>
          </table:table-cell>
          <table:table-cell table:formula="of:=[.Q99]-[.T99]" office:value-type="float" office:value="-354" calcext:value-type="float">
            <text:p>-354</text:p>
          </table:table-cell>
          <table:table-cell/>
          <table:table-cell office:value-type="float" office:value="8053" calcext:value-type="float">
            <text:p>8053</text:p>
          </table:table-cell>
          <table:table-cell table:formula="of:=[.T99]-[.W99]" office:value-type="float" office:value="0" calcext:value-type="float">
            <text:p>0</text:p>
          </table:table-cell>
          <table:table-cell/>
          <table:table-cell office:value-type="float" office:value="8053" calcext:value-type="float">
            <text:p>8053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table:formula="of:=[.Z99]-[.AC99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34842H00M00S" calcext:value-type="time">
            <text:p>34842:00:00</text:p>
          </table:table-cell>
          <table:table-cell office:value-type="float" office:value="5011.2939" calcext:value-type="float">
            <text:p>5011.2939</text:p>
          </table:table-cell>
          <table:table-cell table:number-columns-repeated="2"/>
          <table:table-cell office:value-type="float" office:value="5142.7765" calcext:value-type="float">
            <text:p>5142.7765</text:p>
          </table:table-cell>
          <table:table-cell table:formula="of:=[.B100]-[.E100]" office:value-type="float" office:value="-131.4826" calcext:value-type="float">
            <text:p>-131.4826</text:p>
          </table:table-cell>
          <table:table-cell/>
          <table:table-cell office:value-type="float" office:value="5897.2245" calcext:value-type="float">
            <text:p>5897.2245</text:p>
          </table:table-cell>
          <table:table-cell table:formula="of:=[.E100]-[.H100]" office:value-type="float" office:value="-754.448" calcext:value-type="float">
            <text:p>-754.448</text:p>
          </table:table-cell>
          <table:table-cell/>
          <table:table-cell office:value-type="float" office:value="5955.1333" calcext:value-type="float">
            <text:p>5955.1333</text:p>
          </table:table-cell>
          <table:table-cell table:formula="of:=[.H100]-[.K100]" office:value-type="float" office:value="-57.9088000000002" calcext:value-type="float">
            <text:p>-57.9088</text:p>
          </table:table-cell>
          <table:table-cell/>
          <table:table-cell office:value-type="float" office:value="5955.1333" calcext:value-type="float">
            <text:p>5955.1333</text:p>
          </table:table-cell>
          <table:table-cell table:formula="of:=[.K100]-[.N100]" office:value-type="float" office:value="0" calcext:value-type="float">
            <text:p>0</text:p>
          </table:table-cell>
          <table:table-cell/>
          <table:table-cell office:value-type="float" office:value="5955.1333" calcext:value-type="float">
            <text:p>5955.1333</text:p>
          </table:table-cell>
          <table:table-cell table:formula="of:=[.N100]-[.Q100]" office:value-type="float" office:value="0" calcext:value-type="float">
            <text:p>0</text:p>
          </table:table-cell>
          <table:table-cell/>
          <table:table-cell office:value-type="float" office:value="7331" calcext:value-type="float">
            <text:p>7331</text:p>
          </table:table-cell>
          <table:table-cell table:formula="of:=[.Q100]-[.T100]" office:value-type="float" office:value="-1375.8667" calcext:value-type="float">
            <text:p>-1375.8667</text:p>
          </table:table-cell>
          <table:table-cell/>
          <table:table-cell office:value-type="float" office:value="7331" calcext:value-type="float">
            <text:p>7331</text:p>
          </table:table-cell>
          <table:table-cell table:formula="of:=[.T100]-[.W100]" office:value-type="float" office:value="0" calcext:value-type="float">
            <text:p>0</text:p>
          </table:table-cell>
          <table:table-cell/>
          <table:table-cell office:value-type="float" office:value="7331" calcext:value-type="float">
            <text:p>7331</text:p>
          </table:table-cell>
          <table:table-cell table:number-columns-repeated="2"/>
          <table:table-cell office:value-type="float" office:value="7331" calcext:value-type="float">
            <text:p>7331</text:p>
          </table:table-cell>
          <table:table-cell table:formula="of:=[.Z100]-[.AC100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51930H00M00S" calcext:value-type="time">
            <text:p>51930:00:00</text:p>
          </table:table-cell>
          <table:table-cell office:value-type="float" office:value="1482" calcext:value-type="float">
            <text:p>1482</text:p>
          </table:table-cell>
          <table:table-cell table:number-columns-repeated="2"/>
          <table:table-cell office:value-type="float" office:value="1482" calcext:value-type="float">
            <text:p>1482</text:p>
          </table:table-cell>
          <table:table-cell table:formula="of:=[.B101]-[.E101]" office:value-type="float" office:value="0" calcext:value-type="float">
            <text:p>0</text:p>
          </table:table-cell>
          <table:table-cell/>
          <table:table-cell office:value-type="float" office:value="1547" calcext:value-type="float">
            <text:p>1547</text:p>
          </table:table-cell>
          <table:table-cell table:formula="of:=[.E101]-[.H101]" office:value-type="float" office:value="-65" calcext:value-type="float">
            <text:p>-65</text:p>
          </table:table-cell>
          <table:table-cell/>
          <table:table-cell office:value-type="float" office:value="1547" calcext:value-type="float">
            <text:p>1547</text:p>
          </table:table-cell>
          <table:table-cell table:formula="of:=[.H101]-[.K101]" office:value-type="float" office:value="0" calcext:value-type="float">
            <text:p>0</text:p>
          </table:table-cell>
          <table:table-cell/>
          <table:table-cell office:value-type="float" office:value="1547" calcext:value-type="float">
            <text:p>1547</text:p>
          </table:table-cell>
          <table:table-cell table:formula="of:=[.K101]-[.N101]" office:value-type="float" office:value="0" calcext:value-type="float">
            <text:p>0</text:p>
          </table:table-cell>
          <table:table-cell/>
          <table:table-cell office:value-type="float" office:value="1547" calcext:value-type="float">
            <text:p>1547</text:p>
          </table:table-cell>
          <table:table-cell table:formula="of:=[.N101]-[.Q101]" office:value-type="float" office:value="0" calcext:value-type="float">
            <text:p>0</text:p>
          </table:table-cell>
          <table:table-cell/>
          <table:table-cell office:value-type="float" office:value="1577" calcext:value-type="float">
            <text:p>1577</text:p>
          </table:table-cell>
          <table:table-cell table:formula="of:=[.Q101]-[.T101]" office:value-type="float" office:value="-30" calcext:value-type="float">
            <text:p>-30</text:p>
          </table:table-cell>
          <table:table-cell/>
          <table:table-cell office:value-type="float" office:value="1577" calcext:value-type="float">
            <text:p>1577</text:p>
          </table:table-cell>
          <table:table-cell table:formula="of:=[.T101]-[.W101]" office:value-type="float" office:value="0" calcext:value-type="float">
            <text:p>0</text:p>
          </table:table-cell>
          <table:table-cell/>
          <table:table-cell office:value-type="float" office:value="1577" calcext:value-type="float">
            <text:p>1577</text:p>
          </table:table-cell>
          <table:table-cell table:number-columns-repeated="2"/>
          <table:table-cell office:value-type="float" office:value="1577" calcext:value-type="float">
            <text:p>1577</text:p>
          </table:table-cell>
          <table:table-cell table:formula="of:=[.Z101]-[.AC101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3" office:value-type="time" office:time-value="PT25547H00M00S" calcext:value-type="time">
            <text:p>25547:00:00</text:p>
          </table:table-cell>
          <table:table-cell office:value-type="float" office:value="15603.0252" calcext:value-type="float">
            <text:p>15603.0252</text:p>
          </table:table-cell>
          <table:table-cell table:style-name="ce7" table:number-columns-repeated="2"/>
          <table:table-cell office:value-type="float" office:value="16648.625" calcext:value-type="float">
            <text:p>16648.625</text:p>
          </table:table-cell>
          <table:table-cell table:style-name="ce7" table:formula="of:=[.B102]-[.E102]" office:value-type="float" office:value="-1045.5998" calcext:value-type="float">
            <text:p>-1045.5998</text:p>
          </table:table-cell>
          <table:table-cell table:style-name="ce7"/>
          <table:table-cell office:value-type="float" office:value="17098.6471" calcext:value-type="float">
            <text:p>17098.6471</text:p>
          </table:table-cell>
          <table:table-cell table:style-name="ce7" table:formula="of:=[.E102]-[.H102]" office:value-type="float" office:value="-450.022099999998" calcext:value-type="float">
            <text:p>-450.0221</text:p>
          </table:table-cell>
          <table:table-cell table:style-name="ce7"/>
          <table:table-cell office:value-type="float" office:value="17993" calcext:value-type="float">
            <text:p>17993</text:p>
          </table:table-cell>
          <table:table-cell table:style-name="ce7" table:formula="of:=[.H102]-[.K102]" office:value-type="float" office:value="-894.352900000002" calcext:value-type="float">
            <text:p>-894.3529</text:p>
          </table:table-cell>
          <table:table-cell table:style-name="ce7"/>
          <table:table-cell office:value-type="float" office:value="17993" calcext:value-type="float">
            <text:p>17993</text:p>
          </table:table-cell>
          <table:table-cell table:style-name="ce7" table:formula="of:=[.K102]-[.N102]" office:value-type="float" office:value="0" calcext:value-type="float">
            <text:p>0</text:p>
          </table:table-cell>
          <table:table-cell table:style-name="ce7"/>
          <table:table-cell office:value-type="float" office:value="17993" calcext:value-type="float">
            <text:p>17993</text:p>
          </table:table-cell>
          <table:table-cell table:formula="of:=[.N102]-[.Q102]" office:value-type="float" office:value="0" calcext:value-type="float">
            <text:p>0</text:p>
          </table:table-cell>
          <table:table-cell table:style-name="ce7"/>
          <table:table-cell office:value-type="float" office:value="18554" calcext:value-type="float">
            <text:p>18554</text:p>
          </table:table-cell>
          <table:table-cell table:style-name="ce7" table:formula="of:=[.Q102]-[.T102]" office:value-type="float" office:value="-561" calcext:value-type="float">
            <text:p>-561</text:p>
          </table:table-cell>
          <table:table-cell table:style-name="ce7"/>
          <table:table-cell office:value-type="float" office:value="18554" calcext:value-type="float">
            <text:p>18554</text:p>
          </table:table-cell>
          <table:table-cell table:style-name="ce7" table:formula="of:=[.T102]-[.W102]" office:value-type="float" office:value="0" calcext:value-type="float">
            <text:p>0</text:p>
          </table:table-cell>
          <table:table-cell table:style-name="ce7"/>
          <table:table-cell office:value-type="float" office:value="18554" calcext:value-type="float">
            <text:p>18554</text:p>
          </table:table-cell>
          <table:table-cell table:style-name="ce7" table:number-columns-repeated="2"/>
          <table:table-cell office:value-type="float" office:value="18554" calcext:value-type="float">
            <text:p>18554</text:p>
          </table:table-cell>
          <table:table-cell table:style-name="ce7" table:formula="of:=[.Z102]-[.AC102]" office:value-type="float" office:value="0" calcext:value-type="float">
            <text:p>0</text:p>
          </table:table-cell>
          <table:table-cell table:style-name="ce7" table:number-columns-repeated="994"/>
        </table:table-row>
        <table:table-row table:style-name="ro1">
          <table:table-cell table:style-name="ce2" office:value-type="time" office:time-value="PT7358H00M00S" calcext:value-type="time">
            <text:p>7358:00:00</text:p>
          </table:table-cell>
          <table:table-cell office:value-type="float" office:value="10987.8757" calcext:value-type="float">
            <text:p>10987.8757</text:p>
          </table:table-cell>
          <table:table-cell table:number-columns-repeated="2"/>
          <table:table-cell office:value-type="float" office:value="11562.7083" calcext:value-type="float">
            <text:p>11562.7083</text:p>
          </table:table-cell>
          <table:table-cell table:formula="of:=[.B103]-[.E103]" office:value-type="float" office:value="-574.8326" calcext:value-type="float">
            <text:p>-574.8326</text:p>
          </table:table-cell>
          <table:table-cell/>
          <table:table-cell office:value-type="float" office:value="12374.7297" calcext:value-type="float">
            <text:p>12374.7297</text:p>
          </table:table-cell>
          <table:table-cell table:formula="of:=[.E103]-[.H103]" office:value-type="float" office:value="-812.0214" calcext:value-type="float">
            <text:p>-812.0214</text:p>
          </table:table-cell>
          <table:table-cell/>
          <table:table-cell office:value-type="float" office:value="12654" calcext:value-type="float">
            <text:p>12654</text:p>
          </table:table-cell>
          <table:table-cell table:formula="of:=[.H103]-[.K103]" office:value-type="float" office:value="-279.2703" calcext:value-type="float">
            <text:p>-279.2703</text:p>
          </table:table-cell>
          <table:table-cell/>
          <table:table-cell office:value-type="float" office:value="12654" calcext:value-type="float">
            <text:p>12654</text:p>
          </table:table-cell>
          <table:table-cell table:formula="of:=[.K103]-[.N103]" office:value-type="float" office:value="0" calcext:value-type="float">
            <text:p>0</text:p>
          </table:table-cell>
          <table:table-cell/>
          <table:table-cell office:value-type="float" office:value="12654" calcext:value-type="float">
            <text:p>12654</text:p>
          </table:table-cell>
          <table:table-cell table:formula="of:=[.N103]-[.Q103]" office:value-type="float" office:value="0" calcext:value-type="float">
            <text:p>0</text:p>
          </table:table-cell>
          <table:table-cell/>
          <table:table-cell office:value-type="float" office:value="13430" calcext:value-type="float">
            <text:p>13430</text:p>
          </table:table-cell>
          <table:table-cell table:formula="of:=[.Q103]-[.T103]" office:value-type="float" office:value="-776" calcext:value-type="float">
            <text:p>-776</text:p>
          </table:table-cell>
          <table:table-cell/>
          <table:table-cell office:value-type="float" office:value="13430" calcext:value-type="float">
            <text:p>13430</text:p>
          </table:table-cell>
          <table:table-cell table:formula="of:=[.T103]-[.W103]" office:value-type="float" office:value="0" calcext:value-type="float">
            <text:p>0</text:p>
          </table:table-cell>
          <table:table-cell/>
          <table:table-cell office:value-type="float" office:value="13430" calcext:value-type="float">
            <text:p>13430</text:p>
          </table:table-cell>
          <table:table-cell table:number-columns-repeated="2"/>
          <table:table-cell office:value-type="float" office:value="13430" calcext:value-type="float">
            <text:p>13430</text:p>
          </table:table-cell>
          <table:table-cell table:formula="of:=[.Z103]-[.AC103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26688H00M00S" calcext:value-type="time">
            <text:p>26688:00:00</text:p>
          </table:table-cell>
          <table:table-cell office:value-type="float" office:value="4893.7452" calcext:value-type="float">
            <text:p>4893.7452</text:p>
          </table:table-cell>
          <table:table-cell table:number-columns-repeated="2"/>
          <table:table-cell office:value-type="float" office:value="5379.2708" calcext:value-type="float">
            <text:p>5379.2708</text:p>
          </table:table-cell>
          <table:table-cell table:formula="of:=[.B104]-[.E104]" office:value-type="float" office:value="-485.5256" calcext:value-type="float">
            <text:p>-485.5256</text:p>
          </table:table-cell>
          <table:table-cell/>
          <table:table-cell office:value-type="float" office:value="5204.6429" calcext:value-type="float">
            <text:p>5204.6429</text:p>
          </table:table-cell>
          <table:table-cell table:formula="of:=[.E104]-[.H104]" office:value-type="float" office:value="174.6279" calcext:value-type="float">
            <text:p>174.6279</text:p>
          </table:table-cell>
          <table:table-cell/>
          <table:table-cell office:value-type="float" office:value="5809.1667" calcext:value-type="float">
            <text:p>5809.1667</text:p>
          </table:table-cell>
          <table:table-cell table:formula="of:=[.H104]-[.K104]" office:value-type="float" office:value="-604.5238" calcext:value-type="float">
            <text:p>-604.5238</text:p>
          </table:table-cell>
          <table:table-cell/>
          <table:table-cell office:value-type="float" office:value="5809.1667" calcext:value-type="float">
            <text:p>5809.1667</text:p>
          </table:table-cell>
          <table:table-cell table:formula="of:=[.K104]-[.N104]" office:value-type="float" office:value="0" calcext:value-type="float">
            <text:p>0</text:p>
          </table:table-cell>
          <table:table-cell/>
          <table:table-cell office:value-type="float" office:value="5812.25" calcext:value-type="float">
            <text:p>5812.25</text:p>
          </table:table-cell>
          <table:table-cell table:formula="of:=[.N104]-[.Q104]" office:value-type="float" office:value="-3.08330000000024" calcext:value-type="float">
            <text:p>-3.0833</text:p>
          </table:table-cell>
          <table:table-cell/>
          <table:table-cell office:value-type="float" office:value="7724" calcext:value-type="float">
            <text:p>7724</text:p>
          </table:table-cell>
          <table:table-cell table:formula="of:=[.Q104]-[.T104]" office:value-type="float" office:value="-1911.75" calcext:value-type="float">
            <text:p>-1911.75</text:p>
          </table:table-cell>
          <table:table-cell/>
          <table:table-cell office:value-type="float" office:value="7724" calcext:value-type="float">
            <text:p>7724</text:p>
          </table:table-cell>
          <table:table-cell table:formula="of:=[.T104]-[.W104]" office:value-type="float" office:value="0" calcext:value-type="float">
            <text:p>0</text:p>
          </table:table-cell>
          <table:table-cell/>
          <table:table-cell office:value-type="float" office:value="7724" calcext:value-type="float">
            <text:p>7724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table:formula="of:=[.Z104]-[.AC104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814H00M00S" calcext:value-type="time">
            <text:p>814:00:00</text:p>
          </table:table-cell>
          <table:table-cell office:value-type="float" office:value="4924.375" calcext:value-type="float">
            <text:p>4924.375</text:p>
          </table:table-cell>
          <table:table-cell table:number-columns-repeated="2"/>
          <table:table-cell office:value-type="float" office:value="4924.375" calcext:value-type="float">
            <text:p>4924.375</text:p>
          </table:table-cell>
          <table:table-cell table:formula="of:=[.B105]-[.E105]" office:value-type="float" office:value="0" calcext:value-type="float">
            <text:p>0</text:p>
          </table:table-cell>
          <table:table-cell/>
          <table:table-cell office:value-type="float" office:value="5246" calcext:value-type="float">
            <text:p>5246</text:p>
          </table:table-cell>
          <table:table-cell table:formula="of:=[.E105]-[.H105]" office:value-type="float" office:value="-321.625" calcext:value-type="float">
            <text:p>-321.625</text:p>
          </table:table-cell>
          <table:table-cell/>
          <table:table-cell office:value-type="float" office:value="5246" calcext:value-type="float">
            <text:p>5246</text:p>
          </table:table-cell>
          <table:table-cell table:formula="of:=[.H105]-[.K105]" office:value-type="float" office:value="0" calcext:value-type="float">
            <text:p>0</text:p>
          </table:table-cell>
          <table:table-cell/>
          <table:table-cell office:value-type="float" office:value="5246" calcext:value-type="float">
            <text:p>5246</text:p>
          </table:table-cell>
          <table:table-cell table:formula="of:=[.K105]-[.N105]" office:value-type="float" office:value="0" calcext:value-type="float">
            <text:p>0</text:p>
          </table:table-cell>
          <table:table-cell/>
          <table:table-cell office:value-type="float" office:value="5246" calcext:value-type="float">
            <text:p>5246</text:p>
          </table:table-cell>
          <table:table-cell table:formula="of:=[.N105]-[.Q105]" office:value-type="float" office:value="0" calcext:value-type="float">
            <text:p>0</text:p>
          </table:table-cell>
          <table:table-cell/>
          <table:table-cell office:value-type="float" office:value="5249" calcext:value-type="float">
            <text:p>5249</text:p>
          </table:table-cell>
          <table:table-cell table:formula="of:=[.Q105]-[.T105]" office:value-type="float" office:value="-3" calcext:value-type="float">
            <text:p>-3</text:p>
          </table:table-cell>
          <table:table-cell/>
          <table:table-cell office:value-type="float" office:value="5249" calcext:value-type="float">
            <text:p>5249</text:p>
          </table:table-cell>
          <table:table-cell table:formula="of:=[.T105]-[.W105]" office:value-type="float" office:value="0" calcext:value-type="float">
            <text:p>0</text:p>
          </table:table-cell>
          <table:table-cell/>
          <table:table-cell office:value-type="float" office:value="5249" calcext:value-type="float">
            <text:p>5249</text:p>
          </table:table-cell>
          <table:table-cell table:number-columns-repeated="2"/>
          <table:table-cell office:value-type="float" office:value="5249" calcext:value-type="float">
            <text:p>5249</text:p>
          </table:table-cell>
          <table:table-cell table:formula="of:=[.Z105]-[.AC105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38691H00M00S" calcext:value-type="time">
            <text:p>38691:00:00</text:p>
          </table:table-cell>
          <table:table-cell office:value-type="float" office:value="12789.912" calcext:value-type="float">
            <text:p>12789.912</text:p>
          </table:table-cell>
          <table:table-cell table:number-columns-repeated="2"/>
          <table:table-cell office:value-type="float" office:value="12897.8657" calcext:value-type="float">
            <text:p>12897.8657</text:p>
          </table:table-cell>
          <table:table-cell table:formula="of:=[.B106]-[.E106]" office:value-type="float" office:value="-107.9537" calcext:value-type="float">
            <text:p>-107.9537</text:p>
          </table:table-cell>
          <table:table-cell/>
          <table:table-cell office:value-type="float" office:value="14393" calcext:value-type="float">
            <text:p>14393</text:p>
          </table:table-cell>
          <table:table-cell table:formula="of:=[.E106]-[.H106]" office:value-type="float" office:value="-1495.1343" calcext:value-type="float">
            <text:p>-1495.1343</text:p>
          </table:table-cell>
          <table:table-cell/>
          <table:table-cell office:value-type="float" office:value="14393" calcext:value-type="float">
            <text:p>14393</text:p>
          </table:table-cell>
          <table:table-cell table:formula="of:=[.H106]-[.K106]" office:value-type="float" office:value="0" calcext:value-type="float">
            <text:p>0</text:p>
          </table:table-cell>
          <table:table-cell/>
          <table:table-cell office:value-type="float" office:value="14393" calcext:value-type="float">
            <text:p>14393</text:p>
          </table:table-cell>
          <table:table-cell table:formula="of:=[.K106]-[.N106]" office:value-type="float" office:value="0" calcext:value-type="float">
            <text:p>0</text:p>
          </table:table-cell>
          <table:table-cell/>
          <table:table-cell office:value-type="float" office:value="14393" calcext:value-type="float">
            <text:p>14393</text:p>
          </table:table-cell>
          <table:table-cell table:formula="of:=[.N106]-[.Q106]" office:value-type="float" office:value="0" calcext:value-type="float">
            <text:p>0</text:p>
          </table:table-cell>
          <table:table-cell/>
          <table:table-cell office:value-type="float" office:value="14393" calcext:value-type="float">
            <text:p>14393</text:p>
          </table:table-cell>
          <table:table-cell table:formula="of:=[.Q106]-[.T106]" office:value-type="float" office:value="0" calcext:value-type="float">
            <text:p>0</text:p>
          </table:table-cell>
          <table:table-cell/>
          <table:table-cell office:value-type="float" office:value="14393" calcext:value-type="float">
            <text:p>14393</text:p>
          </table:table-cell>
          <table:table-cell table:formula="of:=[.T106]-[.W106]" office:value-type="float" office:value="0" calcext:value-type="float">
            <text:p>0</text:p>
          </table:table-cell>
          <table:table-cell/>
          <table:table-cell office:value-type="float" office:value="14393" calcext:value-type="float">
            <text:p>14393</text:p>
          </table:table-cell>
          <table:table-cell table:number-columns-repeated="2"/>
          <table:table-cell office:value-type="float" office:value="14393" calcext:value-type="float">
            <text:p>14393</text:p>
          </table:table-cell>
          <table:table-cell table:formula="of:=[.Z106]-[.AC106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8509H00M00S" calcext:value-type="time">
            <text:p>8509:00:00</text:p>
          </table:table-cell>
          <table:table-cell office:value-type="float" office:value="4556.7232" calcext:value-type="float">
            <text:p>4556.7232</text:p>
          </table:table-cell>
          <table:table-cell table:number-columns-repeated="2"/>
          <table:table-cell office:value-type="float" office:value="4563.0667" calcext:value-type="float">
            <text:p>4563.0667</text:p>
          </table:table-cell>
          <table:table-cell table:formula="of:=[.B107]-[.E107]" office:value-type="float" office:value="-6.34349999999995" calcext:value-type="float">
            <text:p>-6.3435</text:p>
          </table:table-cell>
          <table:table-cell/>
          <table:table-cell office:value-type="float" office:value="5189" calcext:value-type="float">
            <text:p>5189</text:p>
          </table:table-cell>
          <table:table-cell table:formula="of:=[.E107]-[.H107]" office:value-type="float" office:value="-625.9333" calcext:value-type="float">
            <text:p>-625.9333</text:p>
          </table:table-cell>
          <table:table-cell/>
          <table:table-cell office:value-type="float" office:value="5189" calcext:value-type="float">
            <text:p>5189</text:p>
          </table:table-cell>
          <table:table-cell table:formula="of:=[.H107]-[.K107]" office:value-type="float" office:value="0" calcext:value-type="float">
            <text:p>0</text:p>
          </table:table-cell>
          <table:table-cell/>
          <table:table-cell office:value-type="float" office:value="5189" calcext:value-type="float">
            <text:p>5189</text:p>
          </table:table-cell>
          <table:table-cell table:formula="of:=[.K107]-[.N107]" office:value-type="float" office:value="0" calcext:value-type="float">
            <text:p>0</text:p>
          </table:table-cell>
          <table:table-cell/>
          <table:table-cell office:value-type="float" office:value="5189" calcext:value-type="float">
            <text:p>5189</text:p>
          </table:table-cell>
          <table:table-cell table:formula="of:=[.N107]-[.Q107]" office:value-type="float" office:value="0" calcext:value-type="float">
            <text:p>0</text:p>
          </table:table-cell>
          <table:table-cell/>
          <table:table-cell office:value-type="float" office:value="5607" calcext:value-type="float">
            <text:p>5607</text:p>
          </table:table-cell>
          <table:table-cell table:formula="of:=[.Q107]-[.T107]" office:value-type="float" office:value="-418" calcext:value-type="float">
            <text:p>-418</text:p>
          </table:table-cell>
          <table:table-cell/>
          <table:table-cell office:value-type="float" office:value="5607" calcext:value-type="float">
            <text:p>5607</text:p>
          </table:table-cell>
          <table:table-cell table:formula="of:=[.T107]-[.W107]" office:value-type="float" office:value="0" calcext:value-type="float">
            <text:p>0</text:p>
          </table:table-cell>
          <table:table-cell/>
          <table:table-cell office:value-type="float" office:value="5607" calcext:value-type="float">
            <text:p>5607</text:p>
          </table:table-cell>
          <table:table-cell table:number-columns-repeated="2"/>
          <table:table-cell office:value-type="float" office:value="5607" calcext:value-type="float">
            <text:p>5607</text:p>
          </table:table-cell>
          <table:table-cell table:formula="of:=[.Z107]-[.AC107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20704H00M00S" calcext:value-type="time">
            <text:p>20704:00:00</text:p>
          </table:table-cell>
          <table:table-cell office:value-type="float" office:value="10879.8" calcext:value-type="float">
            <text:p>10879.8</text:p>
          </table:table-cell>
          <table:table-cell table:number-columns-repeated="2"/>
          <table:table-cell office:value-type="float" office:value="11911.5556" calcext:value-type="float">
            <text:p>11911.5556</text:p>
          </table:table-cell>
          <table:table-cell table:formula="of:=[.B108]-[.E108]" office:value-type="float" office:value="-1031.7556" calcext:value-type="float">
            <text:p>-1031.7556</text:p>
          </table:table-cell>
          <table:table-cell/>
          <table:table-cell office:value-type="float" office:value="12535.6364" calcext:value-type="float">
            <text:p>12535.6364</text:p>
          </table:table-cell>
          <table:table-cell table:formula="of:=[.E108]-[.H108]" office:value-type="float" office:value="-624.0808" calcext:value-type="float">
            <text:p>-624.0808</text:p>
          </table:table-cell>
          <table:table-cell/>
          <table:table-cell office:value-type="float" office:value="13391.8333" calcext:value-type="float">
            <text:p>13391.8333</text:p>
          </table:table-cell>
          <table:table-cell table:formula="of:=[.H108]-[.K108]" office:value-type="float" office:value="-856.196900000001" calcext:value-type="float">
            <text:p>-856.1969</text:p>
          </table:table-cell>
          <table:table-cell/>
          <table:table-cell office:value-type="float" office:value="13391.8333" calcext:value-type="float">
            <text:p>13391.8333</text:p>
          </table:table-cell>
          <table:table-cell table:formula="of:=[.K108]-[.N108]" office:value-type="float" office:value="0" calcext:value-type="float">
            <text:p>0</text:p>
          </table:table-cell>
          <table:table-cell/>
          <table:table-cell office:value-type="float" office:value="13391.8333" calcext:value-type="float">
            <text:p>13391.8333</text:p>
          </table:table-cell>
          <table:table-cell table:formula="of:=[.N108]-[.Q108]" office:value-type="float" office:value="0" calcext:value-type="float">
            <text:p>0</text:p>
          </table:table-cell>
          <table:table-cell/>
          <table:table-cell office:value-type="float" office:value="15735" calcext:value-type="float">
            <text:p>15735</text:p>
          </table:table-cell>
          <table:table-cell table:formula="of:=[.Q108]-[.T108]" office:value-type="float" office:value="-2343.1667" calcext:value-type="float">
            <text:p>-2343.1667</text:p>
          </table:table-cell>
          <table:table-cell/>
          <table:table-cell office:value-type="float" office:value="15735" calcext:value-type="float">
            <text:p>15735</text:p>
          </table:table-cell>
          <table:table-cell table:formula="of:=[.T108]-[.W108]" office:value-type="float" office:value="0" calcext:value-type="float">
            <text:p>0</text:p>
          </table:table-cell>
          <table:table-cell/>
          <table:table-cell office:value-type="float" office:value="15735" calcext:value-type="float">
            <text:p>15735</text:p>
          </table:table-cell>
          <table:table-cell table:number-columns-repeated="2"/>
          <table:table-cell office:value-type="float" office:value="15735" calcext:value-type="float">
            <text:p>15735</text:p>
          </table:table-cell>
          <table:table-cell table:formula="of:=[.Z108]-[.AC108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10516H00M00S" calcext:value-type="time">
            <text:p>10516:00:00</text:p>
          </table:table-cell>
          <table:table-cell office:value-type="float" office:value="17548.6645" calcext:value-type="float">
            <text:p>17548.6645</text:p>
          </table:table-cell>
          <table:table-cell table:number-columns-repeated="2"/>
          <table:table-cell office:value-type="float" office:value="18085.4436" calcext:value-type="float">
            <text:p>18085.4436</text:p>
          </table:table-cell>
          <table:table-cell table:formula="of:=[.B109]-[.E109]" office:value-type="float" office:value="-536.7791" calcext:value-type="float">
            <text:p>-536.7791</text:p>
          </table:table-cell>
          <table:table-cell/>
          <table:table-cell office:value-type="float" office:value="19508.1435" calcext:value-type="float">
            <text:p>19508.1435</text:p>
          </table:table-cell>
          <table:table-cell table:formula="of:=[.E109]-[.H109]" office:value-type="float" office:value="-1422.6999" calcext:value-type="float">
            <text:p>-1422.6999</text:p>
          </table:table-cell>
          <table:table-cell/>
          <table:table-cell office:value-type="float" office:value="20451.0954" calcext:value-type="float">
            <text:p>20451.0954</text:p>
          </table:table-cell>
          <table:table-cell table:formula="of:=[.H109]-[.K109]" office:value-type="float" office:value="-942.9519" calcext:value-type="float">
            <text:p>-942.9519</text:p>
          </table:table-cell>
          <table:table-cell/>
          <table:table-cell office:value-type="float" office:value="20451.0954" calcext:value-type="float">
            <text:p>20451.0954</text:p>
          </table:table-cell>
          <table:table-cell table:formula="of:=[.K109]-[.N109]" office:value-type="float" office:value="0" calcext:value-type="float">
            <text:p>0</text:p>
          </table:table-cell>
          <table:table-cell/>
          <table:table-cell office:value-type="float" office:value="20451.0954" calcext:value-type="float">
            <text:p>20451.0954</text:p>
          </table:table-cell>
          <table:table-cell table:formula="of:=[.N109]-[.Q109]" office:value-type="float" office:value="0" calcext:value-type="float">
            <text:p>0</text:p>
          </table:table-cell>
          <table:table-cell/>
          <table:table-cell office:value-type="float" office:value="26119" calcext:value-type="float">
            <text:p>26119</text:p>
          </table:table-cell>
          <table:table-cell table:formula="of:=[.Q109]-[.T109]" office:value-type="float" office:value="-5667.9046" calcext:value-type="float">
            <text:p>-5667.9046</text:p>
          </table:table-cell>
          <table:table-cell/>
          <table:table-cell office:value-type="float" office:value="26119" calcext:value-type="float">
            <text:p>26119</text:p>
          </table:table-cell>
          <table:table-cell table:formula="of:=[.T109]-[.W109]" office:value-type="float" office:value="0" calcext:value-type="float">
            <text:p>0</text:p>
          </table:table-cell>
          <table:table-cell/>
          <table:table-cell office:value-type="float" office:value="26119" calcext:value-type="float">
            <text:p>26119</text:p>
          </table:table-cell>
          <table:table-cell table:number-columns-repeated="2"/>
          <table:table-cell office:value-type="float" office:value="26119" calcext:value-type="float">
            <text:p>26119</text:p>
          </table:table-cell>
          <table:table-cell table:formula="of:=[.Z109]-[.AC109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6908H00M00S" calcext:value-type="time">
            <text:p>6908:00:00</text:p>
          </table:table-cell>
          <table:table-cell office:value-type="float" office:value="7715.5545" calcext:value-type="float">
            <text:p>7715.5545</text:p>
          </table:table-cell>
          <table:table-cell table:number-columns-repeated="2"/>
          <table:table-cell office:value-type="float" office:value="7845.0313" calcext:value-type="float">
            <text:p>7845.0313</text:p>
          </table:table-cell>
          <table:table-cell table:formula="of:=[.B110]-[.E110]" office:value-type="float" office:value="-129.476799999999" calcext:value-type="float">
            <text:p>-129.4768</text:p>
          </table:table-cell>
          <table:table-cell/>
          <table:table-cell office:value-type="float" office:value="8530.5" calcext:value-type="float">
            <text:p>8530.5</text:p>
          </table:table-cell>
          <table:table-cell table:formula="of:=[.E110]-[.H110]" office:value-type="float" office:value="-685.4687" calcext:value-type="float">
            <text:p>-685.4687</text:p>
          </table:table-cell>
          <table:table-cell/>
          <table:table-cell office:value-type="float" office:value="8530.5" calcext:value-type="float">
            <text:p>8530.5</text:p>
          </table:table-cell>
          <table:table-cell table:formula="of:=[.H110]-[.K110]" office:value-type="float" office:value="0" calcext:value-type="float">
            <text:p>0</text:p>
          </table:table-cell>
          <table:table-cell/>
          <table:table-cell office:value-type="float" office:value="8530.5" calcext:value-type="float">
            <text:p>8530.5</text:p>
          </table:table-cell>
          <table:table-cell table:formula="of:=[.K110]-[.N110]" office:value-type="float" office:value="0" calcext:value-type="float">
            <text:p>0</text:p>
          </table:table-cell>
          <table:table-cell/>
          <table:table-cell office:value-type="float" office:value="8530.5" calcext:value-type="float">
            <text:p>8530.5</text:p>
          </table:table-cell>
          <table:table-cell table:formula="of:=[.N110]-[.Q110]" office:value-type="float" office:value="0" calcext:value-type="float">
            <text:p>0</text:p>
          </table:table-cell>
          <table:table-cell/>
          <table:table-cell office:value-type="float" office:value="8661" calcext:value-type="float">
            <text:p>8661</text:p>
          </table:table-cell>
          <table:table-cell table:formula="of:=[.Q110]-[.T110]" office:value-type="float" office:value="-130.5" calcext:value-type="float">
            <text:p>-130.5</text:p>
          </table:table-cell>
          <table:table-cell/>
          <table:table-cell office:value-type="float" office:value="8661" calcext:value-type="float">
            <text:p>8661</text:p>
          </table:table-cell>
          <table:table-cell table:formula="of:=[.T110]-[.W110]" office:value-type="float" office:value="0" calcext:value-type="float">
            <text:p>0</text:p>
          </table:table-cell>
          <table:table-cell/>
          <table:table-cell office:value-type="float" office:value="8661" calcext:value-type="float">
            <text:p>8661</text:p>
          </table:table-cell>
          <table:table-cell table:number-columns-repeated="2"/>
          <table:table-cell office:value-type="float" office:value="8661" calcext:value-type="float">
            <text:p>8661</text:p>
          </table:table-cell>
          <table:table-cell table:formula="of:=[.Z110]-[.AC110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8976H00M00S" calcext:value-type="time">
            <text:p>8976:00:00</text:p>
          </table:table-cell>
          <table:table-cell office:value-type="float" office:value="6164.1667" calcext:value-type="float">
            <text:p>6164.1667</text:p>
          </table:table-cell>
          <table:table-cell table:number-columns-repeated="2"/>
          <table:table-cell office:value-type="float" office:value="7298.0033" calcext:value-type="float">
            <text:p>7298.0033</text:p>
          </table:table-cell>
          <table:table-cell table:formula="of:=[.B111]-[.E111]" office:value-type="float" office:value="-1133.8366" calcext:value-type="float">
            <text:p>-1133.8366</text:p>
          </table:table-cell>
          <table:table-cell/>
          <table:table-cell office:value-type="float" office:value="7371.9167" calcext:value-type="float">
            <text:p>7371.9167</text:p>
          </table:table-cell>
          <table:table-cell table:formula="of:=[.E111]-[.H111]" office:value-type="float" office:value="-73.9133999999995" calcext:value-type="float">
            <text:p>-73.9134</text:p>
          </table:table-cell>
          <table:table-cell/>
          <table:table-cell office:value-type="float" office:value="7622" calcext:value-type="float">
            <text:p>7622</text:p>
          </table:table-cell>
          <table:table-cell table:formula="of:=[.H111]-[.K111]" office:value-type="float" office:value="-250.0833" calcext:value-type="float">
            <text:p>-250.0833</text:p>
          </table:table-cell>
          <table:table-cell/>
          <table:table-cell office:value-type="float" office:value="7622" calcext:value-type="float">
            <text:p>7622</text:p>
          </table:table-cell>
          <table:table-cell table:formula="of:=[.K111]-[.N111]" office:value-type="float" office:value="0" calcext:value-type="float">
            <text:p>0</text:p>
          </table:table-cell>
          <table:table-cell/>
          <table:table-cell office:value-type="float" office:value="7622" calcext:value-type="float">
            <text:p>7622</text:p>
          </table:table-cell>
          <table:table-cell table:formula="of:=[.N111]-[.Q111]" office:value-type="float" office:value="0" calcext:value-type="float">
            <text:p>0</text:p>
          </table:table-cell>
          <table:table-cell/>
          <table:table-cell office:value-type="float" office:value="7622" calcext:value-type="float">
            <text:p>7622</text:p>
          </table:table-cell>
          <table:table-cell table:formula="of:=[.Q111]-[.T111]" office:value-type="float" office:value="0" calcext:value-type="float">
            <text:p>0</text:p>
          </table:table-cell>
          <table:table-cell/>
          <table:table-cell office:value-type="float" office:value="7622" calcext:value-type="float">
            <text:p>7622</text:p>
          </table:table-cell>
          <table:table-cell table:formula="of:=[.T111]-[.W111]" office:value-type="float" office:value="0" calcext:value-type="float">
            <text:p>0</text:p>
          </table:table-cell>
          <table:table-cell/>
          <table:table-cell office:value-type="float" office:value="7622" calcext:value-type="float">
            <text:p>7622</text:p>
          </table:table-cell>
          <table:table-cell table:number-columns-repeated="2"/>
          <table:table-cell office:value-type="float" office:value="7622" calcext:value-type="float">
            <text:p>7622</text:p>
          </table:table-cell>
          <table:table-cell table:formula="of:=[.Z111]-[.AC111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14053H00M00S" calcext:value-type="time">
            <text:p>14053:00:00</text:p>
          </table:table-cell>
          <table:table-cell office:value-type="float" office:value="5294.7" calcext:value-type="float">
            <text:p>5294.7</text:p>
          </table:table-cell>
          <table:table-cell table:number-columns-repeated="2"/>
          <table:table-cell office:value-type="float" office:value="5294.7083" calcext:value-type="float">
            <text:p>5294.7083</text:p>
          </table:table-cell>
          <table:table-cell table:formula="of:=[.B112]-[.E112]" office:value-type="float" office:value="-0.00830000000041764" calcext:value-type="float">
            <text:p>-0.0083</text:p>
          </table:table-cell>
          <table:table-cell/>
          <table:table-cell office:value-type="float" office:value="5484.75" calcext:value-type="float">
            <text:p>5484.75</text:p>
          </table:table-cell>
          <table:table-cell table:formula="of:=[.E112]-[.H112]" office:value-type="float" office:value="-190.0417" calcext:value-type="float">
            <text:p>-190.0417</text:p>
          </table:table-cell>
          <table:table-cell/>
          <table:table-cell office:value-type="float" office:value="5484.75" calcext:value-type="float">
            <text:p>5484.75</text:p>
          </table:table-cell>
          <table:table-cell table:formula="of:=[.H112]-[.K112]" office:value-type="float" office:value="0" calcext:value-type="float">
            <text:p>0</text:p>
          </table:table-cell>
          <table:table-cell/>
          <table:table-cell office:value-type="float" office:value="5484.75" calcext:value-type="float">
            <text:p>5484.75</text:p>
          </table:table-cell>
          <table:table-cell table:formula="of:=[.K112]-[.N112]" office:value-type="float" office:value="0" calcext:value-type="float">
            <text:p>0</text:p>
          </table:table-cell>
          <table:table-cell/>
          <table:table-cell office:value-type="float" office:value="5484.75" calcext:value-type="float">
            <text:p>5484.75</text:p>
          </table:table-cell>
          <table:table-cell table:formula="of:=[.N112]-[.Q112]" office:value-type="float" office:value="0" calcext:value-type="float">
            <text:p>0</text:p>
          </table:table-cell>
          <table:table-cell/>
          <table:table-cell office:value-type="float" office:value="8436" calcext:value-type="float">
            <text:p>8436</text:p>
          </table:table-cell>
          <table:table-cell table:formula="of:=[.Q112]-[.T112]" office:value-type="float" office:value="-2951.25" calcext:value-type="float">
            <text:p>-2951.25</text:p>
          </table:table-cell>
          <table:table-cell/>
          <table:table-cell office:value-type="float" office:value="8436" calcext:value-type="float">
            <text:p>8436</text:p>
          </table:table-cell>
          <table:table-cell table:formula="of:=[.T112]-[.W112]" office:value-type="float" office:value="0" calcext:value-type="float">
            <text:p>0</text:p>
          </table:table-cell>
          <table:table-cell/>
          <table:table-cell office:value-type="float" office:value="8436" calcext:value-type="float">
            <text:p>8436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table:formula="of:=[.Z112]-[.AC112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15453H00M00S" calcext:value-type="time">
            <text:p>15453:00:00</text:p>
          </table:table-cell>
          <table:table-cell office:value-type="float" office:value="10266.5" calcext:value-type="float">
            <text:p>10266.5</text:p>
          </table:table-cell>
          <table:table-cell table:number-columns-repeated="2"/>
          <table:table-cell office:value-type="float" office:value="10329.3333" calcext:value-type="float">
            <text:p>10329.3333</text:p>
          </table:table-cell>
          <table:table-cell table:formula="of:=[.B113]-[.E113]" office:value-type="float" office:value="-62.8333000000002" calcext:value-type="float">
            <text:p>-62.8333</text:p>
          </table:table-cell>
          <table:table-cell/>
          <table:table-cell office:value-type="float" office:value="11043" calcext:value-type="float">
            <text:p>11043</text:p>
          </table:table-cell>
          <table:table-cell table:formula="of:=[.E113]-[.H113]" office:value-type="float" office:value="-713.6667" calcext:value-type="float">
            <text:p>-713.6667</text:p>
          </table:table-cell>
          <table:table-cell/>
          <table:table-cell office:value-type="float" office:value="11043" calcext:value-type="float">
            <text:p>11043</text:p>
          </table:table-cell>
          <table:table-cell table:formula="of:=[.H113]-[.K113]" office:value-type="float" office:value="0" calcext:value-type="float">
            <text:p>0</text:p>
          </table:table-cell>
          <table:table-cell/>
          <table:table-cell office:value-type="float" office:value="11043" calcext:value-type="float">
            <text:p>11043</text:p>
          </table:table-cell>
          <table:table-cell table:formula="of:=[.K113]-[.N113]" office:value-type="float" office:value="0" calcext:value-type="float">
            <text:p>0</text:p>
          </table:table-cell>
          <table:table-cell/>
          <table:table-cell office:value-type="float" office:value="11043" calcext:value-type="float">
            <text:p>11043</text:p>
          </table:table-cell>
          <table:table-cell table:formula="of:=[.N113]-[.Q113]" office:value-type="float" office:value="0" calcext:value-type="float">
            <text:p>0</text:p>
          </table:table-cell>
          <table:table-cell/>
          <table:table-cell office:value-type="float" office:value="11043" calcext:value-type="float">
            <text:p>11043</text:p>
          </table:table-cell>
          <table:table-cell table:formula="of:=[.Q113]-[.T113]" office:value-type="float" office:value="0" calcext:value-type="float">
            <text:p>0</text:p>
          </table:table-cell>
          <table:table-cell/>
          <table:table-cell office:value-type="float" office:value="11043" calcext:value-type="float">
            <text:p>11043</text:p>
          </table:table-cell>
          <table:table-cell table:formula="of:=[.T113]-[.W113]" office:value-type="float" office:value="0" calcext:value-type="float">
            <text:p>0</text:p>
          </table:table-cell>
          <table:table-cell/>
          <table:table-cell office:value-type="float" office:value="11043" calcext:value-type="float">
            <text:p>11043</text:p>
          </table:table-cell>
          <table:table-cell table:number-columns-repeated="2"/>
          <table:table-cell office:value-type="float" office:value="11043" calcext:value-type="float">
            <text:p>11043</text:p>
          </table:table-cell>
          <table:table-cell table:formula="of:=[.Z113]-[.AC113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23416H00M00S" calcext:value-type="time">
            <text:p>23416:00:00</text:p>
          </table:table-cell>
          <table:table-cell office:value-type="float" office:value="9906.2042" calcext:value-type="float">
            <text:p>9906.2042</text:p>
          </table:table-cell>
          <table:table-cell table:number-columns-repeated="2"/>
          <table:table-cell office:value-type="float" office:value="10368.8519" calcext:value-type="float">
            <text:p>10368.8519</text:p>
          </table:table-cell>
          <table:table-cell table:formula="of:=[.B114]-[.E114]" office:value-type="float" office:value="-462.6477" calcext:value-type="float">
            <text:p>-462.6477</text:p>
          </table:table-cell>
          <table:table-cell/>
          <table:table-cell office:value-type="float" office:value="11006.2755" calcext:value-type="float">
            <text:p>11006.2755</text:p>
          </table:table-cell>
          <table:table-cell table:formula="of:=[.E114]-[.H114]" office:value-type="float" office:value="-637.4236" calcext:value-type="float">
            <text:p>-637.4236</text:p>
          </table:table-cell>
          <table:table-cell/>
          <table:table-cell office:value-type="float" office:value="11267.3333" calcext:value-type="float">
            <text:p>11267.3333</text:p>
          </table:table-cell>
          <table:table-cell table:formula="of:=[.H114]-[.K114]" office:value-type="float" office:value="-261.057800000001" calcext:value-type="float">
            <text:p>-261.0578</text:p>
          </table:table-cell>
          <table:table-cell/>
          <table:table-cell office:value-type="float" office:value="11267.3333" calcext:value-type="float">
            <text:p>11267.3333</text:p>
          </table:table-cell>
          <table:table-cell table:formula="of:=[.K114]-[.N114]" office:value-type="float" office:value="0" calcext:value-type="float">
            <text:p>0</text:p>
          </table:table-cell>
          <table:table-cell/>
          <table:table-cell office:value-type="float" office:value="11267.3333" calcext:value-type="float">
            <text:p>11267.3333</text:p>
          </table:table-cell>
          <table:table-cell table:formula="of:=[.N114]-[.Q114]" office:value-type="float" office:value="0" calcext:value-type="float">
            <text:p>0</text:p>
          </table:table-cell>
          <table:table-cell/>
          <table:table-cell office:value-type="float" office:value="14922" calcext:value-type="float">
            <text:p>14922</text:p>
          </table:table-cell>
          <table:table-cell table:formula="of:=[.Q114]-[.T114]" office:value-type="float" office:value="-3654.6667" calcext:value-type="float">
            <text:p>-3654.6667</text:p>
          </table:table-cell>
          <table:table-cell/>
          <table:table-cell office:value-type="float" office:value="14922" calcext:value-type="float">
            <text:p>14922</text:p>
          </table:table-cell>
          <table:table-cell table:formula="of:=[.T114]-[.W114]" office:value-type="float" office:value="0" calcext:value-type="float">
            <text:p>0</text:p>
          </table:table-cell>
          <table:table-cell/>
          <table:table-cell office:value-type="float" office:value="14922" calcext:value-type="float">
            <text:p>14922</text:p>
          </table:table-cell>
          <table:table-cell table:number-columns-repeated="2"/>
          <table:table-cell office:value-type="float" office:value="14922" calcext:value-type="float">
            <text:p>14922</text:p>
          </table:table-cell>
          <table:table-cell table:formula="of:=[.Z114]-[.AC114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6121H00M00S" calcext:value-type="time">
            <text:p>6121:00:00</text:p>
          </table:table-cell>
          <table:table-cell office:value-type="float" office:value="4914.9674" calcext:value-type="float">
            <text:p>4914.9674</text:p>
          </table:table-cell>
          <table:table-cell table:number-columns-repeated="2"/>
          <table:table-cell office:value-type="float" office:value="4959.5" calcext:value-type="float">
            <text:p>4959.5</text:p>
          </table:table-cell>
          <table:table-cell table:formula="of:=[.B115]-[.E115]" office:value-type="float" office:value="-44.5325999999996" calcext:value-type="float">
            <text:p>-44.5326</text:p>
          </table:table-cell>
          <table:table-cell/>
          <table:table-cell office:value-type="float" office:value="5279" calcext:value-type="float">
            <text:p>5279</text:p>
          </table:table-cell>
          <table:table-cell table:formula="of:=[.E115]-[.H115]" office:value-type="float" office:value="-319.5" calcext:value-type="float">
            <text:p>-319.5</text:p>
          </table:table-cell>
          <table:table-cell/>
          <table:table-cell office:value-type="float" office:value="5279" calcext:value-type="float">
            <text:p>5279</text:p>
          </table:table-cell>
          <table:table-cell table:formula="of:=[.H115]-[.K115]" office:value-type="float" office:value="0" calcext:value-type="float">
            <text:p>0</text:p>
          </table:table-cell>
          <table:table-cell/>
          <table:table-cell office:value-type="float" office:value="5279" calcext:value-type="float">
            <text:p>5279</text:p>
          </table:table-cell>
          <table:table-cell table:formula="of:=[.K115]-[.N115]" office:value-type="float" office:value="0" calcext:value-type="float">
            <text:p>0</text:p>
          </table:table-cell>
          <table:table-cell/>
          <table:table-cell office:value-type="float" office:value="5279" calcext:value-type="float">
            <text:p>5279</text:p>
          </table:table-cell>
          <table:table-cell table:formula="of:=[.N115]-[.Q115]" office:value-type="float" office:value="0" calcext:value-type="float">
            <text:p>0</text:p>
          </table:table-cell>
          <table:table-cell/>
          <table:table-cell office:value-type="float" office:value="5637" calcext:value-type="float">
            <text:p>5637</text:p>
          </table:table-cell>
          <table:table-cell table:formula="of:=[.Q115]-[.T115]" office:value-type="float" office:value="-358" calcext:value-type="float">
            <text:p>-358</text:p>
          </table:table-cell>
          <table:table-cell/>
          <table:table-cell office:value-type="float" office:value="5637" calcext:value-type="float">
            <text:p>5637</text:p>
          </table:table-cell>
          <table:table-cell table:formula="of:=[.T115]-[.W115]" office:value-type="float" office:value="0" calcext:value-type="float">
            <text:p>0</text:p>
          </table:table-cell>
          <table:table-cell/>
          <table:table-cell office:value-type="float" office:value="5637" calcext:value-type="float">
            <text:p>5637</text:p>
          </table:table-cell>
          <table:table-cell table:number-columns-repeated="2"/>
          <table:table-cell office:value-type="float" office:value="5637" calcext:value-type="float">
            <text:p>5637</text:p>
          </table:table-cell>
          <table:table-cell table:formula="of:=[.Z115]-[.AC115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23506H00M00S" calcext:value-type="time">
            <text:p>23506:00:00</text:p>
          </table:table-cell>
          <table:table-cell office:value-type="float" office:value="12980.9828" calcext:value-type="float">
            <text:p>12980.9828</text:p>
          </table:table-cell>
          <table:table-cell table:number-columns-repeated="2"/>
          <table:table-cell office:value-type="float" office:value="13837.3292" calcext:value-type="float">
            <text:p>13837.3292</text:p>
          </table:table-cell>
          <table:table-cell table:formula="of:=[.B116]-[.E116]" office:value-type="float" office:value="-856.3464" calcext:value-type="float">
            <text:p>-856.3464</text:p>
          </table:table-cell>
          <table:table-cell/>
          <table:table-cell office:value-type="float" office:value="14690.8652" calcext:value-type="float">
            <text:p>14690.8652</text:p>
          </table:table-cell>
          <table:table-cell table:formula="of:=[.E116]-[.H116]" office:value-type="float" office:value="-853.536" calcext:value-type="float">
            <text:p>-853.536</text:p>
          </table:table-cell>
          <table:table-cell/>
          <table:table-cell office:value-type="float" office:value="15806.1816" calcext:value-type="float">
            <text:p>15806.1816</text:p>
          </table:table-cell>
          <table:table-cell table:formula="of:=[.H116]-[.K116]" office:value-type="float" office:value="-1115.3164" calcext:value-type="float">
            <text:p>-1115.3164</text:p>
          </table:table-cell>
          <table:table-cell/>
          <table:table-cell office:value-type="float" office:value="15806.1816" calcext:value-type="float">
            <text:p>15806.1816</text:p>
          </table:table-cell>
          <table:table-cell table:formula="of:=[.K116]-[.N116]" office:value-type="float" office:value="0" calcext:value-type="float">
            <text:p>0</text:p>
          </table:table-cell>
          <table:table-cell/>
          <table:table-cell office:value-type="float" office:value="15806.1816" calcext:value-type="float">
            <text:p>15806.1816</text:p>
          </table:table-cell>
          <table:table-cell table:formula="of:=[.N116]-[.Q116]" office:value-type="float" office:value="0" calcext:value-type="float">
            <text:p>0</text:p>
          </table:table-cell>
          <table:table-cell/>
          <table:table-cell office:value-type="float" office:value="16746" calcext:value-type="float">
            <text:p>16746</text:p>
          </table:table-cell>
          <table:table-cell table:formula="of:=[.Q116]-[.T116]" office:value-type="float" office:value="-939.8184" calcext:value-type="float">
            <text:p>-939.8184</text:p>
          </table:table-cell>
          <table:table-cell/>
          <table:table-cell office:value-type="float" office:value="16746" calcext:value-type="float">
            <text:p>16746</text:p>
          </table:table-cell>
          <table:table-cell table:formula="of:=[.T116]-[.W116]" office:value-type="float" office:value="0" calcext:value-type="float">
            <text:p>0</text:p>
          </table:table-cell>
          <table:table-cell/>
          <table:table-cell office:value-type="float" office:value="16746" calcext:value-type="float">
            <text:p>16746</text:p>
          </table:table-cell>
          <table:table-cell table:number-columns-repeated="2"/>
          <table:table-cell office:value-type="float" office:value="16746" calcext:value-type="float">
            <text:p>16746</text:p>
          </table:table-cell>
          <table:table-cell table:formula="of:=[.Z116]-[.AC116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593H00M00S" calcext:value-type="time">
            <text:p>593:00:00</text:p>
          </table:table-cell>
          <table:table-cell office:value-type="float" office:value="7692.6583" calcext:value-type="float">
            <text:p>7692.6583</text:p>
          </table:table-cell>
          <table:table-cell table:number-columns-repeated="2"/>
          <table:table-cell office:value-type="float" office:value="8034.1" calcext:value-type="float">
            <text:p>8034.1</text:p>
          </table:table-cell>
          <table:table-cell table:formula="of:=[.B117]-[.E117]" office:value-type="float" office:value="-341.4417" calcext:value-type="float">
            <text:p>-341.4417</text:p>
          </table:table-cell>
          <table:table-cell/>
          <table:table-cell office:value-type="float" office:value="8279.4167" calcext:value-type="float">
            <text:p>8279.4167</text:p>
          </table:table-cell>
          <table:table-cell table:formula="of:=[.E117]-[.H117]" office:value-type="float" office:value="-245.316699999999" calcext:value-type="float">
            <text:p>-245.3167</text:p>
          </table:table-cell>
          <table:table-cell/>
          <table:table-cell office:value-type="float" office:value="8308.75" calcext:value-type="float">
            <text:p>8308.75</text:p>
          </table:table-cell>
          <table:table-cell table:formula="of:=[.H117]-[.K117]" office:value-type="float" office:value="-29.3333000000002" calcext:value-type="float">
            <text:p>-29.3333</text:p>
          </table:table-cell>
          <table:table-cell/>
          <table:table-cell office:value-type="float" office:value="8308.75" calcext:value-type="float">
            <text:p>8308.75</text:p>
          </table:table-cell>
          <table:table-cell table:formula="of:=[.K117]-[.N117]" office:value-type="float" office:value="0" calcext:value-type="float">
            <text:p>0</text:p>
          </table:table-cell>
          <table:table-cell/>
          <table:table-cell office:value-type="float" office:value="8308.75" calcext:value-type="float">
            <text:p>8308.75</text:p>
          </table:table-cell>
          <table:table-cell table:formula="of:=[.N117]-[.Q117]" office:value-type="float" office:value="0" calcext:value-type="float">
            <text:p>0</text:p>
          </table:table-cell>
          <table:table-cell/>
          <table:table-cell office:value-type="float" office:value="9317" calcext:value-type="float">
            <text:p>9317</text:p>
          </table:table-cell>
          <table:table-cell table:formula="of:=[.Q117]-[.T117]" office:value-type="float" office:value="-1008.25" calcext:value-type="float">
            <text:p>-1008.25</text:p>
          </table:table-cell>
          <table:table-cell/>
          <table:table-cell office:value-type="float" office:value="9317" calcext:value-type="float">
            <text:p>9317</text:p>
          </table:table-cell>
          <table:table-cell table:formula="of:=[.T117]-[.W117]" office:value-type="float" office:value="0" calcext:value-type="float">
            <text:p>0</text:p>
          </table:table-cell>
          <table:table-cell/>
          <table:table-cell office:value-type="float" office:value="9317" calcext:value-type="float">
            <text:p>9317</text:p>
          </table:table-cell>
          <table:table-cell table:number-columns-repeated="2"/>
          <table:table-cell office:value-type="float" office:value="9317" calcext:value-type="float">
            <text:p>9317</text:p>
          </table:table-cell>
          <table:table-cell table:formula="of:=[.Z117]-[.AC117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21366H00M00S" calcext:value-type="time">
            <text:p>21366:00:00</text:p>
          </table:table-cell>
          <table:table-cell office:value-type="float" office:value="10994.7667" calcext:value-type="float">
            <text:p>10994.7667</text:p>
          </table:table-cell>
          <table:table-cell table:number-columns-repeated="2"/>
          <table:table-cell office:value-type="float" office:value="11151.2279" calcext:value-type="float">
            <text:p>11151.2279</text:p>
          </table:table-cell>
          <table:table-cell table:formula="of:=[.B118]-[.E118]" office:value-type="float" office:value="-156.4612" calcext:value-type="float">
            <text:p>-156.4612</text:p>
          </table:table-cell>
          <table:table-cell/>
          <table:table-cell office:value-type="float" office:value="11827.8529" calcext:value-type="float">
            <text:p>11827.8529</text:p>
          </table:table-cell>
          <table:table-cell table:formula="of:=[.E118]-[.H118]" office:value-type="float" office:value="-676.625" calcext:value-type="float">
            <text:p>-676.625</text:p>
          </table:table-cell>
          <table:table-cell/>
          <table:table-cell office:value-type="float" office:value="12053.0714" calcext:value-type="float">
            <text:p>12053.0714</text:p>
          </table:table-cell>
          <table:table-cell table:formula="of:=[.H118]-[.K118]" office:value-type="float" office:value="-225.218500000001" calcext:value-type="float">
            <text:p>-225.2185</text:p>
          </table:table-cell>
          <table:table-cell/>
          <table:table-cell office:value-type="float" office:value="12053.0714" calcext:value-type="float">
            <text:p>12053.0714</text:p>
          </table:table-cell>
          <table:table-cell table:formula="of:=[.K118]-[.N118]" office:value-type="float" office:value="0" calcext:value-type="float">
            <text:p>0</text:p>
          </table:table-cell>
          <table:table-cell/>
          <table:table-cell office:value-type="float" office:value="12053.0714" calcext:value-type="float">
            <text:p>12053.0714</text:p>
          </table:table-cell>
          <table:table-cell table:formula="of:=[.N118]-[.Q118]" office:value-type="float" office:value="0" calcext:value-type="float">
            <text:p>0</text:p>
          </table:table-cell>
          <table:table-cell/>
          <table:table-cell office:value-type="float" office:value="17701" calcext:value-type="float">
            <text:p>17701</text:p>
          </table:table-cell>
          <table:table-cell table:formula="of:=[.Q118]-[.T118]" office:value-type="float" office:value="-5647.9286" calcext:value-type="float">
            <text:p>-5647.9286</text:p>
          </table:table-cell>
          <table:table-cell/>
          <table:table-cell office:value-type="float" office:value="17701" calcext:value-type="float">
            <text:p>17701</text:p>
          </table:table-cell>
          <table:table-cell table:formula="of:=[.T118]-[.W118]" office:value-type="float" office:value="0" calcext:value-type="float">
            <text:p>0</text:p>
          </table:table-cell>
          <table:table-cell/>
          <table:table-cell office:value-type="float" office:value="17701" calcext:value-type="float">
            <text:p>17701</text:p>
          </table:table-cell>
          <table:table-cell table:number-columns-repeated="2"/>
          <table:table-cell office:value-type="float" office:value="17701" calcext:value-type="float">
            <text:p>17701</text:p>
          </table:table-cell>
          <table:table-cell table:formula="of:=[.Z118]-[.AC118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31297H00M00S" calcext:value-type="time">
            <text:p>31297:00:00</text:p>
          </table:table-cell>
          <table:table-cell office:value-type="float" office:value="7286.8629" calcext:value-type="float">
            <text:p>7286.8629</text:p>
          </table:table-cell>
          <table:table-cell table:number-columns-repeated="2"/>
          <table:table-cell office:value-type="float" office:value="7547.0094" calcext:value-type="float">
            <text:p>7547.0094</text:p>
          </table:table-cell>
          <table:table-cell table:formula="of:=[.B119]-[.E119]" office:value-type="float" office:value="-260.1465" calcext:value-type="float">
            <text:p>-260.1465</text:p>
          </table:table-cell>
          <table:table-cell/>
          <table:table-cell office:value-type="float" office:value="8255.459" calcext:value-type="float">
            <text:p>8255.459</text:p>
          </table:table-cell>
          <table:table-cell table:formula="of:=[.E119]-[.H119]" office:value-type="float" office:value="-708.449600000001" calcext:value-type="float">
            <text:p>-708.4496</text:p>
          </table:table-cell>
          <table:table-cell/>
          <table:table-cell office:value-type="float" office:value="8351.78" calcext:value-type="float">
            <text:p>8351.78</text:p>
          </table:table-cell>
          <table:table-cell table:formula="of:=[.H119]-[.K119]" office:value-type="float" office:value="-96.3209999999999" calcext:value-type="float">
            <text:p>-96.321</text:p>
          </table:table-cell>
          <table:table-cell/>
          <table:table-cell office:value-type="float" office:value="8351.78" calcext:value-type="float">
            <text:p>8351.78</text:p>
          </table:table-cell>
          <table:table-cell table:formula="of:=[.K119]-[.N119]" office:value-type="float" office:value="0" calcext:value-type="float">
            <text:p>0</text:p>
          </table:table-cell>
          <table:table-cell/>
          <table:table-cell office:value-type="float" office:value="8351.78" calcext:value-type="float">
            <text:p>8351.78</text:p>
          </table:table-cell>
          <table:table-cell table:formula="of:=[.N119]-[.Q119]" office:value-type="float" office:value="0" calcext:value-type="float">
            <text:p>0</text:p>
          </table:table-cell>
          <table:table-cell/>
          <table:table-cell office:value-type="float" office:value="8921" calcext:value-type="float">
            <text:p>8921</text:p>
          </table:table-cell>
          <table:table-cell table:formula="of:=[.Q119]-[.T119]" office:value-type="float" office:value="-569.219999999999" calcext:value-type="float">
            <text:p>-569.22</text:p>
          </table:table-cell>
          <table:table-cell/>
          <table:table-cell office:value-type="float" office:value="8921" calcext:value-type="float">
            <text:p>8921</text:p>
          </table:table-cell>
          <table:table-cell table:formula="of:=[.T119]-[.W119]" office:value-type="float" office:value="0" calcext:value-type="float">
            <text:p>0</text:p>
          </table:table-cell>
          <table:table-cell/>
          <table:table-cell office:value-type="float" office:value="8921" calcext:value-type="float">
            <text:p>8921</text:p>
          </table:table-cell>
          <table:table-cell table:number-columns-repeated="2"/>
          <table:table-cell office:value-type="float" office:value="8921" calcext:value-type="float">
            <text:p>8921</text:p>
          </table:table-cell>
          <table:table-cell table:formula="of:=[.Z119]-[.AC119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57374H00M00S" calcext:value-type="time">
            <text:p>57374:00:00</text:p>
          </table:table-cell>
          <table:table-cell office:value-type="float" office:value="9823.0523" calcext:value-type="float">
            <text:p>9823.0523</text:p>
          </table:table-cell>
          <table:table-cell table:number-columns-repeated="2"/>
          <table:table-cell office:value-type="float" office:value="11079.4197" calcext:value-type="float">
            <text:p>11079.4197</text:p>
          </table:table-cell>
          <table:table-cell table:formula="of:=[.B120]-[.E120]" office:value-type="float" office:value="-1256.3674" calcext:value-type="float">
            <text:p>-1256.3674</text:p>
          </table:table-cell>
          <table:table-cell/>
          <table:table-cell office:value-type="float" office:value="11163.8927" calcext:value-type="float">
            <text:p>11163.8927</text:p>
          </table:table-cell>
          <table:table-cell table:formula="of:=[.E120]-[.H120]" office:value-type="float" office:value="-84.473" calcext:value-type="float">
            <text:p>-84.473</text:p>
          </table:table-cell>
          <table:table-cell/>
          <table:table-cell office:value-type="float" office:value="12461.355" calcext:value-type="float">
            <text:p>12461.355</text:p>
          </table:table-cell>
          <table:table-cell table:formula="of:=[.H120]-[.K120]" office:value-type="float" office:value="-1297.4623" calcext:value-type="float">
            <text:p>-1297.4623</text:p>
          </table:table-cell>
          <table:table-cell/>
          <table:table-cell office:value-type="float" office:value="12461.355" calcext:value-type="float">
            <text:p>12461.355</text:p>
          </table:table-cell>
          <table:table-cell table:formula="of:=[.K120]-[.N120]" office:value-type="float" office:value="0" calcext:value-type="float">
            <text:p>0</text:p>
          </table:table-cell>
          <table:table-cell/>
          <table:table-cell office:value-type="float" office:value="12461.355" calcext:value-type="float">
            <text:p>12461.355</text:p>
          </table:table-cell>
          <table:table-cell table:formula="of:=[.N120]-[.Q120]" office:value-type="float" office:value="0" calcext:value-type="float">
            <text:p>0</text:p>
          </table:table-cell>
          <table:table-cell/>
          <table:table-cell office:value-type="float" office:value="14067" calcext:value-type="float">
            <text:p>14067</text:p>
          </table:table-cell>
          <table:table-cell table:formula="of:=[.Q120]-[.T120]" office:value-type="float" office:value="-1605.645" calcext:value-type="float">
            <text:p>-1605.645</text:p>
          </table:table-cell>
          <table:table-cell/>
          <table:table-cell office:value-type="float" office:value="14067" calcext:value-type="float">
            <text:p>14067</text:p>
          </table:table-cell>
          <table:table-cell table:formula="of:=[.T120]-[.W120]" office:value-type="float" office:value="0" calcext:value-type="float">
            <text:p>0</text:p>
          </table:table-cell>
          <table:table-cell/>
          <table:table-cell office:value-type="float" office:value="14067" calcext:value-type="float">
            <text:p>14067</text:p>
          </table:table-cell>
          <table:table-cell table:number-columns-repeated="2"/>
          <table:table-cell office:value-type="float" office:value="14067" calcext:value-type="float">
            <text:p>14067</text:p>
          </table:table-cell>
          <table:table-cell table:formula="of:=[.Z120]-[.AC120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19234H00M00S" calcext:value-type="time">
            <text:p>19234:00:00</text:p>
          </table:table-cell>
          <table:table-cell office:value-type="float" office:value="7918.0988" calcext:value-type="float">
            <text:p>7918.0988</text:p>
          </table:table-cell>
          <table:table-cell table:number-columns-repeated="2"/>
          <table:table-cell office:value-type="float" office:value="9242.1667" calcext:value-type="float">
            <text:p>9242.1667</text:p>
          </table:table-cell>
          <table:table-cell table:formula="of:=[.B121]-[.E121]" office:value-type="float" office:value="-1324.0679" calcext:value-type="float">
            <text:p>-1324.0679</text:p>
          </table:table-cell>
          <table:table-cell/>
          <table:table-cell office:value-type="float" office:value="8825.8427" calcext:value-type="float">
            <text:p>8825.8427</text:p>
          </table:table-cell>
          <table:table-cell table:formula="of:=[.E121]-[.H121]" office:value-type="float" office:value="416.324000000001" calcext:value-type="float">
            <text:p>416.324</text:p>
          </table:table-cell>
          <table:table-cell/>
          <table:table-cell office:value-type="float" office:value="9997.5" calcext:value-type="float">
            <text:p>9997.5</text:p>
          </table:table-cell>
          <table:table-cell table:formula="of:=[.H121]-[.K121]" office:value-type="float" office:value="-1171.6573" calcext:value-type="float">
            <text:p>-1171.6573</text:p>
          </table:table-cell>
          <table:table-cell/>
          <table:table-cell office:value-type="float" office:value="9997.5" calcext:value-type="float">
            <text:p>9997.5</text:p>
          </table:table-cell>
          <table:table-cell table:formula="of:=[.K121]-[.N121]" office:value-type="float" office:value="0" calcext:value-type="float">
            <text:p>0</text:p>
          </table:table-cell>
          <table:table-cell/>
          <table:table-cell office:value-type="float" office:value="9997.5" calcext:value-type="float">
            <text:p>9997.5</text:p>
          </table:table-cell>
          <table:table-cell table:formula="of:=[.N121]-[.Q121]" office:value-type="float" office:value="0" calcext:value-type="float">
            <text:p>0</text:p>
          </table:table-cell>
          <table:table-cell/>
          <table:table-cell office:value-type="float" office:value="10618" calcext:value-type="float">
            <text:p>10618</text:p>
          </table:table-cell>
          <table:table-cell table:formula="of:=[.Q121]-[.T121]" office:value-type="float" office:value="-620.5" calcext:value-type="float">
            <text:p>-620.5</text:p>
          </table:table-cell>
          <table:table-cell/>
          <table:table-cell office:value-type="float" office:value="10618" calcext:value-type="float">
            <text:p>10618</text:p>
          </table:table-cell>
          <table:table-cell table:formula="of:=[.T121]-[.W121]" office:value-type="float" office:value="0" calcext:value-type="float">
            <text:p>0</text:p>
          </table:table-cell>
          <table:table-cell/>
          <table:table-cell office:value-type="float" office:value="10618" calcext:value-type="float">
            <text:p>10618</text:p>
          </table:table-cell>
          <table:table-cell table:number-columns-repeated="2"/>
          <table:table-cell office:value-type="float" office:value="10618" calcext:value-type="float">
            <text:p>10618</text:p>
          </table:table-cell>
          <table:table-cell table:formula="of:=[.Z121]-[.AC121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23218H00M00S" calcext:value-type="time">
            <text:p>23218:00:00</text:p>
          </table:table-cell>
          <table:table-cell office:value-type="float" office:value="7985" calcext:value-type="float">
            <text:p>7985</text:p>
          </table:table-cell>
          <table:table-cell table:number-columns-repeated="2"/>
          <table:table-cell office:value-type="float" office:value="7985" calcext:value-type="float">
            <text:p>7985</text:p>
          </table:table-cell>
          <table:table-cell table:formula="of:=[.B122]-[.E122]" office:value-type="float" office:value="0" calcext:value-type="float">
            <text:p>0</text:p>
          </table:table-cell>
          <table:table-cell/>
          <table:table-cell office:value-type="float" office:value="8428.75" calcext:value-type="float">
            <text:p>8428.75</text:p>
          </table:table-cell>
          <table:table-cell table:formula="of:=[.E122]-[.H122]" office:value-type="float" office:value="-443.75" calcext:value-type="float">
            <text:p>-443.75</text:p>
          </table:table-cell>
          <table:table-cell/>
          <table:table-cell office:value-type="float" office:value="8428.75" calcext:value-type="float">
            <text:p>8428.75</text:p>
          </table:table-cell>
          <table:table-cell table:formula="of:=[.H122]-[.K122]" office:value-type="float" office:value="0" calcext:value-type="float">
            <text:p>0</text:p>
          </table:table-cell>
          <table:table-cell/>
          <table:table-cell office:value-type="float" office:value="8428.75" calcext:value-type="float">
            <text:p>8428.75</text:p>
          </table:table-cell>
          <table:table-cell table:formula="of:=[.K122]-[.N122]" office:value-type="float" office:value="0" calcext:value-type="float">
            <text:p>0</text:p>
          </table:table-cell>
          <table:table-cell/>
          <table:table-cell office:value-type="float" office:value="8428.75" calcext:value-type="float">
            <text:p>8428.75</text:p>
          </table:table-cell>
          <table:table-cell table:formula="of:=[.N122]-[.Q122]" office:value-type="float" office:value="0" calcext:value-type="float">
            <text:p>0</text:p>
          </table:table-cell>
          <table:table-cell/>
          <table:table-cell office:value-type="float" office:value="11552" calcext:value-type="float">
            <text:p>11552</text:p>
          </table:table-cell>
          <table:table-cell table:formula="of:=[.Q122]-[.T122]" office:value-type="float" office:value="-3123.25" calcext:value-type="float">
            <text:p>-3123.25</text:p>
          </table:table-cell>
          <table:table-cell/>
          <table:table-cell office:value-type="float" office:value="11552" calcext:value-type="float">
            <text:p>11552</text:p>
          </table:table-cell>
          <table:table-cell table:formula="of:=[.T122]-[.W122]" office:value-type="float" office:value="0" calcext:value-type="float">
            <text:p>0</text:p>
          </table:table-cell>
          <table:table-cell/>
          <table:table-cell office:value-type="float" office:value="11552" calcext:value-type="float">
            <text:p>11552</text:p>
          </table:table-cell>
          <table:table-cell table:number-columns-repeated="2"/>
          <table:table-cell office:value-type="float" office:value="11552" calcext:value-type="float">
            <text:p>11552</text:p>
          </table:table-cell>
          <table:table-cell table:formula="of:=[.Z122]-[.AC122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30557H00M00S" calcext:value-type="time">
            <text:p>30557:00:00</text:p>
          </table:table-cell>
          <table:table-cell office:value-type="float" office:value="14957.4236" calcext:value-type="float">
            <text:p>14957.4236</text:p>
          </table:table-cell>
          <table:table-cell table:number-columns-repeated="2"/>
          <table:table-cell office:value-type="float" office:value="16510.7292" calcext:value-type="float">
            <text:p>16510.7292</text:p>
          </table:table-cell>
          <table:table-cell table:formula="of:=[.B123]-[.E123]" office:value-type="float" office:value="-1553.3056" calcext:value-type="float">
            <text:p>-1553.3056</text:p>
          </table:table-cell>
          <table:table-cell/>
          <table:table-cell office:value-type="float" office:value="15932.1315" calcext:value-type="float">
            <text:p>15932.1315</text:p>
          </table:table-cell>
          <table:table-cell table:formula="of:=[.E123]-[.H123]" office:value-type="float" office:value="578.597700000002" calcext:value-type="float">
            <text:p>578.5977</text:p>
          </table:table-cell>
          <table:table-cell/>
          <table:table-cell office:value-type="float" office:value="17260.8194" calcext:value-type="float">
            <text:p>17260.8194</text:p>
          </table:table-cell>
          <table:table-cell table:formula="of:=[.H123]-[.K123]" office:value-type="float" office:value="-1328.6879" calcext:value-type="float">
            <text:p>-1328.6879</text:p>
          </table:table-cell>
          <table:table-cell/>
          <table:table-cell office:value-type="float" office:value="17260.8194" calcext:value-type="float">
            <text:p>17260.8194</text:p>
          </table:table-cell>
          <table:table-cell table:formula="of:=[.K123]-[.N123]" office:value-type="float" office:value="0" calcext:value-type="float">
            <text:p>0</text:p>
          </table:table-cell>
          <table:table-cell/>
          <table:table-cell office:value-type="float" office:value="17260.8194" calcext:value-type="float">
            <text:p>17260.8194</text:p>
          </table:table-cell>
          <table:table-cell table:formula="of:=[.N123]-[.Q123]" office:value-type="float" office:value="0" calcext:value-type="float">
            <text:p>0</text:p>
          </table:table-cell>
          <table:table-cell/>
          <table:table-cell office:value-type="float" office:value="22799" calcext:value-type="float">
            <text:p>22799</text:p>
          </table:table-cell>
          <table:table-cell table:formula="of:=[.Q123]-[.T123]" office:value-type="float" office:value="-5538.1806" calcext:value-type="float">
            <text:p>-5538.1806</text:p>
          </table:table-cell>
          <table:table-cell/>
          <table:table-cell office:value-type="float" office:value="22799" calcext:value-type="float">
            <text:p>22799</text:p>
          </table:table-cell>
          <table:table-cell table:formula="of:=[.T123]-[.W123]" office:value-type="float" office:value="0" calcext:value-type="float">
            <text:p>0</text:p>
          </table:table-cell>
          <table:table-cell/>
          <table:table-cell office:value-type="float" office:value="22799" calcext:value-type="float">
            <text:p>22799</text:p>
          </table:table-cell>
          <table:table-cell table:number-columns-repeated="2"/>
          <table:table-cell office:value-type="float" office:value="22799" calcext:value-type="float">
            <text:p>22799</text:p>
          </table:table-cell>
          <table:table-cell table:formula="of:=[.Z123]-[.AC123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7086H00M00S" calcext:value-type="time">
            <text:p>7086:00:00</text:p>
          </table:table-cell>
          <table:table-cell office:value-type="float" office:value="5836.3181" calcext:value-type="float">
            <text:p>5836.3181</text:p>
          </table:table-cell>
          <table:table-cell table:number-columns-repeated="2"/>
          <table:table-cell office:value-type="float" office:value="7183.4524" calcext:value-type="float">
            <text:p>7183.4524</text:p>
          </table:table-cell>
          <table:table-cell table:formula="of:=[.B124]-[.E124]" office:value-type="float" office:value="-1347.1343" calcext:value-type="float">
            <text:p>-1347.1343</text:p>
          </table:table-cell>
          <table:table-cell/>
          <table:table-cell office:value-type="float" office:value="6676.6465" calcext:value-type="float">
            <text:p>6676.6465</text:p>
          </table:table-cell>
          <table:table-cell table:formula="of:=[.E124]-[.H124]" office:value-type="float" office:value="506.8059" calcext:value-type="float">
            <text:p>506.8059</text:p>
          </table:table-cell>
          <table:table-cell/>
          <table:table-cell office:value-type="float" office:value="7935.3905" calcext:value-type="float">
            <text:p>7935.3905</text:p>
          </table:table-cell>
          <table:table-cell table:formula="of:=[.H124]-[.K124]" office:value-type="float" office:value="-1258.744" calcext:value-type="float">
            <text:p>-1258.744</text:p>
          </table:table-cell>
          <table:table-cell/>
          <table:table-cell office:value-type="float" office:value="7935.3905" calcext:value-type="float">
            <text:p>7935.3905</text:p>
          </table:table-cell>
          <table:table-cell table:formula="of:=[.K124]-[.N124]" office:value-type="float" office:value="0" calcext:value-type="float">
            <text:p>0</text:p>
          </table:table-cell>
          <table:table-cell/>
          <table:table-cell office:value-type="float" office:value="7935.3905" calcext:value-type="float">
            <text:p>7935.3905</text:p>
          </table:table-cell>
          <table:table-cell table:formula="of:=[.N124]-[.Q124]" office:value-type="float" office:value="0" calcext:value-type="float">
            <text:p>0</text:p>
          </table:table-cell>
          <table:table-cell/>
          <table:table-cell office:value-type="float" office:value="8480" calcext:value-type="float">
            <text:p>8480</text:p>
          </table:table-cell>
          <table:table-cell table:formula="of:=[.Q124]-[.T124]" office:value-type="float" office:value="-544.6095" calcext:value-type="float">
            <text:p>-544.6095</text:p>
          </table:table-cell>
          <table:table-cell/>
          <table:table-cell office:value-type="float" office:value="8480" calcext:value-type="float">
            <text:p>8480</text:p>
          </table:table-cell>
          <table:table-cell table:formula="of:=[.T124]-[.W124]" office:value-type="float" office:value="0" calcext:value-type="float">
            <text:p>0</text:p>
          </table:table-cell>
          <table:table-cell/>
          <table:table-cell office:value-type="float" office:value="8480" calcext:value-type="float">
            <text:p>8480</text:p>
          </table:table-cell>
          <table:table-cell table:number-columns-repeated="2"/>
          <table:table-cell office:value-type="float" office:value="8480" calcext:value-type="float">
            <text:p>8480</text:p>
          </table:table-cell>
          <table:table-cell table:formula="of:=[.Z124]-[.AC124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8916H00M00S" calcext:value-type="time">
            <text:p>8916:00:00</text:p>
          </table:table-cell>
          <table:table-cell office:value-type="float" office:value="18565.0605" calcext:value-type="float">
            <text:p>18565.0605</text:p>
          </table:table-cell>
          <table:table-cell table:number-columns-repeated="2"/>
          <table:table-cell office:value-type="float" office:value="18815.93" calcext:value-type="float">
            <text:p>18815.93</text:p>
          </table:table-cell>
          <table:table-cell table:formula="of:=[.B125]-[.E125]" office:value-type="float" office:value="-250.869500000001" calcext:value-type="float">
            <text:p>-250.8695</text:p>
          </table:table-cell>
          <table:table-cell/>
          <table:table-cell office:value-type="float" office:value="20520.036" calcext:value-type="float">
            <text:p>20520.036</text:p>
          </table:table-cell>
          <table:table-cell table:formula="of:=[.E125]-[.H125]" office:value-type="float" office:value="-1704.106" calcext:value-type="float">
            <text:p>-1704.106</text:p>
          </table:table-cell>
          <table:table-cell/>
          <table:table-cell office:value-type="float" office:value="20899.7514" calcext:value-type="float">
            <text:p>20899.7514</text:p>
          </table:table-cell>
          <table:table-cell table:formula="of:=[.H125]-[.K125]" office:value-type="float" office:value="-379.715400000001" calcext:value-type="float">
            <text:p>-379.7154</text:p>
          </table:table-cell>
          <table:table-cell/>
          <table:table-cell office:value-type="float" office:value="20899.7514" calcext:value-type="float">
            <text:p>20899.7514</text:p>
          </table:table-cell>
          <table:table-cell table:formula="of:=[.K125]-[.N125]" office:value-type="float" office:value="0" calcext:value-type="float">
            <text:p>0</text:p>
          </table:table-cell>
          <table:table-cell/>
          <table:table-cell office:value-type="float" office:value="20899.7514" calcext:value-type="float">
            <text:p>20899.7514</text:p>
          </table:table-cell>
          <table:table-cell table:formula="of:=[.N125]-[.Q125]" office:value-type="float" office:value="0" calcext:value-type="float">
            <text:p>0</text:p>
          </table:table-cell>
          <table:table-cell/>
          <table:table-cell office:value-type="float" office:value="24764" calcext:value-type="float">
            <text:p>24764</text:p>
          </table:table-cell>
          <table:table-cell table:formula="of:=[.Q125]-[.T125]" office:value-type="float" office:value="-3864.2486" calcext:value-type="float">
            <text:p>-3864.2486</text:p>
          </table:table-cell>
          <table:table-cell/>
          <table:table-cell office:value-type="float" office:value="24764" calcext:value-type="float">
            <text:p>24764</text:p>
          </table:table-cell>
          <table:table-cell table:formula="of:=[.T125]-[.W125]" office:value-type="float" office:value="0" calcext:value-type="float">
            <text:p>0</text:p>
          </table:table-cell>
          <table:table-cell/>
          <table:table-cell office:value-type="float" office:value="24764" calcext:value-type="float">
            <text:p>24764</text:p>
          </table:table-cell>
          <table:table-cell table:number-columns-repeated="2"/>
          <table:table-cell office:value-type="float" office:value="24764" calcext:value-type="float">
            <text:p>24764</text:p>
          </table:table-cell>
          <table:table-cell table:formula="of:=[.Z125]-[.AC125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13521H00M00S" calcext:value-type="time">
            <text:p>13521:00:00</text:p>
          </table:table-cell>
          <table:table-cell office:value-type="float" office:value="17871.4041" calcext:value-type="float">
            <text:p>17871.4041</text:p>
          </table:table-cell>
          <table:table-cell table:number-columns-repeated="2"/>
          <table:table-cell office:value-type="float" office:value="19057.2428" calcext:value-type="float">
            <text:p>19057.2428</text:p>
          </table:table-cell>
          <table:table-cell table:formula="of:=[.B126]-[.E126]" office:value-type="float" office:value="-1185.8387" calcext:value-type="float">
            <text:p>-1185.8387</text:p>
          </table:table-cell>
          <table:table-cell/>
          <table:table-cell office:value-type="float" office:value="20171.1195" calcext:value-type="float">
            <text:p>20171.1195</text:p>
          </table:table-cell>
          <table:table-cell table:formula="of:=[.E126]-[.H126]" office:value-type="float" office:value="-1113.8767" calcext:value-type="float">
            <text:p>-1113.8767</text:p>
          </table:table-cell>
          <table:table-cell/>
          <table:table-cell office:value-type="float" office:value="21275.2045" calcext:value-type="float">
            <text:p>21275.2045</text:p>
          </table:table-cell>
          <table:table-cell table:formula="of:=[.H126]-[.K126]" office:value-type="float" office:value="-1104.085" calcext:value-type="float">
            <text:p>-1104.085</text:p>
          </table:table-cell>
          <table:table-cell/>
          <table:table-cell office:value-type="float" office:value="21275.2045" calcext:value-type="float">
            <text:p>21275.2045</text:p>
          </table:table-cell>
          <table:table-cell table:formula="of:=[.K126]-[.N126]" office:value-type="float" office:value="0" calcext:value-type="float">
            <text:p>0</text:p>
          </table:table-cell>
          <table:table-cell/>
          <table:table-cell office:value-type="float" office:value="21275.2045" calcext:value-type="float">
            <text:p>21275.2045</text:p>
          </table:table-cell>
          <table:table-cell table:formula="of:=[.N126]-[.Q126]" office:value-type="float" office:value="0" calcext:value-type="float">
            <text:p>0</text:p>
          </table:table-cell>
          <table:table-cell/>
          <table:table-cell office:value-type="float" office:value="24705" calcext:value-type="float">
            <text:p>24705</text:p>
          </table:table-cell>
          <table:table-cell table:formula="of:=[.Q126]-[.T126]" office:value-type="float" office:value="-3429.7955" calcext:value-type="float">
            <text:p>-3429.7955</text:p>
          </table:table-cell>
          <table:table-cell/>
          <table:table-cell office:value-type="float" office:value="24705" calcext:value-type="float">
            <text:p>24705</text:p>
          </table:table-cell>
          <table:table-cell table:formula="of:=[.T126]-[.W126]" office:value-type="float" office:value="0" calcext:value-type="float">
            <text:p>0</text:p>
          </table:table-cell>
          <table:table-cell/>
          <table:table-cell office:value-type="float" office:value="24705" calcext:value-type="float">
            <text:p>24705</text:p>
          </table:table-cell>
          <table:table-cell table:number-columns-repeated="2"/>
          <table:table-cell office:value-type="float" office:value="24705" calcext:value-type="float">
            <text:p>24705</text:p>
          </table:table-cell>
          <table:table-cell table:formula="of:=[.Z126]-[.AC126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1611H00M00S" calcext:value-type="time">
            <text:p>1611:00:00</text:p>
          </table:table-cell>
          <table:table-cell office:value-type="float" office:value="6432" calcext:value-type="float">
            <text:p>6432</text:p>
          </table:table-cell>
          <table:table-cell table:number-columns-repeated="2"/>
          <table:table-cell office:value-type="float" office:value="6432" calcext:value-type="float">
            <text:p>6432</text:p>
          </table:table-cell>
          <table:table-cell table:formula="of:=[.B127]-[.E127]" office:value-type="float" office:value="0" calcext:value-type="float">
            <text:p>0</text:p>
          </table:table-cell>
          <table:table-cell/>
          <table:table-cell office:value-type="float" office:value="6432" calcext:value-type="float">
            <text:p>6432</text:p>
          </table:table-cell>
          <table:table-cell table:formula="of:=[.E127]-[.H127]" office:value-type="float" office:value="0" calcext:value-type="float">
            <text:p>0</text:p>
          </table:table-cell>
          <table:table-cell/>
          <table:table-cell office:value-type="float" office:value="6432" calcext:value-type="float">
            <text:p>6432</text:p>
          </table:table-cell>
          <table:table-cell table:formula="of:=[.H127]-[.K127]" office:value-type="float" office:value="0" calcext:value-type="float">
            <text:p>0</text:p>
          </table:table-cell>
          <table:table-cell/>
          <table:table-cell office:value-type="float" office:value="6432" calcext:value-type="float">
            <text:p>6432</text:p>
          </table:table-cell>
          <table:table-cell table:formula="of:=[.K127]-[.N127]" office:value-type="float" office:value="0" calcext:value-type="float">
            <text:p>0</text:p>
          </table:table-cell>
          <table:table-cell/>
          <table:table-cell office:value-type="float" office:value="6432" calcext:value-type="float">
            <text:p>6432</text:p>
          </table:table-cell>
          <table:table-cell table:formula="of:=[.N127]-[.Q127]" office:value-type="float" office:value="0" calcext:value-type="float">
            <text:p>0</text:p>
          </table:table-cell>
          <table:table-cell/>
          <table:table-cell office:value-type="float" office:value="6432" calcext:value-type="float">
            <text:p>6432</text:p>
          </table:table-cell>
          <table:table-cell table:formula="of:=[.Q127]-[.T127]" office:value-type="float" office:value="0" calcext:value-type="float">
            <text:p>0</text:p>
          </table:table-cell>
          <table:table-cell/>
          <table:table-cell office:value-type="float" office:value="6432" calcext:value-type="float">
            <text:p>6432</text:p>
          </table:table-cell>
          <table:table-cell table:formula="of:=[.T127]-[.W127]" office:value-type="float" office:value="0" calcext:value-type="float">
            <text:p>0</text:p>
          </table:table-cell>
          <table:table-cell/>
          <table:table-cell office:value-type="float" office:value="6432" calcext:value-type="float">
            <text:p>6432</text:p>
          </table:table-cell>
          <table:table-cell table:number-columns-repeated="2"/>
          <table:table-cell office:value-type="float" office:value="6432" calcext:value-type="float">
            <text:p>6432</text:p>
          </table:table-cell>
          <table:table-cell table:formula="of:=[.Z127]-[.AC127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35075H00M00S" calcext:value-type="time">
            <text:p>35075:00:00</text:p>
          </table:table-cell>
          <table:table-cell office:value-type="float" office:value="7732.0936" calcext:value-type="float">
            <text:p>7732.0936</text:p>
          </table:table-cell>
          <table:table-cell table:number-columns-repeated="2"/>
          <table:table-cell office:value-type="float" office:value="8808.119" calcext:value-type="float">
            <text:p>8808.119</text:p>
          </table:table-cell>
          <table:table-cell table:formula="of:=[.B128]-[.E128]" office:value-type="float" office:value="-1076.0254" calcext:value-type="float">
            <text:p>-1076.0254</text:p>
          </table:table-cell>
          <table:table-cell/>
          <table:table-cell office:value-type="float" office:value="8961.9522" calcext:value-type="float">
            <text:p>8961.9522</text:p>
          </table:table-cell>
          <table:table-cell table:formula="of:=[.E128]-[.H128]" office:value-type="float" office:value="-153.833199999999" calcext:value-type="float">
            <text:p>-153.8332</text:p>
          </table:table-cell>
          <table:table-cell/>
          <table:table-cell office:value-type="float" office:value="9907.5833" calcext:value-type="float">
            <text:p>9907.5833</text:p>
          </table:table-cell>
          <table:table-cell table:formula="of:=[.H128]-[.K128]" office:value-type="float" office:value="-945.631100000001" calcext:value-type="float">
            <text:p>-945.6311</text:p>
          </table:table-cell>
          <table:table-cell/>
          <table:table-cell office:value-type="float" office:value="9907.5833" calcext:value-type="float">
            <text:p>9907.5833</text:p>
          </table:table-cell>
          <table:table-cell table:formula="of:=[.K128]-[.N128]" office:value-type="float" office:value="0" calcext:value-type="float">
            <text:p>0</text:p>
          </table:table-cell>
          <table:table-cell/>
          <table:table-cell office:value-type="float" office:value="9907.5833" calcext:value-type="float">
            <text:p>9907.5833</text:p>
          </table:table-cell>
          <table:table-cell table:formula="of:=[.N128]-[.Q128]" office:value-type="float" office:value="0" calcext:value-type="float">
            <text:p>0</text:p>
          </table:table-cell>
          <table:table-cell/>
          <table:table-cell office:value-type="float" office:value="13757" calcext:value-type="float">
            <text:p>13757</text:p>
          </table:table-cell>
          <table:table-cell table:formula="of:=[.Q128]-[.T128]" office:value-type="float" office:value="-3849.4167" calcext:value-type="float">
            <text:p>-3849.4167</text:p>
          </table:table-cell>
          <table:table-cell/>
          <table:table-cell office:value-type="float" office:value="13757" calcext:value-type="float">
            <text:p>13757</text:p>
          </table:table-cell>
          <table:table-cell table:formula="of:=[.T128]-[.W128]" office:value-type="float" office:value="0" calcext:value-type="float">
            <text:p>0</text:p>
          </table:table-cell>
          <table:table-cell/>
          <table:table-cell office:value-type="float" office:value="13757" calcext:value-type="float">
            <text:p>13757</text:p>
          </table:table-cell>
          <table:table-cell table:number-columns-repeated="2"/>
          <table:table-cell office:value-type="float" office:value="13757" calcext:value-type="float">
            <text:p>13757</text:p>
          </table:table-cell>
          <table:table-cell table:formula="of:=[.Z128]-[.AC128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1367H00M00S" calcext:value-type="time">
            <text:p>1367:00:00</text:p>
          </table:table-cell>
          <table:table-cell office:value-type="float" office:value="9470.3194" calcext:value-type="float">
            <text:p>9470.3194</text:p>
          </table:table-cell>
          <table:table-cell table:number-columns-repeated="2"/>
          <table:table-cell office:value-type="float" office:value="9671.418" calcext:value-type="float">
            <text:p>9671.418</text:p>
          </table:table-cell>
          <table:table-cell table:formula="of:=[.B129]-[.E129]" office:value-type="float" office:value="-201.098599999999" calcext:value-type="float">
            <text:p>-201.0986</text:p>
          </table:table-cell>
          <table:table-cell/>
          <table:table-cell office:value-type="float" office:value="11065" calcext:value-type="float">
            <text:p>11065</text:p>
          </table:table-cell>
          <table:table-cell table:formula="of:=[.E129]-[.H129]" office:value-type="float" office:value="-1393.582" calcext:value-type="float">
            <text:p>-1393.582</text:p>
          </table:table-cell>
          <table:table-cell/>
          <table:table-cell office:value-type="float" office:value="11411.5" calcext:value-type="float">
            <text:p>11411.5</text:p>
          </table:table-cell>
          <table:table-cell table:formula="of:=[.H129]-[.K129]" office:value-type="float" office:value="-346.5" calcext:value-type="float">
            <text:p>-346.5</text:p>
          </table:table-cell>
          <table:table-cell/>
          <table:table-cell office:value-type="float" office:value="11411.5" calcext:value-type="float">
            <text:p>11411.5</text:p>
          </table:table-cell>
          <table:table-cell table:formula="of:=[.K129]-[.N129]" office:value-type="float" office:value="0" calcext:value-type="float">
            <text:p>0</text:p>
          </table:table-cell>
          <table:table-cell/>
          <table:table-cell office:value-type="float" office:value="11411.5" calcext:value-type="float">
            <text:p>11411.5</text:p>
          </table:table-cell>
          <table:table-cell table:formula="of:=[.N129]-[.Q129]" office:value-type="float" office:value="0" calcext:value-type="float">
            <text:p>0</text:p>
          </table:table-cell>
          <table:table-cell/>
          <table:table-cell office:value-type="float" office:value="12855" calcext:value-type="float">
            <text:p>12855</text:p>
          </table:table-cell>
          <table:table-cell table:formula="of:=[.Q129]-[.T129]" office:value-type="float" office:value="-1443.5" calcext:value-type="float">
            <text:p>-1443.5</text:p>
          </table:table-cell>
          <table:table-cell/>
          <table:table-cell office:value-type="float" office:value="12855" calcext:value-type="float">
            <text:p>12855</text:p>
          </table:table-cell>
          <table:table-cell table:formula="of:=[.T129]-[.W129]" office:value-type="float" office:value="0" calcext:value-type="float">
            <text:p>0</text:p>
          </table:table-cell>
          <table:table-cell/>
          <table:table-cell office:value-type="float" office:value="12855" calcext:value-type="float">
            <text:p>12855</text:p>
          </table:table-cell>
          <table:table-cell table:number-columns-repeated="2"/>
          <table:table-cell office:value-type="float" office:value="12855" calcext:value-type="float">
            <text:p>12855</text:p>
          </table:table-cell>
          <table:table-cell table:formula="of:=[.Z129]-[.AC129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46780H00M00S" calcext:value-type="time">
            <text:p>46780:00:00</text:p>
          </table:table-cell>
          <table:table-cell office:value-type="float" office:value="3954" calcext:value-type="float">
            <text:p>3954</text:p>
          </table:table-cell>
          <table:table-cell table:number-columns-repeated="2"/>
          <table:table-cell office:value-type="float" office:value="3954" calcext:value-type="float">
            <text:p>3954</text:p>
          </table:table-cell>
          <table:table-cell table:formula="of:=[.B130]-[.E130]" office:value-type="float" office:value="0" calcext:value-type="float">
            <text:p>0</text:p>
          </table:table-cell>
          <table:table-cell/>
          <table:table-cell office:value-type="float" office:value="4219.5" calcext:value-type="float">
            <text:p>4219.5</text:p>
          </table:table-cell>
          <table:table-cell table:formula="of:=[.E130]-[.H130]" office:value-type="float" office:value="-265.5" calcext:value-type="float">
            <text:p>-265.5</text:p>
          </table:table-cell>
          <table:table-cell/>
          <table:table-cell office:value-type="float" office:value="4219.5" calcext:value-type="float">
            <text:p>4219.5</text:p>
          </table:table-cell>
          <table:table-cell table:formula="of:=[.H130]-[.K130]" office:value-type="float" office:value="0" calcext:value-type="float">
            <text:p>0</text:p>
          </table:table-cell>
          <table:table-cell/>
          <table:table-cell office:value-type="float" office:value="4219.5" calcext:value-type="float">
            <text:p>4219.5</text:p>
          </table:table-cell>
          <table:table-cell table:formula="of:=[.K130]-[.N130]" office:value-type="float" office:value="0" calcext:value-type="float">
            <text:p>0</text:p>
          </table:table-cell>
          <table:table-cell/>
          <table:table-cell office:value-type="float" office:value="4219.5" calcext:value-type="float">
            <text:p>4219.5</text:p>
          </table:table-cell>
          <table:table-cell table:formula="of:=[.N130]-[.Q130]" office:value-type="float" office:value="0" calcext:value-type="float">
            <text:p>0</text:p>
          </table:table-cell>
          <table:table-cell/>
          <table:table-cell office:value-type="float" office:value="5028" calcext:value-type="float">
            <text:p>5028</text:p>
          </table:table-cell>
          <table:table-cell table:formula="of:=[.Q130]-[.T130]" office:value-type="float" office:value="-808.5" calcext:value-type="float">
            <text:p>-808.5</text:p>
          </table:table-cell>
          <table:table-cell/>
          <table:table-cell office:value-type="float" office:value="5028" calcext:value-type="float">
            <text:p>5028</text:p>
          </table:table-cell>
          <table:table-cell table:formula="of:=[.T130]-[.W130]" office:value-type="float" office:value="0" calcext:value-type="float">
            <text:p>0</text:p>
          </table:table-cell>
          <table:table-cell/>
          <table:table-cell office:value-type="float" office:value="5028" calcext:value-type="float">
            <text:p>5028</text:p>
          </table:table-cell>
          <table:table-cell table:number-columns-repeated="2"/>
          <table:table-cell office:value-type="float" office:value="5028" calcext:value-type="float">
            <text:p>5028</text:p>
          </table:table-cell>
          <table:table-cell table:formula="of:=[.Z130]-[.AC130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33686H00M00S" calcext:value-type="time">
            <text:p>33686:00:00</text:p>
          </table:table-cell>
          <table:table-cell office:value-type="float" office:value="7457.2942" calcext:value-type="float">
            <text:p>7457.2942</text:p>
          </table:table-cell>
          <table:table-cell table:number-columns-repeated="2"/>
          <table:table-cell office:value-type="float" office:value="7764.0371" calcext:value-type="float">
            <text:p>7764.0371</text:p>
          </table:table-cell>
          <table:table-cell table:formula="of:=[.B131]-[.E131]" office:value-type="float" office:value="-306.742899999999" calcext:value-type="float">
            <text:p>-306.7429</text:p>
          </table:table-cell>
          <table:table-cell/>
          <table:table-cell office:value-type="float" office:value="8233.289" calcext:value-type="float">
            <text:p>8233.289</text:p>
          </table:table-cell>
          <table:table-cell table:formula="of:=[.E131]-[.H131]" office:value-type="float" office:value="-469.251900000001" calcext:value-type="float">
            <text:p>-469.2519</text:p>
          </table:table-cell>
          <table:table-cell/>
          <table:table-cell office:value-type="float" office:value="8444.1919" calcext:value-type="float">
            <text:p>8444.1919</text:p>
          </table:table-cell>
          <table:table-cell table:formula="of:=[.H131]-[.K131]" office:value-type="float" office:value="-210.902899999999" calcext:value-type="float">
            <text:p>-210.9029</text:p>
          </table:table-cell>
          <table:table-cell/>
          <table:table-cell office:value-type="float" office:value="8444.1919" calcext:value-type="float">
            <text:p>8444.1919</text:p>
          </table:table-cell>
          <table:table-cell table:formula="of:=[.K131]-[.N131]" office:value-type="float" office:value="0" calcext:value-type="float">
            <text:p>0</text:p>
          </table:table-cell>
          <table:table-cell/>
          <table:table-cell office:value-type="float" office:value="8444.1919" calcext:value-type="float">
            <text:p>8444.1919</text:p>
          </table:table-cell>
          <table:table-cell table:formula="of:=[.N131]-[.Q131]" office:value-type="float" office:value="0" calcext:value-type="float">
            <text:p>0</text:p>
          </table:table-cell>
          <table:table-cell/>
          <table:table-cell office:value-type="float" office:value="10979" calcext:value-type="float">
            <text:p>10979</text:p>
          </table:table-cell>
          <table:table-cell table:formula="of:=[.Q131]-[.T131]" office:value-type="float" office:value="-2534.8081" calcext:value-type="float">
            <text:p>-2534.8081</text:p>
          </table:table-cell>
          <table:table-cell/>
          <table:table-cell office:value-type="float" office:value="10979" calcext:value-type="float">
            <text:p>10979</text:p>
          </table:table-cell>
          <table:table-cell table:formula="of:=[.T131]-[.W131]" office:value-type="float" office:value="0" calcext:value-type="float">
            <text:p>0</text:p>
          </table:table-cell>
          <table:table-cell/>
          <table:table-cell office:value-type="float" office:value="10979" calcext:value-type="float">
            <text:p>10979</text:p>
          </table:table-cell>
          <table:table-cell table:number-columns-repeated="2"/>
          <table:table-cell office:value-type="float" office:value="10979" calcext:value-type="float">
            <text:p>10979</text:p>
          </table:table-cell>
          <table:table-cell table:formula="of:=[.Z131]-[.AC131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34400H00M00S" calcext:value-type="time">
            <text:p>34400:00:00</text:p>
          </table:table-cell>
          <table:table-cell office:value-type="float" office:value="6675.1589" calcext:value-type="float">
            <text:p>6675.1589</text:p>
          </table:table-cell>
          <table:table-cell table:number-columns-repeated="2"/>
          <table:table-cell office:value-type="float" office:value="8143.5004" calcext:value-type="float">
            <text:p>8143.5004</text:p>
          </table:table-cell>
          <table:table-cell table:formula="of:=[.B132]-[.E132]" office:value-type="float" office:value="-1468.3415" calcext:value-type="float">
            <text:p>-1468.3415</text:p>
          </table:table-cell>
          <table:table-cell/>
          <table:table-cell office:value-type="float" office:value="7747.5" calcext:value-type="float">
            <text:p>7747.5</text:p>
          </table:table-cell>
          <table:table-cell table:formula="of:=[.E132]-[.H132]" office:value-type="float" office:value="396.0004" calcext:value-type="float">
            <text:p>396.0004</text:p>
          </table:table-cell>
          <table:table-cell/>
          <table:table-cell office:value-type="float" office:value="9192.4167" calcext:value-type="float">
            <text:p>9192.4167</text:p>
          </table:table-cell>
          <table:table-cell table:formula="of:=[.H132]-[.K132]" office:value-type="float" office:value="-1444.9167" calcext:value-type="float">
            <text:p>-1444.9167</text:p>
          </table:table-cell>
          <table:table-cell/>
          <table:table-cell office:value-type="float" office:value="9192.4167" calcext:value-type="float">
            <text:p>9192.4167</text:p>
          </table:table-cell>
          <table:table-cell table:formula="of:=[.K132]-[.N132]" office:value-type="float" office:value="0" calcext:value-type="float">
            <text:p>0</text:p>
          </table:table-cell>
          <table:table-cell/>
          <table:table-cell office:value-type="float" office:value="9192.4167" calcext:value-type="float">
            <text:p>9192.4167</text:p>
          </table:table-cell>
          <table:table-cell table:formula="of:=[.N132]-[.Q132]" office:value-type="float" office:value="0" calcext:value-type="float">
            <text:p>0</text:p>
          </table:table-cell>
          <table:table-cell/>
          <table:table-cell office:value-type="float" office:value="10296" calcext:value-type="float">
            <text:p>10296</text:p>
          </table:table-cell>
          <table:table-cell table:formula="of:=[.Q132]-[.T132]" office:value-type="float" office:value="-1103.5833" calcext:value-type="float">
            <text:p>-1103.5833</text:p>
          </table:table-cell>
          <table:table-cell/>
          <table:table-cell office:value-type="float" office:value="10296" calcext:value-type="float">
            <text:p>10296</text:p>
          </table:table-cell>
          <table:table-cell table:formula="of:=[.T132]-[.W132]" office:value-type="float" office:value="0" calcext:value-type="float">
            <text:p>0</text:p>
          </table:table-cell>
          <table:table-cell/>
          <table:table-cell office:value-type="float" office:value="10296" calcext:value-type="float">
            <text:p>10296</text:p>
          </table:table-cell>
          <table:table-cell table:number-columns-repeated="2"/>
          <table:table-cell office:value-type="float" office:value="10296" calcext:value-type="float">
            <text:p>10296</text:p>
          </table:table-cell>
          <table:table-cell table:formula="of:=[.Z132]-[.AC132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7761H00M00S" calcext:value-type="time">
            <text:p>7761:00:00</text:p>
          </table:table-cell>
          <table:table-cell office:value-type="float" office:value="11979.7384" calcext:value-type="float">
            <text:p>11979.7384</text:p>
          </table:table-cell>
          <table:table-cell table:number-columns-repeated="2"/>
          <table:table-cell office:value-type="float" office:value="12758.5394" calcext:value-type="float">
            <text:p>12758.5394</text:p>
          </table:table-cell>
          <table:table-cell table:formula="of:=[.B133]-[.E133]" office:value-type="float" office:value="-778.800999999999" calcext:value-type="float">
            <text:p>-778.801</text:p>
          </table:table-cell>
          <table:table-cell/>
          <table:table-cell office:value-type="float" office:value="13643.6465" calcext:value-type="float">
            <text:p>13643.6465</text:p>
          </table:table-cell>
          <table:table-cell table:formula="of:=[.E133]-[.H133]" office:value-type="float" office:value="-885.107100000001" calcext:value-type="float">
            <text:p>-885.1071</text:p>
          </table:table-cell>
          <table:table-cell/>
          <table:table-cell office:value-type="float" office:value="14155.8889" calcext:value-type="float">
            <text:p>14155.8889</text:p>
          </table:table-cell>
          <table:table-cell table:formula="of:=[.H133]-[.K133]" office:value-type="float" office:value="-512.242399999999" calcext:value-type="float">
            <text:p>-512.2424</text:p>
          </table:table-cell>
          <table:table-cell/>
          <table:table-cell office:value-type="float" office:value="14155.8889" calcext:value-type="float">
            <text:p>14155.8889</text:p>
          </table:table-cell>
          <table:table-cell table:formula="of:=[.K133]-[.N133]" office:value-type="float" office:value="0" calcext:value-type="float">
            <text:p>0</text:p>
          </table:table-cell>
          <table:table-cell/>
          <table:table-cell office:value-type="float" office:value="14155.8889" calcext:value-type="float">
            <text:p>14155.8889</text:p>
          </table:table-cell>
          <table:table-cell table:formula="of:=[.N133]-[.Q133]" office:value-type="float" office:value="0" calcext:value-type="float">
            <text:p>0</text:p>
          </table:table-cell>
          <table:table-cell/>
          <table:table-cell office:value-type="float" office:value="15871" calcext:value-type="float">
            <text:p>15871</text:p>
          </table:table-cell>
          <table:table-cell table:formula="of:=[.Q133]-[.T133]" office:value-type="float" office:value="-1715.1111" calcext:value-type="float">
            <text:p>-1715.1111</text:p>
          </table:table-cell>
          <table:table-cell/>
          <table:table-cell office:value-type="float" office:value="15871" calcext:value-type="float">
            <text:p>15871</text:p>
          </table:table-cell>
          <table:table-cell table:formula="of:=[.T133]-[.W133]" office:value-type="float" office:value="0" calcext:value-type="float">
            <text:p>0</text:p>
          </table:table-cell>
          <table:table-cell/>
          <table:table-cell office:value-type="float" office:value="15871" calcext:value-type="float">
            <text:p>15871</text:p>
          </table:table-cell>
          <table:table-cell table:number-columns-repeated="2"/>
          <table:table-cell office:value-type="float" office:value="15871" calcext:value-type="float">
            <text:p>15871</text:p>
          </table:table-cell>
          <table:table-cell table:formula="of:=[.Z133]-[.AC133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30137H00M00S" calcext:value-type="time">
            <text:p>30137:00:00</text:p>
          </table:table-cell>
          <table:table-cell office:value-type="float" office:value="4560.75" calcext:value-type="float">
            <text:p>4560.75</text:p>
          </table:table-cell>
          <table:table-cell table:number-columns-repeated="2"/>
          <table:table-cell office:value-type="float" office:value="4560.75" calcext:value-type="float">
            <text:p>4560.75</text:p>
          </table:table-cell>
          <table:table-cell table:formula="of:=[.B134]-[.E134]" office:value-type="float" office:value="0" calcext:value-type="float">
            <text:p>0</text:p>
          </table:table-cell>
          <table:table-cell/>
          <table:table-cell office:value-type="float" office:value="5026.5" calcext:value-type="float">
            <text:p>5026.5</text:p>
          </table:table-cell>
          <table:table-cell table:formula="of:=[.E134]-[.H134]" office:value-type="float" office:value="-465.75" calcext:value-type="float">
            <text:p>-465.75</text:p>
          </table:table-cell>
          <table:table-cell/>
          <table:table-cell office:value-type="float" office:value="5026.5" calcext:value-type="float">
            <text:p>5026.5</text:p>
          </table:table-cell>
          <table:table-cell table:formula="of:=[.H134]-[.K134]" office:value-type="float" office:value="0" calcext:value-type="float">
            <text:p>0</text:p>
          </table:table-cell>
          <table:table-cell/>
          <table:table-cell office:value-type="float" office:value="5026.5" calcext:value-type="float">
            <text:p>5026.5</text:p>
          </table:table-cell>
          <table:table-cell table:formula="of:=[.K134]-[.N134]" office:value-type="float" office:value="0" calcext:value-type="float">
            <text:p>0</text:p>
          </table:table-cell>
          <table:table-cell/>
          <table:table-cell office:value-type="float" office:value="5026.5" calcext:value-type="float">
            <text:p>5026.5</text:p>
          </table:table-cell>
          <table:table-cell table:formula="of:=[.N134]-[.Q134]" office:value-type="float" office:value="0" calcext:value-type="float">
            <text:p>0</text:p>
          </table:table-cell>
          <table:table-cell/>
          <table:table-cell office:value-type="float" office:value="5697" calcext:value-type="float">
            <text:p>5697</text:p>
          </table:table-cell>
          <table:table-cell table:formula="of:=[.Q134]-[.T134]" office:value-type="float" office:value="-670.5" calcext:value-type="float">
            <text:p>-670.5</text:p>
          </table:table-cell>
          <table:table-cell/>
          <table:table-cell office:value-type="float" office:value="5697" calcext:value-type="float">
            <text:p>5697</text:p>
          </table:table-cell>
          <table:table-cell table:formula="of:=[.T134]-[.W134]" office:value-type="float" office:value="0" calcext:value-type="float">
            <text:p>0</text:p>
          </table:table-cell>
          <table:table-cell/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5697" calcext:value-type="float">
            <text:p>5697</text:p>
          </table:table-cell>
          <table:table-cell table:formula="of:=[.Z134]-[.AC134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23193H00M00S" calcext:value-type="time">
            <text:p>23193:00:00</text:p>
          </table:table-cell>
          <table:table-cell office:value-type="float" office:value="5920.0175" calcext:value-type="float">
            <text:p>5920.0175</text:p>
          </table:table-cell>
          <table:table-cell table:number-columns-repeated="2"/>
          <table:table-cell office:value-type="float" office:value="6593.2803" calcext:value-type="float">
            <text:p>6593.2803</text:p>
          </table:table-cell>
          <table:table-cell table:formula="of:=[.B135]-[.E135]" office:value-type="float" office:value="-673.2628" calcext:value-type="float">
            <text:p>-673.2628</text:p>
          </table:table-cell>
          <table:table-cell/>
          <table:table-cell office:value-type="float" office:value="6838.5821" calcext:value-type="float">
            <text:p>6838.5821</text:p>
          </table:table-cell>
          <table:table-cell table:formula="of:=[.E135]-[.H135]" office:value-type="float" office:value="-245.301799999999" calcext:value-type="float">
            <text:p>-245.3018</text:p>
          </table:table-cell>
          <table:table-cell/>
          <table:table-cell office:value-type="float" office:value="7390.375" calcext:value-type="float">
            <text:p>7390.375</text:p>
          </table:table-cell>
          <table:table-cell table:formula="of:=[.H135]-[.K135]" office:value-type="float" office:value="-551.7929" calcext:value-type="float">
            <text:p>-551.7929</text:p>
          </table:table-cell>
          <table:table-cell/>
          <table:table-cell office:value-type="float" office:value="7390.375" calcext:value-type="float">
            <text:p>7390.375</text:p>
          </table:table-cell>
          <table:table-cell table:formula="of:=[.K135]-[.N135]" office:value-type="float" office:value="0" calcext:value-type="float">
            <text:p>0</text:p>
          </table:table-cell>
          <table:table-cell/>
          <table:table-cell office:value-type="float" office:value="7390.375" calcext:value-type="float">
            <text:p>7390.375</text:p>
          </table:table-cell>
          <table:table-cell table:formula="of:=[.N135]-[.Q135]" office:value-type="float" office:value="0" calcext:value-type="float">
            <text:p>0</text:p>
          </table:table-cell>
          <table:table-cell/>
          <table:table-cell office:value-type="float" office:value="11634" calcext:value-type="float">
            <text:p>11634</text:p>
          </table:table-cell>
          <table:table-cell table:formula="of:=[.Q135]-[.T135]" office:value-type="float" office:value="-4243.625" calcext:value-type="float">
            <text:p>-4243.625</text:p>
          </table:table-cell>
          <table:table-cell/>
          <table:table-cell office:value-type="float" office:value="11634" calcext:value-type="float">
            <text:p>11634</text:p>
          </table:table-cell>
          <table:table-cell table:formula="of:=[.T135]-[.W135]" office:value-type="float" office:value="0" calcext:value-type="float">
            <text:p>0</text:p>
          </table:table-cell>
          <table:table-cell/>
          <table:table-cell office:value-type="float" office:value="11634" calcext:value-type="float">
            <text:p>11634</text:p>
          </table:table-cell>
          <table:table-cell table:number-columns-repeated="2"/>
          <table:table-cell office:value-type="float" office:value="11634" calcext:value-type="float">
            <text:p>11634</text:p>
          </table:table-cell>
          <table:table-cell table:formula="of:=[.Z135]-[.AC135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33497H00M00S" calcext:value-type="time">
            <text:p>33497:00:00</text:p>
          </table:table-cell>
          <table:table-cell office:value-type="float" office:value="6840.6667" calcext:value-type="float">
            <text:p>6840.6667</text:p>
          </table:table-cell>
          <table:table-cell table:number-columns-repeated="2"/>
          <table:table-cell office:value-type="float" office:value="6840.6667" calcext:value-type="float">
            <text:p>6840.6667</text:p>
          </table:table-cell>
          <table:table-cell table:formula="of:=[.B136]-[.E136]" office:value-type="float" office:value="0" calcext:value-type="float">
            <text:p>0</text:p>
          </table:table-cell>
          <table:table-cell/>
          <table:table-cell office:value-type="float" office:value="7163" calcext:value-type="float">
            <text:p>7163</text:p>
          </table:table-cell>
          <table:table-cell table:formula="of:=[.E136]-[.H136]" office:value-type="float" office:value="-322.3333" calcext:value-type="float">
            <text:p>-322.3333</text:p>
          </table:table-cell>
          <table:table-cell/>
          <table:table-cell office:value-type="float" office:value="7163" calcext:value-type="float">
            <text:p>7163</text:p>
          </table:table-cell>
          <table:table-cell table:formula="of:=[.H136]-[.K136]" office:value-type="float" office:value="0" calcext:value-type="float">
            <text:p>0</text:p>
          </table:table-cell>
          <table:table-cell/>
          <table:table-cell office:value-type="float" office:value="7163" calcext:value-type="float">
            <text:p>7163</text:p>
          </table:table-cell>
          <table:table-cell table:formula="of:=[.K136]-[.N136]" office:value-type="float" office:value="0" calcext:value-type="float">
            <text:p>0</text:p>
          </table:table-cell>
          <table:table-cell/>
          <table:table-cell office:value-type="float" office:value="7163" calcext:value-type="float">
            <text:p>7163</text:p>
          </table:table-cell>
          <table:table-cell table:formula="of:=[.N136]-[.Q136]" office:value-type="float" office:value="0" calcext:value-type="float">
            <text:p>0</text:p>
          </table:table-cell>
          <table:table-cell/>
          <table:table-cell office:value-type="float" office:value="7163" calcext:value-type="float">
            <text:p>7163</text:p>
          </table:table-cell>
          <table:table-cell table:formula="of:=[.Q136]-[.T136]" office:value-type="float" office:value="0" calcext:value-type="float">
            <text:p>0</text:p>
          </table:table-cell>
          <table:table-cell/>
          <table:table-cell office:value-type="float" office:value="7163" calcext:value-type="float">
            <text:p>7163</text:p>
          </table:table-cell>
          <table:table-cell table:formula="of:=[.T136]-[.W136]" office:value-type="float" office:value="0" calcext:value-type="float">
            <text:p>0</text:p>
          </table:table-cell>
          <table:table-cell/>
          <table:table-cell office:value-type="float" office:value="7163" calcext:value-type="float">
            <text:p>7163</text:p>
          </table:table-cell>
          <table:table-cell table:number-columns-repeated="2"/>
          <table:table-cell office:value-type="float" office:value="7163" calcext:value-type="float">
            <text:p>7163</text:p>
          </table:table-cell>
          <table:table-cell table:formula="of:=[.Z136]-[.AC136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30939H00M00S" calcext:value-type="time">
            <text:p>30939:00:00</text:p>
          </table:table-cell>
          <table:table-cell office:value-type="float" office:value="2999.1111" calcext:value-type="float">
            <text:p>2999.1111</text:p>
          </table:table-cell>
          <table:table-cell table:number-columns-repeated="2"/>
          <table:table-cell office:value-type="float" office:value="2999.1111" calcext:value-type="float">
            <text:p>2999.1111</text:p>
          </table:table-cell>
          <table:table-cell table:formula="of:=[.B137]-[.E137]" office:value-type="float" office:value="0" calcext:value-type="float">
            <text:p>0</text:p>
          </table:table-cell>
          <table:table-cell/>
          <table:table-cell office:value-type="float" office:value="3112" calcext:value-type="float">
            <text:p>3112</text:p>
          </table:table-cell>
          <table:table-cell table:formula="of:=[.E137]-[.H137]" office:value-type="float" office:value="-112.8889" calcext:value-type="float">
            <text:p>-112.8889</text:p>
          </table:table-cell>
          <table:table-cell/>
          <table:table-cell office:value-type="float" office:value="3112" calcext:value-type="float">
            <text:p>3112</text:p>
          </table:table-cell>
          <table:table-cell table:formula="of:=[.H137]-[.K137]" office:value-type="float" office:value="0" calcext:value-type="float">
            <text:p>0</text:p>
          </table:table-cell>
          <table:table-cell/>
          <table:table-cell office:value-type="float" office:value="3112" calcext:value-type="float">
            <text:p>3112</text:p>
          </table:table-cell>
          <table:table-cell table:formula="of:=[.K137]-[.N137]" office:value-type="float" office:value="0" calcext:value-type="float">
            <text:p>0</text:p>
          </table:table-cell>
          <table:table-cell/>
          <table:table-cell office:value-type="float" office:value="3112" calcext:value-type="float">
            <text:p>3112</text:p>
          </table:table-cell>
          <table:table-cell table:formula="of:=[.N137]-[.Q137]" office:value-type="float" office:value="0" calcext:value-type="float">
            <text:p>0</text:p>
          </table:table-cell>
          <table:table-cell/>
          <table:table-cell office:value-type="float" office:value="3326" calcext:value-type="float">
            <text:p>3326</text:p>
          </table:table-cell>
          <table:table-cell table:formula="of:=[.Q137]-[.T137]" office:value-type="float" office:value="-214" calcext:value-type="float">
            <text:p>-214</text:p>
          </table:table-cell>
          <table:table-cell/>
          <table:table-cell office:value-type="float" office:value="3326" calcext:value-type="float">
            <text:p>3326</text:p>
          </table:table-cell>
          <table:table-cell table:formula="of:=[.T137]-[.W137]" office:value-type="float" office:value="0" calcext:value-type="float">
            <text:p>0</text:p>
          </table:table-cell>
          <table:table-cell/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3326" calcext:value-type="float">
            <text:p>3326</text:p>
          </table:table-cell>
          <table:table-cell table:formula="of:=[.Z137]-[.AC137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8201H00M00S" calcext:value-type="time">
            <text:p>8201:00:00</text:p>
          </table:table-cell>
          <table:table-cell office:value-type="float" office:value="4247.2117" calcext:value-type="float">
            <text:p>4247.2117</text:p>
          </table:table-cell>
          <table:table-cell table:number-columns-repeated="2"/>
          <table:table-cell office:value-type="float" office:value="4800.0588" calcext:value-type="float">
            <text:p>4800.0588</text:p>
          </table:table-cell>
          <table:table-cell table:formula="of:=[.B138]-[.E138]" office:value-type="float" office:value="-552.8471" calcext:value-type="float">
            <text:p>-552.8471</text:p>
          </table:table-cell>
          <table:table-cell/>
          <table:table-cell office:value-type="float" office:value="5063.6515" calcext:value-type="float">
            <text:p>5063.6515</text:p>
          </table:table-cell>
          <table:table-cell table:formula="of:=[.E138]-[.H138]" office:value-type="float" office:value="-263.5927" calcext:value-type="float">
            <text:p>-263.5927</text:p>
          </table:table-cell>
          <table:table-cell/>
          <table:table-cell office:value-type="float" office:value="5388.7143" calcext:value-type="float">
            <text:p>5388.7143</text:p>
          </table:table-cell>
          <table:table-cell table:formula="of:=[.H138]-[.K138]" office:value-type="float" office:value="-325.0628" calcext:value-type="float">
            <text:p>-325.0628</text:p>
          </table:table-cell>
          <table:table-cell/>
          <table:table-cell office:value-type="float" office:value="5388.7143" calcext:value-type="float">
            <text:p>5388.7143</text:p>
          </table:table-cell>
          <table:table-cell table:formula="of:=[.K138]-[.N138]" office:value-type="float" office:value="0" calcext:value-type="float">
            <text:p>0</text:p>
          </table:table-cell>
          <table:table-cell/>
          <table:table-cell office:value-type="float" office:value="5388.7143" calcext:value-type="float">
            <text:p>5388.7143</text:p>
          </table:table-cell>
          <table:table-cell table:formula="of:=[.N138]-[.Q138]" office:value-type="float" office:value="0" calcext:value-type="float">
            <text:p>0</text:p>
          </table:table-cell>
          <table:table-cell/>
          <table:table-cell office:value-type="float" office:value="5996" calcext:value-type="float">
            <text:p>5996</text:p>
          </table:table-cell>
          <table:table-cell table:formula="of:=[.Q138]-[.T138]" office:value-type="float" office:value="-607.2857" calcext:value-type="float">
            <text:p>-607.2857</text:p>
          </table:table-cell>
          <table:table-cell/>
          <table:table-cell office:value-type="float" office:value="5996" calcext:value-type="float">
            <text:p>5996</text:p>
          </table:table-cell>
          <table:table-cell table:formula="of:=[.T138]-[.W138]" office:value-type="float" office:value="0" calcext:value-type="float">
            <text:p>0</text:p>
          </table:table-cell>
          <table:table-cell/>
          <table:table-cell office:value-type="float" office:value="5996" calcext:value-type="float">
            <text:p>5996</text:p>
          </table:table-cell>
          <table:table-cell table:number-columns-repeated="2"/>
          <table:table-cell office:value-type="float" office:value="5996" calcext:value-type="float">
            <text:p>5996</text:p>
          </table:table-cell>
          <table:table-cell table:formula="of:=[.Z138]-[.AC138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32696H00M00S" calcext:value-type="time">
            <text:p>32696:00:00</text:p>
          </table:table-cell>
          <table:table-cell office:value-type="float" office:value="5981.9359" calcext:value-type="float">
            <text:p>5981.9359</text:p>
          </table:table-cell>
          <table:table-cell table:number-columns-repeated="2"/>
          <table:table-cell office:value-type="float" office:value="6419.2397" calcext:value-type="float">
            <text:p>6419.2397</text:p>
          </table:table-cell>
          <table:table-cell table:formula="of:=[.B139]-[.E139]" office:value-type="float" office:value="-437.3038" calcext:value-type="float">
            <text:p>-437.3038</text:p>
          </table:table-cell>
          <table:table-cell/>
          <table:table-cell office:value-type="float" office:value="6985.4275" calcext:value-type="float">
            <text:p>6985.4275</text:p>
          </table:table-cell>
          <table:table-cell table:formula="of:=[.E139]-[.H139]" office:value-type="float" office:value="-566.1878" calcext:value-type="float">
            <text:p>-566.1878</text:p>
          </table:table-cell>
          <table:table-cell/>
          <table:table-cell office:value-type="float" office:value="7209.625" calcext:value-type="float">
            <text:p>7209.625</text:p>
          </table:table-cell>
          <table:table-cell table:formula="of:=[.H139]-[.K139]" office:value-type="float" office:value="-224.1975" calcext:value-type="float">
            <text:p>-224.1975</text:p>
          </table:table-cell>
          <table:table-cell/>
          <table:table-cell office:value-type="float" office:value="7209.625" calcext:value-type="float">
            <text:p>7209.625</text:p>
          </table:table-cell>
          <table:table-cell table:formula="of:=[.K139]-[.N139]" office:value-type="float" office:value="0" calcext:value-type="float">
            <text:p>0</text:p>
          </table:table-cell>
          <table:table-cell/>
          <table:table-cell office:value-type="float" office:value="7209.625" calcext:value-type="float">
            <text:p>7209.625</text:p>
          </table:table-cell>
          <table:table-cell table:formula="of:=[.N139]-[.Q139]" office:value-type="float" office:value="0" calcext:value-type="float">
            <text:p>0</text:p>
          </table:table-cell>
          <table:table-cell/>
          <table:table-cell office:value-type="float" office:value="8490" calcext:value-type="float">
            <text:p>8490</text:p>
          </table:table-cell>
          <table:table-cell table:formula="of:=[.Q139]-[.T139]" office:value-type="float" office:value="-1280.375" calcext:value-type="float">
            <text:p>-1280.375</text:p>
          </table:table-cell>
          <table:table-cell/>
          <table:table-cell office:value-type="float" office:value="8490" calcext:value-type="float">
            <text:p>8490</text:p>
          </table:table-cell>
          <table:table-cell table:formula="of:=[.T139]-[.W139]" office:value-type="float" office:value="0" calcext:value-type="float">
            <text:p>0</text:p>
          </table:table-cell>
          <table:table-cell/>
          <table:table-cell office:value-type="float" office:value="8490" calcext:value-type="float">
            <text:p>8490</text:p>
          </table:table-cell>
          <table:table-cell table:number-columns-repeated="2"/>
          <table:table-cell office:value-type="float" office:value="8490" calcext:value-type="float">
            <text:p>8490</text:p>
          </table:table-cell>
          <table:table-cell table:formula="of:=[.Z139]-[.AC139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1740H00M00S" calcext:value-type="time">
            <text:p>1740:00:00</text:p>
          </table:table-cell>
          <table:table-cell office:value-type="float" office:value="7885.1429" calcext:value-type="float">
            <text:p>7885.1429</text:p>
          </table:table-cell>
          <table:table-cell table:number-columns-repeated="2"/>
          <table:table-cell office:value-type="float" office:value="8357.6" calcext:value-type="float">
            <text:p>8357.6</text:p>
          </table:table-cell>
          <table:table-cell table:formula="of:=[.B140]-[.E140]" office:value-type="float" office:value="-472.457100000001" calcext:value-type="float">
            <text:p>-472.4571</text:p>
          </table:table-cell>
          <table:table-cell/>
          <table:table-cell office:value-type="float" office:value="9256.75" calcext:value-type="float">
            <text:p>9256.75</text:p>
          </table:table-cell>
          <table:table-cell table:formula="of:=[.E140]-[.H140]" office:value-type="float" office:value="-899.15" calcext:value-type="float">
            <text:p>-899.15</text:p>
          </table:table-cell>
          <table:table-cell/>
          <table:table-cell office:value-type="float" office:value="9295" calcext:value-type="float">
            <text:p>9295</text:p>
          </table:table-cell>
          <table:table-cell table:formula="of:=[.H140]-[.K140]" office:value-type="float" office:value="-38.25" calcext:value-type="float">
            <text:p>-38.25</text:p>
          </table:table-cell>
          <table:table-cell/>
          <table:table-cell office:value-type="float" office:value="9295" calcext:value-type="float">
            <text:p>9295</text:p>
          </table:table-cell>
          <table:table-cell table:formula="of:=[.K140]-[.N140]" office:value-type="float" office:value="0" calcext:value-type="float">
            <text:p>0</text:p>
          </table:table-cell>
          <table:table-cell/>
          <table:table-cell office:value-type="float" office:value="9295" calcext:value-type="float">
            <text:p>9295</text:p>
          </table:table-cell>
          <table:table-cell table:formula="of:=[.N140]-[.Q140]" office:value-type="float" office:value="0" calcext:value-type="float">
            <text:p>0</text:p>
          </table:table-cell>
          <table:table-cell/>
          <table:table-cell office:value-type="float" office:value="10411" calcext:value-type="float">
            <text:p>10411</text:p>
          </table:table-cell>
          <table:table-cell table:formula="of:=[.Q140]-[.T140]" office:value-type="float" office:value="-1116" calcext:value-type="float">
            <text:p>-1116</text:p>
          </table:table-cell>
          <table:table-cell/>
          <table:table-cell office:value-type="float" office:value="10411" calcext:value-type="float">
            <text:p>10411</text:p>
          </table:table-cell>
          <table:table-cell table:formula="of:=[.T140]-[.W140]" office:value-type="float" office:value="0" calcext:value-type="float">
            <text:p>0</text:p>
          </table:table-cell>
          <table:table-cell/>
          <table:table-cell office:value-type="float" office:value="10411" calcext:value-type="float">
            <text:p>10411</text:p>
          </table:table-cell>
          <table:table-cell table:number-columns-repeated="2"/>
          <table:table-cell office:value-type="float" office:value="10411" calcext:value-type="float">
            <text:p>10411</text:p>
          </table:table-cell>
          <table:table-cell table:formula="of:=[.Z140]-[.AC140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26375H00M00S" calcext:value-type="time">
            <text:p>26375:00:00</text:p>
          </table:table-cell>
          <table:table-cell office:value-type="float" office:value="6085.7614" calcext:value-type="float">
            <text:p>6085.7614</text:p>
          </table:table-cell>
          <table:table-cell table:number-columns-repeated="2"/>
          <table:table-cell office:value-type="float" office:value="7128.8825" calcext:value-type="float">
            <text:p>7128.8825</text:p>
          </table:table-cell>
          <table:table-cell table:formula="of:=[.B141]-[.E141]" office:value-type="float" office:value="-1043.1211" calcext:value-type="float">
            <text:p>-1043.1211</text:p>
          </table:table-cell>
          <table:table-cell/>
          <table:table-cell office:value-type="float" office:value="6964.6207" calcext:value-type="float">
            <text:p>6964.6207</text:p>
          </table:table-cell>
          <table:table-cell table:formula="of:=[.E141]-[.H141]" office:value-type="float" office:value="164.261799999999" calcext:value-type="float">
            <text:p>164.2618</text:p>
          </table:table-cell>
          <table:table-cell/>
          <table:table-cell office:value-type="float" office:value="7967.6406" calcext:value-type="float">
            <text:p>7967.6406</text:p>
          </table:table-cell>
          <table:table-cell table:formula="of:=[.H141]-[.K141]" office:value-type="float" office:value="-1003.0199" calcext:value-type="float">
            <text:p>-1003.0199</text:p>
          </table:table-cell>
          <table:table-cell/>
          <table:table-cell office:value-type="float" office:value="7967.6406" calcext:value-type="float">
            <text:p>7967.6406</text:p>
          </table:table-cell>
          <table:table-cell table:formula="of:=[.K141]-[.N141]" office:value-type="float" office:value="0" calcext:value-type="float">
            <text:p>0</text:p>
          </table:table-cell>
          <table:table-cell/>
          <table:table-cell office:value-type="float" office:value="7967.6406" calcext:value-type="float">
            <text:p>7967.6406</text:p>
          </table:table-cell>
          <table:table-cell table:formula="of:=[.N141]-[.Q141]" office:value-type="float" office:value="0" calcext:value-type="float">
            <text:p>0</text:p>
          </table:table-cell>
          <table:table-cell/>
          <table:table-cell office:value-type="float" office:value="9228" calcext:value-type="float">
            <text:p>9228</text:p>
          </table:table-cell>
          <table:table-cell table:formula="of:=[.Q141]-[.T141]" office:value-type="float" office:value="-1260.3594" calcext:value-type="float">
            <text:p>-1260.3594</text:p>
          </table:table-cell>
          <table:table-cell/>
          <table:table-cell office:value-type="float" office:value="9228" calcext:value-type="float">
            <text:p>9228</text:p>
          </table:table-cell>
          <table:table-cell table:formula="of:=[.T141]-[.W141]" office:value-type="float" office:value="0" calcext:value-type="float">
            <text:p>0</text:p>
          </table:table-cell>
          <table:table-cell/>
          <table:table-cell office:value-type="float" office:value="9228" calcext:value-type="float">
            <text:p>9228</text:p>
          </table:table-cell>
          <table:table-cell table:number-columns-repeated="2"/>
          <table:table-cell office:value-type="float" office:value="9228" calcext:value-type="float">
            <text:p>9228</text:p>
          </table:table-cell>
          <table:table-cell table:formula="of:=[.Z141]-[.AC141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13586H00M00S" calcext:value-type="time">
            <text:p>13586:00:00</text:p>
          </table:table-cell>
          <table:table-cell office:value-type="float" office:value="5657.8" calcext:value-type="float">
            <text:p>5657.8</text:p>
          </table:table-cell>
          <table:table-cell table:number-columns-repeated="2"/>
          <table:table-cell office:value-type="float" office:value="5657.8" calcext:value-type="float">
            <text:p>5657.8</text:p>
          </table:table-cell>
          <table:table-cell table:formula="of:=[.B142]-[.E142]" office:value-type="float" office:value="0" calcext:value-type="float">
            <text:p>0</text:p>
          </table:table-cell>
          <table:table-cell/>
          <table:table-cell office:value-type="float" office:value="5700" calcext:value-type="float">
            <text:p>5700</text:p>
          </table:table-cell>
          <table:table-cell table:formula="of:=[.E142]-[.H142]" office:value-type="float" office:value="-42.1999999999998" calcext:value-type="float">
            <text:p>-42.2</text:p>
          </table:table-cell>
          <table:table-cell/>
          <table:table-cell office:value-type="float" office:value="5700" calcext:value-type="float">
            <text:p>5700</text:p>
          </table:table-cell>
          <table:table-cell table:formula="of:=[.H142]-[.K142]" office:value-type="float" office:value="0" calcext:value-type="float">
            <text:p>0</text:p>
          </table:table-cell>
          <table:table-cell/>
          <table:table-cell office:value-type="float" office:value="5700" calcext:value-type="float">
            <text:p>5700</text:p>
          </table:table-cell>
          <table:table-cell table:formula="of:=[.K142]-[.N142]" office:value-type="float" office:value="0" calcext:value-type="float">
            <text:p>0</text:p>
          </table:table-cell>
          <table:table-cell/>
          <table:table-cell office:value-type="float" office:value="5700" calcext:value-type="float">
            <text:p>5700</text:p>
          </table:table-cell>
          <table:table-cell table:formula="of:=[.N142]-[.Q142]" office:value-type="float" office:value="0" calcext:value-type="float">
            <text:p>0</text:p>
          </table:table-cell>
          <table:table-cell/>
          <table:table-cell office:value-type="float" office:value="5700" calcext:value-type="float">
            <text:p>5700</text:p>
          </table:table-cell>
          <table:table-cell table:formula="of:=[.Q142]-[.T142]" office:value-type="float" office:value="0" calcext:value-type="float">
            <text:p>0</text:p>
          </table:table-cell>
          <table:table-cell/>
          <table:table-cell office:value-type="float" office:value="5700" calcext:value-type="float">
            <text:p>5700</text:p>
          </table:table-cell>
          <table:table-cell table:formula="of:=[.T142]-[.W142]" office:value-type="float" office:value="0" calcext:value-type="float">
            <text:p>0</text:p>
          </table:table-cell>
          <table:table-cell/>
          <table:table-cell office:value-type="float" office:value="5700" calcext:value-type="float">
            <text:p>5700</text:p>
          </table:table-cell>
          <table:table-cell table:number-columns-repeated="2"/>
          <table:table-cell office:value-type="float" office:value="5700" calcext:value-type="float">
            <text:p>5700</text:p>
          </table:table-cell>
          <table:table-cell table:formula="of:=[.Z142]-[.AC142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32986H00M00S" calcext:value-type="time">
            <text:p>32986:00:00</text:p>
          </table:table-cell>
          <table:table-cell office:value-type="float" office:value="7014" calcext:value-type="float">
            <text:p>7014</text:p>
          </table:table-cell>
          <table:table-cell table:number-columns-repeated="2"/>
          <table:table-cell office:value-type="float" office:value="7289.3333" calcext:value-type="float">
            <text:p>7289.3333</text:p>
          </table:table-cell>
          <table:table-cell table:formula="of:=[.B143]-[.E143]" office:value-type="float" office:value="-275.3333" calcext:value-type="float">
            <text:p>-275.3333</text:p>
          </table:table-cell>
          <table:table-cell/>
          <table:table-cell office:value-type="float" office:value="7694.3077" calcext:value-type="float">
            <text:p>7694.3077</text:p>
          </table:table-cell>
          <table:table-cell table:formula="of:=[.E143]-[.H143]" office:value-type="float" office:value="-404.9744" calcext:value-type="float">
            <text:p>-404.9744</text:p>
          </table:table-cell>
          <table:table-cell/>
          <table:table-cell office:value-type="float" office:value="7907" calcext:value-type="float">
            <text:p>7907</text:p>
          </table:table-cell>
          <table:table-cell table:formula="of:=[.H143]-[.K143]" office:value-type="float" office:value="-212.6923" calcext:value-type="float">
            <text:p>-212.6923</text:p>
          </table:table-cell>
          <table:table-cell/>
          <table:table-cell office:value-type="float" office:value="7907" calcext:value-type="float">
            <text:p>7907</text:p>
          </table:table-cell>
          <table:table-cell table:formula="of:=[.K143]-[.N143]" office:value-type="float" office:value="0" calcext:value-type="float">
            <text:p>0</text:p>
          </table:table-cell>
          <table:table-cell/>
          <table:table-cell office:value-type="float" office:value="7907" calcext:value-type="float">
            <text:p>7907</text:p>
          </table:table-cell>
          <table:table-cell table:formula="of:=[.N143]-[.Q143]" office:value-type="float" office:value="0" calcext:value-type="float">
            <text:p>0</text:p>
          </table:table-cell>
          <table:table-cell/>
          <table:table-cell office:value-type="float" office:value="7907" calcext:value-type="float">
            <text:p>7907</text:p>
          </table:table-cell>
          <table:table-cell table:formula="of:=[.Q143]-[.T143]" office:value-type="float" office:value="0" calcext:value-type="float">
            <text:p>0</text:p>
          </table:table-cell>
          <table:table-cell/>
          <table:table-cell office:value-type="float" office:value="7907" calcext:value-type="float">
            <text:p>7907</text:p>
          </table:table-cell>
          <table:table-cell table:formula="of:=[.T143]-[.W143]" office:value-type="float" office:value="0" calcext:value-type="float">
            <text:p>0</text:p>
          </table:table-cell>
          <table:table-cell/>
          <table:table-cell office:value-type="float" office:value="7907" calcext:value-type="float">
            <text:p>7907</text:p>
          </table:table-cell>
          <table:table-cell table:number-columns-repeated="2"/>
          <table:table-cell office:value-type="float" office:value="7907" calcext:value-type="float">
            <text:p>7907</text:p>
          </table:table-cell>
          <table:table-cell table:formula="of:=[.Z143]-[.AC143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17569H00M00S" calcext:value-type="time">
            <text:p>17569:00:00</text:p>
          </table:table-cell>
          <table:table-cell office:value-type="float" office:value="4035.7917" calcext:value-type="float">
            <text:p>4035.7917</text:p>
          </table:table-cell>
          <table:table-cell table:number-columns-repeated="2"/>
          <table:table-cell office:value-type="float" office:value="4063.625" calcext:value-type="float">
            <text:p>4063.625</text:p>
          </table:table-cell>
          <table:table-cell table:formula="of:=[.B144]-[.E144]" office:value-type="float" office:value="-27.8332999999998" calcext:value-type="float">
            <text:p>-27.8333</text:p>
          </table:table-cell>
          <table:table-cell/>
          <table:table-cell office:value-type="float" office:value="4658.75" calcext:value-type="float">
            <text:p>4658.75</text:p>
          </table:table-cell>
          <table:table-cell table:formula="of:=[.E144]-[.H144]" office:value-type="float" office:value="-595.125" calcext:value-type="float">
            <text:p>-595.125</text:p>
          </table:table-cell>
          <table:table-cell/>
          <table:table-cell office:value-type="float" office:value="4658.75" calcext:value-type="float">
            <text:p>4658.75</text:p>
          </table:table-cell>
          <table:table-cell table:formula="of:=[.H144]-[.K144]" office:value-type="float" office:value="0" calcext:value-type="float">
            <text:p>0</text:p>
          </table:table-cell>
          <table:table-cell/>
          <table:table-cell office:value-type="float" office:value="4658.75" calcext:value-type="float">
            <text:p>4658.75</text:p>
          </table:table-cell>
          <table:table-cell table:formula="of:=[.K144]-[.N144]" office:value-type="float" office:value="0" calcext:value-type="float">
            <text:p>0</text:p>
          </table:table-cell>
          <table:table-cell/>
          <table:table-cell office:value-type="float" office:value="4658.75" calcext:value-type="float">
            <text:p>4658.75</text:p>
          </table:table-cell>
          <table:table-cell table:formula="of:=[.N144]-[.Q144]" office:value-type="float" office:value="0" calcext:value-type="float">
            <text:p>0</text:p>
          </table:table-cell>
          <table:table-cell/>
          <table:table-cell office:value-type="float" office:value="5233" calcext:value-type="float">
            <text:p>5233</text:p>
          </table:table-cell>
          <table:table-cell table:formula="of:=[.Q144]-[.T144]" office:value-type="float" office:value="-574.25" calcext:value-type="float">
            <text:p>-574.25</text:p>
          </table:table-cell>
          <table:table-cell/>
          <table:table-cell office:value-type="float" office:value="5233" calcext:value-type="float">
            <text:p>5233</text:p>
          </table:table-cell>
          <table:table-cell table:formula="of:=[.T144]-[.W144]" office:value-type="float" office:value="0" calcext:value-type="float">
            <text:p>0</text:p>
          </table:table-cell>
          <table:table-cell/>
          <table:table-cell office:value-type="float" office:value="5233" calcext:value-type="float">
            <text:p>5233</text:p>
          </table:table-cell>
          <table:table-cell table:number-columns-repeated="2"/>
          <table:table-cell office:value-type="float" office:value="5233" calcext:value-type="float">
            <text:p>5233</text:p>
          </table:table-cell>
          <table:table-cell table:formula="of:=[.Z144]-[.AC144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12807H00M00S" calcext:value-type="time">
            <text:p>12807:00:00</text:p>
          </table:table-cell>
          <table:table-cell office:value-type="float" office:value="6852.1529" calcext:value-type="float">
            <text:p>6852.1529</text:p>
          </table:table-cell>
          <table:table-cell table:number-columns-repeated="2"/>
          <table:table-cell office:value-type="float" office:value="7448" calcext:value-type="float">
            <text:p>7448</text:p>
          </table:table-cell>
          <table:table-cell table:formula="of:=[.B145]-[.E145]" office:value-type="float" office:value="-595.8471" calcext:value-type="float">
            <text:p>-595.8471</text:p>
          </table:table-cell>
          <table:table-cell/>
          <table:table-cell office:value-type="float" office:value="7931.4973" calcext:value-type="float">
            <text:p>7931.4973</text:p>
          </table:table-cell>
          <table:table-cell table:formula="of:=[.E145]-[.H145]" office:value-type="float" office:value="-483.4973" calcext:value-type="float">
            <text:p>-483.4973</text:p>
          </table:table-cell>
          <table:table-cell/>
          <table:table-cell office:value-type="float" office:value="8094.5" calcext:value-type="float">
            <text:p>8094.5</text:p>
          </table:table-cell>
          <table:table-cell table:formula="of:=[.H145]-[.K145]" office:value-type="float" office:value="-163.0027" calcext:value-type="float">
            <text:p>-163.0027</text:p>
          </table:table-cell>
          <table:table-cell/>
          <table:table-cell office:value-type="float" office:value="8094.5" calcext:value-type="float">
            <text:p>8094.5</text:p>
          </table:table-cell>
          <table:table-cell table:formula="of:=[.K145]-[.N145]" office:value-type="float" office:value="0" calcext:value-type="float">
            <text:p>0</text:p>
          </table:table-cell>
          <table:table-cell/>
          <table:table-cell office:value-type="float" office:value="8094.5" calcext:value-type="float">
            <text:p>8094.5</text:p>
          </table:table-cell>
          <table:table-cell table:formula="of:=[.N145]-[.Q145]" office:value-type="float" office:value="0" calcext:value-type="float">
            <text:p>0</text:p>
          </table:table-cell>
          <table:table-cell/>
          <table:table-cell office:value-type="float" office:value="8903" calcext:value-type="float">
            <text:p>8903</text:p>
          </table:table-cell>
          <table:table-cell table:formula="of:=[.Q145]-[.T145]" office:value-type="float" office:value="-808.5" calcext:value-type="float">
            <text:p>-808.5</text:p>
          </table:table-cell>
          <table:table-cell/>
          <table:table-cell office:value-type="float" office:value="8903" calcext:value-type="float">
            <text:p>8903</text:p>
          </table:table-cell>
          <table:table-cell table:formula="of:=[.T145]-[.W145]" office:value-type="float" office:value="0" calcext:value-type="float">
            <text:p>0</text:p>
          </table:table-cell>
          <table:table-cell/>
          <table:table-cell office:value-type="float" office:value="8903" calcext:value-type="float">
            <text:p>8903</text:p>
          </table:table-cell>
          <table:table-cell table:number-columns-repeated="2"/>
          <table:table-cell office:value-type="float" office:value="8903" calcext:value-type="float">
            <text:p>8903</text:p>
          </table:table-cell>
          <table:table-cell table:formula="of:=[.Z145]-[.AC145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30915H00M00S" calcext:value-type="time">
            <text:p>30915:00:00</text:p>
          </table:table-cell>
          <table:table-cell office:value-type="float" office:value="8277.9389" calcext:value-type="float">
            <text:p>8277.9389</text:p>
          </table:table-cell>
          <table:table-cell table:number-columns-repeated="2"/>
          <table:table-cell office:value-type="float" office:value="9228.7903" calcext:value-type="float">
            <text:p>9228.7903</text:p>
          </table:table-cell>
          <table:table-cell table:formula="of:=[.B146]-[.E146]" office:value-type="float" office:value="-950.851400000001" calcext:value-type="float">
            <text:p>-950.8514</text:p>
          </table:table-cell>
          <table:table-cell/>
          <table:table-cell office:value-type="float" office:value="9371.1227" calcext:value-type="float">
            <text:p>9371.1227</text:p>
          </table:table-cell>
          <table:table-cell table:formula="of:=[.E146]-[.H146]" office:value-type="float" office:value="-142.332399999999" calcext:value-type="float">
            <text:p>-142.3324</text:p>
          </table:table-cell>
          <table:table-cell/>
          <table:table-cell office:value-type="float" office:value="10623.1924" calcext:value-type="float">
            <text:p>10623.1924</text:p>
          </table:table-cell>
          <table:table-cell table:formula="of:=[.H146]-[.K146]" office:value-type="float" office:value="-1252.0697" calcext:value-type="float">
            <text:p>-1252.0697</text:p>
          </table:table-cell>
          <table:table-cell/>
          <table:table-cell office:value-type="float" office:value="10623.1924" calcext:value-type="float">
            <text:p>10623.1924</text:p>
          </table:table-cell>
          <table:table-cell table:formula="of:=[.K146]-[.N146]" office:value-type="float" office:value="0" calcext:value-type="float">
            <text:p>0</text:p>
          </table:table-cell>
          <table:table-cell/>
          <table:table-cell office:value-type="float" office:value="10623.1924" calcext:value-type="float">
            <text:p>10623.1924</text:p>
          </table:table-cell>
          <table:table-cell table:formula="of:=[.N146]-[.Q146]" office:value-type="float" office:value="0" calcext:value-type="float">
            <text:p>0</text:p>
          </table:table-cell>
          <table:table-cell/>
          <table:table-cell office:value-type="float" office:value="12718" calcext:value-type="float">
            <text:p>12718</text:p>
          </table:table-cell>
          <table:table-cell table:formula="of:=[.Q146]-[.T146]" office:value-type="float" office:value="-2094.8076" calcext:value-type="float">
            <text:p>-2094.8076</text:p>
          </table:table-cell>
          <table:table-cell/>
          <table:table-cell office:value-type="float" office:value="12718" calcext:value-type="float">
            <text:p>12718</text:p>
          </table:table-cell>
          <table:table-cell table:formula="of:=[.T146]-[.W146]" office:value-type="float" office:value="0" calcext:value-type="float">
            <text:p>0</text:p>
          </table:table-cell>
          <table:table-cell/>
          <table:table-cell office:value-type="float" office:value="12718" calcext:value-type="float">
            <text:p>12718</text:p>
          </table:table-cell>
          <table:table-cell table:number-columns-repeated="2"/>
          <table:table-cell office:value-type="float" office:value="12718" calcext:value-type="float">
            <text:p>12718</text:p>
          </table:table-cell>
          <table:table-cell table:formula="of:=[.Z146]-[.AC146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1959H00M00S" calcext:value-type="time">
            <text:p>1959:00:00</text:p>
          </table:table-cell>
          <table:table-cell office:value-type="float" office:value="10001.7095" calcext:value-type="float">
            <text:p>10001.7095</text:p>
          </table:table-cell>
          <table:table-cell table:number-columns-repeated="2"/>
          <table:table-cell office:value-type="float" office:value="10656.6591" calcext:value-type="float">
            <text:p>10656.6591</text:p>
          </table:table-cell>
          <table:table-cell table:formula="of:=[.B147]-[.E147]" office:value-type="float" office:value="-654.9496" calcext:value-type="float">
            <text:p>-654.9496</text:p>
          </table:table-cell>
          <table:table-cell/>
          <table:table-cell office:value-type="float" office:value="10837.9888" calcext:value-type="float">
            <text:p>10837.9888</text:p>
          </table:table-cell>
          <table:table-cell table:formula="of:=[.E147]-[.H147]" office:value-type="float" office:value="-181.329699999998" calcext:value-type="float">
            <text:p>-181.3297</text:p>
          </table:table-cell>
          <table:table-cell/>
          <table:table-cell office:value-type="float" office:value="11370.8511" calcext:value-type="float">
            <text:p>11370.8511</text:p>
          </table:table-cell>
          <table:table-cell table:formula="of:=[.H147]-[.K147]" office:value-type="float" office:value="-532.862300000001" calcext:value-type="float">
            <text:p>-532.8623</text:p>
          </table:table-cell>
          <table:table-cell/>
          <table:table-cell office:value-type="float" office:value="11370.8511" calcext:value-type="float">
            <text:p>11370.8511</text:p>
          </table:table-cell>
          <table:table-cell table:formula="of:=[.K147]-[.N147]" office:value-type="float" office:value="0" calcext:value-type="float">
            <text:p>0</text:p>
          </table:table-cell>
          <table:table-cell/>
          <table:table-cell office:value-type="float" office:value="11370.8511" calcext:value-type="float">
            <text:p>11370.8511</text:p>
          </table:table-cell>
          <table:table-cell table:formula="of:=[.N147]-[.Q147]" office:value-type="float" office:value="0" calcext:value-type="float">
            <text:p>0</text:p>
          </table:table-cell>
          <table:table-cell/>
          <table:table-cell office:value-type="float" office:value="12865" calcext:value-type="float">
            <text:p>12865</text:p>
          </table:table-cell>
          <table:table-cell table:formula="of:=[.Q147]-[.T147]" office:value-type="float" office:value="-1494.1489" calcext:value-type="float">
            <text:p>-1494.1489</text:p>
          </table:table-cell>
          <table:table-cell/>
          <table:table-cell office:value-type="float" office:value="12865" calcext:value-type="float">
            <text:p>12865</text:p>
          </table:table-cell>
          <table:table-cell table:formula="of:=[.T147]-[.W147]" office:value-type="float" office:value="0" calcext:value-type="float">
            <text:p>0</text:p>
          </table:table-cell>
          <table:table-cell/>
          <table:table-cell office:value-type="float" office:value="12865" calcext:value-type="float">
            <text:p>12865</text:p>
          </table:table-cell>
          <table:table-cell table:number-columns-repeated="2"/>
          <table:table-cell office:value-type="float" office:value="12865" calcext:value-type="float">
            <text:p>12865</text:p>
          </table:table-cell>
          <table:table-cell table:formula="of:=[.Z147]-[.AC147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32026H00M00S" calcext:value-type="time">
            <text:p>32026:00:00</text:p>
          </table:table-cell>
          <table:table-cell office:value-type="float" office:value="6661.625" calcext:value-type="float">
            <text:p>6661.625</text:p>
          </table:table-cell>
          <table:table-cell table:number-columns-repeated="2"/>
          <table:table-cell office:value-type="float" office:value="6661.625" calcext:value-type="float">
            <text:p>6661.625</text:p>
          </table:table-cell>
          <table:table-cell table:formula="of:=[.B148]-[.E148]" office:value-type="float" office:value="0" calcext:value-type="float">
            <text:p>0</text:p>
          </table:table-cell>
          <table:table-cell/>
          <table:table-cell office:value-type="float" office:value="7171.25" calcext:value-type="float">
            <text:p>7171.25</text:p>
          </table:table-cell>
          <table:table-cell table:formula="of:=[.E148]-[.H148]" office:value-type="float" office:value="-509.625" calcext:value-type="float">
            <text:p>-509.625</text:p>
          </table:table-cell>
          <table:table-cell/>
          <table:table-cell office:value-type="float" office:value="7171.25" calcext:value-type="float">
            <text:p>7171.25</text:p>
          </table:table-cell>
          <table:table-cell table:formula="of:=[.H148]-[.K148]" office:value-type="float" office:value="0" calcext:value-type="float">
            <text:p>0</text:p>
          </table:table-cell>
          <table:table-cell/>
          <table:table-cell office:value-type="float" office:value="7171.25" calcext:value-type="float">
            <text:p>7171.25</text:p>
          </table:table-cell>
          <table:table-cell table:formula="of:=[.K148]-[.N148]" office:value-type="float" office:value="0" calcext:value-type="float">
            <text:p>0</text:p>
          </table:table-cell>
          <table:table-cell/>
          <table:table-cell office:value-type="float" office:value="7171.25" calcext:value-type="float">
            <text:p>7171.25</text:p>
          </table:table-cell>
          <table:table-cell table:formula="of:=[.N148]-[.Q148]" office:value-type="float" office:value="0" calcext:value-type="float">
            <text:p>0</text:p>
          </table:table-cell>
          <table:table-cell/>
          <table:table-cell office:value-type="float" office:value="8489" calcext:value-type="float">
            <text:p>8489</text:p>
          </table:table-cell>
          <table:table-cell table:formula="of:=[.Q148]-[.T148]" office:value-type="float" office:value="-1317.75" calcext:value-type="float">
            <text:p>-1317.75</text:p>
          </table:table-cell>
          <table:table-cell/>
          <table:table-cell office:value-type="float" office:value="8489" calcext:value-type="float">
            <text:p>8489</text:p>
          </table:table-cell>
          <table:table-cell table:formula="of:=[.T148]-[.W148]" office:value-type="float" office:value="0" calcext:value-type="float">
            <text:p>0</text:p>
          </table:table-cell>
          <table:table-cell/>
          <table:table-cell office:value-type="float" office:value="8489" calcext:value-type="float">
            <text:p>8489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table:formula="of:=[.Z148]-[.AC148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30277H00M00S" calcext:value-type="time">
            <text:p>30277:00:00</text:p>
          </table:table-cell>
          <table:table-cell office:value-type="float" office:value="7622.084" calcext:value-type="float">
            <text:p>7622.084</text:p>
          </table:table-cell>
          <table:table-cell table:number-columns-repeated="2"/>
          <table:table-cell office:value-type="float" office:value="8010.1818" calcext:value-type="float">
            <text:p>8010.1818</text:p>
          </table:table-cell>
          <table:table-cell table:formula="of:=[.B149]-[.E149]" office:value-type="float" office:value="-388.0978" calcext:value-type="float">
            <text:p>-388.0978</text:p>
          </table:table-cell>
          <table:table-cell/>
          <table:table-cell office:value-type="float" office:value="8750.4359" calcext:value-type="float">
            <text:p>8750.4359</text:p>
          </table:table-cell>
          <table:table-cell table:formula="of:=[.E149]-[.H149]" office:value-type="float" office:value="-740.2541" calcext:value-type="float">
            <text:p>-740.2541</text:p>
          </table:table-cell>
          <table:table-cell/>
          <table:table-cell office:value-type="float" office:value="9174.4" calcext:value-type="float">
            <text:p>9174.4</text:p>
          </table:table-cell>
          <table:table-cell table:formula="of:=[.H149]-[.K149]" office:value-type="float" office:value="-423.964099999999" calcext:value-type="float">
            <text:p>-423.9641</text:p>
          </table:table-cell>
          <table:table-cell/>
          <table:table-cell office:value-type="float" office:value="9174.4" calcext:value-type="float">
            <text:p>9174.4</text:p>
          </table:table-cell>
          <table:table-cell table:formula="of:=[.K149]-[.N149]" office:value-type="float" office:value="0" calcext:value-type="float">
            <text:p>0</text:p>
          </table:table-cell>
          <table:table-cell/>
          <table:table-cell office:value-type="float" office:value="9174.4" calcext:value-type="float">
            <text:p>9174.4</text:p>
          </table:table-cell>
          <table:table-cell table:formula="of:=[.N149]-[.Q149]" office:value-type="float" office:value="0" calcext:value-type="float">
            <text:p>0</text:p>
          </table:table-cell>
          <table:table-cell/>
          <table:table-cell office:value-type="float" office:value="9794" calcext:value-type="float">
            <text:p>9794</text:p>
          </table:table-cell>
          <table:table-cell table:formula="of:=[.Q149]-[.T149]" office:value-type="float" office:value="-619.6" calcext:value-type="float">
            <text:p>-619.6</text:p>
          </table:table-cell>
          <table:table-cell/>
          <table:table-cell office:value-type="float" office:value="9794" calcext:value-type="float">
            <text:p>9794</text:p>
          </table:table-cell>
          <table:table-cell table:formula="of:=[.T149]-[.W149]" office:value-type="float" office:value="0" calcext:value-type="float">
            <text:p>0</text:p>
          </table:table-cell>
          <table:table-cell/>
          <table:table-cell office:value-type="float" office:value="9794" calcext:value-type="float">
            <text:p>9794</text:p>
          </table:table-cell>
          <table:table-cell table:number-columns-repeated="2"/>
          <table:table-cell office:value-type="float" office:value="9794" calcext:value-type="float">
            <text:p>9794</text:p>
          </table:table-cell>
          <table:table-cell table:formula="of:=[.Z149]-[.AC149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48189H00M00S" calcext:value-type="time">
            <text:p>48189:00:00</text:p>
          </table:table-cell>
          <table:table-cell office:value-type="float" office:value="14760.0386" calcext:value-type="float">
            <text:p>14760.0386</text:p>
          </table:table-cell>
          <table:table-cell table:number-columns-repeated="2"/>
          <table:table-cell office:value-type="float" office:value="15301.256" calcext:value-type="float">
            <text:p>15301.256</text:p>
          </table:table-cell>
          <table:table-cell table:formula="of:=[.B150]-[.E150]" office:value-type="float" office:value="-541.2174" calcext:value-type="float">
            <text:p>-541.2174</text:p>
          </table:table-cell>
          <table:table-cell/>
          <table:table-cell office:value-type="float" office:value="15764.2632" calcext:value-type="float">
            <text:p>15764.2632</text:p>
          </table:table-cell>
          <table:table-cell table:formula="of:=[.E150]-[.H150]" office:value-type="float" office:value="-463.0072" calcext:value-type="float">
            <text:p>-463.0072</text:p>
          </table:table-cell>
          <table:table-cell/>
          <table:table-cell office:value-type="float" office:value="16285.625" calcext:value-type="float">
            <text:p>16285.625</text:p>
          </table:table-cell>
          <table:table-cell table:formula="of:=[.H150]-[.K150]" office:value-type="float" office:value="-521.361800000001" calcext:value-type="float">
            <text:p>-521.3618</text:p>
          </table:table-cell>
          <table:table-cell/>
          <table:table-cell office:value-type="float" office:value="16285.625" calcext:value-type="float">
            <text:p>16285.625</text:p>
          </table:table-cell>
          <table:table-cell table:formula="of:=[.K150]-[.N150]" office:value-type="float" office:value="0" calcext:value-type="float">
            <text:p>0</text:p>
          </table:table-cell>
          <table:table-cell/>
          <table:table-cell office:value-type="float" office:value="16285.625" calcext:value-type="float">
            <text:p>16285.625</text:p>
          </table:table-cell>
          <table:table-cell table:formula="of:=[.N150]-[.Q150]" office:value-type="float" office:value="0" calcext:value-type="float">
            <text:p>0</text:p>
          </table:table-cell>
          <table:table-cell/>
          <table:table-cell office:value-type="float" office:value="18804" calcext:value-type="float">
            <text:p>18804</text:p>
          </table:table-cell>
          <table:table-cell table:formula="of:=[.Q150]-[.T150]" office:value-type="float" office:value="-2518.375" calcext:value-type="float">
            <text:p>-2518.375</text:p>
          </table:table-cell>
          <table:table-cell/>
          <table:table-cell office:value-type="float" office:value="18804" calcext:value-type="float">
            <text:p>18804</text:p>
          </table:table-cell>
          <table:table-cell table:formula="of:=[.T150]-[.W150]" office:value-type="float" office:value="0" calcext:value-type="float">
            <text:p>0</text:p>
          </table:table-cell>
          <table:table-cell/>
          <table:table-cell office:value-type="float" office:value="18804" calcext:value-type="float">
            <text:p>18804</text:p>
          </table:table-cell>
          <table:table-cell table:number-columns-repeated="2"/>
          <table:table-cell office:value-type="float" office:value="18804" calcext:value-type="float">
            <text:p>18804</text:p>
          </table:table-cell>
          <table:table-cell table:formula="of:=[.Z150]-[.AC150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31544H00M00S" calcext:value-type="time">
            <text:p>31544:00:00</text:p>
          </table:table-cell>
          <table:table-cell office:value-type="float" office:value="11240.6321" calcext:value-type="float">
            <text:p>11240.6321</text:p>
          </table:table-cell>
          <table:table-cell table:number-columns-repeated="2"/>
          <table:table-cell office:value-type="float" office:value="11496.7222" calcext:value-type="float">
            <text:p>11496.7222</text:p>
          </table:table-cell>
          <table:table-cell table:formula="of:=[.B151]-[.E151]" office:value-type="float" office:value="-256.090099999999" calcext:value-type="float">
            <text:p>-256.0901</text:p>
          </table:table-cell>
          <table:table-cell/>
          <table:table-cell office:value-type="float" office:value="12140.3667" calcext:value-type="float">
            <text:p>12140.3667</text:p>
          </table:table-cell>
          <table:table-cell table:formula="of:=[.E151]-[.H151]" office:value-type="float" office:value="-643.6445" calcext:value-type="float">
            <text:p>-643.6445</text:p>
          </table:table-cell>
          <table:table-cell/>
          <table:table-cell office:value-type="float" office:value="12467.8333" calcext:value-type="float">
            <text:p>12467.8333</text:p>
          </table:table-cell>
          <table:table-cell table:formula="of:=[.H151]-[.K151]" office:value-type="float" office:value="-327.4666" calcext:value-type="float">
            <text:p>-327.4666</text:p>
          </table:table-cell>
          <table:table-cell/>
          <table:table-cell office:value-type="float" office:value="12467.8333" calcext:value-type="float">
            <text:p>12467.8333</text:p>
          </table:table-cell>
          <table:table-cell table:formula="of:=[.K151]-[.N151]" office:value-type="float" office:value="0" calcext:value-type="float">
            <text:p>0</text:p>
          </table:table-cell>
          <table:table-cell/>
          <table:table-cell office:value-type="float" office:value="12467.8333" calcext:value-type="float">
            <text:p>12467.8333</text:p>
          </table:table-cell>
          <table:table-cell table:formula="of:=[.N151]-[.Q151]" office:value-type="float" office:value="0" calcext:value-type="float">
            <text:p>0</text:p>
          </table:table-cell>
          <table:table-cell/>
          <table:table-cell office:value-type="float" office:value="15465" calcext:value-type="float">
            <text:p>15465</text:p>
          </table:table-cell>
          <table:table-cell table:formula="of:=[.Q151]-[.T151]" office:value-type="float" office:value="-2997.1667" calcext:value-type="float">
            <text:p>-2997.1667</text:p>
          </table:table-cell>
          <table:table-cell/>
          <table:table-cell office:value-type="float" office:value="15465" calcext:value-type="float">
            <text:p>15465</text:p>
          </table:table-cell>
          <table:table-cell table:formula="of:=[.T151]-[.W151]" office:value-type="float" office:value="0" calcext:value-type="float">
            <text:p>0</text:p>
          </table:table-cell>
          <table:table-cell/>
          <table:table-cell office:value-type="float" office:value="15465" calcext:value-type="float">
            <text:p>15465</text:p>
          </table:table-cell>
          <table:table-cell table:number-columns-repeated="2"/>
          <table:table-cell office:value-type="float" office:value="15465" calcext:value-type="float">
            <text:p>15465</text:p>
          </table:table-cell>
          <table:table-cell table:formula="of:=[.Z151]-[.AC151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3" office:value-type="time" office:time-value="PT8275H00M00S" calcext:value-type="time">
            <text:p>8275:00:00</text:p>
          </table:table-cell>
          <table:table-cell office:value-type="float" office:value="6352" calcext:value-type="float">
            <text:p>6352</text:p>
          </table:table-cell>
          <table:table-cell table:style-name="ce7" table:number-columns-repeated="2"/>
          <table:table-cell office:value-type="float" office:value="6352" calcext:value-type="float">
            <text:p>6352</text:p>
          </table:table-cell>
          <table:table-cell table:style-name="ce7" table:formula="of:=[.B152]-[.E152]" office:value-type="float" office:value="0" calcext:value-type="float">
            <text:p>0</text:p>
          </table:table-cell>
          <table:table-cell table:style-name="ce7"/>
          <table:table-cell office:value-type="float" office:value="6352" calcext:value-type="float">
            <text:p>6352</text:p>
          </table:table-cell>
          <table:table-cell table:style-name="ce7" table:formula="of:=[.E152]-[.H152]" office:value-type="float" office:value="0" calcext:value-type="float">
            <text:p>0</text:p>
          </table:table-cell>
          <table:table-cell table:style-name="ce7"/>
          <table:table-cell office:value-type="float" office:value="6352" calcext:value-type="float">
            <text:p>6352</text:p>
          </table:table-cell>
          <table:table-cell table:style-name="ce7" table:formula="of:=[.H152]-[.K152]" office:value-type="float" office:value="0" calcext:value-type="float">
            <text:p>0</text:p>
          </table:table-cell>
          <table:table-cell table:style-name="ce7"/>
          <table:table-cell office:value-type="float" office:value="6352" calcext:value-type="float">
            <text:p>6352</text:p>
          </table:table-cell>
          <table:table-cell table:style-name="ce7" table:formula="of:=[.K152]-[.N152]" office:value-type="float" office:value="0" calcext:value-type="float">
            <text:p>0</text:p>
          </table:table-cell>
          <table:table-cell table:style-name="ce7"/>
          <table:table-cell office:value-type="float" office:value="6352" calcext:value-type="float">
            <text:p>6352</text:p>
          </table:table-cell>
          <table:table-cell table:formula="of:=[.N152]-[.Q152]" office:value-type="float" office:value="0" calcext:value-type="float">
            <text:p>0</text:p>
          </table:table-cell>
          <table:table-cell table:style-name="ce7"/>
          <table:table-cell office:value-type="float" office:value="6352" calcext:value-type="float">
            <text:p>6352</text:p>
          </table:table-cell>
          <table:table-cell table:style-name="ce7" table:formula="of:=[.Q152]-[.T152]" office:value-type="float" office:value="0" calcext:value-type="float">
            <text:p>0</text:p>
          </table:table-cell>
          <table:table-cell table:style-name="ce7"/>
          <table:table-cell office:value-type="float" office:value="6352" calcext:value-type="float">
            <text:p>6352</text:p>
          </table:table-cell>
          <table:table-cell table:style-name="ce7" table:formula="of:=[.T152]-[.W152]" office:value-type="float" office:value="0" calcext:value-type="float">
            <text:p>0</text:p>
          </table:table-cell>
          <table:table-cell table:style-name="ce7"/>
          <table:table-cell office:value-type="float" office:value="6352" calcext:value-type="float">
            <text:p>6352</text:p>
          </table:table-cell>
          <table:table-cell table:style-name="ce7" table:number-columns-repeated="2"/>
          <table:table-cell office:value-type="float" office:value="6352" calcext:value-type="float">
            <text:p>6352</text:p>
          </table:table-cell>
          <table:table-cell table:style-name="ce7" table:formula="of:=[.Z152]-[.AC152]" office:value-type="float" office:value="0" calcext:value-type="float">
            <text:p>0</text:p>
          </table:table-cell>
          <table:table-cell table:style-name="ce7" table:number-columns-repeated="994"/>
        </table:table-row>
        <table:table-row table:style-name="ro1">
          <table:table-cell table:style-name="ce2" office:value-type="time" office:time-value="PT4283H00M00S" calcext:value-type="time">
            <text:p>4283:00:00</text:p>
          </table:table-cell>
          <table:table-cell office:value-type="float" office:value="15846.5281" calcext:value-type="float">
            <text:p>15846.5281</text:p>
          </table:table-cell>
          <table:table-cell table:number-columns-repeated="2"/>
          <table:table-cell office:value-type="float" office:value="16457.0592" calcext:value-type="float">
            <text:p>16457.0592</text:p>
          </table:table-cell>
          <table:table-cell table:formula="of:=[.B153]-[.E153]" office:value-type="float" office:value="-610.5311" calcext:value-type="float">
            <text:p>-610.5311</text:p>
          </table:table-cell>
          <table:table-cell/>
          <table:table-cell office:value-type="float" office:value="16480.213" calcext:value-type="float">
            <text:p>16480.213</text:p>
          </table:table-cell>
          <table:table-cell table:formula="of:=[.E153]-[.H153]" office:value-type="float" office:value="-23.1538" calcext:value-type="float">
            <text:p>-23.1538</text:p>
          </table:table-cell>
          <table:table-cell/>
          <table:table-cell office:value-type="float" office:value="17103.3905" calcext:value-type="float">
            <text:p>17103.3905</text:p>
          </table:table-cell>
          <table:table-cell table:formula="of:=[.H153]-[.K153]" office:value-type="float" office:value="-623.177500000002" calcext:value-type="float">
            <text:p>-623.1775</text:p>
          </table:table-cell>
          <table:table-cell/>
          <table:table-cell office:value-type="float" office:value="17103.3905" calcext:value-type="float">
            <text:p>17103.3905</text:p>
          </table:table-cell>
          <table:table-cell table:formula="of:=[.K153]-[.N153]" office:value-type="float" office:value="0" calcext:value-type="float">
            <text:p>0</text:p>
          </table:table-cell>
          <table:table-cell/>
          <table:table-cell office:value-type="float" office:value="17103.3905" calcext:value-type="float">
            <text:p>17103.3905</text:p>
          </table:table-cell>
          <table:table-cell table:formula="of:=[.N153]-[.Q153]" office:value-type="float" office:value="0" calcext:value-type="float">
            <text:p>0</text:p>
          </table:table-cell>
          <table:table-cell/>
          <table:table-cell office:value-type="float" office:value="30687" calcext:value-type="float">
            <text:p>30687</text:p>
          </table:table-cell>
          <table:table-cell table:formula="of:=[.Q153]-[.T153]" office:value-type="float" office:value="-13583.6095" calcext:value-type="float">
            <text:p>-13583.6095</text:p>
          </table:table-cell>
          <table:table-cell/>
          <table:table-cell office:value-type="float" office:value="30687" calcext:value-type="float">
            <text:p>30687</text:p>
          </table:table-cell>
          <table:table-cell table:formula="of:=[.T153]-[.W153]" office:value-type="float" office:value="0" calcext:value-type="float">
            <text:p>0</text:p>
          </table:table-cell>
          <table:table-cell/>
          <table:table-cell office:value-type="float" office:value="30687" calcext:value-type="float">
            <text:p>30687</text:p>
          </table:table-cell>
          <table:table-cell table:number-columns-repeated="2"/>
          <table:table-cell office:value-type="float" office:value="30687" calcext:value-type="float">
            <text:p>30687</text:p>
          </table:table-cell>
          <table:table-cell table:formula="of:=[.Z153]-[.AC153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14402H00M00S" calcext:value-type="time">
            <text:p>14402:00:00</text:p>
          </table:table-cell>
          <table:table-cell office:value-type="float" office:value="9567.2296" calcext:value-type="float">
            <text:p>9567.2296</text:p>
          </table:table-cell>
          <table:table-cell table:number-columns-repeated="2"/>
          <table:table-cell office:value-type="float" office:value="10464.8796" calcext:value-type="float">
            <text:p>10464.8796</text:p>
          </table:table-cell>
          <table:table-cell table:formula="of:=[.B154]-[.E154]" office:value-type="float" office:value="-897.65" calcext:value-type="float">
            <text:p>-897.65</text:p>
          </table:table-cell>
          <table:table-cell/>
          <table:table-cell office:value-type="float" office:value="10213.8053" calcext:value-type="float">
            <text:p>10213.8053</text:p>
          </table:table-cell>
          <table:table-cell table:formula="of:=[.E154]-[.H154]" office:value-type="float" office:value="251.0743" calcext:value-type="float">
            <text:p>251.0743</text:p>
          </table:table-cell>
          <table:table-cell/>
          <table:table-cell office:value-type="float" office:value="11015.8889" calcext:value-type="float">
            <text:p>11015.8889</text:p>
          </table:table-cell>
          <table:table-cell table:formula="of:=[.H154]-[.K154]" office:value-type="float" office:value="-802.0836" calcext:value-type="float">
            <text:p>-802.0836</text:p>
          </table:table-cell>
          <table:table-cell/>
          <table:table-cell office:value-type="float" office:value="11015.8889" calcext:value-type="float">
            <text:p>11015.8889</text:p>
          </table:table-cell>
          <table:table-cell table:formula="of:=[.K154]-[.N154]" office:value-type="float" office:value="0" calcext:value-type="float">
            <text:p>0</text:p>
          </table:table-cell>
          <table:table-cell/>
          <table:table-cell office:value-type="float" office:value="11015.8889" calcext:value-type="float">
            <text:p>11015.8889</text:p>
          </table:table-cell>
          <table:table-cell table:formula="of:=[.N154]-[.Q154]" office:value-type="float" office:value="0" calcext:value-type="float">
            <text:p>0</text:p>
          </table:table-cell>
          <table:table-cell/>
          <table:table-cell office:value-type="float" office:value="15460" calcext:value-type="float">
            <text:p>15460</text:p>
          </table:table-cell>
          <table:table-cell table:formula="of:=[.Q154]-[.T154]" office:value-type="float" office:value="-4444.1111" calcext:value-type="float">
            <text:p>-4444.1111</text:p>
          </table:table-cell>
          <table:table-cell/>
          <table:table-cell office:value-type="float" office:value="15460" calcext:value-type="float">
            <text:p>15460</text:p>
          </table:table-cell>
          <table:table-cell table:formula="of:=[.T154]-[.W154]" office:value-type="float" office:value="0" calcext:value-type="float">
            <text:p>0</text:p>
          </table:table-cell>
          <table:table-cell/>
          <table:table-cell office:value-type="float" office:value="15460" calcext:value-type="float">
            <text:p>15460</text:p>
          </table:table-cell>
          <table:table-cell table:number-columns-repeated="2"/>
          <table:table-cell office:value-type="float" office:value="15460" calcext:value-type="float">
            <text:p>15460</text:p>
          </table:table-cell>
          <table:table-cell table:formula="of:=[.Z154]-[.AC154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37213H00M00S" calcext:value-type="time">
            <text:p>37213:00:00</text:p>
          </table:table-cell>
          <table:table-cell office:value-type="float" office:value="9619.4212" calcext:value-type="float">
            <text:p>9619.4212</text:p>
          </table:table-cell>
          <table:table-cell table:number-columns-repeated="2"/>
          <table:table-cell office:value-type="float" office:value="10911.0276" calcext:value-type="float">
            <text:p>10911.0276</text:p>
          </table:table-cell>
          <table:table-cell table:formula="of:=[.B155]-[.E155]" office:value-type="float" office:value="-1291.6064" calcext:value-type="float">
            <text:p>-1291.6064</text:p>
          </table:table-cell>
          <table:table-cell/>
          <table:table-cell office:value-type="float" office:value="10850.8424" calcext:value-type="float">
            <text:p>10850.8424</text:p>
          </table:table-cell>
          <table:table-cell table:formula="of:=[.E155]-[.H155]" office:value-type="float" office:value="60.1851999999999" calcext:value-type="float">
            <text:p>60.1852</text:p>
          </table:table-cell>
          <table:table-cell/>
          <table:table-cell office:value-type="float" office:value="12068.4306" calcext:value-type="float">
            <text:p>12068.4306</text:p>
          </table:table-cell>
          <table:table-cell table:formula="of:=[.H155]-[.K155]" office:value-type="float" office:value="-1217.5882" calcext:value-type="float">
            <text:p>-1217.5882</text:p>
          </table:table-cell>
          <table:table-cell/>
          <table:table-cell office:value-type="float" office:value="12068.4306" calcext:value-type="float">
            <text:p>12068.4306</text:p>
          </table:table-cell>
          <table:table-cell table:formula="of:=[.K155]-[.N155]" office:value-type="float" office:value="0" calcext:value-type="float">
            <text:p>0</text:p>
          </table:table-cell>
          <table:table-cell/>
          <table:table-cell office:value-type="float" office:value="12068.4306" calcext:value-type="float">
            <text:p>12068.4306</text:p>
          </table:table-cell>
          <table:table-cell table:formula="of:=[.N155]-[.Q155]" office:value-type="float" office:value="0" calcext:value-type="float">
            <text:p>0</text:p>
          </table:table-cell>
          <table:table-cell/>
          <table:table-cell office:value-type="float" office:value="14037" calcext:value-type="float">
            <text:p>14037</text:p>
          </table:table-cell>
          <table:table-cell table:formula="of:=[.Q155]-[.T155]" office:value-type="float" office:value="-1968.5694" calcext:value-type="float">
            <text:p>-1968.5694</text:p>
          </table:table-cell>
          <table:table-cell/>
          <table:table-cell office:value-type="float" office:value="14037" calcext:value-type="float">
            <text:p>14037</text:p>
          </table:table-cell>
          <table:table-cell table:formula="of:=[.T155]-[.W155]" office:value-type="float" office:value="0" calcext:value-type="float">
            <text:p>0</text:p>
          </table:table-cell>
          <table:table-cell/>
          <table:table-cell office:value-type="float" office:value="14037" calcext:value-type="float">
            <text:p>14037</text:p>
          </table:table-cell>
          <table:table-cell table:number-columns-repeated="2"/>
          <table:table-cell office:value-type="float" office:value="14037" calcext:value-type="float">
            <text:p>14037</text:p>
          </table:table-cell>
          <table:table-cell table:formula="of:=[.Z155]-[.AC155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64742H00M00S" calcext:value-type="time">
            <text:p>64742:00:00</text:p>
          </table:table-cell>
          <table:table-cell office:value-type="float" office:value="9089.6789" calcext:value-type="float">
            <text:p>9089.6789</text:p>
          </table:table-cell>
          <table:table-cell table:number-columns-repeated="2"/>
          <table:table-cell office:value-type="float" office:value="9164.8889" calcext:value-type="float">
            <text:p>9164.8889</text:p>
          </table:table-cell>
          <table:table-cell table:formula="of:=[.B156]-[.E156]" office:value-type="float" office:value="-75.2099999999991" calcext:value-type="float">
            <text:p>-75.21</text:p>
          </table:table-cell>
          <table:table-cell/>
          <table:table-cell office:value-type="float" office:value="9552.901" calcext:value-type="float">
            <text:p>9552.901</text:p>
          </table:table-cell>
          <table:table-cell table:formula="of:=[.E156]-[.H156]" office:value-type="float" office:value="-388.0121" calcext:value-type="float">
            <text:p>-388.0121</text:p>
          </table:table-cell>
          <table:table-cell/>
          <table:table-cell office:value-type="float" office:value="9638.0192" calcext:value-type="float">
            <text:p>9638.0192</text:p>
          </table:table-cell>
          <table:table-cell table:formula="of:=[.H156]-[.K156]" office:value-type="float" office:value="-85.1182000000008" calcext:value-type="float">
            <text:p>-85.1182</text:p>
          </table:table-cell>
          <table:table-cell/>
          <table:table-cell office:value-type="float" office:value="9638.0192" calcext:value-type="float">
            <text:p>9638.0192</text:p>
          </table:table-cell>
          <table:table-cell table:formula="of:=[.K156]-[.N156]" office:value-type="float" office:value="0" calcext:value-type="float">
            <text:p>0</text:p>
          </table:table-cell>
          <table:table-cell/>
          <table:table-cell office:value-type="float" office:value="9638.0192" calcext:value-type="float">
            <text:p>9638.0192</text:p>
          </table:table-cell>
          <table:table-cell table:formula="of:=[.N156]-[.Q156]" office:value-type="float" office:value="0" calcext:value-type="float">
            <text:p>0</text:p>
          </table:table-cell>
          <table:table-cell/>
          <table:table-cell office:value-type="float" office:value="14840" calcext:value-type="float">
            <text:p>14840</text:p>
          </table:table-cell>
          <table:table-cell table:formula="of:=[.Q156]-[.T156]" office:value-type="float" office:value="-5201.9808" calcext:value-type="float">
            <text:p>-5201.9808</text:p>
          </table:table-cell>
          <table:table-cell/>
          <table:table-cell office:value-type="float" office:value="14840" calcext:value-type="float">
            <text:p>14840</text:p>
          </table:table-cell>
          <table:table-cell table:formula="of:=[.T156]-[.W156]" office:value-type="float" office:value="0" calcext:value-type="float">
            <text:p>0</text:p>
          </table:table-cell>
          <table:table-cell/>
          <table:table-cell office:value-type="float" office:value="14840" calcext:value-type="float">
            <text:p>14840</text:p>
          </table:table-cell>
          <table:table-cell table:number-columns-repeated="2"/>
          <table:table-cell office:value-type="float" office:value="14840" calcext:value-type="float">
            <text:p>14840</text:p>
          </table:table-cell>
          <table:table-cell table:formula="of:=[.Z156]-[.AC156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56266H00M00S" calcext:value-type="time">
            <text:p>56266:00:00</text:p>
          </table:table-cell>
          <table:table-cell office:value-type="float" office:value="8272.0278" calcext:value-type="float">
            <text:p>8272.0278</text:p>
          </table:table-cell>
          <table:table-cell table:number-columns-repeated="2"/>
          <table:table-cell office:value-type="float" office:value="8366.1667" calcext:value-type="float">
            <text:p>8366.1667</text:p>
          </table:table-cell>
          <table:table-cell table:formula="of:=[.B157]-[.E157]" office:value-type="float" office:value="-94.1388999999999" calcext:value-type="float">
            <text:p>-94.1389</text:p>
          </table:table-cell>
          <table:table-cell/>
          <table:table-cell office:value-type="float" office:value="9087" calcext:value-type="float">
            <text:p>9087</text:p>
          </table:table-cell>
          <table:table-cell table:formula="of:=[.E157]-[.H157]" office:value-type="float" office:value="-720.8333" calcext:value-type="float">
            <text:p>-720.8333</text:p>
          </table:table-cell>
          <table:table-cell/>
          <table:table-cell office:value-type="float" office:value="9252.7222" calcext:value-type="float">
            <text:p>9252.7222</text:p>
          </table:table-cell>
          <table:table-cell table:formula="of:=[.H157]-[.K157]" office:value-type="float" office:value="-165.7222" calcext:value-type="float">
            <text:p>-165.7222</text:p>
          </table:table-cell>
          <table:table-cell/>
          <table:table-cell office:value-type="float" office:value="9252.7222" calcext:value-type="float">
            <text:p>9252.7222</text:p>
          </table:table-cell>
          <table:table-cell table:formula="of:=[.K157]-[.N157]" office:value-type="float" office:value="0" calcext:value-type="float">
            <text:p>0</text:p>
          </table:table-cell>
          <table:table-cell/>
          <table:table-cell office:value-type="float" office:value="9252.7222" calcext:value-type="float">
            <text:p>9252.7222</text:p>
          </table:table-cell>
          <table:table-cell table:formula="of:=[.N157]-[.Q157]" office:value-type="float" office:value="0" calcext:value-type="float">
            <text:p>0</text:p>
          </table:table-cell>
          <table:table-cell/>
          <table:table-cell office:value-type="float" office:value="10393" calcext:value-type="float">
            <text:p>10393</text:p>
          </table:table-cell>
          <table:table-cell table:formula="of:=[.Q157]-[.T157]" office:value-type="float" office:value="-1140.2778" calcext:value-type="float">
            <text:p>-1140.2778</text:p>
          </table:table-cell>
          <table:table-cell/>
          <table:table-cell office:value-type="float" office:value="10393" calcext:value-type="float">
            <text:p>10393</text:p>
          </table:table-cell>
          <table:table-cell table:formula="of:=[.T157]-[.W157]" office:value-type="float" office:value="0" calcext:value-type="float">
            <text:p>0</text:p>
          </table:table-cell>
          <table:table-cell/>
          <table:table-cell office:value-type="float" office:value="10393" calcext:value-type="float">
            <text:p>10393</text:p>
          </table:table-cell>
          <table:table-cell table:number-columns-repeated="2"/>
          <table:table-cell office:value-type="float" office:value="10393" calcext:value-type="float">
            <text:p>10393</text:p>
          </table:table-cell>
          <table:table-cell table:formula="of:=[.Z157]-[.AC157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13276H00M00S" calcext:value-type="time">
            <text:p>13276:00:00</text:p>
          </table:table-cell>
          <table:table-cell office:value-type="float" office:value="12068.1899" calcext:value-type="float">
            <text:p>12068.1899</text:p>
          </table:table-cell>
          <table:table-cell table:number-columns-repeated="2"/>
          <table:table-cell office:value-type="float" office:value="12658.4139" calcext:value-type="float">
            <text:p>12658.4139</text:p>
          </table:table-cell>
          <table:table-cell table:formula="of:=[.B158]-[.E158]" office:value-type="float" office:value="-590.224" calcext:value-type="float">
            <text:p>-590.224</text:p>
          </table:table-cell>
          <table:table-cell/>
          <table:table-cell office:value-type="float" office:value="13380.2586" calcext:value-type="float">
            <text:p>13380.2586</text:p>
          </table:table-cell>
          <table:table-cell table:formula="of:=[.E158]-[.H158]" office:value-type="float" office:value="-721.8447" calcext:value-type="float">
            <text:p>-721.8447</text:p>
          </table:table-cell>
          <table:table-cell/>
          <table:table-cell office:value-type="float" office:value="13857.6" calcext:value-type="float">
            <text:p>13857.6</text:p>
          </table:table-cell>
          <table:table-cell table:formula="of:=[.H158]-[.K158]" office:value-type="float" office:value="-477.341400000001" calcext:value-type="float">
            <text:p>-477.3414</text:p>
          </table:table-cell>
          <table:table-cell/>
          <table:table-cell office:value-type="float" office:value="13857.6" calcext:value-type="float">
            <text:p>13857.6</text:p>
          </table:table-cell>
          <table:table-cell table:formula="of:=[.K158]-[.N158]" office:value-type="float" office:value="0" calcext:value-type="float">
            <text:p>0</text:p>
          </table:table-cell>
          <table:table-cell/>
          <table:table-cell office:value-type="float" office:value="13857.6" calcext:value-type="float">
            <text:p>13857.6</text:p>
          </table:table-cell>
          <table:table-cell table:formula="of:=[.N158]-[.Q158]" office:value-type="float" office:value="0" calcext:value-type="float">
            <text:p>0</text:p>
          </table:table-cell>
          <table:table-cell/>
          <table:table-cell office:value-type="float" office:value="17833" calcext:value-type="float">
            <text:p>17833</text:p>
          </table:table-cell>
          <table:table-cell table:formula="of:=[.Q158]-[.T158]" office:value-type="float" office:value="-3975.4" calcext:value-type="float">
            <text:p>-3975.4</text:p>
          </table:table-cell>
          <table:table-cell/>
          <table:table-cell office:value-type="float" office:value="17833" calcext:value-type="float">
            <text:p>17833</text:p>
          </table:table-cell>
          <table:table-cell table:formula="of:=[.T158]-[.W158]" office:value-type="float" office:value="0" calcext:value-type="float">
            <text:p>0</text:p>
          </table:table-cell>
          <table:table-cell/>
          <table:table-cell office:value-type="float" office:value="17833" calcext:value-type="float">
            <text:p>17833</text:p>
          </table:table-cell>
          <table:table-cell table:number-columns-repeated="2"/>
          <table:table-cell office:value-type="float" office:value="17833" calcext:value-type="float">
            <text:p>17833</text:p>
          </table:table-cell>
          <table:table-cell table:formula="of:=[.Z158]-[.AC158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37700H00M00S" calcext:value-type="time">
            <text:p>37700:00:00</text:p>
          </table:table-cell>
          <table:table-cell office:value-type="float" office:value="10264.105" calcext:value-type="float">
            <text:p>10264.105</text:p>
          </table:table-cell>
          <table:table-cell table:number-columns-repeated="2"/>
          <table:table-cell office:value-type="float" office:value="10481.1818" calcext:value-type="float">
            <text:p>10481.1818</text:p>
          </table:table-cell>
          <table:table-cell table:formula="of:=[.B159]-[.E159]" office:value-type="float" office:value="-217.076800000001" calcext:value-type="float">
            <text:p>-217.0768</text:p>
          </table:table-cell>
          <table:table-cell/>
          <table:table-cell office:value-type="float" office:value="11284.9264" calcext:value-type="float">
            <text:p>11284.9264</text:p>
          </table:table-cell>
          <table:table-cell table:formula="of:=[.E159]-[.H159]" office:value-type="float" office:value="-803.7446" calcext:value-type="float">
            <text:p>-803.7446</text:p>
          </table:table-cell>
          <table:table-cell/>
          <table:table-cell office:value-type="float" office:value="11316.2222" calcext:value-type="float">
            <text:p>11316.2222</text:p>
          </table:table-cell>
          <table:table-cell table:formula="of:=[.H159]-[.K159]" office:value-type="float" office:value="-31.2957999999999" calcext:value-type="float">
            <text:p>-31.2958</text:p>
          </table:table-cell>
          <table:table-cell/>
          <table:table-cell office:value-type="float" office:value="11316.2222" calcext:value-type="float">
            <text:p>11316.2222</text:p>
          </table:table-cell>
          <table:table-cell table:formula="of:=[.K159]-[.N159]" office:value-type="float" office:value="0" calcext:value-type="float">
            <text:p>0</text:p>
          </table:table-cell>
          <table:table-cell/>
          <table:table-cell office:value-type="float" office:value="11316.2222" calcext:value-type="float">
            <text:p>11316.2222</text:p>
          </table:table-cell>
          <table:table-cell table:formula="of:=[.N159]-[.Q159]" office:value-type="float" office:value="0" calcext:value-type="float">
            <text:p>0</text:p>
          </table:table-cell>
          <table:table-cell/>
          <table:table-cell office:value-type="float" office:value="11740" calcext:value-type="float">
            <text:p>11740</text:p>
          </table:table-cell>
          <table:table-cell table:formula="of:=[.Q159]-[.T159]" office:value-type="float" office:value="-423.7778" calcext:value-type="float">
            <text:p>-423.7778</text:p>
          </table:table-cell>
          <table:table-cell/>
          <table:table-cell office:value-type="float" office:value="11740" calcext:value-type="float">
            <text:p>11740</text:p>
          </table:table-cell>
          <table:table-cell table:formula="of:=[.T159]-[.W159]" office:value-type="float" office:value="0" calcext:value-type="float">
            <text:p>0</text:p>
          </table:table-cell>
          <table:table-cell/>
          <table:table-cell office:value-type="float" office:value="11740" calcext:value-type="float">
            <text:p>11740</text:p>
          </table:table-cell>
          <table:table-cell table:number-columns-repeated="2"/>
          <table:table-cell office:value-type="float" office:value="11740" calcext:value-type="float">
            <text:p>11740</text:p>
          </table:table-cell>
          <table:table-cell table:formula="of:=[.Z159]-[.AC159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61811H00M00S" calcext:value-type="time">
            <text:p>61811:00:00</text:p>
          </table:table-cell>
          <table:table-cell office:value-type="float" office:value="11096.2562" calcext:value-type="float">
            <text:p>11096.2562</text:p>
          </table:table-cell>
          <table:table-cell table:number-columns-repeated="2"/>
          <table:table-cell office:value-type="float" office:value="12447.6658" calcext:value-type="float">
            <text:p>12447.6658</text:p>
          </table:table-cell>
          <table:table-cell table:formula="of:=[.B160]-[.E160]" office:value-type="float" office:value="-1351.4096" calcext:value-type="float">
            <text:p>-1351.4096</text:p>
          </table:table-cell>
          <table:table-cell/>
          <table:table-cell office:value-type="float" office:value="11724.154" calcext:value-type="float">
            <text:p>11724.154</text:p>
          </table:table-cell>
          <table:table-cell table:formula="of:=[.E160]-[.H160]" office:value-type="float" office:value="723.5118" calcext:value-type="float">
            <text:p>723.5118</text:p>
          </table:table-cell>
          <table:table-cell/>
          <table:table-cell office:value-type="float" office:value="13181.8733" calcext:value-type="float">
            <text:p>13181.8733</text:p>
          </table:table-cell>
          <table:table-cell table:formula="of:=[.H160]-[.K160]" office:value-type="float" office:value="-1457.7193" calcext:value-type="float">
            <text:p>-1457.7193</text:p>
          </table:table-cell>
          <table:table-cell/>
          <table:table-cell office:value-type="float" office:value="13181.8733" calcext:value-type="float">
            <text:p>13181.8733</text:p>
          </table:table-cell>
          <table:table-cell table:formula="of:=[.K160]-[.N160]" office:value-type="float" office:value="0" calcext:value-type="float">
            <text:p>0</text:p>
          </table:table-cell>
          <table:table-cell/>
          <table:table-cell office:value-type="float" office:value="13181.8733" calcext:value-type="float">
            <text:p>13181.8733</text:p>
          </table:table-cell>
          <table:table-cell table:formula="of:=[.N160]-[.Q160]" office:value-type="float" office:value="0" calcext:value-type="float">
            <text:p>0</text:p>
          </table:table-cell>
          <table:table-cell/>
          <table:table-cell office:value-type="float" office:value="19606" calcext:value-type="float">
            <text:p>19606</text:p>
          </table:table-cell>
          <table:table-cell table:formula="of:=[.Q160]-[.T160]" office:value-type="float" office:value="-6424.1267" calcext:value-type="float">
            <text:p>-6424.1267</text:p>
          </table:table-cell>
          <table:table-cell/>
          <table:table-cell office:value-type="float" office:value="19606" calcext:value-type="float">
            <text:p>19606</text:p>
          </table:table-cell>
          <table:table-cell table:formula="of:=[.T160]-[.W160]" office:value-type="float" office:value="0" calcext:value-type="float">
            <text:p>0</text:p>
          </table:table-cell>
          <table:table-cell/>
          <table:table-cell office:value-type="float" office:value="19606" calcext:value-type="float">
            <text:p>19606</text:p>
          </table:table-cell>
          <table:table-cell table:number-columns-repeated="2"/>
          <table:table-cell office:value-type="float" office:value="19606" calcext:value-type="float">
            <text:p>19606</text:p>
          </table:table-cell>
          <table:table-cell table:formula="of:=[.Z160]-[.AC160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17033H00M00S" calcext:value-type="time">
            <text:p>17033:00:00</text:p>
          </table:table-cell>
          <table:table-cell office:value-type="float" office:value="8545.7857" calcext:value-type="float">
            <text:p>8545.7857</text:p>
          </table:table-cell>
          <table:table-cell table:number-columns-repeated="2"/>
          <table:table-cell office:value-type="float" office:value="8714.6235" calcext:value-type="float">
            <text:p>8714.6235</text:p>
          </table:table-cell>
          <table:table-cell table:formula="of:=[.B161]-[.E161]" office:value-type="float" office:value="-168.837799999999" calcext:value-type="float">
            <text:p>-168.8378</text:p>
          </table:table-cell>
          <table:table-cell/>
          <table:table-cell office:value-type="float" office:value="8765.9306" calcext:value-type="float">
            <text:p>8765.9306</text:p>
          </table:table-cell>
          <table:table-cell table:formula="of:=[.E161]-[.H161]" office:value-type="float" office:value="-51.3071" calcext:value-type="float">
            <text:p>-51.3071</text:p>
          </table:table-cell>
          <table:table-cell/>
          <table:table-cell office:value-type="float" office:value="8851.1912" calcext:value-type="float">
            <text:p>8851.1912</text:p>
          </table:table-cell>
          <table:table-cell table:formula="of:=[.H161]-[.K161]" office:value-type="float" office:value="-85.2605999999996" calcext:value-type="float">
            <text:p>-85.2606</text:p>
          </table:table-cell>
          <table:table-cell/>
          <table:table-cell office:value-type="float" office:value="8851.1912" calcext:value-type="float">
            <text:p>8851.1912</text:p>
          </table:table-cell>
          <table:table-cell table:formula="of:=[.K161]-[.N161]" office:value-type="float" office:value="0" calcext:value-type="float">
            <text:p>0</text:p>
          </table:table-cell>
          <table:table-cell/>
          <table:table-cell office:value-type="float" office:value="8851.1912" calcext:value-type="float">
            <text:p>8851.1912</text:p>
          </table:table-cell>
          <table:table-cell table:formula="of:=[.N161]-[.Q161]" office:value-type="float" office:value="0" calcext:value-type="float">
            <text:p>0</text:p>
          </table:table-cell>
          <table:table-cell/>
          <table:table-cell office:value-type="float" office:value="17333" calcext:value-type="float">
            <text:p>17333</text:p>
          </table:table-cell>
          <table:table-cell table:formula="of:=[.Q161]-[.T161]" office:value-type="float" office:value="-8481.8088" calcext:value-type="float">
            <text:p>-8481.8088</text:p>
          </table:table-cell>
          <table:table-cell/>
          <table:table-cell office:value-type="float" office:value="17333" calcext:value-type="float">
            <text:p>17333</text:p>
          </table:table-cell>
          <table:table-cell table:formula="of:=[.T161]-[.W161]" office:value-type="float" office:value="0" calcext:value-type="float">
            <text:p>0</text:p>
          </table:table-cell>
          <table:table-cell/>
          <table:table-cell office:value-type="float" office:value="17333" calcext:value-type="float">
            <text:p>17333</text:p>
          </table:table-cell>
          <table:table-cell table:number-columns-repeated="2"/>
          <table:table-cell office:value-type="float" office:value="17333" calcext:value-type="float">
            <text:p>17333</text:p>
          </table:table-cell>
          <table:table-cell table:formula="of:=[.Z161]-[.AC161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24541H00M00S" calcext:value-type="time">
            <text:p>24541:00:00</text:p>
          </table:table-cell>
          <table:table-cell office:value-type="float" office:value="10415.0749" calcext:value-type="float">
            <text:p>10415.0749</text:p>
          </table:table-cell>
          <table:table-cell table:number-columns-repeated="2"/>
          <table:table-cell office:value-type="float" office:value="10927.4126" calcext:value-type="float">
            <text:p>10927.4126</text:p>
          </table:table-cell>
          <table:table-cell table:formula="of:=[.B162]-[.E162]" office:value-type="float" office:value="-512.3377" calcext:value-type="float">
            <text:p>-512.3377</text:p>
          </table:table-cell>
          <table:table-cell/>
          <table:table-cell office:value-type="float" office:value="10792.0562" calcext:value-type="float">
            <text:p>10792.0562</text:p>
          </table:table-cell>
          <table:table-cell table:formula="of:=[.E162]-[.H162]" office:value-type="float" office:value="135.356399999999" calcext:value-type="float">
            <text:p>135.3564</text:p>
          </table:table-cell>
          <table:table-cell/>
          <table:table-cell office:value-type="float" office:value="11087.1262" calcext:value-type="float">
            <text:p>11087.1262</text:p>
          </table:table-cell>
          <table:table-cell table:formula="of:=[.H162]-[.K162]" office:value-type="float" office:value="-295.07" calcext:value-type="float">
            <text:p>-295.07</text:p>
          </table:table-cell>
          <table:table-cell/>
          <table:table-cell office:value-type="float" office:value="11087.1262" calcext:value-type="float">
            <text:p>11087.1262</text:p>
          </table:table-cell>
          <table:table-cell table:formula="of:=[.K162]-[.N162]" office:value-type="float" office:value="0" calcext:value-type="float">
            <text:p>0</text:p>
          </table:table-cell>
          <table:table-cell/>
          <table:table-cell office:value-type="float" office:value="11087.1262" calcext:value-type="float">
            <text:p>11087.1262</text:p>
          </table:table-cell>
          <table:table-cell table:formula="of:=[.N162]-[.Q162]" office:value-type="float" office:value="0" calcext:value-type="float">
            <text:p>0</text:p>
          </table:table-cell>
          <table:table-cell/>
          <table:table-cell office:value-type="float" office:value="11367" calcext:value-type="float">
            <text:p>11367</text:p>
          </table:table-cell>
          <table:table-cell table:formula="of:=[.Q162]-[.T162]" office:value-type="float" office:value="-279.873799999999" calcext:value-type="float">
            <text:p>-279.8738</text:p>
          </table:table-cell>
          <table:table-cell/>
          <table:table-cell office:value-type="float" office:value="11367" calcext:value-type="float">
            <text:p>11367</text:p>
          </table:table-cell>
          <table:table-cell table:formula="of:=[.T162]-[.W162]" office:value-type="float" office:value="0" calcext:value-type="float">
            <text:p>0</text:p>
          </table:table-cell>
          <table:table-cell/>
          <table:table-cell office:value-type="float" office:value="11367" calcext:value-type="float">
            <text:p>11367</text:p>
          </table:table-cell>
          <table:table-cell table:number-columns-repeated="2"/>
          <table:table-cell office:value-type="float" office:value="11367" calcext:value-type="float">
            <text:p>11367</text:p>
          </table:table-cell>
          <table:table-cell table:formula="of:=[.Z162]-[.AC162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18153H00M00S" calcext:value-type="time">
            <text:p>18153:00:00</text:p>
          </table:table-cell>
          <table:table-cell office:value-type="float" office:value="4996.4026" calcext:value-type="float">
            <text:p>4996.4026</text:p>
          </table:table-cell>
          <table:table-cell table:number-columns-repeated="2"/>
          <table:table-cell office:value-type="float" office:value="5332.3846" calcext:value-type="float">
            <text:p>5332.3846</text:p>
          </table:table-cell>
          <table:table-cell table:formula="of:=[.B163]-[.E163]" office:value-type="float" office:value="-335.982" calcext:value-type="float">
            <text:p>-335.982</text:p>
          </table:table-cell>
          <table:table-cell/>
          <table:table-cell office:value-type="float" office:value="5609.2045" calcext:value-type="float">
            <text:p>5609.2045</text:p>
          </table:table-cell>
          <table:table-cell table:formula="of:=[.E163]-[.H163]" office:value-type="float" office:value="-276.8199" calcext:value-type="float">
            <text:p>-276.8199</text:p>
          </table:table-cell>
          <table:table-cell/>
          <table:table-cell office:value-type="float" office:value="5807.5507" calcext:value-type="float">
            <text:p>5807.5507</text:p>
          </table:table-cell>
          <table:table-cell table:formula="of:=[.H163]-[.K163]" office:value-type="float" office:value="-198.3462" calcext:value-type="float">
            <text:p>-198.3462</text:p>
          </table:table-cell>
          <table:table-cell/>
          <table:table-cell office:value-type="float" office:value="5807.5507" calcext:value-type="float">
            <text:p>5807.5507</text:p>
          </table:table-cell>
          <table:table-cell table:formula="of:=[.K163]-[.N163]" office:value-type="float" office:value="0" calcext:value-type="float">
            <text:p>0</text:p>
          </table:table-cell>
          <table:table-cell/>
          <table:table-cell office:value-type="float" office:value="5807.5507" calcext:value-type="float">
            <text:p>5807.5507</text:p>
          </table:table-cell>
          <table:table-cell table:formula="of:=[.N163]-[.Q163]" office:value-type="float" office:value="0" calcext:value-type="float">
            <text:p>0</text:p>
          </table:table-cell>
          <table:table-cell/>
          <table:table-cell office:value-type="float" office:value="6309" calcext:value-type="float">
            <text:p>6309</text:p>
          </table:table-cell>
          <table:table-cell table:formula="of:=[.Q163]-[.T163]" office:value-type="float" office:value="-501.4493" calcext:value-type="float">
            <text:p>-501.4493</text:p>
          </table:table-cell>
          <table:table-cell/>
          <table:table-cell office:value-type="float" office:value="6309" calcext:value-type="float">
            <text:p>6309</text:p>
          </table:table-cell>
          <table:table-cell table:formula="of:=[.T163]-[.W163]" office:value-type="float" office:value="0" calcext:value-type="float">
            <text:p>0</text:p>
          </table:table-cell>
          <table:table-cell/>
          <table:table-cell office:value-type="float" office:value="6309" calcext:value-type="float">
            <text:p>6309</text:p>
          </table:table-cell>
          <table:table-cell table:number-columns-repeated="2"/>
          <table:table-cell office:value-type="float" office:value="6309" calcext:value-type="float">
            <text:p>6309</text:p>
          </table:table-cell>
          <table:table-cell table:formula="of:=[.Z163]-[.AC163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47452H00M00S" calcext:value-type="time">
            <text:p>47452:00:00</text:p>
          </table:table-cell>
          <table:table-cell office:value-type="float" office:value="7300.4449" calcext:value-type="float">
            <text:p>7300.4449</text:p>
          </table:table-cell>
          <table:table-cell table:number-columns-repeated="2"/>
          <table:table-cell office:value-type="float" office:value="7825.7409" calcext:value-type="float">
            <text:p>7825.7409</text:p>
          </table:table-cell>
          <table:table-cell table:formula="of:=[.B164]-[.E164]" office:value-type="float" office:value="-525.295999999999" calcext:value-type="float">
            <text:p>-525.296</text:p>
          </table:table-cell>
          <table:table-cell/>
          <table:table-cell office:value-type="float" office:value="8024.4375" calcext:value-type="float">
            <text:p>8024.4375</text:p>
          </table:table-cell>
          <table:table-cell table:formula="of:=[.E164]-[.H164]" office:value-type="float" office:value="-198.6966" calcext:value-type="float">
            <text:p>-198.6966</text:p>
          </table:table-cell>
          <table:table-cell/>
          <table:table-cell office:value-type="float" office:value="8260.8" calcext:value-type="float">
            <text:p>8260.8</text:p>
          </table:table-cell>
          <table:table-cell table:formula="of:=[.H164]-[.K164]" office:value-type="float" office:value="-236.362499999999" calcext:value-type="float">
            <text:p>-236.3625</text:p>
          </table:table-cell>
          <table:table-cell/>
          <table:table-cell office:value-type="float" office:value="8260.8" calcext:value-type="float">
            <text:p>8260.8</text:p>
          </table:table-cell>
          <table:table-cell table:formula="of:=[.K164]-[.N164]" office:value-type="float" office:value="0" calcext:value-type="float">
            <text:p>0</text:p>
          </table:table-cell>
          <table:table-cell/>
          <table:table-cell office:value-type="float" office:value="8260.8" calcext:value-type="float">
            <text:p>8260.8</text:p>
          </table:table-cell>
          <table:table-cell table:formula="of:=[.N164]-[.Q164]" office:value-type="float" office:value="0" calcext:value-type="float">
            <text:p>0</text:p>
          </table:table-cell>
          <table:table-cell/>
          <table:table-cell office:value-type="float" office:value="9395" calcext:value-type="float">
            <text:p>9395</text:p>
          </table:table-cell>
          <table:table-cell table:formula="of:=[.Q164]-[.T164]" office:value-type="float" office:value="-1134.2" calcext:value-type="float">
            <text:p>-1134.2</text:p>
          </table:table-cell>
          <table:table-cell/>
          <table:table-cell office:value-type="float" office:value="9395" calcext:value-type="float">
            <text:p>9395</text:p>
          </table:table-cell>
          <table:table-cell table:formula="of:=[.T164]-[.W164]" office:value-type="float" office:value="0" calcext:value-type="float">
            <text:p>0</text:p>
          </table:table-cell>
          <table:table-cell/>
          <table:table-cell office:value-type="float" office:value="9395" calcext:value-type="float">
            <text:p>9395</text:p>
          </table:table-cell>
          <table:table-cell table:number-columns-repeated="2"/>
          <table:table-cell office:value-type="float" office:value="9395" calcext:value-type="float">
            <text:p>9395</text:p>
          </table:table-cell>
          <table:table-cell table:formula="of:=[.Z164]-[.AC164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49220H00M00S" calcext:value-type="time">
            <text:p>49220:00:00</text:p>
          </table:table-cell>
          <table:table-cell office:value-type="float" office:value="4543.125" calcext:value-type="float">
            <text:p>4543.125</text:p>
          </table:table-cell>
          <table:table-cell table:number-columns-repeated="2"/>
          <table:table-cell office:value-type="float" office:value="4543.125" calcext:value-type="float">
            <text:p>4543.125</text:p>
          </table:table-cell>
          <table:table-cell table:formula="of:=[.B165]-[.E165]" office:value-type="float" office:value="0" calcext:value-type="float">
            <text:p>0</text:p>
          </table:table-cell>
          <table:table-cell/>
          <table:table-cell office:value-type="float" office:value="4592.3333" calcext:value-type="float">
            <text:p>4592.3333</text:p>
          </table:table-cell>
          <table:table-cell table:formula="of:=[.E165]-[.H165]" office:value-type="float" office:value="-49.2083000000002" calcext:value-type="float">
            <text:p>-49.2083</text:p>
          </table:table-cell>
          <table:table-cell/>
          <table:table-cell office:value-type="float" office:value="4592.3333" calcext:value-type="float">
            <text:p>4592.3333</text:p>
          </table:table-cell>
          <table:table-cell table:formula="of:=[.H165]-[.K165]" office:value-type="float" office:value="0" calcext:value-type="float">
            <text:p>0</text:p>
          </table:table-cell>
          <table:table-cell/>
          <table:table-cell office:value-type="float" office:value="4592.3333" calcext:value-type="float">
            <text:p>4592.3333</text:p>
          </table:table-cell>
          <table:table-cell table:formula="of:=[.K165]-[.N165]" office:value-type="float" office:value="0" calcext:value-type="float">
            <text:p>0</text:p>
          </table:table-cell>
          <table:table-cell/>
          <table:table-cell office:value-type="float" office:value="4592.3333" calcext:value-type="float">
            <text:p>4592.3333</text:p>
          </table:table-cell>
          <table:table-cell table:formula="of:=[.N165]-[.Q165]" office:value-type="float" office:value="0" calcext:value-type="float">
            <text:p>0</text:p>
          </table:table-cell>
          <table:table-cell/>
          <table:table-cell office:value-type="float" office:value="4634" calcext:value-type="float">
            <text:p>4634</text:p>
          </table:table-cell>
          <table:table-cell table:formula="of:=[.Q165]-[.T165]" office:value-type="float" office:value="-41.6666999999998" calcext:value-type="float">
            <text:p>-41.6667</text:p>
          </table:table-cell>
          <table:table-cell/>
          <table:table-cell office:value-type="float" office:value="4634" calcext:value-type="float">
            <text:p>4634</text:p>
          </table:table-cell>
          <table:table-cell table:formula="of:=[.T165]-[.W165]" office:value-type="float" office:value="0" calcext:value-type="float">
            <text:p>0</text:p>
          </table:table-cell>
          <table:table-cell/>
          <table:table-cell office:value-type="float" office:value="4634" calcext:value-type="float">
            <text:p>4634</text:p>
          </table:table-cell>
          <table:table-cell table:number-columns-repeated="2"/>
          <table:table-cell office:value-type="float" office:value="4634" calcext:value-type="float">
            <text:p>4634</text:p>
          </table:table-cell>
          <table:table-cell table:formula="of:=[.Z165]-[.AC165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47273H00M00S" calcext:value-type="time">
            <text:p>47273:00:00</text:p>
          </table:table-cell>
          <table:table-cell office:value-type="float" office:value="18609.4371" calcext:value-type="float">
            <text:p>18609.4371</text:p>
          </table:table-cell>
          <table:table-cell table:number-columns-repeated="2"/>
          <table:table-cell office:value-type="float" office:value="19444.0723" calcext:value-type="float">
            <text:p>19444.0723</text:p>
          </table:table-cell>
          <table:table-cell table:formula="of:=[.B166]-[.E166]" office:value-type="float" office:value="-834.635200000001" calcext:value-type="float">
            <text:p>-834.6352</text:p>
          </table:table-cell>
          <table:table-cell/>
          <table:table-cell office:value-type="float" office:value="20532.869" calcext:value-type="float">
            <text:p>20532.869</text:p>
          </table:table-cell>
          <table:table-cell table:formula="of:=[.E166]-[.H166]" office:value-type="float" office:value="-1088.7967" calcext:value-type="float">
            <text:p>-1088.7967</text:p>
          </table:table-cell>
          <table:table-cell/>
          <table:table-cell office:value-type="float" office:value="21384.6262" calcext:value-type="float">
            <text:p>21384.6262</text:p>
          </table:table-cell>
          <table:table-cell table:formula="of:=[.H166]-[.K166]" office:value-type="float" office:value="-851.7572" calcext:value-type="float">
            <text:p>-851.7572</text:p>
          </table:table-cell>
          <table:table-cell/>
          <table:table-cell office:value-type="float" office:value="21384.6262" calcext:value-type="float">
            <text:p>21384.6262</text:p>
          </table:table-cell>
          <table:table-cell table:formula="of:=[.K166]-[.N166]" office:value-type="float" office:value="0" calcext:value-type="float">
            <text:p>0</text:p>
          </table:table-cell>
          <table:table-cell/>
          <table:table-cell office:value-type="float" office:value="21384.6262" calcext:value-type="float">
            <text:p>21384.6262</text:p>
          </table:table-cell>
          <table:table-cell table:formula="of:=[.N166]-[.Q166]" office:value-type="float" office:value="0" calcext:value-type="float">
            <text:p>0</text:p>
          </table:table-cell>
          <table:table-cell/>
          <table:table-cell office:value-type="float" office:value="23632" calcext:value-type="float">
            <text:p>23632</text:p>
          </table:table-cell>
          <table:table-cell table:formula="of:=[.Q166]-[.T166]" office:value-type="float" office:value="-2247.3738" calcext:value-type="float">
            <text:p>-2247.3738</text:p>
          </table:table-cell>
          <table:table-cell/>
          <table:table-cell office:value-type="float" office:value="23632" calcext:value-type="float">
            <text:p>23632</text:p>
          </table:table-cell>
          <table:table-cell table:formula="of:=[.T166]-[.W166]" office:value-type="float" office:value="0" calcext:value-type="float">
            <text:p>0</text:p>
          </table:table-cell>
          <table:table-cell/>
          <table:table-cell office:value-type="float" office:value="23632" calcext:value-type="float">
            <text:p>23632</text:p>
          </table:table-cell>
          <table:table-cell table:number-columns-repeated="2"/>
          <table:table-cell office:value-type="float" office:value="23632" calcext:value-type="float">
            <text:p>23632</text:p>
          </table:table-cell>
          <table:table-cell table:formula="of:=[.Z166]-[.AC166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9271H00M00S" calcext:value-type="time">
            <text:p>9271:00:00</text:p>
          </table:table-cell>
          <table:table-cell office:value-type="float" office:value="5637" calcext:value-type="float">
            <text:p>5637</text:p>
          </table:table-cell>
          <table:table-cell table:number-columns-repeated="2"/>
          <table:table-cell office:value-type="float" office:value="5637" calcext:value-type="float">
            <text:p>5637</text:p>
          </table:table-cell>
          <table:table-cell table:formula="of:=[.B167]-[.E167]" office:value-type="float" office:value="0" calcext:value-type="float">
            <text:p>0</text:p>
          </table:table-cell>
          <table:table-cell/>
          <table:table-cell office:value-type="float" office:value="6060.5" calcext:value-type="float">
            <text:p>6060.5</text:p>
          </table:table-cell>
          <table:table-cell table:formula="of:=[.E167]-[.H167]" office:value-type="float" office:value="-423.5" calcext:value-type="float">
            <text:p>-423.5</text:p>
          </table:table-cell>
          <table:table-cell/>
          <table:table-cell office:value-type="float" office:value="6060.5" calcext:value-type="float">
            <text:p>6060.5</text:p>
          </table:table-cell>
          <table:table-cell table:formula="of:=[.H167]-[.K167]" office:value-type="float" office:value="0" calcext:value-type="float">
            <text:p>0</text:p>
          </table:table-cell>
          <table:table-cell/>
          <table:table-cell office:value-type="float" office:value="6060.5" calcext:value-type="float">
            <text:p>6060.5</text:p>
          </table:table-cell>
          <table:table-cell table:formula="of:=[.K167]-[.N167]" office:value-type="float" office:value="0" calcext:value-type="float">
            <text:p>0</text:p>
          </table:table-cell>
          <table:table-cell/>
          <table:table-cell office:value-type="float" office:value="6060.5" calcext:value-type="float">
            <text:p>6060.5</text:p>
          </table:table-cell>
          <table:table-cell table:formula="of:=[.N167]-[.Q167]" office:value-type="float" office:value="0" calcext:value-type="float">
            <text:p>0</text:p>
          </table:table-cell>
          <table:table-cell/>
          <table:table-cell office:value-type="float" office:value="6613" calcext:value-type="float">
            <text:p>6613</text:p>
          </table:table-cell>
          <table:table-cell table:formula="of:=[.Q167]-[.T167]" office:value-type="float" office:value="-552.5" calcext:value-type="float">
            <text:p>-552.5</text:p>
          </table:table-cell>
          <table:table-cell/>
          <table:table-cell office:value-type="float" office:value="6613" calcext:value-type="float">
            <text:p>6613</text:p>
          </table:table-cell>
          <table:table-cell table:formula="of:=[.T167]-[.W167]" office:value-type="float" office:value="0" calcext:value-type="float">
            <text:p>0</text:p>
          </table:table-cell>
          <table:table-cell/>
          <table:table-cell office:value-type="float" office:value="6613" calcext:value-type="float">
            <text:p>6613</text:p>
          </table:table-cell>
          <table:table-cell table:number-columns-repeated="2"/>
          <table:table-cell office:value-type="float" office:value="6613" calcext:value-type="float">
            <text:p>6613</text:p>
          </table:table-cell>
          <table:table-cell table:formula="of:=[.Z167]-[.AC167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64417H00M00S" calcext:value-type="time">
            <text:p>64417:00:00</text:p>
          </table:table-cell>
          <table:table-cell office:value-type="float" office:value="16062.4927" calcext:value-type="float">
            <text:p>16062.4927</text:p>
          </table:table-cell>
          <table:table-cell table:number-columns-repeated="2"/>
          <table:table-cell office:value-type="float" office:value="16404.8945" calcext:value-type="float">
            <text:p>16404.8945</text:p>
          </table:table-cell>
          <table:table-cell table:formula="of:=[.B168]-[.E168]" office:value-type="float" office:value="-342.401799999998" calcext:value-type="float">
            <text:p>-342.4018</text:p>
          </table:table-cell>
          <table:table-cell/>
          <table:table-cell office:value-type="float" office:value="17784.1983" calcext:value-type="float">
            <text:p>17784.1983</text:p>
          </table:table-cell>
          <table:table-cell table:formula="of:=[.E168]-[.H168]" office:value-type="float" office:value="-1379.3038" calcext:value-type="float">
            <text:p>-1379.3038</text:p>
          </table:table-cell>
          <table:table-cell/>
          <table:table-cell office:value-type="float" office:value="17885.9167" calcext:value-type="float">
            <text:p>17885.9167</text:p>
          </table:table-cell>
          <table:table-cell table:formula="of:=[.H168]-[.K168]" office:value-type="float" office:value="-101.718400000002" calcext:value-type="float">
            <text:p>-101.7184</text:p>
          </table:table-cell>
          <table:table-cell/>
          <table:table-cell office:value-type="float" office:value="17885.9167" calcext:value-type="float">
            <text:p>17885.9167</text:p>
          </table:table-cell>
          <table:table-cell table:formula="of:=[.K168]-[.N168]" office:value-type="float" office:value="0" calcext:value-type="float">
            <text:p>0</text:p>
          </table:table-cell>
          <table:table-cell/>
          <table:table-cell office:value-type="float" office:value="17885.9167" calcext:value-type="float">
            <text:p>17885.9167</text:p>
          </table:table-cell>
          <table:table-cell table:formula="of:=[.N168]-[.Q168]" office:value-type="float" office:value="0" calcext:value-type="float">
            <text:p>0</text:p>
          </table:table-cell>
          <table:table-cell/>
          <table:table-cell office:value-type="float" office:value="18699" calcext:value-type="float">
            <text:p>18699</text:p>
          </table:table-cell>
          <table:table-cell table:formula="of:=[.Q168]-[.T168]" office:value-type="float" office:value="-813.083299999999" calcext:value-type="float">
            <text:p>-813.0833</text:p>
          </table:table-cell>
          <table:table-cell/>
          <table:table-cell office:value-type="float" office:value="18699" calcext:value-type="float">
            <text:p>18699</text:p>
          </table:table-cell>
          <table:table-cell table:formula="of:=[.T168]-[.W168]" office:value-type="float" office:value="0" calcext:value-type="float">
            <text:p>0</text:p>
          </table:table-cell>
          <table:table-cell/>
          <table:table-cell office:value-type="float" office:value="18699" calcext:value-type="float">
            <text:p>18699</text:p>
          </table:table-cell>
          <table:table-cell table:number-columns-repeated="2"/>
          <table:table-cell office:value-type="float" office:value="18699" calcext:value-type="float">
            <text:p>18699</text:p>
          </table:table-cell>
          <table:table-cell table:formula="of:=[.Z168]-[.AC168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19120H00M00S" calcext:value-type="time">
            <text:p>19120:00:00</text:p>
          </table:table-cell>
          <table:table-cell office:value-type="float" office:value="8237.4706" calcext:value-type="float">
            <text:p>8237.4706</text:p>
          </table:table-cell>
          <table:table-cell table:number-columns-repeated="2"/>
          <table:table-cell office:value-type="float" office:value="8973.6778" calcext:value-type="float">
            <text:p>8973.6778</text:p>
          </table:table-cell>
          <table:table-cell table:formula="of:=[.B169]-[.E169]" office:value-type="float" office:value="-736.207199999999" calcext:value-type="float">
            <text:p>-736.2072</text:p>
          </table:table-cell>
          <table:table-cell/>
          <table:table-cell office:value-type="float" office:value="9146.7708" calcext:value-type="float">
            <text:p>9146.7708</text:p>
          </table:table-cell>
          <table:table-cell table:formula="of:=[.E169]-[.H169]" office:value-type="float" office:value="-173.093000000001" calcext:value-type="float">
            <text:p>-173.093</text:p>
          </table:table-cell>
          <table:table-cell/>
          <table:table-cell office:value-type="float" office:value="9753" calcext:value-type="float">
            <text:p>9753</text:p>
          </table:table-cell>
          <table:table-cell table:formula="of:=[.H169]-[.K169]" office:value-type="float" office:value="-606.2292" calcext:value-type="float">
            <text:p>-606.2292</text:p>
          </table:table-cell>
          <table:table-cell/>
          <table:table-cell office:value-type="float" office:value="9753" calcext:value-type="float">
            <text:p>9753</text:p>
          </table:table-cell>
          <table:table-cell table:formula="of:=[.K169]-[.N169]" office:value-type="float" office:value="0" calcext:value-type="float">
            <text:p>0</text:p>
          </table:table-cell>
          <table:table-cell/>
          <table:table-cell office:value-type="float" office:value="9753" calcext:value-type="float">
            <text:p>9753</text:p>
          </table:table-cell>
          <table:table-cell table:formula="of:=[.N169]-[.Q169]" office:value-type="float" office:value="0" calcext:value-type="float">
            <text:p>0</text:p>
          </table:table-cell>
          <table:table-cell/>
          <table:table-cell office:value-type="float" office:value="12475" calcext:value-type="float">
            <text:p>12475</text:p>
          </table:table-cell>
          <table:table-cell table:formula="of:=[.Q169]-[.T169]" office:value-type="float" office:value="-2722" calcext:value-type="float">
            <text:p>-2722</text:p>
          </table:table-cell>
          <table:table-cell/>
          <table:table-cell office:value-type="float" office:value="12475" calcext:value-type="float">
            <text:p>12475</text:p>
          </table:table-cell>
          <table:table-cell table:formula="of:=[.T169]-[.W169]" office:value-type="float" office:value="0" calcext:value-type="float">
            <text:p>0</text:p>
          </table:table-cell>
          <table:table-cell/>
          <table:table-cell office:value-type="float" office:value="12475" calcext:value-type="float">
            <text:p>12475</text:p>
          </table:table-cell>
          <table:table-cell table:number-columns-repeated="2"/>
          <table:table-cell office:value-type="float" office:value="12475" calcext:value-type="float">
            <text:p>12475</text:p>
          </table:table-cell>
          <table:table-cell table:formula="of:=[.Z169]-[.AC169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27578H00M00S" calcext:value-type="time">
            <text:p>27578:00:00</text:p>
          </table:table-cell>
          <table:table-cell office:value-type="float" office:value="8217.1667" calcext:value-type="float">
            <text:p>8217.1667</text:p>
          </table:table-cell>
          <table:table-cell table:number-columns-repeated="2"/>
          <table:table-cell office:value-type="float" office:value="8222.8333" calcext:value-type="float">
            <text:p>8222.8333</text:p>
          </table:table-cell>
          <table:table-cell table:formula="of:=[.B170]-[.E170]" office:value-type="float" office:value="-5.66660000000047" calcext:value-type="float">
            <text:p>-5.6666</text:p>
          </table:table-cell>
          <table:table-cell/>
          <table:table-cell office:value-type="float" office:value="8770.8333" calcext:value-type="float">
            <text:p>8770.8333</text:p>
          </table:table-cell>
          <table:table-cell table:formula="of:=[.E170]-[.H170]" office:value-type="float" office:value="-548" calcext:value-type="float">
            <text:p>-548</text:p>
          </table:table-cell>
          <table:table-cell/>
          <table:table-cell office:value-type="float" office:value="8770.8333" calcext:value-type="float">
            <text:p>8770.8333</text:p>
          </table:table-cell>
          <table:table-cell table:formula="of:=[.H170]-[.K170]" office:value-type="float" office:value="0" calcext:value-type="float">
            <text:p>0</text:p>
          </table:table-cell>
          <table:table-cell/>
          <table:table-cell office:value-type="float" office:value="8770.8333" calcext:value-type="float">
            <text:p>8770.8333</text:p>
          </table:table-cell>
          <table:table-cell table:formula="of:=[.K170]-[.N170]" office:value-type="float" office:value="0" calcext:value-type="float">
            <text:p>0</text:p>
          </table:table-cell>
          <table:table-cell/>
          <table:table-cell office:value-type="float" office:value="8770.8333" calcext:value-type="float">
            <text:p>8770.8333</text:p>
          </table:table-cell>
          <table:table-cell table:formula="of:=[.N170]-[.Q170]" office:value-type="float" office:value="0" calcext:value-type="float">
            <text:p>0</text:p>
          </table:table-cell>
          <table:table-cell/>
          <table:table-cell office:value-type="float" office:value="10874" calcext:value-type="float">
            <text:p>10874</text:p>
          </table:table-cell>
          <table:table-cell table:formula="of:=[.Q170]-[.T170]" office:value-type="float" office:value="-2103.1667" calcext:value-type="float">
            <text:p>-2103.1667</text:p>
          </table:table-cell>
          <table:table-cell/>
          <table:table-cell office:value-type="float" office:value="10874" calcext:value-type="float">
            <text:p>10874</text:p>
          </table:table-cell>
          <table:table-cell table:formula="of:=[.T170]-[.W170]" office:value-type="float" office:value="0" calcext:value-type="float">
            <text:p>0</text:p>
          </table:table-cell>
          <table:table-cell/>
          <table:table-cell office:value-type="float" office:value="10874" calcext:value-type="float">
            <text:p>10874</text:p>
          </table:table-cell>
          <table:table-cell table:number-columns-repeated="2"/>
          <table:table-cell office:value-type="float" office:value="10874" calcext:value-type="float">
            <text:p>10874</text:p>
          </table:table-cell>
          <table:table-cell table:formula="of:=[.Z170]-[.AC170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52567H00M00S" calcext:value-type="time">
            <text:p>52567:00:00</text:p>
          </table:table-cell>
          <table:table-cell office:value-type="float" office:value="9908.6111" calcext:value-type="float">
            <text:p>9908.6111</text:p>
          </table:table-cell>
          <table:table-cell table:number-columns-repeated="2"/>
          <table:table-cell office:value-type="float" office:value="10212.9333" calcext:value-type="float">
            <text:p>10212.9333</text:p>
          </table:table-cell>
          <table:table-cell table:formula="of:=[.B171]-[.E171]" office:value-type="float" office:value="-304.322200000001" calcext:value-type="float">
            <text:p>-304.3222</text:p>
          </table:table-cell>
          <table:table-cell/>
          <table:table-cell office:value-type="float" office:value="10438.2556" calcext:value-type="float">
            <text:p>10438.2556</text:p>
          </table:table-cell>
          <table:table-cell table:formula="of:=[.E171]-[.H171]" office:value-type="float" office:value="-225.3223" calcext:value-type="float">
            <text:p>-225.3223</text:p>
          </table:table-cell>
          <table:table-cell/>
          <table:table-cell office:value-type="float" office:value="10628.4667" calcext:value-type="float">
            <text:p>10628.4667</text:p>
          </table:table-cell>
          <table:table-cell table:formula="of:=[.H171]-[.K171]" office:value-type="float" office:value="-190.2111" calcext:value-type="float">
            <text:p>-190.2111</text:p>
          </table:table-cell>
          <table:table-cell/>
          <table:table-cell office:value-type="float" office:value="10628.4667" calcext:value-type="float">
            <text:p>10628.4667</text:p>
          </table:table-cell>
          <table:table-cell table:formula="of:=[.K171]-[.N171]" office:value-type="float" office:value="0" calcext:value-type="float">
            <text:p>0</text:p>
          </table:table-cell>
          <table:table-cell/>
          <table:table-cell office:value-type="float" office:value="10628.4667" calcext:value-type="float">
            <text:p>10628.4667</text:p>
          </table:table-cell>
          <table:table-cell table:formula="of:=[.N171]-[.Q171]" office:value-type="float" office:value="0" calcext:value-type="float">
            <text:p>0</text:p>
          </table:table-cell>
          <table:table-cell/>
          <table:table-cell office:value-type="float" office:value="15474" calcext:value-type="float">
            <text:p>15474</text:p>
          </table:table-cell>
          <table:table-cell table:formula="of:=[.Q171]-[.T171]" office:value-type="float" office:value="-4845.5333" calcext:value-type="float">
            <text:p>-4845.5333</text:p>
          </table:table-cell>
          <table:table-cell/>
          <table:table-cell office:value-type="float" office:value="15474" calcext:value-type="float">
            <text:p>15474</text:p>
          </table:table-cell>
          <table:table-cell table:formula="of:=[.T171]-[.W171]" office:value-type="float" office:value="0" calcext:value-type="float">
            <text:p>0</text:p>
          </table:table-cell>
          <table:table-cell/>
          <table:table-cell office:value-type="float" office:value="15474" calcext:value-type="float">
            <text:p>15474</text:p>
          </table:table-cell>
          <table:table-cell table:number-columns-repeated="2"/>
          <table:table-cell office:value-type="float" office:value="15474" calcext:value-type="float">
            <text:p>15474</text:p>
          </table:table-cell>
          <table:table-cell table:formula="of:=[.Z171]-[.AC171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8868H00M00S" calcext:value-type="time">
            <text:p>8868:00:00</text:p>
          </table:table-cell>
          <table:table-cell office:value-type="float" office:value="9878.6862" calcext:value-type="float">
            <text:p>9878.6862</text:p>
          </table:table-cell>
          <table:table-cell table:number-columns-repeated="2"/>
          <table:table-cell office:value-type="float" office:value="10982.4302" calcext:value-type="float">
            <text:p>10982.4302</text:p>
          </table:table-cell>
          <table:table-cell table:formula="of:=[.B172]-[.E172]" office:value-type="float" office:value="-1103.744" calcext:value-type="float">
            <text:p>-1103.744</text:p>
          </table:table-cell>
          <table:table-cell/>
          <table:table-cell office:value-type="float" office:value="10785.7012" calcext:value-type="float">
            <text:p>10785.7012</text:p>
          </table:table-cell>
          <table:table-cell table:formula="of:=[.E172]-[.H172]" office:value-type="float" office:value="196.729000000001" calcext:value-type="float">
            <text:p>196.729</text:p>
          </table:table-cell>
          <table:table-cell/>
          <table:table-cell office:value-type="float" office:value="11955.7838" calcext:value-type="float">
            <text:p>11955.7838</text:p>
          </table:table-cell>
          <table:table-cell table:formula="of:=[.H172]-[.K172]" office:value-type="float" office:value="-1170.0826" calcext:value-type="float">
            <text:p>-1170.0826</text:p>
          </table:table-cell>
          <table:table-cell/>
          <table:table-cell office:value-type="float" office:value="11955.7838" calcext:value-type="float">
            <text:p>11955.7838</text:p>
          </table:table-cell>
          <table:table-cell table:formula="of:=[.K172]-[.N172]" office:value-type="float" office:value="0" calcext:value-type="float">
            <text:p>0</text:p>
          </table:table-cell>
          <table:table-cell/>
          <table:table-cell office:value-type="float" office:value="11955.7838" calcext:value-type="float">
            <text:p>11955.7838</text:p>
          </table:table-cell>
          <table:table-cell table:formula="of:=[.N172]-[.Q172]" office:value-type="float" office:value="0" calcext:value-type="float">
            <text:p>0</text:p>
          </table:table-cell>
          <table:table-cell/>
          <table:table-cell office:value-type="float" office:value="14832" calcext:value-type="float">
            <text:p>14832</text:p>
          </table:table-cell>
          <table:table-cell table:formula="of:=[.Q172]-[.T172]" office:value-type="float" office:value="-2876.2162" calcext:value-type="float">
            <text:p>-2876.2162</text:p>
          </table:table-cell>
          <table:table-cell/>
          <table:table-cell office:value-type="float" office:value="14832" calcext:value-type="float">
            <text:p>14832</text:p>
          </table:table-cell>
          <table:table-cell table:formula="of:=[.T172]-[.W172]" office:value-type="float" office:value="0" calcext:value-type="float">
            <text:p>0</text:p>
          </table:table-cell>
          <table:table-cell/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14832" calcext:value-type="float">
            <text:p>14832</text:p>
          </table:table-cell>
          <table:table-cell table:formula="of:=[.Z172]-[.AC172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32245H00M00S" calcext:value-type="time">
            <text:p>32245:00:00</text:p>
          </table:table-cell>
          <table:table-cell office:value-type="float" office:value="6703.2878" calcext:value-type="float">
            <text:p>6703.2878</text:p>
          </table:table-cell>
          <table:table-cell table:number-columns-repeated="2"/>
          <table:table-cell office:value-type="float" office:value="7181.2917" calcext:value-type="float">
            <text:p>7181.2917</text:p>
          </table:table-cell>
          <table:table-cell table:formula="of:=[.B173]-[.E173]" office:value-type="float" office:value="-478.0039" calcext:value-type="float">
            <text:p>-478.0039</text:p>
          </table:table-cell>
          <table:table-cell/>
          <table:table-cell office:value-type="float" office:value="7285.6523" calcext:value-type="float">
            <text:p>7285.6523</text:p>
          </table:table-cell>
          <table:table-cell table:formula="of:=[.E173]-[.H173]" office:value-type="float" office:value="-104.3606" calcext:value-type="float">
            <text:p>-104.3606</text:p>
          </table:table-cell>
          <table:table-cell/>
          <table:table-cell office:value-type="float" office:value="7712.0417" calcext:value-type="float">
            <text:p>7712.0417</text:p>
          </table:table-cell>
          <table:table-cell table:formula="of:=[.H173]-[.K173]" office:value-type="float" office:value="-426.3894" calcext:value-type="float">
            <text:p>-426.3894</text:p>
          </table:table-cell>
          <table:table-cell/>
          <table:table-cell office:value-type="float" office:value="7712.0417" calcext:value-type="float">
            <text:p>7712.0417</text:p>
          </table:table-cell>
          <table:table-cell table:formula="of:=[.K173]-[.N173]" office:value-type="float" office:value="0" calcext:value-type="float">
            <text:p>0</text:p>
          </table:table-cell>
          <table:table-cell/>
          <table:table-cell office:value-type="float" office:value="7712.0417" calcext:value-type="float">
            <text:p>7712.0417</text:p>
          </table:table-cell>
          <table:table-cell table:formula="of:=[.N173]-[.Q173]" office:value-type="float" office:value="0" calcext:value-type="float">
            <text:p>0</text:p>
          </table:table-cell>
          <table:table-cell/>
          <table:table-cell office:value-type="float" office:value="12026" calcext:value-type="float">
            <text:p>12026</text:p>
          </table:table-cell>
          <table:table-cell table:formula="of:=[.Q173]-[.T173]" office:value-type="float" office:value="-4313.9583" calcext:value-type="float">
            <text:p>-4313.9583</text:p>
          </table:table-cell>
          <table:table-cell/>
          <table:table-cell office:value-type="float" office:value="12026" calcext:value-type="float">
            <text:p>12026</text:p>
          </table:table-cell>
          <table:table-cell table:formula="of:=[.T173]-[.W173]" office:value-type="float" office:value="0" calcext:value-type="float">
            <text:p>0</text:p>
          </table:table-cell>
          <table:table-cell/>
          <table:table-cell office:value-type="float" office:value="12026" calcext:value-type="float">
            <text:p>12026</text:p>
          </table:table-cell>
          <table:table-cell table:number-columns-repeated="2"/>
          <table:table-cell office:value-type="float" office:value="12026" calcext:value-type="float">
            <text:p>12026</text:p>
          </table:table-cell>
          <table:table-cell table:formula="of:=[.Z173]-[.AC173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23751H00M00S" calcext:value-type="time">
            <text:p>23751:00:00</text:p>
          </table:table-cell>
          <table:table-cell office:value-type="float" office:value="13175.0013" calcext:value-type="float">
            <text:p>13175.0013</text:p>
          </table:table-cell>
          <table:table-cell table:number-columns-repeated="2"/>
          <table:table-cell office:value-type="float" office:value="13621.9643" calcext:value-type="float">
            <text:p>13621.9643</text:p>
          </table:table-cell>
          <table:table-cell table:formula="of:=[.B174]-[.E174]" office:value-type="float" office:value="-446.963" calcext:value-type="float">
            <text:p>-446.963</text:p>
          </table:table-cell>
          <table:table-cell/>
          <table:table-cell office:value-type="float" office:value="14123.2889" calcext:value-type="float">
            <text:p>14123.2889</text:p>
          </table:table-cell>
          <table:table-cell table:formula="of:=[.E174]-[.H174]" office:value-type="float" office:value="-501.3246" calcext:value-type="float">
            <text:p>-501.3246</text:p>
          </table:table-cell>
          <table:table-cell/>
          <table:table-cell office:value-type="float" office:value="14489.8" calcext:value-type="float">
            <text:p>14489.8</text:p>
          </table:table-cell>
          <table:table-cell table:formula="of:=[.H174]-[.K174]" office:value-type="float" office:value="-366.5111" calcext:value-type="float">
            <text:p>-366.5111</text:p>
          </table:table-cell>
          <table:table-cell/>
          <table:table-cell office:value-type="float" office:value="14489.8" calcext:value-type="float">
            <text:p>14489.8</text:p>
          </table:table-cell>
          <table:table-cell table:formula="of:=[.K174]-[.N174]" office:value-type="float" office:value="0" calcext:value-type="float">
            <text:p>0</text:p>
          </table:table-cell>
          <table:table-cell/>
          <table:table-cell office:value-type="float" office:value="14489.8" calcext:value-type="float">
            <text:p>14489.8</text:p>
          </table:table-cell>
          <table:table-cell table:formula="of:=[.N174]-[.Q174]" office:value-type="float" office:value="0" calcext:value-type="float">
            <text:p>0</text:p>
          </table:table-cell>
          <table:table-cell/>
          <table:table-cell office:value-type="float" office:value="15654" calcext:value-type="float">
            <text:p>15654</text:p>
          </table:table-cell>
          <table:table-cell table:formula="of:=[.Q174]-[.T174]" office:value-type="float" office:value="-1164.2" calcext:value-type="float">
            <text:p>-1164.2</text:p>
          </table:table-cell>
          <table:table-cell/>
          <table:table-cell office:value-type="float" office:value="15654" calcext:value-type="float">
            <text:p>15654</text:p>
          </table:table-cell>
          <table:table-cell table:formula="of:=[.T174]-[.W174]" office:value-type="float" office:value="0" calcext:value-type="float">
            <text:p>0</text:p>
          </table:table-cell>
          <table:table-cell/>
          <table:table-cell office:value-type="float" office:value="15654" calcext:value-type="float">
            <text:p>15654</text:p>
          </table:table-cell>
          <table:table-cell table:number-columns-repeated="2"/>
          <table:table-cell office:value-type="float" office:value="15654" calcext:value-type="float">
            <text:p>15654</text:p>
          </table:table-cell>
          <table:table-cell table:formula="of:=[.Z174]-[.AC174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29910H00M00S" calcext:value-type="time">
            <text:p>29910:00:00</text:p>
          </table:table-cell>
          <table:table-cell office:value-type="float" office:value="14727.5842" calcext:value-type="float">
            <text:p>14727.5842</text:p>
          </table:table-cell>
          <table:table-cell table:number-columns-repeated="2"/>
          <table:table-cell office:value-type="float" office:value="15560.7505" calcext:value-type="float">
            <text:p>15560.7505</text:p>
          </table:table-cell>
          <table:table-cell table:formula="of:=[.B175]-[.E175]" office:value-type="float" office:value="-833.166300000001" calcext:value-type="float">
            <text:p>-833.1663</text:p>
          </table:table-cell>
          <table:table-cell/>
          <table:table-cell office:value-type="float" office:value="15399.8928" calcext:value-type="float">
            <text:p>15399.8928</text:p>
          </table:table-cell>
          <table:table-cell table:formula="of:=[.E175]-[.H175]" office:value-type="float" office:value="160.8577" calcext:value-type="float">
            <text:p>160.8577</text:p>
          </table:table-cell>
          <table:table-cell/>
          <table:table-cell office:value-type="float" office:value="16157.0303" calcext:value-type="float">
            <text:p>16157.0303</text:p>
          </table:table-cell>
          <table:table-cell table:formula="of:=[.H175]-[.K175]" office:value-type="float" office:value="-757.137500000001" calcext:value-type="float">
            <text:p>-757.1375</text:p>
          </table:table-cell>
          <table:table-cell/>
          <table:table-cell office:value-type="float" office:value="16157.0303" calcext:value-type="float">
            <text:p>16157.0303</text:p>
          </table:table-cell>
          <table:table-cell table:formula="of:=[.K175]-[.N175]" office:value-type="float" office:value="0" calcext:value-type="float">
            <text:p>0</text:p>
          </table:table-cell>
          <table:table-cell/>
          <table:table-cell office:value-type="float" office:value="16157.0303" calcext:value-type="float">
            <text:p>16157.0303</text:p>
          </table:table-cell>
          <table:table-cell table:formula="of:=[.N175]-[.Q175]" office:value-type="float" office:value="0" calcext:value-type="float">
            <text:p>0</text:p>
          </table:table-cell>
          <table:table-cell/>
          <table:table-cell office:value-type="float" office:value="19210" calcext:value-type="float">
            <text:p>19210</text:p>
          </table:table-cell>
          <table:table-cell table:formula="of:=[.Q175]-[.T175]" office:value-type="float" office:value="-3052.9697" calcext:value-type="float">
            <text:p>-3052.9697</text:p>
          </table:table-cell>
          <table:table-cell/>
          <table:table-cell office:value-type="float" office:value="19210" calcext:value-type="float">
            <text:p>19210</text:p>
          </table:table-cell>
          <table:table-cell table:formula="of:=[.T175]-[.W175]" office:value-type="float" office:value="0" calcext:value-type="float">
            <text:p>0</text:p>
          </table:table-cell>
          <table:table-cell/>
          <table:table-cell office:value-type="float" office:value="19210" calcext:value-type="float">
            <text:p>19210</text:p>
          </table:table-cell>
          <table:table-cell table:number-columns-repeated="2"/>
          <table:table-cell office:value-type="float" office:value="19210" calcext:value-type="float">
            <text:p>19210</text:p>
          </table:table-cell>
          <table:table-cell table:formula="of:=[.Z175]-[.AC175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64416H00M00S" calcext:value-type="time">
            <text:p>64416:00:00</text:p>
          </table:table-cell>
          <table:table-cell office:value-type="float" office:value="10046.02" calcext:value-type="float">
            <text:p>10046.02</text:p>
          </table:table-cell>
          <table:table-cell table:number-columns-repeated="2"/>
          <table:table-cell office:value-type="float" office:value="10105" calcext:value-type="float">
            <text:p>10105</text:p>
          </table:table-cell>
          <table:table-cell table:formula="of:=[.B176]-[.E176]" office:value-type="float" office:value="-58.9799999999996" calcext:value-type="float">
            <text:p>-58.98</text:p>
          </table:table-cell>
          <table:table-cell/>
          <table:table-cell office:value-type="float" office:value="10320" calcext:value-type="float">
            <text:p>10320</text:p>
          </table:table-cell>
          <table:table-cell table:formula="of:=[.E176]-[.H176]" office:value-type="float" office:value="-215" calcext:value-type="float">
            <text:p>-215</text:p>
          </table:table-cell>
          <table:table-cell/>
          <table:table-cell office:value-type="float" office:value="10320" calcext:value-type="float">
            <text:p>10320</text:p>
          </table:table-cell>
          <table:table-cell table:formula="of:=[.H176]-[.K176]" office:value-type="float" office:value="0" calcext:value-type="float">
            <text:p>0</text:p>
          </table:table-cell>
          <table:table-cell/>
          <table:table-cell office:value-type="float" office:value="10320" calcext:value-type="float">
            <text:p>10320</text:p>
          </table:table-cell>
          <table:table-cell table:formula="of:=[.K176]-[.N176]" office:value-type="float" office:value="0" calcext:value-type="float">
            <text:p>0</text:p>
          </table:table-cell>
          <table:table-cell/>
          <table:table-cell office:value-type="float" office:value="10320" calcext:value-type="float">
            <text:p>10320</text:p>
          </table:table-cell>
          <table:table-cell table:formula="of:=[.N176]-[.Q176]" office:value-type="float" office:value="0" calcext:value-type="float">
            <text:p>0</text:p>
          </table:table-cell>
          <table:table-cell/>
          <table:table-cell office:value-type="float" office:value="10320" calcext:value-type="float">
            <text:p>10320</text:p>
          </table:table-cell>
          <table:table-cell table:formula="of:=[.Q176]-[.T176]" office:value-type="float" office:value="0" calcext:value-type="float">
            <text:p>0</text:p>
          </table:table-cell>
          <table:table-cell/>
          <table:table-cell office:value-type="float" office:value="10320" calcext:value-type="float">
            <text:p>10320</text:p>
          </table:table-cell>
          <table:table-cell table:formula="of:=[.T176]-[.W176]" office:value-type="float" office:value="0" calcext:value-type="float">
            <text:p>0</text:p>
          </table:table-cell>
          <table:table-cell/>
          <table:table-cell office:value-type="float" office:value="10320" calcext:value-type="float">
            <text:p>10320</text:p>
          </table:table-cell>
          <table:table-cell table:number-columns-repeated="2"/>
          <table:table-cell office:value-type="float" office:value="10320" calcext:value-type="float">
            <text:p>10320</text:p>
          </table:table-cell>
          <table:table-cell table:formula="of:=[.Z176]-[.AC176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53875H00M00S" calcext:value-type="time">
            <text:p>53875:00:00</text:p>
          </table:table-cell>
          <table:table-cell office:value-type="float" office:value="8003.885" calcext:value-type="float">
            <text:p>8003.885</text:p>
          </table:table-cell>
          <table:table-cell table:number-columns-repeated="2"/>
          <table:table-cell office:value-type="float" office:value="9324.2361" calcext:value-type="float">
            <text:p>9324.2361</text:p>
          </table:table-cell>
          <table:table-cell table:formula="of:=[.B177]-[.E177]" office:value-type="float" office:value="-1320.3511" calcext:value-type="float">
            <text:p>-1320.3511</text:p>
          </table:table-cell>
          <table:table-cell/>
          <table:table-cell office:value-type="float" office:value="9165.4024" calcext:value-type="float">
            <text:p>9165.4024</text:p>
          </table:table-cell>
          <table:table-cell table:formula="of:=[.E177]-[.H177]" office:value-type="float" office:value="158.833699999999" calcext:value-type="float">
            <text:p>158.8337</text:p>
          </table:table-cell>
          <table:table-cell/>
          <table:table-cell office:value-type="float" office:value="10017" calcext:value-type="float">
            <text:p>10017</text:p>
          </table:table-cell>
          <table:table-cell table:formula="of:=[.H177]-[.K177]" office:value-type="float" office:value="-851.597599999999" calcext:value-type="float">
            <text:p>-851.5976</text:p>
          </table:table-cell>
          <table:table-cell/>
          <table:table-cell office:value-type="float" office:value="10017" calcext:value-type="float">
            <text:p>10017</text:p>
          </table:table-cell>
          <table:table-cell table:formula="of:=[.K177]-[.N177]" office:value-type="float" office:value="0" calcext:value-type="float">
            <text:p>0</text:p>
          </table:table-cell>
          <table:table-cell/>
          <table:table-cell office:value-type="float" office:value="10017" calcext:value-type="float">
            <text:p>10017</text:p>
          </table:table-cell>
          <table:table-cell table:formula="of:=[.N177]-[.Q177]" office:value-type="float" office:value="0" calcext:value-type="float">
            <text:p>0</text:p>
          </table:table-cell>
          <table:table-cell/>
          <table:table-cell office:value-type="float" office:value="10189" calcext:value-type="float">
            <text:p>10189</text:p>
          </table:table-cell>
          <table:table-cell table:formula="of:=[.Q177]-[.T177]" office:value-type="float" office:value="-172" calcext:value-type="float">
            <text:p>-172</text:p>
          </table:table-cell>
          <table:table-cell/>
          <table:table-cell office:value-type="float" office:value="10189" calcext:value-type="float">
            <text:p>10189</text:p>
          </table:table-cell>
          <table:table-cell table:formula="of:=[.T177]-[.W177]" office:value-type="float" office:value="0" calcext:value-type="float">
            <text:p>0</text:p>
          </table:table-cell>
          <table:table-cell/>
          <table:table-cell office:value-type="float" office:value="10189" calcext:value-type="float">
            <text:p>10189</text:p>
          </table:table-cell>
          <table:table-cell table:number-columns-repeated="2"/>
          <table:table-cell office:value-type="float" office:value="10189" calcext:value-type="float">
            <text:p>10189</text:p>
          </table:table-cell>
          <table:table-cell table:formula="of:=[.Z177]-[.AC177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17564H00M00S" calcext:value-type="time">
            <text:p>17564:00:00</text:p>
          </table:table-cell>
          <table:table-cell office:value-type="float" office:value="16016.75" calcext:value-type="float">
            <text:p>16016.75</text:p>
          </table:table-cell>
          <table:table-cell table:number-columns-repeated="2"/>
          <table:table-cell office:value-type="float" office:value="16252.4167" calcext:value-type="float">
            <text:p>16252.4167</text:p>
          </table:table-cell>
          <table:table-cell table:formula="of:=[.B178]-[.E178]" office:value-type="float" office:value="-235.6667" calcext:value-type="float">
            <text:p>-235.6667</text:p>
          </table:table-cell>
          <table:table-cell/>
          <table:table-cell office:value-type="float" office:value="17468.3182" calcext:value-type="float">
            <text:p>17468.3182</text:p>
          </table:table-cell>
          <table:table-cell table:formula="of:=[.E178]-[.H178]" office:value-type="float" office:value="-1215.9015" calcext:value-type="float">
            <text:p>-1215.9015</text:p>
          </table:table-cell>
          <table:table-cell/>
          <table:table-cell office:value-type="float" office:value="17523" calcext:value-type="float">
            <text:p>17523</text:p>
          </table:table-cell>
          <table:table-cell table:formula="of:=[.H178]-[.K178]" office:value-type="float" office:value="-54.6817999999985" calcext:value-type="float">
            <text:p>-54.6818</text:p>
          </table:table-cell>
          <table:table-cell/>
          <table:table-cell office:value-type="float" office:value="17523" calcext:value-type="float">
            <text:p>17523</text:p>
          </table:table-cell>
          <table:table-cell table:formula="of:=[.K178]-[.N178]" office:value-type="float" office:value="0" calcext:value-type="float">
            <text:p>0</text:p>
          </table:table-cell>
          <table:table-cell/>
          <table:table-cell office:value-type="float" office:value="17523" calcext:value-type="float">
            <text:p>17523</text:p>
          </table:table-cell>
          <table:table-cell table:formula="of:=[.N178]-[.Q178]" office:value-type="float" office:value="0" calcext:value-type="float">
            <text:p>0</text:p>
          </table:table-cell>
          <table:table-cell/>
          <table:table-cell office:value-type="float" office:value="21940" calcext:value-type="float">
            <text:p>21940</text:p>
          </table:table-cell>
          <table:table-cell table:formula="of:=[.Q178]-[.T178]" office:value-type="float" office:value="-4417" calcext:value-type="float">
            <text:p>-4417</text:p>
          </table:table-cell>
          <table:table-cell/>
          <table:table-cell office:value-type="float" office:value="21940" calcext:value-type="float">
            <text:p>21940</text:p>
          </table:table-cell>
          <table:table-cell table:formula="of:=[.T178]-[.W178]" office:value-type="float" office:value="0" calcext:value-type="float">
            <text:p>0</text:p>
          </table:table-cell>
          <table:table-cell/>
          <table:table-cell office:value-type="float" office:value="21940" calcext:value-type="float">
            <text:p>21940</text:p>
          </table:table-cell>
          <table:table-cell table:number-columns-repeated="2"/>
          <table:table-cell office:value-type="float" office:value="21940" calcext:value-type="float">
            <text:p>21940</text:p>
          </table:table-cell>
          <table:table-cell table:formula="of:=[.Z178]-[.AC178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4288H00M00S" calcext:value-type="time">
            <text:p>4288:00:00</text:p>
          </table:table-cell>
          <table:table-cell office:value-type="float" office:value="9364.2834" calcext:value-type="float">
            <text:p>9364.2834</text:p>
          </table:table-cell>
          <table:table-cell table:number-columns-repeated="2"/>
          <table:table-cell office:value-type="float" office:value="10900.3421" calcext:value-type="float">
            <text:p>10900.3421</text:p>
          </table:table-cell>
          <table:table-cell table:formula="of:=[.B179]-[.E179]" office:value-type="float" office:value="-1536.0587" calcext:value-type="float">
            <text:p>-1536.0587</text:p>
          </table:table-cell>
          <table:table-cell/>
          <table:table-cell office:value-type="float" office:value="10537.9583" calcext:value-type="float">
            <text:p>10537.9583</text:p>
          </table:table-cell>
          <table:table-cell table:formula="of:=[.E179]-[.H179]" office:value-type="float" office:value="362.3838" calcext:value-type="float">
            <text:p>362.3838</text:p>
          </table:table-cell>
          <table:table-cell/>
          <table:table-cell office:value-type="float" office:value="11980.8757" calcext:value-type="float">
            <text:p>11980.8757</text:p>
          </table:table-cell>
          <table:table-cell table:formula="of:=[.H179]-[.K179]" office:value-type="float" office:value="-1442.9174" calcext:value-type="float">
            <text:p>-1442.9174</text:p>
          </table:table-cell>
          <table:table-cell/>
          <table:table-cell office:value-type="float" office:value="11980.8757" calcext:value-type="float">
            <text:p>11980.8757</text:p>
          </table:table-cell>
          <table:table-cell table:formula="of:=[.K179]-[.N179]" office:value-type="float" office:value="0" calcext:value-type="float">
            <text:p>0</text:p>
          </table:table-cell>
          <table:table-cell/>
          <table:table-cell office:value-type="float" office:value="11980.8757" calcext:value-type="float">
            <text:p>11980.8757</text:p>
          </table:table-cell>
          <table:table-cell table:formula="of:=[.N179]-[.Q179]" office:value-type="float" office:value="0" calcext:value-type="float">
            <text:p>0</text:p>
          </table:table-cell>
          <table:table-cell/>
          <table:table-cell office:value-type="float" office:value="13593" calcext:value-type="float">
            <text:p>13593</text:p>
          </table:table-cell>
          <table:table-cell table:formula="of:=[.Q179]-[.T179]" office:value-type="float" office:value="-1612.1243" calcext:value-type="float">
            <text:p>-1612.1243</text:p>
          </table:table-cell>
          <table:table-cell/>
          <table:table-cell office:value-type="float" office:value="13593" calcext:value-type="float">
            <text:p>13593</text:p>
          </table:table-cell>
          <table:table-cell table:formula="of:=[.T179]-[.W179]" office:value-type="float" office:value="0" calcext:value-type="float">
            <text:p>0</text:p>
          </table:table-cell>
          <table:table-cell/>
          <table:table-cell office:value-type="float" office:value="13593" calcext:value-type="float">
            <text:p>13593</text:p>
          </table:table-cell>
          <table:table-cell table:number-columns-repeated="2"/>
          <table:table-cell office:value-type="float" office:value="13593" calcext:value-type="float">
            <text:p>13593</text:p>
          </table:table-cell>
          <table:table-cell table:formula="of:=[.Z179]-[.AC179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41589H00M00S" calcext:value-type="time">
            <text:p>41589:00:00</text:p>
          </table:table-cell>
          <table:table-cell office:value-type="float" office:value="12260.8124" calcext:value-type="float">
            <text:p>12260.8124</text:p>
          </table:table-cell>
          <table:table-cell table:number-columns-repeated="2"/>
          <table:table-cell office:value-type="float" office:value="12549.8611" calcext:value-type="float">
            <text:p>12549.8611</text:p>
          </table:table-cell>
          <table:table-cell table:formula="of:=[.B180]-[.E180]" office:value-type="float" office:value="-289.048699999999" calcext:value-type="float">
            <text:p>-289.0487</text:p>
          </table:table-cell>
          <table:table-cell/>
          <table:table-cell office:value-type="float" office:value="13667.2143" calcext:value-type="float">
            <text:p>13667.2143</text:p>
          </table:table-cell>
          <table:table-cell table:formula="of:=[.E180]-[.H180]" office:value-type="float" office:value="-1117.3532" calcext:value-type="float">
            <text:p>-1117.3532</text:p>
          </table:table-cell>
          <table:table-cell/>
          <table:table-cell office:value-type="float" office:value="14323.3125" calcext:value-type="float">
            <text:p>14323.3125</text:p>
          </table:table-cell>
          <table:table-cell table:formula="of:=[.H180]-[.K180]" office:value-type="float" office:value="-656.0982" calcext:value-type="float">
            <text:p>-656.0982</text:p>
          </table:table-cell>
          <table:table-cell/>
          <table:table-cell office:value-type="float" office:value="14323.3125" calcext:value-type="float">
            <text:p>14323.3125</text:p>
          </table:table-cell>
          <table:table-cell table:formula="of:=[.K180]-[.N180]" office:value-type="float" office:value="0" calcext:value-type="float">
            <text:p>0</text:p>
          </table:table-cell>
          <table:table-cell/>
          <table:table-cell office:value-type="float" office:value="14323.3125" calcext:value-type="float">
            <text:p>14323.3125</text:p>
          </table:table-cell>
          <table:table-cell table:formula="of:=[.N180]-[.Q180]" office:value-type="float" office:value="0" calcext:value-type="float">
            <text:p>0</text:p>
          </table:table-cell>
          <table:table-cell/>
          <table:table-cell office:value-type="float" office:value="17771" calcext:value-type="float">
            <text:p>17771</text:p>
          </table:table-cell>
          <table:table-cell table:formula="of:=[.Q180]-[.T180]" office:value-type="float" office:value="-3447.6875" calcext:value-type="float">
            <text:p>-3447.6875</text:p>
          </table:table-cell>
          <table:table-cell/>
          <table:table-cell office:value-type="float" office:value="17771" calcext:value-type="float">
            <text:p>17771</text:p>
          </table:table-cell>
          <table:table-cell table:formula="of:=[.T180]-[.W180]" office:value-type="float" office:value="0" calcext:value-type="float">
            <text:p>0</text:p>
          </table:table-cell>
          <table:table-cell/>
          <table:table-cell office:value-type="float" office:value="17771" calcext:value-type="float">
            <text:p>17771</text:p>
          </table:table-cell>
          <table:table-cell table:number-columns-repeated="2"/>
          <table:table-cell office:value-type="float" office:value="17771" calcext:value-type="float">
            <text:p>17771</text:p>
          </table:table-cell>
          <table:table-cell table:formula="of:=[.Z180]-[.AC180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5688H00M00S" calcext:value-type="time">
            <text:p>5688:00:00</text:p>
          </table:table-cell>
          <table:table-cell office:value-type="float" office:value="13460.1489" calcext:value-type="float">
            <text:p>13460.1489</text:p>
          </table:table-cell>
          <table:table-cell table:number-columns-repeated="2"/>
          <table:table-cell office:value-type="float" office:value="13481.8263" calcext:value-type="float">
            <text:p>13481.8263</text:p>
          </table:table-cell>
          <table:table-cell table:formula="of:=[.B181]-[.E181]" office:value-type="float" office:value="-21.6774000000005" calcext:value-type="float">
            <text:p>-21.6774</text:p>
          </table:table-cell>
          <table:table-cell/>
          <table:table-cell office:value-type="float" office:value="13654.5833" calcext:value-type="float">
            <text:p>13654.5833</text:p>
          </table:table-cell>
          <table:table-cell table:formula="of:=[.E181]-[.H181]" office:value-type="float" office:value="-172.757" calcext:value-type="float">
            <text:p>-172.757</text:p>
          </table:table-cell>
          <table:table-cell/>
          <table:table-cell office:value-type="float" office:value="13694.877" calcext:value-type="float">
            <text:p>13694.877</text:p>
          </table:table-cell>
          <table:table-cell table:formula="of:=[.H181]-[.K181]" office:value-type="float" office:value="-40.2937000000002" calcext:value-type="float">
            <text:p>-40.2937</text:p>
          </table:table-cell>
          <table:table-cell/>
          <table:table-cell office:value-type="float" office:value="13694.877" calcext:value-type="float">
            <text:p>13694.877</text:p>
          </table:table-cell>
          <table:table-cell table:formula="of:=[.K181]-[.N181]" office:value-type="float" office:value="0" calcext:value-type="float">
            <text:p>0</text:p>
          </table:table-cell>
          <table:table-cell/>
          <table:table-cell office:value-type="float" office:value="13694.877" calcext:value-type="float">
            <text:p>13694.877</text:p>
          </table:table-cell>
          <table:table-cell table:formula="of:=[.N181]-[.Q181]" office:value-type="float" office:value="0" calcext:value-type="float">
            <text:p>0</text:p>
          </table:table-cell>
          <table:table-cell/>
          <table:table-cell office:value-type="float" office:value="17219" calcext:value-type="float">
            <text:p>17219</text:p>
          </table:table-cell>
          <table:table-cell table:formula="of:=[.Q181]-[.T181]" office:value-type="float" office:value="-3524.123" calcext:value-type="float">
            <text:p>-3524.123</text:p>
          </table:table-cell>
          <table:table-cell/>
          <table:table-cell office:value-type="float" office:value="17219" calcext:value-type="float">
            <text:p>17219</text:p>
          </table:table-cell>
          <table:table-cell table:formula="of:=[.T181]-[.W181]" office:value-type="float" office:value="0" calcext:value-type="float">
            <text:p>0</text:p>
          </table:table-cell>
          <table:table-cell/>
          <table:table-cell office:value-type="float" office:value="17219" calcext:value-type="float">
            <text:p>17219</text:p>
          </table:table-cell>
          <table:table-cell table:number-columns-repeated="2"/>
          <table:table-cell office:value-type="float" office:value="17219" calcext:value-type="float">
            <text:p>17219</text:p>
          </table:table-cell>
          <table:table-cell table:formula="of:=[.Z181]-[.AC181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51156H00M00S" calcext:value-type="time">
            <text:p>51156:00:00</text:p>
          </table:table-cell>
          <table:table-cell office:value-type="float" office:value="10369.7" calcext:value-type="float">
            <text:p>10369.7</text:p>
          </table:table-cell>
          <table:table-cell table:number-columns-repeated="2"/>
          <table:table-cell office:value-type="float" office:value="10389" calcext:value-type="float">
            <text:p>10389</text:p>
          </table:table-cell>
          <table:table-cell table:formula="of:=[.B182]-[.E182]" office:value-type="float" office:value="-19.2999999999993" calcext:value-type="float">
            <text:p>-19.3</text:p>
          </table:table-cell>
          <table:table-cell/>
          <table:table-cell office:value-type="float" office:value="10940.6667" calcext:value-type="float">
            <text:p>10940.6667</text:p>
          </table:table-cell>
          <table:table-cell table:formula="of:=[.E182]-[.H182]" office:value-type="float" office:value="-551.6667" calcext:value-type="float">
            <text:p>-551.6667</text:p>
          </table:table-cell>
          <table:table-cell/>
          <table:table-cell office:value-type="float" office:value="10995.6667" calcext:value-type="float">
            <text:p>10995.6667</text:p>
          </table:table-cell>
          <table:table-cell table:formula="of:=[.H182]-[.K182]" office:value-type="float" office:value="-55" calcext:value-type="float">
            <text:p>-55</text:p>
          </table:table-cell>
          <table:table-cell/>
          <table:table-cell office:value-type="float" office:value="10995.6667" calcext:value-type="float">
            <text:p>10995.6667</text:p>
          </table:table-cell>
          <table:table-cell table:formula="of:=[.K182]-[.N182]" office:value-type="float" office:value="0" calcext:value-type="float">
            <text:p>0</text:p>
          </table:table-cell>
          <table:table-cell/>
          <table:table-cell office:value-type="float" office:value="10995.6667" calcext:value-type="float">
            <text:p>10995.6667</text:p>
          </table:table-cell>
          <table:table-cell table:formula="of:=[.N182]-[.Q182]" office:value-type="float" office:value="0" calcext:value-type="float">
            <text:p>0</text:p>
          </table:table-cell>
          <table:table-cell/>
          <table:table-cell office:value-type="float" office:value="14076" calcext:value-type="float">
            <text:p>14076</text:p>
          </table:table-cell>
          <table:table-cell table:formula="of:=[.Q182]-[.T182]" office:value-type="float" office:value="-3080.3333" calcext:value-type="float">
            <text:p>-3080.3333</text:p>
          </table:table-cell>
          <table:table-cell/>
          <table:table-cell office:value-type="float" office:value="14076" calcext:value-type="float">
            <text:p>14076</text:p>
          </table:table-cell>
          <table:table-cell table:formula="of:=[.T182]-[.W182]" office:value-type="float" office:value="0" calcext:value-type="float">
            <text:p>0</text:p>
          </table:table-cell>
          <table:table-cell/>
          <table:table-cell office:value-type="float" office:value="14076" calcext:value-type="float">
            <text:p>14076</text:p>
          </table:table-cell>
          <table:table-cell table:number-columns-repeated="2"/>
          <table:table-cell office:value-type="float" office:value="14076" calcext:value-type="float">
            <text:p>14076</text:p>
          </table:table-cell>
          <table:table-cell table:formula="of:=[.Z182]-[.AC182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21682H00M00S" calcext:value-type="time">
            <text:p>21682:00:00</text:p>
          </table:table-cell>
          <table:table-cell office:value-type="float" office:value="6973.0431" calcext:value-type="float">
            <text:p>6973.0431</text:p>
          </table:table-cell>
          <table:table-cell table:number-columns-repeated="2"/>
          <table:table-cell office:value-type="float" office:value="8305.8825" calcext:value-type="float">
            <text:p>8305.8825</text:p>
          </table:table-cell>
          <table:table-cell table:formula="of:=[.B183]-[.E183]" office:value-type="float" office:value="-1332.8394" calcext:value-type="float">
            <text:p>-1332.8394</text:p>
          </table:table-cell>
          <table:table-cell/>
          <table:table-cell office:value-type="float" office:value="8279.5311" calcext:value-type="float">
            <text:p>8279.5311</text:p>
          </table:table-cell>
          <table:table-cell table:formula="of:=[.E183]-[.H183]" office:value-type="float" office:value="26.3513999999996" calcext:value-type="float">
            <text:p>26.3514</text:p>
          </table:table-cell>
          <table:table-cell/>
          <table:table-cell office:value-type="float" office:value="9255.1524" calcext:value-type="float">
            <text:p>9255.1524</text:p>
          </table:table-cell>
          <table:table-cell table:formula="of:=[.H183]-[.K183]" office:value-type="float" office:value="-975.621300000001" calcext:value-type="float">
            <text:p>-975.6213</text:p>
          </table:table-cell>
          <table:table-cell/>
          <table:table-cell office:value-type="float" office:value="9255.1524" calcext:value-type="float">
            <text:p>9255.1524</text:p>
          </table:table-cell>
          <table:table-cell table:formula="of:=[.K183]-[.N183]" office:value-type="float" office:value="0" calcext:value-type="float">
            <text:p>0</text:p>
          </table:table-cell>
          <table:table-cell/>
          <table:table-cell office:value-type="float" office:value="9255.4099" calcext:value-type="float">
            <text:p>9255.4099</text:p>
          </table:table-cell>
          <table:table-cell table:formula="of:=[.N183]-[.Q183]" office:value-type="float" office:value="-0.257499999999709" calcext:value-type="float">
            <text:p>-0.2575</text:p>
          </table:table-cell>
          <table:table-cell/>
          <table:table-cell office:value-type="float" office:value="11483" calcext:value-type="float">
            <text:p>11483</text:p>
          </table:table-cell>
          <table:table-cell table:formula="of:=[.Q183]-[.T183]" office:value-type="float" office:value="-2227.5901" calcext:value-type="float">
            <text:p>-2227.5901</text:p>
          </table:table-cell>
          <table:table-cell/>
          <table:table-cell office:value-type="float" office:value="11483" calcext:value-type="float">
            <text:p>11483</text:p>
          </table:table-cell>
          <table:table-cell table:formula="of:=[.T183]-[.W183]" office:value-type="float" office:value="0" calcext:value-type="float">
            <text:p>0</text:p>
          </table:table-cell>
          <table:table-cell/>
          <table:table-cell office:value-type="float" office:value="11567" calcext:value-type="float">
            <text:p>11567</text:p>
          </table:table-cell>
          <table:table-cell table:number-columns-repeated="2"/>
          <table:table-cell office:value-type="float" office:value="11567" calcext:value-type="float">
            <text:p>11567</text:p>
          </table:table-cell>
          <table:table-cell table:formula="of:=[.Z183]-[.AC183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32438H00M00S" calcext:value-type="time">
            <text:p>32438:00:00</text:p>
          </table:table-cell>
          <table:table-cell office:value-type="float" office:value="12518.5937" calcext:value-type="float">
            <text:p>12518.5937</text:p>
          </table:table-cell>
          <table:table-cell table:number-columns-repeated="2"/>
          <table:table-cell office:value-type="float" office:value="13798.9167" calcext:value-type="float">
            <text:p>13798.9167</text:p>
          </table:table-cell>
          <table:table-cell table:formula="of:=[.B184]-[.E184]" office:value-type="float" office:value="-1280.323" calcext:value-type="float">
            <text:p>-1280.323</text:p>
          </table:table-cell>
          <table:table-cell/>
          <table:table-cell office:value-type="float" office:value="13525.6042" calcext:value-type="float">
            <text:p>13525.6042</text:p>
          </table:table-cell>
          <table:table-cell table:formula="of:=[.E184]-[.H184]" office:value-type="float" office:value="273.3125" calcext:value-type="float">
            <text:p>273.3125</text:p>
          </table:table-cell>
          <table:table-cell/>
          <table:table-cell office:value-type="float" office:value="14255.6667" calcext:value-type="float">
            <text:p>14255.6667</text:p>
          </table:table-cell>
          <table:table-cell table:formula="of:=[.H184]-[.K184]" office:value-type="float" office:value="-730.0625" calcext:value-type="float">
            <text:p>-730.0625</text:p>
          </table:table-cell>
          <table:table-cell/>
          <table:table-cell office:value-type="float" office:value="14255.6667" calcext:value-type="float">
            <text:p>14255.6667</text:p>
          </table:table-cell>
          <table:table-cell table:formula="of:=[.K184]-[.N184]" office:value-type="float" office:value="0" calcext:value-type="float">
            <text:p>0</text:p>
          </table:table-cell>
          <table:table-cell/>
          <table:table-cell office:value-type="float" office:value="14255.6667" calcext:value-type="float">
            <text:p>14255.6667</text:p>
          </table:table-cell>
          <table:table-cell table:formula="of:=[.N184]-[.Q184]" office:value-type="float" office:value="0" calcext:value-type="float">
            <text:p>0</text:p>
          </table:table-cell>
          <table:table-cell/>
          <table:table-cell office:value-type="float" office:value="18434" calcext:value-type="float">
            <text:p>18434</text:p>
          </table:table-cell>
          <table:table-cell table:formula="of:=[.Q184]-[.T184]" office:value-type="float" office:value="-4178.3333" calcext:value-type="float">
            <text:p>-4178.3333</text:p>
          </table:table-cell>
          <table:table-cell/>
          <table:table-cell office:value-type="float" office:value="18434" calcext:value-type="float">
            <text:p>18434</text:p>
          </table:table-cell>
          <table:table-cell table:formula="of:=[.T184]-[.W184]" office:value-type="float" office:value="0" calcext:value-type="float">
            <text:p>0</text:p>
          </table:table-cell>
          <table:table-cell/>
          <table:table-cell office:value-type="float" office:value="18434" calcext:value-type="float">
            <text:p>18434</text:p>
          </table:table-cell>
          <table:table-cell table:number-columns-repeated="2"/>
          <table:table-cell office:value-type="float" office:value="18434" calcext:value-type="float">
            <text:p>18434</text:p>
          </table:table-cell>
          <table:table-cell table:formula="of:=[.Z184]-[.AC184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29950H00M00S" calcext:value-type="time">
            <text:p>29950:00:00</text:p>
          </table:table-cell>
          <table:table-cell office:value-type="float" office:value="9828" calcext:value-type="float">
            <text:p>9828</text:p>
          </table:table-cell>
          <table:table-cell table:number-columns-repeated="2"/>
          <table:table-cell office:value-type="float" office:value="9828" calcext:value-type="float">
            <text:p>9828</text:p>
          </table:table-cell>
          <table:table-cell table:formula="of:=[.B185]-[.E185]" office:value-type="float" office:value="0" calcext:value-type="float">
            <text:p>0</text:p>
          </table:table-cell>
          <table:table-cell/>
          <table:table-cell office:value-type="float" office:value="10879" calcext:value-type="float">
            <text:p>10879</text:p>
          </table:table-cell>
          <table:table-cell table:formula="of:=[.E185]-[.H185]" office:value-type="float" office:value="-1051" calcext:value-type="float">
            <text:p>-1051</text:p>
          </table:table-cell>
          <table:table-cell/>
          <table:table-cell office:value-type="float" office:value="10879" calcext:value-type="float">
            <text:p>10879</text:p>
          </table:table-cell>
          <table:table-cell table:formula="of:=[.H185]-[.K185]" office:value-type="float" office:value="0" calcext:value-type="float">
            <text:p>0</text:p>
          </table:table-cell>
          <table:table-cell/>
          <table:table-cell office:value-type="float" office:value="10879" calcext:value-type="float">
            <text:p>10879</text:p>
          </table:table-cell>
          <table:table-cell table:formula="of:=[.K185]-[.N185]" office:value-type="float" office:value="0" calcext:value-type="float">
            <text:p>0</text:p>
          </table:table-cell>
          <table:table-cell/>
          <table:table-cell office:value-type="float" office:value="10879" calcext:value-type="float">
            <text:p>10879</text:p>
          </table:table-cell>
          <table:table-cell table:formula="of:=[.N185]-[.Q185]" office:value-type="float" office:value="0" calcext:value-type="float">
            <text:p>0</text:p>
          </table:table-cell>
          <table:table-cell/>
          <table:table-cell office:value-type="float" office:value="11106" calcext:value-type="float">
            <text:p>11106</text:p>
          </table:table-cell>
          <table:table-cell table:formula="of:=[.Q185]-[.T185]" office:value-type="float" office:value="-227" calcext:value-type="float">
            <text:p>-227</text:p>
          </table:table-cell>
          <table:table-cell/>
          <table:table-cell office:value-type="float" office:value="11106" calcext:value-type="float">
            <text:p>11106</text:p>
          </table:table-cell>
          <table:table-cell table:formula="of:=[.T185]-[.W185]" office:value-type="float" office:value="0" calcext:value-type="float">
            <text:p>0</text:p>
          </table:table-cell>
          <table:table-cell/>
          <table:table-cell office:value-type="float" office:value="11106" calcext:value-type="float">
            <text:p>11106</text:p>
          </table:table-cell>
          <table:table-cell table:number-columns-repeated="2"/>
          <table:table-cell office:value-type="float" office:value="11106" calcext:value-type="float">
            <text:p>11106</text:p>
          </table:table-cell>
          <table:table-cell table:formula="of:=[.Z185]-[.AC185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39424H00M00S" calcext:value-type="time">
            <text:p>39424:00:00</text:p>
          </table:table-cell>
          <table:table-cell office:value-type="float" office:value="10002.1359" calcext:value-type="float">
            <text:p>10002.1359</text:p>
          </table:table-cell>
          <table:table-cell table:number-columns-repeated="2"/>
          <table:table-cell office:value-type="float" office:value="10728.1399" calcext:value-type="float">
            <text:p>10728.1399</text:p>
          </table:table-cell>
          <table:table-cell table:formula="of:=[.B186]-[.E186]" office:value-type="float" office:value="-726.004000000001" calcext:value-type="float">
            <text:p>-726.004</text:p>
          </table:table-cell>
          <table:table-cell/>
          <table:table-cell office:value-type="float" office:value="10950.4069" calcext:value-type="float">
            <text:p>10950.4069</text:p>
          </table:table-cell>
          <table:table-cell table:formula="of:=[.E186]-[.H186]" office:value-type="float" office:value="-222.267" calcext:value-type="float">
            <text:p>-222.267</text:p>
          </table:table-cell>
          <table:table-cell/>
          <table:table-cell office:value-type="float" office:value="11969.2381" calcext:value-type="float">
            <text:p>11969.2381</text:p>
          </table:table-cell>
          <table:table-cell table:formula="of:=[.H186]-[.K186]" office:value-type="float" office:value="-1018.8312" calcext:value-type="float">
            <text:p>-1018.8312</text:p>
          </table:table-cell>
          <table:table-cell/>
          <table:table-cell office:value-type="float" office:value="11969.2381" calcext:value-type="float">
            <text:p>11969.2381</text:p>
          </table:table-cell>
          <table:table-cell table:formula="of:=[.K186]-[.N186]" office:value-type="float" office:value="0" calcext:value-type="float">
            <text:p>0</text:p>
          </table:table-cell>
          <table:table-cell/>
          <table:table-cell office:value-type="float" office:value="11969.823" calcext:value-type="float">
            <text:p>11969.823</text:p>
          </table:table-cell>
          <table:table-cell table:formula="of:=[.N186]-[.Q186]" office:value-type="float" office:value="-0.584899999999834" calcext:value-type="float">
            <text:p>-0.5849</text:p>
          </table:table-cell>
          <table:table-cell/>
          <table:table-cell office:value-type="float" office:value="16406" calcext:value-type="float">
            <text:p>16406</text:p>
          </table:table-cell>
          <table:table-cell table:formula="of:=[.Q186]-[.T186]" office:value-type="float" office:value="-4436.177" calcext:value-type="float">
            <text:p>-4436.177</text:p>
          </table:table-cell>
          <table:table-cell/>
          <table:table-cell office:value-type="float" office:value="16406" calcext:value-type="float">
            <text:p>16406</text:p>
          </table:table-cell>
          <table:table-cell table:formula="of:=[.T186]-[.W186]" office:value-type="float" office:value="0" calcext:value-type="float">
            <text:p>0</text:p>
          </table:table-cell>
          <table:table-cell/>
          <table:table-cell office:value-type="float" office:value="16406" calcext:value-type="float">
            <text:p>16406</text:p>
          </table:table-cell>
          <table:table-cell table:number-columns-repeated="2"/>
          <table:table-cell office:value-type="float" office:value="16406" calcext:value-type="float">
            <text:p>16406</text:p>
          </table:table-cell>
          <table:table-cell table:formula="of:=[.Z186]-[.AC186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4693H00M00S" calcext:value-type="time">
            <text:p>4693:00:00</text:p>
          </table:table-cell>
          <table:table-cell office:value-type="float" office:value="12271.5524" calcext:value-type="float">
            <text:p>12271.5524</text:p>
          </table:table-cell>
          <table:table-cell table:number-columns-repeated="2"/>
          <table:table-cell office:value-type="float" office:value="12539.674" calcext:value-type="float">
            <text:p>12539.674</text:p>
          </table:table-cell>
          <table:table-cell table:formula="of:=[.B187]-[.E187]" office:value-type="float" office:value="-268.1216" calcext:value-type="float">
            <text:p>-268.1216</text:p>
          </table:table-cell>
          <table:table-cell/>
          <table:table-cell office:value-type="float" office:value="13479.0751" calcext:value-type="float">
            <text:p>13479.0751</text:p>
          </table:table-cell>
          <table:table-cell table:formula="of:=[.E187]-[.H187]" office:value-type="float" office:value="-939.401099999999" calcext:value-type="float">
            <text:p>-939.4011</text:p>
          </table:table-cell>
          <table:table-cell/>
          <table:table-cell office:value-type="float" office:value="13946.1765" calcext:value-type="float">
            <text:p>13946.1765</text:p>
          </table:table-cell>
          <table:table-cell table:formula="of:=[.H187]-[.K187]" office:value-type="float" office:value="-467.1014" calcext:value-type="float">
            <text:p>-467.1014</text:p>
          </table:table-cell>
          <table:table-cell/>
          <table:table-cell office:value-type="float" office:value="13946.1765" calcext:value-type="float">
            <text:p>13946.1765</text:p>
          </table:table-cell>
          <table:table-cell table:formula="of:=[.K187]-[.N187]" office:value-type="float" office:value="0" calcext:value-type="float">
            <text:p>0</text:p>
          </table:table-cell>
          <table:table-cell/>
          <table:table-cell office:value-type="float" office:value="13946.1765" calcext:value-type="float">
            <text:p>13946.1765</text:p>
          </table:table-cell>
          <table:table-cell table:formula="of:=[.N187]-[.Q187]" office:value-type="float" office:value="0" calcext:value-type="float">
            <text:p>0</text:p>
          </table:table-cell>
          <table:table-cell/>
          <table:table-cell office:value-type="float" office:value="16284" calcext:value-type="float">
            <text:p>16284</text:p>
          </table:table-cell>
          <table:table-cell table:formula="of:=[.Q187]-[.T187]" office:value-type="float" office:value="-2337.8235" calcext:value-type="float">
            <text:p>-2337.8235</text:p>
          </table:table-cell>
          <table:table-cell/>
          <table:table-cell office:value-type="float" office:value="16284" calcext:value-type="float">
            <text:p>16284</text:p>
          </table:table-cell>
          <table:table-cell table:formula="of:=[.T187]-[.W187]" office:value-type="float" office:value="0" calcext:value-type="float">
            <text:p>0</text:p>
          </table:table-cell>
          <table:table-cell/>
          <table:table-cell office:value-type="float" office:value="16284" calcext:value-type="float">
            <text:p>16284</text:p>
          </table:table-cell>
          <table:table-cell table:number-columns-repeated="2"/>
          <table:table-cell office:value-type="float" office:value="16284" calcext:value-type="float">
            <text:p>16284</text:p>
          </table:table-cell>
          <table:table-cell table:formula="of:=[.Z187]-[.AC187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33177H00M00S" calcext:value-type="time">
            <text:p>33177:00:00</text:p>
          </table:table-cell>
          <table:table-cell office:value-type="float" office:value="11529.2653" calcext:value-type="float">
            <text:p>11529.2653</text:p>
          </table:table-cell>
          <table:table-cell table:number-columns-repeated="2"/>
          <table:table-cell office:value-type="float" office:value="12619.1763" calcext:value-type="float">
            <text:p>12619.1763</text:p>
          </table:table-cell>
          <table:table-cell table:formula="of:=[.B188]-[.E188]" office:value-type="float" office:value="-1089.911" calcext:value-type="float">
            <text:p>-1089.911</text:p>
          </table:table-cell>
          <table:table-cell/>
          <table:table-cell office:value-type="float" office:value="12503.8635" calcext:value-type="float">
            <text:p>12503.8635</text:p>
          </table:table-cell>
          <table:table-cell table:formula="of:=[.E188]-[.H188]" office:value-type="float" office:value="115.3128" calcext:value-type="float">
            <text:p>115.3128</text:p>
          </table:table-cell>
          <table:table-cell/>
          <table:table-cell office:value-type="float" office:value="13450.289" calcext:value-type="float">
            <text:p>13450.289</text:p>
          </table:table-cell>
          <table:table-cell table:formula="of:=[.H188]-[.K188]" office:value-type="float" office:value="-946.425500000001" calcext:value-type="float">
            <text:p>-946.4255</text:p>
          </table:table-cell>
          <table:table-cell/>
          <table:table-cell office:value-type="float" office:value="13450.289" calcext:value-type="float">
            <text:p>13450.289</text:p>
          </table:table-cell>
          <table:table-cell table:formula="of:=[.K188]-[.N188]" office:value-type="float" office:value="0" calcext:value-type="float">
            <text:p>0</text:p>
          </table:table-cell>
          <table:table-cell/>
          <table:table-cell office:value-type="float" office:value="13450.289" calcext:value-type="float">
            <text:p>13450.289</text:p>
          </table:table-cell>
          <table:table-cell table:formula="of:=[.N188]-[.Q188]" office:value-type="float" office:value="0" calcext:value-type="float">
            <text:p>0</text:p>
          </table:table-cell>
          <table:table-cell/>
          <table:table-cell office:value-type="float" office:value="18822" calcext:value-type="float">
            <text:p>18822</text:p>
          </table:table-cell>
          <table:table-cell table:formula="of:=[.Q188]-[.T188]" office:value-type="float" office:value="-5371.711" calcext:value-type="float">
            <text:p>-5371.711</text:p>
          </table:table-cell>
          <table:table-cell/>
          <table:table-cell office:value-type="float" office:value="18822" calcext:value-type="float">
            <text:p>18822</text:p>
          </table:table-cell>
          <table:table-cell table:formula="of:=[.T188]-[.W188]" office:value-type="float" office:value="0" calcext:value-type="float">
            <text:p>0</text:p>
          </table:table-cell>
          <table:table-cell/>
          <table:table-cell office:value-type="float" office:value="18822" calcext:value-type="float">
            <text:p>18822</text:p>
          </table:table-cell>
          <table:table-cell table:number-columns-repeated="2"/>
          <table:table-cell office:value-type="float" office:value="18822" calcext:value-type="float">
            <text:p>18822</text:p>
          </table:table-cell>
          <table:table-cell table:formula="of:=[.Z188]-[.AC188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44305H00M00S" calcext:value-type="time">
            <text:p>44305:00:00</text:p>
          </table:table-cell>
          <table:table-cell office:value-type="float" office:value="11948.4866" calcext:value-type="float">
            <text:p>11948.4866</text:p>
          </table:table-cell>
          <table:table-cell table:number-columns-repeated="2"/>
          <table:table-cell office:value-type="float" office:value="12556.9091" calcext:value-type="float">
            <text:p>12556.9091</text:p>
          </table:table-cell>
          <table:table-cell table:formula="of:=[.B189]-[.E189]" office:value-type="float" office:value="-608.422500000001" calcext:value-type="float">
            <text:p>-608.4225</text:p>
          </table:table-cell>
          <table:table-cell/>
          <table:table-cell office:value-type="float" office:value="12931.0667" calcext:value-type="float">
            <text:p>12931.0667</text:p>
          </table:table-cell>
          <table:table-cell table:formula="of:=[.E189]-[.H189]" office:value-type="float" office:value="-374.157599999999" calcext:value-type="float">
            <text:p>-374.1576</text:p>
          </table:table-cell>
          <table:table-cell/>
          <table:table-cell office:value-type="float" office:value="13121" calcext:value-type="float">
            <text:p>13121</text:p>
          </table:table-cell>
          <table:table-cell table:formula="of:=[.H189]-[.K189]" office:value-type="float" office:value="-189.933300000001" calcext:value-type="float">
            <text:p>-189.9333</text:p>
          </table:table-cell>
          <table:table-cell/>
          <table:table-cell office:value-type="float" office:value="13121" calcext:value-type="float">
            <text:p>13121</text:p>
          </table:table-cell>
          <table:table-cell table:formula="of:=[.K189]-[.N189]" office:value-type="float" office:value="0" calcext:value-type="float">
            <text:p>0</text:p>
          </table:table-cell>
          <table:table-cell/>
          <table:table-cell office:value-type="float" office:value="13121" calcext:value-type="float">
            <text:p>13121</text:p>
          </table:table-cell>
          <table:table-cell table:formula="of:=[.N189]-[.Q189]" office:value-type="float" office:value="0" calcext:value-type="float">
            <text:p>0</text:p>
          </table:table-cell>
          <table:table-cell/>
          <table:table-cell office:value-type="float" office:value="14403" calcext:value-type="float">
            <text:p>14403</text:p>
          </table:table-cell>
          <table:table-cell table:formula="of:=[.Q189]-[.T189]" office:value-type="float" office:value="-1282" calcext:value-type="float">
            <text:p>-1282</text:p>
          </table:table-cell>
          <table:table-cell/>
          <table:table-cell office:value-type="float" office:value="14403" calcext:value-type="float">
            <text:p>14403</text:p>
          </table:table-cell>
          <table:table-cell table:formula="of:=[.T189]-[.W189]" office:value-type="float" office:value="0" calcext:value-type="float">
            <text:p>0</text:p>
          </table:table-cell>
          <table:table-cell/>
          <table:table-cell office:value-type="float" office:value="14403" calcext:value-type="float">
            <text:p>14403</text:p>
          </table:table-cell>
          <table:table-cell table:number-columns-repeated="2"/>
          <table:table-cell office:value-type="float" office:value="14403" calcext:value-type="float">
            <text:p>14403</text:p>
          </table:table-cell>
          <table:table-cell table:formula="of:=[.Z189]-[.AC189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16352H00M00S" calcext:value-type="time">
            <text:p>16352:00:00</text:p>
          </table:table-cell>
          <table:table-cell office:value-type="float" office:value="5856.7" calcext:value-type="float">
            <text:p>5856.7</text:p>
          </table:table-cell>
          <table:table-cell table:number-columns-repeated="2"/>
          <table:table-cell office:value-type="float" office:value="5856.7" calcext:value-type="float">
            <text:p>5856.7</text:p>
          </table:table-cell>
          <table:table-cell table:formula="of:=[.B190]-[.E190]" office:value-type="float" office:value="0" calcext:value-type="float">
            <text:p>0</text:p>
          </table:table-cell>
          <table:table-cell/>
          <table:table-cell office:value-type="float" office:value="6205.125" calcext:value-type="float">
            <text:p>6205.125</text:p>
          </table:table-cell>
          <table:table-cell table:formula="of:=[.E190]-[.H190]" office:value-type="float" office:value="-348.425" calcext:value-type="float">
            <text:p>-348.425</text:p>
          </table:table-cell>
          <table:table-cell/>
          <table:table-cell office:value-type="float" office:value="6205.125" calcext:value-type="float">
            <text:p>6205.125</text:p>
          </table:table-cell>
          <table:table-cell table:formula="of:=[.H190]-[.K190]" office:value-type="float" office:value="0" calcext:value-type="float">
            <text:p>0</text:p>
          </table:table-cell>
          <table:table-cell/>
          <table:table-cell office:value-type="float" office:value="6205.125" calcext:value-type="float">
            <text:p>6205.125</text:p>
          </table:table-cell>
          <table:table-cell table:formula="of:=[.K190]-[.N190]" office:value-type="float" office:value="0" calcext:value-type="float">
            <text:p>0</text:p>
          </table:table-cell>
          <table:table-cell/>
          <table:table-cell office:value-type="float" office:value="6205.125" calcext:value-type="float">
            <text:p>6205.125</text:p>
          </table:table-cell>
          <table:table-cell table:formula="of:=[.N190]-[.Q190]" office:value-type="float" office:value="0" calcext:value-type="float">
            <text:p>0</text:p>
          </table:table-cell>
          <table:table-cell/>
          <table:table-cell office:value-type="float" office:value="6819" calcext:value-type="float">
            <text:p>6819</text:p>
          </table:table-cell>
          <table:table-cell table:formula="of:=[.Q190]-[.T190]" office:value-type="float" office:value="-613.875" calcext:value-type="float">
            <text:p>-613.875</text:p>
          </table:table-cell>
          <table:table-cell/>
          <table:table-cell office:value-type="float" office:value="6819" calcext:value-type="float">
            <text:p>6819</text:p>
          </table:table-cell>
          <table:table-cell table:formula="of:=[.T190]-[.W190]" office:value-type="float" office:value="0" calcext:value-type="float">
            <text:p>0</text:p>
          </table:table-cell>
          <table:table-cell/>
          <table:table-cell office:value-type="float" office:value="6819" calcext:value-type="float">
            <text:p>6819</text:p>
          </table:table-cell>
          <table:table-cell table:number-columns-repeated="2"/>
          <table:table-cell office:value-type="float" office:value="6819" calcext:value-type="float">
            <text:p>6819</text:p>
          </table:table-cell>
          <table:table-cell table:formula="of:=[.Z190]-[.AC190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32055H00M00S" calcext:value-type="time">
            <text:p>32055:00:00</text:p>
          </table:table-cell>
          <table:table-cell office:value-type="float" office:value="7410.4083" calcext:value-type="float">
            <text:p>7410.4083</text:p>
          </table:table-cell>
          <table:table-cell table:number-columns-repeated="2"/>
          <table:table-cell office:value-type="float" office:value="8378.9063" calcext:value-type="float">
            <text:p>8378.9063</text:p>
          </table:table-cell>
          <table:table-cell table:formula="of:=[.B191]-[.E191]" office:value-type="float" office:value="-968.498000000001" calcext:value-type="float">
            <text:p>-968.498</text:p>
          </table:table-cell>
          <table:table-cell/>
          <table:table-cell office:value-type="float" office:value="8638.2083" calcext:value-type="float">
            <text:p>8638.2083</text:p>
          </table:table-cell>
          <table:table-cell table:formula="of:=[.E191]-[.H191]" office:value-type="float" office:value="-259.302" calcext:value-type="float">
            <text:p>-259.302</text:p>
          </table:table-cell>
          <table:table-cell/>
          <table:table-cell office:value-type="float" office:value="9519.25" calcext:value-type="float">
            <text:p>9519.25</text:p>
          </table:table-cell>
          <table:table-cell table:formula="of:=[.H191]-[.K191]" office:value-type="float" office:value="-881.0417" calcext:value-type="float">
            <text:p>-881.0417</text:p>
          </table:table-cell>
          <table:table-cell/>
          <table:table-cell office:value-type="float" office:value="9519.25" calcext:value-type="float">
            <text:p>9519.25</text:p>
          </table:table-cell>
          <table:table-cell table:formula="of:=[.K191]-[.N191]" office:value-type="float" office:value="0" calcext:value-type="float">
            <text:p>0</text:p>
          </table:table-cell>
          <table:table-cell/>
          <table:table-cell office:value-type="float" office:value="9519.25" calcext:value-type="float">
            <text:p>9519.25</text:p>
          </table:table-cell>
          <table:table-cell table:formula="of:=[.N191]-[.Q191]" office:value-type="float" office:value="0" calcext:value-type="float">
            <text:p>0</text:p>
          </table:table-cell>
          <table:table-cell/>
          <table:table-cell office:value-type="float" office:value="10370" calcext:value-type="float">
            <text:p>10370</text:p>
          </table:table-cell>
          <table:table-cell table:formula="of:=[.Q191]-[.T191]" office:value-type="float" office:value="-850.75" calcext:value-type="float">
            <text:p>-850.75</text:p>
          </table:table-cell>
          <table:table-cell/>
          <table:table-cell office:value-type="float" office:value="10370" calcext:value-type="float">
            <text:p>10370</text:p>
          </table:table-cell>
          <table:table-cell table:formula="of:=[.T191]-[.W191]" office:value-type="float" office:value="0" calcext:value-type="float">
            <text:p>0</text:p>
          </table:table-cell>
          <table:table-cell/>
          <table:table-cell office:value-type="float" office:value="10370" calcext:value-type="float">
            <text:p>10370</text:p>
          </table:table-cell>
          <table:table-cell table:number-columns-repeated="2"/>
          <table:table-cell office:value-type="float" office:value="10370" calcext:value-type="float">
            <text:p>10370</text:p>
          </table:table-cell>
          <table:table-cell table:formula="of:=[.Z191]-[.AC191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9407H00M00S" calcext:value-type="time">
            <text:p>9407:00:00</text:p>
          </table:table-cell>
          <table:table-cell office:value-type="float" office:value="10785.0634" calcext:value-type="float">
            <text:p>10785.0634</text:p>
          </table:table-cell>
          <table:table-cell table:number-columns-repeated="2"/>
          <table:table-cell office:value-type="float" office:value="11762.6094" calcext:value-type="float">
            <text:p>11762.6094</text:p>
          </table:table-cell>
          <table:table-cell table:formula="of:=[.B192]-[.E192]" office:value-type="float" office:value="-977.546" calcext:value-type="float">
            <text:p>-977.546</text:p>
          </table:table-cell>
          <table:table-cell/>
          <table:table-cell office:value-type="float" office:value="11935.9833" calcext:value-type="float">
            <text:p>11935.9833</text:p>
          </table:table-cell>
          <table:table-cell table:formula="of:=[.E192]-[.H192]" office:value-type="float" office:value="-173.373900000001" calcext:value-type="float">
            <text:p>-173.3739</text:p>
          </table:table-cell>
          <table:table-cell/>
          <table:table-cell office:value-type="float" office:value="12819.6923" calcext:value-type="float">
            <text:p>12819.6923</text:p>
          </table:table-cell>
          <table:table-cell table:formula="of:=[.H192]-[.K192]" office:value-type="float" office:value="-883.709000000001" calcext:value-type="float">
            <text:p>-883.709</text:p>
          </table:table-cell>
          <table:table-cell/>
          <table:table-cell office:value-type="float" office:value="12819.6923" calcext:value-type="float">
            <text:p>12819.6923</text:p>
          </table:table-cell>
          <table:table-cell table:formula="of:=[.K192]-[.N192]" office:value-type="float" office:value="0" calcext:value-type="float">
            <text:p>0</text:p>
          </table:table-cell>
          <table:table-cell/>
          <table:table-cell office:value-type="float" office:value="12819.6923" calcext:value-type="float">
            <text:p>12819.6923</text:p>
          </table:table-cell>
          <table:table-cell table:formula="of:=[.N192]-[.Q192]" office:value-type="float" office:value="0" calcext:value-type="float">
            <text:p>0</text:p>
          </table:table-cell>
          <table:table-cell/>
          <table:table-cell office:value-type="float" office:value="16120" calcext:value-type="float">
            <text:p>16120</text:p>
          </table:table-cell>
          <table:table-cell table:formula="of:=[.Q192]-[.T192]" office:value-type="float" office:value="-3300.3077" calcext:value-type="float">
            <text:p>-3300.3077</text:p>
          </table:table-cell>
          <table:table-cell/>
          <table:table-cell office:value-type="float" office:value="16120" calcext:value-type="float">
            <text:p>16120</text:p>
          </table:table-cell>
          <table:table-cell table:formula="of:=[.T192]-[.W192]" office:value-type="float" office:value="0" calcext:value-type="float">
            <text:p>0</text:p>
          </table:table-cell>
          <table:table-cell/>
          <table:table-cell office:value-type="float" office:value="16120" calcext:value-type="float">
            <text:p>16120</text:p>
          </table:table-cell>
          <table:table-cell table:number-columns-repeated="2"/>
          <table:table-cell office:value-type="float" office:value="16120" calcext:value-type="float">
            <text:p>16120</text:p>
          </table:table-cell>
          <table:table-cell table:formula="of:=[.Z192]-[.AC192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22688H00M00S" calcext:value-type="time">
            <text:p>22688:00:00</text:p>
          </table:table-cell>
          <table:table-cell office:value-type="float" office:value="5206.6667" calcext:value-type="float">
            <text:p>5206.6667</text:p>
          </table:table-cell>
          <table:table-cell table:number-columns-repeated="2"/>
          <table:table-cell office:value-type="float" office:value="5718.8333" calcext:value-type="float">
            <text:p>5718.8333</text:p>
          </table:table-cell>
          <table:table-cell table:formula="of:=[.B193]-[.E193]" office:value-type="float" office:value="-512.166600000001" calcext:value-type="float">
            <text:p>-512.1666</text:p>
          </table:table-cell>
          <table:table-cell/>
          <table:table-cell office:value-type="float" office:value="5702.5" calcext:value-type="float">
            <text:p>5702.5</text:p>
          </table:table-cell>
          <table:table-cell table:formula="of:=[.E193]-[.H193]" office:value-type="float" office:value="16.3333000000002" calcext:value-type="float">
            <text:p>16.3333</text:p>
          </table:table-cell>
          <table:table-cell/>
          <table:table-cell office:value-type="float" office:value="5907.3333" calcext:value-type="float">
            <text:p>5907.3333</text:p>
          </table:table-cell>
          <table:table-cell table:formula="of:=[.H193]-[.K193]" office:value-type="float" office:value="-204.8333" calcext:value-type="float">
            <text:p>-204.8333</text:p>
          </table:table-cell>
          <table:table-cell/>
          <table:table-cell office:value-type="float" office:value="5907.3333" calcext:value-type="float">
            <text:p>5907.3333</text:p>
          </table:table-cell>
          <table:table-cell table:formula="of:=[.K193]-[.N193]" office:value-type="float" office:value="0" calcext:value-type="float">
            <text:p>0</text:p>
          </table:table-cell>
          <table:table-cell/>
          <table:table-cell office:value-type="float" office:value="5907.3333" calcext:value-type="float">
            <text:p>5907.3333</text:p>
          </table:table-cell>
          <table:table-cell table:formula="of:=[.N193]-[.Q193]" office:value-type="float" office:value="0" calcext:value-type="float">
            <text:p>0</text:p>
          </table:table-cell>
          <table:table-cell/>
          <table:table-cell office:value-type="float" office:value="7734" calcext:value-type="float">
            <text:p>7734</text:p>
          </table:table-cell>
          <table:table-cell table:formula="of:=[.Q193]-[.T193]" office:value-type="float" office:value="-1826.6667" calcext:value-type="float">
            <text:p>-1826.6667</text:p>
          </table:table-cell>
          <table:table-cell/>
          <table:table-cell office:value-type="float" office:value="7734" calcext:value-type="float">
            <text:p>7734</text:p>
          </table:table-cell>
          <table:table-cell table:formula="of:=[.T193]-[.W193]" office:value-type="float" office:value="0" calcext:value-type="float">
            <text:p>0</text:p>
          </table:table-cell>
          <table:table-cell/>
          <table:table-cell office:value-type="float" office:value="7734" calcext:value-type="float">
            <text:p>7734</text:p>
          </table:table-cell>
          <table:table-cell table:number-columns-repeated="2"/>
          <table:table-cell office:value-type="float" office:value="7734" calcext:value-type="float">
            <text:p>7734</text:p>
          </table:table-cell>
          <table:table-cell table:formula="of:=[.Z193]-[.AC193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25532H00M00S" calcext:value-type="time">
            <text:p>25532:00:00</text:p>
          </table:table-cell>
          <table:table-cell office:value-type="float" office:value="13245.4161" calcext:value-type="float">
            <text:p>13245.4161</text:p>
          </table:table-cell>
          <table:table-cell table:number-columns-repeated="2"/>
          <table:table-cell office:value-type="float" office:value="13936.3571" calcext:value-type="float">
            <text:p>13936.3571</text:p>
          </table:table-cell>
          <table:table-cell table:formula="of:=[.B194]-[.E194]" office:value-type="float" office:value="-690.940999999999" calcext:value-type="float">
            <text:p>-690.941</text:p>
          </table:table-cell>
          <table:table-cell/>
          <table:table-cell office:value-type="float" office:value="14446.6253" calcext:value-type="float">
            <text:p>14446.6253</text:p>
          </table:table-cell>
          <table:table-cell table:formula="of:=[.E194]-[.H194]" office:value-type="float" office:value="-510.2682" calcext:value-type="float">
            <text:p>-510.2682</text:p>
          </table:table-cell>
          <table:table-cell/>
          <table:table-cell office:value-type="float" office:value="15332.3297" calcext:value-type="float">
            <text:p>15332.3297</text:p>
          </table:table-cell>
          <table:table-cell table:formula="of:=[.H194]-[.K194]" office:value-type="float" office:value="-885.704400000001" calcext:value-type="float">
            <text:p>-885.7044</text:p>
          </table:table-cell>
          <table:table-cell/>
          <table:table-cell office:value-type="float" office:value="15332.3297" calcext:value-type="float">
            <text:p>15332.3297</text:p>
          </table:table-cell>
          <table:table-cell table:formula="of:=[.K194]-[.N194]" office:value-type="float" office:value="0" calcext:value-type="float">
            <text:p>0</text:p>
          </table:table-cell>
          <table:table-cell/>
          <table:table-cell office:value-type="float" office:value="15334.1265" calcext:value-type="float">
            <text:p>15334.1265</text:p>
          </table:table-cell>
          <table:table-cell table:formula="of:=[.N194]-[.Q194]" office:value-type="float" office:value="-1.79680000000008" calcext:value-type="float">
            <text:p>-1.7968</text:p>
          </table:table-cell>
          <table:table-cell/>
          <table:table-cell office:value-type="float" office:value="17199" calcext:value-type="float">
            <text:p>17199</text:p>
          </table:table-cell>
          <table:table-cell table:formula="of:=[.Q194]-[.T194]" office:value-type="float" office:value="-1864.8735" calcext:value-type="float">
            <text:p>-1864.8735</text:p>
          </table:table-cell>
          <table:table-cell/>
          <table:table-cell office:value-type="float" office:value="17199" calcext:value-type="float">
            <text:p>17199</text:p>
          </table:table-cell>
          <table:table-cell table:formula="of:=[.T194]-[.W194]" office:value-type="float" office:value="0" calcext:value-type="float">
            <text:p>0</text:p>
          </table:table-cell>
          <table:table-cell/>
          <table:table-cell office:value-type="float" office:value="17199" calcext:value-type="float">
            <text:p>17199</text:p>
          </table:table-cell>
          <table:table-cell table:number-columns-repeated="2"/>
          <table:table-cell office:value-type="float" office:value="17199" calcext:value-type="float">
            <text:p>17199</text:p>
          </table:table-cell>
          <table:table-cell table:formula="of:=[.Z194]-[.AC194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28921H00M00S" calcext:value-type="time">
            <text:p>28921:00:00</text:p>
          </table:table-cell>
          <table:table-cell office:value-type="float" office:value="12696.5642" calcext:value-type="float">
            <text:p>12696.5642</text:p>
          </table:table-cell>
          <table:table-cell table:number-columns-repeated="2"/>
          <table:table-cell office:value-type="float" office:value="13597.9533" calcext:value-type="float">
            <text:p>13597.9533</text:p>
          </table:table-cell>
          <table:table-cell table:formula="of:=[.B195]-[.E195]" office:value-type="float" office:value="-901.389099999999" calcext:value-type="float">
            <text:p>-901.3891</text:p>
          </table:table-cell>
          <table:table-cell/>
          <table:table-cell office:value-type="float" office:value="14149.4197" calcext:value-type="float">
            <text:p>14149.4197</text:p>
          </table:table-cell>
          <table:table-cell table:formula="of:=[.E195]-[.H195]" office:value-type="float" office:value="-551.466400000001" calcext:value-type="float">
            <text:p>-551.4664</text:p>
          </table:table-cell>
          <table:table-cell/>
          <table:table-cell office:value-type="float" office:value="14891.4554" calcext:value-type="float">
            <text:p>14891.4554</text:p>
          </table:table-cell>
          <table:table-cell table:formula="of:=[.H195]-[.K195]" office:value-type="float" office:value="-742.0357" calcext:value-type="float">
            <text:p>-742.0357</text:p>
          </table:table-cell>
          <table:table-cell/>
          <table:table-cell office:value-type="float" office:value="14891.4554" calcext:value-type="float">
            <text:p>14891.4554</text:p>
          </table:table-cell>
          <table:table-cell table:formula="of:=[.K195]-[.N195]" office:value-type="float" office:value="0" calcext:value-type="float">
            <text:p>0</text:p>
          </table:table-cell>
          <table:table-cell/>
          <table:table-cell office:value-type="float" office:value="14891.4554" calcext:value-type="float">
            <text:p>14891.4554</text:p>
          </table:table-cell>
          <table:table-cell table:formula="of:=[.N195]-[.Q195]" office:value-type="float" office:value="0" calcext:value-type="float">
            <text:p>0</text:p>
          </table:table-cell>
          <table:table-cell/>
          <table:table-cell office:value-type="float" office:value="16204" calcext:value-type="float">
            <text:p>16204</text:p>
          </table:table-cell>
          <table:table-cell table:formula="of:=[.Q195]-[.T195]" office:value-type="float" office:value="-1312.5446" calcext:value-type="float">
            <text:p>-1312.5446</text:p>
          </table:table-cell>
          <table:table-cell/>
          <table:table-cell office:value-type="float" office:value="16204" calcext:value-type="float">
            <text:p>16204</text:p>
          </table:table-cell>
          <table:table-cell table:formula="of:=[.T195]-[.W195]" office:value-type="float" office:value="0" calcext:value-type="float">
            <text:p>0</text:p>
          </table:table-cell>
          <table:table-cell/>
          <table:table-cell office:value-type="float" office:value="16204" calcext:value-type="float">
            <text:p>16204</text:p>
          </table:table-cell>
          <table:table-cell table:number-columns-repeated="2"/>
          <table:table-cell office:value-type="float" office:value="16204" calcext:value-type="float">
            <text:p>16204</text:p>
          </table:table-cell>
          <table:table-cell table:formula="of:=[.Z195]-[.AC195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1626H00M00S" calcext:value-type="time">
            <text:p>1626:00:00</text:p>
          </table:table-cell>
          <table:table-cell office:value-type="float" office:value="6241.1664" calcext:value-type="float">
            <text:p>6241.1664</text:p>
          </table:table-cell>
          <table:table-cell table:number-columns-repeated="2"/>
          <table:table-cell office:value-type="float" office:value="6370.2308" calcext:value-type="float">
            <text:p>6370.2308</text:p>
          </table:table-cell>
          <table:table-cell table:formula="of:=[.B196]-[.E196]" office:value-type="float" office:value="-129.0644" calcext:value-type="float">
            <text:p>-129.0644</text:p>
          </table:table-cell>
          <table:table-cell/>
          <table:table-cell office:value-type="float" office:value="6479.8333" calcext:value-type="float">
            <text:p>6479.8333</text:p>
          </table:table-cell>
          <table:table-cell table:formula="of:=[.E196]-[.H196]" office:value-type="float" office:value="-109.6025" calcext:value-type="float">
            <text:p>-109.6025</text:p>
          </table:table-cell>
          <table:table-cell/>
          <table:table-cell office:value-type="float" office:value="6479.8333" calcext:value-type="float">
            <text:p>6479.8333</text:p>
          </table:table-cell>
          <table:table-cell table:formula="of:=[.H196]-[.K196]" office:value-type="float" office:value="0" calcext:value-type="float">
            <text:p>0</text:p>
          </table:table-cell>
          <table:table-cell/>
          <table:table-cell office:value-type="float" office:value="6479.8333" calcext:value-type="float">
            <text:p>6479.8333</text:p>
          </table:table-cell>
          <table:table-cell table:formula="of:=[.K196]-[.N196]" office:value-type="float" office:value="0" calcext:value-type="float">
            <text:p>0</text:p>
          </table:table-cell>
          <table:table-cell/>
          <table:table-cell office:value-type="float" office:value="6479.8333" calcext:value-type="float">
            <text:p>6479.8333</text:p>
          </table:table-cell>
          <table:table-cell table:formula="of:=[.N196]-[.Q196]" office:value-type="float" office:value="0" calcext:value-type="float">
            <text:p>0</text:p>
          </table:table-cell>
          <table:table-cell/>
          <table:table-cell office:value-type="float" office:value="7824" calcext:value-type="float">
            <text:p>7824</text:p>
          </table:table-cell>
          <table:table-cell table:formula="of:=[.Q196]-[.T196]" office:value-type="float" office:value="-1344.1667" calcext:value-type="float">
            <text:p>-1344.1667</text:p>
          </table:table-cell>
          <table:table-cell/>
          <table:table-cell office:value-type="float" office:value="7824" calcext:value-type="float">
            <text:p>7824</text:p>
          </table:table-cell>
          <table:table-cell table:formula="of:=[.T196]-[.W196]" office:value-type="float" office:value="0" calcext:value-type="float">
            <text:p>0</text:p>
          </table:table-cell>
          <table:table-cell/>
          <table:table-cell office:value-type="float" office:value="7824" calcext:value-type="float">
            <text:p>7824</text:p>
          </table:table-cell>
          <table:table-cell table:number-columns-repeated="2"/>
          <table:table-cell office:value-type="float" office:value="7824" calcext:value-type="float">
            <text:p>7824</text:p>
          </table:table-cell>
          <table:table-cell table:formula="of:=[.Z196]-[.AC196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31430H00M00S" calcext:value-type="time">
            <text:p>31430:00:00</text:p>
          </table:table-cell>
          <table:table-cell office:value-type="float" office:value="8560.4444" calcext:value-type="float">
            <text:p>8560.4444</text:p>
          </table:table-cell>
          <table:table-cell table:number-columns-repeated="2"/>
          <table:table-cell office:value-type="float" office:value="8560.4444" calcext:value-type="float">
            <text:p>8560.4444</text:p>
          </table:table-cell>
          <table:table-cell table:formula="of:=[.B197]-[.E197]" office:value-type="float" office:value="0" calcext:value-type="float">
            <text:p>0</text:p>
          </table:table-cell>
          <table:table-cell/>
          <table:table-cell office:value-type="float" office:value="8819" calcext:value-type="float">
            <text:p>8819</text:p>
          </table:table-cell>
          <table:table-cell table:formula="of:=[.E197]-[.H197]" office:value-type="float" office:value="-258.5556" calcext:value-type="float">
            <text:p>-258.5556</text:p>
          </table:table-cell>
          <table:table-cell/>
          <table:table-cell office:value-type="float" office:value="8819" calcext:value-type="float">
            <text:p>8819</text:p>
          </table:table-cell>
          <table:table-cell table:formula="of:=[.H197]-[.K197]" office:value-type="float" office:value="0" calcext:value-type="float">
            <text:p>0</text:p>
          </table:table-cell>
          <table:table-cell/>
          <table:table-cell office:value-type="float" office:value="8819" calcext:value-type="float">
            <text:p>8819</text:p>
          </table:table-cell>
          <table:table-cell table:formula="of:=[.K197]-[.N197]" office:value-type="float" office:value="0" calcext:value-type="float">
            <text:p>0</text:p>
          </table:table-cell>
          <table:table-cell/>
          <table:table-cell office:value-type="float" office:value="8819" calcext:value-type="float">
            <text:p>8819</text:p>
          </table:table-cell>
          <table:table-cell table:formula="of:=[.N197]-[.Q197]" office:value-type="float" office:value="0" calcext:value-type="float">
            <text:p>0</text:p>
          </table:table-cell>
          <table:table-cell/>
          <table:table-cell office:value-type="float" office:value="9703" calcext:value-type="float">
            <text:p>9703</text:p>
          </table:table-cell>
          <table:table-cell table:formula="of:=[.Q197]-[.T197]" office:value-type="float" office:value="-884" calcext:value-type="float">
            <text:p>-884</text:p>
          </table:table-cell>
          <table:table-cell/>
          <table:table-cell office:value-type="float" office:value="9703" calcext:value-type="float">
            <text:p>9703</text:p>
          </table:table-cell>
          <table:table-cell table:formula="of:=[.T197]-[.W197]" office:value-type="float" office:value="0" calcext:value-type="float">
            <text:p>0</text:p>
          </table:table-cell>
          <table:table-cell/>
          <table:table-cell office:value-type="float" office:value="9703" calcext:value-type="float">
            <text:p>9703</text:p>
          </table:table-cell>
          <table:table-cell table:number-columns-repeated="2"/>
          <table:table-cell office:value-type="float" office:value="9703" calcext:value-type="float">
            <text:p>9703</text:p>
          </table:table-cell>
          <table:table-cell table:formula="of:=[.Z197]-[.AC197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42220H00M00S" calcext:value-type="time">
            <text:p>42220:00:00</text:p>
          </table:table-cell>
          <table:table-cell office:value-type="float" office:value="8713.9259" calcext:value-type="float">
            <text:p>8713.9259</text:p>
          </table:table-cell>
          <table:table-cell table:number-columns-repeated="2"/>
          <table:table-cell office:value-type="float" office:value="8836" calcext:value-type="float">
            <text:p>8836</text:p>
          </table:table-cell>
          <table:table-cell table:formula="of:=[.B198]-[.E198]" office:value-type="float" office:value="-122.0741" calcext:value-type="float">
            <text:p>-122.0741</text:p>
          </table:table-cell>
          <table:table-cell/>
          <table:table-cell office:value-type="float" office:value="9646.875" calcext:value-type="float">
            <text:p>9646.875</text:p>
          </table:table-cell>
          <table:table-cell table:formula="of:=[.E198]-[.H198]" office:value-type="float" office:value="-810.875" calcext:value-type="float">
            <text:p>-810.875</text:p>
          </table:table-cell>
          <table:table-cell/>
          <table:table-cell office:value-type="float" office:value="9646.875" calcext:value-type="float">
            <text:p>9646.875</text:p>
          </table:table-cell>
          <table:table-cell table:formula="of:=[.H198]-[.K198]" office:value-type="float" office:value="0" calcext:value-type="float">
            <text:p>0</text:p>
          </table:table-cell>
          <table:table-cell/>
          <table:table-cell office:value-type="float" office:value="9646.875" calcext:value-type="float">
            <text:p>9646.875</text:p>
          </table:table-cell>
          <table:table-cell table:formula="of:=[.K198]-[.N198]" office:value-type="float" office:value="0" calcext:value-type="float">
            <text:p>0</text:p>
          </table:table-cell>
          <table:table-cell/>
          <table:table-cell office:value-type="float" office:value="9646.875" calcext:value-type="float">
            <text:p>9646.875</text:p>
          </table:table-cell>
          <table:table-cell table:formula="of:=[.N198]-[.Q198]" office:value-type="float" office:value="0" calcext:value-type="float">
            <text:p>0</text:p>
          </table:table-cell>
          <table:table-cell/>
          <table:table-cell office:value-type="float" office:value="10244" calcext:value-type="float">
            <text:p>10244</text:p>
          </table:table-cell>
          <table:table-cell table:formula="of:=[.Q198]-[.T198]" office:value-type="float" office:value="-597.125" calcext:value-type="float">
            <text:p>-597.125</text:p>
          </table:table-cell>
          <table:table-cell/>
          <table:table-cell office:value-type="float" office:value="10244" calcext:value-type="float">
            <text:p>10244</text:p>
          </table:table-cell>
          <table:table-cell table:formula="of:=[.T198]-[.W198]" office:value-type="float" office:value="0" calcext:value-type="float">
            <text:p>0</text:p>
          </table:table-cell>
          <table:table-cell/>
          <table:table-cell office:value-type="float" office:value="10244" calcext:value-type="float">
            <text:p>10244</text:p>
          </table:table-cell>
          <table:table-cell table:number-columns-repeated="2"/>
          <table:table-cell office:value-type="float" office:value="10244" calcext:value-type="float">
            <text:p>10244</text:p>
          </table:table-cell>
          <table:table-cell table:formula="of:=[.Z198]-[.AC198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1307H00M00S" calcext:value-type="time">
            <text:p>1307:00:00</text:p>
          </table:table-cell>
          <table:table-cell office:value-type="float" office:value="16600.7309" calcext:value-type="float">
            <text:p>16600.7309</text:p>
          </table:table-cell>
          <table:table-cell table:number-columns-repeated="2"/>
          <table:table-cell office:value-type="float" office:value="17783.5529" calcext:value-type="float">
            <text:p>17783.5529</text:p>
          </table:table-cell>
          <table:table-cell table:formula="of:=[.B199]-[.E199]" office:value-type="float" office:value="-1182.822" calcext:value-type="float">
            <text:p>-1182.822</text:p>
          </table:table-cell>
          <table:table-cell/>
          <table:table-cell office:value-type="float" office:value="19407.5674" calcext:value-type="float">
            <text:p>19407.5674</text:p>
          </table:table-cell>
          <table:table-cell table:formula="of:=[.E199]-[.H199]" office:value-type="float" office:value="-1624.0145" calcext:value-type="float">
            <text:p>-1624.0145</text:p>
          </table:table-cell>
          <table:table-cell/>
          <table:table-cell office:value-type="float" office:value="20850.2098" calcext:value-type="float">
            <text:p>20850.2098</text:p>
          </table:table-cell>
          <table:table-cell table:formula="of:=[.H199]-[.K199]" office:value-type="float" office:value="-1442.6424" calcext:value-type="float">
            <text:p>-1442.6424</text:p>
          </table:table-cell>
          <table:table-cell/>
          <table:table-cell office:value-type="float" office:value="20850.2098" calcext:value-type="float">
            <text:p>20850.2098</text:p>
          </table:table-cell>
          <table:table-cell table:formula="of:=[.K199]-[.N199]" office:value-type="float" office:value="0" calcext:value-type="float">
            <text:p>0</text:p>
          </table:table-cell>
          <table:table-cell/>
          <table:table-cell office:value-type="float" office:value="20850.2098" calcext:value-type="float">
            <text:p>20850.2098</text:p>
          </table:table-cell>
          <table:table-cell table:formula="of:=[.N199]-[.Q199]" office:value-type="float" office:value="0" calcext:value-type="float">
            <text:p>0</text:p>
          </table:table-cell>
          <table:table-cell/>
          <table:table-cell office:value-type="float" office:value="23890" calcext:value-type="float">
            <text:p>23890</text:p>
          </table:table-cell>
          <table:table-cell table:formula="of:=[.Q199]-[.T199]" office:value-type="float" office:value="-3039.7902" calcext:value-type="float">
            <text:p>-3039.7902</text:p>
          </table:table-cell>
          <table:table-cell/>
          <table:table-cell office:value-type="float" office:value="23890" calcext:value-type="float">
            <text:p>23890</text:p>
          </table:table-cell>
          <table:table-cell table:formula="of:=[.T199]-[.W199]" office:value-type="float" office:value="0" calcext:value-type="float">
            <text:p>0</text:p>
          </table:table-cell>
          <table:table-cell/>
          <table:table-cell office:value-type="float" office:value="23890" calcext:value-type="float">
            <text:p>23890</text:p>
          </table:table-cell>
          <table:table-cell table:number-columns-repeated="2"/>
          <table:table-cell office:value-type="float" office:value="23890" calcext:value-type="float">
            <text:p>23890</text:p>
          </table:table-cell>
          <table:table-cell table:formula="of:=[.Z199]-[.AC199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33957H00M00S" calcext:value-type="time">
            <text:p>33957:00:00</text:p>
          </table:table-cell>
          <table:table-cell office:value-type="float" office:value="8573.1707" calcext:value-type="float">
            <text:p>8573.1707</text:p>
          </table:table-cell>
          <table:table-cell table:number-columns-repeated="2"/>
          <table:table-cell office:value-type="float" office:value="9625.8289" calcext:value-type="float">
            <text:p>9625.8289</text:p>
          </table:table-cell>
          <table:table-cell table:formula="of:=[.B200]-[.E200]" office:value-type="float" office:value="-1052.6582" calcext:value-type="float">
            <text:p>-1052.6582</text:p>
          </table:table-cell>
          <table:table-cell/>
          <table:table-cell office:value-type="float" office:value="9555.2121" calcext:value-type="float">
            <text:p>9555.2121</text:p>
          </table:table-cell>
          <table:table-cell table:formula="of:=[.E200]-[.H200]" office:value-type="float" office:value="70.6167999999998" calcext:value-type="float">
            <text:p>70.6168</text:p>
          </table:table-cell>
          <table:table-cell/>
          <table:table-cell office:value-type="float" office:value="10246.8294" calcext:value-type="float">
            <text:p>10246.8294</text:p>
          </table:table-cell>
          <table:table-cell table:formula="of:=[.H200]-[.K200]" office:value-type="float" office:value="-691.6173" calcext:value-type="float">
            <text:p>-691.6173</text:p>
          </table:table-cell>
          <table:table-cell/>
          <table:table-cell office:value-type="float" office:value="10246.8294" calcext:value-type="float">
            <text:p>10246.8294</text:p>
          </table:table-cell>
          <table:table-cell table:formula="of:=[.K200]-[.N200]" office:value-type="float" office:value="0" calcext:value-type="float">
            <text:p>0</text:p>
          </table:table-cell>
          <table:table-cell/>
          <table:table-cell office:value-type="float" office:value="10246.8294" calcext:value-type="float">
            <text:p>10246.8294</text:p>
          </table:table-cell>
          <table:table-cell table:formula="of:=[.N200]-[.Q200]" office:value-type="float" office:value="0" calcext:value-type="float">
            <text:p>0</text:p>
          </table:table-cell>
          <table:table-cell/>
          <table:table-cell office:value-type="float" office:value="14784" calcext:value-type="float">
            <text:p>14784</text:p>
          </table:table-cell>
          <table:table-cell table:formula="of:=[.Q200]-[.T200]" office:value-type="float" office:value="-4537.1706" calcext:value-type="float">
            <text:p>-4537.1706</text:p>
          </table:table-cell>
          <table:table-cell/>
          <table:table-cell office:value-type="float" office:value="14784" calcext:value-type="float">
            <text:p>14784</text:p>
          </table:table-cell>
          <table:table-cell table:formula="of:=[.T200]-[.W200]" office:value-type="float" office:value="0" calcext:value-type="float">
            <text:p>0</text:p>
          </table:table-cell>
          <table:table-cell/>
          <table:table-cell office:value-type="float" office:value="14784" calcext:value-type="float">
            <text:p>14784</text:p>
          </table:table-cell>
          <table:table-cell table:number-columns-repeated="2"/>
          <table:table-cell office:value-type="float" office:value="14784" calcext:value-type="float">
            <text:p>14784</text:p>
          </table:table-cell>
          <table:table-cell table:formula="of:=[.Z200]-[.AC200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57946H00M00S" calcext:value-type="time">
            <text:p>57946:00:00</text:p>
          </table:table-cell>
          <table:table-cell office:value-type="float" office:value="16825.3266" calcext:value-type="float">
            <text:p>16825.3266</text:p>
          </table:table-cell>
          <table:table-cell table:number-columns-repeated="2"/>
          <table:table-cell office:value-type="float" office:value="17940.4722" calcext:value-type="float">
            <text:p>17940.4722</text:p>
          </table:table-cell>
          <table:table-cell table:formula="of:=[.B201]-[.E201]" office:value-type="float" office:value="-1115.1456" calcext:value-type="float">
            <text:p>-1115.1456</text:p>
          </table:table-cell>
          <table:table-cell/>
          <table:table-cell office:value-type="float" office:value="18296.2508" calcext:value-type="float">
            <text:p>18296.2508</text:p>
          </table:table-cell>
          <table:table-cell table:formula="of:=[.E201]-[.H201]" office:value-type="float" office:value="-355.778600000001" calcext:value-type="float">
            <text:p>-355.7786</text:p>
          </table:table-cell>
          <table:table-cell/>
          <table:table-cell office:value-type="float" office:value="19228.5195" calcext:value-type="float">
            <text:p>19228.5195</text:p>
          </table:table-cell>
          <table:table-cell table:formula="of:=[.H201]-[.K201]" office:value-type="float" office:value="-932.268699999997" calcext:value-type="float">
            <text:p>-932.2687</text:p>
          </table:table-cell>
          <table:table-cell/>
          <table:table-cell office:value-type="float" office:value="19228.5195" calcext:value-type="float">
            <text:p>19228.5195</text:p>
          </table:table-cell>
          <table:table-cell table:formula="of:=[.K201]-[.N201]" office:value-type="float" office:value="0" calcext:value-type="float">
            <text:p>0</text:p>
          </table:table-cell>
          <table:table-cell/>
          <table:table-cell office:value-type="float" office:value="19229.5403" calcext:value-type="float">
            <text:p>19229.5403</text:p>
          </table:table-cell>
          <table:table-cell table:formula="of:=[.N201]-[.Q201]" office:value-type="float" office:value="-1.02080000000205" calcext:value-type="float">
            <text:p>-1.0208</text:p>
          </table:table-cell>
          <table:table-cell/>
          <table:table-cell office:value-type="float" office:value="20916" calcext:value-type="float">
            <text:p>20916</text:p>
          </table:table-cell>
          <table:table-cell table:formula="of:=[.Q201]-[.T201]" office:value-type="float" office:value="-1686.4597" calcext:value-type="float">
            <text:p>-1686.4597</text:p>
          </table:table-cell>
          <table:table-cell/>
          <table:table-cell office:value-type="float" office:value="20916" calcext:value-type="float">
            <text:p>20916</text:p>
          </table:table-cell>
          <table:table-cell table:formula="of:=[.T201]-[.W201]" office:value-type="float" office:value="0" calcext:value-type="float">
            <text:p>0</text:p>
          </table:table-cell>
          <table:table-cell/>
          <table:table-cell office:value-type="float" office:value="20916" calcext:value-type="float">
            <text:p>20916</text:p>
          </table:table-cell>
          <table:table-cell table:number-columns-repeated="2"/>
          <table:table-cell office:value-type="float" office:value="20916" calcext:value-type="float">
            <text:p>20916</text:p>
          </table:table-cell>
          <table:table-cell table:formula="of:=[.Z201]-[.AC201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3" office:value-type="time" office:time-value="PT40177H00M00S" calcext:value-type="time">
            <text:p>40177:00:00</text:p>
          </table:table-cell>
          <table:table-cell office:value-type="float" office:value="19690.0383" calcext:value-type="float">
            <text:p>19690.0383</text:p>
          </table:table-cell>
          <table:table-cell table:style-name="ce7" table:number-columns-repeated="2"/>
          <table:table-cell office:value-type="float" office:value="21234.3685" calcext:value-type="float">
            <text:p>21234.3685</text:p>
          </table:table-cell>
          <table:table-cell table:style-name="ce7" table:formula="of:=[.B202]-[.E202]" office:value-type="float" office:value="-1544.3302" calcext:value-type="float">
            <text:p>-1544.3302</text:p>
          </table:table-cell>
          <table:table-cell table:style-name="ce7"/>
          <table:table-cell office:value-type="float" office:value="22008.8406" calcext:value-type="float">
            <text:p>22008.8406</text:p>
          </table:table-cell>
          <table:table-cell table:style-name="ce7" table:formula="of:=[.E202]-[.H202]" office:value-type="float" office:value="-774.472099999999" calcext:value-type="float">
            <text:p>-774.4721</text:p>
          </table:table-cell>
          <table:table-cell table:style-name="ce7"/>
          <table:table-cell office:value-type="float" office:value="23582.7106" calcext:value-type="float">
            <text:p>23582.7106</text:p>
          </table:table-cell>
          <table:table-cell table:style-name="ce7" table:formula="of:=[.H202]-[.K202]" office:value-type="float" office:value="-1573.87" calcext:value-type="float">
            <text:p>-1573.87</text:p>
          </table:table-cell>
          <table:table-cell table:style-name="ce7"/>
          <table:table-cell office:value-type="float" office:value="23582.7106" calcext:value-type="float">
            <text:p>23582.7106</text:p>
          </table:table-cell>
          <table:table-cell table:style-name="ce7" table:formula="of:=[.K202]-[.N202]" office:value-type="float" office:value="0" calcext:value-type="float">
            <text:p>0</text:p>
          </table:table-cell>
          <table:table-cell table:style-name="ce7"/>
          <table:table-cell office:value-type="float" office:value="23582.7106" calcext:value-type="float">
            <text:p>23582.7106</text:p>
          </table:table-cell>
          <table:table-cell table:formula="of:=[.N202]-[.Q202]" office:value-type="float" office:value="0" calcext:value-type="float">
            <text:p>0</text:p>
          </table:table-cell>
          <table:table-cell table:style-name="ce7"/>
          <table:table-cell office:value-type="float" office:value="29842" calcext:value-type="float">
            <text:p>29842</text:p>
          </table:table-cell>
          <table:table-cell table:style-name="ce7" table:formula="of:=[.Q202]-[.T202]" office:value-type="float" office:value="-6259.2894" calcext:value-type="float">
            <text:p>-6259.2894</text:p>
          </table:table-cell>
          <table:table-cell table:style-name="ce7"/>
          <table:table-cell office:value-type="float" office:value="29842" calcext:value-type="float">
            <text:p>29842</text:p>
          </table:table-cell>
          <table:table-cell table:style-name="ce7" table:formula="of:=[.T202]-[.W202]" office:value-type="float" office:value="0" calcext:value-type="float">
            <text:p>0</text:p>
          </table:table-cell>
          <table:table-cell table:style-name="ce7"/>
          <table:table-cell office:value-type="float" office:value="29842" calcext:value-type="float">
            <text:p>29842</text:p>
          </table:table-cell>
          <table:table-cell table:style-name="ce7" table:number-columns-repeated="2"/>
          <table:table-cell office:value-type="float" office:value="29842" calcext:value-type="float">
            <text:p>29842</text:p>
          </table:table-cell>
          <table:table-cell table:style-name="ce7" table:formula="of:=[.Z202]-[.AC202]" office:value-type="float" office:value="0" calcext:value-type="float">
            <text:p>0</text:p>
          </table:table-cell>
          <table:table-cell table:style-name="ce7" table:number-columns-repeated="994"/>
        </table:table-row>
        <table:table-row table:style-name="ro1">
          <table:table-cell table:style-name="ce2" office:value-type="time" office:time-value="PT1450H00M00S" calcext:value-type="time">
            <text:p>1450:00:00</text:p>
          </table:table-cell>
          <table:table-cell office:value-type="float" office:value="8872" calcext:value-type="float">
            <text:p>8872</text:p>
          </table:table-cell>
          <table:table-cell table:number-columns-repeated="2"/>
          <table:table-cell office:value-type="float" office:value="8872" calcext:value-type="float">
            <text:p>8872</text:p>
          </table:table-cell>
          <table:table-cell table:formula="of:=[.B203]-[.E203]" office:value-type="float" office:value="0" calcext:value-type="float">
            <text:p>0</text:p>
          </table:table-cell>
          <table:table-cell/>
          <table:table-cell office:value-type="float" office:value="8872" calcext:value-type="float">
            <text:p>8872</text:p>
          </table:table-cell>
          <table:table-cell table:formula="of:=[.E203]-[.H203]" office:value-type="float" office:value="0" calcext:value-type="float">
            <text:p>0</text:p>
          </table:table-cell>
          <table:table-cell/>
          <table:table-cell office:value-type="float" office:value="8872" calcext:value-type="float">
            <text:p>8872</text:p>
          </table:table-cell>
          <table:table-cell table:formula="of:=[.H203]-[.K203]" office:value-type="float" office:value="0" calcext:value-type="float">
            <text:p>0</text:p>
          </table:table-cell>
          <table:table-cell/>
          <table:table-cell office:value-type="float" office:value="8872" calcext:value-type="float">
            <text:p>8872</text:p>
          </table:table-cell>
          <table:table-cell table:formula="of:=[.K203]-[.N203]" office:value-type="float" office:value="0" calcext:value-type="float">
            <text:p>0</text:p>
          </table:table-cell>
          <table:table-cell/>
          <table:table-cell office:value-type="float" office:value="8872" calcext:value-type="float">
            <text:p>8872</text:p>
          </table:table-cell>
          <table:table-cell table:formula="of:=[.N203]-[.Q203]" office:value-type="float" office:value="0" calcext:value-type="float">
            <text:p>0</text:p>
          </table:table-cell>
          <table:table-cell/>
          <table:table-cell office:value-type="float" office:value="9092" calcext:value-type="float">
            <text:p>9092</text:p>
          </table:table-cell>
          <table:table-cell table:formula="of:=[.Q203]-[.T203]" office:value-type="float" office:value="-220" calcext:value-type="float">
            <text:p>-220</text:p>
          </table:table-cell>
          <table:table-cell/>
          <table:table-cell office:value-type="float" office:value="9092" calcext:value-type="float">
            <text:p>9092</text:p>
          </table:table-cell>
          <table:table-cell table:formula="of:=[.T203]-[.W203]" office:value-type="float" office:value="0" calcext:value-type="float">
            <text:p>0</text:p>
          </table:table-cell>
          <table:table-cell/>
          <table:table-cell office:value-type="float" office:value="9092" calcext:value-type="float">
            <text:p>9092</text:p>
          </table:table-cell>
          <table:table-cell table:number-columns-repeated="2"/>
          <table:table-cell office:value-type="float" office:value="9092" calcext:value-type="float">
            <text:p>9092</text:p>
          </table:table-cell>
          <table:table-cell table:formula="of:=[.Z203]-[.AC203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37821H00M00S" calcext:value-type="time">
            <text:p>37821:00:00</text:p>
          </table:table-cell>
          <table:table-cell office:value-type="float" office:value="11763.0586" calcext:value-type="float">
            <text:p>11763.0586</text:p>
          </table:table-cell>
          <table:table-cell table:number-columns-repeated="2"/>
          <table:table-cell office:value-type="float" office:value="12157.2383" calcext:value-type="float">
            <text:p>12157.2383</text:p>
          </table:table-cell>
          <table:table-cell table:formula="of:=[.B204]-[.E204]" office:value-type="float" office:value="-394.179700000001" calcext:value-type="float">
            <text:p>-394.1797</text:p>
          </table:table-cell>
          <table:table-cell/>
          <table:table-cell office:value-type="float" office:value="12442.1889" calcext:value-type="float">
            <text:p>12442.1889</text:p>
          </table:table-cell>
          <table:table-cell table:formula="of:=[.E204]-[.H204]" office:value-type="float" office:value="-284.950599999998" calcext:value-type="float">
            <text:p>-284.9506</text:p>
          </table:table-cell>
          <table:table-cell/>
          <table:table-cell office:value-type="float" office:value="12673.7335" calcext:value-type="float">
            <text:p>12673.7335</text:p>
          </table:table-cell>
          <table:table-cell table:formula="of:=[.H204]-[.K204]" office:value-type="float" office:value="-231.544600000001" calcext:value-type="float">
            <text:p>-231.5446</text:p>
          </table:table-cell>
          <table:table-cell/>
          <table:table-cell office:value-type="float" office:value="12673.7335" calcext:value-type="float">
            <text:p>12673.7335</text:p>
          </table:table-cell>
          <table:table-cell table:formula="of:=[.K204]-[.N204]" office:value-type="float" office:value="0" calcext:value-type="float">
            <text:p>0</text:p>
          </table:table-cell>
          <table:table-cell/>
          <table:table-cell office:value-type="float" office:value="12673.9194" calcext:value-type="float">
            <text:p>12673.9194</text:p>
          </table:table-cell>
          <table:table-cell table:formula="of:=[.N204]-[.Q204]" office:value-type="float" office:value="-0.185900000000402" calcext:value-type="float">
            <text:p>-0.1859</text:p>
          </table:table-cell>
          <table:table-cell/>
          <table:table-cell office:value-type="float" office:value="17864" calcext:value-type="float">
            <text:p>17864</text:p>
          </table:table-cell>
          <table:table-cell table:formula="of:=[.Q204]-[.T204]" office:value-type="float" office:value="-5190.0806" calcext:value-type="float">
            <text:p>-5190.0806</text:p>
          </table:table-cell>
          <table:table-cell/>
          <table:table-cell office:value-type="float" office:value="17864" calcext:value-type="float">
            <text:p>17864</text:p>
          </table:table-cell>
          <table:table-cell table:formula="of:=[.T204]-[.W204]" office:value-type="float" office:value="0" calcext:value-type="float">
            <text:p>0</text:p>
          </table:table-cell>
          <table:table-cell/>
          <table:table-cell office:value-type="float" office:value="17864" calcext:value-type="float">
            <text:p>17864</text:p>
          </table:table-cell>
          <table:table-cell table:number-columns-repeated="2"/>
          <table:table-cell office:value-type="float" office:value="17864" calcext:value-type="float">
            <text:p>17864</text:p>
          </table:table-cell>
          <table:table-cell table:formula="of:=[.Z204]-[.AC204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17271H00M00S" calcext:value-type="time">
            <text:p>17271:00:00</text:p>
          </table:table-cell>
          <table:table-cell office:value-type="float" office:value="14464.568" calcext:value-type="float">
            <text:p>14464.568</text:p>
          </table:table-cell>
          <table:table-cell table:number-columns-repeated="2"/>
          <table:table-cell office:value-type="float" office:value="14879.2095" calcext:value-type="float">
            <text:p>14879.2095</text:p>
          </table:table-cell>
          <table:table-cell table:formula="of:=[.B205]-[.E205]" office:value-type="float" office:value="-414.641500000002" calcext:value-type="float">
            <text:p>-414.6415</text:p>
          </table:table-cell>
          <table:table-cell/>
          <table:table-cell office:value-type="float" office:value="15451.381" calcext:value-type="float">
            <text:p>15451.381</text:p>
          </table:table-cell>
          <table:table-cell table:formula="of:=[.E205]-[.H205]" office:value-type="float" office:value="-572.171499999999" calcext:value-type="float">
            <text:p>-572.1715</text:p>
          </table:table-cell>
          <table:table-cell/>
          <table:table-cell office:value-type="float" office:value="15760.5714" calcext:value-type="float">
            <text:p>15760.5714</text:p>
          </table:table-cell>
          <table:table-cell table:formula="of:=[.H205]-[.K205]" office:value-type="float" office:value="-309.190400000001" calcext:value-type="float">
            <text:p>-309.1904</text:p>
          </table:table-cell>
          <table:table-cell/>
          <table:table-cell office:value-type="float" office:value="15760.5714" calcext:value-type="float">
            <text:p>15760.5714</text:p>
          </table:table-cell>
          <table:table-cell table:formula="of:=[.K205]-[.N205]" office:value-type="float" office:value="0" calcext:value-type="float">
            <text:p>0</text:p>
          </table:table-cell>
          <table:table-cell/>
          <table:table-cell office:value-type="float" office:value="15760.5714" calcext:value-type="float">
            <text:p>15760.5714</text:p>
          </table:table-cell>
          <table:table-cell table:formula="of:=[.N205]-[.Q205]" office:value-type="float" office:value="0" calcext:value-type="float">
            <text:p>0</text:p>
          </table:table-cell>
          <table:table-cell/>
          <table:table-cell office:value-type="float" office:value="19080" calcext:value-type="float">
            <text:p>19080</text:p>
          </table:table-cell>
          <table:table-cell table:formula="of:=[.Q205]-[.T205]" office:value-type="float" office:value="-3319.4286" calcext:value-type="float">
            <text:p>-3319.4286</text:p>
          </table:table-cell>
          <table:table-cell/>
          <table:table-cell office:value-type="float" office:value="19080" calcext:value-type="float">
            <text:p>19080</text:p>
          </table:table-cell>
          <table:table-cell table:formula="of:=[.T205]-[.W205]" office:value-type="float" office:value="0" calcext:value-type="float">
            <text:p>0</text:p>
          </table:table-cell>
          <table:table-cell/>
          <table:table-cell office:value-type="float" office:value="19080" calcext:value-type="float">
            <text:p>19080</text:p>
          </table:table-cell>
          <table:table-cell table:number-columns-repeated="2"/>
          <table:table-cell office:value-type="float" office:value="19080" calcext:value-type="float">
            <text:p>19080</text:p>
          </table:table-cell>
          <table:table-cell table:formula="of:=[.Z205]-[.AC205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1577H00M00S" calcext:value-type="time">
            <text:p>1577:00:00</text:p>
          </table:table-cell>
          <table:table-cell office:value-type="float" office:value="15065.7122" calcext:value-type="float">
            <text:p>15065.7122</text:p>
          </table:table-cell>
          <table:table-cell table:number-columns-repeated="2"/>
          <table:table-cell office:value-type="float" office:value="16664.8056" calcext:value-type="float">
            <text:p>16664.8056</text:p>
          </table:table-cell>
          <table:table-cell table:formula="of:=[.B206]-[.E206]" office:value-type="float" office:value="-1599.0934" calcext:value-type="float">
            <text:p>-1599.0934</text:p>
          </table:table-cell>
          <table:table-cell/>
          <table:table-cell office:value-type="float" office:value="16111.1767" calcext:value-type="float">
            <text:p>16111.1767</text:p>
          </table:table-cell>
          <table:table-cell table:formula="of:=[.E206]-[.H206]" office:value-type="float" office:value="553.6289" calcext:value-type="float">
            <text:p>553.6289</text:p>
          </table:table-cell>
          <table:table-cell/>
          <table:table-cell office:value-type="float" office:value="17436.8333" calcext:value-type="float">
            <text:p>17436.8333</text:p>
          </table:table-cell>
          <table:table-cell table:formula="of:=[.H206]-[.K206]" office:value-type="float" office:value="-1325.6566" calcext:value-type="float">
            <text:p>-1325.6566</text:p>
          </table:table-cell>
          <table:table-cell/>
          <table:table-cell office:value-type="float" office:value="17436.8333" calcext:value-type="float">
            <text:p>17436.8333</text:p>
          </table:table-cell>
          <table:table-cell table:formula="of:=[.K206]-[.N206]" office:value-type="float" office:value="0" calcext:value-type="float">
            <text:p>0</text:p>
          </table:table-cell>
          <table:table-cell/>
          <table:table-cell office:value-type="float" office:value="17436.8333" calcext:value-type="float">
            <text:p>17436.8333</text:p>
          </table:table-cell>
          <table:table-cell table:formula="of:=[.N206]-[.Q206]" office:value-type="float" office:value="0" calcext:value-type="float">
            <text:p>0</text:p>
          </table:table-cell>
          <table:table-cell/>
          <table:table-cell office:value-type="float" office:value="20651" calcext:value-type="float">
            <text:p>20651</text:p>
          </table:table-cell>
          <table:table-cell table:formula="of:=[.Q206]-[.T206]" office:value-type="float" office:value="-3214.1667" calcext:value-type="float">
            <text:p>-3214.1667</text:p>
          </table:table-cell>
          <table:table-cell/>
          <table:table-cell office:value-type="float" office:value="20651" calcext:value-type="float">
            <text:p>20651</text:p>
          </table:table-cell>
          <table:table-cell table:formula="of:=[.T206]-[.W206]" office:value-type="float" office:value="0" calcext:value-type="float">
            <text:p>0</text:p>
          </table:table-cell>
          <table:table-cell/>
          <table:table-cell office:value-type="float" office:value="20651" calcext:value-type="float">
            <text:p>20651</text:p>
          </table:table-cell>
          <table:table-cell table:number-columns-repeated="2"/>
          <table:table-cell office:value-type="float" office:value="20651" calcext:value-type="float">
            <text:p>20651</text:p>
          </table:table-cell>
          <table:table-cell table:formula="of:=[.Z206]-[.AC206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49908H00M00S" calcext:value-type="time">
            <text:p>49908:00:00</text:p>
          </table:table-cell>
          <table:table-cell office:value-type="float" office:value="12391.0651" calcext:value-type="float">
            <text:p>12391.0651</text:p>
          </table:table-cell>
          <table:table-cell table:number-columns-repeated="2"/>
          <table:table-cell office:value-type="float" office:value="13867.6118" calcext:value-type="float">
            <text:p>13867.6118</text:p>
          </table:table-cell>
          <table:table-cell table:formula="of:=[.B207]-[.E207]" office:value-type="float" office:value="-1476.5467" calcext:value-type="float">
            <text:p>-1476.5467</text:p>
          </table:table-cell>
          <table:table-cell/>
          <table:table-cell office:value-type="float" office:value="14190.4271" calcext:value-type="float">
            <text:p>14190.4271</text:p>
          </table:table-cell>
          <table:table-cell table:formula="of:=[.E207]-[.H207]" office:value-type="float" office:value="-322.8153" calcext:value-type="float">
            <text:p>-322.8153</text:p>
          </table:table-cell>
          <table:table-cell/>
          <table:table-cell office:value-type="float" office:value="15631.25" calcext:value-type="float">
            <text:p>15631.25</text:p>
          </table:table-cell>
          <table:table-cell table:formula="of:=[.H207]-[.K207]" office:value-type="float" office:value="-1440.8229" calcext:value-type="float">
            <text:p>-1440.8229</text:p>
          </table:table-cell>
          <table:table-cell/>
          <table:table-cell office:value-type="float" office:value="15631.25" calcext:value-type="float">
            <text:p>15631.25</text:p>
          </table:table-cell>
          <table:table-cell table:formula="of:=[.K207]-[.N207]" office:value-type="float" office:value="0" calcext:value-type="float">
            <text:p>0</text:p>
          </table:table-cell>
          <table:table-cell/>
          <table:table-cell office:value-type="float" office:value="15631.25" calcext:value-type="float">
            <text:p>15631.25</text:p>
          </table:table-cell>
          <table:table-cell table:formula="of:=[.N207]-[.Q207]" office:value-type="float" office:value="0" calcext:value-type="float">
            <text:p>0</text:p>
          </table:table-cell>
          <table:table-cell/>
          <table:table-cell office:value-type="float" office:value="17489" calcext:value-type="float">
            <text:p>17489</text:p>
          </table:table-cell>
          <table:table-cell table:formula="of:=[.Q207]-[.T207]" office:value-type="float" office:value="-1857.75" calcext:value-type="float">
            <text:p>-1857.75</text:p>
          </table:table-cell>
          <table:table-cell/>
          <table:table-cell office:value-type="float" office:value="17489" calcext:value-type="float">
            <text:p>17489</text:p>
          </table:table-cell>
          <table:table-cell table:formula="of:=[.T207]-[.W207]" office:value-type="float" office:value="0" calcext:value-type="float">
            <text:p>0</text:p>
          </table:table-cell>
          <table:table-cell/>
          <table:table-cell office:value-type="float" office:value="17489" calcext:value-type="float">
            <text:p>17489</text:p>
          </table:table-cell>
          <table:table-cell table:number-columns-repeated="2"/>
          <table:table-cell office:value-type="float" office:value="17489" calcext:value-type="float">
            <text:p>17489</text:p>
          </table:table-cell>
          <table:table-cell table:formula="of:=[.Z207]-[.AC207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61032H00M00S" calcext:value-type="time">
            <text:p>61032:00:00</text:p>
          </table:table-cell>
          <table:table-cell office:value-type="float" office:value="12278.4816" calcext:value-type="float">
            <text:p>12278.4816</text:p>
          </table:table-cell>
          <table:table-cell table:number-columns-repeated="2"/>
          <table:table-cell office:value-type="float" office:value="14358.0089" calcext:value-type="float">
            <text:p>14358.0089</text:p>
          </table:table-cell>
          <table:table-cell table:formula="of:=[.B208]-[.E208]" office:value-type="float" office:value="-2079.5273" calcext:value-type="float">
            <text:p>-2079.5273</text:p>
          </table:table-cell>
          <table:table-cell/>
          <table:table-cell office:value-type="float" office:value="13891.3227" calcext:value-type="float">
            <text:p>13891.3227</text:p>
          </table:table-cell>
          <table:table-cell table:formula="of:=[.E208]-[.H208]" office:value-type="float" office:value="466.6862" calcext:value-type="float">
            <text:p>466.6862</text:p>
          </table:table-cell>
          <table:table-cell/>
          <table:table-cell office:value-type="float" office:value="15459.2119" calcext:value-type="float">
            <text:p>15459.2119</text:p>
          </table:table-cell>
          <table:table-cell table:formula="of:=[.H208]-[.K208]" office:value-type="float" office:value="-1567.8892" calcext:value-type="float">
            <text:p>-1567.8892</text:p>
          </table:table-cell>
          <table:table-cell/>
          <table:table-cell office:value-type="float" office:value="15459.2119" calcext:value-type="float">
            <text:p>15459.2119</text:p>
          </table:table-cell>
          <table:table-cell table:formula="of:=[.K208]-[.N208]" office:value-type="float" office:value="0" calcext:value-type="float">
            <text:p>0</text:p>
          </table:table-cell>
          <table:table-cell/>
          <table:table-cell office:value-type="float" office:value="15459.2119" calcext:value-type="float">
            <text:p>15459.2119</text:p>
          </table:table-cell>
          <table:table-cell table:formula="of:=[.N208]-[.Q208]" office:value-type="float" office:value="0" calcext:value-type="float">
            <text:p>0</text:p>
          </table:table-cell>
          <table:table-cell/>
          <table:table-cell office:value-type="float" office:value="19152" calcext:value-type="float">
            <text:p>19152</text:p>
          </table:table-cell>
          <table:table-cell table:formula="of:=[.Q208]-[.T208]" office:value-type="float" office:value="-3692.7881" calcext:value-type="float">
            <text:p>-3692.7881</text:p>
          </table:table-cell>
          <table:table-cell/>
          <table:table-cell office:value-type="float" office:value="19152" calcext:value-type="float">
            <text:p>19152</text:p>
          </table:table-cell>
          <table:table-cell table:formula="of:=[.T208]-[.W208]" office:value-type="float" office:value="0" calcext:value-type="float">
            <text:p>0</text:p>
          </table:table-cell>
          <table:table-cell/>
          <table:table-cell office:value-type="float" office:value="19152" calcext:value-type="float">
            <text:p>19152</text:p>
          </table:table-cell>
          <table:table-cell table:number-columns-repeated="2"/>
          <table:table-cell office:value-type="float" office:value="19152" calcext:value-type="float">
            <text:p>19152</text:p>
          </table:table-cell>
          <table:table-cell table:formula="of:=[.Z208]-[.AC208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1010H00M00S" calcext:value-type="time">
            <text:p>1010:00:00</text:p>
          </table:table-cell>
          <table:table-cell office:value-type="float" office:value="11877.3371" calcext:value-type="float">
            <text:p>11877.3371</text:p>
          </table:table-cell>
          <table:table-cell table:number-columns-repeated="2"/>
          <table:table-cell office:value-type="float" office:value="12785.1833" calcext:value-type="float">
            <text:p>12785.1833</text:p>
          </table:table-cell>
          <table:table-cell table:formula="of:=[.B209]-[.E209]" office:value-type="float" office:value="-907.8462" calcext:value-type="float">
            <text:p>-907.8462</text:p>
          </table:table-cell>
          <table:table-cell/>
          <table:table-cell office:value-type="float" office:value="13085.0764" calcext:value-type="float">
            <text:p>13085.0764</text:p>
          </table:table-cell>
          <table:table-cell table:formula="of:=[.E209]-[.H209]" office:value-type="float" office:value="-299.893099999999" calcext:value-type="float">
            <text:p>-299.8931</text:p>
          </table:table-cell>
          <table:table-cell/>
          <table:table-cell office:value-type="float" office:value="13876.0857" calcext:value-type="float">
            <text:p>13876.0857</text:p>
          </table:table-cell>
          <table:table-cell table:formula="of:=[.H209]-[.K209]" office:value-type="float" office:value="-791.0093" calcext:value-type="float">
            <text:p>-791.0093</text:p>
          </table:table-cell>
          <table:table-cell/>
          <table:table-cell office:value-type="float" office:value="13876.0857" calcext:value-type="float">
            <text:p>13876.0857</text:p>
          </table:table-cell>
          <table:table-cell table:formula="of:=[.K209]-[.N209]" office:value-type="float" office:value="0" calcext:value-type="float">
            <text:p>0</text:p>
          </table:table-cell>
          <table:table-cell/>
          <table:table-cell office:value-type="float" office:value="13876.0857" calcext:value-type="float">
            <text:p>13876.0857</text:p>
          </table:table-cell>
          <table:table-cell table:formula="of:=[.N209]-[.Q209]" office:value-type="float" office:value="0" calcext:value-type="float">
            <text:p>0</text:p>
          </table:table-cell>
          <table:table-cell/>
          <table:table-cell office:value-type="float" office:value="17166" calcext:value-type="float">
            <text:p>17166</text:p>
          </table:table-cell>
          <table:table-cell table:formula="of:=[.Q209]-[.T209]" office:value-type="float" office:value="-3289.9143" calcext:value-type="float">
            <text:p>-3289.9143</text:p>
          </table:table-cell>
          <table:table-cell/>
          <table:table-cell office:value-type="float" office:value="17166" calcext:value-type="float">
            <text:p>17166</text:p>
          </table:table-cell>
          <table:table-cell table:formula="of:=[.T209]-[.W209]" office:value-type="float" office:value="0" calcext:value-type="float">
            <text:p>0</text:p>
          </table:table-cell>
          <table:table-cell/>
          <table:table-cell office:value-type="float" office:value="17166" calcext:value-type="float">
            <text:p>17166</text:p>
          </table:table-cell>
          <table:table-cell table:number-columns-repeated="2"/>
          <table:table-cell office:value-type="float" office:value="17166" calcext:value-type="float">
            <text:p>17166</text:p>
          </table:table-cell>
          <table:table-cell table:formula="of:=[.Z209]-[.AC209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32794H00M00S" calcext:value-type="time">
            <text:p>32794:00:00</text:p>
          </table:table-cell>
          <table:table-cell office:value-type="float" office:value="15230.9372" calcext:value-type="float">
            <text:p>15230.9372</text:p>
          </table:table-cell>
          <table:table-cell table:number-columns-repeated="2"/>
          <table:table-cell office:value-type="float" office:value="16872.0221" calcext:value-type="float">
            <text:p>16872.0221</text:p>
          </table:table-cell>
          <table:table-cell table:formula="of:=[.B210]-[.E210]" office:value-type="float" office:value="-1641.0849" calcext:value-type="float">
            <text:p>-1641.0849</text:p>
          </table:table-cell>
          <table:table-cell/>
          <table:table-cell office:value-type="float" office:value="16961.7432" calcext:value-type="float">
            <text:p>16961.7432</text:p>
          </table:table-cell>
          <table:table-cell table:formula="of:=[.E210]-[.H210]" office:value-type="float" office:value="-89.7211000000025" calcext:value-type="float">
            <text:p>-89.7211</text:p>
          </table:table-cell>
          <table:table-cell/>
          <table:table-cell office:value-type="float" office:value="18976.9058" calcext:value-type="float">
            <text:p>18976.9058</text:p>
          </table:table-cell>
          <table:table-cell table:formula="of:=[.H210]-[.K210]" office:value-type="float" office:value="-2015.1626" calcext:value-type="float">
            <text:p>-2015.1626</text:p>
          </table:table-cell>
          <table:table-cell/>
          <table:table-cell office:value-type="float" office:value="18976.9058" calcext:value-type="float">
            <text:p>18976.9058</text:p>
          </table:table-cell>
          <table:table-cell table:formula="of:=[.K210]-[.N210]" office:value-type="float" office:value="0" calcext:value-type="float">
            <text:p>0</text:p>
          </table:table-cell>
          <table:table-cell/>
          <table:table-cell office:value-type="float" office:value="18976.9058" calcext:value-type="float">
            <text:p>18976.9058</text:p>
          </table:table-cell>
          <table:table-cell table:formula="of:=[.N210]-[.Q210]" office:value-type="float" office:value="0" calcext:value-type="float">
            <text:p>0</text:p>
          </table:table-cell>
          <table:table-cell/>
          <table:table-cell office:value-type="float" office:value="23085" calcext:value-type="float">
            <text:p>23085</text:p>
          </table:table-cell>
          <table:table-cell table:formula="of:=[.Q210]-[.T210]" office:value-type="float" office:value="-4108.0942" calcext:value-type="float">
            <text:p>-4108.0942</text:p>
          </table:table-cell>
          <table:table-cell/>
          <table:table-cell office:value-type="float" office:value="23085" calcext:value-type="float">
            <text:p>23085</text:p>
          </table:table-cell>
          <table:table-cell table:formula="of:=[.T210]-[.W210]" office:value-type="float" office:value="0" calcext:value-type="float">
            <text:p>0</text:p>
          </table:table-cell>
          <table:table-cell/>
          <table:table-cell office:value-type="float" office:value="23085" calcext:value-type="float">
            <text:p>23085</text:p>
          </table:table-cell>
          <table:table-cell table:number-columns-repeated="2"/>
          <table:table-cell office:value-type="float" office:value="23085" calcext:value-type="float">
            <text:p>23085</text:p>
          </table:table-cell>
          <table:table-cell table:formula="of:=[.Z210]-[.AC210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59741H00M00S" calcext:value-type="time">
            <text:p>59741:00:00</text:p>
          </table:table-cell>
          <table:table-cell office:value-type="float" office:value="12446.5693" calcext:value-type="float">
            <text:p>12446.5693</text:p>
          </table:table-cell>
          <table:table-cell table:number-columns-repeated="2"/>
          <table:table-cell office:value-type="float" office:value="12762.2" calcext:value-type="float">
            <text:p>12762.2</text:p>
          </table:table-cell>
          <table:table-cell table:formula="of:=[.B211]-[.E211]" office:value-type="float" office:value="-315.630700000001" calcext:value-type="float">
            <text:p>-315.6307</text:p>
          </table:table-cell>
          <table:table-cell/>
          <table:table-cell office:value-type="float" office:value="13172.0506" calcext:value-type="float">
            <text:p>13172.0506</text:p>
          </table:table-cell>
          <table:table-cell table:formula="of:=[.E211]-[.H211]" office:value-type="float" office:value="-409.8506" calcext:value-type="float">
            <text:p>-409.8506</text:p>
          </table:table-cell>
          <table:table-cell/>
          <table:table-cell office:value-type="float" office:value="13851.875" calcext:value-type="float">
            <text:p>13851.875</text:p>
          </table:table-cell>
          <table:table-cell table:formula="of:=[.H211]-[.K211]" office:value-type="float" office:value="-679.8244" calcext:value-type="float">
            <text:p>-679.8244</text:p>
          </table:table-cell>
          <table:table-cell/>
          <table:table-cell office:value-type="float" office:value="13851.875" calcext:value-type="float">
            <text:p>13851.875</text:p>
          </table:table-cell>
          <table:table-cell table:formula="of:=[.K211]-[.N211]" office:value-type="float" office:value="0" calcext:value-type="float">
            <text:p>0</text:p>
          </table:table-cell>
          <table:table-cell/>
          <table:table-cell office:value-type="float" office:value="13851.875" calcext:value-type="float">
            <text:p>13851.875</text:p>
          </table:table-cell>
          <table:table-cell table:formula="of:=[.N211]-[.Q211]" office:value-type="float" office:value="0" calcext:value-type="float">
            <text:p>0</text:p>
          </table:table-cell>
          <table:table-cell/>
          <table:table-cell office:value-type="float" office:value="18278" calcext:value-type="float">
            <text:p>18278</text:p>
          </table:table-cell>
          <table:table-cell table:formula="of:=[.Q211]-[.T211]" office:value-type="float" office:value="-4426.125" calcext:value-type="float">
            <text:p>-4426.125</text:p>
          </table:table-cell>
          <table:table-cell/>
          <table:table-cell office:value-type="float" office:value="18278" calcext:value-type="float">
            <text:p>18278</text:p>
          </table:table-cell>
          <table:table-cell table:formula="of:=[.T211]-[.W211]" office:value-type="float" office:value="0" calcext:value-type="float">
            <text:p>0</text:p>
          </table:table-cell>
          <table:table-cell/>
          <table:table-cell office:value-type="float" office:value="18278" calcext:value-type="float">
            <text:p>18278</text:p>
          </table:table-cell>
          <table:table-cell table:number-columns-repeated="2"/>
          <table:table-cell office:value-type="float" office:value="18278" calcext:value-type="float">
            <text:p>18278</text:p>
          </table:table-cell>
          <table:table-cell table:formula="of:=[.Z211]-[.AC211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6006H00M00S" calcext:value-type="time">
            <text:p>6006:00:00</text:p>
          </table:table-cell>
          <table:table-cell office:value-type="float" office:value="12120.2165" calcext:value-type="float">
            <text:p>12120.2165</text:p>
          </table:table-cell>
          <table:table-cell table:number-columns-repeated="2"/>
          <table:table-cell office:value-type="float" office:value="13788.2015" calcext:value-type="float">
            <text:p>13788.2015</text:p>
          </table:table-cell>
          <table:table-cell table:formula="of:=[.B212]-[.E212]" office:value-type="float" office:value="-1667.985" calcext:value-type="float">
            <text:p>-1667.985</text:p>
          </table:table-cell>
          <table:table-cell/>
          <table:table-cell office:value-type="float" office:value="13311.6561" calcext:value-type="float">
            <text:p>13311.6561</text:p>
          </table:table-cell>
          <table:table-cell table:formula="of:=[.E212]-[.H212]" office:value-type="float" office:value="476.545399999999" calcext:value-type="float">
            <text:p>476.5454</text:p>
          </table:table-cell>
          <table:table-cell/>
          <table:table-cell office:value-type="float" office:value="14742.1094" calcext:value-type="float">
            <text:p>14742.1094</text:p>
          </table:table-cell>
          <table:table-cell table:formula="of:=[.H212]-[.K212]" office:value-type="float" office:value="-1430.4533" calcext:value-type="float">
            <text:p>-1430.4533</text:p>
          </table:table-cell>
          <table:table-cell/>
          <table:table-cell office:value-type="float" office:value="14742.1094" calcext:value-type="float">
            <text:p>14742.1094</text:p>
          </table:table-cell>
          <table:table-cell table:formula="of:=[.K212]-[.N212]" office:value-type="float" office:value="0" calcext:value-type="float">
            <text:p>0</text:p>
          </table:table-cell>
          <table:table-cell/>
          <table:table-cell office:value-type="float" office:value="14742.1094" calcext:value-type="float">
            <text:p>14742.1094</text:p>
          </table:table-cell>
          <table:table-cell table:formula="of:=[.N212]-[.Q212]" office:value-type="float" office:value="0" calcext:value-type="float">
            <text:p>0</text:p>
          </table:table-cell>
          <table:table-cell/>
          <table:table-cell office:value-type="float" office:value="16956" calcext:value-type="float">
            <text:p>16956</text:p>
          </table:table-cell>
          <table:table-cell table:formula="of:=[.Q212]-[.T212]" office:value-type="float" office:value="-2213.8906" calcext:value-type="float">
            <text:p>-2213.8906</text:p>
          </table:table-cell>
          <table:table-cell/>
          <table:table-cell office:value-type="float" office:value="16956" calcext:value-type="float">
            <text:p>16956</text:p>
          </table:table-cell>
          <table:table-cell table:formula="of:=[.T212]-[.W212]" office:value-type="float" office:value="0" calcext:value-type="float">
            <text:p>0</text:p>
          </table:table-cell>
          <table:table-cell/>
          <table:table-cell office:value-type="float" office:value="16956" calcext:value-type="float">
            <text:p>16956</text:p>
          </table:table-cell>
          <table:table-cell table:number-columns-repeated="2"/>
          <table:table-cell office:value-type="float" office:value="16956" calcext:value-type="float">
            <text:p>16956</text:p>
          </table:table-cell>
          <table:table-cell table:formula="of:=[.Z212]-[.AC212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29128H00M00S" calcext:value-type="time">
            <text:p>29128:00:00</text:p>
          </table:table-cell>
          <table:table-cell office:value-type="float" office:value="12628.2109" calcext:value-type="float">
            <text:p>12628.2109</text:p>
          </table:table-cell>
          <table:table-cell table:number-columns-repeated="2"/>
          <table:table-cell office:value-type="float" office:value="13172.2805" calcext:value-type="float">
            <text:p>13172.2805</text:p>
          </table:table-cell>
          <table:table-cell table:formula="of:=[.B213]-[.E213]" office:value-type="float" office:value="-544.069600000001" calcext:value-type="float">
            <text:p>-544.0696</text:p>
          </table:table-cell>
          <table:table-cell/>
          <table:table-cell office:value-type="float" office:value="13764.6898" calcext:value-type="float">
            <text:p>13764.6898</text:p>
          </table:table-cell>
          <table:table-cell table:formula="of:=[.E213]-[.H213]" office:value-type="float" office:value="-592.409299999999" calcext:value-type="float">
            <text:p>-592.4093</text:p>
          </table:table-cell>
          <table:table-cell/>
          <table:table-cell office:value-type="float" office:value="14301.3148" calcext:value-type="float">
            <text:p>14301.3148</text:p>
          </table:table-cell>
          <table:table-cell table:formula="of:=[.H213]-[.K213]" office:value-type="float" office:value="-536.625" calcext:value-type="float">
            <text:p>-536.625</text:p>
          </table:table-cell>
          <table:table-cell/>
          <table:table-cell office:value-type="float" office:value="14301.3148" calcext:value-type="float">
            <text:p>14301.3148</text:p>
          </table:table-cell>
          <table:table-cell table:formula="of:=[.K213]-[.N213]" office:value-type="float" office:value="0" calcext:value-type="float">
            <text:p>0</text:p>
          </table:table-cell>
          <table:table-cell/>
          <table:table-cell office:value-type="float" office:value="14301.3148" calcext:value-type="float">
            <text:p>14301.3148</text:p>
          </table:table-cell>
          <table:table-cell table:formula="of:=[.N213]-[.Q213]" office:value-type="float" office:value="0" calcext:value-type="float">
            <text:p>0</text:p>
          </table:table-cell>
          <table:table-cell/>
          <table:table-cell office:value-type="float" office:value="15538" calcext:value-type="float">
            <text:p>15538</text:p>
          </table:table-cell>
          <table:table-cell table:formula="of:=[.Q213]-[.T213]" office:value-type="float" office:value="-1236.6852" calcext:value-type="float">
            <text:p>-1236.6852</text:p>
          </table:table-cell>
          <table:table-cell/>
          <table:table-cell office:value-type="float" office:value="15538" calcext:value-type="float">
            <text:p>15538</text:p>
          </table:table-cell>
          <table:table-cell table:formula="of:=[.T213]-[.W213]" office:value-type="float" office:value="0" calcext:value-type="float">
            <text:p>0</text:p>
          </table:table-cell>
          <table:table-cell/>
          <table:table-cell office:value-type="float" office:value="15538" calcext:value-type="float">
            <text:p>15538</text:p>
          </table:table-cell>
          <table:table-cell table:number-columns-repeated="2"/>
          <table:table-cell office:value-type="float" office:value="15538" calcext:value-type="float">
            <text:p>15538</text:p>
          </table:table-cell>
          <table:table-cell table:formula="of:=[.Z213]-[.AC213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16307H00M00S" calcext:value-type="time">
            <text:p>16307:00:00</text:p>
          </table:table-cell>
          <table:table-cell office:value-type="float" office:value="7550.6139" calcext:value-type="float">
            <text:p>7550.6139</text:p>
          </table:table-cell>
          <table:table-cell table:number-columns-repeated="2"/>
          <table:table-cell office:value-type="float" office:value="11358.372" calcext:value-type="float">
            <text:p>11358.372</text:p>
          </table:table-cell>
          <table:table-cell table:formula="of:=[.B214]-[.E214]" office:value-type="float" office:value="-3807.7581" calcext:value-type="float">
            <text:p>-3807.7581</text:p>
          </table:table-cell>
          <table:table-cell/>
          <table:table-cell office:value-type="float" office:value="8848.5278" calcext:value-type="float">
            <text:p>8848.5278</text:p>
          </table:table-cell>
          <table:table-cell table:formula="of:=[.E214]-[.H214]" office:value-type="float" office:value="2509.8442" calcext:value-type="float">
            <text:p>2509.8442</text:p>
          </table:table-cell>
          <table:table-cell/>
          <table:table-cell office:value-type="float" office:value="12609.2598" calcext:value-type="float">
            <text:p>12609.2598</text:p>
          </table:table-cell>
          <table:table-cell table:formula="of:=[.H214]-[.K214]" office:value-type="float" office:value="-3760.732" calcext:value-type="float">
            <text:p>-3760.732</text:p>
          </table:table-cell>
          <table:table-cell/>
          <table:table-cell office:value-type="float" office:value="12609.2598" calcext:value-type="float">
            <text:p>12609.2598</text:p>
          </table:table-cell>
          <table:table-cell table:formula="of:=[.K214]-[.N214]" office:value-type="float" office:value="0" calcext:value-type="float">
            <text:p>0</text:p>
          </table:table-cell>
          <table:table-cell/>
          <table:table-cell office:value-type="float" office:value="12609.2598" calcext:value-type="float">
            <text:p>12609.2598</text:p>
          </table:table-cell>
          <table:table-cell table:formula="of:=[.N214]-[.Q214]" office:value-type="float" office:value="0" calcext:value-type="float">
            <text:p>0</text:p>
          </table:table-cell>
          <table:table-cell/>
          <table:table-cell office:value-type="float" office:value="18569" calcext:value-type="float">
            <text:p>18569</text:p>
          </table:table-cell>
          <table:table-cell table:formula="of:=[.Q214]-[.T214]" office:value-type="float" office:value="-5959.7402" calcext:value-type="float">
            <text:p>-5959.7402</text:p>
          </table:table-cell>
          <table:table-cell/>
          <table:table-cell office:value-type="float" office:value="18569" calcext:value-type="float">
            <text:p>18569</text:p>
          </table:table-cell>
          <table:table-cell table:formula="of:=[.T214]-[.W214]" office:value-type="float" office:value="0" calcext:value-type="float">
            <text:p>0</text:p>
          </table:table-cell>
          <table:table-cell/>
          <table:table-cell office:value-type="float" office:value="18569" calcext:value-type="float">
            <text:p>18569</text:p>
          </table:table-cell>
          <table:table-cell table:number-columns-repeated="2"/>
          <table:table-cell office:value-type="float" office:value="18569" calcext:value-type="float">
            <text:p>18569</text:p>
          </table:table-cell>
          <table:table-cell table:formula="of:=[.Z214]-[.AC214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59737H00M00S" calcext:value-type="time">
            <text:p>59737:00:00</text:p>
          </table:table-cell>
          <table:table-cell office:value-type="float" office:value="14892.1803" calcext:value-type="float">
            <text:p>14892.1803</text:p>
          </table:table-cell>
          <table:table-cell table:number-columns-repeated="2"/>
          <table:table-cell office:value-type="float" office:value="15526.5556" calcext:value-type="float">
            <text:p>15526.5556</text:p>
          </table:table-cell>
          <table:table-cell table:formula="of:=[.B215]-[.E215]" office:value-type="float" office:value="-634.3753" calcext:value-type="float">
            <text:p>-634.3753</text:p>
          </table:table-cell>
          <table:table-cell/>
          <table:table-cell office:value-type="float" office:value="16266.9122" calcext:value-type="float">
            <text:p>16266.9122</text:p>
          </table:table-cell>
          <table:table-cell table:formula="of:=[.E215]-[.H215]" office:value-type="float" office:value="-740.356600000001" calcext:value-type="float">
            <text:p>-740.3566</text:p>
          </table:table-cell>
          <table:table-cell/>
          <table:table-cell office:value-type="float" office:value="16970.8036" calcext:value-type="float">
            <text:p>16970.8036</text:p>
          </table:table-cell>
          <table:table-cell table:formula="of:=[.H215]-[.K215]" office:value-type="float" office:value="-703.891399999999" calcext:value-type="float">
            <text:p>-703.8914</text:p>
          </table:table-cell>
          <table:table-cell/>
          <table:table-cell office:value-type="float" office:value="16970.8036" calcext:value-type="float">
            <text:p>16970.8036</text:p>
          </table:table-cell>
          <table:table-cell table:formula="of:=[.K215]-[.N215]" office:value-type="float" office:value="0" calcext:value-type="float">
            <text:p>0</text:p>
          </table:table-cell>
          <table:table-cell/>
          <table:table-cell office:value-type="float" office:value="16970.8036" calcext:value-type="float">
            <text:p>16970.8036</text:p>
          </table:table-cell>
          <table:table-cell table:formula="of:=[.N215]-[.Q215]" office:value-type="float" office:value="0" calcext:value-type="float">
            <text:p>0</text:p>
          </table:table-cell>
          <table:table-cell/>
          <table:table-cell office:value-type="float" office:value="20665" calcext:value-type="float">
            <text:p>20665</text:p>
          </table:table-cell>
          <table:table-cell table:formula="of:=[.Q215]-[.T215]" office:value-type="float" office:value="-3694.1964" calcext:value-type="float">
            <text:p>-3694.1964</text:p>
          </table:table-cell>
          <table:table-cell/>
          <table:table-cell office:value-type="float" office:value="20665" calcext:value-type="float">
            <text:p>20665</text:p>
          </table:table-cell>
          <table:table-cell table:formula="of:=[.T215]-[.W215]" office:value-type="float" office:value="0" calcext:value-type="float">
            <text:p>0</text:p>
          </table:table-cell>
          <table:table-cell/>
          <table:table-cell office:value-type="float" office:value="20665" calcext:value-type="float">
            <text:p>20665</text:p>
          </table:table-cell>
          <table:table-cell table:number-columns-repeated="2"/>
          <table:table-cell office:value-type="float" office:value="20665" calcext:value-type="float">
            <text:p>20665</text:p>
          </table:table-cell>
          <table:table-cell table:formula="of:=[.Z215]-[.AC215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15875H00M00S" calcext:value-type="time">
            <text:p>15875:00:00</text:p>
          </table:table-cell>
          <table:table-cell office:value-type="float" office:value="11187.7957" calcext:value-type="float">
            <text:p>11187.7957</text:p>
          </table:table-cell>
          <table:table-cell table:number-columns-repeated="2"/>
          <table:table-cell office:value-type="float" office:value="12756.6494" calcext:value-type="float">
            <text:p>12756.6494</text:p>
          </table:table-cell>
          <table:table-cell table:formula="of:=[.B216]-[.E216]" office:value-type="float" office:value="-1568.8537" calcext:value-type="float">
            <text:p>-1568.8537</text:p>
          </table:table-cell>
          <table:table-cell/>
          <table:table-cell office:value-type="float" office:value="12321.8654" calcext:value-type="float">
            <text:p>12321.8654</text:p>
          </table:table-cell>
          <table:table-cell table:formula="of:=[.E216]-[.H216]" office:value-type="float" office:value="434.784" calcext:value-type="float">
            <text:p>434.784</text:p>
          </table:table-cell>
          <table:table-cell/>
          <table:table-cell office:value-type="float" office:value="13783.4444" calcext:value-type="float">
            <text:p>13783.4444</text:p>
          </table:table-cell>
          <table:table-cell table:formula="of:=[.H216]-[.K216]" office:value-type="float" office:value="-1461.579" calcext:value-type="float">
            <text:p>-1461.579</text:p>
          </table:table-cell>
          <table:table-cell/>
          <table:table-cell office:value-type="float" office:value="13783.4444" calcext:value-type="float">
            <text:p>13783.4444</text:p>
          </table:table-cell>
          <table:table-cell table:formula="of:=[.K216]-[.N216]" office:value-type="float" office:value="0" calcext:value-type="float">
            <text:p>0</text:p>
          </table:table-cell>
          <table:table-cell/>
          <table:table-cell office:value-type="float" office:value="13783.4444" calcext:value-type="float">
            <text:p>13783.4444</text:p>
          </table:table-cell>
          <table:table-cell table:formula="of:=[.N216]-[.Q216]" office:value-type="float" office:value="0" calcext:value-type="float">
            <text:p>0</text:p>
          </table:table-cell>
          <table:table-cell/>
          <table:table-cell office:value-type="float" office:value="17616" calcext:value-type="float">
            <text:p>17616</text:p>
          </table:table-cell>
          <table:table-cell table:formula="of:=[.Q216]-[.T216]" office:value-type="float" office:value="-3832.5556" calcext:value-type="float">
            <text:p>-3832.5556</text:p>
          </table:table-cell>
          <table:table-cell/>
          <table:table-cell office:value-type="float" office:value="17616" calcext:value-type="float">
            <text:p>17616</text:p>
          </table:table-cell>
          <table:table-cell table:formula="of:=[.T216]-[.W216]" office:value-type="float" office:value="0" calcext:value-type="float">
            <text:p>0</text:p>
          </table:table-cell>
          <table:table-cell/>
          <table:table-cell office:value-type="float" office:value="17616" calcext:value-type="float">
            <text:p>17616</text:p>
          </table:table-cell>
          <table:table-cell table:number-columns-repeated="2"/>
          <table:table-cell office:value-type="float" office:value="17616" calcext:value-type="float">
            <text:p>17616</text:p>
          </table:table-cell>
          <table:table-cell table:formula="of:=[.Z216]-[.AC216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56168H00M00S" calcext:value-type="time">
            <text:p>56168:00:00</text:p>
          </table:table-cell>
          <table:table-cell office:value-type="float" office:value="17683.2817" calcext:value-type="float">
            <text:p>17683.2817</text:p>
          </table:table-cell>
          <table:table-cell table:number-columns-repeated="2"/>
          <table:table-cell office:value-type="float" office:value="17828.2083" calcext:value-type="float">
            <text:p>17828.2083</text:p>
          </table:table-cell>
          <table:table-cell table:formula="of:=[.B217]-[.E217]" office:value-type="float" office:value="-144.926599999999" calcext:value-type="float">
            <text:p>-144.9266</text:p>
          </table:table-cell>
          <table:table-cell/>
          <table:table-cell office:value-type="float" office:value="17883.3667" calcext:value-type="float">
            <text:p>17883.3667</text:p>
          </table:table-cell>
          <table:table-cell table:formula="of:=[.E217]-[.H217]" office:value-type="float" office:value="-55.1584000000003" calcext:value-type="float">
            <text:p>-55.1584</text:p>
          </table:table-cell>
          <table:table-cell/>
          <table:table-cell office:value-type="float" office:value="18006.4167" calcext:value-type="float">
            <text:p>18006.4167</text:p>
          </table:table-cell>
          <table:table-cell table:formula="of:=[.H217]-[.K217]" office:value-type="float" office:value="-123.050000000003" calcext:value-type="float">
            <text:p>-123.05</text:p>
          </table:table-cell>
          <table:table-cell/>
          <table:table-cell office:value-type="float" office:value="18006.4167" calcext:value-type="float">
            <text:p>18006.4167</text:p>
          </table:table-cell>
          <table:table-cell table:formula="of:=[.K217]-[.N217]" office:value-type="float" office:value="0" calcext:value-type="float">
            <text:p>0</text:p>
          </table:table-cell>
          <table:table-cell/>
          <table:table-cell office:value-type="float" office:value="18006.4167" calcext:value-type="float">
            <text:p>18006.4167</text:p>
          </table:table-cell>
          <table:table-cell table:formula="of:=[.N217]-[.Q217]" office:value-type="float" office:value="0" calcext:value-type="float">
            <text:p>0</text:p>
          </table:table-cell>
          <table:table-cell/>
          <table:table-cell office:value-type="float" office:value="24103" calcext:value-type="float">
            <text:p>24103</text:p>
          </table:table-cell>
          <table:table-cell table:formula="of:=[.Q217]-[.T217]" office:value-type="float" office:value="-6096.5833" calcext:value-type="float">
            <text:p>-6096.5833</text:p>
          </table:table-cell>
          <table:table-cell/>
          <table:table-cell office:value-type="float" office:value="24103" calcext:value-type="float">
            <text:p>24103</text:p>
          </table:table-cell>
          <table:table-cell table:formula="of:=[.T217]-[.W217]" office:value-type="float" office:value="0" calcext:value-type="float">
            <text:p>0</text:p>
          </table:table-cell>
          <table:table-cell/>
          <table:table-cell office:value-type="float" office:value="24103" calcext:value-type="float">
            <text:p>24103</text:p>
          </table:table-cell>
          <table:table-cell table:number-columns-repeated="2"/>
          <table:table-cell office:value-type="float" office:value="24103" calcext:value-type="float">
            <text:p>24103</text:p>
          </table:table-cell>
          <table:table-cell table:formula="of:=[.Z217]-[.AC217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54112H00M00S" calcext:value-type="time">
            <text:p>54112:00:00</text:p>
          </table:table-cell>
          <table:table-cell office:value-type="float" office:value="13718.2061" calcext:value-type="float">
            <text:p>13718.2061</text:p>
          </table:table-cell>
          <table:table-cell table:number-columns-repeated="2"/>
          <table:table-cell office:value-type="float" office:value="14232.7277" calcext:value-type="float">
            <text:p>14232.7277</text:p>
          </table:table-cell>
          <table:table-cell table:formula="of:=[.B218]-[.E218]" office:value-type="float" office:value="-514.5216" calcext:value-type="float">
            <text:p>-514.5216</text:p>
          </table:table-cell>
          <table:table-cell/>
          <table:table-cell office:value-type="float" office:value="14536.5777" calcext:value-type="float">
            <text:p>14536.5777</text:p>
          </table:table-cell>
          <table:table-cell table:formula="of:=[.E218]-[.H218]" office:value-type="float" office:value="-303.85" calcext:value-type="float">
            <text:p>-303.85</text:p>
          </table:table-cell>
          <table:table-cell/>
          <table:table-cell office:value-type="float" office:value="14744.337" calcext:value-type="float">
            <text:p>14744.337</text:p>
          </table:table-cell>
          <table:table-cell table:formula="of:=[.H218]-[.K218]" office:value-type="float" office:value="-207.7593" calcext:value-type="float">
            <text:p>-207.7593</text:p>
          </table:table-cell>
          <table:table-cell/>
          <table:table-cell office:value-type="float" office:value="14744.337" calcext:value-type="float">
            <text:p>14744.337</text:p>
          </table:table-cell>
          <table:table-cell table:formula="of:=[.K218]-[.N218]" office:value-type="float" office:value="0" calcext:value-type="float">
            <text:p>0</text:p>
          </table:table-cell>
          <table:table-cell/>
          <table:table-cell office:value-type="float" office:value="14744.337" calcext:value-type="float">
            <text:p>14744.337</text:p>
          </table:table-cell>
          <table:table-cell table:formula="of:=[.N218]-[.Q218]" office:value-type="float" office:value="0" calcext:value-type="float">
            <text:p>0</text:p>
          </table:table-cell>
          <table:table-cell/>
          <table:table-cell office:value-type="float" office:value="20508" calcext:value-type="float">
            <text:p>20508</text:p>
          </table:table-cell>
          <table:table-cell table:formula="of:=[.Q218]-[.T218]" office:value-type="float" office:value="-5763.663" calcext:value-type="float">
            <text:p>-5763.663</text:p>
          </table:table-cell>
          <table:table-cell/>
          <table:table-cell office:value-type="float" office:value="20508" calcext:value-type="float">
            <text:p>20508</text:p>
          </table:table-cell>
          <table:table-cell table:formula="of:=[.T218]-[.W218]" office:value-type="float" office:value="0" calcext:value-type="float">
            <text:p>0</text:p>
          </table:table-cell>
          <table:table-cell/>
          <table:table-cell office:value-type="float" office:value="20508" calcext:value-type="float">
            <text:p>20508</text:p>
          </table:table-cell>
          <table:table-cell table:number-columns-repeated="2"/>
          <table:table-cell office:value-type="float" office:value="20508" calcext:value-type="float">
            <text:p>20508</text:p>
          </table:table-cell>
          <table:table-cell table:formula="of:=[.Z218]-[.AC218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58216H00M00S" calcext:value-type="time">
            <text:p>58216:00:00</text:p>
          </table:table-cell>
          <table:table-cell office:value-type="float" office:value="14188.7344" calcext:value-type="float">
            <text:p>14188.7344</text:p>
          </table:table-cell>
          <table:table-cell table:number-columns-repeated="2"/>
          <table:table-cell office:value-type="float" office:value="15029" calcext:value-type="float">
            <text:p>15029</text:p>
          </table:table-cell>
          <table:table-cell table:formula="of:=[.B219]-[.E219]" office:value-type="float" office:value="-840.265600000001" calcext:value-type="float">
            <text:p>-840.2656</text:p>
          </table:table-cell>
          <table:table-cell/>
          <table:table-cell office:value-type="float" office:value="15562.9409" calcext:value-type="float">
            <text:p>15562.9409</text:p>
          </table:table-cell>
          <table:table-cell table:formula="of:=[.E219]-[.H219]" office:value-type="float" office:value="-533.9409" calcext:value-type="float">
            <text:p>-533.9409</text:p>
          </table:table-cell>
          <table:table-cell/>
          <table:table-cell office:value-type="float" office:value="15680" calcext:value-type="float">
            <text:p>15680</text:p>
          </table:table-cell>
          <table:table-cell table:formula="of:=[.H219]-[.K219]" office:value-type="float" office:value="-117.0591" calcext:value-type="float">
            <text:p>-117.0591</text:p>
          </table:table-cell>
          <table:table-cell/>
          <table:table-cell office:value-type="float" office:value="15680" calcext:value-type="float">
            <text:p>15680</text:p>
          </table:table-cell>
          <table:table-cell table:formula="of:=[.K219]-[.N219]" office:value-type="float" office:value="0" calcext:value-type="float">
            <text:p>0</text:p>
          </table:table-cell>
          <table:table-cell/>
          <table:table-cell office:value-type="float" office:value="15680" calcext:value-type="float">
            <text:p>15680</text:p>
          </table:table-cell>
          <table:table-cell table:formula="of:=[.N219]-[.Q219]" office:value-type="float" office:value="0" calcext:value-type="float">
            <text:p>0</text:p>
          </table:table-cell>
          <table:table-cell/>
          <table:table-cell office:value-type="float" office:value="16379" calcext:value-type="float">
            <text:p>16379</text:p>
          </table:table-cell>
          <table:table-cell table:formula="of:=[.Q219]-[.T219]" office:value-type="float" office:value="-699" calcext:value-type="float">
            <text:p>-699</text:p>
          </table:table-cell>
          <table:table-cell/>
          <table:table-cell office:value-type="float" office:value="16379" calcext:value-type="float">
            <text:p>16379</text:p>
          </table:table-cell>
          <table:table-cell table:formula="of:=[.T219]-[.W219]" office:value-type="float" office:value="0" calcext:value-type="float">
            <text:p>0</text:p>
          </table:table-cell>
          <table:table-cell/>
          <table:table-cell office:value-type="float" office:value="16379" calcext:value-type="float">
            <text:p>16379</text:p>
          </table:table-cell>
          <table:table-cell table:number-columns-repeated="2"/>
          <table:table-cell office:value-type="float" office:value="16379" calcext:value-type="float">
            <text:p>16379</text:p>
          </table:table-cell>
          <table:table-cell table:formula="of:=[.Z219]-[.AC219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3324H00M00S" calcext:value-type="time">
            <text:p>3324:00:00</text:p>
          </table:table-cell>
          <table:table-cell office:value-type="float" office:value="13305.4945" calcext:value-type="float">
            <text:p>13305.4945</text:p>
          </table:table-cell>
          <table:table-cell table:number-columns-repeated="2"/>
          <table:table-cell office:value-type="float" office:value="13567.9476" calcext:value-type="float">
            <text:p>13567.9476</text:p>
          </table:table-cell>
          <table:table-cell table:formula="of:=[.B220]-[.E220]" office:value-type="float" office:value="-262.453099999999" calcext:value-type="float">
            <text:p>-262.4531</text:p>
          </table:table-cell>
          <table:table-cell/>
          <table:table-cell office:value-type="float" office:value="13918.1626" calcext:value-type="float">
            <text:p>13918.1626</text:p>
          </table:table-cell>
          <table:table-cell table:formula="of:=[.E220]-[.H220]" office:value-type="float" office:value="-350.215" calcext:value-type="float">
            <text:p>-350.215</text:p>
          </table:table-cell>
          <table:table-cell/>
          <table:table-cell office:value-type="float" office:value="13952" calcext:value-type="float">
            <text:p>13952</text:p>
          </table:table-cell>
          <table:table-cell table:formula="of:=[.H220]-[.K220]" office:value-type="float" office:value="-33.8374000000003" calcext:value-type="float">
            <text:p>-33.8374</text:p>
          </table:table-cell>
          <table:table-cell/>
          <table:table-cell office:value-type="float" office:value="13952" calcext:value-type="float">
            <text:p>13952</text:p>
          </table:table-cell>
          <table:table-cell table:formula="of:=[.K220]-[.N220]" office:value-type="float" office:value="0" calcext:value-type="float">
            <text:p>0</text:p>
          </table:table-cell>
          <table:table-cell/>
          <table:table-cell office:value-type="float" office:value="13952" calcext:value-type="float">
            <text:p>13952</text:p>
          </table:table-cell>
          <table:table-cell table:formula="of:=[.N220]-[.Q220]" office:value-type="float" office:value="0" calcext:value-type="float">
            <text:p>0</text:p>
          </table:table-cell>
          <table:table-cell/>
          <table:table-cell office:value-type="float" office:value="14914" calcext:value-type="float">
            <text:p>14914</text:p>
          </table:table-cell>
          <table:table-cell table:formula="of:=[.Q220]-[.T220]" office:value-type="float" office:value="-962" calcext:value-type="float">
            <text:p>-962</text:p>
          </table:table-cell>
          <table:table-cell/>
          <table:table-cell office:value-type="float" office:value="14914" calcext:value-type="float">
            <text:p>14914</text:p>
          </table:table-cell>
          <table:table-cell table:formula="of:=[.T220]-[.W220]" office:value-type="float" office:value="0" calcext:value-type="float">
            <text:p>0</text:p>
          </table:table-cell>
          <table:table-cell/>
          <table:table-cell office:value-type="float" office:value="14914" calcext:value-type="float">
            <text:p>14914</text:p>
          </table:table-cell>
          <table:table-cell table:number-columns-repeated="2"/>
          <table:table-cell office:value-type="float" office:value="14914" calcext:value-type="float">
            <text:p>14914</text:p>
          </table:table-cell>
          <table:table-cell table:formula="of:=[.Z220]-[.AC220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16270H00M00S" calcext:value-type="time">
            <text:p>16270:00:00</text:p>
          </table:table-cell>
          <table:table-cell office:value-type="float" office:value="18434.5426" calcext:value-type="float">
            <text:p>18434.5426</text:p>
          </table:table-cell>
          <table:table-cell table:number-columns-repeated="2"/>
          <table:table-cell office:value-type="float" office:value="19510.3111" calcext:value-type="float">
            <text:p>19510.3111</text:p>
          </table:table-cell>
          <table:table-cell table:formula="of:=[.B221]-[.E221]" office:value-type="float" office:value="-1075.7685" calcext:value-type="float">
            <text:p>-1075.7685</text:p>
          </table:table-cell>
          <table:table-cell/>
          <table:table-cell office:value-type="float" office:value="19731.5208" calcext:value-type="float">
            <text:p>19731.5208</text:p>
          </table:table-cell>
          <table:table-cell table:formula="of:=[.E221]-[.H221]" office:value-type="float" office:value="-221.209699999999" calcext:value-type="float">
            <text:p>-221.2097</text:p>
          </table:table-cell>
          <table:table-cell/>
          <table:table-cell office:value-type="float" office:value="20592.4444" calcext:value-type="float">
            <text:p>20592.4444</text:p>
          </table:table-cell>
          <table:table-cell table:formula="of:=[.H221]-[.K221]" office:value-type="float" office:value="-860.923600000002" calcext:value-type="float">
            <text:p>-860.9236</text:p>
          </table:table-cell>
          <table:table-cell/>
          <table:table-cell office:value-type="float" office:value="20592.4444" calcext:value-type="float">
            <text:p>20592.4444</text:p>
          </table:table-cell>
          <table:table-cell table:formula="of:=[.K221]-[.N221]" office:value-type="float" office:value="0" calcext:value-type="float">
            <text:p>0</text:p>
          </table:table-cell>
          <table:table-cell/>
          <table:table-cell office:value-type="float" office:value="20592.4444" calcext:value-type="float">
            <text:p>20592.4444</text:p>
          </table:table-cell>
          <table:table-cell table:formula="of:=[.N221]-[.Q221]" office:value-type="float" office:value="0" calcext:value-type="float">
            <text:p>0</text:p>
          </table:table-cell>
          <table:table-cell/>
          <table:table-cell office:value-type="float" office:value="22104" calcext:value-type="float">
            <text:p>22104</text:p>
          </table:table-cell>
          <table:table-cell table:formula="of:=[.Q221]-[.T221]" office:value-type="float" office:value="-1511.5556" calcext:value-type="float">
            <text:p>-1511.5556</text:p>
          </table:table-cell>
          <table:table-cell/>
          <table:table-cell office:value-type="float" office:value="22104" calcext:value-type="float">
            <text:p>22104</text:p>
          </table:table-cell>
          <table:table-cell table:formula="of:=[.T221]-[.W221]" office:value-type="float" office:value="0" calcext:value-type="float">
            <text:p>0</text:p>
          </table:table-cell>
          <table:table-cell/>
          <table:table-cell office:value-type="float" office:value="22104" calcext:value-type="float">
            <text:p>22104</text:p>
          </table:table-cell>
          <table:table-cell table:number-columns-repeated="2"/>
          <table:table-cell office:value-type="float" office:value="22104" calcext:value-type="float">
            <text:p>22104</text:p>
          </table:table-cell>
          <table:table-cell table:formula="of:=[.Z221]-[.AC221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32223H00M00S" calcext:value-type="time">
            <text:p>32223:00:00</text:p>
          </table:table-cell>
          <table:table-cell office:value-type="float" office:value="15012.035" calcext:value-type="float">
            <text:p>15012.035</text:p>
          </table:table-cell>
          <table:table-cell table:number-columns-repeated="2"/>
          <table:table-cell office:value-type="float" office:value="15592.25" calcext:value-type="float">
            <text:p>15592.25</text:p>
          </table:table-cell>
          <table:table-cell table:formula="of:=[.B222]-[.E222]" office:value-type="float" office:value="-580.215" calcext:value-type="float">
            <text:p>-580.215</text:p>
          </table:table-cell>
          <table:table-cell/>
          <table:table-cell office:value-type="float" office:value="15823.1908" calcext:value-type="float">
            <text:p>15823.1908</text:p>
          </table:table-cell>
          <table:table-cell table:formula="of:=[.E222]-[.H222]" office:value-type="float" office:value="-230.9408" calcext:value-type="float">
            <text:p>-230.9408</text:p>
          </table:table-cell>
          <table:table-cell/>
          <table:table-cell office:value-type="float" office:value="16143.25" calcext:value-type="float">
            <text:p>16143.25</text:p>
          </table:table-cell>
          <table:table-cell table:formula="of:=[.H222]-[.K222]" office:value-type="float" office:value="-320.0592" calcext:value-type="float">
            <text:p>-320.0592</text:p>
          </table:table-cell>
          <table:table-cell/>
          <table:table-cell office:value-type="float" office:value="16143.25" calcext:value-type="float">
            <text:p>16143.25</text:p>
          </table:table-cell>
          <table:table-cell table:formula="of:=[.K222]-[.N222]" office:value-type="float" office:value="0" calcext:value-type="float">
            <text:p>0</text:p>
          </table:table-cell>
          <table:table-cell/>
          <table:table-cell office:value-type="float" office:value="16143.25" calcext:value-type="float">
            <text:p>16143.25</text:p>
          </table:table-cell>
          <table:table-cell table:formula="of:=[.N222]-[.Q222]" office:value-type="float" office:value="0" calcext:value-type="float">
            <text:p>0</text:p>
          </table:table-cell>
          <table:table-cell/>
          <table:table-cell office:value-type="float" office:value="22328" calcext:value-type="float">
            <text:p>22328</text:p>
          </table:table-cell>
          <table:table-cell table:formula="of:=[.Q222]-[.T222]" office:value-type="float" office:value="-6184.75" calcext:value-type="float">
            <text:p>-6184.75</text:p>
          </table:table-cell>
          <table:table-cell/>
          <table:table-cell office:value-type="float" office:value="22328" calcext:value-type="float">
            <text:p>22328</text:p>
          </table:table-cell>
          <table:table-cell table:formula="of:=[.T222]-[.W222]" office:value-type="float" office:value="0" calcext:value-type="float">
            <text:p>0</text:p>
          </table:table-cell>
          <table:table-cell/>
          <table:table-cell office:value-type="float" office:value="22328" calcext:value-type="float">
            <text:p>22328</text:p>
          </table:table-cell>
          <table:table-cell table:number-columns-repeated="2"/>
          <table:table-cell office:value-type="float" office:value="22328" calcext:value-type="float">
            <text:p>22328</text:p>
          </table:table-cell>
          <table:table-cell table:formula="of:=[.Z222]-[.AC222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50067H00M00S" calcext:value-type="time">
            <text:p>50067:00:00</text:p>
          </table:table-cell>
          <table:table-cell office:value-type="float" office:value="13743.9167" calcext:value-type="float">
            <text:p>13743.9167</text:p>
          </table:table-cell>
          <table:table-cell table:number-columns-repeated="2"/>
          <table:table-cell office:value-type="float" office:value="15341.7597" calcext:value-type="float">
            <text:p>15341.7597</text:p>
          </table:table-cell>
          <table:table-cell table:formula="of:=[.B223]-[.E223]" office:value-type="float" office:value="-1597.843" calcext:value-type="float">
            <text:p>-1597.843</text:p>
          </table:table-cell>
          <table:table-cell/>
          <table:table-cell office:value-type="float" office:value="15198" calcext:value-type="float">
            <text:p>15198</text:p>
          </table:table-cell>
          <table:table-cell table:formula="of:=[.E223]-[.H223]" office:value-type="float" office:value="143.759700000001" calcext:value-type="float">
            <text:p>143.7597</text:p>
          </table:table-cell>
          <table:table-cell/>
          <table:table-cell office:value-type="float" office:value="16652.0714" calcext:value-type="float">
            <text:p>16652.0714</text:p>
          </table:table-cell>
          <table:table-cell table:formula="of:=[.H223]-[.K223]" office:value-type="float" office:value="-1454.0714" calcext:value-type="float">
            <text:p>-1454.0714</text:p>
          </table:table-cell>
          <table:table-cell/>
          <table:table-cell office:value-type="float" office:value="16652.0714" calcext:value-type="float">
            <text:p>16652.0714</text:p>
          </table:table-cell>
          <table:table-cell table:formula="of:=[.K223]-[.N223]" office:value-type="float" office:value="0" calcext:value-type="float">
            <text:p>0</text:p>
          </table:table-cell>
          <table:table-cell/>
          <table:table-cell office:value-type="float" office:value="16652.0714" calcext:value-type="float">
            <text:p>16652.0714</text:p>
          </table:table-cell>
          <table:table-cell table:formula="of:=[.N223]-[.Q223]" office:value-type="float" office:value="0" calcext:value-type="float">
            <text:p>0</text:p>
          </table:table-cell>
          <table:table-cell/>
          <table:table-cell office:value-type="float" office:value="21455" calcext:value-type="float">
            <text:p>21455</text:p>
          </table:table-cell>
          <table:table-cell table:formula="of:=[.Q223]-[.T223]" office:value-type="float" office:value="-4802.9286" calcext:value-type="float">
            <text:p>-4802.9286</text:p>
          </table:table-cell>
          <table:table-cell/>
          <table:table-cell office:value-type="float" office:value="21455" calcext:value-type="float">
            <text:p>21455</text:p>
          </table:table-cell>
          <table:table-cell table:formula="of:=[.T223]-[.W223]" office:value-type="float" office:value="0" calcext:value-type="float">
            <text:p>0</text:p>
          </table:table-cell>
          <table:table-cell/>
          <table:table-cell office:value-type="float" office:value="21455" calcext:value-type="float">
            <text:p>21455</text:p>
          </table:table-cell>
          <table:table-cell table:number-columns-repeated="2"/>
          <table:table-cell office:value-type="float" office:value="21455" calcext:value-type="float">
            <text:p>21455</text:p>
          </table:table-cell>
          <table:table-cell table:formula="of:=[.Z223]-[.AC223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19197H00M00S" calcext:value-type="time">
            <text:p>19197:00:00</text:p>
          </table:table-cell>
          <table:table-cell office:value-type="float" office:value="16727.4337" calcext:value-type="float">
            <text:p>16727.4337</text:p>
          </table:table-cell>
          <table:table-cell table:number-columns-repeated="2"/>
          <table:table-cell office:value-type="float" office:value="18444.6882" calcext:value-type="float">
            <text:p>18444.6882</text:p>
          </table:table-cell>
          <table:table-cell table:formula="of:=[.B224]-[.E224]" office:value-type="float" office:value="-1717.2545" calcext:value-type="float">
            <text:p>-1717.2545</text:p>
          </table:table-cell>
          <table:table-cell/>
          <table:table-cell office:value-type="float" office:value="18390.5988" calcext:value-type="float">
            <text:p>18390.5988</text:p>
          </table:table-cell>
          <table:table-cell table:formula="of:=[.E224]-[.H224]" office:value-type="float" office:value="54.0894000000008" calcext:value-type="float">
            <text:p>54.0894</text:p>
          </table:table-cell>
          <table:table-cell/>
          <table:table-cell office:value-type="float" office:value="20128.7716" calcext:value-type="float">
            <text:p>20128.7716</text:p>
          </table:table-cell>
          <table:table-cell table:formula="of:=[.H224]-[.K224]" office:value-type="float" office:value="-1738.1728" calcext:value-type="float">
            <text:p>-1738.1728</text:p>
          </table:table-cell>
          <table:table-cell/>
          <table:table-cell office:value-type="float" office:value="20128.7716" calcext:value-type="float">
            <text:p>20128.7716</text:p>
          </table:table-cell>
          <table:table-cell table:formula="of:=[.K224]-[.N224]" office:value-type="float" office:value="0" calcext:value-type="float">
            <text:p>0</text:p>
          </table:table-cell>
          <table:table-cell/>
          <table:table-cell office:value-type="float" office:value="20128.7716" calcext:value-type="float">
            <text:p>20128.7716</text:p>
          </table:table-cell>
          <table:table-cell table:formula="of:=[.N224]-[.Q224]" office:value-type="float" office:value="0" calcext:value-type="float">
            <text:p>0</text:p>
          </table:table-cell>
          <table:table-cell/>
          <table:table-cell office:value-type="float" office:value="25847" calcext:value-type="float">
            <text:p>25847</text:p>
          </table:table-cell>
          <table:table-cell table:formula="of:=[.Q224]-[.T224]" office:value-type="float" office:value="-5718.2284" calcext:value-type="float">
            <text:p>-5718.2284</text:p>
          </table:table-cell>
          <table:table-cell/>
          <table:table-cell office:value-type="float" office:value="25847" calcext:value-type="float">
            <text:p>25847</text:p>
          </table:table-cell>
          <table:table-cell table:formula="of:=[.T224]-[.W224]" office:value-type="float" office:value="0" calcext:value-type="float">
            <text:p>0</text:p>
          </table:table-cell>
          <table:table-cell/>
          <table:table-cell office:value-type="float" office:value="25847" calcext:value-type="float">
            <text:p>25847</text:p>
          </table:table-cell>
          <table:table-cell table:number-columns-repeated="2"/>
          <table:table-cell office:value-type="float" office:value="25847" calcext:value-type="float">
            <text:p>25847</text:p>
          </table:table-cell>
          <table:table-cell table:formula="of:=[.Z224]-[.AC224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64708H00M00S" calcext:value-type="time">
            <text:p>64708:00:00</text:p>
          </table:table-cell>
          <table:table-cell office:value-type="float" office:value="13224.3026" calcext:value-type="float">
            <text:p>13224.3026</text:p>
          </table:table-cell>
          <table:table-cell table:number-columns-repeated="2"/>
          <table:table-cell office:value-type="float" office:value="13314.3571" calcext:value-type="float">
            <text:p>13314.3571</text:p>
          </table:table-cell>
          <table:table-cell table:formula="of:=[.B225]-[.E225]" office:value-type="float" office:value="-90.0544999999984" calcext:value-type="float">
            <text:p>-90.0545</text:p>
          </table:table-cell>
          <table:table-cell/>
          <table:table-cell office:value-type="float" office:value="13986.8636" calcext:value-type="float">
            <text:p>13986.8636</text:p>
          </table:table-cell>
          <table:table-cell table:formula="of:=[.E225]-[.H225]" office:value-type="float" office:value="-672.506500000001" calcext:value-type="float">
            <text:p>-672.5065</text:p>
          </table:table-cell>
          <table:table-cell/>
          <table:table-cell office:value-type="float" office:value="13986.8636" calcext:value-type="float">
            <text:p>13986.8636</text:p>
          </table:table-cell>
          <table:table-cell table:formula="of:=[.H225]-[.K225]" office:value-type="float" office:value="0" calcext:value-type="float">
            <text:p>0</text:p>
          </table:table-cell>
          <table:table-cell/>
          <table:table-cell office:value-type="float" office:value="13986.8636" calcext:value-type="float">
            <text:p>13986.8636</text:p>
          </table:table-cell>
          <table:table-cell table:formula="of:=[.K225]-[.N225]" office:value-type="float" office:value="0" calcext:value-type="float">
            <text:p>0</text:p>
          </table:table-cell>
          <table:table-cell/>
          <table:table-cell office:value-type="float" office:value="13986.8636" calcext:value-type="float">
            <text:p>13986.8636</text:p>
          </table:table-cell>
          <table:table-cell table:formula="of:=[.N225]-[.Q225]" office:value-type="float" office:value="0" calcext:value-type="float">
            <text:p>0</text:p>
          </table:table-cell>
          <table:table-cell/>
          <table:table-cell office:value-type="float" office:value="16724" calcext:value-type="float">
            <text:p>16724</text:p>
          </table:table-cell>
          <table:table-cell table:formula="of:=[.Q225]-[.T225]" office:value-type="float" office:value="-2737.1364" calcext:value-type="float">
            <text:p>-2737.1364</text:p>
          </table:table-cell>
          <table:table-cell/>
          <table:table-cell office:value-type="float" office:value="16724" calcext:value-type="float">
            <text:p>16724</text:p>
          </table:table-cell>
          <table:table-cell table:formula="of:=[.T225]-[.W225]" office:value-type="float" office:value="0" calcext:value-type="float">
            <text:p>0</text:p>
          </table:table-cell>
          <table:table-cell/>
          <table:table-cell office:value-type="float" office:value="16724" calcext:value-type="float">
            <text:p>16724</text:p>
          </table:table-cell>
          <table:table-cell table:number-columns-repeated="2"/>
          <table:table-cell office:value-type="float" office:value="16724" calcext:value-type="float">
            <text:p>16724</text:p>
          </table:table-cell>
          <table:table-cell table:formula="of:=[.Z225]-[.AC225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30875H00M00S" calcext:value-type="time">
            <text:p>30875:00:00</text:p>
          </table:table-cell>
          <table:table-cell office:value-type="float" office:value="12935.4041" calcext:value-type="float">
            <text:p>12935.4041</text:p>
          </table:table-cell>
          <table:table-cell table:number-columns-repeated="2"/>
          <table:table-cell office:value-type="float" office:value="12974.0663" calcext:value-type="float">
            <text:p>12974.0663</text:p>
          </table:table-cell>
          <table:table-cell table:formula="of:=[.B226]-[.E226]" office:value-type="float" office:value="-38.6622000000007" calcext:value-type="float">
            <text:p>-38.6622</text:p>
          </table:table-cell>
          <table:table-cell/>
          <table:table-cell office:value-type="float" office:value="13521.3963" calcext:value-type="float">
            <text:p>13521.3963</text:p>
          </table:table-cell>
          <table:table-cell table:formula="of:=[.E226]-[.H226]" office:value-type="float" office:value="-547.33" calcext:value-type="float">
            <text:p>-547.33</text:p>
          </table:table-cell>
          <table:table-cell/>
          <table:table-cell office:value-type="float" office:value="13821" calcext:value-type="float">
            <text:p>13821</text:p>
          </table:table-cell>
          <table:table-cell table:formula="of:=[.H226]-[.K226]" office:value-type="float" office:value="-299.6037" calcext:value-type="float">
            <text:p>-299.6037</text:p>
          </table:table-cell>
          <table:table-cell/>
          <table:table-cell office:value-type="float" office:value="13821" calcext:value-type="float">
            <text:p>13821</text:p>
          </table:table-cell>
          <table:table-cell table:formula="of:=[.K226]-[.N226]" office:value-type="float" office:value="0" calcext:value-type="float">
            <text:p>0</text:p>
          </table:table-cell>
          <table:table-cell/>
          <table:table-cell office:value-type="float" office:value="13821" calcext:value-type="float">
            <text:p>13821</text:p>
          </table:table-cell>
          <table:table-cell table:formula="of:=[.N226]-[.Q226]" office:value-type="float" office:value="0" calcext:value-type="float">
            <text:p>0</text:p>
          </table:table-cell>
          <table:table-cell/>
          <table:table-cell office:value-type="float" office:value="17609" calcext:value-type="float">
            <text:p>17609</text:p>
          </table:table-cell>
          <table:table-cell table:formula="of:=[.Q226]-[.T226]" office:value-type="float" office:value="-3788" calcext:value-type="float">
            <text:p>-3788</text:p>
          </table:table-cell>
          <table:table-cell/>
          <table:table-cell office:value-type="float" office:value="17609" calcext:value-type="float">
            <text:p>17609</text:p>
          </table:table-cell>
          <table:table-cell table:formula="of:=[.T226]-[.W226]" office:value-type="float" office:value="0" calcext:value-type="float">
            <text:p>0</text:p>
          </table:table-cell>
          <table:table-cell/>
          <table:table-cell office:value-type="float" office:value="17609" calcext:value-type="float">
            <text:p>17609</text:p>
          </table:table-cell>
          <table:table-cell table:number-columns-repeated="2"/>
          <table:table-cell office:value-type="float" office:value="17609" calcext:value-type="float">
            <text:p>17609</text:p>
          </table:table-cell>
          <table:table-cell table:formula="of:=[.Z226]-[.AC226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38726H00M00S" calcext:value-type="time">
            <text:p>38726:00:00</text:p>
          </table:table-cell>
          <table:table-cell office:value-type="float" office:value="15053.3" calcext:value-type="float">
            <text:p>15053.3</text:p>
          </table:table-cell>
          <table:table-cell table:number-columns-repeated="2"/>
          <table:table-cell office:value-type="float" office:value="15830.4598" calcext:value-type="float">
            <text:p>15830.4598</text:p>
          </table:table-cell>
          <table:table-cell table:formula="of:=[.B227]-[.E227]" office:value-type="float" office:value="-777.159800000001" calcext:value-type="float">
            <text:p>-777.1598</text:p>
          </table:table-cell>
          <table:table-cell/>
          <table:table-cell office:value-type="float" office:value="16348.814" calcext:value-type="float">
            <text:p>16348.814</text:p>
          </table:table-cell>
          <table:table-cell table:formula="of:=[.E227]-[.H227]" office:value-type="float" office:value="-518.3542" calcext:value-type="float">
            <text:p>-518.3542</text:p>
          </table:table-cell>
          <table:table-cell/>
          <table:table-cell office:value-type="float" office:value="17023.6735" calcext:value-type="float">
            <text:p>17023.6735</text:p>
          </table:table-cell>
          <table:table-cell table:formula="of:=[.H227]-[.K227]" office:value-type="float" office:value="-674.859500000001" calcext:value-type="float">
            <text:p>-674.8595</text:p>
          </table:table-cell>
          <table:table-cell/>
          <table:table-cell office:value-type="float" office:value="17023.6735" calcext:value-type="float">
            <text:p>17023.6735</text:p>
          </table:table-cell>
          <table:table-cell table:formula="of:=[.K227]-[.N227]" office:value-type="float" office:value="0" calcext:value-type="float">
            <text:p>0</text:p>
          </table:table-cell>
          <table:table-cell/>
          <table:table-cell office:value-type="float" office:value="17030.7424" calcext:value-type="float">
            <text:p>17030.7424</text:p>
          </table:table-cell>
          <table:table-cell table:formula="of:=[.N227]-[.Q227]" office:value-type="float" office:value="-7.06889999999839" calcext:value-type="float">
            <text:p>-7.0689</text:p>
          </table:table-cell>
          <table:table-cell/>
          <table:table-cell office:value-type="float" office:value="19925" calcext:value-type="float">
            <text:p>19925</text:p>
          </table:table-cell>
          <table:table-cell table:formula="of:=[.Q227]-[.T227]" office:value-type="float" office:value="-2894.2576" calcext:value-type="float">
            <text:p>-2894.2576</text:p>
          </table:table-cell>
          <table:table-cell/>
          <table:table-cell office:value-type="float" office:value="19925" calcext:value-type="float">
            <text:p>19925</text:p>
          </table:table-cell>
          <table:table-cell table:formula="of:=[.T227]-[.W227]" office:value-type="float" office:value="0" calcext:value-type="float">
            <text:p>0</text:p>
          </table:table-cell>
          <table:table-cell/>
          <table:table-cell office:value-type="float" office:value="19925" calcext:value-type="float">
            <text:p>19925</text:p>
          </table:table-cell>
          <table:table-cell table:number-columns-repeated="2"/>
          <table:table-cell office:value-type="float" office:value="19925" calcext:value-type="float">
            <text:p>19925</text:p>
          </table:table-cell>
          <table:table-cell table:formula="of:=[.Z227]-[.AC227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14303H00M00S" calcext:value-type="time">
            <text:p>14303:00:00</text:p>
          </table:table-cell>
          <table:table-cell office:value-type="float" office:value="8997.3439" calcext:value-type="float">
            <text:p>8997.3439</text:p>
          </table:table-cell>
          <table:table-cell table:number-columns-repeated="2"/>
          <table:table-cell office:value-type="float" office:value="9336.3077" calcext:value-type="float">
            <text:p>9336.3077</text:p>
          </table:table-cell>
          <table:table-cell table:formula="of:=[.B228]-[.E228]" office:value-type="float" office:value="-338.9638" calcext:value-type="float">
            <text:p>-338.9638</text:p>
          </table:table-cell>
          <table:table-cell/>
          <table:table-cell office:value-type="float" office:value="9846.2709" calcext:value-type="float">
            <text:p>9846.2709</text:p>
          </table:table-cell>
          <table:table-cell table:formula="of:=[.E228]-[.H228]" office:value-type="float" office:value="-509.9632" calcext:value-type="float">
            <text:p>-509.9632</text:p>
          </table:table-cell>
          <table:table-cell/>
          <table:table-cell office:value-type="float" office:value="10049.8333" calcext:value-type="float">
            <text:p>10049.8333</text:p>
          </table:table-cell>
          <table:table-cell table:formula="of:=[.H228]-[.K228]" office:value-type="float" office:value="-203.562400000001" calcext:value-type="float">
            <text:p>-203.5624</text:p>
          </table:table-cell>
          <table:table-cell/>
          <table:table-cell office:value-type="float" office:value="10049.8333" calcext:value-type="float">
            <text:p>10049.8333</text:p>
          </table:table-cell>
          <table:table-cell table:formula="of:=[.K228]-[.N228]" office:value-type="float" office:value="0" calcext:value-type="float">
            <text:p>0</text:p>
          </table:table-cell>
          <table:table-cell/>
          <table:table-cell office:value-type="float" office:value="10049.8333" calcext:value-type="float">
            <text:p>10049.8333</text:p>
          </table:table-cell>
          <table:table-cell table:formula="of:=[.N228]-[.Q228]" office:value-type="float" office:value="0" calcext:value-type="float">
            <text:p>0</text:p>
          </table:table-cell>
          <table:table-cell/>
          <table:table-cell office:value-type="float" office:value="13507" calcext:value-type="float">
            <text:p>13507</text:p>
          </table:table-cell>
          <table:table-cell table:formula="of:=[.Q228]-[.T228]" office:value-type="float" office:value="-3457.1667" calcext:value-type="float">
            <text:p>-3457.1667</text:p>
          </table:table-cell>
          <table:table-cell/>
          <table:table-cell office:value-type="float" office:value="13507" calcext:value-type="float">
            <text:p>13507</text:p>
          </table:table-cell>
          <table:table-cell table:formula="of:=[.T228]-[.W228]" office:value-type="float" office:value="0" calcext:value-type="float">
            <text:p>0</text:p>
          </table:table-cell>
          <table:table-cell/>
          <table:table-cell office:value-type="float" office:value="13507" calcext:value-type="float">
            <text:p>13507</text:p>
          </table:table-cell>
          <table:table-cell table:number-columns-repeated="2"/>
          <table:table-cell office:value-type="float" office:value="13507" calcext:value-type="float">
            <text:p>13507</text:p>
          </table:table-cell>
          <table:table-cell table:formula="of:=[.Z228]-[.AC228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31635H00M00S" calcext:value-type="time">
            <text:p>31635:00:00</text:p>
          </table:table-cell>
          <table:table-cell office:value-type="float" office:value="9650.6606" calcext:value-type="float">
            <text:p>9650.6606</text:p>
          </table:table-cell>
          <table:table-cell table:number-columns-repeated="2"/>
          <table:table-cell office:value-type="float" office:value="11849.7941" calcext:value-type="float">
            <text:p>11849.7941</text:p>
          </table:table-cell>
          <table:table-cell table:formula="of:=[.B229]-[.E229]" office:value-type="float" office:value="-2199.1335" calcext:value-type="float">
            <text:p>-2199.1335</text:p>
          </table:table-cell>
          <table:table-cell/>
          <table:table-cell office:value-type="float" office:value="10565.5748" calcext:value-type="float">
            <text:p>10565.5748</text:p>
          </table:table-cell>
          <table:table-cell table:formula="of:=[.E229]-[.H229]" office:value-type="float" office:value="1284.2193" calcext:value-type="float">
            <text:p>1284.2193</text:p>
          </table:table-cell>
          <table:table-cell/>
          <table:table-cell office:value-type="float" office:value="12996.9524" calcext:value-type="float">
            <text:p>12996.9524</text:p>
          </table:table-cell>
          <table:table-cell table:formula="of:=[.H229]-[.K229]" office:value-type="float" office:value="-2431.3776" calcext:value-type="float">
            <text:p>-2431.3776</text:p>
          </table:table-cell>
          <table:table-cell/>
          <table:table-cell office:value-type="float" office:value="12996.9524" calcext:value-type="float">
            <text:p>12996.9524</text:p>
          </table:table-cell>
          <table:table-cell table:formula="of:=[.K229]-[.N229]" office:value-type="float" office:value="0" calcext:value-type="float">
            <text:p>0</text:p>
          </table:table-cell>
          <table:table-cell/>
          <table:table-cell office:value-type="float" office:value="12999.6667" calcext:value-type="float">
            <text:p>12999.6667</text:p>
          </table:table-cell>
          <table:table-cell table:formula="of:=[.N229]-[.Q229]" office:value-type="float" office:value="-2.71429999999964" calcext:value-type="float">
            <text:p>-2.7143</text:p>
          </table:table-cell>
          <table:table-cell/>
          <table:table-cell office:value-type="float" office:value="17157" calcext:value-type="float">
            <text:p>17157</text:p>
          </table:table-cell>
          <table:table-cell table:formula="of:=[.Q229]-[.T229]" office:value-type="float" office:value="-4157.3333" calcext:value-type="float">
            <text:p>-4157.3333</text:p>
          </table:table-cell>
          <table:table-cell/>
          <table:table-cell office:value-type="float" office:value="17157" calcext:value-type="float">
            <text:p>17157</text:p>
          </table:table-cell>
          <table:table-cell table:formula="of:=[.T229]-[.W229]" office:value-type="float" office:value="0" calcext:value-type="float">
            <text:p>0</text:p>
          </table:table-cell>
          <table:table-cell/>
          <table:table-cell office:value-type="float" office:value="17157" calcext:value-type="float">
            <text:p>17157</text:p>
          </table:table-cell>
          <table:table-cell table:number-columns-repeated="2"/>
          <table:table-cell office:value-type="float" office:value="17157" calcext:value-type="float">
            <text:p>17157</text:p>
          </table:table-cell>
          <table:table-cell table:formula="of:=[.Z229]-[.AC229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56870H00M00S" calcext:value-type="time">
            <text:p>56870:00:00</text:p>
          </table:table-cell>
          <table:table-cell office:value-type="float" office:value="22438.1789" calcext:value-type="float">
            <text:p>22438.1789</text:p>
          </table:table-cell>
          <table:table-cell table:number-columns-repeated="2"/>
          <table:table-cell office:value-type="float" office:value="24045.1649" calcext:value-type="float">
            <text:p>24045.1649</text:p>
          </table:table-cell>
          <table:table-cell table:formula="of:=[.B230]-[.E230]" office:value-type="float" office:value="-1606.986" calcext:value-type="float">
            <text:p>-1606.986</text:p>
          </table:table-cell>
          <table:table-cell/>
          <table:table-cell office:value-type="float" office:value="24883.2489" calcext:value-type="float">
            <text:p>24883.2489</text:p>
          </table:table-cell>
          <table:table-cell table:formula="of:=[.E230]-[.H230]" office:value-type="float" office:value="-838.083999999999" calcext:value-type="float">
            <text:p>-838.084</text:p>
          </table:table-cell>
          <table:table-cell/>
          <table:table-cell office:value-type="float" office:value="26784.5885" calcext:value-type="float">
            <text:p>26784.5885</text:p>
          </table:table-cell>
          <table:table-cell table:formula="of:=[.H230]-[.K230]" office:value-type="float" office:value="-1901.3396" calcext:value-type="float">
            <text:p>-1901.3396</text:p>
          </table:table-cell>
          <table:table-cell/>
          <table:table-cell office:value-type="float" office:value="26784.5885" calcext:value-type="float">
            <text:p>26784.5885</text:p>
          </table:table-cell>
          <table:table-cell table:formula="of:=[.K230]-[.N230]" office:value-type="float" office:value="0" calcext:value-type="float">
            <text:p>0</text:p>
          </table:table-cell>
          <table:table-cell/>
          <table:table-cell office:value-type="float" office:value="26785.2753" calcext:value-type="float">
            <text:p>26785.2753</text:p>
          </table:table-cell>
          <table:table-cell table:formula="of:=[.N230]-[.Q230]" office:value-type="float" office:value="-0.686799999999494" calcext:value-type="float">
            <text:p>-0.6868</text:p>
          </table:table-cell>
          <table:table-cell/>
          <table:table-cell office:value-type="float" office:value="28404" calcext:value-type="float">
            <text:p>28404</text:p>
          </table:table-cell>
          <table:table-cell table:formula="of:=[.Q230]-[.T230]" office:value-type="float" office:value="-1618.7247" calcext:value-type="float">
            <text:p>-1618.7247</text:p>
          </table:table-cell>
          <table:table-cell/>
          <table:table-cell office:value-type="float" office:value="28404" calcext:value-type="float">
            <text:p>28404</text:p>
          </table:table-cell>
          <table:table-cell table:formula="of:=[.T230]-[.W230]" office:value-type="float" office:value="0" calcext:value-type="float">
            <text:p>0</text:p>
          </table:table-cell>
          <table:table-cell/>
          <table:table-cell office:value-type="float" office:value="28404" calcext:value-type="float">
            <text:p>28404</text:p>
          </table:table-cell>
          <table:table-cell table:number-columns-repeated="2"/>
          <table:table-cell office:value-type="float" office:value="28404" calcext:value-type="float">
            <text:p>28404</text:p>
          </table:table-cell>
          <table:table-cell table:formula="of:=[.Z230]-[.AC230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2335H00M00S" calcext:value-type="time">
            <text:p>2335:00:00</text:p>
          </table:table-cell>
          <table:table-cell office:value-type="float" office:value="19914.5058" calcext:value-type="float">
            <text:p>19914.5058</text:p>
          </table:table-cell>
          <table:table-cell table:number-columns-repeated="2"/>
          <table:table-cell office:value-type="float" office:value="21143.7846" calcext:value-type="float">
            <text:p>21143.7846</text:p>
          </table:table-cell>
          <table:table-cell table:formula="of:=[.B231]-[.E231]" office:value-type="float" office:value="-1229.2788" calcext:value-type="float">
            <text:p>-1229.2788</text:p>
          </table:table-cell>
          <table:table-cell/>
          <table:table-cell office:value-type="float" office:value="22206.8525" calcext:value-type="float">
            <text:p>22206.8525</text:p>
          </table:table-cell>
          <table:table-cell table:formula="of:=[.E231]-[.H231]" office:value-type="float" office:value="-1063.0679" calcext:value-type="float">
            <text:p>-1063.0679</text:p>
          </table:table-cell>
          <table:table-cell/>
          <table:table-cell office:value-type="float" office:value="23408.7429" calcext:value-type="float">
            <text:p>23408.7429</text:p>
          </table:table-cell>
          <table:table-cell table:formula="of:=[.H231]-[.K231]" office:value-type="float" office:value="-1201.8904" calcext:value-type="float">
            <text:p>-1201.8904</text:p>
          </table:table-cell>
          <table:table-cell/>
          <table:table-cell office:value-type="float" office:value="23408.7429" calcext:value-type="float">
            <text:p>23408.7429</text:p>
          </table:table-cell>
          <table:table-cell table:formula="of:=[.K231]-[.N231]" office:value-type="float" office:value="0" calcext:value-type="float">
            <text:p>0</text:p>
          </table:table-cell>
          <table:table-cell/>
          <table:table-cell office:value-type="float" office:value="23409.4903" calcext:value-type="float">
            <text:p>23409.4903</text:p>
          </table:table-cell>
          <table:table-cell table:formula="of:=[.N231]-[.Q231]" office:value-type="float" office:value="-0.747400000000198" calcext:value-type="float">
            <text:p>-0.7474</text:p>
          </table:table-cell>
          <table:table-cell/>
          <table:table-cell office:value-type="float" office:value="26503" calcext:value-type="float">
            <text:p>26503</text:p>
          </table:table-cell>
          <table:table-cell table:formula="of:=[.Q231]-[.T231]" office:value-type="float" office:value="-3093.5097" calcext:value-type="float">
            <text:p>-3093.5097</text:p>
          </table:table-cell>
          <table:table-cell/>
          <table:table-cell office:value-type="float" office:value="26503" calcext:value-type="float">
            <text:p>26503</text:p>
          </table:table-cell>
          <table:table-cell table:formula="of:=[.T231]-[.W231]" office:value-type="float" office:value="0" calcext:value-type="float">
            <text:p>0</text:p>
          </table:table-cell>
          <table:table-cell/>
          <table:table-cell office:value-type="float" office:value="26503" calcext:value-type="float">
            <text:p>26503</text:p>
          </table:table-cell>
          <table:table-cell table:number-columns-repeated="2"/>
          <table:table-cell office:value-type="float" office:value="26503" calcext:value-type="float">
            <text:p>26503</text:p>
          </table:table-cell>
          <table:table-cell table:formula="of:=[.Z231]-[.AC231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23216H00M00S" calcext:value-type="time">
            <text:p>23216:00:00</text:p>
          </table:table-cell>
          <table:table-cell office:value-type="float" office:value="12692.2705" calcext:value-type="float">
            <text:p>12692.2705</text:p>
          </table:table-cell>
          <table:table-cell table:number-columns-repeated="2"/>
          <table:table-cell office:value-type="float" office:value="14491.6701" calcext:value-type="float">
            <text:p>14491.6701</text:p>
          </table:table-cell>
          <table:table-cell table:formula="of:=[.B232]-[.E232]" office:value-type="float" office:value="-1799.3996" calcext:value-type="float">
            <text:p>-1799.3996</text:p>
          </table:table-cell>
          <table:table-cell/>
          <table:table-cell office:value-type="float" office:value="14111.5309" calcext:value-type="float">
            <text:p>14111.5309</text:p>
          </table:table-cell>
          <table:table-cell table:formula="of:=[.E232]-[.H232]" office:value-type="float" office:value="380.1392" calcext:value-type="float">
            <text:p>380.1392</text:p>
          </table:table-cell>
          <table:table-cell/>
          <table:table-cell office:value-type="float" office:value="15985.8784" calcext:value-type="float">
            <text:p>15985.8784</text:p>
          </table:table-cell>
          <table:table-cell table:formula="of:=[.H232]-[.K232]" office:value-type="float" office:value="-1874.3475" calcext:value-type="float">
            <text:p>-1874.3475</text:p>
          </table:table-cell>
          <table:table-cell/>
          <table:table-cell office:value-type="float" office:value="15985.8784" calcext:value-type="float">
            <text:p>15985.8784</text:p>
          </table:table-cell>
          <table:table-cell table:formula="of:=[.K232]-[.N232]" office:value-type="float" office:value="0" calcext:value-type="float">
            <text:p>0</text:p>
          </table:table-cell>
          <table:table-cell/>
          <table:table-cell office:value-type="float" office:value="15985.8784" calcext:value-type="float">
            <text:p>15985.8784</text:p>
          </table:table-cell>
          <table:table-cell table:formula="of:=[.N232]-[.Q232]" office:value-type="float" office:value="0" calcext:value-type="float">
            <text:p>0</text:p>
          </table:table-cell>
          <table:table-cell/>
          <table:table-cell office:value-type="float" office:value="16759" calcext:value-type="float">
            <text:p>16759</text:p>
          </table:table-cell>
          <table:table-cell table:formula="of:=[.Q232]-[.T232]" office:value-type="float" office:value="-773.1216" calcext:value-type="float">
            <text:p>-773.1216</text:p>
          </table:table-cell>
          <table:table-cell/>
          <table:table-cell office:value-type="float" office:value="16759" calcext:value-type="float">
            <text:p>16759</text:p>
          </table:table-cell>
          <table:table-cell table:formula="of:=[.T232]-[.W232]" office:value-type="float" office:value="0" calcext:value-type="float">
            <text:p>0</text:p>
          </table:table-cell>
          <table:table-cell/>
          <table:table-cell office:value-type="float" office:value="16759" calcext:value-type="float">
            <text:p>16759</text:p>
          </table:table-cell>
          <table:table-cell table:number-columns-repeated="2"/>
          <table:table-cell office:value-type="float" office:value="16759" calcext:value-type="float">
            <text:p>16759</text:p>
          </table:table-cell>
          <table:table-cell table:formula="of:=[.Z232]-[.AC232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3940H00M00S" calcext:value-type="time">
            <text:p>3940:00:00</text:p>
          </table:table-cell>
          <table:table-cell office:value-type="float" office:value="10473.3527" calcext:value-type="float">
            <text:p>10473.3527</text:p>
          </table:table-cell>
          <table:table-cell table:number-columns-repeated="2"/>
          <table:table-cell office:value-type="float" office:value="12475.7653" calcext:value-type="float">
            <text:p>12475.7653</text:p>
          </table:table-cell>
          <table:table-cell table:formula="of:=[.B233]-[.E233]" office:value-type="float" office:value="-2002.4126" calcext:value-type="float">
            <text:p>-2002.4126</text:p>
          </table:table-cell>
          <table:table-cell/>
          <table:table-cell office:value-type="float" office:value="11600.0384" calcext:value-type="float">
            <text:p>11600.0384</text:p>
          </table:table-cell>
          <table:table-cell table:formula="of:=[.E233]-[.H233]" office:value-type="float" office:value="875.7269" calcext:value-type="float">
            <text:p>875.7269</text:p>
          </table:table-cell>
          <table:table-cell/>
          <table:table-cell office:value-type="float" office:value="13802.1579" calcext:value-type="float">
            <text:p>13802.1579</text:p>
          </table:table-cell>
          <table:table-cell table:formula="of:=[.H233]-[.K233]" office:value-type="float" office:value="-2202.1195" calcext:value-type="float">
            <text:p>-2202.1195</text:p>
          </table:table-cell>
          <table:table-cell/>
          <table:table-cell office:value-type="float" office:value="13802.1579" calcext:value-type="float">
            <text:p>13802.1579</text:p>
          </table:table-cell>
          <table:table-cell table:formula="of:=[.K233]-[.N233]" office:value-type="float" office:value="0" calcext:value-type="float">
            <text:p>0</text:p>
          </table:table-cell>
          <table:table-cell/>
          <table:table-cell office:value-type="float" office:value="13802.1579" calcext:value-type="float">
            <text:p>13802.1579</text:p>
          </table:table-cell>
          <table:table-cell table:formula="of:=[.N233]-[.Q233]" office:value-type="float" office:value="0" calcext:value-type="float">
            <text:p>0</text:p>
          </table:table-cell>
          <table:table-cell/>
          <table:table-cell office:value-type="float" office:value="15083" calcext:value-type="float">
            <text:p>15083</text:p>
          </table:table-cell>
          <table:table-cell table:formula="of:=[.Q233]-[.T233]" office:value-type="float" office:value="-1280.8421" calcext:value-type="float">
            <text:p>-1280.8421</text:p>
          </table:table-cell>
          <table:table-cell/>
          <table:table-cell office:value-type="float" office:value="15083" calcext:value-type="float">
            <text:p>15083</text:p>
          </table:table-cell>
          <table:table-cell table:formula="of:=[.T233]-[.W233]" office:value-type="float" office:value="0" calcext:value-type="float">
            <text:p>0</text:p>
          </table:table-cell>
          <table:table-cell/>
          <table:table-cell office:value-type="float" office:value="15083" calcext:value-type="float">
            <text:p>15083</text:p>
          </table:table-cell>
          <table:table-cell table:number-columns-repeated="2"/>
          <table:table-cell office:value-type="float" office:value="15083" calcext:value-type="float">
            <text:p>15083</text:p>
          </table:table-cell>
          <table:table-cell table:formula="of:=[.Z233]-[.AC233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21898H00M00S" calcext:value-type="time">
            <text:p>21898:00:00</text:p>
          </table:table-cell>
          <table:table-cell office:value-type="float" office:value="16279.7314" calcext:value-type="float">
            <text:p>16279.7314</text:p>
          </table:table-cell>
          <table:table-cell table:number-columns-repeated="2"/>
          <table:table-cell office:value-type="float" office:value="18577.0236" calcext:value-type="float">
            <text:p>18577.0236</text:p>
          </table:table-cell>
          <table:table-cell table:formula="of:=[.B234]-[.E234]" office:value-type="float" office:value="-2297.2922" calcext:value-type="float">
            <text:p>-2297.2922</text:p>
          </table:table-cell>
          <table:table-cell/>
          <table:table-cell office:value-type="float" office:value="17791.5369" calcext:value-type="float">
            <text:p>17791.5369</text:p>
          </table:table-cell>
          <table:table-cell table:formula="of:=[.E234]-[.H234]" office:value-type="float" office:value="785.486700000001" calcext:value-type="float">
            <text:p>785.4867</text:p>
          </table:table-cell>
          <table:table-cell/>
          <table:table-cell office:value-type="float" office:value="19992.9536" calcext:value-type="float">
            <text:p>19992.9536</text:p>
          </table:table-cell>
          <table:table-cell table:formula="of:=[.H234]-[.K234]" office:value-type="float" office:value="-2201.4167" calcext:value-type="float">
            <text:p>-2201.4167</text:p>
          </table:table-cell>
          <table:table-cell/>
          <table:table-cell office:value-type="float" office:value="19992.9536" calcext:value-type="float">
            <text:p>19992.9536</text:p>
          </table:table-cell>
          <table:table-cell table:formula="of:=[.K234]-[.N234]" office:value-type="float" office:value="0" calcext:value-type="float">
            <text:p>0</text:p>
          </table:table-cell>
          <table:table-cell/>
          <table:table-cell office:value-type="float" office:value="19992.9536" calcext:value-type="float">
            <text:p>19992.9536</text:p>
          </table:table-cell>
          <table:table-cell table:formula="of:=[.N234]-[.Q234]" office:value-type="float" office:value="0" calcext:value-type="float">
            <text:p>0</text:p>
          </table:table-cell>
          <table:table-cell/>
          <table:table-cell office:value-type="float" office:value="25916.5" calcext:value-type="float">
            <text:p>25916.5</text:p>
          </table:table-cell>
          <table:table-cell table:formula="of:=[.Q234]-[.T234]" office:value-type="float" office:value="-5923.5464" calcext:value-type="float">
            <text:p>-5923.5464</text:p>
          </table:table-cell>
          <table:table-cell/>
          <table:table-cell office:value-type="float" office:value="25916.5" calcext:value-type="float">
            <text:p>25916.5</text:p>
          </table:table-cell>
          <table:table-cell table:formula="of:=[.T234]-[.W234]" office:value-type="float" office:value="0" calcext:value-type="float">
            <text:p>0</text:p>
          </table:table-cell>
          <table:table-cell/>
          <table:table-cell office:value-type="float" office:value="25992" calcext:value-type="float">
            <text:p>25992</text:p>
          </table:table-cell>
          <table:table-cell table:number-columns-repeated="2"/>
          <table:table-cell office:value-type="float" office:value="25992" calcext:value-type="float">
            <text:p>25992</text:p>
          </table:table-cell>
          <table:table-cell table:formula="of:=[.Z234]-[.AC234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56650H00M00S" calcext:value-type="time">
            <text:p>56650:00:00</text:p>
          </table:table-cell>
          <table:table-cell office:value-type="float" office:value="11729.7977" calcext:value-type="float">
            <text:p>11729.7977</text:p>
          </table:table-cell>
          <table:table-cell table:number-columns-repeated="2"/>
          <table:table-cell office:value-type="float" office:value="11729.7977" calcext:value-type="float">
            <text:p>11729.7977</text:p>
          </table:table-cell>
          <table:table-cell table:formula="of:=[.B235]-[.E235]" office:value-type="float" office:value="0" calcext:value-type="float">
            <text:p>0</text:p>
          </table:table-cell>
          <table:table-cell/>
          <table:table-cell office:value-type="float" office:value="12435" calcext:value-type="float">
            <text:p>12435</text:p>
          </table:table-cell>
          <table:table-cell table:formula="of:=[.E235]-[.H235]" office:value-type="float" office:value="-705.202300000001" calcext:value-type="float">
            <text:p>-705.2023</text:p>
          </table:table-cell>
          <table:table-cell/>
          <table:table-cell office:value-type="float" office:value="12435" calcext:value-type="float">
            <text:p>12435</text:p>
          </table:table-cell>
          <table:table-cell table:formula="of:=[.H235]-[.K235]" office:value-type="float" office:value="0" calcext:value-type="float">
            <text:p>0</text:p>
          </table:table-cell>
          <table:table-cell/>
          <table:table-cell office:value-type="float" office:value="12435" calcext:value-type="float">
            <text:p>12435</text:p>
          </table:table-cell>
          <table:table-cell table:formula="of:=[.K235]-[.N235]" office:value-type="float" office:value="0" calcext:value-type="float">
            <text:p>0</text:p>
          </table:table-cell>
          <table:table-cell/>
          <table:table-cell office:value-type="float" office:value="12440.6379" calcext:value-type="float">
            <text:p>12440.6379</text:p>
          </table:table-cell>
          <table:table-cell table:formula="of:=[.N235]-[.Q235]" office:value-type="float" office:value="-5.63789999999972" calcext:value-type="float">
            <text:p>-5.6379</text:p>
          </table:table-cell>
          <table:table-cell/>
          <table:table-cell office:value-type="float" office:value="12877" calcext:value-type="float">
            <text:p>12877</text:p>
          </table:table-cell>
          <table:table-cell table:formula="of:=[.Q235]-[.T235]" office:value-type="float" office:value="-436.3621" calcext:value-type="float">
            <text:p>-436.3621</text:p>
          </table:table-cell>
          <table:table-cell/>
          <table:table-cell office:value-type="float" office:value="12877" calcext:value-type="float">
            <text:p>12877</text:p>
          </table:table-cell>
          <table:table-cell table:formula="of:=[.T235]-[.W235]" office:value-type="float" office:value="0" calcext:value-type="float">
            <text:p>0</text:p>
          </table:table-cell>
          <table:table-cell/>
          <table:table-cell office:value-type="float" office:value="12877" calcext:value-type="float">
            <text:p>12877</text:p>
          </table:table-cell>
          <table:table-cell table:number-columns-repeated="2"/>
          <table:table-cell office:value-type="float" office:value="12877" calcext:value-type="float">
            <text:p>12877</text:p>
          </table:table-cell>
          <table:table-cell table:formula="of:=[.Z235]-[.AC235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32285H00M00S" calcext:value-type="time">
            <text:p>32285:00:00</text:p>
          </table:table-cell>
          <table:table-cell office:value-type="float" office:value="12723.9474" calcext:value-type="float">
            <text:p>12723.9474</text:p>
          </table:table-cell>
          <table:table-cell table:number-columns-repeated="2"/>
          <table:table-cell office:value-type="float" office:value="13197.7942" calcext:value-type="float">
            <text:p>13197.7942</text:p>
          </table:table-cell>
          <table:table-cell table:formula="of:=[.B236]-[.E236]" office:value-type="float" office:value="-473.846800000001" calcext:value-type="float">
            <text:p>-473.8468</text:p>
          </table:table-cell>
          <table:table-cell/>
          <table:table-cell office:value-type="float" office:value="13472.6856" calcext:value-type="float">
            <text:p>13472.6856</text:p>
          </table:table-cell>
          <table:table-cell table:formula="of:=[.E236]-[.H236]" office:value-type="float" office:value="-274.8914" calcext:value-type="float">
            <text:p>-274.8914</text:p>
          </table:table-cell>
          <table:table-cell/>
          <table:table-cell office:value-type="float" office:value="13778.7099" calcext:value-type="float">
            <text:p>13778.7099</text:p>
          </table:table-cell>
          <table:table-cell table:formula="of:=[.H236]-[.K236]" office:value-type="float" office:value="-306.024299999999" calcext:value-type="float">
            <text:p>-306.0243</text:p>
          </table:table-cell>
          <table:table-cell/>
          <table:table-cell office:value-type="float" office:value="13778.7099" calcext:value-type="float">
            <text:p>13778.7099</text:p>
          </table:table-cell>
          <table:table-cell table:formula="of:=[.K236]-[.N236]" office:value-type="float" office:value="0" calcext:value-type="float">
            <text:p>0</text:p>
          </table:table-cell>
          <table:table-cell/>
          <table:table-cell office:value-type="float" office:value="13781.5535" calcext:value-type="float">
            <text:p>13781.5535</text:p>
          </table:table-cell>
          <table:table-cell table:formula="of:=[.N236]-[.Q236]" office:value-type="float" office:value="-2.84360000000015" calcext:value-type="float">
            <text:p>-2.8436</text:p>
          </table:table-cell>
          <table:table-cell/>
          <table:table-cell office:value-type="float" office:value="20817" calcext:value-type="float">
            <text:p>20817</text:p>
          </table:table-cell>
          <table:table-cell table:formula="of:=[.Q236]-[.T236]" office:value-type="float" office:value="-7035.4465" calcext:value-type="float">
            <text:p>-7035.4465</text:p>
          </table:table-cell>
          <table:table-cell/>
          <table:table-cell office:value-type="float" office:value="20817" calcext:value-type="float">
            <text:p>20817</text:p>
          </table:table-cell>
          <table:table-cell table:formula="of:=[.T236]-[.W236]" office:value-type="float" office:value="0" calcext:value-type="float">
            <text:p>0</text:p>
          </table:table-cell>
          <table:table-cell/>
          <table:table-cell office:value-type="float" office:value="20817" calcext:value-type="float">
            <text:p>20817</text:p>
          </table:table-cell>
          <table:table-cell table:number-columns-repeated="2"/>
          <table:table-cell office:value-type="float" office:value="20817" calcext:value-type="float">
            <text:p>20817</text:p>
          </table:table-cell>
          <table:table-cell table:formula="of:=[.Z236]-[.AC236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35519H00M00S" calcext:value-type="time">
            <text:p>35519:00:00</text:p>
          </table:table-cell>
          <table:table-cell office:value-type="float" office:value="8590.4" calcext:value-type="float">
            <text:p>8590.4</text:p>
          </table:table-cell>
          <table:table-cell table:number-columns-repeated="2"/>
          <table:table-cell office:value-type="float" office:value="8590.4" calcext:value-type="float">
            <text:p>8590.4</text:p>
          </table:table-cell>
          <table:table-cell table:formula="of:=[.B237]-[.E237]" office:value-type="float" office:value="0" calcext:value-type="float">
            <text:p>0</text:p>
          </table:table-cell>
          <table:table-cell/>
          <table:table-cell office:value-type="float" office:value="8816.8333" calcext:value-type="float">
            <text:p>8816.8333</text:p>
          </table:table-cell>
          <table:table-cell table:formula="of:=[.E237]-[.H237]" office:value-type="float" office:value="-226.433300000001" calcext:value-type="float">
            <text:p>-226.4333</text:p>
          </table:table-cell>
          <table:table-cell/>
          <table:table-cell office:value-type="float" office:value="8816.8333" calcext:value-type="float">
            <text:p>8816.8333</text:p>
          </table:table-cell>
          <table:table-cell table:formula="of:=[.H237]-[.K237]" office:value-type="float" office:value="0" calcext:value-type="float">
            <text:p>0</text:p>
          </table:table-cell>
          <table:table-cell/>
          <table:table-cell office:value-type="float" office:value="8816.8333" calcext:value-type="float">
            <text:p>8816.8333</text:p>
          </table:table-cell>
          <table:table-cell table:formula="of:=[.K237]-[.N237]" office:value-type="float" office:value="0" calcext:value-type="float">
            <text:p>0</text:p>
          </table:table-cell>
          <table:table-cell/>
          <table:table-cell office:value-type="float" office:value="8816.8333" calcext:value-type="float">
            <text:p>8816.8333</text:p>
          </table:table-cell>
          <table:table-cell table:formula="of:=[.N237]-[.Q237]" office:value-type="float" office:value="0" calcext:value-type="float">
            <text:p>0</text:p>
          </table:table-cell>
          <table:table-cell/>
          <table:table-cell office:value-type="float" office:value="9138" calcext:value-type="float">
            <text:p>9138</text:p>
          </table:table-cell>
          <table:table-cell table:formula="of:=[.Q237]-[.T237]" office:value-type="float" office:value="-321.1667" calcext:value-type="float">
            <text:p>-321.1667</text:p>
          </table:table-cell>
          <table:table-cell/>
          <table:table-cell office:value-type="float" office:value="9138" calcext:value-type="float">
            <text:p>9138</text:p>
          </table:table-cell>
          <table:table-cell table:formula="of:=[.T237]-[.W237]" office:value-type="float" office:value="0" calcext:value-type="float">
            <text:p>0</text:p>
          </table:table-cell>
          <table:table-cell/>
          <table:table-cell office:value-type="float" office:value="9138" calcext:value-type="float">
            <text:p>9138</text:p>
          </table:table-cell>
          <table:table-cell table:number-columns-repeated="2"/>
          <table:table-cell office:value-type="float" office:value="9138" calcext:value-type="float">
            <text:p>9138</text:p>
          </table:table-cell>
          <table:table-cell table:formula="of:=[.Z237]-[.AC237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9773H00M00S" calcext:value-type="time">
            <text:p>9773:00:00</text:p>
          </table:table-cell>
          <table:table-cell office:value-type="float" office:value="11229.2086" calcext:value-type="float">
            <text:p>11229.2086</text:p>
          </table:table-cell>
          <table:table-cell table:number-columns-repeated="2"/>
          <table:table-cell office:value-type="float" office:value="11939.382" calcext:value-type="float">
            <text:p>11939.382</text:p>
          </table:table-cell>
          <table:table-cell table:formula="of:=[.B238]-[.E238]" office:value-type="float" office:value="-710.1734" calcext:value-type="float">
            <text:p>-710.1734</text:p>
          </table:table-cell>
          <table:table-cell/>
          <table:table-cell office:value-type="float" office:value="12316.2581" calcext:value-type="float">
            <text:p>12316.2581</text:p>
          </table:table-cell>
          <table:table-cell table:formula="of:=[.E238]-[.H238]" office:value-type="float" office:value="-376.8761" calcext:value-type="float">
            <text:p>-376.8761</text:p>
          </table:table-cell>
          <table:table-cell/>
          <table:table-cell office:value-type="float" office:value="12644.425" calcext:value-type="float">
            <text:p>12644.425</text:p>
          </table:table-cell>
          <table:table-cell table:formula="of:=[.H238]-[.K238]" office:value-type="float" office:value="-328.1669" calcext:value-type="float">
            <text:p>-328.1669</text:p>
          </table:table-cell>
          <table:table-cell/>
          <table:table-cell office:value-type="float" office:value="12644.425" calcext:value-type="float">
            <text:p>12644.425</text:p>
          </table:table-cell>
          <table:table-cell table:formula="of:=[.K238]-[.N238]" office:value-type="float" office:value="0" calcext:value-type="float">
            <text:p>0</text:p>
          </table:table-cell>
          <table:table-cell/>
          <table:table-cell office:value-type="float" office:value="12644.425" calcext:value-type="float">
            <text:p>12644.425</text:p>
          </table:table-cell>
          <table:table-cell table:formula="of:=[.N238]-[.Q238]" office:value-type="float" office:value="0" calcext:value-type="float">
            <text:p>0</text:p>
          </table:table-cell>
          <table:table-cell/>
          <table:table-cell office:value-type="float" office:value="17691" calcext:value-type="float">
            <text:p>17691</text:p>
          </table:table-cell>
          <table:table-cell table:formula="of:=[.Q238]-[.T238]" office:value-type="float" office:value="-5046.575" calcext:value-type="float">
            <text:p>-5046.575</text:p>
          </table:table-cell>
          <table:table-cell/>
          <table:table-cell office:value-type="float" office:value="17691" calcext:value-type="float">
            <text:p>17691</text:p>
          </table:table-cell>
          <table:table-cell table:formula="of:=[.T238]-[.W238]" office:value-type="float" office:value="0" calcext:value-type="float">
            <text:p>0</text:p>
          </table:table-cell>
          <table:table-cell/>
          <table:table-cell office:value-type="float" office:value="17691" calcext:value-type="float">
            <text:p>17691</text:p>
          </table:table-cell>
          <table:table-cell table:number-columns-repeated="2"/>
          <table:table-cell office:value-type="float" office:value="17691" calcext:value-type="float">
            <text:p>17691</text:p>
          </table:table-cell>
          <table:table-cell table:formula="of:=[.Z238]-[.AC238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8838H00M00S" calcext:value-type="time">
            <text:p>8838:00:00</text:p>
          </table:table-cell>
          <table:table-cell office:value-type="float" office:value="10474.1543" calcext:value-type="float">
            <text:p>10474.1543</text:p>
          </table:table-cell>
          <table:table-cell table:number-columns-repeated="2"/>
          <table:table-cell office:value-type="float" office:value="12477.3263" calcext:value-type="float">
            <text:p>12477.3263</text:p>
          </table:table-cell>
          <table:table-cell table:formula="of:=[.B239]-[.E239]" office:value-type="float" office:value="-2003.172" calcext:value-type="float">
            <text:p>-2003.172</text:p>
          </table:table-cell>
          <table:table-cell/>
          <table:table-cell office:value-type="float" office:value="11817.2456" calcext:value-type="float">
            <text:p>11817.2456</text:p>
          </table:table-cell>
          <table:table-cell table:formula="of:=[.E239]-[.H239]" office:value-type="float" office:value="660.0807" calcext:value-type="float">
            <text:p>660.0807</text:p>
          </table:table-cell>
          <table:table-cell/>
          <table:table-cell office:value-type="float" office:value="13315.9662" calcext:value-type="float">
            <text:p>13315.9662</text:p>
          </table:table-cell>
          <table:table-cell table:formula="of:=[.H239]-[.K239]" office:value-type="float" office:value="-1498.7206" calcext:value-type="float">
            <text:p>-1498.7206</text:p>
          </table:table-cell>
          <table:table-cell/>
          <table:table-cell office:value-type="float" office:value="13315.9662" calcext:value-type="float">
            <text:p>13315.9662</text:p>
          </table:table-cell>
          <table:table-cell table:formula="of:=[.K239]-[.N239]" office:value-type="float" office:value="0" calcext:value-type="float">
            <text:p>0</text:p>
          </table:table-cell>
          <table:table-cell/>
          <table:table-cell office:value-type="float" office:value="13315.9662" calcext:value-type="float">
            <text:p>13315.9662</text:p>
          </table:table-cell>
          <table:table-cell table:formula="of:=[.N239]-[.Q239]" office:value-type="float" office:value="0" calcext:value-type="float">
            <text:p>0</text:p>
          </table:table-cell>
          <table:table-cell/>
          <table:table-cell office:value-type="float" office:value="14974" calcext:value-type="float">
            <text:p>14974</text:p>
          </table:table-cell>
          <table:table-cell table:formula="of:=[.Q239]-[.T239]" office:value-type="float" office:value="-1658.0338" calcext:value-type="float">
            <text:p>-1658.0338</text:p>
          </table:table-cell>
          <table:table-cell/>
          <table:table-cell office:value-type="float" office:value="14974" calcext:value-type="float">
            <text:p>14974</text:p>
          </table:table-cell>
          <table:table-cell table:formula="of:=[.T239]-[.W239]" office:value-type="float" office:value="0" calcext:value-type="float">
            <text:p>0</text:p>
          </table:table-cell>
          <table:table-cell/>
          <table:table-cell office:value-type="float" office:value="14974" calcext:value-type="float">
            <text:p>14974</text:p>
          </table:table-cell>
          <table:table-cell table:number-columns-repeated="2"/>
          <table:table-cell office:value-type="float" office:value="14974" calcext:value-type="float">
            <text:p>14974</text:p>
          </table:table-cell>
          <table:table-cell table:formula="of:=[.Z239]-[.AC239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2780H00M00S" calcext:value-type="time">
            <text:p>2780:00:00</text:p>
          </table:table-cell>
          <table:table-cell office:value-type="float" office:value="19300.8667" calcext:value-type="float">
            <text:p>19300.8667</text:p>
          </table:table-cell>
          <table:table-cell table:number-columns-repeated="2"/>
          <table:table-cell office:value-type="float" office:value="21543.578" calcext:value-type="float">
            <text:p>21543.578</text:p>
          </table:table-cell>
          <table:table-cell table:formula="of:=[.B240]-[.E240]" office:value-type="float" office:value="-2242.7113" calcext:value-type="float">
            <text:p>-2242.7113</text:p>
          </table:table-cell>
          <table:table-cell/>
          <table:table-cell office:value-type="float" office:value="21454.1582" calcext:value-type="float">
            <text:p>21454.1582</text:p>
          </table:table-cell>
          <table:table-cell table:formula="of:=[.E240]-[.H240]" office:value-type="float" office:value="89.4197999999997" calcext:value-type="float">
            <text:p>89.4198</text:p>
          </table:table-cell>
          <table:table-cell/>
          <table:table-cell office:value-type="float" office:value="23743.7179" calcext:value-type="float">
            <text:p>23743.7179</text:p>
          </table:table-cell>
          <table:table-cell table:formula="of:=[.H240]-[.K240]" office:value-type="float" office:value="-2289.5597" calcext:value-type="float">
            <text:p>-2289.5597</text:p>
          </table:table-cell>
          <table:table-cell/>
          <table:table-cell office:value-type="float" office:value="23743.7179" calcext:value-type="float">
            <text:p>23743.7179</text:p>
          </table:table-cell>
          <table:table-cell table:formula="of:=[.K240]-[.N240]" office:value-type="float" office:value="0" calcext:value-type="float">
            <text:p>0</text:p>
          </table:table-cell>
          <table:table-cell/>
          <table:table-cell office:value-type="float" office:value="23743.7179" calcext:value-type="float">
            <text:p>23743.7179</text:p>
          </table:table-cell>
          <table:table-cell table:formula="of:=[.N240]-[.Q240]" office:value-type="float" office:value="0" calcext:value-type="float">
            <text:p>0</text:p>
          </table:table-cell>
          <table:table-cell/>
          <table:table-cell office:value-type="float" office:value="26471" calcext:value-type="float">
            <text:p>26471</text:p>
          </table:table-cell>
          <table:table-cell table:formula="of:=[.Q240]-[.T240]" office:value-type="float" office:value="-2727.2821" calcext:value-type="float">
            <text:p>-2727.2821</text:p>
          </table:table-cell>
          <table:table-cell/>
          <table:table-cell office:value-type="float" office:value="26471" calcext:value-type="float">
            <text:p>26471</text:p>
          </table:table-cell>
          <table:table-cell table:formula="of:=[.T240]-[.W240]" office:value-type="float" office:value="0" calcext:value-type="float">
            <text:p>0</text:p>
          </table:table-cell>
          <table:table-cell/>
          <table:table-cell office:value-type="float" office:value="26471" calcext:value-type="float">
            <text:p>26471</text:p>
          </table:table-cell>
          <table:table-cell table:number-columns-repeated="2"/>
          <table:table-cell office:value-type="float" office:value="26471" calcext:value-type="float">
            <text:p>26471</text:p>
          </table:table-cell>
          <table:table-cell table:formula="of:=[.Z240]-[.AC240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19533H00M00S" calcext:value-type="time">
            <text:p>19533:00:00</text:p>
          </table:table-cell>
          <table:table-cell office:value-type="float" office:value="16769.0945" calcext:value-type="float">
            <text:p>16769.0945</text:p>
          </table:table-cell>
          <table:table-cell table:number-columns-repeated="2"/>
          <table:table-cell office:value-type="float" office:value="18812.0788" calcext:value-type="float">
            <text:p>18812.0788</text:p>
          </table:table-cell>
          <table:table-cell table:formula="of:=[.B241]-[.E241]" office:value-type="float" office:value="-2042.9843" calcext:value-type="float">
            <text:p>-2042.9843</text:p>
          </table:table-cell>
          <table:table-cell/>
          <table:table-cell office:value-type="float" office:value="19352.0355" calcext:value-type="float">
            <text:p>19352.0355</text:p>
          </table:table-cell>
          <table:table-cell table:formula="of:=[.E241]-[.H241]" office:value-type="float" office:value="-539.956700000002" calcext:value-type="float">
            <text:p>-539.9567</text:p>
          </table:table-cell>
          <table:table-cell/>
          <table:table-cell office:value-type="float" office:value="22170.6224" calcext:value-type="float">
            <text:p>22170.6224</text:p>
          </table:table-cell>
          <table:table-cell table:formula="of:=[.H241]-[.K241]" office:value-type="float" office:value="-2818.5869" calcext:value-type="float">
            <text:p>-2818.5869</text:p>
          </table:table-cell>
          <table:table-cell/>
          <table:table-cell office:value-type="float" office:value="22170.6224" calcext:value-type="float">
            <text:p>22170.6224</text:p>
          </table:table-cell>
          <table:table-cell table:formula="of:=[.K241]-[.N241]" office:value-type="float" office:value="0" calcext:value-type="float">
            <text:p>0</text:p>
          </table:table-cell>
          <table:table-cell/>
          <table:table-cell office:value-type="float" office:value="22170.7672" calcext:value-type="float">
            <text:p>22170.7672</text:p>
          </table:table-cell>
          <table:table-cell table:formula="of:=[.N241]-[.Q241]" office:value-type="float" office:value="-0.144799999998213" calcext:value-type="float">
            <text:p>-0.1448</text:p>
          </table:table-cell>
          <table:table-cell/>
          <table:table-cell office:value-type="float" office:value="24043" calcext:value-type="float">
            <text:p>24043</text:p>
          </table:table-cell>
          <table:table-cell table:formula="of:=[.Q241]-[.T241]" office:value-type="float" office:value="-1872.2328" calcext:value-type="float">
            <text:p>-1872.2328</text:p>
          </table:table-cell>
          <table:table-cell/>
          <table:table-cell office:value-type="float" office:value="24043" calcext:value-type="float">
            <text:p>24043</text:p>
          </table:table-cell>
          <table:table-cell table:formula="of:=[.T241]-[.W241]" office:value-type="float" office:value="0" calcext:value-type="float">
            <text:p>0</text:p>
          </table:table-cell>
          <table:table-cell/>
          <table:table-cell office:value-type="float" office:value="24043" calcext:value-type="float">
            <text:p>24043</text:p>
          </table:table-cell>
          <table:table-cell table:number-columns-repeated="2"/>
          <table:table-cell office:value-type="float" office:value="24043" calcext:value-type="float">
            <text:p>24043</text:p>
          </table:table-cell>
          <table:table-cell table:formula="of:=[.Z241]-[.AC241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16009H00M00S" calcext:value-type="time">
            <text:p>16009:00:00</text:p>
          </table:table-cell>
          <table:table-cell office:value-type="float" office:value="14063.0311" calcext:value-type="float">
            <text:p>14063.0311</text:p>
          </table:table-cell>
          <table:table-cell table:number-columns-repeated="2"/>
          <table:table-cell office:value-type="float" office:value="14500.3325" calcext:value-type="float">
            <text:p>14500.3325</text:p>
          </table:table-cell>
          <table:table-cell table:formula="of:=[.B242]-[.E242]" office:value-type="float" office:value="-437.3014" calcext:value-type="float">
            <text:p>-437.3014</text:p>
          </table:table-cell>
          <table:table-cell/>
          <table:table-cell office:value-type="float" office:value="14949.4917" calcext:value-type="float">
            <text:p>14949.4917</text:p>
          </table:table-cell>
          <table:table-cell table:formula="of:=[.E242]-[.H242]" office:value-type="float" office:value="-449.1592" calcext:value-type="float">
            <text:p>-449.1592</text:p>
          </table:table-cell>
          <table:table-cell/>
          <table:table-cell office:value-type="float" office:value="15312" calcext:value-type="float">
            <text:p>15312</text:p>
          </table:table-cell>
          <table:table-cell table:formula="of:=[.H242]-[.K242]" office:value-type="float" office:value="-362.5083" calcext:value-type="float">
            <text:p>-362.5083</text:p>
          </table:table-cell>
          <table:table-cell/>
          <table:table-cell office:value-type="float" office:value="15312" calcext:value-type="float">
            <text:p>15312</text:p>
          </table:table-cell>
          <table:table-cell table:formula="of:=[.K242]-[.N242]" office:value-type="float" office:value="0" calcext:value-type="float">
            <text:p>0</text:p>
          </table:table-cell>
          <table:table-cell/>
          <table:table-cell office:value-type="float" office:value="15312" calcext:value-type="float">
            <text:p>15312</text:p>
          </table:table-cell>
          <table:table-cell table:formula="of:=[.N242]-[.Q242]" office:value-type="float" office:value="0" calcext:value-type="float">
            <text:p>0</text:p>
          </table:table-cell>
          <table:table-cell/>
          <table:table-cell office:value-type="float" office:value="15680" calcext:value-type="float">
            <text:p>15680</text:p>
          </table:table-cell>
          <table:table-cell table:formula="of:=[.Q242]-[.T242]" office:value-type="float" office:value="-368" calcext:value-type="float">
            <text:p>-368</text:p>
          </table:table-cell>
          <table:table-cell/>
          <table:table-cell office:value-type="float" office:value="15680" calcext:value-type="float">
            <text:p>15680</text:p>
          </table:table-cell>
          <table:table-cell table:formula="of:=[.T242]-[.W242]" office:value-type="float" office:value="0" calcext:value-type="float">
            <text:p>0</text:p>
          </table:table-cell>
          <table:table-cell/>
          <table:table-cell office:value-type="float" office:value="15680" calcext:value-type="float">
            <text:p>15680</text:p>
          </table:table-cell>
          <table:table-cell table:number-columns-repeated="2"/>
          <table:table-cell office:value-type="float" office:value="15680" calcext:value-type="float">
            <text:p>15680</text:p>
          </table:table-cell>
          <table:table-cell table:formula="of:=[.Z242]-[.AC242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11492H00M00S" calcext:value-type="time">
            <text:p>11492:00:00</text:p>
          </table:table-cell>
          <table:table-cell office:value-type="float" office:value="14161.8333" calcext:value-type="float">
            <text:p>14161.8333</text:p>
          </table:table-cell>
          <table:table-cell table:number-columns-repeated="2"/>
          <table:table-cell office:value-type="float" office:value="15737.7896" calcext:value-type="float">
            <text:p>15737.7896</text:p>
          </table:table-cell>
          <table:table-cell table:formula="of:=[.B243]-[.E243]" office:value-type="float" office:value="-1575.9563" calcext:value-type="float">
            <text:p>-1575.9563</text:p>
          </table:table-cell>
          <table:table-cell/>
          <table:table-cell office:value-type="float" office:value="15181" calcext:value-type="float">
            <text:p>15181</text:p>
          </table:table-cell>
          <table:table-cell table:formula="of:=[.E243]-[.H243]" office:value-type="float" office:value="556.7896" calcext:value-type="float">
            <text:p>556.7896</text:p>
          </table:table-cell>
          <table:table-cell/>
          <table:table-cell office:value-type="float" office:value="16796.2903" calcext:value-type="float">
            <text:p>16796.2903</text:p>
          </table:table-cell>
          <table:table-cell table:formula="of:=[.H243]-[.K243]" office:value-type="float" office:value="-1615.2903" calcext:value-type="float">
            <text:p>-1615.2903</text:p>
          </table:table-cell>
          <table:table-cell/>
          <table:table-cell office:value-type="float" office:value="16796.2903" calcext:value-type="float">
            <text:p>16796.2903</text:p>
          </table:table-cell>
          <table:table-cell table:formula="of:=[.K243]-[.N243]" office:value-type="float" office:value="0" calcext:value-type="float">
            <text:p>0</text:p>
          </table:table-cell>
          <table:table-cell/>
          <table:table-cell office:value-type="float" office:value="16796.2903" calcext:value-type="float">
            <text:p>16796.2903</text:p>
          </table:table-cell>
          <table:table-cell table:formula="of:=[.N243]-[.Q243]" office:value-type="float" office:value="0" calcext:value-type="float">
            <text:p>0</text:p>
          </table:table-cell>
          <table:table-cell/>
          <table:table-cell office:value-type="float" office:value="19346" calcext:value-type="float">
            <text:p>19346</text:p>
          </table:table-cell>
          <table:table-cell table:formula="of:=[.Q243]-[.T243]" office:value-type="float" office:value="-2549.7097" calcext:value-type="float">
            <text:p>-2549.7097</text:p>
          </table:table-cell>
          <table:table-cell/>
          <table:table-cell office:value-type="float" office:value="19346" calcext:value-type="float">
            <text:p>19346</text:p>
          </table:table-cell>
          <table:table-cell table:formula="of:=[.T243]-[.W243]" office:value-type="float" office:value="0" calcext:value-type="float">
            <text:p>0</text:p>
          </table:table-cell>
          <table:table-cell/>
          <table:table-cell office:value-type="float" office:value="19346" calcext:value-type="float">
            <text:p>19346</text:p>
          </table:table-cell>
          <table:table-cell table:number-columns-repeated="2"/>
          <table:table-cell office:value-type="float" office:value="19346" calcext:value-type="float">
            <text:p>19346</text:p>
          </table:table-cell>
          <table:table-cell table:formula="of:=[.Z243]-[.AC243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22365H00M00S" calcext:value-type="time">
            <text:p>22365:00:00</text:p>
          </table:table-cell>
          <table:table-cell office:value-type="float" office:value="11893.7764" calcext:value-type="float">
            <text:p>11893.7764</text:p>
          </table:table-cell>
          <table:table-cell table:number-columns-repeated="2"/>
          <table:table-cell office:value-type="float" office:value="12378.6536" calcext:value-type="float">
            <text:p>12378.6536</text:p>
          </table:table-cell>
          <table:table-cell table:formula="of:=[.B244]-[.E244]" office:value-type="float" office:value="-484.877199999999" calcext:value-type="float">
            <text:p>-484.8772</text:p>
          </table:table-cell>
          <table:table-cell/>
          <table:table-cell office:value-type="float" office:value="13250.9361" calcext:value-type="float">
            <text:p>13250.9361</text:p>
          </table:table-cell>
          <table:table-cell table:formula="of:=[.E244]-[.H244]" office:value-type="float" office:value="-872.282500000001" calcext:value-type="float">
            <text:p>-872.2825</text:p>
          </table:table-cell>
          <table:table-cell/>
          <table:table-cell office:value-type="float" office:value="13918.4167" calcext:value-type="float">
            <text:p>13918.4167</text:p>
          </table:table-cell>
          <table:table-cell table:formula="of:=[.H244]-[.K244]" office:value-type="float" office:value="-667.480599999999" calcext:value-type="float">
            <text:p>-667.4806</text:p>
          </table:table-cell>
          <table:table-cell/>
          <table:table-cell office:value-type="float" office:value="13918.4167" calcext:value-type="float">
            <text:p>13918.4167</text:p>
          </table:table-cell>
          <table:table-cell table:formula="of:=[.K244]-[.N244]" office:value-type="float" office:value="0" calcext:value-type="float">
            <text:p>0</text:p>
          </table:table-cell>
          <table:table-cell/>
          <table:table-cell office:value-type="float" office:value="13918.4167" calcext:value-type="float">
            <text:p>13918.4167</text:p>
          </table:table-cell>
          <table:table-cell table:formula="of:=[.N244]-[.Q244]" office:value-type="float" office:value="0" calcext:value-type="float">
            <text:p>0</text:p>
          </table:table-cell>
          <table:table-cell/>
          <table:table-cell office:value-type="float" office:value="14807" calcext:value-type="float">
            <text:p>14807</text:p>
          </table:table-cell>
          <table:table-cell table:formula="of:=[.Q244]-[.T244]" office:value-type="float" office:value="-888.5833" calcext:value-type="float">
            <text:p>-888.5833</text:p>
          </table:table-cell>
          <table:table-cell/>
          <table:table-cell office:value-type="float" office:value="14807" calcext:value-type="float">
            <text:p>14807</text:p>
          </table:table-cell>
          <table:table-cell table:formula="of:=[.T244]-[.W244]" office:value-type="float" office:value="0" calcext:value-type="float">
            <text:p>0</text:p>
          </table:table-cell>
          <table:table-cell/>
          <table:table-cell office:value-type="float" office:value="14807" calcext:value-type="float">
            <text:p>14807</text:p>
          </table:table-cell>
          <table:table-cell table:number-columns-repeated="2"/>
          <table:table-cell office:value-type="float" office:value="14807" calcext:value-type="float">
            <text:p>14807</text:p>
          </table:table-cell>
          <table:table-cell table:formula="of:=[.Z244]-[.AC244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17460H00M00S" calcext:value-type="time">
            <text:p>17460:00:00</text:p>
          </table:table-cell>
          <table:table-cell office:value-type="float" office:value="15122.0856" calcext:value-type="float">
            <text:p>15122.0856</text:p>
          </table:table-cell>
          <table:table-cell table:number-columns-repeated="2"/>
          <table:table-cell office:value-type="float" office:value="15170.3125" calcext:value-type="float">
            <text:p>15170.3125</text:p>
          </table:table-cell>
          <table:table-cell table:formula="of:=[.B245]-[.E245]" office:value-type="float" office:value="-48.2268999999997" calcext:value-type="float">
            <text:p>-48.2269</text:p>
          </table:table-cell>
          <table:table-cell/>
          <table:table-cell office:value-type="float" office:value="16623.5" calcext:value-type="float">
            <text:p>16623.5</text:p>
          </table:table-cell>
          <table:table-cell table:formula="of:=[.E245]-[.H245]" office:value-type="float" office:value="-1453.1875" calcext:value-type="float">
            <text:p>-1453.1875</text:p>
          </table:table-cell>
          <table:table-cell/>
          <table:table-cell office:value-type="float" office:value="16623.5" calcext:value-type="float">
            <text:p>16623.5</text:p>
          </table:table-cell>
          <table:table-cell table:formula="of:=[.H245]-[.K245]" office:value-type="float" office:value="0" calcext:value-type="float">
            <text:p>0</text:p>
          </table:table-cell>
          <table:table-cell/>
          <table:table-cell office:value-type="float" office:value="16623.5" calcext:value-type="float">
            <text:p>16623.5</text:p>
          </table:table-cell>
          <table:table-cell table:formula="of:=[.K245]-[.N245]" office:value-type="float" office:value="0" calcext:value-type="float">
            <text:p>0</text:p>
          </table:table-cell>
          <table:table-cell/>
          <table:table-cell office:value-type="float" office:value="16623.5" calcext:value-type="float">
            <text:p>16623.5</text:p>
          </table:table-cell>
          <table:table-cell table:formula="of:=[.N245]-[.Q245]" office:value-type="float" office:value="0" calcext:value-type="float">
            <text:p>0</text:p>
          </table:table-cell>
          <table:table-cell/>
          <table:table-cell office:value-type="float" office:value="17739" calcext:value-type="float">
            <text:p>17739</text:p>
          </table:table-cell>
          <table:table-cell table:formula="of:=[.Q245]-[.T245]" office:value-type="float" office:value="-1115.5" calcext:value-type="float">
            <text:p>-1115.5</text:p>
          </table:table-cell>
          <table:table-cell/>
          <table:table-cell office:value-type="float" office:value="17739" calcext:value-type="float">
            <text:p>17739</text:p>
          </table:table-cell>
          <table:table-cell table:formula="of:=[.T245]-[.W245]" office:value-type="float" office:value="0" calcext:value-type="float">
            <text:p>0</text:p>
          </table:table-cell>
          <table:table-cell/>
          <table:table-cell office:value-type="float" office:value="17739" calcext:value-type="float">
            <text:p>17739</text:p>
          </table:table-cell>
          <table:table-cell table:number-columns-repeated="2"/>
          <table:table-cell office:value-type="float" office:value="17739" calcext:value-type="float">
            <text:p>17739</text:p>
          </table:table-cell>
          <table:table-cell table:formula="of:=[.Z245]-[.AC245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54139H00M00S" calcext:value-type="time">
            <text:p>54139:00:00</text:p>
          </table:table-cell>
          <table:table-cell office:value-type="float" office:value="8848.3572" calcext:value-type="float">
            <text:p>8848.3572</text:p>
          </table:table-cell>
          <table:table-cell table:number-columns-repeated="2"/>
          <table:table-cell office:value-type="float" office:value="9281.25" calcext:value-type="float">
            <text:p>9281.25</text:p>
          </table:table-cell>
          <table:table-cell table:formula="of:=[.B246]-[.E246]" office:value-type="float" office:value="-432.8928" calcext:value-type="float">
            <text:p>-432.8928</text:p>
          </table:table-cell>
          <table:table-cell/>
          <table:table-cell office:value-type="float" office:value="9607.1667" calcext:value-type="float">
            <text:p>9607.1667</text:p>
          </table:table-cell>
          <table:table-cell table:formula="of:=[.E246]-[.H246]" office:value-type="float" office:value="-325.9167" calcext:value-type="float">
            <text:p>-325.9167</text:p>
          </table:table-cell>
          <table:table-cell/>
          <table:table-cell office:value-type="float" office:value="10309.65" calcext:value-type="float">
            <text:p>10309.65</text:p>
          </table:table-cell>
          <table:table-cell table:formula="of:=[.H246]-[.K246]" office:value-type="float" office:value="-702.4833" calcext:value-type="float">
            <text:p>-702.4833</text:p>
          </table:table-cell>
          <table:table-cell/>
          <table:table-cell office:value-type="float" office:value="10309.65" calcext:value-type="float">
            <text:p>10309.65</text:p>
          </table:table-cell>
          <table:table-cell table:formula="of:=[.K246]-[.N246]" office:value-type="float" office:value="0" calcext:value-type="float">
            <text:p>0</text:p>
          </table:table-cell>
          <table:table-cell/>
          <table:table-cell office:value-type="float" office:value="10309.65" calcext:value-type="float">
            <text:p>10309.65</text:p>
          </table:table-cell>
          <table:table-cell table:formula="of:=[.N246]-[.Q246]" office:value-type="float" office:value="0" calcext:value-type="float">
            <text:p>0</text:p>
          </table:table-cell>
          <table:table-cell/>
          <table:table-cell office:value-type="float" office:value="14099" calcext:value-type="float">
            <text:p>14099</text:p>
          </table:table-cell>
          <table:table-cell table:formula="of:=[.Q246]-[.T246]" office:value-type="float" office:value="-3789.35" calcext:value-type="float">
            <text:p>-3789.35</text:p>
          </table:table-cell>
          <table:table-cell/>
          <table:table-cell office:value-type="float" office:value="14099" calcext:value-type="float">
            <text:p>14099</text:p>
          </table:table-cell>
          <table:table-cell table:formula="of:=[.T246]-[.W246]" office:value-type="float" office:value="0" calcext:value-type="float">
            <text:p>0</text:p>
          </table:table-cell>
          <table:table-cell/>
          <table:table-cell office:value-type="float" office:value="14099" calcext:value-type="float">
            <text:p>14099</text:p>
          </table:table-cell>
          <table:table-cell table:number-columns-repeated="2"/>
          <table:table-cell office:value-type="float" office:value="14099" calcext:value-type="float">
            <text:p>14099</text:p>
          </table:table-cell>
          <table:table-cell table:formula="of:=[.Z246]-[.AC246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17364H00M00S" calcext:value-type="time">
            <text:p>17364:00:00</text:p>
          </table:table-cell>
          <table:table-cell office:value-type="float" office:value="10103.5556" calcext:value-type="float">
            <text:p>10103.5556</text:p>
          </table:table-cell>
          <table:table-cell table:number-columns-repeated="2"/>
          <table:table-cell office:value-type="float" office:value="10401.9375" calcext:value-type="float">
            <text:p>10401.9375</text:p>
          </table:table-cell>
          <table:table-cell table:formula="of:=[.B247]-[.E247]" office:value-type="float" office:value="-298.3819" calcext:value-type="float">
            <text:p>-298.3819</text:p>
          </table:table-cell>
          <table:table-cell/>
          <table:table-cell office:value-type="float" office:value="10672.25" calcext:value-type="float">
            <text:p>10672.25</text:p>
          </table:table-cell>
          <table:table-cell table:formula="of:=[.E247]-[.H247]" office:value-type="float" office:value="-270.3125" calcext:value-type="float">
            <text:p>-270.3125</text:p>
          </table:table-cell>
          <table:table-cell/>
          <table:table-cell office:value-type="float" office:value="10914.6667" calcext:value-type="float">
            <text:p>10914.6667</text:p>
          </table:table-cell>
          <table:table-cell table:formula="of:=[.H247]-[.K247]" office:value-type="float" office:value="-242.4167" calcext:value-type="float">
            <text:p>-242.4167</text:p>
          </table:table-cell>
          <table:table-cell/>
          <table:table-cell office:value-type="float" office:value="10914.6667" calcext:value-type="float">
            <text:p>10914.6667</text:p>
          </table:table-cell>
          <table:table-cell table:formula="of:=[.K247]-[.N247]" office:value-type="float" office:value="0" calcext:value-type="float">
            <text:p>0</text:p>
          </table:table-cell>
          <table:table-cell/>
          <table:table-cell office:value-type="float" office:value="10914.6667" calcext:value-type="float">
            <text:p>10914.6667</text:p>
          </table:table-cell>
          <table:table-cell table:formula="of:=[.N247]-[.Q247]" office:value-type="float" office:value="0" calcext:value-type="float">
            <text:p>0</text:p>
          </table:table-cell>
          <table:table-cell/>
          <table:table-cell office:value-type="float" office:value="11597" calcext:value-type="float">
            <text:p>11597</text:p>
          </table:table-cell>
          <table:table-cell table:formula="of:=[.Q247]-[.T247]" office:value-type="float" office:value="-682.3333" calcext:value-type="float">
            <text:p>-682.3333</text:p>
          </table:table-cell>
          <table:table-cell/>
          <table:table-cell office:value-type="float" office:value="11597" calcext:value-type="float">
            <text:p>11597</text:p>
          </table:table-cell>
          <table:table-cell table:formula="of:=[.T247]-[.W247]" office:value-type="float" office:value="0" calcext:value-type="float">
            <text:p>0</text:p>
          </table:table-cell>
          <table:table-cell/>
          <table:table-cell office:value-type="float" office:value="11597" calcext:value-type="float">
            <text:p>11597</text:p>
          </table:table-cell>
          <table:table-cell table:number-columns-repeated="2"/>
          <table:table-cell office:value-type="float" office:value="11597" calcext:value-type="float">
            <text:p>11597</text:p>
          </table:table-cell>
          <table:table-cell table:formula="of:=[.Z247]-[.AC247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21581H00M00S" calcext:value-type="time">
            <text:p>21581:00:00</text:p>
          </table:table-cell>
          <table:table-cell office:value-type="float" office:value="21415.1281" calcext:value-type="float">
            <text:p>21415.1281</text:p>
          </table:table-cell>
          <table:table-cell table:number-columns-repeated="2"/>
          <table:table-cell office:value-type="float" office:value="22015.6204" calcext:value-type="float">
            <text:p>22015.6204</text:p>
          </table:table-cell>
          <table:table-cell table:formula="of:=[.B248]-[.E248]" office:value-type="float" office:value="-600.492299999998" calcext:value-type="float">
            <text:p>-600.4923</text:p>
          </table:table-cell>
          <table:table-cell/>
          <table:table-cell office:value-type="float" office:value="23210.2583" calcext:value-type="float">
            <text:p>23210.2583</text:p>
          </table:table-cell>
          <table:table-cell table:formula="of:=[.E248]-[.H248]" office:value-type="float" office:value="-1194.6379" calcext:value-type="float">
            <text:p>-1194.6379</text:p>
          </table:table-cell>
          <table:table-cell/>
          <table:table-cell office:value-type="float" office:value="24055.9412" calcext:value-type="float">
            <text:p>24055.9412</text:p>
          </table:table-cell>
          <table:table-cell table:formula="of:=[.H248]-[.K248]" office:value-type="float" office:value="-845.6829" calcext:value-type="float">
            <text:p>-845.6829</text:p>
          </table:table-cell>
          <table:table-cell/>
          <table:table-cell office:value-type="float" office:value="24055.9412" calcext:value-type="float">
            <text:p>24055.9412</text:p>
          </table:table-cell>
          <table:table-cell table:formula="of:=[.K248]-[.N248]" office:value-type="float" office:value="0" calcext:value-type="float">
            <text:p>0</text:p>
          </table:table-cell>
          <table:table-cell/>
          <table:table-cell office:value-type="float" office:value="24055.9412" calcext:value-type="float">
            <text:p>24055.9412</text:p>
          </table:table-cell>
          <table:table-cell table:formula="of:=[.N248]-[.Q248]" office:value-type="float" office:value="0" calcext:value-type="float">
            <text:p>0</text:p>
          </table:table-cell>
          <table:table-cell/>
          <table:table-cell office:value-type="float" office:value="27557" calcext:value-type="float">
            <text:p>27557</text:p>
          </table:table-cell>
          <table:table-cell table:formula="of:=[.Q248]-[.T248]" office:value-type="float" office:value="-3501.0588" calcext:value-type="float">
            <text:p>-3501.0588</text:p>
          </table:table-cell>
          <table:table-cell/>
          <table:table-cell office:value-type="float" office:value="27557" calcext:value-type="float">
            <text:p>27557</text:p>
          </table:table-cell>
          <table:table-cell table:formula="of:=[.T248]-[.W248]" office:value-type="float" office:value="0" calcext:value-type="float">
            <text:p>0</text:p>
          </table:table-cell>
          <table:table-cell/>
          <table:table-cell office:value-type="float" office:value="27557" calcext:value-type="float">
            <text:p>27557</text:p>
          </table:table-cell>
          <table:table-cell table:number-columns-repeated="2"/>
          <table:table-cell office:value-type="float" office:value="27557" calcext:value-type="float">
            <text:p>27557</text:p>
          </table:table-cell>
          <table:table-cell table:formula="of:=[.Z248]-[.AC248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19086H00M00S" calcext:value-type="time">
            <text:p>19086:00:00</text:p>
          </table:table-cell>
          <table:table-cell office:value-type="float" office:value="11306.8333" calcext:value-type="float">
            <text:p>11306.8333</text:p>
          </table:table-cell>
          <table:table-cell table:number-columns-repeated="2"/>
          <table:table-cell office:value-type="float" office:value="11306.8333" calcext:value-type="float">
            <text:p>11306.8333</text:p>
          </table:table-cell>
          <table:table-cell table:formula="of:=[.B249]-[.E249]" office:value-type="float" office:value="0" calcext:value-type="float">
            <text:p>0</text:p>
          </table:table-cell>
          <table:table-cell/>
          <table:table-cell office:value-type="float" office:value="12253.8333" calcext:value-type="float">
            <text:p>12253.8333</text:p>
          </table:table-cell>
          <table:table-cell table:formula="of:=[.E249]-[.H249]" office:value-type="float" office:value="-947" calcext:value-type="float">
            <text:p>-947</text:p>
          </table:table-cell>
          <table:table-cell/>
          <table:table-cell office:value-type="float" office:value="12253.8333" calcext:value-type="float">
            <text:p>12253.8333</text:p>
          </table:table-cell>
          <table:table-cell table:formula="of:=[.H249]-[.K249]" office:value-type="float" office:value="0" calcext:value-type="float">
            <text:p>0</text:p>
          </table:table-cell>
          <table:table-cell/>
          <table:table-cell office:value-type="float" office:value="12253.8333" calcext:value-type="float">
            <text:p>12253.8333</text:p>
          </table:table-cell>
          <table:table-cell table:formula="of:=[.K249]-[.N249]" office:value-type="float" office:value="0" calcext:value-type="float">
            <text:p>0</text:p>
          </table:table-cell>
          <table:table-cell/>
          <table:table-cell office:value-type="float" office:value="12253.8333" calcext:value-type="float">
            <text:p>12253.8333</text:p>
          </table:table-cell>
          <table:table-cell table:formula="of:=[.N249]-[.Q249]" office:value-type="float" office:value="0" calcext:value-type="float">
            <text:p>0</text:p>
          </table:table-cell>
          <table:table-cell/>
          <table:table-cell office:value-type="float" office:value="13382" calcext:value-type="float">
            <text:p>13382</text:p>
          </table:table-cell>
          <table:table-cell table:formula="of:=[.Q249]-[.T249]" office:value-type="float" office:value="-1128.1667" calcext:value-type="float">
            <text:p>-1128.1667</text:p>
          </table:table-cell>
          <table:table-cell/>
          <table:table-cell office:value-type="float" office:value="13382" calcext:value-type="float">
            <text:p>13382</text:p>
          </table:table-cell>
          <table:table-cell table:formula="of:=[.T249]-[.W249]" office:value-type="float" office:value="0" calcext:value-type="float">
            <text:p>0</text:p>
          </table:table-cell>
          <table:table-cell/>
          <table:table-cell office:value-type="float" office:value="13382" calcext:value-type="float">
            <text:p>13382</text:p>
          </table:table-cell>
          <table:table-cell table:number-columns-repeated="2"/>
          <table:table-cell office:value-type="float" office:value="13382" calcext:value-type="float">
            <text:p>13382</text:p>
          </table:table-cell>
          <table:table-cell table:formula="of:=[.Z249]-[.AC249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22768H00M00S" calcext:value-type="time">
            <text:p>22768:00:00</text:p>
          </table:table-cell>
          <table:table-cell office:value-type="float" office:value="22693.6624" calcext:value-type="float">
            <text:p>22693.6624</text:p>
          </table:table-cell>
          <table:table-cell table:number-columns-repeated="2"/>
          <table:table-cell office:value-type="float" office:value="24121.3537" calcext:value-type="float">
            <text:p>24121.3537</text:p>
          </table:table-cell>
          <table:table-cell table:formula="of:=[.B250]-[.E250]" office:value-type="float" office:value="-1427.6913" calcext:value-type="float">
            <text:p>-1427.6913</text:p>
          </table:table-cell>
          <table:table-cell/>
          <table:table-cell office:value-type="float" office:value="24779.1884" calcext:value-type="float">
            <text:p>24779.1884</text:p>
          </table:table-cell>
          <table:table-cell table:formula="of:=[.E250]-[.H250]" office:value-type="float" office:value="-657.834699999999" calcext:value-type="float">
            <text:p>-657.8347</text:p>
          </table:table-cell>
          <table:table-cell/>
          <table:table-cell office:value-type="float" office:value="25822.0621" calcext:value-type="float">
            <text:p>25822.0621</text:p>
          </table:table-cell>
          <table:table-cell table:formula="of:=[.H250]-[.K250]" office:value-type="float" office:value="-1042.8737" calcext:value-type="float">
            <text:p>-1042.8737</text:p>
          </table:table-cell>
          <table:table-cell/>
          <table:table-cell office:value-type="float" office:value="25822.0621" calcext:value-type="float">
            <text:p>25822.0621</text:p>
          </table:table-cell>
          <table:table-cell table:formula="of:=[.K250]-[.N250]" office:value-type="float" office:value="0" calcext:value-type="float">
            <text:p>0</text:p>
          </table:table-cell>
          <table:table-cell/>
          <table:table-cell office:value-type="float" office:value="25822.0621" calcext:value-type="float">
            <text:p>25822.0621</text:p>
          </table:table-cell>
          <table:table-cell table:formula="of:=[.N250]-[.Q250]" office:value-type="float" office:value="0" calcext:value-type="float">
            <text:p>0</text:p>
          </table:table-cell>
          <table:table-cell/>
          <table:table-cell office:value-type="float" office:value="28445" calcext:value-type="float">
            <text:p>28445</text:p>
          </table:table-cell>
          <table:table-cell table:formula="of:=[.Q250]-[.T250]" office:value-type="float" office:value="-2622.9379" calcext:value-type="float">
            <text:p>-2622.9379</text:p>
          </table:table-cell>
          <table:table-cell/>
          <table:table-cell office:value-type="float" office:value="28445" calcext:value-type="float">
            <text:p>28445</text:p>
          </table:table-cell>
          <table:table-cell table:formula="of:=[.T250]-[.W250]" office:value-type="float" office:value="0" calcext:value-type="float">
            <text:p>0</text:p>
          </table:table-cell>
          <table:table-cell/>
          <table:table-cell office:value-type="float" office:value="28445" calcext:value-type="float">
            <text:p>28445</text:p>
          </table:table-cell>
          <table:table-cell table:number-columns-repeated="2"/>
          <table:table-cell office:value-type="float" office:value="28445" calcext:value-type="float">
            <text:p>28445</text:p>
          </table:table-cell>
          <table:table-cell table:formula="of:=[.Z250]-[.AC250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33390H00M00S" calcext:value-type="time">
            <text:p>33390:00:00</text:p>
          </table:table-cell>
          <table:table-cell office:value-type="float" office:value="8650.9427" calcext:value-type="float">
            <text:p>8650.9427</text:p>
          </table:table-cell>
          <table:table-cell table:number-columns-repeated="2"/>
          <table:table-cell office:value-type="float" office:value="9264.1667" calcext:value-type="float">
            <text:p>9264.1667</text:p>
          </table:table-cell>
          <table:table-cell table:formula="of:=[.B251]-[.E251]" office:value-type="float" office:value="-613.224" calcext:value-type="float">
            <text:p>-613.224</text:p>
          </table:table-cell>
          <table:table-cell/>
          <table:table-cell office:value-type="float" office:value="9612" calcext:value-type="float">
            <text:p>9612</text:p>
          </table:table-cell>
          <table:table-cell table:formula="of:=[.E251]-[.H251]" office:value-type="float" office:value="-347.8333" calcext:value-type="float">
            <text:p>-347.8333</text:p>
          </table:table-cell>
          <table:table-cell/>
          <table:table-cell office:value-type="float" office:value="9612" calcext:value-type="float">
            <text:p>9612</text:p>
          </table:table-cell>
          <table:table-cell table:formula="of:=[.H251]-[.K251]" office:value-type="float" office:value="0" calcext:value-type="float">
            <text:p>0</text:p>
          </table:table-cell>
          <table:table-cell/>
          <table:table-cell office:value-type="float" office:value="9612" calcext:value-type="float">
            <text:p>9612</text:p>
          </table:table-cell>
          <table:table-cell table:formula="of:=[.K251]-[.N251]" office:value-type="float" office:value="0" calcext:value-type="float">
            <text:p>0</text:p>
          </table:table-cell>
          <table:table-cell/>
          <table:table-cell office:value-type="float" office:value="9612" calcext:value-type="float">
            <text:p>9612</text:p>
          </table:table-cell>
          <table:table-cell table:formula="of:=[.N251]-[.Q251]" office:value-type="float" office:value="0" calcext:value-type="float">
            <text:p>0</text:p>
          </table:table-cell>
          <table:table-cell/>
          <table:table-cell office:value-type="float" office:value="9888" calcext:value-type="float">
            <text:p>9888</text:p>
          </table:table-cell>
          <table:table-cell table:formula="of:=[.Q251]-[.T251]" office:value-type="float" office:value="-276" calcext:value-type="float">
            <text:p>-276</text:p>
          </table:table-cell>
          <table:table-cell/>
          <table:table-cell office:value-type="float" office:value="9888" calcext:value-type="float">
            <text:p>9888</text:p>
          </table:table-cell>
          <table:table-cell table:formula="of:=[.T251]-[.W251]" office:value-type="float" office:value="0" calcext:value-type="float">
            <text:p>0</text:p>
          </table:table-cell>
          <table:table-cell/>
          <table:table-cell office:value-type="float" office:value="9888" calcext:value-type="float">
            <text:p>9888</text:p>
          </table:table-cell>
          <table:table-cell table:number-columns-repeated="2"/>
          <table:table-cell office:value-type="float" office:value="9888" calcext:value-type="float">
            <text:p>9888</text:p>
          </table:table-cell>
          <table:table-cell table:formula="of:=[.Z251]-[.AC251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3" office:value-type="time" office:time-value="PT30652H00M00S" calcext:value-type="time">
            <text:p>30652:00:00</text:p>
          </table:table-cell>
          <table:table-cell office:value-type="float" office:value="15580.0223" calcext:value-type="float">
            <text:p>15580.0223</text:p>
          </table:table-cell>
          <table:table-cell table:style-name="ce7" table:number-columns-repeated="2"/>
          <table:table-cell office:value-type="float" office:value="15617.628" calcext:value-type="float">
            <text:p>15617.628</text:p>
          </table:table-cell>
          <table:table-cell table:style-name="ce7" table:formula="of:=[.B252]-[.E252]" office:value-type="float" office:value="-37.6057000000001" calcext:value-type="float">
            <text:p>-37.6057</text:p>
          </table:table-cell>
          <table:table-cell table:style-name="ce7"/>
          <table:table-cell office:value-type="float" office:value="17518.8061" calcext:value-type="float">
            <text:p>17518.8061</text:p>
          </table:table-cell>
          <table:table-cell table:style-name="ce7" table:formula="of:=[.E252]-[.H252]" office:value-type="float" office:value="-1901.1781" calcext:value-type="float">
            <text:p>-1901.1781</text:p>
          </table:table-cell>
          <table:table-cell table:style-name="ce7"/>
          <table:table-cell office:value-type="float" office:value="17583.8379" calcext:value-type="float">
            <text:p>17583.8379</text:p>
          </table:table-cell>
          <table:table-cell table:style-name="ce7" table:formula="of:=[.H252]-[.K252]" office:value-type="float" office:value="-65.031799999997" calcext:value-type="float">
            <text:p>-65.0318</text:p>
          </table:table-cell>
          <table:table-cell table:style-name="ce7"/>
          <table:table-cell office:value-type="float" office:value="17583.8379" calcext:value-type="float">
            <text:p>17583.8379</text:p>
          </table:table-cell>
          <table:table-cell table:style-name="ce7" table:formula="of:=[.K252]-[.N252]" office:value-type="float" office:value="0" calcext:value-type="float">
            <text:p>0</text:p>
          </table:table-cell>
          <table:table-cell table:style-name="ce7"/>
          <table:table-cell office:value-type="float" office:value="17587.5238" calcext:value-type="float">
            <text:p>17587.5238</text:p>
          </table:table-cell>
          <table:table-cell table:formula="of:=[.N252]-[.Q252]" office:value-type="float" office:value="-3.6859000000004" calcext:value-type="float">
            <text:p>-3.6859</text:p>
          </table:table-cell>
          <table:table-cell table:style-name="ce7"/>
          <table:table-cell office:value-type="float" office:value="19581.3333" calcext:value-type="float">
            <text:p>19581.3333</text:p>
          </table:table-cell>
          <table:table-cell table:style-name="ce7" table:formula="of:=[.Q252]-[.T252]" office:value-type="float" office:value="-1993.8095" calcext:value-type="float">
            <text:p>-1993.8095</text:p>
          </table:table-cell>
          <table:table-cell table:style-name="ce7"/>
          <table:table-cell office:value-type="float" office:value="19581.3333" calcext:value-type="float">
            <text:p>19581.3333</text:p>
          </table:table-cell>
          <table:table-cell table:style-name="ce7" table:formula="of:=[.T252]-[.W252]" office:value-type="float" office:value="0" calcext:value-type="float">
            <text:p>0</text:p>
          </table:table-cell>
          <table:table-cell table:style-name="ce7"/>
          <table:table-cell office:value-type="float" office:value="19741" calcext:value-type="float">
            <text:p>19741</text:p>
          </table:table-cell>
          <table:table-cell table:style-name="ce7" table:number-columns-repeated="2"/>
          <table:table-cell office:value-type="float" office:value="19741" calcext:value-type="float">
            <text:p>19741</text:p>
          </table:table-cell>
          <table:table-cell table:style-name="ce7" table:formula="of:=[.Z252]-[.AC252]" office:value-type="float" office:value="0" calcext:value-type="float">
            <text:p>0</text:p>
          </table:table-cell>
          <table:table-cell table:style-name="ce7" table:number-columns-repeated="994"/>
        </table:table-row>
        <table:table-row table:style-name="ro1">
          <table:table-cell table:style-name="ce2" office:value-type="time" office:time-value="PT16605H00M00S" calcext:value-type="time">
            <text:p>16605:00:00</text:p>
          </table:table-cell>
          <table:table-cell office:value-type="float" office:value="17954.3795" calcext:value-type="float">
            <text:p>17954.3795</text:p>
          </table:table-cell>
          <table:table-cell table:number-columns-repeated="2"/>
          <table:table-cell office:value-type="float" office:value="18617.2135" calcext:value-type="float">
            <text:p>18617.2135</text:p>
          </table:table-cell>
          <table:table-cell table:formula="of:=[.B253]-[.E253]" office:value-type="float" office:value="-662.834000000003" calcext:value-type="float">
            <text:p>-662.834</text:p>
          </table:table-cell>
          <table:table-cell/>
          <table:table-cell office:value-type="float" office:value="20236.5065" calcext:value-type="float">
            <text:p>20236.5065</text:p>
          </table:table-cell>
          <table:table-cell table:formula="of:=[.E253]-[.H253]" office:value-type="float" office:value="-1619.293" calcext:value-type="float">
            <text:p>-1619.293</text:p>
          </table:table-cell>
          <table:table-cell/>
          <table:table-cell office:value-type="float" office:value="20571.0455" calcext:value-type="float">
            <text:p>20571.0455</text:p>
          </table:table-cell>
          <table:table-cell table:formula="of:=[.H253]-[.K253]" office:value-type="float" office:value="-334.539000000001" calcext:value-type="float">
            <text:p>-334.539</text:p>
          </table:table-cell>
          <table:table-cell/>
          <table:table-cell office:value-type="float" office:value="20571.0455" calcext:value-type="float">
            <text:p>20571.0455</text:p>
          </table:table-cell>
          <table:table-cell table:formula="of:=[.K253]-[.N253]" office:value-type="float" office:value="0" calcext:value-type="float">
            <text:p>0</text:p>
          </table:table-cell>
          <table:table-cell/>
          <table:table-cell office:value-type="float" office:value="20571.0455" calcext:value-type="float">
            <text:p>20571.0455</text:p>
          </table:table-cell>
          <table:table-cell table:formula="of:=[.N253]-[.Q253]" office:value-type="float" office:value="0" calcext:value-type="float">
            <text:p>0</text:p>
          </table:table-cell>
          <table:table-cell/>
          <table:table-cell office:value-type="float" office:value="23940" calcext:value-type="float">
            <text:p>23940</text:p>
          </table:table-cell>
          <table:table-cell table:formula="of:=[.Q253]-[.T253]" office:value-type="float" office:value="-3368.9545" calcext:value-type="float">
            <text:p>-3368.9545</text:p>
          </table:table-cell>
          <table:table-cell/>
          <table:table-cell office:value-type="float" office:value="23940" calcext:value-type="float">
            <text:p>23940</text:p>
          </table:table-cell>
          <table:table-cell table:formula="of:=[.T253]-[.W253]" office:value-type="float" office:value="0" calcext:value-type="float">
            <text:p>0</text:p>
          </table:table-cell>
          <table:table-cell/>
          <table:table-cell office:value-type="float" office:value="23940" calcext:value-type="float">
            <text:p>23940</text:p>
          </table:table-cell>
          <table:table-cell table:number-columns-repeated="2"/>
          <table:table-cell office:value-type="float" office:value="23940" calcext:value-type="float">
            <text:p>23940</text:p>
          </table:table-cell>
          <table:table-cell table:formula="of:=[.Z253]-[.AC253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15374H00M00S" calcext:value-type="time">
            <text:p>15374:00:00</text:p>
          </table:table-cell>
          <table:table-cell office:value-type="float" office:value="16420.4969" calcext:value-type="float">
            <text:p>16420.4969</text:p>
          </table:table-cell>
          <table:table-cell table:number-columns-repeated="2"/>
          <table:table-cell office:value-type="float" office:value="17213.0556" calcext:value-type="float">
            <text:p>17213.0556</text:p>
          </table:table-cell>
          <table:table-cell table:formula="of:=[.B254]-[.E254]" office:value-type="float" office:value="-792.558700000001" calcext:value-type="float">
            <text:p>-792.5587</text:p>
          </table:table-cell>
          <table:table-cell/>
          <table:table-cell office:value-type="float" office:value="17647.5378" calcext:value-type="float">
            <text:p>17647.5378</text:p>
          </table:table-cell>
          <table:table-cell table:formula="of:=[.E254]-[.H254]" office:value-type="float" office:value="-434.482199999999" calcext:value-type="float">
            <text:p>-434.4822</text:p>
          </table:table-cell>
          <table:table-cell/>
          <table:table-cell office:value-type="float" office:value="18170.8333" calcext:value-type="float">
            <text:p>18170.8333</text:p>
          </table:table-cell>
          <table:table-cell table:formula="of:=[.H254]-[.K254]" office:value-type="float" office:value="-523.2955" calcext:value-type="float">
            <text:p>-523.2955</text:p>
          </table:table-cell>
          <table:table-cell/>
          <table:table-cell office:value-type="float" office:value="18170.8333" calcext:value-type="float">
            <text:p>18170.8333</text:p>
          </table:table-cell>
          <table:table-cell table:formula="of:=[.K254]-[.N254]" office:value-type="float" office:value="0" calcext:value-type="float">
            <text:p>0</text:p>
          </table:table-cell>
          <table:table-cell/>
          <table:table-cell office:value-type="float" office:value="18170.8333" calcext:value-type="float">
            <text:p>18170.8333</text:p>
          </table:table-cell>
          <table:table-cell table:formula="of:=[.N254]-[.Q254]" office:value-type="float" office:value="0" calcext:value-type="float">
            <text:p>0</text:p>
          </table:table-cell>
          <table:table-cell/>
          <table:table-cell office:value-type="float" office:value="23111" calcext:value-type="float">
            <text:p>23111</text:p>
          </table:table-cell>
          <table:table-cell table:formula="of:=[.Q254]-[.T254]" office:value-type="float" office:value="-4940.1667" calcext:value-type="float">
            <text:p>-4940.1667</text:p>
          </table:table-cell>
          <table:table-cell/>
          <table:table-cell office:value-type="float" office:value="23111" calcext:value-type="float">
            <text:p>23111</text:p>
          </table:table-cell>
          <table:table-cell table:formula="of:=[.T254]-[.W254]" office:value-type="float" office:value="0" calcext:value-type="float">
            <text:p>0</text:p>
          </table:table-cell>
          <table:table-cell/>
          <table:table-cell office:value-type="float" office:value="23111" calcext:value-type="float">
            <text:p>23111</text:p>
          </table:table-cell>
          <table:table-cell table:number-columns-repeated="2"/>
          <table:table-cell office:value-type="float" office:value="23111" calcext:value-type="float">
            <text:p>23111</text:p>
          </table:table-cell>
          <table:table-cell table:formula="of:=[.Z254]-[.AC254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60767H00M00S" calcext:value-type="time">
            <text:p>60767:00:00</text:p>
          </table:table-cell>
          <table:table-cell office:value-type="float" office:value="21970.5206" calcext:value-type="float">
            <text:p>21970.5206</text:p>
          </table:table-cell>
          <table:table-cell table:number-columns-repeated="2"/>
          <table:table-cell office:value-type="float" office:value="23413.0863" calcext:value-type="float">
            <text:p>23413.0863</text:p>
          </table:table-cell>
          <table:table-cell table:formula="of:=[.B255]-[.E255]" office:value-type="float" office:value="-1442.5657" calcext:value-type="float">
            <text:p>-1442.5657</text:p>
          </table:table-cell>
          <table:table-cell/>
          <table:table-cell office:value-type="float" office:value="23505.3101" calcext:value-type="float">
            <text:p>23505.3101</text:p>
          </table:table-cell>
          <table:table-cell table:formula="of:=[.E255]-[.H255]" office:value-type="float" office:value="-92.2237999999998" calcext:value-type="float">
            <text:p>-92.2238</text:p>
          </table:table-cell>
          <table:table-cell/>
          <table:table-cell office:value-type="float" office:value="24231.523" calcext:value-type="float">
            <text:p>24231.523</text:p>
          </table:table-cell>
          <table:table-cell table:formula="of:=[.H255]-[.K255]" office:value-type="float" office:value="-726.212900000002" calcext:value-type="float">
            <text:p>-726.2129</text:p>
          </table:table-cell>
          <table:table-cell/>
          <table:table-cell office:value-type="float" office:value="24231.523" calcext:value-type="float">
            <text:p>24231.523</text:p>
          </table:table-cell>
          <table:table-cell table:formula="of:=[.K255]-[.N255]" office:value-type="float" office:value="0" calcext:value-type="float">
            <text:p>0</text:p>
          </table:table-cell>
          <table:table-cell/>
          <table:table-cell office:value-type="float" office:value="24231.523" calcext:value-type="float">
            <text:p>24231.523</text:p>
          </table:table-cell>
          <table:table-cell table:formula="of:=[.N255]-[.Q255]" office:value-type="float" office:value="0" calcext:value-type="float">
            <text:p>0</text:p>
          </table:table-cell>
          <table:table-cell/>
          <table:table-cell office:value-type="float" office:value="32137" calcext:value-type="float">
            <text:p>32137</text:p>
          </table:table-cell>
          <table:table-cell table:formula="of:=[.Q255]-[.T255]" office:value-type="float" office:value="-7905.477" calcext:value-type="float">
            <text:p>-7905.477</text:p>
          </table:table-cell>
          <table:table-cell/>
          <table:table-cell office:value-type="float" office:value="32137" calcext:value-type="float">
            <text:p>32137</text:p>
          </table:table-cell>
          <table:table-cell table:formula="of:=[.T255]-[.W255]" office:value-type="float" office:value="0" calcext:value-type="float">
            <text:p>0</text:p>
          </table:table-cell>
          <table:table-cell/>
          <table:table-cell office:value-type="float" office:value="32137" calcext:value-type="float">
            <text:p>32137</text:p>
          </table:table-cell>
          <table:table-cell table:number-columns-repeated="2"/>
          <table:table-cell office:value-type="float" office:value="32137" calcext:value-type="float">
            <text:p>32137</text:p>
          </table:table-cell>
          <table:table-cell table:formula="of:=[.Z255]-[.AC255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27643H00M00S" calcext:value-type="time">
            <text:p>27643:00:00</text:p>
          </table:table-cell>
          <table:table-cell office:value-type="float" office:value="12172.7091" calcext:value-type="float">
            <text:p>12172.7091</text:p>
          </table:table-cell>
          <table:table-cell table:number-columns-repeated="2"/>
          <table:table-cell office:value-type="float" office:value="15824.9735" calcext:value-type="float">
            <text:p>15824.9735</text:p>
          </table:table-cell>
          <table:table-cell table:formula="of:=[.B256]-[.E256]" office:value-type="float" office:value="-3652.2644" calcext:value-type="float">
            <text:p>-3652.2644</text:p>
          </table:table-cell>
          <table:table-cell/>
          <table:table-cell office:value-type="float" office:value="12902.7185" calcext:value-type="float">
            <text:p>12902.7185</text:p>
          </table:table-cell>
          <table:table-cell table:formula="of:=[.E256]-[.H256]" office:value-type="float" office:value="2922.255" calcext:value-type="float">
            <text:p>2922.255</text:p>
          </table:table-cell>
          <table:table-cell/>
          <table:table-cell office:value-type="float" office:value="16659.0647" calcext:value-type="float">
            <text:p>16659.0647</text:p>
          </table:table-cell>
          <table:table-cell table:formula="of:=[.H256]-[.K256]" office:value-type="float" office:value="-3756.3462" calcext:value-type="float">
            <text:p>-3756.3462</text:p>
          </table:table-cell>
          <table:table-cell/>
          <table:table-cell office:value-type="float" office:value="16659.0647" calcext:value-type="float">
            <text:p>16659.0647</text:p>
          </table:table-cell>
          <table:table-cell table:formula="of:=[.K256]-[.N256]" office:value-type="float" office:value="0" calcext:value-type="float">
            <text:p>0</text:p>
          </table:table-cell>
          <table:table-cell/>
          <table:table-cell office:value-type="float" office:value="16659.0647" calcext:value-type="float">
            <text:p>16659.0647</text:p>
          </table:table-cell>
          <table:table-cell table:formula="of:=[.N256]-[.Q256]" office:value-type="float" office:value="0" calcext:value-type="float">
            <text:p>0</text:p>
          </table:table-cell>
          <table:table-cell/>
          <table:table-cell office:value-type="float" office:value="26043" calcext:value-type="float">
            <text:p>26043</text:p>
          </table:table-cell>
          <table:table-cell table:formula="of:=[.Q256]-[.T256]" office:value-type="float" office:value="-9383.9353" calcext:value-type="float">
            <text:p>-9383.9353</text:p>
          </table:table-cell>
          <table:table-cell/>
          <table:table-cell office:value-type="float" office:value="26043" calcext:value-type="float">
            <text:p>26043</text:p>
          </table:table-cell>
          <table:table-cell table:formula="of:=[.T256]-[.W256]" office:value-type="float" office:value="0" calcext:value-type="float">
            <text:p>0</text:p>
          </table:table-cell>
          <table:table-cell/>
          <table:table-cell office:value-type="float" office:value="26043" calcext:value-type="float">
            <text:p>26043</text:p>
          </table:table-cell>
          <table:table-cell table:number-columns-repeated="2"/>
          <table:table-cell office:value-type="float" office:value="26043" calcext:value-type="float">
            <text:p>26043</text:p>
          </table:table-cell>
          <table:table-cell table:formula="of:=[.Z256]-[.AC256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971H00M00S" calcext:value-type="time">
            <text:p>971:00:00</text:p>
          </table:table-cell>
          <table:table-cell office:value-type="float" office:value="18670.2875" calcext:value-type="float">
            <text:p>18670.2875</text:p>
          </table:table-cell>
          <table:table-cell table:number-columns-repeated="2"/>
          <table:table-cell office:value-type="float" office:value="19781.0204" calcext:value-type="float">
            <text:p>19781.0204</text:p>
          </table:table-cell>
          <table:table-cell table:formula="of:=[.B257]-[.E257]" office:value-type="float" office:value="-1110.7329" calcext:value-type="float">
            <text:p>-1110.7329</text:p>
          </table:table-cell>
          <table:table-cell/>
          <table:table-cell office:value-type="float" office:value="20835.3203" calcext:value-type="float">
            <text:p>20835.3203</text:p>
          </table:table-cell>
          <table:table-cell table:formula="of:=[.E257]-[.H257]" office:value-type="float" office:value="-1054.2999" calcext:value-type="float">
            <text:p>-1054.2999</text:p>
          </table:table-cell>
          <table:table-cell/>
          <table:table-cell office:value-type="float" office:value="21411.8333" calcext:value-type="float">
            <text:p>21411.8333</text:p>
          </table:table-cell>
          <table:table-cell table:formula="of:=[.H257]-[.K257]" office:value-type="float" office:value="-576.512999999999" calcext:value-type="float">
            <text:p>-576.513</text:p>
          </table:table-cell>
          <table:table-cell/>
          <table:table-cell office:value-type="float" office:value="21411.8333" calcext:value-type="float">
            <text:p>21411.8333</text:p>
          </table:table-cell>
          <table:table-cell table:formula="of:=[.K257]-[.N257]" office:value-type="float" office:value="0" calcext:value-type="float">
            <text:p>0</text:p>
          </table:table-cell>
          <table:table-cell/>
          <table:table-cell office:value-type="float" office:value="21411.8333" calcext:value-type="float">
            <text:p>21411.8333</text:p>
          </table:table-cell>
          <table:table-cell table:formula="of:=[.N257]-[.Q257]" office:value-type="float" office:value="0" calcext:value-type="float">
            <text:p>0</text:p>
          </table:table-cell>
          <table:table-cell/>
          <table:table-cell office:value-type="float" office:value="22860" calcext:value-type="float">
            <text:p>22860</text:p>
          </table:table-cell>
          <table:table-cell table:formula="of:=[.Q257]-[.T257]" office:value-type="float" office:value="-1448.1667" calcext:value-type="float">
            <text:p>-1448.1667</text:p>
          </table:table-cell>
          <table:table-cell/>
          <table:table-cell office:value-type="float" office:value="22860" calcext:value-type="float">
            <text:p>22860</text:p>
          </table:table-cell>
          <table:table-cell table:formula="of:=[.T257]-[.W257]" office:value-type="float" office:value="0" calcext:value-type="float">
            <text:p>0</text:p>
          </table:table-cell>
          <table:table-cell/>
          <table:table-cell office:value-type="float" office:value="22860" calcext:value-type="float">
            <text:p>22860</text:p>
          </table:table-cell>
          <table:table-cell table:number-columns-repeated="2"/>
          <table:table-cell office:value-type="float" office:value="22860" calcext:value-type="float">
            <text:p>22860</text:p>
          </table:table-cell>
          <table:table-cell table:formula="of:=[.Z257]-[.AC257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14913H00M00S" calcext:value-type="time">
            <text:p>14913:00:00</text:p>
          </table:table-cell>
          <table:table-cell office:value-type="float" office:value="19909.2619" calcext:value-type="float">
            <text:p>19909.2619</text:p>
          </table:table-cell>
          <table:table-cell table:number-columns-repeated="2"/>
          <table:table-cell office:value-type="float" office:value="22850.3231" calcext:value-type="float">
            <text:p>22850.3231</text:p>
          </table:table-cell>
          <table:table-cell table:formula="of:=[.B258]-[.E258]" office:value-type="float" office:value="-2941.0612" calcext:value-type="float">
            <text:p>-2941.0612</text:p>
          </table:table-cell>
          <table:table-cell/>
          <table:table-cell office:value-type="float" office:value="22208.4378" calcext:value-type="float">
            <text:p>22208.4378</text:p>
          </table:table-cell>
          <table:table-cell table:formula="of:=[.E258]-[.H258]" office:value-type="float" office:value="641.885300000002" calcext:value-type="float">
            <text:p>641.8853</text:p>
          </table:table-cell>
          <table:table-cell/>
          <table:table-cell office:value-type="float" office:value="25009.8931" calcext:value-type="float">
            <text:p>25009.8931</text:p>
          </table:table-cell>
          <table:table-cell table:formula="of:=[.H258]-[.K258]" office:value-type="float" office:value="-2801.4553" calcext:value-type="float">
            <text:p>-2801.4553</text:p>
          </table:table-cell>
          <table:table-cell/>
          <table:table-cell office:value-type="float" office:value="25009.8931" calcext:value-type="float">
            <text:p>25009.8931</text:p>
          </table:table-cell>
          <table:table-cell table:formula="of:=[.K258]-[.N258]" office:value-type="float" office:value="0" calcext:value-type="float">
            <text:p>0</text:p>
          </table:table-cell>
          <table:table-cell/>
          <table:table-cell office:value-type="float" office:value="25027.5961" calcext:value-type="float">
            <text:p>25027.5961</text:p>
          </table:table-cell>
          <table:table-cell table:formula="of:=[.N258]-[.Q258]" office:value-type="float" office:value="-17.7029999999977" calcext:value-type="float">
            <text:p>-17.703</text:p>
          </table:table-cell>
          <table:table-cell/>
          <table:table-cell office:value-type="float" office:value="28254" calcext:value-type="float">
            <text:p>28254</text:p>
          </table:table-cell>
          <table:table-cell table:formula="of:=[.Q258]-[.T258]" office:value-type="float" office:value="-3226.4039" calcext:value-type="float">
            <text:p>-3226.4039</text:p>
          </table:table-cell>
          <table:table-cell/>
          <table:table-cell office:value-type="float" office:value="28254" calcext:value-type="float">
            <text:p>28254</text:p>
          </table:table-cell>
          <table:table-cell table:formula="of:=[.T258]-[.W258]" office:value-type="float" office:value="0" calcext:value-type="float">
            <text:p>0</text:p>
          </table:table-cell>
          <table:table-cell/>
          <table:table-cell office:value-type="float" office:value="28254" calcext:value-type="float">
            <text:p>28254</text:p>
          </table:table-cell>
          <table:table-cell table:number-columns-repeated="2"/>
          <table:table-cell office:value-type="float" office:value="28254" calcext:value-type="float">
            <text:p>28254</text:p>
          </table:table-cell>
          <table:table-cell table:formula="of:=[.Z258]-[.AC258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34531H00M00S" calcext:value-type="time">
            <text:p>34531:00:00</text:p>
          </table:table-cell>
          <table:table-cell office:value-type="float" office:value="17236.4833" calcext:value-type="float">
            <text:p>17236.4833</text:p>
          </table:table-cell>
          <table:table-cell table:number-columns-repeated="2"/>
          <table:table-cell office:value-type="float" office:value="17635.5" calcext:value-type="float">
            <text:p>17635.5</text:p>
          </table:table-cell>
          <table:table-cell table:formula="of:=[.B259]-[.E259]" office:value-type="float" office:value="-399.0167" calcext:value-type="float">
            <text:p>-399.0167</text:p>
          </table:table-cell>
          <table:table-cell/>
          <table:table-cell office:value-type="float" office:value="18501.0417" calcext:value-type="float">
            <text:p>18501.0417</text:p>
          </table:table-cell>
          <table:table-cell table:formula="of:=[.E259]-[.H259]" office:value-type="float" office:value="-865.541700000002" calcext:value-type="float">
            <text:p>-865.5417</text:p>
          </table:table-cell>
          <table:table-cell/>
          <table:table-cell office:value-type="float" office:value="19113.1667" calcext:value-type="float">
            <text:p>19113.1667</text:p>
          </table:table-cell>
          <table:table-cell table:formula="of:=[.H259]-[.K259]" office:value-type="float" office:value="-612.125" calcext:value-type="float">
            <text:p>-612.125</text:p>
          </table:table-cell>
          <table:table-cell/>
          <table:table-cell office:value-type="float" office:value="19113.1667" calcext:value-type="float">
            <text:p>19113.1667</text:p>
          </table:table-cell>
          <table:table-cell table:formula="of:=[.K259]-[.N259]" office:value-type="float" office:value="0" calcext:value-type="float">
            <text:p>0</text:p>
          </table:table-cell>
          <table:table-cell/>
          <table:table-cell office:value-type="float" office:value="19113.1667" calcext:value-type="float">
            <text:p>19113.1667</text:p>
          </table:table-cell>
          <table:table-cell table:formula="of:=[.N259]-[.Q259]" office:value-type="float" office:value="0" calcext:value-type="float">
            <text:p>0</text:p>
          </table:table-cell>
          <table:table-cell/>
          <table:table-cell office:value-type="float" office:value="27931" calcext:value-type="float">
            <text:p>27931</text:p>
          </table:table-cell>
          <table:table-cell table:formula="of:=[.Q259]-[.T259]" office:value-type="float" office:value="-8817.8333" calcext:value-type="float">
            <text:p>-8817.8333</text:p>
          </table:table-cell>
          <table:table-cell/>
          <table:table-cell office:value-type="float" office:value="27931" calcext:value-type="float">
            <text:p>27931</text:p>
          </table:table-cell>
          <table:table-cell table:formula="of:=[.T259]-[.W259]" office:value-type="float" office:value="0" calcext:value-type="float">
            <text:p>0</text:p>
          </table:table-cell>
          <table:table-cell/>
          <table:table-cell office:value-type="float" office:value="27931" calcext:value-type="float">
            <text:p>27931</text:p>
          </table:table-cell>
          <table:table-cell table:number-columns-repeated="2"/>
          <table:table-cell office:value-type="float" office:value="27931" calcext:value-type="float">
            <text:p>27931</text:p>
          </table:table-cell>
          <table:table-cell table:formula="of:=[.Z259]-[.AC259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33553H00M00S" calcext:value-type="time">
            <text:p>33553:00:00</text:p>
          </table:table-cell>
          <table:table-cell office:value-type="float" office:value="17331.7546" calcext:value-type="float">
            <text:p>17331.7546</text:p>
          </table:table-cell>
          <table:table-cell table:number-columns-repeated="2"/>
          <table:table-cell office:value-type="float" office:value="18088.6111" calcext:value-type="float">
            <text:p>18088.6111</text:p>
          </table:table-cell>
          <table:table-cell table:formula="of:=[.B260]-[.E260]" office:value-type="float" office:value="-756.856499999998" calcext:value-type="float">
            <text:p>-756.8565</text:p>
          </table:table-cell>
          <table:table-cell/>
          <table:table-cell office:value-type="float" office:value="18094.3105" calcext:value-type="float">
            <text:p>18094.3105</text:p>
          </table:table-cell>
          <table:table-cell table:formula="of:=[.E260]-[.H260]" office:value-type="float" office:value="-5.69940000000133" calcext:value-type="float">
            <text:p>-5.6994</text:p>
          </table:table-cell>
          <table:table-cell/>
          <table:table-cell office:value-type="float" office:value="18678.9477" calcext:value-type="float">
            <text:p>18678.9477</text:p>
          </table:table-cell>
          <table:table-cell table:formula="of:=[.H260]-[.K260]" office:value-type="float" office:value="-584.637200000001" calcext:value-type="float">
            <text:p>-584.6372</text:p>
          </table:table-cell>
          <table:table-cell/>
          <table:table-cell office:value-type="float" office:value="18678.9477" calcext:value-type="float">
            <text:p>18678.9477</text:p>
          </table:table-cell>
          <table:table-cell table:formula="of:=[.K260]-[.N260]" office:value-type="float" office:value="0" calcext:value-type="float">
            <text:p>0</text:p>
          </table:table-cell>
          <table:table-cell/>
          <table:table-cell office:value-type="float" office:value="18678.9477" calcext:value-type="float">
            <text:p>18678.9477</text:p>
          </table:table-cell>
          <table:table-cell table:formula="of:=[.N260]-[.Q260]" office:value-type="float" office:value="0" calcext:value-type="float">
            <text:p>0</text:p>
          </table:table-cell>
          <table:table-cell/>
          <table:table-cell office:value-type="float" office:value="21450" calcext:value-type="float">
            <text:p>21450</text:p>
          </table:table-cell>
          <table:table-cell table:formula="of:=[.Q260]-[.T260]" office:value-type="float" office:value="-2771.0523" calcext:value-type="float">
            <text:p>-2771.0523</text:p>
          </table:table-cell>
          <table:table-cell/>
          <table:table-cell office:value-type="float" office:value="21450" calcext:value-type="float">
            <text:p>21450</text:p>
          </table:table-cell>
          <table:table-cell table:formula="of:=[.T260]-[.W260]" office:value-type="float" office:value="0" calcext:value-type="float">
            <text:p>0</text:p>
          </table:table-cell>
          <table:table-cell/>
          <table:table-cell office:value-type="float" office:value="21450" calcext:value-type="float">
            <text:p>21450</text:p>
          </table:table-cell>
          <table:table-cell table:number-columns-repeated="2"/>
          <table:table-cell office:value-type="float" office:value="21450" calcext:value-type="float">
            <text:p>21450</text:p>
          </table:table-cell>
          <table:table-cell table:formula="of:=[.Z260]-[.AC260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42188H00M00S" calcext:value-type="time">
            <text:p>42188:00:00</text:p>
          </table:table-cell>
          <table:table-cell office:value-type="float" office:value="16303.4838" calcext:value-type="float">
            <text:p>16303.4838</text:p>
          </table:table-cell>
          <table:table-cell table:number-columns-repeated="2"/>
          <table:table-cell office:value-type="float" office:value="17387.9367" calcext:value-type="float">
            <text:p>17387.9367</text:p>
          </table:table-cell>
          <table:table-cell table:formula="of:=[.B261]-[.E261]" office:value-type="float" office:value="-1084.4529" calcext:value-type="float">
            <text:p>-1084.4529</text:p>
          </table:table-cell>
          <table:table-cell/>
          <table:table-cell office:value-type="float" office:value="17880.1959" calcext:value-type="float">
            <text:p>17880.1959</text:p>
          </table:table-cell>
          <table:table-cell table:formula="of:=[.E261]-[.H261]" office:value-type="float" office:value="-492.2592" calcext:value-type="float">
            <text:p>-492.2592</text:p>
          </table:table-cell>
          <table:table-cell/>
          <table:table-cell office:value-type="float" office:value="18936.5" calcext:value-type="float">
            <text:p>18936.5</text:p>
          </table:table-cell>
          <table:table-cell table:formula="of:=[.H261]-[.K261]" office:value-type="float" office:value="-1056.3041" calcext:value-type="float">
            <text:p>-1056.3041</text:p>
          </table:table-cell>
          <table:table-cell/>
          <table:table-cell office:value-type="float" office:value="18936.5" calcext:value-type="float">
            <text:p>18936.5</text:p>
          </table:table-cell>
          <table:table-cell table:formula="of:=[.K261]-[.N261]" office:value-type="float" office:value="0" calcext:value-type="float">
            <text:p>0</text:p>
          </table:table-cell>
          <table:table-cell/>
          <table:table-cell office:value-type="float" office:value="18936.5" calcext:value-type="float">
            <text:p>18936.5</text:p>
          </table:table-cell>
          <table:table-cell table:formula="of:=[.N261]-[.Q261]" office:value-type="float" office:value="0" calcext:value-type="float">
            <text:p>0</text:p>
          </table:table-cell>
          <table:table-cell/>
          <table:table-cell office:value-type="float" office:value="22158" calcext:value-type="float">
            <text:p>22158</text:p>
          </table:table-cell>
          <table:table-cell table:formula="of:=[.Q261]-[.T261]" office:value-type="float" office:value="-3221.5" calcext:value-type="float">
            <text:p>-3221.5</text:p>
          </table:table-cell>
          <table:table-cell/>
          <table:table-cell office:value-type="float" office:value="22158" calcext:value-type="float">
            <text:p>22158</text:p>
          </table:table-cell>
          <table:table-cell table:formula="of:=[.T261]-[.W261]" office:value-type="float" office:value="0" calcext:value-type="float">
            <text:p>0</text:p>
          </table:table-cell>
          <table:table-cell/>
          <table:table-cell office:value-type="float" office:value="22158" calcext:value-type="float">
            <text:p>22158</text:p>
          </table:table-cell>
          <table:table-cell table:number-columns-repeated="2"/>
          <table:table-cell office:value-type="float" office:value="22158" calcext:value-type="float">
            <text:p>22158</text:p>
          </table:table-cell>
          <table:table-cell table:formula="of:=[.Z261]-[.AC261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34074H00M00S" calcext:value-type="time">
            <text:p>34074:00:00</text:p>
          </table:table-cell>
          <table:table-cell office:value-type="float" office:value="13015.412" calcext:value-type="float">
            <text:p>13015.412</text:p>
          </table:table-cell>
          <table:table-cell table:number-columns-repeated="2"/>
          <table:table-cell office:value-type="float" office:value="14968.9362" calcext:value-type="float">
            <text:p>14968.9362</text:p>
          </table:table-cell>
          <table:table-cell table:formula="of:=[.B262]-[.E262]" office:value-type="float" office:value="-1953.5242" calcext:value-type="float">
            <text:p>-1953.5242</text:p>
          </table:table-cell>
          <table:table-cell/>
          <table:table-cell office:value-type="float" office:value="14531.6714" calcext:value-type="float">
            <text:p>14531.6714</text:p>
          </table:table-cell>
          <table:table-cell table:formula="of:=[.E262]-[.H262]" office:value-type="float" office:value="437.264800000001" calcext:value-type="float">
            <text:p>437.2648</text:p>
          </table:table-cell>
          <table:table-cell/>
          <table:table-cell office:value-type="float" office:value="16092.375" calcext:value-type="float">
            <text:p>16092.375</text:p>
          </table:table-cell>
          <table:table-cell table:formula="of:=[.H262]-[.K262]" office:value-type="float" office:value="-1560.7036" calcext:value-type="float">
            <text:p>-1560.7036</text:p>
          </table:table-cell>
          <table:table-cell/>
          <table:table-cell office:value-type="float" office:value="16092.375" calcext:value-type="float">
            <text:p>16092.375</text:p>
          </table:table-cell>
          <table:table-cell table:formula="of:=[.K262]-[.N262]" office:value-type="float" office:value="0" calcext:value-type="float">
            <text:p>0</text:p>
          </table:table-cell>
          <table:table-cell/>
          <table:table-cell office:value-type="float" office:value="16094.8667" calcext:value-type="float">
            <text:p>16094.8667</text:p>
          </table:table-cell>
          <table:table-cell table:formula="of:=[.N262]-[.Q262]" office:value-type="float" office:value="-2.49170000000049" calcext:value-type="float">
            <text:p>-2.4917</text:p>
          </table:table-cell>
          <table:table-cell/>
          <table:table-cell office:value-type="float" office:value="17327" calcext:value-type="float">
            <text:p>17327</text:p>
          </table:table-cell>
          <table:table-cell table:formula="of:=[.Q262]-[.T262]" office:value-type="float" office:value="-1232.1333" calcext:value-type="float">
            <text:p>-1232.1333</text:p>
          </table:table-cell>
          <table:table-cell/>
          <table:table-cell office:value-type="float" office:value="17327" calcext:value-type="float">
            <text:p>17327</text:p>
          </table:table-cell>
          <table:table-cell table:formula="of:=[.T262]-[.W262]" office:value-type="float" office:value="0" calcext:value-type="float">
            <text:p>0</text:p>
          </table:table-cell>
          <table:table-cell/>
          <table:table-cell office:value-type="float" office:value="17327" calcext:value-type="float">
            <text:p>17327</text:p>
          </table:table-cell>
          <table:table-cell table:number-columns-repeated="2"/>
          <table:table-cell office:value-type="float" office:value="17327" calcext:value-type="float">
            <text:p>17327</text:p>
          </table:table-cell>
          <table:table-cell table:formula="of:=[.Z262]-[.AC262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10162H00M00S" calcext:value-type="time">
            <text:p>10162:00:00</text:p>
          </table:table-cell>
          <table:table-cell office:value-type="float" office:value="9412.9697" calcext:value-type="float">
            <text:p>9412.9697</text:p>
          </table:table-cell>
          <table:table-cell table:number-columns-repeated="2"/>
          <table:table-cell office:value-type="float" office:value="10199.9455" calcext:value-type="float">
            <text:p>10199.9455</text:p>
          </table:table-cell>
          <table:table-cell table:formula="of:=[.B263]-[.E263]" office:value-type="float" office:value="-786.9758" calcext:value-type="float">
            <text:p>-786.9758</text:p>
          </table:table-cell>
          <table:table-cell/>
          <table:table-cell office:value-type="float" office:value="9857.3743" calcext:value-type="float">
            <text:p>9857.3743</text:p>
          </table:table-cell>
          <table:table-cell table:formula="of:=[.E263]-[.H263]" office:value-type="float" office:value="342.5712" calcext:value-type="float">
            <text:p>342.5712</text:p>
          </table:table-cell>
          <table:table-cell/>
          <table:table-cell office:value-type="float" office:value="10665.5495" calcext:value-type="float">
            <text:p>10665.5495</text:p>
          </table:table-cell>
          <table:table-cell table:formula="of:=[.H263]-[.K263]" office:value-type="float" office:value="-808.1752" calcext:value-type="float">
            <text:p>-808.1752</text:p>
          </table:table-cell>
          <table:table-cell/>
          <table:table-cell office:value-type="float" office:value="10665.5495" calcext:value-type="float">
            <text:p>10665.5495</text:p>
          </table:table-cell>
          <table:table-cell table:formula="of:=[.K263]-[.N263]" office:value-type="float" office:value="0" calcext:value-type="float">
            <text:p>0</text:p>
          </table:table-cell>
          <table:table-cell/>
          <table:table-cell office:value-type="float" office:value="10670.4841" calcext:value-type="float">
            <text:p>10670.4841</text:p>
          </table:table-cell>
          <table:table-cell table:formula="of:=[.N263]-[.Q263]" office:value-type="float" office:value="-4.9346000000005" calcext:value-type="float">
            <text:p>-4.9346</text:p>
          </table:table-cell>
          <table:table-cell/>
          <table:table-cell office:value-type="float" office:value="15539" calcext:value-type="float">
            <text:p>15539</text:p>
          </table:table-cell>
          <table:table-cell table:formula="of:=[.Q263]-[.T263]" office:value-type="float" office:value="-4868.5159" calcext:value-type="float">
            <text:p>-4868.5159</text:p>
          </table:table-cell>
          <table:table-cell/>
          <table:table-cell office:value-type="float" office:value="15539" calcext:value-type="float">
            <text:p>15539</text:p>
          </table:table-cell>
          <table:table-cell table:formula="of:=[.T263]-[.W263]" office:value-type="float" office:value="0" calcext:value-type="float">
            <text:p>0</text:p>
          </table:table-cell>
          <table:table-cell/>
          <table:table-cell office:value-type="float" office:value="15539" calcext:value-type="float">
            <text:p>15539</text:p>
          </table:table-cell>
          <table:table-cell table:number-columns-repeated="2"/>
          <table:table-cell office:value-type="float" office:value="15539" calcext:value-type="float">
            <text:p>15539</text:p>
          </table:table-cell>
          <table:table-cell table:formula="of:=[.Z263]-[.AC263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1972H00M00S" calcext:value-type="time">
            <text:p>1972:00:00</text:p>
          </table:table-cell>
          <table:table-cell office:value-type="float" office:value="7445.6" calcext:value-type="float">
            <text:p>7445.6</text:p>
          </table:table-cell>
          <table:table-cell table:number-columns-repeated="2"/>
          <table:table-cell office:value-type="float" office:value="7506.8333" calcext:value-type="float">
            <text:p>7506.8333</text:p>
          </table:table-cell>
          <table:table-cell table:formula="of:=[.B264]-[.E264]" office:value-type="float" office:value="-61.2332999999999" calcext:value-type="float">
            <text:p>-61.2333</text:p>
          </table:table-cell>
          <table:table-cell/>
          <table:table-cell office:value-type="float" office:value="7950" calcext:value-type="float">
            <text:p>7950</text:p>
          </table:table-cell>
          <table:table-cell table:formula="of:=[.E264]-[.H264]" office:value-type="float" office:value="-443.1667" calcext:value-type="float">
            <text:p>-443.1667</text:p>
          </table:table-cell>
          <table:table-cell/>
          <table:table-cell office:value-type="float" office:value="7950" calcext:value-type="float">
            <text:p>7950</text:p>
          </table:table-cell>
          <table:table-cell table:formula="of:=[.H264]-[.K264]" office:value-type="float" office:value="0" calcext:value-type="float">
            <text:p>0</text:p>
          </table:table-cell>
          <table:table-cell/>
          <table:table-cell office:value-type="float" office:value="7950" calcext:value-type="float">
            <text:p>7950</text:p>
          </table:table-cell>
          <table:table-cell table:formula="of:=[.K264]-[.N264]" office:value-type="float" office:value="0" calcext:value-type="float">
            <text:p>0</text:p>
          </table:table-cell>
          <table:table-cell/>
          <table:table-cell office:value-type="float" office:value="7950" calcext:value-type="float">
            <text:p>7950</text:p>
          </table:table-cell>
          <table:table-cell table:formula="of:=[.N264]-[.Q264]" office:value-type="float" office:value="0" calcext:value-type="float">
            <text:p>0</text:p>
          </table:table-cell>
          <table:table-cell/>
          <table:table-cell office:value-type="float" office:value="7950" calcext:value-type="float">
            <text:p>7950</text:p>
          </table:table-cell>
          <table:table-cell table:formula="of:=[.Q264]-[.T264]" office:value-type="float" office:value="0" calcext:value-type="float">
            <text:p>0</text:p>
          </table:table-cell>
          <table:table-cell/>
          <table:table-cell office:value-type="float" office:value="7950" calcext:value-type="float">
            <text:p>7950</text:p>
          </table:table-cell>
          <table:table-cell table:formula="of:=[.T264]-[.W264]" office:value-type="float" office:value="0" calcext:value-type="float">
            <text:p>0</text:p>
          </table:table-cell>
          <table:table-cell/>
          <table:table-cell office:value-type="float" office:value="7950" calcext:value-type="float">
            <text:p>7950</text:p>
          </table:table-cell>
          <table:table-cell table:number-columns-repeated="2"/>
          <table:table-cell office:value-type="float" office:value="7950" calcext:value-type="float">
            <text:p>7950</text:p>
          </table:table-cell>
          <table:table-cell table:formula="of:=[.Z264]-[.AC264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4575H00M00S" calcext:value-type="time">
            <text:p>4575:00:00</text:p>
          </table:table-cell>
          <table:table-cell office:value-type="float" office:value="16978.1574" calcext:value-type="float">
            <text:p>16978.1574</text:p>
          </table:table-cell>
          <table:table-cell table:number-columns-repeated="2"/>
          <table:table-cell office:value-type="float" office:value="17792.5125" calcext:value-type="float">
            <text:p>17792.5125</text:p>
          </table:table-cell>
          <table:table-cell table:formula="of:=[.B265]-[.E265]" office:value-type="float" office:value="-814.355100000001" calcext:value-type="float">
            <text:p>-814.3551</text:p>
          </table:table-cell>
          <table:table-cell/>
          <table:table-cell office:value-type="float" office:value="17679.6667" calcext:value-type="float">
            <text:p>17679.6667</text:p>
          </table:table-cell>
          <table:table-cell table:formula="of:=[.E265]-[.H265]" office:value-type="float" office:value="112.845799999999" calcext:value-type="float">
            <text:p>112.8458</text:p>
          </table:table-cell>
          <table:table-cell/>
          <table:table-cell office:value-type="float" office:value="18396.7857" calcext:value-type="float">
            <text:p>18396.7857</text:p>
          </table:table-cell>
          <table:table-cell table:formula="of:=[.H265]-[.K265]" office:value-type="float" office:value="-717.118999999999" calcext:value-type="float">
            <text:p>-717.119</text:p>
          </table:table-cell>
          <table:table-cell/>
          <table:table-cell office:value-type="float" office:value="18396.7857" calcext:value-type="float">
            <text:p>18396.7857</text:p>
          </table:table-cell>
          <table:table-cell table:formula="of:=[.K265]-[.N265]" office:value-type="float" office:value="0" calcext:value-type="float">
            <text:p>0</text:p>
          </table:table-cell>
          <table:table-cell/>
          <table:table-cell office:value-type="float" office:value="18396.7857" calcext:value-type="float">
            <text:p>18396.7857</text:p>
          </table:table-cell>
          <table:table-cell table:formula="of:=[.N265]-[.Q265]" office:value-type="float" office:value="0" calcext:value-type="float">
            <text:p>0</text:p>
          </table:table-cell>
          <table:table-cell/>
          <table:table-cell office:value-type="float" office:value="20126" calcext:value-type="float">
            <text:p>20126</text:p>
          </table:table-cell>
          <table:table-cell table:formula="of:=[.Q265]-[.T265]" office:value-type="float" office:value="-1729.2143" calcext:value-type="float">
            <text:p>-1729.2143</text:p>
          </table:table-cell>
          <table:table-cell/>
          <table:table-cell office:value-type="float" office:value="20126" calcext:value-type="float">
            <text:p>20126</text:p>
          </table:table-cell>
          <table:table-cell table:formula="of:=[.T265]-[.W265]" office:value-type="float" office:value="0" calcext:value-type="float">
            <text:p>0</text:p>
          </table:table-cell>
          <table:table-cell/>
          <table:table-cell office:value-type="float" office:value="20126" calcext:value-type="float">
            <text:p>20126</text:p>
          </table:table-cell>
          <table:table-cell table:number-columns-repeated="2"/>
          <table:table-cell office:value-type="float" office:value="20126" calcext:value-type="float">
            <text:p>20126</text:p>
          </table:table-cell>
          <table:table-cell table:formula="of:=[.Z265]-[.AC265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9770H00M00S" calcext:value-type="time">
            <text:p>9770:00:00</text:p>
          </table:table-cell>
          <table:table-cell office:value-type="float" office:value="13301.0151" calcext:value-type="float">
            <text:p>13301.0151</text:p>
          </table:table-cell>
          <table:table-cell table:number-columns-repeated="2"/>
          <table:table-cell office:value-type="float" office:value="14241.6473" calcext:value-type="float">
            <text:p>14241.6473</text:p>
          </table:table-cell>
          <table:table-cell table:formula="of:=[.B266]-[.E266]" office:value-type="float" office:value="-940.6322" calcext:value-type="float">
            <text:p>-940.6322</text:p>
          </table:table-cell>
          <table:table-cell/>
          <table:table-cell office:value-type="float" office:value="14491.6289" calcext:value-type="float">
            <text:p>14491.6289</text:p>
          </table:table-cell>
          <table:table-cell table:formula="of:=[.E266]-[.H266]" office:value-type="float" office:value="-249.981599999999" calcext:value-type="float">
            <text:p>-249.9816</text:p>
          </table:table-cell>
          <table:table-cell/>
          <table:table-cell office:value-type="float" office:value="15891.1545" calcext:value-type="float">
            <text:p>15891.1545</text:p>
          </table:table-cell>
          <table:table-cell table:formula="of:=[.H266]-[.K266]" office:value-type="float" office:value="-1399.5256" calcext:value-type="float">
            <text:p>-1399.5256</text:p>
          </table:table-cell>
          <table:table-cell/>
          <table:table-cell office:value-type="float" office:value="15891.1545" calcext:value-type="float">
            <text:p>15891.1545</text:p>
          </table:table-cell>
          <table:table-cell table:formula="of:=[.K266]-[.N266]" office:value-type="float" office:value="0" calcext:value-type="float">
            <text:p>0</text:p>
          </table:table-cell>
          <table:table-cell/>
          <table:table-cell office:value-type="float" office:value="15893.272" calcext:value-type="float">
            <text:p>15893.272</text:p>
          </table:table-cell>
          <table:table-cell table:formula="of:=[.N266]-[.Q266]" office:value-type="float" office:value="-2.11750000000029" calcext:value-type="float">
            <text:p>-2.1175</text:p>
          </table:table-cell>
          <table:table-cell/>
          <table:table-cell office:value-type="float" office:value="19468" calcext:value-type="float">
            <text:p>19468</text:p>
          </table:table-cell>
          <table:table-cell table:formula="of:=[.Q266]-[.T266]" office:value-type="float" office:value="-3574.728" calcext:value-type="float">
            <text:p>-3574.728</text:p>
          </table:table-cell>
          <table:table-cell/>
          <table:table-cell office:value-type="float" office:value="19468" calcext:value-type="float">
            <text:p>19468</text:p>
          </table:table-cell>
          <table:table-cell table:formula="of:=[.T266]-[.W266]" office:value-type="float" office:value="0" calcext:value-type="float">
            <text:p>0</text:p>
          </table:table-cell>
          <table:table-cell/>
          <table:table-cell office:value-type="float" office:value="19468" calcext:value-type="float">
            <text:p>19468</text:p>
          </table:table-cell>
          <table:table-cell table:number-columns-repeated="2"/>
          <table:table-cell office:value-type="float" office:value="19468" calcext:value-type="float">
            <text:p>19468</text:p>
          </table:table-cell>
          <table:table-cell table:formula="of:=[.Z266]-[.AC266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6082H00M00S" calcext:value-type="time">
            <text:p>6082:00:00</text:p>
          </table:table-cell>
          <table:table-cell office:value-type="float" office:value="18654.5781" calcext:value-type="float">
            <text:p>18654.5781</text:p>
          </table:table-cell>
          <table:table-cell table:number-columns-repeated="2"/>
          <table:table-cell office:value-type="float" office:value="19484.2575" calcext:value-type="float">
            <text:p>19484.2575</text:p>
          </table:table-cell>
          <table:table-cell table:formula="of:=[.B267]-[.E267]" office:value-type="float" office:value="-829.679400000001" calcext:value-type="float">
            <text:p>-829.6794</text:p>
          </table:table-cell>
          <table:table-cell/>
          <table:table-cell office:value-type="float" office:value="21180.5556" calcext:value-type="float">
            <text:p>21180.5556</text:p>
          </table:table-cell>
          <table:table-cell table:formula="of:=[.E267]-[.H267]" office:value-type="float" office:value="-1696.2981" calcext:value-type="float">
            <text:p>-1696.2981</text:p>
          </table:table-cell>
          <table:table-cell/>
          <table:table-cell office:value-type="float" office:value="21855.5" calcext:value-type="float">
            <text:p>21855.5</text:p>
          </table:table-cell>
          <table:table-cell table:formula="of:=[.H267]-[.K267]" office:value-type="float" office:value="-674.9444" calcext:value-type="float">
            <text:p>-674.9444</text:p>
          </table:table-cell>
          <table:table-cell/>
          <table:table-cell office:value-type="float" office:value="21855.5" calcext:value-type="float">
            <text:p>21855.5</text:p>
          </table:table-cell>
          <table:table-cell table:formula="of:=[.K267]-[.N267]" office:value-type="float" office:value="0" calcext:value-type="float">
            <text:p>0</text:p>
          </table:table-cell>
          <table:table-cell/>
          <table:table-cell office:value-type="float" office:value="21855.5" calcext:value-type="float">
            <text:p>21855.5</text:p>
          </table:table-cell>
          <table:table-cell table:formula="of:=[.N267]-[.Q267]" office:value-type="float" office:value="0" calcext:value-type="float">
            <text:p>0</text:p>
          </table:table-cell>
          <table:table-cell/>
          <table:table-cell office:value-type="float" office:value="22558" calcext:value-type="float">
            <text:p>22558</text:p>
          </table:table-cell>
          <table:table-cell table:formula="of:=[.Q267]-[.T267]" office:value-type="float" office:value="-702.5" calcext:value-type="float">
            <text:p>-702.5</text:p>
          </table:table-cell>
          <table:table-cell/>
          <table:table-cell office:value-type="float" office:value="22558" calcext:value-type="float">
            <text:p>22558</text:p>
          </table:table-cell>
          <table:table-cell table:formula="of:=[.T267]-[.W267]" office:value-type="float" office:value="0" calcext:value-type="float">
            <text:p>0</text:p>
          </table:table-cell>
          <table:table-cell/>
          <table:table-cell office:value-type="float" office:value="22558" calcext:value-type="float">
            <text:p>22558</text:p>
          </table:table-cell>
          <table:table-cell table:number-columns-repeated="2"/>
          <table:table-cell office:value-type="float" office:value="22558" calcext:value-type="float">
            <text:p>22558</text:p>
          </table:table-cell>
          <table:table-cell table:formula="of:=[.Z267]-[.AC267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1892H00M00S" calcext:value-type="time">
            <text:p>1892:00:00</text:p>
          </table:table-cell>
          <table:table-cell office:value-type="float" office:value="14653.1721" calcext:value-type="float">
            <text:p>14653.1721</text:p>
          </table:table-cell>
          <table:table-cell table:number-columns-repeated="2"/>
          <table:table-cell office:value-type="float" office:value="14935.8973" calcext:value-type="float">
            <text:p>14935.8973</text:p>
          </table:table-cell>
          <table:table-cell table:formula="of:=[.B268]-[.E268]" office:value-type="float" office:value="-282.725200000001" calcext:value-type="float">
            <text:p>-282.7252</text:p>
          </table:table-cell>
          <table:table-cell/>
          <table:table-cell office:value-type="float" office:value="15178.3371" calcext:value-type="float">
            <text:p>15178.3371</text:p>
          </table:table-cell>
          <table:table-cell table:formula="of:=[.E268]-[.H268]" office:value-type="float" office:value="-242.4398" calcext:value-type="float">
            <text:p>-242.4398</text:p>
          </table:table-cell>
          <table:table-cell/>
          <table:table-cell office:value-type="float" office:value="15249.0588" calcext:value-type="float">
            <text:p>15249.0588</text:p>
          </table:table-cell>
          <table:table-cell table:formula="of:=[.H268]-[.K268]" office:value-type="float" office:value="-70.7217000000001" calcext:value-type="float">
            <text:p>-70.7217</text:p>
          </table:table-cell>
          <table:table-cell/>
          <table:table-cell office:value-type="float" office:value="15249.0588" calcext:value-type="float">
            <text:p>15249.0588</text:p>
          </table:table-cell>
          <table:table-cell table:formula="of:=[.K268]-[.N268]" office:value-type="float" office:value="0" calcext:value-type="float">
            <text:p>0</text:p>
          </table:table-cell>
          <table:table-cell/>
          <table:table-cell office:value-type="float" office:value="15255.0824" calcext:value-type="float">
            <text:p>15255.0824</text:p>
          </table:table-cell>
          <table:table-cell table:formula="of:=[.N268]-[.Q268]" office:value-type="float" office:value="-6.02359999999862" calcext:value-type="float">
            <text:p>-6.0236</text:p>
          </table:table-cell>
          <table:table-cell/>
          <table:table-cell office:value-type="float" office:value="23430" calcext:value-type="float">
            <text:p>23430</text:p>
          </table:table-cell>
          <table:table-cell table:formula="of:=[.Q268]-[.T268]" office:value-type="float" office:value="-8174.9176" calcext:value-type="float">
            <text:p>-8174.9176</text:p>
          </table:table-cell>
          <table:table-cell/>
          <table:table-cell office:value-type="float" office:value="23430" calcext:value-type="float">
            <text:p>23430</text:p>
          </table:table-cell>
          <table:table-cell table:formula="of:=[.T268]-[.W268]" office:value-type="float" office:value="0" calcext:value-type="float">
            <text:p>0</text:p>
          </table:table-cell>
          <table:table-cell/>
          <table:table-cell office:value-type="float" office:value="23430" calcext:value-type="float">
            <text:p>23430</text:p>
          </table:table-cell>
          <table:table-cell table:number-columns-repeated="2"/>
          <table:table-cell office:value-type="float" office:value="23430" calcext:value-type="float">
            <text:p>23430</text:p>
          </table:table-cell>
          <table:table-cell table:formula="of:=[.Z268]-[.AC268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17606H00M00S" calcext:value-type="time">
            <text:p>17606:00:00</text:p>
          </table:table-cell>
          <table:table-cell office:value-type="float" office:value="15855.4291" calcext:value-type="float">
            <text:p>15855.4291</text:p>
          </table:table-cell>
          <table:table-cell table:number-columns-repeated="2"/>
          <table:table-cell office:value-type="float" office:value="15935.1" calcext:value-type="float">
            <text:p>15935.1</text:p>
          </table:table-cell>
          <table:table-cell table:formula="of:=[.B269]-[.E269]" office:value-type="float" office:value="-79.670900000001" calcext:value-type="float">
            <text:p>-79.6709</text:p>
          </table:table-cell>
          <table:table-cell/>
          <table:table-cell office:value-type="float" office:value="16784.8149" calcext:value-type="float">
            <text:p>16784.8149</text:p>
          </table:table-cell>
          <table:table-cell table:formula="of:=[.E269]-[.H269]" office:value-type="float" office:value="-849.714900000001" calcext:value-type="float">
            <text:p>-849.7149</text:p>
          </table:table-cell>
          <table:table-cell/>
          <table:table-cell office:value-type="float" office:value="16798.8143" calcext:value-type="float">
            <text:p>16798.8143</text:p>
          </table:table-cell>
          <table:table-cell table:formula="of:=[.H269]-[.K269]" office:value-type="float" office:value="-13.999399999997" calcext:value-type="float">
            <text:p>-13.9994</text:p>
          </table:table-cell>
          <table:table-cell/>
          <table:table-cell office:value-type="float" office:value="16798.8143" calcext:value-type="float">
            <text:p>16798.8143</text:p>
          </table:table-cell>
          <table:table-cell table:formula="of:=[.K269]-[.N269]" office:value-type="float" office:value="0" calcext:value-type="float">
            <text:p>0</text:p>
          </table:table-cell>
          <table:table-cell/>
          <table:table-cell office:value-type="float" office:value="16798.8143" calcext:value-type="float">
            <text:p>16798.8143</text:p>
          </table:table-cell>
          <table:table-cell table:formula="of:=[.N269]-[.Q269]" office:value-type="float" office:value="0" calcext:value-type="float">
            <text:p>0</text:p>
          </table:table-cell>
          <table:table-cell/>
          <table:table-cell office:value-type="float" office:value="21591" calcext:value-type="float">
            <text:p>21591</text:p>
          </table:table-cell>
          <table:table-cell table:formula="of:=[.Q269]-[.T269]" office:value-type="float" office:value="-4792.1857" calcext:value-type="float">
            <text:p>-4792.1857</text:p>
          </table:table-cell>
          <table:table-cell/>
          <table:table-cell office:value-type="float" office:value="21591" calcext:value-type="float">
            <text:p>21591</text:p>
          </table:table-cell>
          <table:table-cell table:formula="of:=[.T269]-[.W269]" office:value-type="float" office:value="0" calcext:value-type="float">
            <text:p>0</text:p>
          </table:table-cell>
          <table:table-cell/>
          <table:table-cell office:value-type="float" office:value="21591" calcext:value-type="float">
            <text:p>21591</text:p>
          </table:table-cell>
          <table:table-cell table:number-columns-repeated="2"/>
          <table:table-cell office:value-type="float" office:value="21591" calcext:value-type="float">
            <text:p>21591</text:p>
          </table:table-cell>
          <table:table-cell table:formula="of:=[.Z269]-[.AC269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15563H00M00S" calcext:value-type="time">
            <text:p>15563:00:00</text:p>
          </table:table-cell>
          <table:table-cell office:value-type="float" office:value="9474.7167" calcext:value-type="float">
            <text:p>9474.7167</text:p>
          </table:table-cell>
          <table:table-cell table:number-columns-repeated="2"/>
          <table:table-cell office:value-type="float" office:value="13222.8023" calcext:value-type="float">
            <text:p>13222.8023</text:p>
          </table:table-cell>
          <table:table-cell table:formula="of:=[.B270]-[.E270]" office:value-type="float" office:value="-3748.0856" calcext:value-type="float">
            <text:p>-3748.0856</text:p>
          </table:table-cell>
          <table:table-cell/>
          <table:table-cell office:value-type="float" office:value="10897.4488" calcext:value-type="float">
            <text:p>10897.4488</text:p>
          </table:table-cell>
          <table:table-cell table:formula="of:=[.E270]-[.H270]" office:value-type="float" office:value="2325.3535" calcext:value-type="float">
            <text:p>2325.3535</text:p>
          </table:table-cell>
          <table:table-cell/>
          <table:table-cell office:value-type="float" office:value="14486.8108" calcext:value-type="float">
            <text:p>14486.8108</text:p>
          </table:table-cell>
          <table:table-cell table:formula="of:=[.H270]-[.K270]" office:value-type="float" office:value="-3589.362" calcext:value-type="float">
            <text:p>-3589.362</text:p>
          </table:table-cell>
          <table:table-cell/>
          <table:table-cell office:value-type="float" office:value="14486.8108" calcext:value-type="float">
            <text:p>14486.8108</text:p>
          </table:table-cell>
          <table:table-cell table:formula="of:=[.K270]-[.N270]" office:value-type="float" office:value="0" calcext:value-type="float">
            <text:p>0</text:p>
          </table:table-cell>
          <table:table-cell/>
          <table:table-cell office:value-type="float" office:value="14500.187" calcext:value-type="float">
            <text:p>14500.187</text:p>
          </table:table-cell>
          <table:table-cell table:formula="of:=[.N270]-[.Q270]" office:value-type="float" office:value="-13.3762000000006" calcext:value-type="float">
            <text:p>-13.3762</text:p>
          </table:table-cell>
          <table:table-cell/>
          <table:table-cell office:value-type="float" office:value="19142.5" calcext:value-type="float">
            <text:p>19142.5</text:p>
          </table:table-cell>
          <table:table-cell table:formula="of:=[.Q270]-[.T270]" office:value-type="float" office:value="-4642.313" calcext:value-type="float">
            <text:p>-4642.313</text:p>
          </table:table-cell>
          <table:table-cell/>
          <table:table-cell office:value-type="float" office:value="19142.5" calcext:value-type="float">
            <text:p>19142.5</text:p>
          </table:table-cell>
          <table:table-cell table:formula="of:=[.T270]-[.W270]" office:value-type="float" office:value="0" calcext:value-type="float">
            <text:p>0</text:p>
          </table:table-cell>
          <table:table-cell/>
          <table:table-cell office:value-type="float" office:value="19342" calcext:value-type="float">
            <text:p>19342</text:p>
          </table:table-cell>
          <table:table-cell table:number-columns-repeated="2"/>
          <table:table-cell office:value-type="float" office:value="19342" calcext:value-type="float">
            <text:p>19342</text:p>
          </table:table-cell>
          <table:table-cell table:formula="of:=[.Z270]-[.AC270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14418H00M00S" calcext:value-type="time">
            <text:p>14418:00:00</text:p>
          </table:table-cell>
          <table:table-cell office:value-type="float" office:value="18437.3624" calcext:value-type="float">
            <text:p>18437.3624</text:p>
          </table:table-cell>
          <table:table-cell table:number-columns-repeated="2"/>
          <table:table-cell office:value-type="float" office:value="19149.2202" calcext:value-type="float">
            <text:p>19149.2202</text:p>
          </table:table-cell>
          <table:table-cell table:formula="of:=[.B271]-[.E271]" office:value-type="float" office:value="-711.857799999998" calcext:value-type="float">
            <text:p>-711.8578</text:p>
          </table:table-cell>
          <table:table-cell/>
          <table:table-cell office:value-type="float" office:value="19623.3276" calcext:value-type="float">
            <text:p>19623.3276</text:p>
          </table:table-cell>
          <table:table-cell table:formula="of:=[.E271]-[.H271]" office:value-type="float" office:value="-474.107400000001" calcext:value-type="float">
            <text:p>-474.1074</text:p>
          </table:table-cell>
          <table:table-cell/>
          <table:table-cell office:value-type="float" office:value="20053.7645" calcext:value-type="float">
            <text:p>20053.7645</text:p>
          </table:table-cell>
          <table:table-cell table:formula="of:=[.H271]-[.K271]" office:value-type="float" office:value="-430.436900000001" calcext:value-type="float">
            <text:p>-430.4369</text:p>
          </table:table-cell>
          <table:table-cell/>
          <table:table-cell office:value-type="float" office:value="20053.7645" calcext:value-type="float">
            <text:p>20053.7645</text:p>
          </table:table-cell>
          <table:table-cell table:formula="of:=[.K271]-[.N271]" office:value-type="float" office:value="0" calcext:value-type="float">
            <text:p>0</text:p>
          </table:table-cell>
          <table:table-cell/>
          <table:table-cell office:value-type="float" office:value="20053.7645" calcext:value-type="float">
            <text:p>20053.7645</text:p>
          </table:table-cell>
          <table:table-cell table:formula="of:=[.N271]-[.Q271]" office:value-type="float" office:value="0" calcext:value-type="float">
            <text:p>0</text:p>
          </table:table-cell>
          <table:table-cell/>
          <table:table-cell office:value-type="float" office:value="26008" calcext:value-type="float">
            <text:p>26008</text:p>
          </table:table-cell>
          <table:table-cell table:formula="of:=[.Q271]-[.T271]" office:value-type="float" office:value="-5954.2355" calcext:value-type="float">
            <text:p>-5954.2355</text:p>
          </table:table-cell>
          <table:table-cell/>
          <table:table-cell office:value-type="float" office:value="26008" calcext:value-type="float">
            <text:p>26008</text:p>
          </table:table-cell>
          <table:table-cell table:formula="of:=[.T271]-[.W271]" office:value-type="float" office:value="0" calcext:value-type="float">
            <text:p>0</text:p>
          </table:table-cell>
          <table:table-cell/>
          <table:table-cell office:value-type="float" office:value="26008" calcext:value-type="float">
            <text:p>26008</text:p>
          </table:table-cell>
          <table:table-cell table:number-columns-repeated="2"/>
          <table:table-cell office:value-type="float" office:value="26008" calcext:value-type="float">
            <text:p>26008</text:p>
          </table:table-cell>
          <table:table-cell table:formula="of:=[.Z271]-[.AC271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12867H00M00S" calcext:value-type="time">
            <text:p>12867:00:00</text:p>
          </table:table-cell>
          <table:table-cell office:value-type="float" office:value="13852.0872" calcext:value-type="float">
            <text:p>13852.0872</text:p>
          </table:table-cell>
          <table:table-cell table:number-columns-repeated="2"/>
          <table:table-cell office:value-type="float" office:value="14176.7736" calcext:value-type="float">
            <text:p>14176.7736</text:p>
          </table:table-cell>
          <table:table-cell table:formula="of:=[.B272]-[.E272]" office:value-type="float" office:value="-324.6864" calcext:value-type="float">
            <text:p>-324.6864</text:p>
          </table:table-cell>
          <table:table-cell/>
          <table:table-cell office:value-type="float" office:value="15118.6276" calcext:value-type="float">
            <text:p>15118.6276</text:p>
          </table:table-cell>
          <table:table-cell table:formula="of:=[.E272]-[.H272]" office:value-type="float" office:value="-941.853999999999" calcext:value-type="float">
            <text:p>-941.854</text:p>
          </table:table-cell>
          <table:table-cell/>
          <table:table-cell office:value-type="float" office:value="15339.9583" calcext:value-type="float">
            <text:p>15339.9583</text:p>
          </table:table-cell>
          <table:table-cell table:formula="of:=[.H272]-[.K272]" office:value-type="float" office:value="-221.3307" calcext:value-type="float">
            <text:p>-221.3307</text:p>
          </table:table-cell>
          <table:table-cell/>
          <table:table-cell office:value-type="float" office:value="15339.9583" calcext:value-type="float">
            <text:p>15339.9583</text:p>
          </table:table-cell>
          <table:table-cell table:formula="of:=[.K272]-[.N272]" office:value-type="float" office:value="0" calcext:value-type="float">
            <text:p>0</text:p>
          </table:table-cell>
          <table:table-cell/>
          <table:table-cell office:value-type="float" office:value="15339.9583" calcext:value-type="float">
            <text:p>15339.9583</text:p>
          </table:table-cell>
          <table:table-cell table:formula="of:=[.N272]-[.Q272]" office:value-type="float" office:value="0" calcext:value-type="float">
            <text:p>0</text:p>
          </table:table-cell>
          <table:table-cell/>
          <table:table-cell office:value-type="float" office:value="19128" calcext:value-type="float">
            <text:p>19128</text:p>
          </table:table-cell>
          <table:table-cell table:formula="of:=[.Q272]-[.T272]" office:value-type="float" office:value="-3788.0417" calcext:value-type="float">
            <text:p>-3788.0417</text:p>
          </table:table-cell>
          <table:table-cell/>
          <table:table-cell office:value-type="float" office:value="19128" calcext:value-type="float">
            <text:p>19128</text:p>
          </table:table-cell>
          <table:table-cell table:formula="of:=[.T272]-[.W272]" office:value-type="float" office:value="0" calcext:value-type="float">
            <text:p>0</text:p>
          </table:table-cell>
          <table:table-cell/>
          <table:table-cell office:value-type="float" office:value="19128" calcext:value-type="float">
            <text:p>19128</text:p>
          </table:table-cell>
          <table:table-cell table:number-columns-repeated="2"/>
          <table:table-cell office:value-type="float" office:value="19128" calcext:value-type="float">
            <text:p>19128</text:p>
          </table:table-cell>
          <table:table-cell table:formula="of:=[.Z272]-[.AC272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28721H00M00S" calcext:value-type="time">
            <text:p>28721:00:00</text:p>
          </table:table-cell>
          <table:table-cell office:value-type="float" office:value="12194.5418" calcext:value-type="float">
            <text:p>12194.5418</text:p>
          </table:table-cell>
          <table:table-cell table:number-columns-repeated="2"/>
          <table:table-cell office:value-type="float" office:value="13439.7198" calcext:value-type="float">
            <text:p>13439.7198</text:p>
          </table:table-cell>
          <table:table-cell table:formula="of:=[.B273]-[.E273]" office:value-type="float" office:value="-1245.178" calcext:value-type="float">
            <text:p>-1245.178</text:p>
          </table:table-cell>
          <table:table-cell/>
          <table:table-cell office:value-type="float" office:value="13517.1706" calcext:value-type="float">
            <text:p>13517.1706</text:p>
          </table:table-cell>
          <table:table-cell table:formula="of:=[.E273]-[.H273]" office:value-type="float" office:value="-77.4507999999987" calcext:value-type="float">
            <text:p>-77.4508</text:p>
          </table:table-cell>
          <table:table-cell/>
          <table:table-cell office:value-type="float" office:value="14429.3333" calcext:value-type="float">
            <text:p>14429.3333</text:p>
          </table:table-cell>
          <table:table-cell table:formula="of:=[.H273]-[.K273]" office:value-type="float" office:value="-912.162700000001" calcext:value-type="float">
            <text:p>-912.1627</text:p>
          </table:table-cell>
          <table:table-cell/>
          <table:table-cell office:value-type="float" office:value="14429.3333" calcext:value-type="float">
            <text:p>14429.3333</text:p>
          </table:table-cell>
          <table:table-cell table:formula="of:=[.K273]-[.N273]" office:value-type="float" office:value="0" calcext:value-type="float">
            <text:p>0</text:p>
          </table:table-cell>
          <table:table-cell/>
          <table:table-cell office:value-type="float" office:value="14429.3333" calcext:value-type="float">
            <text:p>14429.3333</text:p>
          </table:table-cell>
          <table:table-cell table:formula="of:=[.N273]-[.Q273]" office:value-type="float" office:value="0" calcext:value-type="float">
            <text:p>0</text:p>
          </table:table-cell>
          <table:table-cell/>
          <table:table-cell office:value-type="float" office:value="15702" calcext:value-type="float">
            <text:p>15702</text:p>
          </table:table-cell>
          <table:table-cell table:formula="of:=[.Q273]-[.T273]" office:value-type="float" office:value="-1272.6667" calcext:value-type="float">
            <text:p>-1272.6667</text:p>
          </table:table-cell>
          <table:table-cell/>
          <table:table-cell office:value-type="float" office:value="15702" calcext:value-type="float">
            <text:p>15702</text:p>
          </table:table-cell>
          <table:table-cell table:formula="of:=[.T273]-[.W273]" office:value-type="float" office:value="0" calcext:value-type="float">
            <text:p>0</text:p>
          </table:table-cell>
          <table:table-cell/>
          <table:table-cell office:value-type="float" office:value="15702" calcext:value-type="float">
            <text:p>15702</text:p>
          </table:table-cell>
          <table:table-cell table:number-columns-repeated="2"/>
          <table:table-cell office:value-type="float" office:value="15702" calcext:value-type="float">
            <text:p>15702</text:p>
          </table:table-cell>
          <table:table-cell table:formula="of:=[.Z273]-[.AC273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48503H00M00S" calcext:value-type="time">
            <text:p>48503:00:00</text:p>
          </table:table-cell>
          <table:table-cell office:value-type="float" office:value="17210.9621" calcext:value-type="float">
            <text:p>17210.9621</text:p>
          </table:table-cell>
          <table:table-cell table:number-columns-repeated="2"/>
          <table:table-cell office:value-type="float" office:value="18676.5" calcext:value-type="float">
            <text:p>18676.5</text:p>
          </table:table-cell>
          <table:table-cell table:formula="of:=[.B274]-[.E274]" office:value-type="float" office:value="-1465.5379" calcext:value-type="float">
            <text:p>-1465.5379</text:p>
          </table:table-cell>
          <table:table-cell/>
          <table:table-cell office:value-type="float" office:value="18608.4867" calcext:value-type="float">
            <text:p>18608.4867</text:p>
          </table:table-cell>
          <table:table-cell table:formula="of:=[.E274]-[.H274]" office:value-type="float" office:value="68.0132999999987" calcext:value-type="float">
            <text:p>68.0133</text:p>
          </table:table-cell>
          <table:table-cell/>
          <table:table-cell office:value-type="float" office:value="19508.5" calcext:value-type="float">
            <text:p>19508.5</text:p>
          </table:table-cell>
          <table:table-cell table:formula="of:=[.H274]-[.K274]" office:value-type="float" office:value="-900.013299999999" calcext:value-type="float">
            <text:p>-900.0133</text:p>
          </table:table-cell>
          <table:table-cell/>
          <table:table-cell office:value-type="float" office:value="19508.5" calcext:value-type="float">
            <text:p>19508.5</text:p>
          </table:table-cell>
          <table:table-cell table:formula="of:=[.K274]-[.N274]" office:value-type="float" office:value="0" calcext:value-type="float">
            <text:p>0</text:p>
          </table:table-cell>
          <table:table-cell/>
          <table:table-cell office:value-type="float" office:value="19508.5" calcext:value-type="float">
            <text:p>19508.5</text:p>
          </table:table-cell>
          <table:table-cell table:formula="of:=[.N274]-[.Q274]" office:value-type="float" office:value="0" calcext:value-type="float">
            <text:p>0</text:p>
          </table:table-cell>
          <table:table-cell/>
          <table:table-cell office:value-type="float" office:value="26537" calcext:value-type="float">
            <text:p>26537</text:p>
          </table:table-cell>
          <table:table-cell table:formula="of:=[.Q274]-[.T274]" office:value-type="float" office:value="-7028.5" calcext:value-type="float">
            <text:p>-7028.5</text:p>
          </table:table-cell>
          <table:table-cell/>
          <table:table-cell office:value-type="float" office:value="26537" calcext:value-type="float">
            <text:p>26537</text:p>
          </table:table-cell>
          <table:table-cell table:formula="of:=[.T274]-[.W274]" office:value-type="float" office:value="0" calcext:value-type="float">
            <text:p>0</text:p>
          </table:table-cell>
          <table:table-cell/>
          <table:table-cell office:value-type="float" office:value="26537" calcext:value-type="float">
            <text:p>26537</text:p>
          </table:table-cell>
          <table:table-cell table:number-columns-repeated="2"/>
          <table:table-cell office:value-type="float" office:value="26537" calcext:value-type="float">
            <text:p>26537</text:p>
          </table:table-cell>
          <table:table-cell table:formula="of:=[.Z274]-[.AC274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28350H00M00S" calcext:value-type="time">
            <text:p>28350:00:00</text:p>
          </table:table-cell>
          <table:table-cell office:value-type="float" office:value="11346.2605" calcext:value-type="float">
            <text:p>11346.2605</text:p>
          </table:table-cell>
          <table:table-cell table:number-columns-repeated="2"/>
          <table:table-cell office:value-type="float" office:value="12420.1203" calcext:value-type="float">
            <text:p>12420.1203</text:p>
          </table:table-cell>
          <table:table-cell table:formula="of:=[.B275]-[.E275]" office:value-type="float" office:value="-1073.8598" calcext:value-type="float">
            <text:p>-1073.8598</text:p>
          </table:table-cell>
          <table:table-cell/>
          <table:table-cell office:value-type="float" office:value="12508.2813" calcext:value-type="float">
            <text:p>12508.2813</text:p>
          </table:table-cell>
          <table:table-cell table:formula="of:=[.E275]-[.H275]" office:value-type="float" office:value="-88.1610000000001" calcext:value-type="float">
            <text:p>-88.161</text:p>
          </table:table-cell>
          <table:table-cell/>
          <table:table-cell office:value-type="float" office:value="13364.2143" calcext:value-type="float">
            <text:p>13364.2143</text:p>
          </table:table-cell>
          <table:table-cell table:formula="of:=[.H275]-[.K275]" office:value-type="float" office:value="-855.932999999999" calcext:value-type="float">
            <text:p>-855.933</text:p>
          </table:table-cell>
          <table:table-cell/>
          <table:table-cell office:value-type="float" office:value="13364.2143" calcext:value-type="float">
            <text:p>13364.2143</text:p>
          </table:table-cell>
          <table:table-cell table:formula="of:=[.K275]-[.N275]" office:value-type="float" office:value="0" calcext:value-type="float">
            <text:p>0</text:p>
          </table:table-cell>
          <table:table-cell/>
          <table:table-cell office:value-type="float" office:value="13366.6964" calcext:value-type="float">
            <text:p>13366.6964</text:p>
          </table:table-cell>
          <table:table-cell table:formula="of:=[.N275]-[.Q275]" office:value-type="float" office:value="-2.48210000000108" calcext:value-type="float">
            <text:p>-2.4821</text:p>
          </table:table-cell>
          <table:table-cell/>
          <table:table-cell office:value-type="float" office:value="16102" calcext:value-type="float">
            <text:p>16102</text:p>
          </table:table-cell>
          <table:table-cell table:formula="of:=[.Q275]-[.T275]" office:value-type="float" office:value="-2735.3036" calcext:value-type="float">
            <text:p>-2735.3036</text:p>
          </table:table-cell>
          <table:table-cell/>
          <table:table-cell office:value-type="float" office:value="16102" calcext:value-type="float">
            <text:p>16102</text:p>
          </table:table-cell>
          <table:table-cell table:formula="of:=[.T275]-[.W275]" office:value-type="float" office:value="0" calcext:value-type="float">
            <text:p>0</text:p>
          </table:table-cell>
          <table:table-cell/>
          <table:table-cell office:value-type="float" office:value="16102" calcext:value-type="float">
            <text:p>16102</text:p>
          </table:table-cell>
          <table:table-cell table:number-columns-repeated="2"/>
          <table:table-cell office:value-type="float" office:value="16102" calcext:value-type="float">
            <text:p>16102</text:p>
          </table:table-cell>
          <table:table-cell table:formula="of:=[.Z275]-[.AC275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27337H00M00S" calcext:value-type="time">
            <text:p>27337:00:00</text:p>
          </table:table-cell>
          <table:table-cell office:value-type="float" office:value="16568.5711" calcext:value-type="float">
            <text:p>16568.5711</text:p>
          </table:table-cell>
          <table:table-cell table:number-columns-repeated="2"/>
          <table:table-cell office:value-type="float" office:value="18173.827" calcext:value-type="float">
            <text:p>18173.827</text:p>
          </table:table-cell>
          <table:table-cell table:formula="of:=[.B276]-[.E276]" office:value-type="float" office:value="-1605.2559" calcext:value-type="float">
            <text:p>-1605.2559</text:p>
          </table:table-cell>
          <table:table-cell/>
          <table:table-cell office:value-type="float" office:value="18554.5437" calcext:value-type="float">
            <text:p>18554.5437</text:p>
          </table:table-cell>
          <table:table-cell table:formula="of:=[.E276]-[.H276]" office:value-type="float" office:value="-380.716699999997" calcext:value-type="float">
            <text:p>-380.7167</text:p>
          </table:table-cell>
          <table:table-cell/>
          <table:table-cell office:value-type="float" office:value="19868.4983" calcext:value-type="float">
            <text:p>19868.4983</text:p>
          </table:table-cell>
          <table:table-cell table:formula="of:=[.H276]-[.K276]" office:value-type="float" office:value="-1313.9546" calcext:value-type="float">
            <text:p>-1313.9546</text:p>
          </table:table-cell>
          <table:table-cell/>
          <table:table-cell office:value-type="float" office:value="19868.4983" calcext:value-type="float">
            <text:p>19868.4983</text:p>
          </table:table-cell>
          <table:table-cell table:formula="of:=[.K276]-[.N276]" office:value-type="float" office:value="0" calcext:value-type="float">
            <text:p>0</text:p>
          </table:table-cell>
          <table:table-cell/>
          <table:table-cell office:value-type="float" office:value="19870.224" calcext:value-type="float">
            <text:p>19870.224</text:p>
          </table:table-cell>
          <table:table-cell table:formula="of:=[.N276]-[.Q276]" office:value-type="float" office:value="-1.72569999999905" calcext:value-type="float">
            <text:p>-1.7257</text:p>
          </table:table-cell>
          <table:table-cell/>
          <table:table-cell office:value-type="float" office:value="26492" calcext:value-type="float">
            <text:p>26492</text:p>
          </table:table-cell>
          <table:table-cell table:formula="of:=[.Q276]-[.T276]" office:value-type="float" office:value="-6621.776" calcext:value-type="float">
            <text:p>-6621.776</text:p>
          </table:table-cell>
          <table:table-cell/>
          <table:table-cell office:value-type="float" office:value="26492" calcext:value-type="float">
            <text:p>26492</text:p>
          </table:table-cell>
          <table:table-cell table:formula="of:=[.T276]-[.W276]" office:value-type="float" office:value="0" calcext:value-type="float">
            <text:p>0</text:p>
          </table:table-cell>
          <table:table-cell/>
          <table:table-cell office:value-type="float" office:value="26492" calcext:value-type="float">
            <text:p>26492</text:p>
          </table:table-cell>
          <table:table-cell table:number-columns-repeated="2"/>
          <table:table-cell office:value-type="float" office:value="26492" calcext:value-type="float">
            <text:p>26492</text:p>
          </table:table-cell>
          <table:table-cell table:formula="of:=[.Z276]-[.AC276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9658H00M00S" calcext:value-type="time">
            <text:p>9658:00:00</text:p>
          </table:table-cell>
          <table:table-cell office:value-type="float" office:value="15144.8992" calcext:value-type="float">
            <text:p>15144.8992</text:p>
          </table:table-cell>
          <table:table-cell table:number-columns-repeated="2"/>
          <table:table-cell office:value-type="float" office:value="16460.3311" calcext:value-type="float">
            <text:p>16460.3311</text:p>
          </table:table-cell>
          <table:table-cell table:formula="of:=[.B277]-[.E277]" office:value-type="float" office:value="-1315.4319" calcext:value-type="float">
            <text:p>-1315.4319</text:p>
          </table:table-cell>
          <table:table-cell/>
          <table:table-cell office:value-type="float" office:value="16806.3083" calcext:value-type="float">
            <text:p>16806.3083</text:p>
          </table:table-cell>
          <table:table-cell table:formula="of:=[.E277]-[.H277]" office:value-type="float" office:value="-345.977200000001" calcext:value-type="float">
            <text:p>-345.9772</text:p>
          </table:table-cell>
          <table:table-cell/>
          <table:table-cell office:value-type="float" office:value="18289" calcext:value-type="float">
            <text:p>18289</text:p>
          </table:table-cell>
          <table:table-cell table:formula="of:=[.H277]-[.K277]" office:value-type="float" office:value="-1482.6917" calcext:value-type="float">
            <text:p>-1482.6917</text:p>
          </table:table-cell>
          <table:table-cell/>
          <table:table-cell office:value-type="float" office:value="18289" calcext:value-type="float">
            <text:p>18289</text:p>
          </table:table-cell>
          <table:table-cell table:formula="of:=[.K277]-[.N277]" office:value-type="float" office:value="0" calcext:value-type="float">
            <text:p>0</text:p>
          </table:table-cell>
          <table:table-cell/>
          <table:table-cell office:value-type="float" office:value="18289" calcext:value-type="float">
            <text:p>18289</text:p>
          </table:table-cell>
          <table:table-cell table:formula="of:=[.N277]-[.Q277]" office:value-type="float" office:value="0" calcext:value-type="float">
            <text:p>0</text:p>
          </table:table-cell>
          <table:table-cell/>
          <table:table-cell office:value-type="float" office:value="21469" calcext:value-type="float">
            <text:p>21469</text:p>
          </table:table-cell>
          <table:table-cell table:formula="of:=[.Q277]-[.T277]" office:value-type="float" office:value="-3180" calcext:value-type="float">
            <text:p>-3180</text:p>
          </table:table-cell>
          <table:table-cell/>
          <table:table-cell office:value-type="float" office:value="21469" calcext:value-type="float">
            <text:p>21469</text:p>
          </table:table-cell>
          <table:table-cell table:formula="of:=[.T277]-[.W277]" office:value-type="float" office:value="0" calcext:value-type="float">
            <text:p>0</text:p>
          </table:table-cell>
          <table:table-cell/>
          <table:table-cell office:value-type="float" office:value="21469" calcext:value-type="float">
            <text:p>21469</text:p>
          </table:table-cell>
          <table:table-cell table:number-columns-repeated="2"/>
          <table:table-cell office:value-type="float" office:value="21469" calcext:value-type="float">
            <text:p>21469</text:p>
          </table:table-cell>
          <table:table-cell table:formula="of:=[.Z277]-[.AC277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24307H00M00S" calcext:value-type="time">
            <text:p>24307:00:00</text:p>
          </table:table-cell>
          <table:table-cell office:value-type="float" office:value="17843.3968" calcext:value-type="float">
            <text:p>17843.3968</text:p>
          </table:table-cell>
          <table:table-cell table:number-columns-repeated="2"/>
          <table:table-cell office:value-type="float" office:value="20541.3606" calcext:value-type="float">
            <text:p>20541.3606</text:p>
          </table:table-cell>
          <table:table-cell table:formula="of:=[.B278]-[.E278]" office:value-type="float" office:value="-2697.9638" calcext:value-type="float">
            <text:p>-2697.9638</text:p>
          </table:table-cell>
          <table:table-cell/>
          <table:table-cell office:value-type="float" office:value="19806.0271" calcext:value-type="float">
            <text:p>19806.0271</text:p>
          </table:table-cell>
          <table:table-cell table:formula="of:=[.E278]-[.H278]" office:value-type="float" office:value="735.333500000001" calcext:value-type="float">
            <text:p>735.3335</text:p>
          </table:table-cell>
          <table:table-cell/>
          <table:table-cell office:value-type="float" office:value="22643.5595" calcext:value-type="float">
            <text:p>22643.5595</text:p>
          </table:table-cell>
          <table:table-cell table:formula="of:=[.H278]-[.K278]" office:value-type="float" office:value="-2837.5324" calcext:value-type="float">
            <text:p>-2837.5324</text:p>
          </table:table-cell>
          <table:table-cell/>
          <table:table-cell office:value-type="float" office:value="22643.5595" calcext:value-type="float">
            <text:p>22643.5595</text:p>
          </table:table-cell>
          <table:table-cell table:formula="of:=[.K278]-[.N278]" office:value-type="float" office:value="0" calcext:value-type="float">
            <text:p>0</text:p>
          </table:table-cell>
          <table:table-cell/>
          <table:table-cell office:value-type="float" office:value="22643.8371" calcext:value-type="float">
            <text:p>22643.8371</text:p>
          </table:table-cell>
          <table:table-cell table:formula="of:=[.N278]-[.Q278]" office:value-type="float" office:value="-0.277600000001257" calcext:value-type="float">
            <text:p>-0.2776</text:p>
          </table:table-cell>
          <table:table-cell/>
          <table:table-cell office:value-type="float" office:value="27138" calcext:value-type="float">
            <text:p>27138</text:p>
          </table:table-cell>
          <table:table-cell table:formula="of:=[.Q278]-[.T278]" office:value-type="float" office:value="-4494.1629" calcext:value-type="float">
            <text:p>-4494.1629</text:p>
          </table:table-cell>
          <table:table-cell/>
          <table:table-cell office:value-type="float" office:value="27138" calcext:value-type="float">
            <text:p>27138</text:p>
          </table:table-cell>
          <table:table-cell table:formula="of:=[.T278]-[.W278]" office:value-type="float" office:value="0" calcext:value-type="float">
            <text:p>0</text:p>
          </table:table-cell>
          <table:table-cell/>
          <table:table-cell office:value-type="float" office:value="27138" calcext:value-type="float">
            <text:p>27138</text:p>
          </table:table-cell>
          <table:table-cell table:number-columns-repeated="2"/>
          <table:table-cell office:value-type="float" office:value="27138" calcext:value-type="float">
            <text:p>27138</text:p>
          </table:table-cell>
          <table:table-cell table:formula="of:=[.Z278]-[.AC278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1885H00M00S" calcext:value-type="time">
            <text:p>1885:00:00</text:p>
          </table:table-cell>
          <table:table-cell office:value-type="float" office:value="16882.7132" calcext:value-type="float">
            <text:p>16882.7132</text:p>
          </table:table-cell>
          <table:table-cell table:number-columns-repeated="2"/>
          <table:table-cell office:value-type="float" office:value="17342.6806" calcext:value-type="float">
            <text:p>17342.6806</text:p>
          </table:table-cell>
          <table:table-cell table:formula="of:=[.B279]-[.E279]" office:value-type="float" office:value="-459.967400000001" calcext:value-type="float">
            <text:p>-459.9674</text:p>
          </table:table-cell>
          <table:table-cell/>
          <table:table-cell office:value-type="float" office:value="18648.7901" calcext:value-type="float">
            <text:p>18648.7901</text:p>
          </table:table-cell>
          <table:table-cell table:formula="of:=[.E279]-[.H279]" office:value-type="float" office:value="-1306.1095" calcext:value-type="float">
            <text:p>-1306.1095</text:p>
          </table:table-cell>
          <table:table-cell/>
          <table:table-cell office:value-type="float" office:value="19063" calcext:value-type="float">
            <text:p>19063</text:p>
          </table:table-cell>
          <table:table-cell table:formula="of:=[.H279]-[.K279]" office:value-type="float" office:value="-414.209900000002" calcext:value-type="float">
            <text:p>-414.2099</text:p>
          </table:table-cell>
          <table:table-cell/>
          <table:table-cell office:value-type="float" office:value="19063" calcext:value-type="float">
            <text:p>19063</text:p>
          </table:table-cell>
          <table:table-cell table:formula="of:=[.K279]-[.N279]" office:value-type="float" office:value="0" calcext:value-type="float">
            <text:p>0</text:p>
          </table:table-cell>
          <table:table-cell/>
          <table:table-cell office:value-type="float" office:value="19063" calcext:value-type="float">
            <text:p>19063</text:p>
          </table:table-cell>
          <table:table-cell table:formula="of:=[.N279]-[.Q279]" office:value-type="float" office:value="0" calcext:value-type="float">
            <text:p>0</text:p>
          </table:table-cell>
          <table:table-cell/>
          <table:table-cell office:value-type="float" office:value="22846" calcext:value-type="float">
            <text:p>22846</text:p>
          </table:table-cell>
          <table:table-cell table:formula="of:=[.Q279]-[.T279]" office:value-type="float" office:value="-3783" calcext:value-type="float">
            <text:p>-3783</text:p>
          </table:table-cell>
          <table:table-cell/>
          <table:table-cell office:value-type="float" office:value="22846" calcext:value-type="float">
            <text:p>22846</text:p>
          </table:table-cell>
          <table:table-cell table:formula="of:=[.T279]-[.W279]" office:value-type="float" office:value="0" calcext:value-type="float">
            <text:p>0</text:p>
          </table:table-cell>
          <table:table-cell/>
          <table:table-cell office:value-type="float" office:value="22846" calcext:value-type="float">
            <text:p>22846</text:p>
          </table:table-cell>
          <table:table-cell table:number-columns-repeated="2"/>
          <table:table-cell office:value-type="float" office:value="22846" calcext:value-type="float">
            <text:p>22846</text:p>
          </table:table-cell>
          <table:table-cell table:formula="of:=[.Z279]-[.AC279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43075H00M00S" calcext:value-type="time">
            <text:p>43075:00:00</text:p>
          </table:table-cell>
          <table:table-cell office:value-type="float" office:value="21365.9278" calcext:value-type="float">
            <text:p>21365.9278</text:p>
          </table:table-cell>
          <table:table-cell table:number-columns-repeated="2"/>
          <table:table-cell office:value-type="float" office:value="22978.7629" calcext:value-type="float">
            <text:p>22978.7629</text:p>
          </table:table-cell>
          <table:table-cell table:formula="of:=[.B280]-[.E280]" office:value-type="float" office:value="-1612.8351" calcext:value-type="float">
            <text:p>-1612.8351</text:p>
          </table:table-cell>
          <table:table-cell/>
          <table:table-cell office:value-type="float" office:value="22529.7287" calcext:value-type="float">
            <text:p>22529.7287</text:p>
          </table:table-cell>
          <table:table-cell table:formula="of:=[.E280]-[.H280]" office:value-type="float" office:value="449.034200000002" calcext:value-type="float">
            <text:p>449.0342</text:p>
          </table:table-cell>
          <table:table-cell/>
          <table:table-cell office:value-type="float" office:value="23981.2579" calcext:value-type="float">
            <text:p>23981.2579</text:p>
          </table:table-cell>
          <table:table-cell table:formula="of:=[.H280]-[.K280]" office:value-type="float" office:value="-1451.5292" calcext:value-type="float">
            <text:p>-1451.5292</text:p>
          </table:table-cell>
          <table:table-cell/>
          <table:table-cell office:value-type="float" office:value="23981.2579" calcext:value-type="float">
            <text:p>23981.2579</text:p>
          </table:table-cell>
          <table:table-cell table:formula="of:=[.K280]-[.N280]" office:value-type="float" office:value="0" calcext:value-type="float">
            <text:p>0</text:p>
          </table:table-cell>
          <table:table-cell/>
          <table:table-cell office:value-type="float" office:value="23987.6848" calcext:value-type="float">
            <text:p>23987.6848</text:p>
          </table:table-cell>
          <table:table-cell table:formula="of:=[.N280]-[.Q280]" office:value-type="float" office:value="-6.42689999999857" calcext:value-type="float">
            <text:p>-6.4269</text:p>
          </table:table-cell>
          <table:table-cell/>
          <table:table-cell office:value-type="float" office:value="33767" calcext:value-type="float">
            <text:p>33767</text:p>
          </table:table-cell>
          <table:table-cell table:formula="of:=[.Q280]-[.T280]" office:value-type="float" office:value="-9779.3152" calcext:value-type="float">
            <text:p>-9779.3152</text:p>
          </table:table-cell>
          <table:table-cell/>
          <table:table-cell office:value-type="float" office:value="33767" calcext:value-type="float">
            <text:p>33767</text:p>
          </table:table-cell>
          <table:table-cell table:formula="of:=[.T280]-[.W280]" office:value-type="float" office:value="0" calcext:value-type="float">
            <text:p>0</text:p>
          </table:table-cell>
          <table:table-cell/>
          <table:table-cell office:value-type="float" office:value="33767" calcext:value-type="float">
            <text:p>33767</text:p>
          </table:table-cell>
          <table:table-cell table:number-columns-repeated="2"/>
          <table:table-cell office:value-type="float" office:value="33767" calcext:value-type="float">
            <text:p>33767</text:p>
          </table:table-cell>
          <table:table-cell table:formula="of:=[.Z280]-[.AC280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6326H00M00S" calcext:value-type="time">
            <text:p>6326:00:00</text:p>
          </table:table-cell>
          <table:table-cell office:value-type="float" office:value="18931.8536" calcext:value-type="float">
            <text:p>18931.8536</text:p>
          </table:table-cell>
          <table:table-cell table:number-columns-repeated="2"/>
          <table:table-cell office:value-type="float" office:value="21953.4747" calcext:value-type="float">
            <text:p>21953.4747</text:p>
          </table:table-cell>
          <table:table-cell table:formula="of:=[.B281]-[.E281]" office:value-type="float" office:value="-3021.6211" calcext:value-type="float">
            <text:p>-3021.6211</text:p>
          </table:table-cell>
          <table:table-cell/>
          <table:table-cell office:value-type="float" office:value="21018.2269" calcext:value-type="float">
            <text:p>21018.2269</text:p>
          </table:table-cell>
          <table:table-cell table:formula="of:=[.E281]-[.H281]" office:value-type="float" office:value="935.247799999997" calcext:value-type="float">
            <text:p>935.2478</text:p>
          </table:table-cell>
          <table:table-cell/>
          <table:table-cell office:value-type="float" office:value="24397.7704" calcext:value-type="float">
            <text:p>24397.7704</text:p>
          </table:table-cell>
          <table:table-cell table:formula="of:=[.H281]-[.K281]" office:value-type="float" office:value="-3379.5435" calcext:value-type="float">
            <text:p>-3379.5435</text:p>
          </table:table-cell>
          <table:table-cell/>
          <table:table-cell office:value-type="float" office:value="24397.7704" calcext:value-type="float">
            <text:p>24397.7704</text:p>
          </table:table-cell>
          <table:table-cell table:formula="of:=[.K281]-[.N281]" office:value-type="float" office:value="0" calcext:value-type="float">
            <text:p>0</text:p>
          </table:table-cell>
          <table:table-cell/>
          <table:table-cell office:value-type="float" office:value="24397.7704" calcext:value-type="float">
            <text:p>24397.7704</text:p>
          </table:table-cell>
          <table:table-cell table:formula="of:=[.N281]-[.Q281]" office:value-type="float" office:value="0" calcext:value-type="float">
            <text:p>0</text:p>
          </table:table-cell>
          <table:table-cell/>
          <table:table-cell office:value-type="float" office:value="32712" calcext:value-type="float">
            <text:p>32712</text:p>
          </table:table-cell>
          <table:table-cell table:formula="of:=[.Q281]-[.T281]" office:value-type="float" office:value="-8314.2296" calcext:value-type="float">
            <text:p>-8314.2296</text:p>
          </table:table-cell>
          <table:table-cell/>
          <table:table-cell office:value-type="float" office:value="32712" calcext:value-type="float">
            <text:p>32712</text:p>
          </table:table-cell>
          <table:table-cell table:formula="of:=[.T281]-[.W281]" office:value-type="float" office:value="0" calcext:value-type="float">
            <text:p>0</text:p>
          </table:table-cell>
          <table:table-cell/>
          <table:table-cell office:value-type="float" office:value="32712" calcext:value-type="float">
            <text:p>32712</text:p>
          </table:table-cell>
          <table:table-cell table:number-columns-repeated="2"/>
          <table:table-cell office:value-type="float" office:value="32712" calcext:value-type="float">
            <text:p>32712</text:p>
          </table:table-cell>
          <table:table-cell table:formula="of:=[.Z281]-[.AC281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16734H00M00S" calcext:value-type="time">
            <text:p>16734:00:00</text:p>
          </table:table-cell>
          <table:table-cell office:value-type="float" office:value="21090.5515" calcext:value-type="float">
            <text:p>21090.5515</text:p>
          </table:table-cell>
          <table:table-cell table:number-columns-repeated="2"/>
          <table:table-cell office:value-type="float" office:value="23998.1944" calcext:value-type="float">
            <text:p>23998.1944</text:p>
          </table:table-cell>
          <table:table-cell table:formula="of:=[.B282]-[.E282]" office:value-type="float" office:value="-2907.6429" calcext:value-type="float">
            <text:p>-2907.6429</text:p>
          </table:table-cell>
          <table:table-cell/>
          <table:table-cell office:value-type="float" office:value="23746.1089" calcext:value-type="float">
            <text:p>23746.1089</text:p>
          </table:table-cell>
          <table:table-cell table:formula="of:=[.E282]-[.H282]" office:value-type="float" office:value="252.085500000001" calcext:value-type="float">
            <text:p>252.0855</text:p>
          </table:table-cell>
          <table:table-cell/>
          <table:table-cell office:value-type="float" office:value="26303.3152" calcext:value-type="float">
            <text:p>26303.3152</text:p>
          </table:table-cell>
          <table:table-cell table:formula="of:=[.H282]-[.K282]" office:value-type="float" office:value="-2557.2063" calcext:value-type="float">
            <text:p>-2557.2063</text:p>
          </table:table-cell>
          <table:table-cell/>
          <table:table-cell office:value-type="float" office:value="26303.3152" calcext:value-type="float">
            <text:p>26303.3152</text:p>
          </table:table-cell>
          <table:table-cell table:formula="of:=[.K282]-[.N282]" office:value-type="float" office:value="0" calcext:value-type="float">
            <text:p>0</text:p>
          </table:table-cell>
          <table:table-cell/>
          <table:table-cell office:value-type="float" office:value="26303.4615" calcext:value-type="float">
            <text:p>26303.4615</text:p>
          </table:table-cell>
          <table:table-cell table:formula="of:=[.N282]-[.Q282]" office:value-type="float" office:value="-0.146300000000338" calcext:value-type="float">
            <text:p>-0.1463</text:p>
          </table:table-cell>
          <table:table-cell/>
          <table:table-cell office:value-type="float" office:value="29423" calcext:value-type="float">
            <text:p>29423</text:p>
          </table:table-cell>
          <table:table-cell table:formula="of:=[.Q282]-[.T282]" office:value-type="float" office:value="-3119.5385" calcext:value-type="float">
            <text:p>-3119.5385</text:p>
          </table:table-cell>
          <table:table-cell/>
          <table:table-cell office:value-type="float" office:value="29423" calcext:value-type="float">
            <text:p>29423</text:p>
          </table:table-cell>
          <table:table-cell table:formula="of:=[.T282]-[.W282]" office:value-type="float" office:value="0" calcext:value-type="float">
            <text:p>0</text:p>
          </table:table-cell>
          <table:table-cell/>
          <table:table-cell office:value-type="float" office:value="29423" calcext:value-type="float">
            <text:p>29423</text:p>
          </table:table-cell>
          <table:table-cell table:number-columns-repeated="2"/>
          <table:table-cell office:value-type="float" office:value="29423" calcext:value-type="float">
            <text:p>29423</text:p>
          </table:table-cell>
          <table:table-cell table:formula="of:=[.Z282]-[.AC282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17351H00M00S" calcext:value-type="time">
            <text:p>17351:00:00</text:p>
          </table:table-cell>
          <table:table-cell office:value-type="float" office:value="16750.2303" calcext:value-type="float">
            <text:p>16750.2303</text:p>
          </table:table-cell>
          <table:table-cell table:number-columns-repeated="2"/>
          <table:table-cell office:value-type="float" office:value="17490.8918" calcext:value-type="float">
            <text:p>17490.8918</text:p>
          </table:table-cell>
          <table:table-cell table:formula="of:=[.B283]-[.E283]" office:value-type="float" office:value="-740.661500000002" calcext:value-type="float">
            <text:p>-740.6615</text:p>
          </table:table-cell>
          <table:table-cell/>
          <table:table-cell office:value-type="float" office:value="19147.5805" calcext:value-type="float">
            <text:p>19147.5805</text:p>
          </table:table-cell>
          <table:table-cell table:formula="of:=[.E283]-[.H283]" office:value-type="float" office:value="-1656.6887" calcext:value-type="float">
            <text:p>-1656.6887</text:p>
          </table:table-cell>
          <table:table-cell/>
          <table:table-cell office:value-type="float" office:value="19583.128" calcext:value-type="float">
            <text:p>19583.128</text:p>
          </table:table-cell>
          <table:table-cell table:formula="of:=[.H283]-[.K283]" office:value-type="float" office:value="-435.547500000001" calcext:value-type="float">
            <text:p>-435.5475</text:p>
          </table:table-cell>
          <table:table-cell/>
          <table:table-cell office:value-type="float" office:value="19583.128" calcext:value-type="float">
            <text:p>19583.128</text:p>
          </table:table-cell>
          <table:table-cell table:formula="of:=[.K283]-[.N283]" office:value-type="float" office:value="0" calcext:value-type="float">
            <text:p>0</text:p>
          </table:table-cell>
          <table:table-cell/>
          <table:table-cell office:value-type="float" office:value="19583.128" calcext:value-type="float">
            <text:p>19583.128</text:p>
          </table:table-cell>
          <table:table-cell table:formula="of:=[.N283]-[.Q283]" office:value-type="float" office:value="0" calcext:value-type="float">
            <text:p>0</text:p>
          </table:table-cell>
          <table:table-cell/>
          <table:table-cell office:value-type="float" office:value="21713" calcext:value-type="float">
            <text:p>21713</text:p>
          </table:table-cell>
          <table:table-cell table:formula="of:=[.Q283]-[.T283]" office:value-type="float" office:value="-2129.872" calcext:value-type="float">
            <text:p>-2129.872</text:p>
          </table:table-cell>
          <table:table-cell/>
          <table:table-cell office:value-type="float" office:value="21713" calcext:value-type="float">
            <text:p>21713</text:p>
          </table:table-cell>
          <table:table-cell table:formula="of:=[.T283]-[.W283]" office:value-type="float" office:value="0" calcext:value-type="float">
            <text:p>0</text:p>
          </table:table-cell>
          <table:table-cell/>
          <table:table-cell office:value-type="float" office:value="21713" calcext:value-type="float">
            <text:p>21713</text:p>
          </table:table-cell>
          <table:table-cell table:number-columns-repeated="2"/>
          <table:table-cell office:value-type="float" office:value="21713" calcext:value-type="float">
            <text:p>21713</text:p>
          </table:table-cell>
          <table:table-cell table:formula="of:=[.Z283]-[.AC283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22571H00M00S" calcext:value-type="time">
            <text:p>22571:00:00</text:p>
          </table:table-cell>
          <table:table-cell office:value-type="float" office:value="17757.875" calcext:value-type="float">
            <text:p>17757.875</text:p>
          </table:table-cell>
          <table:table-cell table:number-columns-repeated="2"/>
          <table:table-cell office:value-type="float" office:value="19048.8671" calcext:value-type="float">
            <text:p>19048.8671</text:p>
          </table:table-cell>
          <table:table-cell table:formula="of:=[.B284]-[.E284]" office:value-type="float" office:value="-1290.9921" calcext:value-type="float">
            <text:p>-1290.9921</text:p>
          </table:table-cell>
          <table:table-cell/>
          <table:table-cell office:value-type="float" office:value="19518.3139" calcext:value-type="float">
            <text:p>19518.3139</text:p>
          </table:table-cell>
          <table:table-cell table:formula="of:=[.E284]-[.H284]" office:value-type="float" office:value="-469.446800000002" calcext:value-type="float">
            <text:p>-469.4468</text:p>
          </table:table-cell>
          <table:table-cell/>
          <table:table-cell office:value-type="float" office:value="20516.4257" calcext:value-type="float">
            <text:p>20516.4257</text:p>
          </table:table-cell>
          <table:table-cell table:formula="of:=[.H284]-[.K284]" office:value-type="float" office:value="-998.111799999999" calcext:value-type="float">
            <text:p>-998.1118</text:p>
          </table:table-cell>
          <table:table-cell/>
          <table:table-cell office:value-type="float" office:value="20516.4257" calcext:value-type="float">
            <text:p>20516.4257</text:p>
          </table:table-cell>
          <table:table-cell table:formula="of:=[.K284]-[.N284]" office:value-type="float" office:value="0" calcext:value-type="float">
            <text:p>0</text:p>
          </table:table-cell>
          <table:table-cell/>
          <table:table-cell office:value-type="float" office:value="20516.4257" calcext:value-type="float">
            <text:p>20516.4257</text:p>
          </table:table-cell>
          <table:table-cell table:formula="of:=[.N284]-[.Q284]" office:value-type="float" office:value="0" calcext:value-type="float">
            <text:p>0</text:p>
          </table:table-cell>
          <table:table-cell/>
          <table:table-cell office:value-type="float" office:value="25200" calcext:value-type="float">
            <text:p>25200</text:p>
          </table:table-cell>
          <table:table-cell table:formula="of:=[.Q284]-[.T284]" office:value-type="float" office:value="-4683.5743" calcext:value-type="float">
            <text:p>-4683.5743</text:p>
          </table:table-cell>
          <table:table-cell/>
          <table:table-cell office:value-type="float" office:value="25200" calcext:value-type="float">
            <text:p>25200</text:p>
          </table:table-cell>
          <table:table-cell table:formula="of:=[.T284]-[.W284]" office:value-type="float" office:value="0" calcext:value-type="float">
            <text:p>0</text:p>
          </table:table-cell>
          <table:table-cell/>
          <table:table-cell office:value-type="float" office:value="25200" calcext:value-type="float">
            <text:p>25200</text:p>
          </table:table-cell>
          <table:table-cell table:number-columns-repeated="2"/>
          <table:table-cell office:value-type="float" office:value="25200" calcext:value-type="float">
            <text:p>25200</text:p>
          </table:table-cell>
          <table:table-cell table:formula="of:=[.Z284]-[.AC284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15734H00M00S" calcext:value-type="time">
            <text:p>15734:00:00</text:p>
          </table:table-cell>
          <table:table-cell office:value-type="float" office:value="24230.9157" calcext:value-type="float">
            <text:p>24230.9157</text:p>
          </table:table-cell>
          <table:table-cell table:number-columns-repeated="2"/>
          <table:table-cell office:value-type="float" office:value="24352.8125" calcext:value-type="float">
            <text:p>24352.8125</text:p>
          </table:table-cell>
          <table:table-cell table:formula="of:=[.B285]-[.E285]" office:value-type="float" office:value="-121.896799999999" calcext:value-type="float">
            <text:p>-121.8968</text:p>
          </table:table-cell>
          <table:table-cell/>
          <table:table-cell office:value-type="float" office:value="25742.7188" calcext:value-type="float">
            <text:p>25742.7188</text:p>
          </table:table-cell>
          <table:table-cell table:formula="of:=[.E285]-[.H285]" office:value-type="float" office:value="-1389.9063" calcext:value-type="float">
            <text:p>-1389.9063</text:p>
          </table:table-cell>
          <table:table-cell/>
          <table:table-cell office:value-type="float" office:value="25822.5" calcext:value-type="float">
            <text:p>25822.5</text:p>
          </table:table-cell>
          <table:table-cell table:formula="of:=[.H285]-[.K285]" office:value-type="float" office:value="-79.7812000000013" calcext:value-type="float">
            <text:p>-79.7812</text:p>
          </table:table-cell>
          <table:table-cell/>
          <table:table-cell office:value-type="float" office:value="25822.5" calcext:value-type="float">
            <text:p>25822.5</text:p>
          </table:table-cell>
          <table:table-cell table:formula="of:=[.K285]-[.N285]" office:value-type="float" office:value="0" calcext:value-type="float">
            <text:p>0</text:p>
          </table:table-cell>
          <table:table-cell/>
          <table:table-cell office:value-type="float" office:value="25822.5" calcext:value-type="float">
            <text:p>25822.5</text:p>
          </table:table-cell>
          <table:table-cell table:formula="of:=[.N285]-[.Q285]" office:value-type="float" office:value="0" calcext:value-type="float">
            <text:p>0</text:p>
          </table:table-cell>
          <table:table-cell/>
          <table:table-cell office:value-type="float" office:value="31828" calcext:value-type="float">
            <text:p>31828</text:p>
          </table:table-cell>
          <table:table-cell table:formula="of:=[.Q285]-[.T285]" office:value-type="float" office:value="-6005.5" calcext:value-type="float">
            <text:p>-6005.5</text:p>
          </table:table-cell>
          <table:table-cell/>
          <table:table-cell office:value-type="float" office:value="31828" calcext:value-type="float">
            <text:p>31828</text:p>
          </table:table-cell>
          <table:table-cell table:formula="of:=[.T285]-[.W285]" office:value-type="float" office:value="0" calcext:value-type="float">
            <text:p>0</text:p>
          </table:table-cell>
          <table:table-cell/>
          <table:table-cell office:value-type="float" office:value="31828" calcext:value-type="float">
            <text:p>31828</text:p>
          </table:table-cell>
          <table:table-cell table:number-columns-repeated="2"/>
          <table:table-cell office:value-type="float" office:value="31828" calcext:value-type="float">
            <text:p>31828</text:p>
          </table:table-cell>
          <table:table-cell table:formula="of:=[.Z285]-[.AC285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30709H00M00S" calcext:value-type="time">
            <text:p>30709:00:00</text:p>
          </table:table-cell>
          <table:table-cell office:value-type="float" office:value="17873.4106" calcext:value-type="float">
            <text:p>17873.4106</text:p>
          </table:table-cell>
          <table:table-cell table:number-columns-repeated="2"/>
          <table:table-cell office:value-type="float" office:value="19459.2688" calcext:value-type="float">
            <text:p>19459.2688</text:p>
          </table:table-cell>
          <table:table-cell table:formula="of:=[.B286]-[.E286]" office:value-type="float" office:value="-1585.8582" calcext:value-type="float">
            <text:p>-1585.8582</text:p>
          </table:table-cell>
          <table:table-cell/>
          <table:table-cell office:value-type="float" office:value="19349.493" calcext:value-type="float">
            <text:p>19349.493</text:p>
          </table:table-cell>
          <table:table-cell table:formula="of:=[.E286]-[.H286]" office:value-type="float" office:value="109.775800000003" calcext:value-type="float">
            <text:p>109.7758</text:p>
          </table:table-cell>
          <table:table-cell/>
          <table:table-cell office:value-type="float" office:value="20516.8333" calcext:value-type="float">
            <text:p>20516.8333</text:p>
          </table:table-cell>
          <table:table-cell table:formula="of:=[.H286]-[.K286]" office:value-type="float" office:value="-1167.3403" calcext:value-type="float">
            <text:p>-1167.3403</text:p>
          </table:table-cell>
          <table:table-cell/>
          <table:table-cell office:value-type="float" office:value="20516.8333" calcext:value-type="float">
            <text:p>20516.8333</text:p>
          </table:table-cell>
          <table:table-cell table:formula="of:=[.K286]-[.N286]" office:value-type="float" office:value="0" calcext:value-type="float">
            <text:p>0</text:p>
          </table:table-cell>
          <table:table-cell/>
          <table:table-cell office:value-type="float" office:value="20516.8333" calcext:value-type="float">
            <text:p>20516.8333</text:p>
          </table:table-cell>
          <table:table-cell table:formula="of:=[.N286]-[.Q286]" office:value-type="float" office:value="0" calcext:value-type="float">
            <text:p>0</text:p>
          </table:table-cell>
          <table:table-cell/>
          <table:table-cell office:value-type="float" office:value="25902" calcext:value-type="float">
            <text:p>25902</text:p>
          </table:table-cell>
          <table:table-cell table:formula="of:=[.Q286]-[.T286]" office:value-type="float" office:value="-5385.1667" calcext:value-type="float">
            <text:p>-5385.1667</text:p>
          </table:table-cell>
          <table:table-cell/>
          <table:table-cell office:value-type="float" office:value="25902" calcext:value-type="float">
            <text:p>25902</text:p>
          </table:table-cell>
          <table:table-cell table:formula="of:=[.T286]-[.W286]" office:value-type="float" office:value="0" calcext:value-type="float">
            <text:p>0</text:p>
          </table:table-cell>
          <table:table-cell/>
          <table:table-cell office:value-type="float" office:value="25902" calcext:value-type="float">
            <text:p>25902</text:p>
          </table:table-cell>
          <table:table-cell table:number-columns-repeated="2"/>
          <table:table-cell office:value-type="float" office:value="25902" calcext:value-type="float">
            <text:p>25902</text:p>
          </table:table-cell>
          <table:table-cell table:formula="of:=[.Z286]-[.AC286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64349H00M00S" calcext:value-type="time">
            <text:p>64349:00:00</text:p>
          </table:table-cell>
          <table:table-cell office:value-type="float" office:value="20551.2379" calcext:value-type="float">
            <text:p>20551.2379</text:p>
          </table:table-cell>
          <table:table-cell table:number-columns-repeated="2"/>
          <table:table-cell office:value-type="float" office:value="22907.9707" calcext:value-type="float">
            <text:p>22907.9707</text:p>
          </table:table-cell>
          <table:table-cell table:formula="of:=[.B287]-[.E287]" office:value-type="float" office:value="-2356.7328" calcext:value-type="float">
            <text:p>-2356.7328</text:p>
          </table:table-cell>
          <table:table-cell/>
          <table:table-cell office:value-type="float" office:value="22226.4586" calcext:value-type="float">
            <text:p>22226.4586</text:p>
          </table:table-cell>
          <table:table-cell table:formula="of:=[.E287]-[.H287]" office:value-type="float" office:value="681.5121" calcext:value-type="float">
            <text:p>681.5121</text:p>
          </table:table-cell>
          <table:table-cell/>
          <table:table-cell office:value-type="float" office:value="24311.0966" calcext:value-type="float">
            <text:p>24311.0966</text:p>
          </table:table-cell>
          <table:table-cell table:formula="of:=[.H287]-[.K287]" office:value-type="float" office:value="-2084.638" calcext:value-type="float">
            <text:p>-2084.638</text:p>
          </table:table-cell>
          <table:table-cell/>
          <table:table-cell office:value-type="float" office:value="24311.0966" calcext:value-type="float">
            <text:p>24311.0966</text:p>
          </table:table-cell>
          <table:table-cell table:formula="of:=[.K287]-[.N287]" office:value-type="float" office:value="0" calcext:value-type="float">
            <text:p>0</text:p>
          </table:table-cell>
          <table:table-cell/>
          <table:table-cell office:value-type="float" office:value="24325.0409" calcext:value-type="float">
            <text:p>24325.0409</text:p>
          </table:table-cell>
          <table:table-cell table:formula="of:=[.N287]-[.Q287]" office:value-type="float" office:value="-13.9442999999992" calcext:value-type="float">
            <text:p>-13.9443</text:p>
          </table:table-cell>
          <table:table-cell/>
          <table:table-cell office:value-type="float" office:value="33411" calcext:value-type="float">
            <text:p>33411</text:p>
          </table:table-cell>
          <table:table-cell table:formula="of:=[.Q287]-[.T287]" office:value-type="float" office:value="-9085.9591" calcext:value-type="float">
            <text:p>-9085.9591</text:p>
          </table:table-cell>
          <table:table-cell/>
          <table:table-cell office:value-type="float" office:value="33411" calcext:value-type="float">
            <text:p>33411</text:p>
          </table:table-cell>
          <table:table-cell table:formula="of:=[.T287]-[.W287]" office:value-type="float" office:value="0" calcext:value-type="float">
            <text:p>0</text:p>
          </table:table-cell>
          <table:table-cell/>
          <table:table-cell office:value-type="float" office:value="33442" calcext:value-type="float">
            <text:p>33442</text:p>
          </table:table-cell>
          <table:table-cell table:number-columns-repeated="2"/>
          <table:table-cell office:value-type="float" office:value="33442" calcext:value-type="float">
            <text:p>33442</text:p>
          </table:table-cell>
          <table:table-cell table:formula="of:=[.Z287]-[.AC287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32555H00M00S" calcext:value-type="time">
            <text:p>32555:00:00</text:p>
          </table:table-cell>
          <table:table-cell office:value-type="float" office:value="18953.6383" calcext:value-type="float">
            <text:p>18953.6383</text:p>
          </table:table-cell>
          <table:table-cell table:number-columns-repeated="2"/>
          <table:table-cell office:value-type="float" office:value="19639.845" calcext:value-type="float">
            <text:p>19639.845</text:p>
          </table:table-cell>
          <table:table-cell table:formula="of:=[.B288]-[.E288]" office:value-type="float" office:value="-686.206700000002" calcext:value-type="float">
            <text:p>-686.2067</text:p>
          </table:table-cell>
          <table:table-cell/>
          <table:table-cell office:value-type="float" office:value="19922.4213" calcext:value-type="float">
            <text:p>19922.4213</text:p>
          </table:table-cell>
          <table:table-cell table:formula="of:=[.E288]-[.H288]" office:value-type="float" office:value="-282.576300000001" calcext:value-type="float">
            <text:p>-282.5763</text:p>
          </table:table-cell>
          <table:table-cell/>
          <table:table-cell office:value-type="float" office:value="20597.3429" calcext:value-type="float">
            <text:p>20597.3429</text:p>
          </table:table-cell>
          <table:table-cell table:formula="of:=[.H288]-[.K288]" office:value-type="float" office:value="-674.921599999998" calcext:value-type="float">
            <text:p>-674.9216</text:p>
          </table:table-cell>
          <table:table-cell/>
          <table:table-cell office:value-type="float" office:value="20597.3429" calcext:value-type="float">
            <text:p>20597.3429</text:p>
          </table:table-cell>
          <table:table-cell table:formula="of:=[.K288]-[.N288]" office:value-type="float" office:value="0" calcext:value-type="float">
            <text:p>0</text:p>
          </table:table-cell>
          <table:table-cell/>
          <table:table-cell office:value-type="float" office:value="20597.4289" calcext:value-type="float">
            <text:p>20597.4289</text:p>
          </table:table-cell>
          <table:table-cell table:formula="of:=[.N288]-[.Q288]" office:value-type="float" office:value="-0.0859999999993306" calcext:value-type="float">
            <text:p>-0.086</text:p>
          </table:table-cell>
          <table:table-cell/>
          <table:table-cell office:value-type="float" office:value="25866.5" calcext:value-type="float">
            <text:p>25866.5</text:p>
          </table:table-cell>
          <table:table-cell table:formula="of:=[.Q288]-[.T288]" office:value-type="float" office:value="-5269.0711" calcext:value-type="float">
            <text:p>-5269.0711</text:p>
          </table:table-cell>
          <table:table-cell/>
          <table:table-cell office:value-type="float" office:value="25866.5" calcext:value-type="float">
            <text:p>25866.5</text:p>
          </table:table-cell>
          <table:table-cell table:formula="of:=[.T288]-[.W288]" office:value-type="float" office:value="0" calcext:value-type="float">
            <text:p>0</text:p>
          </table:table-cell>
          <table:table-cell/>
          <table:table-cell office:value-type="float" office:value="26336" calcext:value-type="float">
            <text:p>26336</text:p>
          </table:table-cell>
          <table:table-cell table:number-columns-repeated="2"/>
          <table:table-cell office:value-type="float" office:value="26336" calcext:value-type="float">
            <text:p>26336</text:p>
          </table:table-cell>
          <table:table-cell table:formula="of:=[.Z288]-[.AC288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25731H00M00S" calcext:value-type="time">
            <text:p>25731:00:00</text:p>
          </table:table-cell>
          <table:table-cell office:value-type="float" office:value="27431.6627" calcext:value-type="float">
            <text:p>27431.6627</text:p>
          </table:table-cell>
          <table:table-cell table:number-columns-repeated="2"/>
          <table:table-cell office:value-type="float" office:value="31099.6578" calcext:value-type="float">
            <text:p>31099.6578</text:p>
          </table:table-cell>
          <table:table-cell table:formula="of:=[.B289]-[.E289]" office:value-type="float" office:value="-3667.9951" calcext:value-type="float">
            <text:p>-3667.9951</text:p>
          </table:table-cell>
          <table:table-cell/>
          <table:table-cell office:value-type="float" office:value="30481.5228" calcext:value-type="float">
            <text:p>30481.5228</text:p>
          </table:table-cell>
          <table:table-cell table:formula="of:=[.E289]-[.H289]" office:value-type="float" office:value="618.135000000002" calcext:value-type="float">
            <text:p>618.135</text:p>
          </table:table-cell>
          <table:table-cell/>
          <table:table-cell office:value-type="float" office:value="33577.2467" calcext:value-type="float">
            <text:p>33577.2467</text:p>
          </table:table-cell>
          <table:table-cell table:formula="of:=[.H289]-[.K289]" office:value-type="float" office:value="-3095.7239" calcext:value-type="float">
            <text:p>-3095.7239</text:p>
          </table:table-cell>
          <table:table-cell/>
          <table:table-cell office:value-type="float" office:value="33577.5321" calcext:value-type="float">
            <text:p>33577.5321</text:p>
          </table:table-cell>
          <table:table-cell table:formula="of:=[.K289]-[.N289]" office:value-type="float" office:value="-0.285399999993388" calcext:value-type="float">
            <text:p>-0.2854</text:p>
          </table:table-cell>
          <table:table-cell/>
          <table:table-cell office:value-type="float" office:value="33583.5155" calcext:value-type="float">
            <text:p>33583.5155</text:p>
          </table:table-cell>
          <table:table-cell table:formula="of:=[.N289]-[.Q289]" office:value-type="float" office:value="-5.98340000000462" calcext:value-type="float">
            <text:p>-5.9834</text:p>
          </table:table-cell>
          <table:table-cell/>
          <table:table-cell office:value-type="float" office:value="36361" calcext:value-type="float">
            <text:p>36361</text:p>
          </table:table-cell>
          <table:table-cell table:formula="of:=[.Q289]-[.T289]" office:value-type="float" office:value="-2777.4845" calcext:value-type="float">
            <text:p>-2777.4845</text:p>
          </table:table-cell>
          <table:table-cell/>
          <table:table-cell office:value-type="float" office:value="36361" calcext:value-type="float">
            <text:p>36361</text:p>
          </table:table-cell>
          <table:table-cell table:formula="of:=[.T289]-[.W289]" office:value-type="float" office:value="0" calcext:value-type="float">
            <text:p>0</text:p>
          </table:table-cell>
          <table:table-cell/>
          <table:table-cell office:value-type="float" office:value="36361" calcext:value-type="float">
            <text:p>36361</text:p>
          </table:table-cell>
          <table:table-cell table:number-columns-repeated="2"/>
          <table:table-cell office:value-type="float" office:value="36361" calcext:value-type="float">
            <text:p>36361</text:p>
          </table:table-cell>
          <table:table-cell table:formula="of:=[.Z289]-[.AC289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34010H00M00S" calcext:value-type="time">
            <text:p>34010:00:00</text:p>
          </table:table-cell>
          <table:table-cell office:value-type="float" office:value="15084.486" calcext:value-type="float">
            <text:p>15084.486</text:p>
          </table:table-cell>
          <table:table-cell table:number-columns-repeated="2"/>
          <table:table-cell office:value-type="float" office:value="15932.5872" calcext:value-type="float">
            <text:p>15932.5872</text:p>
          </table:table-cell>
          <table:table-cell table:formula="of:=[.B290]-[.E290]" office:value-type="float" office:value="-848.101199999999" calcext:value-type="float">
            <text:p>-848.1012</text:p>
          </table:table-cell>
          <table:table-cell/>
          <table:table-cell office:value-type="float" office:value="16379.0792" calcext:value-type="float">
            <text:p>16379.0792</text:p>
          </table:table-cell>
          <table:table-cell table:formula="of:=[.E290]-[.H290]" office:value-type="float" office:value="-446.492" calcext:value-type="float">
            <text:p>-446.492</text:p>
          </table:table-cell>
          <table:table-cell/>
          <table:table-cell office:value-type="float" office:value="17469.3132" calcext:value-type="float">
            <text:p>17469.3132</text:p>
          </table:table-cell>
          <table:table-cell table:formula="of:=[.H290]-[.K290]" office:value-type="float" office:value="-1090.234" calcext:value-type="float">
            <text:p>-1090.234</text:p>
          </table:table-cell>
          <table:table-cell/>
          <table:table-cell office:value-type="float" office:value="17469.3132" calcext:value-type="float">
            <text:p>17469.3132</text:p>
          </table:table-cell>
          <table:table-cell table:formula="of:=[.K290]-[.N290]" office:value-type="float" office:value="0" calcext:value-type="float">
            <text:p>0</text:p>
          </table:table-cell>
          <table:table-cell/>
          <table:table-cell office:value-type="float" office:value="17469.3132" calcext:value-type="float">
            <text:p>17469.3132</text:p>
          </table:table-cell>
          <table:table-cell table:formula="of:=[.N290]-[.Q290]" office:value-type="float" office:value="0" calcext:value-type="float">
            <text:p>0</text:p>
          </table:table-cell>
          <table:table-cell/>
          <table:table-cell office:value-type="float" office:value="22473" calcext:value-type="float">
            <text:p>22473</text:p>
          </table:table-cell>
          <table:table-cell table:formula="of:=[.Q290]-[.T290]" office:value-type="float" office:value="-5003.6868" calcext:value-type="float">
            <text:p>-5003.6868</text:p>
          </table:table-cell>
          <table:table-cell/>
          <table:table-cell office:value-type="float" office:value="22473" calcext:value-type="float">
            <text:p>22473</text:p>
          </table:table-cell>
          <table:table-cell table:formula="of:=[.T290]-[.W290]" office:value-type="float" office:value="0" calcext:value-type="float">
            <text:p>0</text:p>
          </table:table-cell>
          <table:table-cell/>
          <table:table-cell office:value-type="float" office:value="22473" calcext:value-type="float">
            <text:p>22473</text:p>
          </table:table-cell>
          <table:table-cell table:number-columns-repeated="2"/>
          <table:table-cell office:value-type="float" office:value="22473" calcext:value-type="float">
            <text:p>22473</text:p>
          </table:table-cell>
          <table:table-cell table:formula="of:=[.Z290]-[.AC290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7064H00M00S" calcext:value-type="time">
            <text:p>7064:00:00</text:p>
          </table:table-cell>
          <table:table-cell office:value-type="float" office:value="25667.5545" calcext:value-type="float">
            <text:p>25667.5545</text:p>
          </table:table-cell>
          <table:table-cell table:number-columns-repeated="2"/>
          <table:table-cell office:value-type="float" office:value="26041.3802" calcext:value-type="float">
            <text:p>26041.3802</text:p>
          </table:table-cell>
          <table:table-cell table:formula="of:=[.B291]-[.E291]" office:value-type="float" office:value="-373.825700000001" calcext:value-type="float">
            <text:p>-373.8257</text:p>
          </table:table-cell>
          <table:table-cell/>
          <table:table-cell office:value-type="float" office:value="27388.8098" calcext:value-type="float">
            <text:p>27388.8098</text:p>
          </table:table-cell>
          <table:table-cell table:formula="of:=[.E291]-[.H291]" office:value-type="float" office:value="-1347.4296" calcext:value-type="float">
            <text:p>-1347.4296</text:p>
          </table:table-cell>
          <table:table-cell/>
          <table:table-cell office:value-type="float" office:value="27452" calcext:value-type="float">
            <text:p>27452</text:p>
          </table:table-cell>
          <table:table-cell table:formula="of:=[.H291]-[.K291]" office:value-type="float" office:value="-63.1902000000009" calcext:value-type="float">
            <text:p>-63.1902</text:p>
          </table:table-cell>
          <table:table-cell/>
          <table:table-cell office:value-type="float" office:value="27452" calcext:value-type="float">
            <text:p>27452</text:p>
          </table:table-cell>
          <table:table-cell table:formula="of:=[.K291]-[.N291]" office:value-type="float" office:value="0" calcext:value-type="float">
            <text:p>0</text:p>
          </table:table-cell>
          <table:table-cell/>
          <table:table-cell office:value-type="float" office:value="27452" calcext:value-type="float">
            <text:p>27452</text:p>
          </table:table-cell>
          <table:table-cell table:formula="of:=[.N291]-[.Q291]" office:value-type="float" office:value="0" calcext:value-type="float">
            <text:p>0</text:p>
          </table:table-cell>
          <table:table-cell/>
          <table:table-cell office:value-type="float" office:value="31289" calcext:value-type="float">
            <text:p>31289</text:p>
          </table:table-cell>
          <table:table-cell table:formula="of:=[.Q291]-[.T291]" office:value-type="float" office:value="-3837" calcext:value-type="float">
            <text:p>-3837</text:p>
          </table:table-cell>
          <table:table-cell/>
          <table:table-cell office:value-type="float" office:value="31289" calcext:value-type="float">
            <text:p>31289</text:p>
          </table:table-cell>
          <table:table-cell table:formula="of:=[.T291]-[.W291]" office:value-type="float" office:value="0" calcext:value-type="float">
            <text:p>0</text:p>
          </table:table-cell>
          <table:table-cell/>
          <table:table-cell office:value-type="float" office:value="31289" calcext:value-type="float">
            <text:p>31289</text:p>
          </table:table-cell>
          <table:table-cell table:number-columns-repeated="2"/>
          <table:table-cell office:value-type="float" office:value="31289" calcext:value-type="float">
            <text:p>31289</text:p>
          </table:table-cell>
          <table:table-cell table:formula="of:=[.Z291]-[.AC291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53656H00M00S" calcext:value-type="time">
            <text:p>53656:00:00</text:p>
          </table:table-cell>
          <table:table-cell office:value-type="float" office:value="16494.6918" calcext:value-type="float">
            <text:p>16494.6918</text:p>
          </table:table-cell>
          <table:table-cell table:number-columns-repeated="2"/>
          <table:table-cell office:value-type="float" office:value="16897.5426" calcext:value-type="float">
            <text:p>16897.5426</text:p>
          </table:table-cell>
          <table:table-cell table:formula="of:=[.B292]-[.E292]" office:value-type="float" office:value="-402.8508" calcext:value-type="float">
            <text:p>-402.8508</text:p>
          </table:table-cell>
          <table:table-cell/>
          <table:table-cell office:value-type="float" office:value="17857.1442" calcext:value-type="float">
            <text:p>17857.1442</text:p>
          </table:table-cell>
          <table:table-cell table:formula="of:=[.E292]-[.H292]" office:value-type="float" office:value="-959.601599999998" calcext:value-type="float">
            <text:p>-959.6016</text:p>
          </table:table-cell>
          <table:table-cell/>
          <table:table-cell office:value-type="float" office:value="18128.11" calcext:value-type="float">
            <text:p>18128.11</text:p>
          </table:table-cell>
          <table:table-cell table:formula="of:=[.H292]-[.K292]" office:value-type="float" office:value="-270.965800000002" calcext:value-type="float">
            <text:p>-270.9658</text:p>
          </table:table-cell>
          <table:table-cell/>
          <table:table-cell office:value-type="float" office:value="18128.11" calcext:value-type="float">
            <text:p>18128.11</text:p>
          </table:table-cell>
          <table:table-cell table:formula="of:=[.K292]-[.N292]" office:value-type="float" office:value="0" calcext:value-type="float">
            <text:p>0</text:p>
          </table:table-cell>
          <table:table-cell/>
          <table:table-cell office:value-type="float" office:value="18128.11" calcext:value-type="float">
            <text:p>18128.11</text:p>
          </table:table-cell>
          <table:table-cell table:formula="of:=[.N292]-[.Q292]" office:value-type="float" office:value="0" calcext:value-type="float">
            <text:p>0</text:p>
          </table:table-cell>
          <table:table-cell/>
          <table:table-cell office:value-type="float" office:value="21323" calcext:value-type="float">
            <text:p>21323</text:p>
          </table:table-cell>
          <table:table-cell table:formula="of:=[.Q292]-[.T292]" office:value-type="float" office:value="-3194.89" calcext:value-type="float">
            <text:p>-3194.89</text:p>
          </table:table-cell>
          <table:table-cell/>
          <table:table-cell office:value-type="float" office:value="21323" calcext:value-type="float">
            <text:p>21323</text:p>
          </table:table-cell>
          <table:table-cell table:formula="of:=[.T292]-[.W292]" office:value-type="float" office:value="0" calcext:value-type="float">
            <text:p>0</text:p>
          </table:table-cell>
          <table:table-cell/>
          <table:table-cell office:value-type="float" office:value="21323" calcext:value-type="float">
            <text:p>21323</text:p>
          </table:table-cell>
          <table:table-cell table:number-columns-repeated="2"/>
          <table:table-cell office:value-type="float" office:value="21323" calcext:value-type="float">
            <text:p>21323</text:p>
          </table:table-cell>
          <table:table-cell table:formula="of:=[.Z292]-[.AC292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1020H00M00S" calcext:value-type="time">
            <text:p>1020:00:00</text:p>
          </table:table-cell>
          <table:table-cell office:value-type="float" office:value="15931.4667" calcext:value-type="float">
            <text:p>15931.4667</text:p>
          </table:table-cell>
          <table:table-cell table:number-columns-repeated="2"/>
          <table:table-cell office:value-type="float" office:value="18664.7862" calcext:value-type="float">
            <text:p>18664.7862</text:p>
          </table:table-cell>
          <table:table-cell table:formula="of:=[.B293]-[.E293]" office:value-type="float" office:value="-2733.3195" calcext:value-type="float">
            <text:p>-2733.3195</text:p>
          </table:table-cell>
          <table:table-cell/>
          <table:table-cell office:value-type="float" office:value="17857.1092" calcext:value-type="float">
            <text:p>17857.1092</text:p>
          </table:table-cell>
          <table:table-cell table:formula="of:=[.E293]-[.H293]" office:value-type="float" office:value="807.677" calcext:value-type="float">
            <text:p>807.677</text:p>
          </table:table-cell>
          <table:table-cell/>
          <table:table-cell office:value-type="float" office:value="20917.766" calcext:value-type="float">
            <text:p>20917.766</text:p>
          </table:table-cell>
          <table:table-cell table:formula="of:=[.H293]-[.K293]" office:value-type="float" office:value="-3060.6568" calcext:value-type="float">
            <text:p>-3060.6568</text:p>
          </table:table-cell>
          <table:table-cell/>
          <table:table-cell office:value-type="float" office:value="20917.766" calcext:value-type="float">
            <text:p>20917.766</text:p>
          </table:table-cell>
          <table:table-cell table:formula="of:=[.K293]-[.N293]" office:value-type="float" office:value="0" calcext:value-type="float">
            <text:p>0</text:p>
          </table:table-cell>
          <table:table-cell/>
          <table:table-cell office:value-type="float" office:value="20917.766" calcext:value-type="float">
            <text:p>20917.766</text:p>
          </table:table-cell>
          <table:table-cell table:formula="of:=[.N293]-[.Q293]" office:value-type="float" office:value="0" calcext:value-type="float">
            <text:p>0</text:p>
          </table:table-cell>
          <table:table-cell/>
          <table:table-cell office:value-type="float" office:value="24037" calcext:value-type="float">
            <text:p>24037</text:p>
          </table:table-cell>
          <table:table-cell table:formula="of:=[.Q293]-[.T293]" office:value-type="float" office:value="-3119.234" calcext:value-type="float">
            <text:p>-3119.234</text:p>
          </table:table-cell>
          <table:table-cell/>
          <table:table-cell office:value-type="float" office:value="24037" calcext:value-type="float">
            <text:p>24037</text:p>
          </table:table-cell>
          <table:table-cell table:formula="of:=[.T293]-[.W293]" office:value-type="float" office:value="0" calcext:value-type="float">
            <text:p>0</text:p>
          </table:table-cell>
          <table:table-cell/>
          <table:table-cell office:value-type="float" office:value="24037" calcext:value-type="float">
            <text:p>24037</text:p>
          </table:table-cell>
          <table:table-cell table:number-columns-repeated="2"/>
          <table:table-cell office:value-type="float" office:value="24037" calcext:value-type="float">
            <text:p>24037</text:p>
          </table:table-cell>
          <table:table-cell table:formula="of:=[.Z293]-[.AC293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10623H00M00S" calcext:value-type="time">
            <text:p>10623:00:00</text:p>
          </table:table-cell>
          <table:table-cell office:value-type="float" office:value="11310.7027" calcext:value-type="float">
            <text:p>11310.7027</text:p>
          </table:table-cell>
          <table:table-cell table:number-columns-repeated="2"/>
          <table:table-cell office:value-type="float" office:value="11925.1667" calcext:value-type="float">
            <text:p>11925.1667</text:p>
          </table:table-cell>
          <table:table-cell table:formula="of:=[.B294]-[.E294]" office:value-type="float" office:value="-614.464" calcext:value-type="float">
            <text:p>-614.464</text:p>
          </table:table-cell>
          <table:table-cell/>
          <table:table-cell office:value-type="float" office:value="12421.5282" calcext:value-type="float">
            <text:p>12421.5282</text:p>
          </table:table-cell>
          <table:table-cell table:formula="of:=[.E294]-[.H294]" office:value-type="float" office:value="-496.361500000001" calcext:value-type="float">
            <text:p>-496.3615</text:p>
          </table:table-cell>
          <table:table-cell/>
          <table:table-cell office:value-type="float" office:value="12930.75" calcext:value-type="float">
            <text:p>12930.75</text:p>
          </table:table-cell>
          <table:table-cell table:formula="of:=[.H294]-[.K294]" office:value-type="float" office:value="-509.221799999999" calcext:value-type="float">
            <text:p>-509.2218</text:p>
          </table:table-cell>
          <table:table-cell/>
          <table:table-cell office:value-type="float" office:value="12930.75" calcext:value-type="float">
            <text:p>12930.75</text:p>
          </table:table-cell>
          <table:table-cell table:formula="of:=[.K294]-[.N294]" office:value-type="float" office:value="0" calcext:value-type="float">
            <text:p>0</text:p>
          </table:table-cell>
          <table:table-cell/>
          <table:table-cell office:value-type="float" office:value="12930.75" calcext:value-type="float">
            <text:p>12930.75</text:p>
          </table:table-cell>
          <table:table-cell table:formula="of:=[.N294]-[.Q294]" office:value-type="float" office:value="0" calcext:value-type="float">
            <text:p>0</text:p>
          </table:table-cell>
          <table:table-cell/>
          <table:table-cell office:value-type="float" office:value="14239" calcext:value-type="float">
            <text:p>14239</text:p>
          </table:table-cell>
          <table:table-cell table:formula="of:=[.Q294]-[.T294]" office:value-type="float" office:value="-1308.25" calcext:value-type="float">
            <text:p>-1308.25</text:p>
          </table:table-cell>
          <table:table-cell/>
          <table:table-cell office:value-type="float" office:value="14239" calcext:value-type="float">
            <text:p>14239</text:p>
          </table:table-cell>
          <table:table-cell table:formula="of:=[.T294]-[.W294]" office:value-type="float" office:value="0" calcext:value-type="float">
            <text:p>0</text:p>
          </table:table-cell>
          <table:table-cell/>
          <table:table-cell office:value-type="float" office:value="14239" calcext:value-type="float">
            <text:p>14239</text:p>
          </table:table-cell>
          <table:table-cell table:number-columns-repeated="2"/>
          <table:table-cell office:value-type="float" office:value="14239" calcext:value-type="float">
            <text:p>14239</text:p>
          </table:table-cell>
          <table:table-cell table:formula="of:=[.Z294]-[.AC294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23648H00M00S" calcext:value-type="time">
            <text:p>23648:00:00</text:p>
          </table:table-cell>
          <table:table-cell office:value-type="float" office:value="14304.0387" calcext:value-type="float">
            <text:p>14304.0387</text:p>
          </table:table-cell>
          <table:table-cell table:number-columns-repeated="2"/>
          <table:table-cell office:value-type="float" office:value="17398.5521" calcext:value-type="float">
            <text:p>17398.5521</text:p>
          </table:table-cell>
          <table:table-cell table:formula="of:=[.B295]-[.E295]" office:value-type="float" office:value="-3094.5134" calcext:value-type="float">
            <text:p>-3094.5134</text:p>
          </table:table-cell>
          <table:table-cell/>
          <table:table-cell office:value-type="float" office:value="15997.222" calcext:value-type="float">
            <text:p>15997.222</text:p>
          </table:table-cell>
          <table:table-cell table:formula="of:=[.E295]-[.H295]" office:value-type="float" office:value="1401.3301" calcext:value-type="float">
            <text:p>1401.3301</text:p>
          </table:table-cell>
          <table:table-cell/>
          <table:table-cell office:value-type="float" office:value="18876.2113" calcext:value-type="float">
            <text:p>18876.2113</text:p>
          </table:table-cell>
          <table:table-cell table:formula="of:=[.H295]-[.K295]" office:value-type="float" office:value="-2878.9893" calcext:value-type="float">
            <text:p>-2878.9893</text:p>
          </table:table-cell>
          <table:table-cell/>
          <table:table-cell office:value-type="float" office:value="18876.2113" calcext:value-type="float">
            <text:p>18876.2113</text:p>
          </table:table-cell>
          <table:table-cell table:formula="of:=[.K295]-[.N295]" office:value-type="float" office:value="0" calcext:value-type="float">
            <text:p>0</text:p>
          </table:table-cell>
          <table:table-cell/>
          <table:table-cell office:value-type="float" office:value="18876.2113" calcext:value-type="float">
            <text:p>18876.2113</text:p>
          </table:table-cell>
          <table:table-cell table:formula="of:=[.N295]-[.Q295]" office:value-type="float" office:value="0" calcext:value-type="float">
            <text:p>0</text:p>
          </table:table-cell>
          <table:table-cell/>
          <table:table-cell office:value-type="float" office:value="21646" calcext:value-type="float">
            <text:p>21646</text:p>
          </table:table-cell>
          <table:table-cell table:formula="of:=[.Q295]-[.T295]" office:value-type="float" office:value="-2769.7887" calcext:value-type="float">
            <text:p>-2769.7887</text:p>
          </table:table-cell>
          <table:table-cell/>
          <table:table-cell office:value-type="float" office:value="21646" calcext:value-type="float">
            <text:p>21646</text:p>
          </table:table-cell>
          <table:table-cell table:formula="of:=[.T295]-[.W295]" office:value-type="float" office:value="0" calcext:value-type="float">
            <text:p>0</text:p>
          </table:table-cell>
          <table:table-cell/>
          <table:table-cell office:value-type="float" office:value="21646" calcext:value-type="float">
            <text:p>21646</text:p>
          </table:table-cell>
          <table:table-cell table:number-columns-repeated="2"/>
          <table:table-cell office:value-type="float" office:value="21646" calcext:value-type="float">
            <text:p>21646</text:p>
          </table:table-cell>
          <table:table-cell table:formula="of:=[.Z295]-[.AC295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26136H00M00S" calcext:value-type="time">
            <text:p>26136:00:00</text:p>
          </table:table-cell>
          <table:table-cell office:value-type="float" office:value="19956.2741" calcext:value-type="float">
            <text:p>19956.2741</text:p>
          </table:table-cell>
          <table:table-cell table:number-columns-repeated="2"/>
          <table:table-cell office:value-type="float" office:value="20861.9129" calcext:value-type="float">
            <text:p>20861.9129</text:p>
          </table:table-cell>
          <table:table-cell table:formula="of:=[.B296]-[.E296]" office:value-type="float" office:value="-905.638800000001" calcext:value-type="float">
            <text:p>-905.6388</text:p>
          </table:table-cell>
          <table:table-cell/>
          <table:table-cell office:value-type="float" office:value="21076.3221" calcext:value-type="float">
            <text:p>21076.3221</text:p>
          </table:table-cell>
          <table:table-cell table:formula="of:=[.E296]-[.H296]" office:value-type="float" office:value="-214.409200000002" calcext:value-type="float">
            <text:p>-214.4092</text:p>
          </table:table-cell>
          <table:table-cell/>
          <table:table-cell office:value-type="float" office:value="22186.2947" calcext:value-type="float">
            <text:p>22186.2947</text:p>
          </table:table-cell>
          <table:table-cell table:formula="of:=[.H296]-[.K296]" office:value-type="float" office:value="-1109.9726" calcext:value-type="float">
            <text:p>-1109.9726</text:p>
          </table:table-cell>
          <table:table-cell/>
          <table:table-cell office:value-type="float" office:value="22186.2947" calcext:value-type="float">
            <text:p>22186.2947</text:p>
          </table:table-cell>
          <table:table-cell table:formula="of:=[.K296]-[.N296]" office:value-type="float" office:value="0" calcext:value-type="float">
            <text:p>0</text:p>
          </table:table-cell>
          <table:table-cell/>
          <table:table-cell office:value-type="float" office:value="22186.2947" calcext:value-type="float">
            <text:p>22186.2947</text:p>
          </table:table-cell>
          <table:table-cell table:formula="of:=[.N296]-[.Q296]" office:value-type="float" office:value="0" calcext:value-type="float">
            <text:p>0</text:p>
          </table:table-cell>
          <table:table-cell/>
          <table:table-cell office:value-type="float" office:value="28259" calcext:value-type="float">
            <text:p>28259</text:p>
          </table:table-cell>
          <table:table-cell table:formula="of:=[.Q296]-[.T296]" office:value-type="float" office:value="-6072.7053" calcext:value-type="float">
            <text:p>-6072.7053</text:p>
          </table:table-cell>
          <table:table-cell/>
          <table:table-cell office:value-type="float" office:value="28259" calcext:value-type="float">
            <text:p>28259</text:p>
          </table:table-cell>
          <table:table-cell table:formula="of:=[.T296]-[.W296]" office:value-type="float" office:value="0" calcext:value-type="float">
            <text:p>0</text:p>
          </table:table-cell>
          <table:table-cell/>
          <table:table-cell office:value-type="float" office:value="28259" calcext:value-type="float">
            <text:p>28259</text:p>
          </table:table-cell>
          <table:table-cell table:number-columns-repeated="2"/>
          <table:table-cell office:value-type="float" office:value="28259" calcext:value-type="float">
            <text:p>28259</text:p>
          </table:table-cell>
          <table:table-cell table:formula="of:=[.Z296]-[.AC296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31672H00M00S" calcext:value-type="time">
            <text:p>31672:00:00</text:p>
          </table:table-cell>
          <table:table-cell office:value-type="float" office:value="17103.2116" calcext:value-type="float">
            <text:p>17103.2116</text:p>
          </table:table-cell>
          <table:table-cell table:number-columns-repeated="2"/>
          <table:table-cell office:value-type="float" office:value="22056.2174" calcext:value-type="float">
            <text:p>22056.2174</text:p>
          </table:table-cell>
          <table:table-cell table:formula="of:=[.B297]-[.E297]" office:value-type="float" office:value="-4953.0058" calcext:value-type="float">
            <text:p>-4953.0058</text:p>
          </table:table-cell>
          <table:table-cell/>
          <table:table-cell office:value-type="float" office:value="18846.7327" calcext:value-type="float">
            <text:p>18846.7327</text:p>
          </table:table-cell>
          <table:table-cell table:formula="of:=[.E297]-[.H297]" office:value-type="float" office:value="3209.4847" calcext:value-type="float">
            <text:p>3209.4847</text:p>
          </table:table-cell>
          <table:table-cell/>
          <table:table-cell office:value-type="float" office:value="24431.4148" calcext:value-type="float">
            <text:p>24431.4148</text:p>
          </table:table-cell>
          <table:table-cell table:formula="of:=[.H297]-[.K297]" office:value-type="float" office:value="-5584.6821" calcext:value-type="float">
            <text:p>-5584.6821</text:p>
          </table:table-cell>
          <table:table-cell/>
          <table:table-cell office:value-type="float" office:value="24431.4148" calcext:value-type="float">
            <text:p>24431.4148</text:p>
          </table:table-cell>
          <table:table-cell table:formula="of:=[.K297]-[.N297]" office:value-type="float" office:value="0" calcext:value-type="float">
            <text:p>0</text:p>
          </table:table-cell>
          <table:table-cell/>
          <table:table-cell office:value-type="float" office:value="24434.0761" calcext:value-type="float">
            <text:p>24434.0761</text:p>
          </table:table-cell>
          <table:table-cell table:formula="of:=[.N297]-[.Q297]" office:value-type="float" office:value="-2.66129999999976" calcext:value-type="float">
            <text:p>-2.6613</text:p>
          </table:table-cell>
          <table:table-cell/>
          <table:table-cell office:value-type="float" office:value="31863" calcext:value-type="float">
            <text:p>31863</text:p>
          </table:table-cell>
          <table:table-cell table:formula="of:=[.Q297]-[.T297]" office:value-type="float" office:value="-7428.9239" calcext:value-type="float">
            <text:p>-7428.9239</text:p>
          </table:table-cell>
          <table:table-cell/>
          <table:table-cell office:value-type="float" office:value="31863" calcext:value-type="float">
            <text:p>31863</text:p>
          </table:table-cell>
          <table:table-cell table:formula="of:=[.T297]-[.W297]" office:value-type="float" office:value="0" calcext:value-type="float">
            <text:p>0</text:p>
          </table:table-cell>
          <table:table-cell/>
          <table:table-cell office:value-type="float" office:value="31863" calcext:value-type="float">
            <text:p>31863</text:p>
          </table:table-cell>
          <table:table-cell table:number-columns-repeated="2"/>
          <table:table-cell office:value-type="float" office:value="31863" calcext:value-type="float">
            <text:p>31863</text:p>
          </table:table-cell>
          <table:table-cell table:formula="of:=[.Z297]-[.AC297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12964H00M00S" calcext:value-type="time">
            <text:p>12964:00:00</text:p>
          </table:table-cell>
          <table:table-cell office:value-type="float" office:value="19785.5696" calcext:value-type="float">
            <text:p>19785.5696</text:p>
          </table:table-cell>
          <table:table-cell table:number-columns-repeated="2"/>
          <table:table-cell office:value-type="float" office:value="21160.8372" calcext:value-type="float">
            <text:p>21160.8372</text:p>
          </table:table-cell>
          <table:table-cell table:formula="of:=[.B298]-[.E298]" office:value-type="float" office:value="-1375.2676" calcext:value-type="float">
            <text:p>-1375.2676</text:p>
          </table:table-cell>
          <table:table-cell/>
          <table:table-cell office:value-type="float" office:value="20933.9695" calcext:value-type="float">
            <text:p>20933.9695</text:p>
          </table:table-cell>
          <table:table-cell table:formula="of:=[.E298]-[.H298]" office:value-type="float" office:value="226.867700000003" calcext:value-type="float">
            <text:p>226.8677</text:p>
          </table:table-cell>
          <table:table-cell/>
          <table:table-cell office:value-type="float" office:value="22262.2576" calcext:value-type="float">
            <text:p>22262.2576</text:p>
          </table:table-cell>
          <table:table-cell table:formula="of:=[.H298]-[.K298]" office:value-type="float" office:value="-1328.2881" calcext:value-type="float">
            <text:p>-1328.2881</text:p>
          </table:table-cell>
          <table:table-cell/>
          <table:table-cell office:value-type="float" office:value="22262.2576" calcext:value-type="float">
            <text:p>22262.2576</text:p>
          </table:table-cell>
          <table:table-cell table:formula="of:=[.K298]-[.N298]" office:value-type="float" office:value="0" calcext:value-type="float">
            <text:p>0</text:p>
          </table:table-cell>
          <table:table-cell/>
          <table:table-cell office:value-type="float" office:value="22262.2576" calcext:value-type="float">
            <text:p>22262.2576</text:p>
          </table:table-cell>
          <table:table-cell table:formula="of:=[.N298]-[.Q298]" office:value-type="float" office:value="0" calcext:value-type="float">
            <text:p>0</text:p>
          </table:table-cell>
          <table:table-cell/>
          <table:table-cell office:value-type="float" office:value="30332" calcext:value-type="float">
            <text:p>30332</text:p>
          </table:table-cell>
          <table:table-cell table:formula="of:=[.Q298]-[.T298]" office:value-type="float" office:value="-8069.7424" calcext:value-type="float">
            <text:p>-8069.7424</text:p>
          </table:table-cell>
          <table:table-cell/>
          <table:table-cell office:value-type="float" office:value="30332" calcext:value-type="float">
            <text:p>30332</text:p>
          </table:table-cell>
          <table:table-cell table:formula="of:=[.T298]-[.W298]" office:value-type="float" office:value="0" calcext:value-type="float">
            <text:p>0</text:p>
          </table:table-cell>
          <table:table-cell/>
          <table:table-cell office:value-type="float" office:value="31143" calcext:value-type="float">
            <text:p>31143</text:p>
          </table:table-cell>
          <table:table-cell table:number-columns-repeated="2"/>
          <table:table-cell office:value-type="float" office:value="31143" calcext:value-type="float">
            <text:p>31143</text:p>
          </table:table-cell>
          <table:table-cell table:formula="of:=[.Z298]-[.AC298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24182H00M00S" calcext:value-type="time">
            <text:p>24182:00:00</text:p>
          </table:table-cell>
          <table:table-cell office:value-type="float" office:value="16604.5714" calcext:value-type="float">
            <text:p>16604.5714</text:p>
          </table:table-cell>
          <table:table-cell table:number-columns-repeated="2"/>
          <table:table-cell office:value-type="float" office:value="16940.25" calcext:value-type="float">
            <text:p>16940.25</text:p>
          </table:table-cell>
          <table:table-cell table:formula="of:=[.B299]-[.E299]" office:value-type="float" office:value="-335.678599999999" calcext:value-type="float">
            <text:p>-335.6786</text:p>
          </table:table-cell>
          <table:table-cell/>
          <table:table-cell office:value-type="float" office:value="17777.6861" calcext:value-type="float">
            <text:p>17777.6861</text:p>
          </table:table-cell>
          <table:table-cell table:formula="of:=[.E299]-[.H299]" office:value-type="float" office:value="-837.436099999999" calcext:value-type="float">
            <text:p>-837.4361</text:p>
          </table:table-cell>
          <table:table-cell/>
          <table:table-cell office:value-type="float" office:value="17877.75" calcext:value-type="float">
            <text:p>17877.75</text:p>
          </table:table-cell>
          <table:table-cell table:formula="of:=[.H299]-[.K299]" office:value-type="float" office:value="-100.063900000001" calcext:value-type="float">
            <text:p>-100.0639</text:p>
          </table:table-cell>
          <table:table-cell/>
          <table:table-cell office:value-type="float" office:value="17877.75" calcext:value-type="float">
            <text:p>17877.75</text:p>
          </table:table-cell>
          <table:table-cell table:formula="of:=[.K299]-[.N299]" office:value-type="float" office:value="0" calcext:value-type="float">
            <text:p>0</text:p>
          </table:table-cell>
          <table:table-cell/>
          <table:table-cell office:value-type="float" office:value="17877.75" calcext:value-type="float">
            <text:p>17877.75</text:p>
          </table:table-cell>
          <table:table-cell table:formula="of:=[.N299]-[.Q299]" office:value-type="float" office:value="0" calcext:value-type="float">
            <text:p>0</text:p>
          </table:table-cell>
          <table:table-cell/>
          <table:table-cell office:value-type="float" office:value="18373" calcext:value-type="float">
            <text:p>18373</text:p>
          </table:table-cell>
          <table:table-cell table:formula="of:=[.Q299]-[.T299]" office:value-type="float" office:value="-495.25" calcext:value-type="float">
            <text:p>-495.25</text:p>
          </table:table-cell>
          <table:table-cell/>
          <table:table-cell office:value-type="float" office:value="18373" calcext:value-type="float">
            <text:p>18373</text:p>
          </table:table-cell>
          <table:table-cell table:formula="of:=[.T299]-[.W299]" office:value-type="float" office:value="0" calcext:value-type="float">
            <text:p>0</text:p>
          </table:table-cell>
          <table:table-cell/>
          <table:table-cell office:value-type="float" office:value="18373" calcext:value-type="float">
            <text:p>18373</text:p>
          </table:table-cell>
          <table:table-cell table:number-columns-repeated="2"/>
          <table:table-cell office:value-type="float" office:value="18373" calcext:value-type="float">
            <text:p>18373</text:p>
          </table:table-cell>
          <table:table-cell table:formula="of:=[.Z299]-[.AC299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9875H00M00S" calcext:value-type="time">
            <text:p>9875:00:00</text:p>
          </table:table-cell>
          <table:table-cell office:value-type="float" office:value="19056.2389" calcext:value-type="float">
            <text:p>19056.2389</text:p>
          </table:table-cell>
          <table:table-cell table:number-columns-repeated="2"/>
          <table:table-cell office:value-type="float" office:value="19946.1961" calcext:value-type="float">
            <text:p>19946.1961</text:p>
          </table:table-cell>
          <table:table-cell table:formula="of:=[.B300]-[.E300]" office:value-type="float" office:value="-889.957200000001" calcext:value-type="float">
            <text:p>-889.9572</text:p>
          </table:table-cell>
          <table:table-cell/>
          <table:table-cell office:value-type="float" office:value="20528.0535" calcext:value-type="float">
            <text:p>20528.0535</text:p>
          </table:table-cell>
          <table:table-cell table:formula="of:=[.E300]-[.H300]" office:value-type="float" office:value="-581.857400000001" calcext:value-type="float">
            <text:p>-581.8574</text:p>
          </table:table-cell>
          <table:table-cell/>
          <table:table-cell office:value-type="float" office:value="21250.0952" calcext:value-type="float">
            <text:p>21250.0952</text:p>
          </table:table-cell>
          <table:table-cell table:formula="of:=[.H300]-[.K300]" office:value-type="float" office:value="-722.041699999998" calcext:value-type="float">
            <text:p>-722.0417</text:p>
          </table:table-cell>
          <table:table-cell/>
          <table:table-cell office:value-type="float" office:value="21250.0952" calcext:value-type="float">
            <text:p>21250.0952</text:p>
          </table:table-cell>
          <table:table-cell table:formula="of:=[.K300]-[.N300]" office:value-type="float" office:value="0" calcext:value-type="float">
            <text:p>0</text:p>
          </table:table-cell>
          <table:table-cell/>
          <table:table-cell office:value-type="float" office:value="21250.0952" calcext:value-type="float">
            <text:p>21250.0952</text:p>
          </table:table-cell>
          <table:table-cell table:formula="of:=[.N300]-[.Q300]" office:value-type="float" office:value="0" calcext:value-type="float">
            <text:p>0</text:p>
          </table:table-cell>
          <table:table-cell/>
          <table:table-cell office:value-type="float" office:value="27124" calcext:value-type="float">
            <text:p>27124</text:p>
          </table:table-cell>
          <table:table-cell table:formula="of:=[.Q300]-[.T300]" office:value-type="float" office:value="-5873.9048" calcext:value-type="float">
            <text:p>-5873.9048</text:p>
          </table:table-cell>
          <table:table-cell/>
          <table:table-cell office:value-type="float" office:value="27124" calcext:value-type="float">
            <text:p>27124</text:p>
          </table:table-cell>
          <table:table-cell table:formula="of:=[.T300]-[.W300]" office:value-type="float" office:value="0" calcext:value-type="float">
            <text:p>0</text:p>
          </table:table-cell>
          <table:table-cell/>
          <table:table-cell office:value-type="float" office:value="27124" calcext:value-type="float">
            <text:p>27124</text:p>
          </table:table-cell>
          <table:table-cell table:number-columns-repeated="2"/>
          <table:table-cell office:value-type="float" office:value="27124" calcext:value-type="float">
            <text:p>27124</text:p>
          </table:table-cell>
          <table:table-cell table:formula="of:=[.Z300]-[.AC300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55683H00M00S" calcext:value-type="time">
            <text:p>55683:00:00</text:p>
          </table:table-cell>
          <table:table-cell office:value-type="float" office:value="12698.3708" calcext:value-type="float">
            <text:p>12698.3708</text:p>
          </table:table-cell>
          <table:table-cell table:number-columns-repeated="2"/>
          <table:table-cell office:value-type="float" office:value="14227.2079" calcext:value-type="float">
            <text:p>14227.2079</text:p>
          </table:table-cell>
          <table:table-cell table:formula="of:=[.B301]-[.E301]" office:value-type="float" office:value="-1528.8371" calcext:value-type="float">
            <text:p>-1528.8371</text:p>
          </table:table-cell>
          <table:table-cell/>
          <table:table-cell office:value-type="float" office:value="13301.8856" calcext:value-type="float">
            <text:p>13301.8856</text:p>
          </table:table-cell>
          <table:table-cell table:formula="of:=[.E301]-[.H301]" office:value-type="float" office:value="925.3223" calcext:value-type="float">
            <text:p>925.3223</text:p>
          </table:table-cell>
          <table:table-cell/>
          <table:table-cell office:value-type="float" office:value="14950.3698" calcext:value-type="float">
            <text:p>14950.3698</text:p>
          </table:table-cell>
          <table:table-cell table:formula="of:=[.H301]-[.K301]" office:value-type="float" office:value="-1648.4842" calcext:value-type="float">
            <text:p>-1648.4842</text:p>
          </table:table-cell>
          <table:table-cell/>
          <table:table-cell office:value-type="float" office:value="14950.3698" calcext:value-type="float">
            <text:p>14950.3698</text:p>
          </table:table-cell>
          <table:table-cell table:formula="of:=[.K301]-[.N301]" office:value-type="float" office:value="0" calcext:value-type="float">
            <text:p>0</text:p>
          </table:table-cell>
          <table:table-cell/>
          <table:table-cell office:value-type="float" office:value="14960.5541" calcext:value-type="float">
            <text:p>14960.5541</text:p>
          </table:table-cell>
          <table:table-cell table:formula="of:=[.N301]-[.Q301]" office:value-type="float" office:value="-10.184299999999" calcext:value-type="float">
            <text:p>-10.1843</text:p>
          </table:table-cell>
          <table:table-cell/>
          <table:table-cell office:value-type="float" office:value="18286" calcext:value-type="float">
            <text:p>18286</text:p>
          </table:table-cell>
          <table:table-cell table:formula="of:=[.Q301]-[.T301]" office:value-type="float" office:value="-3325.4459" calcext:value-type="float">
            <text:p>-3325.4459</text:p>
          </table:table-cell>
          <table:table-cell/>
          <table:table-cell office:value-type="float" office:value="14004.4725" calcext:value-type="float">
            <text:p>14004.4725</text:p>
          </table:table-cell>
          <table:table-cell office:value-type="string" calcext:value-type="string">
            <text:p>time limit</text:p>
          </table:table-cell>
          <table:table-cell/>
          <table:table-cell office:value-type="float" office:value="18286" calcext:value-type="float">
            <text:p>18286</text:p>
          </table:table-cell>
          <table:table-cell table:number-columns-repeated="2"/>
          <table:table-cell office:value-type="float" office:value="18286" calcext:value-type="float">
            <text:p>18286</text:p>
          </table:table-cell>
          <table:table-cell table:formula="of:=[.Z301]-[.AC301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3" office:value-type="time" office:time-value="PT34894H00M00S" calcext:value-type="time">
            <text:p>34894:00:00</text:p>
          </table:table-cell>
          <table:table-cell office:value-type="float" office:value="19925.8704" calcext:value-type="float">
            <text:p>19925.8704</text:p>
          </table:table-cell>
          <table:table-cell table:style-name="ce7" table:number-columns-repeated="2"/>
          <table:table-cell office:value-type="float" office:value="20742.525" calcext:value-type="float">
            <text:p>20742.525</text:p>
          </table:table-cell>
          <table:table-cell table:style-name="ce7" table:formula="of:=[.B302]-[.E302]" office:value-type="float" office:value="-816.654600000002" calcext:value-type="float">
            <text:p>-816.6546</text:p>
          </table:table-cell>
          <table:table-cell table:style-name="ce7"/>
          <table:table-cell office:value-type="float" office:value="20905.4213" calcext:value-type="float">
            <text:p>20905.4213</text:p>
          </table:table-cell>
          <table:table-cell table:style-name="ce7" table:formula="of:=[.E302]-[.H302]" office:value-type="float" office:value="-162.8963" calcext:value-type="float">
            <text:p>-162.8963</text:p>
          </table:table-cell>
          <table:table-cell table:style-name="ce7"/>
          <table:table-cell office:value-type="float" office:value="21600.3409" calcext:value-type="float">
            <text:p>21600.3409</text:p>
          </table:table-cell>
          <table:table-cell table:style-name="ce7" table:formula="of:=[.H302]-[.K302]" office:value-type="float" office:value="-694.919599999998" calcext:value-type="float">
            <text:p>-694.9196</text:p>
          </table:table-cell>
          <table:table-cell table:style-name="ce7"/>
          <table:table-cell office:value-type="float" office:value="21600.3409" calcext:value-type="float">
            <text:p>21600.3409</text:p>
          </table:table-cell>
          <table:table-cell table:style-name="ce7" table:formula="of:=[.K302]-[.N302]" office:value-type="float" office:value="0" calcext:value-type="float">
            <text:p>0</text:p>
          </table:table-cell>
          <table:table-cell table:style-name="ce7"/>
          <table:table-cell office:value-type="float" office:value="21601.4828" calcext:value-type="float">
            <text:p>21601.4828</text:p>
          </table:table-cell>
          <table:table-cell table:formula="of:=[.N302]-[.Q302]" office:value-type="float" office:value="-1.14190000000235" calcext:value-type="float">
            <text:p>-1.1419</text:p>
          </table:table-cell>
          <table:table-cell table:style-name="ce7"/>
          <table:table-cell office:value-type="float" office:value="24881" calcext:value-type="float">
            <text:p>24881</text:p>
          </table:table-cell>
          <table:table-cell table:style-name="ce7" table:formula="of:=[.Q302]-[.T302]" office:value-type="float" office:value="-3279.5172" calcext:value-type="float">
            <text:p>-3279.5172</text:p>
          </table:table-cell>
          <table:table-cell table:style-name="ce7"/>
          <table:table-cell/>
          <table:table-cell table:style-name="ce7" table:number-columns-repeated="2"/>
          <table:table-cell office:value-type="float" office:value="24881" calcext:value-type="float">
            <text:p>24881</text:p>
          </table:table-cell>
          <table:table-cell table:style-name="ce7" table:number-columns-repeated="2"/>
          <table:table-cell office:value-type="float" office:value="24881" calcext:value-type="float">
            <text:p>24881</text:p>
          </table:table-cell>
          <table:table-cell table:style-name="ce7" table:formula="of:=[.Z302]-[.AC302]" office:value-type="float" office:value="0" calcext:value-type="float">
            <text:p>0</text:p>
          </table:table-cell>
          <table:table-cell table:style-name="ce7" table:number-columns-repeated="994"/>
        </table:table-row>
        <table:table-row table:style-name="ro1">
          <table:table-cell table:style-name="ce2" office:value-type="time" office:time-value="PT8465H00M00S" calcext:value-type="time">
            <text:p>8465:00:00</text:p>
          </table:table-cell>
          <table:table-cell office:value-type="float" office:value="18831.5748" calcext:value-type="float">
            <text:p>18831.5748</text:p>
          </table:table-cell>
          <table:table-cell table:number-columns-repeated="2"/>
          <table:table-cell office:value-type="float" office:value="20906.3083" calcext:value-type="float">
            <text:p>20906.3083</text:p>
          </table:table-cell>
          <table:table-cell table:formula="of:=[.B303]-[.E303]" office:value-type="float" office:value="-2074.7335" calcext:value-type="float">
            <text:p>-2074.7335</text:p>
          </table:table-cell>
          <table:table-cell/>
          <table:table-cell office:value-type="float" office:value="20925.6447" calcext:value-type="float">
            <text:p>20925.6447</text:p>
          </table:table-cell>
          <table:table-cell table:formula="of:=[.E303]-[.H303]" office:value-type="float" office:value="-19.3364000000001" calcext:value-type="float">
            <text:p>-19.3364</text:p>
          </table:table-cell>
          <table:table-cell/>
          <table:table-cell office:value-type="float" office:value="23723.6215" calcext:value-type="float">
            <text:p>23723.6215</text:p>
          </table:table-cell>
          <table:table-cell table:formula="of:=[.H303]-[.K303]" office:value-type="float" office:value="-2797.9768" calcext:value-type="float">
            <text:p>-2797.9768</text:p>
          </table:table-cell>
          <table:table-cell/>
          <table:table-cell office:value-type="float" office:value="23723.6215" calcext:value-type="float">
            <text:p>23723.6215</text:p>
          </table:table-cell>
          <table:table-cell table:formula="of:=[.K303]-[.N303]" office:value-type="float" office:value="0" calcext:value-type="float">
            <text:p>0</text:p>
          </table:table-cell>
          <table:table-cell/>
          <table:table-cell office:value-type="float" office:value="23724.5681" calcext:value-type="float">
            <text:p>23724.5681</text:p>
          </table:table-cell>
          <table:table-cell table:formula="of:=[.N303]-[.Q303]" office:value-type="float" office:value="-0.946599999999307" calcext:value-type="float">
            <text:p>-0.9466</text:p>
          </table:table-cell>
          <table:table-cell/>
          <table:table-cell office:value-type="float" office:value="30336.5" calcext:value-type="float">
            <text:p>30336.5</text:p>
          </table:table-cell>
          <table:table-cell table:formula="of:=[.Q303]-[.T303]" office:value-type="float" office:value="-6611.9319" calcext:value-type="float">
            <text:p>-6611.9319</text:p>
          </table:table-cell>
          <table:table-cell table:number-columns-repeated="4"/>
          <table:table-cell office:value-type="float" office:value="30343" calcext:value-type="float">
            <text:p>30343</text:p>
          </table:table-cell>
          <table:table-cell table:number-columns-repeated="2"/>
          <table:table-cell office:value-type="float" office:value="30343" calcext:value-type="float">
            <text:p>30343</text:p>
          </table:table-cell>
          <table:table-cell table:formula="of:=[.Z303]-[.AC303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26614H00M00S" calcext:value-type="time">
            <text:p>26614:00:00</text:p>
          </table:table-cell>
          <table:table-cell office:value-type="float" office:value="18217.6756" calcext:value-type="float">
            <text:p>18217.6756</text:p>
          </table:table-cell>
          <table:table-cell table:number-columns-repeated="2"/>
          <table:table-cell office:value-type="float" office:value="19913.875" calcext:value-type="float">
            <text:p>19913.875</text:p>
          </table:table-cell>
          <table:table-cell table:formula="of:=[.B304]-[.E304]" office:value-type="float" office:value="-1696.1994" calcext:value-type="float">
            <text:p>-1696.1994</text:p>
          </table:table-cell>
          <table:table-cell/>
          <table:table-cell office:value-type="float" office:value="19331.9018" calcext:value-type="float">
            <text:p>19331.9018</text:p>
          </table:table-cell>
          <table:table-cell table:formula="of:=[.E304]-[.H304]" office:value-type="float" office:value="581.9732" calcext:value-type="float">
            <text:p>581.9732</text:p>
          </table:table-cell>
          <table:table-cell/>
          <table:table-cell office:value-type="float" office:value="20801.0313" calcext:value-type="float">
            <text:p>20801.0313</text:p>
          </table:table-cell>
          <table:table-cell table:formula="of:=[.H304]-[.K304]" office:value-type="float" office:value="-1469.1295" calcext:value-type="float">
            <text:p>-1469.1295</text:p>
          </table:table-cell>
          <table:table-cell/>
          <table:table-cell office:value-type="float" office:value="20801.0312" calcext:value-type="float">
            <text:p>20801.0312</text:p>
          </table:table-cell>
          <table:table-cell table:formula="of:=[.K304]-[.N304]" office:value-type="float" office:value="0.0000999999974737875" calcext:value-type="float">
            <text:p>0.0001</text:p>
          </table:table-cell>
          <table:table-cell/>
          <table:table-cell office:value-type="float" office:value="20801.0313" calcext:value-type="float">
            <text:p>20801.0313</text:p>
          </table:table-cell>
          <table:table-cell table:formula="of:=[.N304]-[.Q304]" office:value-type="float" office:value="-0.0000999999974737875" calcext:value-type="float">
            <text:p>-0.0001</text:p>
          </table:table-cell>
          <table:table-cell/>
          <table:table-cell office:value-type="float" office:value="30159" calcext:value-type="float">
            <text:p>30159</text:p>
          </table:table-cell>
          <table:table-cell table:formula="of:=[.Q304]-[.T304]" office:value-type="float" office:value="-9357.9687" calcext:value-type="float">
            <text:p>-9357.9687</text:p>
          </table:table-cell>
          <table:table-cell table:number-columns-repeated="4"/>
          <table:table-cell office:value-type="float" office:value="30159" calcext:value-type="float">
            <text:p>30159</text:p>
          </table:table-cell>
          <table:table-cell table:number-columns-repeated="2"/>
          <table:table-cell office:value-type="float" office:value="30159" calcext:value-type="float">
            <text:p>30159</text:p>
          </table:table-cell>
          <table:table-cell table:formula="of:=[.Z304]-[.AC304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25327H00M00S" calcext:value-type="time">
            <text:p>25327:00:00</text:p>
          </table:table-cell>
          <table:table-cell office:value-type="float" office:value="13635.6" calcext:value-type="float">
            <text:p>13635.6</text:p>
          </table:table-cell>
          <table:table-cell table:number-columns-repeated="2"/>
          <table:table-cell office:value-type="float" office:value="13635.6" calcext:value-type="float">
            <text:p>13635.6</text:p>
          </table:table-cell>
          <table:table-cell table:formula="of:=[.B305]-[.E305]" office:value-type="float" office:value="0" calcext:value-type="float">
            <text:p>0</text:p>
          </table:table-cell>
          <table:table-cell/>
          <table:table-cell office:value-type="float" office:value="14181.5249" calcext:value-type="float">
            <text:p>14181.5249</text:p>
          </table:table-cell>
          <table:table-cell table:formula="of:=[.E305]-[.H305]" office:value-type="float" office:value="-545.9249" calcext:value-type="float">
            <text:p>-545.9249</text:p>
          </table:table-cell>
          <table:table-cell/>
          <table:table-cell office:value-type="float" office:value="14197.7025" calcext:value-type="float">
            <text:p>14197.7025</text:p>
          </table:table-cell>
          <table:table-cell table:formula="of:=[.H305]-[.K305]" office:value-type="float" office:value="-16.1775999999991" calcext:value-type="float">
            <text:p>-16.1776</text:p>
          </table:table-cell>
          <table:table-cell/>
          <table:table-cell office:value-type="float" office:value="14197.7025" calcext:value-type="float">
            <text:p>14197.7025</text:p>
          </table:table-cell>
          <table:table-cell table:formula="of:=[.K305]-[.N305]" office:value-type="float" office:value="0" calcext:value-type="float">
            <text:p>0</text:p>
          </table:table-cell>
          <table:table-cell/>
          <table:table-cell office:value-type="float" office:value="14197.7025" calcext:value-type="float">
            <text:p>14197.7025</text:p>
          </table:table-cell>
          <table:table-cell table:formula="of:=[.N305]-[.Q305]" office:value-type="float" office:value="0" calcext:value-type="float">
            <text:p>0</text:p>
          </table:table-cell>
          <table:table-cell/>
          <table:table-cell office:value-type="float" office:value="16289" calcext:value-type="float">
            <text:p>16289</text:p>
          </table:table-cell>
          <table:table-cell table:formula="of:=[.Q305]-[.T305]" office:value-type="float" office:value="-2091.2975" calcext:value-type="float">
            <text:p>-2091.2975</text:p>
          </table:table-cell>
          <table:table-cell table:number-columns-repeated="4"/>
          <table:table-cell office:value-type="float" office:value="16289" calcext:value-type="float">
            <text:p>16289</text:p>
          </table:table-cell>
          <table:table-cell table:number-columns-repeated="2"/>
          <table:table-cell office:value-type="float" office:value="16289" calcext:value-type="float">
            <text:p>16289</text:p>
          </table:table-cell>
          <table:table-cell table:formula="of:=[.Z305]-[.AC305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27683H00M00S" calcext:value-type="time">
            <text:p>27683:00:00</text:p>
          </table:table-cell>
          <table:table-cell office:value-type="float" office:value="17867.6078" calcext:value-type="float">
            <text:p>17867.6078</text:p>
          </table:table-cell>
          <table:table-cell table:number-columns-repeated="2"/>
          <table:table-cell office:value-type="float" office:value="19409.625" calcext:value-type="float">
            <text:p>19409.625</text:p>
          </table:table-cell>
          <table:table-cell table:formula="of:=[.B306]-[.E306]" office:value-type="float" office:value="-1542.0172" calcext:value-type="float">
            <text:p>-1542.0172</text:p>
          </table:table-cell>
          <table:table-cell/>
          <table:table-cell office:value-type="float" office:value="19350.875" calcext:value-type="float">
            <text:p>19350.875</text:p>
          </table:table-cell>
          <table:table-cell table:formula="of:=[.E306]-[.H306]" office:value-type="float" office:value="58.75" calcext:value-type="float">
            <text:p>58.75</text:p>
          </table:table-cell>
          <table:table-cell/>
          <table:table-cell office:value-type="float" office:value="20664.6779" calcext:value-type="float">
            <text:p>20664.6779</text:p>
          </table:table-cell>
          <table:table-cell table:formula="of:=[.H306]-[.K306]" office:value-type="float" office:value="-1313.8029" calcext:value-type="float">
            <text:p>-1313.8029</text:p>
          </table:table-cell>
          <table:table-cell/>
          <table:table-cell office:value-type="float" office:value="20664.6779" calcext:value-type="float">
            <text:p>20664.6779</text:p>
          </table:table-cell>
          <table:table-cell table:formula="of:=[.K306]-[.N306]" office:value-type="float" office:value="0" calcext:value-type="float">
            <text:p>0</text:p>
          </table:table-cell>
          <table:table-cell/>
          <table:table-cell office:value-type="float" office:value="20669.5833" calcext:value-type="float">
            <text:p>20669.5833</text:p>
          </table:table-cell>
          <table:table-cell table:formula="of:=[.N306]-[.Q306]" office:value-type="float" office:value="-4.90539999999965" calcext:value-type="float">
            <text:p>-4.9054</text:p>
          </table:table-cell>
          <table:table-cell/>
          <table:table-cell office:value-type="float" office:value="23778" calcext:value-type="float">
            <text:p>23778</text:p>
          </table:table-cell>
          <table:table-cell table:formula="of:=[.Q306]-[.T306]" office:value-type="float" office:value="-3108.4167" calcext:value-type="float">
            <text:p>-3108.4167</text:p>
          </table:table-cell>
          <table:table-cell table:number-columns-repeated="4"/>
          <table:table-cell office:value-type="float" office:value="23778" calcext:value-type="float">
            <text:p>23778</text:p>
          </table:table-cell>
          <table:table-cell table:number-columns-repeated="2"/>
          <table:table-cell office:value-type="float" office:value="23778" calcext:value-type="float">
            <text:p>23778</text:p>
          </table:table-cell>
          <table:table-cell table:formula="of:=[.Z306]-[.AC306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50755H00M00S" calcext:value-type="time">
            <text:p>50755:00:00</text:p>
          </table:table-cell>
          <table:table-cell office:value-type="float" office:value="18933.2583" calcext:value-type="float">
            <text:p>18933.2583</text:p>
          </table:table-cell>
          <table:table-cell table:number-columns-repeated="2"/>
          <table:table-cell office:value-type="float" office:value="20082.1841" calcext:value-type="float">
            <text:p>20082.1841</text:p>
          </table:table-cell>
          <table:table-cell table:formula="of:=[.B307]-[.E307]" office:value-type="float" office:value="-1148.9258" calcext:value-type="float">
            <text:p>-1148.9258</text:p>
          </table:table-cell>
          <table:table-cell/>
          <table:table-cell office:value-type="float" office:value="19964.5" calcext:value-type="float">
            <text:p>19964.5</text:p>
          </table:table-cell>
          <table:table-cell table:formula="of:=[.E307]-[.H307]" office:value-type="float" office:value="117.684099999999" calcext:value-type="float">
            <text:p>117.6841</text:p>
          </table:table-cell>
          <table:table-cell/>
          <table:table-cell office:value-type="float" office:value="21131.863" calcext:value-type="float">
            <text:p>21131.863</text:p>
          </table:table-cell>
          <table:table-cell table:formula="of:=[.H307]-[.K307]" office:value-type="float" office:value="-1167.363" calcext:value-type="float">
            <text:p>-1167.363</text:p>
          </table:table-cell>
          <table:table-cell/>
          <table:table-cell office:value-type="float" office:value="21131.863" calcext:value-type="float">
            <text:p>21131.863</text:p>
          </table:table-cell>
          <table:table-cell table:formula="of:=[.K307]-[.N307]" office:value-type="float" office:value="0" calcext:value-type="float">
            <text:p>0</text:p>
          </table:table-cell>
          <table:table-cell/>
          <table:table-cell office:value-type="float" office:value="21158.3214" calcext:value-type="float">
            <text:p>21158.3214</text:p>
          </table:table-cell>
          <table:table-cell table:formula="of:=[.N307]-[.Q307]" office:value-type="float" office:value="-26.4583999999995" calcext:value-type="float">
            <text:p>-26.4584</text:p>
          </table:table-cell>
          <table:table-cell/>
          <table:table-cell office:value-type="float" office:value="26633" calcext:value-type="float">
            <text:p>26633</text:p>
          </table:table-cell>
          <table:table-cell table:formula="of:=[.Q307]-[.T307]" office:value-type="float" office:value="-5474.6786" calcext:value-type="float">
            <text:p>-5474.6786</text:p>
          </table:table-cell>
          <table:table-cell table:number-columns-repeated="4"/>
          <table:table-cell office:value-type="float" office:value="26633" calcext:value-type="float">
            <text:p>26633</text:p>
          </table:table-cell>
          <table:table-cell table:number-columns-repeated="2"/>
          <table:table-cell office:value-type="float" office:value="26633" calcext:value-type="float">
            <text:p>26633</text:p>
          </table:table-cell>
          <table:table-cell table:formula="of:=[.Z307]-[.AC307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36950H00M00S" calcext:value-type="time">
            <text:p>36950:00:00</text:p>
          </table:table-cell>
          <table:table-cell office:value-type="float" office:value="17318.4053" calcext:value-type="float">
            <text:p>17318.4053</text:p>
          </table:table-cell>
          <table:table-cell table:number-columns-repeated="2"/>
          <table:table-cell office:value-type="float" office:value="19898.9372" calcext:value-type="float">
            <text:p>19898.9372</text:p>
          </table:table-cell>
          <table:table-cell table:formula="of:=[.B308]-[.E308]" office:value-type="float" office:value="-2580.5319" calcext:value-type="float">
            <text:p>-2580.5319</text:p>
          </table:table-cell>
          <table:table-cell/>
          <table:table-cell office:value-type="float" office:value="18772.3055" calcext:value-type="float">
            <text:p>18772.3055</text:p>
          </table:table-cell>
          <table:table-cell table:formula="of:=[.E308]-[.H308]" office:value-type="float" office:value="1126.6317" calcext:value-type="float">
            <text:p>1126.6317</text:p>
          </table:table-cell>
          <table:table-cell/>
          <table:table-cell office:value-type="float" office:value="20808.5" calcext:value-type="float">
            <text:p>20808.5</text:p>
          </table:table-cell>
          <table:table-cell table:formula="of:=[.H308]-[.K308]" office:value-type="float" office:value="-2036.1945" calcext:value-type="float">
            <text:p>-2036.1945</text:p>
          </table:table-cell>
          <table:table-cell/>
          <table:table-cell office:value-type="float" office:value="20808.5" calcext:value-type="float">
            <text:p>20808.5</text:p>
          </table:table-cell>
          <table:table-cell table:formula="of:=[.K308]-[.N308]" office:value-type="float" office:value="0" calcext:value-type="float">
            <text:p>0</text:p>
          </table:table-cell>
          <table:table-cell/>
          <table:table-cell office:value-type="float" office:value="20808.5" calcext:value-type="float">
            <text:p>20808.5</text:p>
          </table:table-cell>
          <table:table-cell table:formula="of:=[.N308]-[.Q308]" office:value-type="float" office:value="0" calcext:value-type="float">
            <text:p>0</text:p>
          </table:table-cell>
          <table:table-cell/>
          <table:table-cell office:value-type="float" office:value="21534" calcext:value-type="float">
            <text:p>21534</text:p>
          </table:table-cell>
          <table:table-cell table:formula="of:=[.Q308]-[.T308]" office:value-type="float" office:value="-725.5" calcext:value-type="float">
            <text:p>-725.5</text:p>
          </table:table-cell>
          <table:table-cell table:number-columns-repeated="4"/>
          <table:table-cell office:value-type="float" office:value="21534" calcext:value-type="float">
            <text:p>21534</text:p>
          </table:table-cell>
          <table:table-cell table:number-columns-repeated="2"/>
          <table:table-cell office:value-type="float" office:value="21534" calcext:value-type="float">
            <text:p>21534</text:p>
          </table:table-cell>
          <table:table-cell table:formula="of:=[.Z308]-[.AC308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7700H00M00S" calcext:value-type="time">
            <text:p>7700:00:00</text:p>
          </table:table-cell>
          <table:table-cell office:value-type="float" office:value="25650.8426" calcext:value-type="float">
            <text:p>25650.8426</text:p>
          </table:table-cell>
          <table:table-cell table:number-columns-repeated="2"/>
          <table:table-cell office:value-type="float" office:value="27791.7633" calcext:value-type="float">
            <text:p>27791.7633</text:p>
          </table:table-cell>
          <table:table-cell table:formula="of:=[.B309]-[.E309]" office:value-type="float" office:value="-2140.9207" calcext:value-type="float">
            <text:p>-2140.9207</text:p>
          </table:table-cell>
          <table:table-cell/>
          <table:table-cell office:value-type="float" office:value="28736.0091" calcext:value-type="float">
            <text:p>28736.0091</text:p>
          </table:table-cell>
          <table:table-cell table:formula="of:=[.E309]-[.H309]" office:value-type="float" office:value="-944.245800000001" calcext:value-type="float">
            <text:p>-944.2458</text:p>
          </table:table-cell>
          <table:table-cell/>
          <table:table-cell office:value-type="float" office:value="31734.1132" calcext:value-type="float">
            <text:p>31734.1132</text:p>
          </table:table-cell>
          <table:table-cell table:formula="of:=[.H309]-[.K309]" office:value-type="float" office:value="-2998.1041" calcext:value-type="float">
            <text:p>-2998.1041</text:p>
          </table:table-cell>
          <table:table-cell/>
          <table:table-cell office:value-type="float" office:value="31734.1132" calcext:value-type="float">
            <text:p>31734.1132</text:p>
          </table:table-cell>
          <table:table-cell table:formula="of:=[.K309]-[.N309]" office:value-type="float" office:value="0" calcext:value-type="float">
            <text:p>0</text:p>
          </table:table-cell>
          <table:table-cell/>
          <table:table-cell office:value-type="float" office:value="31735.0286" calcext:value-type="float">
            <text:p>31735.0286</text:p>
          </table:table-cell>
          <table:table-cell table:formula="of:=[.N309]-[.Q309]" office:value-type="float" office:value="-0.915400000001682" calcext:value-type="float">
            <text:p>-0.9154</text:p>
          </table:table-cell>
          <table:table-cell/>
          <table:table-cell office:value-type="float" office:value="34460" calcext:value-type="float">
            <text:p>34460</text:p>
          </table:table-cell>
          <table:table-cell table:formula="of:=[.Q309]-[.T309]" office:value-type="float" office:value="-2724.9714" calcext:value-type="float">
            <text:p>-2724.9714</text:p>
          </table:table-cell>
          <table:table-cell table:number-columns-repeated="4"/>
          <table:table-cell office:value-type="float" office:value="34460" calcext:value-type="float">
            <text:p>34460</text:p>
          </table:table-cell>
          <table:table-cell table:number-columns-repeated="2"/>
          <table:table-cell office:value-type="float" office:value="34460" calcext:value-type="float">
            <text:p>34460</text:p>
          </table:table-cell>
          <table:table-cell table:formula="of:=[.Z309]-[.AC309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44220H00M00S" calcext:value-type="time">
            <text:p>44220:00:00</text:p>
          </table:table-cell>
          <table:table-cell office:value-type="float" office:value="22077.8738" calcext:value-type="float">
            <text:p>22077.8738</text:p>
          </table:table-cell>
          <table:table-cell table:number-columns-repeated="2"/>
          <table:table-cell office:value-type="float" office:value="24203.5259" calcext:value-type="float">
            <text:p>24203.5259</text:p>
          </table:table-cell>
          <table:table-cell table:formula="of:=[.B310]-[.E310]" office:value-type="float" office:value="-2125.6521" calcext:value-type="float">
            <text:p>-2125.6521</text:p>
          </table:table-cell>
          <table:table-cell/>
          <table:table-cell office:value-type="float" office:value="24549.5476" calcext:value-type="float">
            <text:p>24549.5476</text:p>
          </table:table-cell>
          <table:table-cell table:formula="of:=[.E310]-[.H310]" office:value-type="float" office:value="-346.021700000001" calcext:value-type="float">
            <text:p>-346.0217</text:p>
          </table:table-cell>
          <table:table-cell/>
          <table:table-cell office:value-type="float" office:value="26844.5556" calcext:value-type="float">
            <text:p>26844.5556</text:p>
          </table:table-cell>
          <table:table-cell table:formula="of:=[.H310]-[.K310]" office:value-type="float" office:value="-2295.008" calcext:value-type="float">
            <text:p>-2295.008</text:p>
          </table:table-cell>
          <table:table-cell/>
          <table:table-cell office:value-type="float" office:value="26844.5556" calcext:value-type="float">
            <text:p>26844.5556</text:p>
          </table:table-cell>
          <table:table-cell table:formula="of:=[.K310]-[.N310]" office:value-type="float" office:value="0" calcext:value-type="float">
            <text:p>0</text:p>
          </table:table-cell>
          <table:table-cell/>
          <table:table-cell office:value-type="float" office:value="26844.5556" calcext:value-type="float">
            <text:p>26844.5556</text:p>
          </table:table-cell>
          <table:table-cell table:formula="of:=[.N310]-[.Q310]" office:value-type="float" office:value="0" calcext:value-type="float">
            <text:p>0</text:p>
          </table:table-cell>
          <table:table-cell/>
          <table:table-cell office:value-type="float" office:value="30504" calcext:value-type="float">
            <text:p>30504</text:p>
          </table:table-cell>
          <table:table-cell table:formula="of:=[.Q310]-[.T310]" office:value-type="float" office:value="-3659.4444" calcext:value-type="float">
            <text:p>-3659.4444</text:p>
          </table:table-cell>
          <table:table-cell table:number-columns-repeated="4"/>
          <table:table-cell office:value-type="float" office:value="30504" calcext:value-type="float">
            <text:p>30504</text:p>
          </table:table-cell>
          <table:table-cell table:number-columns-repeated="2"/>
          <table:table-cell office:value-type="float" office:value="30504" calcext:value-type="float">
            <text:p>30504</text:p>
          </table:table-cell>
          <table:table-cell table:formula="of:=[.Z310]-[.AC310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11459H00M00S" calcext:value-type="time">
            <text:p>11459:00:00</text:p>
          </table:table-cell>
          <table:table-cell office:value-type="float" office:value="20575.1337" calcext:value-type="float">
            <text:p>20575.1337</text:p>
          </table:table-cell>
          <table:table-cell table:number-columns-repeated="2"/>
          <table:table-cell office:value-type="float" office:value="20956.4676" calcext:value-type="float">
            <text:p>20956.4676</text:p>
          </table:table-cell>
          <table:table-cell table:formula="of:=[.B311]-[.E311]" office:value-type="float" office:value="-381.333900000001" calcext:value-type="float">
            <text:p>-381.3339</text:p>
          </table:table-cell>
          <table:table-cell/>
          <table:table-cell office:value-type="float" office:value="21908.3369" calcext:value-type="float">
            <text:p>21908.3369</text:p>
          </table:table-cell>
          <table:table-cell table:formula="of:=[.E311]-[.H311]" office:value-type="float" office:value="-951.869299999999" calcext:value-type="float">
            <text:p>-951.8693</text:p>
          </table:table-cell>
          <table:table-cell/>
          <table:table-cell office:value-type="float" office:value="22272.4412" calcext:value-type="float">
            <text:p>22272.4412</text:p>
          </table:table-cell>
          <table:table-cell table:formula="of:=[.H311]-[.K311]" office:value-type="float" office:value="-364.104300000003" calcext:value-type="float">
            <text:p>-364.1043</text:p>
          </table:table-cell>
          <table:table-cell/>
          <table:table-cell office:value-type="float" office:value="22272.4412" calcext:value-type="float">
            <text:p>22272.4412</text:p>
          </table:table-cell>
          <table:table-cell table:formula="of:=[.K311]-[.N311]" office:value-type="float" office:value="0" calcext:value-type="float">
            <text:p>0</text:p>
          </table:table-cell>
          <table:table-cell/>
          <table:table-cell office:value-type="float" office:value="22272.4412" calcext:value-type="float">
            <text:p>22272.4412</text:p>
          </table:table-cell>
          <table:table-cell table:formula="of:=[.N311]-[.Q311]" office:value-type="float" office:value="0" calcext:value-type="float">
            <text:p>0</text:p>
          </table:table-cell>
          <table:table-cell/>
          <table:table-cell office:value-type="float" office:value="25401" calcext:value-type="float">
            <text:p>25401</text:p>
          </table:table-cell>
          <table:table-cell table:formula="of:=[.Q311]-[.T311]" office:value-type="float" office:value="-3128.5588" calcext:value-type="float">
            <text:p>-3128.5588</text:p>
          </table:table-cell>
          <table:table-cell table:number-columns-repeated="4"/>
          <table:table-cell office:value-type="float" office:value="25401" calcext:value-type="float">
            <text:p>25401</text:p>
          </table:table-cell>
          <table:table-cell table:number-columns-repeated="2"/>
          <table:table-cell office:value-type="float" office:value="25401" calcext:value-type="float">
            <text:p>25401</text:p>
          </table:table-cell>
          <table:table-cell table:formula="of:=[.Z311]-[.AC311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60291H00M00S" calcext:value-type="time">
            <text:p>60291:00:00</text:p>
          </table:table-cell>
          <table:table-cell office:value-type="float" office:value="20435.5646" calcext:value-type="float">
            <text:p>20435.5646</text:p>
          </table:table-cell>
          <table:table-cell table:number-columns-repeated="2"/>
          <table:table-cell office:value-type="float" office:value="21829.5811" calcext:value-type="float">
            <text:p>21829.5811</text:p>
          </table:table-cell>
          <table:table-cell table:formula="of:=[.B312]-[.E312]" office:value-type="float" office:value="-1394.0165" calcext:value-type="float">
            <text:p>-1394.0165</text:p>
          </table:table-cell>
          <table:table-cell/>
          <table:table-cell office:value-type="float" office:value="22270.4701" calcext:value-type="float">
            <text:p>22270.4701</text:p>
          </table:table-cell>
          <table:table-cell table:formula="of:=[.E312]-[.H312]" office:value-type="float" office:value="-440.888999999999" calcext:value-type="float">
            <text:p>-440.889</text:p>
          </table:table-cell>
          <table:table-cell/>
          <table:table-cell office:value-type="float" office:value="23259.4072" calcext:value-type="float">
            <text:p>23259.4072</text:p>
          </table:table-cell>
          <table:table-cell table:formula="of:=[.H312]-[.K312]" office:value-type="float" office:value="-988.937100000003" calcext:value-type="float">
            <text:p>-988.9371</text:p>
          </table:table-cell>
          <table:table-cell/>
          <table:table-cell office:value-type="float" office:value="23259.4072" calcext:value-type="float">
            <text:p>23259.4072</text:p>
          </table:table-cell>
          <table:table-cell table:formula="of:=[.K312]-[.N312]" office:value-type="float" office:value="0" calcext:value-type="float">
            <text:p>0</text:p>
          </table:table-cell>
          <table:table-cell/>
          <table:table-cell office:value-type="float" office:value="23259.4072" calcext:value-type="float">
            <text:p>23259.4072</text:p>
          </table:table-cell>
          <table:table-cell table:formula="of:=[.N312]-[.Q312]" office:value-type="float" office:value="0" calcext:value-type="float">
            <text:p>0</text:p>
          </table:table-cell>
          <table:table-cell/>
          <table:table-cell office:value-type="float" office:value="24853" calcext:value-type="float">
            <text:p>24853</text:p>
          </table:table-cell>
          <table:table-cell table:formula="of:=[.Q312]-[.T312]" office:value-type="float" office:value="-1593.5928" calcext:value-type="float">
            <text:p>-1593.5928</text:p>
          </table:table-cell>
          <table:table-cell table:number-columns-repeated="4"/>
          <table:table-cell office:value-type="float" office:value="24853" calcext:value-type="float">
            <text:p>24853</text:p>
          </table:table-cell>
          <table:table-cell table:number-columns-repeated="2"/>
          <table:table-cell office:value-type="float" office:value="24853" calcext:value-type="float">
            <text:p>24853</text:p>
          </table:table-cell>
          <table:table-cell table:formula="of:=[.Z312]-[.AC312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33688H00M00S" calcext:value-type="time">
            <text:p>33688:00:00</text:p>
          </table:table-cell>
          <table:table-cell office:value-type="float" office:value="18371.4421" calcext:value-type="float">
            <text:p>18371.4421</text:p>
          </table:table-cell>
          <table:table-cell table:number-columns-repeated="2"/>
          <table:table-cell office:value-type="float" office:value="19156.7644" calcext:value-type="float">
            <text:p>19156.7644</text:p>
          </table:table-cell>
          <table:table-cell table:formula="of:=[.B313]-[.E313]" office:value-type="float" office:value="-785.3223" calcext:value-type="float">
            <text:p>-785.3223</text:p>
          </table:table-cell>
          <table:table-cell/>
          <table:table-cell office:value-type="float" office:value="19439.8284" calcext:value-type="float">
            <text:p>19439.8284</text:p>
          </table:table-cell>
          <table:table-cell table:formula="of:=[.E313]-[.H313]" office:value-type="float" office:value="-283.063999999998" calcext:value-type="float">
            <text:p>-283.064</text:p>
          </table:table-cell>
          <table:table-cell/>
          <table:table-cell office:value-type="float" office:value="20422.8636" calcext:value-type="float">
            <text:p>20422.8636</text:p>
          </table:table-cell>
          <table:table-cell table:formula="of:=[.H313]-[.K313]" office:value-type="float" office:value="-983.035200000002" calcext:value-type="float">
            <text:p>-983.0352</text:p>
          </table:table-cell>
          <table:table-cell/>
          <table:table-cell office:value-type="float" office:value="20422.8636" calcext:value-type="float">
            <text:p>20422.8636</text:p>
          </table:table-cell>
          <table:table-cell table:formula="of:=[.K313]-[.N313]" office:value-type="float" office:value="0" calcext:value-type="float">
            <text:p>0</text:p>
          </table:table-cell>
          <table:table-cell/>
          <table:table-cell office:value-type="float" office:value="20422.8636" calcext:value-type="float">
            <text:p>20422.8636</text:p>
          </table:table-cell>
          <table:table-cell table:formula="of:=[.N313]-[.Q313]" office:value-type="float" office:value="0" calcext:value-type="float">
            <text:p>0</text:p>
          </table:table-cell>
          <table:table-cell/>
          <table:table-cell office:value-type="float" office:value="23365" calcext:value-type="float">
            <text:p>23365</text:p>
          </table:table-cell>
          <table:table-cell table:formula="of:=[.Q313]-[.T313]" office:value-type="float" office:value="-2942.1364" calcext:value-type="float">
            <text:p>-2942.1364</text:p>
          </table:table-cell>
          <table:table-cell table:number-columns-repeated="4"/>
          <table:table-cell office:value-type="float" office:value="23365" calcext:value-type="float">
            <text:p>23365</text:p>
          </table:table-cell>
          <table:table-cell table:number-columns-repeated="2"/>
          <table:table-cell office:value-type="float" office:value="23365" calcext:value-type="float">
            <text:p>23365</text:p>
          </table:table-cell>
          <table:table-cell table:formula="of:=[.Z313]-[.AC313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43111H00M00S" calcext:value-type="time">
            <text:p>43111:00:00</text:p>
          </table:table-cell>
          <table:table-cell office:value-type="float" office:value="25412.2498" calcext:value-type="float">
            <text:p>25412.2498</text:p>
          </table:table-cell>
          <table:table-cell table:number-columns-repeated="2"/>
          <table:table-cell office:value-type="float" office:value="26809.2496" calcext:value-type="float">
            <text:p>26809.2496</text:p>
          </table:table-cell>
          <table:table-cell table:formula="of:=[.B314]-[.E314]" office:value-type="float" office:value="-1396.9998" calcext:value-type="float">
            <text:p>-1396.9998</text:p>
          </table:table-cell>
          <table:table-cell/>
          <table:table-cell office:value-type="float" office:value="26601.6399" calcext:value-type="float">
            <text:p>26601.6399</text:p>
          </table:table-cell>
          <table:table-cell table:formula="of:=[.E314]-[.H314]" office:value-type="float" office:value="207.609700000001" calcext:value-type="float">
            <text:p>207.6097</text:p>
          </table:table-cell>
          <table:table-cell/>
          <table:table-cell office:value-type="float" office:value="27898.5833" calcext:value-type="float">
            <text:p>27898.5833</text:p>
          </table:table-cell>
          <table:table-cell table:formula="of:=[.H314]-[.K314]" office:value-type="float" office:value="-1296.9434" calcext:value-type="float">
            <text:p>-1296.9434</text:p>
          </table:table-cell>
          <table:table-cell/>
          <table:table-cell office:value-type="float" office:value="27898.5833" calcext:value-type="float">
            <text:p>27898.5833</text:p>
          </table:table-cell>
          <table:table-cell table:formula="of:=[.K314]-[.N314]" office:value-type="float" office:value="0" calcext:value-type="float">
            <text:p>0</text:p>
          </table:table-cell>
          <table:table-cell/>
          <table:table-cell office:value-type="float" office:value="27898.5833" calcext:value-type="float">
            <text:p>27898.5833</text:p>
          </table:table-cell>
          <table:table-cell table:formula="of:=[.N314]-[.Q314]" office:value-type="float" office:value="0" calcext:value-type="float">
            <text:p>0</text:p>
          </table:table-cell>
          <table:table-cell/>
          <table:table-cell office:value-type="float" office:value="35725" calcext:value-type="float">
            <text:p>35725</text:p>
          </table:table-cell>
          <table:table-cell table:formula="of:=[.Q314]-[.T314]" office:value-type="float" office:value="-7826.4167" calcext:value-type="float">
            <text:p>-7826.4167</text:p>
          </table:table-cell>
          <table:table-cell table:number-columns-repeated="4"/>
          <table:table-cell office:value-type="float" office:value="35725" calcext:value-type="float">
            <text:p>35725</text:p>
          </table:table-cell>
          <table:table-cell table:number-columns-repeated="2"/>
          <table:table-cell office:value-type="float" office:value="35725" calcext:value-type="float">
            <text:p>35725</text:p>
          </table:table-cell>
          <table:table-cell table:formula="of:=[.Z314]-[.AC314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25894H00M00S" calcext:value-type="time">
            <text:p>25894:00:00</text:p>
          </table:table-cell>
          <table:table-cell office:value-type="float" office:value="33538.7065" calcext:value-type="float">
            <text:p>33538.7065</text:p>
          </table:table-cell>
          <table:table-cell table:number-columns-repeated="2"/>
          <table:table-cell office:value-type="float" office:value="37058.317" calcext:value-type="float">
            <text:p>37058.317</text:p>
          </table:table-cell>
          <table:table-cell table:formula="of:=[.B315]-[.E315]" office:value-type="float" office:value="-3519.6105" calcext:value-type="float">
            <text:p>-3519.6105</text:p>
          </table:table-cell>
          <table:table-cell/>
          <table:table-cell office:value-type="float" office:value="36198.7" calcext:value-type="float">
            <text:p>36198.7</text:p>
          </table:table-cell>
          <table:table-cell table:formula="of:=[.E315]-[.H315]" office:value-type="float" office:value="859.617000000006" calcext:value-type="float">
            <text:p>859.617</text:p>
          </table:table-cell>
          <table:table-cell/>
          <table:table-cell office:value-type="float" office:value="42011.4625" calcext:value-type="float">
            <text:p>42011.4625</text:p>
          </table:table-cell>
          <table:table-cell table:formula="of:=[.H315]-[.K315]" office:value-type="float" office:value="-5812.7625" calcext:value-type="float">
            <text:p>-5812.7625</text:p>
          </table:table-cell>
          <table:table-cell/>
          <table:table-cell office:value-type="float" office:value="42011.4625" calcext:value-type="float">
            <text:p>42011.4625</text:p>
          </table:table-cell>
          <table:table-cell table:formula="of:=[.K315]-[.N315]" office:value-type="float" office:value="0" calcext:value-type="float">
            <text:p>0</text:p>
          </table:table-cell>
          <table:table-cell/>
          <table:table-cell office:value-type="float" office:value="42045.7476" calcext:value-type="float">
            <text:p>42045.7476</text:p>
          </table:table-cell>
          <table:table-cell table:formula="of:=[.N315]-[.Q315]" office:value-type="float" office:value="-34.285100000001" calcext:value-type="float">
            <text:p>-34.2851</text:p>
          </table:table-cell>
          <table:table-cell/>
          <table:table-cell office:value-type="float" office:value="46879" calcext:value-type="float">
            <text:p>46879</text:p>
          </table:table-cell>
          <table:table-cell table:formula="of:=[.Q315]-[.T315]" office:value-type="float" office:value="-4833.2524" calcext:value-type="float">
            <text:p>-4833.2524</text:p>
          </table:table-cell>
          <table:table-cell table:number-columns-repeated="4"/>
          <table:table-cell office:value-type="float" office:value="46879" calcext:value-type="float">
            <text:p>46879</text:p>
          </table:table-cell>
          <table:table-cell table:number-columns-repeated="2"/>
          <table:table-cell office:value-type="float" office:value="46879" calcext:value-type="float">
            <text:p>46879</text:p>
          </table:table-cell>
          <table:table-cell table:formula="of:=[.Z315]-[.AC315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10725H00M00S" calcext:value-type="time">
            <text:p>10725:00:00</text:p>
          </table:table-cell>
          <table:table-cell office:value-type="float" office:value="19552.9651" calcext:value-type="float">
            <text:p>19552.9651</text:p>
          </table:table-cell>
          <table:table-cell table:number-columns-repeated="2"/>
          <table:table-cell office:value-type="float" office:value="24040.8597" calcext:value-type="float">
            <text:p>24040.8597</text:p>
          </table:table-cell>
          <table:table-cell table:formula="of:=[.B316]-[.E316]" office:value-type="float" office:value="-4487.8946" calcext:value-type="float">
            <text:p>-4487.8946</text:p>
          </table:table-cell>
          <table:table-cell/>
          <table:table-cell office:value-type="float" office:value="21313.6277" calcext:value-type="float">
            <text:p>21313.6277</text:p>
          </table:table-cell>
          <table:table-cell table:formula="of:=[.E316]-[.H316]" office:value-type="float" office:value="2727.232" calcext:value-type="float">
            <text:p>2727.232</text:p>
          </table:table-cell>
          <table:table-cell/>
          <table:table-cell office:value-type="float" office:value="25518.0064" calcext:value-type="float">
            <text:p>25518.0064</text:p>
          </table:table-cell>
          <table:table-cell table:formula="of:=[.H316]-[.K316]" office:value-type="float" office:value="-4204.3787" calcext:value-type="float">
            <text:p>-4204.3787</text:p>
          </table:table-cell>
          <table:table-cell/>
          <table:table-cell office:value-type="float" office:value="25518.0064" calcext:value-type="float">
            <text:p>25518.0064</text:p>
          </table:table-cell>
          <table:table-cell table:formula="of:=[.K316]-[.N316]" office:value-type="float" office:value="0" calcext:value-type="float">
            <text:p>0</text:p>
          </table:table-cell>
          <table:table-cell/>
          <table:table-cell office:value-type="float" office:value="25520.2664" calcext:value-type="float">
            <text:p>25520.2664</text:p>
          </table:table-cell>
          <table:table-cell table:formula="of:=[.N316]-[.Q316]" office:value-type="float" office:value="-2.26000000000204" calcext:value-type="float">
            <text:p>-2.26</text:p>
          </table:table-cell>
          <table:table-cell/>
          <table:table-cell office:value-type="float" office:value="32040" calcext:value-type="float">
            <text:p>32040</text:p>
          </table:table-cell>
          <table:table-cell table:formula="of:=[.Q316]-[.T316]" office:value-type="float" office:value="-6519.7336" calcext:value-type="float">
            <text:p>-6519.7336</text:p>
          </table:table-cell>
          <table:table-cell table:number-columns-repeated="4"/>
          <table:table-cell office:value-type="float" office:value="32040" calcext:value-type="float">
            <text:p>32040</text:p>
          </table:table-cell>
          <table:table-cell table:number-columns-repeated="2"/>
          <table:table-cell office:value-type="float" office:value="32040" calcext:value-type="float">
            <text:p>32040</text:p>
          </table:table-cell>
          <table:table-cell table:formula="of:=[.Z316]-[.AC316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44751H00M00S" calcext:value-type="time">
            <text:p>44751:00:00</text:p>
          </table:table-cell>
          <table:table-cell office:value-type="float" office:value="15873.7851" calcext:value-type="float">
            <text:p>15873.7851</text:p>
          </table:table-cell>
          <table:table-cell table:number-columns-repeated="2"/>
          <table:table-cell office:value-type="float" office:value="17160.4384" calcext:value-type="float">
            <text:p>17160.4384</text:p>
          </table:table-cell>
          <table:table-cell table:formula="of:=[.B317]-[.E317]" office:value-type="float" office:value="-1286.6533" calcext:value-type="float">
            <text:p>-1286.6533</text:p>
          </table:table-cell>
          <table:table-cell/>
          <table:table-cell office:value-type="float" office:value="16934.948" calcext:value-type="float">
            <text:p>16934.948</text:p>
          </table:table-cell>
          <table:table-cell table:formula="of:=[.E317]-[.H317]" office:value-type="float" office:value="225.490399999999" calcext:value-type="float">
            <text:p>225.4904</text:p>
          </table:table-cell>
          <table:table-cell/>
          <table:table-cell office:value-type="float" office:value="18769.133" calcext:value-type="float">
            <text:p>18769.133</text:p>
          </table:table-cell>
          <table:table-cell table:formula="of:=[.H317]-[.K317]" office:value-type="float" office:value="-1834.185" calcext:value-type="float">
            <text:p>-1834.185</text:p>
          </table:table-cell>
          <table:table-cell/>
          <table:table-cell office:value-type="float" office:value="18769.133" calcext:value-type="float">
            <text:p>18769.133</text:p>
          </table:table-cell>
          <table:table-cell table:formula="of:=[.K317]-[.N317]" office:value-type="float" office:value="0" calcext:value-type="float">
            <text:p>0</text:p>
          </table:table-cell>
          <table:table-cell/>
          <table:table-cell office:value-type="float" office:value="18770.2839" calcext:value-type="float">
            <text:p>18770.2839</text:p>
          </table:table-cell>
          <table:table-cell table:formula="of:=[.N317]-[.Q317]" office:value-type="float" office:value="-1.15089999999691" calcext:value-type="float">
            <text:p>-1.1509</text:p>
          </table:table-cell>
          <table:table-cell/>
          <table:table-cell office:value-type="float" office:value="24562" calcext:value-type="float">
            <text:p>24562</text:p>
          </table:table-cell>
          <table:table-cell table:formula="of:=[.Q317]-[.T317]" office:value-type="float" office:value="-5791.7161" calcext:value-type="float">
            <text:p>-5791.7161</text:p>
          </table:table-cell>
          <table:table-cell table:number-columns-repeated="4"/>
          <table:table-cell office:value-type="float" office:value="24562" calcext:value-type="float">
            <text:p>24562</text:p>
          </table:table-cell>
          <table:table-cell table:number-columns-repeated="2"/>
          <table:table-cell office:value-type="float" office:value="24562" calcext:value-type="float">
            <text:p>24562</text:p>
          </table:table-cell>
          <table:table-cell table:formula="of:=[.Z317]-[.AC317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7120H00M00S" calcext:value-type="time">
            <text:p>7120:00:00</text:p>
          </table:table-cell>
          <table:table-cell office:value-type="float" office:value="11464.0789" calcext:value-type="float">
            <text:p>11464.0789</text:p>
          </table:table-cell>
          <table:table-cell table:number-columns-repeated="2"/>
          <table:table-cell office:value-type="float" office:value="12452.1609" calcext:value-type="float">
            <text:p>12452.1609</text:p>
          </table:table-cell>
          <table:table-cell table:formula="of:=[.B318]-[.E318]" office:value-type="float" office:value="-988.082" calcext:value-type="float">
            <text:p>-988.082</text:p>
          </table:table-cell>
          <table:table-cell/>
          <table:table-cell office:value-type="float" office:value="12340.3333" calcext:value-type="float">
            <text:p>12340.3333</text:p>
          </table:table-cell>
          <table:table-cell table:formula="of:=[.E318]-[.H318]" office:value-type="float" office:value="111.827600000001" calcext:value-type="float">
            <text:p>111.8276</text:p>
          </table:table-cell>
          <table:table-cell/>
          <table:table-cell office:value-type="float" office:value="13723.0704" calcext:value-type="float">
            <text:p>13723.0704</text:p>
          </table:table-cell>
          <table:table-cell table:formula="of:=[.H318]-[.K318]" office:value-type="float" office:value="-1382.7371" calcext:value-type="float">
            <text:p>-1382.7371</text:p>
          </table:table-cell>
          <table:table-cell/>
          <table:table-cell office:value-type="float" office:value="13723.0704" calcext:value-type="float">
            <text:p>13723.0704</text:p>
          </table:table-cell>
          <table:table-cell table:formula="of:=[.K318]-[.N318]" office:value-type="float" office:value="0" calcext:value-type="float">
            <text:p>0</text:p>
          </table:table-cell>
          <table:table-cell/>
          <table:table-cell office:value-type="float" office:value="13723.5636" calcext:value-type="float">
            <text:p>13723.5636</text:p>
          </table:table-cell>
          <table:table-cell table:formula="of:=[.N318]-[.Q318]" office:value-type="float" office:value="-0.493199999998978" calcext:value-type="float">
            <text:p>-0.4932</text:p>
          </table:table-cell>
          <table:table-cell/>
          <table:table-cell office:value-type="float" office:value="16845" calcext:value-type="float">
            <text:p>16845</text:p>
          </table:table-cell>
          <table:table-cell table:formula="of:=[.Q318]-[.T318]" office:value-type="float" office:value="-3121.4364" calcext:value-type="float">
            <text:p>-3121.4364</text:p>
          </table:table-cell>
          <table:table-cell table:number-columns-repeated="4"/>
          <table:table-cell office:value-type="float" office:value="16973" calcext:value-type="float">
            <text:p>16973</text:p>
          </table:table-cell>
          <table:table-cell table:number-columns-repeated="2"/>
          <table:table-cell office:value-type="float" office:value="16973" calcext:value-type="float">
            <text:p>16973</text:p>
          </table:table-cell>
          <table:table-cell table:formula="of:=[.Z318]-[.AC318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10884H00M00S" calcext:value-type="time">
            <text:p>10884:00:00</text:p>
          </table:table-cell>
          <table:table-cell office:value-type="float" office:value="14613.8157" calcext:value-type="float">
            <text:p>14613.8157</text:p>
          </table:table-cell>
          <table:table-cell table:number-columns-repeated="2"/>
          <table:table-cell office:value-type="float" office:value="15301.2333" calcext:value-type="float">
            <text:p>15301.2333</text:p>
          </table:table-cell>
          <table:table-cell table:formula="of:=[.B319]-[.E319]" office:value-type="float" office:value="-687.417600000001" calcext:value-type="float">
            <text:p>-687.4176</text:p>
          </table:table-cell>
          <table:table-cell/>
          <table:table-cell office:value-type="float" office:value="15915.0761" calcext:value-type="float">
            <text:p>15915.0761</text:p>
          </table:table-cell>
          <table:table-cell table:formula="of:=[.E319]-[.H319]" office:value-type="float" office:value="-613.8428" calcext:value-type="float">
            <text:p>-613.8428</text:p>
          </table:table-cell>
          <table:table-cell/>
          <table:table-cell office:value-type="float" office:value="16312.6667" calcext:value-type="float">
            <text:p>16312.6667</text:p>
          </table:table-cell>
          <table:table-cell table:formula="of:=[.H319]-[.K319]" office:value-type="float" office:value="-397.5906" calcext:value-type="float">
            <text:p>-397.5906</text:p>
          </table:table-cell>
          <table:table-cell/>
          <table:table-cell office:value-type="float" office:value="16312.6667" calcext:value-type="float">
            <text:p>16312.6667</text:p>
          </table:table-cell>
          <table:table-cell table:formula="of:=[.K319]-[.N319]" office:value-type="float" office:value="0" calcext:value-type="float">
            <text:p>0</text:p>
          </table:table-cell>
          <table:table-cell/>
          <table:table-cell office:value-type="float" office:value="16312.6667" calcext:value-type="float">
            <text:p>16312.6667</text:p>
          </table:table-cell>
          <table:table-cell table:formula="of:=[.N319]-[.Q319]" office:value-type="float" office:value="0" calcext:value-type="float">
            <text:p>0</text:p>
          </table:table-cell>
          <table:table-cell/>
          <table:table-cell office:value-type="float" office:value="19242" calcext:value-type="float">
            <text:p>19242</text:p>
          </table:table-cell>
          <table:table-cell table:formula="of:=[.Q319]-[.T319]" office:value-type="float" office:value="-2929.3333" calcext:value-type="float">
            <text:p>-2929.3333</text:p>
          </table:table-cell>
          <table:table-cell table:number-columns-repeated="4"/>
          <table:table-cell office:value-type="float" office:value="19242" calcext:value-type="float">
            <text:p>19242</text:p>
          </table:table-cell>
          <table:table-cell table:number-columns-repeated="2"/>
          <table:table-cell office:value-type="float" office:value="19242" calcext:value-type="float">
            <text:p>19242</text:p>
          </table:table-cell>
          <table:table-cell table:formula="of:=[.Z319]-[.AC319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4304H00M00S" calcext:value-type="time">
            <text:p>4304:00:00</text:p>
          </table:table-cell>
          <table:table-cell office:value-type="float" office:value="14803.2528" calcext:value-type="float">
            <text:p>14803.2528</text:p>
          </table:table-cell>
          <table:table-cell table:number-columns-repeated="2"/>
          <table:table-cell office:value-type="float" office:value="16313.9859" calcext:value-type="float">
            <text:p>16313.9859</text:p>
          </table:table-cell>
          <table:table-cell table:formula="of:=[.B320]-[.E320]" office:value-type="float" office:value="-1510.7331" calcext:value-type="float">
            <text:p>-1510.7331</text:p>
          </table:table-cell>
          <table:table-cell/>
          <table:table-cell office:value-type="float" office:value="15531.7844" calcext:value-type="float">
            <text:p>15531.7844</text:p>
          </table:table-cell>
          <table:table-cell table:formula="of:=[.E320]-[.H320]" office:value-type="float" office:value="782.201499999999" calcext:value-type="float">
            <text:p>782.2015</text:p>
          </table:table-cell>
          <table:table-cell/>
          <table:table-cell office:value-type="float" office:value="17200.5231" calcext:value-type="float">
            <text:p>17200.5231</text:p>
          </table:table-cell>
          <table:table-cell table:formula="of:=[.H320]-[.K320]" office:value-type="float" office:value="-1668.7387" calcext:value-type="float">
            <text:p>-1668.7387</text:p>
          </table:table-cell>
          <table:table-cell/>
          <table:table-cell office:value-type="float" office:value="17200.5231" calcext:value-type="float">
            <text:p>17200.5231</text:p>
          </table:table-cell>
          <table:table-cell table:formula="of:=[.K320]-[.N320]" office:value-type="float" office:value="0" calcext:value-type="float">
            <text:p>0</text:p>
          </table:table-cell>
          <table:table-cell/>
          <table:table-cell office:value-type="float" office:value="17200.6952" calcext:value-type="float">
            <text:p>17200.6952</text:p>
          </table:table-cell>
          <table:table-cell table:formula="of:=[.N320]-[.Q320]" office:value-type="float" office:value="-0.172099999999773" calcext:value-type="float">
            <text:p>-0.1721</text:p>
          </table:table-cell>
          <table:table-cell/>
          <table:table-cell office:value-type="float" office:value="21260" calcext:value-type="float">
            <text:p>21260</text:p>
          </table:table-cell>
          <table:table-cell table:formula="of:=[.Q320]-[.T320]" office:value-type="float" office:value="-4059.3048" calcext:value-type="float">
            <text:p>-4059.3048</text:p>
          </table:table-cell>
          <table:table-cell table:number-columns-repeated="4"/>
          <table:table-cell office:value-type="float" office:value="21260" calcext:value-type="float">
            <text:p>21260</text:p>
          </table:table-cell>
          <table:table-cell table:number-columns-repeated="2"/>
          <table:table-cell office:value-type="float" office:value="21260" calcext:value-type="float">
            <text:p>21260</text:p>
          </table:table-cell>
          <table:table-cell table:formula="of:=[.Z320]-[.AC320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47312H00M00S" calcext:value-type="time">
            <text:p>47312:00:00</text:p>
          </table:table-cell>
          <table:table-cell office:value-type="float" office:value="16563.9772" calcext:value-type="float">
            <text:p>16563.9772</text:p>
          </table:table-cell>
          <table:table-cell table:number-columns-repeated="2"/>
          <table:table-cell office:value-type="float" office:value="19374.0729" calcext:value-type="float">
            <text:p>19374.0729</text:p>
          </table:table-cell>
          <table:table-cell table:formula="of:=[.B321]-[.E321]" office:value-type="float" office:value="-2810.0957" calcext:value-type="float">
            <text:p>-2810.0957</text:p>
          </table:table-cell>
          <table:table-cell/>
          <table:table-cell office:value-type="float" office:value="17771.0431" calcext:value-type="float">
            <text:p>17771.0431</text:p>
          </table:table-cell>
          <table:table-cell table:formula="of:=[.E321]-[.H321]" office:value-type="float" office:value="1603.0298" calcext:value-type="float">
            <text:p>1603.0298</text:p>
          </table:table-cell>
          <table:table-cell/>
          <table:table-cell office:value-type="float" office:value="20236.3188" calcext:value-type="float">
            <text:p>20236.3188</text:p>
          </table:table-cell>
          <table:table-cell table:formula="of:=[.H321]-[.K321]" office:value-type="float" office:value="-2465.2757" calcext:value-type="float">
            <text:p>-2465.2757</text:p>
          </table:table-cell>
          <table:table-cell/>
          <table:table-cell office:value-type="float" office:value="20236.3188" calcext:value-type="float">
            <text:p>20236.3188</text:p>
          </table:table-cell>
          <table:table-cell table:formula="of:=[.K321]-[.N321]" office:value-type="float" office:value="0" calcext:value-type="float">
            <text:p>0</text:p>
          </table:table-cell>
          <table:table-cell/>
          <table:table-cell office:value-type="float" office:value="20238.7532" calcext:value-type="float">
            <text:p>20238.7532</text:p>
          </table:table-cell>
          <table:table-cell table:formula="of:=[.N321]-[.Q321]" office:value-type="float" office:value="-2.43439999999828" calcext:value-type="float">
            <text:p>-2.4344</text:p>
          </table:table-cell>
          <table:table-cell/>
          <table:table-cell office:value-type="float" office:value="28856" calcext:value-type="float">
            <text:p>28856</text:p>
          </table:table-cell>
          <table:table-cell table:formula="of:=[.Q321]-[.T321]" office:value-type="float" office:value="-8617.2468" calcext:value-type="float">
            <text:p>-8617.2468</text:p>
          </table:table-cell>
          <table:table-cell table:number-columns-repeated="4"/>
          <table:table-cell office:value-type="float" office:value="28856" calcext:value-type="float">
            <text:p>28856</text:p>
          </table:table-cell>
          <table:table-cell table:number-columns-repeated="2"/>
          <table:table-cell office:value-type="float" office:value="28856" calcext:value-type="float">
            <text:p>28856</text:p>
          </table:table-cell>
          <table:table-cell table:formula="of:=[.Z321]-[.AC321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12492H00M00S" calcext:value-type="time">
            <text:p>12492:00:00</text:p>
          </table:table-cell>
          <table:table-cell office:value-type="float" office:value="27699.3162" calcext:value-type="float">
            <text:p>27699.3162</text:p>
          </table:table-cell>
          <table:table-cell table:number-columns-repeated="2"/>
          <table:table-cell office:value-type="float" office:value="29187.0519" calcext:value-type="float">
            <text:p>29187.0519</text:p>
          </table:table-cell>
          <table:table-cell table:formula="of:=[.B322]-[.E322]" office:value-type="float" office:value="-1487.7357" calcext:value-type="float">
            <text:p>-1487.7357</text:p>
          </table:table-cell>
          <table:table-cell/>
          <table:table-cell office:value-type="float" office:value="30390.4445" calcext:value-type="float">
            <text:p>30390.4445</text:p>
          </table:table-cell>
          <table:table-cell table:formula="of:=[.E322]-[.H322]" office:value-type="float" office:value="-1203.3926" calcext:value-type="float">
            <text:p>-1203.3926</text:p>
          </table:table-cell>
          <table:table-cell/>
          <table:table-cell office:value-type="float" office:value="30476.5" calcext:value-type="float">
            <text:p>30476.5</text:p>
          </table:table-cell>
          <table:table-cell table:formula="of:=[.H322]-[.K322]" office:value-type="float" office:value="-86.0554999999986" calcext:value-type="float">
            <text:p>-86.0555</text:p>
          </table:table-cell>
          <table:table-cell/>
          <table:table-cell office:value-type="float" office:value="30476.5" calcext:value-type="float">
            <text:p>30476.5</text:p>
          </table:table-cell>
          <table:table-cell table:formula="of:=[.K322]-[.N322]" office:value-type="float" office:value="0" calcext:value-type="float">
            <text:p>0</text:p>
          </table:table-cell>
          <table:table-cell/>
          <table:table-cell office:value-type="float" office:value="30476.5" calcext:value-type="float">
            <text:p>30476.5</text:p>
          </table:table-cell>
          <table:table-cell table:formula="of:=[.N322]-[.Q322]" office:value-type="float" office:value="0" calcext:value-type="float">
            <text:p>0</text:p>
          </table:table-cell>
          <table:table-cell/>
          <table:table-cell office:value-type="float" office:value="31923" calcext:value-type="float">
            <text:p>31923</text:p>
          </table:table-cell>
          <table:table-cell table:formula="of:=[.Q322]-[.T322]" office:value-type="float" office:value="-1446.5" calcext:value-type="float">
            <text:p>-1446.5</text:p>
          </table:table-cell>
          <table:table-cell table:number-columns-repeated="4"/>
          <table:table-cell office:value-type="float" office:value="31923" calcext:value-type="float">
            <text:p>31923</text:p>
          </table:table-cell>
          <table:table-cell table:number-columns-repeated="2"/>
          <table:table-cell office:value-type="float" office:value="31923" calcext:value-type="float">
            <text:p>31923</text:p>
          </table:table-cell>
          <table:table-cell table:formula="of:=[.Z322]-[.AC322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58509H00M00S" calcext:value-type="time">
            <text:p>58509:00:00</text:p>
          </table:table-cell>
          <table:table-cell office:value-type="float" office:value="12454.0373" calcext:value-type="float">
            <text:p>12454.0373</text:p>
          </table:table-cell>
          <table:table-cell table:number-columns-repeated="2"/>
          <table:table-cell office:value-type="float" office:value="12794.9161" calcext:value-type="float">
            <text:p>12794.9161</text:p>
          </table:table-cell>
          <table:table-cell table:formula="of:=[.B323]-[.E323]" office:value-type="float" office:value="-340.8788" calcext:value-type="float">
            <text:p>-340.8788</text:p>
          </table:table-cell>
          <table:table-cell/>
          <table:table-cell office:value-type="float" office:value="13200.72" calcext:value-type="float">
            <text:p>13200.72</text:p>
          </table:table-cell>
          <table:table-cell table:formula="of:=[.E323]-[.H323]" office:value-type="float" office:value="-405.803899999999" calcext:value-type="float">
            <text:p>-405.8039</text:p>
          </table:table-cell>
          <table:table-cell/>
          <table:table-cell office:value-type="float" office:value="13331.4091" calcext:value-type="float">
            <text:p>13331.4091</text:p>
          </table:table-cell>
          <table:table-cell table:formula="of:=[.H323]-[.K323]" office:value-type="float" office:value="-130.689100000001" calcext:value-type="float">
            <text:p>-130.6891</text:p>
          </table:table-cell>
          <table:table-cell/>
          <table:table-cell office:value-type="float" office:value="13331.4091" calcext:value-type="float">
            <text:p>13331.4091</text:p>
          </table:table-cell>
          <table:table-cell table:formula="of:=[.K323]-[.N323]" office:value-type="float" office:value="0" calcext:value-type="float">
            <text:p>0</text:p>
          </table:table-cell>
          <table:table-cell/>
          <table:table-cell office:value-type="float" office:value="13331.4091" calcext:value-type="float">
            <text:p>13331.4091</text:p>
          </table:table-cell>
          <table:table-cell table:formula="of:=[.N323]-[.Q323]" office:value-type="float" office:value="0" calcext:value-type="float">
            <text:p>0</text:p>
          </table:table-cell>
          <table:table-cell/>
          <table:table-cell office:value-type="float" office:value="14684" calcext:value-type="float">
            <text:p>14684</text:p>
          </table:table-cell>
          <table:table-cell table:formula="of:=[.Q323]-[.T323]" office:value-type="float" office:value="-1352.5909" calcext:value-type="float">
            <text:p>-1352.5909</text:p>
          </table:table-cell>
          <table:table-cell table:number-columns-repeated="4"/>
          <table:table-cell office:value-type="float" office:value="14684" calcext:value-type="float">
            <text:p>14684</text:p>
          </table:table-cell>
          <table:table-cell table:number-columns-repeated="2"/>
          <table:table-cell office:value-type="float" office:value="14684" calcext:value-type="float">
            <text:p>14684</text:p>
          </table:table-cell>
          <table:table-cell table:formula="of:=[.Z323]-[.AC323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26410H00M00S" calcext:value-type="time">
            <text:p>26410:00:00</text:p>
          </table:table-cell>
          <table:table-cell office:value-type="float" office:value="20476.3199" calcext:value-type="float">
            <text:p>20476.3199</text:p>
          </table:table-cell>
          <table:table-cell table:number-columns-repeated="2"/>
          <table:table-cell office:value-type="float" office:value="21031.2889" calcext:value-type="float">
            <text:p>21031.2889</text:p>
          </table:table-cell>
          <table:table-cell table:formula="of:=[.B324]-[.E324]" office:value-type="float" office:value="-554.969000000001" calcext:value-type="float">
            <text:p>-554.969</text:p>
          </table:table-cell>
          <table:table-cell/>
          <table:table-cell office:value-type="float" office:value="21974.8117" calcext:value-type="float">
            <text:p>21974.8117</text:p>
          </table:table-cell>
          <table:table-cell table:formula="of:=[.E324]-[.H324]" office:value-type="float" office:value="-943.522799999999" calcext:value-type="float">
            <text:p>-943.5228</text:p>
          </table:table-cell>
          <table:table-cell/>
          <table:table-cell office:value-type="float" office:value="22294.1424" calcext:value-type="float">
            <text:p>22294.1424</text:p>
          </table:table-cell>
          <table:table-cell table:formula="of:=[.H324]-[.K324]" office:value-type="float" office:value="-319.330700000002" calcext:value-type="float">
            <text:p>-319.3307</text:p>
          </table:table-cell>
          <table:table-cell/>
          <table:table-cell office:value-type="float" office:value="22294.1424" calcext:value-type="float">
            <text:p>22294.1424</text:p>
          </table:table-cell>
          <table:table-cell table:formula="of:=[.K324]-[.N324]" office:value-type="float" office:value="0" calcext:value-type="float">
            <text:p>0</text:p>
          </table:table-cell>
          <table:table-cell/>
          <table:table-cell office:value-type="float" office:value="22294.1424" calcext:value-type="float">
            <text:p>22294.1424</text:p>
          </table:table-cell>
          <table:table-cell table:formula="of:=[.N324]-[.Q324]" office:value-type="float" office:value="0" calcext:value-type="float">
            <text:p>0</text:p>
          </table:table-cell>
          <table:table-cell/>
          <table:table-cell office:value-type="float" office:value="27592" calcext:value-type="float">
            <text:p>27592</text:p>
          </table:table-cell>
          <table:table-cell table:formula="of:=[.Q324]-[.T324]" office:value-type="float" office:value="-5297.8576" calcext:value-type="float">
            <text:p>-5297.8576</text:p>
          </table:table-cell>
          <table:table-cell table:number-columns-repeated="4"/>
          <table:table-cell office:value-type="float" office:value="27592" calcext:value-type="float">
            <text:p>27592</text:p>
          </table:table-cell>
          <table:table-cell table:number-columns-repeated="2"/>
          <table:table-cell office:value-type="float" office:value="27592" calcext:value-type="float">
            <text:p>27592</text:p>
          </table:table-cell>
          <table:table-cell table:formula="of:=[.Z324]-[.AC324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9419H00M00S" calcext:value-type="time">
            <text:p>9419:00:00</text:p>
          </table:table-cell>
          <table:table-cell office:value-type="float" office:value="25600.5775" calcext:value-type="float">
            <text:p>25600.5775</text:p>
          </table:table-cell>
          <table:table-cell table:number-columns-repeated="2"/>
          <table:table-cell office:value-type="float" office:value="27331.2285" calcext:value-type="float">
            <text:p>27331.2285</text:p>
          </table:table-cell>
          <table:table-cell table:formula="of:=[.B325]-[.E325]" office:value-type="float" office:value="-1730.651" calcext:value-type="float">
            <text:p>-1730.651</text:p>
          </table:table-cell>
          <table:table-cell/>
          <table:table-cell office:value-type="float" office:value="27820.6239" calcext:value-type="float">
            <text:p>27820.6239</text:p>
          </table:table-cell>
          <table:table-cell table:formula="of:=[.E325]-[.H325]" office:value-type="float" office:value="-489.395399999998" calcext:value-type="float">
            <text:p>-489.3954</text:p>
          </table:table-cell>
          <table:table-cell/>
          <table:table-cell office:value-type="float" office:value="29369.8889" calcext:value-type="float">
            <text:p>29369.8889</text:p>
          </table:table-cell>
          <table:table-cell table:formula="of:=[.H325]-[.K325]" office:value-type="float" office:value="-1549.265" calcext:value-type="float">
            <text:p>-1549.265</text:p>
          </table:table-cell>
          <table:table-cell/>
          <table:table-cell office:value-type="float" office:value="29369.8889" calcext:value-type="float">
            <text:p>29369.8889</text:p>
          </table:table-cell>
          <table:table-cell table:formula="of:=[.K325]-[.N325]" office:value-type="float" office:value="0" calcext:value-type="float">
            <text:p>0</text:p>
          </table:table-cell>
          <table:table-cell/>
          <table:table-cell office:value-type="float" office:value="29369.8889" calcext:value-type="float">
            <text:p>29369.8889</text:p>
          </table:table-cell>
          <table:table-cell table:formula="of:=[.N325]-[.Q325]" office:value-type="float" office:value="0" calcext:value-type="float">
            <text:p>0</text:p>
          </table:table-cell>
          <table:table-cell/>
          <table:table-cell office:value-type="float" office:value="33657" calcext:value-type="float">
            <text:p>33657</text:p>
          </table:table-cell>
          <table:table-cell table:formula="of:=[.Q325]-[.T325]" office:value-type="float" office:value="-4287.1111" calcext:value-type="float">
            <text:p>-4287.1111</text:p>
          </table:table-cell>
          <table:table-cell table:number-columns-repeated="4"/>
          <table:table-cell office:value-type="float" office:value="33657" calcext:value-type="float">
            <text:p>33657</text:p>
          </table:table-cell>
          <table:table-cell table:number-columns-repeated="2"/>
          <table:table-cell office:value-type="float" office:value="33657" calcext:value-type="float">
            <text:p>33657</text:p>
          </table:table-cell>
          <table:table-cell table:formula="of:=[.Z325]-[.AC325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12667H00M00S" calcext:value-type="time">
            <text:p>12667:00:00</text:p>
          </table:table-cell>
          <table:table-cell office:value-type="float" office:value="17432.5038" calcext:value-type="float">
            <text:p>17432.5038</text:p>
          </table:table-cell>
          <table:table-cell table:number-columns-repeated="2"/>
          <table:table-cell office:value-type="float" office:value="17754.3214" calcext:value-type="float">
            <text:p>17754.3214</text:p>
          </table:table-cell>
          <table:table-cell table:formula="of:=[.B326]-[.E326]" office:value-type="float" office:value="-321.817600000002" calcext:value-type="float">
            <text:p>-321.8176</text:p>
          </table:table-cell>
          <table:table-cell/>
          <table:table-cell office:value-type="float" office:value="18773.49" calcext:value-type="float">
            <text:p>18773.49</text:p>
          </table:table-cell>
          <table:table-cell table:formula="of:=[.E326]-[.H326]" office:value-type="float" office:value="-1019.1686" calcext:value-type="float">
            <text:p>-1019.1686</text:p>
          </table:table-cell>
          <table:table-cell/>
          <table:table-cell office:value-type="float" office:value="19024.8978" calcext:value-type="float">
            <text:p>19024.8978</text:p>
          </table:table-cell>
          <table:table-cell table:formula="of:=[.H326]-[.K326]" office:value-type="float" office:value="-251.407799999997" calcext:value-type="float">
            <text:p>-251.4078</text:p>
          </table:table-cell>
          <table:table-cell/>
          <table:table-cell office:value-type="float" office:value="19024.8978" calcext:value-type="float">
            <text:p>19024.8978</text:p>
          </table:table-cell>
          <table:table-cell table:formula="of:=[.K326]-[.N326]" office:value-type="float" office:value="0" calcext:value-type="float">
            <text:p>0</text:p>
          </table:table-cell>
          <table:table-cell/>
          <table:table-cell office:value-type="float" office:value="19024.9849" calcext:value-type="float">
            <text:p>19024.9849</text:p>
          </table:table-cell>
          <table:table-cell table:formula="of:=[.N326]-[.Q326]" office:value-type="float" office:value="-0.0871000000006461" calcext:value-type="float">
            <text:p>-0.0871</text:p>
          </table:table-cell>
          <table:table-cell/>
          <table:table-cell office:value-type="float" office:value="3652702.4786" calcext:value-type="float">
            <text:p>3652702.4786</text:p>
          </table:table-cell>
          <table:table-cell table:formula="of:=[.Q326]-[.T326]" office:value-type="float" office:value="-3633677.4937" calcext:value-type="float">
            <text:p>-3633677.4937</text:p>
          </table:table-cell>
          <table:table-cell table:number-columns-repeated="4"/>
          <table:table-cell office:value-type="float" office:value="23218" calcext:value-type="float">
            <text:p>23218</text:p>
          </table:table-cell>
          <table:table-cell table:number-columns-repeated="2"/>
          <table:table-cell office:value-type="float" office:value="23218" calcext:value-type="float">
            <text:p>23218</text:p>
          </table:table-cell>
          <table:table-cell table:formula="of:=[.Z326]-[.AC326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42264H00M00S" calcext:value-type="time">
            <text:p>42264:00:00</text:p>
          </table:table-cell>
          <table:table-cell office:value-type="float" office:value="23988.9161" calcext:value-type="float">
            <text:p>23988.9161</text:p>
          </table:table-cell>
          <table:table-cell table:number-columns-repeated="2"/>
          <table:table-cell office:value-type="float" office:value="25698.4325" calcext:value-type="float">
            <text:p>25698.4325</text:p>
          </table:table-cell>
          <table:table-cell table:formula="of:=[.B327]-[.E327]" office:value-type="float" office:value="-1709.5164" calcext:value-type="float">
            <text:p>-1709.5164</text:p>
          </table:table-cell>
          <table:table-cell/>
          <table:table-cell office:value-type="float" office:value="25482.5746" calcext:value-type="float">
            <text:p>25482.5746</text:p>
          </table:table-cell>
          <table:table-cell table:formula="of:=[.E327]-[.H327]" office:value-type="float" office:value="215.857899999999" calcext:value-type="float">
            <text:p>215.8579</text:p>
          </table:table-cell>
          <table:table-cell/>
          <table:table-cell office:value-type="float" office:value="27292.9973" calcext:value-type="float">
            <text:p>27292.9973</text:p>
          </table:table-cell>
          <table:table-cell table:formula="of:=[.H327]-[.K327]" office:value-type="float" office:value="-1810.4227" calcext:value-type="float">
            <text:p>-1810.4227</text:p>
          </table:table-cell>
          <table:table-cell/>
          <table:table-cell office:value-type="float" office:value="27292.9973" calcext:value-type="float">
            <text:p>27292.9973</text:p>
          </table:table-cell>
          <table:table-cell table:formula="of:=[.K327]-[.N327]" office:value-type="float" office:value="0" calcext:value-type="float">
            <text:p>0</text:p>
          </table:table-cell>
          <table:table-cell/>
          <table:table-cell office:value-type="float" office:value="27306.671" calcext:value-type="float">
            <text:p>27306.671</text:p>
          </table:table-cell>
          <table:table-cell table:formula="of:=[.N327]-[.Q327]" office:value-type="float" office:value="-13.6736999999994" calcext:value-type="float">
            <text:p>-13.6737</text:p>
          </table:table-cell>
          <table:table-cell/>
          <table:table-cell office:value-type="float" office:value="31362" calcext:value-type="float">
            <text:p>31362</text:p>
          </table:table-cell>
          <table:table-cell table:formula="of:=[.Q327]-[.T327]" office:value-type="float" office:value="-4055.329" calcext:value-type="float">
            <text:p>-4055.329</text:p>
          </table:table-cell>
          <table:table-cell table:number-columns-repeated="4"/>
          <table:table-cell office:value-type="float" office:value="31362" calcext:value-type="float">
            <text:p>31362</text:p>
          </table:table-cell>
          <table:table-cell table:number-columns-repeated="2"/>
          <table:table-cell office:value-type="float" office:value="31362" calcext:value-type="float">
            <text:p>31362</text:p>
          </table:table-cell>
          <table:table-cell table:formula="of:=[.Z327]-[.AC327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26571H00M00S" calcext:value-type="time">
            <text:p>26571:00:00</text:p>
          </table:table-cell>
          <table:table-cell office:value-type="float" office:value="21937.5749" calcext:value-type="float">
            <text:p>21937.5749</text:p>
          </table:table-cell>
          <table:table-cell table:number-columns-repeated="2"/>
          <table:table-cell office:value-type="float" office:value="22790.7691" calcext:value-type="float">
            <text:p>22790.7691</text:p>
          </table:table-cell>
          <table:table-cell table:formula="of:=[.B328]-[.E328]" office:value-type="float" office:value="-853.194200000002" calcext:value-type="float">
            <text:p>-853.1942</text:p>
          </table:table-cell>
          <table:table-cell/>
          <table:table-cell office:value-type="float" office:value="23541.3912" calcext:value-type="float">
            <text:p>23541.3912</text:p>
          </table:table-cell>
          <table:table-cell table:formula="of:=[.E328]-[.H328]" office:value-type="float" office:value="-750.622099999997" calcext:value-type="float">
            <text:p>-750.6221</text:p>
          </table:table-cell>
          <table:table-cell/>
          <table:table-cell office:value-type="float" office:value="24098.2857" calcext:value-type="float">
            <text:p>24098.2857</text:p>
          </table:table-cell>
          <table:table-cell table:formula="of:=[.H328]-[.K328]" office:value-type="float" office:value="-556.894500000002" calcext:value-type="float">
            <text:p>-556.8945</text:p>
          </table:table-cell>
          <table:table-cell/>
          <table:table-cell office:value-type="float" office:value="24098.2857" calcext:value-type="float">
            <text:p>24098.2857</text:p>
          </table:table-cell>
          <table:table-cell table:formula="of:=[.K328]-[.N328]" office:value-type="float" office:value="0" calcext:value-type="float">
            <text:p>0</text:p>
          </table:table-cell>
          <table:table-cell/>
          <table:table-cell office:value-type="float" office:value="24098.2857" calcext:value-type="float">
            <text:p>24098.2857</text:p>
          </table:table-cell>
          <table:table-cell table:formula="of:=[.N328]-[.Q328]" office:value-type="float" office:value="0" calcext:value-type="float">
            <text:p>0</text:p>
          </table:table-cell>
          <table:table-cell/>
          <table:table-cell office:value-type="float" office:value="26176" calcext:value-type="float">
            <text:p>26176</text:p>
          </table:table-cell>
          <table:table-cell table:formula="of:=[.Q328]-[.T328]" office:value-type="float" office:value="-2077.7143" calcext:value-type="float">
            <text:p>-2077.7143</text:p>
          </table:table-cell>
          <table:table-cell table:number-columns-repeated="4"/>
          <table:table-cell office:value-type="float" office:value="26176" calcext:value-type="float">
            <text:p>26176</text:p>
          </table:table-cell>
          <table:table-cell table:number-columns-repeated="2"/>
          <table:table-cell office:value-type="float" office:value="26176" calcext:value-type="float">
            <text:p>26176</text:p>
          </table:table-cell>
          <table:table-cell table:formula="of:=[.Z328]-[.AC328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41842H00M00S" calcext:value-type="time">
            <text:p>41842:00:00</text:p>
          </table:table-cell>
          <table:table-cell office:value-type="float" office:value="18454.6858" calcext:value-type="float">
            <text:p>18454.6858</text:p>
          </table:table-cell>
          <table:table-cell table:number-columns-repeated="2"/>
          <table:table-cell office:value-type="float" office:value="20069.532" calcext:value-type="float">
            <text:p>20069.532</text:p>
          </table:table-cell>
          <table:table-cell table:formula="of:=[.B329]-[.E329]" office:value-type="float" office:value="-1614.8462" calcext:value-type="float">
            <text:p>-1614.8462</text:p>
          </table:table-cell>
          <table:table-cell/>
          <table:table-cell office:value-type="float" office:value="19733.1355" calcext:value-type="float">
            <text:p>19733.1355</text:p>
          </table:table-cell>
          <table:table-cell table:formula="of:=[.E329]-[.H329]" office:value-type="float" office:value="336.396499999999" calcext:value-type="float">
            <text:p>336.3965</text:p>
          </table:table-cell>
          <table:table-cell/>
          <table:table-cell office:value-type="float" office:value="21161.8504" calcext:value-type="float">
            <text:p>21161.8504</text:p>
          </table:table-cell>
          <table:table-cell table:formula="of:=[.H329]-[.K329]" office:value-type="float" office:value="-1428.7149" calcext:value-type="float">
            <text:p>-1428.7149</text:p>
          </table:table-cell>
          <table:table-cell/>
          <table:table-cell office:value-type="float" office:value="21161.8504" calcext:value-type="float">
            <text:p>21161.8504</text:p>
          </table:table-cell>
          <table:table-cell table:formula="of:=[.K329]-[.N329]" office:value-type="float" office:value="0" calcext:value-type="float">
            <text:p>0</text:p>
          </table:table-cell>
          <table:table-cell/>
          <table:table-cell office:value-type="float" office:value="21162.0927" calcext:value-type="float">
            <text:p>21162.0927</text:p>
          </table:table-cell>
          <table:table-cell table:formula="of:=[.N329]-[.Q329]" office:value-type="float" office:value="-0.242300000001705" calcext:value-type="float">
            <text:p>-0.2423</text:p>
          </table:table-cell>
          <table:table-cell/>
          <table:table-cell office:value-type="float" office:value="25645" calcext:value-type="float">
            <text:p>25645</text:p>
          </table:table-cell>
          <table:table-cell table:formula="of:=[.Q329]-[.T329]" office:value-type="float" office:value="-4482.9073" calcext:value-type="float">
            <text:p>-4482.9073</text:p>
          </table:table-cell>
          <table:table-cell table:number-columns-repeated="4"/>
          <table:table-cell office:value-type="float" office:value="25645" calcext:value-type="float">
            <text:p>25645</text:p>
          </table:table-cell>
          <table:table-cell table:number-columns-repeated="2"/>
          <table:table-cell office:value-type="float" office:value="25645" calcext:value-type="float">
            <text:p>25645</text:p>
          </table:table-cell>
          <table:table-cell table:formula="of:=[.Z329]-[.AC329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55775H00M00S" calcext:value-type="time">
            <text:p>55775:00:00</text:p>
          </table:table-cell>
          <table:table-cell office:value-type="float" office:value="22117.3263" calcext:value-type="float">
            <text:p>22117.3263</text:p>
          </table:table-cell>
          <table:table-cell table:number-columns-repeated="2"/>
          <table:table-cell office:value-type="float" office:value="22284.8768" calcext:value-type="float">
            <text:p>22284.8768</text:p>
          </table:table-cell>
          <table:table-cell table:formula="of:=[.B330]-[.E330]" office:value-type="float" office:value="-167.550499999998" calcext:value-type="float">
            <text:p>-167.5505</text:p>
          </table:table-cell>
          <table:table-cell/>
          <table:table-cell office:value-type="float" office:value="23817.9848" calcext:value-type="float">
            <text:p>23817.9848</text:p>
          </table:table-cell>
          <table:table-cell table:formula="of:=[.E330]-[.H330]" office:value-type="float" office:value="-1533.108" calcext:value-type="float">
            <text:p>-1533.108</text:p>
          </table:table-cell>
          <table:table-cell/>
          <table:table-cell office:value-type="float" office:value="24097.0177" calcext:value-type="float">
            <text:p>24097.0177</text:p>
          </table:table-cell>
          <table:table-cell table:formula="of:=[.H330]-[.K330]" office:value-type="float" office:value="-279.032900000002" calcext:value-type="float">
            <text:p>-279.0329</text:p>
          </table:table-cell>
          <table:table-cell/>
          <table:table-cell office:value-type="float" office:value="24097.0177" calcext:value-type="float">
            <text:p>24097.0177</text:p>
          </table:table-cell>
          <table:table-cell table:formula="of:=[.K330]-[.N330]" office:value-type="float" office:value="0" calcext:value-type="float">
            <text:p>0</text:p>
          </table:table-cell>
          <table:table-cell/>
          <table:table-cell office:value-type="float" office:value="24097.0177" calcext:value-type="float">
            <text:p>24097.0177</text:p>
          </table:table-cell>
          <table:table-cell table:formula="of:=[.N330]-[.Q330]" office:value-type="float" office:value="0" calcext:value-type="float">
            <text:p>0</text:p>
          </table:table-cell>
          <table:table-cell/>
          <table:table-cell office:value-type="float" office:value="31550" calcext:value-type="float">
            <text:p>31550</text:p>
          </table:table-cell>
          <table:table-cell table:formula="of:=[.Q330]-[.T330]" office:value-type="float" office:value="-7452.9823" calcext:value-type="float">
            <text:p>-7452.9823</text:p>
          </table:table-cell>
          <table:table-cell table:number-columns-repeated="4"/>
          <table:table-cell office:value-type="float" office:value="31550" calcext:value-type="float">
            <text:p>31550</text:p>
          </table:table-cell>
          <table:table-cell table:number-columns-repeated="2"/>
          <table:table-cell office:value-type="float" office:value="31550" calcext:value-type="float">
            <text:p>31550</text:p>
          </table:table-cell>
          <table:table-cell table:formula="of:=[.Z330]-[.AC330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50761H00M00S" calcext:value-type="time">
            <text:p>50761:00:00</text:p>
          </table:table-cell>
          <table:table-cell office:value-type="float" office:value="13441.8333" calcext:value-type="float">
            <text:p>13441.8333</text:p>
          </table:table-cell>
          <table:table-cell table:number-columns-repeated="2"/>
          <table:table-cell office:value-type="float" office:value="14635.5556" calcext:value-type="float">
            <text:p>14635.5556</text:p>
          </table:table-cell>
          <table:table-cell table:formula="of:=[.B331]-[.E331]" office:value-type="float" office:value="-1193.7223" calcext:value-type="float">
            <text:p>-1193.7223</text:p>
          </table:table-cell>
          <table:table-cell/>
          <table:table-cell office:value-type="float" office:value="14150.8333" calcext:value-type="float">
            <text:p>14150.8333</text:p>
          </table:table-cell>
          <table:table-cell table:formula="of:=[.E331]-[.H331]" office:value-type="float" office:value="484.722299999999" calcext:value-type="float">
            <text:p>484.7223</text:p>
          </table:table-cell>
          <table:table-cell/>
          <table:table-cell office:value-type="float" office:value="15272.8889" calcext:value-type="float">
            <text:p>15272.8889</text:p>
          </table:table-cell>
          <table:table-cell table:formula="of:=[.H331]-[.K331]" office:value-type="float" office:value="-1122.0556" calcext:value-type="float">
            <text:p>-1122.0556</text:p>
          </table:table-cell>
          <table:table-cell/>
          <table:table-cell office:value-type="float" office:value="15272.8889" calcext:value-type="float">
            <text:p>15272.8889</text:p>
          </table:table-cell>
          <table:table-cell table:formula="of:=[.K331]-[.N331]" office:value-type="float" office:value="0" calcext:value-type="float">
            <text:p>0</text:p>
          </table:table-cell>
          <table:table-cell/>
          <table:table-cell office:value-type="float" office:value="15279.5556" calcext:value-type="float">
            <text:p>15279.5556</text:p>
          </table:table-cell>
          <table:table-cell table:formula="of:=[.N331]-[.Q331]" office:value-type="float" office:value="-6.66669999999976" calcext:value-type="float">
            <text:p>-6.6667</text:p>
          </table:table-cell>
          <table:table-cell/>
          <table:table-cell office:value-type="float" office:value="22731" calcext:value-type="float">
            <text:p>22731</text:p>
          </table:table-cell>
          <table:table-cell table:formula="of:=[.Q331]-[.T331]" office:value-type="float" office:value="-7451.4444" calcext:value-type="float">
            <text:p>-7451.4444</text:p>
          </table:table-cell>
          <table:table-cell table:number-columns-repeated="4"/>
          <table:table-cell office:value-type="float" office:value="22731" calcext:value-type="float">
            <text:p>22731</text:p>
          </table:table-cell>
          <table:table-cell table:number-columns-repeated="2"/>
          <table:table-cell office:value-type="float" office:value="22731" calcext:value-type="float">
            <text:p>22731</text:p>
          </table:table-cell>
          <table:table-cell table:formula="of:=[.Z331]-[.AC331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5214H00M00S" calcext:value-type="time">
            <text:p>5214:00:00</text:p>
          </table:table-cell>
          <table:table-cell office:value-type="float" office:value="28913.3954" calcext:value-type="float">
            <text:p>28913.3954</text:p>
          </table:table-cell>
          <table:table-cell table:number-columns-repeated="2"/>
          <table:table-cell office:value-type="float" office:value="30488.3207" calcext:value-type="float">
            <text:p>30488.3207</text:p>
          </table:table-cell>
          <table:table-cell table:formula="of:=[.B332]-[.E332]" office:value-type="float" office:value="-1574.9253" calcext:value-type="float">
            <text:p>-1574.9253</text:p>
          </table:table-cell>
          <table:table-cell/>
          <table:table-cell office:value-type="float" office:value="31281.4342" calcext:value-type="float">
            <text:p>31281.4342</text:p>
          </table:table-cell>
          <table:table-cell table:formula="of:=[.E332]-[.H332]" office:value-type="float" office:value="-793.1135" calcext:value-type="float">
            <text:p>-793.1135</text:p>
          </table:table-cell>
          <table:table-cell/>
          <table:table-cell office:value-type="float" office:value="32627.197" calcext:value-type="float">
            <text:p>32627.197</text:p>
          </table:table-cell>
          <table:table-cell table:formula="of:=[.H332]-[.K332]" office:value-type="float" office:value="-1345.7628" calcext:value-type="float">
            <text:p>-1345.7628</text:p>
          </table:table-cell>
          <table:table-cell/>
          <table:table-cell office:value-type="float" office:value="32627.197" calcext:value-type="float">
            <text:p>32627.197</text:p>
          </table:table-cell>
          <table:table-cell table:formula="of:=[.K332]-[.N332]" office:value-type="float" office:value="0" calcext:value-type="float">
            <text:p>0</text:p>
          </table:table-cell>
          <table:table-cell/>
          <table:table-cell office:value-type="float" office:value="32629.5" calcext:value-type="float">
            <text:p>32629.5</text:p>
          </table:table-cell>
          <table:table-cell table:formula="of:=[.N332]-[.Q332]" office:value-type="float" office:value="-2.30299999999988" calcext:value-type="float">
            <text:p>-2.303</text:p>
          </table:table-cell>
          <table:table-cell/>
          <table:table-cell office:value-type="float" office:value="38205" calcext:value-type="float">
            <text:p>38205</text:p>
          </table:table-cell>
          <table:table-cell table:formula="of:=[.Q332]-[.T332]" office:value-type="float" office:value="-5575.5" calcext:value-type="float">
            <text:p>-5575.5</text:p>
          </table:table-cell>
          <table:table-cell table:number-columns-repeated="4"/>
          <table:table-cell office:value-type="float" office:value="38205" calcext:value-type="float">
            <text:p>38205</text:p>
          </table:table-cell>
          <table:table-cell table:number-columns-repeated="2"/>
          <table:table-cell office:value-type="float" office:value="38205" calcext:value-type="float">
            <text:p>38205</text:p>
          </table:table-cell>
          <table:table-cell table:formula="of:=[.Z332]-[.AC332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32215H00M00S" calcext:value-type="time">
            <text:p>32215:00:00</text:p>
          </table:table-cell>
          <table:table-cell office:value-type="float" office:value="22588.8541" calcext:value-type="float">
            <text:p>22588.8541</text:p>
          </table:table-cell>
          <table:table-cell table:number-columns-repeated="2"/>
          <table:table-cell office:value-type="float" office:value="23648.6308" calcext:value-type="float">
            <text:p>23648.6308</text:p>
          </table:table-cell>
          <table:table-cell table:formula="of:=[.B333]-[.E333]" office:value-type="float" office:value="-1059.7767" calcext:value-type="float">
            <text:p>-1059.7767</text:p>
          </table:table-cell>
          <table:table-cell/>
          <table:table-cell office:value-type="float" office:value="24038.299" calcext:value-type="float">
            <text:p>24038.299</text:p>
          </table:table-cell>
          <table:table-cell table:formula="of:=[.E333]-[.H333]" office:value-type="float" office:value="-389.6682" calcext:value-type="float">
            <text:p>-389.6682</text:p>
          </table:table-cell>
          <table:table-cell/>
          <table:table-cell office:value-type="float" office:value="24856.2158" calcext:value-type="float">
            <text:p>24856.2158</text:p>
          </table:table-cell>
          <table:table-cell table:formula="of:=[.H333]-[.K333]" office:value-type="float" office:value="-817.916800000003" calcext:value-type="float">
            <text:p>-817.9168</text:p>
          </table:table-cell>
          <table:table-cell/>
          <table:table-cell office:value-type="float" office:value="24856.2158" calcext:value-type="float">
            <text:p>24856.2158</text:p>
          </table:table-cell>
          <table:table-cell table:formula="of:=[.K333]-[.N333]" office:value-type="float" office:value="0" calcext:value-type="float">
            <text:p>0</text:p>
          </table:table-cell>
          <table:table-cell/>
          <table:table-cell office:value-type="float" office:value="24871.9864" calcext:value-type="float">
            <text:p>24871.9864</text:p>
          </table:table-cell>
          <table:table-cell table:formula="of:=[.N333]-[.Q333]" office:value-type="float" office:value="-15.7705999999998" calcext:value-type="float">
            <text:p>-15.7706</text:p>
          </table:table-cell>
          <table:table-cell/>
          <table:table-cell office:value-type="float" office:value="30912" calcext:value-type="float">
            <text:p>30912</text:p>
          </table:table-cell>
          <table:table-cell table:formula="of:=[.Q333]-[.T333]" office:value-type="float" office:value="-6040.0136" calcext:value-type="float">
            <text:p>-6040.0136</text:p>
          </table:table-cell>
          <table:table-cell table:number-columns-repeated="4"/>
          <table:table-cell office:value-type="float" office:value="30912" calcext:value-type="float">
            <text:p>30912</text:p>
          </table:table-cell>
          <table:table-cell table:number-columns-repeated="2"/>
          <table:table-cell office:value-type="float" office:value="30912" calcext:value-type="float">
            <text:p>30912</text:p>
          </table:table-cell>
          <table:table-cell table:formula="of:=[.Z333]-[.AC333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6506H00M00S" calcext:value-type="time">
            <text:p>6506:00:00</text:p>
          </table:table-cell>
          <table:table-cell office:value-type="float" office:value="14430.9793" calcext:value-type="float">
            <text:p>14430.9793</text:p>
          </table:table-cell>
          <table:table-cell table:number-columns-repeated="2"/>
          <table:table-cell office:value-type="float" office:value="14799.8393" calcext:value-type="float">
            <text:p>14799.8393</text:p>
          </table:table-cell>
          <table:table-cell table:formula="of:=[.B334]-[.E334]" office:value-type="float" office:value="-368.859999999999" calcext:value-type="float">
            <text:p>-368.86</text:p>
          </table:table-cell>
          <table:table-cell/>
          <table:table-cell office:value-type="float" office:value="15291.4048" calcext:value-type="float">
            <text:p>15291.4048</text:p>
          </table:table-cell>
          <table:table-cell table:formula="of:=[.E334]-[.H334]" office:value-type="float" office:value="-491.565500000001" calcext:value-type="float">
            <text:p>-491.5655</text:p>
          </table:table-cell>
          <table:table-cell/>
          <table:table-cell office:value-type="float" office:value="15577.3333" calcext:value-type="float">
            <text:p>15577.3333</text:p>
          </table:table-cell>
          <table:table-cell table:formula="of:=[.H334]-[.K334]" office:value-type="float" office:value="-285.9285" calcext:value-type="float">
            <text:p>-285.9285</text:p>
          </table:table-cell>
          <table:table-cell/>
          <table:table-cell office:value-type="float" office:value="15577.3333" calcext:value-type="float">
            <text:p>15577.3333</text:p>
          </table:table-cell>
          <table:table-cell table:formula="of:=[.K334]-[.N334]" office:value-type="float" office:value="0" calcext:value-type="float">
            <text:p>0</text:p>
          </table:table-cell>
          <table:table-cell/>
          <table:table-cell office:value-type="float" office:value="15577.3333" calcext:value-type="float">
            <text:p>15577.3333</text:p>
          </table:table-cell>
          <table:table-cell table:formula="of:=[.N334]-[.Q334]" office:value-type="float" office:value="0" calcext:value-type="float">
            <text:p>0</text:p>
          </table:table-cell>
          <table:table-cell/>
          <table:table-cell office:value-type="float" office:value="16912" calcext:value-type="float">
            <text:p>16912</text:p>
          </table:table-cell>
          <table:table-cell table:formula="of:=[.Q334]-[.T334]" office:value-type="float" office:value="-1334.6667" calcext:value-type="float">
            <text:p>-1334.6667</text:p>
          </table:table-cell>
          <table:table-cell table:number-columns-repeated="4"/>
          <table:table-cell office:value-type="float" office:value="16912" calcext:value-type="float">
            <text:p>16912</text:p>
          </table:table-cell>
          <table:table-cell table:number-columns-repeated="2"/>
          <table:table-cell office:value-type="float" office:value="16912" calcext:value-type="float">
            <text:p>16912</text:p>
          </table:table-cell>
          <table:table-cell table:formula="of:=[.Z334]-[.AC334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25218H00M00S" calcext:value-type="time">
            <text:p>25218:00:00</text:p>
          </table:table-cell>
          <table:table-cell office:value-type="float" office:value="21372.9411" calcext:value-type="float">
            <text:p>21372.9411</text:p>
          </table:table-cell>
          <table:table-cell table:number-columns-repeated="2"/>
          <table:table-cell office:value-type="float" office:value="23977.7083" calcext:value-type="float">
            <text:p>23977.7083</text:p>
          </table:table-cell>
          <table:table-cell table:formula="of:=[.B335]-[.E335]" office:value-type="float" office:value="-2604.7672" calcext:value-type="float">
            <text:p>-2604.7672</text:p>
          </table:table-cell>
          <table:table-cell/>
          <table:table-cell office:value-type="float" office:value="22675.8485" calcext:value-type="float">
            <text:p>22675.8485</text:p>
          </table:table-cell>
          <table:table-cell table:formula="of:=[.E335]-[.H335]" office:value-type="float" office:value="1301.8598" calcext:value-type="float">
            <text:p>1301.8598</text:p>
          </table:table-cell>
          <table:table-cell/>
          <table:table-cell office:value-type="float" office:value="24860.8125" calcext:value-type="float">
            <text:p>24860.8125</text:p>
          </table:table-cell>
          <table:table-cell table:formula="of:=[.H335]-[.K335]" office:value-type="float" office:value="-2184.964" calcext:value-type="float">
            <text:p>-2184.964</text:p>
          </table:table-cell>
          <table:table-cell/>
          <table:table-cell office:value-type="float" office:value="24860.8125" calcext:value-type="float">
            <text:p>24860.8125</text:p>
          </table:table-cell>
          <table:table-cell table:formula="of:=[.K335]-[.N335]" office:value-type="float" office:value="0" calcext:value-type="float">
            <text:p>0</text:p>
          </table:table-cell>
          <table:table-cell/>
          <table:table-cell office:value-type="float" office:value="24869.1669" calcext:value-type="float">
            <text:p>24869.1669</text:p>
          </table:table-cell>
          <table:table-cell table:formula="of:=[.N335]-[.Q335]" office:value-type="float" office:value="-8.35440000000017" calcext:value-type="float">
            <text:p>-8.3544</text:p>
          </table:table-cell>
          <table:table-cell/>
          <table:table-cell office:value-type="float" office:value="29752" calcext:value-type="float">
            <text:p>29752</text:p>
          </table:table-cell>
          <table:table-cell table:formula="of:=[.Q335]-[.T335]" office:value-type="float" office:value="-4882.8331" calcext:value-type="float">
            <text:p>-4882.8331</text:p>
          </table:table-cell>
          <table:table-cell table:number-columns-repeated="4"/>
          <table:table-cell office:value-type="float" office:value="29752" calcext:value-type="float">
            <text:p>29752</text:p>
          </table:table-cell>
          <table:table-cell table:number-columns-repeated="2"/>
          <table:table-cell office:value-type="float" office:value="29752" calcext:value-type="float">
            <text:p>29752</text:p>
          </table:table-cell>
          <table:table-cell table:formula="of:=[.Z335]-[.AC335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6905H00M00S" calcext:value-type="time">
            <text:p>6905:00:00</text:p>
          </table:table-cell>
          <table:table-cell office:value-type="float" office:value="17721.6275" calcext:value-type="float">
            <text:p>17721.6275</text:p>
          </table:table-cell>
          <table:table-cell table:number-columns-repeated="2"/>
          <table:table-cell office:value-type="float" office:value="18270.1389" calcext:value-type="float">
            <text:p>18270.1389</text:p>
          </table:table-cell>
          <table:table-cell table:formula="of:=[.B336]-[.E336]" office:value-type="float" office:value="-548.511400000003" calcext:value-type="float">
            <text:p>-548.5114</text:p>
          </table:table-cell>
          <table:table-cell/>
          <table:table-cell office:value-type="float" office:value="19078.4364" calcext:value-type="float">
            <text:p>19078.4364</text:p>
          </table:table-cell>
          <table:table-cell table:formula="of:=[.E336]-[.H336]" office:value-type="float" office:value="-808.297499999997" calcext:value-type="float">
            <text:p>-808.2975</text:p>
          </table:table-cell>
          <table:table-cell/>
          <table:table-cell office:value-type="float" office:value="19427.6354" calcext:value-type="float">
            <text:p>19427.6354</text:p>
          </table:table-cell>
          <table:table-cell table:formula="of:=[.H336]-[.K336]" office:value-type="float" office:value="-349.199000000001" calcext:value-type="float">
            <text:p>-349.199</text:p>
          </table:table-cell>
          <table:table-cell/>
          <table:table-cell office:value-type="float" office:value="19427.6354" calcext:value-type="float">
            <text:p>19427.6354</text:p>
          </table:table-cell>
          <table:table-cell table:formula="of:=[.K336]-[.N336]" office:value-type="float" office:value="0" calcext:value-type="float">
            <text:p>0</text:p>
          </table:table-cell>
          <table:table-cell/>
          <table:table-cell office:value-type="float" office:value="19427.6354" calcext:value-type="float">
            <text:p>19427.6354</text:p>
          </table:table-cell>
          <table:table-cell table:formula="of:=[.N336]-[.Q336]" office:value-type="float" office:value="0" calcext:value-type="float">
            <text:p>0</text:p>
          </table:table-cell>
          <table:table-cell/>
          <table:table-cell office:value-type="float" office:value="25158.5" calcext:value-type="float">
            <text:p>25158.5</text:p>
          </table:table-cell>
          <table:table-cell table:formula="of:=[.Q336]-[.T336]" office:value-type="float" office:value="-5730.8646" calcext:value-type="float">
            <text:p>-5730.8646</text:p>
          </table:table-cell>
          <table:table-cell table:number-columns-repeated="4"/>
          <table:table-cell office:value-type="float" office:value="25258" calcext:value-type="float">
            <text:p>25258</text:p>
          </table:table-cell>
          <table:table-cell table:number-columns-repeated="2"/>
          <table:table-cell office:value-type="float" office:value="25258" calcext:value-type="float">
            <text:p>25258</text:p>
          </table:table-cell>
          <table:table-cell table:formula="of:=[.Z336]-[.AC336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22954H00M00S" calcext:value-type="time">
            <text:p>22954:00:00</text:p>
          </table:table-cell>
          <table:table-cell office:value-type="float" office:value="24598.5136" calcext:value-type="float">
            <text:p>24598.5136</text:p>
          </table:table-cell>
          <table:table-cell table:number-columns-repeated="2"/>
          <table:table-cell office:value-type="float" office:value="25755.5079" calcext:value-type="float">
            <text:p>25755.5079</text:p>
          </table:table-cell>
          <table:table-cell table:formula="of:=[.B337]-[.E337]" office:value-type="float" office:value="-1156.9943" calcext:value-type="float">
            <text:p>-1156.9943</text:p>
          </table:table-cell>
          <table:table-cell/>
          <table:table-cell office:value-type="float" office:value="26883.8986" calcext:value-type="float">
            <text:p>26883.8986</text:p>
          </table:table-cell>
          <table:table-cell table:formula="of:=[.E337]-[.H337]" office:value-type="float" office:value="-1128.3907" calcext:value-type="float">
            <text:p>-1128.3907</text:p>
          </table:table-cell>
          <table:table-cell/>
          <table:table-cell office:value-type="float" office:value="28766.0945" calcext:value-type="float">
            <text:p>28766.0945</text:p>
          </table:table-cell>
          <table:table-cell table:formula="of:=[.H337]-[.K337]" office:value-type="float" office:value="-1882.1959" calcext:value-type="float">
            <text:p>-1882.1959</text:p>
          </table:table-cell>
          <table:table-cell/>
          <table:table-cell office:value-type="float" office:value="28766.0945" calcext:value-type="float">
            <text:p>28766.0945</text:p>
          </table:table-cell>
          <table:table-cell table:formula="of:=[.K337]-[.N337]" office:value-type="float" office:value="0" calcext:value-type="float">
            <text:p>0</text:p>
          </table:table-cell>
          <table:table-cell/>
          <table:table-cell office:value-type="float" office:value="28766.7679" calcext:value-type="float">
            <text:p>28766.7679</text:p>
          </table:table-cell>
          <table:table-cell table:formula="of:=[.N337]-[.Q337]" office:value-type="float" office:value="-0.673399999999674" calcext:value-type="float">
            <text:p>-0.6734</text:p>
          </table:table-cell>
          <table:table-cell/>
          <table:table-cell office:value-type="float" office:value="34139" calcext:value-type="float">
            <text:p>34139</text:p>
          </table:table-cell>
          <table:table-cell table:formula="of:=[.Q337]-[.T337]" office:value-type="float" office:value="-5372.2321" calcext:value-type="float">
            <text:p>-5372.2321</text:p>
          </table:table-cell>
          <table:table-cell table:number-columns-repeated="4"/>
          <table:table-cell office:value-type="float" office:value="34139" calcext:value-type="float">
            <text:p>34139</text:p>
          </table:table-cell>
          <table:table-cell table:number-columns-repeated="2"/>
          <table:table-cell office:value-type="float" office:value="34139" calcext:value-type="float">
            <text:p>34139</text:p>
          </table:table-cell>
          <table:table-cell table:formula="of:=[.Z337]-[.AC337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45471H00M00S" calcext:value-type="time">
            <text:p>45471:00:00</text:p>
          </table:table-cell>
          <table:table-cell office:value-type="float" office:value="24623.6203" calcext:value-type="float">
            <text:p>24623.6203</text:p>
          </table:table-cell>
          <table:table-cell table:number-columns-repeated="2"/>
          <table:table-cell office:value-type="float" office:value="27668.9771" calcext:value-type="float">
            <text:p>27668.9771</text:p>
          </table:table-cell>
          <table:table-cell table:formula="of:=[.B338]-[.E338]" office:value-type="float" office:value="-3045.3568" calcext:value-type="float">
            <text:p>-3045.3568</text:p>
          </table:table-cell>
          <table:table-cell/>
          <table:table-cell office:value-type="float" office:value="27019.3125" calcext:value-type="float">
            <text:p>27019.3125</text:p>
          </table:table-cell>
          <table:table-cell table:formula="of:=[.E338]-[.H338]" office:value-type="float" office:value="649.6646" calcext:value-type="float">
            <text:p>649.6646</text:p>
          </table:table-cell>
          <table:table-cell/>
          <table:table-cell office:value-type="float" office:value="31083.99" calcext:value-type="float">
            <text:p>31083.99</text:p>
          </table:table-cell>
          <table:table-cell table:formula="of:=[.H338]-[.K338]" office:value-type="float" office:value="-4064.6775" calcext:value-type="float">
            <text:p>-4064.6775</text:p>
          </table:table-cell>
          <table:table-cell/>
          <table:table-cell office:value-type="float" office:value="31083.99" calcext:value-type="float">
            <text:p>31083.99</text:p>
          </table:table-cell>
          <table:table-cell table:formula="of:=[.K338]-[.N338]" office:value-type="float" office:value="0" calcext:value-type="float">
            <text:p>0</text:p>
          </table:table-cell>
          <table:table-cell/>
          <table:table-cell office:value-type="float" office:value="31083.99" calcext:value-type="float">
            <text:p>31083.99</text:p>
          </table:table-cell>
          <table:table-cell table:formula="of:=[.N338]-[.Q338]" office:value-type="float" office:value="0" calcext:value-type="float">
            <text:p>0</text:p>
          </table:table-cell>
          <table:table-cell/>
          <table:table-cell office:value-type="float" office:value="39980" calcext:value-type="float">
            <text:p>39980</text:p>
          </table:table-cell>
          <table:table-cell table:formula="of:=[.Q338]-[.T338]" office:value-type="float" office:value="-8896.01" calcext:value-type="float">
            <text:p>-8896.01</text:p>
          </table:table-cell>
          <table:table-cell table:number-columns-repeated="4"/>
          <table:table-cell office:value-type="float" office:value="39980" calcext:value-type="float">
            <text:p>39980</text:p>
          </table:table-cell>
          <table:table-cell table:number-columns-repeated="2"/>
          <table:table-cell office:value-type="float" office:value="39980" calcext:value-type="float">
            <text:p>39980</text:p>
          </table:table-cell>
          <table:table-cell table:formula="of:=[.Z338]-[.AC338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62883H00M00S" calcext:value-type="time">
            <text:p>62883:00:00</text:p>
          </table:table-cell>
          <table:table-cell office:value-type="float" office:value="23029.6562" calcext:value-type="float">
            <text:p>23029.6562</text:p>
          </table:table-cell>
          <table:table-cell table:number-columns-repeated="2"/>
          <table:table-cell office:value-type="float" office:value="24792.702" calcext:value-type="float">
            <text:p>24792.702</text:p>
          </table:table-cell>
          <table:table-cell table:formula="of:=[.B339]-[.E339]" office:value-type="float" office:value="-1763.0458" calcext:value-type="float">
            <text:p>-1763.0458</text:p>
          </table:table-cell>
          <table:table-cell/>
          <table:table-cell office:value-type="float" office:value="24998.8815" calcext:value-type="float">
            <text:p>24998.8815</text:p>
          </table:table-cell>
          <table:table-cell table:formula="of:=[.E339]-[.H339]" office:value-type="float" office:value="-206.179499999998" calcext:value-type="float">
            <text:p>-206.1795</text:p>
          </table:table-cell>
          <table:table-cell/>
          <table:table-cell office:value-type="float" office:value="26363.4611" calcext:value-type="float">
            <text:p>26363.4611</text:p>
          </table:table-cell>
          <table:table-cell table:formula="of:=[.H339]-[.K339]" office:value-type="float" office:value="-1364.5796" calcext:value-type="float">
            <text:p>-1364.5796</text:p>
          </table:table-cell>
          <table:table-cell/>
          <table:table-cell office:value-type="float" office:value="26363.4611" calcext:value-type="float">
            <text:p>26363.4611</text:p>
          </table:table-cell>
          <table:table-cell table:formula="of:=[.K339]-[.N339]" office:value-type="float" office:value="0" calcext:value-type="float">
            <text:p>0</text:p>
          </table:table-cell>
          <table:table-cell/>
          <table:table-cell office:value-type="float" office:value="26363.4611" calcext:value-type="float">
            <text:p>26363.4611</text:p>
          </table:table-cell>
          <table:table-cell table:formula="of:=[.N339]-[.Q339]" office:value-type="float" office:value="0" calcext:value-type="float">
            <text:p>0</text:p>
          </table:table-cell>
          <table:table-cell/>
          <table:table-cell office:value-type="float" office:value="32928" calcext:value-type="float">
            <text:p>32928</text:p>
          </table:table-cell>
          <table:table-cell table:formula="of:=[.Q339]-[.T339]" office:value-type="float" office:value="-6564.5389" calcext:value-type="float">
            <text:p>-6564.5389</text:p>
          </table:table-cell>
          <table:table-cell table:number-columns-repeated="4"/>
          <table:table-cell office:value-type="float" office:value="32928" calcext:value-type="float">
            <text:p>32928</text:p>
          </table:table-cell>
          <table:table-cell table:number-columns-repeated="2"/>
          <table:table-cell office:value-type="float" office:value="32928" calcext:value-type="float">
            <text:p>32928</text:p>
          </table:table-cell>
          <table:table-cell table:formula="of:=[.Z339]-[.AC339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18884H00M00S" calcext:value-type="time">
            <text:p>18884:00:00</text:p>
          </table:table-cell>
          <table:table-cell office:value-type="float" office:value="11186.3928" calcext:value-type="float">
            <text:p>11186.3928</text:p>
          </table:table-cell>
          <table:table-cell table:number-columns-repeated="2"/>
          <table:table-cell office:value-type="float" office:value="12600.6536" calcext:value-type="float">
            <text:p>12600.6536</text:p>
          </table:table-cell>
          <table:table-cell table:formula="of:=[.B340]-[.E340]" office:value-type="float" office:value="-1414.2608" calcext:value-type="float">
            <text:p>-1414.2608</text:p>
          </table:table-cell>
          <table:table-cell/>
          <table:table-cell office:value-type="float" office:value="12144.7045" calcext:value-type="float">
            <text:p>12144.7045</text:p>
          </table:table-cell>
          <table:table-cell table:formula="of:=[.E340]-[.H340]" office:value-type="float" office:value="455.9491" calcext:value-type="float">
            <text:p>455.9491</text:p>
          </table:table-cell>
          <table:table-cell/>
          <table:table-cell office:value-type="float" office:value="13261.8035" calcext:value-type="float">
            <text:p>13261.8035</text:p>
          </table:table-cell>
          <table:table-cell table:formula="of:=[.H340]-[.K340]" office:value-type="float" office:value="-1117.099" calcext:value-type="float">
            <text:p>-1117.099</text:p>
          </table:table-cell>
          <table:table-cell/>
          <table:table-cell office:value-type="float" office:value="13261.8035" calcext:value-type="float">
            <text:p>13261.8035</text:p>
          </table:table-cell>
          <table:table-cell table:formula="of:=[.K340]-[.N340]" office:value-type="float" office:value="0" calcext:value-type="float">
            <text:p>0</text:p>
          </table:table-cell>
          <table:table-cell/>
          <table:table-cell office:value-type="float" office:value="13266.4504" calcext:value-type="float">
            <text:p>13266.4504</text:p>
          </table:table-cell>
          <table:table-cell table:formula="of:=[.N340]-[.Q340]" office:value-type="float" office:value="-4.64689999999973" calcext:value-type="float">
            <text:p>-4.6469</text:p>
          </table:table-cell>
          <table:table-cell/>
          <table:table-cell office:value-type="float" office:value="15383" calcext:value-type="float">
            <text:p>15383</text:p>
          </table:table-cell>
          <table:table-cell table:formula="of:=[.Q340]-[.T340]" office:value-type="float" office:value="-2116.5496" calcext:value-type="float">
            <text:p>-2116.5496</text:p>
          </table:table-cell>
          <table:table-cell table:number-columns-repeated="4"/>
          <table:table-cell office:value-type="float" office:value="15383" calcext:value-type="float">
            <text:p>15383</text:p>
          </table:table-cell>
          <table:table-cell table:number-columns-repeated="2"/>
          <table:table-cell office:value-type="float" office:value="15383" calcext:value-type="float">
            <text:p>15383</text:p>
          </table:table-cell>
          <table:table-cell table:formula="of:=[.Z340]-[.AC340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13617H00M00S" calcext:value-type="time">
            <text:p>13617:00:00</text:p>
          </table:table-cell>
          <table:table-cell office:value-type="float" office:value="29562.3623" calcext:value-type="float">
            <text:p>29562.3623</text:p>
          </table:table-cell>
          <table:table-cell table:number-columns-repeated="2"/>
          <table:table-cell office:value-type="float" office:value="31123.0092" calcext:value-type="float">
            <text:p>31123.0092</text:p>
          </table:table-cell>
          <table:table-cell table:formula="of:=[.B341]-[.E341]" office:value-type="float" office:value="-1560.6469" calcext:value-type="float">
            <text:p>-1560.6469</text:p>
          </table:table-cell>
          <table:table-cell/>
          <table:table-cell office:value-type="float" office:value="31310.3941" calcext:value-type="float">
            <text:p>31310.3941</text:p>
          </table:table-cell>
          <table:table-cell table:formula="of:=[.E341]-[.H341]" office:value-type="float" office:value="-187.384900000001" calcext:value-type="float">
            <text:p>-187.3849</text:p>
          </table:table-cell>
          <table:table-cell/>
          <table:table-cell office:value-type="float" office:value="32911.9548" calcext:value-type="float">
            <text:p>32911.9548</text:p>
          </table:table-cell>
          <table:table-cell table:formula="of:=[.H341]-[.K341]" office:value-type="float" office:value="-1601.5607" calcext:value-type="float">
            <text:p>-1601.5607</text:p>
          </table:table-cell>
          <table:table-cell/>
          <table:table-cell office:value-type="float" office:value="32911.9548" calcext:value-type="float">
            <text:p>32911.9548</text:p>
          </table:table-cell>
          <table:table-cell table:formula="of:=[.K341]-[.N341]" office:value-type="float" office:value="0" calcext:value-type="float">
            <text:p>0</text:p>
          </table:table-cell>
          <table:table-cell/>
          <table:table-cell office:value-type="float" office:value="32911.9834" calcext:value-type="float">
            <text:p>32911.9834</text:p>
          </table:table-cell>
          <table:table-cell table:formula="of:=[.N341]-[.Q341]" office:value-type="float" office:value="-0.028599999997823" calcext:value-type="float">
            <text:p>-0.0286</text:p>
          </table:table-cell>
          <table:table-cell/>
          <table:table-cell office:value-type="float" office:value="40549" calcext:value-type="float">
            <text:p>40549</text:p>
          </table:table-cell>
          <table:table-cell table:formula="of:=[.Q341]-[.T341]" office:value-type="float" office:value="-7637.0166" calcext:value-type="float">
            <text:p>-7637.0166</text:p>
          </table:table-cell>
          <table:table-cell table:number-columns-repeated="4"/>
          <table:table-cell office:value-type="float" office:value="40549" calcext:value-type="float">
            <text:p>40549</text:p>
          </table:table-cell>
          <table:table-cell table:number-columns-repeated="2"/>
          <table:table-cell office:value-type="float" office:value="40549" calcext:value-type="float">
            <text:p>40549</text:p>
          </table:table-cell>
          <table:table-cell table:formula="of:=[.Z341]-[.AC341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6446H00M00S" calcext:value-type="time">
            <text:p>6446:00:00</text:p>
          </table:table-cell>
          <table:table-cell office:value-type="float" office:value="21049.9379" calcext:value-type="float">
            <text:p>21049.9379</text:p>
          </table:table-cell>
          <table:table-cell table:number-columns-repeated="2"/>
          <table:table-cell office:value-type="float" office:value="23860.693" calcext:value-type="float">
            <text:p>23860.693</text:p>
          </table:table-cell>
          <table:table-cell table:formula="of:=[.B342]-[.E342]" office:value-type="float" office:value="-2810.7551" calcext:value-type="float">
            <text:p>-2810.7551</text:p>
          </table:table-cell>
          <table:table-cell/>
          <table:table-cell office:value-type="float" office:value="22898.8987" calcext:value-type="float">
            <text:p>22898.8987</text:p>
          </table:table-cell>
          <table:table-cell table:formula="of:=[.E342]-[.H342]" office:value-type="float" office:value="961.794299999998" calcext:value-type="float">
            <text:p>961.7943</text:p>
          </table:table-cell>
          <table:table-cell/>
          <table:table-cell office:value-type="float" office:value="26300.8436" calcext:value-type="float">
            <text:p>26300.8436</text:p>
          </table:table-cell>
          <table:table-cell table:formula="of:=[.H342]-[.K342]" office:value-type="float" office:value="-3401.9449" calcext:value-type="float">
            <text:p>-3401.9449</text:p>
          </table:table-cell>
          <table:table-cell/>
          <table:table-cell office:value-type="float" office:value="26300.8436" calcext:value-type="float">
            <text:p>26300.8436</text:p>
          </table:table-cell>
          <table:table-cell table:formula="of:=[.K342]-[.N342]" office:value-type="float" office:value="0" calcext:value-type="float">
            <text:p>0</text:p>
          </table:table-cell>
          <table:table-cell/>
          <table:table-cell office:value-type="float" office:value="26304.7946" calcext:value-type="float">
            <text:p>26304.7946</text:p>
          </table:table-cell>
          <table:table-cell table:formula="of:=[.N342]-[.Q342]" office:value-type="float" office:value="-3.95100000000093" calcext:value-type="float">
            <text:p>-3.951</text:p>
          </table:table-cell>
          <table:table-cell/>
          <table:table-cell office:value-type="float" office:value="39194" calcext:value-type="float">
            <text:p>39194</text:p>
          </table:table-cell>
          <table:table-cell table:formula="of:=[.Q342]-[.T342]" office:value-type="float" office:value="-12889.2054" calcext:value-type="float">
            <text:p>-12889.2054</text:p>
          </table:table-cell>
          <table:table-cell table:number-columns-repeated="4"/>
          <table:table-cell office:value-type="float" office:value="39194" calcext:value-type="float">
            <text:p>39194</text:p>
          </table:table-cell>
          <table:table-cell table:number-columns-repeated="2"/>
          <table:table-cell office:value-type="float" office:value="39194" calcext:value-type="float">
            <text:p>39194</text:p>
          </table:table-cell>
          <table:table-cell table:formula="of:=[.Z342]-[.AC342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47263H00M00S" calcext:value-type="time">
            <text:p>47263:00:00</text:p>
          </table:table-cell>
          <table:table-cell office:value-type="float" office:value="22438.3635" calcext:value-type="float">
            <text:p>22438.3635</text:p>
          </table:table-cell>
          <table:table-cell table:number-columns-repeated="2"/>
          <table:table-cell office:value-type="float" office:value="26299.1166" calcext:value-type="float">
            <text:p>26299.1166</text:p>
          </table:table-cell>
          <table:table-cell table:formula="of:=[.B343]-[.E343]" office:value-type="float" office:value="-3860.7531" calcext:value-type="float">
            <text:p>-3860.7531</text:p>
          </table:table-cell>
          <table:table-cell/>
          <table:table-cell office:value-type="float" office:value="23368.5828" calcext:value-type="float">
            <text:p>23368.5828</text:p>
          </table:table-cell>
          <table:table-cell table:formula="of:=[.E343]-[.H343]" office:value-type="float" office:value="2930.5338" calcext:value-type="float">
            <text:p>2930.5338</text:p>
          </table:table-cell>
          <table:table-cell/>
          <table:table-cell office:value-type="float" office:value="27486.4092" calcext:value-type="float">
            <text:p>27486.4092</text:p>
          </table:table-cell>
          <table:table-cell table:formula="of:=[.H343]-[.K343]" office:value-type="float" office:value="-4117.8264" calcext:value-type="float">
            <text:p>-4117.8264</text:p>
          </table:table-cell>
          <table:table-cell/>
          <table:table-cell office:value-type="float" office:value="27486.4092" calcext:value-type="float">
            <text:p>27486.4092</text:p>
          </table:table-cell>
          <table:table-cell table:formula="of:=[.K343]-[.N343]" office:value-type="float" office:value="0" calcext:value-type="float">
            <text:p>0</text:p>
          </table:table-cell>
          <table:table-cell/>
          <table:table-cell office:value-type="float" office:value="27487.9863" calcext:value-type="float">
            <text:p>27487.9863</text:p>
          </table:table-cell>
          <table:table-cell table:formula="of:=[.N343]-[.Q343]" office:value-type="float" office:value="-1.57710000000225" calcext:value-type="float">
            <text:p>-1.5771</text:p>
          </table:table-cell>
          <table:table-cell/>
          <table:table-cell office:value-type="float" office:value="39889.5" calcext:value-type="float">
            <text:p>39889.5</text:p>
          </table:table-cell>
          <table:table-cell table:formula="of:=[.Q343]-[.T343]" office:value-type="float" office:value="-12401.5137" calcext:value-type="float">
            <text:p>-12401.5137</text:p>
          </table:table-cell>
          <table:table-cell table:number-columns-repeated="4"/>
          <table:table-cell office:value-type="float" office:value="40190" calcext:value-type="float">
            <text:p>40190</text:p>
          </table:table-cell>
          <table:table-cell table:number-columns-repeated="2"/>
          <table:table-cell office:value-type="float" office:value="40190" calcext:value-type="float">
            <text:p>40190</text:p>
          </table:table-cell>
          <table:table-cell table:formula="of:=[.Z343]-[.AC343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1079H00M00S" calcext:value-type="time">
            <text:p>1079:00:00</text:p>
          </table:table-cell>
          <table:table-cell office:value-type="float" office:value="14293.7333" calcext:value-type="float">
            <text:p>14293.7333</text:p>
          </table:table-cell>
          <table:table-cell table:number-columns-repeated="2"/>
          <table:table-cell office:value-type="float" office:value="14565.0278" calcext:value-type="float">
            <text:p>14565.0278</text:p>
          </table:table-cell>
          <table:table-cell table:formula="of:=[.B344]-[.E344]" office:value-type="float" office:value="-271.2945" calcext:value-type="float">
            <text:p>-271.2945</text:p>
          </table:table-cell>
          <table:table-cell/>
          <table:table-cell office:value-type="float" office:value="14913.5926" calcext:value-type="float">
            <text:p>14913.5926</text:p>
          </table:table-cell>
          <table:table-cell table:formula="of:=[.E344]-[.H344]" office:value-type="float" office:value="-348.5648" calcext:value-type="float">
            <text:p>-348.5648</text:p>
          </table:table-cell>
          <table:table-cell/>
          <table:table-cell office:value-type="float" office:value="14981.4167" calcext:value-type="float">
            <text:p>14981.4167</text:p>
          </table:table-cell>
          <table:table-cell table:formula="of:=[.H344]-[.K344]" office:value-type="float" office:value="-67.8240999999998" calcext:value-type="float">
            <text:p>-67.8241</text:p>
          </table:table-cell>
          <table:table-cell/>
          <table:table-cell office:value-type="float" office:value="14981.4167" calcext:value-type="float">
            <text:p>14981.4167</text:p>
          </table:table-cell>
          <table:table-cell table:formula="of:=[.K344]-[.N344]" office:value-type="float" office:value="0" calcext:value-type="float">
            <text:p>0</text:p>
          </table:table-cell>
          <table:table-cell/>
          <table:table-cell office:value-type="float" office:value="14981.4167" calcext:value-type="float">
            <text:p>14981.4167</text:p>
          </table:table-cell>
          <table:table-cell table:formula="of:=[.N344]-[.Q344]" office:value-type="float" office:value="0" calcext:value-type="float">
            <text:p>0</text:p>
          </table:table-cell>
          <table:table-cell/>
          <table:table-cell office:value-type="float" office:value="15674" calcext:value-type="float">
            <text:p>15674</text:p>
          </table:table-cell>
          <table:table-cell table:formula="of:=[.Q344]-[.T344]" office:value-type="float" office:value="-692.5833" calcext:value-type="float">
            <text:p>-692.5833</text:p>
          </table:table-cell>
          <table:table-cell table:number-columns-repeated="4"/>
          <table:table-cell office:value-type="float" office:value="15674" calcext:value-type="float">
            <text:p>15674</text:p>
          </table:table-cell>
          <table:table-cell table:number-columns-repeated="2"/>
          <table:table-cell office:value-type="float" office:value="15674" calcext:value-type="float">
            <text:p>15674</text:p>
          </table:table-cell>
          <table:table-cell table:formula="of:=[.Z344]-[.AC344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62313H00M00S" calcext:value-type="time">
            <text:p>62313:00:00</text:p>
          </table:table-cell>
          <table:table-cell office:value-type="float" office:value="23452.3774" calcext:value-type="float">
            <text:p>23452.3774</text:p>
          </table:table-cell>
          <table:table-cell table:number-columns-repeated="2"/>
          <table:table-cell office:value-type="float" office:value="24773.7307" calcext:value-type="float">
            <text:p>24773.7307</text:p>
          </table:table-cell>
          <table:table-cell table:formula="of:=[.B345]-[.E345]" office:value-type="float" office:value="-1321.3533" calcext:value-type="float">
            <text:p>-1321.3533</text:p>
          </table:table-cell>
          <table:table-cell/>
          <table:table-cell office:value-type="float" office:value="24729.2706" calcext:value-type="float">
            <text:p>24729.2706</text:p>
          </table:table-cell>
          <table:table-cell table:formula="of:=[.E345]-[.H345]" office:value-type="float" office:value="44.4601000000002" calcext:value-type="float">
            <text:p>44.4601</text:p>
          </table:table-cell>
          <table:table-cell/>
          <table:table-cell office:value-type="float" office:value="25747.75" calcext:value-type="float">
            <text:p>25747.75</text:p>
          </table:table-cell>
          <table:table-cell table:formula="of:=[.H345]-[.K345]" office:value-type="float" office:value="-1018.4794" calcext:value-type="float">
            <text:p>-1018.4794</text:p>
          </table:table-cell>
          <table:table-cell/>
          <table:table-cell office:value-type="float" office:value="25747.75" calcext:value-type="float">
            <text:p>25747.75</text:p>
          </table:table-cell>
          <table:table-cell table:formula="of:=[.K345]-[.N345]" office:value-type="float" office:value="0" calcext:value-type="float">
            <text:p>0</text:p>
          </table:table-cell>
          <table:table-cell/>
          <table:table-cell office:value-type="float" office:value="25747.75" calcext:value-type="float">
            <text:p>25747.75</text:p>
          </table:table-cell>
          <table:table-cell table:formula="of:=[.N345]-[.Q345]" office:value-type="float" office:value="0" calcext:value-type="float">
            <text:p>0</text:p>
          </table:table-cell>
          <table:table-cell/>
          <table:table-cell office:value-type="float" office:value="33081" calcext:value-type="float">
            <text:p>33081</text:p>
          </table:table-cell>
          <table:table-cell table:formula="of:=[.Q345]-[.T345]" office:value-type="float" office:value="-7333.25" calcext:value-type="float">
            <text:p>-7333.25</text:p>
          </table:table-cell>
          <table:table-cell table:number-columns-repeated="4"/>
          <table:table-cell office:value-type="float" office:value="33081" calcext:value-type="float">
            <text:p>33081</text:p>
          </table:table-cell>
          <table:table-cell table:number-columns-repeated="2"/>
          <table:table-cell office:value-type="float" office:value="33081" calcext:value-type="float">
            <text:p>33081</text:p>
          </table:table-cell>
          <table:table-cell table:formula="of:=[.Z345]-[.AC345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22150H00M00S" calcext:value-type="time">
            <text:p>22150:00:00</text:p>
          </table:table-cell>
          <table:table-cell office:value-type="float" office:value="21482.6978" calcext:value-type="float">
            <text:p>21482.6978</text:p>
          </table:table-cell>
          <table:table-cell table:number-columns-repeated="2"/>
          <table:table-cell office:value-type="float" office:value="22862.2124" calcext:value-type="float">
            <text:p>22862.2124</text:p>
          </table:table-cell>
          <table:table-cell table:formula="of:=[.B346]-[.E346]" office:value-type="float" office:value="-1379.5146" calcext:value-type="float">
            <text:p>-1379.5146</text:p>
          </table:table-cell>
          <table:table-cell/>
          <table:table-cell office:value-type="float" office:value="23481" calcext:value-type="float">
            <text:p>23481</text:p>
          </table:table-cell>
          <table:table-cell table:formula="of:=[.E346]-[.H346]" office:value-type="float" office:value="-618.7876" calcext:value-type="float">
            <text:p>-618.7876</text:p>
          </table:table-cell>
          <table:table-cell/>
          <table:table-cell office:value-type="float" office:value="25064.3818" calcext:value-type="float">
            <text:p>25064.3818</text:p>
          </table:table-cell>
          <table:table-cell table:formula="of:=[.H346]-[.K346]" office:value-type="float" office:value="-1583.3818" calcext:value-type="float">
            <text:p>-1583.3818</text:p>
          </table:table-cell>
          <table:table-cell/>
          <table:table-cell office:value-type="float" office:value="25064.3818" calcext:value-type="float">
            <text:p>25064.3818</text:p>
          </table:table-cell>
          <table:table-cell table:formula="of:=[.K346]-[.N346]" office:value-type="float" office:value="0" calcext:value-type="float">
            <text:p>0</text:p>
          </table:table-cell>
          <table:table-cell/>
          <table:table-cell office:value-type="float" office:value="25064.3818" calcext:value-type="float">
            <text:p>25064.3818</text:p>
          </table:table-cell>
          <table:table-cell table:formula="of:=[.N346]-[.Q346]" office:value-type="float" office:value="0" calcext:value-type="float">
            <text:p>0</text:p>
          </table:table-cell>
          <table:table-cell/>
          <table:table-cell office:value-type="float" office:value="25863" calcext:value-type="float">
            <text:p>25863</text:p>
          </table:table-cell>
          <table:table-cell table:formula="of:=[.Q346]-[.T346]" office:value-type="float" office:value="-798.618200000001" calcext:value-type="float">
            <text:p>-798.6182</text:p>
          </table:table-cell>
          <table:table-cell table:number-columns-repeated="4"/>
          <table:table-cell office:value-type="float" office:value="25863" calcext:value-type="float">
            <text:p>25863</text:p>
          </table:table-cell>
          <table:table-cell table:number-columns-repeated="2"/>
          <table:table-cell office:value-type="float" office:value="25863" calcext:value-type="float">
            <text:p>25863</text:p>
          </table:table-cell>
          <table:table-cell table:formula="of:=[.Z346]-[.AC346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35531H00M00S" calcext:value-type="time">
            <text:p>35531:00:00</text:p>
          </table:table-cell>
          <table:table-cell office:value-type="float" office:value="25639.9202" calcext:value-type="float">
            <text:p>25639.9202</text:p>
          </table:table-cell>
          <table:table-cell table:number-columns-repeated="2"/>
          <table:table-cell office:value-type="float" office:value="28522.6363" calcext:value-type="float">
            <text:p>28522.6363</text:p>
          </table:table-cell>
          <table:table-cell table:formula="of:=[.B347]-[.E347]" office:value-type="float" office:value="-2882.7161" calcext:value-type="float">
            <text:p>-2882.7161</text:p>
          </table:table-cell>
          <table:table-cell/>
          <table:table-cell office:value-type="float" office:value="28699.108" calcext:value-type="float">
            <text:p>28699.108</text:p>
          </table:table-cell>
          <table:table-cell table:formula="of:=[.E347]-[.H347]" office:value-type="float" office:value="-176.471700000002" calcext:value-type="float">
            <text:p>-176.4717</text:p>
          </table:table-cell>
          <table:table-cell/>
          <table:table-cell office:value-type="float" office:value="32511.6867" calcext:value-type="float">
            <text:p>32511.6867</text:p>
          </table:table-cell>
          <table:table-cell table:formula="of:=[.H347]-[.K347]" office:value-type="float" office:value="-3812.5787" calcext:value-type="float">
            <text:p>-3812.5787</text:p>
          </table:table-cell>
          <table:table-cell/>
          <table:table-cell office:value-type="float" office:value="32511.6867" calcext:value-type="float">
            <text:p>32511.6867</text:p>
          </table:table-cell>
          <table:table-cell table:formula="of:=[.K347]-[.N347]" office:value-type="float" office:value="0" calcext:value-type="float">
            <text:p>0</text:p>
          </table:table-cell>
          <table:table-cell/>
          <table:table-cell office:value-type="float" office:value="32526.1028" calcext:value-type="float">
            <text:p>32526.1028</text:p>
          </table:table-cell>
          <table:table-cell table:formula="of:=[.N347]-[.Q347]" office:value-type="float" office:value="-14.4161000000022" calcext:value-type="float">
            <text:p>-14.4161</text:p>
          </table:table-cell>
          <table:table-cell/>
          <table:table-cell office:value-type="float" office:value="35613" calcext:value-type="float">
            <text:p>35613</text:p>
          </table:table-cell>
          <table:table-cell table:formula="of:=[.Q347]-[.T347]" office:value-type="float" office:value="-3086.8972" calcext:value-type="float">
            <text:p>-3086.8972</text:p>
          </table:table-cell>
          <table:table-cell table:number-columns-repeated="4"/>
          <table:table-cell office:value-type="float" office:value="35613" calcext:value-type="float">
            <text:p>35613</text:p>
          </table:table-cell>
          <table:table-cell table:number-columns-repeated="2"/>
          <table:table-cell office:value-type="float" office:value="35613" calcext:value-type="float">
            <text:p>35613</text:p>
          </table:table-cell>
          <table:table-cell table:formula="of:=[.Z347]-[.AC347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42817H00M00S" calcext:value-type="time">
            <text:p>42817:00:00</text:p>
          </table:table-cell>
          <table:table-cell office:value-type="float" office:value="20614.6235" calcext:value-type="float">
            <text:p>20614.6235</text:p>
          </table:table-cell>
          <table:table-cell table:number-columns-repeated="2"/>
          <table:table-cell office:value-type="float" office:value="22018.6593" calcext:value-type="float">
            <text:p>22018.6593</text:p>
          </table:table-cell>
          <table:table-cell table:formula="of:=[.B348]-[.E348]" office:value-type="float" office:value="-1404.0358" calcext:value-type="float">
            <text:p>-1404.0358</text:p>
          </table:table-cell>
          <table:table-cell/>
          <table:table-cell office:value-type="float" office:value="22262.1594" calcext:value-type="float">
            <text:p>22262.1594</text:p>
          </table:table-cell>
          <table:table-cell table:formula="of:=[.E348]-[.H348]" office:value-type="float" office:value="-243.500100000001" calcext:value-type="float">
            <text:p>-243.5001</text:p>
          </table:table-cell>
          <table:table-cell/>
          <table:table-cell office:value-type="float" office:value="23882.1568" calcext:value-type="float">
            <text:p>23882.1568</text:p>
          </table:table-cell>
          <table:table-cell table:formula="of:=[.H348]-[.K348]" office:value-type="float" office:value="-1619.9974" calcext:value-type="float">
            <text:p>-1619.9974</text:p>
          </table:table-cell>
          <table:table-cell/>
          <table:table-cell office:value-type="float" office:value="23882.1568" calcext:value-type="float">
            <text:p>23882.1568</text:p>
          </table:table-cell>
          <table:table-cell table:formula="of:=[.K348]-[.N348]" office:value-type="float" office:value="0" calcext:value-type="float">
            <text:p>0</text:p>
          </table:table-cell>
          <table:table-cell/>
          <table:table-cell office:value-type="float" office:value="23882.1568" calcext:value-type="float">
            <text:p>23882.1568</text:p>
          </table:table-cell>
          <table:table-cell table:formula="of:=[.N348]-[.Q348]" office:value-type="float" office:value="0" calcext:value-type="float">
            <text:p>0</text:p>
          </table:table-cell>
          <table:table-cell/>
          <table:table-cell office:value-type="float" office:value="33223" calcext:value-type="float">
            <text:p>33223</text:p>
          </table:table-cell>
          <table:table-cell table:formula="of:=[.Q348]-[.T348]" office:value-type="float" office:value="-9340.8432" calcext:value-type="float">
            <text:p>-9340.8432</text:p>
          </table:table-cell>
          <table:table-cell table:number-columns-repeated="4"/>
          <table:table-cell office:value-type="float" office:value="33223" calcext:value-type="float">
            <text:p>33223</text:p>
          </table:table-cell>
          <table:table-cell table:number-columns-repeated="2"/>
          <table:table-cell office:value-type="float" office:value="33223" calcext:value-type="float">
            <text:p>33223</text:p>
          </table:table-cell>
          <table:table-cell table:formula="of:=[.Z348]-[.AC348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8900H00M00S" calcext:value-type="time">
            <text:p>8900:00:00</text:p>
          </table:table-cell>
          <table:table-cell office:value-type="float" office:value="25032.4541" calcext:value-type="float">
            <text:p>25032.4541</text:p>
          </table:table-cell>
          <table:table-cell table:number-columns-repeated="2"/>
          <table:table-cell office:value-type="float" office:value="27305.7168" calcext:value-type="float">
            <text:p>27305.7168</text:p>
          </table:table-cell>
          <table:table-cell table:formula="of:=[.B349]-[.E349]" office:value-type="float" office:value="-2273.2627" calcext:value-type="float">
            <text:p>-2273.2627</text:p>
          </table:table-cell>
          <table:table-cell/>
          <table:table-cell office:value-type="float" office:value="26836.5364" calcext:value-type="float">
            <text:p>26836.5364</text:p>
          </table:table-cell>
          <table:table-cell table:formula="of:=[.E349]-[.H349]" office:value-type="float" office:value="469.180399999997" calcext:value-type="float">
            <text:p>469.1804</text:p>
          </table:table-cell>
          <table:table-cell/>
          <table:table-cell office:value-type="float" office:value="29947.8322" calcext:value-type="float">
            <text:p>29947.8322</text:p>
          </table:table-cell>
          <table:table-cell table:formula="of:=[.H349]-[.K349]" office:value-type="float" office:value="-3111.2958" calcext:value-type="float">
            <text:p>-3111.2958</text:p>
          </table:table-cell>
          <table:table-cell/>
          <table:table-cell office:value-type="float" office:value="29947.8322" calcext:value-type="float">
            <text:p>29947.8322</text:p>
          </table:table-cell>
          <table:table-cell table:formula="of:=[.K349]-[.N349]" office:value-type="float" office:value="0" calcext:value-type="float">
            <text:p>0</text:p>
          </table:table-cell>
          <table:table-cell/>
          <table:table-cell office:value-type="float" office:value="29948.7554" calcext:value-type="float">
            <text:p>29948.7554</text:p>
          </table:table-cell>
          <table:table-cell table:formula="of:=[.N349]-[.Q349]" office:value-type="float" office:value="-0.923199999997451" calcext:value-type="float">
            <text:p>-0.9232</text:p>
          </table:table-cell>
          <table:table-cell/>
          <table:table-cell office:value-type="float" office:value="34359" calcext:value-type="float">
            <text:p>34359</text:p>
          </table:table-cell>
          <table:table-cell table:formula="of:=[.Q349]-[.T349]" office:value-type="float" office:value="-4410.2446" calcext:value-type="float">
            <text:p>-4410.2446</text:p>
          </table:table-cell>
          <table:table-cell table:number-columns-repeated="4"/>
          <table:table-cell office:value-type="float" office:value="34359" calcext:value-type="float">
            <text:p>34359</text:p>
          </table:table-cell>
          <table:table-cell table:number-columns-repeated="2"/>
          <table:table-cell office:value-type="float" office:value="34359" calcext:value-type="float">
            <text:p>34359</text:p>
          </table:table-cell>
          <table:table-cell table:formula="of:=[.Z349]-[.AC349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40869H00M00S" calcext:value-type="time">
            <text:p>40869:00:00</text:p>
          </table:table-cell>
          <table:table-cell office:value-type="float" office:value="19327.6627" calcext:value-type="float">
            <text:p>19327.6627</text:p>
          </table:table-cell>
          <table:table-cell table:number-columns-repeated="2"/>
          <table:table-cell office:value-type="float" office:value="22903.3583" calcext:value-type="float">
            <text:p>22903.3583</text:p>
          </table:table-cell>
          <table:table-cell table:formula="of:=[.B350]-[.E350]" office:value-type="float" office:value="-3575.6956" calcext:value-type="float">
            <text:p>-3575.6956</text:p>
          </table:table-cell>
          <table:table-cell/>
          <table:table-cell office:value-type="float" office:value="21419.5562" calcext:value-type="float">
            <text:p>21419.5562</text:p>
          </table:table-cell>
          <table:table-cell table:formula="of:=[.E350]-[.H350]" office:value-type="float" office:value="1483.8021" calcext:value-type="float">
            <text:p>1483.8021</text:p>
          </table:table-cell>
          <table:table-cell/>
          <table:table-cell office:value-type="float" office:value="24488.4472" calcext:value-type="float">
            <text:p>24488.4472</text:p>
          </table:table-cell>
          <table:table-cell table:formula="of:=[.H350]-[.K350]" office:value-type="float" office:value="-3068.891" calcext:value-type="float">
            <text:p>-3068.891</text:p>
          </table:table-cell>
          <table:table-cell/>
          <table:table-cell office:value-type="float" office:value="24488.4472" calcext:value-type="float">
            <text:p>24488.4472</text:p>
          </table:table-cell>
          <table:table-cell table:formula="of:=[.K350]-[.N350]" office:value-type="float" office:value="0" calcext:value-type="float">
            <text:p>0</text:p>
          </table:table-cell>
          <table:table-cell/>
          <table:table-cell office:value-type="float" office:value="24490.3091" calcext:value-type="float">
            <text:p>24490.3091</text:p>
          </table:table-cell>
          <table:table-cell table:formula="of:=[.N350]-[.Q350]" office:value-type="float" office:value="-1.86189999999988" calcext:value-type="float">
            <text:p>-1.8619</text:p>
          </table:table-cell>
          <table:table-cell/>
          <table:table-cell office:value-type="float" office:value="33804" calcext:value-type="float">
            <text:p>33804</text:p>
          </table:table-cell>
          <table:table-cell table:formula="of:=[.Q350]-[.T350]" office:value-type="float" office:value="-9313.6909" calcext:value-type="float">
            <text:p>-9313.6909</text:p>
          </table:table-cell>
          <table:table-cell table:number-columns-repeated="4"/>
          <table:table-cell office:value-type="float" office:value="33804" calcext:value-type="float">
            <text:p>33804</text:p>
          </table:table-cell>
          <table:table-cell table:number-columns-repeated="2"/>
          <table:table-cell office:value-type="float" office:value="33804" calcext:value-type="float">
            <text:p>33804</text:p>
          </table:table-cell>
          <table:table-cell table:formula="of:=[.Z350]-[.AC350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6996H00M00S" calcext:value-type="time">
            <text:p>6996:00:00</text:p>
          </table:table-cell>
          <table:table-cell office:value-type="float" office:value="19581.6662" calcext:value-type="float">
            <text:p>19581.6662</text:p>
          </table:table-cell>
          <table:table-cell table:number-columns-repeated="2"/>
          <table:table-cell office:value-type="float" office:value="20394.32" calcext:value-type="float">
            <text:p>20394.32</text:p>
          </table:table-cell>
          <table:table-cell table:formula="of:=[.B351]-[.E351]" office:value-type="float" office:value="-812.6538" calcext:value-type="float">
            <text:p>-812.6538</text:p>
          </table:table-cell>
          <table:table-cell/>
          <table:table-cell office:value-type="float" office:value="21272.9628" calcext:value-type="float">
            <text:p>21272.9628</text:p>
          </table:table-cell>
          <table:table-cell table:formula="of:=[.E351]-[.H351]" office:value-type="float" office:value="-878.642800000002" calcext:value-type="float">
            <text:p>-878.6428</text:p>
          </table:table-cell>
          <table:table-cell/>
          <table:table-cell office:value-type="float" office:value="21711.429" calcext:value-type="float">
            <text:p>21711.429</text:p>
          </table:table-cell>
          <table:table-cell table:formula="of:=[.H351]-[.K351]" office:value-type="float" office:value="-438.466199999999" calcext:value-type="float">
            <text:p>-438.4662</text:p>
          </table:table-cell>
          <table:table-cell/>
          <table:table-cell office:value-type="float" office:value="21711.429" calcext:value-type="float">
            <text:p>21711.429</text:p>
          </table:table-cell>
          <table:table-cell table:formula="of:=[.K351]-[.N351]" office:value-type="float" office:value="0" calcext:value-type="float">
            <text:p>0</text:p>
          </table:table-cell>
          <table:table-cell/>
          <table:table-cell office:value-type="float" office:value="21755.8289" calcext:value-type="float">
            <text:p>21755.8289</text:p>
          </table:table-cell>
          <table:table-cell table:formula="of:=[.N351]-[.Q351]" office:value-type="float" office:value="-44.3999000000003" calcext:value-type="float">
            <text:p>-44.3999</text:p>
          </table:table-cell>
          <table:table-cell/>
          <table:table-cell office:value-type="float" office:value="25835" calcext:value-type="float">
            <text:p>25835</text:p>
          </table:table-cell>
          <table:table-cell table:formula="of:=[.Q351]-[.T351]" office:value-type="float" office:value="-4079.1711" calcext:value-type="float">
            <text:p>-4079.1711</text:p>
          </table:table-cell>
          <table:table-cell table:number-columns-repeated="4"/>
          <table:table-cell office:value-type="float" office:value="25835" calcext:value-type="float">
            <text:p>25835</text:p>
          </table:table-cell>
          <table:table-cell table:number-columns-repeated="2"/>
          <table:table-cell office:value-type="float" office:value="25835" calcext:value-type="float">
            <text:p>25835</text:p>
          </table:table-cell>
          <table:table-cell table:formula="of:=[.Z351]-[.AC351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4" office:value-type="time" office:time-value="PT24469H00M00S" calcext:value-type="time">
            <text:p>24469:00:00</text:p>
          </table:table-cell>
          <table:table-cell office:value-type="float" office:value="21812.6315" calcext:value-type="float">
            <text:p>21812.6315</text:p>
          </table:table-cell>
          <table:table-cell table:style-name="ce7" table:number-columns-repeated="2"/>
          <table:table-cell office:value-type="float" office:value="25385.9306" calcext:value-type="float">
            <text:p>25385.9306</text:p>
          </table:table-cell>
          <table:table-cell table:formula="of:=[.B352]-[.E352]" office:value-type="float" office:value="-3573.2991" calcext:value-type="float">
            <text:p>-3573.2991</text:p>
          </table:table-cell>
          <table:table-cell table:style-name="ce7"/>
          <table:table-cell office:value-type="float" office:value="24352.8762" calcext:value-type="float">
            <text:p>24352.8762</text:p>
          </table:table-cell>
          <table:table-cell table:formula="of:=[.E352]-[.H352]" office:value-type="float" office:value="1033.0544" calcext:value-type="float">
            <text:p>1033.0544</text:p>
          </table:table-cell>
          <table:table-cell table:style-name="ce7"/>
          <table:table-cell office:value-type="float" office:value="27196.9502" calcext:value-type="float">
            <text:p>27196.9502</text:p>
          </table:table-cell>
          <table:table-cell table:formula="of:=[.H352]-[.K352]" office:value-type="float" office:value="-2844.074" calcext:value-type="float">
            <text:p>-2844.074</text:p>
          </table:table-cell>
          <table:table-cell table:style-name="ce7"/>
          <table:table-cell office:value-type="float" office:value="27196.9502" calcext:value-type="float">
            <text:p>27196.9502</text:p>
          </table:table-cell>
          <table:table-cell table:formula="of:=[.K352]-[.N352]" office:value-type="float" office:value="0" calcext:value-type="float">
            <text:p>0</text:p>
          </table:table-cell>
          <table:table-cell table:style-name="ce7"/>
          <table:table-cell office:value-type="float" office:value="27200.1732" calcext:value-type="float">
            <text:p>27200.1732</text:p>
          </table:table-cell>
          <table:table-cell table:formula="of:=[.N352]-[.Q352]" office:value-type="float" office:value="-3.22300000000178" calcext:value-type="float">
            <text:p>-3.223</text:p>
          </table:table-cell>
          <table:table-cell table:style-name="ce7"/>
          <table:table-cell table:number-columns-repeated="4"/>
          <table:table-cell table:style-name="ce7" table:number-columns-repeated="2"/>
          <table:table-cell office:value-type="float" office:value="32019" calcext:value-type="float">
            <text:p>32019</text:p>
          </table:table-cell>
          <table:table-cell table:style-name="ce7" table:number-columns-repeated="2"/>
          <table:table-cell office:value-type="float" office:value="32019" calcext:value-type="float">
            <text:p>32019</text:p>
          </table:table-cell>
          <table:table-cell table:formula="of:=[.Z352]-[.AC352]" office:value-type="float" office:value="0" calcext:value-type="float">
            <text:p>0</text:p>
          </table:table-cell>
          <table:table-cell table:style-name="ce7" table:number-columns-repeated="994"/>
        </table:table-row>
        <table:table-row table:style-name="ro1">
          <table:table-cell table:style-name="ce2" office:value-type="time" office:time-value="PT22850H00M00S" calcext:value-type="time">
            <text:p>22850:00:00</text:p>
          </table:table-cell>
          <table:table-cell office:value-type="float" office:value="32927.3194" calcext:value-type="float">
            <text:p>32927.3194</text:p>
          </table:table-cell>
          <table:table-cell table:number-columns-repeated="2"/>
          <table:table-cell office:value-type="float" office:value="33495.1389" calcext:value-type="float">
            <text:p>33495.1389</text:p>
          </table:table-cell>
          <table:table-cell table:formula="of:=[.B353]-[.E353]" office:value-type="float" office:value="-567.819499999998" calcext:value-type="float">
            <text:p>-567.8195</text:p>
          </table:table-cell>
          <table:table-cell/>
          <table:table-cell office:value-type="float" office:value="35371.7436" calcext:value-type="float">
            <text:p>35371.7436</text:p>
          </table:table-cell>
          <table:table-cell table:formula="of:=[.E353]-[.H353]" office:value-type="float" office:value="-1876.6047" calcext:value-type="float">
            <text:p>-1876.6047</text:p>
          </table:table-cell>
          <table:table-cell/>
          <table:table-cell office:value-type="float" office:value="35622.5208" calcext:value-type="float">
            <text:p>35622.5208</text:p>
          </table:table-cell>
          <table:table-cell table:formula="of:=[.H353]-[.K353]" office:value-type="float" office:value="-250.777199999997" calcext:value-type="float">
            <text:p>-250.7772</text:p>
          </table:table-cell>
          <table:table-cell/>
          <table:table-cell office:value-type="float" office:value="35622.5208" calcext:value-type="float">
            <text:p>35622.5208</text:p>
          </table:table-cell>
          <table:table-cell table:formula="of:=[.K353]-[.N353]" office:value-type="float" office:value="0" calcext:value-type="float">
            <text:p>0</text:p>
          </table:table-cell>
          <table:table-cell/>
          <table:table-cell office:value-type="float" office:value="35622.5208" calcext:value-type="float">
            <text:p>35622.5208</text:p>
          </table:table-cell>
          <table:table-cell table:formula="of:=[.N353]-[.Q353]" office:value-type="float" office:value="0" calcext:value-type="float">
            <text:p>0</text:p>
          </table:table-cell>
          <table:table-cell table:number-columns-repeated="7"/>
          <table:table-cell office:value-type="float" office:value="38718" calcext:value-type="float">
            <text:p>38718</text:p>
          </table:table-cell>
          <table:table-cell table:number-columns-repeated="2"/>
          <table:table-cell office:value-type="float" office:value="38718" calcext:value-type="float">
            <text:p>38718</text:p>
          </table:table-cell>
          <table:table-cell table:formula="of:=[.Z353]-[.AC353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10700H00M00S" calcext:value-type="time">
            <text:p>10700:00:00</text:p>
          </table:table-cell>
          <table:table-cell office:value-type="float" office:value="24738.4079" calcext:value-type="float">
            <text:p>24738.4079</text:p>
          </table:table-cell>
          <table:table-cell table:number-columns-repeated="2"/>
          <table:table-cell office:value-type="float" office:value="26062.7515" calcext:value-type="float">
            <text:p>26062.7515</text:p>
          </table:table-cell>
          <table:table-cell table:formula="of:=[.B354]-[.E354]" office:value-type="float" office:value="-1324.3436" calcext:value-type="float">
            <text:p>-1324.3436</text:p>
          </table:table-cell>
          <table:table-cell/>
          <table:table-cell office:value-type="float" office:value="26751.2301" calcext:value-type="float">
            <text:p>26751.2301</text:p>
          </table:table-cell>
          <table:table-cell table:formula="of:=[.E354]-[.H354]" office:value-type="float" office:value="-688.478600000002" calcext:value-type="float">
            <text:p>-688.4786</text:p>
          </table:table-cell>
          <table:table-cell/>
          <table:table-cell office:value-type="float" office:value="28062.8365" calcext:value-type="float">
            <text:p>28062.8365</text:p>
          </table:table-cell>
          <table:table-cell table:formula="of:=[.H354]-[.K354]" office:value-type="float" office:value="-1311.6064" calcext:value-type="float">
            <text:p>-1311.6064</text:p>
          </table:table-cell>
          <table:table-cell/>
          <table:table-cell office:value-type="float" office:value="28062.8365" calcext:value-type="float">
            <text:p>28062.8365</text:p>
          </table:table-cell>
          <table:table-cell table:formula="of:=[.K354]-[.N354]" office:value-type="float" office:value="0" calcext:value-type="float">
            <text:p>0</text:p>
          </table:table-cell>
          <table:table-cell/>
          <table:table-cell office:value-type="float" office:value="28066.7024" calcext:value-type="float">
            <text:p>28066.7024</text:p>
          </table:table-cell>
          <table:table-cell table:formula="of:=[.N354]-[.Q354]" office:value-type="float" office:value="-3.86589999999705" calcext:value-type="float">
            <text:p>-3.8659</text:p>
          </table:table-cell>
          <table:table-cell table:number-columns-repeated="7"/>
          <table:table-cell office:value-type="float" office:value="31441" calcext:value-type="float">
            <text:p>31441</text:p>
          </table:table-cell>
          <table:table-cell table:number-columns-repeated="2"/>
          <table:table-cell office:value-type="float" office:value="31441" calcext:value-type="float">
            <text:p>31441</text:p>
          </table:table-cell>
          <table:table-cell table:formula="of:=[.Z354]-[.AC354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58501H00M00S" calcext:value-type="time">
            <text:p>58501:00:00</text:p>
          </table:table-cell>
          <table:table-cell office:value-type="float" office:value="24149.4005" calcext:value-type="float">
            <text:p>24149.4005</text:p>
          </table:table-cell>
          <table:table-cell table:number-columns-repeated="2"/>
          <table:table-cell office:value-type="float" office:value="25592.4131" calcext:value-type="float">
            <text:p>25592.4131</text:p>
          </table:table-cell>
          <table:table-cell table:formula="of:=[.B355]-[.E355]" office:value-type="float" office:value="-1443.0126" calcext:value-type="float">
            <text:p>-1443.0126</text:p>
          </table:table-cell>
          <table:table-cell/>
          <table:table-cell office:value-type="float" office:value="26423.5644" calcext:value-type="float">
            <text:p>26423.5644</text:p>
          </table:table-cell>
          <table:table-cell table:formula="of:=[.E355]-[.H355]" office:value-type="float" office:value="-831.151299999998" calcext:value-type="float">
            <text:p>-831.1513</text:p>
          </table:table-cell>
          <table:table-cell/>
          <table:table-cell office:value-type="float" office:value="27799.7542" calcext:value-type="float">
            <text:p>27799.7542</text:p>
          </table:table-cell>
          <table:table-cell table:formula="of:=[.H355]-[.K355]" office:value-type="float" office:value="-1376.1898" calcext:value-type="float">
            <text:p>-1376.1898</text:p>
          </table:table-cell>
          <table:table-cell/>
          <table:table-cell office:value-type="float" office:value="27799.7542" calcext:value-type="float">
            <text:p>27799.7542</text:p>
          </table:table-cell>
          <table:table-cell table:formula="of:=[.K355]-[.N355]" office:value-type="float" office:value="0" calcext:value-type="float">
            <text:p>0</text:p>
          </table:table-cell>
          <table:table-cell/>
          <table:table-cell office:value-type="float" office:value="27801.2254" calcext:value-type="float">
            <text:p>27801.2254</text:p>
          </table:table-cell>
          <table:table-cell table:formula="of:=[.N355]-[.Q355]" office:value-type="float" office:value="-1.47119999999995" calcext:value-type="float">
            <text:p>-1.4712</text:p>
          </table:table-cell>
          <table:table-cell table:number-columns-repeated="7"/>
          <table:table-cell office:value-type="float" office:value="31080" calcext:value-type="float">
            <text:p>31080</text:p>
          </table:table-cell>
          <table:table-cell table:number-columns-repeated="2"/>
          <table:table-cell office:value-type="float" office:value="31080" calcext:value-type="float">
            <text:p>31080</text:p>
          </table:table-cell>
          <table:table-cell table:formula="of:=[.Z355]-[.AC355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35571H00M00S" calcext:value-type="time">
            <text:p>35571:00:00</text:p>
          </table:table-cell>
          <table:table-cell office:value-type="float" office:value="24506.3077" calcext:value-type="float">
            <text:p>24506.3077</text:p>
          </table:table-cell>
          <table:table-cell table:number-columns-repeated="2"/>
          <table:table-cell office:value-type="float" office:value="26560.9224" calcext:value-type="float">
            <text:p>26560.9224</text:p>
          </table:table-cell>
          <table:table-cell table:formula="of:=[.B356]-[.E356]" office:value-type="float" office:value="-2054.6147" calcext:value-type="float">
            <text:p>-2054.6147</text:p>
          </table:table-cell>
          <table:table-cell/>
          <table:table-cell office:value-type="float" office:value="26394.0419" calcext:value-type="float">
            <text:p>26394.0419</text:p>
          </table:table-cell>
          <table:table-cell table:formula="of:=[.E356]-[.H356]" office:value-type="float" office:value="166.880499999999" calcext:value-type="float">
            <text:p>166.8805</text:p>
          </table:table-cell>
          <table:table-cell/>
          <table:table-cell office:value-type="float" office:value="27937.7041" calcext:value-type="float">
            <text:p>27937.7041</text:p>
          </table:table-cell>
          <table:table-cell table:formula="of:=[.H356]-[.K356]" office:value-type="float" office:value="-1543.6622" calcext:value-type="float">
            <text:p>-1543.6622</text:p>
          </table:table-cell>
          <table:table-cell/>
          <table:table-cell office:value-type="float" office:value="27937.7041" calcext:value-type="float">
            <text:p>27937.7041</text:p>
          </table:table-cell>
          <table:table-cell table:formula="of:=[.K356]-[.N356]" office:value-type="float" office:value="0" calcext:value-type="float">
            <text:p>0</text:p>
          </table:table-cell>
          <table:table-cell/>
          <table:table-cell office:value-type="float" office:value="27937.7041" calcext:value-type="float">
            <text:p>27937.7041</text:p>
          </table:table-cell>
          <table:table-cell table:formula="of:=[.N356]-[.Q356]" office:value-type="float" office:value="0" calcext:value-type="float">
            <text:p>0</text:p>
          </table:table-cell>
          <table:table-cell table:number-columns-repeated="7"/>
          <table:table-cell office:value-type="float" office:value="33043" calcext:value-type="float">
            <text:p>33043</text:p>
          </table:table-cell>
          <table:table-cell table:number-columns-repeated="2"/>
          <table:table-cell office:value-type="float" office:value="33043" calcext:value-type="float">
            <text:p>33043</text:p>
          </table:table-cell>
          <table:table-cell table:formula="of:=[.Z356]-[.AC356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27657H00M00S" calcext:value-type="time">
            <text:p>27657:00:00</text:p>
          </table:table-cell>
          <table:table-cell office:value-type="float" office:value="25132.175" calcext:value-type="float">
            <text:p>25132.175</text:p>
          </table:table-cell>
          <table:table-cell table:number-columns-repeated="2"/>
          <table:table-cell office:value-type="float" office:value="25386.5417" calcext:value-type="float">
            <text:p>25386.5417</text:p>
          </table:table-cell>
          <table:table-cell table:formula="of:=[.B357]-[.E357]" office:value-type="float" office:value="-254.366700000002" calcext:value-type="float">
            <text:p>-254.3667</text:p>
          </table:table-cell>
          <table:table-cell/>
          <table:table-cell office:value-type="float" office:value="26387.15" calcext:value-type="float">
            <text:p>26387.15</text:p>
          </table:table-cell>
          <table:table-cell table:formula="of:=[.E357]-[.H357]" office:value-type="float" office:value="-1000.6083" calcext:value-type="float">
            <text:p>-1000.6083</text:p>
          </table:table-cell>
          <table:table-cell/>
          <table:table-cell office:value-type="float" office:value="26532.7245" calcext:value-type="float">
            <text:p>26532.7245</text:p>
          </table:table-cell>
          <table:table-cell table:formula="of:=[.H357]-[.K357]" office:value-type="float" office:value="-145.574499999999" calcext:value-type="float">
            <text:p>-145.5745</text:p>
          </table:table-cell>
          <table:table-cell/>
          <table:table-cell office:value-type="float" office:value="26532.7245" calcext:value-type="float">
            <text:p>26532.7245</text:p>
          </table:table-cell>
          <table:table-cell table:formula="of:=[.K357]-[.N357]" office:value-type="float" office:value="0" calcext:value-type="float">
            <text:p>0</text:p>
          </table:table-cell>
          <table:table-cell/>
          <table:table-cell office:value-type="float" office:value="26542.5783" calcext:value-type="float">
            <text:p>26542.5783</text:p>
          </table:table-cell>
          <table:table-cell table:formula="of:=[.N357]-[.Q357]" office:value-type="float" office:value="-9.85380000000077" calcext:value-type="float">
            <text:p>-9.8538</text:p>
          </table:table-cell>
          <table:table-cell table:number-columns-repeated="7"/>
          <table:table-cell office:value-type="float" office:value="35198" calcext:value-type="float">
            <text:p>35198</text:p>
          </table:table-cell>
          <table:table-cell table:number-columns-repeated="2"/>
          <table:table-cell office:value-type="float" office:value="35198" calcext:value-type="float">
            <text:p>35198</text:p>
          </table:table-cell>
          <table:table-cell table:formula="of:=[.Z357]-[.AC357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62041H00M00S" calcext:value-type="time">
            <text:p>62041:00:00</text:p>
          </table:table-cell>
          <table:table-cell office:value-type="float" office:value="20410.595" calcext:value-type="float">
            <text:p>20410.595</text:p>
          </table:table-cell>
          <table:table-cell table:number-columns-repeated="2"/>
          <table:table-cell office:value-type="float" office:value="22826.9086" calcext:value-type="float">
            <text:p>22826.9086</text:p>
          </table:table-cell>
          <table:table-cell table:formula="of:=[.B358]-[.E358]" office:value-type="float" office:value="-2416.3136" calcext:value-type="float">
            <text:p>-2416.3136</text:p>
          </table:table-cell>
          <table:table-cell/>
          <table:table-cell office:value-type="float" office:value="21615.4632" calcext:value-type="float">
            <text:p>21615.4632</text:p>
          </table:table-cell>
          <table:table-cell table:formula="of:=[.E358]-[.H358]" office:value-type="float" office:value="1211.4454" calcext:value-type="float">
            <text:p>1211.4454</text:p>
          </table:table-cell>
          <table:table-cell/>
          <table:table-cell office:value-type="float" office:value="24385.5913" calcext:value-type="float">
            <text:p>24385.5913</text:p>
          </table:table-cell>
          <table:table-cell table:formula="of:=[.H358]-[.K358]" office:value-type="float" office:value="-2770.1281" calcext:value-type="float">
            <text:p>-2770.1281</text:p>
          </table:table-cell>
          <table:table-cell/>
          <table:table-cell office:value-type="float" office:value="24385.5913" calcext:value-type="float">
            <text:p>24385.5913</text:p>
          </table:table-cell>
          <table:table-cell table:formula="of:=[.K358]-[.N358]" office:value-type="float" office:value="0" calcext:value-type="float">
            <text:p>0</text:p>
          </table:table-cell>
          <table:table-cell/>
          <table:table-cell office:value-type="float" office:value="24386.7724" calcext:value-type="float">
            <text:p>24386.7724</text:p>
          </table:table-cell>
          <table:table-cell table:formula="of:=[.N358]-[.Q358]" office:value-type="float" office:value="-1.18110000000161" calcext:value-type="float">
            <text:p>-1.1811</text:p>
          </table:table-cell>
          <table:table-cell table:number-columns-repeated="7"/>
          <table:table-cell office:value-type="float" office:value="31206" calcext:value-type="float">
            <text:p>31206</text:p>
          </table:table-cell>
          <table:table-cell table:number-columns-repeated="2"/>
          <table:table-cell office:value-type="float" office:value="31206" calcext:value-type="float">
            <text:p>31206</text:p>
          </table:table-cell>
          <table:table-cell table:formula="of:=[.Z358]-[.AC358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6817H00M00S" calcext:value-type="time">
            <text:p>6817:00:00</text:p>
          </table:table-cell>
          <table:table-cell office:value-type="float" office:value="10335.9048" calcext:value-type="float">
            <text:p>10335.9048</text:p>
          </table:table-cell>
          <table:table-cell table:number-columns-repeated="2"/>
          <table:table-cell office:value-type="float" office:value="10472.3103" calcext:value-type="float">
            <text:p>10472.3103</text:p>
          </table:table-cell>
          <table:table-cell table:formula="of:=[.B359]-[.E359]" office:value-type="float" office:value="-136.405499999999" calcext:value-type="float">
            <text:p>-136.4055</text:p>
          </table:table-cell>
          <table:table-cell/>
          <table:table-cell office:value-type="float" office:value="10661.9611" calcext:value-type="float">
            <text:p>10661.9611</text:p>
          </table:table-cell>
          <table:table-cell table:formula="of:=[.E359]-[.H359]" office:value-type="float" office:value="-189.650800000001" calcext:value-type="float">
            <text:p>-189.6508</text:p>
          </table:table-cell>
          <table:table-cell/>
          <table:table-cell office:value-type="float" office:value="10695.5517" calcext:value-type="float">
            <text:p>10695.5517</text:p>
          </table:table-cell>
          <table:table-cell table:formula="of:=[.H359]-[.K359]" office:value-type="float" office:value="-33.5905999999995" calcext:value-type="float">
            <text:p>-33.5906</text:p>
          </table:table-cell>
          <table:table-cell/>
          <table:table-cell office:value-type="float" office:value="10695.5517" calcext:value-type="float">
            <text:p>10695.5517</text:p>
          </table:table-cell>
          <table:table-cell table:formula="of:=[.K359]-[.N359]" office:value-type="float" office:value="0" calcext:value-type="float">
            <text:p>0</text:p>
          </table:table-cell>
          <table:table-cell/>
          <table:table-cell office:value-type="float" office:value="10697.2414" calcext:value-type="float">
            <text:p>10697.2414</text:p>
          </table:table-cell>
          <table:table-cell table:formula="of:=[.N359]-[.Q359]" office:value-type="float" office:value="-1.68970000000081" calcext:value-type="float">
            <text:p>-1.6897</text:p>
          </table:table-cell>
          <table:table-cell table:number-columns-repeated="7"/>
          <table:table-cell office:value-type="float" office:value="13989" calcext:value-type="float">
            <text:p>13989</text:p>
          </table:table-cell>
          <table:table-cell table:number-columns-repeated="2"/>
          <table:table-cell office:value-type="float" office:value="13989" calcext:value-type="float">
            <text:p>13989</text:p>
          </table:table-cell>
          <table:table-cell table:formula="of:=[.Z359]-[.AC359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26664H00M00S" calcext:value-type="time">
            <text:p>26664:00:00</text:p>
          </table:table-cell>
          <table:table-cell office:value-type="float" office:value="24195.9439" calcext:value-type="float">
            <text:p>24195.9439</text:p>
          </table:table-cell>
          <table:table-cell table:number-columns-repeated="2"/>
          <table:table-cell office:value-type="float" office:value="24477.6327" calcext:value-type="float">
            <text:p>24477.6327</text:p>
          </table:table-cell>
          <table:table-cell table:formula="of:=[.B360]-[.E360]" office:value-type="float" office:value="-281.6888" calcext:value-type="float">
            <text:p>-281.6888</text:p>
          </table:table-cell>
          <table:table-cell/>
          <table:table-cell office:value-type="float" office:value="25015.9251" calcext:value-type="float">
            <text:p>25015.9251</text:p>
          </table:table-cell>
          <table:table-cell table:formula="of:=[.E360]-[.H360]" office:value-type="float" office:value="-538.292400000002" calcext:value-type="float">
            <text:p>-538.2924</text:p>
          </table:table-cell>
          <table:table-cell/>
          <table:table-cell office:value-type="float" office:value="25329.125" calcext:value-type="float">
            <text:p>25329.125</text:p>
          </table:table-cell>
          <table:table-cell table:formula="of:=[.H360]-[.K360]" office:value-type="float" office:value="-313.1999" calcext:value-type="float">
            <text:p>-313.1999</text:p>
          </table:table-cell>
          <table:table-cell/>
          <table:table-cell office:value-type="float" office:value="25329.125" calcext:value-type="float">
            <text:p>25329.125</text:p>
          </table:table-cell>
          <table:table-cell table:formula="of:=[.K360]-[.N360]" office:value-type="float" office:value="0" calcext:value-type="float">
            <text:p>0</text:p>
          </table:table-cell>
          <table:table-cell/>
          <table:table-cell office:value-type="float" office:value="25329.125" calcext:value-type="float">
            <text:p>25329.125</text:p>
          </table:table-cell>
          <table:table-cell table:formula="of:=[.N360]-[.Q360]" office:value-type="float" office:value="0" calcext:value-type="float">
            <text:p>0</text:p>
          </table:table-cell>
          <table:table-cell table:number-columns-repeated="7"/>
          <table:table-cell office:value-type="float" office:value="33326" calcext:value-type="float">
            <text:p>33326</text:p>
          </table:table-cell>
          <table:table-cell table:number-columns-repeated="2"/>
          <table:table-cell office:value-type="float" office:value="33326" calcext:value-type="float">
            <text:p>33326</text:p>
          </table:table-cell>
          <table:table-cell table:formula="of:=[.Z360]-[.AC360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38367H00M00S" calcext:value-type="time">
            <text:p>38367:00:00</text:p>
          </table:table-cell>
          <table:table-cell office:value-type="float" office:value="26019.5201" calcext:value-type="float">
            <text:p>26019.5201</text:p>
          </table:table-cell>
          <table:table-cell table:number-columns-repeated="2"/>
          <table:table-cell office:value-type="float" office:value="26082.3106" calcext:value-type="float">
            <text:p>26082.3106</text:p>
          </table:table-cell>
          <table:table-cell table:formula="of:=[.B361]-[.E361]" office:value-type="float" office:value="-62.7904999999992" calcext:value-type="float">
            <text:p>-62.7905</text:p>
          </table:table-cell>
          <table:table-cell/>
          <table:table-cell office:value-type="float" office:value="27076.719" calcext:value-type="float">
            <text:p>27076.719</text:p>
          </table:table-cell>
          <table:table-cell table:formula="of:=[.E361]-[.H361]" office:value-type="float" office:value="-994.4084" calcext:value-type="float">
            <text:p>-994.4084</text:p>
          </table:table-cell>
          <table:table-cell/>
          <table:table-cell office:value-type="float" office:value="27076.719" calcext:value-type="float">
            <text:p>27076.719</text:p>
          </table:table-cell>
          <table:table-cell table:formula="of:=[.H361]-[.K361]" office:value-type="float" office:value="0" calcext:value-type="float">
            <text:p>0</text:p>
          </table:table-cell>
          <table:table-cell/>
          <table:table-cell office:value-type="float" office:value="27076.719" calcext:value-type="float">
            <text:p>27076.719</text:p>
          </table:table-cell>
          <table:table-cell table:formula="of:=[.K361]-[.N361]" office:value-type="float" office:value="0" calcext:value-type="float">
            <text:p>0</text:p>
          </table:table-cell>
          <table:table-cell/>
          <table:table-cell office:value-type="float" office:value="27078.2438" calcext:value-type="float">
            <text:p>27078.2438</text:p>
          </table:table-cell>
          <table:table-cell table:formula="of:=[.N361]-[.Q361]" office:value-type="float" office:value="-1.52479999999923" calcext:value-type="float">
            <text:p>-1.5248</text:p>
          </table:table-cell>
          <table:table-cell table:number-columns-repeated="7"/>
          <table:table-cell office:value-type="float" office:value="31033" calcext:value-type="float">
            <text:p>31033</text:p>
          </table:table-cell>
          <table:table-cell table:number-columns-repeated="2"/>
          <table:table-cell office:value-type="float" office:value="31033" calcext:value-type="float">
            <text:p>31033</text:p>
          </table:table-cell>
          <table:table-cell table:formula="of:=[.Z361]-[.AC361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42622H00M00S" calcext:value-type="time">
            <text:p>42622:00:00</text:p>
          </table:table-cell>
          <table:table-cell office:value-type="float" office:value="36041.9275" calcext:value-type="float">
            <text:p>36041.9275</text:p>
          </table:table-cell>
          <table:table-cell table:number-columns-repeated="2"/>
          <table:table-cell office:value-type="float" office:value="36739.9304" calcext:value-type="float">
            <text:p>36739.9304</text:p>
          </table:table-cell>
          <table:table-cell table:formula="of:=[.B362]-[.E362]" office:value-type="float" office:value="-698.0029" calcext:value-type="float">
            <text:p>-698.0029</text:p>
          </table:table-cell>
          <table:table-cell/>
          <table:table-cell office:value-type="float" office:value="39803.2198" calcext:value-type="float">
            <text:p>39803.2198</text:p>
          </table:table-cell>
          <table:table-cell table:formula="of:=[.E362]-[.H362]" office:value-type="float" office:value="-3063.2894" calcext:value-type="float">
            <text:p>-3063.2894</text:p>
          </table:table-cell>
          <table:table-cell/>
          <table:table-cell office:value-type="float" office:value="40813.6365" calcext:value-type="float">
            <text:p>40813.6365</text:p>
          </table:table-cell>
          <table:table-cell table:formula="of:=[.H362]-[.K362]" office:value-type="float" office:value="-1010.4167" calcext:value-type="float">
            <text:p>-1010.4167</text:p>
          </table:table-cell>
          <table:table-cell/>
          <table:table-cell office:value-type="float" office:value="40813.6365" calcext:value-type="float">
            <text:p>40813.6365</text:p>
          </table:table-cell>
          <table:table-cell table:formula="of:=[.K362]-[.N362]" office:value-type="float" office:value="0" calcext:value-type="float">
            <text:p>0</text:p>
          </table:table-cell>
          <table:table-cell/>
          <table:table-cell office:value-type="float" office:value="40828.3674" calcext:value-type="float">
            <text:p>40828.3674</text:p>
          </table:table-cell>
          <table:table-cell table:formula="of:=[.N362]-[.Q362]" office:value-type="float" office:value="-14.7309000000023" calcext:value-type="float">
            <text:p>-14.7309</text:p>
          </table:table-cell>
          <table:table-cell table:number-columns-repeated="7"/>
          <table:table-cell office:value-type="float" office:value="46721" calcext:value-type="float">
            <text:p>46721</text:p>
          </table:table-cell>
          <table:table-cell table:number-columns-repeated="2"/>
          <table:table-cell office:value-type="float" office:value="46721" calcext:value-type="float">
            <text:p>46721</text:p>
          </table:table-cell>
          <table:table-cell table:formula="of:=[.Z362]-[.AC362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58789H00M00S" calcext:value-type="time">
            <text:p>58789:00:00</text:p>
          </table:table-cell>
          <table:table-cell office:value-type="float" office:value="21582.8359" calcext:value-type="float">
            <text:p>21582.8359</text:p>
          </table:table-cell>
          <table:table-cell table:number-columns-repeated="2"/>
          <table:table-cell office:value-type="float" office:value="22503.2124" calcext:value-type="float">
            <text:p>22503.2124</text:p>
          </table:table-cell>
          <table:table-cell table:formula="of:=[.B363]-[.E363]" office:value-type="float" office:value="-920.376500000002" calcext:value-type="float">
            <text:p>-920.3765</text:p>
          </table:table-cell>
          <table:table-cell/>
          <table:table-cell office:value-type="float" office:value="22890.8819" calcext:value-type="float">
            <text:p>22890.8819</text:p>
          </table:table-cell>
          <table:table-cell table:formula="of:=[.E363]-[.H363]" office:value-type="float" office:value="-387.6695" calcext:value-type="float">
            <text:p>-387.6695</text:p>
          </table:table-cell>
          <table:table-cell/>
          <table:table-cell office:value-type="float" office:value="24356.5694" calcext:value-type="float">
            <text:p>24356.5694</text:p>
          </table:table-cell>
          <table:table-cell table:formula="of:=[.H363]-[.K363]" office:value-type="float" office:value="-1465.6875" calcext:value-type="float">
            <text:p>-1465.6875</text:p>
          </table:table-cell>
          <table:table-cell/>
          <table:table-cell office:value-type="float" office:value="24356.5694" calcext:value-type="float">
            <text:p>24356.5694</text:p>
          </table:table-cell>
          <table:table-cell table:formula="of:=[.K363]-[.N363]" office:value-type="float" office:value="0" calcext:value-type="float">
            <text:p>0</text:p>
          </table:table-cell>
          <table:table-cell/>
          <table:table-cell office:value-type="float" office:value="24356.5694" calcext:value-type="float">
            <text:p>24356.5694</text:p>
          </table:table-cell>
          <table:table-cell table:formula="of:=[.N363]-[.Q363]" office:value-type="float" office:value="0" calcext:value-type="float">
            <text:p>0</text:p>
          </table:table-cell>
          <table:table-cell table:number-columns-repeated="7"/>
          <table:table-cell office:value-type="float" office:value="34459" calcext:value-type="float">
            <text:p>34459</text:p>
          </table:table-cell>
          <table:table-cell table:number-columns-repeated="2"/>
          <table:table-cell office:value-type="float" office:value="34459" calcext:value-type="float">
            <text:p>34459</text:p>
          </table:table-cell>
          <table:table-cell table:formula="of:=[.Z363]-[.AC363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28684H00M00S" calcext:value-type="time">
            <text:p>28684:00:00</text:p>
          </table:table-cell>
          <table:table-cell office:value-type="float" office:value="23265.7911" calcext:value-type="float">
            <text:p>23265.7911</text:p>
          </table:table-cell>
          <table:table-cell table:number-columns-repeated="2"/>
          <table:table-cell office:value-type="float" office:value="26697.2934" calcext:value-type="float">
            <text:p>26697.2934</text:p>
          </table:table-cell>
          <table:table-cell table:formula="of:=[.B364]-[.E364]" office:value-type="float" office:value="-3431.5023" calcext:value-type="float">
            <text:p>-3431.5023</text:p>
          </table:table-cell>
          <table:table-cell/>
          <table:table-cell office:value-type="float" office:value="24499.719" calcext:value-type="float">
            <text:p>24499.719</text:p>
          </table:table-cell>
          <table:table-cell table:formula="of:=[.E364]-[.H364]" office:value-type="float" office:value="2197.5744" calcext:value-type="float">
            <text:p>2197.5744</text:p>
          </table:table-cell>
          <table:table-cell/>
          <table:table-cell office:value-type="float" office:value="27869.7095" calcext:value-type="float">
            <text:p>27869.7095</text:p>
          </table:table-cell>
          <table:table-cell table:formula="of:=[.H364]-[.K364]" office:value-type="float" office:value="-3369.9905" calcext:value-type="float">
            <text:p>-3369.9905</text:p>
          </table:table-cell>
          <table:table-cell/>
          <table:table-cell office:value-type="float" office:value="27869.7095" calcext:value-type="float">
            <text:p>27869.7095</text:p>
          </table:table-cell>
          <table:table-cell table:formula="of:=[.K364]-[.N364]" office:value-type="float" office:value="0" calcext:value-type="float">
            <text:p>0</text:p>
          </table:table-cell>
          <table:table-cell/>
          <table:table-cell office:value-type="float" office:value="27874.7953" calcext:value-type="float">
            <text:p>27874.7953</text:p>
          </table:table-cell>
          <table:table-cell table:formula="of:=[.N364]-[.Q364]" office:value-type="float" office:value="-5.08580000000075" calcext:value-type="float">
            <text:p>-5.0858</text:p>
          </table:table-cell>
          <table:table-cell table:number-columns-repeated="7"/>
          <table:table-cell office:value-type="float" office:value="34920" calcext:value-type="float">
            <text:p>34920</text:p>
          </table:table-cell>
          <table:table-cell table:number-columns-repeated="2"/>
          <table:table-cell office:value-type="float" office:value="34920" calcext:value-type="float">
            <text:p>34920</text:p>
          </table:table-cell>
          <table:table-cell table:formula="of:=[.Z364]-[.AC364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58651H00M00S" calcext:value-type="time">
            <text:p>58651:00:00</text:p>
          </table:table-cell>
          <table:table-cell office:value-type="float" office:value="19020.8211" calcext:value-type="float">
            <text:p>19020.8211</text:p>
          </table:table-cell>
          <table:table-cell table:number-columns-repeated="2"/>
          <table:table-cell office:value-type="float" office:value="20665.5243" calcext:value-type="float">
            <text:p>20665.5243</text:p>
          </table:table-cell>
          <table:table-cell table:formula="of:=[.B365]-[.E365]" office:value-type="float" office:value="-1644.7032" calcext:value-type="float">
            <text:p>-1644.7032</text:p>
          </table:table-cell>
          <table:table-cell/>
          <table:table-cell office:value-type="float" office:value="21299.8129" calcext:value-type="float">
            <text:p>21299.8129</text:p>
          </table:table-cell>
          <table:table-cell table:formula="of:=[.E365]-[.H365]" office:value-type="float" office:value="-634.2886" calcext:value-type="float">
            <text:p>-634.2886</text:p>
          </table:table-cell>
          <table:table-cell/>
          <table:table-cell office:value-type="float" office:value="22771.4911" calcext:value-type="float">
            <text:p>22771.4911</text:p>
          </table:table-cell>
          <table:table-cell table:formula="of:=[.H365]-[.K365]" office:value-type="float" office:value="-1471.6782" calcext:value-type="float">
            <text:p>-1471.6782</text:p>
          </table:table-cell>
          <table:table-cell/>
          <table:table-cell office:value-type="float" office:value="22771.4911" calcext:value-type="float">
            <text:p>22771.4911</text:p>
          </table:table-cell>
          <table:table-cell table:formula="of:=[.K365]-[.N365]" office:value-type="float" office:value="0" calcext:value-type="float">
            <text:p>0</text:p>
          </table:table-cell>
          <table:table-cell/>
          <table:table-cell office:value-type="float" office:value="22772.3003" calcext:value-type="float">
            <text:p>22772.3003</text:p>
          </table:table-cell>
          <table:table-cell table:formula="of:=[.N365]-[.Q365]" office:value-type="float" office:value="-0.809199999999692" calcext:value-type="float">
            <text:p>-0.8092</text:p>
          </table:table-cell>
          <table:table-cell table:number-columns-repeated="7"/>
          <table:table-cell office:value-type="float" office:value="26517" calcext:value-type="float">
            <text:p>26517</text:p>
          </table:table-cell>
          <table:table-cell table:number-columns-repeated="2"/>
          <table:table-cell office:value-type="float" office:value="26517" calcext:value-type="float">
            <text:p>26517</text:p>
          </table:table-cell>
          <table:table-cell table:formula="of:=[.Z365]-[.AC365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1661H00M00S" calcext:value-type="time">
            <text:p>1661:00:00</text:p>
          </table:table-cell>
          <table:table-cell office:value-type="float" office:value="30922.5978" calcext:value-type="float">
            <text:p>30922.5978</text:p>
          </table:table-cell>
          <table:table-cell table:number-columns-repeated="2"/>
          <table:table-cell office:value-type="float" office:value="32367.9123" calcext:value-type="float">
            <text:p>32367.9123</text:p>
          </table:table-cell>
          <table:table-cell table:formula="of:=[.B366]-[.E366]" office:value-type="float" office:value="-1445.3145" calcext:value-type="float">
            <text:p>-1445.3145</text:p>
          </table:table-cell>
          <table:table-cell/>
          <table:table-cell office:value-type="float" office:value="32950.7009" calcext:value-type="float">
            <text:p>32950.7009</text:p>
          </table:table-cell>
          <table:table-cell table:formula="of:=[.E366]-[.H366]" office:value-type="float" office:value="-582.788600000004" calcext:value-type="float">
            <text:p>-582.7886</text:p>
          </table:table-cell>
          <table:table-cell/>
          <table:table-cell office:value-type="float" office:value="34255.8596" calcext:value-type="float">
            <text:p>34255.8596</text:p>
          </table:table-cell>
          <table:table-cell table:formula="of:=[.H366]-[.K366]" office:value-type="float" office:value="-1305.1587" calcext:value-type="float">
            <text:p>-1305.1587</text:p>
          </table:table-cell>
          <table:table-cell/>
          <table:table-cell office:value-type="float" office:value="34255.8596" calcext:value-type="float">
            <text:p>34255.8596</text:p>
          </table:table-cell>
          <table:table-cell table:formula="of:=[.K366]-[.N366]" office:value-type="float" office:value="0" calcext:value-type="float">
            <text:p>0</text:p>
          </table:table-cell>
          <table:table-cell/>
          <table:table-cell office:value-type="float" office:value="34267.9029" calcext:value-type="float">
            <text:p>34267.9029</text:p>
          </table:table-cell>
          <table:table-cell table:formula="of:=[.N366]-[.Q366]" office:value-type="float" office:value="-12.0432999999975" calcext:value-type="float">
            <text:p>-12.0433</text:p>
          </table:table-cell>
          <table:table-cell table:number-columns-repeated="7"/>
          <table:table-cell office:value-type="float" office:value="37606" calcext:value-type="float">
            <text:p>37606</text:p>
          </table:table-cell>
          <table:table-cell table:number-columns-repeated="2"/>
          <table:table-cell office:value-type="float" office:value="37606" calcext:value-type="float">
            <text:p>37606</text:p>
          </table:table-cell>
          <table:table-cell table:formula="of:=[.Z366]-[.AC366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27374H00M00S" calcext:value-type="time">
            <text:p>27374:00:00</text:p>
          </table:table-cell>
          <table:table-cell office:value-type="float" office:value="16022.1667" calcext:value-type="float">
            <text:p>16022.1667</text:p>
          </table:table-cell>
          <table:table-cell table:number-columns-repeated="2"/>
          <table:table-cell office:value-type="float" office:value="19256.9761" calcext:value-type="float">
            <text:p>19256.9761</text:p>
          </table:table-cell>
          <table:table-cell table:formula="of:=[.B367]-[.E367]" office:value-type="float" office:value="-3234.8094" calcext:value-type="float">
            <text:p>-3234.8094</text:p>
          </table:table-cell>
          <table:table-cell/>
          <table:table-cell office:value-type="float" office:value="17584.8333" calcext:value-type="float">
            <text:p>17584.8333</text:p>
          </table:table-cell>
          <table:table-cell table:formula="of:=[.E367]-[.H367]" office:value-type="float" office:value="1672.1428" calcext:value-type="float">
            <text:p>1672.1428</text:p>
          </table:table-cell>
          <table:table-cell/>
          <table:table-cell office:value-type="float" office:value="21374" calcext:value-type="float">
            <text:p>21374</text:p>
          </table:table-cell>
          <table:table-cell table:formula="of:=[.H367]-[.K367]" office:value-type="float" office:value="-3789.1667" calcext:value-type="float">
            <text:p>-3789.1667</text:p>
          </table:table-cell>
          <table:table-cell/>
          <table:table-cell office:value-type="float" office:value="21374" calcext:value-type="float">
            <text:p>21374</text:p>
          </table:table-cell>
          <table:table-cell table:formula="of:=[.K367]-[.N367]" office:value-type="float" office:value="0" calcext:value-type="float">
            <text:p>0</text:p>
          </table:table-cell>
          <table:table-cell/>
          <table:table-cell office:value-type="float" office:value="21374" calcext:value-type="float">
            <text:p>21374</text:p>
          </table:table-cell>
          <table:table-cell table:formula="of:=[.N367]-[.Q367]" office:value-type="float" office:value="0" calcext:value-type="float">
            <text:p>0</text:p>
          </table:table-cell>
          <table:table-cell table:number-columns-repeated="7"/>
          <table:table-cell office:value-type="float" office:value="22073" calcext:value-type="float">
            <text:p>22073</text:p>
          </table:table-cell>
          <table:table-cell table:number-columns-repeated="2"/>
          <table:table-cell office:value-type="float" office:value="22073" calcext:value-type="float">
            <text:p>22073</text:p>
          </table:table-cell>
          <table:table-cell table:formula="of:=[.Z367]-[.AC367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4780H00M00S" calcext:value-type="time">
            <text:p>4780:00:00</text:p>
          </table:table-cell>
          <table:table-cell office:value-type="float" office:value="14491.8294" calcext:value-type="float">
            <text:p>14491.8294</text:p>
          </table:table-cell>
          <table:table-cell table:number-columns-repeated="2"/>
          <table:table-cell office:value-type="float" office:value="15284.8228" calcext:value-type="float">
            <text:p>15284.8228</text:p>
          </table:table-cell>
          <table:table-cell table:formula="of:=[.B368]-[.E368]" office:value-type="float" office:value="-792.993399999999" calcext:value-type="float">
            <text:p>-792.9934</text:p>
          </table:table-cell>
          <table:table-cell/>
          <table:table-cell office:value-type="float" office:value="15364.7007" calcext:value-type="float">
            <text:p>15364.7007</text:p>
          </table:table-cell>
          <table:table-cell table:formula="of:=[.E368]-[.H368]" office:value-type="float" office:value="-79.8778999999995" calcext:value-type="float">
            <text:p>-79.8779</text:p>
          </table:table-cell>
          <table:table-cell/>
          <table:table-cell office:value-type="float" office:value="16425.9278" calcext:value-type="float">
            <text:p>16425.9278</text:p>
          </table:table-cell>
          <table:table-cell table:formula="of:=[.H368]-[.K368]" office:value-type="float" office:value="-1061.2271" calcext:value-type="float">
            <text:p>-1061.2271</text:p>
          </table:table-cell>
          <table:table-cell/>
          <table:table-cell office:value-type="float" office:value="16425.9278" calcext:value-type="float">
            <text:p>16425.9278</text:p>
          </table:table-cell>
          <table:table-cell table:formula="of:=[.K368]-[.N368]" office:value-type="float" office:value="0" calcext:value-type="float">
            <text:p>0</text:p>
          </table:table-cell>
          <table:table-cell/>
          <table:table-cell office:value-type="float" office:value="16426.3318" calcext:value-type="float">
            <text:p>16426.3318</text:p>
          </table:table-cell>
          <table:table-cell table:formula="of:=[.N368]-[.Q368]" office:value-type="float" office:value="-0.403999999998632" calcext:value-type="float">
            <text:p>-0.404</text:p>
          </table:table-cell>
          <table:table-cell table:number-columns-repeated="7"/>
          <table:table-cell office:value-type="float" office:value="21580" calcext:value-type="float">
            <text:p>21580</text:p>
          </table:table-cell>
          <table:table-cell table:number-columns-repeated="2"/>
          <table:table-cell office:value-type="float" office:value="21580" calcext:value-type="float">
            <text:p>21580</text:p>
          </table:table-cell>
          <table:table-cell table:formula="of:=[.Z368]-[.AC368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22412H00M00S" calcext:value-type="time">
            <text:p>22412:00:00</text:p>
          </table:table-cell>
          <table:table-cell office:value-type="float" office:value="23290.5698" calcext:value-type="float">
            <text:p>23290.5698</text:p>
          </table:table-cell>
          <table:table-cell table:number-columns-repeated="2"/>
          <table:table-cell office:value-type="float" office:value="23316.2404" calcext:value-type="float">
            <text:p>23316.2404</text:p>
          </table:table-cell>
          <table:table-cell table:formula="of:=[.B369]-[.E369]" office:value-type="float" office:value="-25.6705999999976" calcext:value-type="float">
            <text:p>-25.6706</text:p>
          </table:table-cell>
          <table:table-cell/>
          <table:table-cell office:value-type="float" office:value="24384.3092" calcext:value-type="float">
            <text:p>24384.3092</text:p>
          </table:table-cell>
          <table:table-cell table:formula="of:=[.E369]-[.H369]" office:value-type="float" office:value="-1068.0688" calcext:value-type="float">
            <text:p>-1068.0688</text:p>
          </table:table-cell>
          <table:table-cell/>
          <table:table-cell office:value-type="float" office:value="24392.7995" calcext:value-type="float">
            <text:p>24392.7995</text:p>
          </table:table-cell>
          <table:table-cell table:formula="of:=[.H369]-[.K369]" office:value-type="float" office:value="-8.4903000000013" calcext:value-type="float">
            <text:p>-8.4903</text:p>
          </table:table-cell>
          <table:table-cell/>
          <table:table-cell office:value-type="float" office:value="24392.7995" calcext:value-type="float">
            <text:p>24392.7995</text:p>
          </table:table-cell>
          <table:table-cell table:formula="of:=[.K369]-[.N369]" office:value-type="float" office:value="0" calcext:value-type="float">
            <text:p>0</text:p>
          </table:table-cell>
          <table:table-cell/>
          <table:table-cell office:value-type="float" office:value="24392.7995" calcext:value-type="float">
            <text:p>24392.7995</text:p>
          </table:table-cell>
          <table:table-cell table:formula="of:=[.N369]-[.Q369]" office:value-type="float" office:value="0" calcext:value-type="float">
            <text:p>0</text:p>
          </table:table-cell>
          <table:table-cell table:number-columns-repeated="7"/>
          <table:table-cell office:value-type="float" office:value="29755" calcext:value-type="float">
            <text:p>29755</text:p>
          </table:table-cell>
          <table:table-cell table:number-columns-repeated="2"/>
          <table:table-cell office:value-type="float" office:value="29755" calcext:value-type="float">
            <text:p>29755</text:p>
          </table:table-cell>
          <table:table-cell table:formula="of:=[.Z369]-[.AC369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3067H00M00S" calcext:value-type="time">
            <text:p>3067:00:00</text:p>
          </table:table-cell>
          <table:table-cell office:value-type="float" office:value="20617.75" calcext:value-type="float">
            <text:p>20617.75</text:p>
          </table:table-cell>
          <table:table-cell table:number-columns-repeated="2"/>
          <table:table-cell office:value-type="float" office:value="21355.5" calcext:value-type="float">
            <text:p>21355.5</text:p>
          </table:table-cell>
          <table:table-cell table:formula="of:=[.B370]-[.E370]" office:value-type="float" office:value="-737.75" calcext:value-type="float">
            <text:p>-737.75</text:p>
          </table:table-cell>
          <table:table-cell/>
          <table:table-cell office:value-type="float" office:value="21254.5" calcext:value-type="float">
            <text:p>21254.5</text:p>
          </table:table-cell>
          <table:table-cell table:formula="of:=[.E370]-[.H370]" office:value-type="float" office:value="101" calcext:value-type="float">
            <text:p>101</text:p>
          </table:table-cell>
          <table:table-cell/>
          <table:table-cell office:value-type="float" office:value="22346.25" calcext:value-type="float">
            <text:p>22346.25</text:p>
          </table:table-cell>
          <table:table-cell table:formula="of:=[.H370]-[.K370]" office:value-type="float" office:value="-1091.75" calcext:value-type="float">
            <text:p>-1091.75</text:p>
          </table:table-cell>
          <table:table-cell/>
          <table:table-cell office:value-type="float" office:value="22346.25" calcext:value-type="float">
            <text:p>22346.25</text:p>
          </table:table-cell>
          <table:table-cell table:formula="of:=[.K370]-[.N370]" office:value-type="float" office:value="0" calcext:value-type="float">
            <text:p>0</text:p>
          </table:table-cell>
          <table:table-cell/>
          <table:table-cell office:value-type="float" office:value="22346.25" calcext:value-type="float">
            <text:p>22346.25</text:p>
          </table:table-cell>
          <table:table-cell table:formula="of:=[.N370]-[.Q370]" office:value-type="float" office:value="0" calcext:value-type="float">
            <text:p>0</text:p>
          </table:table-cell>
          <table:table-cell table:number-columns-repeated="7"/>
          <table:table-cell office:value-type="float" office:value="23623" calcext:value-type="float">
            <text:p>23623</text:p>
          </table:table-cell>
          <table:table-cell table:number-columns-repeated="2"/>
          <table:table-cell office:value-type="float" office:value="23623" calcext:value-type="float">
            <text:p>23623</text:p>
          </table:table-cell>
          <table:table-cell table:formula="of:=[.Z370]-[.AC370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26081H00M00S" calcext:value-type="time">
            <text:p>26081:00:00</text:p>
          </table:table-cell>
          <table:table-cell office:value-type="float" office:value="21114.5916" calcext:value-type="float">
            <text:p>21114.5916</text:p>
          </table:table-cell>
          <table:table-cell table:number-columns-repeated="2"/>
          <table:table-cell office:value-type="float" office:value="22814.85" calcext:value-type="float">
            <text:p>22814.85</text:p>
          </table:table-cell>
          <table:table-cell table:formula="of:=[.B371]-[.E371]" office:value-type="float" office:value="-1700.2584" calcext:value-type="float">
            <text:p>-1700.2584</text:p>
          </table:table-cell>
          <table:table-cell/>
          <table:table-cell office:value-type="float" office:value="21932.4813" calcext:value-type="float">
            <text:p>21932.4813</text:p>
          </table:table-cell>
          <table:table-cell table:formula="of:=[.E371]-[.H371]" office:value-type="float" office:value="882.368699999999" calcext:value-type="float">
            <text:p>882.3687</text:p>
          </table:table-cell>
          <table:table-cell/>
          <table:table-cell office:value-type="float" office:value="23395.9706" calcext:value-type="float">
            <text:p>23395.9706</text:p>
          </table:table-cell>
          <table:table-cell table:formula="of:=[.H371]-[.K371]" office:value-type="float" office:value="-1463.4893" calcext:value-type="float">
            <text:p>-1463.4893</text:p>
          </table:table-cell>
          <table:table-cell/>
          <table:table-cell office:value-type="float" office:value="23395.9706" calcext:value-type="float">
            <text:p>23395.9706</text:p>
          </table:table-cell>
          <table:table-cell table:formula="of:=[.K371]-[.N371]" office:value-type="float" office:value="0" calcext:value-type="float">
            <text:p>0</text:p>
          </table:table-cell>
          <table:table-cell/>
          <table:table-cell office:value-type="float" office:value="23395.9706" calcext:value-type="float">
            <text:p>23395.9706</text:p>
          </table:table-cell>
          <table:table-cell table:formula="of:=[.N371]-[.Q371]" office:value-type="float" office:value="0" calcext:value-type="float">
            <text:p>0</text:p>
          </table:table-cell>
          <table:table-cell table:number-columns-repeated="7"/>
          <table:table-cell office:value-type="float" office:value="36547" calcext:value-type="float">
            <text:p>36547</text:p>
          </table:table-cell>
          <table:table-cell table:number-columns-repeated="2"/>
          <table:table-cell office:value-type="float" office:value="36547" calcext:value-type="float">
            <text:p>36547</text:p>
          </table:table-cell>
          <table:table-cell table:formula="of:=[.Z371]-[.AC371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44620H00M00S" calcext:value-type="time">
            <text:p>44620:00:00</text:p>
          </table:table-cell>
          <table:table-cell office:value-type="float" office:value="18632.4847" calcext:value-type="float">
            <text:p>18632.4847</text:p>
          </table:table-cell>
          <table:table-cell table:number-columns-repeated="2"/>
          <table:table-cell office:value-type="float" office:value="20493.8753" calcext:value-type="float">
            <text:p>20493.8753</text:p>
          </table:table-cell>
          <table:table-cell table:formula="of:=[.B372]-[.E372]" office:value-type="float" office:value="-1861.3906" calcext:value-type="float">
            <text:p>-1861.3906</text:p>
          </table:table-cell>
          <table:table-cell/>
          <table:table-cell office:value-type="float" office:value="20008.6583" calcext:value-type="float">
            <text:p>20008.6583</text:p>
          </table:table-cell>
          <table:table-cell table:formula="of:=[.E372]-[.H372]" office:value-type="float" office:value="485.217000000001" calcext:value-type="float">
            <text:p>485.217</text:p>
          </table:table-cell>
          <table:table-cell/>
          <table:table-cell office:value-type="float" office:value="21614.723" calcext:value-type="float">
            <text:p>21614.723</text:p>
          </table:table-cell>
          <table:table-cell table:formula="of:=[.H372]-[.K372]" office:value-type="float" office:value="-1606.0647" calcext:value-type="float">
            <text:p>-1606.0647</text:p>
          </table:table-cell>
          <table:table-cell/>
          <table:table-cell office:value-type="float" office:value="21614.723" calcext:value-type="float">
            <text:p>21614.723</text:p>
          </table:table-cell>
          <table:table-cell table:formula="of:=[.K372]-[.N372]" office:value-type="float" office:value="0" calcext:value-type="float">
            <text:p>0</text:p>
          </table:table-cell>
          <table:table-cell/>
          <table:table-cell office:value-type="float" office:value="21618.0606" calcext:value-type="float">
            <text:p>21618.0606</text:p>
          </table:table-cell>
          <table:table-cell table:formula="of:=[.N372]-[.Q372]" office:value-type="float" office:value="-3.33759999999893" calcext:value-type="float">
            <text:p>-3.3376</text:p>
          </table:table-cell>
          <table:table-cell table:number-columns-repeated="7"/>
          <table:table-cell office:value-type="float" office:value="25328" calcext:value-type="float">
            <text:p>25328</text:p>
          </table:table-cell>
          <table:table-cell table:number-columns-repeated="2"/>
          <table:table-cell office:value-type="float" office:value="25328" calcext:value-type="float">
            <text:p>25328</text:p>
          </table:table-cell>
          <table:table-cell table:formula="of:=[.Z372]-[.AC372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52186H00M00S" calcext:value-type="time">
            <text:p>52186:00:00</text:p>
          </table:table-cell>
          <table:table-cell office:value-type="float" office:value="18263.0133" calcext:value-type="float">
            <text:p>18263.0133</text:p>
          </table:table-cell>
          <table:table-cell table:number-columns-repeated="2"/>
          <table:table-cell office:value-type="float" office:value="22085.9364" calcext:value-type="float">
            <text:p>22085.9364</text:p>
          </table:table-cell>
          <table:table-cell table:formula="of:=[.B373]-[.E373]" office:value-type="float" office:value="-3822.9231" calcext:value-type="float">
            <text:p>-3822.9231</text:p>
          </table:table-cell>
          <table:table-cell/>
          <table:table-cell office:value-type="float" office:value="19263.9359" calcext:value-type="float">
            <text:p>19263.9359</text:p>
          </table:table-cell>
          <table:table-cell table:formula="of:=[.E373]-[.H373]" office:value-type="float" office:value="2822.0005" calcext:value-type="float">
            <text:p>2822.0005</text:p>
          </table:table-cell>
          <table:table-cell/>
          <table:table-cell office:value-type="float" office:value="22839.439" calcext:value-type="float">
            <text:p>22839.439</text:p>
          </table:table-cell>
          <table:table-cell table:formula="of:=[.H373]-[.K373]" office:value-type="float" office:value="-3575.5031" calcext:value-type="float">
            <text:p>-3575.5031</text:p>
          </table:table-cell>
          <table:table-cell/>
          <table:table-cell office:value-type="float" office:value="22839.439" calcext:value-type="float">
            <text:p>22839.439</text:p>
          </table:table-cell>
          <table:table-cell table:formula="of:=[.K373]-[.N373]" office:value-type="float" office:value="0" calcext:value-type="float">
            <text:p>0</text:p>
          </table:table-cell>
          <table:table-cell/>
          <table:table-cell office:value-type="float" office:value="22839.5166" calcext:value-type="float">
            <text:p>22839.5166</text:p>
          </table:table-cell>
          <table:table-cell table:formula="of:=[.N373]-[.Q373]" office:value-type="float" office:value="-0.0776000000005297" calcext:value-type="float">
            <text:p>-0.0776</text:p>
          </table:table-cell>
          <table:table-cell table:number-columns-repeated="7"/>
          <table:table-cell office:value-type="float" office:value="30136" calcext:value-type="float">
            <text:p>30136</text:p>
          </table:table-cell>
          <table:table-cell table:number-columns-repeated="2"/>
          <table:table-cell office:value-type="float" office:value="30136" calcext:value-type="float">
            <text:p>30136</text:p>
          </table:table-cell>
          <table:table-cell table:formula="of:=[.Z373]-[.AC373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41471H00M00S" calcext:value-type="time">
            <text:p>41471:00:00</text:p>
          </table:table-cell>
          <table:table-cell office:value-type="float" office:value="23271.1542" calcext:value-type="float">
            <text:p>23271.1542</text:p>
          </table:table-cell>
          <table:table-cell table:number-columns-repeated="2"/>
          <table:table-cell office:value-type="float" office:value="25743.0708" calcext:value-type="float">
            <text:p>25743.0708</text:p>
          </table:table-cell>
          <table:table-cell table:formula="of:=[.B374]-[.E374]" office:value-type="float" office:value="-2471.9166" calcext:value-type="float">
            <text:p>-2471.9166</text:p>
          </table:table-cell>
          <table:table-cell/>
          <table:table-cell office:value-type="float" office:value="25309.2811" calcext:value-type="float">
            <text:p>25309.2811</text:p>
          </table:table-cell>
          <table:table-cell table:formula="of:=[.E374]-[.H374]" office:value-type="float" office:value="433.789700000001" calcext:value-type="float">
            <text:p>433.7897</text:p>
          </table:table-cell>
          <table:table-cell/>
          <table:table-cell office:value-type="float" office:value="28377.1799" calcext:value-type="float">
            <text:p>28377.1799</text:p>
          </table:table-cell>
          <table:table-cell table:formula="of:=[.H374]-[.K374]" office:value-type="float" office:value="-3067.8988" calcext:value-type="float">
            <text:p>-3067.8988</text:p>
          </table:table-cell>
          <table:table-cell/>
          <table:table-cell office:value-type="float" office:value="28377.1799" calcext:value-type="float">
            <text:p>28377.1799</text:p>
          </table:table-cell>
          <table:table-cell table:formula="of:=[.K374]-[.N374]" office:value-type="float" office:value="0" calcext:value-type="float">
            <text:p>0</text:p>
          </table:table-cell>
          <table:table-cell/>
          <table:table-cell office:value-type="float" office:value="28380.2433" calcext:value-type="float">
            <text:p>28380.2433</text:p>
          </table:table-cell>
          <table:table-cell table:formula="of:=[.N374]-[.Q374]" office:value-type="float" office:value="-3.06339999999909" calcext:value-type="float">
            <text:p>-3.0634</text:p>
          </table:table-cell>
          <table:table-cell table:number-columns-repeated="7"/>
          <table:table-cell office:value-type="float" office:value="31811" calcext:value-type="float">
            <text:p>31811</text:p>
          </table:table-cell>
          <table:table-cell table:number-columns-repeated="2"/>
          <table:table-cell office:value-type="float" office:value="31811" calcext:value-type="float">
            <text:p>31811</text:p>
          </table:table-cell>
          <table:table-cell table:formula="of:=[.Z374]-[.AC374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29482H00M00S" calcext:value-type="time">
            <text:p>29482:00:00</text:p>
          </table:table-cell>
          <table:table-cell office:value-type="float" office:value="24839.0006" calcext:value-type="float">
            <text:p>24839.0006</text:p>
          </table:table-cell>
          <table:table-cell table:number-columns-repeated="2"/>
          <table:table-cell office:value-type="float" office:value="26293.1475" calcext:value-type="float">
            <text:p>26293.1475</text:p>
          </table:table-cell>
          <table:table-cell table:formula="of:=[.B375]-[.E375]" office:value-type="float" office:value="-1454.1469" calcext:value-type="float">
            <text:p>-1454.1469</text:p>
          </table:table-cell>
          <table:table-cell/>
          <table:table-cell office:value-type="float" office:value="27726.2293" calcext:value-type="float">
            <text:p>27726.2293</text:p>
          </table:table-cell>
          <table:table-cell table:formula="of:=[.E375]-[.H375]" office:value-type="float" office:value="-1433.0818" calcext:value-type="float">
            <text:p>-1433.0818</text:p>
          </table:table-cell>
          <table:table-cell/>
          <table:table-cell office:value-type="float" office:value="29756.25" calcext:value-type="float">
            <text:p>29756.25</text:p>
          </table:table-cell>
          <table:table-cell table:formula="of:=[.H375]-[.K375]" office:value-type="float" office:value="-2030.0207" calcext:value-type="float">
            <text:p>-2030.0207</text:p>
          </table:table-cell>
          <table:table-cell/>
          <table:table-cell office:value-type="float" office:value="29756.25" calcext:value-type="float">
            <text:p>29756.25</text:p>
          </table:table-cell>
          <table:table-cell table:formula="of:=[.K375]-[.N375]" office:value-type="float" office:value="0" calcext:value-type="float">
            <text:p>0</text:p>
          </table:table-cell>
          <table:table-cell/>
          <table:table-cell office:value-type="float" office:value="29756.25" calcext:value-type="float">
            <text:p>29756.25</text:p>
          </table:table-cell>
          <table:table-cell table:formula="of:=[.N375]-[.Q375]" office:value-type="float" office:value="0" calcext:value-type="float">
            <text:p>0</text:p>
          </table:table-cell>
          <table:table-cell table:number-columns-repeated="7"/>
          <table:table-cell office:value-type="float" office:value="32917" calcext:value-type="float">
            <text:p>32917</text:p>
          </table:table-cell>
          <table:table-cell table:number-columns-repeated="2"/>
          <table:table-cell office:value-type="float" office:value="32917" calcext:value-type="float">
            <text:p>32917</text:p>
          </table:table-cell>
          <table:table-cell table:formula="of:=[.Z375]-[.AC375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29030H00M00S" calcext:value-type="time">
            <text:p>29030:00:00</text:p>
          </table:table-cell>
          <table:table-cell office:value-type="float" office:value="26583.8366" calcext:value-type="float">
            <text:p>26583.8366</text:p>
          </table:table-cell>
          <table:table-cell table:number-columns-repeated="2"/>
          <table:table-cell office:value-type="float" office:value="29772.4818" calcext:value-type="float">
            <text:p>29772.4818</text:p>
          </table:table-cell>
          <table:table-cell table:formula="of:=[.B376]-[.E376]" office:value-type="float" office:value="-3188.6452" calcext:value-type="float">
            <text:p>-3188.6452</text:p>
          </table:table-cell>
          <table:table-cell/>
          <table:table-cell office:value-type="float" office:value="28470.1974" calcext:value-type="float">
            <text:p>28470.1974</text:p>
          </table:table-cell>
          <table:table-cell table:formula="of:=[.E376]-[.H376]" office:value-type="float" office:value="1302.2844" calcext:value-type="float">
            <text:p>1302.2844</text:p>
          </table:table-cell>
          <table:table-cell/>
          <table:table-cell office:value-type="float" office:value="31570.5903" calcext:value-type="float">
            <text:p>31570.5903</text:p>
          </table:table-cell>
          <table:table-cell table:formula="of:=[.H376]-[.K376]" office:value-type="float" office:value="-3100.3929" calcext:value-type="float">
            <text:p>-3100.3929</text:p>
          </table:table-cell>
          <table:table-cell/>
          <table:table-cell office:value-type="float" office:value="31570.5903" calcext:value-type="float">
            <text:p>31570.5903</text:p>
          </table:table-cell>
          <table:table-cell table:formula="of:=[.K376]-[.N376]" office:value-type="float" office:value="0" calcext:value-type="float">
            <text:p>0</text:p>
          </table:table-cell>
          <table:table-cell/>
          <table:table-cell office:value-type="float" office:value="31570.5903" calcext:value-type="float">
            <text:p>31570.5903</text:p>
          </table:table-cell>
          <table:table-cell table:formula="of:=[.N376]-[.Q376]" office:value-type="float" office:value="0" calcext:value-type="float">
            <text:p>0</text:p>
          </table:table-cell>
          <table:table-cell table:number-columns-repeated="7"/>
          <table:table-cell office:value-type="float" office:value="42204" calcext:value-type="float">
            <text:p>42204</text:p>
          </table:table-cell>
          <table:table-cell table:number-columns-repeated="2"/>
          <table:table-cell office:value-type="float" office:value="42204" calcext:value-type="float">
            <text:p>42204</text:p>
          </table:table-cell>
          <table:table-cell table:formula="of:=[.Z376]-[.AC376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45192H00M00S" calcext:value-type="time">
            <text:p>45192:00:00</text:p>
          </table:table-cell>
          <table:table-cell office:value-type="float" office:value="22506.0787" calcext:value-type="float">
            <text:p>22506.0787</text:p>
          </table:table-cell>
          <table:table-cell table:number-columns-repeated="2"/>
          <table:table-cell office:value-type="float" office:value="25812.4742" calcext:value-type="float">
            <text:p>25812.4742</text:p>
          </table:table-cell>
          <table:table-cell table:formula="of:=[.B377]-[.E377]" office:value-type="float" office:value="-3306.3955" calcext:value-type="float">
            <text:p>-3306.3955</text:p>
          </table:table-cell>
          <table:table-cell/>
          <table:table-cell office:value-type="float" office:value="24578.0542" calcext:value-type="float">
            <text:p>24578.0542</text:p>
          </table:table-cell>
          <table:table-cell table:formula="of:=[.E377]-[.H377]" office:value-type="float" office:value="1234.42" calcext:value-type="float">
            <text:p>1234.42</text:p>
          </table:table-cell>
          <table:table-cell/>
          <table:table-cell office:value-type="float" office:value="27944.7331" calcext:value-type="float">
            <text:p>27944.7331</text:p>
          </table:table-cell>
          <table:table-cell table:formula="of:=[.H377]-[.K377]" office:value-type="float" office:value="-3366.6789" calcext:value-type="float">
            <text:p>-3366.6789</text:p>
          </table:table-cell>
          <table:table-cell/>
          <table:table-cell office:value-type="float" office:value="27944.7331" calcext:value-type="float">
            <text:p>27944.7331</text:p>
          </table:table-cell>
          <table:table-cell table:formula="of:=[.K377]-[.N377]" office:value-type="float" office:value="0" calcext:value-type="float">
            <text:p>0</text:p>
          </table:table-cell>
          <table:table-cell/>
          <table:table-cell office:value-type="float" office:value="27961.5235" calcext:value-type="float">
            <text:p>27961.5235</text:p>
          </table:table-cell>
          <table:table-cell table:formula="of:=[.N377]-[.Q377]" office:value-type="float" office:value="-16.790399999998" calcext:value-type="float">
            <text:p>-16.7904</text:p>
          </table:table-cell>
          <table:table-cell table:number-columns-repeated="7"/>
          <table:table-cell office:value-type="float" office:value="33145" calcext:value-type="float">
            <text:p>33145</text:p>
          </table:table-cell>
          <table:table-cell table:number-columns-repeated="2"/>
          <table:table-cell office:value-type="float" office:value="33145" calcext:value-type="float">
            <text:p>33145</text:p>
          </table:table-cell>
          <table:table-cell table:formula="of:=[.Z377]-[.AC377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22692H00M00S" calcext:value-type="time">
            <text:p>22692:00:00</text:p>
          </table:table-cell>
          <table:table-cell office:value-type="float" office:value="37762.2381" calcext:value-type="float">
            <text:p>37762.2381</text:p>
          </table:table-cell>
          <table:table-cell table:number-columns-repeated="2"/>
          <table:table-cell office:value-type="float" office:value="37978.3225" calcext:value-type="float">
            <text:p>37978.3225</text:p>
          </table:table-cell>
          <table:table-cell table:formula="of:=[.B378]-[.E378]" office:value-type="float" office:value="-216.0844" calcext:value-type="float">
            <text:p>-216.0844</text:p>
          </table:table-cell>
          <table:table-cell/>
          <table:table-cell office:value-type="float" office:value="41661.7778" calcext:value-type="float">
            <text:p>41661.7778</text:p>
          </table:table-cell>
          <table:table-cell table:formula="of:=[.E378]-[.H378]" office:value-type="float" office:value="-3683.4553" calcext:value-type="float">
            <text:p>-3683.4553</text:p>
          </table:table-cell>
          <table:table-cell/>
          <table:table-cell office:value-type="float" office:value="42427.3854" calcext:value-type="float">
            <text:p>42427.3854</text:p>
          </table:table-cell>
          <table:table-cell table:formula="of:=[.H378]-[.K378]" office:value-type="float" office:value="-765.607599999996" calcext:value-type="float">
            <text:p>-765.6076</text:p>
          </table:table-cell>
          <table:table-cell/>
          <table:table-cell office:value-type="float" office:value="42427.3854" calcext:value-type="float">
            <text:p>42427.3854</text:p>
          </table:table-cell>
          <table:table-cell table:formula="of:=[.K378]-[.N378]" office:value-type="float" office:value="0" calcext:value-type="float">
            <text:p>0</text:p>
          </table:table-cell>
          <table:table-cell/>
          <table:table-cell office:value-type="float" office:value="42427.3854" calcext:value-type="float">
            <text:p>42427.3854</text:p>
          </table:table-cell>
          <table:table-cell table:formula="of:=[.N378]-[.Q378]" office:value-type="float" office:value="0" calcext:value-type="float">
            <text:p>0</text:p>
          </table:table-cell>
          <table:table-cell table:number-columns-repeated="7"/>
          <table:table-cell office:value-type="float" office:value="47565" calcext:value-type="float">
            <text:p>47565</text:p>
          </table:table-cell>
          <table:table-cell table:number-columns-repeated="2"/>
          <table:table-cell office:value-type="float" office:value="47565" calcext:value-type="float">
            <text:p>47565</text:p>
          </table:table-cell>
          <table:table-cell table:formula="of:=[.Z378]-[.AC378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42043H00M00S" calcext:value-type="time">
            <text:p>42043:00:00</text:p>
          </table:table-cell>
          <table:table-cell office:value-type="float" office:value="31365.0609" calcext:value-type="float">
            <text:p>31365.0609</text:p>
          </table:table-cell>
          <table:table-cell table:number-columns-repeated="2"/>
          <table:table-cell office:value-type="float" office:value="36566.1768" calcext:value-type="float">
            <text:p>36566.1768</text:p>
          </table:table-cell>
          <table:table-cell table:formula="of:=[.B379]-[.E379]" office:value-type="float" office:value="-5201.1159" calcext:value-type="float">
            <text:p>-5201.1159</text:p>
          </table:table-cell>
          <table:table-cell/>
          <table:table-cell office:value-type="float" office:value="34166.4534" calcext:value-type="float">
            <text:p>34166.4534</text:p>
          </table:table-cell>
          <table:table-cell table:formula="of:=[.E379]-[.H379]" office:value-type="float" office:value="2399.7234" calcext:value-type="float">
            <text:p>2399.7234</text:p>
          </table:table-cell>
          <table:table-cell/>
          <table:table-cell office:value-type="float" office:value="39112.8867" calcext:value-type="float">
            <text:p>39112.8867</text:p>
          </table:table-cell>
          <table:table-cell table:formula="of:=[.H379]-[.K379]" office:value-type="float" office:value="-4946.4333" calcext:value-type="float">
            <text:p>-4946.4333</text:p>
          </table:table-cell>
          <table:table-cell/>
          <table:table-cell office:value-type="float" office:value="39112.8867" calcext:value-type="float">
            <text:p>39112.8867</text:p>
          </table:table-cell>
          <table:table-cell table:formula="of:=[.K379]-[.N379]" office:value-type="float" office:value="0" calcext:value-type="float">
            <text:p>0</text:p>
          </table:table-cell>
          <table:table-cell/>
          <table:table-cell office:value-type="float" office:value="39114.1847" calcext:value-type="float">
            <text:p>39114.1847</text:p>
          </table:table-cell>
          <table:table-cell table:formula="of:=[.N379]-[.Q379]" office:value-type="float" office:value="-1.29799999999523" calcext:value-type="float">
            <text:p>-1.298</text:p>
          </table:table-cell>
          <table:table-cell table:number-columns-repeated="7"/>
          <table:table-cell office:value-type="float" office:value="50993" calcext:value-type="float">
            <text:p>50993</text:p>
          </table:table-cell>
          <table:table-cell table:number-columns-repeated="2"/>
          <table:table-cell office:value-type="float" office:value="50993" calcext:value-type="float">
            <text:p>50993</text:p>
          </table:table-cell>
          <table:table-cell table:formula="of:=[.Z379]-[.AC379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41987H00M00S" calcext:value-type="time">
            <text:p>41987:00:00</text:p>
          </table:table-cell>
          <table:table-cell office:value-type="float" office:value="33087.3958" calcext:value-type="float">
            <text:p>33087.3958</text:p>
          </table:table-cell>
          <table:table-cell table:number-columns-repeated="2"/>
          <table:table-cell office:value-type="float" office:value="33777.6" calcext:value-type="float">
            <text:p>33777.6</text:p>
          </table:table-cell>
          <table:table-cell table:formula="of:=[.B380]-[.E380]" office:value-type="float" office:value="-690.2042" calcext:value-type="float">
            <text:p>-690.2042</text:p>
          </table:table-cell>
          <table:table-cell/>
          <table:table-cell office:value-type="float" office:value="33871.2292" calcext:value-type="float">
            <text:p>33871.2292</text:p>
          </table:table-cell>
          <table:table-cell table:formula="of:=[.E380]-[.H380]" office:value-type="float" office:value="-93.629200000003" calcext:value-type="float">
            <text:p>-93.6292</text:p>
          </table:table-cell>
          <table:table-cell/>
          <table:table-cell office:value-type="float" office:value="34645.8917" calcext:value-type="float">
            <text:p>34645.8917</text:p>
          </table:table-cell>
          <table:table-cell table:formula="of:=[.H380]-[.K380]" office:value-type="float" office:value="-774.662499999999" calcext:value-type="float">
            <text:p>-774.6625</text:p>
          </table:table-cell>
          <table:table-cell/>
          <table:table-cell office:value-type="float" office:value="34645.8917" calcext:value-type="float">
            <text:p>34645.8917</text:p>
          </table:table-cell>
          <table:table-cell table:formula="of:=[.K380]-[.N380]" office:value-type="float" office:value="0" calcext:value-type="float">
            <text:p>0</text:p>
          </table:table-cell>
          <table:table-cell/>
          <table:table-cell office:value-type="float" office:value="34645.8917" calcext:value-type="float">
            <text:p>34645.8917</text:p>
          </table:table-cell>
          <table:table-cell table:formula="of:=[.N380]-[.Q380]" office:value-type="float" office:value="0" calcext:value-type="float">
            <text:p>0</text:p>
          </table:table-cell>
          <table:table-cell table:number-columns-repeated="7"/>
          <table:table-cell office:value-type="float" office:value="49120" calcext:value-type="float">
            <text:p>49120</text:p>
          </table:table-cell>
          <table:table-cell table:number-columns-repeated="2"/>
          <table:table-cell office:value-type="float" office:value="49120" calcext:value-type="float">
            <text:p>49120</text:p>
          </table:table-cell>
          <table:table-cell table:formula="of:=[.Z380]-[.AC380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496H00M00S" calcext:value-type="time">
            <text:p>496:00:00</text:p>
          </table:table-cell>
          <table:table-cell office:value-type="float" office:value="38478.4956" calcext:value-type="float">
            <text:p>38478.4956</text:p>
          </table:table-cell>
          <table:table-cell table:number-columns-repeated="2"/>
          <table:table-cell office:value-type="float" office:value="39105.7921" calcext:value-type="float">
            <text:p>39105.7921</text:p>
          </table:table-cell>
          <table:table-cell table:formula="of:=[.B381]-[.E381]" office:value-type="float" office:value="-627.296499999997" calcext:value-type="float">
            <text:p>-627.2965</text:p>
          </table:table-cell>
          <table:table-cell/>
          <table:table-cell office:value-type="float" office:value="40629.8301" calcext:value-type="float">
            <text:p>40629.8301</text:p>
          </table:table-cell>
          <table:table-cell table:formula="of:=[.E381]-[.H381]" office:value-type="float" office:value="-1524.038" calcext:value-type="float">
            <text:p>-1524.038</text:p>
          </table:table-cell>
          <table:table-cell/>
          <table:table-cell office:value-type="float" office:value="41199.4858" calcext:value-type="float">
            <text:p>41199.4858</text:p>
          </table:table-cell>
          <table:table-cell table:formula="of:=[.H381]-[.K381]" office:value-type="float" office:value="-569.655700000003" calcext:value-type="float">
            <text:p>-569.6557</text:p>
          </table:table-cell>
          <table:table-cell/>
          <table:table-cell office:value-type="float" office:value="41199.4858" calcext:value-type="float">
            <text:p>41199.4858</text:p>
          </table:table-cell>
          <table:table-cell table:formula="of:=[.K381]-[.N381]" office:value-type="float" office:value="0" calcext:value-type="float">
            <text:p>0</text:p>
          </table:table-cell>
          <table:table-cell/>
          <table:table-cell office:value-type="float" office:value="41199.4858" calcext:value-type="float">
            <text:p>41199.4858</text:p>
          </table:table-cell>
          <table:table-cell table:formula="of:=[.N381]-[.Q381]" office:value-type="float" office:value="0" calcext:value-type="float">
            <text:p>0</text:p>
          </table:table-cell>
          <table:table-cell table:number-columns-repeated="7"/>
          <table:table-cell office:value-type="float" office:value="42277" calcext:value-type="float">
            <text:p>42277</text:p>
          </table:table-cell>
          <table:table-cell table:number-columns-repeated="2"/>
          <table:table-cell office:value-type="float" office:value="42277" calcext:value-type="float">
            <text:p>42277</text:p>
          </table:table-cell>
          <table:table-cell table:formula="of:=[.Z381]-[.AC381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30191H00M00S" calcext:value-type="time">
            <text:p>30191:00:00</text:p>
          </table:table-cell>
          <table:table-cell office:value-type="float" office:value="26470.8412" calcext:value-type="float">
            <text:p>26470.8412</text:p>
          </table:table-cell>
          <table:table-cell table:number-columns-repeated="2"/>
          <table:table-cell office:value-type="float" office:value="28630.1864" calcext:value-type="float">
            <text:p>28630.1864</text:p>
          </table:table-cell>
          <table:table-cell table:formula="of:=[.B382]-[.E382]" office:value-type="float" office:value="-2159.3452" calcext:value-type="float">
            <text:p>-2159.3452</text:p>
          </table:table-cell>
          <table:table-cell/>
          <table:table-cell office:value-type="float" office:value="27220.918" calcext:value-type="float">
            <text:p>27220.918</text:p>
          </table:table-cell>
          <table:table-cell table:formula="of:=[.E382]-[.H382]" office:value-type="float" office:value="1409.2684" calcext:value-type="float">
            <text:p>1409.2684</text:p>
          </table:table-cell>
          <table:table-cell/>
          <table:table-cell office:value-type="float" office:value="29686.6567" calcext:value-type="float">
            <text:p>29686.6567</text:p>
          </table:table-cell>
          <table:table-cell table:formula="of:=[.H382]-[.K382]" office:value-type="float" office:value="-2465.7387" calcext:value-type="float">
            <text:p>-2465.7387</text:p>
          </table:table-cell>
          <table:table-cell/>
          <table:table-cell office:value-type="float" office:value="29686.6567" calcext:value-type="float">
            <text:p>29686.6567</text:p>
          </table:table-cell>
          <table:table-cell table:formula="of:=[.K382]-[.N382]" office:value-type="float" office:value="0" calcext:value-type="float">
            <text:p>0</text:p>
          </table:table-cell>
          <table:table-cell/>
          <table:table-cell office:value-type="float" office:value="29686.6682" calcext:value-type="float">
            <text:p>29686.6682</text:p>
          </table:table-cell>
          <table:table-cell table:formula="of:=[.N382]-[.Q382]" office:value-type="float" office:value="-0.0115000000005239" calcext:value-type="float">
            <text:p>-0.0115</text:p>
          </table:table-cell>
          <table:table-cell table:number-columns-repeated="7"/>
          <table:table-cell office:value-type="float" office:value="42356" calcext:value-type="float">
            <text:p>42356</text:p>
          </table:table-cell>
          <table:table-cell table:number-columns-repeated="2"/>
          <table:table-cell office:value-type="float" office:value="42356" calcext:value-type="float">
            <text:p>42356</text:p>
          </table:table-cell>
          <table:table-cell table:formula="of:=[.Z382]-[.AC382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49939H00M00S" calcext:value-type="time">
            <text:p>49939:00:00</text:p>
          </table:table-cell>
          <table:table-cell office:value-type="float" office:value="18785.508" calcext:value-type="float">
            <text:p>18785.508</text:p>
          </table:table-cell>
          <table:table-cell table:number-columns-repeated="2"/>
          <table:table-cell office:value-type="float" office:value="19061.8727" calcext:value-type="float">
            <text:p>19061.8727</text:p>
          </table:table-cell>
          <table:table-cell table:formula="of:=[.B383]-[.E383]" office:value-type="float" office:value="-276.364699999998" calcext:value-type="float">
            <text:p>-276.3647</text:p>
          </table:table-cell>
          <table:table-cell/>
          <table:table-cell office:value-type="float" office:value="19943.2459" calcext:value-type="float">
            <text:p>19943.2459</text:p>
          </table:table-cell>
          <table:table-cell table:formula="of:=[.E383]-[.H383]" office:value-type="float" office:value="-881.373200000002" calcext:value-type="float">
            <text:p>-881.3732</text:p>
          </table:table-cell>
          <table:table-cell/>
          <table:table-cell office:value-type="float" office:value="20300.4556" calcext:value-type="float">
            <text:p>20300.4556</text:p>
          </table:table-cell>
          <table:table-cell table:formula="of:=[.H383]-[.K383]" office:value-type="float" office:value="-357.209699999999" calcext:value-type="float">
            <text:p>-357.2097</text:p>
          </table:table-cell>
          <table:table-cell/>
          <table:table-cell office:value-type="float" office:value="20300.4556" calcext:value-type="float">
            <text:p>20300.4556</text:p>
          </table:table-cell>
          <table:table-cell table:formula="of:=[.K383]-[.N383]" office:value-type="float" office:value="0" calcext:value-type="float">
            <text:p>0</text:p>
          </table:table-cell>
          <table:table-cell/>
          <table:table-cell office:value-type="float" office:value="20300.4556" calcext:value-type="float">
            <text:p>20300.4556</text:p>
          </table:table-cell>
          <table:table-cell table:formula="of:=[.N383]-[.Q383]" office:value-type="float" office:value="0" calcext:value-type="float">
            <text:p>0</text:p>
          </table:table-cell>
          <table:table-cell table:number-columns-repeated="7"/>
          <table:table-cell office:value-type="float" office:value="25600" calcext:value-type="float">
            <text:p>25600</text:p>
          </table:table-cell>
          <table:table-cell table:number-columns-repeated="2"/>
          <table:table-cell office:value-type="float" office:value="25600" calcext:value-type="float">
            <text:p>25600</text:p>
          </table:table-cell>
          <table:table-cell table:formula="of:=[.Z383]-[.AC383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34000H00M00S" calcext:value-type="time">
            <text:p>34000:00:00</text:p>
          </table:table-cell>
          <table:table-cell office:value-type="float" office:value="18137.9072" calcext:value-type="float">
            <text:p>18137.9072</text:p>
          </table:table-cell>
          <table:table-cell table:number-columns-repeated="2"/>
          <table:table-cell office:value-type="float" office:value="18894.8147" calcext:value-type="float">
            <text:p>18894.8147</text:p>
          </table:table-cell>
          <table:table-cell table:formula="of:=[.B384]-[.E384]" office:value-type="float" office:value="-756.907499999998" calcext:value-type="float">
            <text:p>-756.9075</text:p>
          </table:table-cell>
          <table:table-cell/>
          <table:table-cell office:value-type="float" office:value="19332.6575" calcext:value-type="float">
            <text:p>19332.6575</text:p>
          </table:table-cell>
          <table:table-cell table:formula="of:=[.E384]-[.H384]" office:value-type="float" office:value="-437.842800000002" calcext:value-type="float">
            <text:p>-437.8428</text:p>
          </table:table-cell>
          <table:table-cell/>
          <table:table-cell office:value-type="float" office:value="19860.095" calcext:value-type="float">
            <text:p>19860.095</text:p>
          </table:table-cell>
          <table:table-cell table:formula="of:=[.H384]-[.K384]" office:value-type="float" office:value="-527.4375" calcext:value-type="float">
            <text:p>-527.4375</text:p>
          </table:table-cell>
          <table:table-cell/>
          <table:table-cell office:value-type="float" office:value="19860.095" calcext:value-type="float">
            <text:p>19860.095</text:p>
          </table:table-cell>
          <table:table-cell table:formula="of:=[.K384]-[.N384]" office:value-type="float" office:value="0" calcext:value-type="float">
            <text:p>0</text:p>
          </table:table-cell>
          <table:table-cell/>
          <table:table-cell office:value-type="float" office:value="19860.095" calcext:value-type="float">
            <text:p>19860.095</text:p>
          </table:table-cell>
          <table:table-cell table:formula="of:=[.N384]-[.Q384]" office:value-type="float" office:value="0" calcext:value-type="float">
            <text:p>0</text:p>
          </table:table-cell>
          <table:table-cell table:number-columns-repeated="7"/>
          <table:table-cell office:value-type="float" office:value="31203" calcext:value-type="float">
            <text:p>31203</text:p>
          </table:table-cell>
          <table:table-cell table:number-columns-repeated="2"/>
          <table:table-cell office:value-type="float" office:value="31203" calcext:value-type="float">
            <text:p>31203</text:p>
          </table:table-cell>
          <table:table-cell table:formula="of:=[.Z384]-[.AC384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19541H00M00S" calcext:value-type="time">
            <text:p>19541:00:00</text:p>
          </table:table-cell>
          <table:table-cell office:value-type="float" office:value="25899.857" calcext:value-type="float">
            <text:p>25899.857</text:p>
          </table:table-cell>
          <table:table-cell table:number-columns-repeated="2"/>
          <table:table-cell office:value-type="float" office:value="26565.6137" calcext:value-type="float">
            <text:p>26565.6137</text:p>
          </table:table-cell>
          <table:table-cell table:formula="of:=[.B385]-[.E385]" office:value-type="float" office:value="-665.756700000002" calcext:value-type="float">
            <text:p>-665.7567</text:p>
          </table:table-cell>
          <table:table-cell/>
          <table:table-cell office:value-type="float" office:value="27113.8536" calcext:value-type="float">
            <text:p>27113.8536</text:p>
          </table:table-cell>
          <table:table-cell table:formula="of:=[.E385]-[.H385]" office:value-type="float" office:value="-548.239899999997" calcext:value-type="float">
            <text:p>-548.2399</text:p>
          </table:table-cell>
          <table:table-cell/>
          <table:table-cell office:value-type="float" office:value="27638.2917" calcext:value-type="float">
            <text:p>27638.2917</text:p>
          </table:table-cell>
          <table:table-cell table:formula="of:=[.H385]-[.K385]" office:value-type="float" office:value="-524.438100000003" calcext:value-type="float">
            <text:p>-524.4381</text:p>
          </table:table-cell>
          <table:table-cell/>
          <table:table-cell office:value-type="float" office:value="27638.2917" calcext:value-type="float">
            <text:p>27638.2917</text:p>
          </table:table-cell>
          <table:table-cell table:formula="of:=[.K385]-[.N385]" office:value-type="float" office:value="0" calcext:value-type="float">
            <text:p>0</text:p>
          </table:table-cell>
          <table:table-cell/>
          <table:table-cell office:value-type="float" office:value="27638.2917" calcext:value-type="float">
            <text:p>27638.2917</text:p>
          </table:table-cell>
          <table:table-cell table:formula="of:=[.N385]-[.Q385]" office:value-type="float" office:value="0" calcext:value-type="float">
            <text:p>0</text:p>
          </table:table-cell>
          <table:table-cell table:number-columns-repeated="7"/>
          <table:table-cell office:value-type="float" office:value="31173" calcext:value-type="float">
            <text:p>31173</text:p>
          </table:table-cell>
          <table:table-cell table:number-columns-repeated="2"/>
          <table:table-cell office:value-type="float" office:value="31173" calcext:value-type="float">
            <text:p>31173</text:p>
          </table:table-cell>
          <table:table-cell table:formula="of:=[.Z385]-[.AC385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21630H00M00S" calcext:value-type="time">
            <text:p>21630:00:00</text:p>
          </table:table-cell>
          <table:table-cell office:value-type="float" office:value="33215.7522" calcext:value-type="float">
            <text:p>33215.7522</text:p>
          </table:table-cell>
          <table:table-cell table:number-columns-repeated="2"/>
          <table:table-cell office:value-type="float" office:value="33438.4854" calcext:value-type="float">
            <text:p>33438.4854</text:p>
          </table:table-cell>
          <table:table-cell table:formula="of:=[.B386]-[.E386]" office:value-type="float" office:value="-222.733199999995" calcext:value-type="float">
            <text:p>-222.7332</text:p>
          </table:table-cell>
          <table:table-cell/>
          <table:table-cell office:value-type="float" office:value="34873.0137" calcext:value-type="float">
            <text:p>34873.0137</text:p>
          </table:table-cell>
          <table:table-cell table:formula="of:=[.E386]-[.H386]" office:value-type="float" office:value="-1434.52830000001" calcext:value-type="float">
            <text:p>-1434.5283</text:p>
          </table:table-cell>
          <table:table-cell/>
          <table:table-cell office:value-type="float" office:value="35071.5359" calcext:value-type="float">
            <text:p>35071.5359</text:p>
          </table:table-cell>
          <table:table-cell table:formula="of:=[.H386]-[.K386]" office:value-type="float" office:value="-198.522199999999" calcext:value-type="float">
            <text:p>-198.5222</text:p>
          </table:table-cell>
          <table:table-cell/>
          <table:table-cell office:value-type="float" office:value="35071.5359" calcext:value-type="float">
            <text:p>35071.5359</text:p>
          </table:table-cell>
          <table:table-cell table:formula="of:=[.K386]-[.N386]" office:value-type="float" office:value="0" calcext:value-type="float">
            <text:p>0</text:p>
          </table:table-cell>
          <table:table-cell/>
          <table:table-cell office:value-type="float" office:value="35071.7863" calcext:value-type="float">
            <text:p>35071.7863</text:p>
          </table:table-cell>
          <table:table-cell table:formula="of:=[.N386]-[.Q386]" office:value-type="float" office:value="-0.250399999997171" calcext:value-type="float">
            <text:p>-0.2504</text:p>
          </table:table-cell>
          <table:table-cell table:number-columns-repeated="7"/>
          <table:table-cell office:value-type="float" office:value="41308" calcext:value-type="float">
            <text:p>41308</text:p>
          </table:table-cell>
          <table:table-cell table:number-columns-repeated="2"/>
          <table:table-cell office:value-type="float" office:value="41308" calcext:value-type="float">
            <text:p>41308</text:p>
          </table:table-cell>
          <table:table-cell table:formula="of:=[.Z386]-[.AC386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46956H00M00S" calcext:value-type="time">
            <text:p>46956:00:00</text:p>
          </table:table-cell>
          <table:table-cell office:value-type="float" office:value="16796.677" calcext:value-type="float">
            <text:p>16796.677</text:p>
          </table:table-cell>
          <table:table-cell table:number-columns-repeated="2"/>
          <table:table-cell office:value-type="float" office:value="17167.5461" calcext:value-type="float">
            <text:p>17167.5461</text:p>
          </table:table-cell>
          <table:table-cell table:formula="of:=[.B387]-[.E387]" office:value-type="float" office:value="-370.8691" calcext:value-type="float">
            <text:p>-370.8691</text:p>
          </table:table-cell>
          <table:table-cell/>
          <table:table-cell office:value-type="float" office:value="17821.7124" calcext:value-type="float">
            <text:p>17821.7124</text:p>
          </table:table-cell>
          <table:table-cell table:formula="of:=[.E387]-[.H387]" office:value-type="float" office:value="-654.166300000001" calcext:value-type="float">
            <text:p>-654.1663</text:p>
          </table:table-cell>
          <table:table-cell/>
          <table:table-cell office:value-type="float" office:value="18276.0577" calcext:value-type="float">
            <text:p>18276.0577</text:p>
          </table:table-cell>
          <table:table-cell table:formula="of:=[.H387]-[.K387]" office:value-type="float" office:value="-454.345300000001" calcext:value-type="float">
            <text:p>-454.3453</text:p>
          </table:table-cell>
          <table:table-cell/>
          <table:table-cell office:value-type="float" office:value="18276.0577" calcext:value-type="float">
            <text:p>18276.0577</text:p>
          </table:table-cell>
          <table:table-cell table:formula="of:=[.K387]-[.N387]" office:value-type="float" office:value="0" calcext:value-type="float">
            <text:p>0</text:p>
          </table:table-cell>
          <table:table-cell/>
          <table:table-cell office:value-type="float" office:value="18276.0577" calcext:value-type="float">
            <text:p>18276.0577</text:p>
          </table:table-cell>
          <table:table-cell table:formula="of:=[.N387]-[.Q387]" office:value-type="float" office:value="0" calcext:value-type="float">
            <text:p>0</text:p>
          </table:table-cell>
          <table:table-cell table:number-columns-repeated="7"/>
          <table:table-cell office:value-type="float" office:value="20581" calcext:value-type="float">
            <text:p>20581</text:p>
          </table:table-cell>
          <table:table-cell table:number-columns-repeated="2"/>
          <table:table-cell office:value-type="float" office:value="20581" calcext:value-type="float">
            <text:p>20581</text:p>
          </table:table-cell>
          <table:table-cell table:formula="of:=[.Z387]-[.AC387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2433H00M00S" calcext:value-type="time">
            <text:p>2433:00:00</text:p>
          </table:table-cell>
          <table:table-cell office:value-type="float" office:value="23044.9246" calcext:value-type="float">
            <text:p>23044.9246</text:p>
          </table:table-cell>
          <table:table-cell table:number-columns-repeated="2"/>
          <table:table-cell office:value-type="float" office:value="23831.4016" calcext:value-type="float">
            <text:p>23831.4016</text:p>
          </table:table-cell>
          <table:table-cell table:formula="of:=[.B388]-[.E388]" office:value-type="float" office:value="-786.477000000003" calcext:value-type="float">
            <text:p>-786.477</text:p>
          </table:table-cell>
          <table:table-cell/>
          <table:table-cell office:value-type="float" office:value="24598.814" calcext:value-type="float">
            <text:p>24598.814</text:p>
          </table:table-cell>
          <table:table-cell table:formula="of:=[.E388]-[.H388]" office:value-type="float" office:value="-767.412399999997" calcext:value-type="float">
            <text:p>-767.4124</text:p>
          </table:table-cell>
          <table:table-cell/>
          <table:table-cell office:value-type="float" office:value="25079.3252" calcext:value-type="float">
            <text:p>25079.3252</text:p>
          </table:table-cell>
          <table:table-cell table:formula="of:=[.H388]-[.K388]" office:value-type="float" office:value="-480.511200000001" calcext:value-type="float">
            <text:p>-480.5112</text:p>
          </table:table-cell>
          <table:table-cell/>
          <table:table-cell office:value-type="float" office:value="25079.3252" calcext:value-type="float">
            <text:p>25079.3252</text:p>
          </table:table-cell>
          <table:table-cell table:formula="of:=[.K388]-[.N388]" office:value-type="float" office:value="0" calcext:value-type="float">
            <text:p>0</text:p>
          </table:table-cell>
          <table:table-cell/>
          <table:table-cell office:value-type="float" office:value="25079.3252" calcext:value-type="float">
            <text:p>25079.3252</text:p>
          </table:table-cell>
          <table:table-cell table:formula="of:=[.N388]-[.Q388]" office:value-type="float" office:value="0" calcext:value-type="float">
            <text:p>0</text:p>
          </table:table-cell>
          <table:table-cell table:number-columns-repeated="7"/>
          <table:table-cell office:value-type="float" office:value="29887" calcext:value-type="float">
            <text:p>29887</text:p>
          </table:table-cell>
          <table:table-cell table:number-columns-repeated="2"/>
          <table:table-cell office:value-type="float" office:value="29887" calcext:value-type="float">
            <text:p>29887</text:p>
          </table:table-cell>
          <table:table-cell table:formula="of:=[.Z388]-[.AC388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22845H00M00S" calcext:value-type="time">
            <text:p>22845:00:00</text:p>
          </table:table-cell>
          <table:table-cell office:value-type="float" office:value="27756.2619" calcext:value-type="float">
            <text:p>27756.2619</text:p>
          </table:table-cell>
          <table:table-cell table:number-columns-repeated="2"/>
          <table:table-cell office:value-type="float" office:value="29300.9754" calcext:value-type="float">
            <text:p>29300.9754</text:p>
          </table:table-cell>
          <table:table-cell table:formula="of:=[.B389]-[.E389]" office:value-type="float" office:value="-1544.7135" calcext:value-type="float">
            <text:p>-1544.7135</text:p>
          </table:table-cell>
          <table:table-cell/>
          <table:table-cell office:value-type="float" office:value="30145.1155" calcext:value-type="float">
            <text:p>30145.1155</text:p>
          </table:table-cell>
          <table:table-cell table:formula="of:=[.E389]-[.H389]" office:value-type="float" office:value="-844.140100000001" calcext:value-type="float">
            <text:p>-844.1401</text:p>
          </table:table-cell>
          <table:table-cell/>
          <table:table-cell office:value-type="float" office:value="31484.3865" calcext:value-type="float">
            <text:p>31484.3865</text:p>
          </table:table-cell>
          <table:table-cell table:formula="of:=[.H389]-[.K389]" office:value-type="float" office:value="-1339.271" calcext:value-type="float">
            <text:p>-1339.271</text:p>
          </table:table-cell>
          <table:table-cell/>
          <table:table-cell office:value-type="float" office:value="31484.3865" calcext:value-type="float">
            <text:p>31484.3865</text:p>
          </table:table-cell>
          <table:table-cell table:formula="of:=[.K389]-[.N389]" office:value-type="float" office:value="0" calcext:value-type="float">
            <text:p>0</text:p>
          </table:table-cell>
          <table:table-cell/>
          <table:table-cell office:value-type="float" office:value="31484.3865" calcext:value-type="float">
            <text:p>31484.3865</text:p>
          </table:table-cell>
          <table:table-cell table:formula="of:=[.N389]-[.Q389]" office:value-type="float" office:value="0" calcext:value-type="float">
            <text:p>0</text:p>
          </table:table-cell>
          <table:table-cell table:number-columns-repeated="7"/>
          <table:table-cell office:value-type="float" office:value="38173" calcext:value-type="float">
            <text:p>38173</text:p>
          </table:table-cell>
          <table:table-cell table:number-columns-repeated="2"/>
          <table:table-cell office:value-type="float" office:value="38173" calcext:value-type="float">
            <text:p>38173</text:p>
          </table:table-cell>
          <table:table-cell table:formula="of:=[.Z389]-[.AC389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24905H00M00S" calcext:value-type="time">
            <text:p>24905:00:00</text:p>
          </table:table-cell>
          <table:table-cell office:value-type="float" office:value="22409.1861" calcext:value-type="float">
            <text:p>22409.1861</text:p>
          </table:table-cell>
          <table:table-cell table:number-columns-repeated="2"/>
          <table:table-cell office:value-type="float" office:value="25184.0769" calcext:value-type="float">
            <text:p>25184.0769</text:p>
          </table:table-cell>
          <table:table-cell table:formula="of:=[.B390]-[.E390]" office:value-type="float" office:value="-2774.8908" calcext:value-type="float">
            <text:p>-2774.8908</text:p>
          </table:table-cell>
          <table:table-cell/>
          <table:table-cell office:value-type="float" office:value="24069.1245" calcext:value-type="float">
            <text:p>24069.1245</text:p>
          </table:table-cell>
          <table:table-cell table:formula="of:=[.E390]-[.H390]" office:value-type="float" office:value="1114.9524" calcext:value-type="float">
            <text:p>1114.9524</text:p>
          </table:table-cell>
          <table:table-cell/>
          <table:table-cell office:value-type="float" office:value="26175.0639" calcext:value-type="float">
            <text:p>26175.0639</text:p>
          </table:table-cell>
          <table:table-cell table:formula="of:=[.H390]-[.K390]" office:value-type="float" office:value="-2105.9394" calcext:value-type="float">
            <text:p>-2105.9394</text:p>
          </table:table-cell>
          <table:table-cell/>
          <table:table-cell office:value-type="float" office:value="26175.0639" calcext:value-type="float">
            <text:p>26175.0639</text:p>
          </table:table-cell>
          <table:table-cell table:formula="of:=[.K390]-[.N390]" office:value-type="float" office:value="0" calcext:value-type="float">
            <text:p>0</text:p>
          </table:table-cell>
          <table:table-cell/>
          <table:table-cell office:value-type="float" office:value="26175.0639" calcext:value-type="float">
            <text:p>26175.0639</text:p>
          </table:table-cell>
          <table:table-cell table:formula="of:=[.N390]-[.Q390]" office:value-type="float" office:value="0" calcext:value-type="float">
            <text:p>0</text:p>
          </table:table-cell>
          <table:table-cell table:number-columns-repeated="7"/>
          <table:table-cell office:value-type="float" office:value="34049" calcext:value-type="float">
            <text:p>34049</text:p>
          </table:table-cell>
          <table:table-cell table:number-columns-repeated="2"/>
          <table:table-cell office:value-type="float" office:value="34049" calcext:value-type="float">
            <text:p>34049</text:p>
          </table:table-cell>
          <table:table-cell table:formula="of:=[.Z390]-[.AC390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14539H00M00S" calcext:value-type="time">
            <text:p>14539:00:00</text:p>
          </table:table-cell>
          <table:table-cell office:value-type="float" office:value="25216.7549" calcext:value-type="float">
            <text:p>25216.7549</text:p>
          </table:table-cell>
          <table:table-cell table:number-columns-repeated="2"/>
          <table:table-cell office:value-type="float" office:value="29020.7258" calcext:value-type="float">
            <text:p>29020.7258</text:p>
          </table:table-cell>
          <table:table-cell table:formula="of:=[.B391]-[.E391]" office:value-type="float" office:value="-3803.9709" calcext:value-type="float">
            <text:p>-3803.9709</text:p>
          </table:table-cell>
          <table:table-cell/>
          <table:table-cell office:value-type="float" office:value="26946.9007" calcext:value-type="float">
            <text:p>26946.9007</text:p>
          </table:table-cell>
          <table:table-cell table:formula="of:=[.E391]-[.H391]" office:value-type="float" office:value="2073.8251" calcext:value-type="float">
            <text:p>2073.8251</text:p>
          </table:table-cell>
          <table:table-cell/>
          <table:table-cell office:value-type="float" office:value="30479.5954" calcext:value-type="float">
            <text:p>30479.5954</text:p>
          </table:table-cell>
          <table:table-cell table:formula="of:=[.H391]-[.K391]" office:value-type="float" office:value="-3532.6947" calcext:value-type="float">
            <text:p>-3532.6947</text:p>
          </table:table-cell>
          <table:table-cell/>
          <table:table-cell office:value-type="float" office:value="30479.5954" calcext:value-type="float">
            <text:p>30479.5954</text:p>
          </table:table-cell>
          <table:table-cell table:formula="of:=[.K391]-[.N391]" office:value-type="float" office:value="0" calcext:value-type="float">
            <text:p>0</text:p>
          </table:table-cell>
          <table:table-cell/>
          <table:table-cell office:value-type="float" office:value="30483.5106" calcext:value-type="float">
            <text:p>30483.5106</text:p>
          </table:table-cell>
          <table:table-cell table:formula="of:=[.N391]-[.Q391]" office:value-type="float" office:value="-3.9152000000031" calcext:value-type="float">
            <text:p>-3.9152</text:p>
          </table:table-cell>
          <table:table-cell table:number-columns-repeated="7"/>
          <table:table-cell office:value-type="float" office:value="40149" calcext:value-type="float">
            <text:p>40149</text:p>
          </table:table-cell>
          <table:table-cell table:number-columns-repeated="2"/>
          <table:table-cell office:value-type="float" office:value="40149" calcext:value-type="float">
            <text:p>40149</text:p>
          </table:table-cell>
          <table:table-cell table:formula="of:=[.Z391]-[.AC391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22928H00M00S" calcext:value-type="time">
            <text:p>22928:00:00</text:p>
          </table:table-cell>
          <table:table-cell office:value-type="float" office:value="25278.7422" calcext:value-type="float">
            <text:p>25278.7422</text:p>
          </table:table-cell>
          <table:table-cell table:number-columns-repeated="2"/>
          <table:table-cell office:value-type="float" office:value="28259.3958" calcext:value-type="float">
            <text:p>28259.3958</text:p>
          </table:table-cell>
          <table:table-cell table:formula="of:=[.B392]-[.E392]" office:value-type="float" office:value="-2980.6536" calcext:value-type="float">
            <text:p>-2980.6536</text:p>
          </table:table-cell>
          <table:table-cell/>
          <table:table-cell office:value-type="float" office:value="27186.264" calcext:value-type="float">
            <text:p>27186.264</text:p>
          </table:table-cell>
          <table:table-cell table:formula="of:=[.E392]-[.H392]" office:value-type="float" office:value="1073.1318" calcext:value-type="float">
            <text:p>1073.1318</text:p>
          </table:table-cell>
          <table:table-cell/>
          <table:table-cell office:value-type="float" office:value="31074.1894" calcext:value-type="float">
            <text:p>31074.1894</text:p>
          </table:table-cell>
          <table:table-cell table:formula="of:=[.H392]-[.K392]" office:value-type="float" office:value="-3887.9254" calcext:value-type="float">
            <text:p>-3887.9254</text:p>
          </table:table-cell>
          <table:table-cell/>
          <table:table-cell office:value-type="float" office:value="31074.1894" calcext:value-type="float">
            <text:p>31074.1894</text:p>
          </table:table-cell>
          <table:table-cell table:formula="of:=[.K392]-[.N392]" office:value-type="float" office:value="0" calcext:value-type="float">
            <text:p>0</text:p>
          </table:table-cell>
          <table:table-cell/>
          <table:table-cell office:value-type="float" office:value="31074.1894" calcext:value-type="float">
            <text:p>31074.1894</text:p>
          </table:table-cell>
          <table:table-cell table:formula="of:=[.N392]-[.Q392]" office:value-type="float" office:value="0" calcext:value-type="float">
            <text:p>0</text:p>
          </table:table-cell>
          <table:table-cell table:number-columns-repeated="7"/>
          <table:table-cell office:value-type="float" office:value="43944" calcext:value-type="float">
            <text:p>43944</text:p>
          </table:table-cell>
          <table:table-cell table:number-columns-repeated="2"/>
          <table:table-cell office:value-type="float" office:value="43944" calcext:value-type="float">
            <text:p>43944</text:p>
          </table:table-cell>
          <table:table-cell table:formula="of:=[.Z392]-[.AC392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6852H00M00S" calcext:value-type="time">
            <text:p>6852:00:00</text:p>
          </table:table-cell>
          <table:table-cell office:value-type="float" office:value="20979.2286" calcext:value-type="float">
            <text:p>20979.2286</text:p>
          </table:table-cell>
          <table:table-cell table:number-columns-repeated="2"/>
          <table:table-cell office:value-type="float" office:value="21596.7522" calcext:value-type="float">
            <text:p>21596.7522</text:p>
          </table:table-cell>
          <table:table-cell table:formula="of:=[.B393]-[.E393]" office:value-type="float" office:value="-617.5236" calcext:value-type="float">
            <text:p>-617.5236</text:p>
          </table:table-cell>
          <table:table-cell/>
          <table:table-cell office:value-type="float" office:value="22590.8518" calcext:value-type="float">
            <text:p>22590.8518</text:p>
          </table:table-cell>
          <table:table-cell table:formula="of:=[.E393]-[.H393]" office:value-type="float" office:value="-994.099600000001" calcext:value-type="float">
            <text:p>-994.0996</text:p>
          </table:table-cell>
          <table:table-cell/>
          <table:table-cell office:value-type="float" office:value="23103.5" calcext:value-type="float">
            <text:p>23103.5</text:p>
          </table:table-cell>
          <table:table-cell table:formula="of:=[.H393]-[.K393]" office:value-type="float" office:value="-512.6482" calcext:value-type="float">
            <text:p>-512.6482</text:p>
          </table:table-cell>
          <table:table-cell/>
          <table:table-cell office:value-type="float" office:value="23103.5" calcext:value-type="float">
            <text:p>23103.5</text:p>
          </table:table-cell>
          <table:table-cell table:formula="of:=[.K393]-[.N393]" office:value-type="float" office:value="0" calcext:value-type="float">
            <text:p>0</text:p>
          </table:table-cell>
          <table:table-cell/>
          <table:table-cell office:value-type="float" office:value="23103.5" calcext:value-type="float">
            <text:p>23103.5</text:p>
          </table:table-cell>
          <table:table-cell table:formula="of:=[.N393]-[.Q393]" office:value-type="float" office:value="0" calcext:value-type="float">
            <text:p>0</text:p>
          </table:table-cell>
          <table:table-cell table:number-columns-repeated="7"/>
          <table:table-cell office:value-type="float" office:value="28982" calcext:value-type="float">
            <text:p>28982</text:p>
          </table:table-cell>
          <table:table-cell table:number-columns-repeated="2"/>
          <table:table-cell office:value-type="float" office:value="28982" calcext:value-type="float">
            <text:p>28982</text:p>
          </table:table-cell>
          <table:table-cell table:formula="of:=[.Z393]-[.AC393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20899H00M00S" calcext:value-type="time">
            <text:p>20899:00:00</text:p>
          </table:table-cell>
          <table:table-cell office:value-type="float" office:value="25601.8769" calcext:value-type="float">
            <text:p>25601.8769</text:p>
          </table:table-cell>
          <table:table-cell table:number-columns-repeated="2"/>
          <table:table-cell office:value-type="float" office:value="27672.5659" calcext:value-type="float">
            <text:p>27672.5659</text:p>
          </table:table-cell>
          <table:table-cell table:formula="of:=[.B394]-[.E394]" office:value-type="float" office:value="-2070.689" calcext:value-type="float">
            <text:p>-2070.689</text:p>
          </table:table-cell>
          <table:table-cell/>
          <table:table-cell office:value-type="float" office:value="27430.566" calcext:value-type="float">
            <text:p>27430.566</text:p>
          </table:table-cell>
          <table:table-cell table:formula="of:=[.E394]-[.H394]" office:value-type="float" office:value="241.999900000002" calcext:value-type="float">
            <text:p>241.9999</text:p>
          </table:table-cell>
          <table:table-cell/>
          <table:table-cell office:value-type="float" office:value="28883.7477" calcext:value-type="float">
            <text:p>28883.7477</text:p>
          </table:table-cell>
          <table:table-cell table:formula="of:=[.H394]-[.K394]" office:value-type="float" office:value="-1453.1817" calcext:value-type="float">
            <text:p>-1453.1817</text:p>
          </table:table-cell>
          <table:table-cell/>
          <table:table-cell office:value-type="float" office:value="28883.7477" calcext:value-type="float">
            <text:p>28883.7477</text:p>
          </table:table-cell>
          <table:table-cell table:formula="of:=[.K394]-[.N394]" office:value-type="float" office:value="0" calcext:value-type="float">
            <text:p>0</text:p>
          </table:table-cell>
          <table:table-cell/>
          <table:table-cell office:value-type="float" office:value="28883.7477" calcext:value-type="float">
            <text:p>28883.7477</text:p>
          </table:table-cell>
          <table:table-cell table:formula="of:=[.N394]-[.Q394]" office:value-type="float" office:value="0" calcext:value-type="float">
            <text:p>0</text:p>
          </table:table-cell>
          <table:table-cell table:number-columns-repeated="7"/>
          <table:table-cell office:value-type="float" office:value="31506" calcext:value-type="float">
            <text:p>31506</text:p>
          </table:table-cell>
          <table:table-cell table:number-columns-repeated="2"/>
          <table:table-cell office:value-type="float" office:value="31506" calcext:value-type="float">
            <text:p>31506</text:p>
          </table:table-cell>
          <table:table-cell table:formula="of:=[.Z394]-[.AC394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36630H00M00S" calcext:value-type="time">
            <text:p>36630:00:00</text:p>
          </table:table-cell>
          <table:table-cell office:value-type="float" office:value="15692.796" calcext:value-type="float">
            <text:p>15692.796</text:p>
          </table:table-cell>
          <table:table-cell table:number-columns-repeated="2"/>
          <table:table-cell office:value-type="float" office:value="15772.3654" calcext:value-type="float">
            <text:p>15772.3654</text:p>
          </table:table-cell>
          <table:table-cell table:formula="of:=[.B395]-[.E395]" office:value-type="float" office:value="-79.5694000000003" calcext:value-type="float">
            <text:p>-79.5694</text:p>
          </table:table-cell>
          <table:table-cell/>
          <table:table-cell office:value-type="float" office:value="16489.0772" calcext:value-type="float">
            <text:p>16489.0772</text:p>
          </table:table-cell>
          <table:table-cell table:formula="of:=[.E395]-[.H395]" office:value-type="float" office:value="-716.711799999999" calcext:value-type="float">
            <text:p>-716.7118</text:p>
          </table:table-cell>
          <table:table-cell/>
          <table:table-cell office:value-type="float" office:value="16643.6087" calcext:value-type="float">
            <text:p>16643.6087</text:p>
          </table:table-cell>
          <table:table-cell table:formula="of:=[.H395]-[.K395]" office:value-type="float" office:value="-154.531500000001" calcext:value-type="float">
            <text:p>-154.5315</text:p>
          </table:table-cell>
          <table:table-cell/>
          <table:table-cell office:value-type="float" office:value="16643.6087" calcext:value-type="float">
            <text:p>16643.6087</text:p>
          </table:table-cell>
          <table:table-cell table:formula="of:=[.K395]-[.N395]" office:value-type="float" office:value="0" calcext:value-type="float">
            <text:p>0</text:p>
          </table:table-cell>
          <table:table-cell/>
          <table:table-cell office:value-type="float" office:value="16643.6087" calcext:value-type="float">
            <text:p>16643.6087</text:p>
          </table:table-cell>
          <table:table-cell table:formula="of:=[.N395]-[.Q395]" office:value-type="float" office:value="0" calcext:value-type="float">
            <text:p>0</text:p>
          </table:table-cell>
          <table:table-cell table:number-columns-repeated="7"/>
          <table:table-cell office:value-type="float" office:value="21913" calcext:value-type="float">
            <text:p>21913</text:p>
          </table:table-cell>
          <table:table-cell table:number-columns-repeated="2"/>
          <table:table-cell office:value-type="float" office:value="21913" calcext:value-type="float">
            <text:p>21913</text:p>
          </table:table-cell>
          <table:table-cell table:formula="of:=[.Z395]-[.AC395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58362H00M00S" calcext:value-type="time">
            <text:p>58362:00:00</text:p>
          </table:table-cell>
          <table:table-cell office:value-type="float" office:value="19641.9306" calcext:value-type="float">
            <text:p>19641.9306</text:p>
          </table:table-cell>
          <table:table-cell table:number-columns-repeated="2"/>
          <table:table-cell office:value-type="float" office:value="20215.2101" calcext:value-type="float">
            <text:p>20215.2101</text:p>
          </table:table-cell>
          <table:table-cell table:formula="of:=[.B396]-[.E396]" office:value-type="float" office:value="-573.279500000001" calcext:value-type="float">
            <text:p>-573.2795</text:p>
          </table:table-cell>
          <table:table-cell/>
          <table:table-cell office:value-type="float" office:value="21380.7464" calcext:value-type="float">
            <text:p>21380.7464</text:p>
          </table:table-cell>
          <table:table-cell table:formula="of:=[.E396]-[.H396]" office:value-type="float" office:value="-1165.5363" calcext:value-type="float">
            <text:p>-1165.5363</text:p>
          </table:table-cell>
          <table:table-cell/>
          <table:table-cell office:value-type="float" office:value="21769.0522" calcext:value-type="float">
            <text:p>21769.0522</text:p>
          </table:table-cell>
          <table:table-cell table:formula="of:=[.H396]-[.K396]" office:value-type="float" office:value="-388.305799999998" calcext:value-type="float">
            <text:p>-388.3058</text:p>
          </table:table-cell>
          <table:table-cell/>
          <table:table-cell office:value-type="float" office:value="21769.0522" calcext:value-type="float">
            <text:p>21769.0522</text:p>
          </table:table-cell>
          <table:table-cell table:formula="of:=[.K396]-[.N396]" office:value-type="float" office:value="0" calcext:value-type="float">
            <text:p>0</text:p>
          </table:table-cell>
          <table:table-cell/>
          <table:table-cell office:value-type="float" office:value="21773.7215" calcext:value-type="float">
            <text:p>21773.7215</text:p>
          </table:table-cell>
          <table:table-cell table:formula="of:=[.N396]-[.Q396]" office:value-type="float" office:value="-4.66930000000139" calcext:value-type="float">
            <text:p>-4.6693</text:p>
          </table:table-cell>
          <table:table-cell table:number-columns-repeated="7"/>
          <table:table-cell office:value-type="float" office:value="25415" calcext:value-type="float">
            <text:p>25415</text:p>
          </table:table-cell>
          <table:table-cell table:number-columns-repeated="2"/>
          <table:table-cell office:value-type="float" office:value="25415" calcext:value-type="float">
            <text:p>25415</text:p>
          </table:table-cell>
          <table:table-cell table:formula="of:=[.Z396]-[.AC396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56328H00M00S" calcext:value-type="time">
            <text:p>56328:00:00</text:p>
          </table:table-cell>
          <table:table-cell office:value-type="float" office:value="10857.4767" calcext:value-type="float">
            <text:p>10857.4767</text:p>
          </table:table-cell>
          <table:table-cell table:number-columns-repeated="2"/>
          <table:table-cell office:value-type="float" office:value="11031.4286" calcext:value-type="float">
            <text:p>11031.4286</text:p>
          </table:table-cell>
          <table:table-cell table:formula="of:=[.B397]-[.E397]" office:value-type="float" office:value="-173.9519" calcext:value-type="float">
            <text:p>-173.9519</text:p>
          </table:table-cell>
          <table:table-cell/>
          <table:table-cell office:value-type="float" office:value="11365.0714" calcext:value-type="float">
            <text:p>11365.0714</text:p>
          </table:table-cell>
          <table:table-cell table:formula="of:=[.E397]-[.H397]" office:value-type="float" office:value="-333.642800000001" calcext:value-type="float">
            <text:p>-333.6428</text:p>
          </table:table-cell>
          <table:table-cell/>
          <table:table-cell office:value-type="float" office:value="11365.0714" calcext:value-type="float">
            <text:p>11365.0714</text:p>
          </table:table-cell>
          <table:table-cell table:formula="of:=[.H397]-[.K397]" office:value-type="float" office:value="0" calcext:value-type="float">
            <text:p>0</text:p>
          </table:table-cell>
          <table:table-cell/>
          <table:table-cell office:value-type="float" office:value="11365.0714" calcext:value-type="float">
            <text:p>11365.0714</text:p>
          </table:table-cell>
          <table:table-cell table:formula="of:=[.K397]-[.N397]" office:value-type="float" office:value="0" calcext:value-type="float">
            <text:p>0</text:p>
          </table:table-cell>
          <table:table-cell/>
          <table:table-cell office:value-type="float" office:value="11365.0714" calcext:value-type="float">
            <text:p>11365.0714</text:p>
          </table:table-cell>
          <table:table-cell table:formula="of:=[.N397]-[.Q397]" office:value-type="float" office:value="0" calcext:value-type="float">
            <text:p>0</text:p>
          </table:table-cell>
          <table:table-cell table:number-columns-repeated="7"/>
          <table:table-cell office:value-type="float" office:value="12751" calcext:value-type="float">
            <text:p>12751</text:p>
          </table:table-cell>
          <table:table-cell table:number-columns-repeated="2"/>
          <table:table-cell office:value-type="float" office:value="12751" calcext:value-type="float">
            <text:p>12751</text:p>
          </table:table-cell>
          <table:table-cell table:formula="of:=[.Z397]-[.AC397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13257H00M00S" calcext:value-type="time">
            <text:p>13257:00:00</text:p>
          </table:table-cell>
          <table:table-cell office:value-type="float" office:value="19069.175" calcext:value-type="float">
            <text:p>19069.175</text:p>
          </table:table-cell>
          <table:table-cell table:number-columns-repeated="2"/>
          <table:table-cell office:value-type="float" office:value="19268.5208" calcext:value-type="float">
            <text:p>19268.5208</text:p>
          </table:table-cell>
          <table:table-cell table:formula="of:=[.B398]-[.E398]" office:value-type="float" office:value="-199.345799999999" calcext:value-type="float">
            <text:p>-199.3458</text:p>
          </table:table-cell>
          <table:table-cell/>
          <table:table-cell office:value-type="float" office:value="21228.3611" calcext:value-type="float">
            <text:p>21228.3611</text:p>
          </table:table-cell>
          <table:table-cell table:formula="of:=[.E398]-[.H398]" office:value-type="float" office:value="-1959.8403" calcext:value-type="float">
            <text:p>-1959.8403</text:p>
          </table:table-cell>
          <table:table-cell/>
          <table:table-cell office:value-type="float" office:value="21495.7692" calcext:value-type="float">
            <text:p>21495.7692</text:p>
          </table:table-cell>
          <table:table-cell table:formula="of:=[.H398]-[.K398]" office:value-type="float" office:value="-267.408100000001" calcext:value-type="float">
            <text:p>-267.4081</text:p>
          </table:table-cell>
          <table:table-cell/>
          <table:table-cell office:value-type="float" office:value="21495.7692" calcext:value-type="float">
            <text:p>21495.7692</text:p>
          </table:table-cell>
          <table:table-cell table:formula="of:=[.K398]-[.N398]" office:value-type="float" office:value="0" calcext:value-type="float">
            <text:p>0</text:p>
          </table:table-cell>
          <table:table-cell/>
          <table:table-cell office:value-type="float" office:value="21495.7692" calcext:value-type="float">
            <text:p>21495.7692</text:p>
          </table:table-cell>
          <table:table-cell table:formula="of:=[.N398]-[.Q398]" office:value-type="float" office:value="0" calcext:value-type="float">
            <text:p>0</text:p>
          </table:table-cell>
          <table:table-cell table:number-columns-repeated="7"/>
          <table:table-cell office:value-type="float" office:value="22754" calcext:value-type="float">
            <text:p>22754</text:p>
          </table:table-cell>
          <table:table-cell table:number-columns-repeated="2"/>
          <table:table-cell office:value-type="float" office:value="22754" calcext:value-type="float">
            <text:p>22754</text:p>
          </table:table-cell>
          <table:table-cell table:formula="of:=[.Z398]-[.AC398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4011H00M00S" calcext:value-type="time">
            <text:p>4011:00:00</text:p>
          </table:table-cell>
          <table:table-cell office:value-type="float" office:value="30899.5413" calcext:value-type="float">
            <text:p>30899.5413</text:p>
          </table:table-cell>
          <table:table-cell table:number-columns-repeated="2"/>
          <table:table-cell office:value-type="float" office:value="35343.7834" calcext:value-type="float">
            <text:p>35343.7834</text:p>
          </table:table-cell>
          <table:table-cell table:formula="of:=[.B399]-[.E399]" office:value-type="float" office:value="-4444.2421" calcext:value-type="float">
            <text:p>-4444.2421</text:p>
          </table:table-cell>
          <table:table-cell/>
          <table:table-cell office:value-type="float" office:value="32854.0704" calcext:value-type="float">
            <text:p>32854.0704</text:p>
          </table:table-cell>
          <table:table-cell table:formula="of:=[.E399]-[.H399]" office:value-type="float" office:value="2489.713" calcext:value-type="float">
            <text:p>2489.713</text:p>
          </table:table-cell>
          <table:table-cell/>
          <table:table-cell office:value-type="float" office:value="37217.5819" calcext:value-type="float">
            <text:p>37217.5819</text:p>
          </table:table-cell>
          <table:table-cell table:formula="of:=[.H399]-[.K399]" office:value-type="float" office:value="-4363.5115" calcext:value-type="float">
            <text:p>-4363.5115</text:p>
          </table:table-cell>
          <table:table-cell/>
          <table:table-cell office:value-type="float" office:value="37217.5819" calcext:value-type="float">
            <text:p>37217.5819</text:p>
          </table:table-cell>
          <table:table-cell table:formula="of:=[.K399]-[.N399]" office:value-type="float" office:value="0" calcext:value-type="float">
            <text:p>0</text:p>
          </table:table-cell>
          <table:table-cell/>
          <table:table-cell office:value-type="float" office:value="37251.3784" calcext:value-type="float">
            <text:p>37251.3784</text:p>
          </table:table-cell>
          <table:table-cell table:formula="of:=[.N399]-[.Q399]" office:value-type="float" office:value="-33.796500000004" calcext:value-type="float">
            <text:p>-33.7965</text:p>
          </table:table-cell>
          <table:table-cell table:number-columns-repeated="7"/>
          <table:table-cell office:value-type="float" office:value="54960" calcext:value-type="float">
            <text:p>54960</text:p>
          </table:table-cell>
          <table:table-cell table:number-columns-repeated="2"/>
          <table:table-cell office:value-type="float" office:value="54960" calcext:value-type="float">
            <text:p>54960</text:p>
          </table:table-cell>
          <table:table-cell table:formula="of:=[.Z399]-[.AC399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8107H00M00S" calcext:value-type="time">
            <text:p>8107:00:00</text:p>
          </table:table-cell>
          <table:table-cell office:value-type="float" office:value="29578.316" calcext:value-type="float">
            <text:p>29578.316</text:p>
          </table:table-cell>
          <table:table-cell table:number-columns-repeated="2"/>
          <table:table-cell office:value-type="float" office:value="30530.9611" calcext:value-type="float">
            <text:p>30530.9611</text:p>
          </table:table-cell>
          <table:table-cell table:formula="of:=[.B400]-[.E400]" office:value-type="float" office:value="-952.645100000002" calcext:value-type="float">
            <text:p>-952.6451</text:p>
          </table:table-cell>
          <table:table-cell/>
          <table:table-cell office:value-type="float" office:value="32376.4773" calcext:value-type="float">
            <text:p>32376.4773</text:p>
          </table:table-cell>
          <table:table-cell table:formula="of:=[.E400]-[.H400]" office:value-type="float" office:value="-1845.5162" calcext:value-type="float">
            <text:p>-1845.5162</text:p>
          </table:table-cell>
          <table:table-cell/>
          <table:table-cell office:value-type="float" office:value="33549.43" calcext:value-type="float">
            <text:p>33549.43</text:p>
          </table:table-cell>
          <table:table-cell table:formula="of:=[.H400]-[.K400]" office:value-type="float" office:value="-1172.9527" calcext:value-type="float">
            <text:p>-1172.9527</text:p>
          </table:table-cell>
          <table:table-cell/>
          <table:table-cell office:value-type="float" office:value="33549.43" calcext:value-type="float">
            <text:p>33549.43</text:p>
          </table:table-cell>
          <table:table-cell table:formula="of:=[.K400]-[.N400]" office:value-type="float" office:value="0" calcext:value-type="float">
            <text:p>0</text:p>
          </table:table-cell>
          <table:table-cell/>
          <table:table-cell office:value-type="float" office:value="33549.43" calcext:value-type="float">
            <text:p>33549.43</text:p>
          </table:table-cell>
          <table:table-cell table:formula="of:=[.N400]-[.Q400]" office:value-type="float" office:value="0" calcext:value-type="float">
            <text:p>0</text:p>
          </table:table-cell>
          <table:table-cell table:number-columns-repeated="7"/>
          <table:table-cell office:value-type="float" office:value="39503" calcext:value-type="float">
            <text:p>39503</text:p>
          </table:table-cell>
          <table:table-cell table:number-columns-repeated="2"/>
          <table:table-cell office:value-type="float" office:value="39503" calcext:value-type="float">
            <text:p>39503</text:p>
          </table:table-cell>
          <table:table-cell table:formula="of:=[.Z400]-[.AC400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time" office:time-value="PT59731H00M00S" calcext:value-type="time">
            <text:p>59731:00:00</text:p>
          </table:table-cell>
          <table:table-cell office:value-type="float" office:value="15400.6557" calcext:value-type="float">
            <text:p>15400.6557</text:p>
          </table:table-cell>
          <table:table-cell table:number-columns-repeated="2"/>
          <table:table-cell office:value-type="float" office:value="18310.4732" calcext:value-type="float">
            <text:p>18310.4732</text:p>
          </table:table-cell>
          <table:table-cell table:formula="of:=[.B401]-[.E401]" office:value-type="float" office:value="-2909.8175" calcext:value-type="float">
            <text:p>-2909.8175</text:p>
          </table:table-cell>
          <table:table-cell/>
          <table:table-cell office:value-type="float" office:value="16899.4209" calcext:value-type="float">
            <text:p>16899.4209</text:p>
          </table:table-cell>
          <table:table-cell table:formula="of:=[.E401]-[.H401]" office:value-type="float" office:value="1411.0523" calcext:value-type="float">
            <text:p>1411.0523</text:p>
          </table:table-cell>
          <table:table-cell/>
          <table:table-cell office:value-type="float" office:value="20123.1047" calcext:value-type="float">
            <text:p>20123.1047</text:p>
          </table:table-cell>
          <table:table-cell table:formula="of:=[.H401]-[.K401]" office:value-type="float" office:value="-3223.6838" calcext:value-type="float">
            <text:p>-3223.6838</text:p>
          </table:table-cell>
          <table:table-cell/>
          <table:table-cell office:value-type="float" office:value="20123.1047" calcext:value-type="float">
            <text:p>20123.1047</text:p>
          </table:table-cell>
          <table:table-cell table:formula="of:=[.K401]-[.N401]" office:value-type="float" office:value="0" calcext:value-type="float">
            <text:p>0</text:p>
          </table:table-cell>
          <table:table-cell/>
          <table:table-cell office:value-type="float" office:value="20136.4455" calcext:value-type="float">
            <text:p>20136.4455</text:p>
          </table:table-cell>
          <table:table-cell table:formula="of:=[.N401]-[.Q401]" office:value-type="float" office:value="-13.3408000000018" calcext:value-type="float">
            <text:p>-13.3408</text:p>
          </table:table-cell>
          <table:table-cell table:number-columns-repeated="7"/>
          <table:table-cell office:value-type="float" office:value="27041" calcext:value-type="float">
            <text:p>27041</text:p>
          </table:table-cell>
          <table:table-cell table:number-columns-repeated="2"/>
          <table:table-cell office:value-type="float" office:value="27041" calcext:value-type="float">
            <text:p>27041</text:p>
          </table:table-cell>
          <table:table-cell table:formula="of:=[.Z401]-[.AC401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3" office:value-type="time" office:time-value="PT40006H00M00S" calcext:value-type="time">
            <text:p>40006:00:00</text:p>
          </table:table-cell>
          <table:table-cell office:value-type="float" office:value="21327.2154" calcext:value-type="float">
            <text:p>21327.2154</text:p>
          </table:table-cell>
          <table:table-cell table:style-name="ce7" table:number-columns-repeated="2"/>
          <table:table-cell office:value-type="float" office:value="21871.0549" calcext:value-type="float">
            <text:p>21871.0549</text:p>
          </table:table-cell>
          <table:table-cell table:formula="of:=[.B402]-[.E402]" office:value-type="float" office:value="-543.839499999998" calcext:value-type="float">
            <text:p>-543.8395</text:p>
          </table:table-cell>
          <table:table-cell table:style-name="ce7"/>
          <table:table-cell office:value-type="float" office:value="22742.565" calcext:value-type="float">
            <text:p>22742.565</text:p>
          </table:table-cell>
          <table:table-cell table:formula="of:=[.E402]-[.H402]" office:value-type="float" office:value="-871.5101" calcext:value-type="float">
            <text:p>-871.5101</text:p>
          </table:table-cell>
          <table:table-cell table:style-name="ce7"/>
          <table:table-cell office:value-type="float" office:value="23164.4167" calcext:value-type="float">
            <text:p>23164.4167</text:p>
          </table:table-cell>
          <table:table-cell table:formula="of:=[.H402]-[.K402]" office:value-type="float" office:value="-421.851700000003" calcext:value-type="float">
            <text:p>-421.8517</text:p>
          </table:table-cell>
          <table:table-cell table:style-name="ce7"/>
          <table:table-cell/>
          <table:table-cell table:style-name="ce7" table:number-columns-repeated="2"/>
          <table:table-cell office:value-type="float" office:value="23164.4167" calcext:value-type="float">
            <text:p>23164.4167</text:p>
          </table:table-cell>
          <table:table-cell table:style-name="ce7" table:number-columns-repeated="2"/>
          <table:table-cell/>
          <table:table-cell table:style-name="ce7" table:number-columns-repeated="2"/>
          <table:table-cell/>
          <table:table-cell table:style-name="ce7" table:number-columns-repeated="2"/>
          <table:table-cell/>
          <table:table-cell table:style-name="ce7" table:number-columns-repeated="2"/>
          <table:table-cell office:value-type="float" office:value="28854" calcext:value-type="float">
            <text:p>28854</text:p>
          </table:table-cell>
          <table:table-cell table:style-name="ce7" table:number-columns-repeated="995"/>
        </table:table-row>
        <table:table-row table:style-name="ro1">
          <table:table-cell table:style-name="ce2" office:value-type="time" office:time-value="PT52391H00M00S" calcext:value-type="time">
            <text:p>52391:00:00</text:p>
          </table:table-cell>
          <table:table-cell office:value-type="float" office:value="30640.4196" calcext:value-type="float">
            <text:p>30640.4196</text:p>
          </table:table-cell>
          <table:table-cell table:number-columns-repeated="2"/>
          <table:table-cell office:value-type="float" office:value="32247.2369" calcext:value-type="float">
            <text:p>32247.2369</text:p>
          </table:table-cell>
          <table:table-cell table:formula="of:=[.B403]-[.E403]" office:value-type="float" office:value="-1606.8173" calcext:value-type="float">
            <text:p>-1606.8173</text:p>
          </table:table-cell>
          <table:table-cell/>
          <table:table-cell office:value-type="float" office:value="32248.4203" calcext:value-type="float">
            <text:p>32248.4203</text:p>
          </table:table-cell>
          <table:table-cell table:formula="of:=[.E403]-[.H403]" office:value-type="float" office:value="-1.18340000000171" calcext:value-type="float">
            <text:p>-1.1834</text:p>
          </table:table-cell>
          <table:table-cell/>
          <table:table-cell office:value-type="float" office:value="33521.1759" calcext:value-type="float">
            <text:p>33521.1759</text:p>
          </table:table-cell>
          <table:table-cell table:formula="of:=[.H403]-[.K403]" office:value-type="float" office:value="-1272.7556" calcext:value-type="float">
            <text:p>-1272.7556</text:p>
          </table:table-cell>
          <table:table-cell table:number-columns-repeated="4"/>
          <table:table-cell office:value-type="float" office:value="33521.927" calcext:value-type="float">
            <text:p>33521.927</text:p>
          </table:table-cell>
          <table:table-cell table:number-columns-repeated="11"/>
          <table:table-cell office:value-type="float" office:value="39089" calcext:value-type="float">
            <text:p>39089</text:p>
          </table:table-cell>
          <table:table-cell table:number-columns-repeated="995"/>
        </table:table-row>
        <table:table-row table:style-name="ro1">
          <table:table-cell table:style-name="ce2" office:value-type="time" office:time-value="PT823H00M00S" calcext:value-type="time">
            <text:p>823:00:00</text:p>
          </table:table-cell>
          <table:table-cell office:value-type="float" office:value="22387.5028" calcext:value-type="float">
            <text:p>22387.5028</text:p>
          </table:table-cell>
          <table:table-cell table:number-columns-repeated="2"/>
          <table:table-cell office:value-type="float" office:value="23586.7249" calcext:value-type="float">
            <text:p>23586.7249</text:p>
          </table:table-cell>
          <table:table-cell table:formula="of:=[.B404]-[.E404]" office:value-type="float" office:value="-1199.2221" calcext:value-type="float">
            <text:p>-1199.2221</text:p>
          </table:table-cell>
          <table:table-cell/>
          <table:table-cell office:value-type="float" office:value="23746.7677" calcext:value-type="float">
            <text:p>23746.7677</text:p>
          </table:table-cell>
          <table:table-cell table:formula="of:=[.E404]-[.H404]" office:value-type="float" office:value="-160.042799999999" calcext:value-type="float">
            <text:p>-160.0428</text:p>
          </table:table-cell>
          <table:table-cell/>
          <table:table-cell office:value-type="float" office:value="24767.375" calcext:value-type="float">
            <text:p>24767.375</text:p>
          </table:table-cell>
          <table:table-cell table:formula="of:=[.H404]-[.K404]" office:value-type="float" office:value="-1020.6073" calcext:value-type="float">
            <text:p>-1020.6073</text:p>
          </table:table-cell>
          <table:table-cell table:number-columns-repeated="4"/>
          <table:table-cell office:value-type="float" office:value="24767.375" calcext:value-type="float">
            <text:p>24767.375</text:p>
          </table:table-cell>
          <table:table-cell table:number-columns-repeated="11"/>
          <table:table-cell office:value-type="float" office:value="27189" calcext:value-type="float">
            <text:p>27189</text:p>
          </table:table-cell>
          <table:table-cell table:number-columns-repeated="995"/>
        </table:table-row>
        <table:table-row table:style-name="ro1">
          <table:table-cell table:style-name="ce2" office:value-type="time" office:time-value="PT60780H00M00S" calcext:value-type="time">
            <text:p>60780:00:00</text:p>
          </table:table-cell>
          <table:table-cell office:value-type="float" office:value="31612.1534" calcext:value-type="float">
            <text:p>31612.1534</text:p>
          </table:table-cell>
          <table:table-cell table:number-columns-repeated="2"/>
          <table:table-cell office:value-type="float" office:value="32845.0572" calcext:value-type="float">
            <text:p>32845.0572</text:p>
          </table:table-cell>
          <table:table-cell table:formula="of:=[.B405]-[.E405]" office:value-type="float" office:value="-1232.9038" calcext:value-type="float">
            <text:p>-1232.9038</text:p>
          </table:table-cell>
          <table:table-cell/>
          <table:table-cell office:value-type="float" office:value="34026.9233" calcext:value-type="float">
            <text:p>34026.9233</text:p>
          </table:table-cell>
          <table:table-cell table:formula="of:=[.E405]-[.H405]" office:value-type="float" office:value="-1181.8661" calcext:value-type="float">
            <text:p>-1181.8661</text:p>
          </table:table-cell>
          <table:table-cell/>
          <table:table-cell office:value-type="float" office:value="34768.9487" calcext:value-type="float">
            <text:p>34768.9487</text:p>
          </table:table-cell>
          <table:table-cell table:formula="of:=[.H405]-[.K405]" office:value-type="float" office:value="-742.025399999999" calcext:value-type="float">
            <text:p>-742.0254</text:p>
          </table:table-cell>
          <table:table-cell table:number-columns-repeated="4"/>
          <table:table-cell office:value-type="float" office:value="34769.7308" calcext:value-type="float">
            <text:p>34769.7308</text:p>
          </table:table-cell>
          <table:table-cell table:number-columns-repeated="11"/>
          <table:table-cell office:value-type="float" office:value="40478" calcext:value-type="float">
            <text:p>40478</text:p>
          </table:table-cell>
          <table:table-cell table:number-columns-repeated="995"/>
        </table:table-row>
        <table:table-row table:style-name="ro1">
          <table:table-cell table:style-name="ce2" office:value-type="time" office:time-value="PT44008H00M00S" calcext:value-type="time">
            <text:p>44008:00:00</text:p>
          </table:table-cell>
          <table:table-cell office:value-type="float" office:value="32832.0069" calcext:value-type="float">
            <text:p>32832.0069</text:p>
          </table:table-cell>
          <table:table-cell table:number-columns-repeated="2"/>
          <table:table-cell office:value-type="float" office:value="33570.9707" calcext:value-type="float">
            <text:p>33570.9707</text:p>
          </table:table-cell>
          <table:table-cell table:formula="of:=[.B406]-[.E406]" office:value-type="float" office:value="-738.963799999998" calcext:value-type="float">
            <text:p>-738.9638</text:p>
          </table:table-cell>
          <table:table-cell/>
          <table:table-cell office:value-type="float" office:value="34966.4859" calcext:value-type="float">
            <text:p>34966.4859</text:p>
          </table:table-cell>
          <table:table-cell table:formula="of:=[.E406]-[.H406]" office:value-type="float" office:value="-1395.5152" calcext:value-type="float">
            <text:p>-1395.5152</text:p>
          </table:table-cell>
          <table:table-cell/>
          <table:table-cell office:value-type="float" office:value="35815.196" calcext:value-type="float">
            <text:p>35815.196</text:p>
          </table:table-cell>
          <table:table-cell table:formula="of:=[.H406]-[.K406]" office:value-type="float" office:value="-848.710100000004" calcext:value-type="float">
            <text:p>-848.7101</text:p>
          </table:table-cell>
          <table:table-cell table:number-columns-repeated="4"/>
          <table:table-cell office:value-type="float" office:value="35815.9564" calcext:value-type="float">
            <text:p>35815.9564</text:p>
          </table:table-cell>
          <table:table-cell table:number-columns-repeated="11"/>
          <table:table-cell office:value-type="float" office:value="44311" calcext:value-type="float">
            <text:p>44311</text:p>
          </table:table-cell>
          <table:table-cell table:number-columns-repeated="995"/>
        </table:table-row>
        <table:table-row table:style-name="ro1">
          <table:table-cell table:style-name="ce2" office:value-type="time" office:time-value="PT20890H00M00S" calcext:value-type="time">
            <text:p>20890:00:00</text:p>
          </table:table-cell>
          <table:table-cell office:value-type="float" office:value="21884.7667" calcext:value-type="float">
            <text:p>21884.7667</text:p>
          </table:table-cell>
          <table:table-cell table:number-columns-repeated="2"/>
          <table:table-cell office:value-type="float" office:value="25137.9234" calcext:value-type="float">
            <text:p>25137.9234</text:p>
          </table:table-cell>
          <table:table-cell table:formula="of:=[.B407]-[.E407]" office:value-type="float" office:value="-3253.1567" calcext:value-type="float">
            <text:p>-3253.1567</text:p>
          </table:table-cell>
          <table:table-cell/>
          <table:table-cell office:value-type="float" office:value="23949.2408" calcext:value-type="float">
            <text:p>23949.2408</text:p>
          </table:table-cell>
          <table:table-cell table:formula="of:=[.E407]-[.H407]" office:value-type="float" office:value="1188.6826" calcext:value-type="float">
            <text:p>1188.6826</text:p>
          </table:table-cell>
          <table:table-cell/>
          <table:table-cell office:value-type="float" office:value="27298.2522" calcext:value-type="float">
            <text:p>27298.2522</text:p>
          </table:table-cell>
          <table:table-cell table:formula="of:=[.H407]-[.K407]" office:value-type="float" office:value="-3349.0114" calcext:value-type="float">
            <text:p>-3349.0114</text:p>
          </table:table-cell>
          <table:table-cell table:number-columns-repeated="4"/>
          <table:table-cell office:value-type="float" office:value="27300.1781" calcext:value-type="float">
            <text:p>27300.1781</text:p>
          </table:table-cell>
          <table:table-cell table:number-columns-repeated="11"/>
          <table:table-cell office:value-type="float" office:value="29921" calcext:value-type="float">
            <text:p>29921</text:p>
          </table:table-cell>
          <table:table-cell table:number-columns-repeated="995"/>
        </table:table-row>
        <table:table-row table:style-name="ro1">
          <table:table-cell table:style-name="ce2" office:value-type="time" office:time-value="PT49239H00M00S" calcext:value-type="time">
            <text:p>49239:00:00</text:p>
          </table:table-cell>
          <table:table-cell office:value-type="float" office:value="23203.0585" calcext:value-type="float">
            <text:p>23203.0585</text:p>
          </table:table-cell>
          <table:table-cell table:number-columns-repeated="2"/>
          <table:table-cell office:value-type="float" office:value="23580.7694" calcext:value-type="float">
            <text:p>23580.7694</text:p>
          </table:table-cell>
          <table:table-cell table:formula="of:=[.B408]-[.E408]" office:value-type="float" office:value="-377.710900000002" calcext:value-type="float">
            <text:p>-377.7109</text:p>
          </table:table-cell>
          <table:table-cell/>
          <table:table-cell office:value-type="float" office:value="23923.6121" calcext:value-type="float">
            <text:p>23923.6121</text:p>
          </table:table-cell>
          <table:table-cell table:formula="of:=[.E408]-[.H408]" office:value-type="float" office:value="-342.842699999997" calcext:value-type="float">
            <text:p>-342.8427</text:p>
          </table:table-cell>
          <table:table-cell/>
          <table:table-cell office:value-type="float" office:value="23923.6121" calcext:value-type="float">
            <text:p>23923.6121</text:p>
          </table:table-cell>
          <table:table-cell table:formula="of:=[.H408]-[.K408]" office:value-type="float" office:value="0" calcext:value-type="float">
            <text:p>0</text:p>
          </table:table-cell>
          <table:table-cell table:number-columns-repeated="4"/>
          <table:table-cell office:value-type="float" office:value="23925.4583" calcext:value-type="float">
            <text:p>23925.4583</text:p>
          </table:table-cell>
          <table:table-cell table:number-columns-repeated="11"/>
          <table:table-cell office:value-type="float" office:value="26754" calcext:value-type="float">
            <text:p>26754</text:p>
          </table:table-cell>
          <table:table-cell table:number-columns-repeated="995"/>
        </table:table-row>
        <table:table-row table:style-name="ro1">
          <table:table-cell table:style-name="ce2" office:value-type="time" office:time-value="PT57785H00M00S" calcext:value-type="time">
            <text:p>57785:00:00</text:p>
          </table:table-cell>
          <table:table-cell office:value-type="float" office:value="33494.5062" calcext:value-type="float">
            <text:p>33494.5062</text:p>
          </table:table-cell>
          <table:table-cell table:number-columns-repeated="2"/>
          <table:table-cell office:value-type="float" office:value="35139.1944" calcext:value-type="float">
            <text:p>35139.1944</text:p>
          </table:table-cell>
          <table:table-cell table:formula="of:=[.B409]-[.E409]" office:value-type="float" office:value="-1644.6882" calcext:value-type="float">
            <text:p>-1644.6882</text:p>
          </table:table-cell>
          <table:table-cell/>
          <table:table-cell office:value-type="float" office:value="37119.3246" calcext:value-type="float">
            <text:p>37119.3246</text:p>
          </table:table-cell>
          <table:table-cell table:formula="of:=[.E409]-[.H409]" office:value-type="float" office:value="-1980.1302" calcext:value-type="float">
            <text:p>-1980.1302</text:p>
          </table:table-cell>
          <table:table-cell/>
          <table:table-cell office:value-type="float" office:value="38825.7363" calcext:value-type="float">
            <text:p>38825.7363</text:p>
          </table:table-cell>
          <table:table-cell table:formula="of:=[.H409]-[.K409]" office:value-type="float" office:value="-1706.4117" calcext:value-type="float">
            <text:p>-1706.4117</text:p>
          </table:table-cell>
          <table:table-cell table:number-columns-repeated="4"/>
          <table:table-cell office:value-type="float" office:value="38830.22" calcext:value-type="float">
            <text:p>38830.22</text:p>
          </table:table-cell>
          <table:table-cell table:number-columns-repeated="11"/>
          <table:table-cell office:value-type="float" office:value="42289" calcext:value-type="float">
            <text:p>42289</text:p>
          </table:table-cell>
          <table:table-cell table:number-columns-repeated="995"/>
        </table:table-row>
        <table:table-row table:style-name="ro1">
          <table:table-cell table:style-name="ce2" office:value-type="time" office:time-value="PT6740H00M00S" calcext:value-type="time">
            <text:p>6740:00:00</text:p>
          </table:table-cell>
          <table:table-cell office:value-type="float" office:value="27126.4961" calcext:value-type="float">
            <text:p>27126.4961</text:p>
          </table:table-cell>
          <table:table-cell table:number-columns-repeated="2"/>
          <table:table-cell office:value-type="float" office:value="28021.7225" calcext:value-type="float">
            <text:p>28021.7225</text:p>
          </table:table-cell>
          <table:table-cell table:formula="of:=[.B410]-[.E410]" office:value-type="float" office:value="-895.2264" calcext:value-type="float">
            <text:p>-895.2264</text:p>
          </table:table-cell>
          <table:table-cell/>
          <table:table-cell office:value-type="float" office:value="29291.2832" calcext:value-type="float">
            <text:p>29291.2832</text:p>
          </table:table-cell>
          <table:table-cell table:formula="of:=[.E410]-[.H410]" office:value-type="float" office:value="-1269.5607" calcext:value-type="float">
            <text:p>-1269.5607</text:p>
          </table:table-cell>
          <table:table-cell/>
          <table:table-cell office:value-type="float" office:value="30001.8357" calcext:value-type="float">
            <text:p>30001.8357</text:p>
          </table:table-cell>
          <table:table-cell table:formula="of:=[.H410]-[.K410]" office:value-type="float" office:value="-710.552499999998" calcext:value-type="float">
            <text:p>-710.5525</text:p>
          </table:table-cell>
          <table:table-cell table:number-columns-repeated="4"/>
          <table:table-cell office:value-type="float" office:value="30002.6642" calcext:value-type="float">
            <text:p>30002.6642</text:p>
          </table:table-cell>
          <table:table-cell table:number-columns-repeated="11"/>
          <table:table-cell office:value-type="float" office:value="38381" calcext:value-type="float">
            <text:p>38381</text:p>
          </table:table-cell>
          <table:table-cell table:number-columns-repeated="995"/>
        </table:table-row>
        <table:table-row table:style-name="ro1">
          <table:table-cell table:style-name="ce2" office:value-type="time" office:time-value="PT54868H00M00S" calcext:value-type="time">
            <text:p>54868:00:00</text:p>
          </table:table-cell>
          <table:table-cell office:value-type="float" office:value="20034.3088" calcext:value-type="float">
            <text:p>20034.3088</text:p>
          </table:table-cell>
          <table:table-cell table:number-columns-repeated="2"/>
          <table:table-cell office:value-type="float" office:value="21980.1572" calcext:value-type="float">
            <text:p>21980.1572</text:p>
          </table:table-cell>
          <table:table-cell table:formula="of:=[.B411]-[.E411]" office:value-type="float" office:value="-1945.8484" calcext:value-type="float">
            <text:p>-1945.8484</text:p>
          </table:table-cell>
          <table:table-cell/>
          <table:table-cell office:value-type="float" office:value="21832.7337" calcext:value-type="float">
            <text:p>21832.7337</text:p>
          </table:table-cell>
          <table:table-cell table:formula="of:=[.E411]-[.H411]" office:value-type="float" office:value="147.423500000001" calcext:value-type="float">
            <text:p>147.4235</text:p>
          </table:table-cell>
          <table:table-cell/>
          <table:table-cell office:value-type="float" office:value="23646.086" calcext:value-type="float">
            <text:p>23646.086</text:p>
          </table:table-cell>
          <table:table-cell table:formula="of:=[.H411]-[.K411]" office:value-type="float" office:value="-1813.3523" calcext:value-type="float">
            <text:p>-1813.3523</text:p>
          </table:table-cell>
          <table:table-cell table:number-columns-repeated="4"/>
          <table:table-cell office:value-type="float" office:value="23646.086" calcext:value-type="float">
            <text:p>23646.086</text:p>
          </table:table-cell>
          <table:table-cell table:number-columns-repeated="11"/>
          <table:table-cell office:value-type="float" office:value="27823" calcext:value-type="float">
            <text:p>27823</text:p>
          </table:table-cell>
          <table:table-cell table:number-columns-repeated="995"/>
        </table:table-row>
        <table:table-row table:style-name="ro1">
          <table:table-cell table:style-name="ce2" office:value-type="time" office:time-value="PT23389H00M00S" calcext:value-type="time">
            <text:p>23389:00:00</text:p>
          </table:table-cell>
          <table:table-cell office:value-type="float" office:value="28235.6198" calcext:value-type="float">
            <text:p>28235.6198</text:p>
          </table:table-cell>
          <table:table-cell table:number-columns-repeated="2"/>
          <table:table-cell office:value-type="float" office:value="28724.3544" calcext:value-type="float">
            <text:p>28724.3544</text:p>
          </table:table-cell>
          <table:table-cell table:formula="of:=[.B412]-[.E412]" office:value-type="float" office:value="-488.7346" calcext:value-type="float">
            <text:p>-488.7346</text:p>
          </table:table-cell>
          <table:table-cell/>
          <table:table-cell office:value-type="float" office:value="29077.2633" calcext:value-type="float">
            <text:p>29077.2633</text:p>
          </table:table-cell>
          <table:table-cell table:formula="of:=[.E412]-[.H412]" office:value-type="float" office:value="-352.908899999999" calcext:value-type="float">
            <text:p>-352.9089</text:p>
          </table:table-cell>
          <table:table-cell/>
          <table:table-cell office:value-type="float" office:value="29663.798" calcext:value-type="float">
            <text:p>29663.798</text:p>
          </table:table-cell>
          <table:table-cell table:formula="of:=[.H412]-[.K412]" office:value-type="float" office:value="-586.5347" calcext:value-type="float">
            <text:p>-586.5347</text:p>
          </table:table-cell>
          <table:table-cell table:number-columns-repeated="4"/>
          <table:table-cell office:value-type="float" office:value="29663.8965" calcext:value-type="float">
            <text:p>29663.8965</text:p>
          </table:table-cell>
          <table:table-cell table:number-columns-repeated="11"/>
          <table:table-cell office:value-type="float" office:value="45025" calcext:value-type="float">
            <text:p>45025</text:p>
          </table:table-cell>
          <table:table-cell table:number-columns-repeated="995"/>
        </table:table-row>
        <table:table-row table:style-name="ro1">
          <table:table-cell table:style-name="ce2" office:value-type="time" office:time-value="PT27641H00M00S" calcext:value-type="time">
            <text:p>27641:00:00</text:p>
          </table:table-cell>
          <table:table-cell office:value-type="float" office:value="18805.6734" calcext:value-type="float">
            <text:p>18805.6734</text:p>
          </table:table-cell>
          <table:table-cell table:number-columns-repeated="2"/>
          <table:table-cell office:value-type="float" office:value="20005.7419" calcext:value-type="float">
            <text:p>20005.7419</text:p>
          </table:table-cell>
          <table:table-cell table:formula="of:=[.B413]-[.E413]" office:value-type="float" office:value="-1200.0685" calcext:value-type="float">
            <text:p>-1200.0685</text:p>
          </table:table-cell>
          <table:table-cell/>
          <table:table-cell office:value-type="float" office:value="20076.9495" calcext:value-type="float">
            <text:p>20076.9495</text:p>
          </table:table-cell>
          <table:table-cell table:formula="of:=[.E413]-[.H413]" office:value-type="float" office:value="-71.2075999999979" calcext:value-type="float">
            <text:p>-71.2076</text:p>
          </table:table-cell>
          <table:table-cell/>
          <table:table-cell office:value-type="float" office:value="20786.7131" calcext:value-type="float">
            <text:p>20786.7131</text:p>
          </table:table-cell>
          <table:table-cell table:formula="of:=[.H413]-[.K413]" office:value-type="float" office:value="-709.763600000002" calcext:value-type="float">
            <text:p>-709.7636</text:p>
          </table:table-cell>
          <table:table-cell table:number-columns-repeated="4"/>
          <table:table-cell office:value-type="float" office:value="20786.7131" calcext:value-type="float">
            <text:p>20786.7131</text:p>
          </table:table-cell>
          <table:table-cell table:number-columns-repeated="11"/>
          <table:table-cell office:value-type="float" office:value="23021" calcext:value-type="float">
            <text:p>23021</text:p>
          </table:table-cell>
          <table:table-cell table:number-columns-repeated="995"/>
        </table:table-row>
        <table:table-row table:style-name="ro1">
          <table:table-cell table:style-name="ce2" office:value-type="time" office:time-value="PT19355H00M00S" calcext:value-type="time">
            <text:p>19355:00:00</text:p>
          </table:table-cell>
          <table:table-cell office:value-type="float" office:value="22186.9973" calcext:value-type="float">
            <text:p>22186.9973</text:p>
          </table:table-cell>
          <table:table-cell table:number-columns-repeated="2"/>
          <table:table-cell office:value-type="float" office:value="24519.2905" calcext:value-type="float">
            <text:p>24519.2905</text:p>
          </table:table-cell>
          <table:table-cell table:formula="of:=[.B414]-[.E414]" office:value-type="float" office:value="-2332.2932" calcext:value-type="float">
            <text:p>-2332.2932</text:p>
          </table:table-cell>
          <table:table-cell/>
          <table:table-cell office:value-type="float" office:value="24187.1354" calcext:value-type="float">
            <text:p>24187.1354</text:p>
          </table:table-cell>
          <table:table-cell table:formula="of:=[.E414]-[.H414]" office:value-type="float" office:value="332.1551" calcext:value-type="float">
            <text:p>332.1551</text:p>
          </table:table-cell>
          <table:table-cell/>
          <table:table-cell office:value-type="float" office:value="26160.7556" calcext:value-type="float">
            <text:p>26160.7556</text:p>
          </table:table-cell>
          <table:table-cell table:formula="of:=[.H414]-[.K414]" office:value-type="float" office:value="-1973.6202" calcext:value-type="float">
            <text:p>-1973.6202</text:p>
          </table:table-cell>
          <table:table-cell table:number-columns-repeated="4"/>
          <table:table-cell office:value-type="float" office:value="26160.7556" calcext:value-type="float">
            <text:p>26160.7556</text:p>
          </table:table-cell>
          <table:table-cell table:number-columns-repeated="11"/>
          <table:table-cell office:value-type="float" office:value="29104" calcext:value-type="float">
            <text:p>29104</text:p>
          </table:table-cell>
          <table:table-cell table:number-columns-repeated="995"/>
        </table:table-row>
        <table:table-row table:style-name="ro1">
          <table:table-cell table:style-name="ce2" office:value-type="time" office:time-value="PT18940H00M00S" calcext:value-type="time">
            <text:p>18940:00:00</text:p>
          </table:table-cell>
          <table:table-cell office:value-type="float" office:value="21063.1369" calcext:value-type="float">
            <text:p>21063.1369</text:p>
          </table:table-cell>
          <table:table-cell table:number-columns-repeated="2"/>
          <table:table-cell office:value-type="float" office:value="24089.0698" calcext:value-type="float">
            <text:p>24089.0698</text:p>
          </table:table-cell>
          <table:table-cell table:formula="of:=[.B415]-[.E415]" office:value-type="float" office:value="-3025.9329" calcext:value-type="float">
            <text:p>-3025.9329</text:p>
          </table:table-cell>
          <table:table-cell/>
          <table:table-cell office:value-type="float" office:value="23177.3453" calcext:value-type="float">
            <text:p>23177.3453</text:p>
          </table:table-cell>
          <table:table-cell table:formula="of:=[.E415]-[.H415]" office:value-type="float" office:value="911.7245" calcext:value-type="float">
            <text:p>911.7245</text:p>
          </table:table-cell>
          <table:table-cell/>
          <table:table-cell office:value-type="float" office:value="25269.4887" calcext:value-type="float">
            <text:p>25269.4887</text:p>
          </table:table-cell>
          <table:table-cell table:formula="of:=[.H415]-[.K415]" office:value-type="float" office:value="-2092.1434" calcext:value-type="float">
            <text:p>-2092.1434</text:p>
          </table:table-cell>
          <table:table-cell table:number-columns-repeated="4"/>
          <table:table-cell office:value-type="float" office:value="25279.1699" calcext:value-type="float">
            <text:p>25279.1699</text:p>
          </table:table-cell>
          <table:table-cell table:number-columns-repeated="11"/>
          <table:table-cell office:value-type="float" office:value="31339" calcext:value-type="float">
            <text:p>31339</text:p>
          </table:table-cell>
          <table:table-cell table:number-columns-repeated="995"/>
        </table:table-row>
        <table:table-row table:style-name="ro1">
          <table:table-cell table:style-name="ce2" office:value-type="time" office:time-value="PT57630H00M00S" calcext:value-type="time">
            <text:p>57630:00:00</text:p>
          </table:table-cell>
          <table:table-cell office:value-type="float" office:value="37409.0775" calcext:value-type="float">
            <text:p>37409.0775</text:p>
          </table:table-cell>
          <table:table-cell table:number-columns-repeated="2"/>
          <table:table-cell office:value-type="float" office:value="38593.9605" calcext:value-type="float">
            <text:p>38593.9605</text:p>
          </table:table-cell>
          <table:table-cell table:formula="of:=[.B416]-[.E416]" office:value-type="float" office:value="-1184.883" calcext:value-type="float">
            <text:p>-1184.883</text:p>
          </table:table-cell>
          <table:table-cell/>
          <table:table-cell office:value-type="float" office:value="40114.5033" calcext:value-type="float">
            <text:p>40114.5033</text:p>
          </table:table-cell>
          <table:table-cell table:formula="of:=[.E416]-[.H416]" office:value-type="float" office:value="-1520.5428" calcext:value-type="float">
            <text:p>-1520.5428</text:p>
          </table:table-cell>
          <table:table-cell/>
          <table:table-cell office:value-type="float" office:value="41198.7863" calcext:value-type="float">
            <text:p>41198.7863</text:p>
          </table:table-cell>
          <table:table-cell table:formula="of:=[.H416]-[.K416]" office:value-type="float" office:value="-1084.283" calcext:value-type="float">
            <text:p>-1084.283</text:p>
          </table:table-cell>
          <table:table-cell table:number-columns-repeated="4"/>
          <table:table-cell office:value-type="float" office:value="41198.9282" calcext:value-type="float">
            <text:p>41198.9282</text:p>
          </table:table-cell>
          <table:table-cell table:number-columns-repeated="11"/>
          <table:table-cell office:value-type="float" office:value="51659" calcext:value-type="float">
            <text:p>51659</text:p>
          </table:table-cell>
          <table:table-cell table:number-columns-repeated="995"/>
        </table:table-row>
        <table:table-row table:style-name="ro1">
          <table:table-cell table:style-name="ce2" office:value-type="time" office:time-value="PT11111H00M00S" calcext:value-type="time">
            <text:p>11111:00:00</text:p>
          </table:table-cell>
          <table:table-cell office:value-type="float" office:value="27565.3342" calcext:value-type="float">
            <text:p>27565.3342</text:p>
          </table:table-cell>
          <table:table-cell table:number-columns-repeated="2"/>
          <table:table-cell office:value-type="float" office:value="29026.1586" calcext:value-type="float">
            <text:p>29026.1586</text:p>
          </table:table-cell>
          <table:table-cell table:formula="of:=[.B417]-[.E417]" office:value-type="float" office:value="-1460.8244" calcext:value-type="float">
            <text:p>-1460.8244</text:p>
          </table:table-cell>
          <table:table-cell/>
          <table:table-cell office:value-type="float" office:value="29617.9209" calcext:value-type="float">
            <text:p>29617.9209</text:p>
          </table:table-cell>
          <table:table-cell table:formula="of:=[.E417]-[.H417]" office:value-type="float" office:value="-591.762300000002" calcext:value-type="float">
            <text:p>-591.7623</text:p>
          </table:table-cell>
          <table:table-cell/>
          <table:table-cell office:value-type="float" office:value="30728.4881" calcext:value-type="float">
            <text:p>30728.4881</text:p>
          </table:table-cell>
          <table:table-cell table:formula="of:=[.H417]-[.K417]" office:value-type="float" office:value="-1110.5672" calcext:value-type="float">
            <text:p>-1110.5672</text:p>
          </table:table-cell>
          <table:table-cell table:number-columns-repeated="4"/>
          <table:table-cell office:value-type="float" office:value="30728.9583" calcext:value-type="float">
            <text:p>30728.9583</text:p>
          </table:table-cell>
          <table:table-cell table:number-columns-repeated="11"/>
          <table:table-cell office:value-type="float" office:value="32246" calcext:value-type="float">
            <text:p>32246</text:p>
          </table:table-cell>
          <table:table-cell table:number-columns-repeated="995"/>
        </table:table-row>
        <table:table-row table:style-name="ro1">
          <table:table-cell table:style-name="ce2" office:value-type="time" office:time-value="PT18229H00M00S" calcext:value-type="time">
            <text:p>18229:00:00</text:p>
          </table:table-cell>
          <table:table-cell office:value-type="float" office:value="17168.0428" calcext:value-type="float">
            <text:p>17168.0428</text:p>
          </table:table-cell>
          <table:table-cell table:number-columns-repeated="2"/>
          <table:table-cell office:value-type="float" office:value="19864.6732" calcext:value-type="float">
            <text:p>19864.6732</text:p>
          </table:table-cell>
          <table:table-cell table:formula="of:=[.B418]-[.E418]" office:value-type="float" office:value="-2696.6304" calcext:value-type="float">
            <text:p>-2696.6304</text:p>
          </table:table-cell>
          <table:table-cell/>
          <table:table-cell office:value-type="float" office:value="18525.8297" calcext:value-type="float">
            <text:p>18525.8297</text:p>
          </table:table-cell>
          <table:table-cell table:formula="of:=[.E418]-[.H418]" office:value-type="float" office:value="1338.8435" calcext:value-type="float">
            <text:p>1338.8435</text:p>
          </table:table-cell>
          <table:table-cell/>
          <table:table-cell office:value-type="float" office:value="21220.8726" calcext:value-type="float">
            <text:p>21220.8726</text:p>
          </table:table-cell>
          <table:table-cell table:formula="of:=[.H418]-[.K418]" office:value-type="float" office:value="-2695.0429" calcext:value-type="float">
            <text:p>-2695.0429</text:p>
          </table:table-cell>
          <table:table-cell table:number-columns-repeated="4"/>
          <table:table-cell office:value-type="float" office:value="21231.7528" calcext:value-type="float">
            <text:p>21231.7528</text:p>
          </table:table-cell>
          <table:table-cell table:number-columns-repeated="11"/>
          <table:table-cell office:value-type="float" office:value="26470" calcext:value-type="float">
            <text:p>2647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8609H00M00S" calcext:value-type="time">
            <text:p>8609:00:00</text:p>
          </table:table-cell>
          <table:table-cell office:value-type="float" office:value="25639.5754" calcext:value-type="float">
            <text:p>25639.5754</text:p>
          </table:table-cell>
          <table:table-cell table:number-columns-repeated="2"/>
          <table:table-cell office:value-type="float" office:value="28189.3151" calcext:value-type="float">
            <text:p>28189.3151</text:p>
          </table:table-cell>
          <table:table-cell table:formula="of:=[.B419]-[.E419]" office:value-type="float" office:value="-2549.7397" calcext:value-type="float">
            <text:p>-2549.7397</text:p>
          </table:table-cell>
          <table:table-cell/>
          <table:table-cell office:value-type="float" office:value="27972.6008" calcext:value-type="float">
            <text:p>27972.6008</text:p>
          </table:table-cell>
          <table:table-cell table:formula="of:=[.E419]-[.H419]" office:value-type="float" office:value="216.7143" calcext:value-type="float">
            <text:p>216.7143</text:p>
          </table:table-cell>
          <table:table-cell/>
          <table:table-cell office:value-type="float" office:value="30270.7049" calcext:value-type="float">
            <text:p>30270.7049</text:p>
          </table:table-cell>
          <table:table-cell table:formula="of:=[.H419]-[.K419]" office:value-type="float" office:value="-2298.1041" calcext:value-type="float">
            <text:p>-2298.1041</text:p>
          </table:table-cell>
          <table:table-cell table:number-columns-repeated="4"/>
          <table:table-cell office:value-type="float" office:value="30270.9117" calcext:value-type="float">
            <text:p>30270.9117</text:p>
          </table:table-cell>
          <table:table-cell table:number-columns-repeated="11"/>
          <table:table-cell office:value-type="float" office:value="40272" calcext:value-type="float">
            <text:p>40272</text:p>
          </table:table-cell>
          <table:table-cell table:number-columns-repeated="995"/>
        </table:table-row>
        <table:table-row table:style-name="ro1">
          <table:table-cell table:style-name="ce2" office:value-type="time" office:time-value="PT48785H00M00S" calcext:value-type="time">
            <text:p>48785:00:00</text:p>
          </table:table-cell>
          <table:table-cell office:value-type="float" office:value="29307.512" calcext:value-type="float">
            <text:p>29307.512</text:p>
          </table:table-cell>
          <table:table-cell table:number-columns-repeated="2"/>
          <table:table-cell office:value-type="float" office:value="30192.2705" calcext:value-type="float">
            <text:p>30192.2705</text:p>
          </table:table-cell>
          <table:table-cell table:formula="of:=[.B420]-[.E420]" office:value-type="float" office:value="-884.7585" calcext:value-type="float">
            <text:p>-884.7585</text:p>
          </table:table-cell>
          <table:table-cell/>
          <table:table-cell office:value-type="float" office:value="30836.7215" calcext:value-type="float">
            <text:p>30836.7215</text:p>
          </table:table-cell>
          <table:table-cell table:formula="of:=[.E420]-[.H420]" office:value-type="float" office:value="-644.451000000001" calcext:value-type="float">
            <text:p>-644.451</text:p>
          </table:table-cell>
          <table:table-cell/>
          <table:table-cell office:value-type="float" office:value="31353.092" calcext:value-type="float">
            <text:p>31353.092</text:p>
          </table:table-cell>
          <table:table-cell table:formula="of:=[.H420]-[.K420]" office:value-type="float" office:value="-516.370500000001" calcext:value-type="float">
            <text:p>-516.3705</text:p>
          </table:table-cell>
          <table:table-cell table:number-columns-repeated="4"/>
          <table:table-cell office:value-type="float" office:value="31359.2162" calcext:value-type="float">
            <text:p>31359.2162</text:p>
          </table:table-cell>
          <table:table-cell table:number-columns-repeated="11"/>
          <table:table-cell office:value-type="float" office:value="35079" calcext:value-type="float">
            <text:p>35079</text:p>
          </table:table-cell>
          <table:table-cell table:number-columns-repeated="995"/>
        </table:table-row>
        <table:table-row table:style-name="ro1">
          <table:table-cell table:style-name="ce2" office:value-type="time" office:time-value="PT5209H00M00S" calcext:value-type="time">
            <text:p>5209:00:00</text:p>
          </table:table-cell>
          <table:table-cell office:value-type="float" office:value="27926.3413" calcext:value-type="float">
            <text:p>27926.3413</text:p>
          </table:table-cell>
          <table:table-cell table:number-columns-repeated="2"/>
          <table:table-cell office:value-type="float" office:value="31758.8101" calcext:value-type="float">
            <text:p>31758.8101</text:p>
          </table:table-cell>
          <table:table-cell table:formula="of:=[.B421]-[.E421]" office:value-type="float" office:value="-3832.4688" calcext:value-type="float">
            <text:p>-3832.4688</text:p>
          </table:table-cell>
          <table:table-cell/>
          <table:table-cell office:value-type="float" office:value="29787.7045" calcext:value-type="float">
            <text:p>29787.7045</text:p>
          </table:table-cell>
          <table:table-cell table:formula="of:=[.E421]-[.H421]" office:value-type="float" office:value="1971.1056" calcext:value-type="float">
            <text:p>1971.1056</text:p>
          </table:table-cell>
          <table:table-cell/>
          <table:table-cell office:value-type="float" office:value="33196.4245" calcext:value-type="float">
            <text:p>33196.4245</text:p>
          </table:table-cell>
          <table:table-cell table:formula="of:=[.H421]-[.K421]" office:value-type="float" office:value="-3408.72" calcext:value-type="float">
            <text:p>-3408.72</text:p>
          </table:table-cell>
          <table:table-cell table:number-columns-repeated="4"/>
          <table:table-cell office:value-type="float" office:value="33225.8079" calcext:value-type="float">
            <text:p>33225.8079</text:p>
          </table:table-cell>
          <table:table-cell table:number-columns-repeated="11"/>
          <table:table-cell office:value-type="float" office:value="38407" calcext:value-type="float">
            <text:p>38407</text:p>
          </table:table-cell>
          <table:table-cell table:number-columns-repeated="995"/>
        </table:table-row>
        <table:table-row table:style-name="ro1">
          <table:table-cell table:style-name="ce2" office:value-type="time" office:time-value="PT6822H00M00S" calcext:value-type="time">
            <text:p>6822:00:00</text:p>
          </table:table-cell>
          <table:table-cell office:value-type="float" office:value="28339.2884" calcext:value-type="float">
            <text:p>28339.2884</text:p>
          </table:table-cell>
          <table:table-cell table:number-columns-repeated="2"/>
          <table:table-cell office:value-type="float" office:value="29837.0018" calcext:value-type="float">
            <text:p>29837.0018</text:p>
          </table:table-cell>
          <table:table-cell table:formula="of:=[.B422]-[.E422]" office:value-type="float" office:value="-1497.7134" calcext:value-type="float">
            <text:p>-1497.7134</text:p>
          </table:table-cell>
          <table:table-cell/>
          <table:table-cell office:value-type="float" office:value="29677.5797" calcext:value-type="float">
            <text:p>29677.5797</text:p>
          </table:table-cell>
          <table:table-cell table:formula="of:=[.E422]-[.H422]" office:value-type="float" office:value="159.4221" calcext:value-type="float">
            <text:p>159.4221</text:p>
          </table:table-cell>
          <table:table-cell/>
          <table:table-cell office:value-type="float" office:value="31245.4846" calcext:value-type="float">
            <text:p>31245.4846</text:p>
          </table:table-cell>
          <table:table-cell table:formula="of:=[.H422]-[.K422]" office:value-type="float" office:value="-1567.9049" calcext:value-type="float">
            <text:p>-1567.9049</text:p>
          </table:table-cell>
          <table:table-cell table:number-columns-repeated="4"/>
          <table:table-cell office:value-type="float" office:value="31245.4846" calcext:value-type="float">
            <text:p>31245.4846</text:p>
          </table:table-cell>
          <table:table-cell table:number-columns-repeated="11"/>
          <table:table-cell office:value-type="float" office:value="34642" calcext:value-type="float">
            <text:p>34642</text:p>
          </table:table-cell>
          <table:table-cell table:number-columns-repeated="995"/>
        </table:table-row>
        <table:table-row table:style-name="ro1">
          <table:table-cell table:style-name="ce2" office:value-type="time" office:time-value="PT44219H00M00S" calcext:value-type="time">
            <text:p>44219:00:00</text:p>
          </table:table-cell>
          <table:table-cell office:value-type="float" office:value="22789.6667" calcext:value-type="float">
            <text:p>22789.6667</text:p>
          </table:table-cell>
          <table:table-cell table:number-columns-repeated="2"/>
          <table:table-cell office:value-type="float" office:value="23631.0741" calcext:value-type="float">
            <text:p>23631.0741</text:p>
          </table:table-cell>
          <table:table-cell table:formula="of:=[.B423]-[.E423]" office:value-type="float" office:value="-841.4074" calcext:value-type="float">
            <text:p>-841.4074</text:p>
          </table:table-cell>
          <table:table-cell/>
          <table:table-cell office:value-type="float" office:value="24200.3721" calcext:value-type="float">
            <text:p>24200.3721</text:p>
          </table:table-cell>
          <table:table-cell table:formula="of:=[.E423]-[.H423]" office:value-type="float" office:value="-569.297999999999" calcext:value-type="float">
            <text:p>-569.298</text:p>
          </table:table-cell>
          <table:table-cell/>
          <table:table-cell office:value-type="float" office:value="24663.0179" calcext:value-type="float">
            <text:p>24663.0179</text:p>
          </table:table-cell>
          <table:table-cell table:formula="of:=[.H423]-[.K423]" office:value-type="float" office:value="-462.645799999998" calcext:value-type="float">
            <text:p>-462.6458</text:p>
          </table:table-cell>
          <table:table-cell table:number-columns-repeated="4"/>
          <table:table-cell office:value-type="float" office:value="24663.0179" calcext:value-type="float">
            <text:p>24663.0179</text:p>
          </table:table-cell>
          <table:table-cell table:number-columns-repeated="11"/>
          <table:table-cell office:value-type="float" office:value="25820" calcext:value-type="float">
            <text:p>2582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14769H00M00S" calcext:value-type="time">
            <text:p>14769:00:00</text:p>
          </table:table-cell>
          <table:table-cell office:value-type="float" office:value="39426.7172" calcext:value-type="float">
            <text:p>39426.7172</text:p>
          </table:table-cell>
          <table:table-cell table:number-columns-repeated="2"/>
          <table:table-cell office:value-type="float" office:value="41403.3109" calcext:value-type="float">
            <text:p>41403.3109</text:p>
          </table:table-cell>
          <table:table-cell table:formula="of:=[.B424]-[.E424]" office:value-type="float" office:value="-1976.5937" calcext:value-type="float">
            <text:p>-1976.5937</text:p>
          </table:table-cell>
          <table:table-cell/>
          <table:table-cell office:value-type="float" office:value="42480.6178" calcext:value-type="float">
            <text:p>42480.6178</text:p>
          </table:table-cell>
          <table:table-cell table:formula="of:=[.E424]-[.H424]" office:value-type="float" office:value="-1077.3069" calcext:value-type="float">
            <text:p>-1077.3069</text:p>
          </table:table-cell>
          <table:table-cell/>
          <table:table-cell office:value-type="float" office:value="44471.8073" calcext:value-type="float">
            <text:p>44471.8073</text:p>
          </table:table-cell>
          <table:table-cell table:formula="of:=[.H424]-[.K424]" office:value-type="float" office:value="-1991.1895" calcext:value-type="float">
            <text:p>-1991.1895</text:p>
          </table:table-cell>
          <table:table-cell table:number-columns-repeated="4"/>
          <table:table-cell office:value-type="float" office:value="44475.4473" calcext:value-type="float">
            <text:p>44475.4473</text:p>
          </table:table-cell>
          <table:table-cell table:number-columns-repeated="11"/>
          <table:table-cell office:value-type="float" office:value="52378" calcext:value-type="float">
            <text:p>52378</text:p>
          </table:table-cell>
          <table:table-cell table:number-columns-repeated="995"/>
        </table:table-row>
        <table:table-row table:style-name="ro1">
          <table:table-cell table:style-name="ce2" office:value-type="time" office:time-value="PT21167H00M00S" calcext:value-type="time">
            <text:p>21167:00:00</text:p>
          </table:table-cell>
          <table:table-cell office:value-type="float" office:value="30931.3772" calcext:value-type="float">
            <text:p>30931.3772</text:p>
          </table:table-cell>
          <table:table-cell table:number-columns-repeated="2"/>
          <table:table-cell office:value-type="float" office:value="32501.1335" calcext:value-type="float">
            <text:p>32501.1335</text:p>
          </table:table-cell>
          <table:table-cell table:formula="of:=[.B425]-[.E425]" office:value-type="float" office:value="-1569.7563" calcext:value-type="float">
            <text:p>-1569.7563</text:p>
          </table:table-cell>
          <table:table-cell/>
          <table:table-cell office:value-type="float" office:value="32931.4396" calcext:value-type="float">
            <text:p>32931.4396</text:p>
          </table:table-cell>
          <table:table-cell table:formula="of:=[.E425]-[.H425]" office:value-type="float" office:value="-430.306099999998" calcext:value-type="float">
            <text:p>-430.3061</text:p>
          </table:table-cell>
          <table:table-cell/>
          <table:table-cell office:value-type="float" office:value="34252.9536" calcext:value-type="float">
            <text:p>34252.9536</text:p>
          </table:table-cell>
          <table:table-cell table:formula="of:=[.H425]-[.K425]" office:value-type="float" office:value="-1321.514" calcext:value-type="float">
            <text:p>-1321.514</text:p>
          </table:table-cell>
          <table:table-cell table:number-columns-repeated="4"/>
          <table:table-cell office:value-type="float" office:value="34260.8909" calcext:value-type="float">
            <text:p>34260.8909</text:p>
          </table:table-cell>
          <table:table-cell table:number-columns-repeated="11"/>
          <table:table-cell office:value-type="float" office:value="42581" calcext:value-type="float">
            <text:p>42581</text:p>
          </table:table-cell>
          <table:table-cell table:number-columns-repeated="995"/>
        </table:table-row>
        <table:table-row table:style-name="ro1">
          <table:table-cell table:style-name="ce2" office:value-type="time" office:time-value="PT31872H00M00S" calcext:value-type="time">
            <text:p>31872:00:00</text:p>
          </table:table-cell>
          <table:table-cell office:value-type="float" office:value="30751.4719" calcext:value-type="float">
            <text:p>30751.4719</text:p>
          </table:table-cell>
          <table:table-cell table:number-columns-repeated="2"/>
          <table:table-cell office:value-type="float" office:value="31654.7486" calcext:value-type="float">
            <text:p>31654.7486</text:p>
          </table:table-cell>
          <table:table-cell table:formula="of:=[.B426]-[.E426]" office:value-type="float" office:value="-903.276699999999" calcext:value-type="float">
            <text:p>-903.2767</text:p>
          </table:table-cell>
          <table:table-cell/>
          <table:table-cell office:value-type="float" office:value="32931.9372" calcext:value-type="float">
            <text:p>32931.9372</text:p>
          </table:table-cell>
          <table:table-cell table:formula="of:=[.E426]-[.H426]" office:value-type="float" office:value="-1277.1886" calcext:value-type="float">
            <text:p>-1277.1886</text:p>
          </table:table-cell>
          <table:table-cell/>
          <table:table-cell office:value-type="float" office:value="34052.5643" calcext:value-type="float">
            <text:p>34052.5643</text:p>
          </table:table-cell>
          <table:table-cell table:formula="of:=[.H426]-[.K426]" office:value-type="float" office:value="-1120.6271" calcext:value-type="float">
            <text:p>-1120.6271</text:p>
          </table:table-cell>
          <table:table-cell table:number-columns-repeated="4"/>
          <table:table-cell office:value-type="float" office:value="34052.5643" calcext:value-type="float">
            <text:p>34052.5643</text:p>
          </table:table-cell>
          <table:table-cell table:number-columns-repeated="11"/>
          <table:table-cell office:value-type="float" office:value="44158" calcext:value-type="float">
            <text:p>44158</text:p>
          </table:table-cell>
          <table:table-cell table:number-columns-repeated="995"/>
        </table:table-row>
        <table:table-row table:style-name="ro1">
          <table:table-cell table:style-name="ce2" office:value-type="time" office:time-value="PT13613H00M00S" calcext:value-type="time">
            <text:p>13613:00:00</text:p>
          </table:table-cell>
          <table:table-cell office:value-type="float" office:value="29483.9187" calcext:value-type="float">
            <text:p>29483.9187</text:p>
          </table:table-cell>
          <table:table-cell table:number-columns-repeated="2"/>
          <table:table-cell office:value-type="float" office:value="35119.5121" calcext:value-type="float">
            <text:p>35119.5121</text:p>
          </table:table-cell>
          <table:table-cell table:formula="of:=[.B427]-[.E427]" office:value-type="float" office:value="-5635.5934" calcext:value-type="float">
            <text:p>-5635.5934</text:p>
          </table:table-cell>
          <table:table-cell/>
          <table:table-cell office:value-type="float" office:value="32809.2309" calcext:value-type="float">
            <text:p>32809.2309</text:p>
          </table:table-cell>
          <table:table-cell table:formula="of:=[.E427]-[.H427]" office:value-type="float" office:value="2310.2812" calcext:value-type="float">
            <text:p>2310.2812</text:p>
          </table:table-cell>
          <table:table-cell/>
          <table:table-cell office:value-type="float" office:value="41426.8328" calcext:value-type="float">
            <text:p>41426.8328</text:p>
          </table:table-cell>
          <table:table-cell table:formula="of:=[.H427]-[.K427]" office:value-type="float" office:value="-8617.6019" calcext:value-type="float">
            <text:p>-8617.6019</text:p>
          </table:table-cell>
          <table:table-cell table:number-columns-repeated="4"/>
          <table:table-cell office:value-type="float" office:value="41426.8328" calcext:value-type="float">
            <text:p>41426.8328</text:p>
          </table:table-cell>
          <table:table-cell table:number-columns-repeated="11"/>
          <table:table-cell office:value-type="float" office:value="48689" calcext:value-type="float">
            <text:p>48689</text:p>
          </table:table-cell>
          <table:table-cell table:number-columns-repeated="995"/>
        </table:table-row>
        <table:table-row table:style-name="ro1">
          <table:table-cell table:style-name="ce2" office:value-type="time" office:time-value="PT8275H00M00S" calcext:value-type="time">
            <text:p>8275:00:00</text:p>
          </table:table-cell>
          <table:table-cell office:value-type="float" office:value="25227.3204" calcext:value-type="float">
            <text:p>25227.3204</text:p>
          </table:table-cell>
          <table:table-cell table:number-columns-repeated="2"/>
          <table:table-cell office:value-type="float" office:value="26189.9983" calcext:value-type="float">
            <text:p>26189.9983</text:p>
          </table:table-cell>
          <table:table-cell table:formula="of:=[.B428]-[.E428]" office:value-type="float" office:value="-962.677899999999" calcext:value-type="float">
            <text:p>-962.6779</text:p>
          </table:table-cell>
          <table:table-cell/>
          <table:table-cell office:value-type="float" office:value="26576.8265" calcext:value-type="float">
            <text:p>26576.8265</text:p>
          </table:table-cell>
          <table:table-cell table:formula="of:=[.E428]-[.H428]" office:value-type="float" office:value="-386.8282" calcext:value-type="float">
            <text:p>-386.8282</text:p>
          </table:table-cell>
          <table:table-cell/>
          <table:table-cell office:value-type="float" office:value="27647.8088" calcext:value-type="float">
            <text:p>27647.8088</text:p>
          </table:table-cell>
          <table:table-cell table:formula="of:=[.H428]-[.K428]" office:value-type="float" office:value="-1070.9823" calcext:value-type="float">
            <text:p>-1070.9823</text:p>
          </table:table-cell>
          <table:table-cell table:number-columns-repeated="4"/>
          <table:table-cell office:value-type="float" office:value="27647.8088" calcext:value-type="float">
            <text:p>27647.8088</text:p>
          </table:table-cell>
          <table:table-cell table:number-columns-repeated="11"/>
          <table:table-cell office:value-type="float" office:value="32494" calcext:value-type="float">
            <text:p>32494</text:p>
          </table:table-cell>
          <table:table-cell table:number-columns-repeated="995"/>
        </table:table-row>
        <table:table-row table:style-name="ro1">
          <table:table-cell table:style-name="ce2" office:value-type="time" office:time-value="PT62397H00M00S" calcext:value-type="time">
            <text:p>62397:00:00</text:p>
          </table:table-cell>
          <table:table-cell office:value-type="float" office:value="24015.0501" calcext:value-type="float">
            <text:p>24015.0501</text:p>
          </table:table-cell>
          <table:table-cell table:number-columns-repeated="2"/>
          <table:table-cell office:value-type="float" office:value="25515.92" calcext:value-type="float">
            <text:p>25515.92</text:p>
          </table:table-cell>
          <table:table-cell table:formula="of:=[.B429]-[.E429]" office:value-type="float" office:value="-1500.8699" calcext:value-type="float">
            <text:p>-1500.8699</text:p>
          </table:table-cell>
          <table:table-cell/>
          <table:table-cell office:value-type="float" office:value="25632.211" calcext:value-type="float">
            <text:p>25632.211</text:p>
          </table:table-cell>
          <table:table-cell table:formula="of:=[.E429]-[.H429]" office:value-type="float" office:value="-116.291000000001" calcext:value-type="float">
            <text:p>-116.291</text:p>
          </table:table-cell>
          <table:table-cell/>
          <table:table-cell office:value-type="float" office:value="27101.5959" calcext:value-type="float">
            <text:p>27101.5959</text:p>
          </table:table-cell>
          <table:table-cell table:formula="of:=[.H429]-[.K429]" office:value-type="float" office:value="-1469.3849" calcext:value-type="float">
            <text:p>-1469.3849</text:p>
          </table:table-cell>
          <table:table-cell table:number-columns-repeated="4"/>
          <table:table-cell office:value-type="float" office:value="27101.5959" calcext:value-type="float">
            <text:p>27101.5959</text:p>
          </table:table-cell>
          <table:table-cell table:number-columns-repeated="11"/>
          <table:table-cell office:value-type="float" office:value="34168" calcext:value-type="float">
            <text:p>34168</text:p>
          </table:table-cell>
          <table:table-cell table:number-columns-repeated="995"/>
        </table:table-row>
        <table:table-row table:style-name="ro1">
          <table:table-cell table:style-name="ce2" office:value-type="time" office:time-value="PT49711H00M00S" calcext:value-type="time">
            <text:p>49711:00:00</text:p>
          </table:table-cell>
          <table:table-cell office:value-type="float" office:value="34598.3054" calcext:value-type="float">
            <text:p>34598.3054</text:p>
          </table:table-cell>
          <table:table-cell table:number-columns-repeated="2"/>
          <table:table-cell office:value-type="float" office:value="34941.7963" calcext:value-type="float">
            <text:p>34941.7963</text:p>
          </table:table-cell>
          <table:table-cell table:formula="of:=[.B430]-[.E430]" office:value-type="float" office:value="-343.490900000004" calcext:value-type="float">
            <text:p>-343.4909</text:p>
          </table:table-cell>
          <table:table-cell/>
          <table:table-cell office:value-type="float" office:value="37336.3105" calcext:value-type="float">
            <text:p>37336.3105</text:p>
          </table:table-cell>
          <table:table-cell table:formula="of:=[.E430]-[.H430]" office:value-type="float" office:value="-2394.5142" calcext:value-type="float">
            <text:p>-2394.5142</text:p>
          </table:table-cell>
          <table:table-cell/>
          <table:table-cell office:value-type="float" office:value="37667.75" calcext:value-type="float">
            <text:p>37667.75</text:p>
          </table:table-cell>
          <table:table-cell table:formula="of:=[.H430]-[.K430]" office:value-type="float" office:value="-331.4395" calcext:value-type="float">
            <text:p>-331.4395</text:p>
          </table:table-cell>
          <table:table-cell table:number-columns-repeated="4"/>
          <table:table-cell office:value-type="float" office:value="37667.75" calcext:value-type="float">
            <text:p>37667.75</text:p>
          </table:table-cell>
          <table:table-cell table:number-columns-repeated="11"/>
          <table:table-cell office:value-type="float" office:value="44476" calcext:value-type="float">
            <text:p>44476</text:p>
          </table:table-cell>
          <table:table-cell table:number-columns-repeated="995"/>
        </table:table-row>
        <table:table-row table:style-name="ro1">
          <table:table-cell table:style-name="ce2" office:value-type="time" office:time-value="PT19957H00M00S" calcext:value-type="time">
            <text:p>19957:00:00</text:p>
          </table:table-cell>
          <table:table-cell office:value-type="float" office:value="30915.1289" calcext:value-type="float">
            <text:p>30915.1289</text:p>
          </table:table-cell>
          <table:table-cell table:number-columns-repeated="2"/>
          <table:table-cell office:value-type="float" office:value="33657.4568" calcext:value-type="float">
            <text:p>33657.4568</text:p>
          </table:table-cell>
          <table:table-cell table:formula="of:=[.B431]-[.E431]" office:value-type="float" office:value="-2742.3279" calcext:value-type="float">
            <text:p>-2742.3279</text:p>
          </table:table-cell>
          <table:table-cell/>
          <table:table-cell office:value-type="float" office:value="32894.6903" calcext:value-type="float">
            <text:p>32894.6903</text:p>
          </table:table-cell>
          <table:table-cell table:formula="of:=[.E431]-[.H431]" office:value-type="float" office:value="762.766499999998" calcext:value-type="float">
            <text:p>762.7665</text:p>
          </table:table-cell>
          <table:table-cell/>
          <table:table-cell office:value-type="float" office:value="35736.0399" calcext:value-type="float">
            <text:p>35736.0399</text:p>
          </table:table-cell>
          <table:table-cell table:formula="of:=[.H431]-[.K431]" office:value-type="float" office:value="-2841.3496" calcext:value-type="float">
            <text:p>-2841.3496</text:p>
          </table:table-cell>
          <table:table-cell table:number-columns-repeated="4"/>
          <table:table-cell office:value-type="float" office:value="35748.5073" calcext:value-type="float">
            <text:p>35748.5073</text:p>
          </table:table-cell>
          <table:table-cell table:number-columns-repeated="11"/>
          <table:table-cell office:value-type="float" office:value="41209" calcext:value-type="float">
            <text:p>41209</text:p>
          </table:table-cell>
          <table:table-cell table:number-columns-repeated="995"/>
        </table:table-row>
        <table:table-row table:style-name="ro1">
          <table:table-cell table:style-name="ce2" office:value-type="time" office:time-value="PT23H00M00S" calcext:value-type="time">
            <text:p>23:00:00</text:p>
          </table:table-cell>
          <table:table-cell office:value-type="float" office:value="26085.8412" calcext:value-type="float">
            <text:p>26085.8412</text:p>
          </table:table-cell>
          <table:table-cell table:number-columns-repeated="2"/>
          <table:table-cell office:value-type="float" office:value="31539.5036" calcext:value-type="float">
            <text:p>31539.5036</text:p>
          </table:table-cell>
          <table:table-cell table:formula="of:=[.B432]-[.E432]" office:value-type="float" office:value="-5453.6624" calcext:value-type="float">
            <text:p>-5453.6624</text:p>
          </table:table-cell>
          <table:table-cell/>
          <table:table-cell office:value-type="float" office:value="28820.8644" calcext:value-type="float">
            <text:p>28820.8644</text:p>
          </table:table-cell>
          <table:table-cell table:formula="of:=[.E432]-[.H432]" office:value-type="float" office:value="2718.6392" calcext:value-type="float">
            <text:p>2718.6392</text:p>
          </table:table-cell>
          <table:table-cell/>
          <table:table-cell office:value-type="float" office:value="33533.628" calcext:value-type="float">
            <text:p>33533.628</text:p>
          </table:table-cell>
          <table:table-cell table:formula="of:=[.H432]-[.K432]" office:value-type="float" office:value="-4712.7636" calcext:value-type="float">
            <text:p>-4712.7636</text:p>
          </table:table-cell>
          <table:table-cell table:number-columns-repeated="4"/>
          <table:table-cell office:value-type="float" office:value="33548.5411" calcext:value-type="float">
            <text:p>33548.5411</text:p>
          </table:table-cell>
          <table:table-cell table:number-columns-repeated="11"/>
          <table:table-cell office:value-type="float" office:value="38877" calcext:value-type="float">
            <text:p>38877</text:p>
          </table:table-cell>
          <table:table-cell table:number-columns-repeated="995"/>
        </table:table-row>
        <table:table-row table:style-name="ro1">
          <table:table-cell table:style-name="ce2" office:value-type="time" office:time-value="PT64161H00M00S" calcext:value-type="time">
            <text:p>64161:00:00</text:p>
          </table:table-cell>
          <table:table-cell office:value-type="float" office:value="19386.3037" calcext:value-type="float">
            <text:p>19386.3037</text:p>
          </table:table-cell>
          <table:table-cell table:number-columns-repeated="2"/>
          <table:table-cell office:value-type="float" office:value="22042.025" calcext:value-type="float">
            <text:p>22042.025</text:p>
          </table:table-cell>
          <table:table-cell table:formula="of:=[.B433]-[.E433]" office:value-type="float" office:value="-2655.7213" calcext:value-type="float">
            <text:p>-2655.7213</text:p>
          </table:table-cell>
          <table:table-cell/>
          <table:table-cell office:value-type="float" office:value="20564.4456" calcext:value-type="float">
            <text:p>20564.4456</text:p>
          </table:table-cell>
          <table:table-cell table:formula="of:=[.E433]-[.H433]" office:value-type="float" office:value="1477.5794" calcext:value-type="float">
            <text:p>1477.5794</text:p>
          </table:table-cell>
          <table:table-cell/>
          <table:table-cell office:value-type="float" office:value="23166.6607" calcext:value-type="float">
            <text:p>23166.6607</text:p>
          </table:table-cell>
          <table:table-cell table:formula="of:=[.H433]-[.K433]" office:value-type="float" office:value="-2602.2151" calcext:value-type="float">
            <text:p>-2602.2151</text:p>
          </table:table-cell>
          <table:table-cell table:number-columns-repeated="4"/>
          <table:table-cell office:value-type="float" office:value="23166.6607" calcext:value-type="float">
            <text:p>23166.6607</text:p>
          </table:table-cell>
          <table:table-cell table:number-columns-repeated="11"/>
          <table:table-cell office:value-type="float" office:value="27874" calcext:value-type="float">
            <text:p>27874</text:p>
          </table:table-cell>
          <table:table-cell table:number-columns-repeated="995"/>
        </table:table-row>
        <table:table-row table:style-name="ro1">
          <table:table-cell table:style-name="ce2" office:value-type="time" office:time-value="PT13202H00M00S" calcext:value-type="time">
            <text:p>13202:00:00</text:p>
          </table:table-cell>
          <table:table-cell office:value-type="float" office:value="21205.4778" calcext:value-type="float">
            <text:p>21205.4778</text:p>
          </table:table-cell>
          <table:table-cell table:number-columns-repeated="2"/>
          <table:table-cell office:value-type="float" office:value="22517.4015" calcext:value-type="float">
            <text:p>22517.4015</text:p>
          </table:table-cell>
          <table:table-cell table:formula="of:=[.B434]-[.E434]" office:value-type="float" office:value="-1311.9237" calcext:value-type="float">
            <text:p>-1311.9237</text:p>
          </table:table-cell>
          <table:table-cell/>
          <table:table-cell office:value-type="float" office:value="22577.0375" calcext:value-type="float">
            <text:p>22577.0375</text:p>
          </table:table-cell>
          <table:table-cell table:formula="of:=[.E434]-[.H434]" office:value-type="float" office:value="-59.6359999999986" calcext:value-type="float">
            <text:p>-59.636</text:p>
          </table:table-cell>
          <table:table-cell/>
          <table:table-cell office:value-type="float" office:value="23741.9311" calcext:value-type="float">
            <text:p>23741.9311</text:p>
          </table:table-cell>
          <table:table-cell table:formula="of:=[.H434]-[.K434]" office:value-type="float" office:value="-1164.8936" calcext:value-type="float">
            <text:p>-1164.8936</text:p>
          </table:table-cell>
          <table:table-cell table:number-columns-repeated="4"/>
          <table:table-cell office:value-type="float" office:value="23742.1657" calcext:value-type="float">
            <text:p>23742.1657</text:p>
          </table:table-cell>
          <table:table-cell table:number-columns-repeated="11"/>
          <table:table-cell office:value-type="float" office:value="27412" calcext:value-type="float">
            <text:p>27412</text:p>
          </table:table-cell>
          <table:table-cell table:number-columns-repeated="995"/>
        </table:table-row>
        <table:table-row table:style-name="ro1">
          <table:table-cell table:style-name="ce2" office:value-type="time" office:time-value="PT29652H00M00S" calcext:value-type="time">
            <text:p>29652:00:00</text:p>
          </table:table-cell>
          <table:table-cell office:value-type="float" office:value="21919.2762" calcext:value-type="float">
            <text:p>21919.2762</text:p>
          </table:table-cell>
          <table:table-cell table:number-columns-repeated="2"/>
          <table:table-cell office:value-type="float" office:value="24376.5096" calcext:value-type="float">
            <text:p>24376.5096</text:p>
          </table:table-cell>
          <table:table-cell table:formula="of:=[.B435]-[.E435]" office:value-type="float" office:value="-2457.2334" calcext:value-type="float">
            <text:p>-2457.2334</text:p>
          </table:table-cell>
          <table:table-cell/>
          <table:table-cell office:value-type="float" office:value="23779.5255" calcext:value-type="float">
            <text:p>23779.5255</text:p>
          </table:table-cell>
          <table:table-cell table:formula="of:=[.E435]-[.H435]" office:value-type="float" office:value="596.984100000002" calcext:value-type="float">
            <text:p>596.9841</text:p>
          </table:table-cell>
          <table:table-cell/>
          <table:table-cell office:value-type="float" office:value="26555.4272" calcext:value-type="float">
            <text:p>26555.4272</text:p>
          </table:table-cell>
          <table:table-cell table:formula="of:=[.H435]-[.K435]" office:value-type="float" office:value="-2775.9017" calcext:value-type="float">
            <text:p>-2775.9017</text:p>
          </table:table-cell>
          <table:table-cell table:number-columns-repeated="4"/>
          <table:table-cell office:value-type="float" office:value="26555.4272" calcext:value-type="float">
            <text:p>26555.4272</text:p>
          </table:table-cell>
          <table:table-cell table:number-columns-repeated="11"/>
          <table:table-cell office:value-type="float" office:value="32762" calcext:value-type="float">
            <text:p>32762</text:p>
          </table:table-cell>
          <table:table-cell table:number-columns-repeated="995"/>
        </table:table-row>
        <table:table-row table:style-name="ro1">
          <table:table-cell table:style-name="ce2" office:value-type="time" office:time-value="PT2955H00M00S" calcext:value-type="time">
            <text:p>2955:00:00</text:p>
          </table:table-cell>
          <table:table-cell office:value-type="float" office:value="28844.8679" calcext:value-type="float">
            <text:p>28844.8679</text:p>
          </table:table-cell>
          <table:table-cell table:number-columns-repeated="2"/>
          <table:table-cell office:value-type="float" office:value="30297.2046" calcext:value-type="float">
            <text:p>30297.2046</text:p>
          </table:table-cell>
          <table:table-cell table:formula="of:=[.B436]-[.E436]" office:value-type="float" office:value="-1452.3367" calcext:value-type="float">
            <text:p>-1452.3367</text:p>
          </table:table-cell>
          <table:table-cell/>
          <table:table-cell office:value-type="float" office:value="31197.7403" calcext:value-type="float">
            <text:p>31197.7403</text:p>
          </table:table-cell>
          <table:table-cell table:formula="of:=[.E436]-[.H436]" office:value-type="float" office:value="-900.5357" calcext:value-type="float">
            <text:p>-900.5357</text:p>
          </table:table-cell>
          <table:table-cell/>
          <table:table-cell office:value-type="float" office:value="32148.5439" calcext:value-type="float">
            <text:p>32148.5439</text:p>
          </table:table-cell>
          <table:table-cell table:formula="of:=[.H436]-[.K436]" office:value-type="float" office:value="-950.803599999999" calcext:value-type="float">
            <text:p>-950.8036</text:p>
          </table:table-cell>
          <table:table-cell table:number-columns-repeated="4"/>
          <table:table-cell office:value-type="float" office:value="32150.0807" calcext:value-type="float">
            <text:p>32150.0807</text:p>
          </table:table-cell>
          <table:table-cell table:number-columns-repeated="11"/>
          <table:table-cell office:value-type="float" office:value="35524" calcext:value-type="float">
            <text:p>35524</text:p>
          </table:table-cell>
          <table:table-cell table:number-columns-repeated="995"/>
        </table:table-row>
        <table:table-row table:style-name="ro1">
          <table:table-cell table:style-name="ce2" office:value-type="time" office:time-value="PT54992H00M00S" calcext:value-type="time">
            <text:p>54992:00:00</text:p>
          </table:table-cell>
          <table:table-cell office:value-type="float" office:value="20914.1796" calcext:value-type="float">
            <text:p>20914.1796</text:p>
          </table:table-cell>
          <table:table-cell table:number-columns-repeated="2"/>
          <table:table-cell office:value-type="float" office:value="21369.314" calcext:value-type="float">
            <text:p>21369.314</text:p>
          </table:table-cell>
          <table:table-cell table:formula="of:=[.B437]-[.E437]" office:value-type="float" office:value="-455.134399999999" calcext:value-type="float">
            <text:p>-455.1344</text:p>
          </table:table-cell>
          <table:table-cell/>
          <table:table-cell office:value-type="float" office:value="22036.7103" calcext:value-type="float">
            <text:p>22036.7103</text:p>
          </table:table-cell>
          <table:table-cell table:formula="of:=[.E437]-[.H437]" office:value-type="float" office:value="-667.3963" calcext:value-type="float">
            <text:p>-667.3963</text:p>
          </table:table-cell>
          <table:table-cell/>
          <table:table-cell office:value-type="float" office:value="22743.0967" calcext:value-type="float">
            <text:p>22743.0967</text:p>
          </table:table-cell>
          <table:table-cell table:formula="of:=[.H437]-[.K437]" office:value-type="float" office:value="-706.386399999999" calcext:value-type="float">
            <text:p>-706.3864</text:p>
          </table:table-cell>
          <table:table-cell table:number-columns-repeated="4"/>
          <table:table-cell office:value-type="float" office:value="22743.0967" calcext:value-type="float">
            <text:p>22743.0967</text:p>
          </table:table-cell>
          <table:table-cell table:number-columns-repeated="11"/>
          <table:table-cell office:value-type="float" office:value="31899" calcext:value-type="float">
            <text:p>31899</text:p>
          </table:table-cell>
          <table:table-cell table:number-columns-repeated="995"/>
        </table:table-row>
        <table:table-row table:style-name="ro1">
          <table:table-cell table:style-name="ce2" office:value-type="time" office:time-value="PT27280H00M00S" calcext:value-type="time">
            <text:p>27280:00:00</text:p>
          </table:table-cell>
          <table:table-cell office:value-type="float" office:value="28709.5819" calcext:value-type="float">
            <text:p>28709.5819</text:p>
          </table:table-cell>
          <table:table-cell table:number-columns-repeated="2"/>
          <table:table-cell office:value-type="float" office:value="31774.6984" calcext:value-type="float">
            <text:p>31774.6984</text:p>
          </table:table-cell>
          <table:table-cell table:formula="of:=[.B438]-[.E438]" office:value-type="float" office:value="-3065.1165" calcext:value-type="float">
            <text:p>-3065.1165</text:p>
          </table:table-cell>
          <table:table-cell/>
          <table:table-cell office:value-type="float" office:value="30963.3517" calcext:value-type="float">
            <text:p>30963.3517</text:p>
          </table:table-cell>
          <table:table-cell table:formula="of:=[.E438]-[.H438]" office:value-type="float" office:value="811.346700000002" calcext:value-type="float">
            <text:p>811.3467</text:p>
          </table:table-cell>
          <table:table-cell/>
          <table:table-cell office:value-type="float" office:value="33643.905" calcext:value-type="float">
            <text:p>33643.905</text:p>
          </table:table-cell>
          <table:table-cell table:formula="of:=[.H438]-[.K438]" office:value-type="float" office:value="-2680.5533" calcext:value-type="float">
            <text:p>-2680.5533</text:p>
          </table:table-cell>
          <table:table-cell table:number-columns-repeated="4"/>
          <table:table-cell office:value-type="float" office:value="33644.127" calcext:value-type="float">
            <text:p>33644.127</text:p>
          </table:table-cell>
          <table:table-cell table:number-columns-repeated="11"/>
          <table:table-cell office:value-type="float" office:value="45405" calcext:value-type="float">
            <text:p>45405</text:p>
          </table:table-cell>
          <table:table-cell table:number-columns-repeated="995"/>
        </table:table-row>
        <table:table-row table:style-name="ro1">
          <table:table-cell table:style-name="ce2" office:value-type="time" office:time-value="PT18394H00M00S" calcext:value-type="time">
            <text:p>18394:00:00</text:p>
          </table:table-cell>
          <table:table-cell office:value-type="float" office:value="24436.1464" calcext:value-type="float">
            <text:p>24436.1464</text:p>
          </table:table-cell>
          <table:table-cell table:number-columns-repeated="2"/>
          <table:table-cell office:value-type="float" office:value="25178.9889" calcext:value-type="float">
            <text:p>25178.9889</text:p>
          </table:table-cell>
          <table:table-cell table:formula="of:=[.B439]-[.E439]" office:value-type="float" office:value="-742.842499999999" calcext:value-type="float">
            <text:p>-742.8425</text:p>
          </table:table-cell>
          <table:table-cell/>
          <table:table-cell office:value-type="float" office:value="25264.9191" calcext:value-type="float">
            <text:p>25264.9191</text:p>
          </table:table-cell>
          <table:table-cell table:formula="of:=[.E439]-[.H439]" office:value-type="float" office:value="-85.9301999999989" calcext:value-type="float">
            <text:p>-85.9302</text:p>
          </table:table-cell>
          <table:table-cell/>
          <table:table-cell office:value-type="float" office:value="25978.125" calcext:value-type="float">
            <text:p>25978.125</text:p>
          </table:table-cell>
          <table:table-cell table:formula="of:=[.H439]-[.K439]" office:value-type="float" office:value="-713.205900000001" calcext:value-type="float">
            <text:p>-713.2059</text:p>
          </table:table-cell>
          <table:table-cell table:number-columns-repeated="4"/>
          <table:table-cell office:value-type="float" office:value="25981.8" calcext:value-type="float">
            <text:p>25981.8</text:p>
          </table:table-cell>
          <table:table-cell table:number-columns-repeated="11"/>
          <table:table-cell office:value-type="float" office:value="34847" calcext:value-type="float">
            <text:p>34847</text:p>
          </table:table-cell>
          <table:table-cell table:number-columns-repeated="995"/>
        </table:table-row>
        <table:table-row table:style-name="ro1">
          <table:table-cell table:style-name="ce2" office:value-type="time" office:time-value="PT11176H00M00S" calcext:value-type="time">
            <text:p>11176:00:00</text:p>
          </table:table-cell>
          <table:table-cell office:value-type="float" office:value="22904.2886" calcext:value-type="float">
            <text:p>22904.2886</text:p>
          </table:table-cell>
          <table:table-cell table:number-columns-repeated="2"/>
          <table:table-cell office:value-type="float" office:value="24688.7713" calcext:value-type="float">
            <text:p>24688.7713</text:p>
          </table:table-cell>
          <table:table-cell table:formula="of:=[.B440]-[.E440]" office:value-type="float" office:value="-1784.4827" calcext:value-type="float">
            <text:p>-1784.4827</text:p>
          </table:table-cell>
          <table:table-cell/>
          <table:table-cell office:value-type="float" office:value="25210.7206" calcext:value-type="float">
            <text:p>25210.7206</text:p>
          </table:table-cell>
          <table:table-cell table:formula="of:=[.E440]-[.H440]" office:value-type="float" office:value="-521.9493" calcext:value-type="float">
            <text:p>-521.9493</text:p>
          </table:table-cell>
          <table:table-cell/>
          <table:table-cell office:value-type="float" office:value="27167.8737" calcext:value-type="float">
            <text:p>27167.8737</text:p>
          </table:table-cell>
          <table:table-cell table:formula="of:=[.H440]-[.K440]" office:value-type="float" office:value="-1957.1531" calcext:value-type="float">
            <text:p>-1957.1531</text:p>
          </table:table-cell>
          <table:table-cell table:number-columns-repeated="4"/>
          <table:table-cell office:value-type="float" office:value="27175.4337" calcext:value-type="float">
            <text:p>27175.4337</text:p>
          </table:table-cell>
          <table:table-cell table:number-columns-repeated="11"/>
          <table:table-cell office:value-type="float" office:value="34775" calcext:value-type="float">
            <text:p>34775</text:p>
          </table:table-cell>
          <table:table-cell table:number-columns-repeated="995"/>
        </table:table-row>
        <table:table-row table:style-name="ro1">
          <table:table-cell table:style-name="ce2" office:value-type="time" office:time-value="PT3028H00M00S" calcext:value-type="time">
            <text:p>3028:00:00</text:p>
          </table:table-cell>
          <table:table-cell office:value-type="float" office:value="28162.0176" calcext:value-type="float">
            <text:p>28162.0176</text:p>
          </table:table-cell>
          <table:table-cell table:number-columns-repeated="2"/>
          <table:table-cell office:value-type="float" office:value="29300.7571" calcext:value-type="float">
            <text:p>29300.7571</text:p>
          </table:table-cell>
          <table:table-cell table:formula="of:=[.B441]-[.E441]" office:value-type="float" office:value="-1138.7395" calcext:value-type="float">
            <text:p>-1138.7395</text:p>
          </table:table-cell>
          <table:table-cell/>
          <table:table-cell office:value-type="float" office:value="29344.9063" calcext:value-type="float">
            <text:p>29344.9063</text:p>
          </table:table-cell>
          <table:table-cell table:formula="of:=[.E441]-[.H441]" office:value-type="float" office:value="-44.1491999999998" calcext:value-type="float">
            <text:p>-44.1492</text:p>
          </table:table-cell>
          <table:table-cell/>
          <table:table-cell office:value-type="float" office:value="30458.7947" calcext:value-type="float">
            <text:p>30458.7947</text:p>
          </table:table-cell>
          <table:table-cell table:formula="of:=[.H441]-[.K441]" office:value-type="float" office:value="-1113.8884" calcext:value-type="float">
            <text:p>-1113.8884</text:p>
          </table:table-cell>
          <table:table-cell table:number-columns-repeated="4"/>
          <table:table-cell office:value-type="float" office:value="30458.7947" calcext:value-type="float">
            <text:p>30458.7947</text:p>
          </table:table-cell>
          <table:table-cell table:number-columns-repeated="11"/>
          <table:table-cell office:value-type="float" office:value="38732" calcext:value-type="float">
            <text:p>38732</text:p>
          </table:table-cell>
          <table:table-cell table:number-columns-repeated="995"/>
        </table:table-row>
        <table:table-row table:style-name="ro1">
          <table:table-cell table:style-name="ce2" office:value-type="time" office:time-value="PT13186H00M00S" calcext:value-type="time">
            <text:p>13186:00:00</text:p>
          </table:table-cell>
          <table:table-cell office:value-type="float" office:value="27792.9183" calcext:value-type="float">
            <text:p>27792.9183</text:p>
          </table:table-cell>
          <table:table-cell table:number-columns-repeated="2"/>
          <table:table-cell office:value-type="float" office:value="31054.3019" calcext:value-type="float">
            <text:p>31054.3019</text:p>
          </table:table-cell>
          <table:table-cell table:formula="of:=[.B442]-[.E442]" office:value-type="float" office:value="-3261.3836" calcext:value-type="float">
            <text:p>-3261.3836</text:p>
          </table:table-cell>
          <table:table-cell/>
          <table:table-cell office:value-type="float" office:value="29900.5652" calcext:value-type="float">
            <text:p>29900.5652</text:p>
          </table:table-cell>
          <table:table-cell table:formula="of:=[.E442]-[.H442]" office:value-type="float" office:value="1153.7367" calcext:value-type="float">
            <text:p>1153.7367</text:p>
          </table:table-cell>
          <table:table-cell/>
          <table:table-cell office:value-type="float" office:value="32334.5469" calcext:value-type="float">
            <text:p>32334.5469</text:p>
          </table:table-cell>
          <table:table-cell table:formula="of:=[.H442]-[.K442]" office:value-type="float" office:value="-2433.9817" calcext:value-type="float">
            <text:p>-2433.9817</text:p>
          </table:table-cell>
          <table:table-cell table:number-columns-repeated="4"/>
          <table:table-cell office:value-type="float" office:value="32336.4167" calcext:value-type="float">
            <text:p>32336.4167</text:p>
          </table:table-cell>
          <table:table-cell table:number-columns-repeated="11"/>
          <table:table-cell office:value-type="float" office:value="40596" calcext:value-type="float">
            <text:p>40596</text:p>
          </table:table-cell>
          <table:table-cell table:number-columns-repeated="995"/>
        </table:table-row>
        <table:table-row table:style-name="ro1">
          <table:table-cell table:style-name="ce2" office:value-type="time" office:time-value="PT16836H00M00S" calcext:value-type="time">
            <text:p>16836:00:00</text:p>
          </table:table-cell>
          <table:table-cell office:value-type="float" office:value="25741.1073" calcext:value-type="float">
            <text:p>25741.1073</text:p>
          </table:table-cell>
          <table:table-cell table:number-columns-repeated="2"/>
          <table:table-cell office:value-type="float" office:value="27032.8789" calcext:value-type="float">
            <text:p>27032.8789</text:p>
          </table:table-cell>
          <table:table-cell table:formula="of:=[.B443]-[.E443]" office:value-type="float" office:value="-1291.7716" calcext:value-type="float">
            <text:p>-1291.7716</text:p>
          </table:table-cell>
          <table:table-cell/>
          <table:table-cell office:value-type="float" office:value="26882.9928" calcext:value-type="float">
            <text:p>26882.9928</text:p>
          </table:table-cell>
          <table:table-cell table:formula="of:=[.E443]-[.H443]" office:value-type="float" office:value="149.8861" calcext:value-type="float">
            <text:p>149.8861</text:p>
          </table:table-cell>
          <table:table-cell/>
          <table:table-cell office:value-type="float" office:value="28498.551" calcext:value-type="float">
            <text:p>28498.551</text:p>
          </table:table-cell>
          <table:table-cell table:formula="of:=[.H443]-[.K443]" office:value-type="float" office:value="-1615.5582" calcext:value-type="float">
            <text:p>-1615.5582</text:p>
          </table:table-cell>
          <table:table-cell table:number-columns-repeated="4"/>
          <table:table-cell office:value-type="float" office:value="28500.0482" calcext:value-type="float">
            <text:p>28500.0482</text:p>
          </table:table-cell>
          <table:table-cell table:number-columns-repeated="11"/>
          <table:table-cell office:value-type="float" office:value="39764" calcext:value-type="float">
            <text:p>39764</text:p>
          </table:table-cell>
          <table:table-cell table:number-columns-repeated="995"/>
        </table:table-row>
        <table:table-row table:style-name="ro1">
          <table:table-cell table:style-name="ce2" office:value-type="time" office:time-value="PT57680H00M00S" calcext:value-type="time">
            <text:p>57680:00:00</text:p>
          </table:table-cell>
          <table:table-cell office:value-type="float" office:value="19892.4673" calcext:value-type="float">
            <text:p>19892.4673</text:p>
          </table:table-cell>
          <table:table-cell table:number-columns-repeated="2"/>
          <table:table-cell office:value-type="float" office:value="21288.475" calcext:value-type="float">
            <text:p>21288.475</text:p>
          </table:table-cell>
          <table:table-cell table:formula="of:=[.B444]-[.E444]" office:value-type="float" office:value="-1396.0077" calcext:value-type="float">
            <text:p>-1396.0077</text:p>
          </table:table-cell>
          <table:table-cell/>
          <table:table-cell office:value-type="float" office:value="21554.6385" calcext:value-type="float">
            <text:p>21554.6385</text:p>
          </table:table-cell>
          <table:table-cell table:formula="of:=[.E444]-[.H444]" office:value-type="float" office:value="-266.163500000002" calcext:value-type="float">
            <text:p>-266.1635</text:p>
          </table:table-cell>
          <table:table-cell/>
          <table:table-cell office:value-type="float" office:value="22402.7292" calcext:value-type="float">
            <text:p>22402.7292</text:p>
          </table:table-cell>
          <table:table-cell table:formula="of:=[.H444]-[.K444]" office:value-type="float" office:value="-848.090700000001" calcext:value-type="float">
            <text:p>-848.0907</text:p>
          </table:table-cell>
          <table:table-cell table:number-columns-repeated="4"/>
          <table:table-cell office:value-type="float" office:value="22402.7292" calcext:value-type="float">
            <text:p>22402.7292</text:p>
          </table:table-cell>
          <table:table-cell table:number-columns-repeated="11"/>
          <table:table-cell office:value-type="float" office:value="28372" calcext:value-type="float">
            <text:p>28372</text:p>
          </table:table-cell>
          <table:table-cell table:number-columns-repeated="995"/>
        </table:table-row>
        <table:table-row table:style-name="ro1">
          <table:table-cell table:style-name="ce2" office:value-type="time" office:time-value="PT5753H00M00S" calcext:value-type="time">
            <text:p>5753:00:00</text:p>
          </table:table-cell>
          <table:table-cell office:value-type="float" office:value="28035.3513" calcext:value-type="float">
            <text:p>28035.3513</text:p>
          </table:table-cell>
          <table:table-cell table:number-columns-repeated="2"/>
          <table:table-cell office:value-type="float" office:value="30162.3364" calcext:value-type="float">
            <text:p>30162.3364</text:p>
          </table:table-cell>
          <table:table-cell table:formula="of:=[.B445]-[.E445]" office:value-type="float" office:value="-2126.9851" calcext:value-type="float">
            <text:p>-2126.9851</text:p>
          </table:table-cell>
          <table:table-cell/>
          <table:table-cell office:value-type="float" office:value="29473.1908" calcext:value-type="float">
            <text:p>29473.1908</text:p>
          </table:table-cell>
          <table:table-cell table:formula="of:=[.E445]-[.H445]" office:value-type="float" office:value="689.1456" calcext:value-type="float">
            <text:p>689.1456</text:p>
          </table:table-cell>
          <table:table-cell/>
          <table:table-cell office:value-type="float" office:value="31325.1547" calcext:value-type="float">
            <text:p>31325.1547</text:p>
          </table:table-cell>
          <table:table-cell table:formula="of:=[.H445]-[.K445]" office:value-type="float" office:value="-1851.9639" calcext:value-type="float">
            <text:p>-1851.9639</text:p>
          </table:table-cell>
          <table:table-cell table:number-columns-repeated="4"/>
          <table:table-cell office:value-type="float" office:value="31326.134" calcext:value-type="float">
            <text:p>31326.134</text:p>
          </table:table-cell>
          <table:table-cell table:number-columns-repeated="11"/>
          <table:table-cell office:value-type="float" office:value="41428" calcext:value-type="float">
            <text:p>41428</text:p>
          </table:table-cell>
          <table:table-cell table:number-columns-repeated="995"/>
        </table:table-row>
        <table:table-row table:style-name="ro1">
          <table:table-cell table:style-name="ce2" office:value-type="time" office:time-value="PT2462H00M00S" calcext:value-type="time">
            <text:p>2462:00:00</text:p>
          </table:table-cell>
          <table:table-cell office:value-type="float" office:value="27321.2317" calcext:value-type="float">
            <text:p>27321.2317</text:p>
          </table:table-cell>
          <table:table-cell table:number-columns-repeated="2"/>
          <table:table-cell office:value-type="float" office:value="29721.0905" calcext:value-type="float">
            <text:p>29721.0905</text:p>
          </table:table-cell>
          <table:table-cell table:formula="of:=[.B446]-[.E446]" office:value-type="float" office:value="-2399.8588" calcext:value-type="float">
            <text:p>-2399.8588</text:p>
          </table:table-cell>
          <table:table-cell/>
          <table:table-cell office:value-type="float" office:value="29610.7912" calcext:value-type="float">
            <text:p>29610.7912</text:p>
          </table:table-cell>
          <table:table-cell table:formula="of:=[.E446]-[.H446]" office:value-type="float" office:value="110.299299999999" calcext:value-type="float">
            <text:p>110.2993</text:p>
          </table:table-cell>
          <table:table-cell/>
          <table:table-cell office:value-type="float" office:value="32035.2575" calcext:value-type="float">
            <text:p>32035.2575</text:p>
          </table:table-cell>
          <table:table-cell table:formula="of:=[.H446]-[.K446]" office:value-type="float" office:value="-2424.4663" calcext:value-type="float">
            <text:p>-2424.4663</text:p>
          </table:table-cell>
          <table:table-cell table:number-columns-repeated="4"/>
          <table:table-cell office:value-type="float" office:value="32035.4256" calcext:value-type="float">
            <text:p>32035.4256</text:p>
          </table:table-cell>
          <table:table-cell table:number-columns-repeated="11"/>
          <table:table-cell office:value-type="float" office:value="37583" calcext:value-type="float">
            <text:p>37583</text:p>
          </table:table-cell>
          <table:table-cell table:number-columns-repeated="995"/>
        </table:table-row>
        <table:table-row table:style-name="ro1">
          <table:table-cell table:style-name="ce2" office:value-type="time" office:time-value="PT32830H00M00S" calcext:value-type="time">
            <text:p>32830:00:00</text:p>
          </table:table-cell>
          <table:table-cell office:value-type="float" office:value="22793.0815" calcext:value-type="float">
            <text:p>22793.0815</text:p>
          </table:table-cell>
          <table:table-cell table:number-columns-repeated="2"/>
          <table:table-cell office:value-type="float" office:value="24474.241" calcext:value-type="float">
            <text:p>24474.241</text:p>
          </table:table-cell>
          <table:table-cell table:formula="of:=[.B447]-[.E447]" office:value-type="float" office:value="-1681.1595" calcext:value-type="float">
            <text:p>-1681.1595</text:p>
          </table:table-cell>
          <table:table-cell/>
          <table:table-cell office:value-type="float" office:value="23986.25" calcext:value-type="float">
            <text:p>23986.25</text:p>
          </table:table-cell>
          <table:table-cell table:formula="of:=[.E447]-[.H447]" office:value-type="float" office:value="487.991000000002" calcext:value-type="float">
            <text:p>487.991</text:p>
          </table:table-cell>
          <table:table-cell/>
          <table:table-cell office:value-type="float" office:value="25930.2673" calcext:value-type="float">
            <text:p>25930.2673</text:p>
          </table:table-cell>
          <table:table-cell table:formula="of:=[.H447]-[.K447]" office:value-type="float" office:value="-1944.0173" calcext:value-type="float">
            <text:p>-1944.0173</text:p>
          </table:table-cell>
          <table:table-cell table:number-columns-repeated="4"/>
          <table:table-cell office:value-type="float" office:value="25935.9694" calcext:value-type="float">
            <text:p>25935.9694</text:p>
          </table:table-cell>
          <table:table-cell table:number-columns-repeated="11"/>
          <table:table-cell office:value-type="float" office:value="27746" calcext:value-type="float">
            <text:p>27746</text:p>
          </table:table-cell>
          <table:table-cell table:number-columns-repeated="995"/>
        </table:table-row>
        <table:table-row table:style-name="ro1">
          <table:table-cell table:style-name="ce2" office:value-type="time" office:time-value="PT38343H00M00S" calcext:value-type="time">
            <text:p>38343:00:00</text:p>
          </table:table-cell>
          <table:table-cell office:value-type="float" office:value="24090.8172" calcext:value-type="float">
            <text:p>24090.8172</text:p>
          </table:table-cell>
          <table:table-cell table:number-columns-repeated="2"/>
          <table:table-cell office:value-type="float" office:value="25137.0593" calcext:value-type="float">
            <text:p>25137.0593</text:p>
          </table:table-cell>
          <table:table-cell table:formula="of:=[.B448]-[.E448]" office:value-type="float" office:value="-1046.2421" calcext:value-type="float">
            <text:p>-1046.2421</text:p>
          </table:table-cell>
          <table:table-cell/>
          <table:table-cell office:value-type="float" office:value="25207.6734" calcext:value-type="float">
            <text:p>25207.6734</text:p>
          </table:table-cell>
          <table:table-cell table:formula="of:=[.E448]-[.H448]" office:value-type="float" office:value="-70.6140999999989" calcext:value-type="float">
            <text:p>-70.6141</text:p>
          </table:table-cell>
          <table:table-cell/>
          <table:table-cell office:value-type="float" office:value="26160.5347" calcext:value-type="float">
            <text:p>26160.5347</text:p>
          </table:table-cell>
          <table:table-cell table:formula="of:=[.H448]-[.K448]" office:value-type="float" office:value="-952.861300000001" calcext:value-type="float">
            <text:p>-952.8613</text:p>
          </table:table-cell>
          <table:table-cell table:number-columns-repeated="4"/>
          <table:table-cell office:value-type="float" office:value="26160.816" calcext:value-type="float">
            <text:p>26160.816</text:p>
          </table:table-cell>
          <table:table-cell table:number-columns-repeated="11"/>
          <table:table-cell office:value-type="float" office:value="29917" calcext:value-type="float">
            <text:p>29917</text:p>
          </table:table-cell>
          <table:table-cell table:number-columns-repeated="995"/>
        </table:table-row>
        <table:table-row table:style-name="ro1">
          <table:table-cell table:style-name="ce2" office:value-type="time" office:time-value="PT36612H00M00S" calcext:value-type="time">
            <text:p>36612:00:00</text:p>
          </table:table-cell>
          <table:table-cell office:value-type="float" office:value="25401.6398" calcext:value-type="float">
            <text:p>25401.6398</text:p>
          </table:table-cell>
          <table:table-cell table:number-columns-repeated="2"/>
          <table:table-cell office:value-type="float" office:value="27153.4761" calcext:value-type="float">
            <text:p>27153.4761</text:p>
          </table:table-cell>
          <table:table-cell table:formula="of:=[.B449]-[.E449]" office:value-type="float" office:value="-1751.8363" calcext:value-type="float">
            <text:p>-1751.8363</text:p>
          </table:table-cell>
          <table:table-cell/>
          <table:table-cell office:value-type="float" office:value="26831.9869" calcext:value-type="float">
            <text:p>26831.9869</text:p>
          </table:table-cell>
          <table:table-cell table:formula="of:=[.E449]-[.H449]" office:value-type="float" office:value="321.4892" calcext:value-type="float">
            <text:p>321.4892</text:p>
          </table:table-cell>
          <table:table-cell/>
          <table:table-cell office:value-type="float" office:value="28390.4051" calcext:value-type="float">
            <text:p>28390.4051</text:p>
          </table:table-cell>
          <table:table-cell table:formula="of:=[.H449]-[.K449]" office:value-type="float" office:value="-1558.4182" calcext:value-type="float">
            <text:p>-1558.4182</text:p>
          </table:table-cell>
          <table:table-cell table:number-columns-repeated="4"/>
          <table:table-cell office:value-type="float" office:value="28391.942" calcext:value-type="float">
            <text:p>28391.942</text:p>
          </table:table-cell>
          <table:table-cell table:number-columns-repeated="11"/>
          <table:table-cell office:value-type="float" office:value="32621" calcext:value-type="float">
            <text:p>32621</text:p>
          </table:table-cell>
          <table:table-cell table:number-columns-repeated="995"/>
        </table:table-row>
        <table:table-row table:style-name="ro1">
          <table:table-cell table:style-name="ce2" office:value-type="time" office:time-value="PT11168H00M00S" calcext:value-type="time">
            <text:p>11168:00:00</text:p>
          </table:table-cell>
          <table:table-cell office:value-type="float" office:value="31646.4115" calcext:value-type="float">
            <text:p>31646.4115</text:p>
          </table:table-cell>
          <table:table-cell table:number-columns-repeated="2"/>
          <table:table-cell office:value-type="float" office:value="32299.5256" calcext:value-type="float">
            <text:p>32299.5256</text:p>
          </table:table-cell>
          <table:table-cell table:formula="of:=[.B450]-[.E450]" office:value-type="float" office:value="-653.114100000003" calcext:value-type="float">
            <text:p>-653.1141</text:p>
          </table:table-cell>
          <table:table-cell/>
          <table:table-cell office:value-type="float" office:value="33503.1587" calcext:value-type="float">
            <text:p>33503.1587</text:p>
          </table:table-cell>
          <table:table-cell table:formula="of:=[.E450]-[.H450]" office:value-type="float" office:value="-1203.6331" calcext:value-type="float">
            <text:p>-1203.6331</text:p>
          </table:table-cell>
          <table:table-cell/>
          <table:table-cell office:value-type="float" office:value="34005.7411" calcext:value-type="float">
            <text:p>34005.7411</text:p>
          </table:table-cell>
          <table:table-cell table:formula="of:=[.H450]-[.K450]" office:value-type="float" office:value="-502.582399999999" calcext:value-type="float">
            <text:p>-502.5824</text:p>
          </table:table-cell>
          <table:table-cell table:number-columns-repeated="4"/>
          <table:table-cell office:value-type="float" office:value="34005.8478" calcext:value-type="float">
            <text:p>34005.8478</text:p>
          </table:table-cell>
          <table:table-cell table:number-columns-repeated="11"/>
          <table:table-cell office:value-type="float" office:value="46904" calcext:value-type="float">
            <text:p>46904</text:p>
          </table:table-cell>
          <table:table-cell table:number-columns-repeated="995"/>
        </table:table-row>
        <table:table-row table:style-name="ro1">
          <table:table-cell table:style-name="ce2" office:value-type="time" office:time-value="PT39923H00M00S" calcext:value-type="time">
            <text:p>39923:00:00</text:p>
          </table:table-cell>
          <table:table-cell office:value-type="float" office:value="20710.0657" calcext:value-type="float">
            <text:p>20710.0657</text:p>
          </table:table-cell>
          <table:table-cell table:number-columns-repeated="2"/>
          <table:table-cell office:value-type="float" office:value="21918.9879" calcext:value-type="float">
            <text:p>21918.9879</text:p>
          </table:table-cell>
          <table:table-cell table:formula="of:=[.B451]-[.E451]" office:value-type="float" office:value="-1208.9222" calcext:value-type="float">
            <text:p>-1208.9222</text:p>
          </table:table-cell>
          <table:table-cell/>
          <table:table-cell office:value-type="float" office:value="21691.7971" calcext:value-type="float">
            <text:p>21691.7971</text:p>
          </table:table-cell>
          <table:table-cell table:formula="of:=[.E451]-[.H451]" office:value-type="float" office:value="227.1908" calcext:value-type="float">
            <text:p>227.1908</text:p>
          </table:table-cell>
          <table:table-cell/>
          <table:table-cell office:value-type="float" office:value="22626.5811" calcext:value-type="float">
            <text:p>22626.5811</text:p>
          </table:table-cell>
          <table:table-cell table:formula="of:=[.H451]-[.K451]" office:value-type="float" office:value="-934.784" calcext:value-type="float">
            <text:p>-934.784</text:p>
          </table:table-cell>
          <table:table-cell table:number-columns-repeated="4"/>
          <table:table-cell office:value-type="float" office:value="22633.2013" calcext:value-type="float">
            <text:p>22633.2013</text:p>
          </table:table-cell>
          <table:table-cell table:number-columns-repeated="11"/>
          <table:table-cell office:value-type="float" office:value="29330" calcext:value-type="float">
            <text:p>29330</text:p>
          </table:table-cell>
          <table:table-cell table:number-columns-repeated="995"/>
        </table:table-row>
        <table:table-row table:style-name="ro1" table:number-rows-repeated="10481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sic-id-time" table:style-name="ta1">
        <table:table-column table:style-name="co1" table:default-cell-style-name="Default"/>
        <table:table-column table:style-name="co1" table:default-cell-style-name="ce8"/>
        <table:table-column table:style-name="co1" table:number-columns-repeated="2" table:default-cell-style-name="Default"/>
        <table:table-column table:style-name="co1" table:default-cell-style-name="ce8"/>
        <table:table-column table:style-name="co1" table:number-columns-repeated="2" table:default-cell-style-name="Default"/>
        <table:table-column table:style-name="co1" table:default-cell-style-name="ce8"/>
        <table:table-column table:style-name="co1" table:number-columns-repeated="2" table:default-cell-style-name="Default"/>
        <table:table-column table:style-name="co1" table:default-cell-style-name="ce8"/>
        <table:table-column table:style-name="co1" table:number-columns-repeated="2" table:default-cell-style-name="Default"/>
        <table:table-column table:style-name="co1" table:default-cell-style-name="ce8"/>
        <table:table-column table:style-name="co1" table:number-columns-repeated="2" table:default-cell-style-name="Default"/>
        <table:table-column table:style-name="co1" table:default-cell-style-name="ce8"/>
        <table:table-column table:style-name="co1" table:number-columns-repeated="2" table:default-cell-style-name="Default"/>
        <table:table-column table:style-name="co1" table:default-cell-style-name="ce8"/>
        <table:table-column table:style-name="co1" table:number-columns-repeated="2" table:default-cell-style-name="Default"/>
        <table:table-column table:style-name="co1" table:default-cell-style-name="ce8"/>
        <table:table-column table:style-name="co1" table:number-columns-repeated="2" table:default-cell-style-name="Default"/>
        <table:table-column table:style-name="co1" table:default-cell-style-name="ce8"/>
        <table:table-column table:style-name="co1" table:number-columns-repeated="2" table:default-cell-style-name="Default"/>
        <table:table-column table:style-name="co1" table:default-cell-style-name="ce8"/>
        <table:table-column table:style-name="co1" table:number-columns-repeated="995" table:default-cell-style-name="Default"/>
        <table:table-row table:style-name="ro1">
          <table:table-cell table:style-name="ce1"/>
          <table:table-cell office:value-type="string" calcext:value-type="string">
            <text:p>SMT-X1</text:p>
          </table:table-cell>
          <table:table-cell table:style-name="ce6" table:number-columns-repeated="2"/>
          <table:table-cell office:value-type="string" calcext:value-type="string">
            <text:p>SMT-F1</text:p>
          </table:table-cell>
          <table:table-cell table:style-name="ce6" table:number-columns-repeated="2"/>
          <table:table-cell office:value-type="string" calcext:value-type="string">
            <text:p>SMT-X1-VI</text:p>
          </table:table-cell>
          <table:table-cell table:style-name="ce6" table:number-columns-repeated="2"/>
          <table:table-cell office:value-type="string" calcext:value-type="string">
            <text:p>SMT-F1-VI</text:p>
          </table:table-cell>
          <table:table-cell table:style-name="ce6" table:number-columns-repeated="2"/>
          <table:table-cell office:value-type="string" calcext:value-type="string">
            <text:p>SMT-X2</text:p>
          </table:table-cell>
          <table:table-cell table:style-name="ce6" table:number-columns-repeated="2"/>
          <table:table-cell office:value-type="string" calcext:value-type="string">
            <text:p>SMT-F2</text:p>
          </table:table-cell>
          <table:table-cell table:style-name="ce6" table:number-columns-repeated="2"/>
          <table:table-cell office:value-type="string" calcext:value-type="string">
            <text:p>SMT-X2-VI</text:p>
          </table:table-cell>
          <table:table-cell table:style-name="ce6" table:number-columns-repeated="2"/>
          <table:table-cell office:value-type="string" calcext:value-type="string">
            <text:p>SMT-F2-VI</text:p>
          </table:table-cell>
          <table:table-cell table:style-name="ce6" table:number-columns-repeated="2"/>
          <table:table-cell office:value-type="string" calcext:value-type="string">
            <text:p>SMT-X1-int</text:p>
          </table:table-cell>
          <table:table-cell table:style-name="ce6" table:number-columns-repeated="2"/>
          <table:table-cell office:value-type="string" calcext:value-type="string">
            <text:p>SMT-F1-int</text:p>
          </table:table-cell>
          <table:table-cell table:style-name="ce6" table:number-columns-repeated="995"/>
        </table:table-row>
        <table:table-row table:style-name="ro1">
          <table:table-cell table:style-name="ce2" office:value-type="time" office:time-value="PT20451H00M00S" calcext:value-type="time">
            <text:p>20451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20080H00M00S" calcext:value-type="time">
            <text:p>20080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6333H00M00S" calcext:value-type="time">
            <text:p>6333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32124H00M00S" calcext:value-type="time">
            <text:p>32124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23844H00M00S" calcext:value-type="time">
            <text:p>23844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21224H00M00S" calcext:value-type="time">
            <text:p>21224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22433H00M00S" calcext:value-type="time">
            <text:p>22433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16283H00M00S" calcext:value-type="time">
            <text:p>16283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8346H00M00S" calcext:value-type="time">
            <text:p>8346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30880H00M00S" calcext:value-type="time">
            <text:p>30880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3581H00M00S" calcext:value-type="time">
            <text:p>3581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34008H00M00S" calcext:value-type="time">
            <text:p>34008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42114H00M00S" calcext:value-type="time">
            <text:p>42114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7067H00M00S" calcext:value-type="time">
            <text:p>7067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24070H00M00S" calcext:value-type="time">
            <text:p>24070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4592H00M00S" calcext:value-type="time">
            <text:p>4592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32384H00M00S" calcext:value-type="time">
            <text:p>32384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8446H00M00S" calcext:value-type="time">
            <text:p>8446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11651H00M00S" calcext:value-type="time">
            <text:p>11651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13056H00M00S" calcext:value-type="time">
            <text:p>13056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36540H00M00S" calcext:value-type="time">
            <text:p>36540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29303H00M00S" calcext:value-type="time">
            <text:p>29303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23893H00M00S" calcext:value-type="time">
            <text:p>23893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42846H00M00S" calcext:value-type="time">
            <text:p>42846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63524H00M00S" calcext:value-type="time">
            <text:p>63524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61668H00M00S" calcext:value-type="time">
            <text:p>61668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46174H00M00S" calcext:value-type="time">
            <text:p>46174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22017H00M00S" calcext:value-type="time">
            <text:p>22017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10338H00M00S" calcext:value-type="time">
            <text:p>10338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64143H00M00S" calcext:value-type="time">
            <text:p>64143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5899H00M00S" calcext:value-type="time">
            <text:p>5899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2798H00M00S" calcext:value-type="time">
            <text:p>2798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3895H00M00S" calcext:value-type="time">
            <text:p>3895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7783H00M00S" calcext:value-type="time">
            <text:p>7783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29317H00M00S" calcext:value-type="time">
            <text:p>29317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13167H00M00S" calcext:value-type="time">
            <text:p>13167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58523H00M00S" calcext:value-type="time">
            <text:p>58523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31687H00M00S" calcext:value-type="time">
            <text:p>31687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1343H00M00S" calcext:value-type="time">
            <text:p>1343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65213H00M00S" calcext:value-type="time">
            <text:p>65213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27999H00M00S" calcext:value-type="time">
            <text:p>27999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16337H00M00S" calcext:value-type="time">
            <text:p>16337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63658H00M00S" calcext:value-type="time">
            <text:p>63658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25217H00M00S" calcext:value-type="time">
            <text:p>25217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557H00M00S" calcext:value-type="time">
            <text:p>557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18719H00M00S" calcext:value-type="time">
            <text:p>18719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29463H00M00S" calcext:value-type="time">
            <text:p>29463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25939H00M00S" calcext:value-type="time">
            <text:p>25939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15151H00M00S" calcext:value-type="time">
            <text:p>15151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5522H00M00S" calcext:value-type="time">
            <text:p>5522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39212H00M00S" calcext:value-type="time">
            <text:p>39212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27511H00M00S" calcext:value-type="time">
            <text:p>27511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2988H00M00S" calcext:value-type="time">
            <text:p>2988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46269H00M00S" calcext:value-type="time">
            <text:p>46269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34042H00M00S" calcext:value-type="time">
            <text:p>34042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23540H00M00S" calcext:value-type="time">
            <text:p>23540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31759H00M00S" calcext:value-type="time">
            <text:p>31759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7601H00M00S" calcext:value-type="time">
            <text:p>7601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10057H00M00S" calcext:value-type="time">
            <text:p>10057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44735H00M00S" calcext:value-type="time">
            <text:p>44735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2" office:value-type="time" office:time-value="PT59767H00M00S" calcext:value-type="time">
            <text:p>59767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29901H00M00S" calcext:value-type="time">
            <text:p>29901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30219H00M00S" calcext:value-type="time">
            <text:p>30219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42669H00M00S" calcext:value-type="time">
            <text:p>42669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24107H00M00S" calcext:value-type="time">
            <text:p>24107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29936H00M00S" calcext:value-type="time">
            <text:p>29936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2" office:value-type="time" office:time-value="PT34316H00M00S" calcext:value-type="time">
            <text:p>34316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54617H00M00S" calcext:value-type="time">
            <text:p>54617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27224H00M00S" calcext:value-type="time">
            <text:p>27224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21149H00M00S" calcext:value-type="time">
            <text:p>21149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27172H00M00S" calcext:value-type="time">
            <text:p>27172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40579H00M00S" calcext:value-type="time">
            <text:p>40579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64942H00M00S" calcext:value-type="time">
            <text:p>64942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29097H00M00S" calcext:value-type="time">
            <text:p>29097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6352H00M00S" calcext:value-type="time">
            <text:p>6352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11399H00M00S" calcext:value-type="time">
            <text:p>11399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17774H00M00S" calcext:value-type="time">
            <text:p>17774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34095H00M00S" calcext:value-type="time">
            <text:p>34095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26116H00M00S" calcext:value-type="time">
            <text:p>26116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47537H00M00S" calcext:value-type="time">
            <text:p>47537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26373H00M00S" calcext:value-type="time">
            <text:p>26373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2" office:value-type="time" office:time-value="PT6565H00M00S" calcext:value-type="time">
            <text:p>6565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43415H00M00S" calcext:value-type="time">
            <text:p>43415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38255H00M00S" calcext:value-type="time">
            <text:p>38255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12284H00M00S" calcext:value-type="time">
            <text:p>12284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34408H00M00S" calcext:value-type="time">
            <text:p>34408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18373H00M00S" calcext:value-type="time">
            <text:p>18373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21123H00M00S" calcext:value-type="time">
            <text:p>21123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27087H00M00S" calcext:value-type="time">
            <text:p>27087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2" office:value-type="time" office:time-value="PT25168H00M00S" calcext:value-type="time">
            <text:p>25168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970H00M00S" calcext:value-type="time">
            <text:p>970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27589H00M00S" calcext:value-type="time">
            <text:p>27589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4349H00M00S" calcext:value-type="time">
            <text:p>4349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17109H00M00S" calcext:value-type="time">
            <text:p>17109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6896H00M00S" calcext:value-type="time">
            <text:p>6896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51312H00M00S" calcext:value-type="time">
            <text:p>51312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37530H00M00S" calcext:value-type="time">
            <text:p>37530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2" office:value-type="time" office:time-value="PT28424H00M00S" calcext:value-type="time">
            <text:p>28424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34842H00M00S" calcext:value-type="time">
            <text:p>34842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51930H00M00S" calcext:value-type="time">
            <text:p>51930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25547H00M00S" calcext:value-type="time">
            <text:p>25547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7358H00M00S" calcext:value-type="time">
            <text:p>7358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26688H00M00S" calcext:value-type="time">
            <text:p>26688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814H00M00S" calcext:value-type="time">
            <text:p>814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38691H00M00S" calcext:value-type="time">
            <text:p>38691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8509H00M00S" calcext:value-type="time">
            <text:p>8509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20704H00M00S" calcext:value-type="time">
            <text:p>20704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style-name="ce2" office:value-type="time" office:time-value="PT10516H00M00S" calcext:value-type="time">
            <text:p>10516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style-name="ce2" office:value-type="time" office:time-value="PT6908H00M00S" calcext:value-type="time">
            <text:p>6908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8976H00M00S" calcext:value-type="time">
            <text:p>8976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14053H00M00S" calcext:value-type="time">
            <text:p>14053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2" office:value-type="time" office:time-value="PT15453H00M00S" calcext:value-type="time">
            <text:p>15453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23416H00M00S" calcext:value-type="time">
            <text:p>23416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style-name="ce2" office:value-type="time" office:time-value="PT6121H00M00S" calcext:value-type="time">
            <text:p>6121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23506H00M00S" calcext:value-type="time">
            <text:p>23506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style-name="ce2" office:value-type="time" office:time-value="PT593H00M00S" calcext:value-type="time">
            <text:p>593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21366H00M00S" calcext:value-type="time">
            <text:p>21366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style-name="ce2" office:value-type="time" office:time-value="PT31297H00M00S" calcext:value-type="time">
            <text:p>31297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57374H00M00S" calcext:value-type="time">
            <text:p>57374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style-name="ce2" office:value-type="time" office:time-value="PT19234H00M00S" calcext:value-type="time">
            <text:p>19234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23218H00M00S" calcext:value-type="time">
            <text:p>23218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30557H00M00S" calcext:value-type="time">
            <text:p>30557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1">
          <table:table-cell table:style-name="ce2" office:value-type="time" office:time-value="PT7086H00M00S" calcext:value-type="time">
            <text:p>7086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2" office:value-type="time" office:time-value="PT8916H00M00S" calcext:value-type="time">
            <text:p>8916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style-name="ce2" office:value-type="time" office:time-value="PT13521H00M00S" calcext:value-type="time">
            <text:p>13521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style-name="ce2" office:value-type="time" office:time-value="PT1611H00M00S" calcext:value-type="time">
            <text:p>1611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35075H00M00S" calcext:value-type="time">
            <text:p>35075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style-name="ce2" office:value-type="time" office:time-value="PT1367H00M00S" calcext:value-type="time">
            <text:p>1367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style-name="ce2" office:value-type="time" office:time-value="PT46780H00M00S" calcext:value-type="time">
            <text:p>46780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33686H00M00S" calcext:value-type="time">
            <text:p>33686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style-name="ce2" office:value-type="time" office:time-value="PT34400H00M00S" calcext:value-type="time">
            <text:p>34400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style-name="ce2" office:value-type="time" office:time-value="PT7761H00M00S" calcext:value-type="time">
            <text:p>7761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style-name="ce2" office:value-type="time" office:time-value="PT30137H00M00S" calcext:value-type="time">
            <text:p>30137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23193H00M00S" calcext:value-type="time">
            <text:p>23193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style-name="ce2" office:value-type="time" office:time-value="PT33497H00M00S" calcext:value-type="time">
            <text:p>33497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30939H00M00S" calcext:value-type="time">
            <text:p>30939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8201H00M00S" calcext:value-type="time">
            <text:p>8201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32696H00M00S" calcext:value-type="time">
            <text:p>32696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2" office:value-type="time" office:time-value="PT1740H00M00S" calcext:value-type="time">
            <text:p>1740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26375H00M00S" calcext:value-type="time">
            <text:p>26375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2" office:value-type="time" office:time-value="PT13586H00M00S" calcext:value-type="time">
            <text:p>13586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32986H00M00S" calcext:value-type="time">
            <text:p>32986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17569H00M00S" calcext:value-type="time">
            <text:p>17569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12807H00M00S" calcext:value-type="time">
            <text:p>12807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30915H00M00S" calcext:value-type="time">
            <text:p>30915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style-name="ce2" office:value-type="time" office:time-value="PT1959H00M00S" calcext:value-type="time">
            <text:p>1959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2" office:value-type="time" office:time-value="PT32026H00M00S" calcext:value-type="time">
            <text:p>32026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30277H00M00S" calcext:value-type="time">
            <text:p>30277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2" office:value-type="time" office:time-value="PT48189H00M00S" calcext:value-type="time">
            <text:p>48189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2" office:value-type="time" office:time-value="PT31544H00M00S" calcext:value-type="time">
            <text:p>31544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2" office:value-type="time" office:time-value="PT8275H00M00S" calcext:value-type="time">
            <text:p>8275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4283H00M00S" calcext:value-type="time">
            <text:p>4283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1">
          <table:table-cell table:style-name="ce2" office:value-type="time" office:time-value="PT14402H00M00S" calcext:value-type="time">
            <text:p>14402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995"/>
        </table:table-row>
        <table:table-row table:style-name="ro1">
          <table:table-cell table:style-name="ce2" office:value-type="time" office:time-value="PT37213H00M00S" calcext:value-type="time">
            <text:p>37213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style-name="ce2" office:value-type="time" office:time-value="PT64742H00M00S" calcext:value-type="time">
            <text:p>64742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1">
          <table:table-cell table:style-name="ce2" office:value-type="time" office:time-value="PT56266H00M00S" calcext:value-type="time">
            <text:p>56266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style-name="ce2" office:value-type="time" office:time-value="PT13276H00M00S" calcext:value-type="time">
            <text:p>13276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995"/>
        </table:table-row>
        <table:table-row table:style-name="ro1">
          <table:table-cell table:style-name="ce2" office:value-type="time" office:time-value="PT37700H00M00S" calcext:value-type="time">
            <text:p>37700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2" office:value-type="time" office:time-value="PT61811H00M00S" calcext:value-type="time">
            <text:p>61811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995"/>
        </table:table-row>
        <table:table-row table:style-name="ro1">
          <table:table-cell table:style-name="ce2" office:value-type="time" office:time-value="PT17033H00M00S" calcext:value-type="time">
            <text:p>17033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995"/>
        </table:table-row>
        <table:table-row table:style-name="ro1">
          <table:table-cell table:style-name="ce2" office:value-type="time" office:time-value="PT24541H00M00S" calcext:value-type="time">
            <text:p>24541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18153H00M00S" calcext:value-type="time">
            <text:p>18153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47452H00M00S" calcext:value-type="time">
            <text:p>47452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2" office:value-type="time" office:time-value="PT49220H00M00S" calcext:value-type="time">
            <text:p>49220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47273H00M00S" calcext:value-type="time">
            <text:p>47273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1">
          <table:table-cell table:style-name="ce2" office:value-type="time" office:time-value="PT9271H00M00S" calcext:value-type="time">
            <text:p>9271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64417H00M00S" calcext:value-type="time">
            <text:p>64417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style-name="ce2" office:value-type="time" office:time-value="PT19120H00M00S" calcext:value-type="time">
            <text:p>19120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style-name="ce2" office:value-type="time" office:time-value="PT27578H00M00S" calcext:value-type="time">
            <text:p>27578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2" office:value-type="time" office:time-value="PT52567H00M00S" calcext:value-type="time">
            <text:p>52567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8868H00M00S" calcext:value-type="time">
            <text:p>8868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1">
          <table:table-cell table:style-name="ce2" office:value-type="time" office:time-value="PT32245H00M00S" calcext:value-type="time">
            <text:p>32245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1">
          <table:table-cell table:style-name="ce2" office:value-type="time" office:time-value="PT23751H00M00S" calcext:value-type="time">
            <text:p>23751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style-name="ce2" office:value-type="time" office:time-value="PT29910H00M00S" calcext:value-type="time">
            <text:p>29910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1">
          <table:table-cell table:style-name="ce2" office:value-type="time" office:time-value="PT64416H00M00S" calcext:value-type="time">
            <text:p>64416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53875H00M00S" calcext:value-type="time">
            <text:p>53875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2" office:value-type="time" office:time-value="PT17564H00M00S" calcext:value-type="time">
            <text:p>17564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style-name="ce2" office:value-type="time" office:time-value="PT4288H00M00S" calcext:value-type="time">
            <text:p>4288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style-name="ce2" office:value-type="time" office:time-value="PT41589H00M00S" calcext:value-type="time">
            <text:p>41589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1">
          <table:table-cell table:style-name="ce2" office:value-type="time" office:time-value="PT5688H00M00S" calcext:value-type="time">
            <text:p>5688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style-name="ce2" office:value-type="time" office:time-value="PT51156H00M00S" calcext:value-type="time">
            <text:p>51156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style-name="ce2" office:value-type="time" office:time-value="PT21682H00M00S" calcext:value-type="time">
            <text:p>21682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1">
          <table:table-cell table:style-name="ce2" office:value-type="time" office:time-value="PT32438H00M00S" calcext:value-type="time">
            <text:p>32438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style-name="ce2" office:value-type="time" office:time-value="PT29950H00M00S" calcext:value-type="time">
            <text:p>29950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39424H00M00S" calcext:value-type="time">
            <text:p>39424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4693H00M00S" calcext:value-type="time">
            <text:p>4693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1">
          <table:table-cell table:style-name="ce2" office:value-type="time" office:time-value="PT33177H00M00S" calcext:value-type="time">
            <text:p>33177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995"/>
        </table:table-row>
        <table:table-row table:style-name="ro1">
          <table:table-cell table:style-name="ce2" office:value-type="time" office:time-value="PT44305H00M00S" calcext:value-type="time">
            <text:p>44305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style-name="ce2" office:value-type="time" office:time-value="PT16352H00M00S" calcext:value-type="time">
            <text:p>16352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2" office:value-type="time" office:time-value="PT32055H00M00S" calcext:value-type="time">
            <text:p>32055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style-name="ce2" office:value-type="time" office:time-value="PT9407H00M00S" calcext:value-type="time">
            <text:p>9407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1">
          <table:table-cell table:style-name="ce2" office:value-type="time" office:time-value="PT22688H00M00S" calcext:value-type="time">
            <text:p>22688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2" office:value-type="time" office:time-value="PT25532H00M00S" calcext:value-type="time">
            <text:p>25532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style-name="ce2" office:value-type="time" office:time-value="PT28921H00M00S" calcext:value-type="time">
            <text:p>28921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style-name="ce2" office:value-type="time" office:time-value="PT1626H00M00S" calcext:value-type="time">
            <text:p>1626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style-name="ce2" office:value-type="time" office:time-value="PT31430H00M00S" calcext:value-type="time">
            <text:p>31430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2" office:value-type="time" office:time-value="PT42220H00M00S" calcext:value-type="time">
            <text:p>42220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1307H00M00S" calcext:value-type="time">
            <text:p>1307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95"/>
        </table:table-row>
        <table:table-row table:style-name="ro1">
          <table:table-cell table:style-name="ce2" office:value-type="time" office:time-value="PT33957H00M00S" calcext:value-type="time">
            <text:p>33957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95"/>
        </table:table-row>
        <table:table-row table:style-name="ro1">
          <table:table-cell table:style-name="ce2" office:value-type="time" office:time-value="PT57946H00M00S" calcext:value-type="time">
            <text:p>57946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1">
          <table:table-cell table:style-name="ce2" office:value-type="time" office:time-value="PT40177H00M00S" calcext:value-type="time">
            <text:p>40177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29" calcext:value-type="float">
            <text:p>22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995"/>
        </table:table-row>
        <table:table-row table:style-name="ro1">
          <table:table-cell table:style-name="ce2" office:value-type="time" office:time-value="PT1450H00M00S" calcext:value-type="time">
            <text:p>1450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37821H00M00S" calcext:value-type="time">
            <text:p>37821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995"/>
        </table:table-row>
        <table:table-row table:style-name="ro1">
          <table:table-cell table:style-name="ce2" office:value-type="time" office:time-value="PT17271H00M00S" calcext:value-type="time">
            <text:p>17271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95"/>
        </table:table-row>
        <table:table-row table:style-name="ro1">
          <table:table-cell table:style-name="ce2" office:value-type="time" office:time-value="PT1577H00M00S" calcext:value-type="time">
            <text:p>1577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995"/>
        </table:table-row>
        <table:table-row table:style-name="ro1">
          <table:table-cell table:style-name="ce2" office:value-type="time" office:time-value="PT49908H00M00S" calcext:value-type="time">
            <text:p>49908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995"/>
        </table:table-row>
        <table:table-row table:style-name="ro1">
          <table:table-cell table:style-name="ce2" office:value-type="time" office:time-value="PT61032H00M00S" calcext:value-type="time">
            <text:p>61032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995"/>
        </table:table-row>
        <table:table-row table:style-name="ro1">
          <table:table-cell table:style-name="ce2" office:value-type="time" office:time-value="PT1010H00M00S" calcext:value-type="time">
            <text:p>1010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995"/>
        </table:table-row>
        <table:table-row table:style-name="ro1">
          <table:table-cell table:style-name="ce2" office:value-type="time" office:time-value="PT32794H00M00S" calcext:value-type="time">
            <text:p>32794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995"/>
        </table:table-row>
        <table:table-row table:style-name="ro1">
          <table:table-cell table:style-name="ce2" office:value-type="time" office:time-value="PT59741H00M00S" calcext:value-type="time">
            <text:p>59741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487" calcext:value-type="float">
            <text:p>48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1">
          <table:table-cell table:style-name="ce2" office:value-type="time" office:time-value="PT6006H00M00S" calcext:value-type="time">
            <text:p>6006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995"/>
        </table:table-row>
        <table:table-row table:style-name="ro1">
          <table:table-cell table:style-name="ce2" office:value-type="time" office:time-value="PT29128H00M00S" calcext:value-type="time">
            <text:p>29128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995"/>
        </table:table-row>
        <table:table-row table:style-name="ro1">
          <table:table-cell table:style-name="ce2" office:value-type="time" office:time-value="PT16307H00M00S" calcext:value-type="time">
            <text:p>16307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995"/>
        </table:table-row>
        <table:table-row table:style-name="ro1">
          <table:table-cell table:style-name="ce2" office:value-type="time" office:time-value="PT59737H00M00S" calcext:value-type="time">
            <text:p>59737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995"/>
        </table:table-row>
        <table:table-row table:style-name="ro1">
          <table:table-cell table:style-name="ce2" office:value-type="time" office:time-value="PT15875H00M00S" calcext:value-type="time">
            <text:p>15875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995"/>
        </table:table-row>
        <table:table-row table:style-name="ro1">
          <table:table-cell table:style-name="ce2" office:value-type="time" office:time-value="PT56168H00M00S" calcext:value-type="time">
            <text:p>56168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995"/>
        </table:table-row>
        <table:table-row table:style-name="ro1">
          <table:table-cell table:style-name="ce2" office:value-type="time" office:time-value="PT54112H00M00S" calcext:value-type="time">
            <text:p>54112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995"/>
        </table:table-row>
        <table:table-row table:style-name="ro1">
          <table:table-cell table:style-name="ce2" office:value-type="time" office:time-value="PT58216H00M00S" calcext:value-type="time">
            <text:p>58216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2" office:value-type="time" office:time-value="PT3324H00M00S" calcext:value-type="time">
            <text:p>3324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479" calcext:value-type="float">
            <text:p>47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1">
          <table:table-cell table:style-name="ce2" office:value-type="time" office:time-value="PT16270H00M00S" calcext:value-type="time">
            <text:p>16270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1">
          <table:table-cell table:style-name="ce2" office:value-type="time" office:time-value="PT32223H00M00S" calcext:value-type="time">
            <text:p>32223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995"/>
        </table:table-row>
        <table:table-row table:style-name="ro1">
          <table:table-cell table:style-name="ce2" office:value-type="time" office:time-value="PT50067H00M00S" calcext:value-type="time">
            <text:p>50067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486" calcext:value-type="float">
            <text:p>486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995"/>
        </table:table-row>
        <table:table-row table:style-name="ro1">
          <table:table-cell table:style-name="ce2" office:value-type="time" office:time-value="PT19197H00M00S" calcext:value-type="time">
            <text:p>19197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77" calcext:value-type="float">
            <text:p>177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995"/>
        </table:table-row>
        <table:table-row table:style-name="ro1">
          <table:table-cell table:style-name="ce2" office:value-type="time" office:time-value="PT64708H00M00S" calcext:value-type="time">
            <text:p>64708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390" calcext:value-type="float">
            <text:p>39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style-name="ce2" office:value-type="time" office:time-value="PT30875H00M00S" calcext:value-type="time">
            <text:p>30875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461" calcext:value-type="float">
            <text:p>46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995"/>
        </table:table-row>
        <table:table-row table:style-name="ro1">
          <table:table-cell table:style-name="ce2" office:value-type="time" office:time-value="PT38726H00M00S" calcext:value-type="time">
            <text:p>38726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995"/>
        </table:table-row>
        <table:table-row table:style-name="ro1">
          <table:table-cell table:style-name="ce2" office:value-type="time" office:time-value="PT14303H00M00S" calcext:value-type="time">
            <text:p>14303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46" calcext:value-type="float">
            <text:p>44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995"/>
        </table:table-row>
        <table:table-row table:style-name="ro1">
          <table:table-cell table:style-name="ce2" office:value-type="time" office:time-value="PT31635H00M00S" calcext:value-type="time">
            <text:p>31635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472" calcext:value-type="float">
            <text:p>47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995"/>
        </table:table-row>
        <table:table-row table:style-name="ro1">
          <table:table-cell table:style-name="ce2" office:value-type="time" office:time-value="PT56870H00M00S" calcext:value-type="time">
            <text:p>56870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995"/>
        </table:table-row>
        <table:table-row table:style-name="ro1">
          <table:table-cell table:style-name="ce2" office:value-type="time" office:time-value="PT2335H00M00S" calcext:value-type="time">
            <text:p>2335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177" calcext:value-type="float">
            <text:p>17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995"/>
        </table:table-row>
        <table:table-row table:style-name="ro1">
          <table:table-cell table:style-name="ce2" office:value-type="time" office:time-value="PT23216H00M00S" calcext:value-type="time">
            <text:p>23216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1">
          <table:table-cell table:style-name="ce2" office:value-type="time" office:time-value="PT3940H00M00S" calcext:value-type="time">
            <text:p>3940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1">
          <table:table-cell table:style-name="ce2" office:value-type="time" office:time-value="PT21898H00M00S" calcext:value-type="time">
            <text:p>21898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498" calcext:value-type="float">
            <text:p>498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995"/>
        </table:table-row>
        <table:table-row table:style-name="ro1">
          <table:table-cell table:style-name="ce2" office:value-type="time" office:time-value="PT56650H00M00S" calcext:value-type="time">
            <text:p>56650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29" calcext:value-type="float">
            <text:p>2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2" office:value-type="time" office:time-value="PT32285H00M00S" calcext:value-type="time">
            <text:p>32285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95"/>
        </table:table-row>
        <table:table-row table:style-name="ro1">
          <table:table-cell table:style-name="ce2" office:value-type="time" office:time-value="PT35519H00M00S" calcext:value-type="time">
            <text:p>35519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9773H00M00S" calcext:value-type="time">
            <text:p>9773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489" calcext:value-type="float">
            <text:p>489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995"/>
        </table:table-row>
        <table:table-row table:style-name="ro1">
          <table:table-cell table:style-name="ce2" office:value-type="time" office:time-value="PT8838H00M00S" calcext:value-type="time">
            <text:p>8838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34" calcext:value-type="float">
            <text:p>33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1">
          <table:table-cell table:style-name="ce2" office:value-type="time" office:time-value="PT2780H00M00S" calcext:value-type="time">
            <text:p>2780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183" calcext:value-type="float">
            <text:p>18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995"/>
        </table:table-row>
        <table:table-row table:style-name="ro1">
          <table:table-cell table:style-name="ce2" office:value-type="time" office:time-value="PT19533H00M00S" calcext:value-type="time">
            <text:p>19533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995"/>
        </table:table-row>
        <table:table-row table:style-name="ro1">
          <table:table-cell table:style-name="ce2" office:value-type="time" office:time-value="PT16009H00M00S" calcext:value-type="time">
            <text:p>16009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2" office:value-type="time" office:time-value="PT11492H00M00S" calcext:value-type="time">
            <text:p>11492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87" calcext:value-type="float">
            <text:p>18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style-name="ce2" office:value-type="time" office:time-value="PT22365H00M00S" calcext:value-type="time">
            <text:p>22365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style-name="ce2" office:value-type="time" office:time-value="PT17460H00M00S" calcext:value-type="time">
            <text:p>17460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431" calcext:value-type="float">
            <text:p>43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style-name="ce2" office:value-type="time" office:time-value="PT54139H00M00S" calcext:value-type="time">
            <text:p>54139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194" calcext:value-type="float">
            <text:p>19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17364H00M00S" calcext:value-type="time">
            <text:p>17364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65" calcext:value-type="float">
            <text:p>46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2" office:value-type="time" office:time-value="PT21581H00M00S" calcext:value-type="time">
            <text:p>21581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19086H00M00S" calcext:value-type="time">
            <text:p>19086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style-name="ce2" office:value-type="time" office:time-value="PT22768H00M00S" calcext:value-type="time">
            <text:p>22768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444" calcext:value-type="float">
            <text:p>44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33390H00M00S" calcext:value-type="time">
            <text:p>33390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86" calcext:value-type="float">
            <text:p>18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2" office:value-type="time" office:time-value="PT30652H00M00S" calcext:value-type="time">
            <text:p>30652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table:number-columns-repeated="2"/>
          <table:table-cell office:value-type="float" office:value="694" calcext:value-type="float">
            <text:p>69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995"/>
        </table:table-row>
        <table:table-row table:style-name="ro1">
          <table:table-cell table:style-name="ce2" office:value-type="time" office:time-value="PT16605H00M00S" calcext:value-type="time">
            <text:p>16605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635" calcext:value-type="float">
            <text:p>63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995"/>
        </table:table-row>
        <table:table-row table:style-name="ro1">
          <table:table-cell table:style-name="ce2" office:value-type="time" office:time-value="PT15374H00M00S" calcext:value-type="time">
            <text:p>15374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 table:number-columns-repeated="2"/>
          <table:table-cell office:value-type="float" office:value="1787" calcext:value-type="float">
            <text:p>1787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995"/>
        </table:table-row>
        <table:table-row table:style-name="ro1">
          <table:table-cell table:style-name="ce2" office:value-type="time" office:time-value="PT60767H00M00S" calcext:value-type="time">
            <text:p>60767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1965" calcext:value-type="float">
            <text:p>1965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995"/>
        </table:table-row>
        <table:table-row table:style-name="ro1">
          <table:table-cell table:style-name="ce2" office:value-type="time" office:time-value="PT27643H00M00S" calcext:value-type="time">
            <text:p>27643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560" calcext:value-type="float">
            <text:p>560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number-columns-repeated="995"/>
        </table:table-row>
        <table:table-row table:style-name="ro1">
          <table:table-cell table:style-name="ce2" office:value-type="time" office:time-value="PT971H00M00S" calcext:value-type="time">
            <text:p>971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995"/>
        </table:table-row>
        <table:table-row table:style-name="ro1">
          <table:table-cell table:style-name="ce2" office:value-type="time" office:time-value="PT14913H00M00S" calcext:value-type="time">
            <text:p>14913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1878" calcext:value-type="float">
            <text:p>1878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995"/>
        </table:table-row>
        <table:table-row table:style-name="ro1">
          <table:table-cell table:style-name="ce2" office:value-type="time" office:time-value="PT34531H00M00S" calcext:value-type="time">
            <text:p>34531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630" calcext:value-type="float">
            <text:p>63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995"/>
        </table:table-row>
        <table:table-row table:style-name="ro1">
          <table:table-cell table:style-name="ce2" office:value-type="time" office:time-value="PT33553H00M00S" calcext:value-type="time">
            <text:p>33553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572" calcext:value-type="float">
            <text:p>57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995"/>
        </table:table-row>
        <table:table-row table:style-name="ro1">
          <table:table-cell table:style-name="ce2" office:value-type="time" office:time-value="PT42188H00M00S" calcext:value-type="time">
            <text:p>42188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table:number-columns-repeated="2"/>
          <table:table-cell office:value-type="float" office:value="1801" calcext:value-type="float">
            <text:p>180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995"/>
        </table:table-row>
        <table:table-row table:style-name="ro1">
          <table:table-cell table:style-name="ce2" office:value-type="time" office:time-value="PT34074H00M00S" calcext:value-type="time">
            <text:p>34074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748" calcext:value-type="float">
            <text:p>74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style-name="ce2" office:value-type="time" office:time-value="PT10162H00M00S" calcext:value-type="time">
            <text:p>10162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566" calcext:value-type="float">
            <text:p>566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995"/>
        </table:table-row>
        <table:table-row table:style-name="ro1">
          <table:table-cell table:style-name="ce2" office:value-type="time" office:time-value="PT1972H00M00S" calcext:value-type="time">
            <text:p>1972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697" calcext:value-type="float">
            <text:p>6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4575H00M00S" calcext:value-type="time">
            <text:p>4575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333" calcext:value-type="float">
            <text:p>333</text:p>
          </table:table-cell>
          <table:table-cell table:number-columns-repeated="2"/>
          <table:table-cell office:value-type="float" office:value="1270" calcext:value-type="float">
            <text:p>127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1">
          <table:table-cell table:style-name="ce2" office:value-type="time" office:time-value="PT9770H00M00S" calcext:value-type="time">
            <text:p>9770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1949" calcext:value-type="float">
            <text:p>1949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995"/>
        </table:table-row>
        <table:table-row table:style-name="ro1">
          <table:table-cell table:style-name="ce2" office:value-type="time" office:time-value="PT6082H00M00S" calcext:value-type="time">
            <text:p>6082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961" calcext:value-type="float">
            <text:p>96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995"/>
        </table:table-row>
        <table:table-row table:style-name="ro1">
          <table:table-cell table:style-name="ce2" office:value-type="time" office:time-value="PT1892H00M00S" calcext:value-type="time">
            <text:p>1892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995"/>
        </table:table-row>
        <table:table-row table:style-name="ro1">
          <table:table-cell table:style-name="ce2" office:value-type="time" office:time-value="PT17606H00M00S" calcext:value-type="time">
            <text:p>17606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1340" calcext:value-type="float">
            <text:p>1340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995"/>
        </table:table-row>
        <table:table-row table:style-name="ro1">
          <table:table-cell table:style-name="ce2" office:value-type="time" office:time-value="PT15563H00M00S" calcext:value-type="time">
            <text:p>15563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610" calcext:value-type="float">
            <text:p>610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995"/>
        </table:table-row>
        <table:table-row table:style-name="ro1">
          <table:table-cell table:style-name="ce2" office:value-type="time" office:time-value="PT14418H00M00S" calcext:value-type="time">
            <text:p>14418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1449" calcext:value-type="float">
            <text:p>1449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995"/>
        </table:table-row>
        <table:table-row table:style-name="ro1">
          <table:table-cell table:style-name="ce2" office:value-type="time" office:time-value="PT12867H00M00S" calcext:value-type="time">
            <text:p>12867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table:number-columns-repeated="2"/>
          <table:table-cell office:value-type="float" office:value="2062" calcext:value-type="float">
            <text:p>206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995"/>
        </table:table-row>
        <table:table-row table:style-name="ro1">
          <table:table-cell table:style-name="ce2" office:value-type="time" office:time-value="PT28721H00M00S" calcext:value-type="time">
            <text:p>28721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579" calcext:value-type="float">
            <text:p>57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style-name="ce2" office:value-type="time" office:time-value="PT48503H00M00S" calcext:value-type="time">
            <text:p>48503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571" calcext:value-type="float">
            <text:p>57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995"/>
        </table:table-row>
        <table:table-row table:style-name="ro1">
          <table:table-cell table:style-name="ce2" office:value-type="time" office:time-value="PT28350H00M00S" calcext:value-type="time">
            <text:p>28350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2364" calcext:value-type="float">
            <text:p>2364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995"/>
        </table:table-row>
        <table:table-row table:style-name="ro1">
          <table:table-cell table:style-name="ce2" office:value-type="time" office:time-value="PT27337H00M00S" calcext:value-type="time">
            <text:p>27337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table:number-columns-repeated="2"/>
          <table:table-cell office:value-type="float" office:value="629" calcext:value-type="float">
            <text:p>62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995"/>
        </table:table-row>
        <table:table-row table:style-name="ro1">
          <table:table-cell table:style-name="ce2" office:value-type="time" office:time-value="PT9658H00M00S" calcext:value-type="time">
            <text:p>9658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1803" calcext:value-type="float">
            <text:p>180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995"/>
        </table:table-row>
        <table:table-row table:style-name="ro1">
          <table:table-cell table:style-name="ce2" office:value-type="time" office:time-value="PT24307H00M00S" calcext:value-type="time">
            <text:p>24307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449" calcext:value-type="float">
            <text:p>449</text:p>
          </table:table-cell>
          <table:table-cell table:number-columns-repeated="2"/>
          <table:table-cell office:value-type="float" office:value="603" calcext:value-type="float">
            <text:p>60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1885H00M00S" calcext:value-type="time">
            <text:p>1885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1952" calcext:value-type="float">
            <text:p>195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43075H00M00S" calcext:value-type="time">
            <text:p>43075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1552" calcext:value-type="float">
            <text:p>1552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6326H00M00S" calcext:value-type="time">
            <text:p>6326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777" calcext:value-type="float">
            <text:p>777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995"/>
        </table:table-row>
        <table:table-row table:style-name="ro1">
          <table:table-cell table:style-name="ce2" office:value-type="time" office:time-value="PT16734H00M00S" calcext:value-type="time">
            <text:p>16734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707" calcext:value-type="float">
            <text:p>707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995"/>
        </table:table-row>
        <table:table-row table:style-name="ro1">
          <table:table-cell table:style-name="ce2" office:value-type="time" office:time-value="PT17351H00M00S" calcext:value-type="time">
            <text:p>17351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330" calcext:value-type="float">
            <text:p>330</text:p>
          </table:table-cell>
          <table:table-cell table:number-columns-repeated="2"/>
          <table:table-cell office:value-type="float" office:value="1796" calcext:value-type="float">
            <text:p>179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995"/>
        </table:table-row>
        <table:table-row table:style-name="ro1">
          <table:table-cell table:style-name="ce2" office:value-type="time" office:time-value="PT22571H00M00S" calcext:value-type="time">
            <text:p>22571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table:number-columns-repeated="2"/>
          <table:table-cell office:value-type="float" office:value="2317" calcext:value-type="float">
            <text:p>2317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95"/>
        </table:table-row>
        <table:table-row table:style-name="ro1">
          <table:table-cell table:style-name="ce2" office:value-type="time" office:time-value="PT15734H00M00S" calcext:value-type="time">
            <text:p>15734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647" calcext:value-type="float">
            <text:p>647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995"/>
        </table:table-row>
        <table:table-row table:style-name="ro1">
          <table:table-cell table:style-name="ce2" office:value-type="time" office:time-value="PT30709H00M00S" calcext:value-type="time">
            <text:p>30709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table:number-columns-repeated="2"/>
          <table:table-cell office:value-type="float" office:value="2069" calcext:value-type="float">
            <text:p>206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995"/>
        </table:table-row>
        <table:table-row table:style-name="ro1">
          <table:table-cell table:style-name="ce2" office:value-type="time" office:time-value="PT64349H00M00S" calcext:value-type="time">
            <text:p>64349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table:number-columns-repeated="2"/>
          <table:table-cell office:value-type="float" office:value="597" calcext:value-type="float">
            <text:p>597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table:number-columns-repeated="995"/>
        </table:table-row>
        <table:table-row table:style-name="ro1">
          <table:table-cell table:style-name="ce2" office:value-type="time" office:time-value="PT32555H00M00S" calcext:value-type="time">
            <text:p>32555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table:number-columns-repeated="2"/>
          <table:table-cell office:value-type="float" office:value="3239" calcext:value-type="float">
            <text:p>3239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table:number-columns-repeated="995"/>
        </table:table-row>
        <table:table-row table:style-name="ro1">
          <table:table-cell table:style-name="ce2" office:value-type="time" office:time-value="PT25731H00M00S" calcext:value-type="time">
            <text:p>25731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624" calcext:value-type="float">
            <text:p>624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995"/>
        </table:table-row>
        <table:table-row table:style-name="ro1">
          <table:table-cell table:style-name="ce2" office:value-type="time" office:time-value="PT34010H00M00S" calcext:value-type="time">
            <text:p>34010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2"/>
          <table:table-cell office:value-type="float" office:value="1934" calcext:value-type="float">
            <text:p>1934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995"/>
        </table:table-row>
        <table:table-row table:style-name="ro1">
          <table:table-cell table:style-name="ce2" office:value-type="time" office:time-value="PT7064H00M00S" calcext:value-type="time">
            <text:p>7064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619" calcext:value-type="float">
            <text:p>619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995"/>
        </table:table-row>
        <table:table-row table:style-name="ro1">
          <table:table-cell table:style-name="ce2" office:value-type="time" office:time-value="PT53656H00M00S" calcext:value-type="time">
            <text:p>53656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3096" calcext:value-type="float">
            <text:p>3096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995"/>
        </table:table-row>
        <table:table-row table:style-name="ro1">
          <table:table-cell table:style-name="ce2" office:value-type="time" office:time-value="PT1020H00M00S" calcext:value-type="time">
            <text:p>1020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639" calcext:value-type="float">
            <text:p>639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995"/>
        </table:table-row>
        <table:table-row table:style-name="ro1">
          <table:table-cell table:style-name="ce2" office:value-type="time" office:time-value="PT10623H00M00S" calcext:value-type="time">
            <text:p>10623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609" calcext:value-type="float">
            <text:p>60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style-name="ce2" office:value-type="time" office:time-value="PT23648H00M00S" calcext:value-type="time">
            <text:p>23648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640" calcext:value-type="float">
            <text:p>64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995"/>
        </table:table-row>
        <table:table-row table:style-name="ro1">
          <table:table-cell table:style-name="ce2" office:value-type="time" office:time-value="PT26136H00M00S" calcext:value-type="time">
            <text:p>26136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995"/>
        </table:table-row>
        <table:table-row table:style-name="ro1">
          <table:table-cell table:style-name="ce2" office:value-type="time" office:time-value="PT31672H00M00S" calcext:value-type="time">
            <text:p>31672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840" calcext:value-type="float">
            <text:p>84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995"/>
        </table:table-row>
        <table:table-row table:style-name="ro1">
          <table:table-cell table:style-name="ce2" office:value-type="time" office:time-value="PT12964H00M00S" calcext:value-type="time">
            <text:p>12964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1921" calcext:value-type="float">
            <text:p>192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995"/>
        </table:table-row>
        <table:table-row table:style-name="ro1">
          <table:table-cell table:style-name="ce2" office:value-type="time" office:time-value="PT24182H00M00S" calcext:value-type="time">
            <text:p>24182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2" office:value-type="time" office:time-value="PT9875H00M00S" calcext:value-type="time">
            <text:p>9875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1952" calcext:value-type="float">
            <text:p>1952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995"/>
        </table:table-row>
        <table:table-row table:style-name="ro1">
          <table:table-cell table:style-name="ce2" office:value-type="time" office:time-value="PT55683H00M00S" calcext:value-type="time">
            <text:p>55683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3600" calcext:value-type="float">
            <text:p>3600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995"/>
        </table:table-row>
        <table:table-row table:style-name="ro1">
          <table:table-cell table:style-name="ce2" office:value-type="time" office:time-value="PT34894H00M00S" calcext:value-type="time">
            <text:p>34894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04" calcext:value-type="float">
            <text:p>30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374" calcext:value-type="float">
            <text:p>1374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995"/>
        </table:table-row>
        <table:table-row table:style-name="ro1">
          <table:table-cell table:style-name="ce2" office:value-type="time" office:time-value="PT8465H00M00S" calcext:value-type="time">
            <text:p>8465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table:number-columns-repeated="5"/>
          <table:table-cell office:value-type="float" office:value="115" calcext:value-type="float">
            <text:p>115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995"/>
        </table:table-row>
        <table:table-row table:style-name="ro1">
          <table:table-cell table:style-name="ce2" office:value-type="time" office:time-value="PT26614H00M00S" calcext:value-type="time">
            <text:p>26614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1428" calcext:value-type="float">
            <text:p>1428</text:p>
          </table:table-cell>
          <table:table-cell table:number-columns-repeated="5"/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995"/>
        </table:table-row>
        <table:table-row table:style-name="ro1">
          <table:table-cell table:style-name="ce2" office:value-type="time" office:time-value="PT25327H00M00S" calcext:value-type="time">
            <text:p>25327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8" calcext:value-type="float">
            <text:p>298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292" calcext:value-type="float">
            <text:p>292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995"/>
        </table:table-row>
        <table:table-row table:style-name="ro1">
          <table:table-cell table:style-name="ce2" office:value-type="time" office:time-value="PT27683H00M00S" calcext:value-type="time">
            <text:p>27683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8" calcext:value-type="float">
            <text:p>288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355" calcext:value-type="float">
            <text:p>355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995"/>
        </table:table-row>
        <table:table-row table:style-name="ro1">
          <table:table-cell table:style-name="ce2" office:value-type="time" office:time-value="PT50755H00M00S" calcext:value-type="time">
            <text:p>50755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30" calcext:value-type="float">
            <text:p>330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table:number-columns-repeated="5"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36950H00M00S" calcext:value-type="time">
            <text:p>36950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17" calcext:value-type="float">
            <text:p>317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589" calcext:value-type="float">
            <text:p>589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995"/>
        </table:table-row>
        <table:table-row table:style-name="ro1">
          <table:table-cell table:style-name="ce2" office:value-type="time" office:time-value="PT7700H00M00S" calcext:value-type="time">
            <text:p>7700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37" calcext:value-type="float">
            <text:p>437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1489" calcext:value-type="float">
            <text:p>1489</text:p>
          </table:table-cell>
          <table:table-cell table:number-columns-repeated="5"/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995"/>
        </table:table-row>
        <table:table-row table:style-name="ro1">
          <table:table-cell table:style-name="ce2" office:value-type="time" office:time-value="PT44220H00M00S" calcext:value-type="time">
            <text:p>44220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07" calcext:value-type="float">
            <text:p>407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1447" calcext:value-type="float">
            <text:p>1447</text:p>
          </table:table-cell>
          <table:table-cell table:number-columns-repeated="5"/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995"/>
        </table:table-row>
        <table:table-row table:style-name="ro1">
          <table:table-cell table:style-name="ce2" office:value-type="time" office:time-value="PT11459H00M00S" calcext:value-type="time">
            <text:p>11459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33" calcext:value-type="float">
            <text:p>333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634" calcext:value-type="float">
            <text:p>634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995"/>
        </table:table-row>
        <table:table-row table:style-name="ro1">
          <table:table-cell table:style-name="ce2" office:value-type="time" office:time-value="PT60291H00M00S" calcext:value-type="time">
            <text:p>60291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70" calcext:value-type="float">
            <text:p>370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1275" calcext:value-type="float">
            <text:p>1275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995"/>
        </table:table-row>
        <table:table-row table:style-name="ro1">
          <table:table-cell table:style-name="ce2" office:value-type="time" office:time-value="PT33688H00M00S" calcext:value-type="time">
            <text:p>33688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11" calcext:value-type="float">
            <text:p>411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1322" calcext:value-type="float">
            <text:p>1322</text:p>
          </table:table-cell>
          <table:table-cell table:number-columns-repeated="5"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995"/>
        </table:table-row>
        <table:table-row table:style-name="ro1">
          <table:table-cell table:style-name="ce2" office:value-type="time" office:time-value="PT43111H00M00S" calcext:value-type="time">
            <text:p>43111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39" calcext:value-type="float">
            <text:p>339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284" calcext:value-type="float">
            <text:p>284</text:p>
          </table:table-cell>
          <table:table-cell table:number-columns-repeated="5"/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25894H00M00S" calcext:value-type="time">
            <text:p>25894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11" calcext:value-type="float">
            <text:p>411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380" calcext:value-type="float">
            <text:p>1380</text:p>
          </table:table-cell>
          <table:table-cell table:number-columns-repeated="5"/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995"/>
        </table:table-row>
        <table:table-row table:style-name="ro1">
          <table:table-cell table:style-name="ce2" office:value-type="time" office:time-value="PT10725H00M00S" calcext:value-type="time">
            <text:p>10725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33" calcext:value-type="float">
            <text:p>433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530" calcext:value-type="float">
            <text:p>530</text:p>
          </table:table-cell>
          <table:table-cell table:number-columns-repeated="5"/>
          <table:table-cell office:value-type="float" office:value="201" calcext:value-type="float">
            <text:p>20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table:number-columns-repeated="995"/>
        </table:table-row>
        <table:table-row table:style-name="ro1">
          <table:table-cell table:style-name="ce2" office:value-type="time" office:time-value="PT44751H00M00S" calcext:value-type="time">
            <text:p>44751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04" calcext:value-type="float">
            <text:p>304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1332" calcext:value-type="float">
            <text:p>1332</text:p>
          </table:table-cell>
          <table:table-cell table:number-columns-repeated="5"/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995"/>
        </table:table-row>
        <table:table-row table:style-name="ro1">
          <table:table-cell table:style-name="ce2" office:value-type="time" office:time-value="PT7120H00M00S" calcext:value-type="time">
            <text:p>7120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60" calcext:value-type="float">
            <text:p>360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995"/>
        </table:table-row>
        <table:table-row table:style-name="ro1">
          <table:table-cell table:style-name="ce2" office:value-type="time" office:time-value="PT10884H00M00S" calcext:value-type="time">
            <text:p>10884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71" calcext:value-type="float">
            <text:p>371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290" calcext:value-type="float">
            <text:p>290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95"/>
        </table:table-row>
        <table:table-row table:style-name="ro1">
          <table:table-cell table:style-name="ce2" office:value-type="time" office:time-value="PT4304H00M00S" calcext:value-type="time">
            <text:p>4304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36" calcext:value-type="float">
            <text:p>436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table:number-columns-repeated="5"/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47312H00M00S" calcext:value-type="time">
            <text:p>47312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table:number-columns-repeated="5"/>
          <table:table-cell office:value-type="float" office:value="116" calcext:value-type="float">
            <text:p>116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number-columns-repeated="995"/>
        </table:table-row>
        <table:table-row table:style-name="ro1">
          <table:table-cell table:style-name="ce2" office:value-type="time" office:time-value="PT12492H00M00S" calcext:value-type="time">
            <text:p>12492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12" calcext:value-type="float">
            <text:p>312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371" calcext:value-type="float">
            <text:p>371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995"/>
        </table:table-row>
        <table:table-row table:style-name="ro1">
          <table:table-cell table:style-name="ce2" office:value-type="time" office:time-value="PT58509H00M00S" calcext:value-type="time">
            <text:p>58509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1" calcext:value-type="float">
            <text:p>301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26410H00M00S" calcext:value-type="time">
            <text:p>26410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96" calcext:value-type="float">
            <text:p>396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table:number-columns-repeated="5"/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table:number-columns-repeated="995"/>
        </table:table-row>
        <table:table-row table:style-name="ro1">
          <table:table-cell table:style-name="ce2" office:value-type="time" office:time-value="PT9419H00M00S" calcext:value-type="time">
            <text:p>9419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69" calcext:value-type="float">
            <text:p>369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309" calcext:value-type="float">
            <text:p>309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995"/>
        </table:table-row>
        <table:table-row table:style-name="ro1">
          <table:table-cell table:style-name="ce2" office:value-type="time" office:time-value="PT12667H00M00S" calcext:value-type="time">
            <text:p>12667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39" calcext:value-type="float">
            <text:p>339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3606" calcext:value-type="float">
            <text:p>3606</text:p>
          </table:table-cell>
          <table:table-cell table:number-columns-repeated="5"/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995"/>
        </table:table-row>
        <table:table-row table:style-name="ro1">
          <table:table-cell table:style-name="ce2" office:value-type="time" office:time-value="PT42264H00M00S" calcext:value-type="time">
            <text:p>42264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99" calcext:value-type="float">
            <text:p>399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1427" calcext:value-type="float">
            <text:p>1427</text:p>
          </table:table-cell>
          <table:table-cell table:number-columns-repeated="5"/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26571H00M00S" calcext:value-type="time">
            <text:p>26571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36" calcext:value-type="float">
            <text:p>336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395" calcext:value-type="float">
            <text:p>395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995"/>
        </table:table-row>
        <table:table-row table:style-name="ro1">
          <table:table-cell table:style-name="ce2" office:value-type="time" office:time-value="PT41842H00M00S" calcext:value-type="time">
            <text:p>41842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63" calcext:value-type="float">
            <text:p>36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435" calcext:value-type="float">
            <text:p>435</text:p>
          </table:table-cell>
          <table:table-cell table:number-columns-repeated="5"/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995"/>
        </table:table-row>
        <table:table-row table:style-name="ro1">
          <table:table-cell table:style-name="ce2" office:value-type="time" office:time-value="PT55775H00M00S" calcext:value-type="time">
            <text:p>55775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1242" calcext:value-type="float">
            <text:p>1242</text:p>
          </table:table-cell>
          <table:table-cell table:number-columns-repeated="5"/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995"/>
        </table:table-row>
        <table:table-row table:style-name="ro1">
          <table:table-cell table:style-name="ce2" office:value-type="time" office:time-value="PT50761H00M00S" calcext:value-type="time">
            <text:p>50761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426" calcext:value-type="float">
            <text:p>426</text:p>
          </table:table-cell>
          <table:table-cell table:number-columns-repeated="5"/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995"/>
        </table:table-row>
        <table:table-row table:style-name="ro1">
          <table:table-cell table:style-name="ce2" office:value-type="time" office:time-value="PT5214H00M00S" calcext:value-type="time">
            <text:p>5214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30" calcext:value-type="float">
            <text:p>43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759" calcext:value-type="float">
            <text:p>759</text:p>
          </table:table-cell>
          <table:table-cell table:number-columns-repeated="5"/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995"/>
        </table:table-row>
        <table:table-row table:style-name="ro1">
          <table:table-cell table:style-name="ce2" office:value-type="time" office:time-value="PT32215H00M00S" calcext:value-type="time">
            <text:p>32215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82" calcext:value-type="float">
            <text:p>482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323" calcext:value-type="float">
            <text:p>323</text:p>
          </table:table-cell>
          <table:table-cell table:number-columns-repeated="5"/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995"/>
        </table:table-row>
        <table:table-row table:style-name="ro1">
          <table:table-cell table:style-name="ce2" office:value-type="time" office:time-value="PT6506H00M00S" calcext:value-type="time">
            <text:p>6506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1611" calcext:value-type="float">
            <text:p>1611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995"/>
        </table:table-row>
        <table:table-row table:style-name="ro1">
          <table:table-cell table:style-name="ce2" office:value-type="time" office:time-value="PT25218H00M00S" calcext:value-type="time">
            <text:p>25218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99" calcext:value-type="float">
            <text:p>399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1758" calcext:value-type="float">
            <text:p>1758</text:p>
          </table:table-cell>
          <table:table-cell table:number-columns-repeated="5"/>
          <table:table-cell office:value-type="float" office:value="245" calcext:value-type="float">
            <text:p>245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table:number-columns-repeated="995"/>
        </table:table-row>
        <table:table-row table:style-name="ro1">
          <table:table-cell table:style-name="ce2" office:value-type="time" office:time-value="PT6905H00M00S" calcext:value-type="time">
            <text:p>6905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05" calcext:value-type="float">
            <text:p>405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1457" calcext:value-type="float">
            <text:p>1457</text:p>
          </table:table-cell>
          <table:table-cell table:number-columns-repeated="5"/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table:number-columns-repeated="995"/>
        </table:table-row>
        <table:table-row table:style-name="ro1">
          <table:table-cell table:style-name="ce2" office:value-type="time" office:time-value="PT22954H00M00S" calcext:value-type="time">
            <text:p>22954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92" calcext:value-type="float">
            <text:p>392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1557" calcext:value-type="float">
            <text:p>1557</text:p>
          </table:table-cell>
          <table:table-cell table:number-columns-repeated="5"/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table:number-columns-repeated="995"/>
        </table:table-row>
        <table:table-row table:style-name="ro1">
          <table:table-cell table:style-name="ce2" office:value-type="time" office:time-value="PT45471H00M00S" calcext:value-type="time">
            <text:p>45471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570" calcext:value-type="float">
            <text:p>570</text:p>
          </table:table-cell>
          <table:table-cell table:number-columns-repeated="5"/>
          <table:table-cell office:value-type="float" office:value="156" calcext:value-type="float">
            <text:p>156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table:number-columns-repeated="995"/>
        </table:table-row>
        <table:table-row table:style-name="ro1">
          <table:table-cell table:style-name="ce2" office:value-type="time" office:time-value="PT62883H00M00S" calcext:value-type="time">
            <text:p>62883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1584" calcext:value-type="float">
            <text:p>1584</text:p>
          </table:table-cell>
          <table:table-cell table:number-columns-repeated="5"/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number-columns-repeated="995"/>
        </table:table-row>
        <table:table-row table:style-name="ro1">
          <table:table-cell table:style-name="ce2" office:value-type="time" office:time-value="PT18884H00M00S" calcext:value-type="time">
            <text:p>18884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46" calcext:value-type="float">
            <text:p>446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637" calcext:value-type="float">
            <text:p>1637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995"/>
        </table:table-row>
        <table:table-row table:style-name="ro1">
          <table:table-cell table:style-name="ce2" office:value-type="time" office:time-value="PT13617H00M00S" calcext:value-type="time">
            <text:p>13617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73" calcext:value-type="float">
            <text:p>473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783" calcext:value-type="float">
            <text:p>783</text:p>
          </table:table-cell>
          <table:table-cell table:number-columns-repeated="5"/>
          <table:table-cell office:value-type="float" office:value="322" calcext:value-type="float">
            <text:p>322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table:number-columns-repeated="995"/>
        </table:table-row>
        <table:table-row table:style-name="ro1">
          <table:table-cell table:style-name="ce2" office:value-type="time" office:time-value="PT6446H00M00S" calcext:value-type="time">
            <text:p>6446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27" calcext:value-type="float">
            <text:p>427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1622" calcext:value-type="float">
            <text:p>1622</text:p>
          </table:table-cell>
          <table:table-cell table:number-columns-repeated="5"/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152" calcext:value-type="float">
            <text:p>152</text:p>
          </table:table-cell>
          <table:table-cell table:number-columns-repeated="995"/>
        </table:table-row>
        <table:table-row table:style-name="ro1">
          <table:table-cell table:style-name="ce2" office:value-type="time" office:time-value="PT47263H00M00S" calcext:value-type="time">
            <text:p>47263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75" calcext:value-type="float">
            <text:p>475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342" calcext:value-type="float">
            <text:p>342</text:p>
          </table:table-cell>
          <table:table-cell table:number-columns-repeated="5"/>
          <table:table-cell office:value-type="float" office:value="271" calcext:value-type="float">
            <text:p>271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 table:number-columns-repeated="995"/>
        </table:table-row>
        <table:table-row table:style-name="ro1">
          <table:table-cell table:style-name="ce2" office:value-type="time" office:time-value="PT1079H00M00S" calcext:value-type="time">
            <text:p>1079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1" calcext:value-type="float">
            <text:p>291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391" calcext:value-type="float">
            <text:p>39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style-name="ce2" office:value-type="time" office:time-value="PT62313H00M00S" calcext:value-type="time">
            <text:p>62313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58" calcext:value-type="float">
            <text:p>45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table:number-columns-repeated="5"/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number-columns-repeated="995"/>
        </table:table-row>
        <table:table-row table:style-name="ro1">
          <table:table-cell table:style-name="ce2" office:value-type="time" office:time-value="PT22150H00M00S" calcext:value-type="time">
            <text:p>22150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32" calcext:value-type="float">
            <text:p>332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1530" calcext:value-type="float">
            <text:p>1530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95"/>
        </table:table-row>
        <table:table-row table:style-name="ro1">
          <table:table-cell table:style-name="ce2" office:value-type="time" office:time-value="PT35531H00M00S" calcext:value-type="time">
            <text:p>35531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99" calcext:value-type="float">
            <text:p>399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356" calcext:value-type="float">
            <text:p>356</text:p>
          </table:table-cell>
          <table:table-cell table:number-columns-repeated="5"/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995"/>
        </table:table-row>
        <table:table-row table:style-name="ro1">
          <table:table-cell table:style-name="ce2" office:value-type="time" office:time-value="PT42817H00M00S" calcext:value-type="time">
            <text:p>42817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76" calcext:value-type="float">
            <text:p>476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804" calcext:value-type="float">
            <text:p>804</text:p>
          </table:table-cell>
          <table:table-cell table:number-columns-repeated="5"/>
          <table:table-cell office:value-type="float" office:value="162" calcext:value-type="float">
            <text:p>162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number-columns-repeated="995"/>
        </table:table-row>
        <table:table-row table:style-name="ro1">
          <table:table-cell table:style-name="ce2" office:value-type="time" office:time-value="PT8900H00M00S" calcext:value-type="time">
            <text:p>8900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51" calcext:value-type="float">
            <text:p>45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601" calcext:value-type="float">
            <text:p>601</text:p>
          </table:table-cell>
          <table:table-cell table:number-columns-repeated="5"/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number-columns-repeated="995"/>
        </table:table-row>
        <table:table-row table:style-name="ro1">
          <table:table-cell table:style-name="ce2" office:value-type="time" office:time-value="PT40869H00M00S" calcext:value-type="time">
            <text:p>40869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1721" calcext:value-type="float">
            <text:p>1721</text:p>
          </table:table-cell>
          <table:table-cell table:number-columns-repeated="5"/>
          <table:table-cell office:value-type="float" office:value="2816" calcext:value-type="float">
            <text:p>2816</text:p>
          </table:table-cell>
          <table:table-cell table:number-columns-repeated="2"/>
          <table:table-cell office:value-type="float" office:value="521" calcext:value-type="float">
            <text:p>521</text:p>
          </table:table-cell>
          <table:table-cell table:number-columns-repeated="995"/>
        </table:table-row>
        <table:table-row table:style-name="ro1">
          <table:table-cell table:style-name="ce2" office:value-type="time" office:time-value="PT6996H00M00S" calcext:value-type="time">
            <text:p>6996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12" calcext:value-type="float">
            <text:p>412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641" calcext:value-type="float">
            <text:p>641</text:p>
          </table:table-cell>
          <table:table-cell table:number-columns-repeated="5"/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number-columns-repeated="995"/>
        </table:table-row>
        <table:table-row table:style-name="ro1">
          <table:table-cell table:style-name="ce2" office:value-type="time" office:time-value="PT24469H00M00S" calcext:value-type="time">
            <text:p>24469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481" calcext:value-type="float">
            <text:p>1481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table:number-columns-repeated="8"/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number-columns-repeated="995"/>
        </table:table-row>
        <table:table-row table:style-name="ro1">
          <table:table-cell table:style-name="ce2" office:value-type="time" office:time-value="PT22850H00M00S" calcext:value-type="time">
            <text:p>22850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61" calcext:value-type="float">
            <text:p>861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table:number-columns-repeated="8"/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995"/>
        </table:table-row>
        <table:table-row table:style-name="ro1">
          <table:table-cell table:style-name="ce2" office:value-type="time" office:time-value="PT10700H00M00S" calcext:value-type="time">
            <text:p>10700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97" calcext:value-type="float">
            <text:p>1297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table:number-columns-repeated="8"/>
          <table:table-cell office:value-type="float" office:value="125" calcext:value-type="float">
            <text:p>125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table:number-columns-repeated="995"/>
        </table:table-row>
        <table:table-row table:style-name="ro1">
          <table:table-cell table:style-name="ce2" office:value-type="time" office:time-value="PT58501H00M00S" calcext:value-type="time">
            <text:p>58501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37" calcext:value-type="float">
            <text:p>1537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table:number-columns-repeated="8"/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995"/>
        </table:table-row>
        <table:table-row table:style-name="ro1">
          <table:table-cell table:style-name="ce2" office:value-type="time" office:time-value="PT35571H00M00S" calcext:value-type="time">
            <text:p>35571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398" calcext:value-type="float">
            <text:p>1398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table:number-columns-repeated="8"/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table:number-columns-repeated="995"/>
        </table:table-row>
        <table:table-row table:style-name="ro1">
          <table:table-cell table:style-name="ce2" office:value-type="time" office:time-value="PT27657H00M00S" calcext:value-type="time">
            <text:p>27657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84" calcext:value-type="float">
            <text:p>884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table:number-columns-repeated="8"/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62041H00M00S" calcext:value-type="time">
            <text:p>62041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144" calcext:value-type="float">
            <text:p>1144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table:number-columns-repeated="8"/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table:number-columns-repeated="995"/>
        </table:table-row>
        <table:table-row table:style-name="ro1">
          <table:table-cell table:style-name="ce2" office:value-type="time" office:time-value="PT6817H00M00S" calcext:value-type="time">
            <text:p>6817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73" calcext:value-type="float">
            <text:p>773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number-columns-repeated="995"/>
        </table:table-row>
        <table:table-row table:style-name="ro1">
          <table:table-cell table:style-name="ce2" office:value-type="time" office:time-value="PT26664H00M00S" calcext:value-type="time">
            <text:p>26664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321" calcext:value-type="float">
            <text:p>1321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table:number-columns-repeated="8"/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38367H00M00S" calcext:value-type="time">
            <text:p>38367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387" calcext:value-type="float">
            <text:p>1387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8"/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table:number-columns-repeated="995"/>
        </table:table-row>
        <table:table-row table:style-name="ro1">
          <table:table-cell table:style-name="ce2" office:value-type="time" office:time-value="PT42622H00M00S" calcext:value-type="time">
            <text:p>42622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336" calcext:value-type="float">
            <text:p>1336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table:number-columns-repeated="8"/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number-columns-repeated="995"/>
        </table:table-row>
        <table:table-row table:style-name="ro1">
          <table:table-cell table:style-name="ce2" office:value-type="time" office:time-value="PT58789H00M00S" calcext:value-type="time">
            <text:p>58789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43" calcext:value-type="float">
            <text:p>1543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table:number-columns-repeated="8"/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 table:number-columns-repeated="995"/>
        </table:table-row>
        <table:table-row table:style-name="ro1">
          <table:table-cell table:style-name="ce2" office:value-type="time" office:time-value="PT28684H00M00S" calcext:value-type="time">
            <text:p>28684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566" calcext:value-type="float">
            <text:p>1566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table:number-columns-repeated="8"/>
          <table:table-cell office:value-type="float" office:value="1358" calcext:value-type="float">
            <text:p>1358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table:number-columns-repeated="995"/>
        </table:table-row>
        <table:table-row table:style-name="ro1">
          <table:table-cell table:style-name="ce2" office:value-type="time" office:time-value="PT58651H00M00S" calcext:value-type="time">
            <text:p>58651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188" calcext:value-type="float">
            <text:p>1188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table:number-columns-repeated="8"/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number-columns-repeated="995"/>
        </table:table-row>
        <table:table-row table:style-name="ro1">
          <table:table-cell table:style-name="ce2" office:value-type="time" office:time-value="PT1661H00M00S" calcext:value-type="time">
            <text:p>1661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05" calcext:value-type="float">
            <text:p>1605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table:number-columns-repeated="8"/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27374H00M00S" calcext:value-type="time">
            <text:p>27374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408" calcext:value-type="float">
            <text:p>1408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table:number-columns-repeated="8"/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995"/>
        </table:table-row>
        <table:table-row table:style-name="ro1">
          <table:table-cell table:style-name="ce2" office:value-type="time" office:time-value="PT4780H00M00S" calcext:value-type="time">
            <text:p>4780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table:number-columns-repeated="8"/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number-columns-repeated="995"/>
        </table:table-row>
        <table:table-row table:style-name="ro1">
          <table:table-cell table:style-name="ce2" office:value-type="time" office:time-value="PT22412H00M00S" calcext:value-type="time">
            <text:p>22412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293" calcext:value-type="float">
            <text:p>1293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table:number-columns-repeated="8"/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3067H00M00S" calcext:value-type="time">
            <text:p>3067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195" calcext:value-type="float">
            <text:p>1195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table:number-columns-repeated="8"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995"/>
        </table:table-row>
        <table:table-row table:style-name="ro1">
          <table:table-cell table:style-name="ce2" office:value-type="time" office:time-value="PT26081H00M00S" calcext:value-type="time">
            <text:p>26081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23" calcext:value-type="float">
            <text:p>923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table:number-columns-repeated="8"/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44620H00M00S" calcext:value-type="time">
            <text:p>44620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79" calcext:value-type="float">
            <text:p>1379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table:number-columns-repeated="8"/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995"/>
        </table:table-row>
        <table:table-row table:style-name="ro1">
          <table:table-cell table:style-name="ce2" office:value-type="time" office:time-value="PT52186H00M00S" calcext:value-type="time">
            <text:p>52186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77" calcext:value-type="float">
            <text:p>1277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table:number-columns-repeated="8"/>
          <table:table-cell office:value-type="float" office:value="372" calcext:value-type="float">
            <text:p>372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table:number-columns-repeated="995"/>
        </table:table-row>
        <table:table-row table:style-name="ro1">
          <table:table-cell table:style-name="ce2" office:value-type="time" office:time-value="PT41471H00M00S" calcext:value-type="time">
            <text:p>41471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883" calcext:value-type="float">
            <text:p>1883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table:number-columns-repeated="8"/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995"/>
        </table:table-row>
        <table:table-row table:style-name="ro1">
          <table:table-cell table:style-name="ce2" office:value-type="time" office:time-value="PT29482H00M00S" calcext:value-type="time">
            <text:p>29482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30" calcext:value-type="float">
            <text:p>1030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table:number-columns-repeated="8"/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29030H00M00S" calcext:value-type="time">
            <text:p>29030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58" calcext:value-type="float">
            <text:p>958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table:number-columns-repeated="8"/>
          <table:table-cell office:value-type="float" office:value="155" calcext:value-type="float">
            <text:p>155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45192H00M00S" calcext:value-type="time">
            <text:p>45192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288" calcext:value-type="float">
            <text:p>1288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 table:number-columns-repeated="8"/>
          <table:table-cell office:value-type="float" office:value="136" calcext:value-type="float">
            <text:p>136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table:number-columns-repeated="995"/>
        </table:table-row>
        <table:table-row table:style-name="ro1">
          <table:table-cell table:style-name="ce2" office:value-type="time" office:time-value="PT22692H00M00S" calcext:value-type="time">
            <text:p>22692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07" calcext:value-type="float">
            <text:p>1207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number-columns-repeated="8"/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number-columns-repeated="995"/>
        </table:table-row>
        <table:table-row table:style-name="ro1">
          <table:table-cell table:style-name="ce2" office:value-type="time" office:time-value="PT42043H00M00S" calcext:value-type="time">
            <text:p>42043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98" calcext:value-type="float">
            <text:p>1098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table:number-columns-repeated="8"/>
          <table:table-cell office:value-type="float" office:value="494" calcext:value-type="float">
            <text:p>494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table:number-columns-repeated="995"/>
        </table:table-row>
        <table:table-row table:style-name="ro1">
          <table:table-cell table:style-name="ce2" office:value-type="time" office:time-value="PT41987H00M00S" calcext:value-type="time">
            <text:p>41987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369" calcext:value-type="float">
            <text:p>1369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8"/>
          <table:table-cell office:value-type="float" office:value="103" calcext:value-type="float">
            <text:p>103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table:number-columns-repeated="995"/>
        </table:table-row>
        <table:table-row table:style-name="ro1">
          <table:table-cell table:style-name="ce2" office:value-type="time" office:time-value="PT496H00M00S" calcext:value-type="time">
            <text:p>496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617" calcext:value-type="float">
            <text:p>1617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table:number-columns-repeated="8"/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995"/>
        </table:table-row>
        <table:table-row table:style-name="ro1">
          <table:table-cell table:style-name="ce2" office:value-type="time" office:time-value="PT30191H00M00S" calcext:value-type="time">
            <text:p>30191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487" calcext:value-type="float">
            <text:p>1487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table:number-columns-repeated="8"/>
          <table:table-cell office:value-type="float" office:value="372" calcext:value-type="float">
            <text:p>372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table:number-columns-repeated="995"/>
        </table:table-row>
        <table:table-row table:style-name="ro1">
          <table:table-cell table:style-name="ce2" office:value-type="time" office:time-value="PT49939H00M00S" calcext:value-type="time">
            <text:p>49939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225" calcext:value-type="float">
            <text:p>1225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table:number-columns-repeated="8"/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995"/>
        </table:table-row>
        <table:table-row table:style-name="ro1">
          <table:table-cell table:style-name="ce2" office:value-type="time" office:time-value="PT34000H00M00S" calcext:value-type="time">
            <text:p>34000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419" calcext:value-type="float">
            <text:p>1419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table:number-columns-repeated="8"/>
          <table:table-cell office:value-type="float" office:value="590" calcext:value-type="float">
            <text:p>590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table:number-columns-repeated="995"/>
        </table:table-row>
        <table:table-row table:style-name="ro1">
          <table:table-cell table:style-name="ce2" office:value-type="time" office:time-value="PT19541H00M00S" calcext:value-type="time">
            <text:p>19541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474" calcext:value-type="float">
            <text:p>1474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number-columns-repeated="8"/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995"/>
        </table:table-row>
        <table:table-row table:style-name="ro1">
          <table:table-cell table:style-name="ce2" office:value-type="time" office:time-value="PT21630H00M00S" calcext:value-type="time">
            <text:p>21630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589" calcext:value-type="float">
            <text:p>1589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table:number-columns-repeated="8"/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number-columns-repeated="995"/>
        </table:table-row>
        <table:table-row table:style-name="ro1">
          <table:table-cell table:style-name="ce2" office:value-type="time" office:time-value="PT46956H00M00S" calcext:value-type="time">
            <text:p>46956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21" calcext:value-type="float">
            <text:p>1021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table:number-columns-repeated="8"/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2433H00M00S" calcext:value-type="time">
            <text:p>2433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147" calcext:value-type="float">
            <text:p>2147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995"/>
        </table:table-row>
        <table:table-row table:style-name="ro1">
          <table:table-cell table:style-name="ce2" office:value-type="time" office:time-value="PT22845H00M00S" calcext:value-type="time">
            <text:p>22845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463" calcext:value-type="float">
            <text:p>1463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table:number-columns-repeated="8"/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table:number-columns-repeated="995"/>
        </table:table-row>
        <table:table-row table:style-name="ro1">
          <table:table-cell table:style-name="ce2" office:value-type="time" office:time-value="PT24905H00M00S" calcext:value-type="time">
            <text:p>24905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15" calcext:value-type="float">
            <text:p>915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table:number-columns-repeated="8"/>
          <table:table-cell office:value-type="float" office:value="182" calcext:value-type="float">
            <text:p>182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table:number-columns-repeated="995"/>
        </table:table-row>
        <table:table-row table:style-name="ro1">
          <table:table-cell table:style-name="ce2" office:value-type="time" office:time-value="PT14539H00M00S" calcext:value-type="time">
            <text:p>14539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03" calcext:value-type="float">
            <text:p>1303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table:number-columns-repeated="8"/>
          <table:table-cell office:value-type="float" office:value="689" calcext:value-type="float">
            <text:p>689</text:p>
          </table:table-cell>
          <table:table-cell table:number-columns-repeated="2"/>
          <table:table-cell office:value-type="float" office:value="301" calcext:value-type="float">
            <text:p>301</text:p>
          </table:table-cell>
          <table:table-cell table:number-columns-repeated="995"/>
        </table:table-row>
        <table:table-row table:style-name="ro1">
          <table:table-cell table:style-name="ce2" office:value-type="time" office:time-value="PT22928H00M00S" calcext:value-type="time">
            <text:p>22928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280" calcext:value-type="float">
            <text:p>1280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table:number-columns-repeated="8"/>
          <table:table-cell office:value-type="float" office:value="88" calcext:value-type="float">
            <text:p>88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995"/>
        </table:table-row>
        <table:table-row table:style-name="ro1">
          <table:table-cell table:style-name="ce2" office:value-type="time" office:time-value="PT6852H00M00S" calcext:value-type="time">
            <text:p>6852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435" calcext:value-type="float">
            <text:p>1435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8"/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number-columns-repeated="995"/>
        </table:table-row>
        <table:table-row table:style-name="ro1">
          <table:table-cell table:style-name="ce2" office:value-type="time" office:time-value="PT20899H00M00S" calcext:value-type="time">
            <text:p>20899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9" calcext:value-type="float">
            <text:p>1509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table:number-columns-repeated="8"/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36630H00M00S" calcext:value-type="time">
            <text:p>36630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172" calcext:value-type="float">
            <text:p>1172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table:number-columns-repeated="8"/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58362H00M00S" calcext:value-type="time">
            <text:p>58362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158" calcext:value-type="float">
            <text:p>1158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table:number-columns-repeated="8"/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995"/>
        </table:table-row>
        <table:table-row table:style-name="ro1">
          <table:table-cell table:style-name="ce2" office:value-type="time" office:time-value="PT56328H00M00S" calcext:value-type="time">
            <text:p>56328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39" calcext:value-type="float">
            <text:p>539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95"/>
        </table:table-row>
        <table:table-row table:style-name="ro1">
          <table:table-cell table:style-name="ce2" office:value-type="time" office:time-value="PT13257H00M00S" calcext:value-type="time">
            <text:p>13257:00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234" calcext:value-type="float">
            <text:p>1234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995"/>
        </table:table-row>
        <table:table-row table:style-name="ro1">
          <table:table-cell table:style-name="ce2" office:value-type="time" office:time-value="PT4011H00M00S" calcext:value-type="time">
            <text:p>4011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23" calcext:value-type="float">
            <text:p>1323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table:number-columns-repeated="8"/>
          <table:table-cell office:value-type="float" office:value="2534" calcext:value-type="float">
            <text:p>2534</text:p>
          </table:table-cell>
          <table:table-cell table:number-columns-repeated="2"/>
          <table:table-cell office:value-type="float" office:value="311" calcext:value-type="float">
            <text:p>311</text:p>
          </table:table-cell>
          <table:table-cell table:number-columns-repeated="995"/>
        </table:table-row>
        <table:table-row table:style-name="ro1">
          <table:table-cell table:style-name="ce2" office:value-type="time" office:time-value="PT8107H00M00S" calcext:value-type="time">
            <text:p>8107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375" calcext:value-type="float">
            <text:p>1375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table:number-columns-repeated="8"/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number-columns-repeated="995"/>
        </table:table-row>
        <table:table-row table:style-name="ro1">
          <table:table-cell table:style-name="ce2" office:value-type="time" office:time-value="PT59731H00M00S" calcext:value-type="time">
            <text:p>59731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60" calcext:value-type="float">
            <text:p>860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table:number-columns-repeated="8"/>
          <table:table-cell office:value-type="float" office:value="434" calcext:value-type="float">
            <text:p>434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table:number-columns-repeated="995"/>
        </table:table-row>
        <table:table-row table:style-name="ro1">
          <table:table-cell table:style-name="ce2" office:value-type="time" office:time-value="PT40006H00M00S" calcext:value-type="time">
            <text:p>40006:00: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14" calcext:value-type="float">
            <text:p>214</text:p>
          </table:table-cell>
          <table:table-cell table:number-columns-repeated="11"/>
          <table:table-cell office:value-type="float" office:value="105" calcext:value-type="float">
            <text:p>105</text:p>
          </table:table-cell>
          <table:table-cell table:number-columns-repeated="995"/>
        </table:table-row>
        <table:table-row table:style-name="ro1">
          <table:table-cell table:style-name="ce2" office:value-type="time" office:time-value="PT52391H00M00S" calcext:value-type="time">
            <text:p>52391:00: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275" calcext:value-type="float">
            <text:p>275</text:p>
          </table:table-cell>
          <table:table-cell table:number-columns-repeated="11"/>
          <table:table-cell office:value-type="float" office:value="87" calcext:value-type="float">
            <text:p>87</text:p>
          </table:table-cell>
          <table:table-cell table:number-columns-repeated="995"/>
        </table:table-row>
        <table:table-row table:style-name="ro1">
          <table:table-cell table:style-name="ce2" office:value-type="time" office:time-value="PT823H00M00S" calcext:value-type="time">
            <text:p>823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237" calcext:value-type="float">
            <text:p>237</text:p>
          </table:table-cell>
          <table:table-cell table:number-columns-repeated="11"/>
          <table:table-cell office:value-type="float" office:value="34" calcext:value-type="float">
            <text:p>34</text:p>
          </table:table-cell>
          <table:table-cell table:number-columns-repeated="995"/>
        </table:table-row>
        <table:table-row table:style-name="ro1">
          <table:table-cell table:style-name="ce2" office:value-type="time" office:time-value="PT60780H00M00S" calcext:value-type="time">
            <text:p>60780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218" calcext:value-type="float">
            <text:p>218</text:p>
          </table:table-cell>
          <table:table-cell table:number-columns-repeated="11"/>
          <table:table-cell office:value-type="float" office:value="97" calcext:value-type="float">
            <text:p>97</text:p>
          </table:table-cell>
          <table:table-cell table:number-columns-repeated="995"/>
        </table:table-row>
        <table:table-row table:style-name="ro1">
          <table:table-cell table:style-name="ce2" office:value-type="time" office:time-value="PT44008H00M00S" calcext:value-type="time">
            <text:p>44008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289" calcext:value-type="float">
            <text:p>289</text:p>
          </table:table-cell>
          <table:table-cell table:number-columns-repeated="11"/>
          <table:table-cell office:value-type="float" office:value="111" calcext:value-type="float">
            <text:p>111</text:p>
          </table:table-cell>
          <table:table-cell table:number-columns-repeated="995"/>
        </table:table-row>
        <table:table-row table:style-name="ro1">
          <table:table-cell table:style-name="ce2" office:value-type="time" office:time-value="PT20890H00M00S" calcext:value-type="time">
            <text:p>20890:00: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286" calcext:value-type="float">
            <text:p>286</text:p>
          </table:table-cell>
          <table:table-cell table:number-columns-repeated="11"/>
          <table:table-cell office:value-type="float" office:value="79" calcext:value-type="float">
            <text:p>79</text:p>
          </table:table-cell>
          <table:table-cell table:number-columns-repeated="995"/>
        </table:table-row>
        <table:table-row table:style-name="ro1">
          <table:table-cell table:style-name="ce2" office:value-type="time" office:time-value="PT49239H00M00S" calcext:value-type="time">
            <text:p>49239:00: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46" calcext:value-type="float">
            <text:p>246</text:p>
          </table:table-cell>
          <table:table-cell table:number-columns-repeated="11"/>
          <table:table-cell office:value-type="float" office:value="43" calcext:value-type="float">
            <text:p>43</text:p>
          </table:table-cell>
          <table:table-cell table:number-columns-repeated="995"/>
        </table:table-row>
        <table:table-row table:style-name="ro1">
          <table:table-cell table:style-name="ce2" office:value-type="time" office:time-value="PT57785H00M00S" calcext:value-type="time">
            <text:p>57785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324" calcext:value-type="float">
            <text:p>324</text:p>
          </table:table-cell>
          <table:table-cell table:number-columns-repeated="11"/>
          <table:table-cell office:value-type="float" office:value="83" calcext:value-type="float">
            <text:p>83</text:p>
          </table:table-cell>
          <table:table-cell table:number-columns-repeated="995"/>
        </table:table-row>
        <table:table-row table:style-name="ro1">
          <table:table-cell table:style-name="ce2" office:value-type="time" office:time-value="PT6740H00M00S" calcext:value-type="time">
            <text:p>6740:00: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275" calcext:value-type="float">
            <text:p>275</text:p>
          </table:table-cell>
          <table:table-cell table:number-columns-repeated="11"/>
          <table:table-cell office:value-type="float" office:value="445" calcext:value-type="float">
            <text:p>445</text:p>
          </table:table-cell>
          <table:table-cell table:number-columns-repeated="995"/>
        </table:table-row>
        <table:table-row table:style-name="ro1">
          <table:table-cell table:style-name="ce2" office:value-type="time" office:time-value="PT54868H00M00S" calcext:value-type="time">
            <text:p>54868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51" calcext:value-type="float">
            <text:p>251</text:p>
          </table:table-cell>
          <table:table-cell table:number-columns-repeated="11"/>
          <table:table-cell office:value-type="float" office:value="122" calcext:value-type="float">
            <text:p>122</text:p>
          </table:table-cell>
          <table:table-cell table:number-columns-repeated="995"/>
        </table:table-row>
        <table:table-row table:style-name="ro1">
          <table:table-cell table:style-name="ce2" office:value-type="time" office:time-value="PT23389H00M00S" calcext:value-type="time">
            <text:p>23389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02" calcext:value-type="float">
            <text:p>302</text:p>
          </table:table-cell>
          <table:table-cell table:number-columns-repeated="11"/>
          <table:table-cell office:value-type="float" office:value="428" calcext:value-type="float">
            <text:p>428</text:p>
          </table:table-cell>
          <table:table-cell table:number-columns-repeated="995"/>
        </table:table-row>
        <table:table-row table:style-name="ro1">
          <table:table-cell table:style-name="ce2" office:value-type="time" office:time-value="PT27641H00M00S" calcext:value-type="time">
            <text:p>27641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73" calcext:value-type="float">
            <text:p>273</text:p>
          </table:table-cell>
          <table:table-cell table:number-columns-repeated="11"/>
          <table:table-cell office:value-type="float" office:value="44" calcext:value-type="float">
            <text:p>44</text:p>
          </table:table-cell>
          <table:table-cell table:number-columns-repeated="995"/>
        </table:table-row>
        <table:table-row table:style-name="ro1">
          <table:table-cell table:style-name="ce2" office:value-type="time" office:time-value="PT19355H00M00S" calcext:value-type="time">
            <text:p>19355:00: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066" calcext:value-type="float">
            <text:p>1066</text:p>
          </table:table-cell>
          <table:table-cell table:number-columns-repeated="11"/>
          <table:table-cell office:value-type="float" office:value="79" calcext:value-type="float">
            <text:p>79</text:p>
          </table:table-cell>
          <table:table-cell table:number-columns-repeated="995"/>
        </table:table-row>
        <table:table-row table:style-name="ro1">
          <table:table-cell table:style-name="ce2" office:value-type="time" office:time-value="PT18940H00M00S" calcext:value-type="time">
            <text:p>18940:00: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297" calcext:value-type="float">
            <text:p>297</text:p>
          </table:table-cell>
          <table:table-cell table:number-columns-repeated="11"/>
          <table:table-cell office:value-type="float" office:value="115" calcext:value-type="float">
            <text:p>115</text:p>
          </table:table-cell>
          <table:table-cell table:number-columns-repeated="995"/>
        </table:table-row>
        <table:table-row table:style-name="ro1">
          <table:table-cell table:style-name="ce2" office:value-type="time" office:time-value="PT57630H00M00S" calcext:value-type="time">
            <text:p>57630:00: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290" calcext:value-type="float">
            <text:p>290</text:p>
          </table:table-cell>
          <table:table-cell table:number-columns-repeated="11"/>
          <table:table-cell office:value-type="float" office:value="276" calcext:value-type="float">
            <text:p>276</text:p>
          </table:table-cell>
          <table:table-cell table:number-columns-repeated="995"/>
        </table:table-row>
        <table:table-row table:style-name="ro1">
          <table:table-cell table:style-name="ce2" office:value-type="time" office:time-value="PT11111H00M00S" calcext:value-type="time">
            <text:p>11111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295" calcext:value-type="float">
            <text:p>295</text:p>
          </table:table-cell>
          <table:table-cell table:number-columns-repeated="11"/>
          <table:table-cell office:value-type="float" office:value="65" calcext:value-type="float">
            <text:p>65</text:p>
          </table:table-cell>
          <table:table-cell table:number-columns-repeated="995"/>
        </table:table-row>
        <table:table-row table:style-name="ro1">
          <table:table-cell table:style-name="ce2" office:value-type="time" office:time-value="PT18229H00M00S" calcext:value-type="time">
            <text:p>18229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360" calcext:value-type="float">
            <text:p>360</text:p>
          </table:table-cell>
          <table:table-cell table:number-columns-repeated="11"/>
          <table:table-cell office:value-type="float" office:value="192" calcext:value-type="float">
            <text:p>192</text:p>
          </table:table-cell>
          <table:table-cell table:number-columns-repeated="995"/>
        </table:table-row>
        <table:table-row table:style-name="ro1">
          <table:table-cell table:style-name="ce2" office:value-type="time" office:time-value="PT8609H00M00S" calcext:value-type="time">
            <text:p>8609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255" calcext:value-type="float">
            <text:p>255</text:p>
          </table:table-cell>
          <table:table-cell table:number-columns-repeated="11"/>
          <table:table-cell office:value-type="float" office:value="102" calcext:value-type="float">
            <text:p>102</text:p>
          </table:table-cell>
          <table:table-cell table:number-columns-repeated="995"/>
        </table:table-row>
        <table:table-row table:style-name="ro1">
          <table:table-cell table:style-name="ce2" office:value-type="time" office:time-value="PT48785H00M00S" calcext:value-type="time">
            <text:p>48785:00: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268" calcext:value-type="float">
            <text:p>268</text:p>
          </table:table-cell>
          <table:table-cell table:number-columns-repeated="11"/>
          <table:table-cell office:value-type="float" office:value="54" calcext:value-type="float">
            <text:p>54</text:p>
          </table:table-cell>
          <table:table-cell table:number-columns-repeated="995"/>
        </table:table-row>
        <table:table-row table:style-name="ro1">
          <table:table-cell table:style-name="ce2" office:value-type="time" office:time-value="PT5209H00M00S" calcext:value-type="time">
            <text:p>5209:00: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315" calcext:value-type="float">
            <text:p>315</text:p>
          </table:table-cell>
          <table:table-cell table:number-columns-repeated="11"/>
          <table:table-cell office:value-type="float" office:value="124" calcext:value-type="float">
            <text:p>124</text:p>
          </table:table-cell>
          <table:table-cell table:number-columns-repeated="995"/>
        </table:table-row>
        <table:table-row table:style-name="ro1">
          <table:table-cell table:style-name="ce2" office:value-type="time" office:time-value="PT6822H00M00S" calcext:value-type="time">
            <text:p>6822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297" calcext:value-type="float">
            <text:p>297</text:p>
          </table:table-cell>
          <table:table-cell table:number-columns-repeated="11"/>
          <table:table-cell office:value-type="float" office:value="114" calcext:value-type="float">
            <text:p>114</text:p>
          </table:table-cell>
          <table:table-cell table:number-columns-repeated="995"/>
        </table:table-row>
        <table:table-row table:style-name="ro1">
          <table:table-cell table:style-name="ce2" office:value-type="time" office:time-value="PT44219H00M00S" calcext:value-type="time">
            <text:p>44219:00: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258" calcext:value-type="float">
            <text:p>258</text:p>
          </table:table-cell>
          <table:table-cell table:number-columns-repeated="11"/>
          <table:table-cell office:value-type="float" office:value="16" calcext:value-type="float">
            <text:p>16</text:p>
          </table:table-cell>
          <table:table-cell table:number-columns-repeated="995"/>
        </table:table-row>
        <table:table-row table:style-name="ro1">
          <table:table-cell table:style-name="ce2" office:value-type="time" office:time-value="PT14769H00M00S" calcext:value-type="time">
            <text:p>14769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288" calcext:value-type="float">
            <text:p>288</text:p>
          </table:table-cell>
          <table:table-cell table:number-columns-repeated="11"/>
          <table:table-cell office:value-type="float" office:value="103" calcext:value-type="float">
            <text:p>103</text:p>
          </table:table-cell>
          <table:table-cell table:number-columns-repeated="995"/>
        </table:table-row>
        <table:table-row table:style-name="ro1">
          <table:table-cell table:style-name="ce2" office:value-type="time" office:time-value="PT21167H00M00S" calcext:value-type="time">
            <text:p>21167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286" calcext:value-type="float">
            <text:p>286</text:p>
          </table:table-cell>
          <table:table-cell table:number-columns-repeated="11"/>
          <table:table-cell office:value-type="float" office:value="194" calcext:value-type="float">
            <text:p>194</text:p>
          </table:table-cell>
          <table:table-cell table:number-columns-repeated="995"/>
        </table:table-row>
        <table:table-row table:style-name="ro1">
          <table:table-cell table:style-name="ce2" office:value-type="time" office:time-value="PT31872H00M00S" calcext:value-type="time">
            <text:p>31872:00: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56" calcext:value-type="float">
            <text:p>256</text:p>
          </table:table-cell>
          <table:table-cell table:number-columns-repeated="11"/>
          <table:table-cell office:value-type="float" office:value="151" calcext:value-type="float">
            <text:p>151</text:p>
          </table:table-cell>
          <table:table-cell table:number-columns-repeated="995"/>
        </table:table-row>
        <table:table-row table:style-name="ro1">
          <table:table-cell table:style-name="ce2" office:value-type="time" office:time-value="PT13613H00M00S" calcext:value-type="time">
            <text:p>13613:00: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277" calcext:value-type="float">
            <text:p>277</text:p>
          </table:table-cell>
          <table:table-cell table:number-columns-repeated="11"/>
          <table:table-cell office:value-type="float" office:value="181" calcext:value-type="float">
            <text:p>181</text:p>
          </table:table-cell>
          <table:table-cell table:number-columns-repeated="995"/>
        </table:table-row>
        <table:table-row table:style-name="ro1">
          <table:table-cell table:style-name="ce2" office:value-type="time" office:time-value="PT8275H00M00S" calcext:value-type="time">
            <text:p>8275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269" calcext:value-type="float">
            <text:p>269</text:p>
          </table:table-cell>
          <table:table-cell table:number-columns-repeated="11"/>
          <table:table-cell office:value-type="float" office:value="106" calcext:value-type="float">
            <text:p>106</text:p>
          </table:table-cell>
          <table:table-cell table:number-columns-repeated="995"/>
        </table:table-row>
        <table:table-row table:style-name="ro1">
          <table:table-cell table:style-name="ce2" office:value-type="time" office:time-value="PT62397H00M00S" calcext:value-type="time">
            <text:p>62397:00: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371" calcext:value-type="float">
            <text:p>371</text:p>
          </table:table-cell>
          <table:table-cell table:number-columns-repeated="11"/>
          <table:table-cell office:value-type="float" office:value="140" calcext:value-type="float">
            <text:p>14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49711H00M00S" calcext:value-type="time">
            <text:p>49711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41" calcext:value-type="float">
            <text:p>241</text:p>
          </table:table-cell>
          <table:table-cell table:number-columns-repeated="11"/>
          <table:table-cell office:value-type="float" office:value="130" calcext:value-type="float">
            <text:p>13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19957H00M00S" calcext:value-type="time">
            <text:p>19957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293" calcext:value-type="float">
            <text:p>293</text:p>
          </table:table-cell>
          <table:table-cell table:number-columns-repeated="11"/>
          <table:table-cell office:value-type="float" office:value="68" calcext:value-type="float">
            <text:p>68</text:p>
          </table:table-cell>
          <table:table-cell table:number-columns-repeated="995"/>
        </table:table-row>
        <table:table-row table:style-name="ro1">
          <table:table-cell table:style-name="ce2" office:value-type="time" office:time-value="PT23H00M00S" calcext:value-type="time">
            <text:p>23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12" calcext:value-type="float">
            <text:p>312</text:p>
          </table:table-cell>
          <table:table-cell table:number-columns-repeated="11"/>
          <table:table-cell office:value-type="float" office:value="136" calcext:value-type="float">
            <text:p>136</text:p>
          </table:table-cell>
          <table:table-cell table:number-columns-repeated="995"/>
        </table:table-row>
        <table:table-row table:style-name="ro1">
          <table:table-cell table:style-name="ce2" office:value-type="time" office:time-value="PT64161H00M00S" calcext:value-type="time">
            <text:p>64161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232" calcext:value-type="float">
            <text:p>232</text:p>
          </table:table-cell>
          <table:table-cell table:number-columns-repeated="11"/>
          <table:table-cell office:value-type="float" office:value="117" calcext:value-type="float">
            <text:p>117</text:p>
          </table:table-cell>
          <table:table-cell table:number-columns-repeated="995"/>
        </table:table-row>
        <table:table-row table:style-name="ro1">
          <table:table-cell table:style-name="ce2" office:value-type="time" office:time-value="PT13202H00M00S" calcext:value-type="time">
            <text:p>13202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96" calcext:value-type="float">
            <text:p>296</text:p>
          </table:table-cell>
          <table:table-cell table:number-columns-repeated="11"/>
          <table:table-cell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2" office:value-type="time" office:time-value="PT29652H00M00S" calcext:value-type="time">
            <text:p>29652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270" calcext:value-type="float">
            <text:p>270</text:p>
          </table:table-cell>
          <table:table-cell table:number-columns-repeated="11"/>
          <table:table-cell office:value-type="float" office:value="344" calcext:value-type="float">
            <text:p>344</text:p>
          </table:table-cell>
          <table:table-cell table:number-columns-repeated="995"/>
        </table:table-row>
        <table:table-row table:style-name="ro1">
          <table:table-cell table:style-name="ce2" office:value-type="time" office:time-value="PT2955H00M00S" calcext:value-type="time">
            <text:p>2955:00: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301" calcext:value-type="float">
            <text:p>301</text:p>
          </table:table-cell>
          <table:table-cell table:number-columns-repeated="11"/>
          <table:table-cell office:value-type="float" office:value="57" calcext:value-type="float">
            <text:p>57</text:p>
          </table:table-cell>
          <table:table-cell table:number-columns-repeated="995"/>
        </table:table-row>
        <table:table-row table:style-name="ro1">
          <table:table-cell table:style-name="ce2" office:value-type="time" office:time-value="PT54992H00M00S" calcext:value-type="time">
            <text:p>54992:00: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40" calcext:value-type="float">
            <text:p>240</text:p>
          </table:table-cell>
          <table:table-cell table:number-columns-repeated="11"/>
          <table:table-cell office:value-type="float" office:value="189" calcext:value-type="float">
            <text:p>189</text:p>
          </table:table-cell>
          <table:table-cell table:number-columns-repeated="995"/>
        </table:table-row>
        <table:table-row table:style-name="ro1">
          <table:table-cell table:style-name="ce2" office:value-type="time" office:time-value="PT27280H00M00S" calcext:value-type="time">
            <text:p>27280:00: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275" calcext:value-type="float">
            <text:p>275</text:p>
          </table:table-cell>
          <table:table-cell table:number-columns-repeated="11"/>
          <table:table-cell office:value-type="float" office:value="591" calcext:value-type="float">
            <text:p>591</text:p>
          </table:table-cell>
          <table:table-cell table:number-columns-repeated="995"/>
        </table:table-row>
        <table:table-row table:style-name="ro1">
          <table:table-cell table:style-name="ce2" office:value-type="time" office:time-value="PT18394H00M00S" calcext:value-type="time">
            <text:p>18394:00: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256" calcext:value-type="float">
            <text:p>256</text:p>
          </table:table-cell>
          <table:table-cell table:number-columns-repeated="11"/>
          <table:table-cell office:value-type="float" office:value="94" calcext:value-type="float">
            <text:p>94</text:p>
          </table:table-cell>
          <table:table-cell table:number-columns-repeated="995"/>
        </table:table-row>
        <table:table-row table:style-name="ro1">
          <table:table-cell table:style-name="ce2" office:value-type="time" office:time-value="PT11176H00M00S" calcext:value-type="time">
            <text:p>11176:00: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269" calcext:value-type="float">
            <text:p>269</text:p>
          </table:table-cell>
          <table:table-cell table:number-columns-repeated="11"/>
          <table:table-cell office:value-type="float" office:value="222" calcext:value-type="float">
            <text:p>222</text:p>
          </table:table-cell>
          <table:table-cell table:number-columns-repeated="995"/>
        </table:table-row>
        <table:table-row table:style-name="ro1">
          <table:table-cell table:style-name="ce2" office:value-type="time" office:time-value="PT3028H00M00S" calcext:value-type="time">
            <text:p>3028:00: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284" calcext:value-type="float">
            <text:p>284</text:p>
          </table:table-cell>
          <table:table-cell table:number-columns-repeated="11"/>
          <table:table-cell office:value-type="float" office:value="187" calcext:value-type="float">
            <text:p>187</text:p>
          </table:table-cell>
          <table:table-cell table:number-columns-repeated="995"/>
        </table:table-row>
        <table:table-row table:style-name="ro1">
          <table:table-cell table:style-name="ce2" office:value-type="time" office:time-value="PT13186H00M00S" calcext:value-type="time">
            <text:p>13186:00: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308" calcext:value-type="float">
            <text:p>308</text:p>
          </table:table-cell>
          <table:table-cell table:number-columns-repeated="11"/>
          <table:table-cell office:value-type="float" office:value="241" calcext:value-type="float">
            <text:p>241</text:p>
          </table:table-cell>
          <table:table-cell table:number-columns-repeated="995"/>
        </table:table-row>
        <table:table-row table:style-name="ro1">
          <table:table-cell table:style-name="ce2" office:value-type="time" office:time-value="PT16836H00M00S" calcext:value-type="time">
            <text:p>16836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351" calcext:value-type="float">
            <text:p>351</text:p>
          </table:table-cell>
          <table:table-cell table:number-columns-repeated="11"/>
          <table:table-cell office:value-type="float" office:value="226" calcext:value-type="float">
            <text:p>226</text:p>
          </table:table-cell>
          <table:table-cell table:number-columns-repeated="995"/>
        </table:table-row>
        <table:table-row table:style-name="ro1">
          <table:table-cell table:style-name="ce2" office:value-type="time" office:time-value="PT57680H00M00S" calcext:value-type="time">
            <text:p>57680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277" calcext:value-type="float">
            <text:p>277</text:p>
          </table:table-cell>
          <table:table-cell table:number-columns-repeated="11"/>
          <table:table-cell office:value-type="float" office:value="119" calcext:value-type="float">
            <text:p>119</text:p>
          </table:table-cell>
          <table:table-cell table:number-columns-repeated="995"/>
        </table:table-row>
        <table:table-row table:style-name="ro1">
          <table:table-cell table:style-name="ce2" office:value-type="time" office:time-value="PT5753H00M00S" calcext:value-type="time">
            <text:p>5753:00: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282" calcext:value-type="float">
            <text:p>282</text:p>
          </table:table-cell>
          <table:table-cell table:number-columns-repeated="11"/>
          <table:table-cell office:value-type="float" office:value="238" calcext:value-type="float">
            <text:p>238</text:p>
          </table:table-cell>
          <table:table-cell table:number-columns-repeated="995"/>
        </table:table-row>
        <table:table-row table:style-name="ro1">
          <table:table-cell table:style-name="ce2" office:value-type="time" office:time-value="PT2462H00M00S" calcext:value-type="time">
            <text:p>2462:00:0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342" calcext:value-type="float">
            <text:p>342</text:p>
          </table:table-cell>
          <table:table-cell table:number-columns-repeated="11"/>
          <table:table-cell office:value-type="float" office:value="91" calcext:value-type="float">
            <text:p>91</text:p>
          </table:table-cell>
          <table:table-cell table:number-columns-repeated="995"/>
        </table:table-row>
        <table:table-row table:style-name="ro1">
          <table:table-cell table:style-name="ce2" office:value-type="time" office:time-value="PT32830H00M00S" calcext:value-type="time">
            <text:p>32830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280" calcext:value-type="float">
            <text:p>280</text:p>
          </table:table-cell>
          <table:table-cell table:number-columns-repeated="11"/>
          <table:table-cell office:value-type="float" office:value="31" calcext:value-type="float">
            <text:p>31</text:p>
          </table:table-cell>
          <table:table-cell table:number-columns-repeated="995"/>
        </table:table-row>
        <table:table-row table:style-name="ro1">
          <table:table-cell table:style-name="ce2" office:value-type="time" office:time-value="PT38343H00M00S" calcext:value-type="time">
            <text:p>38343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265" calcext:value-type="float">
            <text:p>265</text:p>
          </table:table-cell>
          <table:table-cell table:number-columns-repeated="11"/>
          <table:table-cell office:value-type="float" office:value="82" calcext:value-type="float">
            <text:p>82</text:p>
          </table:table-cell>
          <table:table-cell table:number-columns-repeated="995"/>
        </table:table-row>
        <table:table-row table:style-name="ro1">
          <table:table-cell table:style-name="ce2" office:value-type="time" office:time-value="PT36612H00M00S" calcext:value-type="time">
            <text:p>36612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296" calcext:value-type="float">
            <text:p>296</text:p>
          </table:table-cell>
          <table:table-cell table:number-columns-repeated="11"/>
          <table:table-cell office:value-type="float" office:value="66" calcext:value-type="float">
            <text:p>66</text:p>
          </table:table-cell>
          <table:table-cell table:number-columns-repeated="995"/>
        </table:table-row>
        <table:table-row table:style-name="ro1">
          <table:table-cell table:style-name="ce2" office:value-type="time" office:time-value="PT11168H00M00S" calcext:value-type="time">
            <text:p>11168:00: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244" calcext:value-type="float">
            <text:p>244</text:p>
          </table:table-cell>
          <table:table-cell table:number-columns-repeated="11"/>
          <table:table-cell office:value-type="float" office:value="141" calcext:value-type="float">
            <text:p>141</text:p>
          </table:table-cell>
          <table:table-cell table:number-columns-repeated="995"/>
        </table:table-row>
        <table:table-row table:style-name="ro1">
          <table:table-cell table:style-name="ce2" office:value-type="time" office:time-value="PT39923H00M00S" calcext:value-type="time">
            <text:p>39923:00: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244" calcext:value-type="float">
            <text:p>244</text:p>
          </table:table-cell>
          <table:table-cell table:number-columns-repeated="11"/>
          <table:table-cell office:value-type="float" office:value="138" calcext:value-type="float">
            <text:p>138</text:p>
          </table:table-cell>
          <table:table-cell table:number-columns-repeated="995"/>
        </table:table-row>
        <table:table-row table:style-name="ro1" table:number-rows-repeated="10481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sic-in-cost" table:style-name="ta1">
        <table:table-column table:style-name="co1" table:default-cell-style-name="ce2"/>
        <table:table-column table:style-name="co1" table:number-columns-repeated="1023" table:default-cell-style-name="Default"/>
        <table:table-row table:style-name="ro1">
          <table:table-cell table:style-name="ce1"/>
          <table:table-cell table:style-name="ce5" office:value-type="string" calcext:value-type="string">
            <text:p>SMT-X1</text:p>
          </table:table-cell>
          <table:table-cell table:style-name="ce6" table:number-columns-repeated="2"/>
          <table:table-cell table:style-name="ce5" office:value-type="string" calcext:value-type="string">
            <text:p>SMT-F1</text:p>
          </table:table-cell>
          <table:table-cell table:style-name="ce6" table:number-columns-repeated="2"/>
          <table:table-cell table:style-name="ce5" office:value-type="string" calcext:value-type="string">
            <text:p>SMT-X1-VI</text:p>
          </table:table-cell>
          <table:table-cell table:style-name="ce6" table:number-columns-repeated="2"/>
          <table:table-cell table:style-name="ce5" office:value-type="string" calcext:value-type="string">
            <text:p>SMT-F1-VI</text:p>
          </table:table-cell>
          <table:table-cell table:style-name="ce6" table:number-columns-repeated="2"/>
          <table:table-cell table:style-name="ce5" office:value-type="string" calcext:value-type="string">
            <text:p>SMT-X2</text:p>
          </table:table-cell>
          <table:table-cell table:style-name="ce6" table:number-columns-repeated="2"/>
          <table:table-cell table:style-name="ce5" office:value-type="string" calcext:value-type="string">
            <text:p>SMT-F2</text:p>
          </table:table-cell>
          <table:table-cell table:style-name="ce6" table:number-columns-repeated="2"/>
          <table:table-cell table:style-name="ce5" office:value-type="string" calcext:value-type="string">
            <text:p>SMT-X2-VI</text:p>
          </table:table-cell>
          <table:table-cell table:style-name="ce6" table:number-columns-repeated="2"/>
          <table:table-cell table:style-name="ce5" office:value-type="string" calcext:value-type="string">
            <text:p>SMT-F2-VI</text:p>
          </table:table-cell>
          <table:table-cell table:style-name="ce6" table:number-columns-repeated="2"/>
          <table:table-cell table:style-name="ce5" office:value-type="string" calcext:value-type="string">
            <text:p>SMT-X1-int</text:p>
          </table:table-cell>
          <table:table-cell table:style-name="ce6" table:number-columns-repeated="2"/>
          <table:table-cell table:style-name="ce5" office:value-type="string" calcext:value-type="string">
            <text:p>SMT-F1-int</text:p>
          </table:table-cell>
          <table:table-cell table:style-name="ce6" table:number-columns-repeated="995"/>
        </table:table-row>
        <table:table-row table:style-name="ro1">
          <table:table-cell office:value-type="time" office:time-value="PT31351H00M00S" calcext:value-type="time">
            <text:p>31351:00:00</text:p>
          </table:table-cell>
          <table:table-cell office:value-type="float" office:value="40487.2857" calcext:value-type="float">
            <text:p>40487.2857</text:p>
          </table:table-cell>
          <table:table-cell table:number-columns-repeated="2"/>
          <table:table-cell office:value-type="float" office:value="40487.2857" calcext:value-type="float">
            <text:p>40487.2857</text:p>
          </table:table-cell>
          <table:table-cell table:number-columns-repeated="2"/>
          <table:table-cell office:value-type="float" office:value="42630.5" calcext:value-type="float">
            <text:p>42630.5</text:p>
          </table:table-cell>
          <table:table-cell table:number-columns-repeated="2"/>
          <table:table-cell office:value-type="float" office:value="42630.5" calcext:value-type="float">
            <text:p>42630.5</text:p>
          </table:table-cell>
          <table:table-cell table:number-columns-repeated="2"/>
          <table:table-cell office:value-type="float" office:value="42630.5" calcext:value-type="float">
            <text:p>42630.5</text:p>
          </table:table-cell>
          <table:table-cell table:number-columns-repeated="2"/>
          <table:table-cell office:value-type="float" office:value="42630.5" calcext:value-type="float">
            <text:p>42630.5</text:p>
          </table:table-cell>
          <table:table-cell table:number-columns-repeated="2"/>
          <table:table-cell office:value-type="float" office:value="45216" calcext:value-type="float">
            <text:p>45216</text:p>
          </table:table-cell>
          <table:table-cell table:number-columns-repeated="2"/>
          <table:table-cell office:value-type="float" office:value="45216" calcext:value-type="float">
            <text:p>45216</text:p>
          </table:table-cell>
          <table:table-cell table:number-columns-repeated="2"/>
          <table:table-cell office:value-type="float" office:value="45216" calcext:value-type="float">
            <text:p>45216</text:p>
          </table:table-cell>
          <table:table-cell table:number-columns-repeated="2"/>
          <table:table-cell office:value-type="float" office:value="45216" calcext:value-type="float">
            <text:p>45216</text:p>
          </table:table-cell>
          <table:table-cell table:number-columns-repeated="995"/>
        </table:table-row>
        <table:table-row table:style-name="ro1">
          <table:table-cell office:value-type="time" office:time-value="PT2974H00M00S" calcext:value-type="time">
            <text:p>2974:00:00</text:p>
          </table:table-cell>
          <table:table-cell office:value-type="float" office:value="48480.3683" calcext:value-type="float">
            <text:p>48480.3683</text:p>
          </table:table-cell>
          <table:table-cell table:number-columns-repeated="2"/>
          <table:table-cell office:value-type="float" office:value="49103.7615" calcext:value-type="float">
            <text:p>49103.7615</text:p>
          </table:table-cell>
          <table:table-cell table:number-columns-repeated="2"/>
          <table:table-cell office:value-type="float" office:value="50957.4025" calcext:value-type="float">
            <text:p>50957.4025</text:p>
          </table:table-cell>
          <table:table-cell table:number-columns-repeated="2"/>
          <table:table-cell office:value-type="float" office:value="51325.2405" calcext:value-type="float">
            <text:p>51325.2405</text:p>
          </table:table-cell>
          <table:table-cell table:number-columns-repeated="2"/>
          <table:table-cell office:value-type="float" office:value="51325.2405" calcext:value-type="float">
            <text:p>51325.2405</text:p>
          </table:table-cell>
          <table:table-cell table:number-columns-repeated="2"/>
          <table:table-cell office:value-type="float" office:value="51359.1629" calcext:value-type="float">
            <text:p>51359.1629</text:p>
          </table:table-cell>
          <table:table-cell table:number-columns-repeated="2"/>
          <table:table-cell office:value-type="float" office:value="58841" calcext:value-type="float">
            <text:p>58841</text:p>
          </table:table-cell>
          <table:table-cell table:number-columns-repeated="2"/>
          <table:table-cell office:value-type="float" office:value="58841" calcext:value-type="float">
            <text:p>58841</text:p>
          </table:table-cell>
          <table:table-cell table:number-columns-repeated="2"/>
          <table:table-cell office:value-type="float" office:value="59207" calcext:value-type="float">
            <text:p>59207</text:p>
          </table:table-cell>
          <table:table-cell table:number-columns-repeated="2"/>
          <table:table-cell office:value-type="float" office:value="59207" calcext:value-type="float">
            <text:p>59207</text:p>
          </table:table-cell>
          <table:table-cell table:number-columns-repeated="995"/>
        </table:table-row>
        <table:table-row table:style-name="ro1">
          <table:table-cell office:value-type="time" office:time-value="PT7268H00M00S" calcext:value-type="time">
            <text:p>7268:00:00</text:p>
          </table:table-cell>
          <table:table-cell office:value-type="float" office:value="38759.7355" calcext:value-type="float">
            <text:p>38759.7355</text:p>
          </table:table-cell>
          <table:table-cell table:number-columns-repeated="2"/>
          <table:table-cell office:value-type="float" office:value="38759.7355" calcext:value-type="float">
            <text:p>38759.7355</text:p>
          </table:table-cell>
          <table:table-cell table:number-columns-repeated="2"/>
          <table:table-cell office:value-type="float" office:value="41072.8894" calcext:value-type="float">
            <text:p>41072.8894</text:p>
          </table:table-cell>
          <table:table-cell table:number-columns-repeated="2"/>
          <table:table-cell office:value-type="float" office:value="41072.8894" calcext:value-type="float">
            <text:p>41072.8894</text:p>
          </table:table-cell>
          <table:table-cell table:number-columns-repeated="2"/>
          <table:table-cell office:value-type="float" office:value="41072.8894" calcext:value-type="float">
            <text:p>41072.8894</text:p>
          </table:table-cell>
          <table:table-cell table:number-columns-repeated="2"/>
          <table:table-cell office:value-type="float" office:value="41091.8438" calcext:value-type="float">
            <text:p>41091.8438</text:p>
          </table:table-cell>
          <table:table-cell table:number-columns-repeated="2"/>
          <table:table-cell office:value-type="float" office:value="45102" calcext:value-type="float">
            <text:p>45102</text:p>
          </table:table-cell>
          <table:table-cell table:number-columns-repeated="2"/>
          <table:table-cell office:value-type="float" office:value="45102" calcext:value-type="float">
            <text:p>45102</text:p>
          </table:table-cell>
          <table:table-cell table:number-columns-repeated="2"/>
          <table:table-cell office:value-type="float" office:value="45102" calcext:value-type="float">
            <text:p>45102</text:p>
          </table:table-cell>
          <table:table-cell table:number-columns-repeated="2"/>
          <table:table-cell office:value-type="float" office:value="45102" calcext:value-type="float">
            <text:p>45102</text:p>
          </table:table-cell>
          <table:table-cell table:number-columns-repeated="995"/>
        </table:table-row>
        <table:table-row table:style-name="ro1">
          <table:table-cell office:value-type="time" office:time-value="PT32399H00M00S" calcext:value-type="time">
            <text:p>32399:00:00</text:p>
          </table:table-cell>
          <table:table-cell office:value-type="float" office:value="23378.5668" calcext:value-type="float">
            <text:p>23378.5668</text:p>
          </table:table-cell>
          <table:table-cell table:number-columns-repeated="2"/>
          <table:table-cell office:value-type="float" office:value="23425.4218" calcext:value-type="float">
            <text:p>23425.4218</text:p>
          </table:table-cell>
          <table:table-cell table:number-columns-repeated="2"/>
          <table:table-cell office:value-type="float" office:value="24423.75" calcext:value-type="float">
            <text:p>24423.75</text:p>
          </table:table-cell>
          <table:table-cell table:number-columns-repeated="2"/>
          <table:table-cell office:value-type="float" office:value="24598.7414" calcext:value-type="float">
            <text:p>24598.7414</text:p>
          </table:table-cell>
          <table:table-cell table:number-columns-repeated="2"/>
          <table:table-cell office:value-type="float" office:value="24598.7414" calcext:value-type="float">
            <text:p>24598.7414</text:p>
          </table:table-cell>
          <table:table-cell table:number-columns-repeated="2"/>
          <table:table-cell office:value-type="float" office:value="24598.7414" calcext:value-type="float">
            <text:p>24598.7414</text:p>
          </table:table-cell>
          <table:table-cell table:number-columns-repeated="2"/>
          <table:table-cell office:value-type="float" office:value="27790" calcext:value-type="float">
            <text:p>27790</text:p>
          </table:table-cell>
          <table:table-cell table:number-columns-repeated="2"/>
          <table:table-cell office:value-type="float" office:value="27790" calcext:value-type="float">
            <text:p>27790</text:p>
          </table:table-cell>
          <table:table-cell table:number-columns-repeated="2"/>
          <table:table-cell office:value-type="float" office:value="27790" calcext:value-type="float">
            <text:p>27790</text:p>
          </table:table-cell>
          <table:table-cell table:number-columns-repeated="2"/>
          <table:table-cell office:value-type="float" office:value="27790" calcext:value-type="float">
            <text:p>27790</text:p>
          </table:table-cell>
          <table:table-cell table:number-columns-repeated="995"/>
        </table:table-row>
        <table:table-row table:style-name="ro1">
          <table:table-cell office:value-type="time" office:time-value="PT42202H00M00S" calcext:value-type="time">
            <text:p>42202:00:00</text:p>
          </table:table-cell>
          <table:table-cell office:value-type="float" office:value="26145.25" calcext:value-type="float">
            <text:p>26145.25</text:p>
          </table:table-cell>
          <table:table-cell table:number-columns-repeated="2"/>
          <table:table-cell office:value-type="float" office:value="26145.25" calcext:value-type="float">
            <text:p>26145.25</text:p>
          </table:table-cell>
          <table:table-cell table:number-columns-repeated="2"/>
          <table:table-cell office:value-type="float" office:value="26878.25" calcext:value-type="float">
            <text:p>26878.25</text:p>
          </table:table-cell>
          <table:table-cell table:number-columns-repeated="2"/>
          <table:table-cell office:value-type="float" office:value="26878.25" calcext:value-type="float">
            <text:p>26878.25</text:p>
          </table:table-cell>
          <table:table-cell table:number-columns-repeated="2"/>
          <table:table-cell office:value-type="float" office:value="26878.25" calcext:value-type="float">
            <text:p>26878.25</text:p>
          </table:table-cell>
          <table:table-cell table:number-columns-repeated="2"/>
          <table:table-cell office:value-type="float" office:value="26878.25" calcext:value-type="float">
            <text:p>26878.25</text:p>
          </table:table-cell>
          <table:table-cell table:number-columns-repeated="2"/>
          <table:table-cell office:value-type="float" office:value="28845" calcext:value-type="float">
            <text:p>28845</text:p>
          </table:table-cell>
          <table:table-cell table:number-columns-repeated="2"/>
          <table:table-cell office:value-type="float" office:value="28845" calcext:value-type="float">
            <text:p>28845</text:p>
          </table:table-cell>
          <table:table-cell table:number-columns-repeated="2"/>
          <table:table-cell office:value-type="float" office:value="28845" calcext:value-type="float">
            <text:p>28845</text:p>
          </table:table-cell>
          <table:table-cell table:number-columns-repeated="2"/>
          <table:table-cell office:value-type="float" office:value="28845" calcext:value-type="float">
            <text:p>28845</text:p>
          </table:table-cell>
          <table:table-cell table:number-columns-repeated="995"/>
        </table:table-row>
        <table:table-row table:style-name="ro1">
          <table:table-cell office:value-type="time" office:time-value="PT22030H00M00S" calcext:value-type="time">
            <text:p>22030:00:00</text:p>
          </table:table-cell>
          <table:table-cell office:value-type="float" office:value="23525" calcext:value-type="float">
            <text:p>23525</text:p>
          </table:table-cell>
          <table:table-cell table:number-columns-repeated="2"/>
          <table:table-cell office:value-type="float" office:value="23525" calcext:value-type="float">
            <text:p>23525</text:p>
          </table:table-cell>
          <table:table-cell table:number-columns-repeated="2"/>
          <table:table-cell office:value-type="float" office:value="25309" calcext:value-type="float">
            <text:p>25309</text:p>
          </table:table-cell>
          <table:table-cell table:number-columns-repeated="2"/>
          <table:table-cell office:value-type="float" office:value="25309" calcext:value-type="float">
            <text:p>25309</text:p>
          </table:table-cell>
          <table:table-cell table:number-columns-repeated="2"/>
          <table:table-cell office:value-type="float" office:value="25309" calcext:value-type="float">
            <text:p>25309</text:p>
          </table:table-cell>
          <table:table-cell table:number-columns-repeated="2"/>
          <table:table-cell office:value-type="float" office:value="25309" calcext:value-type="float">
            <text:p>25309</text:p>
          </table:table-cell>
          <table:table-cell table:number-columns-repeated="2"/>
          <table:table-cell office:value-type="float" office:value="26423" calcext:value-type="float">
            <text:p>26423</text:p>
          </table:table-cell>
          <table:table-cell table:number-columns-repeated="2"/>
          <table:table-cell office:value-type="float" office:value="26423" calcext:value-type="float">
            <text:p>26423</text:p>
          </table:table-cell>
          <table:table-cell table:number-columns-repeated="2"/>
          <table:table-cell office:value-type="float" office:value="26423" calcext:value-type="float">
            <text:p>26423</text:p>
          </table:table-cell>
          <table:table-cell table:number-columns-repeated="2"/>
          <table:table-cell office:value-type="float" office:value="26423" calcext:value-type="float">
            <text:p>26423</text:p>
          </table:table-cell>
          <table:table-cell table:number-columns-repeated="995"/>
        </table:table-row>
        <table:table-row table:style-name="ro1">
          <table:table-cell office:value-type="time" office:time-value="PT29571H00M00S" calcext:value-type="time">
            <text:p>29571:00:00</text:p>
          </table:table-cell>
          <table:table-cell office:value-type="float" office:value="26317.9375" calcext:value-type="float">
            <text:p>26317.9375</text:p>
          </table:table-cell>
          <table:table-cell table:number-columns-repeated="2"/>
          <table:table-cell office:value-type="float" office:value="26317.9375" calcext:value-type="float">
            <text:p>26317.9375</text:p>
          </table:table-cell>
          <table:table-cell table:number-columns-repeated="2"/>
          <table:table-cell office:value-type="float" office:value="27315.125" calcext:value-type="float">
            <text:p>27315.125</text:p>
          </table:table-cell>
          <table:table-cell table:number-columns-repeated="2"/>
          <table:table-cell office:value-type="float" office:value="27315.125" calcext:value-type="float">
            <text:p>27315.125</text:p>
          </table:table-cell>
          <table:table-cell table:number-columns-repeated="2"/>
          <table:table-cell office:value-type="float" office:value="27315.125" calcext:value-type="float">
            <text:p>27315.125</text:p>
          </table:table-cell>
          <table:table-cell table:number-columns-repeated="2"/>
          <table:table-cell office:value-type="float" office:value="27315.125" calcext:value-type="float">
            <text:p>27315.125</text:p>
          </table:table-cell>
          <table:table-cell table:number-columns-repeated="2"/>
          <table:table-cell office:value-type="float" office:value="32992" calcext:value-type="float">
            <text:p>32992</text:p>
          </table:table-cell>
          <table:table-cell table:number-columns-repeated="2"/>
          <table:table-cell office:value-type="float" office:value="32992" calcext:value-type="float">
            <text:p>32992</text:p>
          </table:table-cell>
          <table:table-cell table:number-columns-repeated="2"/>
          <table:table-cell office:value-type="float" office:value="32992" calcext:value-type="float">
            <text:p>32992</text:p>
          </table:table-cell>
          <table:table-cell table:number-columns-repeated="2"/>
          <table:table-cell office:value-type="float" office:value="32992" calcext:value-type="float">
            <text:p>32992</text:p>
          </table:table-cell>
          <table:table-cell table:number-columns-repeated="995"/>
        </table:table-row>
        <table:table-row table:style-name="ro1">
          <table:table-cell office:value-type="time" office:time-value="PT514H00M00S" calcext:value-type="time">
            <text:p>514:00:00</text:p>
          </table:table-cell>
          <table:table-cell office:value-type="float" office:value="32069.0414" calcext:value-type="float">
            <text:p>32069.0414</text:p>
          </table:table-cell>
          <table:table-cell table:number-columns-repeated="2"/>
          <table:table-cell office:value-type="float" office:value="32095.4491" calcext:value-type="float">
            <text:p>32095.4491</text:p>
          </table:table-cell>
          <table:table-cell table:number-columns-repeated="2"/>
          <table:table-cell office:value-type="float" office:value="32717.6978" calcext:value-type="float">
            <text:p>32717.6978</text:p>
          </table:table-cell>
          <table:table-cell table:number-columns-repeated="2"/>
          <table:table-cell office:value-type="float" office:value="32719.0667" calcext:value-type="float">
            <text:p>32719.0667</text:p>
          </table:table-cell>
          <table:table-cell table:number-columns-repeated="2"/>
          <table:table-cell office:value-type="float" office:value="32719.0667" calcext:value-type="float">
            <text:p>32719.0667</text:p>
          </table:table-cell>
          <table:table-cell table:number-columns-repeated="2"/>
          <table:table-cell office:value-type="float" office:value="32724.4462" calcext:value-type="float">
            <text:p>32724.4462</text:p>
          </table:table-cell>
          <table:table-cell table:number-columns-repeated="2"/>
          <table:table-cell office:value-type="float" office:value="40520" calcext:value-type="float">
            <text:p>40520</text:p>
          </table:table-cell>
          <table:table-cell table:number-columns-repeated="2"/>
          <table:table-cell office:value-type="float" office:value="40520" calcext:value-type="float">
            <text:p>40520</text:p>
          </table:table-cell>
          <table:table-cell table:number-columns-repeated="2"/>
          <table:table-cell office:value-type="float" office:value="40520" calcext:value-type="float">
            <text:p>40520</text:p>
          </table:table-cell>
          <table:table-cell table:number-columns-repeated="2"/>
          <table:table-cell office:value-type="float" office:value="40520" calcext:value-type="float">
            <text:p>40520</text:p>
          </table:table-cell>
          <table:table-cell table:number-columns-repeated="995"/>
        </table:table-row>
        <table:table-row table:style-name="ro1">
          <table:table-cell office:value-type="time" office:time-value="PT6486H00M00S" calcext:value-type="time">
            <text:p>6486:00:00</text:p>
          </table:table-cell>
          <table:table-cell office:value-type="float" office:value="16111.0625" calcext:value-type="float">
            <text:p>16111.0625</text:p>
          </table:table-cell>
          <table:table-cell table:number-columns-repeated="2"/>
          <table:table-cell office:value-type="float" office:value="16111.0625" calcext:value-type="float">
            <text:p>16111.0625</text:p>
          </table:table-cell>
          <table:table-cell table:number-columns-repeated="2"/>
          <table:table-cell office:value-type="float" office:value="16654.6667" calcext:value-type="float">
            <text:p>16654.6667</text:p>
          </table:table-cell>
          <table:table-cell table:number-columns-repeated="2"/>
          <table:table-cell office:value-type="float" office:value="16654.6667" calcext:value-type="float">
            <text:p>16654.6667</text:p>
          </table:table-cell>
          <table:table-cell table:number-columns-repeated="2"/>
          <table:table-cell office:value-type="float" office:value="16654.6667" calcext:value-type="float">
            <text:p>16654.6667</text:p>
          </table:table-cell>
          <table:table-cell table:number-columns-repeated="2"/>
          <table:table-cell office:value-type="float" office:value="16654.6667" calcext:value-type="float">
            <text:p>16654.6667</text:p>
          </table:table-cell>
          <table:table-cell table:number-columns-repeated="2"/>
          <table:table-cell office:value-type="float" office:value="19848" calcext:value-type="float">
            <text:p>19848</text:p>
          </table:table-cell>
          <table:table-cell table:number-columns-repeated="2"/>
          <table:table-cell office:value-type="float" office:value="19848" calcext:value-type="float">
            <text:p>19848</text:p>
          </table:table-cell>
          <table:table-cell table:number-columns-repeated="2"/>
          <table:table-cell office:value-type="float" office:value="19848" calcext:value-type="float">
            <text:p>19848</text:p>
          </table:table-cell>
          <table:table-cell table:number-columns-repeated="2"/>
          <table:table-cell office:value-type="float" office:value="19848" calcext:value-type="float">
            <text:p>19848</text:p>
          </table:table-cell>
          <table:table-cell table:number-columns-repeated="995"/>
        </table:table-row>
        <table:table-row table:style-name="ro1">
          <table:table-cell office:value-type="time" office:time-value="PT13923H00M00S" calcext:value-type="time">
            <text:p>13923:00:00</text:p>
          </table:table-cell>
          <table:table-cell office:value-type="float" office:value="27578.413" calcext:value-type="float">
            <text:p>27578.413</text:p>
          </table:table-cell>
          <table:table-cell table:number-columns-repeated="2"/>
          <table:table-cell office:value-type="float" office:value="27578.413" calcext:value-type="float">
            <text:p>27578.413</text:p>
          </table:table-cell>
          <table:table-cell table:number-columns-repeated="2"/>
          <table:table-cell office:value-type="float" office:value="28274.1429" calcext:value-type="float">
            <text:p>28274.1429</text:p>
          </table:table-cell>
          <table:table-cell table:number-columns-repeated="2"/>
          <table:table-cell office:value-type="float" office:value="28274.1429" calcext:value-type="float">
            <text:p>28274.1429</text:p>
          </table:table-cell>
          <table:table-cell table:number-columns-repeated="2"/>
          <table:table-cell office:value-type="float" office:value="28274.1429" calcext:value-type="float">
            <text:p>28274.1429</text:p>
          </table:table-cell>
          <table:table-cell table:number-columns-repeated="2"/>
          <table:table-cell office:value-type="float" office:value="28274.1429" calcext:value-type="float">
            <text:p>28274.1429</text:p>
          </table:table-cell>
          <table:table-cell table:number-columns-repeated="2"/>
          <table:table-cell office:value-type="float" office:value="31425" calcext:value-type="float">
            <text:p>31425</text:p>
          </table:table-cell>
          <table:table-cell table:number-columns-repeated="2"/>
          <table:table-cell office:value-type="float" office:value="31425" calcext:value-type="float">
            <text:p>31425</text:p>
          </table:table-cell>
          <table:table-cell table:number-columns-repeated="2"/>
          <table:table-cell office:value-type="float" office:value="31425" calcext:value-type="float">
            <text:p>31425</text:p>
          </table:table-cell>
          <table:table-cell table:number-columns-repeated="2"/>
          <table:table-cell office:value-type="float" office:value="31425" calcext:value-type="float">
            <text:p>31425</text:p>
          </table:table-cell>
          <table:table-cell table:number-columns-repeated="995"/>
        </table:table-row>
        <table:table-row table:style-name="ro1">
          <table:table-cell office:value-type="time" office:time-value="PT11913H00M00S" calcext:value-type="time">
            <text:p>11913:00:00</text:p>
          </table:table-cell>
          <table:table-cell office:value-type="float" office:value="21551.2143" calcext:value-type="float">
            <text:p>21551.2143</text:p>
          </table:table-cell>
          <table:table-cell table:number-columns-repeated="2"/>
          <table:table-cell office:value-type="float" office:value="21587.875" calcext:value-type="float">
            <text:p>21587.875</text:p>
          </table:table-cell>
          <table:table-cell table:number-columns-repeated="2"/>
          <table:table-cell office:value-type="float" office:value="22171" calcext:value-type="float">
            <text:p>22171</text:p>
          </table:table-cell>
          <table:table-cell table:number-columns-repeated="2"/>
          <table:table-cell office:value-type="float" office:value="22171" calcext:value-type="float">
            <text:p>22171</text:p>
          </table:table-cell>
          <table:table-cell table:number-columns-repeated="2"/>
          <table:table-cell office:value-type="float" office:value="22171" calcext:value-type="float">
            <text:p>22171</text:p>
          </table:table-cell>
          <table:table-cell table:number-columns-repeated="2"/>
          <table:table-cell office:value-type="float" office:value="22171" calcext:value-type="float">
            <text:p>22171</text:p>
          </table:table-cell>
          <table:table-cell table:number-columns-repeated="2"/>
          <table:table-cell office:value-type="float" office:value="22171" calcext:value-type="float">
            <text:p>22171</text:p>
          </table:table-cell>
          <table:table-cell table:number-columns-repeated="2"/>
          <table:table-cell office:value-type="float" office:value="22171" calcext:value-type="float">
            <text:p>22171</text:p>
          </table:table-cell>
          <table:table-cell table:number-columns-repeated="2"/>
          <table:table-cell office:value-type="float" office:value="22171" calcext:value-type="float">
            <text:p>22171</text:p>
          </table:table-cell>
          <table:table-cell table:number-columns-repeated="2"/>
          <table:table-cell office:value-type="float" office:value="22171" calcext:value-type="float">
            <text:p>22171</text:p>
          </table:table-cell>
          <table:table-cell table:number-columns-repeated="995"/>
        </table:table-row>
        <table:table-row table:style-name="ro1">
          <table:table-cell office:value-type="time" office:time-value="PT10104H00M00S" calcext:value-type="time">
            <text:p>10104:00:00</text:p>
          </table:table-cell>
          <table:table-cell office:value-type="float" office:value="26398.6867" calcext:value-type="float">
            <text:p>26398.6867</text:p>
          </table:table-cell>
          <table:table-cell table:number-columns-repeated="2"/>
          <table:table-cell office:value-type="float" office:value="26440.75" calcext:value-type="float">
            <text:p>26440.75</text:p>
          </table:table-cell>
          <table:table-cell table:number-columns-repeated="2"/>
          <table:table-cell office:value-type="float" office:value="27076.6" calcext:value-type="float">
            <text:p>27076.6</text:p>
          </table:table-cell>
          <table:table-cell table:number-columns-repeated="2"/>
          <table:table-cell office:value-type="float" office:value="27076.6" calcext:value-type="float">
            <text:p>27076.6</text:p>
          </table:table-cell>
          <table:table-cell table:number-columns-repeated="2"/>
          <table:table-cell office:value-type="float" office:value="27076.6" calcext:value-type="float">
            <text:p>27076.6</text:p>
          </table:table-cell>
          <table:table-cell table:number-columns-repeated="2"/>
          <table:table-cell office:value-type="float" office:value="27076.6" calcext:value-type="float">
            <text:p>27076.6</text:p>
          </table:table-cell>
          <table:table-cell table:number-columns-repeated="2"/>
          <table:table-cell office:value-type="float" office:value="27121" calcext:value-type="float">
            <text:p>27121</text:p>
          </table:table-cell>
          <table:table-cell table:number-columns-repeated="2"/>
          <table:table-cell office:value-type="float" office:value="27121" calcext:value-type="float">
            <text:p>27121</text:p>
          </table:table-cell>
          <table:table-cell table:number-columns-repeated="2"/>
          <table:table-cell office:value-type="float" office:value="27121" calcext:value-type="float">
            <text:p>27121</text:p>
          </table:table-cell>
          <table:table-cell table:number-columns-repeated="2"/>
          <table:table-cell office:value-type="float" office:value="27121" calcext:value-type="float">
            <text:p>27121</text:p>
          </table:table-cell>
          <table:table-cell table:number-columns-repeated="995"/>
        </table:table-row>
        <table:table-row table:style-name="ro1">
          <table:table-cell office:value-type="time" office:time-value="PT13809H00M00S" calcext:value-type="time">
            <text:p>13809:00:00</text:p>
          </table:table-cell>
          <table:table-cell office:value-type="float" office:value="33715.2304" calcext:value-type="float">
            <text:p>33715.2304</text:p>
          </table:table-cell>
          <table:table-cell table:number-columns-repeated="2"/>
          <table:table-cell office:value-type="float" office:value="34022.6378" calcext:value-type="float">
            <text:p>34022.6378</text:p>
          </table:table-cell>
          <table:table-cell table:number-columns-repeated="2"/>
          <table:table-cell office:value-type="float" office:value="34307.9048" calcext:value-type="float">
            <text:p>34307.9048</text:p>
          </table:table-cell>
          <table:table-cell table:number-columns-repeated="2"/>
          <table:table-cell office:value-type="float" office:value="34307.9048" calcext:value-type="float">
            <text:p>34307.9048</text:p>
          </table:table-cell>
          <table:table-cell table:number-columns-repeated="2"/>
          <table:table-cell office:value-type="float" office:value="34307.9048" calcext:value-type="float">
            <text:p>34307.9048</text:p>
          </table:table-cell>
          <table:table-cell table:number-columns-repeated="2"/>
          <table:table-cell office:value-type="float" office:value="34330.0714" calcext:value-type="float">
            <text:p>34330.0714</text:p>
          </table:table-cell>
          <table:table-cell table:number-columns-repeated="2"/>
          <table:table-cell office:value-type="float" office:value="46204" calcext:value-type="float">
            <text:p>46204</text:p>
          </table:table-cell>
          <table:table-cell table:number-columns-repeated="2"/>
          <table:table-cell office:value-type="float" office:value="46204" calcext:value-type="float">
            <text:p>46204</text:p>
          </table:table-cell>
          <table:table-cell table:number-columns-repeated="2"/>
          <table:table-cell office:value-type="float" office:value="46204" calcext:value-type="float">
            <text:p>46204</text:p>
          </table:table-cell>
          <table:table-cell table:number-columns-repeated="2"/>
          <table:table-cell office:value-type="float" office:value="46204" calcext:value-type="float">
            <text:p>46204</text:p>
          </table:table-cell>
          <table:table-cell table:number-columns-repeated="995"/>
        </table:table-row>
        <table:table-row table:style-name="ro1">
          <table:table-cell office:value-type="time" office:time-value="PT60534H00M00S" calcext:value-type="time">
            <text:p>60534:00:00</text:p>
          </table:table-cell>
          <table:table-cell office:value-type="float" office:value="28943" calcext:value-type="float">
            <text:p>28943</text:p>
          </table:table-cell>
          <table:table-cell table:number-columns-repeated="2"/>
          <table:table-cell office:value-type="float" office:value="28943" calcext:value-type="float">
            <text:p>28943</text:p>
          </table:table-cell>
          <table:table-cell table:number-columns-repeated="2"/>
          <table:table-cell office:value-type="float" office:value="28943" calcext:value-type="float">
            <text:p>28943</text:p>
          </table:table-cell>
          <table:table-cell table:number-columns-repeated="2"/>
          <table:table-cell office:value-type="float" office:value="28943" calcext:value-type="float">
            <text:p>28943</text:p>
          </table:table-cell>
          <table:table-cell table:number-columns-repeated="2"/>
          <table:table-cell office:value-type="float" office:value="28943" calcext:value-type="float">
            <text:p>28943</text:p>
          </table:table-cell>
          <table:table-cell table:number-columns-repeated="2"/>
          <table:table-cell office:value-type="float" office:value="28943" calcext:value-type="float">
            <text:p>28943</text:p>
          </table:table-cell>
          <table:table-cell table:number-columns-repeated="2"/>
          <table:table-cell office:value-type="float" office:value="29922" calcext:value-type="float">
            <text:p>29922</text:p>
          </table:table-cell>
          <table:table-cell table:number-columns-repeated="2"/>
          <table:table-cell office:value-type="float" office:value="29922" calcext:value-type="float">
            <text:p>29922</text:p>
          </table:table-cell>
          <table:table-cell table:number-columns-repeated="2"/>
          <table:table-cell office:value-type="float" office:value="29922" calcext:value-type="float">
            <text:p>29922</text:p>
          </table:table-cell>
          <table:table-cell table:number-columns-repeated="2"/>
          <table:table-cell office:value-type="float" office:value="29922" calcext:value-type="float">
            <text:p>29922</text:p>
          </table:table-cell>
          <table:table-cell table:number-columns-repeated="995"/>
        </table:table-row>
        <table:table-row table:style-name="ro1">
          <table:table-cell office:value-type="time" office:time-value="PT23529H00M00S" calcext:value-type="time">
            <text:p>23529:00:00</text:p>
          </table:table-cell>
          <table:table-cell office:value-type="float" office:value="27102.9688" calcext:value-type="float">
            <text:p>27102.9688</text:p>
          </table:table-cell>
          <table:table-cell table:number-columns-repeated="2"/>
          <table:table-cell office:value-type="float" office:value="27102.9688" calcext:value-type="float">
            <text:p>27102.9688</text:p>
          </table:table-cell>
          <table:table-cell table:number-columns-repeated="2"/>
          <table:table-cell office:value-type="float" office:value="28418.875" calcext:value-type="float">
            <text:p>28418.875</text:p>
          </table:table-cell>
          <table:table-cell table:number-columns-repeated="2"/>
          <table:table-cell office:value-type="float" office:value="28418.875" calcext:value-type="float">
            <text:p>28418.875</text:p>
          </table:table-cell>
          <table:table-cell table:number-columns-repeated="2"/>
          <table:table-cell office:value-type="float" office:value="28418.875" calcext:value-type="float">
            <text:p>28418.875</text:p>
          </table:table-cell>
          <table:table-cell table:number-columns-repeated="2"/>
          <table:table-cell office:value-type="float" office:value="28418.875" calcext:value-type="float">
            <text:p>28418.875</text:p>
          </table:table-cell>
          <table:table-cell table:number-columns-repeated="2"/>
          <table:table-cell office:value-type="float" office:value="34557" calcext:value-type="float">
            <text:p>34557</text:p>
          </table:table-cell>
          <table:table-cell table:number-columns-repeated="2"/>
          <table:table-cell office:value-type="float" office:value="34557" calcext:value-type="float">
            <text:p>34557</text:p>
          </table:table-cell>
          <table:table-cell table:number-columns-repeated="2"/>
          <table:table-cell office:value-type="float" office:value="34557" calcext:value-type="float">
            <text:p>34557</text:p>
          </table:table-cell>
          <table:table-cell table:number-columns-repeated="2"/>
          <table:table-cell office:value-type="float" office:value="34557" calcext:value-type="float">
            <text:p>34557</text:p>
          </table:table-cell>
          <table:table-cell table:number-columns-repeated="995"/>
        </table:table-row>
        <table:table-row table:style-name="ro1">
          <table:table-cell office:value-type="time" office:time-value="PT788H00M00S" calcext:value-type="time">
            <text:p>788:00:00</text:p>
          </table:table-cell>
          <table:table-cell office:value-type="float" office:value="27684.6742" calcext:value-type="float">
            <text:p>27684.6742</text:p>
          </table:table-cell>
          <table:table-cell table:number-columns-repeated="2"/>
          <table:table-cell office:value-type="float" office:value="27909.5761" calcext:value-type="float">
            <text:p>27909.5761</text:p>
          </table:table-cell>
          <table:table-cell table:number-columns-repeated="2"/>
          <table:table-cell office:value-type="float" office:value="28707.7727" calcext:value-type="float">
            <text:p>28707.7727</text:p>
          </table:table-cell>
          <table:table-cell table:number-columns-repeated="2"/>
          <table:table-cell office:value-type="float" office:value="28992.5256" calcext:value-type="float">
            <text:p>28992.5256</text:p>
          </table:table-cell>
          <table:table-cell table:number-columns-repeated="2"/>
          <table:table-cell office:value-type="float" office:value="28992.5256" calcext:value-type="float">
            <text:p>28992.5256</text:p>
          </table:table-cell>
          <table:table-cell table:number-columns-repeated="2"/>
          <table:table-cell office:value-type="float" office:value="28992.5256" calcext:value-type="float">
            <text:p>28992.5256</text:p>
          </table:table-cell>
          <table:table-cell table:number-columns-repeated="2"/>
          <table:table-cell office:value-type="float" office:value="36519" calcext:value-type="float">
            <text:p>36519</text:p>
          </table:table-cell>
          <table:table-cell table:number-columns-repeated="2"/>
          <table:table-cell office:value-type="float" office:value="36519" calcext:value-type="float">
            <text:p>36519</text:p>
          </table:table-cell>
          <table:table-cell table:number-columns-repeated="2"/>
          <table:table-cell office:value-type="float" office:value="36519" calcext:value-type="float">
            <text:p>36519</text:p>
          </table:table-cell>
          <table:table-cell table:number-columns-repeated="2"/>
          <table:table-cell office:value-type="float" office:value="36519" calcext:value-type="float">
            <text:p>36519</text:p>
          </table:table-cell>
          <table:table-cell table:number-columns-repeated="995"/>
        </table:table-row>
        <table:table-row table:style-name="ro1">
          <table:table-cell office:value-type="time" office:time-value="PT53182H00M00S" calcext:value-type="time">
            <text:p>53182:00:00</text:p>
          </table:table-cell>
          <table:table-cell office:value-type="float" office:value="43660.6167" calcext:value-type="float">
            <text:p>43660.6167</text:p>
          </table:table-cell>
          <table:table-cell table:number-columns-repeated="2"/>
          <table:table-cell office:value-type="float" office:value="44394.5625" calcext:value-type="float">
            <text:p>44394.5625</text:p>
          </table:table-cell>
          <table:table-cell table:number-columns-repeated="2"/>
          <table:table-cell office:value-type="float" office:value="46379.8235" calcext:value-type="float">
            <text:p>46379.8235</text:p>
          </table:table-cell>
          <table:table-cell table:number-columns-repeated="2"/>
          <table:table-cell office:value-type="float" office:value="47587.6667" calcext:value-type="float">
            <text:p>47587.6667</text:p>
          </table:table-cell>
          <table:table-cell table:number-columns-repeated="2"/>
          <table:table-cell office:value-type="float" office:value="47587.6667" calcext:value-type="float">
            <text:p>47587.6667</text:p>
          </table:table-cell>
          <table:table-cell table:number-columns-repeated="2"/>
          <table:table-cell office:value-type="float" office:value="47587.6667" calcext:value-type="float">
            <text:p>47587.6667</text:p>
          </table:table-cell>
          <table:table-cell table:number-columns-repeated="2"/>
          <table:table-cell office:value-type="float" office:value="53480" calcext:value-type="float">
            <text:p>53480</text:p>
          </table:table-cell>
          <table:table-cell table:number-columns-repeated="2"/>
          <table:table-cell office:value-type="float" office:value="53480" calcext:value-type="float">
            <text:p>53480</text:p>
          </table:table-cell>
          <table:table-cell table:number-columns-repeated="2"/>
          <table:table-cell office:value-type="float" office:value="53480" calcext:value-type="float">
            <text:p>53480</text:p>
          </table:table-cell>
          <table:table-cell table:number-columns-repeated="2"/>
          <table:table-cell office:value-type="float" office:value="53480" calcext:value-type="float">
            <text:p>53480</text:p>
          </table:table-cell>
          <table:table-cell table:number-columns-repeated="995"/>
        </table:table-row>
        <table:table-row table:style-name="ro1">
          <table:table-cell office:value-type="time" office:time-value="PT1386H00M00S" calcext:value-type="time">
            <text:p>1386:00:00</text:p>
          </table:table-cell>
          <table:table-cell office:value-type="float" office:value="28029.9737" calcext:value-type="float">
            <text:p>28029.9737</text:p>
          </table:table-cell>
          <table:table-cell table:number-columns-repeated="2"/>
          <table:table-cell office:value-type="float" office:value="28029.9737" calcext:value-type="float">
            <text:p>28029.9737</text:p>
          </table:table-cell>
          <table:table-cell table:number-columns-repeated="2"/>
          <table:table-cell office:value-type="float" office:value="29897.3333" calcext:value-type="float">
            <text:p>29897.3333</text:p>
          </table:table-cell>
          <table:table-cell table:number-columns-repeated="2"/>
          <table:table-cell office:value-type="float" office:value="29897.3333" calcext:value-type="float">
            <text:p>29897.3333</text:p>
          </table:table-cell>
          <table:table-cell table:number-columns-repeated="2"/>
          <table:table-cell office:value-type="float" office:value="29897.3333" calcext:value-type="float">
            <text:p>29897.3333</text:p>
          </table:table-cell>
          <table:table-cell table:number-columns-repeated="2"/>
          <table:table-cell office:value-type="float" office:value="29897.3333" calcext:value-type="float">
            <text:p>29897.3333</text:p>
          </table:table-cell>
          <table:table-cell table:number-columns-repeated="2"/>
          <table:table-cell office:value-type="float" office:value="33773" calcext:value-type="float">
            <text:p>33773</text:p>
          </table:table-cell>
          <table:table-cell table:number-columns-repeated="2"/>
          <table:table-cell office:value-type="float" office:value="33773" calcext:value-type="float">
            <text:p>33773</text:p>
          </table:table-cell>
          <table:table-cell table:number-columns-repeated="2"/>
          <table:table-cell office:value-type="float" office:value="33773" calcext:value-type="float">
            <text:p>33773</text:p>
          </table:table-cell>
          <table:table-cell table:number-columns-repeated="2"/>
          <table:table-cell office:value-type="float" office:value="33773" calcext:value-type="float">
            <text:p>33773</text:p>
          </table:table-cell>
          <table:table-cell table:number-columns-repeated="995"/>
        </table:table-row>
        <table:table-row table:style-name="ro1">
          <table:table-cell office:value-type="time" office:time-value="PT6494H00M00S" calcext:value-type="time">
            <text:p>6494:00:00</text:p>
          </table:table-cell>
          <table:table-cell office:value-type="float" office:value="20275.9154" calcext:value-type="float">
            <text:p>20275.9154</text:p>
          </table:table-cell>
          <table:table-cell table:number-columns-repeated="2"/>
          <table:table-cell office:value-type="float" office:value="20465.2153" calcext:value-type="float">
            <text:p>20465.2153</text:p>
          </table:table-cell>
          <table:table-cell table:number-columns-repeated="2"/>
          <table:table-cell office:value-type="float" office:value="21218.5245" calcext:value-type="float">
            <text:p>21218.5245</text:p>
          </table:table-cell>
          <table:table-cell table:number-columns-repeated="2"/>
          <table:table-cell office:value-type="float" office:value="21583.7262" calcext:value-type="float">
            <text:p>21583.7262</text:p>
          </table:table-cell>
          <table:table-cell table:number-columns-repeated="2"/>
          <table:table-cell office:value-type="float" office:value="21583.7262" calcext:value-type="float">
            <text:p>21583.7262</text:p>
          </table:table-cell>
          <table:table-cell table:number-columns-repeated="2"/>
          <table:table-cell office:value-type="float" office:value="21611.0357" calcext:value-type="float">
            <text:p>21611.0357</text:p>
          </table:table-cell>
          <table:table-cell table:number-columns-repeated="2"/>
          <table:table-cell office:value-type="float" office:value="29022" calcext:value-type="float">
            <text:p>29022</text:p>
          </table:table-cell>
          <table:table-cell table:number-columns-repeated="2"/>
          <table:table-cell office:value-type="float" office:value="29022" calcext:value-type="float">
            <text:p>29022</text:p>
          </table:table-cell>
          <table:table-cell table:number-columns-repeated="2"/>
          <table:table-cell office:value-type="float" office:value="29022" calcext:value-type="float">
            <text:p>29022</text:p>
          </table:table-cell>
          <table:table-cell table:number-columns-repeated="2"/>
          <table:table-cell office:value-type="float" office:value="29022" calcext:value-type="float">
            <text:p>29022</text:p>
          </table:table-cell>
          <table:table-cell table:number-columns-repeated="995"/>
        </table:table-row>
        <table:table-row table:style-name="ro1">
          <table:table-cell office:value-type="time" office:time-value="PT24620H00M00S" calcext:value-type="time">
            <text:p>24620:00:00</text:p>
          </table:table-cell>
          <table:table-cell office:value-type="float" office:value="26972.8907" calcext:value-type="float">
            <text:p>26972.8907</text:p>
          </table:table-cell>
          <table:table-cell table:number-columns-repeated="2"/>
          <table:table-cell office:value-type="float" office:value="27075.7736" calcext:value-type="float">
            <text:p>27075.7736</text:p>
          </table:table-cell>
          <table:table-cell table:number-columns-repeated="2"/>
          <table:table-cell office:value-type="float" office:value="27251.0833" calcext:value-type="float">
            <text:p>27251.0833</text:p>
          </table:table-cell>
          <table:table-cell table:number-columns-repeated="2"/>
          <table:table-cell office:value-type="float" office:value="27281.3333" calcext:value-type="float">
            <text:p>27281.3333</text:p>
          </table:table-cell>
          <table:table-cell table:number-columns-repeated="2"/>
          <table:table-cell office:value-type="float" office:value="27281.3333" calcext:value-type="float">
            <text:p>27281.3333</text:p>
          </table:table-cell>
          <table:table-cell table:number-columns-repeated="2"/>
          <table:table-cell office:value-type="float" office:value="27281.3333" calcext:value-type="float">
            <text:p>27281.3333</text:p>
          </table:table-cell>
          <table:table-cell table:number-columns-repeated="2"/>
          <table:table-cell office:value-type="float" office:value="29134" calcext:value-type="float">
            <text:p>29134</text:p>
          </table:table-cell>
          <table:table-cell table:number-columns-repeated="2"/>
          <table:table-cell office:value-type="float" office:value="29134" calcext:value-type="float">
            <text:p>29134</text:p>
          </table:table-cell>
          <table:table-cell table:number-columns-repeated="2"/>
          <table:table-cell office:value-type="float" office:value="29134" calcext:value-type="float">
            <text:p>29134</text:p>
          </table:table-cell>
          <table:table-cell table:number-columns-repeated="2"/>
          <table:table-cell office:value-type="float" office:value="29134" calcext:value-type="float">
            <text:p>29134</text:p>
          </table:table-cell>
          <table:table-cell table:number-columns-repeated="995"/>
        </table:table-row>
        <table:table-row table:style-name="ro1">
          <table:table-cell office:value-type="time" office:time-value="PT35175H00M00S" calcext:value-type="time">
            <text:p>35175:00:00</text:p>
          </table:table-cell>
          <table:table-cell office:value-type="float" office:value="39512.5" calcext:value-type="float">
            <text:p>39512.5</text:p>
          </table:table-cell>
          <table:table-cell table:number-columns-repeated="2"/>
          <table:table-cell office:value-type="float" office:value="39512.5" calcext:value-type="float">
            <text:p>39512.5</text:p>
          </table:table-cell>
          <table:table-cell table:number-columns-repeated="2"/>
          <table:table-cell office:value-type="float" office:value="40732.8333" calcext:value-type="float">
            <text:p>40732.8333</text:p>
          </table:table-cell>
          <table:table-cell table:number-columns-repeated="2"/>
          <table:table-cell office:value-type="float" office:value="40732.8333" calcext:value-type="float">
            <text:p>40732.8333</text:p>
          </table:table-cell>
          <table:table-cell table:number-columns-repeated="2"/>
          <table:table-cell office:value-type="float" office:value="40732.8333" calcext:value-type="float">
            <text:p>40732.8333</text:p>
          </table:table-cell>
          <table:table-cell table:number-columns-repeated="2"/>
          <table:table-cell office:value-type="float" office:value="40732.8333" calcext:value-type="float">
            <text:p>40732.8333</text:p>
          </table:table-cell>
          <table:table-cell table:number-columns-repeated="2"/>
          <table:table-cell office:value-type="float" office:value="45104" calcext:value-type="float">
            <text:p>45104</text:p>
          </table:table-cell>
          <table:table-cell table:number-columns-repeated="2"/>
          <table:table-cell office:value-type="float" office:value="45104" calcext:value-type="float">
            <text:p>45104</text:p>
          </table:table-cell>
          <table:table-cell table:number-columns-repeated="2"/>
          <table:table-cell office:value-type="float" office:value="45104" calcext:value-type="float">
            <text:p>45104</text:p>
          </table:table-cell>
          <table:table-cell table:number-columns-repeated="2"/>
          <table:table-cell office:value-type="float" office:value="45104" calcext:value-type="float">
            <text:p>45104</text:p>
          </table:table-cell>
          <table:table-cell table:number-columns-repeated="995"/>
        </table:table-row>
        <table:table-row table:style-name="ro1">
          <table:table-cell office:value-type="time" office:time-value="PT42920H00M00S" calcext:value-type="time">
            <text:p>42920:00:00</text:p>
          </table:table-cell>
          <table:table-cell office:value-type="float" office:value="30476.25" calcext:value-type="float">
            <text:p>30476.25</text:p>
          </table:table-cell>
          <table:table-cell table:number-columns-repeated="2"/>
          <table:table-cell office:value-type="float" office:value="30476.25" calcext:value-type="float">
            <text:p>30476.25</text:p>
          </table:table-cell>
          <table:table-cell table:number-columns-repeated="2"/>
          <table:table-cell office:value-type="float" office:value="30821" calcext:value-type="float">
            <text:p>30821</text:p>
          </table:table-cell>
          <table:table-cell table:number-columns-repeated="2"/>
          <table:table-cell office:value-type="float" office:value="30821" calcext:value-type="float">
            <text:p>30821</text:p>
          </table:table-cell>
          <table:table-cell table:number-columns-repeated="2"/>
          <table:table-cell office:value-type="float" office:value="30821" calcext:value-type="float">
            <text:p>30821</text:p>
          </table:table-cell>
          <table:table-cell table:number-columns-repeated="2"/>
          <table:table-cell office:value-type="float" office:value="30821" calcext:value-type="float">
            <text:p>30821</text:p>
          </table:table-cell>
          <table:table-cell table:number-columns-repeated="2"/>
          <table:table-cell office:value-type="float" office:value="33531" calcext:value-type="float">
            <text:p>33531</text:p>
          </table:table-cell>
          <table:table-cell table:number-columns-repeated="2"/>
          <table:table-cell office:value-type="float" office:value="33531" calcext:value-type="float">
            <text:p>33531</text:p>
          </table:table-cell>
          <table:table-cell table:number-columns-repeated="2"/>
          <table:table-cell office:value-type="float" office:value="33531" calcext:value-type="float">
            <text:p>33531</text:p>
          </table:table-cell>
          <table:table-cell table:number-columns-repeated="2"/>
          <table:table-cell office:value-type="float" office:value="33531" calcext:value-type="float">
            <text:p>33531</text:p>
          </table:table-cell>
          <table:table-cell table:number-columns-repeated="995"/>
        </table:table-row>
        <table:table-row table:style-name="ro1">
          <table:table-cell office:value-type="time" office:time-value="PT26095H00M00S" calcext:value-type="time">
            <text:p>26095:00:00</text:p>
          </table:table-cell>
          <table:table-cell office:value-type="float" office:value="28310.125" calcext:value-type="float">
            <text:p>28310.125</text:p>
          </table:table-cell>
          <table:table-cell table:number-columns-repeated="2"/>
          <table:table-cell office:value-type="float" office:value="28932.25" calcext:value-type="float">
            <text:p>28932.25</text:p>
          </table:table-cell>
          <table:table-cell table:number-columns-repeated="2"/>
          <table:table-cell office:value-type="float" office:value="30635.25" calcext:value-type="float">
            <text:p>30635.25</text:p>
          </table:table-cell>
          <table:table-cell table:number-columns-repeated="2"/>
          <table:table-cell office:value-type="float" office:value="30635.25" calcext:value-type="float">
            <text:p>30635.25</text:p>
          </table:table-cell>
          <table:table-cell table:number-columns-repeated="2"/>
          <table:table-cell office:value-type="float" office:value="30635.25" calcext:value-type="float">
            <text:p>30635.25</text:p>
          </table:table-cell>
          <table:table-cell table:number-columns-repeated="2"/>
          <table:table-cell office:value-type="float" office:value="30635.25" calcext:value-type="float">
            <text:p>30635.25</text:p>
          </table:table-cell>
          <table:table-cell table:number-columns-repeated="2"/>
          <table:table-cell office:value-type="float" office:value="32653" calcext:value-type="float">
            <text:p>32653</text:p>
          </table:table-cell>
          <table:table-cell table:number-columns-repeated="2"/>
          <table:table-cell office:value-type="float" office:value="32653" calcext:value-type="float">
            <text:p>32653</text:p>
          </table:table-cell>
          <table:table-cell table:number-columns-repeated="2"/>
          <table:table-cell office:value-type="float" office:value="32653" calcext:value-type="float">
            <text:p>32653</text:p>
          </table:table-cell>
          <table:table-cell table:number-columns-repeated="2"/>
          <table:table-cell office:value-type="float" office:value="32653" calcext:value-type="float">
            <text:p>32653</text:p>
          </table:table-cell>
          <table:table-cell table:number-columns-repeated="995"/>
        </table:table-row>
        <table:table-row table:style-name="ro1">
          <table:table-cell office:value-type="time" office:time-value="PT13806H00M00S" calcext:value-type="time">
            <text:p>13806:00:00</text:p>
          </table:table-cell>
          <table:table-cell office:value-type="float" office:value="31072.5298" calcext:value-type="float">
            <text:p>31072.5298</text:p>
          </table:table-cell>
          <table:table-cell table:number-columns-repeated="2"/>
          <table:table-cell office:value-type="float" office:value="31080.381" calcext:value-type="float">
            <text:p>31080.381</text:p>
          </table:table-cell>
          <table:table-cell table:number-columns-repeated="2"/>
          <table:table-cell office:value-type="float" office:value="33727.5" calcext:value-type="float">
            <text:p>33727.5</text:p>
          </table:table-cell>
          <table:table-cell table:number-columns-repeated="2"/>
          <table:table-cell office:value-type="float" office:value="33727.5" calcext:value-type="float">
            <text:p>33727.5</text:p>
          </table:table-cell>
          <table:table-cell table:number-columns-repeated="2"/>
          <table:table-cell office:value-type="float" office:value="33727.5" calcext:value-type="float">
            <text:p>33727.5</text:p>
          </table:table-cell>
          <table:table-cell table:number-columns-repeated="2"/>
          <table:table-cell office:value-type="float" office:value="33727.5" calcext:value-type="float">
            <text:p>33727.5</text:p>
          </table:table-cell>
          <table:table-cell table:number-columns-repeated="2"/>
          <table:table-cell office:value-type="float" office:value="34029" calcext:value-type="float">
            <text:p>34029</text:p>
          </table:table-cell>
          <table:table-cell table:number-columns-repeated="2"/>
          <table:table-cell office:value-type="float" office:value="34029" calcext:value-type="float">
            <text:p>34029</text:p>
          </table:table-cell>
          <table:table-cell table:number-columns-repeated="2"/>
          <table:table-cell office:value-type="float" office:value="34029" calcext:value-type="float">
            <text:p>34029</text:p>
          </table:table-cell>
          <table:table-cell table:number-columns-repeated="2"/>
          <table:table-cell office:value-type="float" office:value="34029" calcext:value-type="float">
            <text:p>34029</text:p>
          </table:table-cell>
          <table:table-cell table:number-columns-repeated="995"/>
        </table:table-row>
        <table:table-row table:style-name="ro1">
          <table:table-cell office:value-type="time" office:time-value="PT10749H00M00S" calcext:value-type="time">
            <text:p>10749:00:00</text:p>
          </table:table-cell>
          <table:table-cell office:value-type="float" office:value="26408.5" calcext:value-type="float">
            <text:p>26408.5</text:p>
          </table:table-cell>
          <table:table-cell table:number-columns-repeated="2"/>
          <table:table-cell office:value-type="float" office:value="26408.5" calcext:value-type="float">
            <text:p>26408.5</text:p>
          </table:table-cell>
          <table:table-cell table:number-columns-repeated="2"/>
          <table:table-cell office:value-type="float" office:value="28809" calcext:value-type="float">
            <text:p>28809</text:p>
          </table:table-cell>
          <table:table-cell table:number-columns-repeated="2"/>
          <table:table-cell office:value-type="float" office:value="28809" calcext:value-type="float">
            <text:p>28809</text:p>
          </table:table-cell>
          <table:table-cell table:number-columns-repeated="2"/>
          <table:table-cell office:value-type="float" office:value="28809" calcext:value-type="float">
            <text:p>28809</text:p>
          </table:table-cell>
          <table:table-cell table:number-columns-repeated="2"/>
          <table:table-cell office:value-type="float" office:value="28809" calcext:value-type="float">
            <text:p>28809</text:p>
          </table:table-cell>
          <table:table-cell table:number-columns-repeated="2"/>
          <table:table-cell office:value-type="float" office:value="28854" calcext:value-type="float">
            <text:p>28854</text:p>
          </table:table-cell>
          <table:table-cell table:number-columns-repeated="2"/>
          <table:table-cell office:value-type="float" office:value="28854" calcext:value-type="float">
            <text:p>28854</text:p>
          </table:table-cell>
          <table:table-cell table:number-columns-repeated="2"/>
          <table:table-cell office:value-type="float" office:value="28854" calcext:value-type="float">
            <text:p>28854</text:p>
          </table:table-cell>
          <table:table-cell table:number-columns-repeated="2"/>
          <table:table-cell office:value-type="float" office:value="28854" calcext:value-type="float">
            <text:p>28854</text:p>
          </table:table-cell>
          <table:table-cell table:number-columns-repeated="995"/>
        </table:table-row>
        <table:table-row table:style-name="ro1">
          <table:table-cell office:value-type="time" office:time-value="PT30657H00M00S" calcext:value-type="time">
            <text:p>30657:00:00</text:p>
          </table:table-cell>
          <table:table-cell office:value-type="float" office:value="42062.8333" calcext:value-type="float">
            <text:p>42062.8333</text:p>
          </table:table-cell>
          <table:table-cell table:number-columns-repeated="2"/>
          <table:table-cell office:value-type="float" office:value="42062.8333" calcext:value-type="float">
            <text:p>42062.8333</text:p>
          </table:table-cell>
          <table:table-cell table:number-columns-repeated="2"/>
          <table:table-cell office:value-type="float" office:value="44431" calcext:value-type="float">
            <text:p>44431</text:p>
          </table:table-cell>
          <table:table-cell table:number-columns-repeated="2"/>
          <table:table-cell office:value-type="float" office:value="44431" calcext:value-type="float">
            <text:p>44431</text:p>
          </table:table-cell>
          <table:table-cell table:number-columns-repeated="2"/>
          <table:table-cell office:value-type="float" office:value="44431" calcext:value-type="float">
            <text:p>44431</text:p>
          </table:table-cell>
          <table:table-cell table:number-columns-repeated="2"/>
          <table:table-cell office:value-type="float" office:value="44431" calcext:value-type="float">
            <text:p>44431</text:p>
          </table:table-cell>
          <table:table-cell table:number-columns-repeated="2"/>
          <table:table-cell office:value-type="float" office:value="49696" calcext:value-type="float">
            <text:p>49696</text:p>
          </table:table-cell>
          <table:table-cell table:number-columns-repeated="2"/>
          <table:table-cell office:value-type="float" office:value="49696" calcext:value-type="float">
            <text:p>49696</text:p>
          </table:table-cell>
          <table:table-cell table:number-columns-repeated="2"/>
          <table:table-cell office:value-type="float" office:value="49696" calcext:value-type="float">
            <text:p>49696</text:p>
          </table:table-cell>
          <table:table-cell table:number-columns-repeated="2"/>
          <table:table-cell office:value-type="float" office:value="49696" calcext:value-type="float">
            <text:p>49696</text:p>
          </table:table-cell>
          <table:table-cell table:number-columns-repeated="995"/>
        </table:table-row>
        <table:table-row table:style-name="ro1">
          <table:table-cell office:value-type="time" office:time-value="PT30040H00M00S" calcext:value-type="time">
            <text:p>30040:00:00</text:p>
          </table:table-cell>
          <table:table-cell office:value-type="float" office:value="31195.5" calcext:value-type="float">
            <text:p>31195.5</text:p>
          </table:table-cell>
          <table:table-cell table:number-columns-repeated="2"/>
          <table:table-cell office:value-type="float" office:value="31195.5" calcext:value-type="float">
            <text:p>31195.5</text:p>
          </table:table-cell>
          <table:table-cell table:number-columns-repeated="2"/>
          <table:table-cell office:value-type="float" office:value="35334" calcext:value-type="float">
            <text:p>35334</text:p>
          </table:table-cell>
          <table:table-cell table:number-columns-repeated="2"/>
          <table:table-cell office:value-type="float" office:value="35334" calcext:value-type="float">
            <text:p>35334</text:p>
          </table:table-cell>
          <table:table-cell table:number-columns-repeated="2"/>
          <table:table-cell office:value-type="float" office:value="35334" calcext:value-type="float">
            <text:p>35334</text:p>
          </table:table-cell>
          <table:table-cell table:number-columns-repeated="2"/>
          <table:table-cell office:value-type="float" office:value="35334" calcext:value-type="float">
            <text:p>35334</text:p>
          </table:table-cell>
          <table:table-cell table:number-columns-repeated="2"/>
          <table:table-cell office:value-type="float" office:value="36522" calcext:value-type="float">
            <text:p>36522</text:p>
          </table:table-cell>
          <table:table-cell table:number-columns-repeated="2"/>
          <table:table-cell office:value-type="float" office:value="36522" calcext:value-type="float">
            <text:p>36522</text:p>
          </table:table-cell>
          <table:table-cell table:number-columns-repeated="2"/>
          <table:table-cell office:value-type="float" office:value="36522" calcext:value-type="float">
            <text:p>36522</text:p>
          </table:table-cell>
          <table:table-cell table:number-columns-repeated="2"/>
          <table:table-cell office:value-type="float" office:value="36522" calcext:value-type="float">
            <text:p>36522</text:p>
          </table:table-cell>
          <table:table-cell table:number-columns-repeated="995"/>
        </table:table-row>
        <table:table-row table:style-name="ro1">
          <table:table-cell office:value-type="time" office:time-value="PT36354H00M00S" calcext:value-type="time">
            <text:p>36354:00:00</text:p>
          </table:table-cell>
          <table:table-cell office:value-type="float" office:value="21668.0467" calcext:value-type="float">
            <text:p>21668.0467</text:p>
          </table:table-cell>
          <table:table-cell table:number-columns-repeated="2"/>
          <table:table-cell office:value-type="float" office:value="21690.3432" calcext:value-type="float">
            <text:p>21690.3432</text:p>
          </table:table-cell>
          <table:table-cell table:number-columns-repeated="2"/>
          <table:table-cell office:value-type="float" office:value="22256.5238" calcext:value-type="float">
            <text:p>22256.5238</text:p>
          </table:table-cell>
          <table:table-cell table:number-columns-repeated="2"/>
          <table:table-cell office:value-type="float" office:value="22256.5238" calcext:value-type="float">
            <text:p>22256.5238</text:p>
          </table:table-cell>
          <table:table-cell table:number-columns-repeated="2"/>
          <table:table-cell office:value-type="float" office:value="22256.5238" calcext:value-type="float">
            <text:p>22256.5238</text:p>
          </table:table-cell>
          <table:table-cell table:number-columns-repeated="2"/>
          <table:table-cell office:value-type="float" office:value="22256.5238" calcext:value-type="float">
            <text:p>22256.5238</text:p>
          </table:table-cell>
          <table:table-cell table:number-columns-repeated="2"/>
          <table:table-cell office:value-type="float" office:value="26396" calcext:value-type="float">
            <text:p>26396</text:p>
          </table:table-cell>
          <table:table-cell table:number-columns-repeated="2"/>
          <table:table-cell office:value-type="float" office:value="26396" calcext:value-type="float">
            <text:p>26396</text:p>
          </table:table-cell>
          <table:table-cell table:number-columns-repeated="2"/>
          <table:table-cell office:value-type="float" office:value="26396" calcext:value-type="float">
            <text:p>26396</text:p>
          </table:table-cell>
          <table:table-cell table:number-columns-repeated="2"/>
          <table:table-cell office:value-type="float" office:value="26396" calcext:value-type="float">
            <text:p>26396</text:p>
          </table:table-cell>
          <table:table-cell table:number-columns-repeated="995"/>
        </table:table-row>
        <table:table-row table:style-name="ro1">
          <table:table-cell office:value-type="time" office:time-value="PT33512H00M00S" calcext:value-type="time">
            <text:p>33512:00:00</text:p>
          </table:table-cell>
          <table:table-cell office:value-type="float" office:value="31506.3839" calcext:value-type="float">
            <text:p>31506.3839</text:p>
          </table:table-cell>
          <table:table-cell table:number-columns-repeated="2"/>
          <table:table-cell office:value-type="float" office:value="31506.3839" calcext:value-type="float">
            <text:p>31506.3839</text:p>
          </table:table-cell>
          <table:table-cell table:number-columns-repeated="2"/>
          <table:table-cell office:value-type="float" office:value="33108.6853" calcext:value-type="float">
            <text:p>33108.6853</text:p>
          </table:table-cell>
          <table:table-cell table:number-columns-repeated="2"/>
          <table:table-cell office:value-type="float" office:value="33108.6853" calcext:value-type="float">
            <text:p>33108.6853</text:p>
          </table:table-cell>
          <table:table-cell table:number-columns-repeated="2"/>
          <table:table-cell office:value-type="float" office:value="33108.6853" calcext:value-type="float">
            <text:p>33108.6853</text:p>
          </table:table-cell>
          <table:table-cell table:number-columns-repeated="2"/>
          <table:table-cell office:value-type="float" office:value="33161.0909" calcext:value-type="float">
            <text:p>33161.0909</text:p>
          </table:table-cell>
          <table:table-cell table:number-columns-repeated="2"/>
          <table:table-cell office:value-type="float" office:value="41074" calcext:value-type="float">
            <text:p>41074</text:p>
          </table:table-cell>
          <table:table-cell table:number-columns-repeated="2"/>
          <table:table-cell office:value-type="float" office:value="41074" calcext:value-type="float">
            <text:p>41074</text:p>
          </table:table-cell>
          <table:table-cell table:number-columns-repeated="2"/>
          <table:table-cell office:value-type="float" office:value="41074" calcext:value-type="float">
            <text:p>41074</text:p>
          </table:table-cell>
          <table:table-cell table:number-columns-repeated="2"/>
          <table:table-cell office:value-type="float" office:value="41074" calcext:value-type="float">
            <text:p>41074</text:p>
          </table:table-cell>
          <table:table-cell table:number-columns-repeated="995"/>
        </table:table-row>
        <table:table-row table:style-name="ro1">
          <table:table-cell office:value-type="time" office:time-value="PT1213H00M00S" calcext:value-type="time">
            <text:p>1213:00:00</text:p>
          </table:table-cell>
          <table:table-cell office:value-type="float" office:value="33001.001" calcext:value-type="float">
            <text:p>33001.001</text:p>
          </table:table-cell>
          <table:table-cell table:number-columns-repeated="2"/>
          <table:table-cell office:value-type="float" office:value="33092.5" calcext:value-type="float">
            <text:p>33092.5</text:p>
          </table:table-cell>
          <table:table-cell table:number-columns-repeated="2"/>
          <table:table-cell office:value-type="float" office:value="34805.5" calcext:value-type="float">
            <text:p>34805.5</text:p>
          </table:table-cell>
          <table:table-cell table:number-columns-repeated="2"/>
          <table:table-cell office:value-type="float" office:value="34805.5" calcext:value-type="float">
            <text:p>34805.5</text:p>
          </table:table-cell>
          <table:table-cell table:number-columns-repeated="2"/>
          <table:table-cell office:value-type="float" office:value="34805.5" calcext:value-type="float">
            <text:p>34805.5</text:p>
          </table:table-cell>
          <table:table-cell table:number-columns-repeated="2"/>
          <table:table-cell office:value-type="float" office:value="34805.5" calcext:value-type="float">
            <text:p>34805.5</text:p>
          </table:table-cell>
          <table:table-cell table:number-columns-repeated="2"/>
          <table:table-cell office:value-type="float" office:value="38926" calcext:value-type="float">
            <text:p>38926</text:p>
          </table:table-cell>
          <table:table-cell table:number-columns-repeated="2"/>
          <table:table-cell office:value-type="float" office:value="38926" calcext:value-type="float">
            <text:p>38926</text:p>
          </table:table-cell>
          <table:table-cell table:number-columns-repeated="2"/>
          <table:table-cell office:value-type="float" office:value="38926" calcext:value-type="float">
            <text:p>38926</text:p>
          </table:table-cell>
          <table:table-cell table:number-columns-repeated="2"/>
          <table:table-cell office:value-type="float" office:value="38926" calcext:value-type="float">
            <text:p>38926</text:p>
          </table:table-cell>
          <table:table-cell table:number-columns-repeated="995"/>
        </table:table-row>
        <table:table-row table:style-name="ro1">
          <table:table-cell office:value-type="time" office:time-value="PT19355H00M00S" calcext:value-type="time">
            <text:p>19355:00:00</text:p>
          </table:table-cell>
          <table:table-cell office:value-type="float" office:value="16006.9167" calcext:value-type="float">
            <text:p>16006.9167</text:p>
          </table:table-cell>
          <table:table-cell table:number-columns-repeated="2"/>
          <table:table-cell office:value-type="float" office:value="16006.9167" calcext:value-type="float">
            <text:p>16006.9167</text:p>
          </table:table-cell>
          <table:table-cell table:number-columns-repeated="2"/>
          <table:table-cell office:value-type="float" office:value="17511.5" calcext:value-type="float">
            <text:p>17511.5</text:p>
          </table:table-cell>
          <table:table-cell table:number-columns-repeated="2"/>
          <table:table-cell office:value-type="float" office:value="17511.5" calcext:value-type="float">
            <text:p>17511.5</text:p>
          </table:table-cell>
          <table:table-cell table:number-columns-repeated="2"/>
          <table:table-cell office:value-type="float" office:value="17511.5" calcext:value-type="float">
            <text:p>17511.5</text:p>
          </table:table-cell>
          <table:table-cell table:number-columns-repeated="2"/>
          <table:table-cell office:value-type="float" office:value="17511.5" calcext:value-type="float">
            <text:p>17511.5</text:p>
          </table:table-cell>
          <table:table-cell table:number-columns-repeated="2"/>
          <table:table-cell office:value-type="float" office:value="19468" calcext:value-type="float">
            <text:p>19468</text:p>
          </table:table-cell>
          <table:table-cell table:number-columns-repeated="2"/>
          <table:table-cell office:value-type="float" office:value="19468" calcext:value-type="float">
            <text:p>19468</text:p>
          </table:table-cell>
          <table:table-cell table:number-columns-repeated="2"/>
          <table:table-cell office:value-type="float" office:value="19468" calcext:value-type="float">
            <text:p>19468</text:p>
          </table:table-cell>
          <table:table-cell table:number-columns-repeated="2"/>
          <table:table-cell office:value-type="float" office:value="19468" calcext:value-type="float">
            <text:p>19468</text:p>
          </table:table-cell>
          <table:table-cell table:number-columns-repeated="995"/>
        </table:table-row>
        <table:table-row table:style-name="ro1">
          <table:table-cell office:value-type="time" office:time-value="PT38478H00M00S" calcext:value-type="time">
            <text:p>38478:00:00</text:p>
          </table:table-cell>
          <table:table-cell office:value-type="float" office:value="33244.3694" calcext:value-type="float">
            <text:p>33244.3694</text:p>
          </table:table-cell>
          <table:table-cell table:number-columns-repeated="2"/>
          <table:table-cell office:value-type="float" office:value="33244.3694" calcext:value-type="float">
            <text:p>33244.3694</text:p>
          </table:table-cell>
          <table:table-cell table:number-columns-repeated="2"/>
          <table:table-cell office:value-type="float" office:value="34914.511" calcext:value-type="float">
            <text:p>34914.511</text:p>
          </table:table-cell>
          <table:table-cell table:number-columns-repeated="2"/>
          <table:table-cell office:value-type="float" office:value="34914.511" calcext:value-type="float">
            <text:p>34914.511</text:p>
          </table:table-cell>
          <table:table-cell table:number-columns-repeated="2"/>
          <table:table-cell office:value-type="float" office:value="34914.511" calcext:value-type="float">
            <text:p>34914.511</text:p>
          </table:table-cell>
          <table:table-cell table:number-columns-repeated="2"/>
          <table:table-cell office:value-type="float" office:value="34914.511" calcext:value-type="float">
            <text:p>34914.511</text:p>
          </table:table-cell>
          <table:table-cell table:number-columns-repeated="2"/>
          <table:table-cell office:value-type="float" office:value="36139" calcext:value-type="float">
            <text:p>36139</text:p>
          </table:table-cell>
          <table:table-cell table:number-columns-repeated="2"/>
          <table:table-cell office:value-type="float" office:value="36139" calcext:value-type="float">
            <text:p>36139</text:p>
          </table:table-cell>
          <table:table-cell table:number-columns-repeated="2"/>
          <table:table-cell office:value-type="float" office:value="36139" calcext:value-type="float">
            <text:p>36139</text:p>
          </table:table-cell>
          <table:table-cell table:number-columns-repeated="2"/>
          <table:table-cell office:value-type="float" office:value="36139" calcext:value-type="float">
            <text:p>36139</text:p>
          </table:table-cell>
          <table:table-cell table:number-columns-repeated="995"/>
        </table:table-row>
        <table:table-row table:style-name="ro1">
          <table:table-cell office:value-type="time" office:time-value="PT36483H00M00S" calcext:value-type="time">
            <text:p>36483:00:00</text:p>
          </table:table-cell>
          <table:table-cell office:value-type="float" office:value="25572.6883" calcext:value-type="float">
            <text:p>25572.6883</text:p>
          </table:table-cell>
          <table:table-cell table:number-columns-repeated="2"/>
          <table:table-cell office:value-type="float" office:value="25572.6883" calcext:value-type="float">
            <text:p>25572.6883</text:p>
          </table:table-cell>
          <table:table-cell table:number-columns-repeated="2"/>
          <table:table-cell office:value-type="float" office:value="25886" calcext:value-type="float">
            <text:p>25886</text:p>
          </table:table-cell>
          <table:table-cell table:number-columns-repeated="2"/>
          <table:table-cell office:value-type="float" office:value="25886" calcext:value-type="float">
            <text:p>25886</text:p>
          </table:table-cell>
          <table:table-cell table:number-columns-repeated="2"/>
          <table:table-cell office:value-type="float" office:value="25886" calcext:value-type="float">
            <text:p>25886</text:p>
          </table:table-cell>
          <table:table-cell table:number-columns-repeated="2"/>
          <table:table-cell office:value-type="float" office:value="25886" calcext:value-type="float">
            <text:p>25886</text:p>
          </table:table-cell>
          <table:table-cell table:number-columns-repeated="2"/>
          <table:table-cell office:value-type="float" office:value="25886" calcext:value-type="float">
            <text:p>25886</text:p>
          </table:table-cell>
          <table:table-cell table:number-columns-repeated="2"/>
          <table:table-cell office:value-type="float" office:value="25886" calcext:value-type="float">
            <text:p>25886</text:p>
          </table:table-cell>
          <table:table-cell table:number-columns-repeated="2"/>
          <table:table-cell office:value-type="float" office:value="25886" calcext:value-type="float">
            <text:p>25886</text:p>
          </table:table-cell>
          <table:table-cell table:number-columns-repeated="2"/>
          <table:table-cell office:value-type="float" office:value="25886" calcext:value-type="float">
            <text:p>25886</text:p>
          </table:table-cell>
          <table:table-cell table:number-columns-repeated="995"/>
        </table:table-row>
        <table:table-row table:style-name="ro1">
          <table:table-cell office:value-type="time" office:time-value="PT39469H00M00S" calcext:value-type="time">
            <text:p>39469:00:00</text:p>
          </table:table-cell>
          <table:table-cell office:value-type="float" office:value="26659.1364" calcext:value-type="float">
            <text:p>26659.1364</text:p>
          </table:table-cell>
          <table:table-cell table:number-columns-repeated="2"/>
          <table:table-cell office:value-type="float" office:value="26659.1364" calcext:value-type="float">
            <text:p>26659.1364</text:p>
          </table:table-cell>
          <table:table-cell table:number-columns-repeated="2"/>
          <table:table-cell office:value-type="float" office:value="28316.8333" calcext:value-type="float">
            <text:p>28316.8333</text:p>
          </table:table-cell>
          <table:table-cell table:number-columns-repeated="2"/>
          <table:table-cell office:value-type="float" office:value="28316.8333" calcext:value-type="float">
            <text:p>28316.8333</text:p>
          </table:table-cell>
          <table:table-cell table:number-columns-repeated="2"/>
          <table:table-cell office:value-type="float" office:value="28316.8333" calcext:value-type="float">
            <text:p>28316.8333</text:p>
          </table:table-cell>
          <table:table-cell table:number-columns-repeated="2"/>
          <table:table-cell office:value-type="float" office:value="28324.0699" calcext:value-type="float">
            <text:p>28324.0699</text:p>
          </table:table-cell>
          <table:table-cell table:number-columns-repeated="2"/>
          <table:table-cell office:value-type="float" office:value="30721" calcext:value-type="float">
            <text:p>30721</text:p>
          </table:table-cell>
          <table:table-cell table:number-columns-repeated="2"/>
          <table:table-cell office:value-type="float" office:value="30721" calcext:value-type="float">
            <text:p>30721</text:p>
          </table:table-cell>
          <table:table-cell table:number-columns-repeated="2"/>
          <table:table-cell office:value-type="float" office:value="30721" calcext:value-type="float">
            <text:p>30721</text:p>
          </table:table-cell>
          <table:table-cell table:number-columns-repeated="2"/>
          <table:table-cell office:value-type="float" office:value="30721" calcext:value-type="float">
            <text:p>30721</text:p>
          </table:table-cell>
          <table:table-cell table:number-columns-repeated="995"/>
        </table:table-row>
        <table:table-row table:style-name="ro1">
          <table:table-cell office:value-type="time" office:time-value="PT2718H00M00S" calcext:value-type="time">
            <text:p>2718:00:00</text:p>
          </table:table-cell>
          <table:table-cell office:value-type="float" office:value="41246.9956" calcext:value-type="float">
            <text:p>41246.9956</text:p>
          </table:table-cell>
          <table:table-cell table:number-columns-repeated="2"/>
          <table:table-cell office:value-type="float" office:value="41463.6081" calcext:value-type="float">
            <text:p>41463.6081</text:p>
          </table:table-cell>
          <table:table-cell table:number-columns-repeated="2"/>
          <table:table-cell office:value-type="float" office:value="42570.6805" calcext:value-type="float">
            <text:p>42570.6805</text:p>
          </table:table-cell>
          <table:table-cell table:number-columns-repeated="2"/>
          <table:table-cell office:value-type="float" office:value="42719.509" calcext:value-type="float">
            <text:p>42719.509</text:p>
          </table:table-cell>
          <table:table-cell table:number-columns-repeated="2"/>
          <table:table-cell office:value-type="float" office:value="42719.509" calcext:value-type="float">
            <text:p>42719.509</text:p>
          </table:table-cell>
          <table:table-cell table:number-columns-repeated="2"/>
          <table:table-cell office:value-type="float" office:value="42719.509" calcext:value-type="float">
            <text:p>42719.509</text:p>
          </table:table-cell>
          <table:table-cell table:number-columns-repeated="2"/>
          <table:table-cell office:value-type="float" office:value="53560" calcext:value-type="float">
            <text:p>53560</text:p>
          </table:table-cell>
          <table:table-cell table:number-columns-repeated="2"/>
          <table:table-cell office:value-type="float" office:value="53560" calcext:value-type="float">
            <text:p>53560</text:p>
          </table:table-cell>
          <table:table-cell table:number-columns-repeated="2"/>
          <table:table-cell office:value-type="float" office:value="53560" calcext:value-type="float">
            <text:p>53560</text:p>
          </table:table-cell>
          <table:table-cell table:number-columns-repeated="2"/>
          <table:table-cell office:value-type="float" office:value="53560" calcext:value-type="float">
            <text:p>53560</text:p>
          </table:table-cell>
          <table:table-cell table:number-columns-repeated="995"/>
        </table:table-row>
        <table:table-row table:style-name="ro1">
          <table:table-cell office:value-type="time" office:time-value="PT54344H00M00S" calcext:value-type="time">
            <text:p>54344:00:00</text:p>
          </table:table-cell>
          <table:table-cell office:value-type="float" office:value="48418.4395" calcext:value-type="float">
            <text:p>48418.4395</text:p>
          </table:table-cell>
          <table:table-cell table:number-columns-repeated="2"/>
          <table:table-cell office:value-type="float" office:value="48829.9077" calcext:value-type="float">
            <text:p>48829.9077</text:p>
          </table:table-cell>
          <table:table-cell table:number-columns-repeated="2"/>
          <table:table-cell office:value-type="float" office:value="51094.0337" calcext:value-type="float">
            <text:p>51094.0337</text:p>
          </table:table-cell>
          <table:table-cell table:number-columns-repeated="2"/>
          <table:table-cell office:value-type="float" office:value="51094.0337" calcext:value-type="float">
            <text:p>51094.0337</text:p>
          </table:table-cell>
          <table:table-cell table:number-columns-repeated="2"/>
          <table:table-cell office:value-type="float" office:value="51094.0337" calcext:value-type="float">
            <text:p>51094.0337</text:p>
          </table:table-cell>
          <table:table-cell table:number-columns-repeated="2"/>
          <table:table-cell office:value-type="float" office:value="51131.4159" calcext:value-type="float">
            <text:p>51131.4159</text:p>
          </table:table-cell>
          <table:table-cell table:number-columns-repeated="2"/>
          <table:table-cell office:value-type="float" office:value="61259" calcext:value-type="float">
            <text:p>61259</text:p>
          </table:table-cell>
          <table:table-cell table:number-columns-repeated="2"/>
          <table:table-cell office:value-type="float" office:value="61259" calcext:value-type="float">
            <text:p>61259</text:p>
          </table:table-cell>
          <table:table-cell table:number-columns-repeated="2"/>
          <table:table-cell office:value-type="float" office:value="61259" calcext:value-type="float">
            <text:p>61259</text:p>
          </table:table-cell>
          <table:table-cell table:number-columns-repeated="2"/>
          <table:table-cell office:value-type="float" office:value="61259" calcext:value-type="float">
            <text:p>61259</text:p>
          </table:table-cell>
          <table:table-cell table:number-columns-repeated="995"/>
        </table:table-row>
        <table:table-row table:style-name="ro1">
          <table:table-cell office:value-type="time" office:time-value="PT14685H00M00S" calcext:value-type="time">
            <text:p>14685:00:00</text:p>
          </table:table-cell>
          <table:table-cell office:value-type="float" office:value="14966.4167" calcext:value-type="float">
            <text:p>14966.4167</text:p>
          </table:table-cell>
          <table:table-cell table:number-columns-repeated="2"/>
          <table:table-cell office:value-type="float" office:value="14995.8611" calcext:value-type="float">
            <text:p>14995.8611</text:p>
          </table:table-cell>
          <table:table-cell table:number-columns-repeated="2"/>
          <table:table-cell office:value-type="float" office:value="16037.6667" calcext:value-type="float">
            <text:p>16037.6667</text:p>
          </table:table-cell>
          <table:table-cell table:number-columns-repeated="2"/>
          <table:table-cell office:value-type="float" office:value="16037.6667" calcext:value-type="float">
            <text:p>16037.6667</text:p>
          </table:table-cell>
          <table:table-cell table:number-columns-repeated="2"/>
          <table:table-cell office:value-type="float" office:value="16037.6667" calcext:value-type="float">
            <text:p>16037.6667</text:p>
          </table:table-cell>
          <table:table-cell table:number-columns-repeated="2"/>
          <table:table-cell office:value-type="float" office:value="16037.6667" calcext:value-type="float">
            <text:p>16037.6667</text:p>
          </table:table-cell>
          <table:table-cell table:number-columns-repeated="2"/>
          <table:table-cell office:value-type="float" office:value="19202" calcext:value-type="float">
            <text:p>19202</text:p>
          </table:table-cell>
          <table:table-cell table:number-columns-repeated="2"/>
          <table:table-cell office:value-type="float" office:value="19202" calcext:value-type="float">
            <text:p>19202</text:p>
          </table:table-cell>
          <table:table-cell table:number-columns-repeated="2"/>
          <table:table-cell office:value-type="float" office:value="19202" calcext:value-type="float">
            <text:p>19202</text:p>
          </table:table-cell>
          <table:table-cell table:number-columns-repeated="2"/>
          <table:table-cell office:value-type="float" office:value="19202" calcext:value-type="float">
            <text:p>19202</text:p>
          </table:table-cell>
          <table:table-cell table:number-columns-repeated="995"/>
        </table:table-row>
        <table:table-row table:style-name="ro1">
          <table:table-cell office:value-type="time" office:time-value="PT26955H00M00S" calcext:value-type="time">
            <text:p>26955:00:00</text:p>
          </table:table-cell>
          <table:table-cell office:value-type="float" office:value="14308.9" calcext:value-type="float">
            <text:p>14308.9</text:p>
          </table:table-cell>
          <table:table-cell table:number-columns-repeated="2"/>
          <table:table-cell office:value-type="float" office:value="14308.9" calcext:value-type="float">
            <text:p>14308.9</text:p>
          </table:table-cell>
          <table:table-cell table:number-columns-repeated="2"/>
          <table:table-cell office:value-type="float" office:value="14824.4" calcext:value-type="float">
            <text:p>14824.4</text:p>
          </table:table-cell>
          <table:table-cell table:number-columns-repeated="2"/>
          <table:table-cell office:value-type="float" office:value="14824.4" calcext:value-type="float">
            <text:p>14824.4</text:p>
          </table:table-cell>
          <table:table-cell table:number-columns-repeated="2"/>
          <table:table-cell office:value-type="float" office:value="14824.4" calcext:value-type="float">
            <text:p>14824.4</text:p>
          </table:table-cell>
          <table:table-cell table:number-columns-repeated="2"/>
          <table:table-cell office:value-type="float" office:value="14832.8" calcext:value-type="float">
            <text:p>14832.8</text:p>
          </table:table-cell>
          <table:table-cell table:number-columns-repeated="2"/>
          <table:table-cell office:value-type="float" office:value="15860" calcext:value-type="float">
            <text:p>15860</text:p>
          </table:table-cell>
          <table:table-cell table:number-columns-repeated="2"/>
          <table:table-cell office:value-type="float" office:value="15860" calcext:value-type="float">
            <text:p>15860</text:p>
          </table:table-cell>
          <table:table-cell table:number-columns-repeated="2"/>
          <table:table-cell office:value-type="float" office:value="15860" calcext:value-type="float">
            <text:p>15860</text:p>
          </table:table-cell>
          <table:table-cell table:number-columns-repeated="2"/>
          <table:table-cell office:value-type="float" office:value="15860" calcext:value-type="float">
            <text:p>15860</text:p>
          </table:table-cell>
          <table:table-cell table:number-columns-repeated="995"/>
        </table:table-row>
        <table:table-row table:style-name="ro1">
          <table:table-cell office:value-type="time" office:time-value="PT668H00M00S" calcext:value-type="time">
            <text:p>668:00:00</text:p>
          </table:table-cell>
          <table:table-cell office:value-type="float" office:value="25010.0833" calcext:value-type="float">
            <text:p>25010.0833</text:p>
          </table:table-cell>
          <table:table-cell table:number-columns-repeated="2"/>
          <table:table-cell office:value-type="float" office:value="25295.3333" calcext:value-type="float">
            <text:p>25295.3333</text:p>
          </table:table-cell>
          <table:table-cell table:number-columns-repeated="2"/>
          <table:table-cell office:value-type="float" office:value="26451.75" calcext:value-type="float">
            <text:p>26451.75</text:p>
          </table:table-cell>
          <table:table-cell table:number-columns-repeated="2"/>
          <table:table-cell office:value-type="float" office:value="26758.5" calcext:value-type="float">
            <text:p>26758.5</text:p>
          </table:table-cell>
          <table:table-cell table:number-columns-repeated="2"/>
          <table:table-cell office:value-type="float" office:value="26758.5" calcext:value-type="float">
            <text:p>26758.5</text:p>
          </table:table-cell>
          <table:table-cell table:number-columns-repeated="2"/>
          <table:table-cell office:value-type="float" office:value="26758.5" calcext:value-type="float">
            <text:p>26758.5</text:p>
          </table:table-cell>
          <table:table-cell table:number-columns-repeated="2"/>
          <table:table-cell office:value-type="float" office:value="30323" calcext:value-type="float">
            <text:p>30323</text:p>
          </table:table-cell>
          <table:table-cell table:number-columns-repeated="2"/>
          <table:table-cell office:value-type="float" office:value="30323" calcext:value-type="float">
            <text:p>30323</text:p>
          </table:table-cell>
          <table:table-cell table:number-columns-repeated="2"/>
          <table:table-cell office:value-type="float" office:value="30323" calcext:value-type="float">
            <text:p>30323</text:p>
          </table:table-cell>
          <table:table-cell table:number-columns-repeated="2"/>
          <table:table-cell office:value-type="float" office:value="30323" calcext:value-type="float">
            <text:p>30323</text:p>
          </table:table-cell>
          <table:table-cell table:number-columns-repeated="995"/>
        </table:table-row>
        <table:table-row table:style-name="ro1">
          <table:table-cell office:value-type="time" office:time-value="PT8282H00M00S" calcext:value-type="time">
            <text:p>8282:00:00</text:p>
          </table:table-cell>
          <table:table-cell office:value-type="float" office:value="32693.02" calcext:value-type="float">
            <text:p>32693.02</text:p>
          </table:table-cell>
          <table:table-cell table:number-columns-repeated="2"/>
          <table:table-cell office:value-type="float" office:value="32878.9653" calcext:value-type="float">
            <text:p>32878.9653</text:p>
          </table:table-cell>
          <table:table-cell table:number-columns-repeated="2"/>
          <table:table-cell office:value-type="float" office:value="35690.8" calcext:value-type="float">
            <text:p>35690.8</text:p>
          </table:table-cell>
          <table:table-cell table:number-columns-repeated="2"/>
          <table:table-cell office:value-type="float" office:value="35690.8" calcext:value-type="float">
            <text:p>35690.8</text:p>
          </table:table-cell>
          <table:table-cell table:number-columns-repeated="2"/>
          <table:table-cell office:value-type="float" office:value="35690.8" calcext:value-type="float">
            <text:p>35690.8</text:p>
          </table:table-cell>
          <table:table-cell table:number-columns-repeated="2"/>
          <table:table-cell office:value-type="float" office:value="35690.8" calcext:value-type="float">
            <text:p>35690.8</text:p>
          </table:table-cell>
          <table:table-cell table:number-columns-repeated="2"/>
          <table:table-cell office:value-type="float" office:value="39067" calcext:value-type="float">
            <text:p>39067</text:p>
          </table:table-cell>
          <table:table-cell table:number-columns-repeated="2"/>
          <table:table-cell office:value-type="float" office:value="39067" calcext:value-type="float">
            <text:p>39067</text:p>
          </table:table-cell>
          <table:table-cell table:number-columns-repeated="2"/>
          <table:table-cell office:value-type="float" office:value="39067" calcext:value-type="float">
            <text:p>39067</text:p>
          </table:table-cell>
          <table:table-cell table:number-columns-repeated="2"/>
          <table:table-cell office:value-type="float" office:value="39067" calcext:value-type="float">
            <text:p>39067</text:p>
          </table:table-cell>
          <table:table-cell table:number-columns-repeated="995"/>
        </table:table-row>
        <table:table-row table:style-name="ro1">
          <table:table-cell office:value-type="time" office:time-value="PT33153H00M00S" calcext:value-type="time">
            <text:p>33153:00:00</text:p>
          </table:table-cell>
          <table:table-cell office:value-type="float" office:value="36288.9766" calcext:value-type="float">
            <text:p>36288.9766</text:p>
          </table:table-cell>
          <table:table-cell table:number-columns-repeated="2"/>
          <table:table-cell office:value-type="float" office:value="36795.5455" calcext:value-type="float">
            <text:p>36795.5455</text:p>
          </table:table-cell>
          <table:table-cell table:number-columns-repeated="2"/>
          <table:table-cell office:value-type="float" office:value="40065.6923" calcext:value-type="float">
            <text:p>40065.6923</text:p>
          </table:table-cell>
          <table:table-cell table:number-columns-repeated="2"/>
          <table:table-cell office:value-type="float" office:value="40146.8889" calcext:value-type="float">
            <text:p>40146.8889</text:p>
          </table:table-cell>
          <table:table-cell table:number-columns-repeated="2"/>
          <table:table-cell office:value-type="float" office:value="40146.8889" calcext:value-type="float">
            <text:p>40146.8889</text:p>
          </table:table-cell>
          <table:table-cell table:number-columns-repeated="2"/>
          <table:table-cell office:value-type="float" office:value="40146.8889" calcext:value-type="float">
            <text:p>40146.8889</text:p>
          </table:table-cell>
          <table:table-cell table:number-columns-repeated="2"/>
          <table:table-cell office:value-type="float" office:value="43480" calcext:value-type="float">
            <text:p>43480</text:p>
          </table:table-cell>
          <table:table-cell table:number-columns-repeated="2"/>
          <table:table-cell office:value-type="float" office:value="43480" calcext:value-type="float">
            <text:p>43480</text:p>
          </table:table-cell>
          <table:table-cell table:number-columns-repeated="2"/>
          <table:table-cell office:value-type="float" office:value="43480" calcext:value-type="float">
            <text:p>43480</text:p>
          </table:table-cell>
          <table:table-cell table:number-columns-repeated="2"/>
          <table:table-cell office:value-type="float" office:value="43480" calcext:value-type="float">
            <text:p>43480</text:p>
          </table:table-cell>
          <table:table-cell table:number-columns-repeated="995"/>
        </table:table-row>
        <table:table-row table:style-name="ro1">
          <table:table-cell office:value-type="time" office:time-value="PT16562H00M00S" calcext:value-type="time">
            <text:p>16562:00:00</text:p>
          </table:table-cell>
          <table:table-cell office:value-type="float" office:value="40080.5" calcext:value-type="float">
            <text:p>40080.5</text:p>
          </table:table-cell>
          <table:table-cell table:number-columns-repeated="2"/>
          <table:table-cell office:value-type="float" office:value="40203.8621" calcext:value-type="float">
            <text:p>40203.8621</text:p>
          </table:table-cell>
          <table:table-cell table:number-columns-repeated="2"/>
          <table:table-cell office:value-type="float" office:value="41180" calcext:value-type="float">
            <text:p>41180</text:p>
          </table:table-cell>
          <table:table-cell table:number-columns-repeated="2"/>
          <table:table-cell office:value-type="float" office:value="41180" calcext:value-type="float">
            <text:p>41180</text:p>
          </table:table-cell>
          <table:table-cell table:number-columns-repeated="2"/>
          <table:table-cell office:value-type="float" office:value="41180" calcext:value-type="float">
            <text:p>41180</text:p>
          </table:table-cell>
          <table:table-cell table:number-columns-repeated="2"/>
          <table:table-cell office:value-type="float" office:value="41180" calcext:value-type="float">
            <text:p>41180</text:p>
          </table:table-cell>
          <table:table-cell table:number-columns-repeated="2"/>
          <table:table-cell office:value-type="float" office:value="41180" calcext:value-type="float">
            <text:p>41180</text:p>
          </table:table-cell>
          <table:table-cell table:number-columns-repeated="2"/>
          <table:table-cell office:value-type="float" office:value="41180" calcext:value-type="float">
            <text:p>41180</text:p>
          </table:table-cell>
          <table:table-cell table:number-columns-repeated="2"/>
          <table:table-cell office:value-type="float" office:value="41180" calcext:value-type="float">
            <text:p>41180</text:p>
          </table:table-cell>
          <table:table-cell table:number-columns-repeated="2"/>
          <table:table-cell office:value-type="float" office:value="41180" calcext:value-type="float">
            <text:p>41180</text:p>
          </table:table-cell>
          <table:table-cell table:number-columns-repeated="995"/>
        </table:table-row>
        <table:table-row table:style-name="ro1">
          <table:table-cell office:value-type="time" office:time-value="PT3578H00M00S" calcext:value-type="time">
            <text:p>3578:00:00</text:p>
          </table:table-cell>
          <table:table-cell office:value-type="float" office:value="29135.2125" calcext:value-type="float">
            <text:p>29135.2125</text:p>
          </table:table-cell>
          <table:table-cell table:number-columns-repeated="2"/>
          <table:table-cell office:value-type="float" office:value="29178.6613" calcext:value-type="float">
            <text:p>29178.6613</text:p>
          </table:table-cell>
          <table:table-cell table:number-columns-repeated="2"/>
          <table:table-cell office:value-type="float" office:value="30107.8571" calcext:value-type="float">
            <text:p>30107.8571</text:p>
          </table:table-cell>
          <table:table-cell table:number-columns-repeated="2"/>
          <table:table-cell office:value-type="float" office:value="30107.8571" calcext:value-type="float">
            <text:p>30107.8571</text:p>
          </table:table-cell>
          <table:table-cell table:number-columns-repeated="2"/>
          <table:table-cell office:value-type="float" office:value="30107.8571" calcext:value-type="float">
            <text:p>30107.8571</text:p>
          </table:table-cell>
          <table:table-cell table:number-columns-repeated="2"/>
          <table:table-cell office:value-type="float" office:value="30107.8571" calcext:value-type="float">
            <text:p>30107.8571</text:p>
          </table:table-cell>
          <table:table-cell table:number-columns-repeated="2"/>
          <table:table-cell office:value-type="float" office:value="31251" calcext:value-type="float">
            <text:p>31251</text:p>
          </table:table-cell>
          <table:table-cell table:number-columns-repeated="2"/>
          <table:table-cell office:value-type="float" office:value="31251" calcext:value-type="float">
            <text:p>31251</text:p>
          </table:table-cell>
          <table:table-cell table:number-columns-repeated="2"/>
          <table:table-cell office:value-type="float" office:value="31251" calcext:value-type="float">
            <text:p>31251</text:p>
          </table:table-cell>
          <table:table-cell table:number-columns-repeated="2"/>
          <table:table-cell office:value-type="float" office:value="31251" calcext:value-type="float">
            <text:p>31251</text:p>
          </table:table-cell>
          <table:table-cell table:number-columns-repeated="995"/>
        </table:table-row>
        <table:table-row table:style-name="ro1">
          <table:table-cell office:value-type="time" office:time-value="PT4181H00M00S" calcext:value-type="time">
            <text:p>4181:00:00</text:p>
          </table:table-cell>
          <table:table-cell office:value-type="float" office:value="32065.5278" calcext:value-type="float">
            <text:p>32065.5278</text:p>
          </table:table-cell>
          <table:table-cell table:number-columns-repeated="2"/>
          <table:table-cell office:value-type="float" office:value="32413.4444" calcext:value-type="float">
            <text:p>32413.4444</text:p>
          </table:table-cell>
          <table:table-cell table:number-columns-repeated="2"/>
          <table:table-cell office:value-type="float" office:value="32570.8056" calcext:value-type="float">
            <text:p>32570.8056</text:p>
          </table:table-cell>
          <table:table-cell table:number-columns-repeated="2"/>
          <table:table-cell office:value-type="float" office:value="32835.4444" calcext:value-type="float">
            <text:p>32835.4444</text:p>
          </table:table-cell>
          <table:table-cell table:number-columns-repeated="2"/>
          <table:table-cell office:value-type="float" office:value="32835.4444" calcext:value-type="float">
            <text:p>32835.4444</text:p>
          </table:table-cell>
          <table:table-cell table:number-columns-repeated="2"/>
          <table:table-cell office:value-type="float" office:value="32835.4444" calcext:value-type="float">
            <text:p>32835.4444</text:p>
          </table:table-cell>
          <table:table-cell table:number-columns-repeated="2"/>
          <table:table-cell office:value-type="float" office:value="50915" calcext:value-type="float">
            <text:p>50915</text:p>
          </table:table-cell>
          <table:table-cell table:number-columns-repeated="2"/>
          <table:table-cell office:value-type="float" office:value="50915" calcext:value-type="float">
            <text:p>50915</text:p>
          </table:table-cell>
          <table:table-cell table:number-columns-repeated="2"/>
          <table:table-cell office:value-type="float" office:value="50915" calcext:value-type="float">
            <text:p>50915</text:p>
          </table:table-cell>
          <table:table-cell table:number-columns-repeated="2"/>
          <table:table-cell office:value-type="float" office:value="50915" calcext:value-type="float">
            <text:p>50915</text:p>
          </table:table-cell>
          <table:table-cell table:number-columns-repeated="995"/>
        </table:table-row>
        <table:table-row table:style-name="ro1">
          <table:table-cell office:value-type="time" office:time-value="PT10234H00M00S" calcext:value-type="time">
            <text:p>10234:00:00</text:p>
          </table:table-cell>
          <table:table-cell office:value-type="float" office:value="27179.875" calcext:value-type="float">
            <text:p>27179.875</text:p>
          </table:table-cell>
          <table:table-cell table:number-columns-repeated="2"/>
          <table:table-cell office:value-type="float" office:value="27246.35" calcext:value-type="float">
            <text:p>27246.35</text:p>
          </table:table-cell>
          <table:table-cell table:number-columns-repeated="2"/>
          <table:table-cell office:value-type="float" office:value="29840.6111" calcext:value-type="float">
            <text:p>29840.6111</text:p>
          </table:table-cell>
          <table:table-cell table:number-columns-repeated="2"/>
          <table:table-cell office:value-type="float" office:value="29859.1667" calcext:value-type="float">
            <text:p>29859.1667</text:p>
          </table:table-cell>
          <table:table-cell table:number-columns-repeated="2"/>
          <table:table-cell office:value-type="float" office:value="29859.1667" calcext:value-type="float">
            <text:p>29859.1667</text:p>
          </table:table-cell>
          <table:table-cell table:number-columns-repeated="2"/>
          <table:table-cell office:value-type="float" office:value="29859.1667" calcext:value-type="float">
            <text:p>29859.1667</text:p>
          </table:table-cell>
          <table:table-cell table:number-columns-repeated="2"/>
          <table:table-cell office:value-type="float" office:value="31478" calcext:value-type="float">
            <text:p>31478</text:p>
          </table:table-cell>
          <table:table-cell table:number-columns-repeated="2"/>
          <table:table-cell office:value-type="float" office:value="31478" calcext:value-type="float">
            <text:p>31478</text:p>
          </table:table-cell>
          <table:table-cell table:number-columns-repeated="2"/>
          <table:table-cell office:value-type="float" office:value="31478" calcext:value-type="float">
            <text:p>31478</text:p>
          </table:table-cell>
          <table:table-cell table:number-columns-repeated="2"/>
          <table:table-cell office:value-type="float" office:value="31478" calcext:value-type="float">
            <text:p>31478</text:p>
          </table:table-cell>
          <table:table-cell table:number-columns-repeated="995"/>
        </table:table-row>
        <table:table-row table:style-name="ro1">
          <table:table-cell office:value-type="time" office:time-value="PT50153H00M00S" calcext:value-type="time">
            <text:p>50153:00:00</text:p>
          </table:table-cell>
          <table:table-cell office:value-type="float" office:value="21791" calcext:value-type="float">
            <text:p>21791</text:p>
          </table:table-cell>
          <table:table-cell table:number-columns-repeated="2"/>
          <table:table-cell office:value-type="float" office:value="21798.75" calcext:value-type="float">
            <text:p>21798.75</text:p>
          </table:table-cell>
          <table:table-cell table:number-columns-repeated="2"/>
          <table:table-cell office:value-type="float" office:value="23049.5" calcext:value-type="float">
            <text:p>23049.5</text:p>
          </table:table-cell>
          <table:table-cell table:number-columns-repeated="2"/>
          <table:table-cell office:value-type="float" office:value="23049.5" calcext:value-type="float">
            <text:p>23049.5</text:p>
          </table:table-cell>
          <table:table-cell table:number-columns-repeated="2"/>
          <table:table-cell office:value-type="float" office:value="23049.5" calcext:value-type="float">
            <text:p>23049.5</text:p>
          </table:table-cell>
          <table:table-cell table:number-columns-repeated="2"/>
          <table:table-cell office:value-type="float" office:value="23049.5" calcext:value-type="float">
            <text:p>23049.5</text:p>
          </table:table-cell>
          <table:table-cell table:number-columns-repeated="2"/>
          <table:table-cell office:value-type="float" office:value="23955" calcext:value-type="float">
            <text:p>23955</text:p>
          </table:table-cell>
          <table:table-cell table:number-columns-repeated="2"/>
          <table:table-cell office:value-type="float" office:value="23955" calcext:value-type="float">
            <text:p>23955</text:p>
          </table:table-cell>
          <table:table-cell table:number-columns-repeated="2"/>
          <table:table-cell office:value-type="float" office:value="23955" calcext:value-type="float">
            <text:p>23955</text:p>
          </table:table-cell>
          <table:table-cell table:number-columns-repeated="2"/>
          <table:table-cell office:value-type="float" office:value="23955" calcext:value-type="float">
            <text:p>23955</text:p>
          </table:table-cell>
          <table:table-cell table:number-columns-repeated="995"/>
        </table:table-row>
        <table:table-row table:style-name="ro1">
          <table:table-cell office:value-type="time" office:time-value="PT4540H00M00S" calcext:value-type="time">
            <text:p>4540:00:00</text:p>
          </table:table-cell>
          <table:table-cell office:value-type="float" office:value="34614" calcext:value-type="float">
            <text:p>34614</text:p>
          </table:table-cell>
          <table:table-cell table:number-columns-repeated="2"/>
          <table:table-cell office:value-type="float" office:value="34711" calcext:value-type="float">
            <text:p>34711</text:p>
          </table:table-cell>
          <table:table-cell table:number-columns-repeated="2"/>
          <table:table-cell office:value-type="float" office:value="34791" calcext:value-type="float">
            <text:p>34791</text:p>
          </table:table-cell>
          <table:table-cell table:number-columns-repeated="2"/>
          <table:table-cell office:value-type="float" office:value="34791" calcext:value-type="float">
            <text:p>34791</text:p>
          </table:table-cell>
          <table:table-cell table:number-columns-repeated="2"/>
          <table:table-cell office:value-type="float" office:value="34791" calcext:value-type="float">
            <text:p>34791</text:p>
          </table:table-cell>
          <table:table-cell table:number-columns-repeated="2"/>
          <table:table-cell office:value-type="float" office:value="34791" calcext:value-type="float">
            <text:p>34791</text:p>
          </table:table-cell>
          <table:table-cell table:number-columns-repeated="2"/>
          <table:table-cell office:value-type="float" office:value="36147" calcext:value-type="float">
            <text:p>36147</text:p>
          </table:table-cell>
          <table:table-cell table:number-columns-repeated="2"/>
          <table:table-cell office:value-type="float" office:value="36147" calcext:value-type="float">
            <text:p>36147</text:p>
          </table:table-cell>
          <table:table-cell table:number-columns-repeated="2"/>
          <table:table-cell office:value-type="float" office:value="36147" calcext:value-type="float">
            <text:p>36147</text:p>
          </table:table-cell>
          <table:table-cell table:number-columns-repeated="2"/>
          <table:table-cell office:value-type="float" office:value="36147" calcext:value-type="float">
            <text:p>36147</text:p>
          </table:table-cell>
          <table:table-cell table:number-columns-repeated="995"/>
        </table:table-row>
        <table:table-row table:style-name="ro1">
          <table:table-cell office:value-type="time" office:time-value="PT48583H00M00S" calcext:value-type="time">
            <text:p>48583:00:00</text:p>
          </table:table-cell>
          <table:table-cell office:value-type="float" office:value="25977.375" calcext:value-type="float">
            <text:p>25977.375</text:p>
          </table:table-cell>
          <table:table-cell table:number-columns-repeated="2"/>
          <table:table-cell office:value-type="float" office:value="25977.375" calcext:value-type="float">
            <text:p>25977.375</text:p>
          </table:table-cell>
          <table:table-cell table:number-columns-repeated="2"/>
          <table:table-cell office:value-type="float" office:value="27107.3276" calcext:value-type="float">
            <text:p>27107.3276</text:p>
          </table:table-cell>
          <table:table-cell table:number-columns-repeated="2"/>
          <table:table-cell office:value-type="float" office:value="27107.3276" calcext:value-type="float">
            <text:p>27107.3276</text:p>
          </table:table-cell>
          <table:table-cell table:number-columns-repeated="2"/>
          <table:table-cell office:value-type="float" office:value="27107.3276" calcext:value-type="float">
            <text:p>27107.3276</text:p>
          </table:table-cell>
          <table:table-cell table:number-columns-repeated="2"/>
          <table:table-cell office:value-type="float" office:value="27108.0517" calcext:value-type="float">
            <text:p>27108.0517</text:p>
          </table:table-cell>
          <table:table-cell table:number-columns-repeated="2"/>
          <table:table-cell office:value-type="float" office:value="31134" calcext:value-type="float">
            <text:p>31134</text:p>
          </table:table-cell>
          <table:table-cell table:number-columns-repeated="2"/>
          <table:table-cell office:value-type="float" office:value="31134" calcext:value-type="float">
            <text:p>31134</text:p>
          </table:table-cell>
          <table:table-cell table:number-columns-repeated="2"/>
          <table:table-cell office:value-type="float" office:value="31134" calcext:value-type="float">
            <text:p>31134</text:p>
          </table:table-cell>
          <table:table-cell table:number-columns-repeated="2"/>
          <table:table-cell office:value-type="float" office:value="31134" calcext:value-type="float">
            <text:p>31134</text:p>
          </table:table-cell>
          <table:table-cell table:number-columns-repeated="995"/>
        </table:table-row>
        <table:table-row table:style-name="ro1">
          <table:table-cell office:value-type="time" office:time-value="PT12868H00M00S" calcext:value-type="time">
            <text:p>12868:00:00</text:p>
          </table:table-cell>
          <table:table-cell office:value-type="float" office:value="26177.5556" calcext:value-type="float">
            <text:p>26177.5556</text:p>
          </table:table-cell>
          <table:table-cell table:number-columns-repeated="2"/>
          <table:table-cell office:value-type="float" office:value="26177.5556" calcext:value-type="float">
            <text:p>26177.5556</text:p>
          </table:table-cell>
          <table:table-cell table:number-columns-repeated="2"/>
          <table:table-cell office:value-type="float" office:value="27668.2778" calcext:value-type="float">
            <text:p>27668.2778</text:p>
          </table:table-cell>
          <table:table-cell table:number-columns-repeated="2"/>
          <table:table-cell office:value-type="float" office:value="27668.2778" calcext:value-type="float">
            <text:p>27668.2778</text:p>
          </table:table-cell>
          <table:table-cell table:number-columns-repeated="2"/>
          <table:table-cell office:value-type="float" office:value="27668.2778" calcext:value-type="float">
            <text:p>27668.2778</text:p>
          </table:table-cell>
          <table:table-cell table:number-columns-repeated="2"/>
          <table:table-cell office:value-type="float" office:value="27668.2778" calcext:value-type="float">
            <text:p>27668.2778</text:p>
          </table:table-cell>
          <table:table-cell table:number-columns-repeated="2"/>
          <table:table-cell office:value-type="float" office:value="31061" calcext:value-type="float">
            <text:p>31061</text:p>
          </table:table-cell>
          <table:table-cell table:number-columns-repeated="2"/>
          <table:table-cell office:value-type="float" office:value="31061" calcext:value-type="float">
            <text:p>31061</text:p>
          </table:table-cell>
          <table:table-cell table:number-columns-repeated="2"/>
          <table:table-cell office:value-type="float" office:value="31061" calcext:value-type="float">
            <text:p>31061</text:p>
          </table:table-cell>
          <table:table-cell table:number-columns-repeated="2"/>
          <table:table-cell office:value-type="float" office:value="31061" calcext:value-type="float">
            <text:p>31061</text:p>
          </table:table-cell>
          <table:table-cell table:number-columns-repeated="995"/>
        </table:table-row>
        <table:table-row table:style-name="ro1">
          <table:table-cell office:value-type="time" office:time-value="PT43088H00M00S" calcext:value-type="time">
            <text:p>43088:00:00</text:p>
          </table:table-cell>
          <table:table-cell office:value-type="float" office:value="10695.4" calcext:value-type="float">
            <text:p>10695.4</text:p>
          </table:table-cell>
          <table:table-cell table:number-columns-repeated="2"/>
          <table:table-cell office:value-type="float" office:value="10695.4" calcext:value-type="float">
            <text:p>10695.4</text:p>
          </table:table-cell>
          <table:table-cell table:number-columns-repeated="2"/>
          <table:table-cell office:value-type="float" office:value="11103.75" calcext:value-type="float">
            <text:p>11103.75</text:p>
          </table:table-cell>
          <table:table-cell table:number-columns-repeated="2"/>
          <table:table-cell office:value-type="float" office:value="11103.75" calcext:value-type="float">
            <text:p>11103.75</text:p>
          </table:table-cell>
          <table:table-cell table:number-columns-repeated="2"/>
          <table:table-cell office:value-type="float" office:value="11103.75" calcext:value-type="float">
            <text:p>11103.75</text:p>
          </table:table-cell>
          <table:table-cell table:number-columns-repeated="2"/>
          <table:table-cell office:value-type="float" office:value="11103.75" calcext:value-type="float">
            <text:p>11103.75</text:p>
          </table:table-cell>
          <table:table-cell table:number-columns-repeated="2"/>
          <table:table-cell office:value-type="float" office:value="13900" calcext:value-type="float">
            <text:p>13900</text:p>
          </table:table-cell>
          <table:table-cell table:number-columns-repeated="2"/>
          <table:table-cell office:value-type="float" office:value="13900" calcext:value-type="float">
            <text:p>13900</text:p>
          </table:table-cell>
          <table:table-cell table:number-columns-repeated="2"/>
          <table:table-cell office:value-type="float" office:value="13900" calcext:value-type="float">
            <text:p>13900</text:p>
          </table:table-cell>
          <table:table-cell table:number-columns-repeated="2"/>
          <table:table-cell office:value-type="float" office:value="13900" calcext:value-type="float">
            <text:p>13900</text:p>
          </table:table-cell>
          <table:table-cell table:number-columns-repeated="995"/>
        </table:table-row>
        <table:table-row table:style-name="ro1">
          <table:table-cell table:style-name="ce9" office:value-type="time" office:time-value="PT51004H00M00S" calcext:value-type="time">
            <text:p>51004:00:00</text:p>
          </table:table-cell>
          <table:table-cell table:style-name="ce10" office:value-type="float" office:value="32731.405" calcext:value-type="float">
            <text:p>32731.405</text:p>
          </table:table-cell>
          <table:table-cell table:style-name="ce10" table:number-columns-repeated="2"/>
          <table:table-cell table:style-name="ce10" office:value-type="float" office:value="34448.2895" calcext:value-type="float">
            <text:p>34448.2895</text:p>
          </table:table-cell>
          <table:table-cell table:style-name="ce10" table:number-columns-repeated="2"/>
          <table:table-cell table:style-name="ce10" office:value-type="float" office:value="33481.8019" calcext:value-type="float">
            <text:p>33481.8019</text:p>
          </table:table-cell>
          <table:table-cell table:style-name="ce10" table:number-columns-repeated="2"/>
          <table:table-cell table:style-name="ce10" office:value-type="float" office:value="35344.6071" calcext:value-type="float">
            <text:p>35344.6071</text:p>
          </table:table-cell>
          <table:table-cell table:style-name="ce10" table:number-columns-repeated="2"/>
          <table:table-cell table:style-name="ce10" office:value-type="float" office:value="35344.6071" calcext:value-type="float">
            <text:p>35344.6071</text:p>
          </table:table-cell>
          <table:table-cell table:style-name="ce10" table:number-columns-repeated="2"/>
          <table:table-cell table:style-name="ce10" office:value-type="float" office:value="35344.6071" calcext:value-type="float">
            <text:p>35344.6071</text:p>
          </table:table-cell>
          <table:table-cell table:style-name="ce10" table:number-columns-repeated="2"/>
          <table:table-cell table:style-name="ce10" office:value-type="float" office:value="39990" calcext:value-type="float">
            <text:p>39990</text:p>
          </table:table-cell>
          <table:table-cell table:style-name="ce10" table:number-columns-repeated="2"/>
          <table:table-cell table:style-name="ce10" office:value-type="float" office:value="39990" calcext:value-type="float">
            <text:p>39990</text:p>
          </table:table-cell>
          <table:table-cell table:style-name="ce10" table:number-columns-repeated="2"/>
          <table:table-cell table:style-name="ce10" office:value-type="float" office:value="39990" calcext:value-type="float">
            <text:p>39990</text:p>
          </table:table-cell>
          <table:table-cell table:style-name="ce10" table:number-columns-repeated="2"/>
          <table:table-cell table:style-name="ce10" office:value-type="float" office:value="39990" calcext:value-type="float">
            <text:p>39990</text:p>
          </table:table-cell>
          <table:table-cell table:style-name="ce10" table:number-columns-repeated="995"/>
        </table:table-row>
        <table:table-row table:style-name="ro1">
          <table:table-cell office:value-type="time" office:time-value="PT30892H00M00S" calcext:value-type="time">
            <text:p>30892:00:00</text:p>
          </table:table-cell>
          <table:table-cell office:value-type="float" office:value="27953.4197" calcext:value-type="float">
            <text:p>27953.4197</text:p>
          </table:table-cell>
          <table:table-cell table:number-columns-repeated="2"/>
          <table:table-cell office:value-type="float" office:value="28382.5573" calcext:value-type="float">
            <text:p>28382.5573</text:p>
          </table:table-cell>
          <table:table-cell table:number-columns-repeated="2"/>
          <table:table-cell office:value-type="float" office:value="28259.0359" calcext:value-type="float">
            <text:p>28259.0359</text:p>
          </table:table-cell>
          <table:table-cell table:number-columns-repeated="2"/>
          <table:table-cell office:value-type="float" office:value="28475.8906" calcext:value-type="float">
            <text:p>28475.8906</text:p>
          </table:table-cell>
          <table:table-cell table:number-columns-repeated="2"/>
          <table:table-cell office:value-type="float" office:value="28475.8906" calcext:value-type="float">
            <text:p>28475.8906</text:p>
          </table:table-cell>
          <table:table-cell table:number-columns-repeated="2"/>
          <table:table-cell office:value-type="float" office:value="28475.8906" calcext:value-type="float">
            <text:p>28475.8906</text:p>
          </table:table-cell>
          <table:table-cell table:number-columns-repeated="2"/>
          <table:table-cell office:value-type="float" office:value="38147" calcext:value-type="float">
            <text:p>38147</text:p>
          </table:table-cell>
          <table:table-cell table:number-columns-repeated="2"/>
          <table:table-cell office:value-type="float" office:value="38147" calcext:value-type="float">
            <text:p>38147</text:p>
          </table:table-cell>
          <table:table-cell table:number-columns-repeated="2"/>
          <table:table-cell office:value-type="float" office:value="38147" calcext:value-type="float">
            <text:p>38147</text:p>
          </table:table-cell>
          <table:table-cell table:number-columns-repeated="2"/>
          <table:table-cell office:value-type="float" office:value="38147" calcext:value-type="float">
            <text:p>38147</text:p>
          </table:table-cell>
          <table:table-cell table:number-columns-repeated="995"/>
        </table:table-row>
        <table:table-row table:style-name="ro1">
          <table:table-cell office:value-type="time" office:time-value="PT17106H00M00S" calcext:value-type="time">
            <text:p>17106:00:00</text:p>
          </table:table-cell>
          <table:table-cell office:value-type="float" office:value="27638.55" calcext:value-type="float">
            <text:p>27638.55</text:p>
          </table:table-cell>
          <table:table-cell table:number-columns-repeated="2"/>
          <table:table-cell office:value-type="float" office:value="27638.55" calcext:value-type="float">
            <text:p>27638.55</text:p>
          </table:table-cell>
          <table:table-cell table:number-columns-repeated="2"/>
          <table:table-cell office:value-type="float" office:value="28939.25" calcext:value-type="float">
            <text:p>28939.25</text:p>
          </table:table-cell>
          <table:table-cell table:number-columns-repeated="2"/>
          <table:table-cell office:value-type="float" office:value="28939.25" calcext:value-type="float">
            <text:p>28939.25</text:p>
          </table:table-cell>
          <table:table-cell table:number-columns-repeated="2"/>
          <table:table-cell office:value-type="float" office:value="28939.25" calcext:value-type="float">
            <text:p>28939.25</text:p>
          </table:table-cell>
          <table:table-cell table:number-columns-repeated="2"/>
          <table:table-cell office:value-type="float" office:value="28939.25" calcext:value-type="float">
            <text:p>28939.25</text:p>
          </table:table-cell>
          <table:table-cell table:number-columns-repeated="2"/>
          <table:table-cell office:value-type="float" office:value="29063" calcext:value-type="float">
            <text:p>29063</text:p>
          </table:table-cell>
          <table:table-cell table:number-columns-repeated="2"/>
          <table:table-cell office:value-type="float" office:value="29063" calcext:value-type="float">
            <text:p>29063</text:p>
          </table:table-cell>
          <table:table-cell table:number-columns-repeated="2"/>
          <table:table-cell office:value-type="float" office:value="29063" calcext:value-type="float">
            <text:p>29063</text:p>
          </table:table-cell>
          <table:table-cell table:number-columns-repeated="2"/>
          <table:table-cell office:value-type="float" office:value="29063" calcext:value-type="float">
            <text:p>29063</text:p>
          </table:table-cell>
          <table:table-cell table:number-columns-repeated="995"/>
        </table:table-row>
        <table:table-row table:style-name="ro1">
          <table:table-cell office:value-type="time" office:time-value="PT7151H00M00S" calcext:value-type="time">
            <text:p>7151:00:00</text:p>
          </table:table-cell>
          <table:table-cell office:value-type="float" office:value="21842.25" calcext:value-type="float">
            <text:p>21842.25</text:p>
          </table:table-cell>
          <table:table-cell table:number-columns-repeated="2"/>
          <table:table-cell office:value-type="float" office:value="21842.25" calcext:value-type="float">
            <text:p>21842.25</text:p>
          </table:table-cell>
          <table:table-cell table:number-columns-repeated="2"/>
          <table:table-cell office:value-type="float" office:value="22365.75" calcext:value-type="float">
            <text:p>22365.75</text:p>
          </table:table-cell>
          <table:table-cell table:number-columns-repeated="2"/>
          <table:table-cell office:value-type="float" office:value="22365.75" calcext:value-type="float">
            <text:p>22365.75</text:p>
          </table:table-cell>
          <table:table-cell table:number-columns-repeated="2"/>
          <table:table-cell office:value-type="float" office:value="22365.75" calcext:value-type="float">
            <text:p>22365.75</text:p>
          </table:table-cell>
          <table:table-cell table:number-columns-repeated="2"/>
          <table:table-cell office:value-type="float" office:value="22365.75" calcext:value-type="float">
            <text:p>22365.75</text:p>
          </table:table-cell>
          <table:table-cell table:number-columns-repeated="2"/>
          <table:table-cell office:value-type="float" office:value="27470" calcext:value-type="float">
            <text:p>27470</text:p>
          </table:table-cell>
          <table:table-cell table:number-columns-repeated="2"/>
          <table:table-cell office:value-type="float" office:value="27470" calcext:value-type="float">
            <text:p>27470</text:p>
          </table:table-cell>
          <table:table-cell table:number-columns-repeated="2"/>
          <table:table-cell office:value-type="float" office:value="27470" calcext:value-type="float">
            <text:p>27470</text:p>
          </table:table-cell>
          <table:table-cell table:number-columns-repeated="2"/>
          <table:table-cell office:value-type="float" office:value="27470" calcext:value-type="float">
            <text:p>27470</text:p>
          </table:table-cell>
          <table:table-cell table:number-columns-repeated="995"/>
        </table:table-row>
        <table:table-row table:style-name="ro1">
          <table:table-cell office:value-type="time" office:time-value="PT25023H00M00S" calcext:value-type="time">
            <text:p>25023:00:00</text:p>
          </table:table-cell>
          <table:table-cell office:value-type="float" office:value="22857.75" calcext:value-type="float">
            <text:p>22857.75</text:p>
          </table:table-cell>
          <table:table-cell table:number-columns-repeated="2"/>
          <table:table-cell office:value-type="float" office:value="23316.5" calcext:value-type="float">
            <text:p>23316.5</text:p>
          </table:table-cell>
          <table:table-cell table:number-columns-repeated="2"/>
          <table:table-cell office:value-type="float" office:value="23361.5" calcext:value-type="float">
            <text:p>23361.5</text:p>
          </table:table-cell>
          <table:table-cell table:number-columns-repeated="2"/>
          <table:table-cell office:value-type="float" office:value="23361.5" calcext:value-type="float">
            <text:p>23361.5</text:p>
          </table:table-cell>
          <table:table-cell table:number-columns-repeated="2"/>
          <table:table-cell office:value-type="float" office:value="23361.5" calcext:value-type="float">
            <text:p>23361.5</text:p>
          </table:table-cell>
          <table:table-cell table:number-columns-repeated="2"/>
          <table:table-cell office:value-type="float" office:value="23361.5" calcext:value-type="float">
            <text:p>23361.5</text:p>
          </table:table-cell>
          <table:table-cell table:number-columns-repeated="2"/>
          <table:table-cell office:value-type="float" office:value="23953" calcext:value-type="float">
            <text:p>23953</text:p>
          </table:table-cell>
          <table:table-cell table:number-columns-repeated="2"/>
          <table:table-cell office:value-type="float" office:value="23953" calcext:value-type="float">
            <text:p>23953</text:p>
          </table:table-cell>
          <table:table-cell table:number-columns-repeated="2"/>
          <table:table-cell office:value-type="float" office:value="23953" calcext:value-type="float">
            <text:p>23953</text:p>
          </table:table-cell>
          <table:table-cell table:number-columns-repeated="2"/>
          <table:table-cell office:value-type="float" office:value="23953" calcext:value-type="float">
            <text:p>23953</text:p>
          </table:table-cell>
          <table:table-cell table:number-columns-repeated="995"/>
        </table:table-row>
        <table:table-row table:style-name="ro1">
          <table:table-cell office:value-type="time" office:time-value="PT1969H00M00S" calcext:value-type="time">
            <text:p>1969:00:00</text:p>
          </table:table-cell>
          <table:table-cell office:value-type="float" office:value="26928.1283" calcext:value-type="float">
            <text:p>26928.1283</text:p>
          </table:table-cell>
          <table:table-cell table:number-columns-repeated="2"/>
          <table:table-cell office:value-type="float" office:value="26928.1283" calcext:value-type="float">
            <text:p>26928.1283</text:p>
          </table:table-cell>
          <table:table-cell table:number-columns-repeated="2"/>
          <table:table-cell office:value-type="float" office:value="28267.5909" calcext:value-type="float">
            <text:p>28267.5909</text:p>
          </table:table-cell>
          <table:table-cell table:number-columns-repeated="2"/>
          <table:table-cell office:value-type="float" office:value="28267.5909" calcext:value-type="float">
            <text:p>28267.5909</text:p>
          </table:table-cell>
          <table:table-cell table:number-columns-repeated="2"/>
          <table:table-cell office:value-type="float" office:value="28267.5909" calcext:value-type="float">
            <text:p>28267.5909</text:p>
          </table:table-cell>
          <table:table-cell table:number-columns-repeated="2"/>
          <table:table-cell office:value-type="float" office:value="28283.5098" calcext:value-type="float">
            <text:p>28283.5098</text:p>
          </table:table-cell>
          <table:table-cell table:number-columns-repeated="2"/>
          <table:table-cell office:value-type="float" office:value="30191" calcext:value-type="float">
            <text:p>30191</text:p>
          </table:table-cell>
          <table:table-cell table:number-columns-repeated="2"/>
          <table:table-cell office:value-type="float" office:value="30191" calcext:value-type="float">
            <text:p>30191</text:p>
          </table:table-cell>
          <table:table-cell table:number-columns-repeated="2"/>
          <table:table-cell office:value-type="float" office:value="30191" calcext:value-type="float">
            <text:p>30191</text:p>
          </table:table-cell>
          <table:table-cell table:number-columns-repeated="2"/>
          <table:table-cell office:value-type="float" office:value="30191" calcext:value-type="float">
            <text:p>30191</text:p>
          </table:table-cell>
          <table:table-cell table:number-columns-repeated="995"/>
        </table:table-row>
        <table:table-row table:style-name="ro1">
          <table:table-cell office:value-type="time" office:time-value="PT17866H00M00S" calcext:value-type="time">
            <text:p>17866:00:00</text:p>
          </table:table-cell>
          <table:table-cell office:value-type="float" office:value="32815.5774" calcext:value-type="float">
            <text:p>32815.5774</text:p>
          </table:table-cell>
          <table:table-cell table:number-columns-repeated="2"/>
          <table:table-cell office:value-type="float" office:value="34530.1858" calcext:value-type="float">
            <text:p>34530.1858</text:p>
          </table:table-cell>
          <table:table-cell table:number-columns-repeated="2"/>
          <table:table-cell office:value-type="float" office:value="35802.8571" calcext:value-type="float">
            <text:p>35802.8571</text:p>
          </table:table-cell>
          <table:table-cell table:number-columns-repeated="2"/>
          <table:table-cell office:value-type="float" office:value="36032.6429" calcext:value-type="float">
            <text:p>36032.6429</text:p>
          </table:table-cell>
          <table:table-cell table:number-columns-repeated="2"/>
          <table:table-cell office:value-type="float" office:value="36032.6429" calcext:value-type="float">
            <text:p>36032.6429</text:p>
          </table:table-cell>
          <table:table-cell table:number-columns-repeated="2"/>
          <table:table-cell office:value-type="float" office:value="36035.8667" calcext:value-type="float">
            <text:p>36035.8667</text:p>
          </table:table-cell>
          <table:table-cell table:number-columns-repeated="2"/>
          <table:table-cell office:value-type="float" office:value="40399.5" calcext:value-type="float">
            <text:p>40399.5</text:p>
          </table:table-cell>
          <table:table-cell table:number-columns-repeated="2"/>
          <table:table-cell office:value-type="float" office:value="40399.5" calcext:value-type="float">
            <text:p>40399.5</text:p>
          </table:table-cell>
          <table:table-cell table:number-columns-repeated="2"/>
          <table:table-cell office:value-type="float" office:value="40494" calcext:value-type="float">
            <text:p>40494</text:p>
          </table:table-cell>
          <table:table-cell table:number-columns-repeated="2"/>
          <table:table-cell office:value-type="float" office:value="40494" calcext:value-type="float">
            <text:p>40494</text:p>
          </table:table-cell>
          <table:table-cell table:number-columns-repeated="995"/>
        </table:table-row>
        <table:table-row table:style-name="ro1">
          <table:table-cell office:value-type="time" office:time-value="PT4405H00M00S" calcext:value-type="time">
            <text:p>4405:00:00</text:p>
          </table:table-cell>
          <table:table-cell office:value-type="float" office:value="22123.8333" calcext:value-type="float">
            <text:p>22123.8333</text:p>
          </table:table-cell>
          <table:table-cell table:number-columns-repeated="2"/>
          <table:table-cell office:value-type="float" office:value="22123.8333" calcext:value-type="float">
            <text:p>22123.8333</text:p>
          </table:table-cell>
          <table:table-cell table:number-columns-repeated="2"/>
          <table:table-cell office:value-type="float" office:value="23072" calcext:value-type="float">
            <text:p>23072</text:p>
          </table:table-cell>
          <table:table-cell table:number-columns-repeated="2"/>
          <table:table-cell office:value-type="float" office:value="23072" calcext:value-type="float">
            <text:p>23072</text:p>
          </table:table-cell>
          <table:table-cell table:number-columns-repeated="2"/>
          <table:table-cell office:value-type="float" office:value="23072" calcext:value-type="float">
            <text:p>23072</text:p>
          </table:table-cell>
          <table:table-cell table:number-columns-repeated="2"/>
          <table:table-cell office:value-type="float" office:value="23072" calcext:value-type="float">
            <text:p>23072</text:p>
          </table:table-cell>
          <table:table-cell table:number-columns-repeated="2"/>
          <table:table-cell office:value-type="float" office:value="23134" calcext:value-type="float">
            <text:p>23134</text:p>
          </table:table-cell>
          <table:table-cell table:number-columns-repeated="2"/>
          <table:table-cell office:value-type="float" office:value="23134" calcext:value-type="float">
            <text:p>23134</text:p>
          </table:table-cell>
          <table:table-cell table:number-columns-repeated="2"/>
          <table:table-cell office:value-type="float" office:value="23134" calcext:value-type="float">
            <text:p>23134</text:p>
          </table:table-cell>
          <table:table-cell table:number-columns-repeated="2"/>
          <table:table-cell office:value-type="float" office:value="23134" calcext:value-type="float">
            <text:p>23134</text:p>
          </table:table-cell>
          <table:table-cell table:number-columns-repeated="995"/>
        </table:table-row>
        <table:table-row table:style-name="ro1">
          <table:table-cell office:value-type="time" office:time-value="PT28762H00M00S" calcext:value-type="time">
            <text:p>28762:00:00</text:p>
          </table:table-cell>
          <table:table-cell office:value-type="float" office:value="24480.494" calcext:value-type="float">
            <text:p>24480.494</text:p>
          </table:table-cell>
          <table:table-cell table:number-columns-repeated="2"/>
          <table:table-cell office:value-type="float" office:value="24953.3333" calcext:value-type="float">
            <text:p>24953.3333</text:p>
          </table:table-cell>
          <table:table-cell table:number-columns-repeated="2"/>
          <table:table-cell office:value-type="float" office:value="25365.6458" calcext:value-type="float">
            <text:p>25365.6458</text:p>
          </table:table-cell>
          <table:table-cell table:number-columns-repeated="2"/>
          <table:table-cell office:value-type="float" office:value="25806.6022" calcext:value-type="float">
            <text:p>25806.6022</text:p>
          </table:table-cell>
          <table:table-cell table:number-columns-repeated="2"/>
          <table:table-cell office:value-type="float" office:value="25806.6022" calcext:value-type="float">
            <text:p>25806.6022</text:p>
          </table:table-cell>
          <table:table-cell table:number-columns-repeated="2"/>
          <table:table-cell office:value-type="float" office:value="25806.6022" calcext:value-type="float">
            <text:p>25806.6022</text:p>
          </table:table-cell>
          <table:table-cell table:number-columns-repeated="2"/>
          <table:table-cell office:value-type="float" office:value="34216" calcext:value-type="float">
            <text:p>34216</text:p>
          </table:table-cell>
          <table:table-cell table:number-columns-repeated="2"/>
          <table:table-cell office:value-type="float" office:value="34216" calcext:value-type="float">
            <text:p>34216</text:p>
          </table:table-cell>
          <table:table-cell table:number-columns-repeated="2"/>
          <table:table-cell office:value-type="float" office:value="34216" calcext:value-type="float">
            <text:p>34216</text:p>
          </table:table-cell>
          <table:table-cell table:number-columns-repeated="2"/>
          <table:table-cell office:value-type="float" office:value="34216" calcext:value-type="float">
            <text:p>34216</text:p>
          </table:table-cell>
          <table:table-cell table:number-columns-repeated="995"/>
        </table:table-row>
        <table:table-row table:style-name="ro1">
          <table:table-cell office:value-type="time" office:time-value="PT29590H00M00S" calcext:value-type="time">
            <text:p>29590:00:00</text:p>
          </table:table-cell>
          <table:table-cell office:value-type="float" office:value="37268.6466" calcext:value-type="float">
            <text:p>37268.6466</text:p>
          </table:table-cell>
          <table:table-cell table:number-columns-repeated="2"/>
          <table:table-cell office:value-type="float" office:value="37268.6466" calcext:value-type="float">
            <text:p>37268.6466</text:p>
          </table:table-cell>
          <table:table-cell table:number-columns-repeated="2"/>
          <table:table-cell office:value-type="float" office:value="37505.692" calcext:value-type="float">
            <text:p>37505.692</text:p>
          </table:table-cell>
          <table:table-cell table:number-columns-repeated="2"/>
          <table:table-cell office:value-type="float" office:value="37505.692" calcext:value-type="float">
            <text:p>37505.692</text:p>
          </table:table-cell>
          <table:table-cell table:number-columns-repeated="2"/>
          <table:table-cell office:value-type="float" office:value="37505.692" calcext:value-type="float">
            <text:p>37505.692</text:p>
          </table:table-cell>
          <table:table-cell table:number-columns-repeated="2"/>
          <table:table-cell office:value-type="float" office:value="37507.7273" calcext:value-type="float">
            <text:p>37507.7273</text:p>
          </table:table-cell>
          <table:table-cell table:number-columns-repeated="2"/>
          <table:table-cell office:value-type="float" office:value="40981" calcext:value-type="float">
            <text:p>40981</text:p>
          </table:table-cell>
          <table:table-cell table:number-columns-repeated="2"/>
          <table:table-cell office:value-type="float" office:value="40981" calcext:value-type="float">
            <text:p>40981</text:p>
          </table:table-cell>
          <table:table-cell table:number-columns-repeated="2"/>
          <table:table-cell office:value-type="float" office:value="40981" calcext:value-type="float">
            <text:p>40981</text:p>
          </table:table-cell>
          <table:table-cell table:number-columns-repeated="2"/>
          <table:table-cell office:value-type="float" office:value="40981" calcext:value-type="float">
            <text:p>40981</text:p>
          </table:table-cell>
          <table:table-cell table:number-columns-repeated="995"/>
        </table:table-row>
        <table:table-row table:style-name="ro1">
          <table:table-cell office:value-type="time" office:time-value="PT14102H00M00S" calcext:value-type="time">
            <text:p>14102:00:00</text:p>
          </table:table-cell>
          <table:table-cell office:value-type="float" office:value="34773.2167" calcext:value-type="float">
            <text:p>34773.2167</text:p>
          </table:table-cell>
          <table:table-cell table:number-columns-repeated="2"/>
          <table:table-cell office:value-type="float" office:value="34773.2167" calcext:value-type="float">
            <text:p>34773.2167</text:p>
          </table:table-cell>
          <table:table-cell table:number-columns-repeated="2"/>
          <table:table-cell office:value-type="float" office:value="36150.6667" calcext:value-type="float">
            <text:p>36150.6667</text:p>
          </table:table-cell>
          <table:table-cell table:number-columns-repeated="2"/>
          <table:table-cell office:value-type="float" office:value="36150.6667" calcext:value-type="float">
            <text:p>36150.6667</text:p>
          </table:table-cell>
          <table:table-cell table:number-columns-repeated="2"/>
          <table:table-cell office:value-type="float" office:value="36150.6667" calcext:value-type="float">
            <text:p>36150.6667</text:p>
          </table:table-cell>
          <table:table-cell table:number-columns-repeated="2"/>
          <table:table-cell office:value-type="float" office:value="36150.6667" calcext:value-type="float">
            <text:p>36150.6667</text:p>
          </table:table-cell>
          <table:table-cell table:number-columns-repeated="2"/>
          <table:table-cell office:value-type="float" office:value="42063" calcext:value-type="float">
            <text:p>42063</text:p>
          </table:table-cell>
          <table:table-cell table:number-columns-repeated="2"/>
          <table:table-cell office:value-type="float" office:value="42063" calcext:value-type="float">
            <text:p>42063</text:p>
          </table:table-cell>
          <table:table-cell table:number-columns-repeated="2"/>
          <table:table-cell office:value-type="float" office:value="42063" calcext:value-type="float">
            <text:p>42063</text:p>
          </table:table-cell>
          <table:table-cell table:number-columns-repeated="2"/>
          <table:table-cell office:value-type="float" office:value="42063" calcext:value-type="float">
            <text:p>42063</text:p>
          </table:table-cell>
          <table:table-cell table:number-columns-repeated="995"/>
        </table:table-row>
        <table:table-row table:style-name="ro1">
          <table:table-cell office:value-type="time" office:time-value="PT25858H00M00S" calcext:value-type="time">
            <text:p>25858:00:00</text:p>
          </table:table-cell>
          <table:table-cell office:value-type="float" office:value="18978.3333" calcext:value-type="float">
            <text:p>18978.3333</text:p>
          </table:table-cell>
          <table:table-cell table:number-columns-repeated="2"/>
          <table:table-cell office:value-type="float" office:value="19119.0822" calcext:value-type="float">
            <text:p>19119.0822</text:p>
          </table:table-cell>
          <table:table-cell table:number-columns-repeated="2"/>
          <table:table-cell office:value-type="float" office:value="19773.6667" calcext:value-type="float">
            <text:p>19773.6667</text:p>
          </table:table-cell>
          <table:table-cell table:number-columns-repeated="2"/>
          <table:table-cell office:value-type="float" office:value="19773.6667" calcext:value-type="float">
            <text:p>19773.6667</text:p>
          </table:table-cell>
          <table:table-cell table:number-columns-repeated="2"/>
          <table:table-cell office:value-type="float" office:value="19773.6667" calcext:value-type="float">
            <text:p>19773.6667</text:p>
          </table:table-cell>
          <table:table-cell table:number-columns-repeated="2"/>
          <table:table-cell office:value-type="float" office:value="19773.6667" calcext:value-type="float">
            <text:p>19773.6667</text:p>
          </table:table-cell>
          <table:table-cell table:number-columns-repeated="2"/>
          <table:table-cell office:value-type="float" office:value="22082" calcext:value-type="float">
            <text:p>22082</text:p>
          </table:table-cell>
          <table:table-cell table:number-columns-repeated="2"/>
          <table:table-cell office:value-type="float" office:value="22082" calcext:value-type="float">
            <text:p>22082</text:p>
          </table:table-cell>
          <table:table-cell table:number-columns-repeated="2"/>
          <table:table-cell office:value-type="float" office:value="22082" calcext:value-type="float">
            <text:p>22082</text:p>
          </table:table-cell>
          <table:table-cell table:number-columns-repeated="2"/>
          <table:table-cell office:value-type="float" office:value="22082" calcext:value-type="float">
            <text:p>22082</text:p>
          </table:table-cell>
          <table:table-cell table:number-columns-repeated="995"/>
        </table:table-row>
        <table:table-row table:style-name="ro1">
          <table:table-cell office:value-type="time" office:time-value="PT62022H00M00S" calcext:value-type="time">
            <text:p>62022:00:00</text:p>
          </table:table-cell>
          <table:table-cell office:value-type="float" office:value="26168.4298" calcext:value-type="float">
            <text:p>26168.4298</text:p>
          </table:table-cell>
          <table:table-cell table:number-columns-repeated="2"/>
          <table:table-cell office:value-type="float" office:value="26190.7222" calcext:value-type="float">
            <text:p>26190.7222</text:p>
          </table:table-cell>
          <table:table-cell table:number-columns-repeated="2"/>
          <table:table-cell office:value-type="float" office:value="27951.3" calcext:value-type="float">
            <text:p>27951.3</text:p>
          </table:table-cell>
          <table:table-cell table:number-columns-repeated="2"/>
          <table:table-cell office:value-type="float" office:value="27951.3" calcext:value-type="float">
            <text:p>27951.3</text:p>
          </table:table-cell>
          <table:table-cell table:number-columns-repeated="2"/>
          <table:table-cell office:value-type="float" office:value="27951.3" calcext:value-type="float">
            <text:p>27951.3</text:p>
          </table:table-cell>
          <table:table-cell table:number-columns-repeated="2"/>
          <table:table-cell office:value-type="float" office:value="27951.3" calcext:value-type="float">
            <text:p>27951.3</text:p>
          </table:table-cell>
          <table:table-cell table:number-columns-repeated="2"/>
          <table:table-cell office:value-type="float" office:value="31105" calcext:value-type="float">
            <text:p>31105</text:p>
          </table:table-cell>
          <table:table-cell table:number-columns-repeated="2"/>
          <table:table-cell office:value-type="float" office:value="31105" calcext:value-type="float">
            <text:p>31105</text:p>
          </table:table-cell>
          <table:table-cell table:number-columns-repeated="2"/>
          <table:table-cell office:value-type="float" office:value="31105" calcext:value-type="float">
            <text:p>31105</text:p>
          </table:table-cell>
          <table:table-cell table:number-columns-repeated="2"/>
          <table:table-cell office:value-type="float" office:value="31105" calcext:value-type="float">
            <text:p>31105</text:p>
          </table:table-cell>
          <table:table-cell table:number-columns-repeated="995"/>
        </table:table-row>
        <table:table-row table:style-name="ro1">
          <table:table-cell office:value-type="time" office:time-value="PT31522H00M00S" calcext:value-type="time">
            <text:p>31522:00:00</text:p>
          </table:table-cell>
          <table:table-cell office:value-type="float" office:value="45926.2928" calcext:value-type="float">
            <text:p>45926.2928</text:p>
          </table:table-cell>
          <table:table-cell table:number-columns-repeated="2"/>
          <table:table-cell office:value-type="float" office:value="45946.3604" calcext:value-type="float">
            <text:p>45946.3604</text:p>
          </table:table-cell>
          <table:table-cell table:number-columns-repeated="2"/>
          <table:table-cell office:value-type="float" office:value="50427.4151" calcext:value-type="float">
            <text:p>50427.4151</text:p>
          </table:table-cell>
          <table:table-cell table:number-columns-repeated="2"/>
          <table:table-cell office:value-type="float" office:value="50427.4151" calcext:value-type="float">
            <text:p>50427.4151</text:p>
          </table:table-cell>
          <table:table-cell table:number-columns-repeated="2"/>
          <table:table-cell office:value-type="float" office:value="50427.4151" calcext:value-type="float">
            <text:p>50427.4151</text:p>
          </table:table-cell>
          <table:table-cell table:number-columns-repeated="2"/>
          <table:table-cell office:value-type="float" office:value="50427.4151" calcext:value-type="float">
            <text:p>50427.4151</text:p>
          </table:table-cell>
          <table:table-cell table:number-columns-repeated="2"/>
          <table:table-cell office:value-type="float" office:value="57181" calcext:value-type="float">
            <text:p>57181</text:p>
          </table:table-cell>
          <table:table-cell table:number-columns-repeated="2"/>
          <table:table-cell office:value-type="float" office:value="57181" calcext:value-type="float">
            <text:p>57181</text:p>
          </table:table-cell>
          <table:table-cell table:number-columns-repeated="2"/>
          <table:table-cell office:value-type="float" office:value="57181" calcext:value-type="float">
            <text:p>57181</text:p>
          </table:table-cell>
          <table:table-cell table:number-columns-repeated="2"/>
          <table:table-cell office:value-type="float" office:value="57181" calcext:value-type="float">
            <text:p>57181</text:p>
          </table:table-cell>
          <table:table-cell table:number-columns-repeated="995"/>
        </table:table-row>
        <table:table-row table:style-name="ro1">
          <table:table-cell office:value-type="time" office:time-value="PT13774H00M00S" calcext:value-type="time">
            <text:p>13774:00:00</text:p>
          </table:table-cell>
          <table:table-cell office:value-type="float" office:value="37408.4444" calcext:value-type="float">
            <text:p>37408.4444</text:p>
          </table:table-cell>
          <table:table-cell table:number-columns-repeated="2"/>
          <table:table-cell office:value-type="float" office:value="37408.4444" calcext:value-type="float">
            <text:p>37408.4444</text:p>
          </table:table-cell>
          <table:table-cell table:number-columns-repeated="2"/>
          <table:table-cell office:value-type="float" office:value="38519.0625" calcext:value-type="float">
            <text:p>38519.0625</text:p>
          </table:table-cell>
          <table:table-cell table:number-columns-repeated="2"/>
          <table:table-cell office:value-type="float" office:value="38519.0625" calcext:value-type="float">
            <text:p>38519.0625</text:p>
          </table:table-cell>
          <table:table-cell table:number-columns-repeated="2"/>
          <table:table-cell office:value-type="float" office:value="38519.0625" calcext:value-type="float">
            <text:p>38519.0625</text:p>
          </table:table-cell>
          <table:table-cell table:number-columns-repeated="2"/>
          <table:table-cell office:value-type="float" office:value="38519.0625" calcext:value-type="float">
            <text:p>38519.0625</text:p>
          </table:table-cell>
          <table:table-cell table:number-columns-repeated="2"/>
          <table:table-cell office:value-type="float" office:value="39461" calcext:value-type="float">
            <text:p>39461</text:p>
          </table:table-cell>
          <table:table-cell table:number-columns-repeated="2"/>
          <table:table-cell office:value-type="float" office:value="39461" calcext:value-type="float">
            <text:p>39461</text:p>
          </table:table-cell>
          <table:table-cell table:number-columns-repeated="2"/>
          <table:table-cell office:value-type="float" office:value="39461" calcext:value-type="float">
            <text:p>39461</text:p>
          </table:table-cell>
          <table:table-cell table:number-columns-repeated="2"/>
          <table:table-cell office:value-type="float" office:value="39461" calcext:value-type="float">
            <text:p>39461</text:p>
          </table:table-cell>
          <table:table-cell table:number-columns-repeated="995"/>
        </table:table-row>
        <table:table-row table:style-name="ro1">
          <table:table-cell office:value-type="time" office:time-value="PT6752H00M00S" calcext:value-type="time">
            <text:p>6752:00:00</text:p>
          </table:table-cell>
          <table:table-cell office:value-type="float" office:value="38644" calcext:value-type="float">
            <text:p>38644</text:p>
          </table:table-cell>
          <table:table-cell table:number-columns-repeated="2"/>
          <table:table-cell office:value-type="float" office:value="38644" calcext:value-type="float">
            <text:p>38644</text:p>
          </table:table-cell>
          <table:table-cell table:number-columns-repeated="2"/>
          <table:table-cell office:value-type="float" office:value="40083" calcext:value-type="float">
            <text:p>40083</text:p>
          </table:table-cell>
          <table:table-cell table:number-columns-repeated="2"/>
          <table:table-cell office:value-type="float" office:value="40083" calcext:value-type="float">
            <text:p>40083</text:p>
          </table:table-cell>
          <table:table-cell table:number-columns-repeated="2"/>
          <table:table-cell office:value-type="float" office:value="40083" calcext:value-type="float">
            <text:p>40083</text:p>
          </table:table-cell>
          <table:table-cell table:number-columns-repeated="2"/>
          <table:table-cell office:value-type="float" office:value="40083" calcext:value-type="float">
            <text:p>40083</text:p>
          </table:table-cell>
          <table:table-cell table:number-columns-repeated="2"/>
          <table:table-cell office:value-type="float" office:value="41067" calcext:value-type="float">
            <text:p>41067</text:p>
          </table:table-cell>
          <table:table-cell table:number-columns-repeated="2"/>
          <table:table-cell office:value-type="float" office:value="41067" calcext:value-type="float">
            <text:p>41067</text:p>
          </table:table-cell>
          <table:table-cell table:number-columns-repeated="2"/>
          <table:table-cell office:value-type="float" office:value="41067" calcext:value-type="float">
            <text:p>41067</text:p>
          </table:table-cell>
          <table:table-cell table:number-columns-repeated="2"/>
          <table:table-cell office:value-type="float" office:value="41067" calcext:value-type="float">
            <text:p>41067</text:p>
          </table:table-cell>
          <table:table-cell table:number-columns-repeated="995"/>
        </table:table-row>
        <table:table-row table:style-name="ro1">
          <table:table-cell office:value-type="time" office:time-value="PT41240H00M00S" calcext:value-type="time">
            <text:p>41240:00:00</text:p>
          </table:table-cell>
          <table:table-cell office:value-type="float" office:value="26979.9" calcext:value-type="float">
            <text:p>26979.9</text:p>
          </table:table-cell>
          <table:table-cell table:number-columns-repeated="2"/>
          <table:table-cell office:value-type="float" office:value="26979.9" calcext:value-type="float">
            <text:p>26979.9</text:p>
          </table:table-cell>
          <table:table-cell table:number-columns-repeated="2"/>
          <table:table-cell office:value-type="float" office:value="27585.4286" calcext:value-type="float">
            <text:p>27585.4286</text:p>
          </table:table-cell>
          <table:table-cell table:number-columns-repeated="2"/>
          <table:table-cell office:value-type="float" office:value="27585.4286" calcext:value-type="float">
            <text:p>27585.4286</text:p>
          </table:table-cell>
          <table:table-cell table:number-columns-repeated="2"/>
          <table:table-cell office:value-type="float" office:value="27585.4286" calcext:value-type="float">
            <text:p>27585.4286</text:p>
          </table:table-cell>
          <table:table-cell table:number-columns-repeated="2"/>
          <table:table-cell office:value-type="float" office:value="27585.4286" calcext:value-type="float">
            <text:p>27585.4286</text:p>
          </table:table-cell>
          <table:table-cell table:number-columns-repeated="2"/>
          <table:table-cell office:value-type="float" office:value="27855" calcext:value-type="float">
            <text:p>27855</text:p>
          </table:table-cell>
          <table:table-cell table:number-columns-repeated="2"/>
          <table:table-cell office:value-type="float" office:value="27855" calcext:value-type="float">
            <text:p>27855</text:p>
          </table:table-cell>
          <table:table-cell table:number-columns-repeated="2"/>
          <table:table-cell office:value-type="float" office:value="27855" calcext:value-type="float">
            <text:p>27855</text:p>
          </table:table-cell>
          <table:table-cell table:number-columns-repeated="2"/>
          <table:table-cell office:value-type="float" office:value="27855" calcext:value-type="float">
            <text:p>27855</text:p>
          </table:table-cell>
          <table:table-cell table:number-columns-repeated="995"/>
        </table:table-row>
        <table:table-row table:style-name="ro1">
          <table:table-cell office:value-type="time" office:time-value="PT50806H00M00S" calcext:value-type="time">
            <text:p>50806:00:00</text:p>
          </table:table-cell>
          <table:table-cell office:value-type="float" office:value="18195.5" calcext:value-type="float">
            <text:p>18195.5</text:p>
          </table:table-cell>
          <table:table-cell table:number-columns-repeated="2"/>
          <table:table-cell office:value-type="float" office:value="18195.5" calcext:value-type="float">
            <text:p>18195.5</text:p>
          </table:table-cell>
          <table:table-cell table:number-columns-repeated="2"/>
          <table:table-cell office:value-type="float" office:value="18658.7857" calcext:value-type="float">
            <text:p>18658.7857</text:p>
          </table:table-cell>
          <table:table-cell table:number-columns-repeated="2"/>
          <table:table-cell office:value-type="float" office:value="18658.7857" calcext:value-type="float">
            <text:p>18658.7857</text:p>
          </table:table-cell>
          <table:table-cell table:number-columns-repeated="2"/>
          <table:table-cell office:value-type="float" office:value="18658.7857" calcext:value-type="float">
            <text:p>18658.7857</text:p>
          </table:table-cell>
          <table:table-cell table:number-columns-repeated="2"/>
          <table:table-cell office:value-type="float" office:value="18658.7857" calcext:value-type="float">
            <text:p>18658.7857</text:p>
          </table:table-cell>
          <table:table-cell table:number-columns-repeated="2"/>
          <table:table-cell office:value-type="float" office:value="21654" calcext:value-type="float">
            <text:p>21654</text:p>
          </table:table-cell>
          <table:table-cell table:number-columns-repeated="2"/>
          <table:table-cell office:value-type="float" office:value="21654" calcext:value-type="float">
            <text:p>21654</text:p>
          </table:table-cell>
          <table:table-cell table:number-columns-repeated="2"/>
          <table:table-cell office:value-type="float" office:value="21991" calcext:value-type="float">
            <text:p>21991</text:p>
          </table:table-cell>
          <table:table-cell table:number-columns-repeated="2"/>
          <table:table-cell office:value-type="float" office:value="21991" calcext:value-type="float">
            <text:p>21991</text:p>
          </table:table-cell>
          <table:table-cell table:number-columns-repeated="995"/>
        </table:table-row>
        <table:table-row table:style-name="ro1">
          <table:table-cell office:value-type="time" office:time-value="PT25429H00M00S" calcext:value-type="time">
            <text:p>25429:00:00</text:p>
          </table:table-cell>
          <table:table-cell office:value-type="float" office:value="25009.6667" calcext:value-type="float">
            <text:p>25009.6667</text:p>
          </table:table-cell>
          <table:table-cell table:number-columns-repeated="2"/>
          <table:table-cell office:value-type="float" office:value="25009.6667" calcext:value-type="float">
            <text:p>25009.6667</text:p>
          </table:table-cell>
          <table:table-cell table:number-columns-repeated="2"/>
          <table:table-cell office:value-type="float" office:value="25465" calcext:value-type="float">
            <text:p>25465</text:p>
          </table:table-cell>
          <table:table-cell table:number-columns-repeated="2"/>
          <table:table-cell office:value-type="float" office:value="25465" calcext:value-type="float">
            <text:p>25465</text:p>
          </table:table-cell>
          <table:table-cell table:number-columns-repeated="2"/>
          <table:table-cell office:value-type="float" office:value="25465" calcext:value-type="float">
            <text:p>25465</text:p>
          </table:table-cell>
          <table:table-cell table:number-columns-repeated="2"/>
          <table:table-cell office:value-type="float" office:value="25465" calcext:value-type="float">
            <text:p>25465</text:p>
          </table:table-cell>
          <table:table-cell table:number-columns-repeated="2"/>
          <table:table-cell office:value-type="float" office:value="25465" calcext:value-type="float">
            <text:p>25465</text:p>
          </table:table-cell>
          <table:table-cell table:number-columns-repeated="2"/>
          <table:table-cell office:value-type="float" office:value="25465" calcext:value-type="float">
            <text:p>25465</text:p>
          </table:table-cell>
          <table:table-cell table:number-columns-repeated="2"/>
          <table:table-cell office:value-type="float" office:value="25465" calcext:value-type="float">
            <text:p>25465</text:p>
          </table:table-cell>
          <table:table-cell table:number-columns-repeated="2"/>
          <table:table-cell office:value-type="float" office:value="25465" calcext:value-type="float">
            <text:p>25465</text:p>
          </table:table-cell>
          <table:table-cell table:number-columns-repeated="995"/>
        </table:table-row>
        <table:table-row table:style-name="ro1">
          <table:table-cell office:value-type="time" office:time-value="PT15519H00M00S" calcext:value-type="time">
            <text:p>15519:00:00</text:p>
          </table:table-cell>
          <table:table-cell office:value-type="float" office:value="19656.875" calcext:value-type="float">
            <text:p>19656.875</text:p>
          </table:table-cell>
          <table:table-cell table:number-columns-repeated="2"/>
          <table:table-cell office:value-type="float" office:value="19656.875" calcext:value-type="float">
            <text:p>19656.875</text:p>
          </table:table-cell>
          <table:table-cell table:number-columns-repeated="2"/>
          <table:table-cell office:value-type="float" office:value="20913.6667" calcext:value-type="float">
            <text:p>20913.6667</text:p>
          </table:table-cell>
          <table:table-cell table:number-columns-repeated="2"/>
          <table:table-cell office:value-type="float" office:value="20913.6667" calcext:value-type="float">
            <text:p>20913.6667</text:p>
          </table:table-cell>
          <table:table-cell table:number-columns-repeated="2"/>
          <table:table-cell office:value-type="float" office:value="20913.6667" calcext:value-type="float">
            <text:p>20913.6667</text:p>
          </table:table-cell>
          <table:table-cell table:number-columns-repeated="2"/>
          <table:table-cell office:value-type="float" office:value="20913.6667" calcext:value-type="float">
            <text:p>20913.6667</text:p>
          </table:table-cell>
          <table:table-cell table:number-columns-repeated="2"/>
          <table:table-cell office:value-type="float" office:value="21297" calcext:value-type="float">
            <text:p>21297</text:p>
          </table:table-cell>
          <table:table-cell table:number-columns-repeated="2"/>
          <table:table-cell office:value-type="float" office:value="21297" calcext:value-type="float">
            <text:p>21297</text:p>
          </table:table-cell>
          <table:table-cell table:number-columns-repeated="2"/>
          <table:table-cell office:value-type="float" office:value="21297" calcext:value-type="float">
            <text:p>21297</text:p>
          </table:table-cell>
          <table:table-cell table:number-columns-repeated="2"/>
          <table:table-cell office:value-type="float" office:value="21297" calcext:value-type="float">
            <text:p>21297</text:p>
          </table:table-cell>
          <table:table-cell table:number-columns-repeated="995"/>
        </table:table-row>
        <table:table-row table:style-name="ro1">
          <table:table-cell office:value-type="time" office:time-value="PT56115H00M00S" calcext:value-type="time">
            <text:p>56115:00:00</text:p>
          </table:table-cell>
          <table:table-cell office:value-type="float" office:value="37926.38" calcext:value-type="float">
            <text:p>37926.38</text:p>
          </table:table-cell>
          <table:table-cell table:number-columns-repeated="2"/>
          <table:table-cell office:value-type="float" office:value="38690.6875" calcext:value-type="float">
            <text:p>38690.6875</text:p>
          </table:table-cell>
          <table:table-cell table:number-columns-repeated="2"/>
          <table:table-cell office:value-type="float" office:value="39924.9784" calcext:value-type="float">
            <text:p>39924.9784</text:p>
          </table:table-cell>
          <table:table-cell table:number-columns-repeated="2"/>
          <table:table-cell office:value-type="float" office:value="40578.9167" calcext:value-type="float">
            <text:p>40578.9167</text:p>
          </table:table-cell>
          <table:table-cell table:number-columns-repeated="2"/>
          <table:table-cell office:value-type="float" office:value="40578.9167" calcext:value-type="float">
            <text:p>40578.9167</text:p>
          </table:table-cell>
          <table:table-cell table:number-columns-repeated="2"/>
          <table:table-cell office:value-type="float" office:value="40578.9167" calcext:value-type="float">
            <text:p>40578.9167</text:p>
          </table:table-cell>
          <table:table-cell table:number-columns-repeated="2"/>
          <table:table-cell office:value-type="float" office:value="46356" calcext:value-type="float">
            <text:p>46356</text:p>
          </table:table-cell>
          <table:table-cell table:number-columns-repeated="2"/>
          <table:table-cell office:value-type="float" office:value="46356" calcext:value-type="float">
            <text:p>46356</text:p>
          </table:table-cell>
          <table:table-cell table:number-columns-repeated="2"/>
          <table:table-cell office:value-type="float" office:value="46356" calcext:value-type="float">
            <text:p>46356</text:p>
          </table:table-cell>
          <table:table-cell table:number-columns-repeated="2"/>
          <table:table-cell office:value-type="float" office:value="46356" calcext:value-type="float">
            <text:p>46356</text:p>
          </table:table-cell>
          <table:table-cell table:number-columns-repeated="995"/>
        </table:table-row>
        <table:table-row table:style-name="ro1">
          <table:table-cell office:value-type="time" office:time-value="PT31262H00M00S" calcext:value-type="time">
            <text:p>31262:00:00</text:p>
          </table:table-cell>
          <table:table-cell office:value-type="float" office:value="37211.8606" calcext:value-type="float">
            <text:p>37211.8606</text:p>
          </table:table-cell>
          <table:table-cell table:number-columns-repeated="2"/>
          <table:table-cell office:value-type="float" office:value="37489.9405" calcext:value-type="float">
            <text:p>37489.9405</text:p>
          </table:table-cell>
          <table:table-cell table:number-columns-repeated="2"/>
          <table:table-cell office:value-type="float" office:value="39621.81" calcext:value-type="float">
            <text:p>39621.81</text:p>
          </table:table-cell>
          <table:table-cell table:number-columns-repeated="2"/>
          <table:table-cell office:value-type="float" office:value="39638.4444" calcext:value-type="float">
            <text:p>39638.4444</text:p>
          </table:table-cell>
          <table:table-cell table:number-columns-repeated="2"/>
          <table:table-cell office:value-type="float" office:value="39638.4444" calcext:value-type="float">
            <text:p>39638.4444</text:p>
          </table:table-cell>
          <table:table-cell table:number-columns-repeated="2"/>
          <table:table-cell office:value-type="float" office:value="39645.4688" calcext:value-type="float">
            <text:p>39645.4688</text:p>
          </table:table-cell>
          <table:table-cell table:number-columns-repeated="2"/>
          <table:table-cell office:value-type="float" office:value="44283" calcext:value-type="float">
            <text:p>44283</text:p>
          </table:table-cell>
          <table:table-cell table:number-columns-repeated="2"/>
          <table:table-cell office:value-type="float" office:value="44283" calcext:value-type="float">
            <text:p>44283</text:p>
          </table:table-cell>
          <table:table-cell table:number-columns-repeated="2"/>
          <table:table-cell office:value-type="float" office:value="44283" calcext:value-type="float">
            <text:p>44283</text:p>
          </table:table-cell>
          <table:table-cell table:number-columns-repeated="2"/>
          <table:table-cell office:value-type="float" office:value="44283" calcext:value-type="float">
            <text:p>44283</text:p>
          </table:table-cell>
          <table:table-cell table:number-columns-repeated="995"/>
        </table:table-row>
        <table:table-row table:style-name="ro1">
          <table:table-cell office:value-type="time" office:time-value="PT9119H00M00S" calcext:value-type="time">
            <text:p>9119:00:00</text:p>
          </table:table-cell>
          <table:table-cell office:value-type="float" office:value="9188.5" calcext:value-type="float">
            <text:p>9188.5</text:p>
          </table:table-cell>
          <table:table-cell table:number-columns-repeated="2"/>
          <table:table-cell office:value-type="float" office:value="9188.5" calcext:value-type="float">
            <text:p>9188.5</text:p>
          </table:table-cell>
          <table:table-cell table:number-columns-repeated="2"/>
          <table:table-cell office:value-type="float" office:value="9511" calcext:value-type="float">
            <text:p>9511</text:p>
          </table:table-cell>
          <table:table-cell table:number-columns-repeated="2"/>
          <table:table-cell office:value-type="float" office:value="9511" calcext:value-type="float">
            <text:p>9511</text:p>
          </table:table-cell>
          <table:table-cell table:number-columns-repeated="2"/>
          <table:table-cell office:value-type="float" office:value="9511" calcext:value-type="float">
            <text:p>9511</text:p>
          </table:table-cell>
          <table:table-cell table:number-columns-repeated="2"/>
          <table:table-cell office:value-type="float" office:value="9511" calcext:value-type="float">
            <text:p>9511</text:p>
          </table:table-cell>
          <table:table-cell table:number-columns-repeated="2"/>
          <table:table-cell office:value-type="float" office:value="9511" calcext:value-type="float">
            <text:p>9511</text:p>
          </table:table-cell>
          <table:table-cell table:number-columns-repeated="2"/>
          <table:table-cell office:value-type="float" office:value="9511" calcext:value-type="float">
            <text:p>9511</text:p>
          </table:table-cell>
          <table:table-cell table:number-columns-repeated="2"/>
          <table:table-cell office:value-type="float" office:value="9511" calcext:value-type="float">
            <text:p>9511</text:p>
          </table:table-cell>
          <table:table-cell table:number-columns-repeated="2"/>
          <table:table-cell office:value-type="float" office:value="9511" calcext:value-type="float">
            <text:p>9511</text:p>
          </table:table-cell>
          <table:table-cell table:number-columns-repeated="995"/>
        </table:table-row>
        <table:table-row table:style-name="ro1">
          <table:table-cell office:value-type="time" office:time-value="PT64599H00M00S" calcext:value-type="time">
            <text:p>64599:00:00</text:p>
          </table:table-cell>
          <table:table-cell office:value-type="float" office:value="31439.5" calcext:value-type="float">
            <text:p>31439.5</text:p>
          </table:table-cell>
          <table:table-cell table:number-columns-repeated="2"/>
          <table:table-cell office:value-type="float" office:value="31468.4" calcext:value-type="float">
            <text:p>31468.4</text:p>
          </table:table-cell>
          <table:table-cell table:number-columns-repeated="2"/>
          <table:table-cell office:value-type="float" office:value="33203.8333" calcext:value-type="float">
            <text:p>33203.8333</text:p>
          </table:table-cell>
          <table:table-cell table:number-columns-repeated="2"/>
          <table:table-cell office:value-type="float" office:value="33203.8333" calcext:value-type="float">
            <text:p>33203.8333</text:p>
          </table:table-cell>
          <table:table-cell table:number-columns-repeated="2"/>
          <table:table-cell office:value-type="float" office:value="33203.8333" calcext:value-type="float">
            <text:p>33203.8333</text:p>
          </table:table-cell>
          <table:table-cell table:number-columns-repeated="2"/>
          <table:table-cell office:value-type="float" office:value="33203.8333" calcext:value-type="float">
            <text:p>33203.8333</text:p>
          </table:table-cell>
          <table:table-cell table:number-columns-repeated="2"/>
          <table:table-cell office:value-type="float" office:value="33473" calcext:value-type="float">
            <text:p>33473</text:p>
          </table:table-cell>
          <table:table-cell table:number-columns-repeated="2"/>
          <table:table-cell office:value-type="float" office:value="33473" calcext:value-type="float">
            <text:p>33473</text:p>
          </table:table-cell>
          <table:table-cell table:number-columns-repeated="2"/>
          <table:table-cell office:value-type="float" office:value="33473" calcext:value-type="float">
            <text:p>33473</text:p>
          </table:table-cell>
          <table:table-cell table:number-columns-repeated="2"/>
          <table:table-cell office:value-type="float" office:value="33473" calcext:value-type="float">
            <text:p>33473</text:p>
          </table:table-cell>
          <table:table-cell table:number-columns-repeated="995"/>
        </table:table-row>
        <table:table-row table:style-name="ro1">
          <table:table-cell office:value-type="time" office:time-value="PT30487H00M00S" calcext:value-type="time">
            <text:p>30487:00:00</text:p>
          </table:table-cell>
          <table:table-cell office:value-type="float" office:value="26645.2" calcext:value-type="float">
            <text:p>26645.2</text:p>
          </table:table-cell>
          <table:table-cell table:number-columns-repeated="2"/>
          <table:table-cell office:value-type="float" office:value="27194.4887" calcext:value-type="float">
            <text:p>27194.4887</text:p>
          </table:table-cell>
          <table:table-cell table:number-columns-repeated="2"/>
          <table:table-cell office:value-type="float" office:value="28090.6707" calcext:value-type="float">
            <text:p>28090.6707</text:p>
          </table:table-cell>
          <table:table-cell table:number-columns-repeated="2"/>
          <table:table-cell office:value-type="float" office:value="28438.0179" calcext:value-type="float">
            <text:p>28438.0179</text:p>
          </table:table-cell>
          <table:table-cell table:number-columns-repeated="2"/>
          <table:table-cell office:value-type="float" office:value="28438.0179" calcext:value-type="float">
            <text:p>28438.0179</text:p>
          </table:table-cell>
          <table:table-cell table:number-columns-repeated="2"/>
          <table:table-cell office:value-type="float" office:value="28438.0179" calcext:value-type="float">
            <text:p>28438.0179</text:p>
          </table:table-cell>
          <table:table-cell table:number-columns-repeated="2"/>
          <table:table-cell office:value-type="float" office:value="31728" calcext:value-type="float">
            <text:p>31728</text:p>
          </table:table-cell>
          <table:table-cell table:number-columns-repeated="2"/>
          <table:table-cell office:value-type="float" office:value="31728" calcext:value-type="float">
            <text:p>31728</text:p>
          </table:table-cell>
          <table:table-cell table:number-columns-repeated="2"/>
          <table:table-cell office:value-type="float" office:value="31728" calcext:value-type="float">
            <text:p>31728</text:p>
          </table:table-cell>
          <table:table-cell table:number-columns-repeated="2"/>
          <table:table-cell office:value-type="float" office:value="31728" calcext:value-type="float">
            <text:p>31728</text:p>
          </table:table-cell>
          <table:table-cell table:number-columns-repeated="995"/>
        </table:table-row>
        <table:table-row table:style-name="ro1">
          <table:table-cell office:value-type="time" office:time-value="PT6682H00M00S" calcext:value-type="time">
            <text:p>6682:00:00</text:p>
          </table:table-cell>
          <table:table-cell office:value-type="float" office:value="23412" calcext:value-type="float">
            <text:p>23412</text:p>
          </table:table-cell>
          <table:table-cell table:number-columns-repeated="2"/>
          <table:table-cell office:value-type="float" office:value="23412" calcext:value-type="float">
            <text:p>23412</text:p>
          </table:table-cell>
          <table:table-cell table:number-columns-repeated="2"/>
          <table:table-cell office:value-type="float" office:value="23759" calcext:value-type="float">
            <text:p>23759</text:p>
          </table:table-cell>
          <table:table-cell table:number-columns-repeated="2"/>
          <table:table-cell office:value-type="float" office:value="23759" calcext:value-type="float">
            <text:p>23759</text:p>
          </table:table-cell>
          <table:table-cell table:number-columns-repeated="2"/>
          <table:table-cell office:value-type="float" office:value="23759" calcext:value-type="float">
            <text:p>23759</text:p>
          </table:table-cell>
          <table:table-cell table:number-columns-repeated="2"/>
          <table:table-cell office:value-type="float" office:value="23759" calcext:value-type="float">
            <text:p>23759</text:p>
          </table:table-cell>
          <table:table-cell table:number-columns-repeated="2"/>
          <table:table-cell office:value-type="float" office:value="23903" calcext:value-type="float">
            <text:p>23903</text:p>
          </table:table-cell>
          <table:table-cell table:number-columns-repeated="2"/>
          <table:table-cell office:value-type="float" office:value="23903" calcext:value-type="float">
            <text:p>23903</text:p>
          </table:table-cell>
          <table:table-cell table:number-columns-repeated="2"/>
          <table:table-cell office:value-type="float" office:value="23903" calcext:value-type="float">
            <text:p>23903</text:p>
          </table:table-cell>
          <table:table-cell table:number-columns-repeated="2"/>
          <table:table-cell office:value-type="float" office:value="23903" calcext:value-type="float">
            <text:p>23903</text:p>
          </table:table-cell>
          <table:table-cell table:number-columns-repeated="995"/>
        </table:table-row>
        <table:table-row table:style-name="ro1">
          <table:table-cell office:value-type="time" office:time-value="PT6981H00M00S" calcext:value-type="time">
            <text:p>6981:00:00</text:p>
          </table:table-cell>
          <table:table-cell office:value-type="float" office:value="29917.625" calcext:value-type="float">
            <text:p>29917.625</text:p>
          </table:table-cell>
          <table:table-cell table:number-columns-repeated="2"/>
          <table:table-cell office:value-type="float" office:value="29917.625" calcext:value-type="float">
            <text:p>29917.625</text:p>
          </table:table-cell>
          <table:table-cell table:number-columns-repeated="2"/>
          <table:table-cell office:value-type="float" office:value="31759.5" calcext:value-type="float">
            <text:p>31759.5</text:p>
          </table:table-cell>
          <table:table-cell table:number-columns-repeated="2"/>
          <table:table-cell office:value-type="float" office:value="31759.5" calcext:value-type="float">
            <text:p>31759.5</text:p>
          </table:table-cell>
          <table:table-cell table:number-columns-repeated="2"/>
          <table:table-cell office:value-type="float" office:value="31759.5" calcext:value-type="float">
            <text:p>31759.5</text:p>
          </table:table-cell>
          <table:table-cell table:number-columns-repeated="2"/>
          <table:table-cell office:value-type="float" office:value="31759.5" calcext:value-type="float">
            <text:p>31759.5</text:p>
          </table:table-cell>
          <table:table-cell table:number-columns-repeated="2"/>
          <table:table-cell office:value-type="float" office:value="34466" calcext:value-type="float">
            <text:p>34466</text:p>
          </table:table-cell>
          <table:table-cell table:number-columns-repeated="2"/>
          <table:table-cell office:value-type="float" office:value="34466" calcext:value-type="float">
            <text:p>34466</text:p>
          </table:table-cell>
          <table:table-cell table:number-columns-repeated="2"/>
          <table:table-cell office:value-type="float" office:value="34466" calcext:value-type="float">
            <text:p>34466</text:p>
          </table:table-cell>
          <table:table-cell table:number-columns-repeated="2"/>
          <table:table-cell office:value-type="float" office:value="34466" calcext:value-type="float">
            <text:p>34466</text:p>
          </table:table-cell>
          <table:table-cell table:number-columns-repeated="995"/>
        </table:table-row>
        <table:table-row table:style-name="ro1">
          <table:table-cell office:value-type="time" office:time-value="PT9296H00M00S" calcext:value-type="time">
            <text:p>9296:00:00</text:p>
          </table:table-cell>
          <table:table-cell office:value-type="float" office:value="37764.235" calcext:value-type="float">
            <text:p>37764.235</text:p>
          </table:table-cell>
          <table:table-cell table:number-columns-repeated="2"/>
          <table:table-cell office:value-type="float" office:value="38160.0625" calcext:value-type="float">
            <text:p>38160.0625</text:p>
          </table:table-cell>
          <table:table-cell table:number-columns-repeated="2"/>
          <table:table-cell office:value-type="float" office:value="40971.4167" calcext:value-type="float">
            <text:p>40971.4167</text:p>
          </table:table-cell>
          <table:table-cell table:number-columns-repeated="2"/>
          <table:table-cell office:value-type="float" office:value="41172" calcext:value-type="float">
            <text:p>41172</text:p>
          </table:table-cell>
          <table:table-cell table:number-columns-repeated="2"/>
          <table:table-cell office:value-type="float" office:value="41172" calcext:value-type="float">
            <text:p>41172</text:p>
          </table:table-cell>
          <table:table-cell table:number-columns-repeated="2"/>
          <table:table-cell office:value-type="float" office:value="41172" calcext:value-type="float">
            <text:p>41172</text:p>
          </table:table-cell>
          <table:table-cell table:number-columns-repeated="2"/>
          <table:table-cell office:value-type="float" office:value="41172" calcext:value-type="float">
            <text:p>41172</text:p>
          </table:table-cell>
          <table:table-cell table:number-columns-repeated="2"/>
          <table:table-cell office:value-type="float" office:value="41172" calcext:value-type="float">
            <text:p>41172</text:p>
          </table:table-cell>
          <table:table-cell table:number-columns-repeated="2"/>
          <table:table-cell office:value-type="float" office:value="41172" calcext:value-type="float">
            <text:p>41172</text:p>
          </table:table-cell>
          <table:table-cell table:number-columns-repeated="2"/>
          <table:table-cell office:value-type="float" office:value="41172" calcext:value-type="float">
            <text:p>41172</text:p>
          </table:table-cell>
          <table:table-cell table:number-columns-repeated="995"/>
        </table:table-row>
        <table:table-row table:style-name="ro1">
          <table:table-cell office:value-type="time" office:time-value="PT15671H00M00S" calcext:value-type="time">
            <text:p>15671:00:00</text:p>
          </table:table-cell>
          <table:table-cell office:value-type="float" office:value="31925.1875" calcext:value-type="float">
            <text:p>31925.1875</text:p>
          </table:table-cell>
          <table:table-cell table:number-columns-repeated="2"/>
          <table:table-cell office:value-type="float" office:value="32108.4018" calcext:value-type="float">
            <text:p>32108.4018</text:p>
          </table:table-cell>
          <table:table-cell table:number-columns-repeated="2"/>
          <table:table-cell office:value-type="float" office:value="33906.0625" calcext:value-type="float">
            <text:p>33906.0625</text:p>
          </table:table-cell>
          <table:table-cell table:number-columns-repeated="2"/>
          <table:table-cell office:value-type="float" office:value="34213.25" calcext:value-type="float">
            <text:p>34213.25</text:p>
          </table:table-cell>
          <table:table-cell table:number-columns-repeated="2"/>
          <table:table-cell office:value-type="float" office:value="34213.25" calcext:value-type="float">
            <text:p>34213.25</text:p>
          </table:table-cell>
          <table:table-cell table:number-columns-repeated="2"/>
          <table:table-cell office:value-type="float" office:value="34213.25" calcext:value-type="float">
            <text:p>34213.25</text:p>
          </table:table-cell>
          <table:table-cell table:number-columns-repeated="2"/>
          <table:table-cell office:value-type="float" office:value="37847" calcext:value-type="float">
            <text:p>37847</text:p>
          </table:table-cell>
          <table:table-cell table:number-columns-repeated="2"/>
          <table:table-cell office:value-type="float" office:value="37847" calcext:value-type="float">
            <text:p>37847</text:p>
          </table:table-cell>
          <table:table-cell table:number-columns-repeated="2"/>
          <table:table-cell office:value-type="float" office:value="37847" calcext:value-type="float">
            <text:p>37847</text:p>
          </table:table-cell>
          <table:table-cell table:number-columns-repeated="2"/>
          <table:table-cell office:value-type="float" office:value="37847" calcext:value-type="float">
            <text:p>37847</text:p>
          </table:table-cell>
          <table:table-cell table:number-columns-repeated="995"/>
        </table:table-row>
        <table:table-row table:style-name="ro1">
          <table:table-cell office:value-type="time" office:time-value="PT4335H00M00S" calcext:value-type="time">
            <text:p>4335:00:00</text:p>
          </table:table-cell>
          <table:table-cell office:value-type="float" office:value="28011.8957" calcext:value-type="float">
            <text:p>28011.8957</text:p>
          </table:table-cell>
          <table:table-cell table:number-columns-repeated="2"/>
          <table:table-cell office:value-type="float" office:value="28098.2292" calcext:value-type="float">
            <text:p>28098.2292</text:p>
          </table:table-cell>
          <table:table-cell table:number-columns-repeated="2"/>
          <table:table-cell office:value-type="float" office:value="28668.9167" calcext:value-type="float">
            <text:p>28668.9167</text:p>
          </table:table-cell>
          <table:table-cell table:number-columns-repeated="2"/>
          <table:table-cell office:value-type="float" office:value="28668.9167" calcext:value-type="float">
            <text:p>28668.9167</text:p>
          </table:table-cell>
          <table:table-cell table:number-columns-repeated="2"/>
          <table:table-cell office:value-type="float" office:value="28668.9167" calcext:value-type="float">
            <text:p>28668.9167</text:p>
          </table:table-cell>
          <table:table-cell table:number-columns-repeated="2"/>
          <table:table-cell office:value-type="float" office:value="28668.9167" calcext:value-type="float">
            <text:p>28668.9167</text:p>
          </table:table-cell>
          <table:table-cell table:number-columns-repeated="2"/>
          <table:table-cell office:value-type="float" office:value="33749" calcext:value-type="float">
            <text:p>33749</text:p>
          </table:table-cell>
          <table:table-cell table:number-columns-repeated="2"/>
          <table:table-cell office:value-type="float" office:value="33749" calcext:value-type="float">
            <text:p>33749</text:p>
          </table:table-cell>
          <table:table-cell table:number-columns-repeated="2"/>
          <table:table-cell office:value-type="float" office:value="33749" calcext:value-type="float">
            <text:p>33749</text:p>
          </table:table-cell>
          <table:table-cell table:number-columns-repeated="2"/>
          <table:table-cell office:value-type="float" office:value="33749" calcext:value-type="float">
            <text:p>33749</text:p>
          </table:table-cell>
          <table:table-cell table:number-columns-repeated="995"/>
        </table:table-row>
        <table:table-row table:style-name="ro1">
          <table:table-cell office:value-type="time" office:time-value="PT60796H00M00S" calcext:value-type="time">
            <text:p>60796:00:00</text:p>
          </table:table-cell>
          <table:table-cell office:value-type="float" office:value="28432.5693" calcext:value-type="float">
            <text:p>28432.5693</text:p>
          </table:table-cell>
          <table:table-cell table:number-columns-repeated="2"/>
          <table:table-cell office:value-type="float" office:value="28579.0276" calcext:value-type="float">
            <text:p>28579.0276</text:p>
          </table:table-cell>
          <table:table-cell table:number-columns-repeated="2"/>
          <table:table-cell office:value-type="float" office:value="29836.6307" calcext:value-type="float">
            <text:p>29836.6307</text:p>
          </table:table-cell>
          <table:table-cell table:number-columns-repeated="2"/>
          <table:table-cell office:value-type="float" office:value="29836.6307" calcext:value-type="float">
            <text:p>29836.6307</text:p>
          </table:table-cell>
          <table:table-cell table:number-columns-repeated="2"/>
          <table:table-cell office:value-type="float" office:value="29836.6307" calcext:value-type="float">
            <text:p>29836.6307</text:p>
          </table:table-cell>
          <table:table-cell table:number-columns-repeated="2"/>
          <table:table-cell office:value-type="float" office:value="29836.6307" calcext:value-type="float">
            <text:p>29836.6307</text:p>
          </table:table-cell>
          <table:table-cell table:number-columns-repeated="2"/>
          <table:table-cell office:value-type="float" office:value="33291" calcext:value-type="float">
            <text:p>33291</text:p>
          </table:table-cell>
          <table:table-cell table:number-columns-repeated="2"/>
          <table:table-cell office:value-type="float" office:value="33291" calcext:value-type="float">
            <text:p>33291</text:p>
          </table:table-cell>
          <table:table-cell table:number-columns-repeated="2"/>
          <table:table-cell office:value-type="float" office:value="33291" calcext:value-type="float">
            <text:p>33291</text:p>
          </table:table-cell>
          <table:table-cell table:number-columns-repeated="2"/>
          <table:table-cell office:value-type="float" office:value="33291" calcext:value-type="float">
            <text:p>33291</text:p>
          </table:table-cell>
          <table:table-cell table:number-columns-repeated="995"/>
        </table:table-row>
        <table:table-row table:style-name="ro1">
          <table:table-cell office:value-type="time" office:time-value="PT9332H00M00S" calcext:value-type="time">
            <text:p>9332:00:00</text:p>
          </table:table-cell>
          <table:table-cell office:value-type="float" office:value="25128.5" calcext:value-type="float">
            <text:p>25128.5</text:p>
          </table:table-cell>
          <table:table-cell table:number-columns-repeated="2"/>
          <table:table-cell office:value-type="float" office:value="25914.0577" calcext:value-type="float">
            <text:p>25914.0577</text:p>
          </table:table-cell>
          <table:table-cell table:number-columns-repeated="2"/>
          <table:table-cell office:value-type="float" office:value="26642" calcext:value-type="float">
            <text:p>26642</text:p>
          </table:table-cell>
          <table:table-cell table:number-columns-repeated="2"/>
          <table:table-cell office:value-type="float" office:value="28163.0625" calcext:value-type="float">
            <text:p>28163.0625</text:p>
          </table:table-cell>
          <table:table-cell table:number-columns-repeated="2"/>
          <table:table-cell office:value-type="float" office:value="28163.0625" calcext:value-type="float">
            <text:p>28163.0625</text:p>
          </table:table-cell>
          <table:table-cell table:number-columns-repeated="2"/>
          <table:table-cell office:value-type="float" office:value="28163.0625" calcext:value-type="float">
            <text:p>28163.0625</text:p>
          </table:table-cell>
          <table:table-cell table:number-columns-repeated="2"/>
          <table:table-cell office:value-type="float" office:value="29498" calcext:value-type="float">
            <text:p>29498</text:p>
          </table:table-cell>
          <table:table-cell table:number-columns-repeated="2"/>
          <table:table-cell office:value-type="float" office:value="29498" calcext:value-type="float">
            <text:p>29498</text:p>
          </table:table-cell>
          <table:table-cell table:number-columns-repeated="2"/>
          <table:table-cell office:value-type="float" office:value="29498" calcext:value-type="float">
            <text:p>29498</text:p>
          </table:table-cell>
          <table:table-cell table:number-columns-repeated="2"/>
          <table:table-cell office:value-type="float" office:value="29498" calcext:value-type="float">
            <text:p>29498</text:p>
          </table:table-cell>
          <table:table-cell table:number-columns-repeated="995"/>
        </table:table-row>
        <table:table-row table:style-name="ro1">
          <table:table-cell office:value-type="time" office:time-value="PT63855H00M00S" calcext:value-type="time">
            <text:p>63855:00:00</text:p>
          </table:table-cell>
          <table:table-cell office:value-type="float" office:value="21648.75" calcext:value-type="float">
            <text:p>21648.75</text:p>
          </table:table-cell>
          <table:table-cell table:number-columns-repeated="2"/>
          <table:table-cell office:value-type="float" office:value="22251.25" calcext:value-type="float">
            <text:p>22251.25</text:p>
          </table:table-cell>
          <table:table-cell table:number-columns-repeated="2"/>
          <table:table-cell office:value-type="float" office:value="23202" calcext:value-type="float">
            <text:p>23202</text:p>
          </table:table-cell>
          <table:table-cell table:number-columns-repeated="2"/>
          <table:table-cell office:value-type="float" office:value="23510.25" calcext:value-type="float">
            <text:p>23510.25</text:p>
          </table:table-cell>
          <table:table-cell table:number-columns-repeated="2"/>
          <table:table-cell office:value-type="float" office:value="23510.25" calcext:value-type="float">
            <text:p>23510.25</text:p>
          </table:table-cell>
          <table:table-cell table:number-columns-repeated="2"/>
          <table:table-cell office:value-type="float" office:value="23510.25" calcext:value-type="float">
            <text:p>23510.25</text:p>
          </table:table-cell>
          <table:table-cell table:number-columns-repeated="2"/>
          <table:table-cell office:value-type="float" office:value="28010" calcext:value-type="float">
            <text:p>28010</text:p>
          </table:table-cell>
          <table:table-cell table:number-columns-repeated="2"/>
          <table:table-cell office:value-type="float" office:value="28010" calcext:value-type="float">
            <text:p>28010</text:p>
          </table:table-cell>
          <table:table-cell table:number-columns-repeated="2"/>
          <table:table-cell office:value-type="float" office:value="28010" calcext:value-type="float">
            <text:p>28010</text:p>
          </table:table-cell>
          <table:table-cell table:number-columns-repeated="2"/>
          <table:table-cell office:value-type="float" office:value="28010" calcext:value-type="float">
            <text:p>28010</text:p>
          </table:table-cell>
          <table:table-cell table:number-columns-repeated="995"/>
        </table:table-row>
        <table:table-row table:style-name="ro1">
          <table:table-cell office:value-type="time" office:time-value="PT62455H00M00S" calcext:value-type="time">
            <text:p>62455:00:00</text:p>
          </table:table-cell>
          <table:table-cell office:value-type="float" office:value="35154.0513" calcext:value-type="float">
            <text:p>35154.0513</text:p>
          </table:table-cell>
          <table:table-cell table:number-columns-repeated="2"/>
          <table:table-cell office:value-type="float" office:value="35909.978" calcext:value-type="float">
            <text:p>35909.978</text:p>
          </table:table-cell>
          <table:table-cell table:number-columns-repeated="2"/>
          <table:table-cell office:value-type="float" office:value="37357.7258" calcext:value-type="float">
            <text:p>37357.7258</text:p>
          </table:table-cell>
          <table:table-cell table:number-columns-repeated="2"/>
          <table:table-cell office:value-type="float" office:value="37922.5973" calcext:value-type="float">
            <text:p>37922.5973</text:p>
          </table:table-cell>
          <table:table-cell table:number-columns-repeated="2"/>
          <table:table-cell office:value-type="float" office:value="37922.5973" calcext:value-type="float">
            <text:p>37922.5973</text:p>
          </table:table-cell>
          <table:table-cell table:number-columns-repeated="2"/>
          <table:table-cell office:value-type="float" office:value="37942.167" calcext:value-type="float">
            <text:p>37942.167</text:p>
          </table:table-cell>
          <table:table-cell table:number-columns-repeated="2"/>
          <table:table-cell office:value-type="float" office:value="46045.5" calcext:value-type="float">
            <text:p>46045.5</text:p>
          </table:table-cell>
          <table:table-cell table:number-columns-repeated="2"/>
          <table:table-cell office:value-type="float" office:value="46045.5" calcext:value-type="float">
            <text:p>46045.5</text:p>
          </table:table-cell>
          <table:table-cell table:number-columns-repeated="2"/>
          <table:table-cell office:value-type="float" office:value="47255" calcext:value-type="float">
            <text:p>47255</text:p>
          </table:table-cell>
          <table:table-cell table:number-columns-repeated="2"/>
          <table:table-cell office:value-type="float" office:value="47255" calcext:value-type="float">
            <text:p>47255</text:p>
          </table:table-cell>
          <table:table-cell table:number-columns-repeated="995"/>
        </table:table-row>
        <table:table-row table:style-name="ro1">
          <table:table-cell office:value-type="time" office:time-value="PT29758H00M00S" calcext:value-type="time">
            <text:p>29758:00:00</text:p>
          </table:table-cell>
          <table:table-cell office:value-type="float" office:value="30500.0833" calcext:value-type="float">
            <text:p>30500.0833</text:p>
          </table:table-cell>
          <table:table-cell table:number-columns-repeated="2"/>
          <table:table-cell office:value-type="float" office:value="30500.0833" calcext:value-type="float">
            <text:p>30500.0833</text:p>
          </table:table-cell>
          <table:table-cell table:number-columns-repeated="2"/>
          <table:table-cell office:value-type="float" office:value="31626.1667" calcext:value-type="float">
            <text:p>31626.1667</text:p>
          </table:table-cell>
          <table:table-cell table:number-columns-repeated="2"/>
          <table:table-cell office:value-type="float" office:value="31626.1667" calcext:value-type="float">
            <text:p>31626.1667</text:p>
          </table:table-cell>
          <table:table-cell table:number-columns-repeated="2"/>
          <table:table-cell office:value-type="float" office:value="31626.1667" calcext:value-type="float">
            <text:p>31626.1667</text:p>
          </table:table-cell>
          <table:table-cell table:number-columns-repeated="2"/>
          <table:table-cell office:value-type="float" office:value="31626.1667" calcext:value-type="float">
            <text:p>31626.1667</text:p>
          </table:table-cell>
          <table:table-cell table:number-columns-repeated="2"/>
          <table:table-cell office:value-type="float" office:value="37163" calcext:value-type="float">
            <text:p>37163</text:p>
          </table:table-cell>
          <table:table-cell table:number-columns-repeated="2"/>
          <table:table-cell office:value-type="float" office:value="37163" calcext:value-type="float">
            <text:p>37163</text:p>
          </table:table-cell>
          <table:table-cell table:number-columns-repeated="2"/>
          <table:table-cell office:value-type="float" office:value="37163" calcext:value-type="float">
            <text:p>37163</text:p>
          </table:table-cell>
          <table:table-cell table:number-columns-repeated="2"/>
          <table:table-cell office:value-type="float" office:value="37163" calcext:value-type="float">
            <text:p>37163</text:p>
          </table:table-cell>
          <table:table-cell table:number-columns-repeated="995"/>
        </table:table-row>
        <table:table-row table:style-name="ro1">
          <table:table-cell office:value-type="time" office:time-value="PT51172H00M00S" calcext:value-type="time">
            <text:p>51172:00:00</text:p>
          </table:table-cell>
          <table:table-cell office:value-type="float" office:value="35441.9375" calcext:value-type="float">
            <text:p>35441.9375</text:p>
          </table:table-cell>
          <table:table-cell table:number-columns-repeated="2"/>
          <table:table-cell office:value-type="float" office:value="35653.25" calcext:value-type="float">
            <text:p>35653.25</text:p>
          </table:table-cell>
          <table:table-cell table:number-columns-repeated="2"/>
          <table:table-cell office:value-type="float" office:value="38442" calcext:value-type="float">
            <text:p>38442</text:p>
          </table:table-cell>
          <table:table-cell table:number-columns-repeated="2"/>
          <table:table-cell office:value-type="float" office:value="38442" calcext:value-type="float">
            <text:p>38442</text:p>
          </table:table-cell>
          <table:table-cell table:number-columns-repeated="2"/>
          <table:table-cell office:value-type="float" office:value="38442" calcext:value-type="float">
            <text:p>38442</text:p>
          </table:table-cell>
          <table:table-cell table:number-columns-repeated="2"/>
          <table:table-cell office:value-type="float" office:value="38442" calcext:value-type="float">
            <text:p>38442</text:p>
          </table:table-cell>
          <table:table-cell table:number-columns-repeated="2"/>
          <table:table-cell office:value-type="float" office:value="43831" calcext:value-type="float">
            <text:p>43831</text:p>
          </table:table-cell>
          <table:table-cell table:number-columns-repeated="2"/>
          <table:table-cell office:value-type="float" office:value="43831" calcext:value-type="float">
            <text:p>43831</text:p>
          </table:table-cell>
          <table:table-cell table:number-columns-repeated="2"/>
          <table:table-cell office:value-type="float" office:value="44203" calcext:value-type="float">
            <text:p>44203</text:p>
          </table:table-cell>
          <table:table-cell table:number-columns-repeated="2"/>
          <table:table-cell office:value-type="float" office:value="44203" calcext:value-type="float">
            <text:p>44203</text:p>
          </table:table-cell>
          <table:table-cell table:number-columns-repeated="995"/>
        </table:table-row>
        <table:table-row table:style-name="ro1">
          <table:table-cell office:value-type="time" office:time-value="PT23649H00M00S" calcext:value-type="time">
            <text:p>23649:00:00</text:p>
          </table:table-cell>
          <table:table-cell office:value-type="float" office:value="20818.6278" calcext:value-type="float">
            <text:p>20818.6278</text:p>
          </table:table-cell>
          <table:table-cell table:number-columns-repeated="2"/>
          <table:table-cell office:value-type="float" office:value="20822.6818" calcext:value-type="float">
            <text:p>20822.6818</text:p>
          </table:table-cell>
          <table:table-cell table:number-columns-repeated="2"/>
          <table:table-cell office:value-type="float" office:value="21789.7368" calcext:value-type="float">
            <text:p>21789.7368</text:p>
          </table:table-cell>
          <table:table-cell table:number-columns-repeated="2"/>
          <table:table-cell office:value-type="float" office:value="21789.7368" calcext:value-type="float">
            <text:p>21789.7368</text:p>
          </table:table-cell>
          <table:table-cell table:number-columns-repeated="2"/>
          <table:table-cell office:value-type="float" office:value="21789.7368" calcext:value-type="float">
            <text:p>21789.7368</text:p>
          </table:table-cell>
          <table:table-cell table:number-columns-repeated="2"/>
          <table:table-cell office:value-type="float" office:value="21789.7368" calcext:value-type="float">
            <text:p>21789.7368</text:p>
          </table:table-cell>
          <table:table-cell table:number-columns-repeated="2"/>
          <table:table-cell office:value-type="float" office:value="25267" calcext:value-type="float">
            <text:p>25267</text:p>
          </table:table-cell>
          <table:table-cell table:number-columns-repeated="2"/>
          <table:table-cell office:value-type="float" office:value="25267" calcext:value-type="float">
            <text:p>25267</text:p>
          </table:table-cell>
          <table:table-cell table:number-columns-repeated="2"/>
          <table:table-cell office:value-type="float" office:value="25267" calcext:value-type="float">
            <text:p>25267</text:p>
          </table:table-cell>
          <table:table-cell table:number-columns-repeated="2"/>
          <table:table-cell office:value-type="float" office:value="25267" calcext:value-type="float">
            <text:p>25267</text:p>
          </table:table-cell>
          <table:table-cell table:number-columns-repeated="995"/>
        </table:table-row>
        <table:table-row table:style-name="ro1">
          <table:table-cell office:value-type="time" office:time-value="PT22920H00M00S" calcext:value-type="time">
            <text:p>22920:00:00</text:p>
          </table:table-cell>
          <table:table-cell office:value-type="float" office:value="37300.3952" calcext:value-type="float">
            <text:p>37300.3952</text:p>
          </table:table-cell>
          <table:table-cell table:number-columns-repeated="2"/>
          <table:table-cell office:value-type="float" office:value="38039.0123" calcext:value-type="float">
            <text:p>38039.0123</text:p>
          </table:table-cell>
          <table:table-cell table:number-columns-repeated="2"/>
          <table:table-cell office:value-type="float" office:value="38225.7591" calcext:value-type="float">
            <text:p>38225.7591</text:p>
          </table:table-cell>
          <table:table-cell table:number-columns-repeated="2"/>
          <table:table-cell office:value-type="float" office:value="38773.3118" calcext:value-type="float">
            <text:p>38773.3118</text:p>
          </table:table-cell>
          <table:table-cell table:number-columns-repeated="2"/>
          <table:table-cell office:value-type="float" office:value="38773.3118" calcext:value-type="float">
            <text:p>38773.3118</text:p>
          </table:table-cell>
          <table:table-cell table:number-columns-repeated="2"/>
          <table:table-cell office:value-type="float" office:value="38777.5364" calcext:value-type="float">
            <text:p>38777.5364</text:p>
          </table:table-cell>
          <table:table-cell table:number-columns-repeated="2"/>
          <table:table-cell office:value-type="float" office:value="45594" calcext:value-type="float">
            <text:p>45594</text:p>
          </table:table-cell>
          <table:table-cell table:number-columns-repeated="2"/>
          <table:table-cell office:value-type="float" office:value="45594" calcext:value-type="float">
            <text:p>45594</text:p>
          </table:table-cell>
          <table:table-cell table:number-columns-repeated="2"/>
          <table:table-cell office:value-type="float" office:value="45594" calcext:value-type="float">
            <text:p>45594</text:p>
          </table:table-cell>
          <table:table-cell table:number-columns-repeated="2"/>
          <table:table-cell office:value-type="float" office:value="45594" calcext:value-type="float">
            <text:p>45594</text:p>
          </table:table-cell>
          <table:table-cell table:number-columns-repeated="995"/>
        </table:table-row>
        <table:table-row table:style-name="ro1">
          <table:table-cell office:value-type="time" office:time-value="PT16065H00M00S" calcext:value-type="time">
            <text:p>16065:00:00</text:p>
          </table:table-cell>
          <table:table-cell office:value-type="float" office:value="24847.8993" calcext:value-type="float">
            <text:p>24847.8993</text:p>
          </table:table-cell>
          <table:table-cell table:number-columns-repeated="2"/>
          <table:table-cell office:value-type="float" office:value="25434.0998" calcext:value-type="float">
            <text:p>25434.0998</text:p>
          </table:table-cell>
          <table:table-cell table:number-columns-repeated="2"/>
          <table:table-cell office:value-type="float" office:value="25440.9037" calcext:value-type="float">
            <text:p>25440.9037</text:p>
          </table:table-cell>
          <table:table-cell table:number-columns-repeated="2"/>
          <table:table-cell office:value-type="float" office:value="25885.2105" calcext:value-type="float">
            <text:p>25885.2105</text:p>
          </table:table-cell>
          <table:table-cell table:number-columns-repeated="2"/>
          <table:table-cell office:value-type="float" office:value="25885.2105" calcext:value-type="float">
            <text:p>25885.2105</text:p>
          </table:table-cell>
          <table:table-cell table:number-columns-repeated="2"/>
          <table:table-cell office:value-type="float" office:value="25918.1751" calcext:value-type="float">
            <text:p>25918.1751</text:p>
          </table:table-cell>
          <table:table-cell table:number-columns-repeated="2"/>
          <table:table-cell office:value-type="float" office:value="29451" calcext:value-type="float">
            <text:p>29451</text:p>
          </table:table-cell>
          <table:table-cell table:number-columns-repeated="2"/>
          <table:table-cell office:value-type="float" office:value="29451" calcext:value-type="float">
            <text:p>29451</text:p>
          </table:table-cell>
          <table:table-cell table:number-columns-repeated="2"/>
          <table:table-cell office:value-type="float" office:value="29451" calcext:value-type="float">
            <text:p>29451</text:p>
          </table:table-cell>
          <table:table-cell table:number-columns-repeated="2"/>
          <table:table-cell office:value-type="float" office:value="29451" calcext:value-type="float">
            <text:p>29451</text:p>
          </table:table-cell>
          <table:table-cell table:number-columns-repeated="995"/>
        </table:table-row>
        <table:table-row table:style-name="ro1">
          <table:table-cell office:value-type="time" office:time-value="PT13312H00M00S" calcext:value-type="time">
            <text:p>13312:00:00</text:p>
          </table:table-cell>
          <table:table-cell office:value-type="float" office:value="28661.1915" calcext:value-type="float">
            <text:p>28661.1915</text:p>
          </table:table-cell>
          <table:table-cell table:number-columns-repeated="2"/>
          <table:table-cell office:value-type="float" office:value="28661.1915" calcext:value-type="float">
            <text:p>28661.1915</text:p>
          </table:table-cell>
          <table:table-cell table:number-columns-repeated="2"/>
          <table:table-cell office:value-type="float" office:value="30947.929" calcext:value-type="float">
            <text:p>30947.929</text:p>
          </table:table-cell>
          <table:table-cell table:number-columns-repeated="2"/>
          <table:table-cell office:value-type="float" office:value="30947.929" calcext:value-type="float">
            <text:p>30947.929</text:p>
          </table:table-cell>
          <table:table-cell table:number-columns-repeated="2"/>
          <table:table-cell office:value-type="float" office:value="30947.929" calcext:value-type="float">
            <text:p>30947.929</text:p>
          </table:table-cell>
          <table:table-cell table:number-columns-repeated="2"/>
          <table:table-cell office:value-type="float" office:value="30956.2417" calcext:value-type="float">
            <text:p>30956.2417</text:p>
          </table:table-cell>
          <table:table-cell table:number-columns-repeated="2"/>
          <table:table-cell office:value-type="float" office:value="33210" calcext:value-type="float">
            <text:p>33210</text:p>
          </table:table-cell>
          <table:table-cell table:number-columns-repeated="2"/>
          <table:table-cell office:value-type="float" office:value="33210" calcext:value-type="float">
            <text:p>33210</text:p>
          </table:table-cell>
          <table:table-cell table:number-columns-repeated="2"/>
          <table:table-cell office:value-type="float" office:value="33210" calcext:value-type="float">
            <text:p>33210</text:p>
          </table:table-cell>
          <table:table-cell table:number-columns-repeated="2"/>
          <table:table-cell office:value-type="float" office:value="33210" calcext:value-type="float">
            <text:p>33210</text:p>
          </table:table-cell>
          <table:table-cell table:number-columns-repeated="995"/>
        </table:table-row>
        <table:table-row table:style-name="ro1">
          <table:table-cell office:value-type="time" office:time-value="PT11015H00M00S" calcext:value-type="time">
            <text:p>11015:00:00</text:p>
          </table:table-cell>
          <table:table-cell office:value-type="float" office:value="23162" calcext:value-type="float">
            <text:p>23162</text:p>
          </table:table-cell>
          <table:table-cell table:number-columns-repeated="2"/>
          <table:table-cell office:value-type="float" office:value="23162" calcext:value-type="float">
            <text:p>23162</text:p>
          </table:table-cell>
          <table:table-cell table:number-columns-repeated="2"/>
          <table:table-cell office:value-type="float" office:value="24184" calcext:value-type="float">
            <text:p>24184</text:p>
          </table:table-cell>
          <table:table-cell table:number-columns-repeated="2"/>
          <table:table-cell office:value-type="float" office:value="24184" calcext:value-type="float">
            <text:p>24184</text:p>
          </table:table-cell>
          <table:table-cell table:number-columns-repeated="2"/>
          <table:table-cell office:value-type="float" office:value="24184" calcext:value-type="float">
            <text:p>24184</text:p>
          </table:table-cell>
          <table:table-cell table:number-columns-repeated="2"/>
          <table:table-cell office:value-type="float" office:value="24184" calcext:value-type="float">
            <text:p>24184</text:p>
          </table:table-cell>
          <table:table-cell table:number-columns-repeated="2"/>
          <table:table-cell office:value-type="float" office:value="24193" calcext:value-type="float">
            <text:p>24193</text:p>
          </table:table-cell>
          <table:table-cell table:number-columns-repeated="2"/>
          <table:table-cell office:value-type="float" office:value="24193" calcext:value-type="float">
            <text:p>24193</text:p>
          </table:table-cell>
          <table:table-cell table:number-columns-repeated="2"/>
          <table:table-cell office:value-type="float" office:value="24193" calcext:value-type="float">
            <text:p>24193</text:p>
          </table:table-cell>
          <table:table-cell table:number-columns-repeated="2"/>
          <table:table-cell office:value-type="float" office:value="24193" calcext:value-type="float">
            <text:p>24193</text:p>
          </table:table-cell>
          <table:table-cell table:number-columns-repeated="995"/>
        </table:table-row>
        <table:table-row table:style-name="ro1">
          <table:table-cell office:value-type="time" office:time-value="PT62296H00M00S" calcext:value-type="time">
            <text:p>62296:00:00</text:p>
          </table:table-cell>
          <table:table-cell office:value-type="float" office:value="15491.4" calcext:value-type="float">
            <text:p>15491.4</text:p>
          </table:table-cell>
          <table:table-cell table:number-columns-repeated="2"/>
          <table:table-cell office:value-type="float" office:value="15811.5" calcext:value-type="float">
            <text:p>15811.5</text:p>
          </table:table-cell>
          <table:table-cell table:number-columns-repeated="2"/>
          <table:table-cell office:value-type="float" office:value="16751.4" calcext:value-type="float">
            <text:p>16751.4</text:p>
          </table:table-cell>
          <table:table-cell table:number-columns-repeated="2"/>
          <table:table-cell office:value-type="float" office:value="17025.5" calcext:value-type="float">
            <text:p>17025.5</text:p>
          </table:table-cell>
          <table:table-cell table:number-columns-repeated="2"/>
          <table:table-cell office:value-type="float" office:value="17025.5" calcext:value-type="float">
            <text:p>17025.5</text:p>
          </table:table-cell>
          <table:table-cell table:number-columns-repeated="2"/>
          <table:table-cell office:value-type="float" office:value="17025.5" calcext:value-type="float">
            <text:p>17025.5</text:p>
          </table:table-cell>
          <table:table-cell table:number-columns-repeated="2"/>
          <table:table-cell office:value-type="float" office:value="20620" calcext:value-type="float">
            <text:p>20620</text:p>
          </table:table-cell>
          <table:table-cell table:number-columns-repeated="2"/>
          <table:table-cell office:value-type="float" office:value="20620" calcext:value-type="float">
            <text:p>20620</text:p>
          </table:table-cell>
          <table:table-cell table:number-columns-repeated="2"/>
          <table:table-cell office:value-type="float" office:value="20620" calcext:value-type="float">
            <text:p>20620</text:p>
          </table:table-cell>
          <table:table-cell table:number-columns-repeated="2"/>
          <table:table-cell office:value-type="float" office:value="20620" calcext:value-type="float">
            <text:p>20620</text:p>
          </table:table-cell>
          <table:table-cell table:number-columns-repeated="995"/>
        </table:table-row>
        <table:table-row table:style-name="ro1">
          <table:table-cell office:value-type="time" office:time-value="PT19933H00M00S" calcext:value-type="time">
            <text:p>19933:00:00</text:p>
          </table:table-cell>
          <table:table-cell office:value-type="float" office:value="13017.8571" calcext:value-type="float">
            <text:p>13017.8571</text:p>
          </table:table-cell>
          <table:table-cell table:number-columns-repeated="2"/>
          <table:table-cell office:value-type="float" office:value="13017.8571" calcext:value-type="float">
            <text:p>13017.8571</text:p>
          </table:table-cell>
          <table:table-cell table:number-columns-repeated="2"/>
          <table:table-cell office:value-type="float" office:value="13444.625" calcext:value-type="float">
            <text:p>13444.625</text:p>
          </table:table-cell>
          <table:table-cell table:number-columns-repeated="2"/>
          <table:table-cell office:value-type="float" office:value="13444.625" calcext:value-type="float">
            <text:p>13444.625</text:p>
          </table:table-cell>
          <table:table-cell table:number-columns-repeated="2"/>
          <table:table-cell office:value-type="float" office:value="13444.625" calcext:value-type="float">
            <text:p>13444.625</text:p>
          </table:table-cell>
          <table:table-cell table:number-columns-repeated="2"/>
          <table:table-cell office:value-type="float" office:value="13444.625" calcext:value-type="float">
            <text:p>13444.625</text:p>
          </table:table-cell>
          <table:table-cell table:number-columns-repeated="2"/>
          <table:table-cell office:value-type="float" office:value="14204" calcext:value-type="float">
            <text:p>14204</text:p>
          </table:table-cell>
          <table:table-cell table:number-columns-repeated="2"/>
          <table:table-cell office:value-type="float" office:value="14204" calcext:value-type="float">
            <text:p>14204</text:p>
          </table:table-cell>
          <table:table-cell table:number-columns-repeated="2"/>
          <table:table-cell office:value-type="float" office:value="14204" calcext:value-type="float">
            <text:p>14204</text:p>
          </table:table-cell>
          <table:table-cell table:number-columns-repeated="2"/>
          <table:table-cell office:value-type="float" office:value="14204" calcext:value-type="float">
            <text:p>14204</text:p>
          </table:table-cell>
          <table:table-cell table:number-columns-repeated="995"/>
        </table:table-row>
        <table:table-row table:style-name="ro1">
          <table:table-cell office:value-type="time" office:time-value="PT5938H00M00S" calcext:value-type="time">
            <text:p>5938:00:00</text:p>
          </table:table-cell>
          <table:table-cell office:value-type="float" office:value="25354.1216" calcext:value-type="float">
            <text:p>25354.1216</text:p>
          </table:table-cell>
          <table:table-cell table:number-columns-repeated="2"/>
          <table:table-cell office:value-type="float" office:value="25710.1398" calcext:value-type="float">
            <text:p>25710.1398</text:p>
          </table:table-cell>
          <table:table-cell table:number-columns-repeated="2"/>
          <table:table-cell office:value-type="float" office:value="26029.6429" calcext:value-type="float">
            <text:p>26029.6429</text:p>
          </table:table-cell>
          <table:table-cell table:number-columns-repeated="2"/>
          <table:table-cell office:value-type="float" office:value="26029.6429" calcext:value-type="float">
            <text:p>26029.6429</text:p>
          </table:table-cell>
          <table:table-cell table:number-columns-repeated="2"/>
          <table:table-cell office:value-type="float" office:value="26029.6429" calcext:value-type="float">
            <text:p>26029.6429</text:p>
          </table:table-cell>
          <table:table-cell table:number-columns-repeated="2"/>
          <table:table-cell office:value-type="float" office:value="26029.6429" calcext:value-type="float">
            <text:p>26029.6429</text:p>
          </table:table-cell>
          <table:table-cell table:number-columns-repeated="2"/>
          <table:table-cell office:value-type="float" office:value="32269" calcext:value-type="float">
            <text:p>32269</text:p>
          </table:table-cell>
          <table:table-cell table:number-columns-repeated="2"/>
          <table:table-cell office:value-type="float" office:value="32269" calcext:value-type="float">
            <text:p>32269</text:p>
          </table:table-cell>
          <table:table-cell table:number-columns-repeated="2"/>
          <table:table-cell office:value-type="float" office:value="32269" calcext:value-type="float">
            <text:p>32269</text:p>
          </table:table-cell>
          <table:table-cell table:number-columns-repeated="2"/>
          <table:table-cell office:value-type="float" office:value="32269" calcext:value-type="float">
            <text:p>32269</text:p>
          </table:table-cell>
          <table:table-cell table:number-columns-repeated="995"/>
        </table:table-row>
        <table:table-row table:style-name="ro1">
          <table:table-cell office:value-type="time" office:time-value="PT20930H00M00S" calcext:value-type="time">
            <text:p>20930:00:00</text:p>
          </table:table-cell>
          <table:table-cell office:value-type="float" office:value="42594.5714" calcext:value-type="float">
            <text:p>42594.5714</text:p>
          </table:table-cell>
          <table:table-cell table:number-columns-repeated="2"/>
          <table:table-cell office:value-type="float" office:value="42660" calcext:value-type="float">
            <text:p>42660</text:p>
          </table:table-cell>
          <table:table-cell table:number-columns-repeated="2"/>
          <table:table-cell office:value-type="float" office:value="42892" calcext:value-type="float">
            <text:p>42892</text:p>
          </table:table-cell>
          <table:table-cell table:number-columns-repeated="2"/>
          <table:table-cell office:value-type="float" office:value="42892" calcext:value-type="float">
            <text:p>42892</text:p>
          </table:table-cell>
          <table:table-cell table:number-columns-repeated="2"/>
          <table:table-cell office:value-type="float" office:value="42892" calcext:value-type="float">
            <text:p>42892</text:p>
          </table:table-cell>
          <table:table-cell table:number-columns-repeated="2"/>
          <table:table-cell office:value-type="float" office:value="42892" calcext:value-type="float">
            <text:p>42892</text:p>
          </table:table-cell>
          <table:table-cell table:number-columns-repeated="2"/>
          <table:table-cell office:value-type="float" office:value="43035" calcext:value-type="float">
            <text:p>43035</text:p>
          </table:table-cell>
          <table:table-cell table:number-columns-repeated="2"/>
          <table:table-cell office:value-type="float" office:value="43035" calcext:value-type="float">
            <text:p>43035</text:p>
          </table:table-cell>
          <table:table-cell table:number-columns-repeated="2"/>
          <table:table-cell office:value-type="float" office:value="43035" calcext:value-type="float">
            <text:p>43035</text:p>
          </table:table-cell>
          <table:table-cell table:number-columns-repeated="2"/>
          <table:table-cell office:value-type="float" office:value="43035" calcext:value-type="float">
            <text:p>43035</text:p>
          </table:table-cell>
          <table:table-cell table:number-columns-repeated="995"/>
        </table:table-row>
        <table:table-row table:style-name="ro1">
          <table:table-cell office:value-type="time" office:time-value="PT26284H00M00S" calcext:value-type="time">
            <text:p>26284:00:00</text:p>
          </table:table-cell>
          <table:table-cell office:value-type="float" office:value="26806.1429" calcext:value-type="float">
            <text:p>26806.1429</text:p>
          </table:table-cell>
          <table:table-cell table:number-columns-repeated="2"/>
          <table:table-cell office:value-type="float" office:value="26808.6429" calcext:value-type="float">
            <text:p>26808.6429</text:p>
          </table:table-cell>
          <table:table-cell table:number-columns-repeated="2"/>
          <table:table-cell office:value-type="float" office:value="28516.6667" calcext:value-type="float">
            <text:p>28516.6667</text:p>
          </table:table-cell>
          <table:table-cell table:number-columns-repeated="2"/>
          <table:table-cell office:value-type="float" office:value="28516.6667" calcext:value-type="float">
            <text:p>28516.6667</text:p>
          </table:table-cell>
          <table:table-cell table:number-columns-repeated="2"/>
          <table:table-cell office:value-type="float" office:value="28516.6667" calcext:value-type="float">
            <text:p>28516.6667</text:p>
          </table:table-cell>
          <table:table-cell table:number-columns-repeated="2"/>
          <table:table-cell office:value-type="float" office:value="28516.6667" calcext:value-type="float">
            <text:p>28516.6667</text:p>
          </table:table-cell>
          <table:table-cell table:number-columns-repeated="2"/>
          <table:table-cell office:value-type="float" office:value="31342" calcext:value-type="float">
            <text:p>31342</text:p>
          </table:table-cell>
          <table:table-cell table:number-columns-repeated="2"/>
          <table:table-cell office:value-type="float" office:value="31342" calcext:value-type="float">
            <text:p>31342</text:p>
          </table:table-cell>
          <table:table-cell table:number-columns-repeated="2"/>
          <table:table-cell office:value-type="float" office:value="31342" calcext:value-type="float">
            <text:p>31342</text:p>
          </table:table-cell>
          <table:table-cell table:number-columns-repeated="2"/>
          <table:table-cell office:value-type="float" office:value="31342" calcext:value-type="float">
            <text:p>31342</text:p>
          </table:table-cell>
          <table:table-cell table:number-columns-repeated="995"/>
        </table:table-row>
        <table:table-row table:style-name="ro1">
          <table:table-cell office:value-type="time" office:time-value="PT9636H00M00S" calcext:value-type="time">
            <text:p>9636:00:00</text:p>
          </table:table-cell>
          <table:table-cell office:value-type="float" office:value="22713.25" calcext:value-type="float">
            <text:p>22713.25</text:p>
          </table:table-cell>
          <table:table-cell table:number-columns-repeated="2"/>
          <table:table-cell office:value-type="float" office:value="22713.25" calcext:value-type="float">
            <text:p>22713.25</text:p>
          </table:table-cell>
          <table:table-cell table:number-columns-repeated="2"/>
          <table:table-cell office:value-type="float" office:value="23380" calcext:value-type="float">
            <text:p>23380</text:p>
          </table:table-cell>
          <table:table-cell table:number-columns-repeated="2"/>
          <table:table-cell office:value-type="float" office:value="23380" calcext:value-type="float">
            <text:p>23380</text:p>
          </table:table-cell>
          <table:table-cell table:number-columns-repeated="2"/>
          <table:table-cell office:value-type="float" office:value="23380" calcext:value-type="float">
            <text:p>23380</text:p>
          </table:table-cell>
          <table:table-cell table:number-columns-repeated="2"/>
          <table:table-cell office:value-type="float" office:value="23380" calcext:value-type="float">
            <text:p>23380</text:p>
          </table:table-cell>
          <table:table-cell table:number-columns-repeated="2"/>
          <table:table-cell office:value-type="float" office:value="24491" calcext:value-type="float">
            <text:p>24491</text:p>
          </table:table-cell>
          <table:table-cell table:number-columns-repeated="2"/>
          <table:table-cell office:value-type="float" office:value="24491" calcext:value-type="float">
            <text:p>24491</text:p>
          </table:table-cell>
          <table:table-cell table:number-columns-repeated="2"/>
          <table:table-cell office:value-type="float" office:value="24491" calcext:value-type="float">
            <text:p>24491</text:p>
          </table:table-cell>
          <table:table-cell table:number-columns-repeated="2"/>
          <table:table-cell office:value-type="float" office:value="24491" calcext:value-type="float">
            <text:p>24491</text:p>
          </table:table-cell>
          <table:table-cell table:number-columns-repeated="995"/>
        </table:table-row>
        <table:table-row table:style-name="ro1">
          <table:table-cell office:value-type="time" office:time-value="PT19815H00M00S" calcext:value-type="time">
            <text:p>19815:00:00</text:p>
          </table:table-cell>
          <table:table-cell office:value-type="float" office:value="25982.6042" calcext:value-type="float">
            <text:p>25982.6042</text:p>
          </table:table-cell>
          <table:table-cell table:number-columns-repeated="2"/>
          <table:table-cell office:value-type="float" office:value="25982.6042" calcext:value-type="float">
            <text:p>25982.6042</text:p>
          </table:table-cell>
          <table:table-cell table:number-columns-repeated="2"/>
          <table:table-cell office:value-type="float" office:value="28169.5" calcext:value-type="float">
            <text:p>28169.5</text:p>
          </table:table-cell>
          <table:table-cell table:number-columns-repeated="2"/>
          <table:table-cell office:value-type="float" office:value="28169.5" calcext:value-type="float">
            <text:p>28169.5</text:p>
          </table:table-cell>
          <table:table-cell table:number-columns-repeated="2"/>
          <table:table-cell office:value-type="float" office:value="28169.5" calcext:value-type="float">
            <text:p>28169.5</text:p>
          </table:table-cell>
          <table:table-cell table:number-columns-repeated="2"/>
          <table:table-cell office:value-type="float" office:value="28169.5" calcext:value-type="float">
            <text:p>28169.5</text:p>
          </table:table-cell>
          <table:table-cell table:number-columns-repeated="2"/>
          <table:table-cell office:value-type="float" office:value="28422" calcext:value-type="float">
            <text:p>28422</text:p>
          </table:table-cell>
          <table:table-cell table:number-columns-repeated="2"/>
          <table:table-cell office:value-type="float" office:value="28422" calcext:value-type="float">
            <text:p>28422</text:p>
          </table:table-cell>
          <table:table-cell table:number-columns-repeated="2"/>
          <table:table-cell office:value-type="float" office:value="28422" calcext:value-type="float">
            <text:p>28422</text:p>
          </table:table-cell>
          <table:table-cell table:number-columns-repeated="2"/>
          <table:table-cell office:value-type="float" office:value="28422" calcext:value-type="float">
            <text:p>28422</text:p>
          </table:table-cell>
          <table:table-cell table:number-columns-repeated="995"/>
        </table:table-row>
        <table:table-row table:style-name="ro1">
          <table:table-cell office:value-type="time" office:time-value="PT21380H00M00S" calcext:value-type="time">
            <text:p>21380:00:00</text:p>
          </table:table-cell>
          <table:table-cell office:value-type="float" office:value="22706" calcext:value-type="float">
            <text:p>22706</text:p>
          </table:table-cell>
          <table:table-cell table:number-columns-repeated="2"/>
          <table:table-cell office:value-type="float" office:value="22706" calcext:value-type="float">
            <text:p>22706</text:p>
          </table:table-cell>
          <table:table-cell table:number-columns-repeated="2"/>
          <table:table-cell office:value-type="float" office:value="23089" calcext:value-type="float">
            <text:p>23089</text:p>
          </table:table-cell>
          <table:table-cell table:number-columns-repeated="2"/>
          <table:table-cell office:value-type="float" office:value="23089" calcext:value-type="float">
            <text:p>23089</text:p>
          </table:table-cell>
          <table:table-cell table:number-columns-repeated="2"/>
          <table:table-cell office:value-type="float" office:value="23089" calcext:value-type="float">
            <text:p>23089</text:p>
          </table:table-cell>
          <table:table-cell table:number-columns-repeated="2"/>
          <table:table-cell office:value-type="float" office:value="23089" calcext:value-type="float">
            <text:p>23089</text:p>
          </table:table-cell>
          <table:table-cell table:number-columns-repeated="2"/>
          <table:table-cell office:value-type="float" office:value="26522" calcext:value-type="float">
            <text:p>26522</text:p>
          </table:table-cell>
          <table:table-cell table:number-columns-repeated="2"/>
          <table:table-cell office:value-type="float" office:value="26522" calcext:value-type="float">
            <text:p>26522</text:p>
          </table:table-cell>
          <table:table-cell table:number-columns-repeated="2"/>
          <table:table-cell office:value-type="float" office:value="26522" calcext:value-type="float">
            <text:p>26522</text:p>
          </table:table-cell>
          <table:table-cell table:number-columns-repeated="2"/>
          <table:table-cell office:value-type="float" office:value="26522" calcext:value-type="float">
            <text:p>26522</text:p>
          </table:table-cell>
          <table:table-cell table:number-columns-repeated="995"/>
        </table:table-row>
        <table:table-row table:style-name="ro1">
          <table:table-cell office:value-type="time" office:time-value="PT32670H00M00S" calcext:value-type="time">
            <text:p>32670:00:00</text:p>
          </table:table-cell>
          <table:table-cell office:value-type="float" office:value="25740.6" calcext:value-type="float">
            <text:p>25740.6</text:p>
          </table:table-cell>
          <table:table-cell table:number-columns-repeated="2"/>
          <table:table-cell office:value-type="float" office:value="25740.6" calcext:value-type="float">
            <text:p>25740.6</text:p>
          </table:table-cell>
          <table:table-cell table:number-columns-repeated="2"/>
          <table:table-cell office:value-type="float" office:value="26853.8571" calcext:value-type="float">
            <text:p>26853.8571</text:p>
          </table:table-cell>
          <table:table-cell table:number-columns-repeated="2"/>
          <table:table-cell office:value-type="float" office:value="26853.8571" calcext:value-type="float">
            <text:p>26853.8571</text:p>
          </table:table-cell>
          <table:table-cell table:number-columns-repeated="2"/>
          <table:table-cell office:value-type="float" office:value="26853.8571" calcext:value-type="float">
            <text:p>26853.8571</text:p>
          </table:table-cell>
          <table:table-cell table:number-columns-repeated="2"/>
          <table:table-cell office:value-type="float" office:value="26853.8571" calcext:value-type="float">
            <text:p>26853.8571</text:p>
          </table:table-cell>
          <table:table-cell table:number-columns-repeated="2"/>
          <table:table-cell office:value-type="float" office:value="27747" calcext:value-type="float">
            <text:p>27747</text:p>
          </table:table-cell>
          <table:table-cell table:number-columns-repeated="2"/>
          <table:table-cell office:value-type="float" office:value="27747" calcext:value-type="float">
            <text:p>27747</text:p>
          </table:table-cell>
          <table:table-cell table:number-columns-repeated="2"/>
          <table:table-cell office:value-type="float" office:value="27747" calcext:value-type="float">
            <text:p>27747</text:p>
          </table:table-cell>
          <table:table-cell table:number-columns-repeated="2"/>
          <table:table-cell office:value-type="float" office:value="27747" calcext:value-type="float">
            <text:p>27747</text:p>
          </table:table-cell>
          <table:table-cell table:number-columns-repeated="995"/>
        </table:table-row>
        <table:table-row table:style-name="ro1">
          <table:table-cell table:style-name="ce9"/>
          <table:table-cell table:style-name="ce10" table:number-columns-repeated="1023"/>
        </table:table-row>
        <table:table-row table:style-name="ro1" table:number-rows-repeated="198">
          <table:table-cell table:number-columns-repeated="1024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table:number-columns-repeated="1024"/>
        </table:table-row>
      </table:table>
      <table:table table:name="basic-in-time" table:style-name="ta1">
        <table:table-column table:style-name="co1" table:default-cell-style-name="ce2"/>
        <table:table-column table:style-name="co1" table:number-columns-repeated="1023" table:default-cell-style-name="Default"/>
        <table:table-row table:style-name="ro1">
          <table:table-cell table:style-name="ce1"/>
          <table:table-cell table:style-name="ce5" office:value-type="string" calcext:value-type="string">
            <text:p>SMT-X1</text:p>
          </table:table-cell>
          <table:table-cell table:style-name="ce6" table:number-columns-repeated="2"/>
          <table:table-cell table:style-name="ce5" office:value-type="string" calcext:value-type="string">
            <text:p>SMT-F1</text:p>
          </table:table-cell>
          <table:table-cell table:style-name="ce6" table:number-columns-repeated="2"/>
          <table:table-cell table:style-name="ce5" office:value-type="string" calcext:value-type="string">
            <text:p>SMT-X1-VI</text:p>
          </table:table-cell>
          <table:table-cell table:style-name="ce6" table:number-columns-repeated="2"/>
          <table:table-cell table:style-name="ce5" office:value-type="string" calcext:value-type="string">
            <text:p>SMT-F1-VI</text:p>
          </table:table-cell>
          <table:table-cell table:style-name="ce6" table:number-columns-repeated="2"/>
          <table:table-cell table:style-name="ce5" office:value-type="string" calcext:value-type="string">
            <text:p>SMT-X2</text:p>
          </table:table-cell>
          <table:table-cell table:style-name="ce6" table:number-columns-repeated="2"/>
          <table:table-cell table:style-name="ce5" office:value-type="string" calcext:value-type="string">
            <text:p>SMT-F2</text:p>
          </table:table-cell>
          <table:table-cell table:style-name="ce6" table:number-columns-repeated="2"/>
          <table:table-cell table:style-name="ce5" office:value-type="string" calcext:value-type="string">
            <text:p>SMT-X2-VI</text:p>
          </table:table-cell>
          <table:table-cell table:style-name="ce6" table:number-columns-repeated="2"/>
          <table:table-cell table:style-name="ce5" office:value-type="string" calcext:value-type="string">
            <text:p>SMT-F2-VI</text:p>
          </table:table-cell>
          <table:table-cell table:style-name="ce6" table:number-columns-repeated="2"/>
          <table:table-cell table:style-name="ce5" office:value-type="string" calcext:value-type="string">
            <text:p>SMT-X1-int</text:p>
          </table:table-cell>
          <table:table-cell table:style-name="ce6" table:number-columns-repeated="2"/>
          <table:table-cell table:style-name="ce5" office:value-type="string" calcext:value-type="string">
            <text:p>SMT-F1-int</text:p>
          </table:table-cell>
          <table:table-cell table:style-name="ce6" table:number-columns-repeated="995"/>
        </table:table-row>
        <table:table-row table:style-name="ro1">
          <table:table-cell office:value-type="time" office:time-value="PT31351H00M00S" calcext:value-type="time">
            <text:p>31351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time" office:time-value="PT2974H00M00S" calcext:value-type="time">
            <text:p>2974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office:value-type="time" office:time-value="PT7268H00M00S" calcext:value-type="time">
            <text:p>7268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time" office:time-value="PT32399H00M00S" calcext:value-type="time">
            <text:p>32399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time" office:time-value="PT42202H00M00S" calcext:value-type="time">
            <text:p>42202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time" office:time-value="PT22030H00M00S" calcext:value-type="time">
            <text:p>22030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time" office:time-value="PT29571H00M00S" calcext:value-type="time">
            <text:p>29571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time" office:time-value="PT514H00M00S" calcext:value-type="time">
            <text:p>514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time" office:time-value="PT6486H00M00S" calcext:value-type="time">
            <text:p>6486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time" office:time-value="PT13923H00M00S" calcext:value-type="time">
            <text:p>13923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time" office:time-value="PT11913H00M00S" calcext:value-type="time">
            <text:p>11913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time" office:time-value="PT10104H00M00S" calcext:value-type="time">
            <text:p>10104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time" office:time-value="PT13809H00M00S" calcext:value-type="time">
            <text:p>13809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office:value-type="time" office:time-value="PT60534H00M00S" calcext:value-type="time">
            <text:p>60534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time" office:time-value="PT23529H00M00S" calcext:value-type="time">
            <text:p>23529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time" office:time-value="PT788H00M00S" calcext:value-type="time">
            <text:p>788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time" office:time-value="PT53182H00M00S" calcext:value-type="time">
            <text:p>53182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time" office:time-value="PT1386H00M00S" calcext:value-type="time">
            <text:p>1386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time" office:time-value="PT6494H00M00S" calcext:value-type="time">
            <text:p>6494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office:value-type="time" office:time-value="PT24620H00M00S" calcext:value-type="time">
            <text:p>24620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time" office:time-value="PT35175H00M00S" calcext:value-type="time">
            <text:p>35175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time" office:time-value="PT42920H00M00S" calcext:value-type="time">
            <text:p>42920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time" office:time-value="PT26095H00M00S" calcext:value-type="time">
            <text:p>26095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time" office:time-value="PT13806H00M00S" calcext:value-type="time">
            <text:p>13806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time" office:time-value="PT10749H00M00S" calcext:value-type="time">
            <text:p>10749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time" office:time-value="PT30657H00M00S" calcext:value-type="time">
            <text:p>30657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time" office:time-value="PT30040H00M00S" calcext:value-type="time">
            <text:p>30040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time" office:time-value="PT36354H00M00S" calcext:value-type="time">
            <text:p>36354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time" office:time-value="PT33512H00M00S" calcext:value-type="time">
            <text:p>33512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time" office:time-value="PT1213H00M00S" calcext:value-type="time">
            <text:p>1213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time" office:time-value="PT19355H00M00S" calcext:value-type="time">
            <text:p>19355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time" office:time-value="PT38478H00M00S" calcext:value-type="time">
            <text:p>38478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time" office:time-value="PT36483H00M00S" calcext:value-type="time">
            <text:p>36483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time" office:time-value="PT39469H00M00S" calcext:value-type="time">
            <text:p>39469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time" office:time-value="PT2718H00M00S" calcext:value-type="time">
            <text:p>2718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office:value-type="time" office:time-value="PT54344H00M00S" calcext:value-type="time">
            <text:p>54344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office:value-type="time" office:time-value="PT14685H00M00S" calcext:value-type="time">
            <text:p>14685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time" office:time-value="PT26955H00M00S" calcext:value-type="time">
            <text:p>26955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time" office:time-value="PT668H00M00S" calcext:value-type="time">
            <text:p>668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time" office:time-value="PT8282H00M00S" calcext:value-type="time">
            <text:p>8282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time" office:time-value="PT33153H00M00S" calcext:value-type="time">
            <text:p>33153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time" office:time-value="PT16562H00M00S" calcext:value-type="time">
            <text:p>16562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time" office:time-value="PT3578H00M00S" calcext:value-type="time">
            <text:p>3578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time" office:time-value="PT4181H00M00S" calcext:value-type="time">
            <text:p>4181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office:value-type="time" office:time-value="PT10234H00M00S" calcext:value-type="time">
            <text:p>10234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time" office:time-value="PT50153H00M00S" calcext:value-type="time">
            <text:p>50153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time" office:time-value="PT4540H00M00S" calcext:value-type="time">
            <text:p>4540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time" office:time-value="PT48583H00M00S" calcext:value-type="time">
            <text:p>48583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time" office:time-value="PT12868H00M00S" calcext:value-type="time">
            <text:p>12868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office:value-type="time" office:time-value="PT43088H00M00S" calcext:value-type="time">
            <text:p>43088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9" office:value-type="time" office:time-value="PT51004H00M00S" calcext:value-type="time">
            <text:p>51004:00:00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2"/>
          <table:table-cell table:style-name="ce10" office:value-type="float" office:value="0" calcext:value-type="float">
            <text:p>0</text:p>
          </table:table-cell>
          <table:table-cell table:style-name="ce10" table:number-columns-repeated="2"/>
          <table:table-cell table:style-name="ce10" office:value-type="float" office:value="0" calcext:value-type="float">
            <text:p>0</text:p>
          </table:table-cell>
          <table:table-cell table:style-name="ce10" table:number-columns-repeated="2"/>
          <table:table-cell table:style-name="ce10" office:value-type="float" office:value="0" calcext:value-type="float">
            <text:p>0</text:p>
          </table:table-cell>
          <table:table-cell table:style-name="ce10" table:number-columns-repeated="2"/>
          <table:table-cell table:style-name="ce10" office:value-type="float" office:value="12" calcext:value-type="float">
            <text:p>12</text:p>
          </table:table-cell>
          <table:table-cell table:style-name="ce10" table:number-columns-repeated="2"/>
          <table:table-cell table:style-name="ce10" office:value-type="float" office:value="3" calcext:value-type="float">
            <text:p>3</text:p>
          </table:table-cell>
          <table:table-cell table:style-name="ce10" table:number-columns-repeated="2"/>
          <table:table-cell table:style-name="ce10" office:value-type="float" office:value="13" calcext:value-type="float">
            <text:p>13</text:p>
          </table:table-cell>
          <table:table-cell table:style-name="ce10" table:number-columns-repeated="2"/>
          <table:table-cell table:style-name="ce10" office:value-type="float" office:value="64" calcext:value-type="float">
            <text:p>64</text:p>
          </table:table-cell>
          <table:table-cell table:style-name="ce10" table:number-columns-repeated="2"/>
          <table:table-cell table:style-name="ce10" office:value-type="float" office:value="3" calcext:value-type="float">
            <text:p>3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number-columns-repeated="995"/>
        </table:table-row>
        <table:table-row table:style-name="ro1">
          <table:table-cell office:value-type="time" office:time-value="PT30892H00M00S" calcext:value-type="time">
            <text:p>30892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office:value-type="time" office:time-value="PT17106H00M00S" calcext:value-type="time">
            <text:p>17106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time" office:time-value="PT7151H00M00S" calcext:value-type="time">
            <text:p>7151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time" office:time-value="PT25023H00M00S" calcext:value-type="time">
            <text:p>25023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time" office:time-value="PT1969H00M00S" calcext:value-type="time">
            <text:p>1969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time" office:time-value="PT17866H00M00S" calcext:value-type="time">
            <text:p>17866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office:value-type="time" office:time-value="PT4405H00M00S" calcext:value-type="time">
            <text:p>4405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time" office:time-value="PT28762H00M00S" calcext:value-type="time">
            <text:p>28762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1">
          <table:table-cell office:value-type="time" office:time-value="PT29590H00M00S" calcext:value-type="time">
            <text:p>29590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time" office:time-value="PT14102H00M00S" calcext:value-type="time">
            <text:p>14102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time" office:time-value="PT25858H00M00S" calcext:value-type="time">
            <text:p>25858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time" office:time-value="PT62022H00M00S" calcext:value-type="time">
            <text:p>62022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time" office:time-value="PT31522H00M00S" calcext:value-type="time">
            <text:p>31522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office:value-type="time" office:time-value="PT13774H00M00S" calcext:value-type="time">
            <text:p>13774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time" office:time-value="PT6752H00M00S" calcext:value-type="time">
            <text:p>6752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time" office:time-value="PT41240H00M00S" calcext:value-type="time">
            <text:p>41240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time" office:time-value="PT50806H00M00S" calcext:value-type="time">
            <text:p>50806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time" office:time-value="PT25429H00M00S" calcext:value-type="time">
            <text:p>25429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time" office:time-value="PT15519H00M00S" calcext:value-type="time">
            <text:p>15519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time" office:time-value="PT56115H00M00S" calcext:value-type="time">
            <text:p>56115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office:value-type="time" office:time-value="PT31262H00M00S" calcext:value-type="time">
            <text:p>31262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time" office:time-value="PT9119H00M00S" calcext:value-type="time">
            <text:p>9119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time" office:time-value="PT64599H00M00S" calcext:value-type="time">
            <text:p>64599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time" office:time-value="PT30487H00M00S" calcext:value-type="time">
            <text:p>30487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time" office:time-value="PT6682H00M00S" calcext:value-type="time">
            <text:p>6682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time" office:time-value="PT6981H00M00S" calcext:value-type="time">
            <text:p>6981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time" office:time-value="PT9296H00M00S" calcext:value-type="time">
            <text:p>9296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time" office:time-value="PT15671H00M00S" calcext:value-type="time">
            <text:p>15671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time" office:time-value="PT4335H00M00S" calcext:value-type="time">
            <text:p>4335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office:value-type="time" office:time-value="PT60796H00M00S" calcext:value-type="time">
            <text:p>60796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time" office:time-value="PT9332H00M00S" calcext:value-type="time">
            <text:p>9332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time" office:time-value="PT63855H00M00S" calcext:value-type="time">
            <text:p>63855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office:value-type="time" office:time-value="PT62455H00M00S" calcext:value-type="time">
            <text:p>62455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office:value-type="time" office:time-value="PT29758H00M00S" calcext:value-type="time">
            <text:p>29758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time" office:time-value="PT51172H00M00S" calcext:value-type="time">
            <text:p>51172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time" office:time-value="PT23649H00M00S" calcext:value-type="time">
            <text:p>23649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time" office:time-value="PT22920H00M00S" calcext:value-type="time">
            <text:p>22920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office:value-type="time" office:time-value="PT16065H00M00S" calcext:value-type="time">
            <text:p>16065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office:value-type="time" office:time-value="PT13312H00M00S" calcext:value-type="time">
            <text:p>13312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time" office:time-value="PT11015H00M00S" calcext:value-type="time">
            <text:p>11015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time" office:time-value="PT62296H00M00S" calcext:value-type="time">
            <text:p>62296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time" office:time-value="PT19933H00M00S" calcext:value-type="time">
            <text:p>19933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time" office:time-value="PT5938H00M00S" calcext:value-type="time">
            <text:p>5938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time" office:time-value="PT20930H00M00S" calcext:value-type="time">
            <text:p>20930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time" office:time-value="PT26284H00M00S" calcext:value-type="time">
            <text:p>26284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time" office:time-value="PT9636H00M00S" calcext:value-type="time">
            <text:p>9636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time" office:time-value="PT19815H00M00S" calcext:value-type="time">
            <text:p>19815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time" office:time-value="PT21380H00M00S" calcext:value-type="time">
            <text:p>21380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time" office:time-value="PT32670H00M00S" calcext:value-type="time">
            <text:p>32670:00: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10"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7T13:25:55.372023122</meta:creation-date>
    <dc:date>2017-05-22T15:09:35.150296444</dc:date>
    <meta:editing-duration>P2DT7H38M58S</meta:editing-duration>
    <meta:editing-cycles>6</meta:editing-cycles>
    <meta:generator>LibreOffice/5.0.6.2$Linux_X86_64 LibreOffice_project/00m0$Build-2</meta:generator>
    <meta:document-statistic meta:table-count="4" meta:cell-count="14640" meta:object-count="0"/>
  </office:meta>
</office:document-meta>
</file>